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153.6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53.69pt" svg:height="255.26pt" svg:x="632.98pt" svg:y="30.1pt">
            <loext:p draw:notify-on-update-of-ranges="Hoja1.B3:Hoja1.B3 Hoja1.B4:Hoja1.B603 Hoja1.C3:Hoja1.C3 Hoja1.C4:Hoja1.C603 Hoja1.D3:Hoja1.D3 Hoja1.D4:Hoja1.D6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629.86pt" svg:y="294.43pt">
            <loext:p draw:notify-on-update-of-ranges="Hoja1.B3:Hoja1.B3 Hoja1.B4:Hoja1.B603 Hoja1.E3:Hoja1.E3 Hoja1.E4:Hoja1.E603 Hoja1.F3:Hoja1.F3 Hoja1.F4:Hoja1.F6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33.74pt" svg:y="559.25pt">
            <loext:p draw:notify-on-update-of-ranges="Hoja1.P3:Hoja1.P3 Hoja1.P4:Hoja1.P603 Hoja1.Q3:Hoja1.Q3 Hoja1.Q4:Hoja1.Q603 Hoja1.R3:Hoja1.R3 Hoja1.R4:Hoja1.R603 Hoja1.S3:Hoja1.S3 Hoja1.S4:Hoja1.S603 Hoja1.T3:Hoja1.T3 Hoja1.T4:Hoja1.T603 Hoja1.U3:Hoja1.U3 Hoja1.U4:Hoja1.U603 Hoja1.V3:Hoja1.V3 Hoja1.V4:Hoja1.V6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pt" svg:height="255.26pt" svg:x="637.26pt" svg:y="832pt">
            <loext:p draw:notify-on-update-of-ranges="Hoja1.P3:Hoja1.P3 Hoja1.P4:Hoja1.P604 Hoja1.Q3:Hoja1.Q3 Hoja1.Q4:Hoja1.Q604 Hoja1.R3:Hoja1.R3 Hoja1.R4:Hoja1.R604 Hoja1.S3:Hoja1.S3 Hoja1.S4:Hoja1.S604 Hoja1.T3:Hoja1.T3 Hoja1.T4:Hoja1.T604 Hoja1.U3:Hoja1.U3 Hoja1.U4:Hoja1.U604 Hoja1.V3:Hoja1.V3 Hoja1.V4:Hoja1.V60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5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3" table:default-cell-style-name="Default"/>
        <table:table-row table:style-name="ro1">
          <table:table-cell office:value-type="string" calcext:value-type="string" table:number-columns-spanned="6" table:number-rows-spanned="1">
            <text:p>Análisis del comportamiento del algoritmo teórico y práctico para instancias de 101 a 60.001 puntos en el plano</text:p>
          </table:table-cell>
          <table:covered-table-cell table:number-columns-repeated="3"/>
          <table:covered-table-cell table:number-columns-repeated="2" table:style-name="Default"/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 table:number-columns-spanned="8" table:number-rows-spanned="1">
            <text:p>Análisis del comportamiento de los algoritmos discriminando errores promediando los resultados de 10 pruebas. Instancias de 101 a 60001 puntos</text:p>
          </table:table-cell>
          <table:covered-table-cell/>
          <table:covered-table-cell table:number-columns-repeated="6"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mplejidades teóricas</text:p>
          </table:table-cell>
          <table:covered-table-cell/>
          <table:table-cell table:style-name="Default" office:value-type="string" calcext:value-type="string" table:number-columns-spanned="2" table:number-rows-spanned="1">
            <text:p>Tiempo en milisegundos obtenido</text:p>
          </table:table-cell>
          <table:covered-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table:style-name="Default" office:value-type="string" calcext:value-type="string" table:number-columns-spanned="3" table:number-rows-spanned="1">
            <text:p>Algoritmo fuerza bruta (Tiempo en milisegundos)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Algoritmo divide y vencerás (Tiempo en milisegundos)</text:p>
          </table:table-cell>
          <table:covered-table-cell table:number-columns-repeated="2" table:style-name="Default"/>
          <table:table-cell table:number-columns-repeated="13"/>
        </table:table-row>
        <table:table-row table:style-name="ro1">
          <table:table-cell office:value-type="string" calcext:value-type="string">
            <text:p>Número de prue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 * log2 (n)</text:p>
          </table:table-cell>
          <table:table-cell table:style-name="Default" office:value-type="string" calcext:value-type="string">
            <text:p>Algoritmo fuerza bruta</text:p>
          </table:table-cell>
          <table:table-cell table:style-name="Default" office:value-type="string" calcext:value-type="string">
            <text:p>Algoritmo divide y vencerás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Ídic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Mejor</text:p>
          </table:table-cell>
          <table:table-cell table:style-name="Default" office:value-type="string" calcext:value-type="string">
            <text:p>Medio</text:p>
          </table:table-cell>
          <table:table-cell table:style-name="Default" office:value-type="string" calcext:value-type="string">
            <text:p>Peor</text:p>
          </table:table-cell>
          <table:table-cell table:style-name="Default" office:value-type="string" calcext:value-type="string">
            <text:p>Mejor</text:p>
          </table:table-cell>
          <table:table-cell table:style-name="Default" office:value-type="string" calcext:value-type="string">
            <text:p>Medio</text:p>
          </table:table-cell>
          <table:table-cell table:style-name="Default" office:value-type="string" calcext:value-type="string">
            <text:p>Peo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4] + 1) * 100 + 1" office:value-type="float" office:value="101" calcext:value-type="float">
            <text:p>101</text:p>
          </table:table-cell>
          <table:table-cell table:formula="of:=POWER([.B4];2)" office:value-type="float" office:value="10201" calcext:value-type="float">
            <text:p>10201</text:p>
          </table:table-cell>
          <table:table-cell table:formula="of:=[.B4]*LOG([.B4];2)" office:value-type="float" office:value="672.479359757931" calcext:value-type="float">
            <text:p>672.479359757931</text:p>
          </table:table-cell>
          <table:table-cell table:style-name="Default" office:value-type="float" office:value="7106" calcext:value-type="float">
            <text:p>7106</text:p>
          </table:table-cell>
          <table:table-cell table:style-name="Default" office:value-type="float" office:value="337" calcext:value-type="float">
            <text:p>337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0" calcext:value-type="float">
            <text:p>0</text:p>
          </table:table-cell>
          <table:table-cell table:formula="of:=([.O4]+1) *100 + 1" office:value-type="float" office:value="101" calcext:value-type="float">
            <text:p>101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1202.5" calcext:value-type="float">
            <text:p>1202.5</text:p>
          </table:table-cell>
          <table:table-cell table:style-name="Default" office:value-type="float" office:value="9097" calcext:value-type="float">
            <text:p>9097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443" calcext:value-type="float">
            <text:p>44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5] + 1) * 100 + 1" office:value-type="float" office:value="201" calcext:value-type="float">
            <text:p>201</text:p>
          </table:table-cell>
          <table:table-cell table:formula="of:=POWER([.B5];2)" office:value-type="float" office:value="40401" calcext:value-type="float">
            <text:p>40401</text:p>
          </table:table-cell>
          <table:table-cell table:formula="of:=[.B5]*LOG([.B5];2)" office:value-type="float" office:value="1537.86138992696" calcext:value-type="float">
            <text:p>1537.86138992696</text:p>
          </table:table-cell>
          <table:table-cell table:style-name="Default" office:value-type="float" office:value="3998" calcext:value-type="float">
            <text:p>3998</text:p>
          </table:table-cell>
          <table:table-cell table:style-name="Default" office:value-type="float" office:value="3764" calcext:value-type="float">
            <text:p>3764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table:formula="of:=([.O5]+1) *100 + 1" office:value-type="float" office:value="201" calcext:value-type="float">
            <text:p>201</text:p>
          </table:table-cell>
          <table:table-cell table:style-name="Default" office:value-type="float" office:value="6393" calcext:value-type="float">
            <text:p>6393</text:p>
          </table:table-cell>
          <table:table-cell table:style-name="Default" office:value-type="float" office:value="6454.2" calcext:value-type="float">
            <text:p>6454.2</text:p>
          </table:table-cell>
          <table:table-cell table:style-name="Default" office:value-type="float" office:value="6691" calcext:value-type="float">
            <text:p>6691</text:p>
          </table:table-cell>
          <table:table-cell table:style-name="Default" office:value-type="float" office:value="6200" calcext:value-type="float">
            <text:p>6200</text:p>
          </table:table-cell>
          <table:table-cell table:style-name="Default" office:value-type="float" office:value="7895.3" calcext:value-type="float">
            <text:p>7895.3</text:p>
          </table:table-cell>
          <table:table-cell table:style-name="Default" office:value-type="float" office:value="10657" calcext:value-type="float">
            <text:p>1065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6] + 1) * 100 + 1" office:value-type="float" office:value="301" calcext:value-type="float">
            <text:p>301</text:p>
          </table:table-cell>
          <table:table-cell table:formula="of:=POWER([.B6];2)" office:value-type="float" office:value="90601" calcext:value-type="float">
            <text:p>90601</text:p>
          </table:table-cell>
          <table:table-cell table:formula="of:=[.B6]*LOG([.B6];2)" office:value-type="float" office:value="2478.31952270467" calcext:value-type="float">
            <text:p>2478.31952270467</text:p>
          </table:table-cell>
          <table:table-cell table:style-name="Default" office:value-type="float" office:value="12419" calcext:value-type="float">
            <text:p>12419</text:p>
          </table:table-cell>
          <table:table-cell table:style-name="Default" office:value-type="float" office:value="11127" calcext:value-type="float">
            <text:p>11127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formula="of:=([.O6]+1) *100 + 1" office:value-type="float" office:value="301" calcext:value-type="float">
            <text:p>301</text:p>
          </table:table-cell>
          <table:table-cell table:style-name="Default" office:value-type="float" office:value="16505" calcext:value-type="float">
            <text:p>16505</text:p>
          </table:table-cell>
          <table:table-cell office:value-type="float" office:value="20058.9" calcext:value-type="float">
            <text:p>2.01E+04</text:p>
          </table:table-cell>
          <table:table-cell office:value-type="float" office:value="28010" calcext:value-type="float">
            <text:p>2.80E+04</text:p>
          </table:table-cell>
          <table:table-cell table:style-name="Default" office:value-type="float" office:value="14886" calcext:value-type="float">
            <text:p>14886</text:p>
          </table:table-cell>
          <table:table-cell table:style-name="Default" office:value-type="float" office:value="16407.7" calcext:value-type="float">
            <text:p>16407.7</text:p>
          </table:table-cell>
          <table:table-cell table:style-name="Default" office:value-type="float" office:value="22185" calcext:value-type="float">
            <text:p>2218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7] + 1) * 100 + 1" office:value-type="float" office:value="401" calcext:value-type="float">
            <text:p>401</text:p>
          </table:table-cell>
          <table:table-cell table:formula="of:=POWER([.B7];2)" office:value-type="float" office:value="160801" calcext:value-type="float">
            <text:p>160801</text:p>
          </table:table-cell>
          <table:table-cell table:formula="of:=[.B7]*LOG([.B7];2)" office:value-type="float" office:value="3467.63082900842" calcext:value-type="float">
            <text:p>3467.63082900842</text:p>
          </table:table-cell>
          <table:table-cell table:style-name="Default" office:value-type="float" office:value="25333" calcext:value-type="float">
            <text:p>25333</text:p>
          </table:table-cell>
          <table:table-cell table:style-name="Default" office:value-type="float" office:value="51381" calcext:value-type="float">
            <text:p>51381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3" calcext:value-type="float">
            <text:p>3</text:p>
          </table:table-cell>
          <table:table-cell table:formula="of:=([.O7]+1) *100 + 1" office:value-type="float" office:value="401" calcext:value-type="float">
            <text:p>401</text:p>
          </table:table-cell>
          <table:table-cell office:value-type="float" office:value="33693" calcext:value-type="float">
            <text:p>3.37E+04</text:p>
          </table:table-cell>
          <table:table-cell office:value-type="float" office:value="33754.1" calcext:value-type="float">
            <text:p>3.38E+04</text:p>
          </table:table-cell>
          <table:table-cell office:value-type="float" office:value="33798" calcext:value-type="float">
            <text:p>3.38E+04</text:p>
          </table:table-cell>
          <table:table-cell table:style-name="Default" office:value-type="float" office:value="22422" calcext:value-type="float">
            <text:p>22422</text:p>
          </table:table-cell>
          <table:table-cell table:style-name="Default" office:value-type="float" office:value="22880.3" calcext:value-type="float">
            <text:p>22880.3</text:p>
          </table:table-cell>
          <table:table-cell table:style-name="Default" office:value-type="float" office:value="24438" calcext:value-type="float">
            <text:p>2443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8] + 1) * 100 + 1" office:value-type="float" office:value="501" calcext:value-type="float">
            <text:p>501</text:p>
          </table:table-cell>
          <table:table-cell table:formula="of:=POWER([.B8];2)" office:value-type="float" office:value="251001" calcext:value-type="float">
            <text:p>251001</text:p>
          </table:table-cell>
          <table:table-cell table:formula="of:=[.B8]*LOG([.B8];2)" office:value-type="float" office:value="4493.3020633908" calcext:value-type="float">
            <text:p>4493.3020633908</text:p>
          </table:table-cell>
          <table:table-cell table:style-name="Default" office:value-type="float" office:value="53655" calcext:value-type="float">
            <text:p>53655</text:p>
          </table:table-cell>
          <table:table-cell table:style-name="Default" office:value-type="float" office:value="20937" calcext:value-type="float">
            <text:p>20937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4" calcext:value-type="float">
            <text:p>4</text:p>
          </table:table-cell>
          <table:table-cell table:formula="of:=([.O8]+1) *100 + 1" office:value-type="float" office:value="501" calcext:value-type="float">
            <text:p>501</text:p>
          </table:table-cell>
          <table:table-cell office:value-type="float" office:value="43115" calcext:value-type="float">
            <text:p>4.31E+04</text:p>
          </table:table-cell>
          <table:table-cell office:value-type="float" office:value="47606.7" calcext:value-type="float">
            <text:p>4.76E+04</text:p>
          </table:table-cell>
          <table:table-cell office:value-type="float" office:value="64651" calcext:value-type="float">
            <text:p>6.47E+04</text:p>
          </table:table-cell>
          <table:table-cell table:style-name="Default" office:value-type="float" office:value="27450" calcext:value-type="float">
            <text:p>27450</text:p>
          </table:table-cell>
          <table:table-cell table:style-name="Default" office:value-type="float" office:value="28207.4" calcext:value-type="float">
            <text:p>28207.4</text:p>
          </table:table-cell>
          <table:table-cell table:style-name="Default" office:value-type="float" office:value="30527" calcext:value-type="float">
            <text:p>3052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9] + 1) * 100 + 1" office:value-type="float" office:value="601" calcext:value-type="float">
            <text:p>601</text:p>
          </table:table-cell>
          <table:table-cell table:formula="of:=POWER([.B9];2)" office:value-type="float" office:value="361201" calcext:value-type="float">
            <text:p>361201</text:p>
          </table:table-cell>
          <table:table-cell table:formula="of:=[.B9]*LOG([.B9];2)" office:value-type="float" office:value="5547.96392960742" calcext:value-type="float">
            <text:p>5547.96392960742</text:p>
          </table:table-cell>
          <table:table-cell table:style-name="Default" office:value-type="float" office:value="65558" calcext:value-type="float">
            <text:p>65558</text:p>
          </table:table-cell>
          <table:table-cell table:style-name="Default" office:value-type="float" office:value="29385" calcext:value-type="float">
            <text:p>29385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5" calcext:value-type="float">
            <text:p>5</text:p>
          </table:table-cell>
          <table:table-cell table:formula="of:=([.O9]+1) *100 + 1" office:value-type="float" office:value="601" calcext:value-type="float">
            <text:p>601</text:p>
          </table:table-cell>
          <table:table-cell office:value-type="float" office:value="65683" calcext:value-type="float">
            <text:p>6.57E+04</text:p>
          </table:table-cell>
          <table:table-cell office:value-type="float" office:value="68459.6" calcext:value-type="float">
            <text:p>6.85E+04</text:p>
          </table:table-cell>
          <table:table-cell office:value-type="float" office:value="82512" calcext:value-type="float">
            <text:p>8.25E+04</text:p>
          </table:table-cell>
          <table:table-cell table:style-name="Default" office:value-type="float" office:value="33538" calcext:value-type="float">
            <text:p>33538</text:p>
          </table:table-cell>
          <table:table-cell table:style-name="Default" office:value-type="float" office:value="33883.8" calcext:value-type="float">
            <text:p>33883.8</text:p>
          </table:table-cell>
          <table:table-cell table:style-name="Default" office:value-type="float" office:value="34404" calcext:value-type="float">
            <text:p>344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0] + 1) * 100 + 1" office:value-type="float" office:value="701" calcext:value-type="float">
            <text:p>701</text:p>
          </table:table-cell>
          <table:table-cell table:formula="of:=POWER([.B10];2)" office:value-type="float" office:value="491401" calcext:value-type="float">
            <text:p>491401</text:p>
          </table:table-cell>
          <table:table-cell table:formula="of:=[.B10]*LOG([.B10];2)" office:value-type="float" office:value="6626.74271444145" calcext:value-type="float">
            <text:p>6626.74271444145</text:p>
          </table:table-cell>
          <table:table-cell table:style-name="Default" office:value-type="float" office:value="106837" calcext:value-type="float">
            <text:p>106837</text:p>
          </table:table-cell>
          <table:table-cell table:style-name="Default" office:value-type="float" office:value="38333" calcext:value-type="float">
            <text:p>38333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6" calcext:value-type="float">
            <text:p>6</text:p>
          </table:table-cell>
          <table:table-cell table:formula="of:=([.O10]+1) *100 + 1" office:value-type="float" office:value="701" calcext:value-type="float">
            <text:p>701</text:p>
          </table:table-cell>
          <table:table-cell office:value-type="float" office:value="92977" calcext:value-type="float">
            <text:p>9.30E+04</text:p>
          </table:table-cell>
          <table:table-cell office:value-type="float" office:value="102946" calcext:value-type="float">
            <text:p>1.03E+05</text:p>
          </table:table-cell>
          <table:table-cell office:value-type="float" office:value="130515" calcext:value-type="float">
            <text:p>1.31E+05</text:p>
          </table:table-cell>
          <table:table-cell table:style-name="Default" office:value-type="float" office:value="30804" calcext:value-type="float">
            <text:p>30804</text:p>
          </table:table-cell>
          <table:table-cell table:style-name="Default" office:value-type="float" office:value="31135.7" calcext:value-type="float">
            <text:p>31135.7</text:p>
          </table:table-cell>
          <table:table-cell office:value-type="float" office:value="31832" calcext:value-type="float">
            <text:p>3.18E+0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1] + 1) * 100 + 1" office:value-type="float" office:value="801" calcext:value-type="float">
            <text:p>801</text:p>
          </table:table-cell>
          <table:table-cell table:formula="of:=POWER([.B11];2)" office:value-type="float" office:value="641601" calcext:value-type="float">
            <text:p>641601</text:p>
          </table:table-cell>
          <table:table-cell table:formula="of:=[.B11]*LOG([.B11];2)" office:value-type="float" office:value="7726.17240435938" calcext:value-type="float">
            <text:p>7726.17240435938</text:p>
          </table:table-cell>
          <table:table-cell table:style-name="Default" office:value-type="float" office:value="124899" calcext:value-type="float">
            <text:p>124899</text:p>
          </table:table-cell>
          <table:table-cell table:style-name="Default" office:value-type="float" office:value="42509" calcext:value-type="float">
            <text:p>42509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formula="of:=([.O11]+1) *100 + 1" office:value-type="float" office:value="801" calcext:value-type="float">
            <text:p>801</text:p>
          </table:table-cell>
          <table:table-cell office:value-type="float" office:value="125052" calcext:value-type="float">
            <text:p>1.25E+05</text:p>
          </table:table-cell>
          <table:table-cell office:value-type="float" office:value="127497" calcext:value-type="float">
            <text:p>1.27E+05</text:p>
          </table:table-cell>
          <table:table-cell office:value-type="float" office:value="147776" calcext:value-type="float">
            <text:p>1.48E+05</text:p>
          </table:table-cell>
          <table:table-cell table:style-name="Default" office:value-type="float" office:value="42561" calcext:value-type="float">
            <text:p>42561</text:p>
          </table:table-cell>
          <table:table-cell table:style-name="Default" office:value-type="float" office:value="45185.7" calcext:value-type="float">
            <text:p>45185.7</text:p>
          </table:table-cell>
          <table:table-cell table:style-name="Default" office:value-type="float" office:value="59199" calcext:value-type="float">
            <text:p>5919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2] + 1) * 100 + 1" office:value-type="float" office:value="901" calcext:value-type="float">
            <text:p>901</text:p>
          </table:table-cell>
          <table:table-cell table:formula="of:=POWER([.B12];2)" office:value-type="float" office:value="811801" calcext:value-type="float">
            <text:p>811801</text:p>
          </table:table-cell>
          <table:table-cell table:formula="of:=[.B12]*LOG([.B12];2)" office:value-type="float" office:value="8843.660349528" calcext:value-type="float">
            <text:p>8843.660349528</text:p>
          </table:table-cell>
          <table:table-cell table:style-name="Default" office:value-type="float" office:value="162144" calcext:value-type="float">
            <text:p>162144</text:p>
          </table:table-cell>
          <table:table-cell table:style-name="Default" office:value-type="float" office:value="52820" calcext:value-type="float">
            <text:p>5282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formula="of:=([.O12]+1) *100 + 1" office:value-type="float" office:value="901" calcext:value-type="float">
            <text:p>901</text:p>
          </table:table-cell>
          <table:table-cell office:value-type="float" office:value="162268" calcext:value-type="float">
            <text:p>1.62E+05</text:p>
          </table:table-cell>
          <table:table-cell office:value-type="float" office:value="192758" calcext:value-type="float">
            <text:p>1.93E+05</text:p>
          </table:table-cell>
          <table:table-cell office:value-type="float" office:value="265036" calcext:value-type="float">
            <text:p>2.65E+05</text:p>
          </table:table-cell>
          <table:table-cell table:style-name="Default" office:value-type="float" office:value="55203" calcext:value-type="float">
            <text:p>55203</text:p>
          </table:table-cell>
          <table:table-cell table:style-name="Default" office:value-type="float" office:value="56214.8" calcext:value-type="float">
            <text:p>56214.8</text:p>
          </table:table-cell>
          <table:table-cell table:style-name="Default" office:value-type="float" office:value="60789" calcext:value-type="float">
            <text:p>60789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3] + 1) * 100 + 1" office:value-type="float" office:value="1001" calcext:value-type="float">
            <text:p>1001</text:p>
          </table:table-cell>
          <table:table-cell table:formula="of:=POWER([.B13];2)" office:value-type="float" office:value="1002001" calcext:value-type="float">
            <text:p>1002001</text:p>
          </table:table-cell>
          <table:table-cell table:formula="of:=[.B13]*LOG([.B13];2)" office:value-type="float" office:value="9977.19348509483" calcext:value-type="float">
            <text:p>9977.19348509483</text:p>
          </table:table-cell>
          <table:table-cell table:style-name="Default" office:value-type="float" office:value="203021" calcext:value-type="float">
            <text:p>203021</text:p>
          </table:table-cell>
          <table:table-cell table:style-name="Default" office:value-type="float" office:value="59796" calcext:value-type="float">
            <text:p>59796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formula="of:=([.O13]+1) *100 + 1" office:value-type="float" office:value="1001" calcext:value-type="float">
            <text:p>1001</text:p>
          </table:table-cell>
          <table:table-cell office:value-type="float" office:value="209810" calcext:value-type="float">
            <text:p>2.10E+05</text:p>
          </table:table-cell>
          <table:table-cell office:value-type="float" office:value="243067" calcext:value-type="float">
            <text:p>2.43E+05</text:p>
          </table:table-cell>
          <table:table-cell office:value-type="float" office:value="336106" calcext:value-type="float">
            <text:p>3.36E+05</text:p>
          </table:table-cell>
          <table:table-cell table:style-name="Default" office:value-type="float" office:value="60235" calcext:value-type="float">
            <text:p>60235</text:p>
          </table:table-cell>
          <table:table-cell office:value-type="float" office:value="64063.4" calcext:value-type="float">
            <text:p>6.41E+04</text:p>
          </table:table-cell>
          <table:table-cell office:value-type="float" office:value="83315" calcext:value-type="float">
            <text:p>8.33E+0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4] + 1) * 100 + 1" office:value-type="float" office:value="1101" calcext:value-type="float">
            <text:p>1101</text:p>
          </table:table-cell>
          <table:table-cell table:formula="of:=POWER([.B14];2)" office:value-type="float" office:value="1212201" calcext:value-type="float">
            <text:p>1212201</text:p>
          </table:table-cell>
          <table:table-cell table:formula="of:=[.B14]*LOG([.B14];2)" office:value-type="float" office:value="11125.1632276744" calcext:value-type="float">
            <text:p>11125.1632276744</text:p>
          </table:table-cell>
          <table:table-cell office:value-type="float" office:value="249296" calcext:value-type="float">
            <text:p>2.49E+05</text:p>
          </table:table-cell>
          <table:table-cell table:style-name="Default" office:value-type="float" office:value="63790" calcext:value-type="float">
            <text:p>6379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table:formula="of:=([.O14]+1) *100 + 1" office:value-type="float" office:value="1101" calcext:value-type="float">
            <text:p>1101</text:p>
          </table:table-cell>
          <table:table-cell table:style-name="Default" office:value-type="float" office:value="256820" calcext:value-type="float">
            <text:p>256820</text:p>
          </table:table-cell>
          <table:table-cell table:style-name="Default" office:value-type="float" office:value="261659" calcext:value-type="float">
            <text:p>261659</text:p>
          </table:table-cell>
          <table:table-cell table:style-name="Default" office:value-type="float" office:value="280163" calcext:value-type="float">
            <text:p>280163</text:p>
          </table:table-cell>
          <table:table-cell table:style-name="Default" office:value-type="float" office:value="69286" calcext:value-type="float">
            <text:p>69286</text:p>
          </table:table-cell>
          <table:table-cell table:style-name="Default" office:value-type="float" office:value="69955.4" calcext:value-type="float">
            <text:p>69955.4</text:p>
          </table:table-cell>
          <table:table-cell table:style-name="Default" office:value-type="float" office:value="71279" calcext:value-type="float">
            <text:p>7127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5] + 1) * 100 + 1" office:value-type="float" office:value="1201" calcext:value-type="float">
            <text:p>1201</text:p>
          </table:table-cell>
          <table:table-cell table:formula="of:=POWER([.B15];2)" office:value-type="float" office:value="1442401" calcext:value-type="float">
            <text:p>1442401</text:p>
          </table:table-cell>
          <table:table-cell table:formula="of:=[.B15]*LOG([.B15];2)" office:value-type="float" office:value="12286.2545432825" calcext:value-type="float">
            <text:p>12286.2545432825</text:p>
          </table:table-cell>
          <table:table-cell table:style-name="Default" office:value-type="float" office:value="300025" calcext:value-type="float">
            <text:p>300025</text:p>
          </table:table-cell>
          <table:table-cell table:style-name="Default" office:value-type="float" office:value="73681" calcext:value-type="float">
            <text:p>73681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1" calcext:value-type="float">
            <text:p>11</text:p>
          </table:table-cell>
          <table:table-cell table:formula="of:=([.O15]+1) *100 + 1" office:value-type="float" office:value="1201" calcext:value-type="float">
            <text:p>1201</text:p>
          </table:table-cell>
          <table:table-cell table:style-name="Default" office:value-type="float" office:value="310635" calcext:value-type="float">
            <text:p>310635</text:p>
          </table:table-cell>
          <table:table-cell table:style-name="Default" office:value-type="float" office:value="322536" calcext:value-type="float">
            <text:p>322536</text:p>
          </table:table-cell>
          <table:table-cell table:style-name="Default" office:value-type="float" office:value="351356" calcext:value-type="float">
            <text:p>351356</text:p>
          </table:table-cell>
          <table:table-cell table:style-name="Default" office:value-type="float" office:value="70909" calcext:value-type="float">
            <text:p>70909</text:p>
          </table:table-cell>
          <table:table-cell table:style-name="Default" office:value-type="float" office:value="73701.6" calcext:value-type="float">
            <text:p>73701.6</text:p>
          </table:table-cell>
          <table:table-cell table:style-name="Default" office:value-type="float" office:value="86167" calcext:value-type="float">
            <text:p>8616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6] + 1) * 100 + 1" office:value-type="float" office:value="1301" calcext:value-type="float">
            <text:p>1301</text:p>
          </table:table-cell>
          <table:table-cell table:formula="of:=POWER([.B16];2)" office:value-type="float" office:value="1692601" calcext:value-type="float">
            <text:p>1692601</text:p>
          </table:table-cell>
          <table:table-cell table:formula="of:=[.B16]*LOG([.B16];2)" office:value-type="float" office:value="13459.3722259799" calcext:value-type="float">
            <text:p>13459.3722259799</text:p>
          </table:table-cell>
          <table:table-cell table:style-name="Default" office:value-type="float" office:value="356112" calcext:value-type="float">
            <text:p>356112</text:p>
          </table:table-cell>
          <table:table-cell table:style-name="Default" office:value-type="float" office:value="81473" calcext:value-type="float">
            <text:p>81473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2" calcext:value-type="float">
            <text:p>12</text:p>
          </table:table-cell>
          <table:table-cell table:formula="of:=([.O16]+1) *100 + 1" office:value-type="float" office:value="1301" calcext:value-type="float">
            <text:p>1301</text:p>
          </table:table-cell>
          <table:table-cell table:style-name="Default" office:value-type="float" office:value="380460" calcext:value-type="float">
            <text:p>380460</text:p>
          </table:table-cell>
          <table:table-cell table:style-name="Default" office:value-type="float" office:value="381440" calcext:value-type="float">
            <text:p>381440</text:p>
          </table:table-cell>
          <table:table-cell table:style-name="Default" office:value-type="float" office:value="385219" calcext:value-type="float">
            <text:p>385219</text:p>
          </table:table-cell>
          <table:table-cell table:style-name="Default" office:value-type="float" office:value="70165" calcext:value-type="float">
            <text:p>70165</text:p>
          </table:table-cell>
          <table:table-cell table:style-name="Default" office:value-type="float" office:value="71240" calcext:value-type="float">
            <text:p>71240</text:p>
          </table:table-cell>
          <table:table-cell table:style-name="Default" office:value-type="float" office:value="73348" calcext:value-type="float">
            <text:p>73348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7] + 1) * 100 + 1" office:value-type="float" office:value="1401" calcext:value-type="float">
            <text:p>1401</text:p>
          </table:table-cell>
          <table:table-cell table:formula="of:=POWER([.B17];2)" office:value-type="float" office:value="1962801" calcext:value-type="float">
            <text:p>1962801</text:p>
          </table:table-cell>
          <table:table-cell table:formula="of:=[.B17]*LOG([.B17];2)" office:value-type="float" office:value="14643.5899778436" calcext:value-type="float">
            <text:p>14643.5899778436</text:p>
          </table:table-cell>
          <table:table-cell table:style-name="Default" office:value-type="float" office:value="417316" calcext:value-type="float">
            <text:p>417316</text:p>
          </table:table-cell>
          <table:table-cell table:style-name="Default" office:value-type="float" office:value="92635" calcext:value-type="float">
            <text:p>9263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3" calcext:value-type="float">
            <text:p>13</text:p>
          </table:table-cell>
          <table:table-cell table:formula="of:=([.O17]+1) *100 + 1" office:value-type="float" office:value="1401" calcext:value-type="float">
            <text:p>1401</text:p>
          </table:table-cell>
          <table:table-cell table:style-name="Default" office:value-type="float" office:value="430176" calcext:value-type="float">
            <text:p>430176</text:p>
          </table:table-cell>
          <table:table-cell table:style-name="Default" office:value-type="float" office:value="460751" calcext:value-type="float">
            <text:p>460751</text:p>
          </table:table-cell>
          <table:table-cell table:style-name="Default" office:value-type="float" office:value="505024" calcext:value-type="float">
            <text:p>505024</text:p>
          </table:table-cell>
          <table:table-cell table:style-name="Default" office:value-type="float" office:value="82953" calcext:value-type="float">
            <text:p>82953</text:p>
          </table:table-cell>
          <table:table-cell table:style-name="Default" office:value-type="float" office:value="88449.5" calcext:value-type="float">
            <text:p>88449.5</text:p>
          </table:table-cell>
          <table:table-cell table:style-name="Default" office:value-type="float" office:value="100899" calcext:value-type="float">
            <text:p>100899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8] + 1) * 100 + 1" office:value-type="float" office:value="1501" calcext:value-type="float">
            <text:p>1501</text:p>
          </table:table-cell>
          <table:table-cell table:formula="of:=POWER([.B18];2)" office:value-type="float" office:value="2253001" calcext:value-type="float">
            <text:p>2253001</text:p>
          </table:table-cell>
          <table:table-cell table:formula="of:=[.B18]*LOG([.B18];2)" office:value-type="float" office:value="15838.1141006927" calcext:value-type="float">
            <text:p>15838.1141006927</text:p>
          </table:table-cell>
          <table:table-cell table:style-name="Default" office:value-type="float" office:value="547007" calcext:value-type="float">
            <text:p>547007</text:p>
          </table:table-cell>
          <table:table-cell table:style-name="Default" office:value-type="float" office:value="101223" calcext:value-type="float">
            <text:p>101223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 table:formula="of:=([.O18]+1) *100 + 1" office:value-type="float" office:value="1501" calcext:value-type="float">
            <text:p>1501</text:p>
          </table:table-cell>
          <table:table-cell table:style-name="Default" office:value-type="float" office:value="497267" calcext:value-type="float">
            <text:p>497267</text:p>
          </table:table-cell>
          <table:table-cell table:style-name="Default" office:value-type="float" office:value="516533" calcext:value-type="float">
            <text:p>516533</text:p>
          </table:table-cell>
          <table:table-cell table:style-name="Default" office:value-type="float" office:value="526732" calcext:value-type="float">
            <text:p>526732</text:p>
          </table:table-cell>
          <table:table-cell table:style-name="Default" office:value-type="float" office:value="90510" calcext:value-type="float">
            <text:p>90510</text:p>
          </table:table-cell>
          <table:table-cell table:style-name="Default" office:value-type="float" office:value="96834" calcext:value-type="float">
            <text:p>96834</text:p>
          </table:table-cell>
          <table:table-cell table:style-name="Default" office:value-type="float" office:value="123459" calcext:value-type="float">
            <text:p>123459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9] + 1) * 100 + 1" office:value-type="float" office:value="1601" calcext:value-type="float">
            <text:p>1601</text:p>
          </table:table-cell>
          <table:table-cell table:formula="of:=POWER([.B19];2)" office:value-type="float" office:value="2563201" calcext:value-type="float">
            <text:p>2563201</text:p>
          </table:table-cell>
          <table:table-cell table:formula="of:=[.B19]*LOG([.B19];2)" office:value-type="float" office:value="17042.2569056185" calcext:value-type="float">
            <text:p>17042.2569056185</text:p>
          </table:table-cell>
          <table:table-cell table:style-name="Default" office:value-type="float" office:value="550989" calcext:value-type="float">
            <text:p>550989</text:p>
          </table:table-cell>
          <table:table-cell table:style-name="Default" office:value-type="float" office:value="119402" calcext:value-type="float">
            <text:p>119402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5" calcext:value-type="float">
            <text:p>15</text:p>
          </table:table-cell>
          <table:table-cell table:formula="of:=([.O19]+1) *100 + 1" office:value-type="float" office:value="1601" calcext:value-type="float">
            <text:p>1601</text:p>
          </table:table-cell>
          <table:table-cell table:style-name="Default" office:value-type="float" office:value="568905" calcext:value-type="float">
            <text:p>568905</text:p>
          </table:table-cell>
          <table:table-cell table:style-name="Default" office:value-type="float" office:value="574145" calcext:value-type="float">
            <text:p>574145</text:p>
          </table:table-cell>
          <table:table-cell table:style-name="Default" office:value-type="float" office:value="594603" calcext:value-type="float">
            <text:p>594603</text:p>
          </table:table-cell>
          <table:table-cell table:style-name="Default" office:value-type="float" office:value="107482" calcext:value-type="float">
            <text:p>107482</text:p>
          </table:table-cell>
          <table:table-cell table:style-name="Default" office:value-type="float" office:value="110454" calcext:value-type="float">
            <text:p>110454</text:p>
          </table:table-cell>
          <table:table-cell table:style-name="Default" office:value-type="float" office:value="118574" calcext:value-type="float">
            <text:p>118574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20] + 1) * 100 + 1" office:value-type="float" office:value="1701" calcext:value-type="float">
            <text:p>1701</text:p>
          </table:table-cell>
          <table:table-cell table:formula="of:=POWER([.B20];2)" office:value-type="float" office:value="2893401" calcext:value-type="float">
            <text:p>2893401</text:p>
          </table:table-cell>
          <table:table-cell table:formula="of:=[.B20]*LOG([.B20];2)" office:value-type="float" office:value="18255.4167910534" calcext:value-type="float">
            <text:p>18255.4167910534</text:p>
          </table:table-cell>
          <table:table-cell table:style-name="Default" office:value-type="float" office:value="625193" calcext:value-type="float">
            <text:p>625193</text:p>
          </table:table-cell>
          <table:table-cell table:style-name="Default" office:value-type="float" office:value="129859" calcext:value-type="float">
            <text:p>129859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6" calcext:value-type="float">
            <text:p>16</text:p>
          </table:table-cell>
          <table:table-cell table:formula="of:=([.O20]+1) *100 + 1" office:value-type="float" office:value="1701" calcext:value-type="float">
            <text:p>1701</text:p>
          </table:table-cell>
          <table:table-cell table:style-name="Default" office:value-type="float" office:value="625724" calcext:value-type="float">
            <text:p>625724</text:p>
          </table:table-cell>
          <table:table-cell table:style-name="Default" office:value-type="float" office:value="632983" calcext:value-type="float">
            <text:p>632983</text:p>
          </table:table-cell>
          <table:table-cell table:style-name="Default" office:value-type="float" office:value="649663" calcext:value-type="float">
            <text:p>649663</text:p>
          </table:table-cell>
          <table:table-cell table:style-name="Default" office:value-type="float" office:value="113987" calcext:value-type="float">
            <text:p>113987</text:p>
          </table:table-cell>
          <table:table-cell table:style-name="Default" office:value-type="float" office:value="117427" calcext:value-type="float">
            <text:p>117427</text:p>
          </table:table-cell>
          <table:table-cell table:style-name="Default" office:value-type="float" office:value="137579" calcext:value-type="float">
            <text:p>137579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1] + 1) * 100 + 1" office:value-type="float" office:value="1801" calcext:value-type="float">
            <text:p>1801</text:p>
          </table:table-cell>
          <table:table-cell table:formula="of:=POWER([.B21];2)" office:value-type="float" office:value="3243601" calcext:value-type="float">
            <text:p>3243601</text:p>
          </table:table-cell>
          <table:table-cell table:formula="of:=[.B21]*LOG([.B21];2)" office:value-type="float" office:value="19477.0630210972" calcext:value-type="float">
            <text:p>19477.0630210972</text:p>
          </table:table-cell>
          <table:table-cell table:style-name="Default" office:value-type="float" office:value="704860" calcext:value-type="float">
            <text:p>704860</text:p>
          </table:table-cell>
          <table:table-cell table:style-name="Default" office:value-type="float" office:value="142968" calcext:value-type="float">
            <text:p>142968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7" calcext:value-type="float">
            <text:p>17</text:p>
          </table:table-cell>
          <table:table-cell table:formula="of:=([.O21]+1) *100 + 1" office:value-type="float" office:value="1801" calcext:value-type="float">
            <text:p>1801</text:p>
          </table:table-cell>
          <table:table-cell table:style-name="Default" office:value-type="float" office:value="707974" calcext:value-type="float">
            <text:p>707974</text:p>
          </table:table-cell>
          <table:table-cell table:style-name="Default" office:value-type="float" office:value="735978" calcext:value-type="float">
            <text:p>735978</text:p>
          </table:table-cell>
          <table:table-cell table:style-name="Default" office:value-type="float" office:value="784847" calcext:value-type="float">
            <text:p>784847</text:p>
          </table:table-cell>
          <table:table-cell table:style-name="Default" office:value-type="float" office:value="130912" calcext:value-type="float">
            <text:p>130912</text:p>
          </table:table-cell>
          <table:table-cell table:style-name="Default" office:value-type="float" office:value="150224" calcext:value-type="float">
            <text:p>150224</text:p>
          </table:table-cell>
          <table:table-cell table:style-name="Default" office:value-type="float" office:value="180232" calcext:value-type="float">
            <text:p>180232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2] + 1) * 100 + 1" office:value-type="float" office:value="1901" calcext:value-type="float">
            <text:p>1901</text:p>
          </table:table-cell>
          <table:table-cell table:formula="of:=POWER([.B22];2)" office:value-type="float" office:value="3613801" calcext:value-type="float">
            <text:p>3613801</text:p>
          </table:table-cell>
          <table:table-cell table:formula="of:=[.B22]*LOG([.B22];2)" office:value-type="float" office:value="20706.7238944489" calcext:value-type="float">
            <text:p>20706.7238944489</text:p>
          </table:table-cell>
          <table:table-cell table:style-name="Default" office:value-type="float" office:value="823790" calcext:value-type="float">
            <text:p>823790</text:p>
          </table:table-cell>
          <table:table-cell table:style-name="Default" office:value-type="float" office:value="153775" calcext:value-type="float">
            <text:p>153775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18" calcext:value-type="float">
            <text:p>18</text:p>
          </table:table-cell>
          <table:table-cell table:formula="of:=([.O22]+1) *100 + 1" office:value-type="float" office:value="1901" calcext:value-type="float">
            <text:p>1901</text:p>
          </table:table-cell>
          <table:table-cell table:style-name="Default" office:value-type="float" office:value="790327" calcext:value-type="float">
            <text:p>790327</text:p>
          </table:table-cell>
          <table:table-cell table:style-name="Default" office:value-type="float" office:value="795386" calcext:value-type="float">
            <text:p>795386</text:p>
          </table:table-cell>
          <table:table-cell table:style-name="Default" office:value-type="float" office:value="833661" calcext:value-type="float">
            <text:p>833661</text:p>
          </table:table-cell>
          <table:table-cell table:style-name="Default" office:value-type="float" office:value="140636" calcext:value-type="float">
            <text:p>140636</text:p>
          </table:table-cell>
          <table:table-cell table:style-name="Default" office:value-type="float" office:value="150771" calcext:value-type="float">
            <text:p>150771</text:p>
          </table:table-cell>
          <table:table-cell table:style-name="Default" office:value-type="float" office:value="185874" calcext:value-type="float">
            <text:p>185874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3] + 1) * 100 + 1" office:value-type="float" office:value="2001" calcext:value-type="float">
            <text:p>2001</text:p>
          </table:table-cell>
          <table:table-cell table:formula="of:=POWER([.B23];2)" office:value-type="float" office:value="4004001" calcext:value-type="float">
            <text:p>4004001</text:p>
          </table:table-cell>
          <table:table-cell table:formula="of:=[.B23]*LOG([.B23];2)" office:value-type="float" office:value="21943.9774092634" calcext:value-type="float">
            <text:p>21943.9774092634</text:p>
          </table:table-cell>
          <table:table-cell office:value-type="float" office:value="914290" calcext:value-type="float">
            <text:p>9.14E+05</text:p>
          </table:table-cell>
          <table:table-cell table:style-name="Default" office:value-type="float" office:value="168790" calcext:value-type="float">
            <text:p>16879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19" calcext:value-type="float">
            <text:p>19</text:p>
          </table:table-cell>
          <table:table-cell table:formula="of:=([.O23]+1) *100 + 1" office:value-type="float" office:value="2001" calcext:value-type="float">
            <text:p>2001</text:p>
          </table:table-cell>
          <table:table-cell table:style-name="Default" office:value-type="float" office:value="877695" calcext:value-type="float">
            <text:p>877695</text:p>
          </table:table-cell>
          <table:table-cell table:style-name="Default" office:value-type="float" office:value="883390" calcext:value-type="float">
            <text:p>883390</text:p>
          </table:table-cell>
          <table:table-cell table:style-name="Default" office:value-type="float" office:value="903226" calcext:value-type="float">
            <text:p>903226</text:p>
          </table:table-cell>
          <table:table-cell table:style-name="Default" office:value-type="float" office:value="152649" calcext:value-type="float">
            <text:p>152649</text:p>
          </table:table-cell>
          <table:table-cell table:style-name="Default" office:value-type="float" office:value="156610" calcext:value-type="float">
            <text:p>156610</text:p>
          </table:table-cell>
          <table:table-cell table:style-name="Default" office:value-type="float" office:value="175810" calcext:value-type="float">
            <text:p>175810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4] + 1) * 100 + 1" office:value-type="float" office:value="2101" calcext:value-type="float">
            <text:p>2101</text:p>
          </table:table-cell>
          <table:table-cell table:formula="of:=POWER([.B24];2)" office:value-type="float" office:value="4414201" calcext:value-type="float">
            <text:p>4414201</text:p>
          </table:table-cell>
          <table:table-cell table:formula="of:=[.B24]*LOG([.B24];2)" office:value-type="float" office:value="23188.4437984601" calcext:value-type="float">
            <text:p>23188.4437984601</text:p>
          </table:table-cell>
          <table:table-cell office:value-type="float" office:value="1108400" calcext:value-type="float">
            <text:p>1.11E+06</text:p>
          </table:table-cell>
          <table:table-cell table:style-name="Default" office:value-type="float" office:value="171886" calcext:value-type="float">
            <text:p>17188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0" calcext:value-type="float">
            <text:p>20</text:p>
          </table:table-cell>
          <table:table-cell table:formula="of:=([.O24]+1) *100 + 1" office:value-type="float" office:value="2101" calcext:value-type="float">
            <text:p>2101</text:p>
          </table:table-cell>
          <table:table-cell table:style-name="Default" office:value-type="float" office:value="971411" calcext:value-type="float">
            <text:p>971411</text:p>
          </table:table-cell>
          <table:table-cell office:value-type="float" office:value="1000580" calcext:value-type="float">
            <text:p>1.00E+06</text:p>
          </table:table-cell>
          <table:table-cell office:value-type="float" office:value="1061220" calcext:value-type="float">
            <text:p>1.06E+06</text:p>
          </table:table-cell>
          <table:table-cell table:style-name="Default" office:value-type="float" office:value="155786" calcext:value-type="float">
            <text:p>155786</text:p>
          </table:table-cell>
          <table:table-cell table:style-name="Default" office:value-type="float" office:value="174636" calcext:value-type="float">
            <text:p>174636</text:p>
          </table:table-cell>
          <table:table-cell table:style-name="Default" office:value-type="float" office:value="206208" calcext:value-type="float">
            <text:p>206208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5] + 1) * 100 + 1" office:value-type="float" office:value="2201" calcext:value-type="float">
            <text:p>2201</text:p>
          </table:table-cell>
          <table:table-cell table:formula="of:=POWER([.B25];2)" office:value-type="float" office:value="4844401" calcext:value-type="float">
            <text:p>4844401</text:p>
          </table:table-cell>
          <table:table-cell table:formula="of:=[.B25]*LOG([.B25];2)" office:value-type="float" office:value="24439.7794891913" calcext:value-type="float">
            <text:p>24439.7794891913</text:p>
          </table:table-cell>
          <table:table-cell office:value-type="float" office:value="1233370" calcext:value-type="float">
            <text:p>1.23E+06</text:p>
          </table:table-cell>
          <table:table-cell table:style-name="Default" office:value-type="float" office:value="178168" calcext:value-type="float">
            <text:p>17816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1" calcext:value-type="float">
            <text:p>21</text:p>
          </table:table-cell>
          <table:table-cell table:formula="of:=([.O25]+1) *100 + 1" office:value-type="float" office:value="2201" calcext:value-type="float">
            <text:p>2201</text:p>
          </table:table-cell>
          <table:table-cell office:value-type="float" office:value="1069950" calcext:value-type="float">
            <text:p>1.07E+06</text:p>
          </table:table-cell>
          <table:table-cell office:value-type="float" office:value="1087850" calcext:value-type="float">
            <text:p>1.09E+06</text:p>
          </table:table-cell>
          <table:table-cell office:value-type="float" office:value="1167300" calcext:value-type="float">
            <text:p>1.17E+06</text:p>
          </table:table-cell>
          <table:table-cell table:style-name="Default" office:value-type="float" office:value="158490" calcext:value-type="float">
            <text:p>158490</text:p>
          </table:table-cell>
          <table:table-cell table:style-name="Default" office:value-type="float" office:value="160025" calcext:value-type="float">
            <text:p>160025</text:p>
          </table:table-cell>
          <table:table-cell table:style-name="Default" office:value-type="float" office:value="161825" calcext:value-type="float">
            <text:p>161825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6] + 1) * 100 + 1" office:value-type="float" office:value="2301" calcext:value-type="float">
            <text:p>2301</text:p>
          </table:table-cell>
          <table:table-cell table:formula="of:=POWER([.B26];2)" office:value-type="float" office:value="5294601" calcext:value-type="float">
            <text:p>5294601</text:p>
          </table:table-cell>
          <table:table-cell table:formula="of:=[.B26]*LOG([.B26];2)" office:value-type="float" office:value="25697.6721621836" calcext:value-type="float">
            <text:p>25697.6721621836</text:p>
          </table:table-cell>
          <table:table-cell office:value-type="float" office:value="1385200" calcext:value-type="float">
            <text:p>1.39E+06</text:p>
          </table:table-cell>
          <table:table-cell table:style-name="Default" office:value-type="float" office:value="169508" calcext:value-type="float">
            <text:p>16950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2" calcext:value-type="float">
            <text:p>22</text:p>
          </table:table-cell>
          <table:table-cell table:formula="of:=([.O26]+1) *100 + 1" office:value-type="float" office:value="2301" calcext:value-type="float">
            <text:p>2301</text:p>
          </table:table-cell>
          <table:table-cell office:value-type="float" office:value="1171700" calcext:value-type="float">
            <text:p>1.17E+06</text:p>
          </table:table-cell>
          <table:table-cell office:value-type="float" office:value="1198650" calcext:value-type="float">
            <text:p>1.20E+06</text:p>
          </table:table-cell>
          <table:table-cell office:value-type="float" office:value="1254590" calcext:value-type="float">
            <text:p>1.25E+06</text:p>
          </table:table-cell>
          <table:table-cell table:style-name="Default" office:value-type="float" office:value="169618" calcext:value-type="float">
            <text:p>169618</text:p>
          </table:table-cell>
          <table:table-cell table:style-name="Default" office:value-type="float" office:value="174139" calcext:value-type="float">
            <text:p>174139</text:p>
          </table:table-cell>
          <table:table-cell table:style-name="Default" office:value-type="float" office:value="196946" calcext:value-type="float">
            <text:p>196946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7] + 1) * 100 + 1" office:value-type="float" office:value="2401" calcext:value-type="float">
            <text:p>2401</text:p>
          </table:table-cell>
          <table:table-cell table:formula="of:=POWER([.B27];2)" office:value-type="float" office:value="5764801" calcext:value-type="float">
            <text:p>5764801</text:p>
          </table:table-cell>
          <table:table-cell table:formula="of:=[.B27]*LOG([.B27];2)" office:value-type="float" office:value="26961.8366714412" calcext:value-type="float">
            <text:p>26961.8366714412</text:p>
          </table:table-cell>
          <table:table-cell office:value-type="float" office:value="1382100" calcext:value-type="float">
            <text:p>1.38E+06</text:p>
          </table:table-cell>
          <table:table-cell table:style-name="Default" office:value-type="float" office:value="167382" calcext:value-type="float">
            <text:p>167382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3" calcext:value-type="float">
            <text:p>23</text:p>
          </table:table-cell>
          <table:table-cell table:formula="of:=([.O27]+1) *100 + 1" office:value-type="float" office:value="2401" calcext:value-type="float">
            <text:p>2401</text:p>
          </table:table-cell>
          <table:table-cell office:value-type="float" office:value="1323800" calcext:value-type="float">
            <text:p>1.32E+06</text:p>
          </table:table-cell>
          <table:table-cell office:value-type="float" office:value="1331520" calcext:value-type="float">
            <text:p>1.33E+06</text:p>
          </table:table-cell>
          <table:table-cell office:value-type="float" office:value="1351550" calcext:value-type="float">
            <text:p>1.35E+06</text:p>
          </table:table-cell>
          <table:table-cell table:style-name="Default" office:value-type="float" office:value="174613" calcext:value-type="float">
            <text:p>174613</text:p>
          </table:table-cell>
          <table:table-cell table:style-name="Default" office:value-type="float" office:value="185954" calcext:value-type="float">
            <text:p>185954</text:p>
          </table:table-cell>
          <table:table-cell table:style-name="Default" office:value-type="float" office:value="201660" calcext:value-type="float">
            <text:p>20166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8] + 1) * 100 + 1" office:value-type="float" office:value="2501" calcext:value-type="float">
            <text:p>2501</text:p>
          </table:table-cell>
          <table:table-cell table:formula="of:=POWER([.B28];2)" office:value-type="float" office:value="6255001" calcext:value-type="float">
            <text:p>6255001</text:p>
          </table:table-cell>
          <table:table-cell table:formula="of:=[.B28]*LOG([.B28];2)" office:value-type="float" office:value="28232.0116447946" calcext:value-type="float">
            <text:p>28232.0116447946</text:p>
          </table:table-cell>
          <table:table-cell office:value-type="float" office:value="1437790" calcext:value-type="float">
            <text:p>1.44E+06</text:p>
          </table:table-cell>
          <table:table-cell table:style-name="Default" office:value-type="float" office:value="181784" calcext:value-type="float">
            <text:p>18178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table:formula="of:=([.O28]+1) *100 + 1" office:value-type="float" office:value="2501" calcext:value-type="float">
            <text:p>2501</text:p>
          </table:table-cell>
          <table:table-cell office:value-type="float" office:value="1395020" calcext:value-type="float">
            <text:p>1.40E+06</text:p>
          </table:table-cell>
          <table:table-cell office:value-type="float" office:value="1454930" calcext:value-type="float">
            <text:p>1.45E+06</text:p>
          </table:table-cell>
          <table:table-cell office:value-type="float" office:value="1573510" calcext:value-type="float">
            <text:p>1.57E+06</text:p>
          </table:table-cell>
          <table:table-cell table:style-name="Default" office:value-type="float" office:value="183238" calcext:value-type="float">
            <text:p>183238</text:p>
          </table:table-cell>
          <table:table-cell table:style-name="Default" office:value-type="float" office:value="198854" calcext:value-type="float">
            <text:p>198854</text:p>
          </table:table-cell>
          <table:table-cell table:style-name="Default" office:value-type="float" office:value="237018" calcext:value-type="float">
            <text:p>23701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9] + 1) * 100 + 1" office:value-type="float" office:value="2601" calcext:value-type="float">
            <text:p>2601</text:p>
          </table:table-cell>
          <table:table-cell table:formula="of:=POWER([.B29];2)" office:value-type="float" office:value="6765201" calcext:value-type="float">
            <text:p>6765201</text:p>
          </table:table-cell>
          <table:table-cell table:formula="of:=[.B29]*LOG([.B29];2)" office:value-type="float" office:value="29507.9566289357" calcext:value-type="float">
            <text:p>29507.9566289357</text:p>
          </table:table-cell>
          <table:table-cell office:value-type="float" office:value="1561750" calcext:value-type="float">
            <text:p>1.56E+06</text:p>
          </table:table-cell>
          <table:table-cell table:style-name="Default" office:value-type="float" office:value="189429" calcext:value-type="float">
            <text:p>18942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5" calcext:value-type="float">
            <text:p>25</text:p>
          </table:table-cell>
          <table:table-cell table:formula="of:=([.O29]+1) *100 + 1" office:value-type="float" office:value="2601" calcext:value-type="float">
            <text:p>2601</text:p>
          </table:table-cell>
          <table:table-cell office:value-type="float" office:value="1509760" calcext:value-type="float">
            <text:p>1.51E+06</text:p>
          </table:table-cell>
          <table:table-cell office:value-type="float" office:value="1519960" calcext:value-type="float">
            <text:p>1.52E+06</text:p>
          </table:table-cell>
          <table:table-cell office:value-type="float" office:value="1553790" calcext:value-type="float">
            <text:p>1.55E+06</text:p>
          </table:table-cell>
          <table:table-cell table:style-name="Default" office:value-type="float" office:value="185426" calcext:value-type="float">
            <text:p>185426</text:p>
          </table:table-cell>
          <table:table-cell table:style-name="Default" office:value-type="float" office:value="195446" calcext:value-type="float">
            <text:p>195446</text:p>
          </table:table-cell>
          <table:table-cell table:style-name="Default" office:value-type="float" office:value="248022" calcext:value-type="float">
            <text:p>24802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30] + 1) * 100 + 1" office:value-type="float" office:value="2701" calcext:value-type="float">
            <text:p>2701</text:p>
          </table:table-cell>
          <table:table-cell table:formula="of:=POWER([.B30];2)" office:value-type="float" office:value="7295401" calcext:value-type="float">
            <text:p>7295401</text:p>
          </table:table-cell>
          <table:table-cell table:formula="of:=[.B30]*LOG([.B30];2)" office:value-type="float" office:value="30789.4496740987" calcext:value-type="float">
            <text:p>30789.4496740987</text:p>
          </table:table-cell>
          <table:table-cell office:value-type="float" office:value="1687070" calcext:value-type="float">
            <text:p>1.69E+06</text:p>
          </table:table-cell>
          <table:table-cell table:style-name="Default" office:value-type="float" office:value="232356" calcext:value-type="float">
            <text:p>23235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6" calcext:value-type="float">
            <text:p>26</text:p>
          </table:table-cell>
          <table:table-cell table:formula="of:=([.O30]+1) *100 + 1" office:value-type="float" office:value="2701" calcext:value-type="float">
            <text:p>2701</text:p>
          </table:table-cell>
          <table:table-cell office:value-type="float" office:value="1633010" calcext:value-type="float">
            <text:p>1.63E+06</text:p>
          </table:table-cell>
          <table:table-cell office:value-type="float" office:value="1728310" calcext:value-type="float">
            <text:p>1.73E+06</text:p>
          </table:table-cell>
          <table:table-cell office:value-type="float" office:value="1967180" calcext:value-type="float">
            <text:p>1.97E+06</text:p>
          </table:table-cell>
          <table:table-cell table:style-name="Default" office:value-type="float" office:value="195893" calcext:value-type="float">
            <text:p>195893</text:p>
          </table:table-cell>
          <table:table-cell table:style-name="Default" office:value-type="float" office:value="198962" calcext:value-type="float">
            <text:p>198962</text:p>
          </table:table-cell>
          <table:table-cell table:style-name="Default" office:value-type="float" office:value="201937" calcext:value-type="float">
            <text:p>20193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31] + 1) * 100 + 1" office:value-type="float" office:value="2801" calcext:value-type="float">
            <text:p>2801</text:p>
          </table:table-cell>
          <table:table-cell table:formula="of:=POWER([.B31];2)" office:value-type="float" office:value="7845601" calcext:value-type="float">
            <text:p>7845601</text:p>
          </table:table-cell>
          <table:table-cell table:formula="of:=[.B31]*LOG([.B31];2)" office:value-type="float" office:value="32076.2852768767" calcext:value-type="float">
            <text:p>32076.2852768767</text:p>
          </table:table-cell>
          <table:table-cell office:value-type="float" office:value="1844150" calcext:value-type="float">
            <text:p>1.84E+06</text:p>
          </table:table-cell>
          <table:table-cell table:style-name="Default" office:value-type="float" office:value="212314" calcext:value-type="float">
            <text:p>21231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7" calcext:value-type="float">
            <text:p>27</text:p>
          </table:table-cell>
          <table:table-cell table:formula="of:=([.O31]+1) *100 + 1" office:value-type="float" office:value="2801" calcext:value-type="float">
            <text:p>2801</text:p>
          </table:table-cell>
          <table:table-cell office:value-type="float" office:value="1761390" calcext:value-type="float">
            <text:p>1.76E+06</text:p>
          </table:table-cell>
          <table:table-cell office:value-type="float" office:value="1838290" calcext:value-type="float">
            <text:p>1.84E+06</text:p>
          </table:table-cell>
          <table:table-cell office:value-type="float" office:value="2034890" calcext:value-type="float">
            <text:p>2.03E+06</text:p>
          </table:table-cell>
          <table:table-cell table:style-name="Default" office:value-type="float" office:value="214116" calcext:value-type="float">
            <text:p>214116</text:p>
          </table:table-cell>
          <table:table-cell table:style-name="Default" office:value-type="float" office:value="220109" calcext:value-type="float">
            <text:p>220109</text:p>
          </table:table-cell>
          <table:table-cell table:style-name="Default" office:value-type="float" office:value="231668" calcext:value-type="float">
            <text:p>23166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32] + 1) * 100 + 1" office:value-type="float" office:value="2901" calcext:value-type="float">
            <text:p>2901</text:p>
          </table:table-cell>
          <table:table-cell table:formula="of:=POWER([.B32];2)" office:value-type="float" office:value="8415801" calcext:value-type="float">
            <text:p>8415801</text:p>
          </table:table-cell>
          <table:table-cell table:formula="of:=[.B32]*LOG([.B32];2)" office:value-type="float" office:value="33368.2726171544" calcext:value-type="float">
            <text:p>33368.2726171544</text:p>
          </table:table-cell>
          <table:table-cell office:value-type="float" office:value="1975100" calcext:value-type="float">
            <text:p>1.98E+06</text:p>
          </table:table-cell>
          <table:table-cell table:style-name="Default" office:value-type="float" office:value="238533" calcext:value-type="float">
            <text:p>23853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8" calcext:value-type="float">
            <text:p>28</text:p>
          </table:table-cell>
          <table:table-cell table:formula="of:=([.O32]+1) *100 + 1" office:value-type="float" office:value="2901" calcext:value-type="float">
            <text:p>2901</text:p>
          </table:table-cell>
          <table:table-cell office:value-type="float" office:value="1891780" calcext:value-type="float">
            <text:p>1.89E+06</text:p>
          </table:table-cell>
          <table:table-cell office:value-type="float" office:value="1922660" calcext:value-type="float">
            <text:p>1.92E+06</text:p>
          </table:table-cell>
          <table:table-cell office:value-type="float" office:value="1966400" calcext:value-type="float">
            <text:p>1.97E+06</text:p>
          </table:table-cell>
          <table:table-cell table:style-name="Default" office:value-type="float" office:value="229570" calcext:value-type="float">
            <text:p>229570</text:p>
          </table:table-cell>
          <table:table-cell table:style-name="Default" office:value-type="float" office:value="234400" calcext:value-type="float">
            <text:p>234400</text:p>
          </table:table-cell>
          <table:table-cell table:style-name="Default" office:value-type="float" office:value="256899" calcext:value-type="float">
            <text:p>256899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3] + 1) * 100 + 1" office:value-type="float" office:value="3001" calcext:value-type="float">
            <text:p>3001</text:p>
          </table:table-cell>
          <table:table-cell table:formula="of:=POWER([.B33];2)" office:value-type="float" office:value="9006001" calcext:value-type="float">
            <text:p>9006001</text:p>
          </table:table-cell>
          <table:table-cell table:formula="of:=[.B33]*LOG([.B33];2)" office:value-type="float" office:value="34665.2340383985" calcext:value-type="float">
            <text:p>34665.2340383985</text:p>
          </table:table-cell>
          <table:table-cell office:value-type="float" office:value="2127290" calcext:value-type="float">
            <text:p>2.13E+06</text:p>
          </table:table-cell>
          <table:table-cell table:style-name="Default" office:value-type="float" office:value="251745" calcext:value-type="float">
            <text:p>251745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29" calcext:value-type="float">
            <text:p>29</text:p>
          </table:table-cell>
          <table:table-cell table:formula="of:=([.O33]+1) *100 + 1" office:value-type="float" office:value="3001" calcext:value-type="float">
            <text:p>3001</text:p>
          </table:table-cell>
          <table:table-cell office:value-type="float" office:value="2027700" calcext:value-type="float">
            <text:p>2.03E+06</text:p>
          </table:table-cell>
          <table:table-cell office:value-type="float" office:value="2121200" calcext:value-type="float">
            <text:p>2.12E+06</text:p>
          </table:table-cell>
          <table:table-cell office:value-type="float" office:value="2276330" calcext:value-type="float">
            <text:p>2.28E+06</text:p>
          </table:table-cell>
          <table:table-cell table:style-name="Default" office:value-type="float" office:value="252627" calcext:value-type="float">
            <text:p>252627</text:p>
          </table:table-cell>
          <table:table-cell table:style-name="Default" office:value-type="float" office:value="275319" calcext:value-type="float">
            <text:p>275319</text:p>
          </table:table-cell>
          <table:table-cell table:style-name="Default" office:value-type="float" office:value="321284" calcext:value-type="float">
            <text:p>321284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4] + 1) * 100 + 1" office:value-type="float" office:value="3101" calcext:value-type="float">
            <text:p>3101</text:p>
          </table:table-cell>
          <table:table-cell table:formula="of:=POWER([.B34];2)" office:value-type="float" office:value="9616201" calcext:value-type="float">
            <text:p>9616201</text:p>
          </table:table-cell>
          <table:table-cell table:formula="of:=[.B34]*LOG([.B34];2)" office:value-type="float" office:value="35967.0037307097" calcext:value-type="float">
            <text:p>35967.0037307097</text:p>
          </table:table-cell>
          <table:table-cell office:value-type="float" office:value="2245160" calcext:value-type="float">
            <text:p>2.25E+06</text:p>
          </table:table-cell>
          <table:table-cell table:style-name="Default" office:value-type="float" office:value="277408" calcext:value-type="float">
            <text:p>27740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0" calcext:value-type="float">
            <text:p>30</text:p>
          </table:table-cell>
          <table:table-cell table:formula="of:=([.O34]+1) *100 + 1" office:value-type="float" office:value="3101" calcext:value-type="float">
            <text:p>3101</text:p>
          </table:table-cell>
          <table:table-cell office:value-type="float" office:value="2164720" calcext:value-type="float">
            <text:p>2.16E+06</text:p>
          </table:table-cell>
          <table:table-cell office:value-type="float" office:value="2191960" calcext:value-type="float">
            <text:p>2.19E+06</text:p>
          </table:table-cell>
          <table:table-cell office:value-type="float" office:value="2282500" calcext:value-type="float">
            <text:p>2.28E+06</text:p>
          </table:table-cell>
          <table:table-cell table:style-name="Default" office:value-type="float" office:value="256812" calcext:value-type="float">
            <text:p>256812</text:p>
          </table:table-cell>
          <table:table-cell table:style-name="Default" office:value-type="float" office:value="261808" calcext:value-type="float">
            <text:p>261808</text:p>
          </table:table-cell>
          <table:table-cell table:style-name="Default" office:value-type="float" office:value="269089" calcext:value-type="float">
            <text:p>269089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5] + 1) * 100 + 1" office:value-type="float" office:value="3201" calcext:value-type="float">
            <text:p>3201</text:p>
          </table:table-cell>
          <table:table-cell table:formula="of:=POWER([.B35];2)" office:value-type="float" office:value="10246401" calcext:value-type="float">
            <text:p>10246401</text:p>
          </table:table-cell>
          <table:table-cell table:formula="of:=[.B35]*LOG([.B35];2)" office:value-type="float" office:value="37273.4265839074" calcext:value-type="float">
            <text:p>37273.4265839074</text:p>
          </table:table-cell>
          <table:table-cell office:value-type="float" office:value="2652460" calcext:value-type="float">
            <text:p>2.65E+06</text:p>
          </table:table-cell>
          <table:table-cell table:style-name="Default" office:value-type="float" office:value="351654" calcext:value-type="float">
            <text:p>35165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1" calcext:value-type="float">
            <text:p>31</text:p>
          </table:table-cell>
          <table:table-cell table:formula="of:=([.O35]+1) *100 + 1" office:value-type="float" office:value="3201" calcext:value-type="float">
            <text:p>3201</text:p>
          </table:table-cell>
          <table:table-cell office:value-type="float" office:value="2315450" calcext:value-type="float">
            <text:p>2.32E+06</text:p>
          </table:table-cell>
          <table:table-cell office:value-type="float" office:value="2396330" calcext:value-type="float">
            <text:p>2.40E+06</text:p>
          </table:table-cell>
          <table:table-cell office:value-type="float" office:value="2627840" calcext:value-type="float">
            <text:p>2.63E+06</text:p>
          </table:table-cell>
          <table:table-cell table:style-name="Default" office:value-type="float" office:value="284678" calcext:value-type="float">
            <text:p>284678</text:p>
          </table:table-cell>
          <table:table-cell table:style-name="Default" office:value-type="float" office:value="291055" calcext:value-type="float">
            <text:p>291055</text:p>
          </table:table-cell>
          <table:table-cell table:style-name="Default" office:value-type="float" office:value="307530" calcext:value-type="float">
            <text:p>30753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6] + 1) * 100 + 1" office:value-type="float" office:value="3301" calcext:value-type="float">
            <text:p>3301</text:p>
          </table:table-cell>
          <table:table-cell table:formula="of:=POWER([.B36];2)" office:value-type="float" office:value="10896601" calcext:value-type="float">
            <text:p>10896601</text:p>
          </table:table-cell>
          <table:table-cell table:formula="of:=[.B36]*LOG([.B36];2)" office:value-type="float" office:value="38584.3571840576" calcext:value-type="float">
            <text:p>38584.3571840576</text:p>
          </table:table-cell>
          <table:table-cell office:value-type="float" office:value="2580460" calcext:value-type="float">
            <text:p>2.58E+06</text:p>
          </table:table-cell>
          <table:table-cell table:style-name="Default" office:value-type="float" office:value="339103" calcext:value-type="float">
            <text:p>33910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2" calcext:value-type="float">
            <text:p>32</text:p>
          </table:table-cell>
          <table:table-cell table:formula="of:=([.O36]+1) *100 + 1" office:value-type="float" office:value="3301" calcext:value-type="float">
            <text:p>3301</text:p>
          </table:table-cell>
          <table:table-cell office:value-type="float" office:value="2463840" calcext:value-type="float">
            <text:p>2.46E+06</text:p>
          </table:table-cell>
          <table:table-cell office:value-type="float" office:value="2542500" calcext:value-type="float">
            <text:p>2.54E+06</text:p>
          </table:table-cell>
          <table:table-cell office:value-type="float" office:value="2762870" calcext:value-type="float">
            <text:p>2.76E+06</text:p>
          </table:table-cell>
          <table:table-cell table:style-name="Default" office:value-type="float" office:value="282369" calcext:value-type="float">
            <text:p>282369</text:p>
          </table:table-cell>
          <table:table-cell table:style-name="Default" office:value-type="float" office:value="286933" calcext:value-type="float">
            <text:p>286933</text:p>
          </table:table-cell>
          <table:table-cell table:style-name="Default" office:value-type="float" office:value="308018" calcext:value-type="float">
            <text:p>30801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7] + 1) * 100 + 1" office:value-type="float" office:value="3401" calcext:value-type="float">
            <text:p>3401</text:p>
          </table:table-cell>
          <table:table-cell table:formula="of:=POWER([.B37];2)" office:value-type="float" office:value="11566801" calcext:value-type="float">
            <text:p>11566801</text:p>
          </table:table-cell>
          <table:table-cell table:formula="of:=[.B37]*LOG([.B37];2)" office:value-type="float" office:value="39899.6589316974" calcext:value-type="float">
            <text:p>39899.6589316974</text:p>
          </table:table-cell>
          <table:table-cell office:value-type="float" office:value="2735340" calcext:value-type="float">
            <text:p>2.74E+06</text:p>
          </table:table-cell>
          <table:table-cell table:style-name="Default" office:value-type="float" office:value="335018" calcext:value-type="float">
            <text:p>33501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3" calcext:value-type="float">
            <text:p>33</text:p>
          </table:table-cell>
          <table:table-cell table:formula="of:=([.O37]+1) *100 + 1" office:value-type="float" office:value="3401" calcext:value-type="float">
            <text:p>3401</text:p>
          </table:table-cell>
          <table:table-cell office:value-type="float" office:value="2621160" calcext:value-type="float">
            <text:p>2.62E+06</text:p>
          </table:table-cell>
          <table:table-cell office:value-type="float" office:value="2696310" calcext:value-type="float">
            <text:p>2.70E+06</text:p>
          </table:table-cell>
          <table:table-cell office:value-type="float" office:value="2862900" calcext:value-type="float">
            <text:p>2.86E+06</text:p>
          </table:table-cell>
          <table:table-cell table:style-name="Default" office:value-type="float" office:value="307473" calcext:value-type="float">
            <text:p>307473</text:p>
          </table:table-cell>
          <table:table-cell table:style-name="Default" office:value-type="float" office:value="316238" calcext:value-type="float">
            <text:p>316238</text:p>
          </table:table-cell>
          <table:table-cell table:style-name="Default" office:value-type="float" office:value="360662" calcext:value-type="float">
            <text:p>36066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8] + 1) * 100 + 1" office:value-type="float" office:value="3501" calcext:value-type="float">
            <text:p>3501</text:p>
          </table:table-cell>
          <table:table-cell table:formula="of:=POWER([.B38];2)" office:value-type="float" office:value="12257001" calcext:value-type="float">
            <text:p>12257001</text:p>
          </table:table-cell>
          <table:table-cell table:formula="of:=[.B38]*LOG([.B38];2)" office:value-type="float" office:value="41219.2032638462" calcext:value-type="float">
            <text:p>41219.2032638462</text:p>
          </table:table-cell>
          <table:table-cell office:value-type="float" office:value="2924770" calcext:value-type="float">
            <text:p>2.92E+06</text:p>
          </table:table-cell>
          <table:table-cell table:style-name="Default" office:value-type="float" office:value="360311" calcext:value-type="float">
            <text:p>36031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4" calcext:value-type="float">
            <text:p>34</text:p>
          </table:table-cell>
          <table:table-cell table:formula="of:=([.O38]+1) *100 + 1" office:value-type="float" office:value="3501" calcext:value-type="float">
            <text:p>3501</text:p>
          </table:table-cell>
          <table:table-cell office:value-type="float" office:value="2782430" calcext:value-type="float">
            <text:p>2.78E+06</text:p>
          </table:table-cell>
          <table:table-cell office:value-type="float" office:value="2869420" calcext:value-type="float">
            <text:p>2.87E+06</text:p>
          </table:table-cell>
          <table:table-cell office:value-type="float" office:value="3088460" calcext:value-type="float">
            <text:p>3.09E+06</text:p>
          </table:table-cell>
          <table:table-cell table:style-name="Default" office:value-type="float" office:value="324902" calcext:value-type="float">
            <text:p>324902</text:p>
          </table:table-cell>
          <table:table-cell table:style-name="Default" office:value-type="float" office:value="344344" calcext:value-type="float">
            <text:p>344344</text:p>
          </table:table-cell>
          <table:table-cell table:style-name="Default" office:value-type="float" office:value="371432" calcext:value-type="float">
            <text:p>37143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9] + 1) * 100 + 1" office:value-type="float" office:value="3601" calcext:value-type="float">
            <text:p>3601</text:p>
          </table:table-cell>
          <table:table-cell table:formula="of:=POWER([.B39];2)" office:value-type="float" office:value="12967201" calcext:value-type="float">
            <text:p>12967201</text:p>
          </table:table-cell>
          <table:table-cell table:formula="of:=[.B39]*LOG([.B39];2)" office:value-type="float" office:value="42542.8689649692" calcext:value-type="float">
            <text:p>42542.8689649692</text:p>
          </table:table-cell>
          <table:table-cell office:value-type="float" office:value="3316210" calcext:value-type="float">
            <text:p>3.32E+06</text:p>
          </table:table-cell>
          <table:table-cell table:style-name="Default" office:value-type="float" office:value="380923" calcext:value-type="float">
            <text:p>38092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5" calcext:value-type="float">
            <text:p>35</text:p>
          </table:table-cell>
          <table:table-cell table:formula="of:=([.O39]+1) *100 + 1" office:value-type="float" office:value="3601" calcext:value-type="float">
            <text:p>3601</text:p>
          </table:table-cell>
          <table:table-cell office:value-type="float" office:value="2947180" calcext:value-type="float">
            <text:p>2.95E+06</text:p>
          </table:table-cell>
          <table:table-cell office:value-type="float" office:value="3030050" calcext:value-type="float">
            <text:p>3.03E+06</text:p>
          </table:table-cell>
          <table:table-cell office:value-type="float" office:value="3365630" calcext:value-type="float">
            <text:p>3.37E+06</text:p>
          </table:table-cell>
          <table:table-cell table:style-name="Default" office:value-type="float" office:value="330793" calcext:value-type="float">
            <text:p>330793</text:p>
          </table:table-cell>
          <table:table-cell table:style-name="Default" office:value-type="float" office:value="339284" calcext:value-type="float">
            <text:p>339284</text:p>
          </table:table-cell>
          <table:table-cell table:style-name="Default" office:value-type="float" office:value="366672" calcext:value-type="float">
            <text:p>36667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40] + 1) * 100 + 1" office:value-type="float" office:value="3701" calcext:value-type="float">
            <text:p>3701</text:p>
          </table:table-cell>
          <table:table-cell table:formula="of:=POWER([.B40];2)" office:value-type="float" office:value="13697401" calcext:value-type="float">
            <text:p>13697401</text:p>
          </table:table-cell>
          <table:table-cell table:formula="of:=[.B40]*LOG([.B40];2)" office:value-type="float" office:value="43870.5415545311" calcext:value-type="float">
            <text:p>43870.5415545311</text:p>
          </table:table-cell>
          <table:table-cell office:value-type="float" office:value="3243430" calcext:value-type="float">
            <text:p>3.24E+06</text:p>
          </table:table-cell>
          <table:table-cell table:style-name="Default" office:value-type="float" office:value="350524" calcext:value-type="float">
            <text:p>35052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6" calcext:value-type="float">
            <text:p>36</text:p>
          </table:table-cell>
          <table:table-cell table:formula="of:=([.O40]+1) *100 + 1" office:value-type="float" office:value="3701" calcext:value-type="float">
            <text:p>3701</text:p>
          </table:table-cell>
          <table:table-cell office:value-type="float" office:value="3136840" calcext:value-type="float">
            <text:p>3.14E+06</text:p>
          </table:table-cell>
          <table:table-cell office:value-type="float" office:value="3238600" calcext:value-type="float">
            <text:p>3.24E+06</text:p>
          </table:table-cell>
          <table:table-cell office:value-type="float" office:value="3373980" calcext:value-type="float">
            <text:p>3.37E+06</text:p>
          </table:table-cell>
          <table:table-cell table:style-name="Default" office:value-type="float" office:value="379747" calcext:value-type="float">
            <text:p>379747</text:p>
          </table:table-cell>
          <table:table-cell table:style-name="Default" office:value-type="float" office:value="438170" calcext:value-type="float">
            <text:p>438170</text:p>
          </table:table-cell>
          <table:table-cell table:style-name="Default" office:value-type="float" office:value="527413" calcext:value-type="float">
            <text:p>52741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41] + 1) * 100 + 1" office:value-type="float" office:value="3801" calcext:value-type="float">
            <text:p>3801</text:p>
          </table:table-cell>
          <table:table-cell table:formula="of:=POWER([.B41];2)" office:value-type="float" office:value="14447601" calcext:value-type="float">
            <text:p>14447601</text:p>
          </table:table-cell>
          <table:table-cell table:formula="of:=[.B41]*LOG([.B41];2)" office:value-type="float" office:value="45202.1127407853" calcext:value-type="float">
            <text:p>45202.1127407853</text:p>
          </table:table-cell>
          <table:table-cell office:value-type="float" office:value="3467210" calcext:value-type="float">
            <text:p>3.47E+06</text:p>
          </table:table-cell>
          <table:table-cell table:style-name="Default" office:value-type="float" office:value="358144" calcext:value-type="float">
            <text:p>35814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7" calcext:value-type="float">
            <text:p>37</text:p>
          </table:table-cell>
          <table:table-cell table:formula="of:=([.O41]+1) *100 + 1" office:value-type="float" office:value="3801" calcext:value-type="float">
            <text:p>3801</text:p>
          </table:table-cell>
          <table:table-cell office:value-type="float" office:value="3303980" calcext:value-type="float">
            <text:p>3.30E+06</text:p>
          </table:table-cell>
          <table:table-cell office:value-type="float" office:value="3464730" calcext:value-type="float">
            <text:p>3.46E+06</text:p>
          </table:table-cell>
          <table:table-cell office:value-type="float" office:value="3706200" calcext:value-type="float">
            <text:p>3.71E+06</text:p>
          </table:table-cell>
          <table:table-cell table:style-name="Default" office:value-type="float" office:value="370448" calcext:value-type="float">
            <text:p>370448</text:p>
          </table:table-cell>
          <table:table-cell table:style-name="Default" office:value-type="float" office:value="375374" calcext:value-type="float">
            <text:p>375374</text:p>
          </table:table-cell>
          <table:table-cell table:style-name="Default" office:value-type="float" office:value="382908" calcext:value-type="float">
            <text:p>38290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42] + 1) * 100 + 1" office:value-type="float" office:value="3901" calcext:value-type="float">
            <text:p>3901</text:p>
          </table:table-cell>
          <table:table-cell table:formula="of:=POWER([.B42];2)" office:value-type="float" office:value="15217801" calcext:value-type="float">
            <text:p>15217801</text:p>
          </table:table-cell>
          <table:table-cell table:formula="of:=[.B42]*LOG([.B42];2)" office:value-type="float" office:value="46537.4799320788" calcext:value-type="float">
            <text:p>46537.4799320788</text:p>
          </table:table-cell>
          <table:table-cell office:value-type="float" office:value="3671500" calcext:value-type="float">
            <text:p>3.67E+06</text:p>
          </table:table-cell>
          <table:table-cell table:style-name="Default" office:value-type="float" office:value="375994" calcext:value-type="float">
            <text:p>37599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8" calcext:value-type="float">
            <text:p>38</text:p>
          </table:table-cell>
          <table:table-cell table:formula="of:=([.O42]+1) *100 + 1" office:value-type="float" office:value="3901" calcext:value-type="float">
            <text:p>3901</text:p>
          </table:table-cell>
          <table:table-cell office:value-type="float" office:value="3459210" calcext:value-type="float">
            <text:p>3.46E+06</text:p>
          </table:table-cell>
          <table:table-cell office:value-type="float" office:value="3618950" calcext:value-type="float">
            <text:p>3.62E+06</text:p>
          </table:table-cell>
          <table:table-cell office:value-type="float" office:value="3858300" calcext:value-type="float">
            <text:p>3.86E+06</text:p>
          </table:table-cell>
          <table:table-cell table:style-name="Default" office:value-type="float" office:value="383277" calcext:value-type="float">
            <text:p>383277</text:p>
          </table:table-cell>
          <table:table-cell table:style-name="Default" office:value-type="float" office:value="417535" calcext:value-type="float">
            <text:p>417535</text:p>
          </table:table-cell>
          <table:table-cell table:style-name="Default" office:value-type="float" office:value="507885" calcext:value-type="float">
            <text:p>507885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3] + 1) * 100 + 1" office:value-type="float" office:value="4001" calcext:value-type="float">
            <text:p>4001</text:p>
          </table:table-cell>
          <table:table-cell table:formula="of:=POWER([.B43];2)" office:value-type="float" office:value="16008001" calcext:value-type="float">
            <text:p>16008001</text:p>
          </table:table-cell>
          <table:table-cell table:formula="of:=[.B43]*LOG([.B43];2)" office:value-type="float" office:value="47876.5457982958" calcext:value-type="float">
            <text:p>47876.5457982958</text:p>
          </table:table-cell>
          <table:table-cell office:value-type="float" office:value="3833210" calcext:value-type="float">
            <text:p>3.83E+06</text:p>
          </table:table-cell>
          <table:table-cell table:style-name="Default" office:value-type="float" office:value="379713" calcext:value-type="float">
            <text:p>37971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39" calcext:value-type="float">
            <text:p>39</text:p>
          </table:table-cell>
          <table:table-cell table:formula="of:=([.O43]+1) *100 + 1" office:value-type="float" office:value="4001" calcext:value-type="float">
            <text:p>4001</text:p>
          </table:table-cell>
          <table:table-cell office:value-type="float" office:value="3675440" calcext:value-type="float">
            <text:p>3.68E+06</text:p>
          </table:table-cell>
          <table:table-cell office:value-type="float" office:value="3773870" calcext:value-type="float">
            <text:p>3.77E+06</text:p>
          </table:table-cell>
          <table:table-cell office:value-type="float" office:value="3981550" calcext:value-type="float">
            <text:p>3.98E+06</text:p>
          </table:table-cell>
          <table:table-cell table:style-name="Default" office:value-type="float" office:value="394747" calcext:value-type="float">
            <text:p>394747</text:p>
          </table:table-cell>
          <table:table-cell table:style-name="Default" office:value-type="float" office:value="399384" calcext:value-type="float">
            <text:p>399384</text:p>
          </table:table-cell>
          <table:table-cell table:style-name="Default" office:value-type="float" office:value="405738" calcext:value-type="float">
            <text:p>40573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4] + 1) * 100 + 1" office:value-type="float" office:value="4101" calcext:value-type="float">
            <text:p>4101</text:p>
          </table:table-cell>
          <table:table-cell table:formula="of:=POWER([.B44];2)" office:value-type="float" office:value="16818201" calcext:value-type="float">
            <text:p>16818201</text:p>
          </table:table-cell>
          <table:table-cell table:formula="of:=[.B44]*LOG([.B44];2)" office:value-type="float" office:value="49219.2178761699" calcext:value-type="float">
            <text:p>49219.2178761699</text:p>
          </table:table-cell>
          <table:table-cell office:value-type="float" office:value="3984320" calcext:value-type="float">
            <text:p>3.98E+06</text:p>
          </table:table-cell>
          <table:table-cell table:style-name="Default" office:value-type="float" office:value="407146" calcext:value-type="float">
            <text:p>40714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0" calcext:value-type="float">
            <text:p>40</text:p>
          </table:table-cell>
          <table:table-cell table:formula="of:=([.O44]+1) *100 + 1" office:value-type="float" office:value="4101" calcext:value-type="float">
            <text:p>4101</text:p>
          </table:table-cell>
          <table:table-cell office:value-type="float" office:value="3840370" calcext:value-type="float">
            <text:p>3.84E+06</text:p>
          </table:table-cell>
          <table:table-cell office:value-type="float" office:value="4028930" calcext:value-type="float">
            <text:p>4.03E+06</text:p>
          </table:table-cell>
          <table:table-cell office:value-type="float" office:value="4231640" calcext:value-type="float">
            <text:p>4.23E+06</text:p>
          </table:table-cell>
          <table:table-cell table:style-name="Default" office:value-type="float" office:value="421624" calcext:value-type="float">
            <text:p>421624</text:p>
          </table:table-cell>
          <table:table-cell table:style-name="Default" office:value-type="float" office:value="442150" calcext:value-type="float">
            <text:p>442150</text:p>
          </table:table-cell>
          <table:table-cell table:style-name="Default" office:value-type="float" office:value="467363" calcext:value-type="float">
            <text:p>46736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5] + 1) * 100 + 1" office:value-type="float" office:value="4201" calcext:value-type="float">
            <text:p>4201</text:p>
          </table:table-cell>
          <table:table-cell table:formula="of:=POWER([.B45];2)" office:value-type="float" office:value="17648401" calcext:value-type="float">
            <text:p>17648401</text:p>
          </table:table-cell>
          <table:table-cell table:formula="of:=[.B45]*LOG([.B45];2)" office:value-type="float" office:value="50565.4082131139" calcext:value-type="float">
            <text:p>50565.4082131139</text:p>
          </table:table-cell>
          <table:table-cell office:value-type="float" office:value="4307900" calcext:value-type="float">
            <text:p>4.31E+06</text:p>
          </table:table-cell>
          <table:table-cell table:style-name="Default" office:value-type="float" office:value="397533" calcext:value-type="float">
            <text:p>39753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1" calcext:value-type="float">
            <text:p>41</text:p>
          </table:table-cell>
          <table:table-cell table:formula="of:=([.O45]+1) *100 + 1" office:value-type="float" office:value="4201" calcext:value-type="float">
            <text:p>4201</text:p>
          </table:table-cell>
          <table:table-cell office:value-type="float" office:value="4312450" calcext:value-type="float">
            <text:p>4.31E+06</text:p>
          </table:table-cell>
          <table:table-cell office:value-type="float" office:value="4400140" calcext:value-type="float">
            <text:p>4.40E+06</text:p>
          </table:table-cell>
          <table:table-cell office:value-type="float" office:value="4726930" calcext:value-type="float">
            <text:p>4.73E+06</text:p>
          </table:table-cell>
          <table:table-cell table:style-name="Default" office:value-type="float" office:value="430563" calcext:value-type="float">
            <text:p>430563</text:p>
          </table:table-cell>
          <table:table-cell table:style-name="Default" office:value-type="float" office:value="456217" calcext:value-type="float">
            <text:p>456217</text:p>
          </table:table-cell>
          <table:table-cell table:style-name="Default" office:value-type="float" office:value="477000" calcext:value-type="float">
            <text:p>47700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6] + 1) * 100 + 1" office:value-type="float" office:value="4301" calcext:value-type="float">
            <text:p>4301</text:p>
          </table:table-cell>
          <table:table-cell table:formula="of:=POWER([.B46];2)" office:value-type="float" office:value="18498601" calcext:value-type="float">
            <text:p>18498601</text:p>
          </table:table-cell>
          <table:table-cell table:formula="of:=[.B46]*LOG([.B46];2)" office:value-type="float" office:value="51915.0330449779" calcext:value-type="float">
            <text:p>51915.0330449779</text:p>
          </table:table-cell>
          <table:table-cell office:value-type="float" office:value="4530790" calcext:value-type="float">
            <text:p>4.53E+06</text:p>
          </table:table-cell>
          <table:table-cell table:style-name="Default" office:value-type="float" office:value="428653" calcext:value-type="float">
            <text:p>42865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2" calcext:value-type="float">
            <text:p>42</text:p>
          </table:table-cell>
          <table:table-cell table:formula="of:=([.O46]+1) *100 + 1" office:value-type="float" office:value="4301" calcext:value-type="float">
            <text:p>4301</text:p>
          </table:table-cell>
          <table:table-cell office:value-type="float" office:value="4479210" calcext:value-type="float">
            <text:p>4.48E+06</text:p>
          </table:table-cell>
          <table:table-cell office:value-type="float" office:value="4600290" calcext:value-type="float">
            <text:p>4.60E+06</text:p>
          </table:table-cell>
          <table:table-cell office:value-type="float" office:value="4797470" calcext:value-type="float">
            <text:p>4.80E+06</text:p>
          </table:table-cell>
          <table:table-cell table:style-name="Default" office:value-type="float" office:value="424870" calcext:value-type="float">
            <text:p>424870</text:p>
          </table:table-cell>
          <table:table-cell table:style-name="Default" office:value-type="float" office:value="441803" calcext:value-type="float">
            <text:p>441803</text:p>
          </table:table-cell>
          <table:table-cell table:style-name="Default" office:value-type="float" office:value="456593" calcext:value-type="float">
            <text:p>456593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7] + 1) * 100 + 1" office:value-type="float" office:value="4401" calcext:value-type="float">
            <text:p>4401</text:p>
          </table:table-cell>
          <table:table-cell table:formula="of:=POWER([.B47];2)" office:value-type="float" office:value="19368801" calcext:value-type="float">
            <text:p>19368801</text:p>
          </table:table-cell>
          <table:table-cell table:formula="of:=[.B47]*LOG([.B47];2)" office:value-type="float" office:value="53268.0125037924" calcext:value-type="float">
            <text:p>53268.0125037924</text:p>
          </table:table-cell>
          <table:table-cell office:value-type="float" office:value="4660970" calcext:value-type="float">
            <text:p>4.66E+06</text:p>
          </table:table-cell>
          <table:table-cell table:style-name="Default" office:value-type="float" office:value="417646" calcext:value-type="float">
            <text:p>41764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3" calcext:value-type="float">
            <text:p>43</text:p>
          </table:table-cell>
          <table:table-cell table:formula="of:=([.O47]+1) *100 + 1" office:value-type="float" office:value="4401" calcext:value-type="float">
            <text:p>4401</text:p>
          </table:table-cell>
          <table:table-cell office:value-type="float" office:value="4615680" calcext:value-type="float">
            <text:p>4.62E+06</text:p>
          </table:table-cell>
          <table:table-cell office:value-type="float" office:value="4722220" calcext:value-type="float">
            <text:p>4.72E+06</text:p>
          </table:table-cell>
          <table:table-cell office:value-type="float" office:value="4876150" calcext:value-type="float">
            <text:p>4.88E+06</text:p>
          </table:table-cell>
          <table:table-cell table:style-name="Default" office:value-type="float" office:value="396098" calcext:value-type="float">
            <text:p>396098</text:p>
          </table:table-cell>
          <table:table-cell table:style-name="Default" office:value-type="float" office:value="405896" calcext:value-type="float">
            <text:p>405896</text:p>
          </table:table-cell>
          <table:table-cell table:style-name="Default" office:value-type="float" office:value="423457" calcext:value-type="float">
            <text:p>423457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8] + 1) * 100 + 1" office:value-type="float" office:value="4501" calcext:value-type="float">
            <text:p>4501</text:p>
          </table:table-cell>
          <table:table-cell table:formula="of:=POWER([.B48];2)" office:value-type="float" office:value="20259001" calcext:value-type="float">
            <text:p>20259001</text:p>
          </table:table-cell>
          <table:table-cell table:formula="of:=[.B48]*LOG([.B48];2)" office:value-type="float" office:value="54624.2703520844" calcext:value-type="float">
            <text:p>54624.2703520844</text:p>
          </table:table-cell>
          <table:table-cell office:value-type="float" office:value="4871600" calcext:value-type="float">
            <text:p>4.87E+06</text:p>
          </table:table-cell>
          <table:table-cell table:style-name="Default" office:value-type="float" office:value="395258" calcext:value-type="float">
            <text:p>39525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4" calcext:value-type="float">
            <text:p>44</text:p>
          </table:table-cell>
          <table:table-cell table:formula="of:=([.O48]+1) *100 + 1" office:value-type="float" office:value="4501" calcext:value-type="float">
            <text:p>4501</text:p>
          </table:table-cell>
          <table:table-cell office:value-type="float" office:value="4817750" calcext:value-type="float">
            <text:p>4.82E+06</text:p>
          </table:table-cell>
          <table:table-cell office:value-type="float" office:value="4971060" calcext:value-type="float">
            <text:p>4.97E+06</text:p>
          </table:table-cell>
          <table:table-cell office:value-type="float" office:value="5244280" calcext:value-type="float">
            <text:p>5.24E+06</text:p>
          </table:table-cell>
          <table:table-cell table:style-name="Default" office:value-type="float" office:value="403300" calcext:value-type="float">
            <text:p>403300</text:p>
          </table:table-cell>
          <table:table-cell table:style-name="Default" office:value-type="float" office:value="418704" calcext:value-type="float">
            <text:p>418704</text:p>
          </table:table-cell>
          <table:table-cell table:style-name="Default" office:value-type="float" office:value="434098" calcext:value-type="float">
            <text:p>43409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9] + 1) * 100 + 1" office:value-type="float" office:value="4601" calcext:value-type="float">
            <text:p>4601</text:p>
          </table:table-cell>
          <table:table-cell table:formula="of:=POWER([.B49];2)" office:value-type="float" office:value="21169201" calcext:value-type="float">
            <text:p>21169201</text:p>
          </table:table-cell>
          <table:table-cell table:formula="of:=[.B49]*LOG([.B49];2)" office:value-type="float" office:value="55983.733740816" calcext:value-type="float">
            <text:p>55983.733740816</text:p>
          </table:table-cell>
          <table:table-cell office:value-type="float" office:value="5062490" calcext:value-type="float">
            <text:p>5.06E+06</text:p>
          </table:table-cell>
          <table:table-cell table:style-name="Default" office:value-type="float" office:value="429909" calcext:value-type="float">
            <text:p>42990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5" calcext:value-type="float">
            <text:p>45</text:p>
          </table:table-cell>
          <table:table-cell table:formula="of:=([.O49]+1) *100 + 1" office:value-type="float" office:value="4601" calcext:value-type="float">
            <text:p>4601</text:p>
          </table:table-cell>
          <table:table-cell office:value-type="float" office:value="5150080" calcext:value-type="float">
            <text:p>5.15E+06</text:p>
          </table:table-cell>
          <table:table-cell office:value-type="float" office:value="5259430" calcext:value-type="float">
            <text:p>5.26E+06</text:p>
          </table:table-cell>
          <table:table-cell office:value-type="float" office:value="5451640" calcext:value-type="float">
            <text:p>5.45E+06</text:p>
          </table:table-cell>
          <table:table-cell table:style-name="Default" office:value-type="float" office:value="419290" calcext:value-type="float">
            <text:p>419290</text:p>
          </table:table-cell>
          <table:table-cell table:style-name="Default" office:value-type="float" office:value="450312" calcext:value-type="float">
            <text:p>450312</text:p>
          </table:table-cell>
          <table:table-cell table:style-name="Default" office:value-type="float" office:value="507901" calcext:value-type="float">
            <text:p>507901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50] + 1) * 100 + 1" office:value-type="float" office:value="4701" calcext:value-type="float">
            <text:p>4701</text:p>
          </table:table-cell>
          <table:table-cell table:formula="of:=POWER([.B50];2)" office:value-type="float" office:value="22099401" calcext:value-type="float">
            <text:p>22099401</text:p>
          </table:table-cell>
          <table:table-cell table:formula="of:=[.B50]*LOG([.B50];2)" office:value-type="float" office:value="57346.3329883758" calcext:value-type="float">
            <text:p>57346.3329883758</text:p>
          </table:table-cell>
          <table:table-cell office:value-type="float" office:value="5263070" calcext:value-type="float">
            <text:p>5.26E+06</text:p>
          </table:table-cell>
          <table:table-cell table:style-name="Default" office:value-type="float" office:value="399421" calcext:value-type="float">
            <text:p>39942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table:formula="of:=([.O50]+1) *100 + 1" office:value-type="float" office:value="4701" calcext:value-type="float">
            <text:p>4701</text:p>
          </table:table-cell>
          <table:table-cell office:value-type="float" office:value="5183550" calcext:value-type="float">
            <text:p>5.18E+06</text:p>
          </table:table-cell>
          <table:table-cell office:value-type="float" office:value="5344110" calcext:value-type="float">
            <text:p>5.34E+06</text:p>
          </table:table-cell>
          <table:table-cell office:value-type="float" office:value="5674650" calcext:value-type="float">
            <text:p>5.67E+06</text:p>
          </table:table-cell>
          <table:table-cell table:style-name="Default" office:value-type="float" office:value="406894" calcext:value-type="float">
            <text:p>406894</text:p>
          </table:table-cell>
          <table:table-cell table:style-name="Default" office:value-type="float" office:value="416626" calcext:value-type="float">
            <text:p>416626</text:p>
          </table:table-cell>
          <table:table-cell table:style-name="Default" office:value-type="float" office:value="442326" calcext:value-type="float">
            <text:p>442326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51] + 1) * 100 + 1" office:value-type="float" office:value="4801" calcext:value-type="float">
            <text:p>4801</text:p>
          </table:table-cell>
          <table:table-cell table:formula="of:=POWER([.B51];2)" office:value-type="float" office:value="23049601" calcext:value-type="float">
            <text:p>23049601</text:p>
          </table:table-cell>
          <table:table-cell table:formula="of:=[.B51]*LOG([.B51];2)" office:value-type="float" office:value="58712.0013783819" calcext:value-type="float">
            <text:p>58712.0013783819</text:p>
          </table:table-cell>
          <table:table-cell office:value-type="float" office:value="5491750" calcext:value-type="float">
            <text:p>5.49E+06</text:p>
          </table:table-cell>
          <table:table-cell table:style-name="Default" office:value-type="float" office:value="450863" calcext:value-type="float">
            <text:p>45086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7" calcext:value-type="float">
            <text:p>47</text:p>
          </table:table-cell>
          <table:table-cell table:formula="of:=([.O51]+1) *100 + 1" office:value-type="float" office:value="4801" calcext:value-type="float">
            <text:p>4801</text:p>
          </table:table-cell>
          <table:table-cell office:value-type="float" office:value="5311880" calcext:value-type="float">
            <text:p>5.31E+06</text:p>
          </table:table-cell>
          <table:table-cell office:value-type="float" office:value="5489350" calcext:value-type="float">
            <text:p>5.49E+06</text:p>
          </table:table-cell>
          <table:table-cell office:value-type="float" office:value="5786950" calcext:value-type="float">
            <text:p>5.79E+06</text:p>
          </table:table-cell>
          <table:table-cell table:style-name="Default" office:value-type="float" office:value="452315" calcext:value-type="float">
            <text:p>452315</text:p>
          </table:table-cell>
          <table:table-cell table:style-name="Default" office:value-type="float" office:value="461492" calcext:value-type="float">
            <text:p>461492</text:p>
          </table:table-cell>
          <table:table-cell table:style-name="Default" office:value-type="float" office:value="473000" calcext:value-type="float">
            <text:p>47300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2] + 1) * 100 + 1" office:value-type="float" office:value="4901" calcext:value-type="float">
            <text:p>4901</text:p>
          </table:table-cell>
          <table:table-cell table:formula="of:=POWER([.B52];2)" office:value-type="float" office:value="24019801" calcext:value-type="float">
            <text:p>24019801</text:p>
          </table:table-cell>
          <table:table-cell table:formula="of:=[.B52]*LOG([.B52];2)" office:value-type="float" office:value="60080.6749743392" calcext:value-type="float">
            <text:p>60080.6749743392</text:p>
          </table:table-cell>
          <table:table-cell office:value-type="float" office:value="6085750" calcext:value-type="float">
            <text:p>6.09E+06</text:p>
          </table:table-cell>
          <table:table-cell table:style-name="Default" office:value-type="float" office:value="643289" calcext:value-type="float">
            <text:p>64328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table:formula="of:=([.O52]+1) *100 + 1" office:value-type="float" office:value="4901" calcext:value-type="float">
            <text:p>4901</text:p>
          </table:table-cell>
          <table:table-cell office:value-type="float" office:value="5748770" calcext:value-type="float">
            <text:p>5.75E+06</text:p>
          </table:table-cell>
          <table:table-cell office:value-type="float" office:value="5964680" calcext:value-type="float">
            <text:p>5.96E+06</text:p>
          </table:table-cell>
          <table:table-cell office:value-type="float" office:value="6875030" calcext:value-type="float">
            <text:p>6.88E+06</text:p>
          </table:table-cell>
          <table:table-cell table:style-name="Default" office:value-type="float" office:value="447541" calcext:value-type="float">
            <text:p>447541</text:p>
          </table:table-cell>
          <table:table-cell table:style-name="Default" office:value-type="float" office:value="471996" calcext:value-type="float">
            <text:p>471996</text:p>
          </table:table-cell>
          <table:table-cell table:style-name="Default" office:value-type="float" office:value="517748" calcext:value-type="float">
            <text:p>517748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3] + 1) * 100 + 1" office:value-type="float" office:value="5001" calcext:value-type="float">
            <text:p>5001</text:p>
          </table:table-cell>
          <table:table-cell table:formula="of:=POWER([.B53];2)" office:value-type="float" office:value="25010001" calcext:value-type="float">
            <text:p>25010001</text:p>
          </table:table-cell>
          <table:table-cell table:formula="of:=[.B53]*LOG([.B53];2)" office:value-type="float" office:value="61452.2924494276" calcext:value-type="float">
            <text:p>61452.2924494276</text:p>
          </table:table-cell>
          <table:table-cell office:value-type="float" office:value="7087650" calcext:value-type="float">
            <text:p>7.09E+06</text:p>
          </table:table-cell>
          <table:table-cell table:style-name="Default" office:value-type="float" office:value="471150" calcext:value-type="float">
            <text:p>47115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table:formula="of:=([.O53]+1) *100 + 1" office:value-type="float" office:value="5001" calcext:value-type="float">
            <text:p>5001</text:p>
          </table:table-cell>
          <table:table-cell office:value-type="float" office:value="5819300" calcext:value-type="float">
            <text:p>5.82E+06</text:p>
          </table:table-cell>
          <table:table-cell office:value-type="float" office:value="6043520" calcext:value-type="float">
            <text:p>6.04E+06</text:p>
          </table:table-cell>
          <table:table-cell office:value-type="float" office:value="6206070" calcext:value-type="float">
            <text:p>6.21E+06</text:p>
          </table:table-cell>
          <table:table-cell table:style-name="Default" office:value-type="float" office:value="439867" calcext:value-type="float">
            <text:p>439867</text:p>
          </table:table-cell>
          <table:table-cell table:style-name="Default" office:value-type="float" office:value="449628" calcext:value-type="float">
            <text:p>449628</text:p>
          </table:table-cell>
          <table:table-cell table:style-name="Default" office:value-type="float" office:value="494859" calcext:value-type="float">
            <text:p>494859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4] + 1) * 100 + 1" office:value-type="float" office:value="5101" calcext:value-type="float">
            <text:p>5101</text:p>
          </table:table-cell>
          <table:table-cell table:formula="of:=POWER([.B54];2)" office:value-type="float" office:value="26020201" calcext:value-type="float">
            <text:p>26020201</text:p>
          </table:table-cell>
          <table:table-cell table:formula="of:=[.B54]*LOG([.B54];2)" office:value-type="float" office:value="62826.7949299098" calcext:value-type="float">
            <text:p>62826.7949299098</text:p>
          </table:table-cell>
          <table:table-cell office:value-type="float" office:value="6121830" calcext:value-type="float">
            <text:p>6.12E+06</text:p>
          </table:table-cell>
          <table:table-cell table:style-name="Default" office:value-type="float" office:value="480656" calcext:value-type="float">
            <text:p>48065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table:formula="of:=([.O54]+1) *100 + 1" office:value-type="float" office:value="5101" calcext:value-type="float">
            <text:p>5101</text:p>
          </table:table-cell>
          <table:table-cell office:value-type="float" office:value="6005630" calcext:value-type="float">
            <text:p>6.01E+06</text:p>
          </table:table-cell>
          <table:table-cell office:value-type="float" office:value="6525250" calcext:value-type="float">
            <text:p>6.53E+06</text:p>
          </table:table-cell>
          <table:table-cell office:value-type="float" office:value="8812640" calcext:value-type="float">
            <text:p>8.81E+06</text:p>
          </table:table-cell>
          <table:table-cell table:style-name="Default" office:value-type="float" office:value="427803" calcext:value-type="float">
            <text:p>427803</text:p>
          </table:table-cell>
          <table:table-cell table:style-name="Default" office:value-type="float" office:value="447016" calcext:value-type="float">
            <text:p>447016</text:p>
          </table:table-cell>
          <table:table-cell table:style-name="Default" office:value-type="float" office:value="495452" calcext:value-type="float">
            <text:p>495452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5] + 1) * 100 + 1" office:value-type="float" office:value="5201" calcext:value-type="float">
            <text:p>5201</text:p>
          </table:table-cell>
          <table:table-cell table:formula="of:=POWER([.B55];2)" office:value-type="float" office:value="27050401" calcext:value-type="float">
            <text:p>27050401</text:p>
          </table:table-cell>
          <table:table-cell table:formula="of:=[.B55]*LOG([.B55];2)" office:value-type="float" office:value="64204.1258508228" calcext:value-type="float">
            <text:p>64204.1258508228</text:p>
          </table:table-cell>
          <table:table-cell office:value-type="float" office:value="6445170" calcext:value-type="float">
            <text:p>6.45E+06</text:p>
          </table:table-cell>
          <table:table-cell table:style-name="Default" office:value-type="float" office:value="491129" calcext:value-type="float">
            <text:p>49112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formula="of:=([.O55]+1) *100 + 1" office:value-type="float" office:value="5201" calcext:value-type="float">
            <text:p>5201</text:p>
          </table:table-cell>
          <table:table-cell office:value-type="float" office:value="6254410" calcext:value-type="float">
            <text:p>6.25E+06</text:p>
          </table:table-cell>
          <table:table-cell office:value-type="float" office:value="6541720" calcext:value-type="float">
            <text:p>6.54E+06</text:p>
          </table:table-cell>
          <table:table-cell office:value-type="float" office:value="6843970" calcext:value-type="float">
            <text:p>6.84E+06</text:p>
          </table:table-cell>
          <table:table-cell table:style-name="Default" office:value-type="float" office:value="429657" calcext:value-type="float">
            <text:p>429657</text:p>
          </table:table-cell>
          <table:table-cell table:style-name="Default" office:value-type="float" office:value="456562" calcext:value-type="float">
            <text:p>456562</text:p>
          </table:table-cell>
          <table:table-cell table:style-name="Default" office:value-type="float" office:value="493501" calcext:value-type="float">
            <text:p>493501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6] + 1) * 100 + 1" office:value-type="float" office:value="5301" calcext:value-type="float">
            <text:p>5301</text:p>
          </table:table-cell>
          <table:table-cell table:formula="of:=POWER([.B56];2)" office:value-type="float" office:value="28100601" calcext:value-type="float">
            <text:p>28100601</text:p>
          </table:table-cell>
          <table:table-cell table:formula="of:=[.B56]*LOG([.B56];2)" office:value-type="float" office:value="65584.230822771" calcext:value-type="float">
            <text:p>65584.230822771</text:p>
          </table:table-cell>
          <table:table-cell office:value-type="float" office:value="6577050" calcext:value-type="float">
            <text:p>6.58E+06</text:p>
          </table:table-cell>
          <table:table-cell table:style-name="Default" office:value-type="float" office:value="516078" calcext:value-type="float">
            <text:p>51607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table:formula="of:=([.O56]+1) *100 + 1" office:value-type="float" office:value="5301" calcext:value-type="float">
            <text:p>5301</text:p>
          </table:table-cell>
          <table:table-cell office:value-type="float" office:value="6627770" calcext:value-type="float">
            <text:p>6.63E+06</text:p>
          </table:table-cell>
          <table:table-cell office:value-type="float" office:value="6785660" calcext:value-type="float">
            <text:p>6.79E+06</text:p>
          </table:table-cell>
          <table:table-cell office:value-type="float" office:value="7014040" calcext:value-type="float">
            <text:p>7.01E+06</text:p>
          </table:table-cell>
          <table:table-cell table:style-name="Default" office:value-type="float" office:value="436609" calcext:value-type="float">
            <text:p>436609</text:p>
          </table:table-cell>
          <table:table-cell table:style-name="Default" office:value-type="float" office:value="455348" calcext:value-type="float">
            <text:p>455348</text:p>
          </table:table-cell>
          <table:table-cell table:style-name="Default" office:value-type="float" office:value="497299" calcext:value-type="float">
            <text:p>497299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7] + 1) * 100 + 1" office:value-type="float" office:value="5401" calcext:value-type="float">
            <text:p>5401</text:p>
          </table:table-cell>
          <table:table-cell table:formula="of:=POWER([.B57];2)" office:value-type="float" office:value="29170801" calcext:value-type="float">
            <text:p>29170801</text:p>
          </table:table-cell>
          <table:table-cell table:formula="of:=[.B57]*LOG([.B57];2)" office:value-type="float" office:value="66967.0575087737" calcext:value-type="float">
            <text:p>66967.0575087737</text:p>
          </table:table-cell>
          <table:table-cell office:value-type="float" office:value="6813990" calcext:value-type="float">
            <text:p>6.81E+06</text:p>
          </table:table-cell>
          <table:table-cell table:style-name="Default" office:value-type="float" office:value="521439" calcext:value-type="float">
            <text:p>52143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table:formula="of:=([.O57]+1) *100 + 1" office:value-type="float" office:value="5401" calcext:value-type="float">
            <text:p>5401</text:p>
          </table:table-cell>
          <table:table-cell office:value-type="float" office:value="6786680" calcext:value-type="float">
            <text:p>6.79E+06</text:p>
          </table:table-cell>
          <table:table-cell office:value-type="float" office:value="6988620" calcext:value-type="float">
            <text:p>6.99E+06</text:p>
          </table:table-cell>
          <table:table-cell office:value-type="float" office:value="7154040" calcext:value-type="float">
            <text:p>7.15E+06</text:p>
          </table:table-cell>
          <table:table-cell table:style-name="Default" office:value-type="float" office:value="483390" calcext:value-type="float">
            <text:p>483390</text:p>
          </table:table-cell>
          <table:table-cell table:style-name="Default" office:value-type="float" office:value="511992" calcext:value-type="float">
            <text:p>511992</text:p>
          </table:table-cell>
          <table:table-cell table:style-name="Default" office:value-type="float" office:value="571275" calcext:value-type="float">
            <text:p>571275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8] + 1) * 100 + 1" office:value-type="float" office:value="5501" calcext:value-type="float">
            <text:p>5501</text:p>
          </table:table-cell>
          <table:table-cell table:formula="of:=POWER([.B58];2)" office:value-type="float" office:value="30261001" calcext:value-type="float">
            <text:p>30261001</text:p>
          </table:table-cell>
          <table:table-cell table:formula="of:=[.B58]*LOG([.B58];2)" office:value-type="float" office:value="68352.555510237" calcext:value-type="float">
            <text:p>68352.555510237</text:p>
          </table:table-cell>
          <table:table-cell office:value-type="float" office:value="7039090" calcext:value-type="float">
            <text:p>7.04E+06</text:p>
          </table:table-cell>
          <table:table-cell table:style-name="Default" office:value-type="float" office:value="541962" calcext:value-type="float">
            <text:p>541962</text:p>
          </table:table-cell>
          <table:table-cell table:number-columns-repeated="4"/>
          <table:table-cell table:style-name="Default" office:value-type="string" calcext:value-type="string">
            <text:p>http://www.wordreference.com/es/en/translation.asp?spen=cada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O58]+1) *100 + 1" office:value-type="float" office:value="5501" calcext:value-type="float">
            <text:p>5501</text:p>
          </table:table-cell>
          <table:table-cell office:value-type="float" office:value="7022780" calcext:value-type="float">
            <text:p>7.02E+06</text:p>
          </table:table-cell>
          <table:table-cell office:value-type="float" office:value="7188860" calcext:value-type="float">
            <text:p>7.19E+06</text:p>
          </table:table-cell>
          <table:table-cell office:value-type="float" office:value="7450390" calcext:value-type="float">
            <text:p>7.45E+06</text:p>
          </table:table-cell>
          <table:table-cell table:style-name="Default" office:value-type="float" office:value="495125" calcext:value-type="float">
            <text:p>495125</text:p>
          </table:table-cell>
          <table:table-cell table:style-name="Default" office:value-type="float" office:value="531047" calcext:value-type="float">
            <text:p>531047</text:p>
          </table:table-cell>
          <table:table-cell table:style-name="Default" office:value-type="float" office:value="615450" calcext:value-type="float">
            <text:p>61545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9] + 1) * 100 + 1" office:value-type="float" office:value="5601" calcext:value-type="float">
            <text:p>5601</text:p>
          </table:table-cell>
          <table:table-cell table:formula="of:=POWER([.B59];2)" office:value-type="float" office:value="31371201" calcext:value-type="float">
            <text:p>31371201</text:p>
          </table:table-cell>
          <table:table-cell table:formula="of:=[.B59]*LOG([.B59];2)" office:value-type="float" office:value="69740.6762612181" calcext:value-type="float">
            <text:p>69740.6762612181</text:p>
          </table:table-cell>
          <table:table-cell office:value-type="float" office:value="7315310" calcext:value-type="float">
            <text:p>7.32E+06</text:p>
          </table:table-cell>
          <table:table-cell table:style-name="Default" office:value-type="float" office:value="611878" calcext:value-type="float">
            <text:p>61187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table:formula="of:=([.O59]+1) *100 + 1" office:value-type="float" office:value="5601" calcext:value-type="float">
            <text:p>5601</text:p>
          </table:table-cell>
          <table:table-cell office:value-type="float" office:value="7264890" calcext:value-type="float">
            <text:p>7.26E+06</text:p>
          </table:table-cell>
          <table:table-cell office:value-type="float" office:value="7432780" calcext:value-type="float">
            <text:p>7.43E+06</text:p>
          </table:table-cell>
          <table:table-cell office:value-type="float" office:value="7589520" calcext:value-type="float">
            <text:p>7.59E+06</text:p>
          </table:table-cell>
          <table:table-cell table:style-name="Default" office:value-type="float" office:value="518876" calcext:value-type="float">
            <text:p>518876</text:p>
          </table:table-cell>
          <table:table-cell table:style-name="Default" office:value-type="float" office:value="529535" calcext:value-type="float">
            <text:p>529535</text:p>
          </table:table-cell>
          <table:table-cell table:style-name="Default" office:value-type="float" office:value="552350" calcext:value-type="float">
            <text:p>552350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60] + 1) * 100 + 1" office:value-type="float" office:value="5701" calcext:value-type="float">
            <text:p>5701</text:p>
          </table:table-cell>
          <table:table-cell table:formula="of:=POWER([.B60];2)" office:value-type="float" office:value="32501401" calcext:value-type="float">
            <text:p>32501401</text:p>
          </table:table-cell>
          <table:table-cell table:formula="of:=[.B60]*LOG([.B60];2)" office:value-type="float" office:value="71131.3729302446" calcext:value-type="float">
            <text:p>71131.3729302446</text:p>
          </table:table-cell>
          <table:table-cell office:value-type="float" office:value="7615800" calcext:value-type="float">
            <text:p>7.62E+06</text:p>
          </table:table-cell>
          <table:table-cell table:style-name="Default" office:value-type="float" office:value="549221" calcext:value-type="float">
            <text:p>54922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table:formula="of:=([.O60]+1) *100 + 1" office:value-type="float" office:value="5701" calcext:value-type="float">
            <text:p>5701</text:p>
          </table:table-cell>
          <table:table-cell office:value-type="float" office:value="7532690" calcext:value-type="float">
            <text:p>7.53E+06</text:p>
          </table:table-cell>
          <table:table-cell office:value-type="float" office:value="7733540" calcext:value-type="float">
            <text:p>7.73E+06</text:p>
          </table:table-cell>
          <table:table-cell office:value-type="float" office:value="7965740" calcext:value-type="float">
            <text:p>7.97E+06</text:p>
          </table:table-cell>
          <table:table-cell table:style-name="Default" office:value-type="float" office:value="535229" calcext:value-type="float">
            <text:p>535229</text:p>
          </table:table-cell>
          <table:table-cell table:style-name="Default" office:value-type="float" office:value="565800" calcext:value-type="float">
            <text:p>565800</text:p>
          </table:table-cell>
          <table:table-cell table:style-name="Default" office:value-type="float" office:value="612165" calcext:value-type="float">
            <text:p>612165</text:p>
          </table:table-cell>
          <table:table-cell table:number-columns-repeated="7"/>
          <table:table-cell table:style-name="ce1" table:number-columns-repeated="3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61] + 1) * 100 + 1" office:value-type="float" office:value="5801" calcext:value-type="float">
            <text:p>5801</text:p>
          </table:table-cell>
          <table:table-cell table:formula="of:=POWER([.B61];2)" office:value-type="float" office:value="33651601" calcext:value-type="float">
            <text:p>33651601</text:p>
          </table:table-cell>
          <table:table-cell table:formula="of:=[.B61]*LOG([.B61];2)" office:value-type="float" office:value="72524.6003290222" calcext:value-type="float">
            <text:p>72524.6003290222</text:p>
          </table:table-cell>
          <table:table-cell office:value-type="float" office:value="7956790" calcext:value-type="float">
            <text:p>7.96E+06</text:p>
          </table:table-cell>
          <table:table-cell table:style-name="Default" office:value-type="float" office:value="586134" calcext:value-type="float">
            <text:p>58613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table:formula="of:=([.O61]+1) *100 + 1" office:value-type="float" office:value="5801" calcext:value-type="float">
            <text:p>5801</text:p>
          </table:table-cell>
          <table:table-cell office:value-type="float" office:value="7953540" calcext:value-type="float">
            <text:p>7.95E+06</text:p>
          </table:table-cell>
          <table:table-cell office:value-type="float" office:value="8137170" calcext:value-type="float">
            <text:p>8.14E+06</text:p>
          </table:table-cell>
          <table:table-cell office:value-type="float" office:value="8343110" calcext:value-type="float">
            <text:p>8.34E+06</text:p>
          </table:table-cell>
          <table:table-cell table:style-name="Default" office:value-type="float" office:value="562632" calcext:value-type="float">
            <text:p>562632</text:p>
          </table:table-cell>
          <table:table-cell table:style-name="Default" office:value-type="float" office:value="600985" calcext:value-type="float">
            <text:p>600985</text:p>
          </table:table-cell>
          <table:table-cell table:style-name="Default" office:value-type="float" office:value="726224" calcext:value-type="float">
            <text:p>726224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62] + 1) * 100 + 1" office:value-type="float" office:value="5901" calcext:value-type="float">
            <text:p>5901</text:p>
          </table:table-cell>
          <table:table-cell table:formula="of:=POWER([.B62];2)" office:value-type="float" office:value="34821801" calcext:value-type="float">
            <text:p>34821801</text:p>
          </table:table-cell>
          <table:table-cell table:formula="of:=[.B62]*LOG([.B62];2)" office:value-type="float" office:value="73920.3148274412" calcext:value-type="float">
            <text:p>73920.3148274412</text:p>
          </table:table-cell>
          <table:table-cell office:value-type="float" office:value="8213170" calcext:value-type="float">
            <text:p>8.21E+06</text:p>
          </table:table-cell>
          <table:table-cell table:style-name="Default" office:value-type="float" office:value="628547" calcext:value-type="float">
            <text:p>628547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table:formula="of:=([.O62]+1) *100 + 1" office:value-type="float" office:value="5901" calcext:value-type="float">
            <text:p>5901</text:p>
          </table:table-cell>
          <table:table-cell office:value-type="float" office:value="8220070" calcext:value-type="float">
            <text:p>8.22E+06</text:p>
          </table:table-cell>
          <table:table-cell office:value-type="float" office:value="8385880" calcext:value-type="float">
            <text:p>8.39E+06</text:p>
          </table:table-cell>
          <table:table-cell office:value-type="float" office:value="8574490" calcext:value-type="float">
            <text:p>8.57E+06</text:p>
          </table:table-cell>
          <table:table-cell table:style-name="Default" office:value-type="float" office:value="601294" calcext:value-type="float">
            <text:p>601294</text:p>
          </table:table-cell>
          <table:table-cell table:style-name="Default" office:value-type="float" office:value="615354" calcext:value-type="float">
            <text:p>615354</text:p>
          </table:table-cell>
          <table:table-cell table:style-name="Default" office:value-type="float" office:value="677283" calcext:value-type="float">
            <text:p>67728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3] + 1) * 100 + 1" office:value-type="float" office:value="6001" calcext:value-type="float">
            <text:p>6001</text:p>
          </table:table-cell>
          <table:table-cell table:formula="of:=POWER([.B63];2)" office:value-type="float" office:value="36012001" calcext:value-type="float">
            <text:p>36012001</text:p>
          </table:table-cell>
          <table:table-cell table:formula="of:=[.B63]*LOG([.B63];2)" office:value-type="float" office:value="75318.4742743437" calcext:value-type="float">
            <text:p>75318.4742743437</text:p>
          </table:table-cell>
          <table:table-cell office:value-type="float" office:value="8484930" calcext:value-type="float">
            <text:p>8.48E+06</text:p>
          </table:table-cell>
          <table:table-cell table:style-name="Default" office:value-type="float" office:value="622587" calcext:value-type="float">
            <text:p>622587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table:formula="of:=([.O63]+1) *100 + 1" office:value-type="float" office:value="6001" calcext:value-type="float">
            <text:p>6001</text:p>
          </table:table-cell>
          <table:table-cell office:value-type="float" office:value="8561690" calcext:value-type="float">
            <text:p>8.56E+06</text:p>
          </table:table-cell>
          <table:table-cell office:value-type="float" office:value="8717060" calcext:value-type="float">
            <text:p>8.72E+06</text:p>
          </table:table-cell>
          <table:table-cell office:value-type="float" office:value="8933540" calcext:value-type="float">
            <text:p>8.93E+06</text:p>
          </table:table-cell>
          <table:table-cell table:style-name="Default" office:value-type="float" office:value="590775" calcext:value-type="float">
            <text:p>590775</text:p>
          </table:table-cell>
          <table:table-cell table:style-name="Default" office:value-type="float" office:value="620093" calcext:value-type="float">
            <text:p>620093</text:p>
          </table:table-cell>
          <table:table-cell table:style-name="Default" office:value-type="float" office:value="692989" calcext:value-type="float">
            <text:p>692989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4] + 1) * 100 + 1" office:value-type="float" office:value="6101" calcext:value-type="float">
            <text:p>6101</text:p>
          </table:table-cell>
          <table:table-cell table:formula="of:=POWER([.B64];2)" office:value-type="float" office:value="37222201" calcext:value-type="float">
            <text:p>37222201</text:p>
          </table:table-cell>
          <table:table-cell table:formula="of:=[.B64]*LOG([.B64];2)" office:value-type="float" office:value="76719.0379235749" calcext:value-type="float">
            <text:p>76719.0379235749</text:p>
          </table:table-cell>
          <table:table-cell office:value-type="float" office:value="8699770" calcext:value-type="float">
            <text:p>8.70E+06</text:p>
          </table:table-cell>
          <table:table-cell table:style-name="Default" office:value-type="float" office:value="638811" calcext:value-type="float">
            <text:p>63881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table:formula="of:=([.O64]+1) *100 + 1" office:value-type="float" office:value="6101" calcext:value-type="float">
            <text:p>6101</text:p>
          </table:table-cell>
          <table:table-cell office:value-type="float" office:value="8709520" calcext:value-type="float">
            <text:p>8.71E+06</text:p>
          </table:table-cell>
          <table:table-cell office:value-type="float" office:value="8972580" calcext:value-type="float">
            <text:p>8.97E+06</text:p>
          </table:table-cell>
          <table:table-cell office:value-type="float" office:value="9278200" calcext:value-type="float">
            <text:p>9.28E+06</text:p>
          </table:table-cell>
          <table:table-cell table:style-name="Default" office:value-type="float" office:value="593592" calcext:value-type="float">
            <text:p>593592</text:p>
          </table:table-cell>
          <table:table-cell table:style-name="Default" office:value-type="float" office:value="630752" calcext:value-type="float">
            <text:p>630752</text:p>
          </table:table-cell>
          <table:table-cell table:style-name="Default" office:value-type="float" office:value="671863" calcext:value-type="float">
            <text:p>67186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5] + 1) * 100 + 1" office:value-type="float" office:value="6201" calcext:value-type="float">
            <text:p>6201</text:p>
          </table:table-cell>
          <table:table-cell table:formula="of:=POWER([.B65];2)" office:value-type="float" office:value="38452401" calcext:value-type="float">
            <text:p>38452401</text:p>
          </table:table-cell>
          <table:table-cell table:formula="of:=[.B65]*LOG([.B65];2)" office:value-type="float" office:value="78121.9663648831" calcext:value-type="float">
            <text:p>78121.9663648831</text:p>
          </table:table-cell>
          <table:table-cell office:value-type="float" office:value="9216640" calcext:value-type="float">
            <text:p>9.22E+06</text:p>
          </table:table-cell>
          <table:table-cell table:style-name="Default" office:value-type="float" office:value="728409" calcext:value-type="float">
            <text:p>72840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table:formula="of:=([.O65]+1) *100 + 1" office:value-type="float" office:value="6201" calcext:value-type="float">
            <text:p>6201</text:p>
          </table:table-cell>
          <table:table-cell office:value-type="float" office:value="9013840" calcext:value-type="float">
            <text:p>9.01E+06</text:p>
          </table:table-cell>
          <table:table-cell office:value-type="float" office:value="9275030" calcext:value-type="float">
            <text:p>9.28E+06</text:p>
          </table:table-cell>
          <table:table-cell office:value-type="float" office:value="9513210" calcext:value-type="float">
            <text:p>9.51E+06</text:p>
          </table:table-cell>
          <table:table-cell table:style-name="Default" office:value-type="float" office:value="641808" calcext:value-type="float">
            <text:p>641808</text:p>
          </table:table-cell>
          <table:table-cell table:style-name="Default" office:value-type="float" office:value="663578" calcext:value-type="float">
            <text:p>663578</text:p>
          </table:table-cell>
          <table:table-cell table:style-name="Default" office:value-type="float" office:value="699179" calcext:value-type="float">
            <text:p>699179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6] + 1) * 100 + 1" office:value-type="float" office:value="6301" calcext:value-type="float">
            <text:p>6301</text:p>
          </table:table-cell>
          <table:table-cell table:formula="of:=POWER([.B66];2)" office:value-type="float" office:value="39702601" calcext:value-type="float">
            <text:p>39702601</text:p>
          </table:table-cell>
          <table:table-cell table:formula="of:=[.B66]*LOG([.B66];2)" office:value-type="float" office:value="79527.221459278" calcext:value-type="float">
            <text:p>79527.221459278</text:p>
          </table:table-cell>
          <table:table-cell office:value-type="float" office:value="9373620" calcext:value-type="float">
            <text:p>9.37E+06</text:p>
          </table:table-cell>
          <table:table-cell table:style-name="Default" office:value-type="float" office:value="717191" calcext:value-type="float">
            <text:p>71719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table:formula="of:=([.O66]+1) *100 + 1" office:value-type="float" office:value="6301" calcext:value-type="float">
            <text:p>6301</text:p>
          </table:table-cell>
          <table:table-cell office:value-type="float" office:value="9290910" calcext:value-type="float">
            <text:p>9.29E+06</text:p>
          </table:table-cell>
          <table:table-cell office:value-type="float" office:value="9521020" calcext:value-type="float">
            <text:p>9.52E+06</text:p>
          </table:table-cell>
          <table:table-cell office:value-type="float" office:value="9795050" calcext:value-type="float">
            <text:p>9.80E+06</text:p>
          </table:table-cell>
          <table:table-cell table:style-name="Default" office:value-type="float" office:value="636642" calcext:value-type="float">
            <text:p>636642</text:p>
          </table:table-cell>
          <table:table-cell table:style-name="Default" office:value-type="float" office:value="665645" calcext:value-type="float">
            <text:p>665645</text:p>
          </table:table-cell>
          <table:table-cell table:style-name="Default" office:value-type="float" office:value="784663" calcext:value-type="float">
            <text:p>78466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7] + 1) * 100 + 1" office:value-type="float" office:value="6401" calcext:value-type="float">
            <text:p>6401</text:p>
          </table:table-cell>
          <table:table-cell table:formula="of:=POWER([.B67];2)" office:value-type="float" office:value="40972801" calcext:value-type="float">
            <text:p>40972801</text:p>
          </table:table-cell>
          <table:table-cell table:formula="of:=[.B67]*LOG([.B67];2)" office:value-type="float" office:value="80934.7662784936" calcext:value-type="float">
            <text:p>80934.7662784936</text:p>
          </table:table-cell>
          <table:table-cell office:value-type="float" office:value="9691310" calcext:value-type="float">
            <text:p>9.69E+06</text:p>
          </table:table-cell>
          <table:table-cell table:style-name="Default" office:value-type="float" office:value="755364" calcext:value-type="float">
            <text:p>75536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table:formula="of:=([.O67]+1) *100 + 1" office:value-type="float" office:value="6401" calcext:value-type="float">
            <text:p>6401</text:p>
          </table:table-cell>
          <table:table-cell office:value-type="float" office:value="9520860" calcext:value-type="float">
            <text:p>9.52E+06</text:p>
          </table:table-cell>
          <table:table-cell office:value-type="float" office:value="9789490" calcext:value-type="float">
            <text:p>9.79E+06</text:p>
          </table:table-cell>
          <table:table-cell office:value-type="float" office:value="10159700" calcext:value-type="float">
            <text:p>1.02E+07</text:p>
          </table:table-cell>
          <table:table-cell table:style-name="Default" office:value-type="float" office:value="665582" calcext:value-type="float">
            <text:p>665582</text:p>
          </table:table-cell>
          <table:table-cell table:style-name="Default" office:value-type="float" office:value="680732" calcext:value-type="float">
            <text:p>680732</text:p>
          </table:table-cell>
          <table:table-cell table:style-name="Default" office:value-type="float" office:value="706551" calcext:value-type="float">
            <text:p>70655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8] + 1) * 100 + 1" office:value-type="float" office:value="6501" calcext:value-type="float">
            <text:p>6501</text:p>
          </table:table-cell>
          <table:table-cell table:formula="of:=POWER([.B68];2)" office:value-type="float" office:value="42263001" calcext:value-type="float">
            <text:p>42263001</text:p>
          </table:table-cell>
          <table:table-cell table:formula="of:=[.B68]*LOG([.B68];2)" office:value-type="float" office:value="82344.5650482352" calcext:value-type="float">
            <text:p>82344.5650482352</text:p>
          </table:table-cell>
          <table:table-cell office:value-type="float" office:value="10085200" calcext:value-type="float">
            <text:p>1.01E+07</text:p>
          </table:table-cell>
          <table:table-cell table:style-name="Default" office:value-type="float" office:value="725670" calcext:value-type="float">
            <text:p>72567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table:formula="of:=([.O68]+1) *100 + 1" office:value-type="float" office:value="6501" calcext:value-type="float">
            <text:p>6501</text:p>
          </table:table-cell>
          <table:table-cell office:value-type="float" office:value="9864960" calcext:value-type="float">
            <text:p>9.86E+06</text:p>
          </table:table-cell>
          <table:table-cell office:value-type="float" office:value="10068800" calcext:value-type="float">
            <text:p>1.01E+07</text:p>
          </table:table-cell>
          <table:table-cell office:value-type="float" office:value="10461600" calcext:value-type="float">
            <text:p>1.05E+07</text:p>
          </table:table-cell>
          <table:table-cell table:style-name="Default" office:value-type="float" office:value="682609" calcext:value-type="float">
            <text:p>682609</text:p>
          </table:table-cell>
          <table:table-cell table:style-name="Default" office:value-type="float" office:value="710921" calcext:value-type="float">
            <text:p>710921</text:p>
          </table:table-cell>
          <table:table-cell table:style-name="Default" office:value-type="float" office:value="780198" calcext:value-type="float">
            <text:p>780198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9] + 1) * 100 + 1" office:value-type="float" office:value="6601" calcext:value-type="float">
            <text:p>6601</text:p>
          </table:table-cell>
          <table:table-cell table:formula="of:=POWER([.B69];2)" office:value-type="float" office:value="43573201" calcext:value-type="float">
            <text:p>43573201</text:p>
          </table:table-cell>
          <table:table-cell table:formula="of:=[.B69]*LOG([.B69];2)" office:value-type="float" office:value="83756.5830949185" calcext:value-type="float">
            <text:p>83756.5830949185</text:p>
          </table:table-cell>
          <table:table-cell office:value-type="float" office:value="10265900" calcext:value-type="float">
            <text:p>1.03E+07</text:p>
          </table:table-cell>
          <table:table-cell table:style-name="Default" office:value-type="float" office:value="743810" calcext:value-type="float">
            <text:p>74381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table:formula="of:=([.O69]+1) *100 + 1" office:value-type="float" office:value="6601" calcext:value-type="float">
            <text:p>6601</text:p>
          </table:table-cell>
          <table:table-cell office:value-type="float" office:value="10203800" calcext:value-type="float">
            <text:p>1.02E+07</text:p>
          </table:table-cell>
          <table:table-cell office:value-type="float" office:value="10454200" calcext:value-type="float">
            <text:p>1.05E+07</text:p>
          </table:table-cell>
          <table:table-cell office:value-type="float" office:value="10741000" calcext:value-type="float">
            <text:p>1.07E+07</text:p>
          </table:table-cell>
          <table:table-cell table:style-name="Default" office:value-type="float" office:value="662872" calcext:value-type="float">
            <text:p>662872</text:p>
          </table:table-cell>
          <table:table-cell table:style-name="Default" office:value-type="float" office:value="706396" calcext:value-type="float">
            <text:p>706396</text:p>
          </table:table-cell>
          <table:table-cell table:style-name="Default" office:value-type="float" office:value="833361" calcext:value-type="float">
            <text:p>83336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70] + 1) * 100 + 1" office:value-type="float" office:value="6701" calcext:value-type="float">
            <text:p>6701</text:p>
          </table:table-cell>
          <table:table-cell table:formula="of:=POWER([.B70];2)" office:value-type="float" office:value="44903401" calcext:value-type="float">
            <text:p>44903401</text:p>
          </table:table-cell>
          <table:table-cell table:formula="of:=[.B70]*LOG([.B70];2)" office:value-type="float" office:value="85170.7867956373" calcext:value-type="float">
            <text:p>85170.7867956373</text:p>
          </table:table-cell>
          <table:table-cell office:value-type="float" office:value="10678000" calcext:value-type="float">
            <text:p>1.07E+07</text:p>
          </table:table-cell>
          <table:table-cell table:style-name="Default" office:value-type="float" office:value="757431" calcext:value-type="float">
            <text:p>75743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table:formula="of:=([.O70]+1) *100 + 1" office:value-type="float" office:value="6701" calcext:value-type="float">
            <text:p>6701</text:p>
          </table:table-cell>
          <table:table-cell office:value-type="float" office:value="10621500" calcext:value-type="float">
            <text:p>1.06E+07</text:p>
          </table:table-cell>
          <table:table-cell office:value-type="float" office:value="10844700" calcext:value-type="float">
            <text:p>1.08E+07</text:p>
          </table:table-cell>
          <table:table-cell office:value-type="float" office:value="11091100" calcext:value-type="float">
            <text:p>1.11E+07</text:p>
          </table:table-cell>
          <table:table-cell table:style-name="Default" office:value-type="float" office:value="680866" calcext:value-type="float">
            <text:p>680866</text:p>
          </table:table-cell>
          <table:table-cell table:style-name="Default" office:value-type="float" office:value="708262" calcext:value-type="float">
            <text:p>708262</text:p>
          </table:table-cell>
          <table:table-cell table:style-name="Default" office:value-type="float" office:value="816583" calcext:value-type="float">
            <text:p>81658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71] + 1) * 100 + 1" office:value-type="float" office:value="6801" calcext:value-type="float">
            <text:p>6801</text:p>
          </table:table-cell>
          <table:table-cell table:formula="of:=POWER([.B71];2)" office:value-type="float" office:value="46253601" calcext:value-type="float">
            <text:p>46253601</text:p>
          </table:table-cell>
          <table:table-cell table:formula="of:=[.B71]*LOG([.B71];2)" office:value-type="float" office:value="86587.1435311177" calcext:value-type="float">
            <text:p>86587.1435311177</text:p>
          </table:table-cell>
          <table:table-cell office:value-type="float" office:value="10883500" calcext:value-type="float">
            <text:p>1.09E+07</text:p>
          </table:table-cell>
          <table:table-cell table:style-name="Default" office:value-type="float" office:value="766206" calcext:value-type="float">
            <text:p>76620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table:formula="of:=([.O71]+1) *100 + 1" office:value-type="float" office:value="6801" calcext:value-type="float">
            <text:p>6801</text:p>
          </table:table-cell>
          <table:table-cell office:value-type="float" office:value="10958700" calcext:value-type="float">
            <text:p>1.10E+07</text:p>
          </table:table-cell>
          <table:table-cell office:value-type="float" office:value="11137800" calcext:value-type="float">
            <text:p>1.11E+07</text:p>
          </table:table-cell>
          <table:table-cell office:value-type="float" office:value="11343100" calcext:value-type="float">
            <text:p>1.13E+07</text:p>
          </table:table-cell>
          <table:table-cell table:style-name="Default" office:value-type="float" office:value="716548" calcext:value-type="float">
            <text:p>716548</text:p>
          </table:table-cell>
          <table:table-cell table:style-name="Default" office:value-type="float" office:value="732153" calcext:value-type="float">
            <text:p>732153</text:p>
          </table:table-cell>
          <table:table-cell table:style-name="Default" office:value-type="float" office:value="778848" calcext:value-type="float">
            <text:p>778848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72] + 1) * 100 + 1" office:value-type="float" office:value="6901" calcext:value-type="float">
            <text:p>6901</text:p>
          </table:table-cell>
          <table:table-cell table:formula="of:=POWER([.B72];2)" office:value-type="float" office:value="47623801" calcext:value-type="float">
            <text:p>47623801</text:p>
          </table:table-cell>
          <table:table-cell table:formula="of:=[.B72]*LOG([.B72];2)" office:value-type="float" office:value="88005.6216414405" calcext:value-type="float">
            <text:p>88005.6216414405</text:p>
          </table:table-cell>
          <table:table-cell office:value-type="float" office:value="11230300" calcext:value-type="float">
            <text:p>1.12E+07</text:p>
          </table:table-cell>
          <table:table-cell table:style-name="Default" office:value-type="float" office:value="779560" calcext:value-type="float">
            <text:p>77956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table:formula="of:=([.O72]+1) *100 + 1" office:value-type="float" office:value="6901" calcext:value-type="float">
            <text:p>6901</text:p>
          </table:table-cell>
          <table:table-cell office:value-type="float" office:value="11204500" calcext:value-type="float">
            <text:p>1.12E+07</text:p>
          </table:table-cell>
          <table:table-cell office:value-type="float" office:value="11475800" calcext:value-type="float">
            <text:p>1.15E+07</text:p>
          </table:table-cell>
          <table:table-cell office:value-type="float" office:value="11839200" calcext:value-type="float">
            <text:p>1.18E+07</text:p>
          </table:table-cell>
          <table:table-cell table:style-name="Default" office:value-type="float" office:value="739664" calcext:value-type="float">
            <text:p>739664</text:p>
          </table:table-cell>
          <table:table-cell table:style-name="Default" office:value-type="float" office:value="755174" calcext:value-type="float">
            <text:p>755174</text:p>
          </table:table-cell>
          <table:table-cell table:style-name="Default" office:value-type="float" office:value="817322" calcext:value-type="float">
            <text:p>817322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3] + 1) * 100 + 1" office:value-type="float" office:value="7001" calcext:value-type="float">
            <text:p>7001</text:p>
          </table:table-cell>
          <table:table-cell table:formula="of:=POWER([.B73];2)" office:value-type="float" office:value="49014001" calcext:value-type="float">
            <text:p>49014001</text:p>
          </table:table-cell>
          <table:table-cell table:formula="of:=[.B73]*LOG([.B73];2)" office:value-type="float" office:value="89426.1903843302" calcext:value-type="float">
            <text:p>89426.1903843302</text:p>
          </table:table-cell>
          <table:table-cell office:value-type="float" office:value="11513700" calcext:value-type="float">
            <text:p>1.15E+07</text:p>
          </table:table-cell>
          <table:table-cell table:style-name="Default" office:value-type="float" office:value="797730" calcext:value-type="float">
            <text:p>79773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69" calcext:value-type="float">
            <text:p>69</text:p>
          </table:table-cell>
          <table:table-cell table:formula="of:=([.O73]+1) *100 + 1" office:value-type="float" office:value="7001" calcext:value-type="float">
            <text:p>7001</text:p>
          </table:table-cell>
          <table:table-cell office:value-type="float" office:value="11534800" calcext:value-type="float">
            <text:p>1.15E+07</text:p>
          </table:table-cell>
          <table:table-cell office:value-type="float" office:value="11744000" calcext:value-type="float">
            <text:p>1.17E+07</text:p>
          </table:table-cell>
          <table:table-cell office:value-type="float" office:value="12013000" calcext:value-type="float">
            <text:p>1.20E+07</text:p>
          </table:table-cell>
          <table:table-cell table:style-name="Default" office:value-type="float" office:value="705432" calcext:value-type="float">
            <text:p>705432</text:p>
          </table:table-cell>
          <table:table-cell table:style-name="Default" office:value-type="float" office:value="719280" calcext:value-type="float">
            <text:p>719280</text:p>
          </table:table-cell>
          <table:table-cell office:value-type="float" office:value="757929" calcext:value-type="float">
            <text:p>7.58E+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4] + 1) * 100 + 1" office:value-type="float" office:value="7101" calcext:value-type="float">
            <text:p>7101</text:p>
          </table:table-cell>
          <table:table-cell table:formula="of:=POWER([.B74];2)" office:value-type="float" office:value="50424201" calcext:value-type="float">
            <text:p>50424201</text:p>
          </table:table-cell>
          <table:table-cell table:formula="of:=[.B74]*LOG([.B74];2)" office:value-type="float" office:value="90848.8198958274" calcext:value-type="float">
            <text:p>90848.8198958274</text:p>
          </table:table-cell>
          <table:table-cell office:value-type="float" office:value="12060000" calcext:value-type="float">
            <text:p>1.21E+07</text:p>
          </table:table-cell>
          <table:table-cell table:style-name="Default" office:value-type="float" office:value="848399" calcext:value-type="float">
            <text:p>84839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0" calcext:value-type="float">
            <text:p>70</text:p>
          </table:table-cell>
          <table:table-cell table:formula="of:=([.O74]+1) *100 + 1" office:value-type="float" office:value="7101" calcext:value-type="float">
            <text:p>7101</text:p>
          </table:table-cell>
          <table:table-cell office:value-type="float" office:value="11842000" calcext:value-type="float">
            <text:p>1.18E+07</text:p>
          </table:table-cell>
          <table:table-cell office:value-type="float" office:value="12265000" calcext:value-type="float">
            <text:p>1.23E+07</text:p>
          </table:table-cell>
          <table:table-cell office:value-type="float" office:value="12578500" calcext:value-type="float">
            <text:p>1.26E+07</text:p>
          </table:table-cell>
          <table:table-cell table:style-name="Default" office:value-type="float" office:value="746023" calcext:value-type="float">
            <text:p>746023</text:p>
          </table:table-cell>
          <table:table-cell table:style-name="Default" office:value-type="float" office:value="763146" calcext:value-type="float">
            <text:p>763146</text:p>
          </table:table-cell>
          <table:table-cell table:style-name="Default" office:value-type="float" office:value="785722" calcext:value-type="float">
            <text:p>785722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5] + 1) * 100 + 1" office:value-type="float" office:value="7201" calcext:value-type="float">
            <text:p>7201</text:p>
          </table:table-cell>
          <table:table-cell table:formula="of:=POWER([.B75];2)" office:value-type="float" office:value="51854401" calcext:value-type="float">
            <text:p>51854401</text:p>
          </table:table-cell>
          <table:table-cell table:formula="of:=[.B75]*LOG([.B75];2)" office:value-type="float" office:value="92273.4811531773" calcext:value-type="float">
            <text:p>92273.4811531773</text:p>
          </table:table-cell>
          <table:table-cell office:value-type="float" office:value="12764000" calcext:value-type="float">
            <text:p>1.28E+07</text:p>
          </table:table-cell>
          <table:table-cell table:style-name="Default" office:value-type="float" office:value="806886" calcext:value-type="float">
            <text:p>80688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1" calcext:value-type="float">
            <text:p>71</text:p>
          </table:table-cell>
          <table:table-cell table:formula="of:=([.O75]+1) *100 + 1" office:value-type="float" office:value="7201" calcext:value-type="float">
            <text:p>7201</text:p>
          </table:table-cell>
          <table:table-cell office:value-type="float" office:value="12191800" calcext:value-type="float">
            <text:p>1.22E+07</text:p>
          </table:table-cell>
          <table:table-cell office:value-type="float" office:value="12533400" calcext:value-type="float">
            <text:p>1.25E+07</text:p>
          </table:table-cell>
          <table:table-cell office:value-type="float" office:value="12923400" calcext:value-type="float">
            <text:p>1.29E+07</text:p>
          </table:table-cell>
          <table:table-cell table:style-name="Default" office:value-type="float" office:value="774253" calcext:value-type="float">
            <text:p>774253</text:p>
          </table:table-cell>
          <table:table-cell table:style-name="Default" office:value-type="float" office:value="798341" calcext:value-type="float">
            <text:p>798341</text:p>
          </table:table-cell>
          <table:table-cell office:value-type="float" office:value="836526" calcext:value-type="float">
            <text:p>8.37E+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6] + 1) * 100 + 1" office:value-type="float" office:value="7301" calcext:value-type="float">
            <text:p>7301</text:p>
          </table:table-cell>
          <table:table-cell table:formula="of:=POWER([.B76];2)" office:value-type="float" office:value="53304601" calcext:value-type="float">
            <text:p>53304601</text:p>
          </table:table-cell>
          <table:table-cell table:formula="of:=[.B76]*LOG([.B76];2)" office:value-type="float" office:value="93700.1459397794" calcext:value-type="float">
            <text:p>93700.1459397794</text:p>
          </table:table-cell>
          <table:table-cell office:value-type="float" office:value="12709700" calcext:value-type="float">
            <text:p>1.27E+07</text:p>
          </table:table-cell>
          <table:table-cell table:style-name="Default" office:value-type="float" office:value="793113" calcext:value-type="float">
            <text:p>79311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2" calcext:value-type="float">
            <text:p>72</text:p>
          </table:table-cell>
          <table:table-cell table:formula="of:=([.O76]+1) *100 + 1" office:value-type="float" office:value="7301" calcext:value-type="float">
            <text:p>7301</text:p>
          </table:table-cell>
          <table:table-cell office:value-type="float" office:value="12476000" calcext:value-type="float">
            <text:p>1.25E+07</text:p>
          </table:table-cell>
          <table:table-cell office:value-type="float" office:value="12802000" calcext:value-type="float">
            <text:p>1.28E+07</text:p>
          </table:table-cell>
          <table:table-cell office:value-type="float" office:value="13021800" calcext:value-type="float">
            <text:p>1.30E+07</text:p>
          </table:table-cell>
          <table:table-cell table:style-name="Default" office:value-type="float" office:value="840099" calcext:value-type="float">
            <text:p>840099</text:p>
          </table:table-cell>
          <table:table-cell table:style-name="Default" office:value-type="float" office:value="878602" calcext:value-type="float">
            <text:p>878602</text:p>
          </table:table-cell>
          <table:table-cell table:style-name="Default" office:value-type="float" office:value="930163" calcext:value-type="float">
            <text:p>93016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7] + 1) * 100 + 1" office:value-type="float" office:value="7401" calcext:value-type="float">
            <text:p>7401</text:p>
          </table:table-cell>
          <table:table-cell table:formula="of:=POWER([.B77];2)" office:value-type="float" office:value="54774801" calcext:value-type="float">
            <text:p>54774801</text:p>
          </table:table-cell>
          <table:table-cell table:formula="of:=[.B77]*LOG([.B77];2)" office:value-type="float" office:value="95128.7868120585" calcext:value-type="float">
            <text:p>95128.7868120585</text:p>
          </table:table-cell>
          <table:table-cell office:value-type="float" office:value="12899000" calcext:value-type="float">
            <text:p>1.29E+07</text:p>
          </table:table-cell>
          <table:table-cell table:style-name="Default" office:value-type="float" office:value="789249" calcext:value-type="float">
            <text:p>78924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3" calcext:value-type="float">
            <text:p>73</text:p>
          </table:table-cell>
          <table:table-cell table:formula="of:=([.O77]+1) *100 + 1" office:value-type="float" office:value="7401" calcext:value-type="float">
            <text:p>7401</text:p>
          </table:table-cell>
          <table:table-cell office:value-type="float" office:value="12875400" calcext:value-type="float">
            <text:p>1.29E+07</text:p>
          </table:table-cell>
          <table:table-cell office:value-type="float" office:value="13175100" calcext:value-type="float">
            <text:p>1.32E+07</text:p>
          </table:table-cell>
          <table:table-cell office:value-type="float" office:value="13607400" calcext:value-type="float">
            <text:p>1.36E+07</text:p>
          </table:table-cell>
          <table:table-cell table:style-name="Default" office:value-type="float" office:value="820440" calcext:value-type="float">
            <text:p>820440</text:p>
          </table:table-cell>
          <table:table-cell table:style-name="Default" office:value-type="float" office:value="847967" calcext:value-type="float">
            <text:p>847967</text:p>
          </table:table-cell>
          <table:table-cell table:style-name="Default" office:value-type="float" office:value="910305" calcext:value-type="float">
            <text:p>9103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8] + 1) * 100 + 1" office:value-type="float" office:value="7501" calcext:value-type="float">
            <text:p>7501</text:p>
          </table:table-cell>
          <table:table-cell table:formula="of:=POWER([.B78];2)" office:value-type="float" office:value="56265001" calcext:value-type="float">
            <text:p>56265001</text:p>
          </table:table-cell>
          <table:table-cell table:formula="of:=[.B78]*LOG([.B78];2)" office:value-type="float" office:value="96559.3770681261" calcext:value-type="float">
            <text:p>96559.3770681261</text:p>
          </table:table-cell>
          <table:table-cell office:value-type="float" office:value="13168100" calcext:value-type="float">
            <text:p>1.32E+07</text:p>
          </table:table-cell>
          <table:table-cell table:style-name="Default" office:value-type="float" office:value="907655" calcext:value-type="float">
            <text:p>907655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4" calcext:value-type="float">
            <text:p>74</text:p>
          </table:table-cell>
          <table:table-cell table:formula="of:=([.O78]+1) *100 + 1" office:value-type="float" office:value="7501" calcext:value-type="float">
            <text:p>7501</text:p>
          </table:table-cell>
          <table:table-cell office:value-type="float" office:value="13370800" calcext:value-type="float">
            <text:p>1.34E+07</text:p>
          </table:table-cell>
          <table:table-cell office:value-type="float" office:value="13597900" calcext:value-type="float">
            <text:p>1.36E+07</text:p>
          </table:table-cell>
          <table:table-cell office:value-type="float" office:value="13886800" calcext:value-type="float">
            <text:p>1.39E+07</text:p>
          </table:table-cell>
          <table:table-cell table:style-name="Default" office:value-type="float" office:value="856081" calcext:value-type="float">
            <text:p>856081</text:p>
          </table:table-cell>
          <table:table-cell table:style-name="Default" office:value-type="float" office:value="873268" calcext:value-type="float">
            <text:p>873268</text:p>
          </table:table-cell>
          <table:table-cell table:style-name="Default" office:value-type="float" office:value="895053" calcext:value-type="float">
            <text:p>89505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9] + 1) * 100 + 1" office:value-type="float" office:value="7601" calcext:value-type="float">
            <text:p>7601</text:p>
          </table:table-cell>
          <table:table-cell table:formula="of:=POWER([.B79];2)" office:value-type="float" office:value="57775201" calcext:value-type="float">
            <text:p>57775201</text:p>
          </table:table-cell>
          <table:table-cell table:formula="of:=[.B79]*LOG([.B79];2)" office:value-type="float" office:value="97991.8907181133" calcext:value-type="float">
            <text:p>97991.8907181133</text:p>
          </table:table-cell>
          <table:table-cell office:value-type="float" office:value="13804900" calcext:value-type="float">
            <text:p>1.38E+07</text:p>
          </table:table-cell>
          <table:table-cell table:style-name="Default" office:value-type="float" office:value="813584" calcext:value-type="float">
            <text:p>813584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5" calcext:value-type="float">
            <text:p>75</text:p>
          </table:table-cell>
          <table:table-cell table:formula="of:=([.O79]+1) *100 + 1" office:value-type="float" office:value="7601" calcext:value-type="float">
            <text:p>7601</text:p>
          </table:table-cell>
          <table:table-cell office:value-type="float" office:value="13694700" calcext:value-type="float">
            <text:p>1.37E+07</text:p>
          </table:table-cell>
          <table:table-cell office:value-type="float" office:value="13943500" calcext:value-type="float">
            <text:p>1.39E+07</text:p>
          </table:table-cell>
          <table:table-cell office:value-type="float" office:value="14284400" calcext:value-type="float">
            <text:p>1.43E+07</text:p>
          </table:table-cell>
          <table:table-cell table:style-name="Default" office:value-type="float" office:value="838461" calcext:value-type="float">
            <text:p>838461</text:p>
          </table:table-cell>
          <table:table-cell table:style-name="Default" office:value-type="float" office:value="856744" calcext:value-type="float">
            <text:p>856744</text:p>
          </table:table-cell>
          <table:table-cell table:style-name="Default" office:value-type="float" office:value="876831" calcext:value-type="float">
            <text:p>876831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80] + 1) * 100 + 1" office:value-type="float" office:value="7701" calcext:value-type="float">
            <text:p>7701</text:p>
          </table:table-cell>
          <table:table-cell table:formula="of:=POWER([.B80];2)" office:value-type="float" office:value="59305401" calcext:value-type="float">
            <text:p>59305401</text:p>
          </table:table-cell>
          <table:table-cell table:formula="of:=[.B80]*LOG([.B80];2)" office:value-type="float" office:value="99426.3024560649" calcext:value-type="float">
            <text:p>99426.3024560649</text:p>
          </table:table-cell>
          <table:table-cell office:value-type="float" office:value="14103800" calcext:value-type="float">
            <text:p>1.41E+07</text:p>
          </table:table-cell>
          <table:table-cell office:value-type="float" office:value="1053350" calcext:value-type="float">
            <text:p>1.05E+06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table:formula="of:=([.O80]+1) *100 + 1" office:value-type="float" office:value="7701" calcext:value-type="float">
            <text:p>7701</text:p>
          </table:table-cell>
          <table:table-cell office:value-type="float" office:value="13984900" calcext:value-type="float">
            <text:p>1.40E+07</text:p>
          </table:table-cell>
          <table:table-cell office:value-type="float" office:value="14301600" calcext:value-type="float">
            <text:p>1.43E+07</text:p>
          </table:table-cell>
          <table:table-cell office:value-type="float" office:value="14572800" calcext:value-type="float">
            <text:p>1.46E+07</text:p>
          </table:table-cell>
          <table:table-cell table:style-name="Default" office:value-type="float" office:value="884870" calcext:value-type="float">
            <text:p>884870</text:p>
          </table:table-cell>
          <table:table-cell table:style-name="Default" office:value-type="float" office:value="916224" calcext:value-type="float">
            <text:p>916224</text:p>
          </table:table-cell>
          <table:table-cell office:value-type="float" office:value="970866" calcext:value-type="float">
            <text:p>9.71E+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81] + 1) * 100 + 1" office:value-type="float" office:value="7801" calcext:value-type="float">
            <text:p>7801</text:p>
          </table:table-cell>
          <table:table-cell table:formula="of:=POWER([.B81];2)" office:value-type="float" office:value="60855601" calcext:value-type="float">
            <text:p>60855601</text:p>
          </table:table-cell>
          <table:table-cell table:formula="of:=[.B81]*LOG([.B81];2)" office:value-type="float" office:value="100862.587633294" calcext:value-type="float">
            <text:p>100862.587633294</text:p>
          </table:table-cell>
          <table:table-cell office:value-type="float" office:value="14262400" calcext:value-type="float">
            <text:p>1.43E+07</text:p>
          </table:table-cell>
          <table:table-cell table:style-name="Default" office:value-type="float" office:value="886333" calcext:value-type="float">
            <text:p>88633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7" calcext:value-type="float">
            <text:p>77</text:p>
          </table:table-cell>
          <table:table-cell table:formula="of:=([.O81]+1) *100 + 1" office:value-type="float" office:value="7801" calcext:value-type="float">
            <text:p>7801</text:p>
          </table:table-cell>
          <table:table-cell office:value-type="float" office:value="14255600" calcext:value-type="float">
            <text:p>1.43E+07</text:p>
          </table:table-cell>
          <table:table-cell office:value-type="float" office:value="15420400" calcext:value-type="float">
            <text:p>1.54E+07</text:p>
          </table:table-cell>
          <table:table-cell office:value-type="float" office:value="21762900" calcext:value-type="float">
            <text:p>2.18E+07</text:p>
          </table:table-cell>
          <table:table-cell table:style-name="Default" office:value-type="float" office:value="913711" calcext:value-type="float">
            <text:p>913711</text:p>
          </table:table-cell>
          <table:table-cell table:style-name="Default" office:value-type="float" office:value="955322" calcext:value-type="float">
            <text:p>955322</text:p>
          </table:table-cell>
          <table:table-cell table:style-name="Default" office:value-type="float" office:value="980525" calcext:value-type="float">
            <text:p>98052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82] + 1) * 100 + 1" office:value-type="float" office:value="7901" calcext:value-type="float">
            <text:p>7901</text:p>
          </table:table-cell>
          <table:table-cell table:formula="of:=POWER([.B82];2)" office:value-type="float" office:value="62425801" calcext:value-type="float">
            <text:p>62425801</text:p>
          </table:table-cell>
          <table:table-cell table:formula="of:=[.B82]*LOG([.B82];2)" office:value-type="float" office:value="102300.722233104" calcext:value-type="float">
            <text:p>102300.722233104</text:p>
          </table:table-cell>
          <table:table-cell office:value-type="float" office:value="14789500" calcext:value-type="float">
            <text:p>1.48E+07</text:p>
          </table:table-cell>
          <table:table-cell table:style-name="Default" office:value-type="float" office:value="902427" calcext:value-type="float">
            <text:p>902427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8" calcext:value-type="float">
            <text:p>78</text:p>
          </table:table-cell>
          <table:table-cell table:formula="of:=([.O82]+1) *100 + 1" office:value-type="float" office:value="7901" calcext:value-type="float">
            <text:p>7901</text:p>
          </table:table-cell>
          <table:table-cell office:value-type="float" office:value="14891000" calcext:value-type="float">
            <text:p>1.49E+07</text:p>
          </table:table-cell>
          <table:table-cell office:value-type="float" office:value="15129000" calcext:value-type="float">
            <text:p>1.51E+07</text:p>
          </table:table-cell>
          <table:table-cell office:value-type="float" office:value="15456300" calcext:value-type="float">
            <text:p>1.55E+07</text:p>
          </table:table-cell>
          <table:table-cell table:style-name="Default" office:value-type="float" office:value="803701" calcext:value-type="float">
            <text:p>803701</text:p>
          </table:table-cell>
          <table:table-cell table:style-name="Default" office:value-type="float" office:value="816860" calcext:value-type="float">
            <text:p>816860</text:p>
          </table:table-cell>
          <table:table-cell table:style-name="Default" office:value-type="float" office:value="845233" calcext:value-type="float">
            <text:p>84523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3] + 1) * 100 + 1" office:value-type="float" office:value="8001" calcext:value-type="float">
            <text:p>8001</text:p>
          </table:table-cell>
          <table:table-cell table:formula="of:=POWER([.B83];2)" office:value-type="float" office:value="64016001" calcext:value-type="float">
            <text:p>64016001</text:p>
          </table:table-cell>
          <table:table-cell table:formula="of:=[.B83]*LOG([.B83];2)" office:value-type="float" office:value="103740.682846787" calcext:value-type="float">
            <text:p>103740.682846787</text:p>
          </table:table-cell>
          <table:table-cell office:value-type="float" office:value="15189500" calcext:value-type="float">
            <text:p>1.52E+07</text:p>
          </table:table-cell>
          <table:table-cell table:style-name="Default" office:value-type="float" office:value="890300" calcext:value-type="float">
            <text:p>890300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9" calcext:value-type="float">
            <text:p>79</text:p>
          </table:table-cell>
          <table:table-cell table:formula="of:=([.O83]+1) *100 + 1" office:value-type="float" office:value="8001" calcext:value-type="float">
            <text:p>8001</text:p>
          </table:table-cell>
          <table:table-cell office:value-type="float" office:value="15116900" calcext:value-type="float">
            <text:p>1.51E+07</text:p>
          </table:table-cell>
          <table:table-cell office:value-type="float" office:value="15454900" calcext:value-type="float">
            <text:p>1.55E+07</text:p>
          </table:table-cell>
          <table:table-cell office:value-type="float" office:value="15797700" calcext:value-type="float">
            <text:p>1.58E+07</text:p>
          </table:table-cell>
          <table:table-cell table:style-name="Default" office:value-type="float" office:value="801714" calcext:value-type="float">
            <text:p>801714</text:p>
          </table:table-cell>
          <table:table-cell table:style-name="Default" office:value-type="float" office:value="847508" calcext:value-type="float">
            <text:p>847508</text:p>
          </table:table-cell>
          <table:table-cell table:style-name="Default" office:value-type="float" office:value="959563" calcext:value-type="float">
            <text:p>959563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4] + 1) * 100 + 1" office:value-type="float" office:value="8101" calcext:value-type="float">
            <text:p>8101</text:p>
          </table:table-cell>
          <table:table-cell table:formula="of:=POWER([.B84];2)" office:value-type="float" office:value="65626201" calcext:value-type="float">
            <text:p>65626201</text:p>
          </table:table-cell>
          <table:table-cell table:formula="of:=[.B84]*LOG([.B84];2)" office:value-type="float" office:value="105182.446650826" calcext:value-type="float">
            <text:p>105182.446650826</text:p>
          </table:table-cell>
          <table:table-cell office:value-type="float" office:value="15623400" calcext:value-type="float">
            <text:p>1.56E+07</text:p>
          </table:table-cell>
          <table:table-cell table:style-name="Default" office:value-type="float" office:value="900613" calcext:value-type="float">
            <text:p>900613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80" calcext:value-type="float">
            <text:p>80</text:p>
          </table:table-cell>
          <table:table-cell table:formula="of:=([.O84]+1) *100 + 1" office:value-type="float" office:value="8101" calcext:value-type="float">
            <text:p>8101</text:p>
          </table:table-cell>
          <table:table-cell office:value-type="float" office:value="15400200" calcext:value-type="float">
            <text:p>1.54E+07</text:p>
          </table:table-cell>
          <table:table-cell office:value-type="float" office:value="15851100" calcext:value-type="float">
            <text:p>1.59E+07</text:p>
          </table:table-cell>
          <table:table-cell office:value-type="float" office:value="16242500" calcext:value-type="float">
            <text:p>1.62E+07</text:p>
          </table:table-cell>
          <table:table-cell table:style-name="Default" office:value-type="float" office:value="800971" calcext:value-type="float">
            <text:p>800971</text:p>
          </table:table-cell>
          <table:table-cell office:value-type="float" office:value="850315" calcext:value-type="float">
            <text:p>8.50E+05</text:p>
          </table:table-cell>
          <table:table-cell office:value-type="float" office:value="1011940" calcext:value-type="float">
            <text:p>1.01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5] + 1) * 100 + 1" office:value-type="float" office:value="8201" calcext:value-type="float">
            <text:p>8201</text:p>
          </table:table-cell>
          <table:table-cell table:formula="of:=POWER([.B85];2)" office:value-type="float" office:value="67256401" calcext:value-type="float">
            <text:p>67256401</text:p>
          </table:table-cell>
          <table:table-cell table:formula="of:=[.B85]*LOG([.B85];2)" office:value-type="float" office:value="106625.991385222" calcext:value-type="float">
            <text:p>106625.991385222</text:p>
          </table:table-cell>
          <table:table-cell office:value-type="float" office:value="15983100" calcext:value-type="float">
            <text:p>1.60E+07</text:p>
          </table:table-cell>
          <table:table-cell table:style-name="Default" office:value-type="float" office:value="923602" calcext:value-type="float">
            <text:p>923602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81" calcext:value-type="float">
            <text:p>81</text:p>
          </table:table-cell>
          <table:table-cell table:formula="of:=([.O85]+1) *100 + 1" office:value-type="float" office:value="8201" calcext:value-type="float">
            <text:p>8201</text:p>
          </table:table-cell>
          <table:table-cell office:value-type="float" office:value="15934500" calcext:value-type="float">
            <text:p>1.59E+07</text:p>
          </table:table-cell>
          <table:table-cell office:value-type="float" office:value="16246500" calcext:value-type="float">
            <text:p>1.62E+07</text:p>
          </table:table-cell>
          <table:table-cell office:value-type="float" office:value="16484000" calcext:value-type="float">
            <text:p>1.65E+07</text:p>
          </table:table-cell>
          <table:table-cell table:style-name="Default" office:value-type="float" office:value="823180" calcext:value-type="float">
            <text:p>823180</text:p>
          </table:table-cell>
          <table:table-cell office:value-type="float" office:value="859454" calcext:value-type="float">
            <text:p>8.59E+05</text:p>
          </table:table-cell>
          <table:table-cell office:value-type="float" office:value="938262" calcext:value-type="float">
            <text:p>9.38E+05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6] + 1) * 100 + 1" office:value-type="float" office:value="8301" calcext:value-type="float">
            <text:p>8301</text:p>
          </table:table-cell>
          <table:table-cell table:formula="of:=POWER([.B86];2)" office:value-type="float" office:value="68906601" calcext:value-type="float">
            <text:p>68906601</text:p>
          </table:table-cell>
          <table:table-cell table:formula="of:=[.B86]*LOG([.B86];2)" office:value-type="float" office:value="108071.295332878" calcext:value-type="float">
            <text:p>108071.295332878</text:p>
          </table:table-cell>
          <table:table-cell office:value-type="float" office:value="16307900" calcext:value-type="float">
            <text:p>1.63E+07</text:p>
          </table:table-cell>
          <table:table-cell table:style-name="Default" office:value-type="float" office:value="909416" calcext:value-type="float">
            <text:p>909416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82" calcext:value-type="float">
            <text:p>82</text:p>
          </table:table-cell>
          <table:table-cell table:formula="of:=([.O86]+1) *100 + 1" office:value-type="float" office:value="8301" calcext:value-type="float">
            <text:p>8301</text:p>
          </table:table-cell>
          <table:table-cell office:value-type="float" office:value="16396200" calcext:value-type="float">
            <text:p>1.64E+07</text:p>
          </table:table-cell>
          <table:table-cell office:value-type="float" office:value="16647300" calcext:value-type="float">
            <text:p>1.66E+07</text:p>
          </table:table-cell>
          <table:table-cell office:value-type="float" office:value="17218400" calcext:value-type="float">
            <text:p>1.72E+07</text:p>
          </table:table-cell>
          <table:table-cell table:style-name="Default" office:value-type="float" office:value="820219" calcext:value-type="float">
            <text:p>820219</text:p>
          </table:table-cell>
          <table:table-cell office:value-type="float" office:value="831485" calcext:value-type="float">
            <text:p>8.31E+05</text:p>
          </table:table-cell>
          <table:table-cell table:style-name="Default" office:value-type="float" office:value="855354" calcext:value-type="float">
            <text:p>855354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7] + 1) * 100 + 1" office:value-type="float" office:value="8401" calcext:value-type="float">
            <text:p>8401</text:p>
          </table:table-cell>
          <table:table-cell table:formula="of:=POWER([.B87];2)" office:value-type="float" office:value="70576801" calcext:value-type="float">
            <text:p>70576801</text:p>
          </table:table-cell>
          <table:table-cell table:formula="of:=[.B87]*LOG([.B87];2)" office:value-type="float" office:value="109518.337299974" calcext:value-type="float">
            <text:p>109518.337299974</text:p>
          </table:table-cell>
          <table:table-cell office:value-type="float" office:value="16704400" calcext:value-type="float">
            <text:p>1.67E+07</text:p>
          </table:table-cell>
          <table:table-cell table:style-name="Default" office:value-type="float" office:value="930319" calcext:value-type="float">
            <text:p>930319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83" calcext:value-type="float">
            <text:p>83</text:p>
          </table:table-cell>
          <table:table-cell table:formula="of:=([.O87]+1) *100 + 1" office:value-type="float" office:value="8401" calcext:value-type="float">
            <text:p>8401</text:p>
          </table:table-cell>
          <table:table-cell office:value-type="float" office:value="16639600" calcext:value-type="float">
            <text:p>1.66E+07</text:p>
          </table:table-cell>
          <table:table-cell office:value-type="float" office:value="17492400" calcext:value-type="float">
            <text:p>1.75E+07</text:p>
          </table:table-cell>
          <table:table-cell office:value-type="float" office:value="20317300" calcext:value-type="float">
            <text:p>2.03E+07</text:p>
          </table:table-cell>
          <table:table-cell table:style-name="Default" office:value-type="float" office:value="887338" calcext:value-type="float">
            <text:p>887338</text:p>
          </table:table-cell>
          <table:table-cell office:value-type="float" office:value="975099" calcext:value-type="float">
            <text:p>9.75E+05</text:p>
          </table:table-cell>
          <table:table-cell office:value-type="float" office:value="1427880" calcext:value-type="float">
            <text:p>1.43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88] + 1) * 100 + 1" office:value-type="float" office:value="8501" calcext:value-type="float">
            <text:p>8501</text:p>
          </table:table-cell>
          <table:table-cell table:formula="of:=POWER([.B88];2)" office:value-type="float" office:value="72267001" calcext:value-type="float">
            <text:p>72267001</text:p>
          </table:table-cell>
          <table:table-cell table:formula="of:=[.B88]*LOG([.B88];2)" office:value-type="float" office:value="110967.096597284" calcext:value-type="float">
            <text:p>110967.096597284</text:p>
          </table:table-cell>
          <table:table-cell office:value-type="float" office:value="17283400" calcext:value-type="float">
            <text:p>1.73E+07</text:p>
          </table:table-cell>
          <table:table-cell table:style-name="Default" office:value-type="float" office:value="979111" calcext:value-type="float">
            <text:p>979111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84" calcext:value-type="float">
            <text:p>84</text:p>
          </table:table-cell>
          <table:table-cell table:formula="of:=([.O88]+1) *100 + 1" office:value-type="float" office:value="8501" calcext:value-type="float">
            <text:p>8501</text:p>
          </table:table-cell>
          <table:table-cell office:value-type="float" office:value="17981600" calcext:value-type="float">
            <text:p>1.80E+07</text:p>
          </table:table-cell>
          <table:table-cell office:value-type="float" office:value="19401500" calcext:value-type="float">
            <text:p>1.94E+07</text:p>
          </table:table-cell>
          <table:table-cell office:value-type="float" office:value="24457200" calcext:value-type="float">
            <text:p>2.45E+07</text:p>
          </table:table-cell>
          <table:table-cell table:style-name="Default" office:value-type="float" office:value="996234" calcext:value-type="float">
            <text:p>996234</text:p>
          </table:table-cell>
          <table:table-cell office:value-type="float" office:value="1043480" calcext:value-type="float">
            <text:p>1.04E+06</text:p>
          </table:table-cell>
          <table:table-cell office:value-type="float" office:value="1086570" calcext:value-type="float">
            <text:p>1.09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89] + 1) * 100 + 1" office:value-type="float" office:value="8601" calcext:value-type="float">
            <text:p>8601</text:p>
          </table:table-cell>
          <table:table-cell table:formula="of:=POWER([.B89];2)" office:value-type="float" office:value="73977201" calcext:value-type="float">
            <text:p>73977201</text:p>
          </table:table-cell>
          <table:table-cell table:formula="of:=[.B89]*LOG([.B89];2)" office:value-type="float" office:value="112417.55302236" calcext:value-type="float">
            <text:p>112417.55302236</text:p>
          </table:table-cell>
          <table:table-cell office:value-type="float" office:value="17590300" calcext:value-type="float">
            <text:p>1.76E+07</text:p>
          </table:table-cell>
          <table:table-cell table:style-name="Default" office:value-type="float" office:value="984578" calcext:value-type="float">
            <text:p>984578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85" calcext:value-type="float">
            <text:p>85</text:p>
          </table:table-cell>
          <table:table-cell table:formula="of:=([.O89]+1) *100 + 1" office:value-type="float" office:value="8601" calcext:value-type="float">
            <text:p>8601</text:p>
          </table:table-cell>
          <table:table-cell office:value-type="float" office:value="18320900" calcext:value-type="float">
            <text:p>1.83E+07</text:p>
          </table:table-cell>
          <table:table-cell office:value-type="float" office:value="18519200" calcext:value-type="float">
            <text:p>1.85E+07</text:p>
          </table:table-cell>
          <table:table-cell office:value-type="float" office:value="18881600" calcext:value-type="float">
            <text:p>1.89E+07</text:p>
          </table:table-cell>
          <table:table-cell table:style-name="Default" office:value-type="float" office:value="993369" calcext:value-type="float">
            <text:p>993369</text:p>
          </table:table-cell>
          <table:table-cell office:value-type="float" office:value="1032640" calcext:value-type="float">
            <text:p>1.03E+06</text:p>
          </table:table-cell>
          <table:table-cell office:value-type="float" office:value="1103580" calcext:value-type="float">
            <text:p>1.10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90] + 1) * 100 + 1" office:value-type="float" office:value="8701" calcext:value-type="float">
            <text:p>8701</text:p>
          </table:table-cell>
          <table:table-cell table:formula="of:=POWER([.B90];2)" office:value-type="float" office:value="75707401" calcext:value-type="float">
            <text:p>75707401</text:p>
          </table:table-cell>
          <table:table-cell table:formula="of:=[.B90]*LOG([.B90];2)" office:value-type="float" office:value="113869.686842561" calcext:value-type="float">
            <text:p>113869.686842561</text:p>
          </table:table-cell>
          <table:table-cell office:value-type="float" office:value="18067500" calcext:value-type="float">
            <text:p>1.81E+07</text:p>
          </table:table-cell>
          <table:table-cell office:value-type="float" office:value="1014120" calcext:value-type="float">
            <text:p>1.01E+06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table:formula="of:=([.O90]+1) *100 + 1" office:value-type="float" office:value="8701" calcext:value-type="float">
            <text:p>8701</text:p>
          </table:table-cell>
          <table:table-cell office:value-type="float" office:value="18177900" calcext:value-type="float">
            <text:p>1.82E+07</text:p>
          </table:table-cell>
          <table:table-cell office:value-type="float" office:value="19730500" calcext:value-type="float">
            <text:p>1.97E+07</text:p>
          </table:table-cell>
          <table:table-cell office:value-type="float" office:value="25516300" calcext:value-type="float">
            <text:p>2.55E+07</text:p>
          </table:table-cell>
          <table:table-cell table:style-name="Default" office:value-type="float" office:value="999902" calcext:value-type="float">
            <text:p>999902</text:p>
          </table:table-cell>
          <table:table-cell office:value-type="float" office:value="1072740" calcext:value-type="float">
            <text:p>1.07E+06</text:p>
          </table:table-cell>
          <table:table-cell office:value-type="float" office:value="1170900" calcext:value-type="float">
            <text:p>1.17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91] + 1) * 100 + 1" office:value-type="float" office:value="8801" calcext:value-type="float">
            <text:p>8801</text:p>
          </table:table-cell>
          <table:table-cell table:formula="of:=POWER([.B91];2)" office:value-type="float" office:value="77457601" calcext:value-type="float">
            <text:p>77457601</text:p>
          </table:table-cell>
          <table:table-cell table:formula="of:=[.B91]*LOG([.B91];2)" office:value-type="float" office:value="115323.478778843" calcext:value-type="float">
            <text:p>115323.478778843</text:p>
          </table:table-cell>
          <table:table-cell office:value-type="float" office:value="19057700" calcext:value-type="float">
            <text:p>1.91E+07</text:p>
          </table:table-cell>
          <table:table-cell office:value-type="float" office:value="1042710" calcext:value-type="float">
            <text:p>1.04E+06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table:formula="of:=([.O91]+1) *100 + 1" office:value-type="float" office:value="8801" calcext:value-type="float">
            <text:p>8801</text:p>
          </table:table-cell>
          <table:table-cell office:value-type="float" office:value="18894200" calcext:value-type="float">
            <text:p>1.89E+07</text:p>
          </table:table-cell>
          <table:table-cell office:value-type="float" office:value="19035200" calcext:value-type="float">
            <text:p>1.90E+07</text:p>
          </table:table-cell>
          <table:table-cell office:value-type="float" office:value="19247900" calcext:value-type="float">
            <text:p>1.92E+07</text:p>
          </table:table-cell>
          <table:table-cell office:value-type="float" office:value="1013860" calcext:value-type="float">
            <text:p>1.01E+06</text:p>
          </table:table-cell>
          <table:table-cell office:value-type="float" office:value="1051770" calcext:value-type="float">
            <text:p>1.05E+06</text:p>
          </table:table-cell>
          <table:table-cell office:value-type="float" office:value="1126030" calcext:value-type="float">
            <text:p>1.13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92] + 1) * 100 + 1" office:value-type="float" office:value="8901" calcext:value-type="float">
            <text:p>8901</text:p>
          </table:table-cell>
          <table:table-cell table:formula="of:=POWER([.B92];2)" office:value-type="float" office:value="79227801" calcext:value-type="float">
            <text:p>79227801</text:p>
          </table:table-cell>
          <table:table-cell table:formula="of:=[.B92]*LOG([.B92];2)" office:value-type="float" office:value="116778.909990305" calcext:value-type="float">
            <text:p>116778.909990305</text:p>
          </table:table-cell>
          <table:table-cell office:value-type="float" office:value="19413100" calcext:value-type="float">
            <text:p>1.94E+07</text:p>
          </table:table-cell>
          <table:table-cell office:value-type="float" office:value="1051970" calcext:value-type="float">
            <text:p>1.05E+06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table:formula="of:=([.O92]+1) *100 + 1" office:value-type="float" office:value="8901" calcext:value-type="float">
            <text:p>8901</text:p>
          </table:table-cell>
          <table:table-cell office:value-type="float" office:value="19208400" calcext:value-type="float">
            <text:p>1.92E+07</text:p>
          </table:table-cell>
          <table:table-cell office:value-type="float" office:value="19780100" calcext:value-type="float">
            <text:p>1.98E+07</text:p>
          </table:table-cell>
          <table:table-cell office:value-type="float" office:value="20140700" calcext:value-type="float">
            <text:p>2.01E+07</text:p>
          </table:table-cell>
          <table:table-cell office:value-type="float" office:value="1044440" calcext:value-type="float">
            <text:p>1.04E+06</text:p>
          </table:table-cell>
          <table:table-cell office:value-type="float" office:value="1092770" calcext:value-type="float">
            <text:p>1.09E+06</text:p>
          </table:table-cell>
          <table:table-cell office:value-type="float" office:value="1186750" calcext:value-type="float">
            <text:p>1.19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93] + 1) * 100 + 1" office:value-type="float" office:value="9001" calcext:value-type="float">
            <text:p>9001</text:p>
          </table:table-cell>
          <table:table-cell table:formula="of:=POWER([.B93];2)" office:value-type="float" office:value="81018001" calcext:value-type="float">
            <text:p>81018001</text:p>
          </table:table-cell>
          <table:table-cell table:formula="of:=[.B93]*LOG([.B93];2)" office:value-type="float" office:value="118235.962059413" calcext:value-type="float">
            <text:p>118235.962059413</text:p>
          </table:table-cell>
          <table:table-cell office:value-type="float" office:value="19253900" calcext:value-type="float">
            <text:p>1.93E+07</text:p>
          </table:table-cell>
          <table:table-cell office:value-type="float" office:value="1017340" calcext:value-type="float">
            <text:p>1.02E+06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table:formula="of:=([.O93]+1) *100 + 1" office:value-type="float" office:value="9001" calcext:value-type="float">
            <text:p>9001</text:p>
          </table:table-cell>
          <table:table-cell office:value-type="float" office:value="19215200" calcext:value-type="float">
            <text:p>1.92E+07</text:p>
          </table:table-cell>
          <table:table-cell office:value-type="float" office:value="19901600" calcext:value-type="float">
            <text:p>1.99E+07</text:p>
          </table:table-cell>
          <table:table-cell office:value-type="float" office:value="20325000" calcext:value-type="float">
            <text:p>2.03E+07</text:p>
          </table:table-cell>
          <table:table-cell office:value-type="float" office:value="1131680" calcext:value-type="float">
            <text:p>1.13E+06</text:p>
          </table:table-cell>
          <table:table-cell office:value-type="float" office:value="1177070" calcext:value-type="float">
            <text:p>1.18E+06</text:p>
          </table:table-cell>
          <table:table-cell office:value-type="float" office:value="1318710" calcext:value-type="float">
            <text:p>1.32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4] + 1) * 100 + 1" office:value-type="float" office:value="9101" calcext:value-type="float">
            <text:p>9101</text:p>
          </table:table-cell>
          <table:table-cell table:formula="of:=POWER([.B94];2)" office:value-type="float" office:value="82828201" calcext:value-type="float">
            <text:p>82828201</text:p>
          </table:table-cell>
          <table:table-cell table:formula="of:=[.B94]*LOG([.B94];2)" office:value-type="float" office:value="119694.616977895" calcext:value-type="float">
            <text:p>119694.616977895</text:p>
          </table:table-cell>
          <table:table-cell office:value-type="float" office:value="19638200" calcext:value-type="float">
            <text:p>1.96E+07</text:p>
          </table:table-cell>
          <table:table-cell office:value-type="float" office:value="1093960" calcext:value-type="float">
            <text:p>1.09E+06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formula="of:=([.O94]+1) *100 + 1" office:value-type="float" office:value="9101" calcext:value-type="float">
            <text:p>9101</text:p>
          </table:table-cell>
          <table:table-cell office:value-type="float" office:value="20450500" calcext:value-type="float">
            <text:p>2.05E+07</text:p>
          </table:table-cell>
          <table:table-cell office:value-type="float" office:value="20914000" calcext:value-type="float">
            <text:p>2.09E+07</text:p>
          </table:table-cell>
          <table:table-cell office:value-type="float" office:value="21493400" calcext:value-type="float">
            <text:p>2.15E+07</text:p>
          </table:table-cell>
          <table:table-cell office:value-type="float" office:value="1174380" calcext:value-type="float">
            <text:p>1.17E+06</text:p>
          </table:table-cell>
          <table:table-cell office:value-type="float" office:value="1197010" calcext:value-type="float">
            <text:p>1.20E+06</text:p>
          </table:table-cell>
          <table:table-cell office:value-type="float" office:value="1239080" calcext:value-type="float">
            <text:p>1.24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5] + 1) * 100 + 1" office:value-type="float" office:value="9201" calcext:value-type="float">
            <text:p>9201</text:p>
          </table:table-cell>
          <table:table-cell table:formula="of:=POWER([.B95];2)" office:value-type="float" office:value="84658401" calcext:value-type="float">
            <text:p>84658401</text:p>
          </table:table-cell>
          <table:table-cell table:formula="of:=[.B95]*LOG([.B95];2)" office:value-type="float" office:value="121154.857133243" calcext:value-type="float">
            <text:p>121154.857133243</text:p>
          </table:table-cell>
          <table:table-cell office:value-type="float" office:value="20282000" calcext:value-type="float">
            <text:p>2.03E+07</text:p>
          </table:table-cell>
          <table:table-cell office:value-type="float" office:value="1077690" calcext:value-type="float">
            <text:p>1.08E+06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table:formula="of:=([.O95]+1) *100 + 1" office:value-type="float" office:value="9201" calcext:value-type="float">
            <text:p>9201</text:p>
          </table:table-cell>
          <table:table-cell office:value-type="float" office:value="20038400" calcext:value-type="float">
            <text:p>2.00E+07</text:p>
          </table:table-cell>
          <table:table-cell office:value-type="float" office:value="20921700" calcext:value-type="float">
            <text:p>2.09E+07</text:p>
          </table:table-cell>
          <table:table-cell office:value-type="float" office:value="21255300" calcext:value-type="float">
            <text:p>2.13E+07</text:p>
          </table:table-cell>
          <table:table-cell office:value-type="float" office:value="1107260" calcext:value-type="float">
            <text:p>1.11E+06</text:p>
          </table:table-cell>
          <table:table-cell office:value-type="float" office:value="1171500" calcext:value-type="float">
            <text:p>1.17E+06</text:p>
          </table:table-cell>
          <table:table-cell office:value-type="float" office:value="1390230" calcext:value-type="float">
            <text:p>1.39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6] + 1) * 100 + 1" office:value-type="float" office:value="9301" calcext:value-type="float">
            <text:p>9301</text:p>
          </table:table-cell>
          <table:table-cell table:formula="of:=POWER([.B96];2)" office:value-type="float" office:value="86508601" calcext:value-type="float">
            <text:p>86508601</text:p>
          </table:table-cell>
          <table:table-cell table:formula="of:=[.B96]*LOG([.B96];2)" office:value-type="float" office:value="122616.665295813" calcext:value-type="float">
            <text:p>122616.665295813</text:p>
          </table:table-cell>
          <table:table-cell office:value-type="float" office:value="20511200" calcext:value-type="float">
            <text:p>2.05E+07</text:p>
          </table:table-cell>
          <table:table-cell office:value-type="float" office:value="1061220" calcext:value-type="float">
            <text:p>1.06E+06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formula="of:=([.O96]+1) *100 + 1" office:value-type="float" office:value="9301" calcext:value-type="float">
            <text:p>9301</text:p>
          </table:table-cell>
          <table:table-cell office:value-type="float" office:value="20427600" calcext:value-type="float">
            <text:p>2.04E+07</text:p>
          </table:table-cell>
          <table:table-cell office:value-type="float" office:value="20707800" calcext:value-type="float">
            <text:p>2.07E+07</text:p>
          </table:table-cell>
          <table:table-cell office:value-type="float" office:value="21042400" calcext:value-type="float">
            <text:p>2.10E+07</text:p>
          </table:table-cell>
          <table:table-cell office:value-type="float" office:value="1105640" calcext:value-type="float">
            <text:p>1.11E+06</text:p>
          </table:table-cell>
          <table:table-cell office:value-type="float" office:value="1182120" calcext:value-type="float">
            <text:p>1.18E+06</text:p>
          </table:table-cell>
          <table:table-cell office:value-type="float" office:value="1338160" calcext:value-type="float">
            <text:p>1.34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7] + 1) * 100 + 1" office:value-type="float" office:value="9401" calcext:value-type="float">
            <text:p>9401</text:p>
          </table:table-cell>
          <table:table-cell table:formula="of:=POWER([.B97];2)" office:value-type="float" office:value="88378801" calcext:value-type="float">
            <text:p>88378801</text:p>
          </table:table-cell>
          <table:table-cell table:formula="of:=[.B97]*LOG([.B97];2)" office:value-type="float" office:value="124080.024606471" calcext:value-type="float">
            <text:p>124080.024606471</text:p>
          </table:table-cell>
          <table:table-cell office:value-type="float" office:value="21104700" calcext:value-type="float">
            <text:p>2.11E+07</text:p>
          </table:table-cell>
          <table:table-cell office:value-type="float" office:value="1051100" calcext:value-type="float">
            <text:p>1.05E+06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table:formula="of:=([.O97]+1) *100 + 1" office:value-type="float" office:value="9401" calcext:value-type="float">
            <text:p>9401</text:p>
          </table:table-cell>
          <table:table-cell office:value-type="float" office:value="20766800" calcext:value-type="float">
            <text:p>2.08E+07</text:p>
          </table:table-cell>
          <table:table-cell office:value-type="float" office:value="21218900" calcext:value-type="float">
            <text:p>2.12E+07</text:p>
          </table:table-cell>
          <table:table-cell office:value-type="float" office:value="21803500" calcext:value-type="float">
            <text:p>2.18E+07</text:p>
          </table:table-cell>
          <table:table-cell table:style-name="Default" office:value-type="float" office:value="955752" calcext:value-type="float">
            <text:p>955752</text:p>
          </table:table-cell>
          <table:table-cell office:value-type="float" office:value="1006290" calcext:value-type="float">
            <text:p>1.01E+06</text:p>
          </table:table-cell>
          <table:table-cell office:value-type="float" office:value="1145210" calcext:value-type="float">
            <text:p>1.15E+06</text:p>
          </table:table-cell>
          <table:table-cell table:number-columns-repeated="7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98] + 1) * 100 + 1" office:value-type="float" office:value="9501" calcext:value-type="float">
            <text:p>9501</text:p>
          </table:table-cell>
          <table:table-cell table:formula="of:=POWER([.B98];2)" office:value-type="float" office:value="90269001" calcext:value-type="float">
            <text:p>90269001</text:p>
          </table:table-cell>
          <table:table-cell table:formula="of:=[.B98]*LOG([.B98];2)" office:value-type="float" office:value="125544.918564772" calcext:value-type="float">
            <text:p>125544.918564772</text:p>
          </table:table-cell>
          <table:table-cell office:value-type="float" office:value="21419100" calcext:value-type="float">
            <text:p>2.14E+07</text:p>
          </table:table-cell>
          <table:table-cell office:value-type="float" office:value="1075400" calcext:value-type="float">
            <text:p>1.08E+06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table:formula="of:=([.O98]+1) *100 + 1" office:value-type="float" office:value="9501" calcext:value-type="float">
            <text:p>9501</text:p>
          </table:table-cell>
          <table:table-cell office:value-type="float" office:value="21386000" calcext:value-type="float">
            <text:p>2.14E+07</text:p>
          </table:table-cell>
          <table:table-cell office:value-type="float" office:value="21751200" calcext:value-type="float">
            <text:p>2.18E+07</text:p>
          </table:table-cell>
          <table:table-cell office:value-type="float" office:value="22133800" calcext:value-type="float">
            <text:p>2.21E+07</text:p>
          </table:table-cell>
          <table:table-cell office:value-type="float" office:value="972891" calcext:value-type="float">
            <text:p>9.73E+05</text:p>
          </table:table-cell>
          <table:table-cell office:value-type="float" office:value="1039460" calcext:value-type="float">
            <text:p>1.04E+06</text:p>
          </table:table-cell>
          <table:table-cell office:value-type="float" office:value="1148020" calcext:value-type="float">
            <text:p>1.15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99] + 1) * 100 + 1" office:value-type="float" office:value="9601" calcext:value-type="float">
            <text:p>9601</text:p>
          </table:table-cell>
          <table:table-cell table:formula="of:=POWER([.B99];2)" office:value-type="float" office:value="92179201" calcext:value-type="float">
            <text:p>92179201</text:p>
          </table:table-cell>
          <table:table-cell table:formula="of:=[.B99]*LOG([.B99];2)" office:value-type="float" office:value="127011.33101763" calcext:value-type="float">
            <text:p>127011.33101763</text:p>
          </table:table-cell>
          <table:table-cell office:value-type="float" office:value="21864000" calcext:value-type="float">
            <text:p>2.19E+07</text:p>
          </table:table-cell>
          <table:table-cell office:value-type="float" office:value="1065860" calcext:value-type="float">
            <text:p>1.07E+06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table:formula="of:=([.O99]+1) *100 + 1" office:value-type="float" office:value="9601" calcext:value-type="float">
            <text:p>9601</text:p>
          </table:table-cell>
          <table:table-cell office:value-type="float" office:value="22330500" calcext:value-type="float">
            <text:p>2.23E+07</text:p>
          </table:table-cell>
          <table:table-cell office:value-type="float" office:value="23054500" calcext:value-type="float">
            <text:p>2.31E+07</text:p>
          </table:table-cell>
          <table:table-cell office:value-type="float" office:value="23374500" calcext:value-type="float">
            <text:p>2.34E+07</text:p>
          </table:table-cell>
          <table:table-cell office:value-type="float" office:value="1015070" calcext:value-type="float">
            <text:p>1.02E+06</text:p>
          </table:table-cell>
          <table:table-cell office:value-type="float" office:value="1023010" calcext:value-type="float">
            <text:p>1.02E+06</text:p>
          </table:table-cell>
          <table:table-cell office:value-type="float" office:value="1031060" calcext:value-type="float">
            <text:p>1.03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100] + 1) * 100 + 1" office:value-type="float" office:value="9701" calcext:value-type="float">
            <text:p>9701</text:p>
          </table:table-cell>
          <table:table-cell table:formula="of:=POWER([.B100];2)" office:value-type="float" office:value="94109401" calcext:value-type="float">
            <text:p>94109401</text:p>
          </table:table-cell>
          <table:table-cell table:formula="of:=[.B100]*LOG([.B100];2)" office:value-type="float" office:value="128479.246148466" calcext:value-type="float">
            <text:p>128479.246148466</text:p>
          </table:table-cell>
          <table:table-cell office:value-type="float" office:value="22309400" calcext:value-type="float">
            <text:p>2.23E+07</text:p>
          </table:table-cell>
          <table:table-cell office:value-type="float" office:value="1090950" calcext:value-type="float">
            <text:p>1.09E+06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table:formula="of:=([.O100]+1) *100 + 1" office:value-type="float" office:value="9701" calcext:value-type="float">
            <text:p>9701</text:p>
          </table:table-cell>
          <table:table-cell office:value-type="float" office:value="22914800" calcext:value-type="float">
            <text:p>2.29E+07</text:p>
          </table:table-cell>
          <table:table-cell office:value-type="float" office:value="23452900" calcext:value-type="float">
            <text:p>2.35E+07</text:p>
          </table:table-cell>
          <table:table-cell office:value-type="float" office:value="23910900" calcext:value-type="float">
            <text:p>2.39E+07</text:p>
          </table:table-cell>
          <table:table-cell office:value-type="float" office:value="978414" calcext:value-type="float">
            <text:p>9.78E+05</text:p>
          </table:table-cell>
          <table:table-cell office:value-type="float" office:value="1046020" calcext:value-type="float">
            <text:p>1.05E+06</text:p>
          </table:table-cell>
          <table:table-cell office:value-type="float" office:value="1186490" calcext:value-type="float">
            <text:p>1.19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101] + 1) * 100 + 1" office:value-type="float" office:value="9801" calcext:value-type="float">
            <text:p>9801</text:p>
          </table:table-cell>
          <table:table-cell table:formula="of:=POWER([.B101];2)" office:value-type="float" office:value="96059601" calcext:value-type="float">
            <text:p>96059601</text:p>
          </table:table-cell>
          <table:table-cell table:formula="of:=[.B101]*LOG([.B101];2)" office:value-type="float" office:value="129948.648466801" calcext:value-type="float">
            <text:p>129948.648466801</text:p>
          </table:table-cell>
          <table:table-cell office:value-type="float" office:value="22713800" calcext:value-type="float">
            <text:p>2.27E+07</text:p>
          </table:table-cell>
          <table:table-cell office:value-type="float" office:value="1069530" calcext:value-type="float">
            <text:p>1.07E+06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table:formula="of:=([.O101]+1) *100 + 1" office:value-type="float" office:value="9801" calcext:value-type="float">
            <text:p>9801</text:p>
          </table:table-cell>
          <table:table-cell office:value-type="float" office:value="22964600" calcext:value-type="float">
            <text:p>2.30E+07</text:p>
          </table:table-cell>
          <table:table-cell office:value-type="float" office:value="23530000" calcext:value-type="float">
            <text:p>2.35E+07</text:p>
          </table:table-cell>
          <table:table-cell office:value-type="float" office:value="24126600" calcext:value-type="float">
            <text:p>2.41E+07</text:p>
          </table:table-cell>
          <table:table-cell office:value-type="float" office:value="1076000" calcext:value-type="float">
            <text:p>1.08E+06</text:p>
          </table:table-cell>
          <table:table-cell office:value-type="float" office:value="1116260" calcext:value-type="float">
            <text:p>1.12E+06</text:p>
          </table:table-cell>
          <table:table-cell office:value-type="float" office:value="1185260" calcext:value-type="float">
            <text:p>1.19E+06</text:p>
          </table:table-cell>
          <table:table-cell table:number-columns-repeated="7"/>
          <table:table-cell table:style-name="ce1"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102] + 1) * 100 + 1" office:value-type="float" office:value="9901" calcext:value-type="float">
            <text:p>9901</text:p>
          </table:table-cell>
          <table:table-cell table:formula="of:=POWER([.B102];2)" office:value-type="float" office:value="98029801" calcext:value-type="float">
            <text:p>98029801</text:p>
          </table:table-cell>
          <table:table-cell table:formula="of:=[.B102]*LOG([.B102];2)" office:value-type="float" office:value="131419.52279827" calcext:value-type="float">
            <text:p>131419.52279827</text:p>
          </table:table-cell>
          <table:table-cell office:value-type="float" office:value="23231700" calcext:value-type="float">
            <text:p>2.32E+07</text:p>
          </table:table-cell>
          <table:table-cell office:value-type="float" office:value="1046790" calcext:value-type="float">
            <text:p>1.05E+06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table:formula="of:=([.O102]+1) *100 + 1" office:value-type="float" office:value="9901" calcext:value-type="float">
            <text:p>9901</text:p>
          </table:table-cell>
          <table:table-cell office:value-type="float" office:value="23609300" calcext:value-type="float">
            <text:p>2.36E+07</text:p>
          </table:table-cell>
          <table:table-cell office:value-type="float" office:value="23970600" calcext:value-type="float">
            <text:p>2.40E+07</text:p>
          </table:table-cell>
          <table:table-cell office:value-type="float" office:value="24203400" calcext:value-type="float">
            <text:p>2.42E+07</text:p>
          </table:table-cell>
          <table:table-cell office:value-type="float" office:value="1069420" calcext:value-type="float">
            <text:p>1.07E+06</text:p>
          </table:table-cell>
          <table:table-cell office:value-type="float" office:value="1128560" calcext:value-type="float">
            <text:p>1.13E+06</text:p>
          </table:table-cell>
          <table:table-cell office:value-type="float" office:value="1210910" calcext:value-type="float">
            <text:p>1.21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03] + 1) * 100 + 1" office:value-type="float" office:value="10001" calcext:value-type="float">
            <text:p>10001</text:p>
          </table:table-cell>
          <table:table-cell table:formula="of:=POWER([.B103];2)" office:value-type="float" office:value="100020001" calcext:value-type="float">
            <text:p>100020001</text:p>
          </table:table-cell>
          <table:table-cell table:formula="of:=[.B103]*LOG([.B103];2)" office:value-type="float" office:value="132891.854275047" calcext:value-type="float">
            <text:p>132891.854275047</text:p>
          </table:table-cell>
          <table:table-cell office:value-type="float" office:value="23911000" calcext:value-type="float">
            <text:p>2.39E+07</text:p>
          </table:table-cell>
          <table:table-cell office:value-type="float" office:value="1261660" calcext:value-type="float">
            <text:p>1.26E+06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table:formula="of:=([.O103]+1) *100 + 1" office:value-type="float" office:value="10001" calcext:value-type="float">
            <text:p>10001</text:p>
          </table:table-cell>
          <table:table-cell office:value-type="float" office:value="23908900" calcext:value-type="float">
            <text:p>2.39E+07</text:p>
          </table:table-cell>
          <table:table-cell office:value-type="float" office:value="24834000" calcext:value-type="float">
            <text:p>2.48E+07</text:p>
          </table:table-cell>
          <table:table-cell office:value-type="float" office:value="25423700" calcext:value-type="float">
            <text:p>2.54E+07</text:p>
          </table:table-cell>
          <table:table-cell office:value-type="float" office:value="1161370" calcext:value-type="float">
            <text:p>1.16E+06</text:p>
          </table:table-cell>
          <table:table-cell office:value-type="float" office:value="1173190" calcext:value-type="float">
            <text:p>1.17E+06</text:p>
          </table:table-cell>
          <table:table-cell office:value-type="float" office:value="1209660" calcext:value-type="float">
            <text:p>1.21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4] + 1) * 100 + 1" office:value-type="float" office:value="10101" calcext:value-type="float">
            <text:p>10101</text:p>
          </table:table-cell>
          <table:table-cell table:formula="of:=POWER([.B104];2)" office:value-type="float" office:value="102030201" calcext:value-type="float">
            <text:p>102030201</text:p>
          </table:table-cell>
          <table:table-cell table:formula="of:=[.B104]*LOG([.B104];2)" office:value-type="float" office:value="134365.628326649" calcext:value-type="float">
            <text:p>134365.628326649</text:p>
          </table:table-cell>
          <table:table-cell office:value-type="float" office:value="24593400" calcext:value-type="float">
            <text:p>2.46E+07</text:p>
          </table:table-cell>
          <table:table-cell office:value-type="float" office:value="1181450" calcext:value-type="float">
            <text:p>1.18E+0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O104]+1) *100 + 1" office:value-type="float" office:value="10101" calcext:value-type="float">
            <text:p>10101</text:p>
          </table:table-cell>
          <table:table-cell office:value-type="float" office:value="24733400" calcext:value-type="float">
            <text:p>2.47E+07</text:p>
          </table:table-cell>
          <table:table-cell office:value-type="float" office:value="25200700" calcext:value-type="float">
            <text:p>2.52E+07</text:p>
          </table:table-cell>
          <table:table-cell office:value-type="float" office:value="25628400" calcext:value-type="float">
            <text:p>2.56E+07</text:p>
          </table:table-cell>
          <table:table-cell office:value-type="float" office:value="1110580" calcext:value-type="float">
            <text:p>1.11E+06</text:p>
          </table:table-cell>
          <table:table-cell office:value-type="float" office:value="1147560" calcext:value-type="float">
            <text:p>1.15E+06</text:p>
          </table:table-cell>
          <table:table-cell office:value-type="float" office:value="1268650" calcext:value-type="float">
            <text:p>1.27E+06</text:p>
          </table:table-cell>
          <table:table-cell table:number-columns-repeated="7"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105] + 1) * 100 + 1" office:value-type="float" office:value="10201" calcext:value-type="float">
            <text:p>10201</text:p>
          </table:table-cell>
          <table:table-cell table:formula="of:=POWER([.B105];2)" office:value-type="float" office:value="104060401" calcext:value-type="float">
            <text:p>104060401</text:p>
          </table:table-cell>
          <table:table-cell table:formula="of:=[.B105]*LOG([.B105];2)" office:value-type="float" office:value="135840.830671102" calcext:value-type="float">
            <text:p>135840.830671102</text:p>
          </table:table-cell>
          <table:table-cell office:value-type="float" office:value="24555100" calcext:value-type="float">
            <text:p>2.46E+07</text:p>
          </table:table-cell>
          <table:table-cell office:value-type="float" office:value="1259020" calcext:value-type="float">
            <text:p>1.26E+06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 table:formula="of:=([.O105]+1) *100 + 1" office:value-type="float" office:value="10201" calcext:value-type="float">
            <text:p>10201</text:p>
          </table:table-cell>
          <table:table-cell office:value-type="float" office:value="25407400" calcext:value-type="float">
            <text:p>2.54E+07</text:p>
          </table:table-cell>
          <table:table-cell office:value-type="float" office:value="26700300" calcext:value-type="float">
            <text:p>2.67E+07</text:p>
          </table:table-cell>
          <table:table-cell office:value-type="float" office:value="30333200" calcext:value-type="float">
            <text:p>3.03E+07</text:p>
          </table:table-cell>
          <table:table-cell office:value-type="float" office:value="1141730" calcext:value-type="float">
            <text:p>1.14E+06</text:p>
          </table:table-cell>
          <table:table-cell office:value-type="float" office:value="1208350" calcext:value-type="float">
            <text:p>1.21E+06</text:p>
          </table:table-cell>
          <table:table-cell office:value-type="float" office:value="1251010" calcext:value-type="float">
            <text:p>1.25E+06</text:p>
          </table:table-cell>
          <table:table-cell table:number-columns-repeated="7"/>
          <table:table-cell table:style-name="ce1"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106] + 1) * 100 + 1" office:value-type="float" office:value="10301" calcext:value-type="float">
            <text:p>10301</text:p>
          </table:table-cell>
          <table:table-cell table:formula="of:=POWER([.B106];2)" office:value-type="float" office:value="106110601" calcext:value-type="float">
            <text:p>106110601</text:p>
          </table:table-cell>
          <table:table-cell table:formula="of:=[.B106]*LOG([.B106];2)" office:value-type="float" office:value="137317.447306456" calcext:value-type="float">
            <text:p>137317.447306456</text:p>
          </table:table-cell>
          <table:table-cell office:value-type="float" office:value="25365600" calcext:value-type="float">
            <text:p>2.54E+07</text:p>
          </table:table-cell>
          <table:table-cell office:value-type="float" office:value="1197400" calcext:value-type="float">
            <text:p>1.20E+06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formula="of:=([.O106]+1) *100 + 1" office:value-type="float" office:value="10301" calcext:value-type="float">
            <text:p>10301</text:p>
          </table:table-cell>
          <table:table-cell office:value-type="float" office:value="25629500" calcext:value-type="float">
            <text:p>2.56E+07</text:p>
          </table:table-cell>
          <table:table-cell office:value-type="float" office:value="26492300" calcext:value-type="float">
            <text:p>2.65E+07</text:p>
          </table:table-cell>
          <table:table-cell office:value-type="float" office:value="26979300" calcext:value-type="float">
            <text:p>2.70E+07</text:p>
          </table:table-cell>
          <table:table-cell office:value-type="float" office:value="1116180" calcext:value-type="float">
            <text:p>1.12E+06</text:p>
          </table:table-cell>
          <table:table-cell office:value-type="float" office:value="1149300" calcext:value-type="float">
            <text:p>1.15E+06</text:p>
          </table:table-cell>
          <table:table-cell office:value-type="float" office:value="1303880" calcext:value-type="float">
            <text:p>1.30E+06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107] + 1) * 100 + 1" office:value-type="float" office:value="10401" calcext:value-type="float">
            <text:p>10401</text:p>
          </table:table-cell>
          <table:table-cell table:formula="of:=POWER([.B107];2)" office:value-type="float" office:value="108180801" calcext:value-type="float">
            <text:p>108180801</text:p>
          </table:table-cell>
          <table:table-cell table:formula="of:=[.B107]*LOG([.B107];2)" office:value-type="float" office:value="138795.464502631" calcext:value-type="float">
            <text:p>138795.464502631</text:p>
          </table:table-cell>
          <table:table-cell office:value-type="float" office:value="25756900" calcext:value-type="float">
            <text:p>2.58E+07</text:p>
          </table:table-cell>
          <table:table-cell office:value-type="float" office:value="1211170" calcext:value-type="float">
            <text:p>1.21E+06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formula="of:=([.O107]+1) *100 + 1" office:value-type="float" office:value="10401" calcext:value-type="float">
            <text:p>10401</text:p>
          </table:table-cell>
          <table:table-cell office:value-type="float" office:value="25915700" calcext:value-type="float">
            <text:p>2.59E+07</text:p>
          </table:table-cell>
          <table:table-cell office:value-type="float" office:value="26443900" calcext:value-type="float">
            <text:p>2.64E+07</text:p>
          </table:table-cell>
          <table:table-cell office:value-type="float" office:value="27205800" calcext:value-type="float">
            <text:p>2.72E+07</text:p>
          </table:table-cell>
          <table:table-cell office:value-type="float" office:value="1118940" calcext:value-type="float">
            <text:p>1.12E+06</text:p>
          </table:table-cell>
          <table:table-cell office:value-type="float" office:value="1187880" calcext:value-type="float">
            <text:p>1.19E+06</text:p>
          </table:table-cell>
          <table:table-cell office:value-type="float" office:value="1337420" calcext:value-type="float">
            <text:p>1.34E+06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108] + 1) * 100 + 1" office:value-type="float" office:value="10501" calcext:value-type="float">
            <text:p>10501</text:p>
          </table:table-cell>
          <table:table-cell table:formula="of:=POWER([.B108];2)" office:value-type="float" office:value="110271001" calcext:value-type="float">
            <text:p>110271001</text:p>
          </table:table-cell>
          <table:table-cell table:formula="of:=[.B108]*LOG([.B108];2)" office:value-type="float" office:value="140274.868793575" calcext:value-type="float">
            <text:p>140274.868793575</text:p>
          </table:table-cell>
          <table:table-cell office:value-type="float" office:value="26317400" calcext:value-type="float">
            <text:p>2.63E+07</text:p>
          </table:table-cell>
          <table:table-cell office:value-type="float" office:value="1189950" calcext:value-type="float">
            <text:p>1.19E+06</text:p>
          </table:table-cell>
          <table:table-cell table:number-columns-repeated="8"/>
          <table:table-cell office:value-type="float" office:value="104" calcext:value-type="float">
            <text:p>104</text:p>
          </table:table-cell>
          <table:table-cell table:formula="of:=([.O108]+1) *100 + 1" office:value-type="float" office:value="10501" calcext:value-type="float">
            <text:p>10501</text:p>
          </table:table-cell>
          <table:table-cell office:value-type="float" office:value="26224900" calcext:value-type="float">
            <text:p>2.62E+07</text:p>
          </table:table-cell>
          <table:table-cell office:value-type="float" office:value="26876400" calcext:value-type="float">
            <text:p>2.69E+07</text:p>
          </table:table-cell>
          <table:table-cell office:value-type="float" office:value="28155400" calcext:value-type="float">
            <text:p>2.82E+07</text:p>
          </table:table-cell>
          <table:table-cell office:value-type="float" office:value="1206040" calcext:value-type="float">
            <text:p>1.21E+06</text:p>
          </table:table-cell>
          <table:table-cell office:value-type="float" office:value="1233920" calcext:value-type="float">
            <text:p>1.23E+06</text:p>
          </table:table-cell>
          <table:table-cell office:value-type="float" office:value="1333450" calcext:value-type="float">
            <text:p>1.33E+06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09] + 1) * 100 + 1" office:value-type="float" office:value="10601" calcext:value-type="float">
            <text:p>10601</text:p>
          </table:table-cell>
          <table:table-cell table:formula="of:=POWER([.B109];2)" office:value-type="float" office:value="112381201" calcext:value-type="float">
            <text:p>112381201</text:p>
          </table:table-cell>
          <table:table-cell table:formula="of:=[.B109]*LOG([.B109];2)" office:value-type="float" office:value="141755.646969717" calcext:value-type="float">
            <text:p>141755.646969717</text:p>
          </table:table-cell>
          <table:table-cell office:value-type="float" office:value="26985800" calcext:value-type="float">
            <text:p>2.70E+07</text:p>
          </table:table-cell>
          <table:table-cell office:value-type="float" office:value="1203100" calcext:value-type="float">
            <text:p>1.20E+06</text:p>
          </table:table-cell>
          <table:table-cell table:number-columns-repeated="8"/>
          <table:table-cell office:value-type="float" office:value="105" calcext:value-type="float">
            <text:p>105</text:p>
          </table:table-cell>
          <table:table-cell table:formula="of:=([.O109]+1) *100 + 1" office:value-type="float" office:value="10601" calcext:value-type="float">
            <text:p>10601</text:p>
          </table:table-cell>
          <table:table-cell office:value-type="float" office:value="26745700" calcext:value-type="float">
            <text:p>2.67E+07</text:p>
          </table:table-cell>
          <table:table-cell office:value-type="float" office:value="27735600" calcext:value-type="float">
            <text:p>2.77E+07</text:p>
          </table:table-cell>
          <table:table-cell office:value-type="float" office:value="28946800" calcext:value-type="float">
            <text:p>2.89E+07</text:p>
          </table:table-cell>
          <table:table-cell office:value-type="float" office:value="1137810" calcext:value-type="float">
            <text:p>1.14E+06</text:p>
          </table:table-cell>
          <table:table-cell office:value-type="float" office:value="1203170" calcext:value-type="float">
            <text:p>1.20E+06</text:p>
          </table:table-cell>
          <table:table-cell office:value-type="float" office:value="1308670" calcext:value-type="float">
            <text:p>1.31E+06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110] + 1) * 100 + 1" office:value-type="float" office:value="10701" calcext:value-type="float">
            <text:p>10701</text:p>
          </table:table-cell>
          <table:table-cell table:formula="of:=POWER([.B110];2)" office:value-type="float" office:value="114511401" calcext:value-type="float">
            <text:p>114511401</text:p>
          </table:table-cell>
          <table:table-cell table:formula="of:=[.B110]*LOG([.B110];2)" office:value-type="float" office:value="143237.786070712" calcext:value-type="float">
            <text:p>143237.786070712</text:p>
          </table:table-cell>
          <table:table-cell office:value-type="float" office:value="27484400" calcext:value-type="float">
            <text:p>2.75E+07</text:p>
          </table:table-cell>
          <table:table-cell office:value-type="float" office:value="1311850" calcext:value-type="float">
            <text:p>1.31E+06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 table:formula="of:=([.O110]+1) *100 + 1" office:value-type="float" office:value="10701" calcext:value-type="float">
            <text:p>10701</text:p>
          </table:table-cell>
          <table:table-cell office:value-type="float" office:value="27412200" calcext:value-type="float">
            <text:p>2.74E+07</text:p>
          </table:table-cell>
          <table:table-cell office:value-type="float" office:value="27618100" calcext:value-type="float">
            <text:p>2.76E+07</text:p>
          </table:table-cell>
          <table:table-cell office:value-type="float" office:value="27960100" calcext:value-type="float">
            <text:p>2.80E+07</text:p>
          </table:table-cell>
          <table:table-cell office:value-type="float" office:value="1176040" calcext:value-type="float">
            <text:p>1.18E+06</text:p>
          </table:table-cell>
          <table:table-cell office:value-type="float" office:value="1270240" calcext:value-type="float">
            <text:p>1.27E+06</text:p>
          </table:table-cell>
          <table:table-cell office:value-type="float" office:value="1470480" calcext:value-type="float">
            <text:p>1.47E+06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11] + 1) * 100 + 1" office:value-type="float" office:value="10801" calcext:value-type="float">
            <text:p>10801</text:p>
          </table:table-cell>
          <table:table-cell table:formula="of:=POWER([.B111];2)" office:value-type="float" office:value="116661601" calcext:value-type="float">
            <text:p>116661601</text:p>
          </table:table-cell>
          <table:table-cell table:formula="of:=[.B111]*LOG([.B111];2)" office:value-type="float" office:value="144721.273378455" calcext:value-type="float">
            <text:p>144721.273378455</text:p>
          </table:table-cell>
          <table:table-cell office:value-type="float" office:value="28457600" calcext:value-type="float">
            <text:p>2.85E+07</text:p>
          </table:table-cell>
          <table:table-cell office:value-type="float" office:value="1352380" calcext:value-type="float">
            <text:p>1.35E+06</text:p>
          </table:table-cell>
          <table:table-cell table:number-columns-repeated="8"/>
          <table:table-cell office:value-type="float" office:value="107" calcext:value-type="float">
            <text:p>107</text:p>
          </table:table-cell>
          <table:table-cell table:formula="of:=([.O111]+1) *100 + 1" office:value-type="float" office:value="10801" calcext:value-type="float">
            <text:p>10801</text:p>
          </table:table-cell>
          <table:table-cell office:value-type="float" office:value="27722100" calcext:value-type="float">
            <text:p>2.77E+07</text:p>
          </table:table-cell>
          <table:table-cell office:value-type="float" office:value="28147000" calcext:value-type="float">
            <text:p>2.81E+07</text:p>
          </table:table-cell>
          <table:table-cell office:value-type="float" office:value="28730000" calcext:value-type="float">
            <text:p>2.87E+07</text:p>
          </table:table-cell>
          <table:table-cell office:value-type="float" office:value="1172970" calcext:value-type="float">
            <text:p>1.17E+06</text:p>
          </table:table-cell>
          <table:table-cell office:value-type="float" office:value="1199570" calcext:value-type="float">
            <text:p>1.20E+06</text:p>
          </table:table-cell>
          <table:table-cell office:value-type="float" office:value="1272820" calcext:value-type="float">
            <text:p>1.27E+06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12] + 1) * 100 + 1" office:value-type="float" office:value="10901" calcext:value-type="float">
            <text:p>10901</text:p>
          </table:table-cell>
          <table:table-cell table:formula="of:=POWER([.B112];2)" office:value-type="float" office:value="118831801" calcext:value-type="float">
            <text:p>118831801</text:p>
          </table:table-cell>
          <table:table-cell table:formula="of:=[.B112]*LOG([.B112];2)" office:value-type="float" office:value="146206.096410345" calcext:value-type="float">
            <text:p>146206.096410345</text:p>
          </table:table-cell>
          <table:table-cell office:value-type="float" office:value="29501500" calcext:value-type="float">
            <text:p>2.95E+07</text:p>
          </table:table-cell>
          <table:table-cell office:value-type="float" office:value="1338100" calcext:value-type="float">
            <text:p>1.34E+06</text:p>
          </table:table-cell>
          <table:table-cell table:number-columns-repeated="8"/>
          <table:table-cell office:value-type="float" office:value="108" calcext:value-type="float">
            <text:p>108</text:p>
          </table:table-cell>
          <table:table-cell table:formula="of:=([.O112]+1) *100 + 1" office:value-type="float" office:value="10901" calcext:value-type="float">
            <text:p>10901</text:p>
          </table:table-cell>
          <table:table-cell office:value-type="float" office:value="28364000" calcext:value-type="float">
            <text:p>2.84E+07</text:p>
          </table:table-cell>
          <table:table-cell office:value-type="float" office:value="28702800" calcext:value-type="float">
            <text:p>2.87E+07</text:p>
          </table:table-cell>
          <table:table-cell office:value-type="float" office:value="29597400" calcext:value-type="float">
            <text:p>2.96E+07</text:p>
          </table:table-cell>
          <table:table-cell office:value-type="float" office:value="1191120" calcext:value-type="float">
            <text:p>1.19E+06</text:p>
          </table:table-cell>
          <table:table-cell office:value-type="float" office:value="1256770" calcext:value-type="float">
            <text:p>1.26E+06</text:p>
          </table:table-cell>
          <table:table-cell office:value-type="float" office:value="1399840" calcext:value-type="float">
            <text:p>1.40E+06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113] + 1) * 100 + 1" office:value-type="float" office:value="11001" calcext:value-type="float">
            <text:p>11001</text:p>
          </table:table-cell>
          <table:table-cell table:formula="of:=POWER([.B113];2)" office:value-type="float" office:value="121022001" calcext:value-type="float">
            <text:p>121022001</text:p>
          </table:table-cell>
          <table:table-cell table:formula="of:=[.B113]*LOG([.B113];2)" office:value-type="float" office:value="147692.242912812" calcext:value-type="float">
            <text:p>147692.242912812</text:p>
          </table:table-cell>
          <table:table-cell office:value-type="float" office:value="30177500" calcext:value-type="float">
            <text:p>3.02E+07</text:p>
          </table:table-cell>
          <table:table-cell office:value-type="float" office:value="1400100" calcext:value-type="float">
            <text:p>1.40E+06</text:p>
          </table:table-cell>
          <table:table-cell table:number-columns-repeated="8"/>
          <table:table-cell office:value-type="float" office:value="109" calcext:value-type="float">
            <text:p>109</text:p>
          </table:table-cell>
          <table:table-cell table:formula="of:=([.O113]+1) *100 + 1" office:value-type="float" office:value="11001" calcext:value-type="float">
            <text:p>11001</text:p>
          </table:table-cell>
          <table:table-cell office:value-type="float" office:value="28718100" calcext:value-type="float">
            <text:p>2.87E+07</text:p>
          </table:table-cell>
          <table:table-cell office:value-type="float" office:value="29412400" calcext:value-type="float">
            <text:p>2.94E+07</text:p>
          </table:table-cell>
          <table:table-cell office:value-type="float" office:value="30396900" calcext:value-type="float">
            <text:p>3.04E+07</text:p>
          </table:table-cell>
          <table:table-cell office:value-type="float" office:value="1315750" calcext:value-type="float">
            <text:p>1.32E+06</text:p>
          </table:table-cell>
          <table:table-cell office:value-type="float" office:value="1327580" calcext:value-type="float">
            <text:p>1.33E+06</text:p>
          </table:table-cell>
          <table:table-cell office:value-type="float" office:value="1342200" calcext:value-type="float">
            <text:p>1.34E+0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14] + 1) * 100 + 1" office:value-type="float" office:value="11101" calcext:value-type="float">
            <text:p>11101</text:p>
          </table:table-cell>
          <table:table-cell table:formula="of:=POWER([.B114];2)" office:value-type="float" office:value="123232201" calcext:value-type="float">
            <text:p>123232201</text:p>
          </table:table-cell>
          <table:table-cell table:formula="of:=[.B114]*LOG([.B114];2)" office:value-type="float" office:value="149179.700855067" calcext:value-type="float">
            <text:p>149179.700855067</text:p>
          </table:table-cell>
          <table:table-cell office:value-type="float" office:value="30860700" calcext:value-type="float">
            <text:p>3.09E+07</text:p>
          </table:table-cell>
          <table:table-cell office:value-type="float" office:value="1394320" calcext:value-type="float">
            <text:p>1.39E+0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formula="of:=([.O114]+1) *100 + 1" office:value-type="float" office:value="11101" calcext:value-type="float">
            <text:p>11101</text:p>
          </table:table-cell>
          <table:table-cell office:value-type="float" office:value="29450900" calcext:value-type="float">
            <text:p>2.95E+07</text:p>
          </table:table-cell>
          <table:table-cell office:value-type="float" office:value="30223500" calcext:value-type="float">
            <text:p>3.02E+07</text:p>
          </table:table-cell>
          <table:table-cell office:value-type="float" office:value="31470800" calcext:value-type="float">
            <text:p>3.15E+07</text:p>
          </table:table-cell>
          <table:table-cell office:value-type="float" office:value="1304910" calcext:value-type="float">
            <text:p>1.30E+06</text:p>
          </table:table-cell>
          <table:table-cell office:value-type="float" office:value="1349760" calcext:value-type="float">
            <text:p>1.35E+06</text:p>
          </table:table-cell>
          <table:table-cell office:value-type="float" office:value="1509050" calcext:value-type="float">
            <text:p>1.51E+06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15] + 1) * 100 + 1" office:value-type="float" office:value="11201" calcext:value-type="float">
            <text:p>11201</text:p>
          </table:table-cell>
          <table:table-cell table:formula="of:=POWER([.B115];2)" office:value-type="float" office:value="125462401" calcext:value-type="float">
            <text:p>125462401</text:p>
          </table:table-cell>
          <table:table-cell table:formula="of:=[.B115]*LOG([.B115];2)" office:value-type="float" office:value="150668.458423079" calcext:value-type="float">
            <text:p>150668.458423079</text:p>
          </table:table-cell>
          <table:table-cell office:value-type="float" office:value="31404900" calcext:value-type="float">
            <text:p>3.14E+07</text:p>
          </table:table-cell>
          <table:table-cell office:value-type="float" office:value="1470040" calcext:value-type="float">
            <text:p>1.47E+06</text:p>
          </table:table-cell>
          <table:table-cell table:number-columns-repeated="8"/>
          <table:table-cell office:value-type="float" office:value="111" calcext:value-type="float">
            <text:p>111</text:p>
          </table:table-cell>
          <table:table-cell table:formula="of:=([.O115]+1) *100 + 1" office:value-type="float" office:value="11201" calcext:value-type="float">
            <text:p>11201</text:p>
          </table:table-cell>
          <table:table-cell office:value-type="float" office:value="29839500" calcext:value-type="float">
            <text:p>2.98E+07</text:p>
          </table:table-cell>
          <table:table-cell office:value-type="float" office:value="30358300" calcext:value-type="float">
            <text:p>3.04E+07</text:p>
          </table:table-cell>
          <table:table-cell office:value-type="float" office:value="30997100" calcext:value-type="float">
            <text:p>3.10E+07</text:p>
          </table:table-cell>
          <table:table-cell office:value-type="float" office:value="1213470" calcext:value-type="float">
            <text:p>1.21E+06</text:p>
          </table:table-cell>
          <table:table-cell office:value-type="float" office:value="1258880" calcext:value-type="float">
            <text:p>1.26E+06</text:p>
          </table:table-cell>
          <table:table-cell office:value-type="float" office:value="1454410" calcext:value-type="float">
            <text:p>1.45E+06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16] + 1) * 100 + 1" office:value-type="float" office:value="11301" calcext:value-type="float">
            <text:p>11301</text:p>
          </table:table-cell>
          <table:table-cell table:formula="of:=POWER([.B116];2)" office:value-type="float" office:value="127712601" calcext:value-type="float">
            <text:p>127712601</text:p>
          </table:table-cell>
          <table:table-cell table:formula="of:=[.B116]*LOG([.B116];2)" office:value-type="float" office:value="152158.504013773" calcext:value-type="float">
            <text:p>152158.504013773</text:p>
          </table:table-cell>
          <table:table-cell office:value-type="float" office:value="31407200" calcext:value-type="float">
            <text:p>3.14E+07</text:p>
          </table:table-cell>
          <table:table-cell office:value-type="float" office:value="1516180" calcext:value-type="float">
            <text:p>1.52E+06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formula="of:=([.O116]+1) *100 + 1" office:value-type="float" office:value="11301" calcext:value-type="float">
            <text:p>11301</text:p>
          </table:table-cell>
          <table:table-cell office:value-type="float" office:value="30418800" calcext:value-type="float">
            <text:p>3.04E+07</text:p>
          </table:table-cell>
          <table:table-cell office:value-type="float" office:value="30786200" calcext:value-type="float">
            <text:p>3.08E+07</text:p>
          </table:table-cell>
          <table:table-cell office:value-type="float" office:value="31126000" calcext:value-type="float">
            <text:p>3.11E+07</text:p>
          </table:table-cell>
          <table:table-cell office:value-type="float" office:value="1381110" calcext:value-type="float">
            <text:p>1.38E+06</text:p>
          </table:table-cell>
          <table:table-cell office:value-type="float" office:value="1433680" calcext:value-type="float">
            <text:p>1.43E+06</text:p>
          </table:table-cell>
          <table:table-cell office:value-type="float" office:value="1499350" calcext:value-type="float">
            <text:p>1.50E+06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17] + 1) * 100 + 1" office:value-type="float" office:value="11401" calcext:value-type="float">
            <text:p>11401</text:p>
          </table:table-cell>
          <table:table-cell table:formula="of:=POWER([.B117];2)" office:value-type="float" office:value="129982801" calcext:value-type="float">
            <text:p>129982801</text:p>
          </table:table-cell>
          <table:table-cell table:formula="of:=[.B117]*LOG([.B117];2)" office:value-type="float" office:value="153649.826229429" calcext:value-type="float">
            <text:p>153649.826229429</text:p>
          </table:table-cell>
          <table:table-cell office:value-type="float" office:value="31799500" calcext:value-type="float">
            <text:p>3.18E+07</text:p>
          </table:table-cell>
          <table:table-cell office:value-type="float" office:value="1512130" calcext:value-type="float">
            <text:p>1.51E+06</text:p>
          </table:table-cell>
          <table:table-cell table:number-columns-repeated="8"/>
          <table:table-cell office:value-type="float" office:value="113" calcext:value-type="float">
            <text:p>113</text:p>
          </table:table-cell>
          <table:table-cell table:formula="of:=([.O117]+1) *100 + 1" office:value-type="float" office:value="11401" calcext:value-type="float">
            <text:p>11401</text:p>
          </table:table-cell>
          <table:table-cell office:value-type="float" office:value="30814600" calcext:value-type="float">
            <text:p>3.08E+07</text:p>
          </table:table-cell>
          <table:table-cell office:value-type="float" office:value="31781500" calcext:value-type="float">
            <text:p>3.18E+07</text:p>
          </table:table-cell>
          <table:table-cell office:value-type="float" office:value="32821200" calcext:value-type="float">
            <text:p>3.28E+07</text:p>
          </table:table-cell>
          <table:table-cell office:value-type="float" office:value="1338780" calcext:value-type="float">
            <text:p>1.34E+06</text:p>
          </table:table-cell>
          <table:table-cell office:value-type="float" office:value="1399490" calcext:value-type="float">
            <text:p>1.40E+06</text:p>
          </table:table-cell>
          <table:table-cell office:value-type="float" office:value="1657360" calcext:value-type="float">
            <text:p>1.66E+06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118] + 1) * 100 + 1" office:value-type="float" office:value="11501" calcext:value-type="float">
            <text:p>11501</text:p>
          </table:table-cell>
          <table:table-cell table:formula="of:=POWER([.B118];2)" office:value-type="float" office:value="132273001" calcext:value-type="float">
            <text:p>132273001</text:p>
          </table:table-cell>
          <table:table-cell table:formula="of:=[.B118]*LOG([.B118];2)" office:value-type="float" office:value="155142.413872275" calcext:value-type="float">
            <text:p>155142.413872275</text:p>
          </table:table-cell>
          <table:table-cell office:value-type="float" office:value="32226600" calcext:value-type="float">
            <text:p>3.22E+07</text:p>
          </table:table-cell>
          <table:table-cell office:value-type="float" office:value="1588550" calcext:value-type="float">
            <text:p>1.59E+06</text:p>
          </table:table-cell>
          <table:table-cell table:number-columns-repeated="8"/>
          <table:table-cell office:value-type="float" office:value="114" calcext:value-type="float">
            <text:p>114</text:p>
          </table:table-cell>
          <table:table-cell table:formula="of:=([.O118]+1) *100 + 1" office:value-type="float" office:value="11501" calcext:value-type="float">
            <text:p>11501</text:p>
          </table:table-cell>
          <table:table-cell office:value-type="float" office:value="31720600" calcext:value-type="float">
            <text:p>3.17E+07</text:p>
          </table:table-cell>
          <table:table-cell office:value-type="float" office:value="31967200" calcext:value-type="float">
            <text:p>3.20E+07</text:p>
          </table:table-cell>
          <table:table-cell office:value-type="float" office:value="32878800" calcext:value-type="float">
            <text:p>3.29E+07</text:p>
          </table:table-cell>
          <table:table-cell office:value-type="float" office:value="1307430" calcext:value-type="float">
            <text:p>1.31E+06</text:p>
          </table:table-cell>
          <table:table-cell office:value-type="float" office:value="1359220" calcext:value-type="float">
            <text:p>1.36E+06</text:p>
          </table:table-cell>
          <table:table-cell office:value-type="float" office:value="1525550" calcext:value-type="float">
            <text:p>1.53E+06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19] + 1) * 100 + 1" office:value-type="float" office:value="11601" calcext:value-type="float">
            <text:p>11601</text:p>
          </table:table-cell>
          <table:table-cell table:formula="of:=POWER([.B119];2)" office:value-type="float" office:value="134583201" calcext:value-type="float">
            <text:p>134583201</text:p>
          </table:table-cell>
          <table:table-cell table:formula="of:=[.B119]*LOG([.B119];2)" office:value-type="float" office:value="156636.255939276" calcext:value-type="float">
            <text:p>156636.255939276</text:p>
          </table:table-cell>
          <table:table-cell office:value-type="float" office:value="32649100" calcext:value-type="float">
            <text:p>3.26E+07</text:p>
          </table:table-cell>
          <table:table-cell office:value-type="float" office:value="1348810" calcext:value-type="float">
            <text:p>1.35E+06</text:p>
          </table:table-cell>
          <table:table-cell table:number-columns-repeated="8"/>
          <table:table-cell office:value-type="float" office:value="115" calcext:value-type="float">
            <text:p>115</text:p>
          </table:table-cell>
          <table:table-cell table:formula="of:=([.O119]+1) *100 + 1" office:value-type="float" office:value="11601" calcext:value-type="float">
            <text:p>11601</text:p>
          </table:table-cell>
          <table:table-cell office:value-type="float" office:value="32115900" calcext:value-type="float">
            <text:p>3.21E+07</text:p>
          </table:table-cell>
          <table:table-cell office:value-type="float" office:value="32609600" calcext:value-type="float">
            <text:p>3.26E+07</text:p>
          </table:table-cell>
          <table:table-cell office:value-type="float" office:value="33245800" calcext:value-type="float">
            <text:p>3.32E+07</text:p>
          </table:table-cell>
          <table:table-cell office:value-type="float" office:value="1243110" calcext:value-type="float">
            <text:p>1.24E+06</text:p>
          </table:table-cell>
          <table:table-cell office:value-type="float" office:value="1331670" calcext:value-type="float">
            <text:p>1.33E+06</text:p>
          </table:table-cell>
          <table:table-cell office:value-type="float" office:value="1522130" calcext:value-type="float">
            <text:p>1.52E+06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20] + 1) * 100 + 1" office:value-type="float" office:value="11701" calcext:value-type="float">
            <text:p>11701</text:p>
          </table:table-cell>
          <table:table-cell table:formula="of:=POWER([.B120];2)" office:value-type="float" office:value="136913401" calcext:value-type="float">
            <text:p>136913401</text:p>
          </table:table-cell>
          <table:table-cell table:formula="of:=[.B120]*LOG([.B120];2)" office:value-type="float" office:value="158131.341617092" calcext:value-type="float">
            <text:p>158131.341617092</text:p>
          </table:table-cell>
          <table:table-cell office:value-type="float" office:value="32879000" calcext:value-type="float">
            <text:p>3.29E+07</text:p>
          </table:table-cell>
          <table:table-cell office:value-type="float" office:value="1417340" calcext:value-type="float">
            <text:p>1.42E+06</text:p>
          </table:table-cell>
          <table:table-cell table:number-columns-repeated="8"/>
          <table:table-cell office:value-type="float" office:value="116" calcext:value-type="float">
            <text:p>116</text:p>
          </table:table-cell>
          <table:table-cell table:formula="of:=([.O120]+1) *100 + 1" office:value-type="float" office:value="11701" calcext:value-type="float">
            <text:p>11701</text:p>
          </table:table-cell>
          <table:table-cell office:value-type="float" office:value="32666600" calcext:value-type="float">
            <text:p>3.27E+07</text:p>
          </table:table-cell>
          <table:table-cell office:value-type="float" office:value="32864600" calcext:value-type="float">
            <text:p>3.29E+07</text:p>
          </table:table-cell>
          <table:table-cell office:value-type="float" office:value="33399300" calcext:value-type="float">
            <text:p>3.34E+07</text:p>
          </table:table-cell>
          <table:table-cell office:value-type="float" office:value="1262740" calcext:value-type="float">
            <text:p>1.26E+06</text:p>
          </table:table-cell>
          <table:table-cell office:value-type="float" office:value="1286510" calcext:value-type="float">
            <text:p>1.29E+06</text:p>
          </table:table-cell>
          <table:table-cell office:value-type="float" office:value="1337200" calcext:value-type="float">
            <text:p>1.34E+06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121] + 1) * 100 + 1" office:value-type="float" office:value="11801" calcext:value-type="float">
            <text:p>11801</text:p>
          </table:table-cell>
          <table:table-cell table:formula="of:=POWER([.B121];2)" office:value-type="float" office:value="139263601" calcext:value-type="float">
            <text:p>139263601</text:p>
          </table:table-cell>
          <table:table-cell table:formula="of:=[.B121]*LOG([.B121];2)" office:value-type="float" office:value="159627.660277221" calcext:value-type="float">
            <text:p>159627.660277221</text:p>
          </table:table-cell>
          <table:table-cell office:value-type="float" office:value="33431900" calcext:value-type="float">
            <text:p>3.34E+07</text:p>
          </table:table-cell>
          <table:table-cell office:value-type="float" office:value="1418200" calcext:value-type="float">
            <text:p>1.42E+06</text:p>
          </table:table-cell>
          <table:table-cell table:number-columns-repeated="8"/>
          <table:table-cell office:value-type="float" office:value="117" calcext:value-type="float">
            <text:p>117</text:p>
          </table:table-cell>
          <table:table-cell table:formula="of:=([.O121]+1) *100 + 1" office:value-type="float" office:value="11801" calcext:value-type="float">
            <text:p>11801</text:p>
          </table:table-cell>
          <table:table-cell office:value-type="float" office:value="33300100" calcext:value-type="float">
            <text:p>3.33E+07</text:p>
          </table:table-cell>
          <table:table-cell office:value-type="float" office:value="34728300" calcext:value-type="float">
            <text:p>3.47E+07</text:p>
          </table:table-cell>
          <table:table-cell office:value-type="float" office:value="38097000" calcext:value-type="float">
            <text:p>3.81E+07</text:p>
          </table:table-cell>
          <table:table-cell office:value-type="float" office:value="1348480" calcext:value-type="float">
            <text:p>1.35E+06</text:p>
          </table:table-cell>
          <table:table-cell office:value-type="float" office:value="1396180" calcext:value-type="float">
            <text:p>1.40E+06</text:p>
          </table:table-cell>
          <table:table-cell office:value-type="float" office:value="1606640" calcext:value-type="float">
            <text:p>1.61E+06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122] + 1) * 100 + 1" office:value-type="float" office:value="11901" calcext:value-type="float">
            <text:p>11901</text:p>
          </table:table-cell>
          <table:table-cell table:formula="of:=POWER([.B122];2)" office:value-type="float" office:value="141633801" calcext:value-type="float">
            <text:p>141633801</text:p>
          </table:table-cell>
          <table:table-cell table:formula="of:=[.B122]*LOG([.B122];2)" office:value-type="float" office:value="161125.201471293" calcext:value-type="float">
            <text:p>161125.201471293</text:p>
          </table:table-cell>
          <table:table-cell office:value-type="float" office:value="33777800" calcext:value-type="float">
            <text:p>3.38E+07</text:p>
          </table:table-cell>
          <table:table-cell office:value-type="float" office:value="1438260" calcext:value-type="float">
            <text:p>1.44E+06</text:p>
          </table:table-cell>
          <table:table-cell table:number-columns-repeated="8"/>
          <table:table-cell office:value-type="float" office:value="118" calcext:value-type="float">
            <text:p>118</text:p>
          </table:table-cell>
          <table:table-cell table:formula="of:=([.O122]+1) *100 + 1" office:value-type="float" office:value="11901" calcext:value-type="float">
            <text:p>11901</text:p>
          </table:table-cell>
          <table:table-cell office:value-type="float" office:value="34329200" calcext:value-type="float">
            <text:p>3.43E+07</text:p>
          </table:table-cell>
          <table:table-cell office:value-type="float" office:value="35222900" calcext:value-type="float">
            <text:p>3.52E+07</text:p>
          </table:table-cell>
          <table:table-cell office:value-type="float" office:value="35829700" calcext:value-type="float">
            <text:p>3.58E+07</text:p>
          </table:table-cell>
          <table:table-cell office:value-type="float" office:value="1343590" calcext:value-type="float">
            <text:p>1.34E+06</text:p>
          </table:table-cell>
          <table:table-cell office:value-type="float" office:value="1435260" calcext:value-type="float">
            <text:p>1.44E+06</text:p>
          </table:table-cell>
          <table:table-cell office:value-type="float" office:value="1612420" calcext:value-type="float">
            <text:p>1.61E+06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123] + 1) * 100 + 1" office:value-type="float" office:value="12001" calcext:value-type="float">
            <text:p>12001</text:p>
          </table:table-cell>
          <table:table-cell table:formula="of:=POWER([.B123];2)" office:value-type="float" office:value="144024001" calcext:value-type="float">
            <text:p>144024001</text:p>
          </table:table-cell>
          <table:table-cell table:formula="of:=[.B123]*LOG([.B123];2)" office:value-type="float" office:value="162623.954926536" calcext:value-type="float">
            <text:p>162623.954926536</text:p>
          </table:table-cell>
          <table:table-cell office:value-type="float" office:value="34771500" calcext:value-type="float">
            <text:p>3.48E+07</text:p>
          </table:table-cell>
          <table:table-cell office:value-type="float" office:value="1695920" calcext:value-type="float">
            <text:p>1.70E+06</text:p>
          </table:table-cell>
          <table:table-cell table:number-columns-repeated="8"/>
          <table:table-cell office:value-type="float" office:value="119" calcext:value-type="float">
            <text:p>119</text:p>
          </table:table-cell>
          <table:table-cell table:formula="of:=([.O123]+1) *100 + 1" office:value-type="float" office:value="12001" calcext:value-type="float">
            <text:p>12001</text:p>
          </table:table-cell>
          <table:table-cell office:value-type="float" office:value="34395400" calcext:value-type="float">
            <text:p>3.44E+07</text:p>
          </table:table-cell>
          <table:table-cell office:value-type="float" office:value="35615400" calcext:value-type="float">
            <text:p>3.56E+07</text:p>
          </table:table-cell>
          <table:table-cell office:value-type="float" office:value="36471300" calcext:value-type="float">
            <text:p>3.65E+07</text:p>
          </table:table-cell>
          <table:table-cell office:value-type="float" office:value="1441940" calcext:value-type="float">
            <text:p>1.44E+06</text:p>
          </table:table-cell>
          <table:table-cell office:value-type="float" office:value="1493350" calcext:value-type="float">
            <text:p>1.49E+06</text:p>
          </table:table-cell>
          <table:table-cell office:value-type="float" office:value="1575190" calcext:value-type="float">
            <text:p>1.58E+06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4] + 1) * 100 + 1" office:value-type="float" office:value="12101" calcext:value-type="float">
            <text:p>12101</text:p>
          </table:table-cell>
          <table:table-cell table:formula="of:=POWER([.B124];2)" office:value-type="float" office:value="146434201" calcext:value-type="float">
            <text:p>146434201</text:p>
          </table:table-cell>
          <table:table-cell table:formula="of:=[.B124]*LOG([.B124];2)" office:value-type="float" office:value="164123.910541379" calcext:value-type="float">
            <text:p>164123.910541379</text:p>
          </table:table-cell>
          <table:table-cell office:value-type="float" office:value="35937700" calcext:value-type="float">
            <text:p>3.59E+07</text:p>
          </table:table-cell>
          <table:table-cell office:value-type="float" office:value="1556910" calcext:value-type="float">
            <text:p>1.56E+0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O124]+1) *100 + 1" office:value-type="float" office:value="12101" calcext:value-type="float">
            <text:p>12101</text:p>
          </table:table-cell>
          <table:table-cell office:value-type="float" office:value="35341600" calcext:value-type="float">
            <text:p>3.53E+07</text:p>
          </table:table-cell>
          <table:table-cell office:value-type="float" office:value="36258700" calcext:value-type="float">
            <text:p>3.63E+07</text:p>
          </table:table-cell>
          <table:table-cell office:value-type="float" office:value="36663800" calcext:value-type="float">
            <text:p>3.67E+07</text:p>
          </table:table-cell>
          <table:table-cell office:value-type="float" office:value="1452650" calcext:value-type="float">
            <text:p>1.45E+06</text:p>
          </table:table-cell>
          <table:table-cell office:value-type="float" office:value="1519110" calcext:value-type="float">
            <text:p>1.52E+06</text:p>
          </table:table-cell>
          <table:table-cell office:value-type="float" office:value="1697430" calcext:value-type="float">
            <text:p>1.70E+06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25] + 1) * 100 + 1" office:value-type="float" office:value="12201" calcext:value-type="float">
            <text:p>12201</text:p>
          </table:table-cell>
          <table:table-cell table:formula="of:=POWER([.B125];2)" office:value-type="float" office:value="148864401" calcext:value-type="float">
            <text:p>148864401</text:p>
          </table:table-cell>
          <table:table-cell table:formula="of:=[.B125]*LOG([.B125];2)" office:value-type="float" office:value="165625.058381212" calcext:value-type="float">
            <text:p>165625.058381212</text:p>
          </table:table-cell>
          <table:table-cell office:value-type="float" office:value="36844700" calcext:value-type="float">
            <text:p>3.68E+07</text:p>
          </table:table-cell>
          <table:table-cell office:value-type="float" office:value="1456450" calcext:value-type="float">
            <text:p>1.46E+06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formula="of:=([.O125]+1) *100 + 1" office:value-type="float" office:value="12201" calcext:value-type="float">
            <text:p>12201</text:p>
          </table:table-cell>
          <table:table-cell office:value-type="float" office:value="36428300" calcext:value-type="float">
            <text:p>3.64E+07</text:p>
          </table:table-cell>
          <table:table-cell office:value-type="float" office:value="37427900" calcext:value-type="float">
            <text:p>3.74E+07</text:p>
          </table:table-cell>
          <table:table-cell office:value-type="float" office:value="38070500" calcext:value-type="float">
            <text:p>3.81E+07</text:p>
          </table:table-cell>
          <table:table-cell office:value-type="float" office:value="1448380" calcext:value-type="float">
            <text:p>1.45E+06</text:p>
          </table:table-cell>
          <table:table-cell office:value-type="float" office:value="1496160" calcext:value-type="float">
            <text:p>1.50E+06</text:p>
          </table:table-cell>
          <table:table-cell office:value-type="float" office:value="1571820" calcext:value-type="float">
            <text:p>1.57E+06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6] + 1) * 100 + 1" office:value-type="float" office:value="12301" calcext:value-type="float">
            <text:p>12301</text:p>
          </table:table-cell>
          <table:table-cell table:formula="of:=POWER([.B126];2)" office:value-type="float" office:value="151314601" calcext:value-type="float">
            <text:p>151314601</text:p>
          </table:table-cell>
          <table:table-cell table:formula="of:=[.B126]*LOG([.B126];2)" office:value-type="float" office:value="167127.388674282" calcext:value-type="float">
            <text:p>167127.388674282</text:p>
          </table:table-cell>
          <table:table-cell office:value-type="float" office:value="37477800" calcext:value-type="float">
            <text:p>3.75E+07</text:p>
          </table:table-cell>
          <table:table-cell office:value-type="float" office:value="1526930" calcext:value-type="float">
            <text:p>1.53E+06</text:p>
          </table:table-cell>
          <table:table-cell table:number-columns-repeated="8"/>
          <table:table-cell office:value-type="float" office:value="122" calcext:value-type="float">
            <text:p>122</text:p>
          </table:table-cell>
          <table:table-cell table:formula="of:=([.O126]+1) *100 + 1" office:value-type="float" office:value="12301" calcext:value-type="float">
            <text:p>12301</text:p>
          </table:table-cell>
          <table:table-cell office:value-type="float" office:value="36149500" calcext:value-type="float">
            <text:p>3.61E+07</text:p>
          </table:table-cell>
          <table:table-cell office:value-type="float" office:value="36832500" calcext:value-type="float">
            <text:p>3.68E+07</text:p>
          </table:table-cell>
          <table:table-cell office:value-type="float" office:value="38020800" calcext:value-type="float">
            <text:p>3.80E+07</text:p>
          </table:table-cell>
          <table:table-cell office:value-type="float" office:value="1407680" calcext:value-type="float">
            <text:p>1.41E+06</text:p>
          </table:table-cell>
          <table:table-cell office:value-type="float" office:value="1476400" calcext:value-type="float">
            <text:p>1.48E+06</text:p>
          </table:table-cell>
          <table:table-cell office:value-type="float" office:value="1645320" calcext:value-type="float">
            <text:p>1.65E+06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127] + 1) * 100 + 1" office:value-type="float" office:value="12401" calcext:value-type="float">
            <text:p>12401</text:p>
          </table:table-cell>
          <table:table-cell table:formula="of:=POWER([.B127];2)" office:value-type="float" office:value="153784801" calcext:value-type="float">
            <text:p>153784801</text:p>
          </table:table-cell>
          <table:table-cell table:formula="of:=[.B127]*LOG([.B127];2)" office:value-type="float" office:value="168630.891807717" calcext:value-type="float">
            <text:p>168630.891807717</text:p>
          </table:table-cell>
          <table:table-cell office:value-type="float" office:value="37983500" calcext:value-type="float">
            <text:p>3.80E+07</text:p>
          </table:table-cell>
          <table:table-cell office:value-type="float" office:value="1662870" calcext:value-type="float">
            <text:p>1.66E+06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 table:formula="of:=([.O127]+1) *100 + 1" office:value-type="float" office:value="12401" calcext:value-type="float">
            <text:p>12401</text:p>
          </table:table-cell>
          <table:table-cell office:value-type="float" office:value="36790300" calcext:value-type="float">
            <text:p>3.68E+07</text:p>
          </table:table-cell>
          <table:table-cell office:value-type="float" office:value="37303200" calcext:value-type="float">
            <text:p>3.73E+07</text:p>
          </table:table-cell>
          <table:table-cell office:value-type="float" office:value="38623300" calcext:value-type="float">
            <text:p>3.86E+07</text:p>
          </table:table-cell>
          <table:table-cell office:value-type="float" office:value="1699920" calcext:value-type="float">
            <text:p>1.70E+06</text:p>
          </table:table-cell>
          <table:table-cell office:value-type="float" office:value="1848570" calcext:value-type="float">
            <text:p>1.85E+06</text:p>
          </table:table-cell>
          <table:table-cell office:value-type="float" office:value="1968980" calcext:value-type="float">
            <text:p>1.97E+06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28] + 1) * 100 + 1" office:value-type="float" office:value="12501" calcext:value-type="float">
            <text:p>12501</text:p>
          </table:table-cell>
          <table:table-cell table:formula="of:=POWER([.B128];2)" office:value-type="float" office:value="156275001" calcext:value-type="float">
            <text:p>156275001</text:p>
          </table:table-cell>
          <table:table-cell table:formula="of:=[.B128]*LOG([.B128];2)" office:value-type="float" office:value="170135.558323682" calcext:value-type="float">
            <text:p>170135.558323682</text:p>
          </table:table-cell>
          <table:table-cell office:value-type="float" office:value="38853300" calcext:value-type="float">
            <text:p>3.89E+07</text:p>
          </table:table-cell>
          <table:table-cell office:value-type="float" office:value="1614240" calcext:value-type="float">
            <text:p>1.61E+06</text:p>
          </table:table-cell>
          <table:table-cell table:number-columns-repeated="8"/>
          <table:table-cell office:value-type="float" office:value="124" calcext:value-type="float">
            <text:p>124</text:p>
          </table:table-cell>
          <table:table-cell table:formula="of:=([.O128]+1) *100 + 1" office:value-type="float" office:value="12501" calcext:value-type="float">
            <text:p>12501</text:p>
          </table:table-cell>
          <table:table-cell office:value-type="float" office:value="37427100" calcext:value-type="float">
            <text:p>3.74E+07</text:p>
          </table:table-cell>
          <table:table-cell office:value-type="float" office:value="38734900" calcext:value-type="float">
            <text:p>3.87E+07</text:p>
          </table:table-cell>
          <table:table-cell office:value-type="float" office:value="39688900" calcext:value-type="float">
            <text:p>3.97E+07</text:p>
          </table:table-cell>
          <table:table-cell office:value-type="float" office:value="1662490" calcext:value-type="float">
            <text:p>1.66E+06</text:p>
          </table:table-cell>
          <table:table-cell office:value-type="float" office:value="1736340" calcext:value-type="float">
            <text:p>1.74E+06</text:p>
          </table:table-cell>
          <table:table-cell office:value-type="float" office:value="1927080" calcext:value-type="float">
            <text:p>1.93E+06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9] + 1) * 100 + 1" office:value-type="float" office:value="12601" calcext:value-type="float">
            <text:p>12601</text:p>
          </table:table-cell>
          <table:table-cell table:formula="of:=POWER([.B129];2)" office:value-type="float" office:value="158785201" calcext:value-type="float">
            <text:p>158785201</text:p>
          </table:table-cell>
          <table:table-cell table:formula="of:=[.B129]*LOG([.B129];2)" office:value-type="float" office:value="171641.378915663" calcext:value-type="float">
            <text:p>171641.378915663</text:p>
          </table:table-cell>
          <table:table-cell office:value-type="float" office:value="39542900" calcext:value-type="float">
            <text:p>3.95E+07</text:p>
          </table:table-cell>
          <table:table-cell office:value-type="float" office:value="1685980" calcext:value-type="float">
            <text:p>1.69E+06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table:formula="of:=([.O129]+1) *100 + 1" office:value-type="float" office:value="12601" calcext:value-type="float">
            <text:p>12601</text:p>
          </table:table-cell>
          <table:table-cell office:value-type="float" office:value="37988000" calcext:value-type="float">
            <text:p>3.80E+07</text:p>
          </table:table-cell>
          <table:table-cell office:value-type="float" office:value="38860400" calcext:value-type="float">
            <text:p>3.89E+07</text:p>
          </table:table-cell>
          <table:table-cell office:value-type="float" office:value="40075100" calcext:value-type="float">
            <text:p>4.01E+07</text:p>
          </table:table-cell>
          <table:table-cell office:value-type="float" office:value="1573970" calcext:value-type="float">
            <text:p>1.57E+06</text:p>
          </table:table-cell>
          <table:table-cell office:value-type="float" office:value="1620150" calcext:value-type="float">
            <text:p>1.62E+06</text:p>
          </table:table-cell>
          <table:table-cell office:value-type="float" office:value="1811750" calcext:value-type="float">
            <text:p>1.81E+06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30] + 1) * 100 + 1" office:value-type="float" office:value="12701" calcext:value-type="float">
            <text:p>12701</text:p>
          </table:table-cell>
          <table:table-cell table:formula="of:=POWER([.B130];2)" office:value-type="float" office:value="161315401" calcext:value-type="float">
            <text:p>161315401</text:p>
          </table:table-cell>
          <table:table-cell table:formula="of:=[.B130]*LOG([.B130];2)" office:value-type="float" office:value="173148.34442486" calcext:value-type="float">
            <text:p>173148.34442486</text:p>
          </table:table-cell>
          <table:table-cell office:value-type="float" office:value="40627200" calcext:value-type="float">
            <text:p>4.06E+07</text:p>
          </table:table-cell>
          <table:table-cell office:value-type="float" office:value="1628770" calcext:value-type="float">
            <text:p>1.63E+06</text:p>
          </table:table-cell>
          <table:table-cell table:number-columns-repeated="8"/>
          <table:table-cell office:value-type="float" office:value="126" calcext:value-type="float">
            <text:p>126</text:p>
          </table:table-cell>
          <table:table-cell table:formula="of:=([.O130]+1) *100 + 1" office:value-type="float" office:value="12701" calcext:value-type="float">
            <text:p>12701</text:p>
          </table:table-cell>
          <table:table-cell office:value-type="float" office:value="38366500" calcext:value-type="float">
            <text:p>3.84E+07</text:p>
          </table:table-cell>
          <table:table-cell office:value-type="float" office:value="39259500" calcext:value-type="float">
            <text:p>3.93E+07</text:p>
          </table:table-cell>
          <table:table-cell office:value-type="float" office:value="40573900" calcext:value-type="float">
            <text:p>4.06E+07</text:p>
          </table:table-cell>
          <table:table-cell office:value-type="float" office:value="1642300" calcext:value-type="float">
            <text:p>1.64E+06</text:p>
          </table:table-cell>
          <table:table-cell office:value-type="float" office:value="1682590" calcext:value-type="float">
            <text:p>1.68E+06</text:p>
          </table:table-cell>
          <table:table-cell office:value-type="float" office:value="1785810" calcext:value-type="float">
            <text:p>1.79E+06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31] + 1) * 100 + 1" office:value-type="float" office:value="12801" calcext:value-type="float">
            <text:p>12801</text:p>
          </table:table-cell>
          <table:table-cell table:formula="of:=POWER([.B131];2)" office:value-type="float" office:value="163865601" calcext:value-type="float">
            <text:p>163865601</text:p>
          </table:table-cell>
          <table:table-cell table:formula="of:=[.B131]*LOG([.B131];2)" office:value-type="float" office:value="174656.445836701" calcext:value-type="float">
            <text:p>174656.445836701</text:p>
          </table:table-cell>
          <table:table-cell office:value-type="float" office:value="41171600" calcext:value-type="float">
            <text:p>4.12E+07</text:p>
          </table:table-cell>
          <table:table-cell office:value-type="float" office:value="1799560" calcext:value-type="float">
            <text:p>1.80E+06</text:p>
          </table:table-cell>
          <table:table-cell table:number-columns-repeated="8"/>
          <table:table-cell office:value-type="float" office:value="127" calcext:value-type="float">
            <text:p>127</text:p>
          </table:table-cell>
          <table:table-cell table:formula="of:=([.O131]+1) *100 + 1" office:value-type="float" office:value="12801" calcext:value-type="float">
            <text:p>12801</text:p>
          </table:table-cell>
          <table:table-cell office:value-type="float" office:value="38558300" calcext:value-type="float">
            <text:p>3.86E+07</text:p>
          </table:table-cell>
          <table:table-cell office:value-type="float" office:value="39261000" calcext:value-type="float">
            <text:p>3.93E+07</text:p>
          </table:table-cell>
          <table:table-cell office:value-type="float" office:value="41035200" calcext:value-type="float">
            <text:p>4.10E+07</text:p>
          </table:table-cell>
          <table:table-cell office:value-type="float" office:value="1686900" calcext:value-type="float">
            <text:p>1.69E+06</text:p>
          </table:table-cell>
          <table:table-cell office:value-type="float" office:value="1708480" calcext:value-type="float">
            <text:p>1.71E+06</text:p>
          </table:table-cell>
          <table:table-cell office:value-type="float" office:value="1782980" calcext:value-type="float">
            <text:p>1.78E+06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32] + 1) * 100 + 1" office:value-type="float" office:value="12901" calcext:value-type="float">
            <text:p>12901</text:p>
          </table:table-cell>
          <table:table-cell table:formula="of:=POWER([.B132];2)" office:value-type="float" office:value="166435801" calcext:value-type="float">
            <text:p>166435801</text:p>
          </table:table-cell>
          <table:table-cell table:formula="of:=[.B132]*LOG([.B132];2)" office:value-type="float" office:value="176165.674277457" calcext:value-type="float">
            <text:p>176165.674277457</text:p>
          </table:table-cell>
          <table:table-cell office:value-type="float" office:value="40614500" calcext:value-type="float">
            <text:p>4.06E+07</text:p>
          </table:table-cell>
          <table:table-cell office:value-type="float" office:value="1691000" calcext:value-type="float">
            <text:p>1.69E+06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table:formula="of:=([.O132]+1) *100 + 1" office:value-type="float" office:value="12901" calcext:value-type="float">
            <text:p>12901</text:p>
          </table:table-cell>
          <table:table-cell office:value-type="float" office:value="39185300" calcext:value-type="float">
            <text:p>3.92E+07</text:p>
          </table:table-cell>
          <table:table-cell office:value-type="float" office:value="39465300" calcext:value-type="float">
            <text:p>3.95E+07</text:p>
          </table:table-cell>
          <table:table-cell office:value-type="float" office:value="39831400" calcext:value-type="float">
            <text:p>3.98E+07</text:p>
          </table:table-cell>
          <table:table-cell office:value-type="float" office:value="1582100" calcext:value-type="float">
            <text:p>1.58E+06</text:p>
          </table:table-cell>
          <table:table-cell office:value-type="float" office:value="1604010" calcext:value-type="float">
            <text:p>1.60E+06</text:p>
          </table:table-cell>
          <table:table-cell office:value-type="float" office:value="1645420" calcext:value-type="float">
            <text:p>1.65E+06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33] + 1) * 100 + 1" office:value-type="float" office:value="13001" calcext:value-type="float">
            <text:p>13001</text:p>
          </table:table-cell>
          <table:table-cell table:formula="of:=POWER([.B133];2)" office:value-type="float" office:value="169026001" calcext:value-type="float">
            <text:p>169026001</text:p>
          </table:table-cell>
          <table:table-cell table:formula="of:=[.B133]*LOG([.B133];2)" office:value-type="float" office:value="177676.021010972" calcext:value-type="float">
            <text:p>177676.021010972</text:p>
          </table:table-cell>
          <table:table-cell office:value-type="float" office:value="41573000" calcext:value-type="float">
            <text:p>4.16E+07</text:p>
          </table:table-cell>
          <table:table-cell office:value-type="float" office:value="1644660" calcext:value-type="float">
            <text:p>1.64E+06</text:p>
          </table:table-cell>
          <table:table-cell table:number-columns-repeated="8"/>
          <table:table-cell office:value-type="float" office:value="129" calcext:value-type="float">
            <text:p>129</text:p>
          </table:table-cell>
          <table:table-cell table:formula="of:=([.O133]+1) *100 + 1" office:value-type="float" office:value="13001" calcext:value-type="float">
            <text:p>13001</text:p>
          </table:table-cell>
          <table:table-cell office:value-type="float" office:value="39801500" calcext:value-type="float">
            <text:p>3.98E+07</text:p>
          </table:table-cell>
          <table:table-cell office:value-type="float" office:value="40392200" calcext:value-type="float">
            <text:p>4.04E+07</text:p>
          </table:table-cell>
          <table:table-cell office:value-type="float" office:value="44423500" calcext:value-type="float">
            <text:p>4.44E+07</text:p>
          </table:table-cell>
          <table:table-cell office:value-type="float" office:value="1591960" calcext:value-type="float">
            <text:p>1.59E+06</text:p>
          </table:table-cell>
          <table:table-cell office:value-type="float" office:value="1631250" calcext:value-type="float">
            <text:p>1.63E+06</text:p>
          </table:table-cell>
          <table:table-cell office:value-type="float" office:value="1688150" calcext:value-type="float">
            <text:p>1.69E+06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34] + 1) * 100 + 1" office:value-type="float" office:value="13101" calcext:value-type="float">
            <text:p>13101</text:p>
          </table:table-cell>
          <table:table-cell table:formula="of:=POWER([.B134];2)" office:value-type="float" office:value="171636201" calcext:value-type="float">
            <text:p>171636201</text:p>
          </table:table-cell>
          <table:table-cell table:formula="of:=[.B134]*LOG([.B134];2)" office:value-type="float" office:value="179187.477435485" calcext:value-type="float">
            <text:p>179187.477435485</text:p>
          </table:table-cell>
          <table:table-cell office:value-type="float" office:value="41154300" calcext:value-type="float">
            <text:p>4.12E+07</text:p>
          </table:table-cell>
          <table:table-cell office:value-type="float" office:value="1736130" calcext:value-type="float">
            <text:p>1.74E+0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formula="of:=([.O134]+1) *100 + 1" office:value-type="float" office:value="13101" calcext:value-type="float">
            <text:p>13101</text:p>
          </table:table-cell>
          <table:table-cell office:value-type="float" office:value="40356200" calcext:value-type="float">
            <text:p>4.04E+07</text:p>
          </table:table-cell>
          <table:table-cell office:value-type="float" office:value="40610300" calcext:value-type="float">
            <text:p>4.06E+07</text:p>
          </table:table-cell>
          <table:table-cell office:value-type="float" office:value="41074500" calcext:value-type="float">
            <text:p>4.11E+07</text:p>
          </table:table-cell>
          <table:table-cell office:value-type="float" office:value="1622140" calcext:value-type="float">
            <text:p>1.62E+06</text:p>
          </table:table-cell>
          <table:table-cell office:value-type="float" office:value="1634270" calcext:value-type="float">
            <text:p>1.63E+06</text:p>
          </table:table-cell>
          <table:table-cell office:value-type="float" office:value="1664160" calcext:value-type="float">
            <text:p>1.66E+06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135] + 1) * 100 + 1" office:value-type="float" office:value="13201" calcext:value-type="float">
            <text:p>13201</text:p>
          </table:table-cell>
          <table:table-cell table:formula="of:=POWER([.B135];2)" office:value-type="float" office:value="174266401" calcext:value-type="float">
            <text:p>174266401</text:p>
          </table:table-cell>
          <table:table-cell table:formula="of:=[.B135]*LOG([.B135];2)" office:value-type="float" office:value="180700.035080554" calcext:value-type="float">
            <text:p>180700.035080554</text:p>
          </table:table-cell>
          <table:table-cell office:value-type="float" office:value="41618300" calcext:value-type="float">
            <text:p>4.16E+07</text:p>
          </table:table-cell>
          <table:table-cell office:value-type="float" office:value="1593260" calcext:value-type="float">
            <text:p>1.59E+06</text:p>
          </table:table-cell>
          <table:table-cell table:number-columns-repeated="8"/>
          <table:table-cell office:value-type="float" office:value="131" calcext:value-type="float">
            <text:p>131</text:p>
          </table:table-cell>
          <table:table-cell table:formula="of:=([.O135]+1) *100 + 1" office:value-type="float" office:value="13201" calcext:value-type="float">
            <text:p>13201</text:p>
          </table:table-cell>
          <table:table-cell office:value-type="float" office:value="41026000" calcext:value-type="float">
            <text:p>4.10E+07</text:p>
          </table:table-cell>
          <table:table-cell office:value-type="float" office:value="42626000" calcext:value-type="float">
            <text:p>4.26E+07</text:p>
          </table:table-cell>
          <table:table-cell office:value-type="float" office:value="46605200" calcext:value-type="float">
            <text:p>4.66E+07</text:p>
          </table:table-cell>
          <table:table-cell office:value-type="float" office:value="1708030" calcext:value-type="float">
            <text:p>1.71E+06</text:p>
          </table:table-cell>
          <table:table-cell office:value-type="float" office:value="1781500" calcext:value-type="float">
            <text:p>1.78E+06</text:p>
          </table:table-cell>
          <table:table-cell office:value-type="float" office:value="1911810" calcext:value-type="float">
            <text:p>1.91E+06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A136] + 1) * 100 + 1" office:value-type="float" office:value="13301" calcext:value-type="float">
            <text:p>13301</text:p>
          </table:table-cell>
          <table:table-cell table:formula="of:=POWER([.B136];2)" office:value-type="float" office:value="176916601" calcext:value-type="float">
            <text:p>176916601</text:p>
          </table:table-cell>
          <table:table-cell table:formula="of:=[.B136]*LOG([.B136];2)" office:value-type="float" office:value="182213.685604071" calcext:value-type="float">
            <text:p>182213.685604071</text:p>
          </table:table-cell>
          <table:table-cell office:value-type="float" office:value="41914900" calcext:value-type="float">
            <text:p>4.19E+07</text:p>
          </table:table-cell>
          <table:table-cell office:value-type="float" office:value="1650320" calcext:value-type="float">
            <text:p>1.65E+06</text:p>
          </table:table-cell>
          <table:table-cell table:number-columns-repeated="8"/>
          <table:table-cell office:value-type="float" office:value="132" calcext:value-type="float">
            <text:p>132</text:p>
          </table:table-cell>
          <table:table-cell table:formula="of:=([.O136]+1) *100 + 1" office:value-type="float" office:value="13301" calcext:value-type="float">
            <text:p>13301</text:p>
          </table:table-cell>
          <table:table-cell office:value-type="float" office:value="41524900" calcext:value-type="float">
            <text:p>4.15E+07</text:p>
          </table:table-cell>
          <table:table-cell office:value-type="float" office:value="42025600" calcext:value-type="float">
            <text:p>4.20E+07</text:p>
          </table:table-cell>
          <table:table-cell office:value-type="float" office:value="44001800" calcext:value-type="float">
            <text:p>4.40E+07</text:p>
          </table:table-cell>
          <table:table-cell office:value-type="float" office:value="1667670" calcext:value-type="float">
            <text:p>1.67E+06</text:p>
          </table:table-cell>
          <table:table-cell office:value-type="float" office:value="1709850" calcext:value-type="float">
            <text:p>1.71E+06</text:p>
          </table:table-cell>
          <table:table-cell office:value-type="float" office:value="1826280" calcext:value-type="float">
            <text:p>1.83E+06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A137] + 1) * 100 + 1" office:value-type="float" office:value="13401" calcext:value-type="float">
            <text:p>13401</text:p>
          </table:table-cell>
          <table:table-cell table:formula="of:=POWER([.B137];2)" office:value-type="float" office:value="179586801" calcext:value-type="float">
            <text:p>179586801</text:p>
          </table:table-cell>
          <table:table-cell table:formula="of:=[.B137]*LOG([.B137];2)" office:value-type="float" office:value="183728.420789367" calcext:value-type="float">
            <text:p>183728.420789367</text:p>
          </table:table-cell>
          <table:table-cell office:value-type="float" office:value="42879900" calcext:value-type="float">
            <text:p>4.29E+07</text:p>
          </table:table-cell>
          <table:table-cell office:value-type="float" office:value="1613880" calcext:value-type="float">
            <text:p>1.61E+06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table:formula="of:=([.O137]+1) *100 + 1" office:value-type="float" office:value="13401" calcext:value-type="float">
            <text:p>13401</text:p>
          </table:table-cell>
          <table:table-cell office:value-type="float" office:value="42244500" calcext:value-type="float">
            <text:p>4.22E+07</text:p>
          </table:table-cell>
          <table:table-cell office:value-type="float" office:value="44217200" calcext:value-type="float">
            <text:p>4.42E+07</text:p>
          </table:table-cell>
          <table:table-cell office:value-type="float" office:value="45806400" calcext:value-type="float">
            <text:p>4.58E+07</text:p>
          </table:table-cell>
          <table:table-cell office:value-type="float" office:value="1699940" calcext:value-type="float">
            <text:p>1.70E+06</text:p>
          </table:table-cell>
          <table:table-cell office:value-type="float" office:value="1869240" calcext:value-type="float">
            <text:p>1.87E+06</text:p>
          </table:table-cell>
          <table:table-cell office:value-type="float" office:value="2189700" calcext:value-type="float">
            <text:p>2.19E+06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A138] + 1) * 100 + 1" office:value-type="float" office:value="13501" calcext:value-type="float">
            <text:p>13501</text:p>
          </table:table-cell>
          <table:table-cell table:formula="of:=POWER([.B138];2)" office:value-type="float" office:value="182277001" calcext:value-type="float">
            <text:p>182277001</text:p>
          </table:table-cell>
          <table:table-cell table:formula="of:=[.B138]*LOG([.B138];2)" office:value-type="float" office:value="185244.232542405" calcext:value-type="float">
            <text:p>185244.232542405</text:p>
          </table:table-cell>
          <table:table-cell office:value-type="float" office:value="44216400" calcext:value-type="float">
            <text:p>4.42E+07</text:p>
          </table:table-cell>
          <table:table-cell office:value-type="float" office:value="1626520" calcext:value-type="float">
            <text:p>1.63E+06</text:p>
          </table:table-cell>
          <table:table-cell table:number-columns-repeated="8"/>
          <table:table-cell office:value-type="float" office:value="134" calcext:value-type="float">
            <text:p>134</text:p>
          </table:table-cell>
          <table:table-cell table:formula="of:=([.O138]+1) *100 + 1" office:value-type="float" office:value="13501" calcext:value-type="float">
            <text:p>13501</text:p>
          </table:table-cell>
          <table:table-cell office:value-type="float" office:value="44231000" calcext:value-type="float">
            <text:p>4.42E+07</text:p>
          </table:table-cell>
          <table:table-cell office:value-type="float" office:value="44830500" calcext:value-type="float">
            <text:p>4.48E+07</text:p>
          </table:table-cell>
          <table:table-cell office:value-type="float" office:value="45873100" calcext:value-type="float">
            <text:p>4.59E+07</text:p>
          </table:table-cell>
          <table:table-cell office:value-type="float" office:value="1745020" calcext:value-type="float">
            <text:p>1.75E+06</text:p>
          </table:table-cell>
          <table:table-cell office:value-type="float" office:value="1759070" calcext:value-type="float">
            <text:p>1.76E+06</text:p>
          </table:table-cell>
          <table:table-cell office:value-type="float" office:value="1778280" calcext:value-type="float">
            <text:p>1.78E+06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139] + 1) * 100 + 1" office:value-type="float" office:value="13601" calcext:value-type="float">
            <text:p>13601</text:p>
          </table:table-cell>
          <table:table-cell table:formula="of:=POWER([.B139];2)" office:value-type="float" office:value="184987201" calcext:value-type="float">
            <text:p>184987201</text:p>
          </table:table-cell>
          <table:table-cell table:formula="of:=[.B139]*LOG([.B139];2)" office:value-type="float" office:value="186761.112889052" calcext:value-type="float">
            <text:p>186761.112889052</text:p>
          </table:table-cell>
          <table:table-cell office:value-type="float" office:value="44433300" calcext:value-type="float">
            <text:p>4.44E+07</text:p>
          </table:table-cell>
          <table:table-cell office:value-type="float" office:value="1659430" calcext:value-type="float">
            <text:p>1.66E+06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formula="of:=([.O139]+1) *100 + 1" office:value-type="float" office:value="13601" calcext:value-type="float">
            <text:p>13601</text:p>
          </table:table-cell>
          <table:table-cell office:value-type="float" office:value="43489000" calcext:value-type="float">
            <text:p>4.35E+07</text:p>
          </table:table-cell>
          <table:table-cell office:value-type="float" office:value="44429200" calcext:value-type="float">
            <text:p>4.44E+07</text:p>
          </table:table-cell>
          <table:table-cell office:value-type="float" office:value="46996100" calcext:value-type="float">
            <text:p>4.70E+07</text:p>
          </table:table-cell>
          <table:table-cell office:value-type="float" office:value="1752620" calcext:value-type="float">
            <text:p>1.75E+06</text:p>
          </table:table-cell>
          <table:table-cell office:value-type="float" office:value="1758970" calcext:value-type="float">
            <text:p>1.76E+06</text:p>
          </table:table-cell>
          <table:table-cell office:value-type="float" office:value="1769540" calcext:value-type="float">
            <text:p>1.77E+06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40] + 1) * 100 + 1" office:value-type="float" office:value="13701" calcext:value-type="float">
            <text:p>13701</text:p>
          </table:table-cell>
          <table:table-cell table:formula="of:=POWER([.B140];2)" office:value-type="float" office:value="187717401" calcext:value-type="float">
            <text:p>187717401</text:p>
          </table:table-cell>
          <table:table-cell table:formula="of:=[.B140]*LOG([.B140];2)" office:value-type="float" office:value="188279.053972438" calcext:value-type="float">
            <text:p>188279.053972438</text:p>
          </table:table-cell>
          <table:table-cell office:value-type="float" office:value="46781100" calcext:value-type="float">
            <text:p>4.68E+07</text:p>
          </table:table-cell>
          <table:table-cell office:value-type="float" office:value="1739540" calcext:value-type="float">
            <text:p>1.74E+06</text:p>
          </table:table-cell>
          <table:table-cell table:number-columns-repeated="8"/>
          <table:table-cell office:value-type="float" office:value="136" calcext:value-type="float">
            <text:p>136</text:p>
          </table:table-cell>
          <table:table-cell table:formula="of:=([.O140]+1) *100 + 1" office:value-type="float" office:value="13701" calcext:value-type="float">
            <text:p>13701</text:p>
          </table:table-cell>
          <table:table-cell office:value-type="float" office:value="44093700" calcext:value-type="float">
            <text:p>4.41E+07</text:p>
          </table:table-cell>
          <table:table-cell office:value-type="float" office:value="44225000" calcext:value-type="float">
            <text:p>4.42E+07</text:p>
          </table:table-cell>
          <table:table-cell office:value-type="float" office:value="44571300" calcext:value-type="float">
            <text:p>4.46E+07</text:p>
          </table:table-cell>
          <table:table-cell office:value-type="float" office:value="1695740" calcext:value-type="float">
            <text:p>1.70E+06</text:p>
          </table:table-cell>
          <table:table-cell office:value-type="float" office:value="1706830" calcext:value-type="float">
            <text:p>1.71E+06</text:p>
          </table:table-cell>
          <table:table-cell office:value-type="float" office:value="1718470" calcext:value-type="float">
            <text:p>1.72E+06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41] + 1) * 100 + 1" office:value-type="float" office:value="13801" calcext:value-type="float">
            <text:p>13801</text:p>
          </table:table-cell>
          <table:table-cell table:formula="of:=POWER([.B141];2)" office:value-type="float" office:value="190467601" calcext:value-type="float">
            <text:p>190467601</text:p>
          </table:table-cell>
          <table:table-cell table:formula="of:=[.B141]*LOG([.B141];2)" office:value-type="float" office:value="189798.048050388" calcext:value-type="float">
            <text:p>189798.048050388</text:p>
          </table:table-cell>
          <table:table-cell office:value-type="float" office:value="47408400" calcext:value-type="float">
            <text:p>4.74E+07</text:p>
          </table:table-cell>
          <table:table-cell office:value-type="float" office:value="1851730" calcext:value-type="float">
            <text:p>1.85E+06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formula="of:=([.O141]+1) *100 + 1" office:value-type="float" office:value="13801" calcext:value-type="float">
            <text:p>13801</text:p>
          </table:table-cell>
          <table:table-cell office:value-type="float" office:value="44787200" calcext:value-type="float">
            <text:p>4.48E+07</text:p>
          </table:table-cell>
          <table:table-cell office:value-type="float" office:value="45388900" calcext:value-type="float">
            <text:p>4.54E+07</text:p>
          </table:table-cell>
          <table:table-cell office:value-type="float" office:value="48124300" calcext:value-type="float">
            <text:p>4.81E+07</text:p>
          </table:table-cell>
          <table:table-cell office:value-type="float" office:value="1881990" calcext:value-type="float">
            <text:p>1.88E+06</text:p>
          </table:table-cell>
          <table:table-cell office:value-type="float" office:value="1894960" calcext:value-type="float">
            <text:p>1.89E+06</text:p>
          </table:table-cell>
          <table:table-cell office:value-type="float" office:value="1930290" calcext:value-type="float">
            <text:p>1.93E+06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A142] + 1) * 100 + 1" office:value-type="float" office:value="13901" calcext:value-type="float">
            <text:p>13901</text:p>
          </table:table-cell>
          <table:table-cell table:formula="of:=POWER([.B142];2)" office:value-type="float" office:value="193237801" calcext:value-type="float">
            <text:p>193237801</text:p>
          </table:table-cell>
          <table:table-cell table:formula="of:=[.B142]*LOG([.B142];2)" office:value-type="float" office:value="191318.087492923" calcext:value-type="float">
            <text:p>191318.087492923</text:p>
          </table:table-cell>
          <table:table-cell office:value-type="float" office:value="48229400" calcext:value-type="float">
            <text:p>4.82E+07</text:p>
          </table:table-cell>
          <table:table-cell office:value-type="float" office:value="1867840" calcext:value-type="float">
            <text:p>1.87E+06</text:p>
          </table:table-cell>
          <table:table-cell table:number-columns-repeated="8"/>
          <table:table-cell office:value-type="float" office:value="138" calcext:value-type="float">
            <text:p>138</text:p>
          </table:table-cell>
          <table:table-cell table:formula="of:=([.O142]+1) *100 + 1" office:value-type="float" office:value="13901" calcext:value-type="float">
            <text:p>13901</text:p>
          </table:table-cell>
          <table:table-cell office:value-type="float" office:value="45343200" calcext:value-type="float">
            <text:p>4.53E+07</text:p>
          </table:table-cell>
          <table:table-cell office:value-type="float" office:value="45521200" calcext:value-type="float">
            <text:p>4.55E+07</text:p>
          </table:table-cell>
          <table:table-cell office:value-type="float" office:value="46004700" calcext:value-type="float">
            <text:p>4.60E+07</text:p>
          </table:table-cell>
          <table:table-cell office:value-type="float" office:value="1861910" calcext:value-type="float">
            <text:p>1.86E+06</text:p>
          </table:table-cell>
          <table:table-cell office:value-type="float" office:value="1880360" calcext:value-type="float">
            <text:p>1.88E+06</text:p>
          </table:table-cell>
          <table:table-cell office:value-type="float" office:value="1972820" calcext:value-type="float">
            <text:p>1.97E+06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A143] + 1) * 100 + 1" office:value-type="float" office:value="14001" calcext:value-type="float">
            <text:p>14001</text:p>
          </table:table-cell>
          <table:table-cell table:formula="of:=POWER([.B143];2)" office:value-type="float" office:value="196028001" calcext:value-type="float">
            <text:p>196028001</text:p>
          </table:table-cell>
          <table:table-cell table:formula="of:=[.B143]*LOG([.B143];2)" office:value-type="float" office:value="192839.164779847" calcext:value-type="float">
            <text:p>192839.164779847</text:p>
          </table:table-cell>
          <table:table-cell office:value-type="float" office:value="49181800" calcext:value-type="float">
            <text:p>4.92E+07</text:p>
          </table:table-cell>
          <table:table-cell office:value-type="float" office:value="1807410" calcext:value-type="float">
            <text:p>1.81E+06</text:p>
          </table:table-cell>
          <table:table-cell table:number-columns-repeated="8"/>
          <table:table-cell office:value-type="float" office:value="139" calcext:value-type="float">
            <text:p>139</text:p>
          </table:table-cell>
          <table:table-cell table:formula="of:=([.O143]+1) *100 + 1" office:value-type="float" office:value="14001" calcext:value-type="float">
            <text:p>14001</text:p>
          </table:table-cell>
          <table:table-cell office:value-type="float" office:value="46042500" calcext:value-type="float">
            <text:p>4.60E+07</text:p>
          </table:table-cell>
          <table:table-cell office:value-type="float" office:value="46278800" calcext:value-type="float">
            <text:p>4.63E+07</text:p>
          </table:table-cell>
          <table:table-cell office:value-type="float" office:value="46717600" calcext:value-type="float">
            <text:p>4.67E+07</text:p>
          </table:table-cell>
          <table:table-cell office:value-type="float" office:value="1909080" calcext:value-type="float">
            <text:p>1.91E+06</text:p>
          </table:table-cell>
          <table:table-cell office:value-type="float" office:value="1917030" calcext:value-type="float">
            <text:p>1.92E+06</text:p>
          </table:table-cell>
          <table:table-cell office:value-type="float" office:value="1927570" calcext:value-type="float">
            <text:p>1.93E+06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44] + 1) * 100 + 1" office:value-type="float" office:value="14101" calcext:value-type="float">
            <text:p>14101</text:p>
          </table:table-cell>
          <table:table-cell table:formula="of:=POWER([.B144];2)" office:value-type="float" office:value="198838201" calcext:value-type="float">
            <text:p>198838201</text:p>
          </table:table-cell>
          <table:table-cell table:formula="of:=[.B144]*LOG([.B144];2)" office:value-type="float" office:value="194361.272498388" calcext:value-type="float">
            <text:p>194361.272498388</text:p>
          </table:table-cell>
          <table:table-cell office:value-type="float" office:value="50421900" calcext:value-type="float">
            <text:p>5.04E+07</text:p>
          </table:table-cell>
          <table:table-cell office:value-type="float" office:value="1794570" calcext:value-type="float">
            <text:p>1.79E+0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formula="of:=([.O144]+1) *100 + 1" office:value-type="float" office:value="14101" calcext:value-type="float">
            <text:p>14101</text:p>
          </table:table-cell>
          <table:table-cell office:value-type="float" office:value="46755300" calcext:value-type="float">
            <text:p>4.68E+07</text:p>
          </table:table-cell>
          <table:table-cell office:value-type="float" office:value="47469400" calcext:value-type="float">
            <text:p>4.75E+07</text:p>
          </table:table-cell>
          <table:table-cell office:value-type="float" office:value="52406200" calcext:value-type="float">
            <text:p>5.24E+07</text:p>
          </table:table-cell>
          <table:table-cell office:value-type="float" office:value="1834970" calcext:value-type="float">
            <text:p>1.83E+06</text:p>
          </table:table-cell>
          <table:table-cell office:value-type="float" office:value="1840420" calcext:value-type="float">
            <text:p>1.84E+06</text:p>
          </table:table-cell>
          <table:table-cell office:value-type="float" office:value="1864950" calcext:value-type="float">
            <text:p>1.86E+06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145] + 1) * 100 + 1" office:value-type="float" office:value="14201" calcext:value-type="float">
            <text:p>14201</text:p>
          </table:table-cell>
          <table:table-cell table:formula="of:=POWER([.B145];2)" office:value-type="float" office:value="201668401" calcext:value-type="float">
            <text:p>201668401</text:p>
          </table:table-cell>
          <table:table-cell table:formula="of:=[.B145]*LOG([.B145];2)" office:value-type="float" office:value="195884.403340916" calcext:value-type="float">
            <text:p>195884.403340916</text:p>
          </table:table-cell>
          <table:table-cell office:value-type="float" office:value="50202000" calcext:value-type="float">
            <text:p>5.02E+07</text:p>
          </table:table-cell>
          <table:table-cell office:value-type="float" office:value="1991360" calcext:value-type="float">
            <text:p>1.99E+06</text:p>
          </table:table-cell>
          <table:table-cell table:number-columns-repeated="8"/>
          <table:table-cell office:value-type="float" office:value="141" calcext:value-type="float">
            <text:p>141</text:p>
          </table:table-cell>
          <table:table-cell table:formula="of:=([.O145]+1) *100 + 1" office:value-type="float" office:value="14201" calcext:value-type="float">
            <text:p>14201</text:p>
          </table:table-cell>
          <table:table-cell office:value-type="float" office:value="47354300" calcext:value-type="float">
            <text:p>4.74E+07</text:p>
          </table:table-cell>
          <table:table-cell office:value-type="float" office:value="47580000" calcext:value-type="float">
            <text:p>4.76E+07</text:p>
          </table:table-cell>
          <table:table-cell office:value-type="float" office:value="48067900" calcext:value-type="float">
            <text:p>4.81E+07</text:p>
          </table:table-cell>
          <table:table-cell office:value-type="float" office:value="1852110" calcext:value-type="float">
            <text:p>1.85E+06</text:p>
          </table:table-cell>
          <table:table-cell office:value-type="float" office:value="1864420" calcext:value-type="float">
            <text:p>1.86E+06</text:p>
          </table:table-cell>
          <table:table-cell office:value-type="float" office:value="1877320" calcext:value-type="float">
            <text:p>1.88E+06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A146] + 1) * 100 + 1" office:value-type="float" office:value="14301" calcext:value-type="float">
            <text:p>14301</text:p>
          </table:table-cell>
          <table:table-cell table:formula="of:=POWER([.B146];2)" office:value-type="float" office:value="204518601" calcext:value-type="float">
            <text:p>204518601</text:p>
          </table:table-cell>
          <table:table-cell table:formula="of:=[.B146]*LOG([.B146];2)" office:value-type="float" office:value="197408.55010272" calcext:value-type="float">
            <text:p>197408.55010272</text:p>
          </table:table-cell>
          <table:table-cell office:value-type="float" office:value="49872900" calcext:value-type="float">
            <text:p>4.99E+07</text:p>
          </table:table-cell>
          <table:table-cell office:value-type="float" office:value="1891480" calcext:value-type="float">
            <text:p>1.89E+06</text:p>
          </table:table-cell>
          <table:table-cell table:number-columns-repeated="8"/>
          <table:table-cell office:value-type="float" office:value="142" calcext:value-type="float">
            <text:p>142</text:p>
          </table:table-cell>
          <table:table-cell table:formula="of:=([.O146]+1) *100 + 1" office:value-type="float" office:value="14301" calcext:value-type="float">
            <text:p>14301</text:p>
          </table:table-cell>
          <table:table-cell office:value-type="float" office:value="48020500" calcext:value-type="float">
            <text:p>4.80E+07</text:p>
          </table:table-cell>
          <table:table-cell office:value-type="float" office:value="48356400" calcext:value-type="float">
            <text:p>4.84E+07</text:p>
          </table:table-cell>
          <table:table-cell office:value-type="float" office:value="48751200" calcext:value-type="float">
            <text:p>4.88E+07</text:p>
          </table:table-cell>
          <table:table-cell office:value-type="float" office:value="1882380" calcext:value-type="float">
            <text:p>1.88E+06</text:p>
          </table:table-cell>
          <table:table-cell office:value-type="float" office:value="1912470" calcext:value-type="float">
            <text:p>1.91E+06</text:p>
          </table:table-cell>
          <table:table-cell office:value-type="float" office:value="1975460" calcext:value-type="float">
            <text:p>1.98E+06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A147] + 1) * 100 + 1" office:value-type="float" office:value="14401" calcext:value-type="float">
            <text:p>14401</text:p>
          </table:table-cell>
          <table:table-cell table:formula="of:=POWER([.B147];2)" office:value-type="float" office:value="207388801" calcext:value-type="float">
            <text:p>207388801</text:p>
          </table:table-cell>
          <table:table-cell table:formula="of:=[.B147]*LOG([.B147];2)" office:value-type="float" office:value="198933.70567985" calcext:value-type="float">
            <text:p>198933.70567985</text:p>
          </table:table-cell>
          <table:table-cell office:value-type="float" office:value="51071000" calcext:value-type="float">
            <text:p>5.11E+07</text:p>
          </table:table-cell>
          <table:table-cell office:value-type="float" office:value="1802330" calcext:value-type="float">
            <text:p>1.80E+06</text:p>
          </table:table-cell>
          <table:table-cell table:number-columns-repeated="8"/>
          <table:table-cell office:value-type="float" office:value="143" calcext:value-type="float">
            <text:p>143</text:p>
          </table:table-cell>
          <table:table-cell table:formula="of:=([.O147]+1) *100 + 1" office:value-type="float" office:value="14401" calcext:value-type="float">
            <text:p>14401</text:p>
          </table:table-cell>
          <table:table-cell office:value-type="float" office:value="48776800" calcext:value-type="float">
            <text:p>4.88E+07</text:p>
          </table:table-cell>
          <table:table-cell office:value-type="float" office:value="49153900" calcext:value-type="float">
            <text:p>4.92E+07</text:p>
          </table:table-cell>
          <table:table-cell office:value-type="float" office:value="49838300" calcext:value-type="float">
            <text:p>4.98E+07</text:p>
          </table:table-cell>
          <table:table-cell office:value-type="float" office:value="1921380" calcext:value-type="float">
            <text:p>1.92E+06</text:p>
          </table:table-cell>
          <table:table-cell office:value-type="float" office:value="1940760" calcext:value-type="float">
            <text:p>1.94E+06</text:p>
          </table:table-cell>
          <table:table-cell office:value-type="float" office:value="2040810" calcext:value-type="float">
            <text:p>2.04E+06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148] + 1) * 100 + 1" office:value-type="float" office:value="14501" calcext:value-type="float">
            <text:p>14501</text:p>
          </table:table-cell>
          <table:table-cell table:formula="of:=POWER([.B148];2)" office:value-type="float" office:value="210279001" calcext:value-type="float">
            <text:p>210279001</text:p>
          </table:table-cell>
          <table:table-cell table:formula="of:=[.B148]*LOG([.B148];2)" office:value-type="float" office:value="200459.863067018" calcext:value-type="float">
            <text:p>200459.863067018</text:p>
          </table:table-cell>
          <table:table-cell office:value-type="float" office:value="52154500" calcext:value-type="float">
            <text:p>5.22E+07</text:p>
          </table:table-cell>
          <table:table-cell office:value-type="float" office:value="1797140" calcext:value-type="float">
            <text:p>1.80E+06</text:p>
          </table:table-cell>
          <table:table-cell table:number-columns-repeated="8"/>
          <table:table-cell office:value-type="float" office:value="144" calcext:value-type="float">
            <text:p>144</text:p>
          </table:table-cell>
          <table:table-cell table:formula="of:=([.O148]+1) *100 + 1" office:value-type="float" office:value="14501" calcext:value-type="float">
            <text:p>14501</text:p>
          </table:table-cell>
          <table:table-cell office:value-type="float" office:value="49416800" calcext:value-type="float">
            <text:p>4.94E+07</text:p>
          </table:table-cell>
          <table:table-cell office:value-type="float" office:value="49566800" calcext:value-type="float">
            <text:p>4.96E+07</text:p>
          </table:table-cell>
          <table:table-cell office:value-type="float" office:value="50054000" calcext:value-type="float">
            <text:p>5.01E+07</text:p>
          </table:table-cell>
          <table:table-cell office:value-type="float" office:value="1976970" calcext:value-type="float">
            <text:p>1.98E+06</text:p>
          </table:table-cell>
          <table:table-cell office:value-type="float" office:value="2012520" calcext:value-type="float">
            <text:p>2.01E+06</text:p>
          </table:table-cell>
          <table:table-cell office:value-type="float" office:value="2114050" calcext:value-type="float">
            <text:p>2.11E+06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149] + 1) * 100 + 1" office:value-type="float" office:value="14601" calcext:value-type="float">
            <text:p>14601</text:p>
          </table:table-cell>
          <table:table-cell table:formula="of:=POWER([.B149];2)" office:value-type="float" office:value="213189201" calcext:value-type="float">
            <text:p>213189201</text:p>
          </table:table-cell>
          <table:table-cell table:formula="of:=[.B149]*LOG([.B149];2)" office:value-type="float" office:value="201987.015355555" calcext:value-type="float">
            <text:p>201987.015355555</text:p>
          </table:table-cell>
          <table:table-cell office:value-type="float" office:value="52983500" calcext:value-type="float">
            <text:p>5.30E+07</text:p>
          </table:table-cell>
          <table:table-cell office:value-type="float" office:value="2027760" calcext:value-type="float">
            <text:p>2.03E+06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formula="of:=([.O149]+1) *100 + 1" office:value-type="float" office:value="14601" calcext:value-type="float">
            <text:p>14601</text:p>
          </table:table-cell>
          <table:table-cell office:value-type="float" office:value="50505600" calcext:value-type="float">
            <text:p>5.05E+07</text:p>
          </table:table-cell>
          <table:table-cell office:value-type="float" office:value="52473200" calcext:value-type="float">
            <text:p>5.25E+07</text:p>
          </table:table-cell>
          <table:table-cell office:value-type="float" office:value="54108200" calcext:value-type="float">
            <text:p>5.41E+07</text:p>
          </table:table-cell>
          <table:table-cell office:value-type="float" office:value="1886630" calcext:value-type="float">
            <text:p>1.89E+06</text:p>
          </table:table-cell>
          <table:table-cell office:value-type="float" office:value="1978410" calcext:value-type="float">
            <text:p>1.98E+06</text:p>
          </table:table-cell>
          <table:table-cell office:value-type="float" office:value="2373100" calcext:value-type="float">
            <text:p>2.37E+06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A150] + 1) * 100 + 1" office:value-type="float" office:value="14701" calcext:value-type="float">
            <text:p>14701</text:p>
          </table:table-cell>
          <table:table-cell table:formula="of:=POWER([.B150];2)" office:value-type="float" office:value="216119401" calcext:value-type="float">
            <text:p>216119401</text:p>
          </table:table-cell>
          <table:table-cell table:formula="of:=[.B150]*LOG([.B150];2)" office:value-type="float" office:value="203515.155731429" calcext:value-type="float">
            <text:p>203515.155731429</text:p>
          </table:table-cell>
          <table:table-cell office:value-type="float" office:value="53034600" calcext:value-type="float">
            <text:p>5.30E+07</text:p>
          </table:table-cell>
          <table:table-cell office:value-type="float" office:value="1795010" calcext:value-type="float">
            <text:p>1.80E+06</text:p>
          </table:table-cell>
          <table:table-cell table:number-columns-repeated="8"/>
          <table:table-cell office:value-type="float" office:value="146" calcext:value-type="float">
            <text:p>146</text:p>
          </table:table-cell>
          <table:table-cell table:formula="of:=([.O150]+1) *100 + 1" office:value-type="float" office:value="14701" calcext:value-type="float">
            <text:p>14701</text:p>
          </table:table-cell>
          <table:table-cell office:value-type="float" office:value="50853200" calcext:value-type="float">
            <text:p>5.09E+07</text:p>
          </table:table-cell>
          <table:table-cell office:value-type="float" office:value="51664900" calcext:value-type="float">
            <text:p>5.17E+07</text:p>
          </table:table-cell>
          <table:table-cell office:value-type="float" office:value="53234100" calcext:value-type="float">
            <text:p>5.32E+07</text:p>
          </table:table-cell>
          <table:table-cell office:value-type="float" office:value="1873480" calcext:value-type="float">
            <text:p>1.87E+06</text:p>
          </table:table-cell>
          <table:table-cell office:value-type="float" office:value="1886220" calcext:value-type="float">
            <text:p>1.89E+06</text:p>
          </table:table-cell>
          <table:table-cell office:value-type="float" office:value="1907740" calcext:value-type="float">
            <text:p>1.91E+06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151] + 1) * 100 + 1" office:value-type="float" office:value="14801" calcext:value-type="float">
            <text:p>14801</text:p>
          </table:table-cell>
          <table:table-cell table:formula="of:=POWER([.B151];2)" office:value-type="float" office:value="219069601" calcext:value-type="float">
            <text:p>219069601</text:p>
          </table:table-cell>
          <table:table-cell table:formula="of:=[.B151]*LOG([.B151];2)" office:value-type="float" office:value="205044.277473309" calcext:value-type="float">
            <text:p>205044.277473309</text:p>
          </table:table-cell>
          <table:table-cell office:value-type="float" office:value="52073400" calcext:value-type="float">
            <text:p>5.21E+07</text:p>
          </table:table-cell>
          <table:table-cell office:value-type="float" office:value="1869940" calcext:value-type="float">
            <text:p>1.87E+06</text:p>
          </table:table-cell>
          <table:table-cell table:number-columns-repeated="8"/>
          <table:table-cell office:value-type="float" office:value="147" calcext:value-type="float">
            <text:p>147</text:p>
          </table:table-cell>
          <table:table-cell table:formula="of:=([.O151]+1) *100 + 1" office:value-type="float" office:value="14801" calcext:value-type="float">
            <text:p>14801</text:p>
          </table:table-cell>
          <table:table-cell office:value-type="float" office:value="51456700" calcext:value-type="float">
            <text:p>5.15E+07</text:p>
          </table:table-cell>
          <table:table-cell office:value-type="float" office:value="53307100" calcext:value-type="float">
            <text:p>5.33E+07</text:p>
          </table:table-cell>
          <table:table-cell office:value-type="float" office:value="57388200" calcext:value-type="float">
            <text:p>5.74E+07</text:p>
          </table:table-cell>
          <table:table-cell office:value-type="float" office:value="1841900" calcext:value-type="float">
            <text:p>1.84E+06</text:p>
          </table:table-cell>
          <table:table-cell office:value-type="float" office:value="1897220" calcext:value-type="float">
            <text:p>1.90E+06</text:p>
          </table:table-cell>
          <table:table-cell office:value-type="float" office:value="1956140" calcext:value-type="float">
            <text:p>1.96E+06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A152] + 1) * 100 + 1" office:value-type="float" office:value="14901" calcext:value-type="float">
            <text:p>14901</text:p>
          </table:table-cell>
          <table:table-cell table:formula="of:=POWER([.B152];2)" office:value-type="float" office:value="222039801" calcext:value-type="float">
            <text:p>222039801</text:p>
          </table:table-cell>
          <table:table-cell table:formula="of:=[.B152]*LOG([.B152];2)" office:value-type="float" office:value="206574.373950692" calcext:value-type="float">
            <text:p>206574.373950692</text:p>
          </table:table-cell>
          <table:table-cell office:value-type="float" office:value="52902600" calcext:value-type="float">
            <text:p>5.29E+07</text:p>
          </table:table-cell>
          <table:table-cell office:value-type="float" office:value="2005820" calcext:value-type="float">
            <text:p>2.01E+06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formula="of:=([.O152]+1) *100 + 1" office:value-type="float" office:value="14901" calcext:value-type="float">
            <text:p>14901</text:p>
          </table:table-cell>
          <table:table-cell office:value-type="float" office:value="52346500" calcext:value-type="float">
            <text:p>5.23E+07</text:p>
          </table:table-cell>
          <table:table-cell office:value-type="float" office:value="52712500" calcext:value-type="float">
            <text:p>5.27E+07</text:p>
          </table:table-cell>
          <table:table-cell office:value-type="float" office:value="53662100" calcext:value-type="float">
            <text:p>5.37E+07</text:p>
          </table:table-cell>
          <table:table-cell office:value-type="float" office:value="1832230" calcext:value-type="float">
            <text:p>1.83E+06</text:p>
          </table:table-cell>
          <table:table-cell office:value-type="float" office:value="1849930" calcext:value-type="float">
            <text:p>1.85E+06</text:p>
          </table:table-cell>
          <table:table-cell office:value-type="float" office:value="1941760" calcext:value-type="float">
            <text:p>1.94E+06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153] + 1) * 100 + 1" office:value-type="float" office:value="15001" calcext:value-type="float">
            <text:p>15001</text:p>
          </table:table-cell>
          <table:table-cell table:formula="of:=POWER([.B153];2)" office:value-type="float" office:value="225030001" calcext:value-type="float">
            <text:p>225030001</text:p>
          </table:table-cell>
          <table:table-cell table:formula="of:=[.B153]*LOG([.B153];2)" office:value-type="float" office:value="208105.438622069" calcext:value-type="float">
            <text:p>208105.438622069</text:p>
          </table:table-cell>
          <table:table-cell office:value-type="float" office:value="59089800" calcext:value-type="float">
            <text:p>5.91E+07</text:p>
          </table:table-cell>
          <table:table-cell office:value-type="float" office:value="1961890" calcext:value-type="float">
            <text:p>1.96E+06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 table:formula="of:=([.O153]+1) *100 + 1" office:value-type="float" office:value="15001" calcext:value-type="float">
            <text:p>15001</text:p>
          </table:table-cell>
          <table:table-cell office:value-type="float" office:value="52987600" calcext:value-type="float">
            <text:p>5.30E+07</text:p>
          </table:table-cell>
          <table:table-cell office:value-type="float" office:value="53433300" calcext:value-type="float">
            <text:p>5.34E+07</text:p>
          </table:table-cell>
          <table:table-cell office:value-type="float" office:value="54389600" calcext:value-type="float">
            <text:p>5.44E+07</text:p>
          </table:table-cell>
          <table:table-cell office:value-type="float" office:value="1967140" calcext:value-type="float">
            <text:p>1.97E+06</text:p>
          </table:table-cell>
          <table:table-cell office:value-type="float" office:value="2447670" calcext:value-type="float">
            <text:p>2.45E+06</text:p>
          </table:table-cell>
          <table:table-cell office:value-type="float" office:value="5394320" calcext:value-type="float">
            <text:p>5.39E+06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54] + 1) * 100 + 1" office:value-type="float" office:value="15101" calcext:value-type="float">
            <text:p>15101</text:p>
          </table:table-cell>
          <table:table-cell table:formula="of:=POWER([.B154];2)" office:value-type="float" office:value="228040201" calcext:value-type="float">
            <text:p>228040201</text:p>
          </table:table-cell>
          <table:table-cell table:formula="of:=[.B154]*LOG([.B154];2)" office:value-type="float" office:value="209637.465033147" calcext:value-type="float">
            <text:p>209637.465033147</text:p>
          </table:table-cell>
          <table:table-cell office:value-type="float" office:value="54895500" calcext:value-type="float">
            <text:p>5.49E+07</text:p>
          </table:table-cell>
          <table:table-cell office:value-type="float" office:value="2016820" calcext:value-type="float">
            <text:p>2.02E+0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O154]+1) *100 + 1" office:value-type="float" office:value="15101" calcext:value-type="float">
            <text:p>15101</text:p>
          </table:table-cell>
          <table:table-cell office:value-type="float" office:value="53793000" calcext:value-type="float">
            <text:p>5.38E+07</text:p>
          </table:table-cell>
          <table:table-cell office:value-type="float" office:value="54352800" calcext:value-type="float">
            <text:p>5.44E+07</text:p>
          </table:table-cell>
          <table:table-cell office:value-type="float" office:value="55110600" calcext:value-type="float">
            <text:p>5.51E+07</text:p>
          </table:table-cell>
          <table:table-cell office:value-type="float" office:value="1998180" calcext:value-type="float">
            <text:p>2.00E+06</text:p>
          </table:table-cell>
          <table:table-cell office:value-type="float" office:value="2012080" calcext:value-type="float">
            <text:p>2.01E+06</text:p>
          </table:table-cell>
          <table:table-cell office:value-type="float" office:value="2023900" calcext:value-type="float">
            <text:p>2.02E+06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155] + 1) * 100 + 1" office:value-type="float" office:value="15201" calcext:value-type="float">
            <text:p>15201</text:p>
          </table:table-cell>
          <table:table-cell table:formula="of:=POWER([.B155];2)" office:value-type="float" office:value="231070401" calcext:value-type="float">
            <text:p>231070401</text:p>
          </table:table-cell>
          <table:table-cell table:formula="of:=[.B155]*LOG([.B155];2)" office:value-type="float" office:value="211170.446815118" calcext:value-type="float">
            <text:p>211170.446815118</text:p>
          </table:table-cell>
          <table:table-cell office:value-type="float" office:value="57076700" calcext:value-type="float">
            <text:p>5.71E+07</text:p>
          </table:table-cell>
          <table:table-cell office:value-type="float" office:value="1933320" calcext:value-type="float">
            <text:p>1.93E+06</text:p>
          </table:table-cell>
          <table:table-cell table:number-columns-repeated="8"/>
          <table:table-cell office:value-type="float" office:value="151" calcext:value-type="float">
            <text:p>151</text:p>
          </table:table-cell>
          <table:table-cell table:formula="of:=([.O155]+1) *100 + 1" office:value-type="float" office:value="15201" calcext:value-type="float">
            <text:p>15201</text:p>
          </table:table-cell>
          <table:table-cell office:value-type="float" office:value="54391700" calcext:value-type="float">
            <text:p>5.44E+07</text:p>
          </table:table-cell>
          <table:table-cell office:value-type="float" office:value="54597000" calcext:value-type="float">
            <text:p>5.46E+07</text:p>
          </table:table-cell>
          <table:table-cell office:value-type="float" office:value="54916900" calcext:value-type="float">
            <text:p>5.49E+07</text:p>
          </table:table-cell>
          <table:table-cell office:value-type="float" office:value="1946190" calcext:value-type="float">
            <text:p>1.95E+06</text:p>
          </table:table-cell>
          <table:table-cell office:value-type="float" office:value="1962340" calcext:value-type="float">
            <text:p>1.96E+06</text:p>
          </table:table-cell>
          <table:table-cell office:value-type="float" office:value="1995260" calcext:value-type="float">
            <text:p>2.00E+06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156] + 1) * 100 + 1" office:value-type="float" office:value="15301" calcext:value-type="float">
            <text:p>15301</text:p>
          </table:table-cell>
          <table:table-cell table:formula="of:=POWER([.B156];2)" office:value-type="float" office:value="234120601" calcext:value-type="float">
            <text:p>234120601</text:p>
          </table:table-cell>
          <table:table-cell table:formula="of:=[.B156]*LOG([.B156];2)" office:value-type="float" office:value="212704.37768297" calcext:value-type="float">
            <text:p>212704.37768297</text:p>
          </table:table-cell>
          <table:table-cell office:value-type="float" office:value="55645700" calcext:value-type="float">
            <text:p>5.56E+07</text:p>
          </table:table-cell>
          <table:table-cell office:value-type="float" office:value="2047910" calcext:value-type="float">
            <text:p>2.05E+06</text:p>
          </table:table-cell>
          <table:table-cell table:number-columns-repeated="8"/>
          <table:table-cell office:value-type="float" office:value="152" calcext:value-type="float">
            <text:p>152</text:p>
          </table:table-cell>
          <table:table-cell table:formula="of:=([.O156]+1) *100 + 1" office:value-type="float" office:value="15301" calcext:value-type="float">
            <text:p>15301</text:p>
          </table:table-cell>
          <table:table-cell office:value-type="float" office:value="55205100" calcext:value-type="float">
            <text:p>5.52E+07</text:p>
          </table:table-cell>
          <table:table-cell office:value-type="float" office:value="55345800" calcext:value-type="float">
            <text:p>5.53E+07</text:p>
          </table:table-cell>
          <table:table-cell office:value-type="float" office:value="55617100" calcext:value-type="float">
            <text:p>5.56E+07</text:p>
          </table:table-cell>
          <table:table-cell office:value-type="float" office:value="2016440" calcext:value-type="float">
            <text:p>2.02E+06</text:p>
          </table:table-cell>
          <table:table-cell office:value-type="float" office:value="2038240" calcext:value-type="float">
            <text:p>2.04E+06</text:p>
          </table:table-cell>
          <table:table-cell office:value-type="float" office:value="2123960" calcext:value-type="float">
            <text:p>2.12E+06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A157] + 1) * 100 + 1" office:value-type="float" office:value="15401" calcext:value-type="float">
            <text:p>15401</text:p>
          </table:table-cell>
          <table:table-cell table:formula="of:=POWER([.B157];2)" office:value-type="float" office:value="237190801" calcext:value-type="float">
            <text:p>237190801</text:p>
          </table:table-cell>
          <table:table-cell table:formula="of:=[.B157]*LOG([.B157];2)" office:value-type="float" office:value="214239.251433843" calcext:value-type="float">
            <text:p>214239.251433843</text:p>
          </table:table-cell>
          <table:table-cell office:value-type="float" office:value="56608300" calcext:value-type="float">
            <text:p>5.66E+07</text:p>
          </table:table-cell>
          <table:table-cell office:value-type="float" office:value="2040910" calcext:value-type="float">
            <text:p>2.04E+06</text:p>
          </table:table-cell>
          <table:table-cell table:number-columns-repeated="8"/>
          <table:table-cell office:value-type="float" office:value="153" calcext:value-type="float">
            <text:p>153</text:p>
          </table:table-cell>
          <table:table-cell table:formula="of:=([.O157]+1) *100 + 1" office:value-type="float" office:value="15401" calcext:value-type="float">
            <text:p>15401</text:p>
          </table:table-cell>
          <table:table-cell office:value-type="float" office:value="55947400" calcext:value-type="float">
            <text:p>5.59E+07</text:p>
          </table:table-cell>
          <table:table-cell office:value-type="float" office:value="56516200" calcext:value-type="float">
            <text:p>5.65E+07</text:p>
          </table:table-cell>
          <table:table-cell office:value-type="float" office:value="57829600" calcext:value-type="float">
            <text:p>5.78E+07</text:p>
          </table:table-cell>
          <table:table-cell office:value-type="float" office:value="2049660" calcext:value-type="float">
            <text:p>2.05E+06</text:p>
          </table:table-cell>
          <table:table-cell office:value-type="float" office:value="2070460" calcext:value-type="float">
            <text:p>2.07E+06</text:p>
          </table:table-cell>
          <table:table-cell office:value-type="float" office:value="2159920" calcext:value-type="float">
            <text:p>2.16E+06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A158] + 1) * 100 + 1" office:value-type="float" office:value="15501" calcext:value-type="float">
            <text:p>15501</text:p>
          </table:table-cell>
          <table:table-cell table:formula="of:=POWER([.B158];2)" office:value-type="float" office:value="240281001" calcext:value-type="float">
            <text:p>240281001</text:p>
          </table:table-cell>
          <table:table-cell table:formula="of:=[.B158]*LOG([.B158];2)" office:value-type="float" office:value="215775.061945432" calcext:value-type="float">
            <text:p>215775.061945432</text:p>
          </table:table-cell>
          <table:table-cell office:value-type="float" office:value="61530200" calcext:value-type="float">
            <text:p>6.15E+07</text:p>
          </table:table-cell>
          <table:table-cell office:value-type="float" office:value="2269100" calcext:value-type="float">
            <text:p>2.27E+06</text:p>
          </table:table-cell>
          <table:table-cell table:number-columns-repeated="8"/>
          <table:table-cell office:value-type="float" office:value="154" calcext:value-type="float">
            <text:p>154</text:p>
          </table:table-cell>
          <table:table-cell table:formula="of:=([.O158]+1) *100 + 1" office:value-type="float" office:value="15501" calcext:value-type="float">
            <text:p>15501</text:p>
          </table:table-cell>
          <table:table-cell office:value-type="float" office:value="56685600" calcext:value-type="float">
            <text:p>5.67E+07</text:p>
          </table:table-cell>
          <table:table-cell office:value-type="float" office:value="56962000" calcext:value-type="float">
            <text:p>5.70E+07</text:p>
          </table:table-cell>
          <table:table-cell office:value-type="float" office:value="57684400" calcext:value-type="float">
            <text:p>5.77E+07</text:p>
          </table:table-cell>
          <table:table-cell office:value-type="float" office:value="1968820" calcext:value-type="float">
            <text:p>1.97E+06</text:p>
          </table:table-cell>
          <table:table-cell office:value-type="float" office:value="1999890" calcext:value-type="float">
            <text:p>2.00E+06</text:p>
          </table:table-cell>
          <table:table-cell office:value-type="float" office:value="2103920" calcext:value-type="float">
            <text:p>2.10E+06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159] + 1) * 100 + 1" office:value-type="float" office:value="15601" calcext:value-type="float">
            <text:p>15601</text:p>
          </table:table-cell>
          <table:table-cell table:formula="of:=POWER([.B159];2)" office:value-type="float" office:value="243391201" calcext:value-type="float">
            <text:p>243391201</text:p>
          </table:table-cell>
          <table:table-cell table:formula="of:=[.B159]*LOG([.B159];2)" office:value-type="float" office:value="217311.803174426" calcext:value-type="float">
            <text:p>217311.803174426</text:p>
          </table:table-cell>
          <table:table-cell office:value-type="float" office:value="62092400" calcext:value-type="float">
            <text:p>6.21E+07</text:p>
          </table:table-cell>
          <table:table-cell office:value-type="float" office:value="2322560" calcext:value-type="float">
            <text:p>2.32E+06</text:p>
          </table:table-cell>
          <table:table-cell table:number-columns-repeated="8"/>
          <table:table-cell office:value-type="float" office:value="155" calcext:value-type="float">
            <text:p>155</text:p>
          </table:table-cell>
          <table:table-cell table:formula="of:=([.O159]+1) *100 + 1" office:value-type="float" office:value="15601" calcext:value-type="float">
            <text:p>15601</text:p>
          </table:table-cell>
          <table:table-cell office:value-type="float" office:value="57372800" calcext:value-type="float">
            <text:p>5.74E+07</text:p>
          </table:table-cell>
          <table:table-cell office:value-type="float" office:value="57605700" calcext:value-type="float">
            <text:p>5.76E+07</text:p>
          </table:table-cell>
          <table:table-cell office:value-type="float" office:value="58175600" calcext:value-type="float">
            <text:p>5.82E+07</text:p>
          </table:table-cell>
          <table:table-cell office:value-type="float" office:value="1970720" calcext:value-type="float">
            <text:p>1.97E+06</text:p>
          </table:table-cell>
          <table:table-cell office:value-type="float" office:value="1988270" calcext:value-type="float">
            <text:p>1.99E+06</text:p>
          </table:table-cell>
          <table:table-cell office:value-type="float" office:value="2026290" calcext:value-type="float">
            <text:p>2.03E+06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60] + 1) * 100 + 1" office:value-type="float" office:value="15701" calcext:value-type="float">
            <text:p>15701</text:p>
          </table:table-cell>
          <table:table-cell table:formula="of:=POWER([.B160];2)" office:value-type="float" office:value="246521401" calcext:value-type="float">
            <text:p>246521401</text:p>
          </table:table-cell>
          <table:table-cell table:formula="of:=[.B160]*LOG([.B160];2)" office:value-type="float" office:value="218849.469154986" calcext:value-type="float">
            <text:p>218849.469154986</text:p>
          </table:table-cell>
          <table:table-cell office:value-type="float" office:value="61688500" calcext:value-type="float">
            <text:p>6.17E+07</text:p>
          </table:table-cell>
          <table:table-cell office:value-type="float" office:value="2095340" calcext:value-type="float">
            <text:p>2.10E+06</text:p>
          </table:table-cell>
          <table:table-cell table:number-columns-repeated="8"/>
          <table:table-cell office:value-type="float" office:value="156" calcext:value-type="float">
            <text:p>156</text:p>
          </table:table-cell>
          <table:table-cell table:formula="of:=([.O160]+1) *100 + 1" office:value-type="float" office:value="15701" calcext:value-type="float">
            <text:p>15701</text:p>
          </table:table-cell>
          <table:table-cell office:value-type="float" office:value="58228800" calcext:value-type="float">
            <text:p>5.82E+07</text:p>
          </table:table-cell>
          <table:table-cell office:value-type="float" office:value="59791500" calcext:value-type="float">
            <text:p>5.98E+07</text:p>
          </table:table-cell>
          <table:table-cell office:value-type="float" office:value="62410200" calcext:value-type="float">
            <text:p>6.24E+07</text:p>
          </table:table-cell>
          <table:table-cell office:value-type="float" office:value="2011720" calcext:value-type="float">
            <text:p>2.01E+06</text:p>
          </table:table-cell>
          <table:table-cell office:value-type="float" office:value="2100800" calcext:value-type="float">
            <text:p>2.10E+06</text:p>
          </table:table-cell>
          <table:table-cell office:value-type="float" office:value="2328610" calcext:value-type="float">
            <text:p>2.33E+06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A161] + 1) * 100 + 1" office:value-type="float" office:value="15801" calcext:value-type="float">
            <text:p>15801</text:p>
          </table:table-cell>
          <table:table-cell table:formula="of:=POWER([.B161];2)" office:value-type="float" office:value="249671601" calcext:value-type="float">
            <text:p>249671601</text:p>
          </table:table-cell>
          <table:table-cell table:formula="of:=[.B161]*LOG([.B161];2)" office:value-type="float" office:value="220388.053997272" calcext:value-type="float">
            <text:p>220388.053997272</text:p>
          </table:table-cell>
          <table:table-cell office:value-type="float" office:value="62348000" calcext:value-type="float">
            <text:p>6.23E+07</text:p>
          </table:table-cell>
          <table:table-cell office:value-type="float" office:value="2047510" calcext:value-type="float">
            <text:p>2.05E+06</text:p>
          </table:table-cell>
          <table:table-cell table:number-columns-repeated="8"/>
          <table:table-cell office:value-type="float" office:value="157" calcext:value-type="float">
            <text:p>157</text:p>
          </table:table-cell>
          <table:table-cell table:formula="of:=([.O161]+1) *100 + 1" office:value-type="float" office:value="15801" calcext:value-type="float">
            <text:p>15801</text:p>
          </table:table-cell>
          <table:table-cell office:value-type="float" office:value="58811500" calcext:value-type="float">
            <text:p>5.88E+07</text:p>
          </table:table-cell>
          <table:table-cell office:value-type="float" office:value="60792300" calcext:value-type="float">
            <text:p>6.08E+07</text:p>
          </table:table-cell>
          <table:table-cell office:value-type="float" office:value="63558600" calcext:value-type="float">
            <text:p>6.36E+07</text:p>
          </table:table-cell>
          <table:table-cell office:value-type="float" office:value="2038970" calcext:value-type="float">
            <text:p>2.04E+06</text:p>
          </table:table-cell>
          <table:table-cell office:value-type="float" office:value="2063980" calcext:value-type="float">
            <text:p>2.06E+06</text:p>
          </table:table-cell>
          <table:table-cell office:value-type="float" office:value="2151330" calcext:value-type="float">
            <text:p>2.15E+06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62] + 1) * 100 + 1" office:value-type="float" office:value="15901" calcext:value-type="float">
            <text:p>15901</text:p>
          </table:table-cell>
          <table:table-cell table:formula="of:=POWER([.B162];2)" office:value-type="float" office:value="252841801" calcext:value-type="float">
            <text:p>252841801</text:p>
          </table:table-cell>
          <table:table-cell table:formula="of:=[.B162]*LOG([.B162];2)" office:value-type="float" office:value="221927.551885992" calcext:value-type="float">
            <text:p>221927.551885992</text:p>
          </table:table-cell>
          <table:table-cell office:value-type="float" office:value="63396000" calcext:value-type="float">
            <text:p>6.34E+07</text:p>
          </table:table-cell>
          <table:table-cell office:value-type="float" office:value="1943180" calcext:value-type="float">
            <text:p>1.94E+06</text:p>
          </table:table-cell>
          <table:table-cell table:number-columns-repeated="8"/>
          <table:table-cell office:value-type="float" office:value="158" calcext:value-type="float">
            <text:p>158</text:p>
          </table:table-cell>
          <table:table-cell table:formula="of:=([.O162]+1) *100 + 1" office:value-type="float" office:value="15901" calcext:value-type="float">
            <text:p>15901</text:p>
          </table:table-cell>
          <table:table-cell office:value-type="float" office:value="61067500" calcext:value-type="float">
            <text:p>6.11E+07</text:p>
          </table:table-cell>
          <table:table-cell office:value-type="float" office:value="64303100" calcext:value-type="float">
            <text:p>6.43E+07</text:p>
          </table:table-cell>
          <table:table-cell office:value-type="float" office:value="67532800" calcext:value-type="float">
            <text:p>6.75E+07</text:p>
          </table:table-cell>
          <table:table-cell office:value-type="float" office:value="2197270" calcext:value-type="float">
            <text:p>2.20E+06</text:p>
          </table:table-cell>
          <table:table-cell office:value-type="float" office:value="2231280" calcext:value-type="float">
            <text:p>2.23E+06</text:p>
          </table:table-cell>
          <table:table-cell office:value-type="float" office:value="2289280" calcext:value-type="float">
            <text:p>2.29E+06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A163] + 1) * 100 + 1" office:value-type="float" office:value="16001" calcext:value-type="float">
            <text:p>16001</text:p>
          </table:table-cell>
          <table:table-cell table:formula="of:=POWER([.B163];2)" office:value-type="float" office:value="256032001" calcext:value-type="float">
            <text:p>256032001</text:p>
          </table:table-cell>
          <table:table-cell table:formula="of:=[.B163]*LOG([.B163];2)" office:value-type="float" office:value="223467.957079002" calcext:value-type="float">
            <text:p>223467.957079002</text:p>
          </table:table-cell>
          <table:table-cell office:value-type="float" office:value="63723900" calcext:value-type="float">
            <text:p>6.37E+07</text:p>
          </table:table-cell>
          <table:table-cell office:value-type="float" office:value="2136170" calcext:value-type="float">
            <text:p>2.14E+06</text:p>
          </table:table-cell>
          <table:table-cell table:number-columns-repeated="8"/>
          <table:table-cell office:value-type="float" office:value="159" calcext:value-type="float">
            <text:p>159</text:p>
          </table:table-cell>
          <table:table-cell table:formula="of:=([.O163]+1) *100 + 1" office:value-type="float" office:value="16001" calcext:value-type="float">
            <text:p>16001</text:p>
          </table:table-cell>
          <table:table-cell office:value-type="float" office:value="62801000" calcext:value-type="float">
            <text:p>6.28E+07</text:p>
          </table:table-cell>
          <table:table-cell office:value-type="float" office:value="64230900" calcext:value-type="float">
            <text:p>6.42E+07</text:p>
          </table:table-cell>
          <table:table-cell office:value-type="float" office:value="66125300" calcext:value-type="float">
            <text:p>6.61E+07</text:p>
          </table:table-cell>
          <table:table-cell office:value-type="float" office:value="2091350" calcext:value-type="float">
            <text:p>2.09E+06</text:p>
          </table:table-cell>
          <table:table-cell office:value-type="float" office:value="2300110" calcext:value-type="float">
            <text:p>2.30E+06</text:p>
          </table:table-cell>
          <table:table-cell office:value-type="float" office:value="2587030" calcext:value-type="float">
            <text:p>2.59E+06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64] + 1) * 100 + 1" office:value-type="float" office:value="16101" calcext:value-type="float">
            <text:p>16101</text:p>
          </table:table-cell>
          <table:table-cell table:formula="of:=POWER([.B164];2)" office:value-type="float" office:value="259242201" calcext:value-type="float">
            <text:p>259242201</text:p>
          </table:table-cell>
          <table:table-cell table:formula="of:=[.B164]*LOG([.B164];2)" office:value-type="float" office:value="225009.26390593" calcext:value-type="float">
            <text:p>225009.26390593</text:p>
          </table:table-cell>
          <table:table-cell office:value-type="float" office:value="64621200" calcext:value-type="float">
            <text:p>6.46E+07</text:p>
          </table:table-cell>
          <table:table-cell office:value-type="float" office:value="2038880" calcext:value-type="float">
            <text:p>2.04E+0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formula="of:=([.O164]+1) *100 + 1" office:value-type="float" office:value="16101" calcext:value-type="float">
            <text:p>16101</text:p>
          </table:table-cell>
          <table:table-cell office:value-type="float" office:value="61717400" calcext:value-type="float">
            <text:p>6.17E+07</text:p>
          </table:table-cell>
          <table:table-cell office:value-type="float" office:value="62602500" calcext:value-type="float">
            <text:p>6.26E+07</text:p>
          </table:table-cell>
          <table:table-cell office:value-type="float" office:value="64829300" calcext:value-type="float">
            <text:p>6.48E+07</text:p>
          </table:table-cell>
          <table:table-cell office:value-type="float" office:value="2085780" calcext:value-type="float">
            <text:p>2.09E+06</text:p>
          </table:table-cell>
          <table:table-cell office:value-type="float" office:value="2202180" calcext:value-type="float">
            <text:p>2.20E+06</text:p>
          </table:table-cell>
          <table:table-cell office:value-type="float" office:value="2342160" calcext:value-type="float">
            <text:p>2.34E+06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A165] + 1) * 100 + 1" office:value-type="float" office:value="16201" calcext:value-type="float">
            <text:p>16201</text:p>
          </table:table-cell>
          <table:table-cell table:formula="of:=POWER([.B165];2)" office:value-type="float" office:value="262472401" calcext:value-type="float">
            <text:p>262472401</text:p>
          </table:table-cell>
          <table:table-cell table:formula="of:=[.B165]*LOG([.B165];2)" office:value-type="float" office:value="226551.466766842" calcext:value-type="float">
            <text:p>226551.466766842</text:p>
          </table:table-cell>
          <table:table-cell office:value-type="float" office:value="64621800" calcext:value-type="float">
            <text:p>6.46E+07</text:p>
          </table:table-cell>
          <table:table-cell office:value-type="float" office:value="2100930" calcext:value-type="float">
            <text:p>2.10E+06</text:p>
          </table:table-cell>
          <table:table-cell table:number-columns-repeated="8"/>
          <table:table-cell office:value-type="float" office:value="161" calcext:value-type="float">
            <text:p>161</text:p>
          </table:table-cell>
          <table:table-cell table:formula="of:=([.O165]+1) *100 + 1" office:value-type="float" office:value="16201" calcext:value-type="float">
            <text:p>16201</text:p>
          </table:table-cell>
          <table:table-cell office:value-type="float" office:value="64250100" calcext:value-type="float">
            <text:p>6.43E+07</text:p>
          </table:table-cell>
          <table:table-cell office:value-type="float" office:value="65709200" calcext:value-type="float">
            <text:p>6.57E+07</text:p>
          </table:table-cell>
          <table:table-cell office:value-type="float" office:value="67784900" calcext:value-type="float">
            <text:p>6.78E+07</text:p>
          </table:table-cell>
          <table:table-cell office:value-type="float" office:value="2170390" calcext:value-type="float">
            <text:p>2.17E+06</text:p>
          </table:table-cell>
          <table:table-cell office:value-type="float" office:value="2250840" calcext:value-type="float">
            <text:p>2.25E+06</text:p>
          </table:table-cell>
          <table:table-cell office:value-type="float" office:value="2397620" calcext:value-type="float">
            <text:p>2.40E+06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A166] + 1) * 100 + 1" office:value-type="float" office:value="16301" calcext:value-type="float">
            <text:p>16301</text:p>
          </table:table-cell>
          <table:table-cell table:formula="of:=POWER([.B166];2)" office:value-type="float" office:value="265722601" calcext:value-type="float">
            <text:p>265722601</text:p>
          </table:table-cell>
          <table:table-cell table:formula="of:=[.B166]*LOG([.B166];2)" office:value-type="float" office:value="228094.560130933" calcext:value-type="float">
            <text:p>228094.560130933</text:p>
          </table:table-cell>
          <table:table-cell office:value-type="float" office:value="65156100" calcext:value-type="float">
            <text:p>6.52E+07</text:p>
          </table:table-cell>
          <table:table-cell office:value-type="float" office:value="2154010" calcext:value-type="float">
            <text:p>2.15E+06</text:p>
          </table:table-cell>
          <table:table-cell table:number-columns-repeated="8"/>
          <table:table-cell office:value-type="float" office:value="162" calcext:value-type="float">
            <text:p>162</text:p>
          </table:table-cell>
          <table:table-cell table:formula="of:=([.O166]+1) *100 + 1" office:value-type="float" office:value="16301" calcext:value-type="float">
            <text:p>16301</text:p>
          </table:table-cell>
          <table:table-cell office:value-type="float" office:value="63366000" calcext:value-type="float">
            <text:p>6.34E+07</text:p>
          </table:table-cell>
          <table:table-cell office:value-type="float" office:value="66363400" calcext:value-type="float">
            <text:p>6.64E+07</text:p>
          </table:table-cell>
          <table:table-cell office:value-type="float" office:value="69691500" calcext:value-type="float">
            <text:p>6.97E+07</text:p>
          </table:table-cell>
          <table:table-cell office:value-type="float" office:value="2151020" calcext:value-type="float">
            <text:p>2.15E+06</text:p>
          </table:table-cell>
          <table:table-cell office:value-type="float" office:value="2182500" calcext:value-type="float">
            <text:p>2.18E+06</text:p>
          </table:table-cell>
          <table:table-cell office:value-type="float" office:value="2216490" calcext:value-type="float">
            <text:p>2.22E+06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A167] + 1) * 100 + 1" office:value-type="float" office:value="16401" calcext:value-type="float">
            <text:p>16401</text:p>
          </table:table-cell>
          <table:table-cell table:formula="of:=POWER([.B167];2)" office:value-type="float" office:value="268992801" calcext:value-type="float">
            <text:p>268992801</text:p>
          </table:table-cell>
          <table:table-cell table:formula="of:=[.B167]*LOG([.B167];2)" office:value-type="float" office:value="229638.538535261" calcext:value-type="float">
            <text:p>229638.538535261</text:p>
          </table:table-cell>
          <table:table-cell office:value-type="float" office:value="65759100" calcext:value-type="float">
            <text:p>6.58E+07</text:p>
          </table:table-cell>
          <table:table-cell office:value-type="float" office:value="2171660" calcext:value-type="float">
            <text:p>2.17E+06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formula="of:=([.O167]+1) *100 + 1" office:value-type="float" office:value="16401" calcext:value-type="float">
            <text:p>16401</text:p>
          </table:table-cell>
          <table:table-cell office:value-type="float" office:value="64426200" calcext:value-type="float">
            <text:p>6.44E+07</text:p>
          </table:table-cell>
          <table:table-cell office:value-type="float" office:value="66201000" calcext:value-type="float">
            <text:p>6.62E+07</text:p>
          </table:table-cell>
          <table:table-cell office:value-type="float" office:value="68509100" calcext:value-type="float">
            <text:p>6.85E+07</text:p>
          </table:table-cell>
          <table:table-cell office:value-type="float" office:value="2178270" calcext:value-type="float">
            <text:p>2.18E+06</text:p>
          </table:table-cell>
          <table:table-cell office:value-type="float" office:value="2224810" calcext:value-type="float">
            <text:p>2.22E+06</text:p>
          </table:table-cell>
          <table:table-cell office:value-type="float" office:value="2270430" calcext:value-type="float">
            <text:p>2.27E+06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68] + 1) * 100 + 1" office:value-type="float" office:value="16501" calcext:value-type="float">
            <text:p>16501</text:p>
          </table:table-cell>
          <table:table-cell table:formula="of:=POWER([.B168];2)" office:value-type="float" office:value="272283001" calcext:value-type="float">
            <text:p>272283001</text:p>
          </table:table-cell>
          <table:table-cell table:formula="of:=[.B168]*LOG([.B168];2)" office:value-type="float" office:value="231183.396583501" calcext:value-type="float">
            <text:p>231183.396583501</text:p>
          </table:table-cell>
          <table:table-cell office:value-type="float" office:value="65980800" calcext:value-type="float">
            <text:p>6.60E+07</text:p>
          </table:table-cell>
          <table:table-cell office:value-type="float" office:value="2155970" calcext:value-type="float">
            <text:p>2.16E+06</text:p>
          </table:table-cell>
          <table:table-cell table:number-columns-repeated="8"/>
          <table:table-cell office:value-type="float" office:value="164" calcext:value-type="float">
            <text:p>164</text:p>
          </table:table-cell>
          <table:table-cell table:formula="of:=([.O168]+1) *100 + 1" office:value-type="float" office:value="16501" calcext:value-type="float">
            <text:p>16501</text:p>
          </table:table-cell>
          <table:table-cell office:value-type="float" office:value="65296400" calcext:value-type="float">
            <text:p>6.53E+07</text:p>
          </table:table-cell>
          <table:table-cell office:value-type="float" office:value="65723900" calcext:value-type="float">
            <text:p>6.57E+07</text:p>
          </table:table-cell>
          <table:table-cell office:value-type="float" office:value="66725400" calcext:value-type="float">
            <text:p>6.67E+07</text:p>
          </table:table-cell>
          <table:table-cell office:value-type="float" office:value="2129640" calcext:value-type="float">
            <text:p>2.13E+06</text:p>
          </table:table-cell>
          <table:table-cell office:value-type="float" office:value="2209970" calcext:value-type="float">
            <text:p>2.21E+06</text:p>
          </table:table-cell>
          <table:table-cell office:value-type="float" office:value="2374650" calcext:value-type="float">
            <text:p>2.37E+06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A169] + 1) * 100 + 1" office:value-type="float" office:value="16601" calcext:value-type="float">
            <text:p>16601</text:p>
          </table:table-cell>
          <table:table-cell table:formula="of:=POWER([.B169];2)" office:value-type="float" office:value="275593201" calcext:value-type="float">
            <text:p>275593201</text:p>
          </table:table-cell>
          <table:table-cell table:formula="of:=[.B169]*LOG([.B169];2)" office:value-type="float" office:value="232729.128944735" calcext:value-type="float">
            <text:p>232729.128944735</text:p>
          </table:table-cell>
          <table:table-cell office:value-type="float" office:value="66456600" calcext:value-type="float">
            <text:p>6.65E+07</text:p>
          </table:table-cell>
          <table:table-cell office:value-type="float" office:value="2142540" calcext:value-type="float">
            <text:p>2.14E+06</text:p>
          </table:table-cell>
          <table:table-cell table:number-columns-repeated="8"/>
          <table:table-cell office:value-type="float" office:value="165" calcext:value-type="float">
            <text:p>165</text:p>
          </table:table-cell>
          <table:table-cell table:formula="of:=([.O169]+1) *100 + 1" office:value-type="float" office:value="16601" calcext:value-type="float">
            <text:p>16601</text:p>
          </table:table-cell>
          <table:table-cell office:value-type="float" office:value="66069700" calcext:value-type="float">
            <text:p>6.61E+07</text:p>
          </table:table-cell>
          <table:table-cell office:value-type="float" office:value="67151900" calcext:value-type="float">
            <text:p>6.72E+07</text:p>
          </table:table-cell>
          <table:table-cell office:value-type="float" office:value="71548000" calcext:value-type="float">
            <text:p>7.15E+07</text:p>
          </table:table-cell>
          <table:table-cell office:value-type="float" office:value="2038070" calcext:value-type="float">
            <text:p>2.04E+06</text:p>
          </table:table-cell>
          <table:table-cell office:value-type="float" office:value="2117330" calcext:value-type="float">
            <text:p>2.12E+06</text:p>
          </table:table-cell>
          <table:table-cell office:value-type="float" office:value="2209100" calcext:value-type="float">
            <text:p>2.21E+06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70] + 1) * 100 + 1" office:value-type="float" office:value="16701" calcext:value-type="float">
            <text:p>16701</text:p>
          </table:table-cell>
          <table:table-cell table:formula="of:=POWER([.B170];2)" office:value-type="float" office:value="278923401" calcext:value-type="float">
            <text:p>278923401</text:p>
          </table:table-cell>
          <table:table-cell table:formula="of:=[.B170]*LOG([.B170];2)" office:value-type="float" office:value="234275.730352271" calcext:value-type="float">
            <text:p>234275.730352271</text:p>
          </table:table-cell>
          <table:table-cell office:value-type="float" office:value="67290100" calcext:value-type="float">
            <text:p>6.73E+07</text:p>
          </table:table-cell>
          <table:table-cell office:value-type="float" office:value="2244740" calcext:value-type="float">
            <text:p>2.24E+06</text:p>
          </table:table-cell>
          <table:table-cell table:number-columns-repeated="8"/>
          <table:table-cell office:value-type="float" office:value="166" calcext:value-type="float">
            <text:p>166</text:p>
          </table:table-cell>
          <table:table-cell table:formula="of:=([.O170]+1) *100 + 1" office:value-type="float" office:value="16701" calcext:value-type="float">
            <text:p>16701</text:p>
          </table:table-cell>
          <table:table-cell office:value-type="float" office:value="69558100" calcext:value-type="float">
            <text:p>6.96E+07</text:p>
          </table:table-cell>
          <table:table-cell office:value-type="float" office:value="70743600" calcext:value-type="float">
            <text:p>7.07E+07</text:p>
          </table:table-cell>
          <table:table-cell office:value-type="float" office:value="71897000" calcext:value-type="float">
            <text:p>7.19E+07</text:p>
          </table:table-cell>
          <table:table-cell office:value-type="float" office:value="2113380" calcext:value-type="float">
            <text:p>2.11E+06</text:p>
          </table:table-cell>
          <table:table-cell office:value-type="float" office:value="2204680" calcext:value-type="float">
            <text:p>2.20E+06</text:p>
          </table:table-cell>
          <table:table-cell office:value-type="float" office:value="2402060" calcext:value-type="float">
            <text:p>2.40E+0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71] + 1) * 100 + 1" office:value-type="float" office:value="16801" calcext:value-type="float">
            <text:p>16801</text:p>
          </table:table-cell>
          <table:table-cell table:formula="of:=POWER([.B171];2)" office:value-type="float" office:value="282273601" calcext:value-type="float">
            <text:p>282273601</text:p>
          </table:table-cell>
          <table:table-cell table:formula="of:=[.B171]*LOG([.B171];2)" office:value-type="float" office:value="235823.195602489" calcext:value-type="float">
            <text:p>235823.195602489</text:p>
          </table:table-cell>
          <table:table-cell office:value-type="float" office:value="71069900" calcext:value-type="float">
            <text:p>7.11E+07</text:p>
          </table:table-cell>
          <table:table-cell office:value-type="float" office:value="2243160" calcext:value-type="float">
            <text:p>2.24E+06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 table:formula="of:=([.O171]+1) *100 + 1" office:value-type="float" office:value="16801" calcext:value-type="float">
            <text:p>16801</text:p>
          </table:table-cell>
          <table:table-cell office:value-type="float" office:value="67620600" calcext:value-type="float">
            <text:p>6.76E+07</text:p>
          </table:table-cell>
          <table:table-cell office:value-type="float" office:value="70133800" calcext:value-type="float">
            <text:p>7.01E+07</text:p>
          </table:table-cell>
          <table:table-cell office:value-type="float" office:value="73925300" calcext:value-type="float">
            <text:p>7.39E+07</text:p>
          </table:table-cell>
          <table:table-cell office:value-type="float" office:value="2034060" calcext:value-type="float">
            <text:p>2.03E+06</text:p>
          </table:table-cell>
          <table:table-cell office:value-type="float" office:value="2152220" calcext:value-type="float">
            <text:p>2.15E+06</text:p>
          </table:table-cell>
          <table:table-cell office:value-type="float" office:value="2359970" calcext:value-type="float">
            <text:p>2.36E+06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A172] + 1) * 100 + 1" office:value-type="float" office:value="16901" calcext:value-type="float">
            <text:p>16901</text:p>
          </table:table-cell>
          <table:table-cell table:formula="of:=POWER([.B172];2)" office:value-type="float" office:value="285643801" calcext:value-type="float">
            <text:p>285643801</text:p>
          </table:table-cell>
          <table:table-cell table:formula="of:=[.B172]*LOG([.B172];2)" office:value-type="float" office:value="237371.519553711" calcext:value-type="float">
            <text:p>237371.519553711</text:p>
          </table:table-cell>
          <table:table-cell office:value-type="float" office:value="74368400" calcext:value-type="float">
            <text:p>7.44E+07</text:p>
          </table:table-cell>
          <table:table-cell office:value-type="float" office:value="2220690" calcext:value-type="float">
            <text:p>2.22E+06</text:p>
          </table:table-cell>
          <table:table-cell table:number-columns-repeated="8"/>
          <table:table-cell office:value-type="float" office:value="168" calcext:value-type="float">
            <text:p>168</text:p>
          </table:table-cell>
          <table:table-cell table:formula="of:=([.O172]+1) *100 + 1" office:value-type="float" office:value="16901" calcext:value-type="float">
            <text:p>16901</text:p>
          </table:table-cell>
          <table:table-cell office:value-type="float" office:value="68406500" calcext:value-type="float">
            <text:p>6.84E+07</text:p>
          </table:table-cell>
          <table:table-cell office:value-type="float" office:value="69639200" calcext:value-type="float">
            <text:p>6.96E+07</text:p>
          </table:table-cell>
          <table:table-cell office:value-type="float" office:value="71916900" calcext:value-type="float">
            <text:p>7.19E+07</text:p>
          </table:table-cell>
          <table:table-cell office:value-type="float" office:value="2072550" calcext:value-type="float">
            <text:p>2.07E+06</text:p>
          </table:table-cell>
          <table:table-cell office:value-type="float" office:value="2110300" calcext:value-type="float">
            <text:p>2.11E+06</text:p>
          </table:table-cell>
          <table:table-cell office:value-type="float" office:value="2196420" calcext:value-type="float">
            <text:p>2.20E+06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173] + 1) * 100 + 1" office:value-type="float" office:value="17001" calcext:value-type="float">
            <text:p>17001</text:p>
          </table:table-cell>
          <table:table-cell table:formula="of:=POWER([.B173];2)" office:value-type="float" office:value="289034001" calcext:value-type="float">
            <text:p>289034001</text:p>
          </table:table-cell>
          <table:table-cell table:formula="of:=[.B173]*LOG([.B173];2)" office:value-type="float" office:value="238920.697125109" calcext:value-type="float">
            <text:p>238920.697125109</text:p>
          </table:table-cell>
          <table:table-cell office:value-type="float" office:value="74173700" calcext:value-type="float">
            <text:p>7.42E+07</text:p>
          </table:table-cell>
          <table:table-cell office:value-type="float" office:value="2317950" calcext:value-type="float">
            <text:p>2.32E+06</text:p>
          </table:table-cell>
          <table:table-cell table:number-columns-repeated="8"/>
          <table:table-cell office:value-type="float" office:value="169" calcext:value-type="float">
            <text:p>169</text:p>
          </table:table-cell>
          <table:table-cell table:formula="of:=([.O173]+1) *100 + 1" office:value-type="float" office:value="17001" calcext:value-type="float">
            <text:p>17001</text:p>
          </table:table-cell>
          <table:table-cell office:value-type="float" office:value="69405500" calcext:value-type="float">
            <text:p>6.94E+07</text:p>
          </table:table-cell>
          <table:table-cell office:value-type="float" office:value="71771800" calcext:value-type="float">
            <text:p>7.18E+07</text:p>
          </table:table-cell>
          <table:table-cell office:value-type="float" office:value="74042500" calcext:value-type="float">
            <text:p>7.40E+07</text:p>
          </table:table-cell>
          <table:table-cell office:value-type="float" office:value="2238730" calcext:value-type="float">
            <text:p>2.24E+06</text:p>
          </table:table-cell>
          <table:table-cell office:value-type="float" office:value="2300060" calcext:value-type="float">
            <text:p>2.30E+06</text:p>
          </table:table-cell>
          <table:table-cell office:value-type="float" office:value="2574940" calcext:value-type="float">
            <text:p>2.57E+06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74] + 1) * 100 + 1" office:value-type="float" office:value="17101" calcext:value-type="float">
            <text:p>17101</text:p>
          </table:table-cell>
          <table:table-cell table:formula="of:=POWER([.B174];2)" office:value-type="float" office:value="292444201" calcext:value-type="float">
            <text:p>292444201</text:p>
          </table:table-cell>
          <table:table-cell table:formula="of:=[.B174]*LOG([.B174];2)" office:value-type="float" office:value="240470.723295625" calcext:value-type="float">
            <text:p>240470.723295625</text:p>
          </table:table-cell>
          <table:table-cell office:value-type="float" office:value="73909600" calcext:value-type="float">
            <text:p>7.39E+07</text:p>
          </table:table-cell>
          <table:table-cell office:value-type="float" office:value="2292130" calcext:value-type="float">
            <text:p>2.29E+0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formula="of:=([.O174]+1) *100 + 1" office:value-type="float" office:value="17101" calcext:value-type="float">
            <text:p>17101</text:p>
          </table:table-cell>
          <table:table-cell office:value-type="float" office:value="69540700" calcext:value-type="float">
            <text:p>6.95E+07</text:p>
          </table:table-cell>
          <table:table-cell office:value-type="float" office:value="71957500" calcext:value-type="float">
            <text:p>7.20E+07</text:p>
          </table:table-cell>
          <table:table-cell office:value-type="float" office:value="74965400" calcext:value-type="float">
            <text:p>7.50E+07</text:p>
          </table:table-cell>
          <table:table-cell office:value-type="float" office:value="2061350" calcext:value-type="float">
            <text:p>2.06E+06</text:p>
          </table:table-cell>
          <table:table-cell office:value-type="float" office:value="2093920" calcext:value-type="float">
            <text:p>2.09E+06</text:p>
          </table:table-cell>
          <table:table-cell office:value-type="float" office:value="2182460" calcext:value-type="float">
            <text:p>2.18E+06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75] + 1) * 100 + 1" office:value-type="float" office:value="17201" calcext:value-type="float">
            <text:p>17201</text:p>
          </table:table-cell>
          <table:table-cell table:formula="of:=POWER([.B175];2)" office:value-type="float" office:value="295874401" calcext:value-type="float">
            <text:p>295874401</text:p>
          </table:table-cell>
          <table:table-cell table:formula="of:=[.B175]*LOG([.B175];2)" office:value-type="float" office:value="242021.593102925" calcext:value-type="float">
            <text:p>242021.593102925</text:p>
          </table:table-cell>
          <table:table-cell office:value-type="float" office:value="73199600" calcext:value-type="float">
            <text:p>7.32E+07</text:p>
          </table:table-cell>
          <table:table-cell office:value-type="float" office:value="2265020" calcext:value-type="float">
            <text:p>2.27E+06</text:p>
          </table:table-cell>
          <table:table-cell table:number-columns-repeated="8"/>
          <table:table-cell office:value-type="float" office:value="171" calcext:value-type="float">
            <text:p>171</text:p>
          </table:table-cell>
          <table:table-cell table:formula="of:=([.O175]+1) *100 + 1" office:value-type="float" office:value="17201" calcext:value-type="float">
            <text:p>17201</text:p>
          </table:table-cell>
          <table:table-cell office:value-type="float" office:value="70173500" calcext:value-type="float">
            <text:p>7.02E+07</text:p>
          </table:table-cell>
          <table:table-cell office:value-type="float" office:value="71999600" calcext:value-type="float">
            <text:p>7.20E+07</text:p>
          </table:table-cell>
          <table:table-cell office:value-type="float" office:value="74539400" calcext:value-type="float">
            <text:p>7.45E+07</text:p>
          </table:table-cell>
          <table:table-cell office:value-type="float" office:value="2051060" calcext:value-type="float">
            <text:p>2.05E+06</text:p>
          </table:table-cell>
          <table:table-cell office:value-type="float" office:value="2078960" calcext:value-type="float">
            <text:p>2.08E+06</text:p>
          </table:table-cell>
          <table:table-cell office:value-type="float" office:value="2138110" calcext:value-type="float">
            <text:p>2.14E+06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76] + 1) * 100 + 1" office:value-type="float" office:value="17301" calcext:value-type="float">
            <text:p>17301</text:p>
          </table:table-cell>
          <table:table-cell table:formula="of:=POWER([.B176];2)" office:value-type="float" office:value="299324601" calcext:value-type="float">
            <text:p>299324601</text:p>
          </table:table-cell>
          <table:table-cell table:formula="of:=[.B176]*LOG([.B176];2)" office:value-type="float" office:value="243573.301642372" calcext:value-type="float">
            <text:p>243573.301642372</text:p>
          </table:table-cell>
          <table:table-cell office:value-type="float" office:value="73871300" calcext:value-type="float">
            <text:p>7.39E+07</text:p>
          </table:table-cell>
          <table:table-cell office:value-type="float" office:value="2389210" calcext:value-type="float">
            <text:p>2.39E+06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 table:formula="of:=([.O176]+1) *100 + 1" office:value-type="float" office:value="17301" calcext:value-type="float">
            <text:p>17301</text:p>
          </table:table-cell>
          <table:table-cell office:value-type="float" office:value="70671200" calcext:value-type="float">
            <text:p>7.07E+07</text:p>
          </table:table-cell>
          <table:table-cell office:value-type="float" office:value="71661800" calcext:value-type="float">
            <text:p>7.17E+07</text:p>
          </table:table-cell>
          <table:table-cell office:value-type="float" office:value="76620200" calcext:value-type="float">
            <text:p>7.66E+07</text:p>
          </table:table-cell>
          <table:table-cell office:value-type="float" office:value="2158190" calcext:value-type="float">
            <text:p>2.16E+06</text:p>
          </table:table-cell>
          <table:table-cell office:value-type="float" office:value="2221260" calcext:value-type="float">
            <text:p>2.22E+06</text:p>
          </table:table-cell>
          <table:table-cell office:value-type="float" office:value="2298960" calcext:value-type="float">
            <text:p>2.30E+06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177] + 1) * 100 + 1" office:value-type="float" office:value="17401" calcext:value-type="float">
            <text:p>17401</text:p>
          </table:table-cell>
          <table:table-cell table:formula="of:=POWER([.B177];2)" office:value-type="float" office:value="302794801" calcext:value-type="float">
            <text:p>302794801</text:p>
          </table:table-cell>
          <table:table-cell table:formula="of:=[.B177]*LOG([.B177];2)" office:value-type="float" office:value="245125.844066031" calcext:value-type="float">
            <text:p>245125.844066031</text:p>
          </table:table-cell>
          <table:table-cell office:value-type="float" office:value="77172200" calcext:value-type="float">
            <text:p>7.72E+07</text:p>
          </table:table-cell>
          <table:table-cell office:value-type="float" office:value="2366390" calcext:value-type="float">
            <text:p>2.37E+06</text:p>
          </table:table-cell>
          <table:table-cell table:number-columns-repeated="8"/>
          <table:table-cell office:value-type="float" office:value="173" calcext:value-type="float">
            <text:p>173</text:p>
          </table:table-cell>
          <table:table-cell table:formula="of:=([.O177]+1) *100 + 1" office:value-type="float" office:value="17401" calcext:value-type="float">
            <text:p>17401</text:p>
          </table:table-cell>
          <table:table-cell office:value-type="float" office:value="73168200" calcext:value-type="float">
            <text:p>7.32E+07</text:p>
          </table:table-cell>
          <table:table-cell office:value-type="float" office:value="74697200" calcext:value-type="float">
            <text:p>7.47E+07</text:p>
          </table:table-cell>
          <table:table-cell office:value-type="float" office:value="77077600" calcext:value-type="float">
            <text:p>7.71E+07</text:p>
          </table:table-cell>
          <table:table-cell office:value-type="float" office:value="2166680" calcext:value-type="float">
            <text:p>2.17E+06</text:p>
          </table:table-cell>
          <table:table-cell office:value-type="float" office:value="2284490" calcext:value-type="float">
            <text:p>2.28E+06</text:p>
          </table:table-cell>
          <table:table-cell office:value-type="float" office:value="2531800" calcext:value-type="float">
            <text:p>2.53E+06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A178] + 1) * 100 + 1" office:value-type="float" office:value="17501" calcext:value-type="float">
            <text:p>17501</text:p>
          </table:table-cell>
          <table:table-cell table:formula="of:=POWER([.B178];2)" office:value-type="float" office:value="306285001" calcext:value-type="float">
            <text:p>306285001</text:p>
          </table:table-cell>
          <table:table-cell table:formula="of:=[.B178]*LOG([.B178];2)" office:value-type="float" office:value="246679.215581685" calcext:value-type="float">
            <text:p>246679.215581685</text:p>
          </table:table-cell>
          <table:table-cell office:value-type="float" office:value="76963200" calcext:value-type="float">
            <text:p>7.70E+07</text:p>
          </table:table-cell>
          <table:table-cell office:value-type="float" office:value="2501230" calcext:value-type="float">
            <text:p>2.50E+06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 table:formula="of:=([.O178]+1) *100 + 1" office:value-type="float" office:value="17501" calcext:value-type="float">
            <text:p>17501</text:p>
          </table:table-cell>
          <table:table-cell office:value-type="float" office:value="75083700" calcext:value-type="float">
            <text:p>7.51E+07</text:p>
          </table:table-cell>
          <table:table-cell office:value-type="float" office:value="76677700" calcext:value-type="float">
            <text:p>7.67E+07</text:p>
          </table:table-cell>
          <table:table-cell office:value-type="float" office:value="78187400" calcext:value-type="float">
            <text:p>7.82E+07</text:p>
          </table:table-cell>
          <table:table-cell office:value-type="float" office:value="2420160" calcext:value-type="float">
            <text:p>2.42E+06</text:p>
          </table:table-cell>
          <table:table-cell office:value-type="float" office:value="2463460" calcext:value-type="float">
            <text:p>2.46E+06</text:p>
          </table:table-cell>
          <table:table-cell office:value-type="float" office:value="2500920" calcext:value-type="float">
            <text:p>2.50E+06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179] + 1) * 100 + 1" office:value-type="float" office:value="17601" calcext:value-type="float">
            <text:p>17601</text:p>
          </table:table-cell>
          <table:table-cell table:formula="of:=POWER([.B179];2)" office:value-type="float" office:value="309795201" calcext:value-type="float">
            <text:p>309795201</text:p>
          </table:table-cell>
          <table:table-cell table:formula="of:=[.B179]*LOG([.B179];2)" office:value-type="float" office:value="248233.411451886" calcext:value-type="float">
            <text:p>248233.411451886</text:p>
          </table:table-cell>
          <table:table-cell office:value-type="float" office:value="75291800" calcext:value-type="float">
            <text:p>7.53E+07</text:p>
          </table:table-cell>
          <table:table-cell office:value-type="float" office:value="2516680" calcext:value-type="float">
            <text:p>2.52E+06</text:p>
          </table:table-cell>
          <table:table-cell table:number-columns-repeated="8"/>
          <table:table-cell office:value-type="float" office:value="175" calcext:value-type="float">
            <text:p>175</text:p>
          </table:table-cell>
          <table:table-cell table:formula="of:=([.O179]+1) *100 + 1" office:value-type="float" office:value="17601" calcext:value-type="float">
            <text:p>17601</text:p>
          </table:table-cell>
          <table:table-cell office:value-type="float" office:value="73218900" calcext:value-type="float">
            <text:p>7.32E+07</text:p>
          </table:table-cell>
          <table:table-cell office:value-type="float" office:value="76814700" calcext:value-type="float">
            <text:p>7.68E+07</text:p>
          </table:table-cell>
          <table:table-cell office:value-type="float" office:value="83510600" calcext:value-type="float">
            <text:p>8.35E+07</text:p>
          </table:table-cell>
          <table:table-cell office:value-type="float" office:value="2354670" calcext:value-type="float">
            <text:p>2.35E+06</text:p>
          </table:table-cell>
          <table:table-cell office:value-type="float" office:value="2421210" calcext:value-type="float">
            <text:p>2.42E+06</text:p>
          </table:table-cell>
          <table:table-cell office:value-type="float" office:value="2501030" calcext:value-type="float">
            <text:p>2.50E+06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80] + 1) * 100 + 1" office:value-type="float" office:value="17701" calcext:value-type="float">
            <text:p>17701</text:p>
          </table:table-cell>
          <table:table-cell table:formula="of:=POWER([.B180];2)" office:value-type="float" office:value="313325401" calcext:value-type="float">
            <text:p>313325401</text:p>
          </table:table-cell>
          <table:table-cell table:formula="of:=[.B180]*LOG([.B180];2)" office:value-type="float" office:value="249788.426993016" calcext:value-type="float">
            <text:p>249788.426993016</text:p>
          </table:table-cell>
          <table:table-cell office:value-type="float" office:value="77091800" calcext:value-type="float">
            <text:p>7.71E+07</text:p>
          </table:table-cell>
          <table:table-cell office:value-type="float" office:value="2450560" calcext:value-type="float">
            <text:p>2.45E+06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table:formula="of:=([.O180]+1) *100 + 1" office:value-type="float" office:value="17701" calcext:value-type="float">
            <text:p>17701</text:p>
          </table:table-cell>
          <table:table-cell office:value-type="float" office:value="76026700" calcext:value-type="float">
            <text:p>7.60E+07</text:p>
          </table:table-cell>
          <table:table-cell office:value-type="float" office:value="78462900" calcext:value-type="float">
            <text:p>7.85E+07</text:p>
          </table:table-cell>
          <table:table-cell office:value-type="float" office:value="81050100" calcext:value-type="float">
            <text:p>8.11E+07</text:p>
          </table:table-cell>
          <table:table-cell office:value-type="float" office:value="2367620" calcext:value-type="float">
            <text:p>2.37E+06</text:p>
          </table:table-cell>
          <table:table-cell office:value-type="float" office:value="2411100" calcext:value-type="float">
            <text:p>2.41E+06</text:p>
          </table:table-cell>
          <table:table-cell office:value-type="float" office:value="2508970" calcext:value-type="float">
            <text:p>2.51E+06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181] + 1) * 100 + 1" office:value-type="float" office:value="17801" calcext:value-type="float">
            <text:p>17801</text:p>
          </table:table-cell>
          <table:table-cell table:formula="of:=POWER([.B181];2)" office:value-type="float" office:value="316875601" calcext:value-type="float">
            <text:p>316875601</text:p>
          </table:table-cell>
          <table:table-cell table:formula="of:=[.B181]*LOG([.B181];2)" office:value-type="float" office:value="251344.257574378" calcext:value-type="float">
            <text:p>251344.257574378</text:p>
          </table:table-cell>
          <table:table-cell office:value-type="float" office:value="76547100" calcext:value-type="float">
            <text:p>7.65E+07</text:p>
          </table:table-cell>
          <table:table-cell office:value-type="float" office:value="2374960" calcext:value-type="float">
            <text:p>2.37E+06</text:p>
          </table:table-cell>
          <table:table-cell table:number-columns-repeated="8"/>
          <table:table-cell office:value-type="float" office:value="177" calcext:value-type="float">
            <text:p>177</text:p>
          </table:table-cell>
          <table:table-cell table:formula="of:=([.O181]+1) *100 + 1" office:value-type="float" office:value="17801" calcext:value-type="float">
            <text:p>17801</text:p>
          </table:table-cell>
          <table:table-cell office:value-type="float" office:value="75324500" calcext:value-type="float">
            <text:p>7.53E+07</text:p>
          </table:table-cell>
          <table:table-cell office:value-type="float" office:value="75808900" calcext:value-type="float">
            <text:p>7.58E+07</text:p>
          </table:table-cell>
          <table:table-cell office:value-type="float" office:value="76525400" calcext:value-type="float">
            <text:p>7.65E+07</text:p>
          </table:table-cell>
          <table:table-cell office:value-type="float" office:value="2123860" calcext:value-type="float">
            <text:p>2.12E+06</text:p>
          </table:table-cell>
          <table:table-cell office:value-type="float" office:value="2156650" calcext:value-type="float">
            <text:p>2.16E+06</text:p>
          </table:table-cell>
          <table:table-cell office:value-type="float" office:value="2262920" calcext:value-type="float">
            <text:p>2.26E+06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A182] + 1) * 100 + 1" office:value-type="float" office:value="17901" calcext:value-type="float">
            <text:p>17901</text:p>
          </table:table-cell>
          <table:table-cell table:formula="of:=POWER([.B182];2)" office:value-type="float" office:value="320445801" calcext:value-type="float">
            <text:p>320445801</text:p>
          </table:table-cell>
          <table:table-cell table:formula="of:=[.B182]*LOG([.B182];2)" office:value-type="float" office:value="252900.898617304" calcext:value-type="float">
            <text:p>252900.898617304</text:p>
          </table:table-cell>
          <table:table-cell office:value-type="float" office:value="81455700" calcext:value-type="float">
            <text:p>8.15E+07</text:p>
          </table:table-cell>
          <table:table-cell office:value-type="float" office:value="2548630" calcext:value-type="float">
            <text:p>2.55E+06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table:formula="of:=([.O182]+1) *100 + 1" office:value-type="float" office:value="17901" calcext:value-type="float">
            <text:p>17901</text:p>
          </table:table-cell>
          <table:table-cell office:value-type="float" office:value="76106100" calcext:value-type="float">
            <text:p>7.61E+07</text:p>
          </table:table-cell>
          <table:table-cell office:value-type="float" office:value="76967800" calcext:value-type="float">
            <text:p>7.70E+07</text:p>
          </table:table-cell>
          <table:table-cell office:value-type="float" office:value="81380500" calcext:value-type="float">
            <text:p>8.14E+07</text:p>
          </table:table-cell>
          <table:table-cell office:value-type="float" office:value="2382340" calcext:value-type="float">
            <text:p>2.38E+06</text:p>
          </table:table-cell>
          <table:table-cell office:value-type="float" office:value="2402920" calcext:value-type="float">
            <text:p>2.40E+06</text:p>
          </table:table-cell>
          <table:table-cell office:value-type="float" office:value="2477290" calcext:value-type="float">
            <text:p>2.48E+06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83] + 1) * 100 + 1" office:value-type="float" office:value="18001" calcext:value-type="float">
            <text:p>18001</text:p>
          </table:table-cell>
          <table:table-cell table:formula="of:=POWER([.B183];2)" office:value-type="float" office:value="324036001" calcext:value-type="float">
            <text:p>324036001</text:p>
          </table:table-cell>
          <table:table-cell table:formula="of:=[.B183]*LOG([.B183];2)" office:value-type="float" office:value="254458.34559428" calcext:value-type="float">
            <text:p>254458.34559428</text:p>
          </table:table-cell>
          <table:table-cell office:value-type="float" office:value="82563100" calcext:value-type="float">
            <text:p>8.26E+07</text:p>
          </table:table-cell>
          <table:table-cell office:value-type="float" office:value="2414190" calcext:value-type="float">
            <text:p>2.41E+06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table:formula="of:=([.O183]+1) *100 + 1" office:value-type="float" office:value="18001" calcext:value-type="float">
            <text:p>18001</text:p>
          </table:table-cell>
          <table:table-cell office:value-type="float" office:value="76881700" calcext:value-type="float">
            <text:p>7.69E+07</text:p>
          </table:table-cell>
          <table:table-cell office:value-type="float" office:value="77115500" calcext:value-type="float">
            <text:p>7.71E+07</text:p>
          </table:table-cell>
          <table:table-cell office:value-type="float" office:value="78175900" calcext:value-type="float">
            <text:p>7.82E+07</text:p>
          </table:table-cell>
          <table:table-cell office:value-type="float" office:value="2255770" calcext:value-type="float">
            <text:p>2.26E+06</text:p>
          </table:table-cell>
          <table:table-cell office:value-type="float" office:value="2285800" calcext:value-type="float">
            <text:p>2.29E+06</text:p>
          </table:table-cell>
          <table:table-cell office:value-type="float" office:value="2349810" calcext:value-type="float">
            <text:p>2.35E+06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184] + 1) * 100 + 1" office:value-type="float" office:value="18101" calcext:value-type="float">
            <text:p>18101</text:p>
          </table:table-cell>
          <table:table-cell table:formula="of:=POWER([.B184];2)" office:value-type="float" office:value="327646201" calcext:value-type="float">
            <text:p>327646201</text:p>
          </table:table-cell>
          <table:table-cell table:formula="of:=[.B184]*LOG([.B184];2)" office:value-type="float" office:value="256016.594028099" calcext:value-type="float">
            <text:p>256016.594028099</text:p>
          </table:table-cell>
          <table:table-cell office:value-type="float" office:value="82097100" calcext:value-type="float">
            <text:p>8.21E+07</text:p>
          </table:table-cell>
          <table:table-cell office:value-type="float" office:value="2528590" calcext:value-type="float">
            <text:p>2.53E+0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formula="of:=([.O184]+1) *100 + 1" office:value-type="float" office:value="18101" calcext:value-type="float">
            <text:p>18101</text:p>
          </table:table-cell>
          <table:table-cell office:value-type="float" office:value="77908600" calcext:value-type="float">
            <text:p>7.79E+07</text:p>
          </table:table-cell>
          <table:table-cell office:value-type="float" office:value="80104400" calcext:value-type="float">
            <text:p>8.01E+07</text:p>
          </table:table-cell>
          <table:table-cell office:value-type="float" office:value="82990200" calcext:value-type="float">
            <text:p>8.30E+07</text:p>
          </table:table-cell>
          <table:table-cell office:value-type="float" office:value="2268290" calcext:value-type="float">
            <text:p>2.27E+06</text:p>
          </table:table-cell>
          <table:table-cell office:value-type="float" office:value="2348980" calcext:value-type="float">
            <text:p>2.35E+06</text:p>
          </table:table-cell>
          <table:table-cell office:value-type="float" office:value="2516170" calcext:value-type="float">
            <text:p>2.52E+06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185] + 1) * 100 + 1" office:value-type="float" office:value="18201" calcext:value-type="float">
            <text:p>18201</text:p>
          </table:table-cell>
          <table:table-cell table:formula="of:=POWER([.B185];2)" office:value-type="float" office:value="331276401" calcext:value-type="float">
            <text:p>331276401</text:p>
          </table:table-cell>
          <table:table-cell table:formula="of:=[.B185]*LOG([.B185];2)" office:value-type="float" office:value="257575.639491021" calcext:value-type="float">
            <text:p>257575.639491021</text:p>
          </table:table-cell>
          <table:table-cell office:value-type="float" office:value="80195500" calcext:value-type="float">
            <text:p>8.02E+07</text:p>
          </table:table-cell>
          <table:table-cell office:value-type="float" office:value="2303070" calcext:value-type="float">
            <text:p>2.30E+06</text:p>
          </table:table-cell>
          <table:table-cell table:number-columns-repeated="8"/>
          <table:table-cell office:value-type="float" office:value="181" calcext:value-type="float">
            <text:p>181</text:p>
          </table:table-cell>
          <table:table-cell table:formula="of:=([.O185]+1) *100 + 1" office:value-type="float" office:value="18201" calcext:value-type="float">
            <text:p>18201</text:p>
          </table:table-cell>
          <table:table-cell office:value-type="float" office:value="80955200" calcext:value-type="float">
            <text:p>8.10E+07</text:p>
          </table:table-cell>
          <table:table-cell office:value-type="float" office:value="82823200" calcext:value-type="float">
            <text:p>8.28E+07</text:p>
          </table:table-cell>
          <table:table-cell office:value-type="float" office:value="84554000" calcext:value-type="float">
            <text:p>8.46E+07</text:p>
          </table:table-cell>
          <table:table-cell office:value-type="float" office:value="2226200" calcext:value-type="float">
            <text:p>2.23E+06</text:p>
          </table:table-cell>
          <table:table-cell office:value-type="float" office:value="2269920" calcext:value-type="float">
            <text:p>2.27E+06</text:p>
          </table:table-cell>
          <table:table-cell office:value-type="float" office:value="2311760" calcext:value-type="float">
            <text:p>2.31E+06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186] + 1) * 100 + 1" office:value-type="float" office:value="18301" calcext:value-type="float">
            <text:p>18301</text:p>
          </table:table-cell>
          <table:table-cell table:formula="of:=POWER([.B186];2)" office:value-type="float" office:value="334926601" calcext:value-type="float">
            <text:p>334926601</text:p>
          </table:table-cell>
          <table:table-cell table:formula="of:=[.B186]*LOG([.B186];2)" office:value-type="float" office:value="259135.477603962" calcext:value-type="float">
            <text:p>259135.477603962</text:p>
          </table:table-cell>
          <table:table-cell office:value-type="float" office:value="79639900" calcext:value-type="float">
            <text:p>7.96E+07</text:p>
          </table:table-cell>
          <table:table-cell office:value-type="float" office:value="2312770" calcext:value-type="float">
            <text:p>2.31E+06</text:p>
          </table:table-cell>
          <table:table-cell table:number-columns-repeated="8"/>
          <table:table-cell office:value-type="float" office:value="182" calcext:value-type="float">
            <text:p>182</text:p>
          </table:table-cell>
          <table:table-cell table:formula="of:=([.O186]+1) *100 + 1" office:value-type="float" office:value="18301" calcext:value-type="float">
            <text:p>18301</text:p>
          </table:table-cell>
          <table:table-cell office:value-type="float" office:value="80984500" calcext:value-type="float">
            <text:p>8.10E+07</text:p>
          </table:table-cell>
          <table:table-cell office:value-type="float" office:value="83329400" calcext:value-type="float">
            <text:p>8.33E+07</text:p>
          </table:table-cell>
          <table:table-cell office:value-type="float" office:value="86337000" calcext:value-type="float">
            <text:p>8.63E+07</text:p>
          </table:table-cell>
          <table:table-cell office:value-type="float" office:value="2466760" calcext:value-type="float">
            <text:p>2.47E+06</text:p>
          </table:table-cell>
          <table:table-cell office:value-type="float" office:value="2655560" calcext:value-type="float">
            <text:p>2.66E+06</text:p>
          </table:table-cell>
          <table:table-cell office:value-type="float" office:value="3342440" calcext:value-type="float">
            <text:p>3.34E+06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187] + 1) * 100 + 1" office:value-type="float" office:value="18401" calcext:value-type="float">
            <text:p>18401</text:p>
          </table:table-cell>
          <table:table-cell table:formula="of:=POWER([.B187];2)" office:value-type="float" office:value="338596801" calcext:value-type="float">
            <text:p>338596801</text:p>
          </table:table-cell>
          <table:table-cell table:formula="of:=[.B187]*LOG([.B187];2)" office:value-type="float" office:value="260696.104035694" calcext:value-type="float">
            <text:p>260696.104035694</text:p>
          </table:table-cell>
          <table:table-cell office:value-type="float" office:value="80480500" calcext:value-type="float">
            <text:p>8.05E+07</text:p>
          </table:table-cell>
          <table:table-cell office:value-type="float" office:value="2341180" calcext:value-type="float">
            <text:p>2.34E+06</text:p>
          </table:table-cell>
          <table:table-cell table:number-columns-repeated="8"/>
          <table:table-cell office:value-type="float" office:value="183" calcext:value-type="float">
            <text:p>183</text:p>
          </table:table-cell>
          <table:table-cell table:formula="of:=([.O187]+1) *100 + 1" office:value-type="float" office:value="18401" calcext:value-type="float">
            <text:p>18401</text:p>
          </table:table-cell>
          <table:table-cell office:value-type="float" office:value="80888400" calcext:value-type="float">
            <text:p>8.09E+07</text:p>
          </table:table-cell>
          <table:table-cell office:value-type="float" office:value="84415800" calcext:value-type="float">
            <text:p>8.44E+07</text:p>
          </table:table-cell>
          <table:table-cell office:value-type="float" office:value="86225400" calcext:value-type="float">
            <text:p>8.62E+07</text:p>
          </table:table-cell>
          <table:table-cell office:value-type="float" office:value="2283580" calcext:value-type="float">
            <text:p>2.28E+06</text:p>
          </table:table-cell>
          <table:table-cell office:value-type="float" office:value="2324320" calcext:value-type="float">
            <text:p>2.32E+06</text:p>
          </table:table-cell>
          <table:table-cell office:value-type="float" office:value="2396970" calcext:value-type="float">
            <text:p>2.40E+06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A188] + 1) * 100 + 1" office:value-type="float" office:value="18501" calcext:value-type="float">
            <text:p>18501</text:p>
          </table:table-cell>
          <table:table-cell table:formula="of:=POWER([.B188];2)" office:value-type="float" office:value="342287001" calcext:value-type="float">
            <text:p>342287001</text:p>
          </table:table-cell>
          <table:table-cell table:formula="of:=[.B188]*LOG([.B188];2)" office:value-type="float" office:value="262257.514502066" calcext:value-type="float">
            <text:p>262257.514502066</text:p>
          </table:table-cell>
          <table:table-cell office:value-type="float" office:value="81617500" calcext:value-type="float">
            <text:p>8.16E+07</text:p>
          </table:table-cell>
          <table:table-cell office:value-type="float" office:value="2258690" calcext:value-type="float">
            <text:p>2.26E+06</text:p>
          </table:table-cell>
          <table:table-cell table:number-columns-repeated="8"/>
          <table:table-cell office:value-type="float" office:value="184" calcext:value-type="float">
            <text:p>184</text:p>
          </table:table-cell>
          <table:table-cell table:formula="of:=([.O188]+1) *100 + 1" office:value-type="float" office:value="18501" calcext:value-type="float">
            <text:p>18501</text:p>
          </table:table-cell>
          <table:table-cell office:value-type="float" office:value="81254400" calcext:value-type="float">
            <text:p>8.13E+07</text:p>
          </table:table-cell>
          <table:table-cell office:value-type="float" office:value="83308300" calcext:value-type="float">
            <text:p>8.33E+07</text:p>
          </table:table-cell>
          <table:table-cell office:value-type="float" office:value="87723900" calcext:value-type="float">
            <text:p>8.77E+07</text:p>
          </table:table-cell>
          <table:table-cell office:value-type="float" office:value="2463160" calcext:value-type="float">
            <text:p>2.46E+06</text:p>
          </table:table-cell>
          <table:table-cell office:value-type="float" office:value="2491620" calcext:value-type="float">
            <text:p>2.49E+06</text:p>
          </table:table-cell>
          <table:table-cell office:value-type="float" office:value="2555690" calcext:value-type="float">
            <text:p>2.56E+06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189] + 1) * 100 + 1" office:value-type="float" office:value="18601" calcext:value-type="float">
            <text:p>18601</text:p>
          </table:table-cell>
          <table:table-cell table:formula="of:=POWER([.B189];2)" office:value-type="float" office:value="345997201" calcext:value-type="float">
            <text:p>345997201</text:p>
          </table:table-cell>
          <table:table-cell table:formula="of:=[.B189]*LOG([.B189];2)" office:value-type="float" office:value="263819.704765242" calcext:value-type="float">
            <text:p>263819.704765242</text:p>
          </table:table-cell>
          <table:table-cell office:value-type="float" office:value="82223700" calcext:value-type="float">
            <text:p>8.22E+07</text:p>
          </table:table-cell>
          <table:table-cell office:value-type="float" office:value="2287560" calcext:value-type="float">
            <text:p>2.29E+06</text:p>
          </table:table-cell>
          <table:table-cell table:number-columns-repeated="8"/>
          <table:table-cell office:value-type="float" office:value="185" calcext:value-type="float">
            <text:p>185</text:p>
          </table:table-cell>
          <table:table-cell table:formula="of:=([.O189]+1) *100 + 1" office:value-type="float" office:value="18601" calcext:value-type="float">
            <text:p>18601</text:p>
          </table:table-cell>
          <table:table-cell office:value-type="float" office:value="81680100" calcext:value-type="float">
            <text:p>8.17E+07</text:p>
          </table:table-cell>
          <table:table-cell office:value-type="float" office:value="82146500" calcext:value-type="float">
            <text:p>8.21E+07</text:p>
          </table:table-cell>
          <table:table-cell office:value-type="float" office:value="82998300" calcext:value-type="float">
            <text:p>8.30E+07</text:p>
          </table:table-cell>
          <table:table-cell office:value-type="float" office:value="2478650" calcext:value-type="float">
            <text:p>2.48E+06</text:p>
          </table:table-cell>
          <table:table-cell office:value-type="float" office:value="2489190" calcext:value-type="float">
            <text:p>2.49E+06</text:p>
          </table:table-cell>
          <table:table-cell office:value-type="float" office:value="2507190" calcext:value-type="float">
            <text:p>2.51E+06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A190] + 1) * 100 + 1" office:value-type="float" office:value="18701" calcext:value-type="float">
            <text:p>18701</text:p>
          </table:table-cell>
          <table:table-cell table:formula="of:=POWER([.B190];2)" office:value-type="float" office:value="349727401" calcext:value-type="float">
            <text:p>349727401</text:p>
          </table:table-cell>
          <table:table-cell table:formula="of:=[.B190]*LOG([.B190];2)" office:value-type="float" office:value="265382.670632951" calcext:value-type="float">
            <text:p>265382.670632951</text:p>
          </table:table-cell>
          <table:table-cell office:value-type="float" office:value="83065400" calcext:value-type="float">
            <text:p>8.31E+07</text:p>
          </table:table-cell>
          <table:table-cell office:value-type="float" office:value="2410250" calcext:value-type="float">
            <text:p>2.41E+06</text:p>
          </table:table-cell>
          <table:table-cell table:number-columns-repeated="8"/>
          <table:table-cell office:value-type="float" office:value="186" calcext:value-type="float">
            <text:p>186</text:p>
          </table:table-cell>
          <table:table-cell table:formula="of:=([.O190]+1) *100 + 1" office:value-type="float" office:value="18701" calcext:value-type="float">
            <text:p>18701</text:p>
          </table:table-cell>
          <table:table-cell office:value-type="float" office:value="82559400" calcext:value-type="float">
            <text:p>8.26E+07</text:p>
          </table:table-cell>
          <table:table-cell office:value-type="float" office:value="82774700" calcext:value-type="float">
            <text:p>8.28E+07</text:p>
          </table:table-cell>
          <table:table-cell office:value-type="float" office:value="83539900" calcext:value-type="float">
            <text:p>8.35E+07</text:p>
          </table:table-cell>
          <table:table-cell office:value-type="float" office:value="2332460" calcext:value-type="float">
            <text:p>2.33E+06</text:p>
          </table:table-cell>
          <table:table-cell office:value-type="float" office:value="2344160" calcext:value-type="float">
            <text:p>2.34E+06</text:p>
          </table:table-cell>
          <table:table-cell office:value-type="float" office:value="2363610" calcext:value-type="float">
            <text:p>2.36E+06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A191] + 1) * 100 + 1" office:value-type="float" office:value="18801" calcext:value-type="float">
            <text:p>18801</text:p>
          </table:table-cell>
          <table:table-cell table:formula="of:=POWER([.B191];2)" office:value-type="float" office:value="353477601" calcext:value-type="float">
            <text:p>353477601</text:p>
          </table:table-cell>
          <table:table-cell table:formula="of:=[.B191]*LOG([.B191];2)" office:value-type="float" office:value="266946.407957756" calcext:value-type="float">
            <text:p>266946.407957756</text:p>
          </table:table-cell>
          <table:table-cell office:value-type="float" office:value="84190300" calcext:value-type="float">
            <text:p>8.42E+07</text:p>
          </table:table-cell>
          <table:table-cell office:value-type="float" office:value="2335180" calcext:value-type="float">
            <text:p>2.34E+06</text:p>
          </table:table-cell>
          <table:table-cell table:number-columns-repeated="8"/>
          <table:table-cell office:value-type="float" office:value="187" calcext:value-type="float">
            <text:p>187</text:p>
          </table:table-cell>
          <table:table-cell table:formula="of:=([.O191]+1) *100 + 1" office:value-type="float" office:value="18801" calcext:value-type="float">
            <text:p>18801</text:p>
          </table:table-cell>
          <table:table-cell office:value-type="float" office:value="83544300" calcext:value-type="float">
            <text:p>8.35E+07</text:p>
          </table:table-cell>
          <table:table-cell office:value-type="float" office:value="85928300" calcext:value-type="float">
            <text:p>8.59E+07</text:p>
          </table:table-cell>
          <table:table-cell office:value-type="float" office:value="91922800" calcext:value-type="float">
            <text:p>9.19E+07</text:p>
          </table:table-cell>
          <table:table-cell office:value-type="float" office:value="2480360" calcext:value-type="float">
            <text:p>2.48E+06</text:p>
          </table:table-cell>
          <table:table-cell office:value-type="float" office:value="2559810" calcext:value-type="float">
            <text:p>2.56E+06</text:p>
          </table:table-cell>
          <table:table-cell office:value-type="float" office:value="2728430" calcext:value-type="float">
            <text:p>2.73E+06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92] + 1) * 100 + 1" office:value-type="float" office:value="18901" calcext:value-type="float">
            <text:p>18901</text:p>
          </table:table-cell>
          <table:table-cell table:formula="of:=POWER([.B192];2)" office:value-type="float" office:value="357247801" calcext:value-type="float">
            <text:p>357247801</text:p>
          </table:table-cell>
          <table:table-cell table:formula="of:=[.B192]*LOG([.B192];2)" office:value-type="float" office:value="268510.912636341" calcext:value-type="float">
            <text:p>268510.912636341</text:p>
          </table:table-cell>
          <table:table-cell office:value-type="float" office:value="84857700" calcext:value-type="float">
            <text:p>8.49E+07</text:p>
          </table:table-cell>
          <table:table-cell office:value-type="float" office:value="2351810" calcext:value-type="float">
            <text:p>2.35E+06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table:formula="of:=([.O192]+1) *100 + 1" office:value-type="float" office:value="18901" calcext:value-type="float">
            <text:p>18901</text:p>
          </table:table-cell>
          <table:table-cell office:value-type="float" office:value="86886900" calcext:value-type="float">
            <text:p>8.69E+07</text:p>
          </table:table-cell>
          <table:table-cell office:value-type="float" office:value="90273000" calcext:value-type="float">
            <text:p>9.03E+07</text:p>
          </table:table-cell>
          <table:table-cell office:value-type="float" office:value="97102700" calcext:value-type="float">
            <text:p>9.71E+07</text:p>
          </table:table-cell>
          <table:table-cell office:value-type="float" office:value="2550660" calcext:value-type="float">
            <text:p>2.55E+06</text:p>
          </table:table-cell>
          <table:table-cell office:value-type="float" office:value="2693580" calcext:value-type="float">
            <text:p>2.69E+06</text:p>
          </table:table-cell>
          <table:table-cell office:value-type="float" office:value="2990160" calcext:value-type="float">
            <text:p>2.99E+06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93] + 1) * 100 + 1" office:value-type="float" office:value="19001" calcext:value-type="float">
            <text:p>19001</text:p>
          </table:table-cell>
          <table:table-cell table:formula="of:=POWER([.B193];2)" office:value-type="float" office:value="361038001" calcext:value-type="float">
            <text:p>361038001</text:p>
          </table:table-cell>
          <table:table-cell table:formula="of:=[.B193]*LOG([.B193];2)" office:value-type="float" office:value="270076.180608812" calcext:value-type="float">
            <text:p>270076.180608812</text:p>
          </table:table-cell>
          <table:table-cell office:value-type="float" office:value="85725900" calcext:value-type="float">
            <text:p>8.57E+07</text:p>
          </table:table-cell>
          <table:table-cell office:value-type="float" office:value="2417500" calcext:value-type="float">
            <text:p>2.42E+06</text:p>
          </table:table-cell>
          <table:table-cell table:number-columns-repeated="8"/>
          <table:table-cell office:value-type="float" office:value="189" calcext:value-type="float">
            <text:p>189</text:p>
          </table:table-cell>
          <table:table-cell table:formula="of:=([.O193]+1) *100 + 1" office:value-type="float" office:value="19001" calcext:value-type="float">
            <text:p>19001</text:p>
          </table:table-cell>
          <table:table-cell office:value-type="float" office:value="88355300" calcext:value-type="float">
            <text:p>8.84E+07</text:p>
          </table:table-cell>
          <table:table-cell office:value-type="float" office:value="90289400" calcext:value-type="float">
            <text:p>9.03E+07</text:p>
          </table:table-cell>
          <table:table-cell office:value-type="float" office:value="91276200" calcext:value-type="float">
            <text:p>9.13E+07</text:p>
          </table:table-cell>
          <table:table-cell office:value-type="float" office:value="2643030" calcext:value-type="float">
            <text:p>2.64E+06</text:p>
          </table:table-cell>
          <table:table-cell office:value-type="float" office:value="2695860" calcext:value-type="float">
            <text:p>2.70E+06</text:p>
          </table:table-cell>
          <table:table-cell office:value-type="float" office:value="2777960" calcext:value-type="float">
            <text:p>2.78E+06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194] + 1) * 100 + 1" office:value-type="float" office:value="19101" calcext:value-type="float">
            <text:p>19101</text:p>
          </table:table-cell>
          <table:table-cell table:formula="of:=POWER([.B194];2)" office:value-type="float" office:value="364848201" calcext:value-type="float">
            <text:p>364848201</text:p>
          </table:table-cell>
          <table:table-cell table:formula="of:=[.B194]*LOG([.B194];2)" office:value-type="float" office:value="271642.207858005" calcext:value-type="float">
            <text:p>271642.207858005</text:p>
          </table:table-cell>
          <table:table-cell office:value-type="float" office:value="86866300" calcext:value-type="float">
            <text:p>8.69E+07</text:p>
          </table:table-cell>
          <table:table-cell office:value-type="float" office:value="2363150" calcext:value-type="float">
            <text:p>2.36E+0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formula="of:=([.O194]+1) *100 + 1" office:value-type="float" office:value="19101" calcext:value-type="float">
            <text:p>19101</text:p>
          </table:table-cell>
          <table:table-cell office:value-type="float" office:value="86225600" calcext:value-type="float">
            <text:p>8.62E+07</text:p>
          </table:table-cell>
          <table:table-cell office:value-type="float" office:value="87531200" calcext:value-type="float">
            <text:p>8.75E+07</text:p>
          </table:table-cell>
          <table:table-cell office:value-type="float" office:value="92482100" calcext:value-type="float">
            <text:p>9.25E+07</text:p>
          </table:table-cell>
          <table:table-cell office:value-type="float" office:value="2402800" calcext:value-type="float">
            <text:p>2.40E+06</text:p>
          </table:table-cell>
          <table:table-cell office:value-type="float" office:value="2423470" calcext:value-type="float">
            <text:p>2.42E+06</text:p>
          </table:table-cell>
          <table:table-cell office:value-type="float" office:value="2507940" calcext:value-type="float">
            <text:p>2.51E+06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95] + 1) * 100 + 1" office:value-type="float" office:value="19201" calcext:value-type="float">
            <text:p>19201</text:p>
          </table:table-cell>
          <table:table-cell table:formula="of:=POWER([.B195];2)" office:value-type="float" office:value="368678401" calcext:value-type="float">
            <text:p>368678401</text:p>
          </table:table-cell>
          <table:table-cell table:formula="of:=[.B195]*LOG([.B195];2)" office:value-type="float" office:value="273208.990408822" calcext:value-type="float">
            <text:p>273208.990408822</text:p>
          </table:table-cell>
          <table:table-cell office:value-type="float" office:value="87634700" calcext:value-type="float">
            <text:p>8.76E+07</text:p>
          </table:table-cell>
          <table:table-cell office:value-type="float" office:value="2416670" calcext:value-type="float">
            <text:p>2.42E+06</text:p>
          </table:table-cell>
          <table:table-cell table:number-columns-repeated="8"/>
          <table:table-cell office:value-type="float" office:value="191" calcext:value-type="float">
            <text:p>191</text:p>
          </table:table-cell>
          <table:table-cell table:formula="of:=([.O195]+1) *100 + 1" office:value-type="float" office:value="19201" calcext:value-type="float">
            <text:p>19201</text:p>
          </table:table-cell>
          <table:table-cell office:value-type="float" office:value="87237000" calcext:value-type="float">
            <text:p>8.72E+07</text:p>
          </table:table-cell>
          <table:table-cell office:value-type="float" office:value="89784500" calcext:value-type="float">
            <text:p>8.98E+07</text:p>
          </table:table-cell>
          <table:table-cell office:value-type="float" office:value="93554700" calcext:value-type="float">
            <text:p>9.36E+07</text:p>
          </table:table-cell>
          <table:table-cell office:value-type="float" office:value="2257300" calcext:value-type="float">
            <text:p>2.26E+06</text:p>
          </table:table-cell>
          <table:table-cell office:value-type="float" office:value="2303430" calcext:value-type="float">
            <text:p>2.30E+06</text:p>
          </table:table-cell>
          <table:table-cell office:value-type="float" office:value="2408190" calcext:value-type="float">
            <text:p>2.41E+06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196] + 1) * 100 + 1" office:value-type="float" office:value="19301" calcext:value-type="float">
            <text:p>19301</text:p>
          </table:table-cell>
          <table:table-cell table:formula="of:=POWER([.B196];2)" office:value-type="float" office:value="372528601" calcext:value-type="float">
            <text:p>372528601</text:p>
          </table:table-cell>
          <table:table-cell table:formula="of:=[.B196]*LOG([.B196];2)" office:value-type="float" office:value="274776.524327569" calcext:value-type="float">
            <text:p>274776.524327569</text:p>
          </table:table-cell>
          <table:table-cell office:value-type="float" office:value="88531200" calcext:value-type="float">
            <text:p>8.85E+07</text:p>
          </table:table-cell>
          <table:table-cell office:value-type="float" office:value="2380010" calcext:value-type="float">
            <text:p>2.38E+06</text:p>
          </table:table-cell>
          <table:table-cell table:number-columns-repeated="8"/>
          <table:table-cell office:value-type="float" office:value="192" calcext:value-type="float">
            <text:p>192</text:p>
          </table:table-cell>
          <table:table-cell table:formula="of:=([.O196]+1) *100 + 1" office:value-type="float" office:value="19301" calcext:value-type="float">
            <text:p>19301</text:p>
          </table:table-cell>
          <table:table-cell office:value-type="float" office:value="87982200" calcext:value-type="float">
            <text:p>8.80E+07</text:p>
          </table:table-cell>
          <table:table-cell office:value-type="float" office:value="88360900" calcext:value-type="float">
            <text:p>8.84E+07</text:p>
          </table:table-cell>
          <table:table-cell office:value-type="float" office:value="88978000" calcext:value-type="float">
            <text:p>8.90E+07</text:p>
          </table:table-cell>
          <table:table-cell office:value-type="float" office:value="2303300" calcext:value-type="float">
            <text:p>2.30E+06</text:p>
          </table:table-cell>
          <table:table-cell office:value-type="float" office:value="2327800" calcext:value-type="float">
            <text:p>2.33E+06</text:p>
          </table:table-cell>
          <table:table-cell office:value-type="float" office:value="2351210" calcext:value-type="float">
            <text:p>2.35E+06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97] + 1) * 100 + 1" office:value-type="float" office:value="19401" calcext:value-type="float">
            <text:p>19401</text:p>
          </table:table-cell>
          <table:table-cell table:formula="of:=POWER([.B197];2)" office:value-type="float" office:value="376398801" calcext:value-type="float">
            <text:p>376398801</text:p>
          </table:table-cell>
          <table:table-cell table:formula="of:=[.B197]*LOG([.B197];2)" office:value-type="float" office:value="276344.805721315" calcext:value-type="float">
            <text:p>276344.805721315</text:p>
          </table:table-cell>
          <table:table-cell office:value-type="float" office:value="89643200" calcext:value-type="float">
            <text:p>8.96E+07</text:p>
          </table:table-cell>
          <table:table-cell office:value-type="float" office:value="2402360" calcext:value-type="float">
            <text:p>2.40E+06</text:p>
          </table:table-cell>
          <table:table-cell table:number-columns-repeated="8"/>
          <table:table-cell office:value-type="float" office:value="193" calcext:value-type="float">
            <text:p>193</text:p>
          </table:table-cell>
          <table:table-cell table:formula="of:=([.O197]+1) *100 + 1" office:value-type="float" office:value="19401" calcext:value-type="float">
            <text:p>19401</text:p>
          </table:table-cell>
          <table:table-cell office:value-type="float" office:value="89142400" calcext:value-type="float">
            <text:p>8.91E+07</text:p>
          </table:table-cell>
          <table:table-cell office:value-type="float" office:value="90916000" calcext:value-type="float">
            <text:p>9.09E+07</text:p>
          </table:table-cell>
          <table:table-cell office:value-type="float" office:value="93514800" calcext:value-type="float">
            <text:p>9.35E+07</text:p>
          </table:table-cell>
          <table:table-cell office:value-type="float" office:value="2478350" calcext:value-type="float">
            <text:p>2.48E+06</text:p>
          </table:table-cell>
          <table:table-cell office:value-type="float" office:value="2578000" calcext:value-type="float">
            <text:p>2.58E+06</text:p>
          </table:table-cell>
          <table:table-cell office:value-type="float" office:value="2634490" calcext:value-type="float">
            <text:p>2.63E+06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98] + 1) * 100 + 1" office:value-type="float" office:value="19501" calcext:value-type="float">
            <text:p>19501</text:p>
          </table:table-cell>
          <table:table-cell table:formula="of:=POWER([.B198];2)" office:value-type="float" office:value="380289001" calcext:value-type="float">
            <text:p>380289001</text:p>
          </table:table-cell>
          <table:table-cell table:formula="of:=[.B198]*LOG([.B198];2)" office:value-type="float" office:value="277913.830737261" calcext:value-type="float">
            <text:p>277913.830737261</text:p>
          </table:table-cell>
          <table:table-cell office:value-type="float" office:value="96774500" calcext:value-type="float">
            <text:p>9.68E+07</text:p>
          </table:table-cell>
          <table:table-cell office:value-type="float" office:value="2728940" calcext:value-type="float">
            <text:p>2.73E+06</text:p>
          </table:table-cell>
          <table:table-cell table:number-columns-repeated="8"/>
          <table:table-cell office:value-type="float" office:value="194" calcext:value-type="float">
            <text:p>194</text:p>
          </table:table-cell>
          <table:table-cell table:formula="of:=([.O198]+1) *100 + 1" office:value-type="float" office:value="19501" calcext:value-type="float">
            <text:p>19501</text:p>
          </table:table-cell>
          <table:table-cell office:value-type="float" office:value="90470500" calcext:value-type="float">
            <text:p>9.05E+07</text:p>
          </table:table-cell>
          <table:table-cell office:value-type="float" office:value="93484100" calcext:value-type="float">
            <text:p>9.35E+07</text:p>
          </table:table-cell>
          <table:table-cell office:value-type="float" office:value="97110300" calcext:value-type="float">
            <text:p>9.71E+07</text:p>
          </table:table-cell>
          <table:table-cell office:value-type="float" office:value="2390890" calcext:value-type="float">
            <text:p>2.39E+06</text:p>
          </table:table-cell>
          <table:table-cell office:value-type="float" office:value="2424270" calcext:value-type="float">
            <text:p>2.42E+06</text:p>
          </table:table-cell>
          <table:table-cell office:value-type="float" office:value="2499270" calcext:value-type="float">
            <text:p>2.50E+06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A199] + 1) * 100 + 1" office:value-type="float" office:value="19601" calcext:value-type="float">
            <text:p>19601</text:p>
          </table:table-cell>
          <table:table-cell table:formula="of:=POWER([.B199];2)" office:value-type="float" office:value="384199201" calcext:value-type="float">
            <text:p>384199201</text:p>
          </table:table-cell>
          <table:table-cell table:formula="of:=[.B199]*LOG([.B199];2)" office:value-type="float" office:value="279483.59556212" calcext:value-type="float">
            <text:p>279483.59556212</text:p>
          </table:table-cell>
          <table:table-cell office:value-type="float" office:value="96588000" calcext:value-type="float">
            <text:p>9.66E+07</text:p>
          </table:table-cell>
          <table:table-cell office:value-type="float" office:value="2794000" calcext:value-type="float">
            <text:p>2.79E+06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 table:formula="of:=([.O199]+1) *100 + 1" office:value-type="float" office:value="19601" calcext:value-type="float">
            <text:p>19601</text:p>
          </table:table-cell>
          <table:table-cell office:value-type="float" office:value="90809500" calcext:value-type="float">
            <text:p>9.08E+07</text:p>
          </table:table-cell>
          <table:table-cell office:value-type="float" office:value="93023400" calcext:value-type="float">
            <text:p>9.30E+07</text:p>
          </table:table-cell>
          <table:table-cell office:value-type="float" office:value="97606200" calcext:value-type="float">
            <text:p>9.76E+07</text:p>
          </table:table-cell>
          <table:table-cell office:value-type="float" office:value="2600200" calcext:value-type="float">
            <text:p>2.60E+06</text:p>
          </table:table-cell>
          <table:table-cell office:value-type="float" office:value="2621740" calcext:value-type="float">
            <text:p>2.62E+06</text:p>
          </table:table-cell>
          <table:table-cell office:value-type="float" office:value="2658980" calcext:value-type="float">
            <text:p>2.66E+06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A200] + 1) * 100 + 1" office:value-type="float" office:value="19701" calcext:value-type="float">
            <text:p>19701</text:p>
          </table:table-cell>
          <table:table-cell table:formula="of:=POWER([.B200];2)" office:value-type="float" office:value="388129401" calcext:value-type="float">
            <text:p>388129401</text:p>
          </table:table-cell>
          <table:table-cell table:formula="of:=[.B200]*LOG([.B200];2)" office:value-type="float" office:value="281054.096421519" calcext:value-type="float">
            <text:p>281054.096421519</text:p>
          </table:table-cell>
          <table:table-cell office:value-type="float" office:value="97828100" calcext:value-type="float">
            <text:p>9.78E+07</text:p>
          </table:table-cell>
          <table:table-cell office:value-type="float" office:value="2679380" calcext:value-type="float">
            <text:p>2.68E+06</text:p>
          </table:table-cell>
          <table:table-cell table:number-columns-repeated="8"/>
          <table:table-cell office:value-type="float" office:value="196" calcext:value-type="float">
            <text:p>196</text:p>
          </table:table-cell>
          <table:table-cell table:formula="of:=([.O200]+1) *100 + 1" office:value-type="float" office:value="19701" calcext:value-type="float">
            <text:p>19701</text:p>
          </table:table-cell>
          <table:table-cell office:value-type="float" office:value="91688600" calcext:value-type="float">
            <text:p>9.17E+07</text:p>
          </table:table-cell>
          <table:table-cell office:value-type="float" office:value="93435900" calcext:value-type="float">
            <text:p>9.34E+07</text:p>
          </table:table-cell>
          <table:table-cell office:value-type="float" office:value="96482400" calcext:value-type="float">
            <text:p>9.65E+07</text:p>
          </table:table-cell>
          <table:table-cell office:value-type="float" office:value="2410050" calcext:value-type="float">
            <text:p>2.41E+06</text:p>
          </table:table-cell>
          <table:table-cell office:value-type="float" office:value="2436770" calcext:value-type="float">
            <text:p>2.44E+06</text:p>
          </table:table-cell>
          <table:table-cell office:value-type="float" office:value="2524480" calcext:value-type="float">
            <text:p>2.52E+06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A201] + 1) * 100 + 1" office:value-type="float" office:value="19801" calcext:value-type="float">
            <text:p>19801</text:p>
          </table:table-cell>
          <table:table-cell table:formula="of:=POWER([.B201];2)" office:value-type="float" office:value="392079601" calcext:value-type="float">
            <text:p>392079601</text:p>
          </table:table-cell>
          <table:table-cell table:formula="of:=[.B201]*LOG([.B201];2)" office:value-type="float" office:value="282625.329579398" calcext:value-type="float">
            <text:p>282625.329579398</text:p>
          </table:table-cell>
          <table:table-cell office:value-type="float" office:value="96675800" calcext:value-type="float">
            <text:p>9.67E+07</text:p>
          </table:table-cell>
          <table:table-cell office:value-type="float" office:value="2571190" calcext:value-type="float">
            <text:p>2.57E+06</text:p>
          </table:table-cell>
          <table:table-cell table:number-columns-repeated="8"/>
          <table:table-cell office:value-type="float" office:value="197" calcext:value-type="float">
            <text:p>197</text:p>
          </table:table-cell>
          <table:table-cell table:formula="of:=([.O201]+1) *100 + 1" office:value-type="float" office:value="19801" calcext:value-type="float">
            <text:p>19801</text:p>
          </table:table-cell>
          <table:table-cell office:value-type="float" office:value="92664100" calcext:value-type="float">
            <text:p>9.27E+07</text:p>
          </table:table-cell>
          <table:table-cell office:value-type="float" office:value="93205800" calcext:value-type="float">
            <text:p>9.32E+07</text:p>
          </table:table-cell>
          <table:table-cell office:value-type="float" office:value="94326300" calcext:value-type="float">
            <text:p>9.43E+07</text:p>
          </table:table-cell>
          <table:table-cell office:value-type="float" office:value="2455930" calcext:value-type="float">
            <text:p>2.46E+06</text:p>
          </table:table-cell>
          <table:table-cell office:value-type="float" office:value="2473610" calcext:value-type="float">
            <text:p>2.47E+06</text:p>
          </table:table-cell>
          <table:table-cell office:value-type="float" office:value="2489320" calcext:value-type="float">
            <text:p>2.49E+06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A202] + 1) * 100 + 1" office:value-type="float" office:value="19901" calcext:value-type="float">
            <text:p>19901</text:p>
          </table:table-cell>
          <table:table-cell table:formula="of:=POWER([.B202];2)" office:value-type="float" office:value="396049801" calcext:value-type="float">
            <text:p>396049801</text:p>
          </table:table-cell>
          <table:table-cell table:formula="of:=[.B202]*LOG([.B202];2)" office:value-type="float" office:value="284197.291337435" calcext:value-type="float">
            <text:p>284197.291337435</text:p>
          </table:table-cell>
          <table:table-cell office:value-type="float" office:value="97019600" calcext:value-type="float">
            <text:p>9.70E+07</text:p>
          </table:table-cell>
          <table:table-cell office:value-type="float" office:value="2635160" calcext:value-type="float">
            <text:p>2.64E+06</text:p>
          </table:table-cell>
          <table:table-cell table:number-columns-repeated="8"/>
          <table:table-cell office:value-type="float" office:value="198" calcext:value-type="float">
            <text:p>198</text:p>
          </table:table-cell>
          <table:table-cell table:formula="of:=([.O202]+1) *100 + 1" office:value-type="float" office:value="19901" calcext:value-type="float">
            <text:p>19901</text:p>
          </table:table-cell>
          <table:table-cell office:value-type="float" office:value="93585400" calcext:value-type="float">
            <text:p>9.36E+07</text:p>
          </table:table-cell>
          <table:table-cell office:value-type="float" office:value="94060200" calcext:value-type="float">
            <text:p>9.41E+07</text:p>
          </table:table-cell>
          <table:table-cell office:value-type="float" office:value="95936600" calcext:value-type="float">
            <text:p>9.59E+07</text:p>
          </table:table-cell>
          <table:table-cell office:value-type="float" office:value="2497280" calcext:value-type="float">
            <text:p>2.50E+06</text:p>
          </table:table-cell>
          <table:table-cell office:value-type="float" office:value="2521440" calcext:value-type="float">
            <text:p>2.52E+06</text:p>
          </table:table-cell>
          <table:table-cell office:value-type="float" office:value="2578400" calcext:value-type="float">
            <text:p>2.58E+06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203] + 1) * 100 + 1" office:value-type="float" office:value="20001" calcext:value-type="float">
            <text:p>20001</text:p>
          </table:table-cell>
          <table:table-cell table:formula="of:=POWER([.B203];2)" office:value-type="float" office:value="400040001" calcext:value-type="float">
            <text:p>400040001</text:p>
          </table:table-cell>
          <table:table-cell table:formula="of:=[.B203]*LOG([.B203];2)" office:value-type="float" office:value="285769.978034476" calcext:value-type="float">
            <text:p>285769.978034476</text:p>
          </table:table-cell>
          <table:table-cell office:value-type="float" office:value="97975700" calcext:value-type="float">
            <text:p>9.80E+07</text:p>
          </table:table-cell>
          <table:table-cell office:value-type="float" office:value="2611590" calcext:value-type="float">
            <text:p>2.61E+06</text:p>
          </table:table-cell>
          <table:table-cell table:number-columns-repeated="8"/>
          <table:table-cell office:value-type="float" office:value="199" calcext:value-type="float">
            <text:p>199</text:p>
          </table:table-cell>
          <table:table-cell table:formula="of:=([.O203]+1) *100 + 1" office:value-type="float" office:value="20001" calcext:value-type="float">
            <text:p>20001</text:p>
          </table:table-cell>
          <table:table-cell office:value-type="float" office:value="94474800" calcext:value-type="float">
            <text:p>9.45E+07</text:p>
          </table:table-cell>
          <table:table-cell office:value-type="float" office:value="95516800" calcext:value-type="float">
            <text:p>9.55E+07</text:p>
          </table:table-cell>
          <table:table-cell office:value-type="float" office:value="96690300" calcext:value-type="float">
            <text:p>9.67E+07</text:p>
          </table:table-cell>
          <table:table-cell office:value-type="float" office:value="2490620" calcext:value-type="float">
            <text:p>2.49E+06</text:p>
          </table:table-cell>
          <table:table-cell office:value-type="float" office:value="2507920" calcext:value-type="float">
            <text:p>2.51E+06</text:p>
          </table:table-cell>
          <table:table-cell office:value-type="float" office:value="2529150" calcext:value-type="float">
            <text:p>2.53E+06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04] + 1) * 100 + 1" office:value-type="float" office:value="20101" calcext:value-type="float">
            <text:p>20101</text:p>
          </table:table-cell>
          <table:table-cell table:formula="of:=POWER([.B204];2)" office:value-type="float" office:value="404050201" calcext:value-type="float">
            <text:p>404050201</text:p>
          </table:table-cell>
          <table:table-cell table:formula="of:=[.B204]*LOG([.B204];2)" office:value-type="float" office:value="287343.386045978" calcext:value-type="float">
            <text:p>287343.386045978</text:p>
          </table:table-cell>
          <table:table-cell office:value-type="float" office:value="98824200" calcext:value-type="float">
            <text:p>9.88E+07</text:p>
          </table:table-cell>
          <table:table-cell office:value-type="float" office:value="2562210" calcext:value-type="float">
            <text:p>2.56E+0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([.O204]+1) *100 + 1" office:value-type="float" office:value="20101" calcext:value-type="float">
            <text:p>20101</text:p>
          </table:table-cell>
          <table:table-cell office:value-type="float" office:value="95725900" calcext:value-type="float">
            <text:p>9.57E+07</text:p>
          </table:table-cell>
          <table:table-cell office:value-type="float" office:value="99368000" calcext:value-type="float">
            <text:p>9.94E+07</text:p>
          </table:table-cell>
          <table:table-cell office:value-type="float" office:value="101759000" calcext:value-type="float">
            <text:p>1.02E+08</text:p>
          </table:table-cell>
          <table:table-cell office:value-type="float" office:value="2622610" calcext:value-type="float">
            <text:p>2.62E+06</text:p>
          </table:table-cell>
          <table:table-cell office:value-type="float" office:value="2660410" calcext:value-type="float">
            <text:p>2.66E+06</text:p>
          </table:table-cell>
          <table:table-cell office:value-type="float" office:value="2863510" calcext:value-type="float">
            <text:p>2.86E+06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A205] + 1) * 100 + 1" office:value-type="float" office:value="20201" calcext:value-type="float">
            <text:p>20201</text:p>
          </table:table-cell>
          <table:table-cell table:formula="of:=POWER([.B205];2)" office:value-type="float" office:value="408080401" calcext:value-type="float">
            <text:p>408080401</text:p>
          </table:table-cell>
          <table:table-cell table:formula="of:=[.B205]*LOG([.B205];2)" office:value-type="float" office:value="288917.511783459" calcext:value-type="float">
            <text:p>288917.511783459</text:p>
          </table:table-cell>
          <table:table-cell office:value-type="float" office:value="97176900" calcext:value-type="float">
            <text:p>9.72E+07</text:p>
          </table:table-cell>
          <table:table-cell office:value-type="float" office:value="2645830" calcext:value-type="float">
            <text:p>2.65E+06</text:p>
          </table:table-cell>
          <table:table-cell table:number-columns-repeated="8"/>
          <table:table-cell office:value-type="float" office:value="201" calcext:value-type="float">
            <text:p>201</text:p>
          </table:table-cell>
          <table:table-cell table:formula="of:=([.O205]+1) *100 + 1" office:value-type="float" office:value="20201" calcext:value-type="float">
            <text:p>20201</text:p>
          </table:table-cell>
          <table:table-cell office:value-type="float" office:value="96496500" calcext:value-type="float">
            <text:p>9.65E+07</text:p>
          </table:table-cell>
          <table:table-cell office:value-type="float" office:value="98300500" calcext:value-type="float">
            <text:p>9.83E+07</text:p>
          </table:table-cell>
          <table:table-cell office:value-type="float" office:value="102770000" calcext:value-type="float">
            <text:p>1.03E+08</text:p>
          </table:table-cell>
          <table:table-cell office:value-type="float" office:value="2648900" calcext:value-type="float">
            <text:p>2.65E+06</text:p>
          </table:table-cell>
          <table:table-cell office:value-type="float" office:value="2660110" calcext:value-type="float">
            <text:p>2.66E+06</text:p>
          </table:table-cell>
          <table:table-cell office:value-type="float" office:value="2678940" calcext:value-type="float">
            <text:p>2.68E+06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206] + 1) * 100 + 1" office:value-type="float" office:value="20301" calcext:value-type="float">
            <text:p>20301</text:p>
          </table:table-cell>
          <table:table-cell table:formula="of:=POWER([.B206];2)" office:value-type="float" office:value="412130601" calcext:value-type="float">
            <text:p>412130601</text:p>
          </table:table-cell>
          <table:table-cell table:formula="of:=[.B206]*LOG([.B206];2)" office:value-type="float" office:value="290492.351693968" calcext:value-type="float">
            <text:p>290492.351693968</text:p>
          </table:table-cell>
          <table:table-cell office:value-type="float" office:value="97991500" calcext:value-type="float">
            <text:p>9.80E+07</text:p>
          </table:table-cell>
          <table:table-cell office:value-type="float" office:value="2658790" calcext:value-type="float">
            <text:p>2.66E+06</text:p>
          </table:table-cell>
          <table:table-cell table:number-columns-repeated="8"/>
          <table:table-cell office:value-type="float" office:value="202" calcext:value-type="float">
            <text:p>202</text:p>
          </table:table-cell>
          <table:table-cell table:formula="of:=([.O206]+1) *100 + 1" office:value-type="float" office:value="20301" calcext:value-type="float">
            <text:p>20301</text:p>
          </table:table-cell>
          <table:table-cell office:value-type="float" office:value="97571900" calcext:value-type="float">
            <text:p>9.76E+07</text:p>
          </table:table-cell>
          <table:table-cell office:value-type="float" office:value="98681300" calcext:value-type="float">
            <text:p>9.87E+07</text:p>
          </table:table-cell>
          <table:table-cell office:value-type="float" office:value="102434000" calcext:value-type="float">
            <text:p>1.02E+08</text:p>
          </table:table-cell>
          <table:table-cell office:value-type="float" office:value="2769360" calcext:value-type="float">
            <text:p>2.77E+06</text:p>
          </table:table-cell>
          <table:table-cell office:value-type="float" office:value="2888900" calcext:value-type="float">
            <text:p>2.89E+06</text:p>
          </table:table-cell>
          <table:table-cell office:value-type="float" office:value="3132670" calcext:value-type="float">
            <text:p>3.13E+06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207] + 1) * 100 + 1" office:value-type="float" office:value="20401" calcext:value-type="float">
            <text:p>20401</text:p>
          </table:table-cell>
          <table:table-cell table:formula="of:=POWER([.B207];2)" office:value-type="float" office:value="416200801" calcext:value-type="float">
            <text:p>416200801</text:p>
          </table:table-cell>
          <table:table-cell table:formula="of:=[.B207]*LOG([.B207];2)" office:value-type="float" office:value="292067.902259555" calcext:value-type="float">
            <text:p>292067.902259555</text:p>
          </table:table-cell>
          <table:table-cell office:value-type="float" office:value="99246700" calcext:value-type="float">
            <text:p>9.92E+07</text:p>
          </table:table-cell>
          <table:table-cell office:value-type="float" office:value="2656510" calcext:value-type="float">
            <text:p>2.66E+06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formula="of:=([.O207]+1) *100 + 1" office:value-type="float" office:value="20401" calcext:value-type="float">
            <text:p>20401</text:p>
          </table:table-cell>
          <table:table-cell office:value-type="float" office:value="99705400" calcext:value-type="float">
            <text:p>9.97E+07</text:p>
          </table:table-cell>
          <table:table-cell office:value-type="float" office:value="103337000" calcext:value-type="float">
            <text:p>1.03E+08</text:p>
          </table:table-cell>
          <table:table-cell office:value-type="float" office:value="107401000" calcext:value-type="float">
            <text:p>1.07E+08</text:p>
          </table:table-cell>
          <table:table-cell office:value-type="float" office:value="2687420" calcext:value-type="float">
            <text:p>2.69E+06</text:p>
          </table:table-cell>
          <table:table-cell office:value-type="float" office:value="2706120" calcext:value-type="float">
            <text:p>2.71E+06</text:p>
          </table:table-cell>
          <table:table-cell office:value-type="float" office:value="2722920" calcext:value-type="float">
            <text:p>2.72E+06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208] + 1) * 100 + 1" office:value-type="float" office:value="20501" calcext:value-type="float">
            <text:p>20501</text:p>
          </table:table-cell>
          <table:table-cell table:formula="of:=POWER([.B208];2)" office:value-type="float" office:value="420291001" calcext:value-type="float">
            <text:p>420291001</text:p>
          </table:table-cell>
          <table:table-cell table:formula="of:=[.B208]*LOG([.B208];2)" office:value-type="float" office:value="293644.159996761" calcext:value-type="float">
            <text:p>293644.159996761</text:p>
          </table:table-cell>
          <table:table-cell office:value-type="float" office:value="103400000" calcext:value-type="float">
            <text:p>1.03E+08</text:p>
          </table:table-cell>
          <table:table-cell office:value-type="float" office:value="2837630" calcext:value-type="float">
            <text:p>2.84E+06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table:formula="of:=([.O208]+1) *100 + 1" office:value-type="float" office:value="20501" calcext:value-type="float">
            <text:p>20501</text:p>
          </table:table-cell>
          <table:table-cell office:value-type="float" office:value="103109000" calcext:value-type="float">
            <text:p>1.03E+08</text:p>
          </table:table-cell>
          <table:table-cell office:value-type="float" office:value="104818000" calcext:value-type="float">
            <text:p>1.05E+08</text:p>
          </table:table-cell>
          <table:table-cell office:value-type="float" office:value="107348000" calcext:value-type="float">
            <text:p>1.07E+08</text:p>
          </table:table-cell>
          <table:table-cell office:value-type="float" office:value="2474320" calcext:value-type="float">
            <text:p>2.47E+06</text:p>
          </table:table-cell>
          <table:table-cell office:value-type="float" office:value="2538380" calcext:value-type="float">
            <text:p>2.54E+06</text:p>
          </table:table-cell>
          <table:table-cell office:value-type="float" office:value="2838780" calcext:value-type="float">
            <text:p>2.84E+06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[.A209] + 1) * 100 + 1" office:value-type="float" office:value="20601" calcext:value-type="float">
            <text:p>20601</text:p>
          </table:table-cell>
          <table:table-cell table:formula="of:=POWER([.B209];2)" office:value-type="float" office:value="424401201" calcext:value-type="float">
            <text:p>424401201</text:p>
          </table:table-cell>
          <table:table-cell table:formula="of:=[.B209]*LOG([.B209];2)" office:value-type="float" office:value="295221.121456108" calcext:value-type="float">
            <text:p>295221.121456108</text:p>
          </table:table-cell>
          <table:table-cell office:value-type="float" office:value="107527000" calcext:value-type="float">
            <text:p>1.08E+08</text:p>
          </table:table-cell>
          <table:table-cell office:value-type="float" office:value="2676860" calcext:value-type="float">
            <text:p>2.68E+06</text:p>
          </table:table-cell>
          <table:table-cell table:number-columns-repeated="8"/>
          <table:table-cell office:value-type="float" office:value="205" calcext:value-type="float">
            <text:p>205</text:p>
          </table:table-cell>
          <table:table-cell table:formula="of:=([.O209]+1) *100 + 1" office:value-type="float" office:value="20601" calcext:value-type="float">
            <text:p>20601</text:p>
          </table:table-cell>
          <table:table-cell office:value-type="float" office:value="100596000" calcext:value-type="float">
            <text:p>1.01E+08</text:p>
          </table:table-cell>
          <table:table-cell office:value-type="float" office:value="104831000" calcext:value-type="float">
            <text:p>1.05E+08</text:p>
          </table:table-cell>
          <table:table-cell office:value-type="float" office:value="109609000" calcext:value-type="float">
            <text:p>1.10E+08</text:p>
          </table:table-cell>
          <table:table-cell office:value-type="float" office:value="2680120" calcext:value-type="float">
            <text:p>2.68E+06</text:p>
          </table:table-cell>
          <table:table-cell office:value-type="float" office:value="2708630" calcext:value-type="float">
            <text:p>2.71E+06</text:p>
          </table:table-cell>
          <table:table-cell office:value-type="float" office:value="2780230" calcext:value-type="float">
            <text:p>2.78E+06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210] + 1) * 100 + 1" office:value-type="float" office:value="20701" calcext:value-type="float">
            <text:p>20701</text:p>
          </table:table-cell>
          <table:table-cell table:formula="of:=POWER([.B210];2)" office:value-type="float" office:value="428531401" calcext:value-type="float">
            <text:p>428531401</text:p>
          </table:table-cell>
          <table:table-cell table:formula="of:=[.B210]*LOG([.B210];2)" office:value-type="float" office:value="296798.783221608" calcext:value-type="float">
            <text:p>296798.783221608</text:p>
          </table:table-cell>
          <table:table-cell office:value-type="float" office:value="102660000" calcext:value-type="float">
            <text:p>1.03E+08</text:p>
          </table:table-cell>
          <table:table-cell office:value-type="float" office:value="2605250" calcext:value-type="float">
            <text:p>2.61E+06</text:p>
          </table:table-cell>
          <table:table-cell table:number-columns-repeated="8"/>
          <table:table-cell office:value-type="float" office:value="206" calcext:value-type="float">
            <text:p>206</text:p>
          </table:table-cell>
          <table:table-cell table:formula="of:=([.O210]+1) *100 + 1" office:value-type="float" office:value="20701" calcext:value-type="float">
            <text:p>20701</text:p>
          </table:table-cell>
          <table:table-cell office:value-type="float" office:value="101338000" calcext:value-type="float">
            <text:p>1.01E+08</text:p>
          </table:table-cell>
          <table:table-cell office:value-type="float" office:value="103093000" calcext:value-type="float">
            <text:p>1.03E+08</text:p>
          </table:table-cell>
          <table:table-cell office:value-type="float" office:value="105126000" calcext:value-type="float">
            <text:p>1.05E+08</text:p>
          </table:table-cell>
          <table:table-cell office:value-type="float" office:value="2548770" calcext:value-type="float">
            <text:p>2.55E+06</text:p>
          </table:table-cell>
          <table:table-cell office:value-type="float" office:value="2640060" calcext:value-type="float">
            <text:p>2.64E+06</text:p>
          </table:table-cell>
          <table:table-cell office:value-type="float" office:value="2758350" calcext:value-type="float">
            <text:p>2.76E+06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211] + 1) * 100 + 1" office:value-type="float" office:value="20801" calcext:value-type="float">
            <text:p>20801</text:p>
          </table:table-cell>
          <table:table-cell table:formula="of:=POWER([.B211];2)" office:value-type="float" office:value="432681601" calcext:value-type="float">
            <text:p>432681601</text:p>
          </table:table-cell>
          <table:table-cell table:formula="of:=[.B211]*LOG([.B211];2)" office:value-type="float" office:value="298377.141910277" calcext:value-type="float">
            <text:p>298377.141910277</text:p>
          </table:table-cell>
          <table:table-cell office:value-type="float" office:value="103209000" calcext:value-type="float">
            <text:p>1.03E+08</text:p>
          </table:table-cell>
          <table:table-cell office:value-type="float" office:value="2615390" calcext:value-type="float">
            <text:p>2.62E+06</text:p>
          </table:table-cell>
          <table:table-cell table:number-columns-repeated="8"/>
          <table:table-cell office:value-type="float" office:value="207" calcext:value-type="float">
            <text:p>207</text:p>
          </table:table-cell>
          <table:table-cell table:formula="of:=([.O211]+1) *100 + 1" office:value-type="float" office:value="20801" calcext:value-type="float">
            <text:p>20801</text:p>
          </table:table-cell>
          <table:table-cell office:value-type="float" office:value="102306000" calcext:value-type="float">
            <text:p>1.02E+08</text:p>
          </table:table-cell>
          <table:table-cell office:value-type="float" office:value="103834000" calcext:value-type="float">
            <text:p>1.04E+08</text:p>
          </table:table-cell>
          <table:table-cell office:value-type="float" office:value="108950000" calcext:value-type="float">
            <text:p>1.09E+08</text:p>
          </table:table-cell>
          <table:table-cell office:value-type="float" office:value="3016760" calcext:value-type="float">
            <text:p>3.02E+06</text:p>
          </table:table-cell>
          <table:table-cell office:value-type="float" office:value="3069710" calcext:value-type="float">
            <text:p>3.07E+06</text:p>
          </table:table-cell>
          <table:table-cell office:value-type="float" office:value="3182060" calcext:value-type="float">
            <text:p>3.18E+06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A212] + 1) * 100 + 1" office:value-type="float" office:value="20901" calcext:value-type="float">
            <text:p>20901</text:p>
          </table:table-cell>
          <table:table-cell table:formula="of:=POWER([.B212];2)" office:value-type="float" office:value="436851801" calcext:value-type="float">
            <text:p>436851801</text:p>
          </table:table-cell>
          <table:table-cell table:formula="of:=[.B212]*LOG([.B212];2)" office:value-type="float" office:value="299956.194171659" calcext:value-type="float">
            <text:p>299956.194171659</text:p>
          </table:table-cell>
          <table:table-cell office:value-type="float" office:value="103906000" calcext:value-type="float">
            <text:p>1.04E+08</text:p>
          </table:table-cell>
          <table:table-cell office:value-type="float" office:value="2585300" calcext:value-type="float">
            <text:p>2.59E+06</text:p>
          </table:table-cell>
          <table:table-cell table:number-columns-repeated="8"/>
          <table:table-cell office:value-type="float" office:value="208" calcext:value-type="float">
            <text:p>208</text:p>
          </table:table-cell>
          <table:table-cell table:formula="of:=([.O212]+1) *100 + 1" office:value-type="float" office:value="20901" calcext:value-type="float">
            <text:p>20901</text:p>
          </table:table-cell>
          <table:table-cell office:value-type="float" office:value="104165000" calcext:value-type="float">
            <text:p>1.04E+08</text:p>
          </table:table-cell>
          <table:table-cell office:value-type="float" office:value="106711000" calcext:value-type="float">
            <text:p>1.07E+08</text:p>
          </table:table-cell>
          <table:table-cell office:value-type="float" office:value="108900000" calcext:value-type="float">
            <text:p>1.09E+08</text:p>
          </table:table-cell>
          <table:table-cell office:value-type="float" office:value="2727530" calcext:value-type="float">
            <text:p>2.73E+06</text:p>
          </table:table-cell>
          <table:table-cell office:value-type="float" office:value="2848810" calcext:value-type="float">
            <text:p>2.85E+06</text:p>
          </table:table-cell>
          <table:table-cell office:value-type="float" office:value="3274330" calcext:value-type="float">
            <text:p>3.27E+06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213] + 1) * 100 + 1" office:value-type="float" office:value="21001" calcext:value-type="float">
            <text:p>21001</text:p>
          </table:table-cell>
          <table:table-cell table:formula="of:=POWER([.B213];2)" office:value-type="float" office:value="441042001" calcext:value-type="float">
            <text:p>441042001</text:p>
          </table:table-cell>
          <table:table-cell table:formula="of:=[.B213]*LOG([.B213];2)" office:value-type="float" office:value="301535.936687355" calcext:value-type="float">
            <text:p>301535.936687355</text:p>
          </table:table-cell>
          <table:table-cell office:value-type="float" office:value="111818000" calcext:value-type="float">
            <text:p>1.12E+08</text:p>
          </table:table-cell>
          <table:table-cell office:value-type="float" office:value="2710200" calcext:value-type="float">
            <text:p>2.71E+06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 table:formula="of:=([.O213]+1) *100 + 1" office:value-type="float" office:value="21001" calcext:value-type="float">
            <text:p>21001</text:p>
          </table:table-cell>
          <table:table-cell office:value-type="float" office:value="104486000" calcext:value-type="float">
            <text:p>1.04E+08</text:p>
          </table:table-cell>
          <table:table-cell office:value-type="float" office:value="108791000" calcext:value-type="float">
            <text:p>1.09E+08</text:p>
          </table:table-cell>
          <table:table-cell office:value-type="float" office:value="111472000" calcext:value-type="float">
            <text:p>1.11E+08</text:p>
          </table:table-cell>
          <table:table-cell office:value-type="float" office:value="2720270" calcext:value-type="float">
            <text:p>2.72E+06</text:p>
          </table:table-cell>
          <table:table-cell office:value-type="float" office:value="2764530" calcext:value-type="float">
            <text:p>2.76E+06</text:p>
          </table:table-cell>
          <table:table-cell office:value-type="float" office:value="2830100" calcext:value-type="float">
            <text:p>2.83E+06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214] + 1) * 100 + 1" office:value-type="float" office:value="21101" calcext:value-type="float">
            <text:p>21101</text:p>
          </table:table-cell>
          <table:table-cell table:formula="of:=POWER([.B214];2)" office:value-type="float" office:value="445252201" calcext:value-type="float">
            <text:p>445252201</text:p>
          </table:table-cell>
          <table:table-cell table:formula="of:=[.B214]*LOG([.B214];2)" office:value-type="float" office:value="303116.366170574" calcext:value-type="float">
            <text:p>303116.366170574</text:p>
          </table:table-cell>
          <table:table-cell office:value-type="float" office:value="110527000" calcext:value-type="float">
            <text:p>1.11E+08</text:p>
          </table:table-cell>
          <table:table-cell office:value-type="float" office:value="2779170" calcext:value-type="float">
            <text:p>2.78E+06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 table:formula="of:=([.O214]+1) *100 + 1" office:value-type="float" office:value="21101" calcext:value-type="float">
            <text:p>21101</text:p>
          </table:table-cell>
          <table:table-cell office:value-type="float" office:value="106312000" calcext:value-type="float">
            <text:p>1.06E+08</text:p>
          </table:table-cell>
          <table:table-cell office:value-type="float" office:value="110523000" calcext:value-type="float">
            <text:p>1.11E+08</text:p>
          </table:table-cell>
          <table:table-cell office:value-type="float" office:value="114731000" calcext:value-type="float">
            <text:p>1.15E+08</text:p>
          </table:table-cell>
          <table:table-cell office:value-type="float" office:value="2800000" calcext:value-type="float">
            <text:p>2.80E+06</text:p>
          </table:table-cell>
          <table:table-cell office:value-type="float" office:value="2875150" calcext:value-type="float">
            <text:p>2.88E+06</text:p>
          </table:table-cell>
          <table:table-cell office:value-type="float" office:value="3197760" calcext:value-type="float">
            <text:p>3.20E+06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A215] + 1) * 100 + 1" office:value-type="float" office:value="21201" calcext:value-type="float">
            <text:p>21201</text:p>
          </table:table-cell>
          <table:table-cell table:formula="of:=POWER([.B215];2)" office:value-type="float" office:value="449482401" calcext:value-type="float">
            <text:p>449482401</text:p>
          </table:table-cell>
          <table:table-cell table:formula="of:=[.B215]*LOG([.B215];2)" office:value-type="float" office:value="304697.479365675" calcext:value-type="float">
            <text:p>304697.479365675</text:p>
          </table:table-cell>
          <table:table-cell office:value-type="float" office:value="110879000" calcext:value-type="float">
            <text:p>1.11E+08</text:p>
          </table:table-cell>
          <table:table-cell office:value-type="float" office:value="2661540" calcext:value-type="float">
            <text:p>2.66E+06</text:p>
          </table:table-cell>
          <table:table-cell table:number-columns-repeated="8"/>
          <table:table-cell office:value-type="float" office:value="211" calcext:value-type="float">
            <text:p>211</text:p>
          </table:table-cell>
          <table:table-cell table:formula="of:=([.O215]+1) *100 + 1" office:value-type="float" office:value="21201" calcext:value-type="float">
            <text:p>21201</text:p>
          </table:table-cell>
          <table:table-cell office:value-type="float" office:value="106264000" calcext:value-type="float">
            <text:p>1.06E+08</text:p>
          </table:table-cell>
          <table:table-cell office:value-type="float" office:value="108651000" calcext:value-type="float">
            <text:p>1.09E+08</text:p>
          </table:table-cell>
          <table:table-cell office:value-type="float" office:value="111814000" calcext:value-type="float">
            <text:p>1.12E+08</text:p>
          </table:table-cell>
          <table:table-cell office:value-type="float" office:value="2745680" calcext:value-type="float">
            <text:p>2.75E+06</text:p>
          </table:table-cell>
          <table:table-cell office:value-type="float" office:value="2763200" calcext:value-type="float">
            <text:p>2.76E+06</text:p>
          </table:table-cell>
          <table:table-cell office:value-type="float" office:value="2778120" calcext:value-type="float">
            <text:p>2.78E+06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[.A216] + 1) * 100 + 1" office:value-type="float" office:value="21301" calcext:value-type="float">
            <text:p>21301</text:p>
          </table:table-cell>
          <table:table-cell table:formula="of:=POWER([.B216];2)" office:value-type="float" office:value="453732601" calcext:value-type="float">
            <text:p>453732601</text:p>
          </table:table-cell>
          <table:table-cell table:formula="of:=[.B216]*LOG([.B216];2)" office:value-type="float" office:value="306279.273047728" calcext:value-type="float">
            <text:p>306279.273047728</text:p>
          </table:table-cell>
          <table:table-cell office:value-type="float" office:value="117417000" calcext:value-type="float">
            <text:p>1.17E+08</text:p>
          </table:table-cell>
          <table:table-cell office:value-type="float" office:value="2930630" calcext:value-type="float">
            <text:p>2.93E+06</text:p>
          </table:table-cell>
          <table:table-cell table:number-columns-repeated="8"/>
          <table:table-cell office:value-type="float" office:value="212" calcext:value-type="float">
            <text:p>212</text:p>
          </table:table-cell>
          <table:table-cell table:formula="of:=([.O216]+1) *100 + 1" office:value-type="float" office:value="21301" calcext:value-type="float">
            <text:p>21301</text:p>
          </table:table-cell>
          <table:table-cell office:value-type="float" office:value="107573000" calcext:value-type="float">
            <text:p>1.08E+08</text:p>
          </table:table-cell>
          <table:table-cell office:value-type="float" office:value="112133000" calcext:value-type="float">
            <text:p>1.12E+08</text:p>
          </table:table-cell>
          <table:table-cell office:value-type="float" office:value="115010000" calcext:value-type="float">
            <text:p>1.15E+08</text:p>
          </table:table-cell>
          <table:table-cell office:value-type="float" office:value="2872560" calcext:value-type="float">
            <text:p>2.87E+06</text:p>
          </table:table-cell>
          <table:table-cell office:value-type="float" office:value="3063810" calcext:value-type="float">
            <text:p>3.06E+06</text:p>
          </table:table-cell>
          <table:table-cell office:value-type="float" office:value="3360210" calcext:value-type="float">
            <text:p>3.36E+06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217] + 1) * 100 + 1" office:value-type="float" office:value="21401" calcext:value-type="float">
            <text:p>21401</text:p>
          </table:table-cell>
          <table:table-cell table:formula="of:=POWER([.B217];2)" office:value-type="float" office:value="458002801" calcext:value-type="float">
            <text:p>458002801</text:p>
          </table:table-cell>
          <table:table-cell table:formula="of:=[.B217]*LOG([.B217];2)" office:value-type="float" office:value="307861.744022088" calcext:value-type="float">
            <text:p>307861.744022088</text:p>
          </table:table-cell>
          <table:table-cell office:value-type="float" office:value="112989000" calcext:value-type="float">
            <text:p>1.13E+08</text:p>
          </table:table-cell>
          <table:table-cell office:value-type="float" office:value="2878490" calcext:value-type="float">
            <text:p>2.88E+06</text:p>
          </table:table-cell>
          <table:table-cell table:number-columns-repeated="8"/>
          <table:table-cell office:value-type="float" office:value="213" calcext:value-type="float">
            <text:p>213</text:p>
          </table:table-cell>
          <table:table-cell table:formula="of:=([.O217]+1) *100 + 1" office:value-type="float" office:value="21401" calcext:value-type="float">
            <text:p>21401</text:p>
          </table:table-cell>
          <table:table-cell office:value-type="float" office:value="109472000" calcext:value-type="float">
            <text:p>1.09E+08</text:p>
          </table:table-cell>
          <table:table-cell office:value-type="float" office:value="115020000" calcext:value-type="float">
            <text:p>1.15E+08</text:p>
          </table:table-cell>
          <table:table-cell office:value-type="float" office:value="118764000" calcext:value-type="float">
            <text:p>1.19E+08</text:p>
          </table:table-cell>
          <table:table-cell office:value-type="float" office:value="2794370" calcext:value-type="float">
            <text:p>2.79E+06</text:p>
          </table:table-cell>
          <table:table-cell office:value-type="float" office:value="2931480" calcext:value-type="float">
            <text:p>2.93E+06</text:p>
          </table:table-cell>
          <table:table-cell office:value-type="float" office:value="3307110" calcext:value-type="float">
            <text:p>3.31E+06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218] + 1) * 100 + 1" office:value-type="float" office:value="21501" calcext:value-type="float">
            <text:p>21501</text:p>
          </table:table-cell>
          <table:table-cell table:formula="of:=POWER([.B218];2)" office:value-type="float" office:value="462293001" calcext:value-type="float">
            <text:p>462293001</text:p>
          </table:table-cell>
          <table:table-cell table:formula="of:=[.B218]*LOG([.B218];2)" office:value-type="float" office:value="309444.889123961" calcext:value-type="float">
            <text:p>309444.889123961</text:p>
          </table:table-cell>
          <table:table-cell office:value-type="float" office:value="113477000" calcext:value-type="float">
            <text:p>1.13E+08</text:p>
          </table:table-cell>
          <table:table-cell office:value-type="float" office:value="2947320" calcext:value-type="float">
            <text:p>2.95E+06</text:p>
          </table:table-cell>
          <table:table-cell table:number-columns-repeated="8"/>
          <table:table-cell office:value-type="float" office:value="214" calcext:value-type="float">
            <text:p>214</text:p>
          </table:table-cell>
          <table:table-cell table:formula="of:=([.O218]+1) *100 + 1" office:value-type="float" office:value="21501" calcext:value-type="float">
            <text:p>21501</text:p>
          </table:table-cell>
          <table:table-cell office:value-type="float" office:value="116108000" calcext:value-type="float">
            <text:p>1.16E+08</text:p>
          </table:table-cell>
          <table:table-cell office:value-type="float" office:value="118453000" calcext:value-type="float">
            <text:p>1.18E+08</text:p>
          </table:table-cell>
          <table:table-cell office:value-type="float" office:value="121833000" calcext:value-type="float">
            <text:p>1.22E+08</text:p>
          </table:table-cell>
          <table:table-cell office:value-type="float" office:value="2808620" calcext:value-type="float">
            <text:p>2.81E+06</text:p>
          </table:table-cell>
          <table:table-cell office:value-type="float" office:value="3007070" calcext:value-type="float">
            <text:p>3.01E+06</text:p>
          </table:table-cell>
          <table:table-cell office:value-type="float" office:value="3335600" calcext:value-type="float">
            <text:p>3.34E+06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219] + 1) * 100 + 1" office:value-type="float" office:value="21601" calcext:value-type="float">
            <text:p>21601</text:p>
          </table:table-cell>
          <table:table-cell table:formula="of:=POWER([.B219];2)" office:value-type="float" office:value="466603201" calcext:value-type="float">
            <text:p>466603201</text:p>
          </table:table-cell>
          <table:table-cell table:formula="of:=[.B219]*LOG([.B219];2)" office:value-type="float" office:value="311028.705217993" calcext:value-type="float">
            <text:p>311028.705217993</text:p>
          </table:table-cell>
          <table:table-cell office:value-type="float" office:value="111892000" calcext:value-type="float">
            <text:p>1.12E+08</text:p>
          </table:table-cell>
          <table:table-cell office:value-type="float" office:value="2834690" calcext:value-type="float">
            <text:p>2.83E+06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table:formula="of:=([.O219]+1) *100 + 1" office:value-type="float" office:value="21601" calcext:value-type="float">
            <text:p>21601</text:p>
          </table:table-cell>
          <table:table-cell office:value-type="float" office:value="111091000" calcext:value-type="float">
            <text:p>1.11E+08</text:p>
          </table:table-cell>
          <table:table-cell office:value-type="float" office:value="115196000" calcext:value-type="float">
            <text:p>1.15E+08</text:p>
          </table:table-cell>
          <table:table-cell office:value-type="float" office:value="120478000" calcext:value-type="float">
            <text:p>1.20E+08</text:p>
          </table:table-cell>
          <table:table-cell office:value-type="float" office:value="3165320" calcext:value-type="float">
            <text:p>3.17E+06</text:p>
          </table:table-cell>
          <table:table-cell office:value-type="float" office:value="3211760" calcext:value-type="float">
            <text:p>3.21E+06</text:p>
          </table:table-cell>
          <table:table-cell office:value-type="float" office:value="3354080" calcext:value-type="float">
            <text:p>3.35E+06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220] + 1) * 100 + 1" office:value-type="float" office:value="21701" calcext:value-type="float">
            <text:p>21701</text:p>
          </table:table-cell>
          <table:table-cell table:formula="of:=POWER([.B220];2)" office:value-type="float" office:value="470933401" calcext:value-type="float">
            <text:p>470933401</text:p>
          </table:table-cell>
          <table:table-cell table:formula="of:=[.B220]*LOG([.B220];2)" office:value-type="float" office:value="312613.189197861" calcext:value-type="float">
            <text:p>312613.189197861</text:p>
          </table:table-cell>
          <table:table-cell office:value-type="float" office:value="111827000" calcext:value-type="float">
            <text:p>1.12E+08</text:p>
          </table:table-cell>
          <table:table-cell office:value-type="float" office:value="2844250" calcext:value-type="float">
            <text:p>2.84E+06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table:formula="of:=([.O220]+1) *100 + 1" office:value-type="float" office:value="21701" calcext:value-type="float">
            <text:p>21701</text:p>
          </table:table-cell>
          <table:table-cell office:value-type="float" office:value="111595000" calcext:value-type="float">
            <text:p>1.12E+08</text:p>
          </table:table-cell>
          <table:table-cell office:value-type="float" office:value="113999000" calcext:value-type="float">
            <text:p>1.14E+08</text:p>
          </table:table-cell>
          <table:table-cell office:value-type="float" office:value="119704000" calcext:value-type="float">
            <text:p>1.20E+08</text:p>
          </table:table-cell>
          <table:table-cell office:value-type="float" office:value="3012100" calcext:value-type="float">
            <text:p>3.01E+06</text:p>
          </table:table-cell>
          <table:table-cell office:value-type="float" office:value="3036470" calcext:value-type="float">
            <text:p>3.04E+06</text:p>
          </table:table-cell>
          <table:table-cell office:value-type="float" office:value="3071380" calcext:value-type="float">
            <text:p>3.07E+06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[.A221] + 1) * 100 + 1" office:value-type="float" office:value="21801" calcext:value-type="float">
            <text:p>21801</text:p>
          </table:table-cell>
          <table:table-cell table:formula="of:=POWER([.B221];2)" office:value-type="float" office:value="475283601" calcext:value-type="float">
            <text:p>475283601</text:p>
          </table:table-cell>
          <table:table-cell table:formula="of:=[.B221]*LOG([.B221];2)" office:value-type="float" office:value="314198.33798587" calcext:value-type="float">
            <text:p>314198.33798587</text:p>
          </table:table-cell>
          <table:table-cell office:value-type="float" office:value="116159000" calcext:value-type="float">
            <text:p>1.16E+08</text:p>
          </table:table-cell>
          <table:table-cell office:value-type="float" office:value="3052990" calcext:value-type="float">
            <text:p>3.05E+06</text:p>
          </table:table-cell>
          <table:table-cell table:number-columns-repeated="8"/>
          <table:table-cell office:value-type="float" office:value="217" calcext:value-type="float">
            <text:p>217</text:p>
          </table:table-cell>
          <table:table-cell table:formula="of:=([.O221]+1) *100 + 1" office:value-type="float" office:value="21801" calcext:value-type="float">
            <text:p>21801</text:p>
          </table:table-cell>
          <table:table-cell office:value-type="float" office:value="112354000" calcext:value-type="float">
            <text:p>1.12E+08</text:p>
          </table:table-cell>
          <table:table-cell office:value-type="float" office:value="114883000" calcext:value-type="float">
            <text:p>1.15E+08</text:p>
          </table:table-cell>
          <table:table-cell office:value-type="float" office:value="123934000" calcext:value-type="float">
            <text:p>1.24E+08</text:p>
          </table:table-cell>
          <table:table-cell office:value-type="float" office:value="2977580" calcext:value-type="float">
            <text:p>2.98E+06</text:p>
          </table:table-cell>
          <table:table-cell office:value-type="float" office:value="3046980" calcext:value-type="float">
            <text:p>3.05E+06</text:p>
          </table:table-cell>
          <table:table-cell office:value-type="float" office:value="3126460" calcext:value-type="float">
            <text:p>3.13E+06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222] + 1) * 100 + 1" office:value-type="float" office:value="21901" calcext:value-type="float">
            <text:p>21901</text:p>
          </table:table-cell>
          <table:table-cell table:formula="of:=POWER([.B222];2)" office:value-type="float" office:value="479653801" calcext:value-type="float">
            <text:p>479653801</text:p>
          </table:table-cell>
          <table:table-cell table:formula="of:=[.B222]*LOG([.B222];2)" office:value-type="float" office:value="315784.14853256" calcext:value-type="float">
            <text:p>315784.14853256</text:p>
          </table:table-cell>
          <table:table-cell office:value-type="float" office:value="116902000" calcext:value-type="float">
            <text:p>1.17E+08</text:p>
          </table:table-cell>
          <table:table-cell office:value-type="float" office:value="3085870" calcext:value-type="float">
            <text:p>3.09E+06</text:p>
          </table:table-cell>
          <table:table-cell table:number-columns-repeated="8"/>
          <table:table-cell office:value-type="float" office:value="218" calcext:value-type="float">
            <text:p>218</text:p>
          </table:table-cell>
          <table:table-cell table:formula="of:=([.O222]+1) *100 + 1" office:value-type="float" office:value="21901" calcext:value-type="float">
            <text:p>21901</text:p>
          </table:table-cell>
          <table:table-cell office:value-type="float" office:value="117108000" calcext:value-type="float">
            <text:p>1.17E+08</text:p>
          </table:table-cell>
          <table:table-cell office:value-type="float" office:value="120104000" calcext:value-type="float">
            <text:p>1.20E+08</text:p>
          </table:table-cell>
          <table:table-cell office:value-type="float" office:value="123780000" calcext:value-type="float">
            <text:p>1.24E+08</text:p>
          </table:table-cell>
          <table:table-cell office:value-type="float" office:value="3218120" calcext:value-type="float">
            <text:p>3.22E+06</text:p>
          </table:table-cell>
          <table:table-cell office:value-type="float" office:value="3309340" calcext:value-type="float">
            <text:p>3.31E+06</text:p>
          </table:table-cell>
          <table:table-cell office:value-type="float" office:value="3378740" calcext:value-type="float">
            <text:p>3.38E+06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[.A223] + 1) * 100 + 1" office:value-type="float" office:value="22001" calcext:value-type="float">
            <text:p>22001</text:p>
          </table:table-cell>
          <table:table-cell table:formula="of:=POWER([.B223];2)" office:value-type="float" office:value="484044001" calcext:value-type="float">
            <text:p>484044001</text:p>
          </table:table-cell>
          <table:table-cell table:formula="of:=[.B223]*LOG([.B223];2)" office:value-type="float" office:value="317370.617816319" calcext:value-type="float">
            <text:p>317370.617816319</text:p>
          </table:table-cell>
          <table:table-cell office:value-type="float" office:value="115022000" calcext:value-type="float">
            <text:p>1.15E+08</text:p>
          </table:table-cell>
          <table:table-cell office:value-type="float" office:value="2940810" calcext:value-type="float">
            <text:p>2.94E+06</text:p>
          </table:table-cell>
          <table:table-cell table:number-columns-repeated="8"/>
          <table:table-cell office:value-type="float" office:value="219" calcext:value-type="float">
            <text:p>219</text:p>
          </table:table-cell>
          <table:table-cell table:formula="of:=([.O223]+1) *100 + 1" office:value-type="float" office:value="22001" calcext:value-type="float">
            <text:p>22001</text:p>
          </table:table-cell>
          <table:table-cell office:value-type="float" office:value="117469000" calcext:value-type="float">
            <text:p>1.17E+08</text:p>
          </table:table-cell>
          <table:table-cell office:value-type="float" office:value="119844000" calcext:value-type="float">
            <text:p>1.20E+08</text:p>
          </table:table-cell>
          <table:table-cell office:value-type="float" office:value="125091000" calcext:value-type="float">
            <text:p>1.25E+08</text:p>
          </table:table-cell>
          <table:table-cell office:value-type="float" office:value="3084900" calcext:value-type="float">
            <text:p>3.08E+06</text:p>
          </table:table-cell>
          <table:table-cell office:value-type="float" office:value="3155740" calcext:value-type="float">
            <text:p>3.16E+06</text:p>
          </table:table-cell>
          <table:table-cell office:value-type="float" office:value="3283770" calcext:value-type="float">
            <text:p>3.28E+06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224] + 1) * 100 + 1" office:value-type="float" office:value="22101" calcext:value-type="float">
            <text:p>22101</text:p>
          </table:table-cell>
          <table:table-cell table:formula="of:=POWER([.B224];2)" office:value-type="float" office:value="488454201" calcext:value-type="float">
            <text:p>488454201</text:p>
          </table:table-cell>
          <table:table-cell table:formula="of:=[.B224]*LOG([.B224];2)" office:value-type="float" office:value="318957.742843002" calcext:value-type="float">
            <text:p>318957.742843002</text:p>
          </table:table-cell>
          <table:table-cell office:value-type="float" office:value="116152000" calcext:value-type="float">
            <text:p>1.16E+08</text:p>
          </table:table-cell>
          <table:table-cell office:value-type="float" office:value="3033770" calcext:value-type="float">
            <text:p>3.03E+06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formula="of:=([.O224]+1) *100 + 1" office:value-type="float" office:value="22101" calcext:value-type="float">
            <text:p>22101</text:p>
          </table:table-cell>
          <table:table-cell office:value-type="float" office:value="115976000" calcext:value-type="float">
            <text:p>1.16E+08</text:p>
          </table:table-cell>
          <table:table-cell office:value-type="float" office:value="119299000" calcext:value-type="float">
            <text:p>1.19E+08</text:p>
          </table:table-cell>
          <table:table-cell office:value-type="float" office:value="123694000" calcext:value-type="float">
            <text:p>1.24E+08</text:p>
          </table:table-cell>
          <table:table-cell office:value-type="float" office:value="2960060" calcext:value-type="float">
            <text:p>2.96E+06</text:p>
          </table:table-cell>
          <table:table-cell office:value-type="float" office:value="2991800" calcext:value-type="float">
            <text:p>2.99E+06</text:p>
          </table:table-cell>
          <table:table-cell office:value-type="float" office:value="3085680" calcext:value-type="float">
            <text:p>3.09E+06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225] + 1) * 100 + 1" office:value-type="float" office:value="22201" calcext:value-type="float">
            <text:p>22201</text:p>
          </table:table-cell>
          <table:table-cell table:formula="of:=POWER([.B225];2)" office:value-type="float" office:value="492884401" calcext:value-type="float">
            <text:p>492884401</text:p>
          </table:table-cell>
          <table:table-cell table:formula="of:=[.B225]*LOG([.B225];2)" office:value-type="float" office:value="320545.520645561" calcext:value-type="float">
            <text:p>320545.520645561</text:p>
          </table:table-cell>
          <table:table-cell office:value-type="float" office:value="119435000" calcext:value-type="float">
            <text:p>1.19E+08</text:p>
          </table:table-cell>
          <table:table-cell office:value-type="float" office:value="3174800" calcext:value-type="float">
            <text:p>3.17E+06</text:p>
          </table:table-cell>
          <table:table-cell table:number-columns-repeated="8"/>
          <table:table-cell office:value-type="float" office:value="221" calcext:value-type="float">
            <text:p>221</text:p>
          </table:table-cell>
          <table:table-cell table:formula="of:=([.O225]+1) *100 + 1" office:value-type="float" office:value="22201" calcext:value-type="float">
            <text:p>22201</text:p>
          </table:table-cell>
          <table:table-cell office:value-type="float" office:value="117563000" calcext:value-type="float">
            <text:p>1.18E+08</text:p>
          </table:table-cell>
          <table:table-cell office:value-type="float" office:value="121854000" calcext:value-type="float">
            <text:p>1.22E+08</text:p>
          </table:table-cell>
          <table:table-cell office:value-type="float" office:value="125188000" calcext:value-type="float">
            <text:p>1.25E+08</text:p>
          </table:table-cell>
          <table:table-cell office:value-type="float" office:value="2986940" calcext:value-type="float">
            <text:p>2.99E+06</text:p>
          </table:table-cell>
          <table:table-cell office:value-type="float" office:value="3022230" calcext:value-type="float">
            <text:p>3.02E+06</text:p>
          </table:table-cell>
          <table:table-cell office:value-type="float" office:value="3104860" calcext:value-type="float">
            <text:p>3.10E+06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[.A226] + 1) * 100 + 1" office:value-type="float" office:value="22301" calcext:value-type="float">
            <text:p>22301</text:p>
          </table:table-cell>
          <table:table-cell table:formula="of:=POWER([.B226];2)" office:value-type="float" office:value="497334601" calcext:value-type="float">
            <text:p>497334601</text:p>
          </table:table-cell>
          <table:table-cell table:formula="of:=[.B226]*LOG([.B226];2)" office:value-type="float" office:value="322133.948283677" calcext:value-type="float">
            <text:p>322133.948283677</text:p>
          </table:table-cell>
          <table:table-cell office:value-type="float" office:value="148168000" calcext:value-type="float">
            <text:p>1.48E+08</text:p>
          </table:table-cell>
          <table:table-cell office:value-type="float" office:value="3327460" calcext:value-type="float">
            <text:p>3.33E+06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 table:formula="of:=([.O226]+1) *100 + 1" office:value-type="float" office:value="22301" calcext:value-type="float">
            <text:p>22301</text:p>
          </table:table-cell>
          <table:table-cell office:value-type="float" office:value="117702000" calcext:value-type="float">
            <text:p>1.18E+08</text:p>
          </table:table-cell>
          <table:table-cell office:value-type="float" office:value="120663000" calcext:value-type="float">
            <text:p>1.21E+08</text:p>
          </table:table-cell>
          <table:table-cell office:value-type="float" office:value="129483000" calcext:value-type="float">
            <text:p>1.29E+08</text:p>
          </table:table-cell>
          <table:table-cell office:value-type="float" office:value="2903490" calcext:value-type="float">
            <text:p>2.90E+06</text:p>
          </table:table-cell>
          <table:table-cell office:value-type="float" office:value="2930720" calcext:value-type="float">
            <text:p>2.93E+06</text:p>
          </table:table-cell>
          <table:table-cell office:value-type="float" office:value="2985490" calcext:value-type="float">
            <text:p>2.99E+06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227] + 1) * 100 + 1" office:value-type="float" office:value="22401" calcext:value-type="float">
            <text:p>22401</text:p>
          </table:table-cell>
          <table:table-cell table:formula="of:=POWER([.B227];2)" office:value-type="float" office:value="501804801" calcext:value-type="float">
            <text:p>501804801</text:p>
          </table:table-cell>
          <table:table-cell table:formula="of:=[.B227]*LOG([.B227];2)" office:value-type="float" office:value="323723.022843399" calcext:value-type="float">
            <text:p>323723.022843399</text:p>
          </table:table-cell>
          <table:table-cell office:value-type="float" office:value="123839000" calcext:value-type="float">
            <text:p>1.24E+08</text:p>
          </table:table-cell>
          <table:table-cell office:value-type="float" office:value="3319620" calcext:value-type="float">
            <text:p>3.32E+06</text:p>
          </table:table-cell>
          <table:table-cell table:number-columns-repeated="8"/>
          <table:table-cell office:value-type="float" office:value="223" calcext:value-type="float">
            <text:p>223</text:p>
          </table:table-cell>
          <table:table-cell table:formula="of:=([.O227]+1) *100 + 1" office:value-type="float" office:value="22401" calcext:value-type="float">
            <text:p>22401</text:p>
          </table:table-cell>
          <table:table-cell office:value-type="float" office:value="118790000" calcext:value-type="float">
            <text:p>1.19E+08</text:p>
          </table:table-cell>
          <table:table-cell office:value-type="float" office:value="123188000" calcext:value-type="float">
            <text:p>1.23E+08</text:p>
          </table:table-cell>
          <table:table-cell office:value-type="float" office:value="131060000" calcext:value-type="float">
            <text:p>1.31E+08</text:p>
          </table:table-cell>
          <table:table-cell office:value-type="float" office:value="3221620" calcext:value-type="float">
            <text:p>3.22E+06</text:p>
          </table:table-cell>
          <table:table-cell office:value-type="float" office:value="3242020" calcext:value-type="float">
            <text:p>3.24E+06</text:p>
          </table:table-cell>
          <table:table-cell office:value-type="float" office:value="3318370" calcext:value-type="float">
            <text:p>3.32E+06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228] + 1) * 100 + 1" office:value-type="float" office:value="22501" calcext:value-type="float">
            <text:p>22501</text:p>
          </table:table-cell>
          <table:table-cell table:formula="of:=POWER([.B228];2)" office:value-type="float" office:value="506295001" calcext:value-type="float">
            <text:p>506295001</text:p>
          </table:table-cell>
          <table:table-cell table:formula="of:=[.B228]*LOG([.B228];2)" office:value-type="float" office:value="325312.741436796" calcext:value-type="float">
            <text:p>325312.741436796</text:p>
          </table:table-cell>
          <table:table-cell office:value-type="float" office:value="121885000" calcext:value-type="float">
            <text:p>1.22E+08</text:p>
          </table:table-cell>
          <table:table-cell office:value-type="float" office:value="3299560" calcext:value-type="float">
            <text:p>3.30E+06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table:formula="of:=([.O228]+1) *100 + 1" office:value-type="float" office:value="22501" calcext:value-type="float">
            <text:p>22501</text:p>
          </table:table-cell>
          <table:table-cell office:value-type="float" office:value="121498000" calcext:value-type="float">
            <text:p>1.21E+08</text:p>
          </table:table-cell>
          <table:table-cell office:value-type="float" office:value="125168000" calcext:value-type="float">
            <text:p>1.25E+08</text:p>
          </table:table-cell>
          <table:table-cell office:value-type="float" office:value="129003000" calcext:value-type="float">
            <text:p>1.29E+08</text:p>
          </table:table-cell>
          <table:table-cell office:value-type="float" office:value="3087600" calcext:value-type="float">
            <text:p>3.09E+06</text:p>
          </table:table-cell>
          <table:table-cell office:value-type="float" office:value="3145460" calcext:value-type="float">
            <text:p>3.15E+06</text:p>
          </table:table-cell>
          <table:table-cell office:value-type="float" office:value="3267060" calcext:value-type="float">
            <text:p>3.27E+06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229] + 1) * 100 + 1" office:value-type="float" office:value="22601" calcext:value-type="float">
            <text:p>22601</text:p>
          </table:table-cell>
          <table:table-cell table:formula="of:=POWER([.B229];2)" office:value-type="float" office:value="510805201" calcext:value-type="float">
            <text:p>510805201</text:p>
          </table:table-cell>
          <table:table-cell table:formula="of:=[.B229]*LOG([.B229];2)" office:value-type="float" office:value="326903.101201603" calcext:value-type="float">
            <text:p>326903.101201603</text:p>
          </table:table-cell>
          <table:table-cell office:value-type="float" office:value="121735000" calcext:value-type="float">
            <text:p>1.22E+08</text:p>
          </table:table-cell>
          <table:table-cell office:value-type="float" office:value="3382970" calcext:value-type="float">
            <text:p>3.38E+06</text:p>
          </table:table-cell>
          <table:table-cell table:number-columns-repeated="8"/>
          <table:table-cell office:value-type="float" office:value="225" calcext:value-type="float">
            <text:p>225</text:p>
          </table:table-cell>
          <table:table-cell table:formula="of:=([.O229]+1) *100 + 1" office:value-type="float" office:value="22601" calcext:value-type="float">
            <text:p>22601</text:p>
          </table:table-cell>
          <table:table-cell office:value-type="float" office:value="124437000" calcext:value-type="float">
            <text:p>1.24E+08</text:p>
          </table:table-cell>
          <table:table-cell office:value-type="float" office:value="127047000" calcext:value-type="float">
            <text:p>1.27E+08</text:p>
          </table:table-cell>
          <table:table-cell office:value-type="float" office:value="129684000" calcext:value-type="float">
            <text:p>1.30E+08</text:p>
          </table:table-cell>
          <table:table-cell office:value-type="float" office:value="3134460" calcext:value-type="float">
            <text:p>3.13E+06</text:p>
          </table:table-cell>
          <table:table-cell office:value-type="float" office:value="3168730" calcext:value-type="float">
            <text:p>3.17E+06</text:p>
          </table:table-cell>
          <table:table-cell office:value-type="float" office:value="3244450" calcext:value-type="float">
            <text:p>3.24E+06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A230] + 1) * 100 + 1" office:value-type="float" office:value="22701" calcext:value-type="float">
            <text:p>22701</text:p>
          </table:table-cell>
          <table:table-cell table:formula="of:=POWER([.B230];2)" office:value-type="float" office:value="515335401" calcext:value-type="float">
            <text:p>515335401</text:p>
          </table:table-cell>
          <table:table-cell table:formula="of:=[.B230]*LOG([.B230];2)" office:value-type="float" office:value="328494.099300885" calcext:value-type="float">
            <text:p>328494.099300885</text:p>
          </table:table-cell>
          <table:table-cell office:value-type="float" office:value="124620000" calcext:value-type="float">
            <text:p>1.25E+08</text:p>
          </table:table-cell>
          <table:table-cell office:value-type="float" office:value="3206890" calcext:value-type="float">
            <text:p>3.21E+06</text:p>
          </table:table-cell>
          <table:table-cell table:number-columns-repeated="8"/>
          <table:table-cell office:value-type="float" office:value="226" calcext:value-type="float">
            <text:p>226</text:p>
          </table:table-cell>
          <table:table-cell table:formula="of:=([.O230]+1) *100 + 1" office:value-type="float" office:value="22701" calcext:value-type="float">
            <text:p>22701</text:p>
          </table:table-cell>
          <table:table-cell office:value-type="float" office:value="122496000" calcext:value-type="float">
            <text:p>1.22E+08</text:p>
          </table:table-cell>
          <table:table-cell office:value-type="float" office:value="127803000" calcext:value-type="float">
            <text:p>1.28E+08</text:p>
          </table:table-cell>
          <table:table-cell office:value-type="float" office:value="133901000" calcext:value-type="float">
            <text:p>1.34E+08</text:p>
          </table:table-cell>
          <table:table-cell office:value-type="float" office:value="3219550" calcext:value-type="float">
            <text:p>3.22E+06</text:p>
          </table:table-cell>
          <table:table-cell office:value-type="float" office:value="3346000" calcext:value-type="float">
            <text:p>3.35E+06</text:p>
          </table:table-cell>
          <table:table-cell office:value-type="float" office:value="3405850" calcext:value-type="float">
            <text:p>3.41E+06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[.A231] + 1) * 100 + 1" office:value-type="float" office:value="22801" calcext:value-type="float">
            <text:p>22801</text:p>
          </table:table-cell>
          <table:table-cell table:formula="of:=POWER([.B231];2)" office:value-type="float" office:value="519885601" calcext:value-type="float">
            <text:p>519885601</text:p>
          </table:table-cell>
          <table:table-cell table:formula="of:=[.B231]*LOG([.B231];2)" office:value-type="float" office:value="330085.732922702" calcext:value-type="float">
            <text:p>330085.732922702</text:p>
          </table:table-cell>
          <table:table-cell office:value-type="float" office:value="125677000" calcext:value-type="float">
            <text:p>1.26E+08</text:p>
          </table:table-cell>
          <table:table-cell office:value-type="float" office:value="3247130" calcext:value-type="float">
            <text:p>3.25E+06</text:p>
          </table:table-cell>
          <table:table-cell table:number-columns-repeated="8"/>
          <table:table-cell office:value-type="float" office:value="227" calcext:value-type="float">
            <text:p>227</text:p>
          </table:table-cell>
          <table:table-cell table:formula="of:=([.O231]+1) *100 + 1" office:value-type="float" office:value="22801" calcext:value-type="float">
            <text:p>22801</text:p>
          </table:table-cell>
          <table:table-cell office:value-type="float" office:value="123128000" calcext:value-type="float">
            <text:p>1.23E+08</text:p>
          </table:table-cell>
          <table:table-cell office:value-type="float" office:value="125392000" calcext:value-type="float">
            <text:p>1.25E+08</text:p>
          </table:table-cell>
          <table:table-cell office:value-type="float" office:value="129527000" calcext:value-type="float">
            <text:p>1.30E+08</text:p>
          </table:table-cell>
          <table:table-cell office:value-type="float" office:value="3282820" calcext:value-type="float">
            <text:p>3.28E+06</text:p>
          </table:table-cell>
          <table:table-cell office:value-type="float" office:value="3326970" calcext:value-type="float">
            <text:p>3.33E+06</text:p>
          </table:table-cell>
          <table:table-cell office:value-type="float" office:value="3444820" calcext:value-type="float">
            <text:p>3.44E+06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A232] + 1) * 100 + 1" office:value-type="float" office:value="22901" calcext:value-type="float">
            <text:p>22901</text:p>
          </table:table-cell>
          <table:table-cell table:formula="of:=POWER([.B232];2)" office:value-type="float" office:value="524455801" calcext:value-type="float">
            <text:p>524455801</text:p>
          </table:table-cell>
          <table:table-cell table:formula="of:=[.B232]*LOG([.B232];2)" office:value-type="float" office:value="331677.999279779" calcext:value-type="float">
            <text:p>331677.999279779</text:p>
          </table:table-cell>
          <table:table-cell office:value-type="float" office:value="125132000" calcext:value-type="float">
            <text:p>1.25E+08</text:p>
          </table:table-cell>
          <table:table-cell office:value-type="float" office:value="3555770" calcext:value-type="float">
            <text:p>3.56E+06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table:formula="of:=([.O232]+1) *100 + 1" office:value-type="float" office:value="22901" calcext:value-type="float">
            <text:p>22901</text:p>
          </table:table-cell>
          <table:table-cell office:value-type="float" office:value="124112000" calcext:value-type="float">
            <text:p>1.24E+08</text:p>
          </table:table-cell>
          <table:table-cell office:value-type="float" office:value="124514000" calcext:value-type="float">
            <text:p>1.25E+08</text:p>
          </table:table-cell>
          <table:table-cell office:value-type="float" office:value="125064000" calcext:value-type="float">
            <text:p>1.25E+08</text:p>
          </table:table-cell>
          <table:table-cell office:value-type="float" office:value="2971250" calcext:value-type="float">
            <text:p>2.97E+06</text:p>
          </table:table-cell>
          <table:table-cell office:value-type="float" office:value="2986160" calcext:value-type="float">
            <text:p>2.99E+06</text:p>
          </table:table-cell>
          <table:table-cell office:value-type="float" office:value="3010050" calcext:value-type="float">
            <text:p>3.01E+06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A233] + 1) * 100 + 1" office:value-type="float" office:value="23001" calcext:value-type="float">
            <text:p>23001</text:p>
          </table:table-cell>
          <table:table-cell table:formula="of:=POWER([.B233];2)" office:value-type="float" office:value="529046001" calcext:value-type="float">
            <text:p>529046001</text:p>
          </table:table-cell>
          <table:table-cell table:formula="of:=[.B233]*LOG([.B233];2)" office:value-type="float" office:value="333270.895609183" calcext:value-type="float">
            <text:p>333270.895609183</text:p>
          </table:table-cell>
          <table:table-cell office:value-type="float" office:value="135644000" calcext:value-type="float">
            <text:p>1.36E+08</text:p>
          </table:table-cell>
          <table:table-cell office:value-type="float" office:value="3585530" calcext:value-type="float">
            <text:p>3.59E+06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table:formula="of:=([.O233]+1) *100 + 1" office:value-type="float" office:value="23001" calcext:value-type="float">
            <text:p>23001</text:p>
          </table:table-cell>
          <table:table-cell office:value-type="float" office:value="125121000" calcext:value-type="float">
            <text:p>1.25E+08</text:p>
          </table:table-cell>
          <table:table-cell office:value-type="float" office:value="125338000" calcext:value-type="float">
            <text:p>1.25E+08</text:p>
          </table:table-cell>
          <table:table-cell office:value-type="float" office:value="125840000" calcext:value-type="float">
            <text:p>1.26E+08</text:p>
          </table:table-cell>
          <table:table-cell office:value-type="float" office:value="3108640" calcext:value-type="float">
            <text:p>3.11E+06</text:p>
          </table:table-cell>
          <table:table-cell office:value-type="float" office:value="3132990" calcext:value-type="float">
            <text:p>3.13E+06</text:p>
          </table:table-cell>
          <table:table-cell office:value-type="float" office:value="3177800" calcext:value-type="float">
            <text:p>3.18E+06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234] + 1) * 100 + 1" office:value-type="float" office:value="23101" calcext:value-type="float">
            <text:p>23101</text:p>
          </table:table-cell>
          <table:table-cell table:formula="of:=POWER([.B234];2)" office:value-type="float" office:value="533656201" calcext:value-type="float">
            <text:p>533656201</text:p>
          </table:table-cell>
          <table:table-cell table:formula="of:=[.B234]*LOG([.B234];2)" office:value-type="float" office:value="334864.419172006" calcext:value-type="float">
            <text:p>334864.419172006</text:p>
          </table:table-cell>
          <table:table-cell office:value-type="float" office:value="136736000" calcext:value-type="float">
            <text:p>1.37E+08</text:p>
          </table:table-cell>
          <table:table-cell office:value-type="float" office:value="3490120" calcext:value-type="float">
            <text:p>3.49E+06</text:p>
          </table:table-cell>
          <table:table-cell table:number-columns-repeated="8"/>
          <table:table-cell office:value-type="float" office:value="230" calcext:value-type="float">
            <text:p>230</text:p>
          </table:table-cell>
          <table:table-cell table:formula="of:=([.O234]+1) *100 + 1" office:value-type="float" office:value="23101" calcext:value-type="float">
            <text:p>23101</text:p>
          </table:table-cell>
          <table:table-cell office:value-type="float" office:value="126482000" calcext:value-type="float">
            <text:p>1.26E+08</text:p>
          </table:table-cell>
          <table:table-cell office:value-type="float" office:value="127787000" calcext:value-type="float">
            <text:p>1.28E+08</text:p>
          </table:table-cell>
          <table:table-cell office:value-type="float" office:value="132969000" calcext:value-type="float">
            <text:p>1.33E+08</text:p>
          </table:table-cell>
          <table:table-cell office:value-type="float" office:value="3159280" calcext:value-type="float">
            <text:p>3.16E+06</text:p>
          </table:table-cell>
          <table:table-cell office:value-type="float" office:value="3178080" calcext:value-type="float">
            <text:p>3.18E+06</text:p>
          </table:table-cell>
          <table:table-cell office:value-type="float" office:value="3200720" calcext:value-type="float">
            <text:p>3.20E+06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235] + 1) * 100 + 1" office:value-type="float" office:value="23201" calcext:value-type="float">
            <text:p>23201</text:p>
          </table:table-cell>
          <table:table-cell table:formula="of:=POWER([.B235];2)" office:value-type="float" office:value="538286401" calcext:value-type="float">
            <text:p>538286401</text:p>
          </table:table-cell>
          <table:table-cell table:formula="of:=[.B235]*LOG([.B235];2)" office:value-type="float" office:value="336458.567253051" calcext:value-type="float">
            <text:p>336458.567253051</text:p>
          </table:table-cell>
          <table:table-cell office:value-type="float" office:value="129504000" calcext:value-type="float">
            <text:p>1.30E+08</text:p>
          </table:table-cell>
          <table:table-cell office:value-type="float" office:value="3341330" calcext:value-type="float">
            <text:p>3.34E+06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table:formula="of:=([.O235]+1) *100 + 1" office:value-type="float" office:value="23201" calcext:value-type="float">
            <text:p>23201</text:p>
          </table:table-cell>
          <table:table-cell office:value-type="float" office:value="127852000" calcext:value-type="float">
            <text:p>1.28E+08</text:p>
          </table:table-cell>
          <table:table-cell office:value-type="float" office:value="129093000" calcext:value-type="float">
            <text:p>1.29E+08</text:p>
          </table:table-cell>
          <table:table-cell office:value-type="float" office:value="132745000" calcext:value-type="float">
            <text:p>1.33E+08</text:p>
          </table:table-cell>
          <table:table-cell office:value-type="float" office:value="3351240" calcext:value-type="float">
            <text:p>3.35E+06</text:p>
          </table:table-cell>
          <table:table-cell office:value-type="float" office:value="3436800" calcext:value-type="float">
            <text:p>3.44E+06</text:p>
          </table:table-cell>
          <table:table-cell office:value-type="float" office:value="3534320" calcext:value-type="float">
            <text:p>3.53E+06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236] + 1) * 100 + 1" office:value-type="float" office:value="23301" calcext:value-type="float">
            <text:p>23301</text:p>
          </table:table-cell>
          <table:table-cell table:formula="of:=POWER([.B236];2)" office:value-type="float" office:value="542936601" calcext:value-type="float">
            <text:p>542936601</text:p>
          </table:table-cell>
          <table:table-cell table:formula="of:=[.B236]*LOG([.B236];2)" office:value-type="float" office:value="338053.33716053" calcext:value-type="float">
            <text:p>338053.33716053</text:p>
          </table:table-cell>
          <table:table-cell office:value-type="float" office:value="129568000" calcext:value-type="float">
            <text:p>1.30E+08</text:p>
          </table:table-cell>
          <table:table-cell office:value-type="float" office:value="3429400" calcext:value-type="float">
            <text:p>3.43E+06</text:p>
          </table:table-cell>
          <table:table-cell table:number-columns-repeated="8"/>
          <table:table-cell office:value-type="float" office:value="232" calcext:value-type="float">
            <text:p>232</text:p>
          </table:table-cell>
          <table:table-cell table:formula="of:=([.O236]+1) *100 + 1" office:value-type="float" office:value="23301" calcext:value-type="float">
            <text:p>23301</text:p>
          </table:table-cell>
          <table:table-cell office:value-type="float" office:value="129625000" calcext:value-type="float">
            <text:p>1.30E+08</text:p>
          </table:table-cell>
          <table:table-cell office:value-type="float" office:value="135083000" calcext:value-type="float">
            <text:p>1.35E+08</text:p>
          </table:table-cell>
          <table:table-cell office:value-type="float" office:value="139683000" calcext:value-type="float">
            <text:p>1.40E+08</text:p>
          </table:table-cell>
          <table:table-cell office:value-type="float" office:value="3170540" calcext:value-type="float">
            <text:p>3.17E+06</text:p>
          </table:table-cell>
          <table:table-cell office:value-type="float" office:value="3209340" calcext:value-type="float">
            <text:p>3.21E+06</text:p>
          </table:table-cell>
          <table:table-cell office:value-type="float" office:value="3276330" calcext:value-type="float">
            <text:p>3.28E+06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237] + 1) * 100 + 1" office:value-type="float" office:value="23401" calcext:value-type="float">
            <text:p>23401</text:p>
          </table:table-cell>
          <table:table-cell table:formula="of:=POWER([.B237];2)" office:value-type="float" office:value="547606801" calcext:value-type="float">
            <text:p>547606801</text:p>
          </table:table-cell>
          <table:table-cell table:formula="of:=[.B237]*LOG([.B237];2)" office:value-type="float" office:value="339648.726225757" calcext:value-type="float">
            <text:p>339648.726225757</text:p>
          </table:table-cell>
          <table:table-cell office:value-type="float" office:value="131786000" calcext:value-type="float">
            <text:p>1.32E+08</text:p>
          </table:table-cell>
          <table:table-cell office:value-type="float" office:value="3462640" calcext:value-type="float">
            <text:p>3.46E+06</text:p>
          </table:table-cell>
          <table:table-cell table:number-columns-repeated="8"/>
          <table:table-cell office:value-type="float" office:value="233" calcext:value-type="float">
            <text:p>233</text:p>
          </table:table-cell>
          <table:table-cell table:formula="of:=([.O237]+1) *100 + 1" office:value-type="float" office:value="23401" calcext:value-type="float">
            <text:p>23401</text:p>
          </table:table-cell>
          <table:table-cell office:value-type="float" office:value="132905000" calcext:value-type="float">
            <text:p>1.33E+08</text:p>
          </table:table-cell>
          <table:table-cell office:value-type="float" office:value="135793000" calcext:value-type="float">
            <text:p>1.36E+08</text:p>
          </table:table-cell>
          <table:table-cell office:value-type="float" office:value="137636000" calcext:value-type="float">
            <text:p>1.38E+08</text:p>
          </table:table-cell>
          <table:table-cell office:value-type="float" office:value="3417660" calcext:value-type="float">
            <text:p>3.42E+06</text:p>
          </table:table-cell>
          <table:table-cell office:value-type="float" office:value="3571810" calcext:value-type="float">
            <text:p>3.57E+06</text:p>
          </table:table-cell>
          <table:table-cell office:value-type="float" office:value="3820470" calcext:value-type="float">
            <text:p>3.82E+06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A238] + 1) * 100 + 1" office:value-type="float" office:value="23501" calcext:value-type="float">
            <text:p>23501</text:p>
          </table:table-cell>
          <table:table-cell table:formula="of:=POWER([.B238];2)" office:value-type="float" office:value="552297001" calcext:value-type="float">
            <text:p>552297001</text:p>
          </table:table-cell>
          <table:table-cell table:formula="of:=[.B238]*LOG([.B238];2)" office:value-type="float" office:value="341244.731802856" calcext:value-type="float">
            <text:p>341244.731802856</text:p>
          </table:table-cell>
          <table:table-cell office:value-type="float" office:value="131413000" calcext:value-type="float">
            <text:p>1.31E+08</text:p>
          </table:table-cell>
          <table:table-cell office:value-type="float" office:value="3388940" calcext:value-type="float">
            <text:p>3.39E+06</text:p>
          </table:table-cell>
          <table:table-cell table:number-columns-repeated="8"/>
          <table:table-cell office:value-type="float" office:value="234" calcext:value-type="float">
            <text:p>234</text:p>
          </table:table-cell>
          <table:table-cell table:formula="of:=([.O238]+1) *100 + 1" office:value-type="float" office:value="23501" calcext:value-type="float">
            <text:p>23501</text:p>
          </table:table-cell>
          <table:table-cell office:value-type="float" office:value="135638000" calcext:value-type="float">
            <text:p>1.36E+08</text:p>
          </table:table-cell>
          <table:table-cell office:value-type="float" office:value="138142000" calcext:value-type="float">
            <text:p>1.38E+08</text:p>
          </table:table-cell>
          <table:table-cell office:value-type="float" office:value="140423000" calcext:value-type="float">
            <text:p>1.40E+08</text:p>
          </table:table-cell>
          <table:table-cell office:value-type="float" office:value="3413920" calcext:value-type="float">
            <text:p>3.41E+06</text:p>
          </table:table-cell>
          <table:table-cell office:value-type="float" office:value="3453680" calcext:value-type="float">
            <text:p>3.45E+06</text:p>
          </table:table-cell>
          <table:table-cell office:value-type="float" office:value="3490100" calcext:value-type="float">
            <text:p>3.49E+06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239] + 1) * 100 + 1" office:value-type="float" office:value="23601" calcext:value-type="float">
            <text:p>23601</text:p>
          </table:table-cell>
          <table:table-cell table:formula="of:=POWER([.B239];2)" office:value-type="float" office:value="557007201" calcext:value-type="float">
            <text:p>557007201</text:p>
          </table:table-cell>
          <table:table-cell table:formula="of:=[.B239]*LOG([.B239];2)" office:value-type="float" office:value="342841.351268468" calcext:value-type="float">
            <text:p>342841.351268468</text:p>
          </table:table-cell>
          <table:table-cell office:value-type="float" office:value="133038000" calcext:value-type="float">
            <text:p>1.33E+08</text:p>
          </table:table-cell>
          <table:table-cell office:value-type="float" office:value="3412710" calcext:value-type="float">
            <text:p>3.41E+06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 table:formula="of:=([.O239]+1) *100 + 1" office:value-type="float" office:value="23601" calcext:value-type="float">
            <text:p>23601</text:p>
          </table:table-cell>
          <table:table-cell office:value-type="float" office:value="135658000" calcext:value-type="float">
            <text:p>1.36E+08</text:p>
          </table:table-cell>
          <table:table-cell office:value-type="float" office:value="137893000" calcext:value-type="float">
            <text:p>1.38E+08</text:p>
          </table:table-cell>
          <table:table-cell office:value-type="float" office:value="144587000" calcext:value-type="float">
            <text:p>1.45E+08</text:p>
          </table:table-cell>
          <table:table-cell office:value-type="float" office:value="3283710" calcext:value-type="float">
            <text:p>3.28E+06</text:p>
          </table:table-cell>
          <table:table-cell office:value-type="float" office:value="3366470" calcext:value-type="float">
            <text:p>3.37E+06</text:p>
          </table:table-cell>
          <table:table-cell office:value-type="float" office:value="3424490" calcext:value-type="float">
            <text:p>3.42E+06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240] + 1) * 100 + 1" office:value-type="float" office:value="23701" calcext:value-type="float">
            <text:p>23701</text:p>
          </table:table-cell>
          <table:table-cell table:formula="of:=POWER([.B240];2)" office:value-type="float" office:value="561737401" calcext:value-type="float">
            <text:p>561737401</text:p>
          </table:table-cell>
          <table:table-cell table:formula="of:=[.B240]*LOG([.B240];2)" office:value-type="float" office:value="344438.582021465" calcext:value-type="float">
            <text:p>344438.582021465</text:p>
          </table:table-cell>
          <table:table-cell office:value-type="float" office:value="140406000" calcext:value-type="float">
            <text:p>1.40E+08</text:p>
          </table:table-cell>
          <table:table-cell office:value-type="float" office:value="3788770" calcext:value-type="float">
            <text:p>3.79E+06</text:p>
          </table:table-cell>
          <table:table-cell table:number-columns-repeated="8"/>
          <table:table-cell office:value-type="float" office:value="236" calcext:value-type="float">
            <text:p>236</text:p>
          </table:table-cell>
          <table:table-cell table:formula="of:=([.O240]+1) *100 + 1" office:value-type="float" office:value="23701" calcext:value-type="float">
            <text:p>23701</text:p>
          </table:table-cell>
          <table:table-cell office:value-type="float" office:value="136081000" calcext:value-type="float">
            <text:p>1.36E+08</text:p>
          </table:table-cell>
          <table:table-cell office:value-type="float" office:value="142070000" calcext:value-type="float">
            <text:p>1.42E+08</text:p>
          </table:table-cell>
          <table:table-cell office:value-type="float" office:value="155342000" calcext:value-type="float">
            <text:p>1.55E+08</text:p>
          </table:table-cell>
          <table:table-cell office:value-type="float" office:value="3288820" calcext:value-type="float">
            <text:p>3.29E+06</text:p>
          </table:table-cell>
          <table:table-cell office:value-type="float" office:value="3378670" calcext:value-type="float">
            <text:p>3.38E+06</text:p>
          </table:table-cell>
          <table:table-cell office:value-type="float" office:value="3480360" calcext:value-type="float">
            <text:p>3.48E+06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241] + 1) * 100 + 1" office:value-type="float" office:value="23801" calcext:value-type="float">
            <text:p>23801</text:p>
          </table:table-cell>
          <table:table-cell table:formula="of:=POWER([.B241];2)" office:value-type="float" office:value="566487601" calcext:value-type="float">
            <text:p>566487601</text:p>
          </table:table-cell>
          <table:table-cell table:formula="of:=[.B241]*LOG([.B241];2)" office:value-type="float" office:value="346036.42148267" calcext:value-type="float">
            <text:p>346036.42148267</text:p>
          </table:table-cell>
          <table:table-cell office:value-type="float" office:value="142374000" calcext:value-type="float">
            <text:p>1.42E+08</text:p>
          </table:table-cell>
          <table:table-cell office:value-type="float" office:value="3494340" calcext:value-type="float">
            <text:p>3.49E+06</text:p>
          </table:table-cell>
          <table:table-cell table:number-columns-repeated="8"/>
          <table:table-cell office:value-type="float" office:value="237" calcext:value-type="float">
            <text:p>237</text:p>
          </table:table-cell>
          <table:table-cell table:formula="of:=([.O241]+1) *100 + 1" office:value-type="float" office:value="23801" calcext:value-type="float">
            <text:p>23801</text:p>
          </table:table-cell>
          <table:table-cell office:value-type="float" office:value="137109000" calcext:value-type="float">
            <text:p>1.37E+08</text:p>
          </table:table-cell>
          <table:table-cell office:value-type="float" office:value="143472000" calcext:value-type="float">
            <text:p>1.43E+08</text:p>
          </table:table-cell>
          <table:table-cell office:value-type="float" office:value="156757000" calcext:value-type="float">
            <text:p>1.57E+08</text:p>
          </table:table-cell>
          <table:table-cell office:value-type="float" office:value="3575440" calcext:value-type="float">
            <text:p>3.58E+06</text:p>
          </table:table-cell>
          <table:table-cell office:value-type="float" office:value="3896530" calcext:value-type="float">
            <text:p>3.90E+06</text:p>
          </table:table-cell>
          <table:table-cell office:value-type="float" office:value="4260850" calcext:value-type="float">
            <text:p>4.26E+06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[.A242] + 1) * 100 + 1" office:value-type="float" office:value="23901" calcext:value-type="float">
            <text:p>23901</text:p>
          </table:table-cell>
          <table:table-cell table:formula="of:=POWER([.B242];2)" office:value-type="float" office:value="571257801" calcext:value-type="float">
            <text:p>571257801</text:p>
          </table:table-cell>
          <table:table-cell table:formula="of:=[.B242]*LOG([.B242];2)" office:value-type="float" office:value="347634.867094576" calcext:value-type="float">
            <text:p>347634.867094576</text:p>
          </table:table-cell>
          <table:table-cell office:value-type="float" office:value="142489000" calcext:value-type="float">
            <text:p>1.42E+08</text:p>
          </table:table-cell>
          <table:table-cell office:value-type="float" office:value="3187680" calcext:value-type="float">
            <text:p>3.19E+06</text:p>
          </table:table-cell>
          <table:table-cell table:number-columns-repeated="8"/>
          <table:table-cell office:value-type="float" office:value="238" calcext:value-type="float">
            <text:p>238</text:p>
          </table:table-cell>
          <table:table-cell table:formula="of:=([.O242]+1) *100 + 1" office:value-type="float" office:value="23901" calcext:value-type="float">
            <text:p>23901</text:p>
          </table:table-cell>
          <table:table-cell office:value-type="float" office:value="138816000" calcext:value-type="float">
            <text:p>1.39E+08</text:p>
          </table:table-cell>
          <table:table-cell office:value-type="float" office:value="143126000" calcext:value-type="float">
            <text:p>1.43E+08</text:p>
          </table:table-cell>
          <table:table-cell office:value-type="float" office:value="148313000" calcext:value-type="float">
            <text:p>1.48E+08</text:p>
          </table:table-cell>
          <table:table-cell office:value-type="float" office:value="3656460" calcext:value-type="float">
            <text:p>3.66E+06</text:p>
          </table:table-cell>
          <table:table-cell office:value-type="float" office:value="3752750" calcext:value-type="float">
            <text:p>3.75E+06</text:p>
          </table:table-cell>
          <table:table-cell office:value-type="float" office:value="3861890" calcext:value-type="float">
            <text:p>3.86E+06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243] + 1) * 100 + 1" office:value-type="float" office:value="24001" calcext:value-type="float">
            <text:p>24001</text:p>
          </table:table-cell>
          <table:table-cell table:formula="of:=POWER([.B243];2)" office:value-type="float" office:value="576048001" calcext:value-type="float">
            <text:p>576048001</text:p>
          </table:table-cell>
          <table:table-cell table:formula="of:=[.B243]*LOG([.B243];2)" office:value-type="float" office:value="349233.91632108" calcext:value-type="float">
            <text:p>349233.91632108</text:p>
          </table:table-cell>
          <table:table-cell office:value-type="float" office:value="140884000" calcext:value-type="float">
            <text:p>1.41E+08</text:p>
          </table:table-cell>
          <table:table-cell office:value-type="float" office:value="3508980" calcext:value-type="float">
            <text:p>3.51E+06</text:p>
          </table:table-cell>
          <table:table-cell table:number-columns-repeated="8"/>
          <table:table-cell office:value-type="float" office:value="239" calcext:value-type="float">
            <text:p>239</text:p>
          </table:table-cell>
          <table:table-cell table:formula="of:=([.O243]+1) *100 + 1" office:value-type="float" office:value="24001" calcext:value-type="float">
            <text:p>24001</text:p>
          </table:table-cell>
          <table:table-cell office:value-type="float" office:value="136644000" calcext:value-type="float">
            <text:p>1.37E+08</text:p>
          </table:table-cell>
          <table:table-cell office:value-type="float" office:value="139560000" calcext:value-type="float">
            <text:p>1.40E+08</text:p>
          </table:table-cell>
          <table:table-cell office:value-type="float" office:value="143661000" calcext:value-type="float">
            <text:p>1.44E+08</text:p>
          </table:table-cell>
          <table:table-cell office:value-type="float" office:value="3348160" calcext:value-type="float">
            <text:p>3.35E+06</text:p>
          </table:table-cell>
          <table:table-cell office:value-type="float" office:value="3509420" calcext:value-type="float">
            <text:p>3.51E+06</text:p>
          </table:table-cell>
          <table:table-cell office:value-type="float" office:value="3915390" calcext:value-type="float">
            <text:p>3.92E+06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244] + 1) * 100 + 1" office:value-type="float" office:value="24101" calcext:value-type="float">
            <text:p>24101</text:p>
          </table:table-cell>
          <table:table-cell table:formula="of:=POWER([.B244];2)" office:value-type="float" office:value="580858201" calcext:value-type="float">
            <text:p>580858201</text:p>
          </table:table-cell>
          <table:table-cell table:formula="of:=[.B244]*LOG([.B244];2)" office:value-type="float" office:value="350833.566647211" calcext:value-type="float">
            <text:p>350833.566647211</text:p>
          </table:table-cell>
          <table:table-cell office:value-type="float" office:value="142143000" calcext:value-type="float">
            <text:p>1.42E+08</text:p>
          </table:table-cell>
          <table:table-cell office:value-type="float" office:value="3441100" calcext:value-type="float">
            <text:p>3.44E+06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table:formula="of:=([.O244]+1) *100 + 1" office:value-type="float" office:value="24101" calcext:value-type="float">
            <text:p>24101</text:p>
          </table:table-cell>
          <table:table-cell office:value-type="float" office:value="137695000" calcext:value-type="float">
            <text:p>1.38E+08</text:p>
          </table:table-cell>
          <table:table-cell office:value-type="float" office:value="143162000" calcext:value-type="float">
            <text:p>1.43E+08</text:p>
          </table:table-cell>
          <table:table-cell office:value-type="float" office:value="159169000" calcext:value-type="float">
            <text:p>1.59E+08</text:p>
          </table:table-cell>
          <table:table-cell office:value-type="float" office:value="3415860" calcext:value-type="float">
            <text:p>3.42E+06</text:p>
          </table:table-cell>
          <table:table-cell office:value-type="float" office:value="3449450" calcext:value-type="float">
            <text:p>3.45E+06</text:p>
          </table:table-cell>
          <table:table-cell office:value-type="float" office:value="3566980" calcext:value-type="float">
            <text:p>3.57E+06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245] + 1) * 100 + 1" office:value-type="float" office:value="24201" calcext:value-type="float">
            <text:p>24201</text:p>
          </table:table-cell>
          <table:table-cell table:formula="of:=POWER([.B245];2)" office:value-type="float" office:value="585688401" calcext:value-type="float">
            <text:p>585688401</text:p>
          </table:table-cell>
          <table:table-cell table:formula="of:=[.B245]*LOG([.B245];2)" office:value-type="float" office:value="352433.815578869" calcext:value-type="float">
            <text:p>352433.815578869</text:p>
          </table:table-cell>
          <table:table-cell office:value-type="float" office:value="141205000" calcext:value-type="float">
            <text:p>1.41E+08</text:p>
          </table:table-cell>
          <table:table-cell office:value-type="float" office:value="3547540" calcext:value-type="float">
            <text:p>3.55E+06</text:p>
          </table:table-cell>
          <table:table-cell table:number-columns-repeated="8"/>
          <table:table-cell office:value-type="float" office:value="241" calcext:value-type="float">
            <text:p>241</text:p>
          </table:table-cell>
          <table:table-cell table:formula="of:=([.O245]+1) *100 + 1" office:value-type="float" office:value="24201" calcext:value-type="float">
            <text:p>24201</text:p>
          </table:table-cell>
          <table:table-cell office:value-type="float" office:value="138671000" calcext:value-type="float">
            <text:p>1.39E+08</text:p>
          </table:table-cell>
          <table:table-cell office:value-type="float" office:value="140763000" calcext:value-type="float">
            <text:p>1.41E+08</text:p>
          </table:table-cell>
          <table:table-cell office:value-type="float" office:value="145702000" calcext:value-type="float">
            <text:p>1.46E+08</text:p>
          </table:table-cell>
          <table:table-cell office:value-type="float" office:value="3379180" calcext:value-type="float">
            <text:p>3.38E+06</text:p>
          </table:table-cell>
          <table:table-cell office:value-type="float" office:value="3403910" calcext:value-type="float">
            <text:p>3.40E+06</text:p>
          </table:table-cell>
          <table:table-cell office:value-type="float" office:value="3452610" calcext:value-type="float">
            <text:p>3.45E+06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246] + 1) * 100 + 1" office:value-type="float" office:value="24301" calcext:value-type="float">
            <text:p>24301</text:p>
          </table:table-cell>
          <table:table-cell table:formula="of:=POWER([.B246];2)" office:value-type="float" office:value="590538601" calcext:value-type="float">
            <text:p>590538601</text:p>
          </table:table-cell>
          <table:table-cell table:formula="of:=[.B246]*LOG([.B246];2)" office:value-type="float" office:value="354034.660642565" calcext:value-type="float">
            <text:p>354034.660642565</text:p>
          </table:table-cell>
          <table:table-cell office:value-type="float" office:value="140625000" calcext:value-type="float">
            <text:p>1.41E+08</text:p>
          </table:table-cell>
          <table:table-cell office:value-type="float" office:value="3442630" calcext:value-type="float">
            <text:p>3.44E+06</text:p>
          </table:table-cell>
          <table:table-cell table:number-columns-repeated="8"/>
          <table:table-cell office:value-type="float" office:value="242" calcext:value-type="float">
            <text:p>242</text:p>
          </table:table-cell>
          <table:table-cell table:formula="of:=([.O246]+1) *100 + 1" office:value-type="float" office:value="24301" calcext:value-type="float">
            <text:p>24301</text:p>
          </table:table-cell>
          <table:table-cell office:value-type="float" office:value="140253000" calcext:value-type="float">
            <text:p>1.40E+08</text:p>
          </table:table-cell>
          <table:table-cell office:value-type="float" office:value="145402000" calcext:value-type="float">
            <text:p>1.45E+08</text:p>
          </table:table-cell>
          <table:table-cell office:value-type="float" office:value="151007000" calcext:value-type="float">
            <text:p>1.51E+08</text:p>
          </table:table-cell>
          <table:table-cell office:value-type="float" office:value="3581440" calcext:value-type="float">
            <text:p>3.58E+06</text:p>
          </table:table-cell>
          <table:table-cell office:value-type="float" office:value="3656090" calcext:value-type="float">
            <text:p>3.66E+06</text:p>
          </table:table-cell>
          <table:table-cell office:value-type="float" office:value="3845260" calcext:value-type="float">
            <text:p>3.85E+06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247] + 1) * 100 + 1" office:value-type="float" office:value="24401" calcext:value-type="float">
            <text:p>24401</text:p>
          </table:table-cell>
          <table:table-cell table:formula="of:=POWER([.B247];2)" office:value-type="float" office:value="595408801" calcext:value-type="float">
            <text:p>595408801</text:p>
          </table:table-cell>
          <table:table-cell table:formula="of:=[.B247]*LOG([.B247];2)" office:value-type="float" office:value="355636.099385169" calcext:value-type="float">
            <text:p>355636.099385169</text:p>
          </table:table-cell>
          <table:table-cell office:value-type="float" office:value="146591000" calcext:value-type="float">
            <text:p>1.47E+08</text:p>
          </table:table-cell>
          <table:table-cell office:value-type="float" office:value="3713110" calcext:value-type="float">
            <text:p>3.71E+06</text:p>
          </table:table-cell>
          <table:table-cell table:number-columns-repeated="8"/>
          <table:table-cell office:value-type="float" office:value="243" calcext:value-type="float">
            <text:p>243</text:p>
          </table:table-cell>
          <table:table-cell table:formula="of:=([.O247]+1) *100 + 1" office:value-type="float" office:value="24401" calcext:value-type="float">
            <text:p>24401</text:p>
          </table:table-cell>
          <table:table-cell office:value-type="float" office:value="143603000" calcext:value-type="float">
            <text:p>1.44E+08</text:p>
          </table:table-cell>
          <table:table-cell office:value-type="float" office:value="147301000" calcext:value-type="float">
            <text:p>1.47E+08</text:p>
          </table:table-cell>
          <table:table-cell office:value-type="float" office:value="153079000" calcext:value-type="float">
            <text:p>1.53E+08</text:p>
          </table:table-cell>
          <table:table-cell office:value-type="float" office:value="3495570" calcext:value-type="float">
            <text:p>3.50E+06</text:p>
          </table:table-cell>
          <table:table-cell office:value-type="float" office:value="3558620" calcext:value-type="float">
            <text:p>3.56E+06</text:p>
          </table:table-cell>
          <table:table-cell office:value-type="float" office:value="3634390" calcext:value-type="float">
            <text:p>3.63E+06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248] + 1) * 100 + 1" office:value-type="float" office:value="24501" calcext:value-type="float">
            <text:p>24501</text:p>
          </table:table-cell>
          <table:table-cell table:formula="of:=POWER([.B248];2)" office:value-type="float" office:value="600299001" calcext:value-type="float">
            <text:p>600299001</text:p>
          </table:table-cell>
          <table:table-cell table:formula="of:=[.B248]*LOG([.B248];2)" office:value-type="float" office:value="357238.129373656" calcext:value-type="float">
            <text:p>357238.129373656</text:p>
          </table:table-cell>
          <table:table-cell office:value-type="float" office:value="150101000" calcext:value-type="float">
            <text:p>1.50E+08</text:p>
          </table:table-cell>
          <table:table-cell office:value-type="float" office:value="3427970" calcext:value-type="float">
            <text:p>3.43E+06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table:formula="of:=([.O248]+1) *100 + 1" office:value-type="float" office:value="24501" calcext:value-type="float">
            <text:p>24501</text:p>
          </table:table-cell>
          <table:table-cell office:value-type="float" office:value="146293000" calcext:value-type="float">
            <text:p>1.46E+08</text:p>
          </table:table-cell>
          <table:table-cell office:value-type="float" office:value="149109000" calcext:value-type="float">
            <text:p>1.49E+08</text:p>
          </table:table-cell>
          <table:table-cell office:value-type="float" office:value="155041000" calcext:value-type="float">
            <text:p>1.55E+08</text:p>
          </table:table-cell>
          <table:table-cell office:value-type="float" office:value="3651060" calcext:value-type="float">
            <text:p>3.65E+06</text:p>
          </table:table-cell>
          <table:table-cell office:value-type="float" office:value="3866720" calcext:value-type="float">
            <text:p>3.87E+06</text:p>
          </table:table-cell>
          <table:table-cell office:value-type="float" office:value="4125170" calcext:value-type="float">
            <text:p>4.13E+06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249] + 1) * 100 + 1" office:value-type="float" office:value="24601" calcext:value-type="float">
            <text:p>24601</text:p>
          </table:table-cell>
          <table:table-cell table:formula="of:=POWER([.B249];2)" office:value-type="float" office:value="605209201" calcext:value-type="float">
            <text:p>605209201</text:p>
          </table:table-cell>
          <table:table-cell table:formula="of:=[.B249]*LOG([.B249];2)" office:value-type="float" office:value="358840.748194862" calcext:value-type="float">
            <text:p>358840.748194862</text:p>
          </table:table-cell>
          <table:table-cell office:value-type="float" office:value="146473000" calcext:value-type="float">
            <text:p>1.46E+08</text:p>
          </table:table-cell>
          <table:table-cell office:value-type="float" office:value="3444960" calcext:value-type="float">
            <text:p>3.44E+06</text:p>
          </table:table-cell>
          <table:table-cell table:number-columns-repeated="8"/>
          <table:table-cell office:value-type="float" office:value="245" calcext:value-type="float">
            <text:p>245</text:p>
          </table:table-cell>
          <table:table-cell table:formula="of:=([.O249]+1) *100 + 1" office:value-type="float" office:value="24601" calcext:value-type="float">
            <text:p>24601</text:p>
          </table:table-cell>
          <table:table-cell office:value-type="float" office:value="146186000" calcext:value-type="float">
            <text:p>1.46E+08</text:p>
          </table:table-cell>
          <table:table-cell office:value-type="float" office:value="149537000" calcext:value-type="float">
            <text:p>1.50E+08</text:p>
          </table:table-cell>
          <table:table-cell office:value-type="float" office:value="153662000" calcext:value-type="float">
            <text:p>1.54E+08</text:p>
          </table:table-cell>
          <table:table-cell office:value-type="float" office:value="3716760" calcext:value-type="float">
            <text:p>3.72E+06</text:p>
          </table:table-cell>
          <table:table-cell office:value-type="float" office:value="3787390" calcext:value-type="float">
            <text:p>3.79E+06</text:p>
          </table:table-cell>
          <table:table-cell office:value-type="float" office:value="3830290" calcext:value-type="float">
            <text:p>3.83E+06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250] + 1) * 100 + 1" office:value-type="float" office:value="24701" calcext:value-type="float">
            <text:p>24701</text:p>
          </table:table-cell>
          <table:table-cell table:formula="of:=POWER([.B250];2)" office:value-type="float" office:value="610139401" calcext:value-type="float">
            <text:p>610139401</text:p>
          </table:table-cell>
          <table:table-cell table:formula="of:=[.B250]*LOG([.B250];2)" office:value-type="float" office:value="360443.953455243" calcext:value-type="float">
            <text:p>360443.953455243</text:p>
          </table:table-cell>
          <table:table-cell office:value-type="float" office:value="151038000" calcext:value-type="float">
            <text:p>1.51E+08</text:p>
          </table:table-cell>
          <table:table-cell office:value-type="float" office:value="7137240" calcext:value-type="float">
            <text:p>7.14E+06</text:p>
          </table:table-cell>
          <table:table-cell table:number-columns-repeated="8"/>
          <table:table-cell office:value-type="float" office:value="246" calcext:value-type="float">
            <text:p>246</text:p>
          </table:table-cell>
          <table:table-cell table:formula="of:=([.O250]+1) *100 + 1" office:value-type="float" office:value="24701" calcext:value-type="float">
            <text:p>24701</text:p>
          </table:table-cell>
          <table:table-cell office:value-type="float" office:value="145512000" calcext:value-type="float">
            <text:p>1.46E+08</text:p>
          </table:table-cell>
          <table:table-cell office:value-type="float" office:value="153599000" calcext:value-type="float">
            <text:p>1.54E+08</text:p>
          </table:table-cell>
          <table:table-cell office:value-type="float" office:value="164610000" calcext:value-type="float">
            <text:p>1.65E+08</text:p>
          </table:table-cell>
          <table:table-cell office:value-type="float" office:value="3778180" calcext:value-type="float">
            <text:p>3.78E+06</text:p>
          </table:table-cell>
          <table:table-cell office:value-type="float" office:value="3916230" calcext:value-type="float">
            <text:p>3.92E+06</text:p>
          </table:table-cell>
          <table:table-cell office:value-type="float" office:value="4143840" calcext:value-type="float">
            <text:p>4.14E+06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251] + 1) * 100 + 1" office:value-type="float" office:value="24801" calcext:value-type="float">
            <text:p>24801</text:p>
          </table:table-cell>
          <table:table-cell table:formula="of:=POWER([.B251];2)" office:value-type="float" office:value="615089601" calcext:value-type="float">
            <text:p>615089601</text:p>
          </table:table-cell>
          <table:table-cell table:formula="of:=[.B251]*LOG([.B251];2)" office:value-type="float" office:value="362047.742780635" calcext:value-type="float">
            <text:p>362047.742780635</text:p>
          </table:table-cell>
          <table:table-cell office:value-type="float" office:value="151153000" calcext:value-type="float">
            <text:p>1.51E+08</text:p>
          </table:table-cell>
          <table:table-cell office:value-type="float" office:value="3514440" calcext:value-type="float">
            <text:p>3.51E+06</text:p>
          </table:table-cell>
          <table:table-cell table:number-columns-repeated="8"/>
          <table:table-cell office:value-type="float" office:value="247" calcext:value-type="float">
            <text:p>247</text:p>
          </table:table-cell>
          <table:table-cell table:formula="of:=([.O251]+1) *100 + 1" office:value-type="float" office:value="24801" calcext:value-type="float">
            <text:p>24801</text:p>
          </table:table-cell>
          <table:table-cell office:value-type="float" office:value="146248000" calcext:value-type="float">
            <text:p>1.46E+08</text:p>
          </table:table-cell>
          <table:table-cell office:value-type="float" office:value="151073000" calcext:value-type="float">
            <text:p>1.51E+08</text:p>
          </table:table-cell>
          <table:table-cell office:value-type="float" office:value="154380000" calcext:value-type="float">
            <text:p>1.54E+08</text:p>
          </table:table-cell>
          <table:table-cell office:value-type="float" office:value="3683050" calcext:value-type="float">
            <text:p>3.68E+06</text:p>
          </table:table-cell>
          <table:table-cell office:value-type="float" office:value="3831970" calcext:value-type="float">
            <text:p>3.83E+06</text:p>
          </table:table-cell>
          <table:table-cell office:value-type="float" office:value="4138180" calcext:value-type="float">
            <text:p>4.14E+06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252] + 1) * 100 + 1" office:value-type="float" office:value="24901" calcext:value-type="float">
            <text:p>24901</text:p>
          </table:table-cell>
          <table:table-cell table:formula="of:=POWER([.B252];2)" office:value-type="float" office:value="620059801" calcext:value-type="float">
            <text:p>620059801</text:p>
          </table:table-cell>
          <table:table-cell table:formula="of:=[.B252]*LOG([.B252];2)" office:value-type="float" office:value="363652.113816018" calcext:value-type="float">
            <text:p>363652.113816018</text:p>
          </table:table-cell>
          <table:table-cell office:value-type="float" office:value="148830000" calcext:value-type="float">
            <text:p>1.49E+08</text:p>
          </table:table-cell>
          <table:table-cell office:value-type="float" office:value="3500990" calcext:value-type="float">
            <text:p>3.50E+06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table:formula="of:=([.O252]+1) *100 + 1" office:value-type="float" office:value="24901" calcext:value-type="float">
            <text:p>24901</text:p>
          </table:table-cell>
          <table:table-cell office:value-type="float" office:value="147197000" calcext:value-type="float">
            <text:p>1.47E+08</text:p>
          </table:table-cell>
          <table:table-cell office:value-type="float" office:value="150582000" calcext:value-type="float">
            <text:p>1.51E+08</text:p>
          </table:table-cell>
          <table:table-cell office:value-type="float" office:value="156558000" calcext:value-type="float">
            <text:p>1.57E+08</text:p>
          </table:table-cell>
          <table:table-cell office:value-type="float" office:value="3814150" calcext:value-type="float">
            <text:p>3.81E+06</text:p>
          </table:table-cell>
          <table:table-cell office:value-type="float" office:value="3837160" calcext:value-type="float">
            <text:p>3.84E+06</text:p>
          </table:table-cell>
          <table:table-cell office:value-type="float" office:value="3877390" calcext:value-type="float">
            <text:p>3.88E+06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253] + 1) * 100 + 1" office:value-type="float" office:value="25001" calcext:value-type="float">
            <text:p>25001</text:p>
          </table:table-cell>
          <table:table-cell table:formula="of:=POWER([.B253];2)" office:value-type="float" office:value="625050001" calcext:value-type="float">
            <text:p>625050001</text:p>
          </table:table-cell>
          <table:table-cell table:formula="of:=[.B253]*LOG([.B253];2)" office:value-type="float" office:value="365257.064225289" calcext:value-type="float">
            <text:p>365257.064225289</text:p>
          </table:table-cell>
          <table:table-cell office:value-type="float" office:value="151959000" calcext:value-type="float">
            <text:p>1.52E+08</text:p>
          </table:table-cell>
          <table:table-cell office:value-type="float" office:value="3582440" calcext:value-type="float">
            <text:p>3.58E+06</text:p>
          </table:table-cell>
          <table:table-cell table:number-columns-repeated="8"/>
          <table:table-cell office:value-type="float" office:value="249" calcext:value-type="float">
            <text:p>249</text:p>
          </table:table-cell>
          <table:table-cell table:formula="of:=([.O253]+1) *100 + 1" office:value-type="float" office:value="25001" calcext:value-type="float">
            <text:p>25001</text:p>
          </table:table-cell>
          <table:table-cell office:value-type="float" office:value="147834000" calcext:value-type="float">
            <text:p>1.48E+08</text:p>
          </table:table-cell>
          <table:table-cell office:value-type="float" office:value="151292000" calcext:value-type="float">
            <text:p>1.51E+08</text:p>
          </table:table-cell>
          <table:table-cell office:value-type="float" office:value="160464000" calcext:value-type="float">
            <text:p>1.60E+08</text:p>
          </table:table-cell>
          <table:table-cell office:value-type="float" office:value="3667960" calcext:value-type="float">
            <text:p>3.67E+06</text:p>
          </table:table-cell>
          <table:table-cell office:value-type="float" office:value="3855480" calcext:value-type="float">
            <text:p>3.86E+06</text:p>
          </table:table-cell>
          <table:table-cell office:value-type="float" office:value="4336680" calcext:value-type="float">
            <text:p>4.34E+06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254] + 1) * 100 + 1" office:value-type="float" office:value="25101" calcext:value-type="float">
            <text:p>25101</text:p>
          </table:table-cell>
          <table:table-cell table:formula="of:=POWER([.B254];2)" office:value-type="float" office:value="630060201" calcext:value-type="float">
            <text:p>630060201</text:p>
          </table:table-cell>
          <table:table-cell table:formula="of:=[.B254]*LOG([.B254];2)" office:value-type="float" office:value="366862.591691033" calcext:value-type="float">
            <text:p>366862.591691033</text:p>
          </table:table-cell>
          <table:table-cell office:value-type="float" office:value="151642000" calcext:value-type="float">
            <text:p>1.52E+08</text:p>
          </table:table-cell>
          <table:table-cell office:value-type="float" office:value="3844000" calcext:value-type="float">
            <text:p>3.84E+06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table:formula="of:=([.O254]+1) *100 + 1" office:value-type="float" office:value="25101" calcext:value-type="float">
            <text:p>25101</text:p>
          </table:table-cell>
          <table:table-cell office:value-type="float" office:value="149426000" calcext:value-type="float">
            <text:p>1.49E+08</text:p>
          </table:table-cell>
          <table:table-cell office:value-type="float" office:value="150337000" calcext:value-type="float">
            <text:p>1.50E+08</text:p>
          </table:table-cell>
          <table:table-cell office:value-type="float" office:value="154849000" calcext:value-type="float">
            <text:p>1.55E+08</text:p>
          </table:table-cell>
          <table:table-cell office:value-type="float" office:value="3783910" calcext:value-type="float">
            <text:p>3.78E+06</text:p>
          </table:table-cell>
          <table:table-cell office:value-type="float" office:value="3812400" calcext:value-type="float">
            <text:p>3.81E+06</text:p>
          </table:table-cell>
          <table:table-cell office:value-type="float" office:value="3908680" calcext:value-type="float">
            <text:p>3.91E+06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[.A255] + 1) * 100 + 1" office:value-type="float" office:value="25201" calcext:value-type="float">
            <text:p>25201</text:p>
          </table:table-cell>
          <table:table-cell table:formula="of:=POWER([.B255];2)" office:value-type="float" office:value="635090401" calcext:value-type="float">
            <text:p>635090401</text:p>
          </table:table-cell>
          <table:table-cell table:formula="of:=[.B255]*LOG([.B255];2)" office:value-type="float" office:value="368468.6939143" calcext:value-type="float">
            <text:p>368468.6939143</text:p>
          </table:table-cell>
          <table:table-cell office:value-type="float" office:value="152028000" calcext:value-type="float">
            <text:p>1.52E+08</text:p>
          </table:table-cell>
          <table:table-cell office:value-type="float" office:value="3729150" calcext:value-type="float">
            <text:p>3.73E+06</text:p>
          </table:table-cell>
          <table:table-cell table:number-columns-repeated="8"/>
          <table:table-cell office:value-type="float" office:value="251" calcext:value-type="float">
            <text:p>251</text:p>
          </table:table-cell>
          <table:table-cell table:formula="of:=([.O255]+1) *100 + 1" office:value-type="float" office:value="25201" calcext:value-type="float">
            <text:p>25201</text:p>
          </table:table-cell>
          <table:table-cell office:value-type="float" office:value="150383000" calcext:value-type="float">
            <text:p>1.50E+08</text:p>
          </table:table-cell>
          <table:table-cell office:value-type="float" office:value="152008000" calcext:value-type="float">
            <text:p>1.52E+08</text:p>
          </table:table-cell>
          <table:table-cell office:value-type="float" office:value="154127000" calcext:value-type="float">
            <text:p>1.54E+08</text:p>
          </table:table-cell>
          <table:table-cell office:value-type="float" office:value="3782420" calcext:value-type="float">
            <text:p>3.78E+06</text:p>
          </table:table-cell>
          <table:table-cell office:value-type="float" office:value="3804610" calcext:value-type="float">
            <text:p>3.80E+06</text:p>
          </table:table-cell>
          <table:table-cell office:value-type="float" office:value="3853780" calcext:value-type="float">
            <text:p>3.85E+06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[.A256] + 1) * 100 + 1" office:value-type="float" office:value="25301" calcext:value-type="float">
            <text:p>25301</text:p>
          </table:table-cell>
          <table:table-cell table:formula="of:=POWER([.B256];2)" office:value-type="float" office:value="640140601" calcext:value-type="float">
            <text:p>640140601</text:p>
          </table:table-cell>
          <table:table-cell table:formula="of:=[.B256]*LOG([.B256];2)" office:value-type="float" office:value="370075.368614383" calcext:value-type="float">
            <text:p>370075.368614383</text:p>
          </table:table-cell>
          <table:table-cell office:value-type="float" office:value="152595000" calcext:value-type="float">
            <text:p>1.53E+08</text:p>
          </table:table-cell>
          <table:table-cell office:value-type="float" office:value="3912640" calcext:value-type="float">
            <text:p>3.91E+06</text:p>
          </table:table-cell>
          <table:table-cell table:number-columns-repeated="8"/>
          <table:table-cell office:value-type="float" office:value="252" calcext:value-type="float">
            <text:p>252</text:p>
          </table:table-cell>
          <table:table-cell table:formula="of:=([.O256]+1) *100 + 1" office:value-type="float" office:value="25301" calcext:value-type="float">
            <text:p>25301</text:p>
          </table:table-cell>
          <table:table-cell office:value-type="float" office:value="151740000" calcext:value-type="float">
            <text:p>1.52E+08</text:p>
          </table:table-cell>
          <table:table-cell office:value-type="float" office:value="152796000" calcext:value-type="float">
            <text:p>1.53E+08</text:p>
          </table:table-cell>
          <table:table-cell office:value-type="float" office:value="154309000" calcext:value-type="float">
            <text:p>1.54E+08</text:p>
          </table:table-cell>
          <table:table-cell office:value-type="float" office:value="3828560" calcext:value-type="float">
            <text:p>3.83E+06</text:p>
          </table:table-cell>
          <table:table-cell office:value-type="float" office:value="3905500" calcext:value-type="float">
            <text:p>3.91E+06</text:p>
          </table:table-cell>
          <table:table-cell office:value-type="float" office:value="4062210" calcext:value-type="float">
            <text:p>4.06E+06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257] + 1) * 100 + 1" office:value-type="float" office:value="25401" calcext:value-type="float">
            <text:p>25401</text:p>
          </table:table-cell>
          <table:table-cell table:formula="of:=POWER([.B257];2)" office:value-type="float" office:value="645210801" calcext:value-type="float">
            <text:p>645210801</text:p>
          </table:table-cell>
          <table:table-cell table:formula="of:=[.B257]*LOG([.B257];2)" office:value-type="float" office:value="371682.613528608" calcext:value-type="float">
            <text:p>371682.613528608</text:p>
          </table:table-cell>
          <table:table-cell office:value-type="float" office:value="155660000" calcext:value-type="float">
            <text:p>1.56E+08</text:p>
          </table:table-cell>
          <table:table-cell office:value-type="float" office:value="3814220" calcext:value-type="float">
            <text:p>3.81E+06</text:p>
          </table:table-cell>
          <table:table-cell table:number-columns-repeated="8"/>
          <table:table-cell office:value-type="float" office:value="253" calcext:value-type="float">
            <text:p>253</text:p>
          </table:table-cell>
          <table:table-cell table:formula="of:=([.O257]+1) *100 + 1" office:value-type="float" office:value="25401" calcext:value-type="float">
            <text:p>25401</text:p>
          </table:table-cell>
          <table:table-cell office:value-type="float" office:value="154169000" calcext:value-type="float">
            <text:p>1.54E+08</text:p>
          </table:table-cell>
          <table:table-cell office:value-type="float" office:value="161244000" calcext:value-type="float">
            <text:p>1.61E+08</text:p>
          </table:table-cell>
          <table:table-cell office:value-type="float" office:value="172568000" calcext:value-type="float">
            <text:p>1.73E+08</text:p>
          </table:table-cell>
          <table:table-cell office:value-type="float" office:value="4002240" calcext:value-type="float">
            <text:p>4.00E+06</text:p>
          </table:table-cell>
          <table:table-cell office:value-type="float" office:value="4114990" calcext:value-type="float">
            <text:p>4.11E+06</text:p>
          </table:table-cell>
          <table:table-cell office:value-type="float" office:value="4301300" calcext:value-type="float">
            <text:p>4.30E+06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A258] + 1) * 100 + 1" office:value-type="float" office:value="25501" calcext:value-type="float">
            <text:p>25501</text:p>
          </table:table-cell>
          <table:table-cell table:formula="of:=POWER([.B258];2)" office:value-type="float" office:value="650301001" calcext:value-type="float">
            <text:p>650301001</text:p>
          </table:table-cell>
          <table:table-cell table:formula="of:=[.B258]*LOG([.B258];2)" office:value-type="float" office:value="373290.426412112" calcext:value-type="float">
            <text:p>373290.426412112</text:p>
          </table:table-cell>
          <table:table-cell office:value-type="float" office:value="158138000" calcext:value-type="float">
            <text:p>1.58E+08</text:p>
          </table:table-cell>
          <table:table-cell office:value-type="float" office:value="3856030" calcext:value-type="float">
            <text:p>3.86E+06</text:p>
          </table:table-cell>
          <table:table-cell table:number-columns-repeated="8"/>
          <table:table-cell office:value-type="float" office:value="254" calcext:value-type="float">
            <text:p>254</text:p>
          </table:table-cell>
          <table:table-cell table:formula="of:=([.O258]+1) *100 + 1" office:value-type="float" office:value="25501" calcext:value-type="float">
            <text:p>25501</text:p>
          </table:table-cell>
          <table:table-cell office:value-type="float" office:value="158004000" calcext:value-type="float">
            <text:p>1.58E+08</text:p>
          </table:table-cell>
          <table:table-cell office:value-type="float" office:value="161194000" calcext:value-type="float">
            <text:p>1.61E+08</text:p>
          </table:table-cell>
          <table:table-cell office:value-type="float" office:value="166551000" calcext:value-type="float">
            <text:p>1.67E+08</text:p>
          </table:table-cell>
          <table:table-cell office:value-type="float" office:value="3790500" calcext:value-type="float">
            <text:p>3.79E+06</text:p>
          </table:table-cell>
          <table:table-cell office:value-type="float" office:value="3979510" calcext:value-type="float">
            <text:p>3.98E+06</text:p>
          </table:table-cell>
          <table:table-cell office:value-type="float" office:value="4323570" calcext:value-type="float">
            <text:p>4.32E+06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[.A259] + 1) * 100 + 1" office:value-type="float" office:value="25601" calcext:value-type="float">
            <text:p>25601</text:p>
          </table:table-cell>
          <table:table-cell table:formula="of:=POWER([.B259];2)" office:value-type="float" office:value="655411201" calcext:value-type="float">
            <text:p>655411201</text:p>
          </table:table-cell>
          <table:table-cell table:formula="of:=[.B259]*LOG([.B259];2)" office:value-type="float" office:value="374898.805037641" calcext:value-type="float">
            <text:p>374898.805037641</text:p>
          </table:table-cell>
          <table:table-cell office:value-type="float" office:value="156159000" calcext:value-type="float">
            <text:p>1.56E+08</text:p>
          </table:table-cell>
          <table:table-cell office:value-type="float" office:value="3985060" calcext:value-type="float">
            <text:p>3.99E+06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table:formula="of:=([.O259]+1) *100 + 1" office:value-type="float" office:value="25601" calcext:value-type="float">
            <text:p>25601</text:p>
          </table:table-cell>
          <table:table-cell office:value-type="float" office:value="155222000" calcext:value-type="float">
            <text:p>1.55E+08</text:p>
          </table:table-cell>
          <table:table-cell office:value-type="float" office:value="160614000" calcext:value-type="float">
            <text:p>1.61E+08</text:p>
          </table:table-cell>
          <table:table-cell office:value-type="float" office:value="171673000" calcext:value-type="float">
            <text:p>1.72E+08</text:p>
          </table:table-cell>
          <table:table-cell office:value-type="float" office:value="3835470" calcext:value-type="float">
            <text:p>3.84E+06</text:p>
          </table:table-cell>
          <table:table-cell office:value-type="float" office:value="3865270" calcext:value-type="float">
            <text:p>3.87E+06</text:p>
          </table:table-cell>
          <table:table-cell office:value-type="float" office:value="4003580" calcext:value-type="float">
            <text:p>4.00E+06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260] + 1) * 100 + 1" office:value-type="float" office:value="25701" calcext:value-type="float">
            <text:p>25701</text:p>
          </table:table-cell>
          <table:table-cell table:formula="of:=POWER([.B260];2)" office:value-type="float" office:value="660541401" calcext:value-type="float">
            <text:p>660541401</text:p>
          </table:table-cell>
          <table:table-cell table:formula="of:=[.B260]*LOG([.B260];2)" office:value-type="float" office:value="376507.747195341" calcext:value-type="float">
            <text:p>376507.747195341</text:p>
          </table:table-cell>
          <table:table-cell office:value-type="float" office:value="157791000" calcext:value-type="float">
            <text:p>1.58E+08</text:p>
          </table:table-cell>
          <table:table-cell office:value-type="float" office:value="3988580" calcext:value-type="float">
            <text:p>3.99E+06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table:formula="of:=([.O260]+1) *100 + 1" office:value-type="float" office:value="25701" calcext:value-type="float">
            <text:p>25701</text:p>
          </table:table-cell>
          <table:table-cell office:value-type="float" office:value="156412000" calcext:value-type="float">
            <text:p>1.56E+08</text:p>
          </table:table-cell>
          <table:table-cell office:value-type="float" office:value="157288000" calcext:value-type="float">
            <text:p>1.57E+08</text:p>
          </table:table-cell>
          <table:table-cell office:value-type="float" office:value="161916000" calcext:value-type="float">
            <text:p>1.62E+08</text:p>
          </table:table-cell>
          <table:table-cell office:value-type="float" office:value="4155180" calcext:value-type="float">
            <text:p>4.16E+06</text:p>
          </table:table-cell>
          <table:table-cell office:value-type="float" office:value="4186130" calcext:value-type="float">
            <text:p>4.19E+06</text:p>
          </table:table-cell>
          <table:table-cell office:value-type="float" office:value="4218400" calcext:value-type="float">
            <text:p>4.22E+06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[.A261] + 1) * 100 + 1" office:value-type="float" office:value="25801" calcext:value-type="float">
            <text:p>25801</text:p>
          </table:table-cell>
          <table:table-cell table:formula="of:=POWER([.B261];2)" office:value-type="float" office:value="665691601" calcext:value-type="float">
            <text:p>665691601</text:p>
          </table:table-cell>
          <table:table-cell table:formula="of:=[.B261]*LOG([.B261];2)" office:value-type="float" office:value="378117.250692553" calcext:value-type="float">
            <text:p>378117.250692553</text:p>
          </table:table-cell>
          <table:table-cell office:value-type="float" office:value="159069000" calcext:value-type="float">
            <text:p>1.59E+08</text:p>
          </table:table-cell>
          <table:table-cell office:value-type="float" office:value="3778900" calcext:value-type="float">
            <text:p>3.78E+06</text:p>
          </table:table-cell>
          <table:table-cell table:number-columns-repeated="8"/>
          <table:table-cell office:value-type="float" office:value="257" calcext:value-type="float">
            <text:p>257</text:p>
          </table:table-cell>
          <table:table-cell table:formula="of:=([.O261]+1) *100 + 1" office:value-type="float" office:value="25801" calcext:value-type="float">
            <text:p>25801</text:p>
          </table:table-cell>
          <table:table-cell office:value-type="float" office:value="157654000" calcext:value-type="float">
            <text:p>1.58E+08</text:p>
          </table:table-cell>
          <table:table-cell office:value-type="float" office:value="159000000" calcext:value-type="float">
            <text:p>1.59E+08</text:p>
          </table:table-cell>
          <table:table-cell office:value-type="float" office:value="161231000" calcext:value-type="float">
            <text:p>1.61E+08</text:p>
          </table:table-cell>
          <table:table-cell office:value-type="float" office:value="3788520" calcext:value-type="float">
            <text:p>3.79E+06</text:p>
          </table:table-cell>
          <table:table-cell office:value-type="float" office:value="3843590" calcext:value-type="float">
            <text:p>3.84E+06</text:p>
          </table:table-cell>
          <table:table-cell office:value-type="float" office:value="3996020" calcext:value-type="float">
            <text:p>4.00E+06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A262] + 1) * 100 + 1" office:value-type="float" office:value="25901" calcext:value-type="float">
            <text:p>25901</text:p>
          </table:table-cell>
          <table:table-cell table:formula="of:=POWER([.B262];2)" office:value-type="float" office:value="670861801" calcext:value-type="float">
            <text:p>670861801</text:p>
          </table:table-cell>
          <table:table-cell table:formula="of:=[.B262]*LOG([.B262];2)" office:value-type="float" office:value="379727.313353616" calcext:value-type="float">
            <text:p>379727.313353616</text:p>
          </table:table-cell>
          <table:table-cell office:value-type="float" office:value="160810000" calcext:value-type="float">
            <text:p>1.61E+08</text:p>
          </table:table-cell>
          <table:table-cell office:value-type="float" office:value="3912930" calcext:value-type="float">
            <text:p>3.91E+06</text:p>
          </table:table-cell>
          <table:table-cell table:number-columns-repeated="8"/>
          <table:table-cell office:value-type="float" office:value="258" calcext:value-type="float">
            <text:p>258</text:p>
          </table:table-cell>
          <table:table-cell table:formula="of:=([.O262]+1) *100 + 1" office:value-type="float" office:value="25901" calcext:value-type="float">
            <text:p>25901</text:p>
          </table:table-cell>
          <table:table-cell office:value-type="float" office:value="159200000" calcext:value-type="float">
            <text:p>1.59E+08</text:p>
          </table:table-cell>
          <table:table-cell office:value-type="float" office:value="161860000" calcext:value-type="float">
            <text:p>1.62E+08</text:p>
          </table:table-cell>
          <table:table-cell office:value-type="float" office:value="164984000" calcext:value-type="float">
            <text:p>1.65E+08</text:p>
          </table:table-cell>
          <table:table-cell office:value-type="float" office:value="4055180" calcext:value-type="float">
            <text:p>4.06E+06</text:p>
          </table:table-cell>
          <table:table-cell office:value-type="float" office:value="4080770" calcext:value-type="float">
            <text:p>4.08E+06</text:p>
          </table:table-cell>
          <table:table-cell office:value-type="float" office:value="4133490" calcext:value-type="float">
            <text:p>4.13E+06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263] + 1) * 100 + 1" office:value-type="float" office:value="26001" calcext:value-type="float">
            <text:p>26001</text:p>
          </table:table-cell>
          <table:table-cell table:formula="of:=POWER([.B263];2)" office:value-type="float" office:value="676052001" calcext:value-type="float">
            <text:p>676052001</text:p>
          </table:table-cell>
          <table:table-cell table:formula="of:=[.B263]*LOG([.B263];2)" office:value-type="float" office:value="381337.93301967" calcext:value-type="float">
            <text:p>381337.93301967</text:p>
          </table:table-cell>
          <table:table-cell office:value-type="float" office:value="161629000" calcext:value-type="float">
            <text:p>1.62E+08</text:p>
          </table:table-cell>
          <table:table-cell office:value-type="float" office:value="3800710" calcext:value-type="float">
            <text:p>3.80E+06</text:p>
          </table:table-cell>
          <table:table-cell table:number-columns-repeated="8"/>
          <table:table-cell office:value-type="float" office:value="259" calcext:value-type="float">
            <text:p>259</text:p>
          </table:table-cell>
          <table:table-cell table:formula="of:=([.O263]+1) *100 + 1" office:value-type="float" office:value="26001" calcext:value-type="float">
            <text:p>26001</text:p>
          </table:table-cell>
          <table:table-cell office:value-type="float" office:value="160083000" calcext:value-type="float">
            <text:p>1.60E+08</text:p>
          </table:table-cell>
          <table:table-cell office:value-type="float" office:value="161104000" calcext:value-type="float">
            <text:p>1.61E+08</text:p>
          </table:table-cell>
          <table:table-cell office:value-type="float" office:value="165811000" calcext:value-type="float">
            <text:p>1.66E+08</text:p>
          </table:table-cell>
          <table:table-cell office:value-type="float" office:value="3691280" calcext:value-type="float">
            <text:p>3.69E+06</text:p>
          </table:table-cell>
          <table:table-cell office:value-type="float" office:value="3699470" calcext:value-type="float">
            <text:p>3.70E+06</text:p>
          </table:table-cell>
          <table:table-cell office:value-type="float" office:value="3711550" calcext:value-type="float">
            <text:p>3.71E+06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264] + 1) * 100 + 1" office:value-type="float" office:value="26101" calcext:value-type="float">
            <text:p>26101</text:p>
          </table:table-cell>
          <table:table-cell table:formula="of:=POWER([.B264];2)" office:value-type="float" office:value="681262201" calcext:value-type="float">
            <text:p>681262201</text:p>
          </table:table-cell>
          <table:table-cell table:formula="of:=[.B264]*LOG([.B264];2)" office:value-type="float" office:value="382949.107548459" calcext:value-type="float">
            <text:p>382949.107548459</text:p>
          </table:table-cell>
          <table:table-cell office:value-type="float" office:value="164199000" calcext:value-type="float">
            <text:p>1.64E+08</text:p>
          </table:table-cell>
          <table:table-cell office:value-type="float" office:value="3992040" calcext:value-type="float">
            <text:p>3.99E+06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table:formula="of:=([.O264]+1) *100 + 1" office:value-type="float" office:value="26101" calcext:value-type="float">
            <text:p>26101</text:p>
          </table:table-cell>
          <table:table-cell office:value-type="float" office:value="161145000" calcext:value-type="float">
            <text:p>1.61E+08</text:p>
          </table:table-cell>
          <table:table-cell office:value-type="float" office:value="161786000" calcext:value-type="float">
            <text:p>1.62E+08</text:p>
          </table:table-cell>
          <table:table-cell office:value-type="float" office:value="162258000" calcext:value-type="float">
            <text:p>1.62E+08</text:p>
          </table:table-cell>
          <table:table-cell office:value-type="float" office:value="3956090" calcext:value-type="float">
            <text:p>3.96E+06</text:p>
          </table:table-cell>
          <table:table-cell office:value-type="float" office:value="3992630" calcext:value-type="float">
            <text:p>3.99E+06</text:p>
          </table:table-cell>
          <table:table-cell office:value-type="float" office:value="4060460" calcext:value-type="float">
            <text:p>4.06E+06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[.A265] + 1) * 100 + 1" office:value-type="float" office:value="26201" calcext:value-type="float">
            <text:p>26201</text:p>
          </table:table-cell>
          <table:table-cell table:formula="of:=POWER([.B265];2)" office:value-type="float" office:value="686492401" calcext:value-type="float">
            <text:p>686492401</text:p>
          </table:table-cell>
          <table:table-cell table:formula="of:=[.B265]*LOG([.B265];2)" office:value-type="float" office:value="384560.834814143" calcext:value-type="float">
            <text:p>384560.834814143</text:p>
          </table:table-cell>
          <table:table-cell office:value-type="float" office:value="165253000" calcext:value-type="float">
            <text:p>1.65E+08</text:p>
          </table:table-cell>
          <table:table-cell office:value-type="float" office:value="3930710" calcext:value-type="float">
            <text:p>3.93E+06</text:p>
          </table:table-cell>
          <table:table-cell table:number-columns-repeated="8"/>
          <table:table-cell office:value-type="float" office:value="261" calcext:value-type="float">
            <text:p>261</text:p>
          </table:table-cell>
          <table:table-cell table:formula="of:=([.O265]+1) *100 + 1" office:value-type="float" office:value="26201" calcext:value-type="float">
            <text:p>26201</text:p>
          </table:table-cell>
          <table:table-cell office:value-type="float" office:value="162611000" calcext:value-type="float">
            <text:p>1.63E+08</text:p>
          </table:table-cell>
          <table:table-cell office:value-type="float" office:value="164831000" calcext:value-type="float">
            <text:p>1.65E+08</text:p>
          </table:table-cell>
          <table:table-cell office:value-type="float" office:value="173462000" calcext:value-type="float">
            <text:p>1.73E+08</text:p>
          </table:table-cell>
          <table:table-cell office:value-type="float" office:value="3827170" calcext:value-type="float">
            <text:p>3.83E+06</text:p>
          </table:table-cell>
          <table:table-cell office:value-type="float" office:value="3847880" calcext:value-type="float">
            <text:p>3.85E+06</text:p>
          </table:table-cell>
          <table:table-cell office:value-type="float" office:value="3872440" calcext:value-type="float">
            <text:p>3.87E+06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[.A266] + 1) * 100 + 1" office:value-type="float" office:value="26301" calcext:value-type="float">
            <text:p>26301</text:p>
          </table:table-cell>
          <table:table-cell table:formula="of:=POWER([.B266];2)" office:value-type="float" office:value="691742601" calcext:value-type="float">
            <text:p>691742601</text:p>
          </table:table-cell>
          <table:table-cell table:formula="of:=[.B266]*LOG([.B266];2)" office:value-type="float" office:value="386173.11270711" calcext:value-type="float">
            <text:p>386173.11270711</text:p>
          </table:table-cell>
          <table:table-cell office:value-type="float" office:value="167251000" calcext:value-type="float">
            <text:p>1.67E+08</text:p>
          </table:table-cell>
          <table:table-cell office:value-type="float" office:value="4035700" calcext:value-type="float">
            <text:p>4.04E+06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table:formula="of:=([.O266]+1) *100 + 1" office:value-type="float" office:value="26301" calcext:value-type="float">
            <text:p>26301</text:p>
          </table:table-cell>
          <table:table-cell office:value-type="float" office:value="164326000" calcext:value-type="float">
            <text:p>1.64E+08</text:p>
          </table:table-cell>
          <table:table-cell office:value-type="float" office:value="170137000" calcext:value-type="float">
            <text:p>1.70E+08</text:p>
          </table:table-cell>
          <table:table-cell office:value-type="float" office:value="175107000" calcext:value-type="float">
            <text:p>1.75E+08</text:p>
          </table:table-cell>
          <table:table-cell office:value-type="float" office:value="4178900" calcext:value-type="float">
            <text:p>4.18E+06</text:p>
          </table:table-cell>
          <table:table-cell office:value-type="float" office:value="4206860" calcext:value-type="float">
            <text:p>4.21E+06</text:p>
          </table:table-cell>
          <table:table-cell office:value-type="float" office:value="4225060" calcext:value-type="float">
            <text:p>4.23E+06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267] + 1) * 100 + 1" office:value-type="float" office:value="26401" calcext:value-type="float">
            <text:p>26401</text:p>
          </table:table-cell>
          <table:table-cell table:formula="of:=POWER([.B267];2)" office:value-type="float" office:value="697012801" calcext:value-type="float">
            <text:p>697012801</text:p>
          </table:table-cell>
          <table:table-cell table:formula="of:=[.B267]*LOG([.B267];2)" office:value-type="float" office:value="387785.939133789" calcext:value-type="float">
            <text:p>387785.939133789</text:p>
          </table:table-cell>
          <table:table-cell office:value-type="float" office:value="167416000" calcext:value-type="float">
            <text:p>1.67E+08</text:p>
          </table:table-cell>
          <table:table-cell office:value-type="float" office:value="4093730" calcext:value-type="float">
            <text:p>4.09E+06</text:p>
          </table:table-cell>
          <table:table-cell table:number-columns-repeated="8"/>
          <table:table-cell office:value-type="float" office:value="263" calcext:value-type="float">
            <text:p>263</text:p>
          </table:table-cell>
          <table:table-cell table:formula="of:=([.O267]+1) *100 + 1" office:value-type="float" office:value="26401" calcext:value-type="float">
            <text:p>26401</text:p>
          </table:table-cell>
          <table:table-cell office:value-type="float" office:value="165353000" calcext:value-type="float">
            <text:p>1.65E+08</text:p>
          </table:table-cell>
          <table:table-cell office:value-type="float" office:value="169260000" calcext:value-type="float">
            <text:p>1.69E+08</text:p>
          </table:table-cell>
          <table:table-cell office:value-type="float" office:value="175295000" calcext:value-type="float">
            <text:p>1.75E+08</text:p>
          </table:table-cell>
          <table:table-cell office:value-type="float" office:value="3913910" calcext:value-type="float">
            <text:p>3.91E+06</text:p>
          </table:table-cell>
          <table:table-cell office:value-type="float" office:value="4082410" calcext:value-type="float">
            <text:p>4.08E+06</text:p>
          </table:table-cell>
          <table:table-cell office:value-type="float" office:value="4332860" calcext:value-type="float">
            <text:p>4.33E+06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268] + 1) * 100 + 1" office:value-type="float" office:value="26501" calcext:value-type="float">
            <text:p>26501</text:p>
          </table:table-cell>
          <table:table-cell table:formula="of:=POWER([.B268];2)" office:value-type="float" office:value="702303001" calcext:value-type="float">
            <text:p>702303001</text:p>
          </table:table-cell>
          <table:table-cell table:formula="of:=[.B268]*LOG([.B268];2)" office:value-type="float" office:value="389399.312016471" calcext:value-type="float">
            <text:p>389399.312016471</text:p>
          </table:table-cell>
          <table:table-cell office:value-type="float" office:value="170215000" calcext:value-type="float">
            <text:p>1.70E+08</text:p>
          </table:table-cell>
          <table:table-cell office:value-type="float" office:value="4146740" calcext:value-type="float">
            <text:p>4.15E+06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table:formula="of:=([.O268]+1) *100 + 1" office:value-type="float" office:value="26501" calcext:value-type="float">
            <text:p>26501</text:p>
          </table:table-cell>
          <table:table-cell office:value-type="float" office:value="167056000" calcext:value-type="float">
            <text:p>1.67E+08</text:p>
          </table:table-cell>
          <table:table-cell office:value-type="float" office:value="170519000" calcext:value-type="float">
            <text:p>1.71E+08</text:p>
          </table:table-cell>
          <table:table-cell office:value-type="float" office:value="175599000" calcext:value-type="float">
            <text:p>1.76E+08</text:p>
          </table:table-cell>
          <table:table-cell office:value-type="float" office:value="4065990" calcext:value-type="float">
            <text:p>4.07E+06</text:p>
          </table:table-cell>
          <table:table-cell office:value-type="float" office:value="4248240" calcext:value-type="float">
            <text:p>4.25E+06</text:p>
          </table:table-cell>
          <table:table-cell office:value-type="float" office:value="4365550" calcext:value-type="float">
            <text:p>4.37E+06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A269] + 1) * 100 + 1" office:value-type="float" office:value="26601" calcext:value-type="float">
            <text:p>26601</text:p>
          </table:table-cell>
          <table:table-cell table:formula="of:=POWER([.B269];2)" office:value-type="float" office:value="707613201" calcext:value-type="float">
            <text:p>707613201</text:p>
          </table:table-cell>
          <table:table-cell table:formula="of:=[.B269]*LOG([.B269];2)" office:value-type="float" office:value="391013.229293123" calcext:value-type="float">
            <text:p>391013.229293123</text:p>
          </table:table-cell>
          <table:table-cell office:value-type="float" office:value="170302000" calcext:value-type="float">
            <text:p>1.70E+08</text:p>
          </table:table-cell>
          <table:table-cell office:value-type="float" office:value="4592540" calcext:value-type="float">
            <text:p>4.59E+06</text:p>
          </table:table-cell>
          <table:table-cell table:number-columns-repeated="8"/>
          <table:table-cell office:value-type="float" office:value="265" calcext:value-type="float">
            <text:p>265</text:p>
          </table:table-cell>
          <table:table-cell table:formula="of:=([.O269]+1) *100 + 1" office:value-type="float" office:value="26601" calcext:value-type="float">
            <text:p>26601</text:p>
          </table:table-cell>
          <table:table-cell office:value-type="float" office:value="167601000" calcext:value-type="float">
            <text:p>1.68E+08</text:p>
          </table:table-cell>
          <table:table-cell office:value-type="float" office:value="168817000" calcext:value-type="float">
            <text:p>1.69E+08</text:p>
          </table:table-cell>
          <table:table-cell office:value-type="float" office:value="173517000" calcext:value-type="float">
            <text:p>1.74E+08</text:p>
          </table:table-cell>
          <table:table-cell office:value-type="float" office:value="4115960" calcext:value-type="float">
            <text:p>4.12E+06</text:p>
          </table:table-cell>
          <table:table-cell office:value-type="float" office:value="4143580" calcext:value-type="float">
            <text:p>4.14E+06</text:p>
          </table:table-cell>
          <table:table-cell office:value-type="float" office:value="4195130" calcext:value-type="float">
            <text:p>4.20E+06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[.A270] + 1) * 100 + 1" office:value-type="float" office:value="26701" calcext:value-type="float">
            <text:p>26701</text:p>
          </table:table-cell>
          <table:table-cell table:formula="of:=POWER([.B270];2)" office:value-type="float" office:value="712943401" calcext:value-type="float">
            <text:p>712943401</text:p>
          </table:table-cell>
          <table:table-cell table:formula="of:=[.B270]*LOG([.B270];2)" office:value-type="float" office:value="392627.688917222" calcext:value-type="float">
            <text:p>392627.688917222</text:p>
          </table:table-cell>
          <table:table-cell office:value-type="float" office:value="172602000" calcext:value-type="float">
            <text:p>1.73E+08</text:p>
          </table:table-cell>
          <table:table-cell office:value-type="float" office:value="4200940" calcext:value-type="float">
            <text:p>4.20E+06</text:p>
          </table:table-cell>
          <table:table-cell table:number-columns-repeated="8"/>
          <table:table-cell office:value-type="float" office:value="266" calcext:value-type="float">
            <text:p>266</text:p>
          </table:table-cell>
          <table:table-cell table:formula="of:=([.O270]+1) *100 + 1" office:value-type="float" office:value="26701" calcext:value-type="float">
            <text:p>26701</text:p>
          </table:table-cell>
          <table:table-cell office:value-type="float" office:value="169134000" calcext:value-type="float">
            <text:p>1.69E+08</text:p>
          </table:table-cell>
          <table:table-cell office:value-type="float" office:value="169437000" calcext:value-type="float">
            <text:p>1.69E+08</text:p>
          </table:table-cell>
          <table:table-cell office:value-type="float" office:value="169843000" calcext:value-type="float">
            <text:p>1.70E+08</text:p>
          </table:table-cell>
          <table:table-cell office:value-type="float" office:value="4014750" calcext:value-type="float">
            <text:p>4.01E+06</text:p>
          </table:table-cell>
          <table:table-cell office:value-type="float" office:value="4035520" calcext:value-type="float">
            <text:p>4.04E+06</text:p>
          </table:table-cell>
          <table:table-cell office:value-type="float" office:value="4063630" calcext:value-type="float">
            <text:p>4.06E+06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[.A271] + 1) * 100 + 1" office:value-type="float" office:value="26801" calcext:value-type="float">
            <text:p>26801</text:p>
          </table:table-cell>
          <table:table-cell table:formula="of:=POWER([.B271];2)" office:value-type="float" office:value="718293601" calcext:value-type="float">
            <text:p>718293601</text:p>
          </table:table-cell>
          <table:table-cell table:formula="of:=[.B271]*LOG([.B271];2)" office:value-type="float" office:value="394242.688857568" calcext:value-type="float">
            <text:p>394242.688857568</text:p>
          </table:table-cell>
          <table:table-cell office:value-type="float" office:value="172105000" calcext:value-type="float">
            <text:p>1.72E+08</text:p>
          </table:table-cell>
          <table:table-cell office:value-type="float" office:value="4312880" calcext:value-type="float">
            <text:p>4.31E+06</text:p>
          </table:table-cell>
          <table:table-cell table:number-columns-repeated="8"/>
          <table:table-cell office:value-type="float" office:value="267" calcext:value-type="float">
            <text:p>267</text:p>
          </table:table-cell>
          <table:table-cell table:formula="of:=([.O271]+1) *100 + 1" office:value-type="float" office:value="26801" calcext:value-type="float">
            <text:p>26801</text:p>
          </table:table-cell>
          <table:table-cell office:value-type="float" office:value="170140000" calcext:value-type="float">
            <text:p>1.70E+08</text:p>
          </table:table-cell>
          <table:table-cell office:value-type="float" office:value="171050000" calcext:value-type="float">
            <text:p>1.71E+08</text:p>
          </table:table-cell>
          <table:table-cell office:value-type="float" office:value="173991000" calcext:value-type="float">
            <text:p>1.74E+08</text:p>
          </table:table-cell>
          <table:table-cell office:value-type="float" office:value="4370440" calcext:value-type="float">
            <text:p>4.37E+06</text:p>
          </table:table-cell>
          <table:table-cell office:value-type="float" office:value="4435040" calcext:value-type="float">
            <text:p>4.44E+06</text:p>
          </table:table-cell>
          <table:table-cell office:value-type="float" office:value="4591150" calcext:value-type="float">
            <text:p>4.59E+06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A272] + 1) * 100 + 1" office:value-type="float" office:value="26901" calcext:value-type="float">
            <text:p>26901</text:p>
          </table:table-cell>
          <table:table-cell table:formula="of:=POWER([.B272];2)" office:value-type="float" office:value="723663801" calcext:value-type="float">
            <text:p>723663801</text:p>
          </table:table-cell>
          <table:table-cell table:formula="of:=[.B272]*LOG([.B272];2)" office:value-type="float" office:value="395858.227098122" calcext:value-type="float">
            <text:p>395858.227098122</text:p>
          </table:table-cell>
          <table:table-cell office:value-type="float" office:value="173271000" calcext:value-type="float">
            <text:p>1.73E+08</text:p>
          </table:table-cell>
          <table:table-cell office:value-type="float" office:value="4054520" calcext:value-type="float">
            <text:p>4.05E+06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table:formula="of:=([.O272]+1) *100 + 1" office:value-type="float" office:value="26901" calcext:value-type="float">
            <text:p>26901</text:p>
          </table:table-cell>
          <table:table-cell office:value-type="float" office:value="171607000" calcext:value-type="float">
            <text:p>1.72E+08</text:p>
          </table:table-cell>
          <table:table-cell office:value-type="float" office:value="172758000" calcext:value-type="float">
            <text:p>1.73E+08</text:p>
          </table:table-cell>
          <table:table-cell office:value-type="float" office:value="179230000" calcext:value-type="float">
            <text:p>1.79E+08</text:p>
          </table:table-cell>
          <table:table-cell office:value-type="float" office:value="4135810" calcext:value-type="float">
            <text:p>4.14E+06</text:p>
          </table:table-cell>
          <table:table-cell office:value-type="float" office:value="4159940" calcext:value-type="float">
            <text:p>4.16E+06</text:p>
          </table:table-cell>
          <table:table-cell office:value-type="float" office:value="4211170" calcext:value-type="float">
            <text:p>4.21E+06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273] + 1) * 100 + 1" office:value-type="float" office:value="27001" calcext:value-type="float">
            <text:p>27001</text:p>
          </table:table-cell>
          <table:table-cell table:formula="of:=POWER([.B273];2)" office:value-type="float" office:value="729054001" calcext:value-type="float">
            <text:p>729054001</text:p>
          </table:table-cell>
          <table:table-cell table:formula="of:=[.B273]*LOG([.B273];2)" office:value-type="float" office:value="397474.301637834" calcext:value-type="float">
            <text:p>397474.301637834</text:p>
          </table:table-cell>
          <table:table-cell office:value-type="float" office:value="175732000" calcext:value-type="float">
            <text:p>1.76E+08</text:p>
          </table:table-cell>
          <table:table-cell office:value-type="float" office:value="4316890" calcext:value-type="float">
            <text:p>4.32E+06</text:p>
          </table:table-cell>
          <table:table-cell table:number-columns-repeated="8"/>
          <table:table-cell office:value-type="float" office:value="269" calcext:value-type="float">
            <text:p>269</text:p>
          </table:table-cell>
          <table:table-cell table:formula="of:=([.O273]+1) *100 + 1" office:value-type="float" office:value="27001" calcext:value-type="float">
            <text:p>27001</text:p>
          </table:table-cell>
          <table:table-cell office:value-type="float" office:value="172721000" calcext:value-type="float">
            <text:p>1.73E+08</text:p>
          </table:table-cell>
          <table:table-cell office:value-type="float" office:value="173253000" calcext:value-type="float">
            <text:p>1.73E+08</text:p>
          </table:table-cell>
          <table:table-cell office:value-type="float" office:value="173895000" calcext:value-type="float">
            <text:p>1.74E+08</text:p>
          </table:table-cell>
          <table:table-cell office:value-type="float" office:value="4172380" calcext:value-type="float">
            <text:p>4.17E+06</text:p>
          </table:table-cell>
          <table:table-cell office:value-type="float" office:value="4204020" calcext:value-type="float">
            <text:p>4.20E+06</text:p>
          </table:table-cell>
          <table:table-cell office:value-type="float" office:value="4239240" calcext:value-type="float">
            <text:p>4.24E+06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274] + 1) * 100 + 1" office:value-type="float" office:value="27101" calcext:value-type="float">
            <text:p>27101</text:p>
          </table:table-cell>
          <table:table-cell table:formula="of:=POWER([.B274];2)" office:value-type="float" office:value="734464201" calcext:value-type="float">
            <text:p>734464201</text:p>
          </table:table-cell>
          <table:table-cell table:formula="of:=[.B274]*LOG([.B274];2)" office:value-type="float" office:value="399090.910490475" calcext:value-type="float">
            <text:p>399090.910490475</text:p>
          </table:table-cell>
          <table:table-cell office:value-type="float" office:value="175952000" calcext:value-type="float">
            <text:p>1.76E+08</text:p>
          </table:table-cell>
          <table:table-cell office:value-type="float" office:value="4118690" calcext:value-type="float">
            <text:p>4.12E+06</text:p>
          </table:table-cell>
          <table:table-cell table:number-columns-repeated="8"/>
          <table:table-cell office:value-type="float" office:value="270" calcext:value-type="float">
            <text:p>270</text:p>
          </table:table-cell>
          <table:table-cell table:formula="of:=([.O274]+1) *100 + 1" office:value-type="float" office:value="27101" calcext:value-type="float">
            <text:p>27101</text:p>
          </table:table-cell>
          <table:table-cell office:value-type="float" office:value="174154000" calcext:value-type="float">
            <text:p>1.74E+08</text:p>
          </table:table-cell>
          <table:table-cell office:value-type="float" office:value="175769000" calcext:value-type="float">
            <text:p>1.76E+08</text:p>
          </table:table-cell>
          <table:table-cell office:value-type="float" office:value="181800000" calcext:value-type="float">
            <text:p>1.82E+08</text:p>
          </table:table-cell>
          <table:table-cell office:value-type="float" office:value="4152710" calcext:value-type="float">
            <text:p>4.15E+06</text:p>
          </table:table-cell>
          <table:table-cell office:value-type="float" office:value="4168790" calcext:value-type="float">
            <text:p>4.17E+06</text:p>
          </table:table-cell>
          <table:table-cell office:value-type="float" office:value="4186960" calcext:value-type="float">
            <text:p>4.19E+06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[.A275] + 1) * 100 + 1" office:value-type="float" office:value="27201" calcext:value-type="float">
            <text:p>27201</text:p>
          </table:table-cell>
          <table:table-cell table:formula="of:=POWER([.B275];2)" office:value-type="float" office:value="739894401" calcext:value-type="float">
            <text:p>739894401</text:p>
          </table:table-cell>
          <table:table-cell table:formula="of:=[.B275]*LOG([.B275];2)" office:value-type="float" office:value="400708.051684474" calcext:value-type="float">
            <text:p>400708.051684474</text:p>
          </table:table-cell>
          <table:table-cell office:value-type="float" office:value="178182000" calcext:value-type="float">
            <text:p>1.78E+08</text:p>
          </table:table-cell>
          <table:table-cell office:value-type="float" office:value="4109250" calcext:value-type="float">
            <text:p>4.11E+06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 table:formula="of:=([.O275]+1) *100 + 1" office:value-type="float" office:value="27201" calcext:value-type="float">
            <text:p>27201</text:p>
          </table:table-cell>
          <table:table-cell office:value-type="float" office:value="175422000" calcext:value-type="float">
            <text:p>1.75E+08</text:p>
          </table:table-cell>
          <table:table-cell office:value-type="float" office:value="176610000" calcext:value-type="float">
            <text:p>1.77E+08</text:p>
          </table:table-cell>
          <table:table-cell office:value-type="float" office:value="181615000" calcext:value-type="float">
            <text:p>1.82E+08</text:p>
          </table:table-cell>
          <table:table-cell office:value-type="float" office:value="4075040" calcext:value-type="float">
            <text:p>4.08E+06</text:p>
          </table:table-cell>
          <table:table-cell office:value-type="float" office:value="4103540" calcext:value-type="float">
            <text:p>4.10E+06</text:p>
          </table:table-cell>
          <table:table-cell office:value-type="float" office:value="4171880" calcext:value-type="float">
            <text:p>4.17E+06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[.A276] + 1) * 100 + 1" office:value-type="float" office:value="27301" calcext:value-type="float">
            <text:p>27301</text:p>
          </table:table-cell>
          <table:table-cell table:formula="of:=POWER([.B276];2)" office:value-type="float" office:value="745344601" calcext:value-type="float">
            <text:p>745344601</text:p>
          </table:table-cell>
          <table:table-cell table:formula="of:=[.B276]*LOG([.B276];2)" office:value-type="float" office:value="402325.723262756" calcext:value-type="float">
            <text:p>402325.723262756</text:p>
          </table:table-cell>
          <table:table-cell office:value-type="float" office:value="177937000" calcext:value-type="float">
            <text:p>1.78E+08</text:p>
          </table:table-cell>
          <table:table-cell office:value-type="float" office:value="4046850" calcext:value-type="float">
            <text:p>4.05E+06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 table:formula="of:=([.O276]+1) *100 + 1" office:value-type="float" office:value="27301" calcext:value-type="float">
            <text:p>27301</text:p>
          </table:table-cell>
          <table:table-cell office:value-type="float" office:value="176656000" calcext:value-type="float">
            <text:p>1.77E+08</text:p>
          </table:table-cell>
          <table:table-cell office:value-type="float" office:value="177109000" calcext:value-type="float">
            <text:p>1.77E+08</text:p>
          </table:table-cell>
          <table:table-cell office:value-type="float" office:value="178322000" calcext:value-type="float">
            <text:p>1.78E+08</text:p>
          </table:table-cell>
          <table:table-cell office:value-type="float" office:value="4277420" calcext:value-type="float">
            <text:p>4.28E+06</text:p>
          </table:table-cell>
          <table:table-cell office:value-type="float" office:value="4303820" calcext:value-type="float">
            <text:p>4.30E+06</text:p>
          </table:table-cell>
          <table:table-cell office:value-type="float" office:value="4336200" calcext:value-type="float">
            <text:p>4.34E+06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A277] + 1) * 100 + 1" office:value-type="float" office:value="27401" calcext:value-type="float">
            <text:p>27401</text:p>
          </table:table-cell>
          <table:table-cell table:formula="of:=POWER([.B277];2)" office:value-type="float" office:value="750814801" calcext:value-type="float">
            <text:p>750814801</text:p>
          </table:table-cell>
          <table:table-cell table:formula="of:=[.B277]*LOG([.B277];2)" office:value-type="float" office:value="403943.923282586" calcext:value-type="float">
            <text:p>403943.923282586</text:p>
          </table:table-cell>
          <table:table-cell office:value-type="float" office:value="180244000" calcext:value-type="float">
            <text:p>1.80E+08</text:p>
          </table:table-cell>
          <table:table-cell office:value-type="float" office:value="4143280" calcext:value-type="float">
            <text:p>4.14E+06</text:p>
          </table:table-cell>
          <table:table-cell table:number-columns-repeated="8"/>
          <table:table-cell office:value-type="float" office:value="273" calcext:value-type="float">
            <text:p>273</text:p>
          </table:table-cell>
          <table:table-cell table:formula="of:=([.O277]+1) *100 + 1" office:value-type="float" office:value="27401" calcext:value-type="float">
            <text:p>27401</text:p>
          </table:table-cell>
          <table:table-cell office:value-type="float" office:value="178102000" calcext:value-type="float">
            <text:p>1.78E+08</text:p>
          </table:table-cell>
          <table:table-cell office:value-type="float" office:value="181439000" calcext:value-type="float">
            <text:p>1.81E+08</text:p>
          </table:table-cell>
          <table:table-cell office:value-type="float" office:value="187087000" calcext:value-type="float">
            <text:p>1.87E+08</text:p>
          </table:table-cell>
          <table:table-cell office:value-type="float" office:value="4488720" calcext:value-type="float">
            <text:p>4.49E+06</text:p>
          </table:table-cell>
          <table:table-cell office:value-type="float" office:value="4644530" calcext:value-type="float">
            <text:p>4.64E+06</text:p>
          </table:table-cell>
          <table:table-cell office:value-type="float" office:value="4748720" calcext:value-type="float">
            <text:p>4.75E+06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[.A278] + 1) * 100 + 1" office:value-type="float" office:value="27501" calcext:value-type="float">
            <text:p>27501</text:p>
          </table:table-cell>
          <table:table-cell table:formula="of:=POWER([.B278];2)" office:value-type="float" office:value="756305001" calcext:value-type="float">
            <text:p>756305001</text:p>
          </table:table-cell>
          <table:table-cell table:formula="of:=[.B278]*LOG([.B278];2)" office:value-type="float" office:value="405562.649815405" calcext:value-type="float">
            <text:p>405562.649815405</text:p>
          </table:table-cell>
          <table:table-cell office:value-type="float" office:value="182526000" calcext:value-type="float">
            <text:p>1.83E+08</text:p>
          </table:table-cell>
          <table:table-cell office:value-type="float" office:value="4355020" calcext:value-type="float">
            <text:p>4.36E+06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 table:formula="of:=([.O278]+1) *100 + 1" office:value-type="float" office:value="27501" calcext:value-type="float">
            <text:p>27501</text:p>
          </table:table-cell>
          <table:table-cell office:value-type="float" office:value="183522000" calcext:value-type="float">
            <text:p>1.84E+08</text:p>
          </table:table-cell>
          <table:table-cell office:value-type="float" office:value="184534000" calcext:value-type="float">
            <text:p>1.85E+08</text:p>
          </table:table-cell>
          <table:table-cell office:value-type="float" office:value="190047000" calcext:value-type="float">
            <text:p>1.90E+08</text:p>
          </table:table-cell>
          <table:table-cell office:value-type="float" office:value="4176220" calcext:value-type="float">
            <text:p>4.18E+06</text:p>
          </table:table-cell>
          <table:table-cell office:value-type="float" office:value="4308960" calcext:value-type="float">
            <text:p>4.31E+06</text:p>
          </table:table-cell>
          <table:table-cell office:value-type="float" office:value="4440350" calcext:value-type="float">
            <text:p>4.44E+06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A279] + 1) * 100 + 1" office:value-type="float" office:value="27601" calcext:value-type="float">
            <text:p>27601</text:p>
          </table:table-cell>
          <table:table-cell table:formula="of:=POWER([.B279];2)" office:value-type="float" office:value="761815201" calcext:value-type="float">
            <text:p>761815201</text:p>
          </table:table-cell>
          <table:table-cell table:formula="of:=[.B279]*LOG([.B279];2)" office:value-type="float" office:value="407181.900946683" calcext:value-type="float">
            <text:p>407181.900946683</text:p>
          </table:table-cell>
          <table:table-cell office:value-type="float" office:value="181929000" calcext:value-type="float">
            <text:p>1.82E+08</text:p>
          </table:table-cell>
          <table:table-cell office:value-type="float" office:value="4246720" calcext:value-type="float">
            <text:p>4.25E+06</text:p>
          </table:table-cell>
          <table:table-cell table:number-columns-repeated="8"/>
          <table:table-cell office:value-type="float" office:value="275" calcext:value-type="float">
            <text:p>275</text:p>
          </table:table-cell>
          <table:table-cell table:formula="of:=([.O279]+1) *100 + 1" office:value-type="float" office:value="27601" calcext:value-type="float">
            <text:p>27601</text:p>
          </table:table-cell>
          <table:table-cell office:value-type="float" office:value="184962000" calcext:value-type="float">
            <text:p>1.85E+08</text:p>
          </table:table-cell>
          <table:table-cell office:value-type="float" office:value="185470000" calcext:value-type="float">
            <text:p>1.85E+08</text:p>
          </table:table-cell>
          <table:table-cell office:value-type="float" office:value="185892000" calcext:value-type="float">
            <text:p>1.86E+08</text:p>
          </table:table-cell>
          <table:table-cell office:value-type="float" office:value="4262410" calcext:value-type="float">
            <text:p>4.26E+06</text:p>
          </table:table-cell>
          <table:table-cell office:value-type="float" office:value="4367780" calcext:value-type="float">
            <text:p>4.37E+06</text:p>
          </table:table-cell>
          <table:table-cell office:value-type="float" office:value="4454580" calcext:value-type="float">
            <text:p>4.45E+06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A280] + 1) * 100 + 1" office:value-type="float" office:value="27701" calcext:value-type="float">
            <text:p>27701</text:p>
          </table:table-cell>
          <table:table-cell table:formula="of:=POWER([.B280];2)" office:value-type="float" office:value="767345401" calcext:value-type="float">
            <text:p>767345401</text:p>
          </table:table-cell>
          <table:table-cell table:formula="of:=[.B280]*LOG([.B280];2)" office:value-type="float" office:value="408801.67477576" calcext:value-type="float">
            <text:p>408801.67477576</text:p>
          </table:table-cell>
          <table:table-cell office:value-type="float" office:value="192706000" calcext:value-type="float">
            <text:p>1.93E+08</text:p>
          </table:table-cell>
          <table:table-cell office:value-type="float" office:value="4441640" calcext:value-type="float">
            <text:p>4.44E+06</text:p>
          </table:table-cell>
          <table:table-cell table:number-columns-repeated="8"/>
          <table:table-cell office:value-type="float" office:value="276" calcext:value-type="float">
            <text:p>276</text:p>
          </table:table-cell>
          <table:table-cell table:formula="of:=([.O280]+1) *100 + 1" office:value-type="float" office:value="27701" calcext:value-type="float">
            <text:p>27701</text:p>
          </table:table-cell>
          <table:table-cell office:value-type="float" office:value="186184000" calcext:value-type="float">
            <text:p>1.86E+08</text:p>
          </table:table-cell>
          <table:table-cell office:value-type="float" office:value="187152000" calcext:value-type="float">
            <text:p>1.87E+08</text:p>
          </table:table-cell>
          <table:table-cell office:value-type="float" office:value="192158000" calcext:value-type="float">
            <text:p>1.92E+08</text:p>
          </table:table-cell>
          <table:table-cell office:value-type="float" office:value="4232900" calcext:value-type="float">
            <text:p>4.23E+06</text:p>
          </table:table-cell>
          <table:table-cell office:value-type="float" office:value="4365440" calcext:value-type="float">
            <text:p>4.37E+06</text:p>
          </table:table-cell>
          <table:table-cell office:value-type="float" office:value="4437360" calcext:value-type="float">
            <text:p>4.44E+06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281] + 1) * 100 + 1" office:value-type="float" office:value="27801" calcext:value-type="float">
            <text:p>27801</text:p>
          </table:table-cell>
          <table:table-cell table:formula="of:=POWER([.B281];2)" office:value-type="float" office:value="772895601" calcext:value-type="float">
            <text:p>772895601</text:p>
          </table:table-cell>
          <table:table-cell table:formula="of:=[.B281]*LOG([.B281];2)" office:value-type="float" office:value="410421.969415702" calcext:value-type="float">
            <text:p>410421.969415702</text:p>
          </table:table-cell>
          <table:table-cell office:value-type="float" office:value="185715000" calcext:value-type="float">
            <text:p>1.86E+08</text:p>
          </table:table-cell>
          <table:table-cell office:value-type="float" office:value="4434200" calcext:value-type="float">
            <text:p>4.43E+06</text:p>
          </table:table-cell>
          <table:table-cell table:number-columns-repeated="8"/>
          <table:table-cell office:value-type="float" office:value="277" calcext:value-type="float">
            <text:p>277</text:p>
          </table:table-cell>
          <table:table-cell table:formula="of:=([.O281]+1) *100 + 1" office:value-type="float" office:value="27801" calcext:value-type="float">
            <text:p>27801</text:p>
          </table:table-cell>
          <table:table-cell office:value-type="float" office:value="187215000" calcext:value-type="float">
            <text:p>1.87E+08</text:p>
          </table:table-cell>
          <table:table-cell office:value-type="float" office:value="188386000" calcext:value-type="float">
            <text:p>1.88E+08</text:p>
          </table:table-cell>
          <table:table-cell office:value-type="float" office:value="190399000" calcext:value-type="float">
            <text:p>1.90E+08</text:p>
          </table:table-cell>
          <table:table-cell office:value-type="float" office:value="4252090" calcext:value-type="float">
            <text:p>4.25E+06</text:p>
          </table:table-cell>
          <table:table-cell office:value-type="float" office:value="4398320" calcext:value-type="float">
            <text:p>4.40E+06</text:p>
          </table:table-cell>
          <table:table-cell office:value-type="float" office:value="4533030" calcext:value-type="float">
            <text:p>4.53E+06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282] + 1) * 100 + 1" office:value-type="float" office:value="27901" calcext:value-type="float">
            <text:p>27901</text:p>
          </table:table-cell>
          <table:table-cell table:formula="of:=POWER([.B282];2)" office:value-type="float" office:value="778465801" calcext:value-type="float">
            <text:p>778465801</text:p>
          </table:table-cell>
          <table:table-cell table:formula="of:=[.B282]*LOG([.B282];2)" office:value-type="float" office:value="412042.782993146" calcext:value-type="float">
            <text:p>412042.782993146</text:p>
          </table:table-cell>
          <table:table-cell office:value-type="float" office:value="187979000" calcext:value-type="float">
            <text:p>1.88E+08</text:p>
          </table:table-cell>
          <table:table-cell office:value-type="float" office:value="4899820" calcext:value-type="float">
            <text:p>4.90E+06</text:p>
          </table:table-cell>
          <table:table-cell table:number-columns-repeated="8"/>
          <table:table-cell office:value-type="float" office:value="278" calcext:value-type="float">
            <text:p>278</text:p>
          </table:table-cell>
          <table:table-cell table:formula="of:=([.O282]+1) *100 + 1" office:value-type="float" office:value="27901" calcext:value-type="float">
            <text:p>27901</text:p>
          </table:table-cell>
          <table:table-cell office:value-type="float" office:value="189041000" calcext:value-type="float">
            <text:p>1.89E+08</text:p>
          </table:table-cell>
          <table:table-cell office:value-type="float" office:value="189479000" calcext:value-type="float">
            <text:p>1.89E+08</text:p>
          </table:table-cell>
          <table:table-cell office:value-type="float" office:value="190554000" calcext:value-type="float">
            <text:p>1.91E+08</text:p>
          </table:table-cell>
          <table:table-cell office:value-type="float" office:value="4086700" calcext:value-type="float">
            <text:p>4.09E+06</text:p>
          </table:table-cell>
          <table:table-cell office:value-type="float" office:value="4206940" calcext:value-type="float">
            <text:p>4.21E+06</text:p>
          </table:table-cell>
          <table:table-cell office:value-type="float" office:value="4314290" calcext:value-type="float">
            <text:p>4.31E+06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[.A283] + 1) * 100 + 1" office:value-type="float" office:value="28001" calcext:value-type="float">
            <text:p>28001</text:p>
          </table:table-cell>
          <table:table-cell table:formula="of:=POWER([.B283];2)" office:value-type="float" office:value="784056001" calcext:value-type="float">
            <text:p>784056001</text:p>
          </table:table-cell>
          <table:table-cell table:formula="of:=[.B283]*LOG([.B283];2)" office:value-type="float" office:value="413664.113648161" calcext:value-type="float">
            <text:p>413664.113648161</text:p>
          </table:table-cell>
          <table:table-cell office:value-type="float" office:value="189839000" calcext:value-type="float">
            <text:p>1.90E+08</text:p>
          </table:table-cell>
          <table:table-cell office:value-type="float" office:value="4329360" calcext:value-type="float">
            <text:p>4.33E+06</text:p>
          </table:table-cell>
          <table:table-cell table:number-columns-repeated="8"/>
          <table:table-cell office:value-type="float" office:value="279" calcext:value-type="float">
            <text:p>279</text:p>
          </table:table-cell>
          <table:table-cell table:formula="of:=([.O283]+1) *100 + 1" office:value-type="float" office:value="28001" calcext:value-type="float">
            <text:p>28001</text:p>
          </table:table-cell>
          <table:table-cell office:value-type="float" office:value="190634000" calcext:value-type="float">
            <text:p>1.91E+08</text:p>
          </table:table-cell>
          <table:table-cell office:value-type="float" office:value="191542000" calcext:value-type="float">
            <text:p>1.92E+08</text:p>
          </table:table-cell>
          <table:table-cell office:value-type="float" office:value="196078000" calcext:value-type="float">
            <text:p>1.96E+08</text:p>
          </table:table-cell>
          <table:table-cell office:value-type="float" office:value="4270460" calcext:value-type="float">
            <text:p>4.27E+06</text:p>
          </table:table-cell>
          <table:table-cell office:value-type="float" office:value="4422990" calcext:value-type="float">
            <text:p>4.42E+06</text:p>
          </table:table-cell>
          <table:table-cell office:value-type="float" office:value="4543180" calcext:value-type="float">
            <text:p>4.54E+06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A284] + 1) * 100 + 1" office:value-type="float" office:value="28101" calcext:value-type="float">
            <text:p>28101</text:p>
          </table:table-cell>
          <table:table-cell table:formula="of:=POWER([.B284];2)" office:value-type="float" office:value="789666201" calcext:value-type="float">
            <text:p>789666201</text:p>
          </table:table-cell>
          <table:table-cell table:formula="of:=[.B284]*LOG([.B284];2)" office:value-type="float" office:value="415285.959534099" calcext:value-type="float">
            <text:p>415285.959534099</text:p>
          </table:table-cell>
          <table:table-cell office:value-type="float" office:value="189763000" calcext:value-type="float">
            <text:p>1.90E+08</text:p>
          </table:table-cell>
          <table:table-cell office:value-type="float" office:value="4289660" calcext:value-type="float">
            <text:p>4.29E+06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table:formula="of:=([.O284]+1) *100 + 1" office:value-type="float" office:value="28101" calcext:value-type="float">
            <text:p>28101</text:p>
          </table:table-cell>
          <table:table-cell office:value-type="float" office:value="191486000" calcext:value-type="float">
            <text:p>1.91E+08</text:p>
          </table:table-cell>
          <table:table-cell office:value-type="float" office:value="192451000" calcext:value-type="float">
            <text:p>1.92E+08</text:p>
          </table:table-cell>
          <table:table-cell office:value-type="float" office:value="193640000" calcext:value-type="float">
            <text:p>1.94E+08</text:p>
          </table:table-cell>
          <table:table-cell office:value-type="float" office:value="4254350" calcext:value-type="float">
            <text:p>4.25E+06</text:p>
          </table:table-cell>
          <table:table-cell office:value-type="float" office:value="4377000" calcext:value-type="float">
            <text:p>4.38E+06</text:p>
          </table:table-cell>
          <table:table-cell office:value-type="float" office:value="4503920" calcext:value-type="float">
            <text:p>4.50E+06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A285] + 1) * 100 + 1" office:value-type="float" office:value="28201" calcext:value-type="float">
            <text:p>28201</text:p>
          </table:table-cell>
          <table:table-cell table:formula="of:=POWER([.B285];2)" office:value-type="float" office:value="795296401" calcext:value-type="float">
            <text:p>795296401</text:p>
          </table:table-cell>
          <table:table-cell table:formula="of:=[.B285]*LOG([.B285];2)" office:value-type="float" office:value="416908.318817456" calcext:value-type="float">
            <text:p>416908.318817456</text:p>
          </table:table-cell>
          <table:table-cell office:value-type="float" office:value="193231000" calcext:value-type="float">
            <text:p>1.93E+08</text:p>
          </table:table-cell>
          <table:table-cell office:value-type="float" office:value="4593360" calcext:value-type="float">
            <text:p>4.59E+06</text:p>
          </table:table-cell>
          <table:table-cell table:number-columns-repeated="8"/>
          <table:table-cell office:value-type="float" office:value="281" calcext:value-type="float">
            <text:p>281</text:p>
          </table:table-cell>
          <table:table-cell table:formula="of:=([.O285]+1) *100 + 1" office:value-type="float" office:value="28201" calcext:value-type="float">
            <text:p>28201</text:p>
          </table:table-cell>
          <table:table-cell office:value-type="float" office:value="191555000" calcext:value-type="float">
            <text:p>1.92E+08</text:p>
          </table:table-cell>
          <table:table-cell office:value-type="float" office:value="195371000" calcext:value-type="float">
            <text:p>1.95E+08</text:p>
          </table:table-cell>
          <table:table-cell office:value-type="float" office:value="199512000" calcext:value-type="float">
            <text:p>2.00E+08</text:p>
          </table:table-cell>
          <table:table-cell office:value-type="float" office:value="4387660" calcext:value-type="float">
            <text:p>4.39E+06</text:p>
          </table:table-cell>
          <table:table-cell office:value-type="float" office:value="4672360" calcext:value-type="float">
            <text:p>4.67E+06</text:p>
          </table:table-cell>
          <table:table-cell office:value-type="float" office:value="5134120" calcext:value-type="float">
            <text:p>5.13E+06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[.A286] + 1) * 100 + 1" office:value-type="float" office:value="28301" calcext:value-type="float">
            <text:p>28301</text:p>
          </table:table-cell>
          <table:table-cell table:formula="of:=POWER([.B286];2)" office:value-type="float" office:value="800946601" calcext:value-type="float">
            <text:p>800946601</text:p>
          </table:table-cell>
          <table:table-cell table:formula="of:=[.B286]*LOG([.B286];2)" office:value-type="float" office:value="418531.189677729" calcext:value-type="float">
            <text:p>418531.189677729</text:p>
          </table:table-cell>
          <table:table-cell office:value-type="float" office:value="198117000" calcext:value-type="float">
            <text:p>1.98E+08</text:p>
          </table:table-cell>
          <table:table-cell office:value-type="float" office:value="4599830" calcext:value-type="float">
            <text:p>4.60E+06</text:p>
          </table:table-cell>
          <table:table-cell table:number-columns-repeated="8"/>
          <table:table-cell office:value-type="float" office:value="282" calcext:value-type="float">
            <text:p>282</text:p>
          </table:table-cell>
          <table:table-cell table:formula="of:=([.O286]+1) *100 + 1" office:value-type="float" office:value="28301" calcext:value-type="float">
            <text:p>28301</text:p>
          </table:table-cell>
          <table:table-cell office:value-type="float" office:value="190156000" calcext:value-type="float">
            <text:p>1.90E+08</text:p>
          </table:table-cell>
          <table:table-cell office:value-type="float" office:value="193912000" calcext:value-type="float">
            <text:p>1.94E+08</text:p>
          </table:table-cell>
          <table:table-cell office:value-type="float" office:value="200865000" calcext:value-type="float">
            <text:p>2.01E+08</text:p>
          </table:table-cell>
          <table:table-cell office:value-type="float" office:value="4200280" calcext:value-type="float">
            <text:p>4.20E+06</text:p>
          </table:table-cell>
          <table:table-cell office:value-type="float" office:value="4229100" calcext:value-type="float">
            <text:p>4.23E+06</text:p>
          </table:table-cell>
          <table:table-cell office:value-type="float" office:value="4276470" calcext:value-type="float">
            <text:p>4.28E+06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287] + 1) * 100 + 1" office:value-type="float" office:value="28401" calcext:value-type="float">
            <text:p>28401</text:p>
          </table:table-cell>
          <table:table-cell table:formula="of:=POWER([.B287];2)" office:value-type="float" office:value="806616801" calcext:value-type="float">
            <text:p>806616801</text:p>
          </table:table-cell>
          <table:table-cell table:formula="of:=[.B287]*LOG([.B287];2)" office:value-type="float" office:value="420154.570307285" calcext:value-type="float">
            <text:p>420154.570307285</text:p>
          </table:table-cell>
          <table:table-cell office:value-type="float" office:value="198252000" calcext:value-type="float">
            <text:p>1.98E+08</text:p>
          </table:table-cell>
          <table:table-cell office:value-type="float" office:value="4484470" calcext:value-type="float">
            <text:p>4.48E+06</text:p>
          </table:table-cell>
          <table:table-cell table:number-columns-repeated="8"/>
          <table:table-cell office:value-type="float" office:value="283" calcext:value-type="float">
            <text:p>283</text:p>
          </table:table-cell>
          <table:table-cell table:formula="of:=([.O287]+1) *100 + 1" office:value-type="float" office:value="28401" calcext:value-type="float">
            <text:p>28401</text:p>
          </table:table-cell>
          <table:table-cell office:value-type="float" office:value="191257000" calcext:value-type="float">
            <text:p>1.91E+08</text:p>
          </table:table-cell>
          <table:table-cell office:value-type="float" office:value="193439000" calcext:value-type="float">
            <text:p>1.93E+08</text:p>
          </table:table-cell>
          <table:table-cell office:value-type="float" office:value="196808000" calcext:value-type="float">
            <text:p>1.97E+08</text:p>
          </table:table-cell>
          <table:table-cell office:value-type="float" office:value="4242420" calcext:value-type="float">
            <text:p>4.24E+06</text:p>
          </table:table-cell>
          <table:table-cell office:value-type="float" office:value="4307560" calcext:value-type="float">
            <text:p>4.31E+06</text:p>
          </table:table-cell>
          <table:table-cell office:value-type="float" office:value="4531070" calcext:value-type="float">
            <text:p>4.53E+06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288] + 1) * 100 + 1" office:value-type="float" office:value="28501" calcext:value-type="float">
            <text:p>28501</text:p>
          </table:table-cell>
          <table:table-cell table:formula="of:=POWER([.B288];2)" office:value-type="float" office:value="812307001" calcext:value-type="float">
            <text:p>812307001</text:p>
          </table:table-cell>
          <table:table-cell table:formula="of:=[.B288]*LOG([.B288];2)" office:value-type="float" office:value="421778.458911215" calcext:value-type="float">
            <text:p>421778.458911215</text:p>
          </table:table-cell>
          <table:table-cell office:value-type="float" office:value="196745000" calcext:value-type="float">
            <text:p>1.97E+08</text:p>
          </table:table-cell>
          <table:table-cell office:value-type="float" office:value="4729150" calcext:value-type="float">
            <text:p>4.73E+06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table:formula="of:=([.O288]+1) *100 + 1" office:value-type="float" office:value="28501" calcext:value-type="float">
            <text:p>28501</text:p>
          </table:table-cell>
          <table:table-cell office:value-type="float" office:value="192749000" calcext:value-type="float">
            <text:p>1.93E+08</text:p>
          </table:table-cell>
          <table:table-cell office:value-type="float" office:value="195061000" calcext:value-type="float">
            <text:p>1.95E+08</text:p>
          </table:table-cell>
          <table:table-cell office:value-type="float" office:value="199186000" calcext:value-type="float">
            <text:p>1.99E+08</text:p>
          </table:table-cell>
          <table:table-cell office:value-type="float" office:value="4446070" calcext:value-type="float">
            <text:p>4.45E+06</text:p>
          </table:table-cell>
          <table:table-cell office:value-type="float" office:value="4541920" calcext:value-type="float">
            <text:p>4.54E+06</text:p>
          </table:table-cell>
          <table:table-cell office:value-type="float" office:value="4710280" calcext:value-type="float">
            <text:p>4.71E+06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[.A289] + 1) * 100 + 1" office:value-type="float" office:value="28601" calcext:value-type="float">
            <text:p>28601</text:p>
          </table:table-cell>
          <table:table-cell table:formula="of:=POWER([.B289];2)" office:value-type="float" office:value="818017201" calcext:value-type="float">
            <text:p>818017201</text:p>
          </table:table-cell>
          <table:table-cell table:formula="of:=[.B289]*LOG([.B289];2)" office:value-type="float" office:value="423402.853707208" calcext:value-type="float">
            <text:p>423402.853707208</text:p>
          </table:table-cell>
          <table:table-cell office:value-type="float" office:value="199341000" calcext:value-type="float">
            <text:p>1.99E+08</text:p>
          </table:table-cell>
          <table:table-cell office:value-type="float" office:value="4739200" calcext:value-type="float">
            <text:p>4.74E+06</text:p>
          </table:table-cell>
          <table:table-cell table:number-columns-repeated="8"/>
          <table:table-cell office:value-type="float" office:value="285" calcext:value-type="float">
            <text:p>285</text:p>
          </table:table-cell>
          <table:table-cell table:formula="of:=([.O289]+1) *100 + 1" office:value-type="float" office:value="28601" calcext:value-type="float">
            <text:p>28601</text:p>
          </table:table-cell>
          <table:table-cell office:value-type="float" office:value="194551000" calcext:value-type="float">
            <text:p>1.95E+08</text:p>
          </table:table-cell>
          <table:table-cell office:value-type="float" office:value="199526000" calcext:value-type="float">
            <text:p>2.00E+08</text:p>
          </table:table-cell>
          <table:table-cell office:value-type="float" office:value="204073000" calcext:value-type="float">
            <text:p>2.04E+08</text:p>
          </table:table-cell>
          <table:table-cell office:value-type="float" office:value="4379100" calcext:value-type="float">
            <text:p>4.38E+06</text:p>
          </table:table-cell>
          <table:table-cell office:value-type="float" office:value="4552960" calcext:value-type="float">
            <text:p>4.55E+06</text:p>
          </table:table-cell>
          <table:table-cell office:value-type="float" office:value="4865470" calcext:value-type="float">
            <text:p>4.87E+06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[.A290] + 1) * 100 + 1" office:value-type="float" office:value="28701" calcext:value-type="float">
            <text:p>28701</text:p>
          </table:table-cell>
          <table:table-cell table:formula="of:=POWER([.B290];2)" office:value-type="float" office:value="823747401" calcext:value-type="float">
            <text:p>823747401</text:p>
          </table:table-cell>
          <table:table-cell table:formula="of:=[.B290]*LOG([.B290];2)" office:value-type="float" office:value="425027.752925418" calcext:value-type="float">
            <text:p>425027.752925418</text:p>
          </table:table-cell>
          <table:table-cell office:value-type="float" office:value="201744000" calcext:value-type="float">
            <text:p>2.02E+08</text:p>
          </table:table-cell>
          <table:table-cell office:value-type="float" office:value="4752550" calcext:value-type="float">
            <text:p>4.75E+06</text:p>
          </table:table-cell>
          <table:table-cell table:number-columns-repeated="8"/>
          <table:table-cell office:value-type="float" office:value="286" calcext:value-type="float">
            <text:p>286</text:p>
          </table:table-cell>
          <table:table-cell table:formula="of:=([.O290]+1) *100 + 1" office:value-type="float" office:value="28701" calcext:value-type="float">
            <text:p>28701</text:p>
          </table:table-cell>
          <table:table-cell office:value-type="float" office:value="198016000" calcext:value-type="float">
            <text:p>1.98E+08</text:p>
          </table:table-cell>
          <table:table-cell office:value-type="float" office:value="202434000" calcext:value-type="float">
            <text:p>2.02E+08</text:p>
          </table:table-cell>
          <table:table-cell office:value-type="float" office:value="212197000" calcext:value-type="float">
            <text:p>2.12E+08</text:p>
          </table:table-cell>
          <table:table-cell office:value-type="float" office:value="4386950" calcext:value-type="float">
            <text:p>4.39E+06</text:p>
          </table:table-cell>
          <table:table-cell office:value-type="float" office:value="4551070" calcext:value-type="float">
            <text:p>4.55E+06</text:p>
          </table:table-cell>
          <table:table-cell office:value-type="float" office:value="5077930" calcext:value-type="float">
            <text:p>5.08E+06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[.A291] + 1) * 100 + 1" office:value-type="float" office:value="28801" calcext:value-type="float">
            <text:p>28801</text:p>
          </table:table-cell>
          <table:table-cell table:formula="of:=POWER([.B291];2)" office:value-type="float" office:value="829497601" calcext:value-type="float">
            <text:p>829497601</text:p>
          </table:table-cell>
          <table:table-cell table:formula="of:=[.B291]*LOG([.B291];2)" office:value-type="float" office:value="426653.154808329" calcext:value-type="float">
            <text:p>426653.154808329</text:p>
          </table:table-cell>
          <table:table-cell office:value-type="float" office:value="200622000" calcext:value-type="float">
            <text:p>2.01E+08</text:p>
          </table:table-cell>
          <table:table-cell office:value-type="float" office:value="4682050" calcext:value-type="float">
            <text:p>4.68E+06</text:p>
          </table:table-cell>
          <table:table-cell table:number-columns-repeated="8"/>
          <table:table-cell office:value-type="float" office:value="287" calcext:value-type="float">
            <text:p>287</text:p>
          </table:table-cell>
          <table:table-cell table:formula="of:=([.O291]+1) *100 + 1" office:value-type="float" office:value="28801" calcext:value-type="float">
            <text:p>28801</text:p>
          </table:table-cell>
          <table:table-cell office:value-type="float" office:value="197755000" calcext:value-type="float">
            <text:p>1.98E+08</text:p>
          </table:table-cell>
          <table:table-cell office:value-type="float" office:value="201895000" calcext:value-type="float">
            <text:p>2.02E+08</text:p>
          </table:table-cell>
          <table:table-cell office:value-type="float" office:value="205201000" calcext:value-type="float">
            <text:p>2.05E+08</text:p>
          </table:table-cell>
          <table:table-cell office:value-type="float" office:value="4396870" calcext:value-type="float">
            <text:p>4.40E+06</text:p>
          </table:table-cell>
          <table:table-cell office:value-type="float" office:value="4419130" calcext:value-type="float">
            <text:p>4.42E+06</text:p>
          </table:table-cell>
          <table:table-cell office:value-type="float" office:value="4437660" calcext:value-type="float">
            <text:p>4.44E+06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292] + 1) * 100 + 1" office:value-type="float" office:value="28901" calcext:value-type="float">
            <text:p>28901</text:p>
          </table:table-cell>
          <table:table-cell table:formula="of:=POWER([.B292];2)" office:value-type="float" office:value="835267801" calcext:value-type="float">
            <text:p>835267801</text:p>
          </table:table-cell>
          <table:table-cell table:formula="of:=[.B292]*LOG([.B292];2)" office:value-type="float" office:value="428279.057610632" calcext:value-type="float">
            <text:p>428279.057610632</text:p>
          </table:table-cell>
          <table:table-cell office:value-type="float" office:value="205337000" calcext:value-type="float">
            <text:p>2.05E+08</text:p>
          </table:table-cell>
          <table:table-cell office:value-type="float" office:value="5274660" calcext:value-type="float">
            <text:p>5.27E+06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formula="of:=([.O292]+1) *100 + 1" office:value-type="float" office:value="28901" calcext:value-type="float">
            <text:p>28901</text:p>
          </table:table-cell>
          <table:table-cell office:value-type="float" office:value="198184000" calcext:value-type="float">
            <text:p>1.98E+08</text:p>
          </table:table-cell>
          <table:table-cell office:value-type="float" office:value="202872000" calcext:value-type="float">
            <text:p>2.03E+08</text:p>
          </table:table-cell>
          <table:table-cell office:value-type="float" office:value="217456000" calcext:value-type="float">
            <text:p>2.17E+08</text:p>
          </table:table-cell>
          <table:table-cell office:value-type="float" office:value="4861260" calcext:value-type="float">
            <text:p>4.86E+06</text:p>
          </table:table-cell>
          <table:table-cell office:value-type="float" office:value="5085940" calcext:value-type="float">
            <text:p>5.09E+06</text:p>
          </table:table-cell>
          <table:table-cell office:value-type="float" office:value="5888850" calcext:value-type="float">
            <text:p>5.89E+06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293] + 1) * 100 + 1" office:value-type="float" office:value="29001" calcext:value-type="float">
            <text:p>29001</text:p>
          </table:table-cell>
          <table:table-cell table:formula="of:=POWER([.B293];2)" office:value-type="float" office:value="841058001" calcext:value-type="float">
            <text:p>841058001</text:p>
          </table:table-cell>
          <table:table-cell table:formula="of:=[.B293]*LOG([.B293];2)" office:value-type="float" office:value="429905.459599095" calcext:value-type="float">
            <text:p>429905.459599095</text:p>
          </table:table-cell>
          <table:table-cell office:value-type="float" office:value="208451000" calcext:value-type="float">
            <text:p>2.08E+08</text:p>
          </table:table-cell>
          <table:table-cell office:value-type="float" office:value="4356870" calcext:value-type="float">
            <text:p>4.36E+06</text:p>
          </table:table-cell>
          <table:table-cell table:number-columns-repeated="8"/>
          <table:table-cell office:value-type="float" office:value="289" calcext:value-type="float">
            <text:p>289</text:p>
          </table:table-cell>
          <table:table-cell table:formula="of:=([.O293]+1) *100 + 1" office:value-type="float" office:value="29001" calcext:value-type="float">
            <text:p>29001</text:p>
          </table:table-cell>
          <table:table-cell office:value-type="float" office:value="201003000" calcext:value-type="float">
            <text:p>2.01E+08</text:p>
          </table:table-cell>
          <table:table-cell office:value-type="float" office:value="213003000" calcext:value-type="float">
            <text:p>2.13E+08</text:p>
          </table:table-cell>
          <table:table-cell office:value-type="float" office:value="226309000" calcext:value-type="float">
            <text:p>2.26E+08</text:p>
          </table:table-cell>
          <table:table-cell office:value-type="float" office:value="4974490" calcext:value-type="float">
            <text:p>4.97E+06</text:p>
          </table:table-cell>
          <table:table-cell office:value-type="float" office:value="5080150" calcext:value-type="float">
            <text:p>5.08E+06</text:p>
          </table:table-cell>
          <table:table-cell office:value-type="float" office:value="5248310" calcext:value-type="float">
            <text:p>5.25E+06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294] + 1) * 100 + 1" office:value-type="float" office:value="29101" calcext:value-type="float">
            <text:p>29101</text:p>
          </table:table-cell>
          <table:table-cell table:formula="of:=POWER([.B294];2)" office:value-type="float" office:value="846868201" calcext:value-type="float">
            <text:p>846868201</text:p>
          </table:table-cell>
          <table:table-cell table:formula="of:=[.B294]*LOG([.B294];2)" office:value-type="float" office:value="431532.359052437" calcext:value-type="float">
            <text:p>431532.359052437</text:p>
          </table:table-cell>
          <table:table-cell office:value-type="float" office:value="202950000" calcext:value-type="float">
            <text:p>2.03E+08</text:p>
          </table:table-cell>
          <table:table-cell office:value-type="float" office:value="4207810" calcext:value-type="float">
            <text:p>4.21E+06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formula="of:=([.O294]+1) *100 + 1" office:value-type="float" office:value="29101" calcext:value-type="float">
            <text:p>29101</text:p>
          </table:table-cell>
          <table:table-cell office:value-type="float" office:value="205586000" calcext:value-type="float">
            <text:p>2.06E+08</text:p>
          </table:table-cell>
          <table:table-cell office:value-type="float" office:value="209163000" calcext:value-type="float">
            <text:p>2.09E+08</text:p>
          </table:table-cell>
          <table:table-cell office:value-type="float" office:value="213721000" calcext:value-type="float">
            <text:p>2.14E+08</text:p>
          </table:table-cell>
          <table:table-cell office:value-type="float" office:value="4685760" calcext:value-type="float">
            <text:p>4.69E+06</text:p>
          </table:table-cell>
          <table:table-cell office:value-type="float" office:value="4897750" calcext:value-type="float">
            <text:p>4.90E+06</text:p>
          </table:table-cell>
          <table:table-cell office:value-type="float" office:value="5075120" calcext:value-type="float">
            <text:p>5.08E+06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295] + 1) * 100 + 1" office:value-type="float" office:value="29201" calcext:value-type="float">
            <text:p>29201</text:p>
          </table:table-cell>
          <table:table-cell table:formula="of:=POWER([.B295];2)" office:value-type="float" office:value="852698401" calcext:value-type="float">
            <text:p>852698401</text:p>
          </table:table-cell>
          <table:table-cell table:formula="of:=[.B295]*LOG([.B295];2)" office:value-type="float" office:value="433159.754261212" calcext:value-type="float">
            <text:p>433159.754261212</text:p>
          </table:table-cell>
          <table:table-cell office:value-type="float" office:value="204134000" calcext:value-type="float">
            <text:p>2.04E+08</text:p>
          </table:table-cell>
          <table:table-cell office:value-type="float" office:value="4418310" calcext:value-type="float">
            <text:p>4.42E+06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table:formula="of:=([.O295]+1) *100 + 1" office:value-type="float" office:value="29201" calcext:value-type="float">
            <text:p>29201</text:p>
          </table:table-cell>
          <table:table-cell office:value-type="float" office:value="207213000" calcext:value-type="float">
            <text:p>2.07E+08</text:p>
          </table:table-cell>
          <table:table-cell office:value-type="float" office:value="208563000" calcext:value-type="float">
            <text:p>2.09E+08</text:p>
          </table:table-cell>
          <table:table-cell office:value-type="float" office:value="214128000" calcext:value-type="float">
            <text:p>2.14E+08</text:p>
          </table:table-cell>
          <table:table-cell office:value-type="float" office:value="4463560" calcext:value-type="float">
            <text:p>4.46E+06</text:p>
          </table:table-cell>
          <table:table-cell office:value-type="float" office:value="4623960" calcext:value-type="float">
            <text:p>4.62E+06</text:p>
          </table:table-cell>
          <table:table-cell office:value-type="float" office:value="4924120" calcext:value-type="float">
            <text:p>4.92E+06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[.A296] + 1) * 100 + 1" office:value-type="float" office:value="29301" calcext:value-type="float">
            <text:p>29301</text:p>
          </table:table-cell>
          <table:table-cell table:formula="of:=POWER([.B296];2)" office:value-type="float" office:value="858548601" calcext:value-type="float">
            <text:p>858548601</text:p>
          </table:table-cell>
          <table:table-cell table:formula="of:=[.B296]*LOG([.B296];2)" office:value-type="float" office:value="434787.643527676" calcext:value-type="float">
            <text:p>434787.643527676</text:p>
          </table:table-cell>
          <table:table-cell office:value-type="float" office:value="204882000" calcext:value-type="float">
            <text:p>2.05E+08</text:p>
          </table:table-cell>
          <table:table-cell office:value-type="float" office:value="4176210" calcext:value-type="float">
            <text:p>4.18E+06</text:p>
          </table:table-cell>
          <table:table-cell table:number-columns-repeated="8"/>
          <table:table-cell office:value-type="float" office:value="292" calcext:value-type="float">
            <text:p>292</text:p>
          </table:table-cell>
          <table:table-cell table:formula="of:=([.O296]+1) *100 + 1" office:value-type="float" office:value="29301" calcext:value-type="float">
            <text:p>29301</text:p>
          </table:table-cell>
          <table:table-cell office:value-type="float" office:value="208954000" calcext:value-type="float">
            <text:p>2.09E+08</text:p>
          </table:table-cell>
          <table:table-cell office:value-type="float" office:value="211861000" calcext:value-type="float">
            <text:p>2.12E+08</text:p>
          </table:table-cell>
          <table:table-cell office:value-type="float" office:value="219416000" calcext:value-type="float">
            <text:p>2.19E+08</text:p>
          </table:table-cell>
          <table:table-cell office:value-type="float" office:value="4398290" calcext:value-type="float">
            <text:p>4.40E+06</text:p>
          </table:table-cell>
          <table:table-cell office:value-type="float" office:value="4558290" calcext:value-type="float">
            <text:p>4.56E+06</text:p>
          </table:table-cell>
          <table:table-cell office:value-type="float" office:value="4789040" calcext:value-type="float">
            <text:p>4.79E+06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[.A297] + 1) * 100 + 1" office:value-type="float" office:value="29401" calcext:value-type="float">
            <text:p>29401</text:p>
          </table:table-cell>
          <table:table-cell table:formula="of:=POWER([.B297];2)" office:value-type="float" office:value="864418801" calcext:value-type="float">
            <text:p>864418801</text:p>
          </table:table-cell>
          <table:table-cell table:formula="of:=[.B297]*LOG([.B297];2)" office:value-type="float" office:value="436416.025165677" calcext:value-type="float">
            <text:p>436416.025165677</text:p>
          </table:table-cell>
          <table:table-cell office:value-type="float" office:value="210962000" calcext:value-type="float">
            <text:p>2.11E+08</text:p>
          </table:table-cell>
          <table:table-cell office:value-type="float" office:value="4620080" calcext:value-type="float">
            <text:p>4.62E+06</text:p>
          </table:table-cell>
          <table:table-cell table:number-columns-repeated="8"/>
          <table:table-cell office:value-type="float" office:value="293" calcext:value-type="float">
            <text:p>293</text:p>
          </table:table-cell>
          <table:table-cell table:formula="of:=([.O297]+1) *100 + 1" office:value-type="float" office:value="29401" calcext:value-type="float">
            <text:p>29401</text:p>
          </table:table-cell>
          <table:table-cell office:value-type="float" office:value="210616000" calcext:value-type="float">
            <text:p>2.11E+08</text:p>
          </table:table-cell>
          <table:table-cell office:value-type="float" office:value="212983000" calcext:value-type="float">
            <text:p>2.13E+08</text:p>
          </table:table-cell>
          <table:table-cell office:value-type="float" office:value="220214000" calcext:value-type="float">
            <text:p>2.20E+08</text:p>
          </table:table-cell>
          <table:table-cell office:value-type="float" office:value="4659050" calcext:value-type="float">
            <text:p>4.66E+06</text:p>
          </table:table-cell>
          <table:table-cell office:value-type="float" office:value="4993280" calcext:value-type="float">
            <text:p>4.99E+06</text:p>
          </table:table-cell>
          <table:table-cell office:value-type="float" office:value="5913890" calcext:value-type="float">
            <text:p>5.91E+06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[.A298] + 1) * 100 + 1" office:value-type="float" office:value="29501" calcext:value-type="float">
            <text:p>29501</text:p>
          </table:table-cell>
          <table:table-cell table:formula="of:=POWER([.B298];2)" office:value-type="float" office:value="870309001" calcext:value-type="float">
            <text:p>870309001</text:p>
          </table:table-cell>
          <table:table-cell table:formula="of:=[.B298]*LOG([.B298];2)" office:value-type="float" office:value="438044.897500533" calcext:value-type="float">
            <text:p>438044.897500533</text:p>
          </table:table-cell>
          <table:table-cell office:value-type="float" office:value="213303000" calcext:value-type="float">
            <text:p>2.13E+08</text:p>
          </table:table-cell>
          <table:table-cell office:value-type="float" office:value="4685120" calcext:value-type="float">
            <text:p>4.69E+06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 table:formula="of:=([.O298]+1) *100 + 1" office:value-type="float" office:value="29501" calcext:value-type="float">
            <text:p>29501</text:p>
          </table:table-cell>
          <table:table-cell office:value-type="float" office:value="211683000" calcext:value-type="float">
            <text:p>2.12E+08</text:p>
          </table:table-cell>
          <table:table-cell office:value-type="float" office:value="219901000" calcext:value-type="float">
            <text:p>2.20E+08</text:p>
          </table:table-cell>
          <table:table-cell office:value-type="float" office:value="233488000" calcext:value-type="float">
            <text:p>2.33E+08</text:p>
          </table:table-cell>
          <table:table-cell office:value-type="float" office:value="4277060" calcext:value-type="float">
            <text:p>4.28E+06</text:p>
          </table:table-cell>
          <table:table-cell office:value-type="float" office:value="4314080" calcext:value-type="float">
            <text:p>4.31E+06</text:p>
          </table:table-cell>
          <table:table-cell office:value-type="float" office:value="4462830" calcext:value-type="float">
            <text:p>4.46E+06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[.A299] + 1) * 100 + 1" office:value-type="float" office:value="29601" calcext:value-type="float">
            <text:p>29601</text:p>
          </table:table-cell>
          <table:table-cell table:formula="of:=POWER([.B299];2)" office:value-type="float" office:value="876219201" calcext:value-type="float">
            <text:p>876219201</text:p>
          </table:table-cell>
          <table:table-cell table:formula="of:=[.B299]*LOG([.B299];2)" office:value-type="float" office:value="439674.258868915" calcext:value-type="float">
            <text:p>439674.258868915</text:p>
          </table:table-cell>
          <table:table-cell office:value-type="float" office:value="208799000" calcext:value-type="float">
            <text:p>2.09E+08</text:p>
          </table:table-cell>
          <table:table-cell office:value-type="float" office:value="4873140" calcext:value-type="float">
            <text:p>4.87E+06</text:p>
          </table:table-cell>
          <table:table-cell table:number-columns-repeated="8"/>
          <table:table-cell office:value-type="float" office:value="295" calcext:value-type="float">
            <text:p>295</text:p>
          </table:table-cell>
          <table:table-cell table:formula="of:=([.O299]+1) *100 + 1" office:value-type="float" office:value="29601" calcext:value-type="float">
            <text:p>29601</text:p>
          </table:table-cell>
          <table:table-cell office:value-type="float" office:value="207657000" calcext:value-type="float">
            <text:p>2.08E+08</text:p>
          </table:table-cell>
          <table:table-cell office:value-type="float" office:value="208751000" calcext:value-type="float">
            <text:p>2.09E+08</text:p>
          </table:table-cell>
          <table:table-cell office:value-type="float" office:value="212968000" calcext:value-type="float">
            <text:p>2.13E+08</text:p>
          </table:table-cell>
          <table:table-cell office:value-type="float" office:value="4457010" calcext:value-type="float">
            <text:p>4.46E+06</text:p>
          </table:table-cell>
          <table:table-cell office:value-type="float" office:value="4517600" calcext:value-type="float">
            <text:p>4.52E+06</text:p>
          </table:table-cell>
          <table:table-cell office:value-type="float" office:value="4641430" calcext:value-type="float">
            <text:p>4.64E+06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[.A300] + 1) * 100 + 1" office:value-type="float" office:value="29701" calcext:value-type="float">
            <text:p>29701</text:p>
          </table:table-cell>
          <table:table-cell table:formula="of:=POWER([.B300];2)" office:value-type="float" office:value="882149401" calcext:value-type="float">
            <text:p>882149401</text:p>
          </table:table-cell>
          <table:table-cell table:formula="of:=[.B300]*LOG([.B300];2)" office:value-type="float" office:value="441304.107618731" calcext:value-type="float">
            <text:p>441304.107618731</text:p>
          </table:table-cell>
          <table:table-cell office:value-type="float" office:value="210403000" calcext:value-type="float">
            <text:p>2.10E+08</text:p>
          </table:table-cell>
          <table:table-cell office:value-type="float" office:value="4664280" calcext:value-type="float">
            <text:p>4.66E+06</text:p>
          </table:table-cell>
          <table:table-cell table:number-columns-repeated="8"/>
          <table:table-cell office:value-type="float" office:value="296" calcext:value-type="float">
            <text:p>296</text:p>
          </table:table-cell>
          <table:table-cell table:formula="of:=([.O300]+1) *100 + 1" office:value-type="float" office:value="29701" calcext:value-type="float">
            <text:p>29701</text:p>
          </table:table-cell>
          <table:table-cell office:value-type="float" office:value="210007000" calcext:value-type="float">
            <text:p>2.10E+08</text:p>
          </table:table-cell>
          <table:table-cell office:value-type="float" office:value="217418000" calcext:value-type="float">
            <text:p>2.17E+08</text:p>
          </table:table-cell>
          <table:table-cell office:value-type="float" office:value="222830000" calcext:value-type="float">
            <text:p>2.23E+08</text:p>
          </table:table-cell>
          <table:table-cell office:value-type="float" office:value="4818250" calcext:value-type="float">
            <text:p>4.82E+06</text:p>
          </table:table-cell>
          <table:table-cell office:value-type="float" office:value="4929740" calcext:value-type="float">
            <text:p>4.93E+06</text:p>
          </table:table-cell>
          <table:table-cell office:value-type="float" office:value="5007730" calcext:value-type="float">
            <text:p>5.01E+06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[.A301] + 1) * 100 + 1" office:value-type="float" office:value="29801" calcext:value-type="float">
            <text:p>29801</text:p>
          </table:table-cell>
          <table:table-cell table:formula="of:=POWER([.B301];2)" office:value-type="float" office:value="888099601" calcext:value-type="float">
            <text:p>888099601</text:p>
          </table:table-cell>
          <table:table-cell table:formula="of:=[.B301]*LOG([.B301];2)" office:value-type="float" office:value="442934.442109016" calcext:value-type="float">
            <text:p>442934.442109016</text:p>
          </table:table-cell>
          <table:table-cell office:value-type="float" office:value="211940000" calcext:value-type="float">
            <text:p>2.12E+08</text:p>
          </table:table-cell>
          <table:table-cell office:value-type="float" office:value="4732120" calcext:value-type="float">
            <text:p>4.73E+06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 table:formula="of:=([.O301]+1) *100 + 1" office:value-type="float" office:value="29801" calcext:value-type="float">
            <text:p>29801</text:p>
          </table:table-cell>
          <table:table-cell office:value-type="float" office:value="215859000" calcext:value-type="float">
            <text:p>2.16E+08</text:p>
          </table:table-cell>
          <table:table-cell office:value-type="float" office:value="221688000" calcext:value-type="float">
            <text:p>2.22E+08</text:p>
          </table:table-cell>
          <table:table-cell office:value-type="float" office:value="238803000" calcext:value-type="float">
            <text:p>2.39E+08</text:p>
          </table:table-cell>
          <table:table-cell office:value-type="float" office:value="4751490" calcext:value-type="float">
            <text:p>4.75E+06</text:p>
          </table:table-cell>
          <table:table-cell office:value-type="float" office:value="5175620" calcext:value-type="float">
            <text:p>5.18E+06</text:p>
          </table:table-cell>
          <table:table-cell office:value-type="float" office:value="5915080" calcext:value-type="float">
            <text:p>5.92E+06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[.A302] + 1) * 100 + 1" office:value-type="float" office:value="29901" calcext:value-type="float">
            <text:p>29901</text:p>
          </table:table-cell>
          <table:table-cell table:formula="of:=POWER([.B302];2)" office:value-type="float" office:value="894069801" calcext:value-type="float">
            <text:p>894069801</text:p>
          </table:table-cell>
          <table:table-cell table:formula="of:=[.B302]*LOG([.B302];2)" office:value-type="float" office:value="444565.260709818" calcext:value-type="float">
            <text:p>444565.260709818</text:p>
          </table:table-cell>
          <table:table-cell office:value-type="float" office:value="216506000" calcext:value-type="float">
            <text:p>2.17E+08</text:p>
          </table:table-cell>
          <table:table-cell office:value-type="float" office:value="4978320" calcext:value-type="float">
            <text:p>4.98E+06</text:p>
          </table:table-cell>
          <table:table-cell table:number-columns-repeated="8"/>
          <table:table-cell office:value-type="float" office:value="298" calcext:value-type="float">
            <text:p>298</text:p>
          </table:table-cell>
          <table:table-cell table:formula="of:=([.O302]+1) *100 + 1" office:value-type="float" office:value="29901" calcext:value-type="float">
            <text:p>29901</text:p>
          </table:table-cell>
          <table:table-cell office:value-type="float" office:value="213947000" calcext:value-type="float">
            <text:p>2.14E+08</text:p>
          </table:table-cell>
          <table:table-cell office:value-type="float" office:value="219154000" calcext:value-type="float">
            <text:p>2.19E+08</text:p>
          </table:table-cell>
          <table:table-cell office:value-type="float" office:value="224715000" calcext:value-type="float">
            <text:p>2.25E+08</text:p>
          </table:table-cell>
          <table:table-cell office:value-type="float" office:value="4787960" calcext:value-type="float">
            <text:p>4.79E+06</text:p>
          </table:table-cell>
          <table:table-cell office:value-type="float" office:value="4810700" calcext:value-type="float">
            <text:p>4.81E+06</text:p>
          </table:table-cell>
          <table:table-cell office:value-type="float" office:value="4827500" calcext:value-type="float">
            <text:p>4.83E+06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[.A303] + 1) * 100 + 1" office:value-type="float" office:value="30001" calcext:value-type="float">
            <text:p>30001</text:p>
          </table:table-cell>
          <table:table-cell table:formula="of:=POWER([.B303];2)" office:value-type="float" office:value="900060001" calcext:value-type="float">
            <text:p>900060001</text:p>
          </table:table-cell>
          <table:table-cell table:formula="of:=[.B303]*LOG([.B303];2)" office:value-type="float" office:value="446196.561802084" calcext:value-type="float">
            <text:p>446196.561802084</text:p>
          </table:table-cell>
          <table:table-cell office:value-type="float" office:value="214880000" calcext:value-type="float">
            <text:p>2.15E+08</text:p>
          </table:table-cell>
          <table:table-cell office:value-type="float" office:value="4745900" calcext:value-type="float">
            <text:p>4.75E+06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formula="of:=([.O303]+1) *100 + 1" office:value-type="float" office:value="30001" calcext:value-type="float">
            <text:p>30001</text:p>
          </table:table-cell>
          <table:table-cell office:value-type="float" office:value="213998000" calcext:value-type="float">
            <text:p>2.14E+08</text:p>
          </table:table-cell>
          <table:table-cell office:value-type="float" office:value="218225000" calcext:value-type="float">
            <text:p>2.18E+08</text:p>
          </table:table-cell>
          <table:table-cell office:value-type="float" office:value="225592000" calcext:value-type="float">
            <text:p>2.26E+08</text:p>
          </table:table-cell>
          <table:table-cell office:value-type="float" office:value="4783220" calcext:value-type="float">
            <text:p>4.78E+06</text:p>
          </table:table-cell>
          <table:table-cell office:value-type="float" office:value="4986070" calcext:value-type="float">
            <text:p>4.99E+06</text:p>
          </table:table-cell>
          <table:table-cell office:value-type="float" office:value="5262190" calcext:value-type="float">
            <text:p>5.26E+06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304] + 1) * 100 + 1" office:value-type="float" office:value="30101" calcext:value-type="float">
            <text:p>30101</text:p>
          </table:table-cell>
          <table:table-cell table:formula="of:=POWER([.B304];2)" office:value-type="float" office:value="906070201" calcext:value-type="float">
            <text:p>906070201</text:p>
          </table:table-cell>
          <table:table-cell table:formula="of:=[.B304]*LOG([.B304];2)" office:value-type="float" office:value="447828.343777558" calcext:value-type="float">
            <text:p>447828.343777558</text:p>
          </table:table-cell>
          <table:table-cell office:value-type="float" office:value="223811000" calcext:value-type="float">
            <text:p>2.24E+08</text:p>
          </table:table-cell>
          <table:table-cell office:value-type="float" office:value="5068300" calcext:value-type="float">
            <text:p>5.07E+06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table:formula="of:=([.O304]+1) *100 + 1" office:value-type="float" office:value="30101" calcext:value-type="float">
            <text:p>30101</text:p>
          </table:table-cell>
          <table:table-cell office:value-type="float" office:value="217668000" calcext:value-type="float">
            <text:p>2.18E+08</text:p>
          </table:table-cell>
          <table:table-cell office:value-type="float" office:value="224158000" calcext:value-type="float">
            <text:p>2.24E+08</text:p>
          </table:table-cell>
          <table:table-cell office:value-type="float" office:value="231889000" calcext:value-type="float">
            <text:p>2.32E+08</text:p>
          </table:table-cell>
          <table:table-cell office:value-type="float" office:value="4889080" calcext:value-type="float">
            <text:p>4.89E+06</text:p>
          </table:table-cell>
          <table:table-cell office:value-type="float" office:value="4964190" calcext:value-type="float">
            <text:p>4.96E+06</text:p>
          </table:table-cell>
          <table:table-cell office:value-type="float" office:value="5034000" calcext:value-type="float">
            <text:p>5.03E+06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[.A305] + 1) * 100 + 1" office:value-type="float" office:value="30201" calcext:value-type="float">
            <text:p>30201</text:p>
          </table:table-cell>
          <table:table-cell table:formula="of:=POWER([.B305];2)" office:value-type="float" office:value="912100401" calcext:value-type="float">
            <text:p>912100401</text:p>
          </table:table-cell>
          <table:table-cell table:formula="of:=[.B305]*LOG([.B305];2)" office:value-type="float" office:value="449460.60503867" calcext:value-type="float">
            <text:p>449460.60503867</text:p>
          </table:table-cell>
          <table:table-cell office:value-type="float" office:value="217517000" calcext:value-type="float">
            <text:p>2.18E+08</text:p>
          </table:table-cell>
          <table:table-cell office:value-type="float" office:value="4824420" calcext:value-type="float">
            <text:p>4.82E+06</text:p>
          </table:table-cell>
          <table:table-cell table:number-columns-repeated="8"/>
          <table:table-cell office:value-type="float" office:value="301" calcext:value-type="float">
            <text:p>301</text:p>
          </table:table-cell>
          <table:table-cell table:formula="of:=([.O305]+1) *100 + 1" office:value-type="float" office:value="30201" calcext:value-type="float">
            <text:p>30201</text:p>
          </table:table-cell>
          <table:table-cell office:value-type="float" office:value="220862000" calcext:value-type="float">
            <text:p>2.21E+08</text:p>
          </table:table-cell>
          <table:table-cell office:value-type="float" office:value="227011000" calcext:value-type="float">
            <text:p>2.27E+08</text:p>
          </table:table-cell>
          <table:table-cell office:value-type="float" office:value="243069000" calcext:value-type="float">
            <text:p>2.43E+08</text:p>
          </table:table-cell>
          <table:table-cell office:value-type="float" office:value="4649890" calcext:value-type="float">
            <text:p>4.65E+06</text:p>
          </table:table-cell>
          <table:table-cell office:value-type="float" office:value="4796310" calcext:value-type="float">
            <text:p>4.80E+06</text:p>
          </table:table-cell>
          <table:table-cell office:value-type="float" office:value="4967760" calcext:value-type="float">
            <text:p>4.97E+06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[.A306] + 1) * 100 + 1" office:value-type="float" office:value="30301" calcext:value-type="float">
            <text:p>30301</text:p>
          </table:table-cell>
          <table:table-cell table:formula="of:=POWER([.B306];2)" office:value-type="float" office:value="918150601" calcext:value-type="float">
            <text:p>918150601</text:p>
          </table:table-cell>
          <table:table-cell table:formula="of:=[.B306]*LOG([.B306];2)" office:value-type="float" office:value="451093.343998425" calcext:value-type="float">
            <text:p>451093.343998425</text:p>
          </table:table-cell>
          <table:table-cell office:value-type="float" office:value="219751000" calcext:value-type="float">
            <text:p>2.20E+08</text:p>
          </table:table-cell>
          <table:table-cell office:value-type="float" office:value="4908300" calcext:value-type="float">
            <text:p>4.91E+06</text:p>
          </table:table-cell>
          <table:table-cell table:number-columns-repeated="8"/>
          <table:table-cell office:value-type="float" office:value="302" calcext:value-type="float">
            <text:p>302</text:p>
          </table:table-cell>
          <table:table-cell table:formula="of:=([.O306]+1) *100 + 1" office:value-type="float" office:value="30301" calcext:value-type="float">
            <text:p>30301</text:p>
          </table:table-cell>
          <table:table-cell office:value-type="float" office:value="221987000" calcext:value-type="float">
            <text:p>2.22E+08</text:p>
          </table:table-cell>
          <table:table-cell office:value-type="float" office:value="229693000" calcext:value-type="float">
            <text:p>2.30E+08</text:p>
          </table:table-cell>
          <table:table-cell office:value-type="float" office:value="237538000" calcext:value-type="float">
            <text:p>2.38E+08</text:p>
          </table:table-cell>
          <table:table-cell office:value-type="float" office:value="4694860" calcext:value-type="float">
            <text:p>4.69E+06</text:p>
          </table:table-cell>
          <table:table-cell office:value-type="float" office:value="4924720" calcext:value-type="float">
            <text:p>4.92E+06</text:p>
          </table:table-cell>
          <table:table-cell office:value-type="float" office:value="5325370" calcext:value-type="float">
            <text:p>5.33E+06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A307] + 1) * 100 + 1" office:value-type="float" office:value="30401" calcext:value-type="float">
            <text:p>30401</text:p>
          </table:table-cell>
          <table:table-cell table:formula="of:=POWER([.B307];2)" office:value-type="float" office:value="924220801" calcext:value-type="float">
            <text:p>924220801</text:p>
          </table:table-cell>
          <table:table-cell table:formula="of:=[.B307]*LOG([.B307];2)" office:value-type="float" office:value="452726.559080309" calcext:value-type="float">
            <text:p>452726.559080309</text:p>
          </table:table-cell>
          <table:table-cell office:value-type="float" office:value="220466000" calcext:value-type="float">
            <text:p>2.20E+08</text:p>
          </table:table-cell>
          <table:table-cell office:value-type="float" office:value="4645920" calcext:value-type="float">
            <text:p>4.65E+06</text:p>
          </table:table-cell>
          <table:table-cell table:number-columns-repeated="8"/>
          <table:table-cell office:value-type="float" office:value="303" calcext:value-type="float">
            <text:p>303</text:p>
          </table:table-cell>
          <table:table-cell table:formula="of:=([.O307]+1) *100 + 1" office:value-type="float" office:value="30401" calcext:value-type="float">
            <text:p>30401</text:p>
          </table:table-cell>
          <table:table-cell office:value-type="float" office:value="231257000" calcext:value-type="float">
            <text:p>2.31E+08</text:p>
          </table:table-cell>
          <table:table-cell office:value-type="float" office:value="235334000" calcext:value-type="float">
            <text:p>2.35E+08</text:p>
          </table:table-cell>
          <table:table-cell office:value-type="float" office:value="246360000" calcext:value-type="float">
            <text:p>2.46E+08</text:p>
          </table:table-cell>
          <table:table-cell office:value-type="float" office:value="4885270" calcext:value-type="float">
            <text:p>4.89E+06</text:p>
          </table:table-cell>
          <table:table-cell office:value-type="float" office:value="4990190" calcext:value-type="float">
            <text:p>4.99E+06</text:p>
          </table:table-cell>
          <table:table-cell office:value-type="float" office:value="5070620" calcext:value-type="float">
            <text:p>5.07E+06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[.A308] + 1) * 100 + 1" office:value-type="float" office:value="30501" calcext:value-type="float">
            <text:p>30501</text:p>
          </table:table-cell>
          <table:table-cell table:formula="of:=POWER([.B308];2)" office:value-type="float" office:value="930311001" calcext:value-type="float">
            <text:p>930311001</text:p>
          </table:table-cell>
          <table:table-cell table:formula="of:=[.B308]*LOG([.B308];2)" office:value-type="float" office:value="454360.248718175" calcext:value-type="float">
            <text:p>454360.248718175</text:p>
          </table:table-cell>
          <table:table-cell office:value-type="float" office:value="222046000" calcext:value-type="float">
            <text:p>2.22E+08</text:p>
          </table:table-cell>
          <table:table-cell office:value-type="float" office:value="4556590" calcext:value-type="float">
            <text:p>4.56E+06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table:formula="of:=([.O308]+1) *100 + 1" office:value-type="float" office:value="30501" calcext:value-type="float">
            <text:p>30501</text:p>
          </table:table-cell>
          <table:table-cell office:value-type="float" office:value="229648000" calcext:value-type="float">
            <text:p>2.30E+08</text:p>
          </table:table-cell>
          <table:table-cell office:value-type="float" office:value="235633000" calcext:value-type="float">
            <text:p>2.36E+08</text:p>
          </table:table-cell>
          <table:table-cell office:value-type="float" office:value="247278000" calcext:value-type="float">
            <text:p>2.47E+08</text:p>
          </table:table-cell>
          <table:table-cell office:value-type="float" office:value="5064520" calcext:value-type="float">
            <text:p>5.06E+06</text:p>
          </table:table-cell>
          <table:table-cell office:value-type="float" office:value="5629550" calcext:value-type="float">
            <text:p>5.63E+06</text:p>
          </table:table-cell>
          <table:table-cell office:value-type="float" office:value="6690260" calcext:value-type="float">
            <text:p>6.69E+06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A309] + 1) * 100 + 1" office:value-type="float" office:value="30601" calcext:value-type="float">
            <text:p>30601</text:p>
          </table:table-cell>
          <table:table-cell table:formula="of:=POWER([.B309];2)" office:value-type="float" office:value="936421201" calcext:value-type="float">
            <text:p>936421201</text:p>
          </table:table-cell>
          <table:table-cell table:formula="of:=[.B309]*LOG([.B309];2)" office:value-type="float" office:value="455994.411356148" calcext:value-type="float">
            <text:p>455994.411356148</text:p>
          </table:table-cell>
          <table:table-cell office:value-type="float" office:value="223253000" calcext:value-type="float">
            <text:p>2.23E+08</text:p>
          </table:table-cell>
          <table:table-cell office:value-type="float" office:value="4624340" calcext:value-type="float">
            <text:p>4.62E+06</text:p>
          </table:table-cell>
          <table:table-cell table:number-columns-repeated="8"/>
          <table:table-cell office:value-type="float" office:value="305" calcext:value-type="float">
            <text:p>305</text:p>
          </table:table-cell>
          <table:table-cell table:formula="of:=([.O309]+1) *100 + 1" office:value-type="float" office:value="30601" calcext:value-type="float">
            <text:p>30601</text:p>
          </table:table-cell>
          <table:table-cell office:value-type="float" office:value="229719000" calcext:value-type="float">
            <text:p>2.30E+08</text:p>
          </table:table-cell>
          <table:table-cell office:value-type="float" office:value="239383000" calcext:value-type="float">
            <text:p>2.39E+08</text:p>
          </table:table-cell>
          <table:table-cell office:value-type="float" office:value="245640000" calcext:value-type="float">
            <text:p>2.46E+08</text:p>
          </table:table-cell>
          <table:table-cell office:value-type="float" office:value="4870420" calcext:value-type="float">
            <text:p>4.87E+06</text:p>
          </table:table-cell>
          <table:table-cell office:value-type="float" office:value="5044010" calcext:value-type="float">
            <text:p>5.04E+06</text:p>
          </table:table-cell>
          <table:table-cell office:value-type="float" office:value="5163600" calcext:value-type="float">
            <text:p>5.16E+06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[.A310] + 1) * 100 + 1" office:value-type="float" office:value="30701" calcext:value-type="float">
            <text:p>30701</text:p>
          </table:table-cell>
          <table:table-cell table:formula="of:=POWER([.B310];2)" office:value-type="float" office:value="942551401" calcext:value-type="float">
            <text:p>942551401</text:p>
          </table:table-cell>
          <table:table-cell table:formula="of:=[.B310]*LOG([.B310];2)" office:value-type="float" office:value="457629.045448521" calcext:value-type="float">
            <text:p>457629.045448521</text:p>
          </table:table-cell>
          <table:table-cell office:value-type="float" office:value="224781000" calcext:value-type="float">
            <text:p>2.25E+08</text:p>
          </table:table-cell>
          <table:table-cell office:value-type="float" office:value="4649680" calcext:value-type="float">
            <text:p>4.65E+06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table:formula="of:=([.O310]+1) *100 + 1" office:value-type="float" office:value="30701" calcext:value-type="float">
            <text:p>30701</text:p>
          </table:table-cell>
          <table:table-cell office:value-type="float" office:value="229295000" calcext:value-type="float">
            <text:p>2.29E+08</text:p>
          </table:table-cell>
          <table:table-cell office:value-type="float" office:value="238188000" calcext:value-type="float">
            <text:p>2.38E+08</text:p>
          </table:table-cell>
          <table:table-cell office:value-type="float" office:value="255887000" calcext:value-type="float">
            <text:p>2.56E+08</text:p>
          </table:table-cell>
          <table:table-cell office:value-type="float" office:value="4899480" calcext:value-type="float">
            <text:p>4.90E+06</text:p>
          </table:table-cell>
          <table:table-cell office:value-type="float" office:value="4974980" calcext:value-type="float">
            <text:p>4.97E+06</text:p>
          </table:table-cell>
          <table:table-cell office:value-type="float" office:value="5131290" calcext:value-type="float">
            <text:p>5.13E+06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[.A311] + 1) * 100 + 1" office:value-type="float" office:value="30801" calcext:value-type="float">
            <text:p>30801</text:p>
          </table:table-cell>
          <table:table-cell table:formula="of:=POWER([.B311];2)" office:value-type="float" office:value="948701601" calcext:value-type="float">
            <text:p>948701601</text:p>
          </table:table-cell>
          <table:table-cell table:formula="of:=[.B311]*LOG([.B311];2)" office:value-type="float" office:value="459264.149459656" calcext:value-type="float">
            <text:p>459264.149459656</text:p>
          </table:table-cell>
          <table:table-cell office:value-type="float" office:value="226483000" calcext:value-type="float">
            <text:p>2.26E+08</text:p>
          </table:table-cell>
          <table:table-cell office:value-type="float" office:value="4673500" calcext:value-type="float">
            <text:p>4.67E+06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formula="of:=([.O311]+1) *100 + 1" office:value-type="float" office:value="30801" calcext:value-type="float">
            <text:p>30801</text:p>
          </table:table-cell>
          <table:table-cell office:value-type="float" office:value="234185000" calcext:value-type="float">
            <text:p>2.34E+08</text:p>
          </table:table-cell>
          <table:table-cell office:value-type="float" office:value="238703000" calcext:value-type="float">
            <text:p>2.39E+08</text:p>
          </table:table-cell>
          <table:table-cell office:value-type="float" office:value="253545000" calcext:value-type="float">
            <text:p>2.54E+08</text:p>
          </table:table-cell>
          <table:table-cell office:value-type="float" office:value="4865360" calcext:value-type="float">
            <text:p>4.87E+06</text:p>
          </table:table-cell>
          <table:table-cell office:value-type="float" office:value="5228180" calcext:value-type="float">
            <text:p>5.23E+06</text:p>
          </table:table-cell>
          <table:table-cell office:value-type="float" office:value="5645370" calcext:value-type="float">
            <text:p>5.65E+06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[.A312] + 1) * 100 + 1" office:value-type="float" office:value="30901" calcext:value-type="float">
            <text:p>30901</text:p>
          </table:table-cell>
          <table:table-cell table:formula="of:=POWER([.B312];2)" office:value-type="float" office:value="954871801" calcext:value-type="float">
            <text:p>954871801</text:p>
          </table:table-cell>
          <table:table-cell table:formula="of:=[.B312]*LOG([.B312];2)" office:value-type="float" office:value="460899.721863887" calcext:value-type="float">
            <text:p>460899.721863887</text:p>
          </table:table-cell>
          <table:table-cell office:value-type="float" office:value="229865000" calcext:value-type="float">
            <text:p>2.30E+08</text:p>
          </table:table-cell>
          <table:table-cell office:value-type="float" office:value="4824770" calcext:value-type="float">
            <text:p>4.82E+06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table:formula="of:=([.O312]+1) *100 + 1" office:value-type="float" office:value="30901" calcext:value-type="float">
            <text:p>30901</text:p>
          </table:table-cell>
          <table:table-cell office:value-type="float" office:value="231088000" calcext:value-type="float">
            <text:p>2.31E+08</text:p>
          </table:table-cell>
          <table:table-cell office:value-type="float" office:value="241932000" calcext:value-type="float">
            <text:p>2.42E+08</text:p>
          </table:table-cell>
          <table:table-cell office:value-type="float" office:value="247159000" calcext:value-type="float">
            <text:p>2.47E+08</text:p>
          </table:table-cell>
          <table:table-cell office:value-type="float" office:value="4895640" calcext:value-type="float">
            <text:p>4.90E+06</text:p>
          </table:table-cell>
          <table:table-cell office:value-type="float" office:value="5246380" calcext:value-type="float">
            <text:p>5.25E+06</text:p>
          </table:table-cell>
          <table:table-cell office:value-type="float" office:value="5859680" calcext:value-type="float">
            <text:p>5.86E+06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313] + 1) * 100 + 1" office:value-type="float" office:value="31001" calcext:value-type="float">
            <text:p>31001</text:p>
          </table:table-cell>
          <table:table-cell table:formula="of:=POWER([.B313];2)" office:value-type="float" office:value="961062001" calcext:value-type="float">
            <text:p>961062001</text:p>
          </table:table-cell>
          <table:table-cell table:formula="of:=[.B313]*LOG([.B313];2)" office:value-type="float" office:value="462535.761145423" calcext:value-type="float">
            <text:p>462535.761145423</text:p>
          </table:table-cell>
          <table:table-cell office:value-type="float" office:value="231295000" calcext:value-type="float">
            <text:p>2.31E+08</text:p>
          </table:table-cell>
          <table:table-cell office:value-type="float" office:value="4650490" calcext:value-type="float">
            <text:p>4.65E+06</text:p>
          </table:table-cell>
          <table:table-cell table:number-columns-repeated="8"/>
          <table:table-cell office:value-type="float" office:value="309" calcext:value-type="float">
            <text:p>309</text:p>
          </table:table-cell>
          <table:table-cell table:formula="of:=([.O313]+1) *100 + 1" office:value-type="float" office:value="31001" calcext:value-type="float">
            <text:p>31001</text:p>
          </table:table-cell>
          <table:table-cell office:value-type="float" office:value="230885000" calcext:value-type="float">
            <text:p>2.31E+08</text:p>
          </table:table-cell>
          <table:table-cell office:value-type="float" office:value="236774000" calcext:value-type="float">
            <text:p>2.37E+08</text:p>
          </table:table-cell>
          <table:table-cell office:value-type="float" office:value="243797000" calcext:value-type="float">
            <text:p>2.44E+08</text:p>
          </table:table-cell>
          <table:table-cell office:value-type="float" office:value="4814900" calcext:value-type="float">
            <text:p>4.81E+06</text:p>
          </table:table-cell>
          <table:table-cell office:value-type="float" office:value="4948600" calcext:value-type="float">
            <text:p>4.95E+06</text:p>
          </table:table-cell>
          <table:table-cell office:value-type="float" office:value="5051280" calcext:value-type="float">
            <text:p>5.05E+06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A314] + 1) * 100 + 1" office:value-type="float" office:value="31101" calcext:value-type="float">
            <text:p>31101</text:p>
          </table:table-cell>
          <table:table-cell table:formula="of:=POWER([.B314];2)" office:value-type="float" office:value="967272201" calcext:value-type="float">
            <text:p>967272201</text:p>
          </table:table-cell>
          <table:table-cell table:formula="of:=[.B314]*LOG([.B314];2)" office:value-type="float" office:value="464172.265798251" calcext:value-type="float">
            <text:p>464172.265798251</text:p>
          </table:table-cell>
          <table:table-cell office:value-type="float" office:value="231086000" calcext:value-type="float">
            <text:p>2.31E+08</text:p>
          </table:table-cell>
          <table:table-cell office:value-type="float" office:value="4677640" calcext:value-type="float">
            <text:p>4.68E+06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table:formula="of:=([.O314]+1) *100 + 1" office:value-type="float" office:value="31101" calcext:value-type="float">
            <text:p>31101</text:p>
          </table:table-cell>
          <table:table-cell office:value-type="float" office:value="233353000" calcext:value-type="float">
            <text:p>2.33E+08</text:p>
          </table:table-cell>
          <table:table-cell office:value-type="float" office:value="241779000" calcext:value-type="float">
            <text:p>2.42E+08</text:p>
          </table:table-cell>
          <table:table-cell office:value-type="float" office:value="255373000" calcext:value-type="float">
            <text:p>2.55E+08</text:p>
          </table:table-cell>
          <table:table-cell office:value-type="float" office:value="4303710" calcext:value-type="float">
            <text:p>4.30E+06</text:p>
          </table:table-cell>
          <table:table-cell office:value-type="float" office:value="4408690" calcext:value-type="float">
            <text:p>4.41E+06</text:p>
          </table:table-cell>
          <table:table-cell office:value-type="float" office:value="4513510" calcext:value-type="float">
            <text:p>4.51E+06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[.A315] + 1) * 100 + 1" office:value-type="float" office:value="31201" calcext:value-type="float">
            <text:p>31201</text:p>
          </table:table-cell>
          <table:table-cell table:formula="of:=POWER([.B315];2)" office:value-type="float" office:value="973502401" calcext:value-type="float">
            <text:p>973502401</text:p>
          </table:table-cell>
          <table:table-cell table:formula="of:=[.B315]*LOG([.B315];2)" office:value-type="float" office:value="465809.234326043" calcext:value-type="float">
            <text:p>465809.234326043</text:p>
          </table:table-cell>
          <table:table-cell office:value-type="float" office:value="235232000" calcext:value-type="float">
            <text:p>2.35E+08</text:p>
          </table:table-cell>
          <table:table-cell office:value-type="float" office:value="5043430" calcext:value-type="float">
            <text:p>5.04E+06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table:formula="of:=([.O315]+1) *100 + 1" office:value-type="float" office:value="31201" calcext:value-type="float">
            <text:p>31201</text:p>
          </table:table-cell>
          <table:table-cell office:value-type="float" office:value="238223000" calcext:value-type="float">
            <text:p>2.38E+08</text:p>
          </table:table-cell>
          <table:table-cell office:value-type="float" office:value="245737000" calcext:value-type="float">
            <text:p>2.46E+08</text:p>
          </table:table-cell>
          <table:table-cell office:value-type="float" office:value="260680000" calcext:value-type="float">
            <text:p>2.61E+08</text:p>
          </table:table-cell>
          <table:table-cell office:value-type="float" office:value="4653230" calcext:value-type="float">
            <text:p>4.65E+06</text:p>
          </table:table-cell>
          <table:table-cell office:value-type="float" office:value="4899500" calcext:value-type="float">
            <text:p>4.90E+06</text:p>
          </table:table-cell>
          <table:table-cell office:value-type="float" office:value="5236840" calcext:value-type="float">
            <text:p>5.24E+06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[.A316] + 1) * 100 + 1" office:value-type="float" office:value="31301" calcext:value-type="float">
            <text:p>31301</text:p>
          </table:table-cell>
          <table:table-cell table:formula="of:=POWER([.B316];2)" office:value-type="float" office:value="979752601" calcext:value-type="float">
            <text:p>979752601</text:p>
          </table:table-cell>
          <table:table-cell table:formula="of:=[.B316]*LOG([.B316];2)" office:value-type="float" office:value="467446.665242063" calcext:value-type="float">
            <text:p>467446.665242063</text:p>
          </table:table-cell>
          <table:table-cell office:value-type="float" office:value="234658000" calcext:value-type="float">
            <text:p>2.35E+08</text:p>
          </table:table-cell>
          <table:table-cell office:value-type="float" office:value="4954230" calcext:value-type="float">
            <text:p>4.95E+06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table:formula="of:=([.O316]+1) *100 + 1" office:value-type="float" office:value="31301" calcext:value-type="float">
            <text:p>31301</text:p>
          </table:table-cell>
          <table:table-cell office:value-type="float" office:value="244284000" calcext:value-type="float">
            <text:p>2.44E+08</text:p>
          </table:table-cell>
          <table:table-cell office:value-type="float" office:value="251483000" calcext:value-type="float">
            <text:p>2.51E+08</text:p>
          </table:table-cell>
          <table:table-cell office:value-type="float" office:value="258513000" calcext:value-type="float">
            <text:p>2.59E+08</text:p>
          </table:table-cell>
          <table:table-cell office:value-type="float" office:value="5068970" calcext:value-type="float">
            <text:p>5.07E+06</text:p>
          </table:table-cell>
          <table:table-cell office:value-type="float" office:value="5251740" calcext:value-type="float">
            <text:p>5.25E+06</text:p>
          </table:table-cell>
          <table:table-cell office:value-type="float" office:value="5494640" calcext:value-type="float">
            <text:p>5.49E+06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[.A317] + 1) * 100 + 1" office:value-type="float" office:value="31401" calcext:value-type="float">
            <text:p>31401</text:p>
          </table:table-cell>
          <table:table-cell table:formula="of:=POWER([.B317];2)" office:value-type="float" office:value="986022801" calcext:value-type="float">
            <text:p>986022801</text:p>
          </table:table-cell>
          <table:table-cell table:formula="of:=[.B317]*LOG([.B317];2)" office:value-type="float" office:value="469084.557069076" calcext:value-type="float">
            <text:p>469084.557069076</text:p>
          </table:table-cell>
          <table:table-cell office:value-type="float" office:value="241315000" calcext:value-type="float">
            <text:p>2.41E+08</text:p>
          </table:table-cell>
          <table:table-cell office:value-type="float" office:value="5111570" calcext:value-type="float">
            <text:p>5.11E+06</text:p>
          </table:table-cell>
          <table:table-cell table:number-columns-repeated="8"/>
          <table:table-cell office:value-type="float" office:value="313" calcext:value-type="float">
            <text:p>313</text:p>
          </table:table-cell>
          <table:table-cell table:formula="of:=([.O317]+1) *100 + 1" office:value-type="float" office:value="31401" calcext:value-type="float">
            <text:p>31401</text:p>
          </table:table-cell>
          <table:table-cell office:value-type="float" office:value="243250000" calcext:value-type="float">
            <text:p>2.43E+08</text:p>
          </table:table-cell>
          <table:table-cell office:value-type="float" office:value="247822000" calcext:value-type="float">
            <text:p>2.48E+08</text:p>
          </table:table-cell>
          <table:table-cell office:value-type="float" office:value="255612000" calcext:value-type="float">
            <text:p>2.56E+08</text:p>
          </table:table-cell>
          <table:table-cell office:value-type="float" office:value="5241620" calcext:value-type="float">
            <text:p>5.24E+06</text:p>
          </table:table-cell>
          <table:table-cell office:value-type="float" office:value="5308580" calcext:value-type="float">
            <text:p>5.31E+06</text:p>
          </table:table-cell>
          <table:table-cell office:value-type="float" office:value="5415230" calcext:value-type="float">
            <text:p>5.42E+06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[.A318] + 1) * 100 + 1" office:value-type="float" office:value="31501" calcext:value-type="float">
            <text:p>31501</text:p>
          </table:table-cell>
          <table:table-cell table:formula="of:=POWER([.B318];2)" office:value-type="float" office:value="992313001" calcext:value-type="float">
            <text:p>992313001</text:p>
          </table:table-cell>
          <table:table-cell table:formula="of:=[.B318]*LOG([.B318];2)" office:value-type="float" office:value="470722.908339252" calcext:value-type="float">
            <text:p>470722.908339252</text:p>
          </table:table-cell>
          <table:table-cell office:value-type="float" office:value="240820000" calcext:value-type="float">
            <text:p>2.41E+08</text:p>
          </table:table-cell>
          <table:table-cell office:value-type="float" office:value="5332480" calcext:value-type="float">
            <text:p>5.33E+06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 table:formula="of:=([.O318]+1) *100 + 1" office:value-type="float" office:value="31501" calcext:value-type="float">
            <text:p>31501</text:p>
          </table:table-cell>
          <table:table-cell office:value-type="float" office:value="245912000" calcext:value-type="float">
            <text:p>2.46E+08</text:p>
          </table:table-cell>
          <table:table-cell office:value-type="float" office:value="250975000" calcext:value-type="float">
            <text:p>2.51E+08</text:p>
          </table:table-cell>
          <table:table-cell office:value-type="float" office:value="254523000" calcext:value-type="float">
            <text:p>2.55E+08</text:p>
          </table:table-cell>
          <table:table-cell office:value-type="float" office:value="4975300" calcext:value-type="float">
            <text:p>4.98E+06</text:p>
          </table:table-cell>
          <table:table-cell office:value-type="float" office:value="5004240" calcext:value-type="float">
            <text:p>5.00E+06</text:p>
          </table:table-cell>
          <table:table-cell office:value-type="float" office:value="5127880" calcext:value-type="float">
            <text:p>5.13E+06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[.A319] + 1) * 100 + 1" office:value-type="float" office:value="31601" calcext:value-type="float">
            <text:p>31601</text:p>
          </table:table-cell>
          <table:table-cell table:formula="of:=POWER([.B319];2)" office:value-type="float" office:value="998623201" calcext:value-type="float">
            <text:p>998623201</text:p>
          </table:table-cell>
          <table:table-cell table:formula="of:=[.B319]*LOG([.B319];2)" office:value-type="float" office:value="472361.717594084" calcext:value-type="float">
            <text:p>472361.717594084</text:p>
          </table:table-cell>
          <table:table-cell office:value-type="float" office:value="241360000" calcext:value-type="float">
            <text:p>2.41E+08</text:p>
          </table:table-cell>
          <table:table-cell office:value-type="float" office:value="5378740" calcext:value-type="float">
            <text:p>5.38E+06</text:p>
          </table:table-cell>
          <table:table-cell table:number-columns-repeated="8"/>
          <table:table-cell office:value-type="float" office:value="315" calcext:value-type="float">
            <text:p>315</text:p>
          </table:table-cell>
          <table:table-cell table:formula="of:=([.O319]+1) *100 + 1" office:value-type="float" office:value="31601" calcext:value-type="float">
            <text:p>31601</text:p>
          </table:table-cell>
          <table:table-cell office:value-type="float" office:value="247435000" calcext:value-type="float">
            <text:p>2.47E+08</text:p>
          </table:table-cell>
          <table:table-cell office:value-type="float" office:value="251298000" calcext:value-type="float">
            <text:p>2.51E+08</text:p>
          </table:table-cell>
          <table:table-cell office:value-type="float" office:value="256427000" calcext:value-type="float">
            <text:p>2.56E+08</text:p>
          </table:table-cell>
          <table:table-cell office:value-type="float" office:value="5311470" calcext:value-type="float">
            <text:p>5.31E+06</text:p>
          </table:table-cell>
          <table:table-cell office:value-type="float" office:value="5473260" calcext:value-type="float">
            <text:p>5.47E+06</text:p>
          </table:table-cell>
          <table:table-cell office:value-type="float" office:value="5610710" calcext:value-type="float">
            <text:p>5.61E+06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[.A320] + 1) * 100 + 1" office:value-type="float" office:value="31701" calcext:value-type="float">
            <text:p>31701</text:p>
          </table:table-cell>
          <table:table-cell table:formula="of:=POWER([.B320];2)" office:value-type="float" office:value="1004953401" calcext:value-type="float">
            <text:p>1004953401</text:p>
          </table:table-cell>
          <table:table-cell table:formula="of:=[.B320]*LOG([.B320];2)" office:value-type="float" office:value="474000.983384294" calcext:value-type="float">
            <text:p>474000.983384294</text:p>
          </table:table-cell>
          <table:table-cell office:value-type="float" office:value="243472000" calcext:value-type="float">
            <text:p>2.43E+08</text:p>
          </table:table-cell>
          <table:table-cell office:value-type="float" office:value="5282620" calcext:value-type="float">
            <text:p>5.28E+06</text:p>
          </table:table-cell>
          <table:table-cell table:number-columns-repeated="8"/>
          <table:table-cell office:value-type="float" office:value="316" calcext:value-type="float">
            <text:p>316</text:p>
          </table:table-cell>
          <table:table-cell table:formula="of:=([.O320]+1) *100 + 1" office:value-type="float" office:value="31701" calcext:value-type="float">
            <text:p>31701</text:p>
          </table:table-cell>
          <table:table-cell office:value-type="float" office:value="245495000" calcext:value-type="float">
            <text:p>2.45E+08</text:p>
          </table:table-cell>
          <table:table-cell office:value-type="float" office:value="252184000" calcext:value-type="float">
            <text:p>2.52E+08</text:p>
          </table:table-cell>
          <table:table-cell office:value-type="float" office:value="257521000" calcext:value-type="float">
            <text:p>2.58E+08</text:p>
          </table:table-cell>
          <table:table-cell office:value-type="float" office:value="5219830" calcext:value-type="float">
            <text:p>5.22E+06</text:p>
          </table:table-cell>
          <table:table-cell office:value-type="float" office:value="5474970" calcext:value-type="float">
            <text:p>5.47E+06</text:p>
          </table:table-cell>
          <table:table-cell office:value-type="float" office:value="5843100" calcext:value-type="float">
            <text:p>5.84E+06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[.A321] + 1) * 100 + 1" office:value-type="float" office:value="31801" calcext:value-type="float">
            <text:p>31801</text:p>
          </table:table-cell>
          <table:table-cell table:formula="of:=POWER([.B321];2)" office:value-type="float" office:value="1011303601" calcext:value-type="float">
            <text:p>1011303601</text:p>
          </table:table-cell>
          <table:table-cell table:formula="of:=[.B321]*LOG([.B321];2)" office:value-type="float" office:value="475640.704269748" calcext:value-type="float">
            <text:p>475640.704269748</text:p>
          </table:table-cell>
          <table:table-cell office:value-type="float" office:value="248811000" calcext:value-type="float">
            <text:p>2.49E+08</text:p>
          </table:table-cell>
          <table:table-cell office:value-type="float" office:value="5185390" calcext:value-type="float">
            <text:p>5.19E+06</text:p>
          </table:table-cell>
          <table:table-cell table:number-columns-repeated="8"/>
          <table:table-cell office:value-type="float" office:value="317" calcext:value-type="float">
            <text:p>317</text:p>
          </table:table-cell>
          <table:table-cell table:formula="of:=([.O321]+1) *100 + 1" office:value-type="float" office:value="31801" calcext:value-type="float">
            <text:p>31801</text:p>
          </table:table-cell>
          <table:table-cell office:value-type="float" office:value="248676000" calcext:value-type="float">
            <text:p>2.49E+08</text:p>
          </table:table-cell>
          <table:table-cell office:value-type="float" office:value="253120000" calcext:value-type="float">
            <text:p>2.53E+08</text:p>
          </table:table-cell>
          <table:table-cell office:value-type="float" office:value="259238000" calcext:value-type="float">
            <text:p>2.59E+08</text:p>
          </table:table-cell>
          <table:table-cell office:value-type="float" office:value="5000050" calcext:value-type="float">
            <text:p>5.00E+06</text:p>
          </table:table-cell>
          <table:table-cell office:value-type="float" office:value="5101840" calcext:value-type="float">
            <text:p>5.10E+06</text:p>
          </table:table-cell>
          <table:table-cell office:value-type="float" office:value="5289880" calcext:value-type="float">
            <text:p>5.29E+06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[.A322] + 1) * 100 + 1" office:value-type="float" office:value="31901" calcext:value-type="float">
            <text:p>31901</text:p>
          </table:table-cell>
          <table:table-cell table:formula="of:=POWER([.B322];2)" office:value-type="float" office:value="1017673801" calcext:value-type="float">
            <text:p>1017673801</text:p>
          </table:table-cell>
          <table:table-cell table:formula="of:=[.B322]*LOG([.B322];2)" office:value-type="float" office:value="477280.87881937" calcext:value-type="float">
            <text:p>477280.87881937</text:p>
          </table:table-cell>
          <table:table-cell office:value-type="float" office:value="245987000" calcext:value-type="float">
            <text:p>2.46E+08</text:p>
          </table:table-cell>
          <table:table-cell office:value-type="float" office:value="5191100" calcext:value-type="float">
            <text:p>5.19E+06</text:p>
          </table:table-cell>
          <table:table-cell table:number-columns-repeated="8"/>
          <table:table-cell office:value-type="float" office:value="318" calcext:value-type="float">
            <text:p>318</text:p>
          </table:table-cell>
          <table:table-cell table:formula="of:=([.O322]+1) *100 + 1" office:value-type="float" office:value="31901" calcext:value-type="float">
            <text:p>31901</text:p>
          </table:table-cell>
          <table:table-cell office:value-type="float" office:value="242881000" calcext:value-type="float">
            <text:p>2.43E+08</text:p>
          </table:table-cell>
          <table:table-cell office:value-type="float" office:value="257312000" calcext:value-type="float">
            <text:p>2.57E+08</text:p>
          </table:table-cell>
          <table:table-cell office:value-type="float" office:value="270202000" calcext:value-type="float">
            <text:p>2.70E+08</text:p>
          </table:table-cell>
          <table:table-cell office:value-type="float" office:value="5319270" calcext:value-type="float">
            <text:p>5.32E+06</text:p>
          </table:table-cell>
          <table:table-cell office:value-type="float" office:value="5423630" calcext:value-type="float">
            <text:p>5.42E+06</text:p>
          </table:table-cell>
          <table:table-cell office:value-type="float" office:value="5516020" calcext:value-type="float">
            <text:p>5.52E+06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[.A323] + 1) * 100 + 1" office:value-type="float" office:value="32001" calcext:value-type="float">
            <text:p>32001</text:p>
          </table:table-cell>
          <table:table-cell table:formula="of:=POWER([.B323];2)" office:value-type="float" office:value="1024064001" calcext:value-type="float">
            <text:p>1024064001</text:p>
          </table:table-cell>
          <table:table-cell table:formula="of:=[.B323]*LOG([.B323];2)" office:value-type="float" office:value="478921.505611054" calcext:value-type="float">
            <text:p>478921.505611054</text:p>
          </table:table-cell>
          <table:table-cell office:value-type="float" office:value="249251000" calcext:value-type="float">
            <text:p>2.49E+08</text:p>
          </table:table-cell>
          <table:table-cell office:value-type="float" office:value="5405650" calcext:value-type="float">
            <text:p>5.41E+06</text:p>
          </table:table-cell>
          <table:table-cell table:number-columns-repeated="8"/>
          <table:table-cell office:value-type="float" office:value="319" calcext:value-type="float">
            <text:p>319</text:p>
          </table:table-cell>
          <table:table-cell table:formula="of:=([.O323]+1) *100 + 1" office:value-type="float" office:value="32001" calcext:value-type="float">
            <text:p>32001</text:p>
          </table:table-cell>
          <table:table-cell office:value-type="float" office:value="251183000" calcext:value-type="float">
            <text:p>2.51E+08</text:p>
          </table:table-cell>
          <table:table-cell office:value-type="float" office:value="260705000" calcext:value-type="float">
            <text:p>2.61E+08</text:p>
          </table:table-cell>
          <table:table-cell office:value-type="float" office:value="272689000" calcext:value-type="float">
            <text:p>2.73E+08</text:p>
          </table:table-cell>
          <table:table-cell office:value-type="float" office:value="5284040" calcext:value-type="float">
            <text:p>5.28E+06</text:p>
          </table:table-cell>
          <table:table-cell office:value-type="float" office:value="5557740" calcext:value-type="float">
            <text:p>5.56E+06</text:p>
          </table:table-cell>
          <table:table-cell office:value-type="float" office:value="5957910" calcext:value-type="float">
            <text:p>5.96E+06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A324] + 1) * 100 + 1" office:value-type="float" office:value="32101" calcext:value-type="float">
            <text:p>32101</text:p>
          </table:table-cell>
          <table:table-cell table:formula="of:=POWER([.B324];2)" office:value-type="float" office:value="1030474201" calcext:value-type="float">
            <text:p>1030474201</text:p>
          </table:table-cell>
          <table:table-cell table:formula="of:=[.B324]*LOG([.B324];2)" office:value-type="float" office:value="480562.583231584" calcext:value-type="float">
            <text:p>480562.583231584</text:p>
          </table:table-cell>
          <table:table-cell office:value-type="float" office:value="251315000" calcext:value-type="float">
            <text:p>2.51E+08</text:p>
          </table:table-cell>
          <table:table-cell office:value-type="float" office:value="5192730" calcext:value-type="float">
            <text:p>5.19E+06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table:formula="of:=([.O324]+1) *100 + 1" office:value-type="float" office:value="32101" calcext:value-type="float">
            <text:p>32101</text:p>
          </table:table-cell>
          <table:table-cell office:value-type="float" office:value="246368000" calcext:value-type="float">
            <text:p>2.46E+08</text:p>
          </table:table-cell>
          <table:table-cell office:value-type="float" office:value="255270000" calcext:value-type="float">
            <text:p>2.55E+08</text:p>
          </table:table-cell>
          <table:table-cell office:value-type="float" office:value="262664000" calcext:value-type="float">
            <text:p>2.63E+08</text:p>
          </table:table-cell>
          <table:table-cell office:value-type="float" office:value="4808840" calcext:value-type="float">
            <text:p>4.81E+06</text:p>
          </table:table-cell>
          <table:table-cell office:value-type="float" office:value="4965030" calcext:value-type="float">
            <text:p>4.97E+06</text:p>
          </table:table-cell>
          <table:table-cell office:value-type="float" office:value="5094490" calcext:value-type="float">
            <text:p>5.09E+06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[.A325] + 1) * 100 + 1" office:value-type="float" office:value="32201" calcext:value-type="float">
            <text:p>32201</text:p>
          </table:table-cell>
          <table:table-cell table:formula="of:=POWER([.B325];2)" office:value-type="float" office:value="1036904401" calcext:value-type="float">
            <text:p>1036904401</text:p>
          </table:table-cell>
          <table:table-cell table:formula="of:=[.B325]*LOG([.B325];2)" office:value-type="float" office:value="482204.110276547" calcext:value-type="float">
            <text:p>482204.110276547</text:p>
          </table:table-cell>
          <table:table-cell office:value-type="float" office:value="257422000" calcext:value-type="float">
            <text:p>2.57E+08</text:p>
          </table:table-cell>
          <table:table-cell office:value-type="float" office:value="5611000" calcext:value-type="float">
            <text:p>5.61E+06</text:p>
          </table:table-cell>
          <table:table-cell table:number-columns-repeated="8"/>
          <table:table-cell office:value-type="float" office:value="321" calcext:value-type="float">
            <text:p>321</text:p>
          </table:table-cell>
          <table:table-cell table:formula="of:=([.O325]+1) *100 + 1" office:value-type="float" office:value="32201" calcext:value-type="float">
            <text:p>32201</text:p>
          </table:table-cell>
          <table:table-cell office:value-type="float" office:value="253274000" calcext:value-type="float">
            <text:p>2.53E+08</text:p>
          </table:table-cell>
          <table:table-cell office:value-type="float" office:value="259003000" calcext:value-type="float">
            <text:p>2.59E+08</text:p>
          </table:table-cell>
          <table:table-cell office:value-type="float" office:value="264698000" calcext:value-type="float">
            <text:p>2.65E+08</text:p>
          </table:table-cell>
          <table:table-cell office:value-type="float" office:value="4935230" calcext:value-type="float">
            <text:p>4.94E+06</text:p>
          </table:table-cell>
          <table:table-cell office:value-type="float" office:value="5149020" calcext:value-type="float">
            <text:p>5.15E+06</text:p>
          </table:table-cell>
          <table:table-cell office:value-type="float" office:value="5318020" calcext:value-type="float">
            <text:p>5.32E+06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[.A326] + 1) * 100 + 1" office:value-type="float" office:value="32301" calcext:value-type="float">
            <text:p>32301</text:p>
          </table:table-cell>
          <table:table-cell table:formula="of:=POWER([.B326];2)" office:value-type="float" office:value="1043354601" calcext:value-type="float">
            <text:p>1043354601</text:p>
          </table:table-cell>
          <table:table-cell table:formula="of:=[.B326]*LOG([.B326];2)" office:value-type="float" office:value="483846.085350255" calcext:value-type="float">
            <text:p>483846.085350255</text:p>
          </table:table-cell>
          <table:table-cell office:value-type="float" office:value="259890000" calcext:value-type="float">
            <text:p>2.60E+08</text:p>
          </table:table-cell>
          <table:table-cell office:value-type="float" office:value="5473110" calcext:value-type="float">
            <text:p>5.47E+06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table:formula="of:=([.O326]+1) *100 + 1" office:value-type="float" office:value="32301" calcext:value-type="float">
            <text:p>32301</text:p>
          </table:table-cell>
          <table:table-cell office:value-type="float" office:value="249489000" calcext:value-type="float">
            <text:p>2.49E+08</text:p>
          </table:table-cell>
          <table:table-cell office:value-type="float" office:value="260594000" calcext:value-type="float">
            <text:p>2.61E+08</text:p>
          </table:table-cell>
          <table:table-cell office:value-type="float" office:value="269732000" calcext:value-type="float">
            <text:p>2.70E+08</text:p>
          </table:table-cell>
          <table:table-cell office:value-type="float" office:value="5292060" calcext:value-type="float">
            <text:p>5.29E+06</text:p>
          </table:table-cell>
          <table:table-cell office:value-type="float" office:value="5396390" calcext:value-type="float">
            <text:p>5.40E+06</text:p>
          </table:table-cell>
          <table:table-cell office:value-type="float" office:value="5660160" calcext:value-type="float">
            <text:p>5.66E+06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[.A327] + 1) * 100 + 1" office:value-type="float" office:value="32401" calcext:value-type="float">
            <text:p>32401</text:p>
          </table:table-cell>
          <table:table-cell table:formula="of:=POWER([.B327];2)" office:value-type="float" office:value="1049824801" calcext:value-type="float">
            <text:p>1049824801</text:p>
          </table:table-cell>
          <table:table-cell table:formula="of:=[.B327]*LOG([.B327];2)" office:value-type="float" office:value="485488.50706566" calcext:value-type="float">
            <text:p>485488.50706566</text:p>
          </table:table-cell>
          <table:table-cell office:value-type="float" office:value="253654000" calcext:value-type="float">
            <text:p>2.54E+08</text:p>
          </table:table-cell>
          <table:table-cell office:value-type="float" office:value="5157810" calcext:value-type="float">
            <text:p>5.16E+06</text:p>
          </table:table-cell>
          <table:table-cell table:number-columns-repeated="8"/>
          <table:table-cell office:value-type="float" office:value="323" calcext:value-type="float">
            <text:p>323</text:p>
          </table:table-cell>
          <table:table-cell table:formula="of:=([.O327]+1) *100 + 1" office:value-type="float" office:value="32401" calcext:value-type="float">
            <text:p>32401</text:p>
          </table:table-cell>
          <table:table-cell office:value-type="float" office:value="252131000" calcext:value-type="float">
            <text:p>2.52E+08</text:p>
          </table:table-cell>
          <table:table-cell office:value-type="float" office:value="257339000" calcext:value-type="float">
            <text:p>2.57E+08</text:p>
          </table:table-cell>
          <table:table-cell office:value-type="float" office:value="267112000" calcext:value-type="float">
            <text:p>2.67E+08</text:p>
          </table:table-cell>
          <table:table-cell office:value-type="float" office:value="5205640" calcext:value-type="float">
            <text:p>5.21E+06</text:p>
          </table:table-cell>
          <table:table-cell office:value-type="float" office:value="5240940" calcext:value-type="float">
            <text:p>5.24E+06</text:p>
          </table:table-cell>
          <table:table-cell office:value-type="float" office:value="5286200" calcext:value-type="float">
            <text:p>5.29E+06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[.A328] + 1) * 100 + 1" office:value-type="float" office:value="32501" calcext:value-type="float">
            <text:p>32501</text:p>
          </table:table-cell>
          <table:table-cell table:formula="of:=POWER([.B328];2)" office:value-type="float" office:value="1056315001" calcext:value-type="float">
            <text:p>1056315001</text:p>
          </table:table-cell>
          <table:table-cell table:formula="of:=[.B328]*LOG([.B328];2)" office:value-type="float" office:value="487131.374044276" calcext:value-type="float">
            <text:p>487131.374044276</text:p>
          </table:table-cell>
          <table:table-cell office:value-type="float" office:value="255931000" calcext:value-type="float">
            <text:p>2.56E+08</text:p>
          </table:table-cell>
          <table:table-cell office:value-type="float" office:value="5600490" calcext:value-type="float">
            <text:p>5.60E+06</text:p>
          </table:table-cell>
          <table:table-cell table:number-columns-repeated="8"/>
          <table:table-cell office:value-type="float" office:value="324" calcext:value-type="float">
            <text:p>324</text:p>
          </table:table-cell>
          <table:table-cell table:formula="of:=([.O328]+1) *100 + 1" office:value-type="float" office:value="32501" calcext:value-type="float">
            <text:p>32501</text:p>
          </table:table-cell>
          <table:table-cell office:value-type="float" office:value="251107000" calcext:value-type="float">
            <text:p>2.51E+08</text:p>
          </table:table-cell>
          <table:table-cell office:value-type="float" office:value="257624000" calcext:value-type="float">
            <text:p>2.58E+08</text:p>
          </table:table-cell>
          <table:table-cell office:value-type="float" office:value="265015000" calcext:value-type="float">
            <text:p>2.65E+08</text:p>
          </table:table-cell>
          <table:table-cell office:value-type="float" office:value="5058820" calcext:value-type="float">
            <text:p>5.06E+06</text:p>
          </table:table-cell>
          <table:table-cell office:value-type="float" office:value="5196740" calcext:value-type="float">
            <text:p>5.20E+06</text:p>
          </table:table-cell>
          <table:table-cell office:value-type="float" office:value="5332510" calcext:value-type="float">
            <text:p>5.33E+06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[.A329] + 1) * 100 + 1" office:value-type="float" office:value="32601" calcext:value-type="float">
            <text:p>32601</text:p>
          </table:table-cell>
          <table:table-cell table:formula="of:=POWER([.B329];2)" office:value-type="float" office:value="1062825201" calcext:value-type="float">
            <text:p>1062825201</text:p>
          </table:table-cell>
          <table:table-cell table:formula="of:=[.B329]*LOG([.B329];2)" office:value-type="float" office:value="488774.684916101" calcext:value-type="float">
            <text:p>488774.684916101</text:p>
          </table:table-cell>
          <table:table-cell office:value-type="float" office:value="263962000" calcext:value-type="float">
            <text:p>2.64E+08</text:p>
          </table:table-cell>
          <table:table-cell office:value-type="float" office:value="5531030" calcext:value-type="float">
            <text:p>5.53E+06</text:p>
          </table:table-cell>
          <table:table-cell table:number-columns-repeated="8"/>
          <table:table-cell office:value-type="float" office:value="325" calcext:value-type="float">
            <text:p>325</text:p>
          </table:table-cell>
          <table:table-cell table:formula="of:=([.O329]+1) *100 + 1" office:value-type="float" office:value="32601" calcext:value-type="float">
            <text:p>32601</text:p>
          </table:table-cell>
          <table:table-cell office:value-type="float" office:value="257687000" calcext:value-type="float">
            <text:p>2.58E+08</text:p>
          </table:table-cell>
          <table:table-cell office:value-type="float" office:value="261598000" calcext:value-type="float">
            <text:p>2.62E+08</text:p>
          </table:table-cell>
          <table:table-cell office:value-type="float" office:value="273673000" calcext:value-type="float">
            <text:p>2.74E+08</text:p>
          </table:table-cell>
          <table:table-cell office:value-type="float" office:value="4768930" calcext:value-type="float">
            <text:p>4.77E+06</text:p>
          </table:table-cell>
          <table:table-cell office:value-type="float" office:value="4824820" calcext:value-type="float">
            <text:p>4.82E+06</text:p>
          </table:table-cell>
          <table:table-cell office:value-type="float" office:value="4952520" calcext:value-type="float">
            <text:p>4.95E+06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[.A330] + 1) * 100 + 1" office:value-type="float" office:value="32701" calcext:value-type="float">
            <text:p>32701</text:p>
          </table:table-cell>
          <table:table-cell table:formula="of:=POWER([.B330];2)" office:value-type="float" office:value="1069355401" calcext:value-type="float">
            <text:p>1069355401</text:p>
          </table:table-cell>
          <table:table-cell table:formula="of:=[.B330]*LOG([.B330];2)" office:value-type="float" office:value="490418.438319536" calcext:value-type="float">
            <text:p>490418.438319536</text:p>
          </table:table-cell>
          <table:table-cell office:value-type="float" office:value="262155000" calcext:value-type="float">
            <text:p>2.62E+08</text:p>
          </table:table-cell>
          <table:table-cell office:value-type="float" office:value="5320630" calcext:value-type="float">
            <text:p>5.32E+06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table:formula="of:=([.O330]+1) *100 + 1" office:value-type="float" office:value="32701" calcext:value-type="float">
            <text:p>32701</text:p>
          </table:table-cell>
          <table:table-cell office:value-type="float" office:value="254128000" calcext:value-type="float">
            <text:p>2.54E+08</text:p>
          </table:table-cell>
          <table:table-cell office:value-type="float" office:value="260596000" calcext:value-type="float">
            <text:p>2.61E+08</text:p>
          </table:table-cell>
          <table:table-cell office:value-type="float" office:value="265812000" calcext:value-type="float">
            <text:p>2.66E+08</text:p>
          </table:table-cell>
          <table:table-cell office:value-type="float" office:value="5155420" calcext:value-type="float">
            <text:p>5.16E+06</text:p>
          </table:table-cell>
          <table:table-cell office:value-type="float" office:value="5218050" calcext:value-type="float">
            <text:p>5.22E+06</text:p>
          </table:table-cell>
          <table:table-cell office:value-type="float" office:value="5341140" calcext:value-type="float">
            <text:p>5.34E+06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[.A331] + 1) * 100 + 1" office:value-type="float" office:value="32801" calcext:value-type="float">
            <text:p>32801</text:p>
          </table:table-cell>
          <table:table-cell table:formula="of:=POWER([.B331];2)" office:value-type="float" office:value="1075905601" calcext:value-type="float">
            <text:p>1075905601</text:p>
          </table:table-cell>
          <table:table-cell table:formula="of:=[.B331]*LOG([.B331];2)" office:value-type="float" office:value="492062.632901312" calcext:value-type="float">
            <text:p>492062.632901312</text:p>
          </table:table-cell>
          <table:table-cell office:value-type="float" office:value="261371000" calcext:value-type="float">
            <text:p>2.61E+08</text:p>
          </table:table-cell>
          <table:table-cell office:value-type="float" office:value="5587640" calcext:value-type="float">
            <text:p>5.59E+06</text:p>
          </table:table-cell>
          <table:table-cell table:number-columns-repeated="8"/>
          <table:table-cell office:value-type="float" office:value="327" calcext:value-type="float">
            <text:p>327</text:p>
          </table:table-cell>
          <table:table-cell table:formula="of:=([.O331]+1) *100 + 1" office:value-type="float" office:value="32801" calcext:value-type="float">
            <text:p>32801</text:p>
          </table:table-cell>
          <table:table-cell office:value-type="float" office:value="255972000" calcext:value-type="float">
            <text:p>2.56E+08</text:p>
          </table:table-cell>
          <table:table-cell office:value-type="float" office:value="262436000" calcext:value-type="float">
            <text:p>2.62E+08</text:p>
          </table:table-cell>
          <table:table-cell office:value-type="float" office:value="266712000" calcext:value-type="float">
            <text:p>2.67E+08</text:p>
          </table:table-cell>
          <table:table-cell office:value-type="float" office:value="5033110" calcext:value-type="float">
            <text:p>5.03E+06</text:p>
          </table:table-cell>
          <table:table-cell office:value-type="float" office:value="5068720" calcext:value-type="float">
            <text:p>5.07E+06</text:p>
          </table:table-cell>
          <table:table-cell office:value-type="float" office:value="5131340" calcext:value-type="float">
            <text:p>5.13E+06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A332] + 1) * 100 + 1" office:value-type="float" office:value="32901" calcext:value-type="float">
            <text:p>32901</text:p>
          </table:table-cell>
          <table:table-cell table:formula="of:=POWER([.B332];2)" office:value-type="float" office:value="1082475801" calcext:value-type="float">
            <text:p>1082475801</text:p>
          </table:table-cell>
          <table:table-cell table:formula="of:=[.B332]*LOG([.B332];2)" office:value-type="float" office:value="493707.267316407" calcext:value-type="float">
            <text:p>493707.267316407</text:p>
          </table:table-cell>
          <table:table-cell office:value-type="float" office:value="266359000" calcext:value-type="float">
            <text:p>2.66E+08</text:p>
          </table:table-cell>
          <table:table-cell office:value-type="float" office:value="5375010" calcext:value-type="float">
            <text:p>5.38E+06</text:p>
          </table:table-cell>
          <table:table-cell table:number-columns-repeated="8"/>
          <table:table-cell office:value-type="float" office:value="328" calcext:value-type="float">
            <text:p>328</text:p>
          </table:table-cell>
          <table:table-cell table:formula="of:=([.O332]+1) *100 + 1" office:value-type="float" office:value="32901" calcext:value-type="float">
            <text:p>32901</text:p>
          </table:table-cell>
          <table:table-cell office:value-type="float" office:value="257146000" calcext:value-type="float">
            <text:p>2.57E+08</text:p>
          </table:table-cell>
          <table:table-cell office:value-type="float" office:value="267692000" calcext:value-type="float">
            <text:p>2.68E+08</text:p>
          </table:table-cell>
          <table:table-cell office:value-type="float" office:value="273453000" calcext:value-type="float">
            <text:p>2.73E+08</text:p>
          </table:table-cell>
          <table:table-cell office:value-type="float" office:value="5140270" calcext:value-type="float">
            <text:p>5.14E+06</text:p>
          </table:table-cell>
          <table:table-cell office:value-type="float" office:value="5374600" calcext:value-type="float">
            <text:p>5.37E+06</text:p>
          </table:table-cell>
          <table:table-cell office:value-type="float" office:value="5634130" calcext:value-type="float">
            <text:p>5.63E+06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[.A333] + 1) * 100 + 1" office:value-type="float" office:value="33001" calcext:value-type="float">
            <text:p>33001</text:p>
          </table:table-cell>
          <table:table-cell table:formula="of:=POWER([.B333];2)" office:value-type="float" office:value="1089066001" calcext:value-type="float">
            <text:p>1089066001</text:p>
          </table:table-cell>
          <table:table-cell table:formula="of:=[.B333]*LOG([.B333];2)" office:value-type="float" office:value="495352.340227982" calcext:value-type="float">
            <text:p>495352.340227982</text:p>
          </table:table-cell>
          <table:table-cell office:value-type="float" office:value="268318000" calcext:value-type="float">
            <text:p>2.68E+08</text:p>
          </table:table-cell>
          <table:table-cell office:value-type="float" office:value="5320650" calcext:value-type="float">
            <text:p>5.32E+06</text:p>
          </table:table-cell>
          <table:table-cell table:number-columns-repeated="8"/>
          <table:table-cell office:value-type="float" office:value="329" calcext:value-type="float">
            <text:p>329</text:p>
          </table:table-cell>
          <table:table-cell table:formula="of:=([.O333]+1) *100 + 1" office:value-type="float" office:value="33001" calcext:value-type="float">
            <text:p>33001</text:p>
          </table:table-cell>
          <table:table-cell office:value-type="float" office:value="259747000" calcext:value-type="float">
            <text:p>2.60E+08</text:p>
          </table:table-cell>
          <table:table-cell office:value-type="float" office:value="265179000" calcext:value-type="float">
            <text:p>2.65E+08</text:p>
          </table:table-cell>
          <table:table-cell office:value-type="float" office:value="277033000" calcext:value-type="float">
            <text:p>2.77E+08</text:p>
          </table:table-cell>
          <table:table-cell office:value-type="float" office:value="5311340" calcext:value-type="float">
            <text:p>5.31E+06</text:p>
          </table:table-cell>
          <table:table-cell office:value-type="float" office:value="5432070" calcext:value-type="float">
            <text:p>5.43E+06</text:p>
          </table:table-cell>
          <table:table-cell office:value-type="float" office:value="5690670" calcext:value-type="float">
            <text:p>5.69E+06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[.A334] + 1) * 100 + 1" office:value-type="float" office:value="33101" calcext:value-type="float">
            <text:p>33101</text:p>
          </table:table-cell>
          <table:table-cell table:formula="of:=POWER([.B334];2)" office:value-type="float" office:value="1095676201" calcext:value-type="float">
            <text:p>1095676201</text:p>
          </table:table-cell>
          <table:table-cell table:formula="of:=[.B334]*LOG([.B334];2)" office:value-type="float" office:value="496997.850307293" calcext:value-type="float">
            <text:p>496997.850307293</text:p>
          </table:table-cell>
          <table:table-cell office:value-type="float" office:value="262498000" calcext:value-type="float">
            <text:p>2.62E+08</text:p>
          </table:table-cell>
          <table:table-cell office:value-type="float" office:value="5323770" calcext:value-type="float">
            <text:p>5.32E+06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table:formula="of:=([.O334]+1) *100 + 1" office:value-type="float" office:value="33101" calcext:value-type="float">
            <text:p>33101</text:p>
          </table:table-cell>
          <table:table-cell office:value-type="float" office:value="265095000" calcext:value-type="float">
            <text:p>2.65E+08</text:p>
          </table:table-cell>
          <table:table-cell office:value-type="float" office:value="269805000" calcext:value-type="float">
            <text:p>2.70E+08</text:p>
          </table:table-cell>
          <table:table-cell office:value-type="float" office:value="276900000" calcext:value-type="float">
            <text:p>2.77E+08</text:p>
          </table:table-cell>
          <table:table-cell office:value-type="float" office:value="5384580" calcext:value-type="float">
            <text:p>5.38E+06</text:p>
          </table:table-cell>
          <table:table-cell office:value-type="float" office:value="5629050" calcext:value-type="float">
            <text:p>5.63E+06</text:p>
          </table:table-cell>
          <table:table-cell office:value-type="float" office:value="5880980" calcext:value-type="float">
            <text:p>5.88E+06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[.A335] + 1) * 100 + 1" office:value-type="float" office:value="33201" calcext:value-type="float">
            <text:p>33201</text:p>
          </table:table-cell>
          <table:table-cell table:formula="of:=POWER([.B335];2)" office:value-type="float" office:value="1102306401" calcext:value-type="float">
            <text:p>1102306401</text:p>
          </table:table-cell>
          <table:table-cell table:formula="of:=[.B335]*LOG([.B335];2)" office:value-type="float" office:value="498643.796233628" calcext:value-type="float">
            <text:p>498643.796233628</text:p>
          </table:table-cell>
          <table:table-cell office:value-type="float" office:value="272768000" calcext:value-type="float">
            <text:p>2.73E+08</text:p>
          </table:table-cell>
          <table:table-cell office:value-type="float" office:value="5643500" calcext:value-type="float">
            <text:p>5.64E+06</text:p>
          </table:table-cell>
          <table:table-cell table:number-columns-repeated="8"/>
          <table:table-cell office:value-type="float" office:value="331" calcext:value-type="float">
            <text:p>331</text:p>
          </table:table-cell>
          <table:table-cell table:formula="of:=([.O335]+1) *100 + 1" office:value-type="float" office:value="33201" calcext:value-type="float">
            <text:p>33201</text:p>
          </table:table-cell>
          <table:table-cell office:value-type="float" office:value="263973000" calcext:value-type="float">
            <text:p>2.64E+08</text:p>
          </table:table-cell>
          <table:table-cell office:value-type="float" office:value="271970000" calcext:value-type="float">
            <text:p>2.72E+08</text:p>
          </table:table-cell>
          <table:table-cell office:value-type="float" office:value="279428000" calcext:value-type="float">
            <text:p>2.79E+08</text:p>
          </table:table-cell>
          <table:table-cell office:value-type="float" office:value="5125870" calcext:value-type="float">
            <text:p>5.13E+06</text:p>
          </table:table-cell>
          <table:table-cell office:value-type="float" office:value="5278830" calcext:value-type="float">
            <text:p>5.28E+06</text:p>
          </table:table-cell>
          <table:table-cell office:value-type="float" office:value="5628030" calcext:value-type="float">
            <text:p>5.63E+06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[.A336] + 1) * 100 + 1" office:value-type="float" office:value="33301" calcext:value-type="float">
            <text:p>33301</text:p>
          </table:table-cell>
          <table:table-cell table:formula="of:=POWER([.B336];2)" office:value-type="float" office:value="1108956601" calcext:value-type="float">
            <text:p>1108956601</text:p>
          </table:table-cell>
          <table:table-cell table:formula="of:=[.B336]*LOG([.B336];2)" office:value-type="float" office:value="500290.176694231" calcext:value-type="float">
            <text:p>500290.176694231</text:p>
          </table:table-cell>
          <table:table-cell office:value-type="float" office:value="269299000" calcext:value-type="float">
            <text:p>2.69E+08</text:p>
          </table:table-cell>
          <table:table-cell office:value-type="float" office:value="5381650" calcext:value-type="float">
            <text:p>5.38E+06</text:p>
          </table:table-cell>
          <table:table-cell table:number-columns-repeated="8"/>
          <table:table-cell office:value-type="float" office:value="332" calcext:value-type="float">
            <text:p>332</text:p>
          </table:table-cell>
          <table:table-cell table:formula="of:=([.O336]+1) *100 + 1" office:value-type="float" office:value="33301" calcext:value-type="float">
            <text:p>33301</text:p>
          </table:table-cell>
          <table:table-cell office:value-type="float" office:value="263564000" calcext:value-type="float">
            <text:p>2.64E+08</text:p>
          </table:table-cell>
          <table:table-cell office:value-type="float" office:value="269643000" calcext:value-type="float">
            <text:p>2.70E+08</text:p>
          </table:table-cell>
          <table:table-cell office:value-type="float" office:value="274056000" calcext:value-type="float">
            <text:p>2.74E+08</text:p>
          </table:table-cell>
          <table:table-cell office:value-type="float" office:value="5543350" calcext:value-type="float">
            <text:p>5.54E+06</text:p>
          </table:table-cell>
          <table:table-cell office:value-type="float" office:value="5574800" calcext:value-type="float">
            <text:p>5.57E+06</text:p>
          </table:table-cell>
          <table:table-cell office:value-type="float" office:value="5644500" calcext:value-type="float">
            <text:p>5.64E+06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[.A337] + 1) * 100 + 1" office:value-type="float" office:value="33401" calcext:value-type="float">
            <text:p>33401</text:p>
          </table:table-cell>
          <table:table-cell table:formula="of:=POWER([.B337];2)" office:value-type="float" office:value="1115626801" calcext:value-type="float">
            <text:p>1115626801</text:p>
          </table:table-cell>
          <table:table-cell table:formula="of:=[.B337]*LOG([.B337];2)" office:value-type="float" office:value="501936.990384229" calcext:value-type="float">
            <text:p>501936.990384229</text:p>
          </table:table-cell>
          <table:table-cell office:value-type="float" office:value="274778000" calcext:value-type="float">
            <text:p>2.75E+08</text:p>
          </table:table-cell>
          <table:table-cell office:value-type="float" office:value="5350280" calcext:value-type="float">
            <text:p>5.35E+06</text:p>
          </table:table-cell>
          <table:table-cell table:number-columns-repeated="8"/>
          <table:table-cell office:value-type="float" office:value="333" calcext:value-type="float">
            <text:p>333</text:p>
          </table:table-cell>
          <table:table-cell table:formula="of:=([.O337]+1) *100 + 1" office:value-type="float" office:value="33401" calcext:value-type="float">
            <text:p>33401</text:p>
          </table:table-cell>
          <table:table-cell office:value-type="float" office:value="265400000" calcext:value-type="float">
            <text:p>2.65E+08</text:p>
          </table:table-cell>
          <table:table-cell office:value-type="float" office:value="271767000" calcext:value-type="float">
            <text:p>2.72E+08</text:p>
          </table:table-cell>
          <table:table-cell office:value-type="float" office:value="276521000" calcext:value-type="float">
            <text:p>2.77E+08</text:p>
          </table:table-cell>
          <table:table-cell office:value-type="float" office:value="5547180" calcext:value-type="float">
            <text:p>5.55E+06</text:p>
          </table:table-cell>
          <table:table-cell office:value-type="float" office:value="5633110" calcext:value-type="float">
            <text:p>5.63E+06</text:p>
          </table:table-cell>
          <table:table-cell office:value-type="float" office:value="5734090" calcext:value-type="float">
            <text:p>5.73E+06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[.A338] + 1) * 100 + 1" office:value-type="float" office:value="33501" calcext:value-type="float">
            <text:p>33501</text:p>
          </table:table-cell>
          <table:table-cell table:formula="of:=POWER([.B338];2)" office:value-type="float" office:value="1122317001" calcext:value-type="float">
            <text:p>1122317001</text:p>
          </table:table-cell>
          <table:table-cell table:formula="of:=[.B338]*LOG([.B338];2)" office:value-type="float" office:value="503584.236006564" calcext:value-type="float">
            <text:p>503584.236006564</text:p>
          </table:table-cell>
          <table:table-cell office:value-type="float" office:value="270796000" calcext:value-type="float">
            <text:p>2.71E+08</text:p>
          </table:table-cell>
          <table:table-cell office:value-type="float" office:value="4992710" calcext:value-type="float">
            <text:p>4.99E+06</text:p>
          </table:table-cell>
          <table:table-cell table:number-columns-repeated="8"/>
          <table:table-cell office:value-type="float" office:value="334" calcext:value-type="float">
            <text:p>334</text:p>
          </table:table-cell>
          <table:table-cell table:formula="of:=([.O338]+1) *100 + 1" office:value-type="float" office:value="33501" calcext:value-type="float">
            <text:p>33501</text:p>
          </table:table-cell>
          <table:table-cell office:value-type="float" office:value="266508000" calcext:value-type="float">
            <text:p>2.67E+08</text:p>
          </table:table-cell>
          <table:table-cell office:value-type="float" office:value="272933000" calcext:value-type="float">
            <text:p>2.73E+08</text:p>
          </table:table-cell>
          <table:table-cell office:value-type="float" office:value="282201000" calcext:value-type="float">
            <text:p>2.82E+08</text:p>
          </table:table-cell>
          <table:table-cell office:value-type="float" office:value="4831030" calcext:value-type="float">
            <text:p>4.83E+06</text:p>
          </table:table-cell>
          <table:table-cell office:value-type="float" office:value="4962540" calcext:value-type="float">
            <text:p>4.96E+06</text:p>
          </table:table-cell>
          <table:table-cell office:value-type="float" office:value="5323890" calcext:value-type="float">
            <text:p>5.32E+06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[.A339] + 1) * 100 + 1" office:value-type="float" office:value="33601" calcext:value-type="float">
            <text:p>33601</text:p>
          </table:table-cell>
          <table:table-cell table:formula="of:=POWER([.B339];2)" office:value-type="float" office:value="1129027201" calcext:value-type="float">
            <text:p>1129027201</text:p>
          </table:table-cell>
          <table:table-cell table:formula="of:=[.B339]*LOG([.B339];2)" office:value-type="float" office:value="505231.912271919" calcext:value-type="float">
            <text:p>505231.912271919</text:p>
          </table:table-cell>
          <table:table-cell office:value-type="float" office:value="277029000" calcext:value-type="float">
            <text:p>2.77E+08</text:p>
          </table:table-cell>
          <table:table-cell office:value-type="float" office:value="6224200" calcext:value-type="float">
            <text:p>6.22E+06</text:p>
          </table:table-cell>
          <table:table-cell table:number-columns-repeated="8"/>
          <table:table-cell office:value-type="float" office:value="335" calcext:value-type="float">
            <text:p>335</text:p>
          </table:table-cell>
          <table:table-cell table:formula="of:=([.O339]+1) *100 + 1" office:value-type="float" office:value="33601" calcext:value-type="float">
            <text:p>33601</text:p>
          </table:table-cell>
          <table:table-cell office:value-type="float" office:value="268560000" calcext:value-type="float">
            <text:p>2.69E+08</text:p>
          </table:table-cell>
          <table:table-cell office:value-type="float" office:value="276556000" calcext:value-type="float">
            <text:p>2.77E+08</text:p>
          </table:table-cell>
          <table:table-cell office:value-type="float" office:value="285802000" calcext:value-type="float">
            <text:p>2.86E+08</text:p>
          </table:table-cell>
          <table:table-cell office:value-type="float" office:value="5354280" calcext:value-type="float">
            <text:p>5.35E+06</text:p>
          </table:table-cell>
          <table:table-cell office:value-type="float" office:value="5382750" calcext:value-type="float">
            <text:p>5.38E+06</text:p>
          </table:table-cell>
          <table:table-cell office:value-type="float" office:value="5409640" calcext:value-type="float">
            <text:p>5.41E+06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[.A340] + 1) * 100 + 1" office:value-type="float" office:value="33701" calcext:value-type="float">
            <text:p>33701</text:p>
          </table:table-cell>
          <table:table-cell table:formula="of:=POWER([.B340];2)" office:value-type="float" office:value="1135757401" calcext:value-type="float">
            <text:p>1135757401</text:p>
          </table:table-cell>
          <table:table-cell table:formula="of:=[.B340]*LOG([.B340];2)" office:value-type="float" office:value="506880.017898653" calcext:value-type="float">
            <text:p>506880.017898653</text:p>
          </table:table-cell>
          <table:table-cell office:value-type="float" office:value="280398000" calcext:value-type="float">
            <text:p>2.80E+08</text:p>
          </table:table-cell>
          <table:table-cell office:value-type="float" office:value="5116910" calcext:value-type="float">
            <text:p>5.12E+06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table:formula="of:=([.O340]+1) *100 + 1" office:value-type="float" office:value="33701" calcext:value-type="float">
            <text:p>33701</text:p>
          </table:table-cell>
          <table:table-cell office:value-type="float" office:value="270169000" calcext:value-type="float">
            <text:p>2.70E+08</text:p>
          </table:table-cell>
          <table:table-cell office:value-type="float" office:value="278425000" calcext:value-type="float">
            <text:p>2.78E+08</text:p>
          </table:table-cell>
          <table:table-cell office:value-type="float" office:value="287301000" calcext:value-type="float">
            <text:p>2.87E+08</text:p>
          </table:table-cell>
          <table:table-cell office:value-type="float" office:value="5730360" calcext:value-type="float">
            <text:p>5.73E+06</text:p>
          </table:table-cell>
          <table:table-cell office:value-type="float" office:value="6334050" calcext:value-type="float">
            <text:p>6.33E+06</text:p>
          </table:table-cell>
          <table:table-cell office:value-type="float" office:value="6884850" calcext:value-type="float">
            <text:p>6.88E+06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[.A341] + 1) * 100 + 1" office:value-type="float" office:value="33801" calcext:value-type="float">
            <text:p>33801</text:p>
          </table:table-cell>
          <table:table-cell table:formula="of:=POWER([.B341];2)" office:value-type="float" office:value="1142507601" calcext:value-type="float">
            <text:p>1142507601</text:p>
          </table:table-cell>
          <table:table-cell table:formula="of:=[.B341]*LOG([.B341];2)" office:value-type="float" office:value="508528.551612732" calcext:value-type="float">
            <text:p>508528.551612732</text:p>
          </table:table-cell>
          <table:table-cell office:value-type="float" office:value="274856000" calcext:value-type="float">
            <text:p>2.75E+08</text:p>
          </table:table-cell>
          <table:table-cell office:value-type="float" office:value="5481660" calcext:value-type="float">
            <text:p>5.48E+06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 table:formula="of:=([.O341]+1) *100 + 1" office:value-type="float" office:value="33801" calcext:value-type="float">
            <text:p>33801</text:p>
          </table:table-cell>
          <table:table-cell office:value-type="float" office:value="279796000" calcext:value-type="float">
            <text:p>2.80E+08</text:p>
          </table:table-cell>
          <table:table-cell office:value-type="float" office:value="289528000" calcext:value-type="float">
            <text:p>2.90E+08</text:p>
          </table:table-cell>
          <table:table-cell office:value-type="float" office:value="299947000" calcext:value-type="float">
            <text:p>3.00E+08</text:p>
          </table:table-cell>
          <table:table-cell office:value-type="float" office:value="5194480" calcext:value-type="float">
            <text:p>5.19E+06</text:p>
          </table:table-cell>
          <table:table-cell office:value-type="float" office:value="5479960" calcext:value-type="float">
            <text:p>5.48E+06</text:p>
          </table:table-cell>
          <table:table-cell office:value-type="float" office:value="5909060" calcext:value-type="float">
            <text:p>5.91E+06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[.A342] + 1) * 100 + 1" office:value-type="float" office:value="33901" calcext:value-type="float">
            <text:p>33901</text:p>
          </table:table-cell>
          <table:table-cell table:formula="of:=POWER([.B342];2)" office:value-type="float" office:value="1149277801" calcext:value-type="float">
            <text:p>1149277801</text:p>
          </table:table-cell>
          <table:table-cell table:formula="of:=[.B342]*LOG([.B342];2)" office:value-type="float" office:value="510177.512147658" calcext:value-type="float">
            <text:p>510177.512147658</text:p>
          </table:table-cell>
          <table:table-cell office:value-type="float" office:value="281454000" calcext:value-type="float">
            <text:p>2.81E+08</text:p>
          </table:table-cell>
          <table:table-cell office:value-type="float" office:value="5372370" calcext:value-type="float">
            <text:p>5.37E+06</text:p>
          </table:table-cell>
          <table:table-cell table:number-columns-repeated="8"/>
          <table:table-cell office:value-type="float" office:value="338" calcext:value-type="float">
            <text:p>338</text:p>
          </table:table-cell>
          <table:table-cell table:formula="of:=([.O342]+1) *100 + 1" office:value-type="float" office:value="33901" calcext:value-type="float">
            <text:p>33901</text:p>
          </table:table-cell>
          <table:table-cell office:value-type="float" office:value="281149000" calcext:value-type="float">
            <text:p>2.81E+08</text:p>
          </table:table-cell>
          <table:table-cell office:value-type="float" office:value="287028000" calcext:value-type="float">
            <text:p>2.87E+08</text:p>
          </table:table-cell>
          <table:table-cell office:value-type="float" office:value="293684000" calcext:value-type="float">
            <text:p>2.94E+08</text:p>
          </table:table-cell>
          <table:table-cell office:value-type="float" office:value="5408840" calcext:value-type="float">
            <text:p>5.41E+06</text:p>
          </table:table-cell>
          <table:table-cell office:value-type="float" office:value="5455060" calcext:value-type="float">
            <text:p>5.46E+06</text:p>
          </table:table-cell>
          <table:table-cell office:value-type="float" office:value="5632770" calcext:value-type="float">
            <text:p>5.63E+06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[.A343] + 1) * 100 + 1" office:value-type="float" office:value="34001" calcext:value-type="float">
            <text:p>34001</text:p>
          </table:table-cell>
          <table:table-cell table:formula="of:=POWER([.B343];2)" office:value-type="float" office:value="1156068001" calcext:value-type="float">
            <text:p>1156068001</text:p>
          </table:table-cell>
          <table:table-cell table:formula="of:=[.B343]*LOG([.B343];2)" office:value-type="float" office:value="511826.898244405" calcext:value-type="float">
            <text:p>511826.898244405</text:p>
          </table:table-cell>
          <table:table-cell office:value-type="float" office:value="282680000" calcext:value-type="float">
            <text:p>2.83E+08</text:p>
          </table:table-cell>
          <table:table-cell office:value-type="float" office:value="6037470" calcext:value-type="float">
            <text:p>6.04E+06</text:p>
          </table:table-cell>
          <table:table-cell table:number-columns-repeated="8"/>
          <table:table-cell office:value-type="float" office:value="339" calcext:value-type="float">
            <text:p>339</text:p>
          </table:table-cell>
          <table:table-cell table:formula="of:=([.O343]+1) *100 + 1" office:value-type="float" office:value="34001" calcext:value-type="float">
            <text:p>34001</text:p>
          </table:table-cell>
          <table:table-cell office:value-type="float" office:value="280084000" calcext:value-type="float">
            <text:p>2.80E+08</text:p>
          </table:table-cell>
          <table:table-cell office:value-type="float" office:value="287895000" calcext:value-type="float">
            <text:p>2.88E+08</text:p>
          </table:table-cell>
          <table:table-cell office:value-type="float" office:value="297010000" calcext:value-type="float">
            <text:p>2.97E+08</text:p>
          </table:table-cell>
          <table:table-cell office:value-type="float" office:value="5218990" calcext:value-type="float">
            <text:p>5.22E+06</text:p>
          </table:table-cell>
          <table:table-cell office:value-type="float" office:value="5327780" calcext:value-type="float">
            <text:p>5.33E+06</text:p>
          </table:table-cell>
          <table:table-cell office:value-type="float" office:value="5453180" calcext:value-type="float">
            <text:p>5.45E+06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[.A344] + 1) * 100 + 1" office:value-type="float" office:value="34101" calcext:value-type="float">
            <text:p>34101</text:p>
          </table:table-cell>
          <table:table-cell table:formula="of:=POWER([.B344];2)" office:value-type="float" office:value="1162878201" calcext:value-type="float">
            <text:p>1162878201</text:p>
          </table:table-cell>
          <table:table-cell table:formula="of:=[.B344]*LOG([.B344];2)" office:value-type="float" office:value="513476.708651356" calcext:value-type="float">
            <text:p>513476.708651356</text:p>
          </table:table-cell>
          <table:table-cell office:value-type="float" office:value="284222000" calcext:value-type="float">
            <text:p>2.84E+08</text:p>
          </table:table-cell>
          <table:table-cell office:value-type="float" office:value="5297460" calcext:value-type="float">
            <text:p>5.30E+06</text:p>
          </table:table-cell>
          <table:table-cell table:number-columns-repeated="8"/>
          <table:table-cell office:value-type="float" office:value="340" calcext:value-type="float">
            <text:p>340</text:p>
          </table:table-cell>
          <table:table-cell table:formula="of:=([.O344]+1) *100 + 1" office:value-type="float" office:value="34101" calcext:value-type="float">
            <text:p>34101</text:p>
          </table:table-cell>
          <table:table-cell office:value-type="float" office:value="282066000" calcext:value-type="float">
            <text:p>2.82E+08</text:p>
          </table:table-cell>
          <table:table-cell office:value-type="float" office:value="289516000" calcext:value-type="float">
            <text:p>2.90E+08</text:p>
          </table:table-cell>
          <table:table-cell office:value-type="float" office:value="304246000" calcext:value-type="float">
            <text:p>3.04E+08</text:p>
          </table:table-cell>
          <table:table-cell office:value-type="float" office:value="5460870" calcext:value-type="float">
            <text:p>5.46E+06</text:p>
          </table:table-cell>
          <table:table-cell office:value-type="float" office:value="5510490" calcext:value-type="float">
            <text:p>5.51E+06</text:p>
          </table:table-cell>
          <table:table-cell office:value-type="float" office:value="5765570" calcext:value-type="float">
            <text:p>5.77E+06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[.A345] + 1) * 100 + 1" office:value-type="float" office:value="34201" calcext:value-type="float">
            <text:p>34201</text:p>
          </table:table-cell>
          <table:table-cell table:formula="of:=POWER([.B345];2)" office:value-type="float" office:value="1169708401" calcext:value-type="float">
            <text:p>1169708401</text:p>
          </table:table-cell>
          <table:table-cell table:formula="of:=[.B345]*LOG([.B345];2)" office:value-type="float" office:value="515126.942124231" calcext:value-type="float">
            <text:p>515126.942124231</text:p>
          </table:table-cell>
          <table:table-cell office:value-type="float" office:value="278936000" calcext:value-type="float">
            <text:p>2.79E+08</text:p>
          </table:table-cell>
          <table:table-cell office:value-type="float" office:value="5329280" calcext:value-type="float">
            <text:p>5.33E+06</text:p>
          </table:table-cell>
          <table:table-cell table:number-columns-repeated="8"/>
          <table:table-cell office:value-type="float" office:value="341" calcext:value-type="float">
            <text:p>341</text:p>
          </table:table-cell>
          <table:table-cell table:formula="of:=([.O345]+1) *100 + 1" office:value-type="float" office:value="34201" calcext:value-type="float">
            <text:p>34201</text:p>
          </table:table-cell>
          <table:table-cell office:value-type="float" office:value="278235000" calcext:value-type="float">
            <text:p>2.78E+08</text:p>
          </table:table-cell>
          <table:table-cell office:value-type="float" office:value="286556000" calcext:value-type="float">
            <text:p>2.87E+08</text:p>
          </table:table-cell>
          <table:table-cell office:value-type="float" office:value="293112000" calcext:value-type="float">
            <text:p>2.93E+08</text:p>
          </table:table-cell>
          <table:table-cell office:value-type="float" office:value="5657690" calcext:value-type="float">
            <text:p>5.66E+06</text:p>
          </table:table-cell>
          <table:table-cell office:value-type="float" office:value="5840840" calcext:value-type="float">
            <text:p>5.84E+06</text:p>
          </table:table-cell>
          <table:table-cell office:value-type="float" office:value="6406860" calcext:value-type="float">
            <text:p>6.41E+06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[.A346] + 1) * 100 + 1" office:value-type="float" office:value="34301" calcext:value-type="float">
            <text:p>34301</text:p>
          </table:table-cell>
          <table:table-cell table:formula="of:=POWER([.B346];2)" office:value-type="float" office:value="1176558601" calcext:value-type="float">
            <text:p>1176558601</text:p>
          </table:table-cell>
          <table:table-cell table:formula="of:=[.B346]*LOG([.B346];2)" office:value-type="float" office:value="516777.597426028" calcext:value-type="float">
            <text:p>516777.597426028</text:p>
          </table:table-cell>
          <table:table-cell office:value-type="float" office:value="281403000" calcext:value-type="float">
            <text:p>2.81E+08</text:p>
          </table:table-cell>
          <table:table-cell office:value-type="float" office:value="6044250" calcext:value-type="float">
            <text:p>6.04E+06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table:formula="of:=([.O346]+1) *100 + 1" office:value-type="float" office:value="34301" calcext:value-type="float">
            <text:p>34301</text:p>
          </table:table-cell>
          <table:table-cell office:value-type="float" office:value="285144000" calcext:value-type="float">
            <text:p>2.85E+08</text:p>
          </table:table-cell>
          <table:table-cell office:value-type="float" office:value="291310000" calcext:value-type="float">
            <text:p>2.91E+08</text:p>
          </table:table-cell>
          <table:table-cell office:value-type="float" office:value="297428000" calcext:value-type="float">
            <text:p>2.97E+08</text:p>
          </table:table-cell>
          <table:table-cell office:value-type="float" office:value="5603990" calcext:value-type="float">
            <text:p>5.60E+06</text:p>
          </table:table-cell>
          <table:table-cell office:value-type="float" office:value="5746640" calcext:value-type="float">
            <text:p>5.75E+06</text:p>
          </table:table-cell>
          <table:table-cell office:value-type="float" office:value="5882440" calcext:value-type="float">
            <text:p>5.88E+06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[.A347] + 1) * 100 + 1" office:value-type="float" office:value="34401" calcext:value-type="float">
            <text:p>34401</text:p>
          </table:table-cell>
          <table:table-cell table:formula="of:=POWER([.B347];2)" office:value-type="float" office:value="1183428801" calcext:value-type="float">
            <text:p>1183428801</text:p>
          </table:table-cell>
          <table:table-cell table:formula="of:=[.B347]*LOG([.B347];2)" office:value-type="float" office:value="518428.673326957" calcext:value-type="float">
            <text:p>518428.673326957</text:p>
          </table:table-cell>
          <table:table-cell office:value-type="float" office:value="285420000" calcext:value-type="float">
            <text:p>2.85E+08</text:p>
          </table:table-cell>
          <table:table-cell office:value-type="float" office:value="5473720" calcext:value-type="float">
            <text:p>5.47E+06</text:p>
          </table:table-cell>
          <table:table-cell table:number-columns-repeated="8"/>
          <table:table-cell office:value-type="float" office:value="343" calcext:value-type="float">
            <text:p>343</text:p>
          </table:table-cell>
          <table:table-cell table:formula="of:=([.O347]+1) *100 + 1" office:value-type="float" office:value="34401" calcext:value-type="float">
            <text:p>34401</text:p>
          </table:table-cell>
          <table:table-cell office:value-type="float" office:value="283748000" calcext:value-type="float">
            <text:p>2.84E+08</text:p>
          </table:table-cell>
          <table:table-cell office:value-type="float" office:value="288312000" calcext:value-type="float">
            <text:p>2.88E+08</text:p>
          </table:table-cell>
          <table:table-cell office:value-type="float" office:value="300648000" calcext:value-type="float">
            <text:p>3.01E+08</text:p>
          </table:table-cell>
          <table:table-cell office:value-type="float" office:value="5548390" calcext:value-type="float">
            <text:p>5.55E+06</text:p>
          </table:table-cell>
          <table:table-cell office:value-type="float" office:value="5592150" calcext:value-type="float">
            <text:p>5.59E+06</text:p>
          </table:table-cell>
          <table:table-cell office:value-type="float" office:value="5671050" calcext:value-type="float">
            <text:p>5.67E+06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[.A348] + 1) * 100 + 1" office:value-type="float" office:value="34501" calcext:value-type="float">
            <text:p>34501</text:p>
          </table:table-cell>
          <table:table-cell table:formula="of:=POWER([.B348];2)" office:value-type="float" office:value="1190319001" calcext:value-type="float">
            <text:p>1190319001</text:p>
          </table:table-cell>
          <table:table-cell table:formula="of:=[.B348]*LOG([.B348];2)" office:value-type="float" office:value="520080.16860438" calcext:value-type="float">
            <text:p>520080.16860438</text:p>
          </table:table-cell>
          <table:table-cell office:value-type="float" office:value="299823000" calcext:value-type="float">
            <text:p>3.00E+08</text:p>
          </table:table-cell>
          <table:table-cell office:value-type="float" office:value="5358420" calcext:value-type="float">
            <text:p>5.36E+06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table:formula="of:=([.O348]+1) *100 + 1" office:value-type="float" office:value="34501" calcext:value-type="float">
            <text:p>34501</text:p>
          </table:table-cell>
          <table:table-cell office:value-type="float" office:value="283322000" calcext:value-type="float">
            <text:p>2.83E+08</text:p>
          </table:table-cell>
          <table:table-cell office:value-type="float" office:value="287107000" calcext:value-type="float">
            <text:p>2.87E+08</text:p>
          </table:table-cell>
          <table:table-cell office:value-type="float" office:value="296407000" calcext:value-type="float">
            <text:p>2.96E+08</text:p>
          </table:table-cell>
          <table:table-cell office:value-type="float" office:value="5537770" calcext:value-type="float">
            <text:p>5.54E+06</text:p>
          </table:table-cell>
          <table:table-cell office:value-type="float" office:value="5639570" calcext:value-type="float">
            <text:p>5.64E+06</text:p>
          </table:table-cell>
          <table:table-cell office:value-type="float" office:value="5976170" calcext:value-type="float">
            <text:p>5.98E+06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[.A349] + 1) * 100 + 1" office:value-type="float" office:value="34601" calcext:value-type="float">
            <text:p>34601</text:p>
          </table:table-cell>
          <table:table-cell table:formula="of:=POWER([.B349];2)" office:value-type="float" office:value="1197229201" calcext:value-type="float">
            <text:p>1197229201</text:p>
          </table:table-cell>
          <table:table-cell table:formula="of:=[.B349]*LOG([.B349];2)" office:value-type="float" office:value="521732.082042742" calcext:value-type="float">
            <text:p>521732.082042742</text:p>
          </table:table-cell>
          <table:table-cell office:value-type="float" office:value="290845000" calcext:value-type="float">
            <text:p>2.91E+08</text:p>
          </table:table-cell>
          <table:table-cell office:value-type="float" office:value="5395350" calcext:value-type="float">
            <text:p>5.40E+06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table:formula="of:=([.O349]+1) *100 + 1" office:value-type="float" office:value="34601" calcext:value-type="float">
            <text:p>34601</text:p>
          </table:table-cell>
          <table:table-cell office:value-type="float" office:value="285192000" calcext:value-type="float">
            <text:p>2.85E+08</text:p>
          </table:table-cell>
          <table:table-cell office:value-type="float" office:value="291399000" calcext:value-type="float">
            <text:p>2.91E+08</text:p>
          </table:table-cell>
          <table:table-cell office:value-type="float" office:value="305366000" calcext:value-type="float">
            <text:p>3.05E+08</text:p>
          </table:table-cell>
          <table:table-cell office:value-type="float" office:value="5653510" calcext:value-type="float">
            <text:p>5.65E+06</text:p>
          </table:table-cell>
          <table:table-cell office:value-type="float" office:value="5846550" calcext:value-type="float">
            <text:p>5.85E+06</text:p>
          </table:table-cell>
          <table:table-cell office:value-type="float" office:value="5997800" calcext:value-type="float">
            <text:p>6.00E+06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[.A350] + 1) * 100 + 1" office:value-type="float" office:value="34701" calcext:value-type="float">
            <text:p>34701</text:p>
          </table:table-cell>
          <table:table-cell table:formula="of:=POWER([.B350];2)" office:value-type="float" office:value="1204159401" calcext:value-type="float">
            <text:p>1204159401</text:p>
          </table:table-cell>
          <table:table-cell table:formula="of:=[.B350]*LOG([.B350];2)" office:value-type="float" office:value="523384.41243352" calcext:value-type="float">
            <text:p>523384.41243352</text:p>
          </table:table-cell>
          <table:table-cell office:value-type="float" office:value="294373000" calcext:value-type="float">
            <text:p>2.94E+08</text:p>
          </table:table-cell>
          <table:table-cell office:value-type="float" office:value="5277100" calcext:value-type="float">
            <text:p>5.28E+06</text:p>
          </table:table-cell>
          <table:table-cell table:number-columns-repeated="8"/>
          <table:table-cell office:value-type="float" office:value="346" calcext:value-type="float">
            <text:p>346</text:p>
          </table:table-cell>
          <table:table-cell table:formula="of:=([.O350]+1) *100 + 1" office:value-type="float" office:value="34701" calcext:value-type="float">
            <text:p>34701</text:p>
          </table:table-cell>
          <table:table-cell office:value-type="float" office:value="286211000" calcext:value-type="float">
            <text:p>2.86E+08</text:p>
          </table:table-cell>
          <table:table-cell office:value-type="float" office:value="293424000" calcext:value-type="float">
            <text:p>2.93E+08</text:p>
          </table:table-cell>
          <table:table-cell office:value-type="float" office:value="305510000" calcext:value-type="float">
            <text:p>3.06E+08</text:p>
          </table:table-cell>
          <table:table-cell office:value-type="float" office:value="5452060" calcext:value-type="float">
            <text:p>5.45E+06</text:p>
          </table:table-cell>
          <table:table-cell office:value-type="float" office:value="5758820" calcext:value-type="float">
            <text:p>5.76E+06</text:p>
          </table:table-cell>
          <table:table-cell office:value-type="float" office:value="6497490" calcext:value-type="float">
            <text:p>6.50E+06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[.A351] + 1) * 100 + 1" office:value-type="float" office:value="34801" calcext:value-type="float">
            <text:p>34801</text:p>
          </table:table-cell>
          <table:table-cell table:formula="of:=POWER([.B351];2)" office:value-type="float" office:value="1211109601" calcext:value-type="float">
            <text:p>1211109601</text:p>
          </table:table-cell>
          <table:table-cell table:formula="of:=[.B351]*LOG([.B351];2)" office:value-type="float" office:value="525037.158575151" calcext:value-type="float">
            <text:p>525037.158575151</text:p>
          </table:table-cell>
          <table:table-cell office:value-type="float" office:value="297642000" calcext:value-type="float">
            <text:p>2.98E+08</text:p>
          </table:table-cell>
          <table:table-cell office:value-type="float" office:value="5729790" calcext:value-type="float">
            <text:p>5.73E+06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formula="of:=([.O351]+1) *100 + 1" office:value-type="float" office:value="34801" calcext:value-type="float">
            <text:p>34801</text:p>
          </table:table-cell>
          <table:table-cell office:value-type="float" office:value="293004000" calcext:value-type="float">
            <text:p>2.93E+08</text:p>
          </table:table-cell>
          <table:table-cell office:value-type="float" office:value="302886000" calcext:value-type="float">
            <text:p>3.03E+08</text:p>
          </table:table-cell>
          <table:table-cell office:value-type="float" office:value="311172000" calcext:value-type="float">
            <text:p>3.11E+08</text:p>
          </table:table-cell>
          <table:table-cell office:value-type="float" office:value="5843970" calcext:value-type="float">
            <text:p>5.84E+06</text:p>
          </table:table-cell>
          <table:table-cell office:value-type="float" office:value="5925520" calcext:value-type="float">
            <text:p>5.93E+06</text:p>
          </table:table-cell>
          <table:table-cell office:value-type="float" office:value="6002390" calcext:value-type="float">
            <text:p>6.00E+06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[.A352] + 1) * 100 + 1" office:value-type="float" office:value="34901" calcext:value-type="float">
            <text:p>34901</text:p>
          </table:table-cell>
          <table:table-cell table:formula="of:=POWER([.B352];2)" office:value-type="float" office:value="1218079801" calcext:value-type="float">
            <text:p>1218079801</text:p>
          </table:table-cell>
          <table:table-cell table:formula="of:=[.B352]*LOG([.B352];2)" office:value-type="float" office:value="526690.319272981" calcext:value-type="float">
            <text:p>526690.319272981</text:p>
          </table:table-cell>
          <table:table-cell office:value-type="float" office:value="296077000" calcext:value-type="float">
            <text:p>2.96E+08</text:p>
          </table:table-cell>
          <table:table-cell office:value-type="float" office:value="5394520" calcext:value-type="float">
            <text:p>5.39E+06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table:formula="of:=([.O352]+1) *100 + 1" office:value-type="float" office:value="34901" calcext:value-type="float">
            <text:p>34901</text:p>
          </table:table-cell>
          <table:table-cell office:value-type="float" office:value="295465000" calcext:value-type="float">
            <text:p>2.95E+08</text:p>
          </table:table-cell>
          <table:table-cell office:value-type="float" office:value="302837000" calcext:value-type="float">
            <text:p>3.03E+08</text:p>
          </table:table-cell>
          <table:table-cell office:value-type="float" office:value="311895000" calcext:value-type="float">
            <text:p>3.12E+08</text:p>
          </table:table-cell>
          <table:table-cell office:value-type="float" office:value="5765930" calcext:value-type="float">
            <text:p>5.77E+06</text:p>
          </table:table-cell>
          <table:table-cell office:value-type="float" office:value="5796970" calcext:value-type="float">
            <text:p>5.80E+06</text:p>
          </table:table-cell>
          <table:table-cell office:value-type="float" office:value="5826350" calcext:value-type="float">
            <text:p>5.83E+06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[.A353] + 1) * 100 + 1" office:value-type="float" office:value="35001" calcext:value-type="float">
            <text:p>35001</text:p>
          </table:table-cell>
          <table:table-cell table:formula="of:=POWER([.B353];2)" office:value-type="float" office:value="1225070001" calcext:value-type="float">
            <text:p>1225070001</text:p>
          </table:table-cell>
          <table:table-cell table:formula="of:=[.B353]*LOG([.B353];2)" office:value-type="float" office:value="528343.893339199" calcext:value-type="float">
            <text:p>528343.893339199</text:p>
          </table:table-cell>
          <table:table-cell office:value-type="float" office:value="299006000" calcext:value-type="float">
            <text:p>2.99E+08</text:p>
          </table:table-cell>
          <table:table-cell office:value-type="float" office:value="5545720" calcext:value-type="float">
            <text:p>5.55E+06</text:p>
          </table:table-cell>
          <table:table-cell table:number-columns-repeated="8"/>
          <table:table-cell office:value-type="float" office:value="349" calcext:value-type="float">
            <text:p>349</text:p>
          </table:table-cell>
          <table:table-cell table:formula="of:=([.O353]+1) *100 + 1" office:value-type="float" office:value="35001" calcext:value-type="float">
            <text:p>35001</text:p>
          </table:table-cell>
          <table:table-cell office:value-type="float" office:value="300783000" calcext:value-type="float">
            <text:p>3.01E+08</text:p>
          </table:table-cell>
          <table:table-cell office:value-type="float" office:value="305360000" calcext:value-type="float">
            <text:p>3.05E+08</text:p>
          </table:table-cell>
          <table:table-cell office:value-type="float" office:value="312908000" calcext:value-type="float">
            <text:p>3.13E+08</text:p>
          </table:table-cell>
          <table:table-cell office:value-type="float" office:value="5660440" calcext:value-type="float">
            <text:p>5.66E+06</text:p>
          </table:table-cell>
          <table:table-cell office:value-type="float" office:value="5724420" calcext:value-type="float">
            <text:p>5.72E+06</text:p>
          </table:table-cell>
          <table:table-cell office:value-type="float" office:value="5768550" calcext:value-type="float">
            <text:p>5.77E+06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A354] + 1) * 100 + 1" office:value-type="float" office:value="35101" calcext:value-type="float">
            <text:p>35101</text:p>
          </table:table-cell>
          <table:table-cell table:formula="of:=POWER([.B354];2)" office:value-type="float" office:value="1232080201" calcext:value-type="float">
            <text:p>1232080201</text:p>
          </table:table-cell>
          <table:table-cell table:formula="of:=[.B354]*LOG([.B354];2)" office:value-type="float" office:value="529997.879592785" calcext:value-type="float">
            <text:p>529997.879592785</text:p>
          </table:table-cell>
          <table:table-cell office:value-type="float" office:value="304700000" calcext:value-type="float">
            <text:p>3.05E+08</text:p>
          </table:table-cell>
          <table:table-cell office:value-type="float" office:value="5516720" calcext:value-type="float">
            <text:p>5.52E+06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table:formula="of:=([.O354]+1) *100 + 1" office:value-type="float" office:value="35101" calcext:value-type="float">
            <text:p>35101</text:p>
          </table:table-cell>
          <table:table-cell office:value-type="float" office:value="300989000" calcext:value-type="float">
            <text:p>3.01E+08</text:p>
          </table:table-cell>
          <table:table-cell office:value-type="float" office:value="306620000" calcext:value-type="float">
            <text:p>3.07E+08</text:p>
          </table:table-cell>
          <table:table-cell office:value-type="float" office:value="311888000" calcext:value-type="float">
            <text:p>3.12E+08</text:p>
          </table:table-cell>
          <table:table-cell office:value-type="float" office:value="5848240" calcext:value-type="float">
            <text:p>5.85E+06</text:p>
          </table:table-cell>
          <table:table-cell office:value-type="float" office:value="5909830" calcext:value-type="float">
            <text:p>5.91E+06</text:p>
          </table:table-cell>
          <table:table-cell office:value-type="float" office:value="5956880" calcext:value-type="float">
            <text:p>5.96E+06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[.A355] + 1) * 100 + 1" office:value-type="float" office:value="35201" calcext:value-type="float">
            <text:p>35201</text:p>
          </table:table-cell>
          <table:table-cell table:formula="of:=POWER([.B355];2)" office:value-type="float" office:value="1239110401" calcext:value-type="float">
            <text:p>1239110401</text:p>
          </table:table-cell>
          <table:table-cell table:formula="of:=[.B355]*LOG([.B355];2)" office:value-type="float" office:value="531652.276859445" calcext:value-type="float">
            <text:p>531652.276859445</text:p>
          </table:table-cell>
          <table:table-cell office:value-type="float" office:value="308789000" calcext:value-type="float">
            <text:p>3.09E+08</text:p>
          </table:table-cell>
          <table:table-cell office:value-type="float" office:value="5635080" calcext:value-type="float">
            <text:p>5.64E+06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 table:formula="of:=([.O355]+1) *100 + 1" office:value-type="float" office:value="35201" calcext:value-type="float">
            <text:p>35201</text:p>
          </table:table-cell>
          <table:table-cell office:value-type="float" office:value="296590000" calcext:value-type="float">
            <text:p>2.97E+08</text:p>
          </table:table-cell>
          <table:table-cell office:value-type="float" office:value="305813000" calcext:value-type="float">
            <text:p>3.06E+08</text:p>
          </table:table-cell>
          <table:table-cell office:value-type="float" office:value="312422000" calcext:value-type="float">
            <text:p>3.12E+08</text:p>
          </table:table-cell>
          <table:table-cell office:value-type="float" office:value="5572540" calcext:value-type="float">
            <text:p>5.57E+06</text:p>
          </table:table-cell>
          <table:table-cell office:value-type="float" office:value="5704250" calcext:value-type="float">
            <text:p>5.70E+06</text:p>
          </table:table-cell>
          <table:table-cell office:value-type="float" office:value="5922400" calcext:value-type="float">
            <text:p>5.92E+06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[.A356] + 1) * 100 + 1" office:value-type="float" office:value="35301" calcext:value-type="float">
            <text:p>35301</text:p>
          </table:table-cell>
          <table:table-cell table:formula="of:=POWER([.B356];2)" office:value-type="float" office:value="1246160601" calcext:value-type="float">
            <text:p>1246160601</text:p>
          </table:table-cell>
          <table:table-cell table:formula="of:=[.B356]*LOG([.B356];2)" office:value-type="float" office:value="533307.083971559" calcext:value-type="float">
            <text:p>533307.083971559</text:p>
          </table:table-cell>
          <table:table-cell office:value-type="float" office:value="307995000" calcext:value-type="float">
            <text:p>3.08E+08</text:p>
          </table:table-cell>
          <table:table-cell office:value-type="float" office:value="5410070" calcext:value-type="float">
            <text:p>5.41E+06</text:p>
          </table:table-cell>
          <table:table-cell table:number-columns-repeated="8"/>
          <table:table-cell office:value-type="float" office:value="352" calcext:value-type="float">
            <text:p>352</text:p>
          </table:table-cell>
          <table:table-cell table:formula="of:=([.O356]+1) *100 + 1" office:value-type="float" office:value="35301" calcext:value-type="float">
            <text:p>35301</text:p>
          </table:table-cell>
          <table:table-cell office:value-type="float" office:value="297123000" calcext:value-type="float">
            <text:p>2.97E+08</text:p>
          </table:table-cell>
          <table:table-cell office:value-type="float" office:value="305545000" calcext:value-type="float">
            <text:p>3.06E+08</text:p>
          </table:table-cell>
          <table:table-cell office:value-type="float" office:value="323283000" calcext:value-type="float">
            <text:p>3.23E+08</text:p>
          </table:table-cell>
          <table:table-cell office:value-type="float" office:value="5446840" calcext:value-type="float">
            <text:p>5.45E+06</text:p>
          </table:table-cell>
          <table:table-cell office:value-type="float" office:value="5527810" calcext:value-type="float">
            <text:p>5.53E+06</text:p>
          </table:table-cell>
          <table:table-cell office:value-type="float" office:value="5747090" calcext:value-type="float">
            <text:p>5.75E+06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[.A357] + 1) * 100 + 1" office:value-type="float" office:value="35401" calcext:value-type="float">
            <text:p>35401</text:p>
          </table:table-cell>
          <table:table-cell table:formula="of:=POWER([.B357];2)" office:value-type="float" office:value="1253230801" calcext:value-type="float">
            <text:p>1253230801</text:p>
          </table:table-cell>
          <table:table-cell table:formula="of:=[.B357]*LOG([.B357];2)" office:value-type="float" office:value="534962.299768121" calcext:value-type="float">
            <text:p>534962.299768121</text:p>
          </table:table-cell>
          <table:table-cell office:value-type="float" office:value="310776000" calcext:value-type="float">
            <text:p>3.11E+08</text:p>
          </table:table-cell>
          <table:table-cell office:value-type="float" office:value="5236300" calcext:value-type="float">
            <text:p>5.24E+06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 table:formula="of:=([.O357]+1) *100 + 1" office:value-type="float" office:value="35401" calcext:value-type="float">
            <text:p>35401</text:p>
          </table:table-cell>
          <table:table-cell office:value-type="float" office:value="308143000" calcext:value-type="float">
            <text:p>3.08E+08</text:p>
          </table:table-cell>
          <table:table-cell office:value-type="float" office:value="316868000" calcext:value-type="float">
            <text:p>3.17E+08</text:p>
          </table:table-cell>
          <table:table-cell office:value-type="float" office:value="325814000" calcext:value-type="float">
            <text:p>3.26E+08</text:p>
          </table:table-cell>
          <table:table-cell office:value-type="float" office:value="5686800" calcext:value-type="float">
            <text:p>5.69E+06</text:p>
          </table:table-cell>
          <table:table-cell office:value-type="float" office:value="5751480" calcext:value-type="float">
            <text:p>5.75E+06</text:p>
          </table:table-cell>
          <table:table-cell office:value-type="float" office:value="5941530" calcext:value-type="float">
            <text:p>5.94E+06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[.A358] + 1) * 100 + 1" office:value-type="float" office:value="35501" calcext:value-type="float">
            <text:p>35501</text:p>
          </table:table-cell>
          <table:table-cell table:formula="of:=POWER([.B358];2)" office:value-type="float" office:value="1260321001" calcext:value-type="float">
            <text:p>1260321001</text:p>
          </table:table-cell>
          <table:table-cell table:formula="of:=[.B358]*LOG([.B358];2)" office:value-type="float" office:value="536617.923094685" calcext:value-type="float">
            <text:p>536617.923094685</text:p>
          </table:table-cell>
          <table:table-cell office:value-type="float" office:value="307054000" calcext:value-type="float">
            <text:p>3.07E+08</text:p>
          </table:table-cell>
          <table:table-cell office:value-type="float" office:value="5609560" calcext:value-type="float">
            <text:p>5.61E+06</text:p>
          </table:table-cell>
          <table:table-cell table:number-columns-repeated="8"/>
          <table:table-cell office:value-type="float" office:value="354" calcext:value-type="float">
            <text:p>354</text:p>
          </table:table-cell>
          <table:table-cell table:formula="of:=([.O358]+1) *100 + 1" office:value-type="float" office:value="35501" calcext:value-type="float">
            <text:p>35501</text:p>
          </table:table-cell>
          <table:table-cell office:value-type="float" office:value="299912000" calcext:value-type="float">
            <text:p>3.00E+08</text:p>
          </table:table-cell>
          <table:table-cell office:value-type="float" office:value="311301000" calcext:value-type="float">
            <text:p>3.11E+08</text:p>
          </table:table-cell>
          <table:table-cell office:value-type="float" office:value="326832000" calcext:value-type="float">
            <text:p>3.27E+08</text:p>
          </table:table-cell>
          <table:table-cell office:value-type="float" office:value="5532240" calcext:value-type="float">
            <text:p>5.53E+06</text:p>
          </table:table-cell>
          <table:table-cell office:value-type="float" office:value="5723660" calcext:value-type="float">
            <text:p>5.72E+06</text:p>
          </table:table-cell>
          <table:table-cell office:value-type="float" office:value="6017750" calcext:value-type="float">
            <text:p>6.02E+06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A359] + 1) * 100 + 1" office:value-type="float" office:value="35601" calcext:value-type="float">
            <text:p>35601</text:p>
          </table:table-cell>
          <table:table-cell table:formula="of:=POWER([.B359];2)" office:value-type="float" office:value="1267431201" calcext:value-type="float">
            <text:p>1267431201</text:p>
          </table:table-cell>
          <table:table-cell table:formula="of:=[.B359]*LOG([.B359];2)" office:value-type="float" office:value="538273.952803308" calcext:value-type="float">
            <text:p>538273.952803308</text:p>
          </table:table-cell>
          <table:table-cell office:value-type="float" office:value="323466000" calcext:value-type="float">
            <text:p>3.23E+08</text:p>
          </table:table-cell>
          <table:table-cell office:value-type="float" office:value="6184760" calcext:value-type="float">
            <text:p>6.18E+06</text:p>
          </table:table-cell>
          <table:table-cell table:number-columns-repeated="8"/>
          <table:table-cell office:value-type="float" office:value="355" calcext:value-type="float">
            <text:p>355</text:p>
          </table:table-cell>
          <table:table-cell table:formula="of:=([.O359]+1) *100 + 1" office:value-type="float" office:value="35601" calcext:value-type="float">
            <text:p>35601</text:p>
          </table:table-cell>
          <table:table-cell office:value-type="float" office:value="306410000" calcext:value-type="float">
            <text:p>3.06E+08</text:p>
          </table:table-cell>
          <table:table-cell office:value-type="float" office:value="317306000" calcext:value-type="float">
            <text:p>3.17E+08</text:p>
          </table:table-cell>
          <table:table-cell office:value-type="float" office:value="330465000" calcext:value-type="float">
            <text:p>3.30E+08</text:p>
          </table:table-cell>
          <table:table-cell office:value-type="float" office:value="5407870" calcext:value-type="float">
            <text:p>5.41E+06</text:p>
          </table:table-cell>
          <table:table-cell office:value-type="float" office:value="5501470" calcext:value-type="float">
            <text:p>5.50E+06</text:p>
          </table:table-cell>
          <table:table-cell office:value-type="float" office:value="5629350" calcext:value-type="float">
            <text:p>5.63E+06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A360] + 1) * 100 + 1" office:value-type="float" office:value="35701" calcext:value-type="float">
            <text:p>35701</text:p>
          </table:table-cell>
          <table:table-cell table:formula="of:=POWER([.B360];2)" office:value-type="float" office:value="1274561401" calcext:value-type="float">
            <text:p>1274561401</text:p>
          </table:table-cell>
          <table:table-cell table:formula="of:=[.B360]*LOG([.B360];2)" office:value-type="float" office:value="539930.387752497" calcext:value-type="float">
            <text:p>539930.387752497</text:p>
          </table:table-cell>
          <table:table-cell office:value-type="float" office:value="316312000" calcext:value-type="float">
            <text:p>3.16E+08</text:p>
          </table:table-cell>
          <table:table-cell office:value-type="float" office:value="5852790" calcext:value-type="float">
            <text:p>5.85E+06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 table:formula="of:=([.O360]+1) *100 + 1" office:value-type="float" office:value="35701" calcext:value-type="float">
            <text:p>35701</text:p>
          </table:table-cell>
          <table:table-cell office:value-type="float" office:value="304268000" calcext:value-type="float">
            <text:p>3.04E+08</text:p>
          </table:table-cell>
          <table:table-cell office:value-type="float" office:value="317911000" calcext:value-type="float">
            <text:p>3.18E+08</text:p>
          </table:table-cell>
          <table:table-cell office:value-type="float" office:value="334572000" calcext:value-type="float">
            <text:p>3.35E+08</text:p>
          </table:table-cell>
          <table:table-cell office:value-type="float" office:value="5922940" calcext:value-type="float">
            <text:p>5.92E+06</text:p>
          </table:table-cell>
          <table:table-cell office:value-type="float" office:value="6039930" calcext:value-type="float">
            <text:p>6.04E+06</text:p>
          </table:table-cell>
          <table:table-cell office:value-type="float" office:value="6228480" calcext:value-type="float">
            <text:p>6.23E+06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[.A361] + 1) * 100 + 1" office:value-type="float" office:value="35801" calcext:value-type="float">
            <text:p>35801</text:p>
          </table:table-cell>
          <table:table-cell table:formula="of:=POWER([.B361];2)" office:value-type="float" office:value="1281711601" calcext:value-type="float">
            <text:p>1281711601</text:p>
          </table:table-cell>
          <table:table-cell table:formula="of:=[.B361]*LOG([.B361];2)" office:value-type="float" office:value="541587.226807153" calcext:value-type="float">
            <text:p>541587.226807153</text:p>
          </table:table-cell>
          <table:table-cell office:value-type="float" office:value="313045000" calcext:value-type="float">
            <text:p>3.13E+08</text:p>
          </table:table-cell>
          <table:table-cell office:value-type="float" office:value="5934780" calcext:value-type="float">
            <text:p>5.93E+06</text:p>
          </table:table-cell>
          <table:table-cell table:number-columns-repeated="8"/>
          <table:table-cell office:value-type="float" office:value="357" calcext:value-type="float">
            <text:p>357</text:p>
          </table:table-cell>
          <table:table-cell table:formula="of:=([.O361]+1) *100 + 1" office:value-type="float" office:value="35801" calcext:value-type="float">
            <text:p>35801</text:p>
          </table:table-cell>
          <table:table-cell office:value-type="float" office:value="314336000" calcext:value-type="float">
            <text:p>3.14E+08</text:p>
          </table:table-cell>
          <table:table-cell office:value-type="float" office:value="317421000" calcext:value-type="float">
            <text:p>3.17E+08</text:p>
          </table:table-cell>
          <table:table-cell office:value-type="float" office:value="325747000" calcext:value-type="float">
            <text:p>3.26E+08</text:p>
          </table:table-cell>
          <table:table-cell office:value-type="float" office:value="5700830" calcext:value-type="float">
            <text:p>5.70E+06</text:p>
          </table:table-cell>
          <table:table-cell office:value-type="float" office:value="5779570" calcext:value-type="float">
            <text:p>5.78E+06</text:p>
          </table:table-cell>
          <table:table-cell office:value-type="float" office:value="5885770" calcext:value-type="float">
            <text:p>5.89E+06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[.A362] + 1) * 100 + 1" office:value-type="float" office:value="35901" calcext:value-type="float">
            <text:p>35901</text:p>
          </table:table-cell>
          <table:table-cell table:formula="of:=POWER([.B362];2)" office:value-type="float" office:value="1288881801" calcext:value-type="float">
            <text:p>1288881801</text:p>
          </table:table-cell>
          <table:table-cell table:formula="of:=[.B362]*LOG([.B362];2)" office:value-type="float" office:value="543244.468838518" calcext:value-type="float">
            <text:p>543244.468838518</text:p>
          </table:table-cell>
          <table:table-cell office:value-type="float" office:value="313761000" calcext:value-type="float">
            <text:p>3.14E+08</text:p>
          </table:table-cell>
          <table:table-cell office:value-type="float" office:value="6120080" calcext:value-type="float">
            <text:p>6.12E+06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table:formula="of:=([.O362]+1) *100 + 1" office:value-type="float" office:value="35901" calcext:value-type="float">
            <text:p>35901</text:p>
          </table:table-cell>
          <table:table-cell office:value-type="float" office:value="314830000" calcext:value-type="float">
            <text:p>3.15E+08</text:p>
          </table:table-cell>
          <table:table-cell office:value-type="float" office:value="318577000" calcext:value-type="float">
            <text:p>3.19E+08</text:p>
          </table:table-cell>
          <table:table-cell office:value-type="float" office:value="323156000" calcext:value-type="float">
            <text:p>3.23E+08</text:p>
          </table:table-cell>
          <table:table-cell office:value-type="float" office:value="5705310" calcext:value-type="float">
            <text:p>5.71E+06</text:p>
          </table:table-cell>
          <table:table-cell office:value-type="float" office:value="5817130" calcext:value-type="float">
            <text:p>5.82E+06</text:p>
          </table:table-cell>
          <table:table-cell office:value-type="float" office:value="5997220" calcext:value-type="float">
            <text:p>6.00E+06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[.A363] + 1) * 100 + 1" office:value-type="float" office:value="36001" calcext:value-type="float">
            <text:p>36001</text:p>
          </table:table-cell>
          <table:table-cell table:formula="of:=POWER([.B363];2)" office:value-type="float" office:value="1296072001" calcext:value-type="float">
            <text:p>1296072001</text:p>
          </table:table-cell>
          <table:table-cell table:formula="of:=[.B363]*LOG([.B363];2)" office:value-type="float" office:value="544902.112724123" calcext:value-type="float">
            <text:p>544902.112724123</text:p>
          </table:table-cell>
          <table:table-cell office:value-type="float" office:value="314813000" calcext:value-type="float">
            <text:p>3.15E+08</text:p>
          </table:table-cell>
          <table:table-cell office:value-type="float" office:value="5952080" calcext:value-type="float">
            <text:p>5.95E+06</text:p>
          </table:table-cell>
          <table:table-cell table:number-columns-repeated="8"/>
          <table:table-cell office:value-type="float" office:value="359" calcext:value-type="float">
            <text:p>359</text:p>
          </table:table-cell>
          <table:table-cell table:formula="of:=([.O363]+1) *100 + 1" office:value-type="float" office:value="36001" calcext:value-type="float">
            <text:p>36001</text:p>
          </table:table-cell>
          <table:table-cell office:value-type="float" office:value="311435000" calcext:value-type="float">
            <text:p>3.11E+08</text:p>
          </table:table-cell>
          <table:table-cell office:value-type="float" office:value="318618000" calcext:value-type="float">
            <text:p>3.19E+08</text:p>
          </table:table-cell>
          <table:table-cell office:value-type="float" office:value="325986000" calcext:value-type="float">
            <text:p>3.26E+08</text:p>
          </table:table-cell>
          <table:table-cell office:value-type="float" office:value="5995640" calcext:value-type="float">
            <text:p>6.00E+06</text:p>
          </table:table-cell>
          <table:table-cell office:value-type="float" office:value="6021180" calcext:value-type="float">
            <text:p>6.02E+06</text:p>
          </table:table-cell>
          <table:table-cell office:value-type="float" office:value="6045700" calcext:value-type="float">
            <text:p>6.05E+06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A364] + 1) * 100 + 1" office:value-type="float" office:value="36101" calcext:value-type="float">
            <text:p>36101</text:p>
          </table:table-cell>
          <table:table-cell table:formula="of:=POWER([.B364];2)" office:value-type="float" office:value="1303282201" calcext:value-type="float">
            <text:p>1303282201</text:p>
          </table:table-cell>
          <table:table-cell table:formula="of:=[.B364]*LOG([.B364];2)" office:value-type="float" office:value="546560.157347734" calcext:value-type="float">
            <text:p>546560.157347734</text:p>
          </table:table-cell>
          <table:table-cell office:value-type="float" office:value="316939000" calcext:value-type="float">
            <text:p>3.17E+08</text:p>
          </table:table-cell>
          <table:table-cell office:value-type="float" office:value="6096330" calcext:value-type="float">
            <text:p>6.10E+06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table:formula="of:=([.O364]+1) *100 + 1" office:value-type="float" office:value="36101" calcext:value-type="float">
            <text:p>36101</text:p>
          </table:table-cell>
          <table:table-cell office:value-type="float" office:value="314390000" calcext:value-type="float">
            <text:p>3.14E+08</text:p>
          </table:table-cell>
          <table:table-cell office:value-type="float" office:value="324277000" calcext:value-type="float">
            <text:p>3.24E+08</text:p>
          </table:table-cell>
          <table:table-cell office:value-type="float" office:value="332430000" calcext:value-type="float">
            <text:p>3.32E+08</text:p>
          </table:table-cell>
          <table:table-cell office:value-type="float" office:value="5526410" calcext:value-type="float">
            <text:p>5.53E+06</text:p>
          </table:table-cell>
          <table:table-cell office:value-type="float" office:value="5677960" calcext:value-type="float">
            <text:p>5.68E+06</text:p>
          </table:table-cell>
          <table:table-cell office:value-type="float" office:value="5977880" calcext:value-type="float">
            <text:p>5.98E+06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[.A365] + 1) * 100 + 1" office:value-type="float" office:value="36201" calcext:value-type="float">
            <text:p>36201</text:p>
          </table:table-cell>
          <table:table-cell table:formula="of:=POWER([.B365];2)" office:value-type="float" office:value="1310512401" calcext:value-type="float">
            <text:p>1310512401</text:p>
          </table:table-cell>
          <table:table-cell table:formula="of:=[.B365]*LOG([.B365];2)" office:value-type="float" office:value="548218.601599301" calcext:value-type="float">
            <text:p>548218.601599301</text:p>
          </table:table-cell>
          <table:table-cell office:value-type="float" office:value="318501000" calcext:value-type="float">
            <text:p>3.19E+08</text:p>
          </table:table-cell>
          <table:table-cell office:value-type="float" office:value="5891510" calcext:value-type="float">
            <text:p>5.89E+06</text:p>
          </table:table-cell>
          <table:table-cell table:number-columns-repeated="8"/>
          <table:table-cell office:value-type="float" office:value="361" calcext:value-type="float">
            <text:p>361</text:p>
          </table:table-cell>
          <table:table-cell table:formula="of:=([.O365]+1) *100 + 1" office:value-type="float" office:value="36201" calcext:value-type="float">
            <text:p>36201</text:p>
          </table:table-cell>
          <table:table-cell office:value-type="float" office:value="328867000" calcext:value-type="float">
            <text:p>3.29E+08</text:p>
          </table:table-cell>
          <table:table-cell office:value-type="float" office:value="335759000" calcext:value-type="float">
            <text:p>3.36E+08</text:p>
          </table:table-cell>
          <table:table-cell office:value-type="float" office:value="352934000" calcext:value-type="float">
            <text:p>3.53E+08</text:p>
          </table:table-cell>
          <table:table-cell office:value-type="float" office:value="5515230" calcext:value-type="float">
            <text:p>5.52E+06</text:p>
          </table:table-cell>
          <table:table-cell office:value-type="float" office:value="5732070" calcext:value-type="float">
            <text:p>5.73E+06</text:p>
          </table:table-cell>
          <table:table-cell office:value-type="float" office:value="6394420" calcext:value-type="float">
            <text:p>6.39E+06</text:p>
          </table:table-cell>
          <table:table-cell table:number-columns-repeated="1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[.A366] + 1) * 100 + 1" office:value-type="float" office:value="36301" calcext:value-type="float">
            <text:p>36301</text:p>
          </table:table-cell>
          <table:table-cell table:formula="of:=POWER([.B366];2)" office:value-type="float" office:value="1317762601" calcext:value-type="float">
            <text:p>1317762601</text:p>
          </table:table-cell>
          <table:table-cell table:formula="of:=[.B366]*LOG([.B366];2)" office:value-type="float" office:value="549877.444374909" calcext:value-type="float">
            <text:p>549877.444374909</text:p>
          </table:table-cell>
          <table:table-cell office:value-type="float" office:value="320348000" calcext:value-type="float">
            <text:p>3.20E+08</text:p>
          </table:table-cell>
          <table:table-cell office:value-type="float" office:value="5914910" calcext:value-type="float">
            <text:p>5.91E+06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table:formula="of:=([.O366]+1) *100 + 1" office:value-type="float" office:value="36301" calcext:value-type="float">
            <text:p>36301</text:p>
          </table:table-cell>
          <table:table-cell office:value-type="float" office:value="320554000" calcext:value-type="float">
            <text:p>3.21E+08</text:p>
          </table:table-cell>
          <table:table-cell office:value-type="float" office:value="330567000" calcext:value-type="float">
            <text:p>3.31E+08</text:p>
          </table:table-cell>
          <table:table-cell office:value-type="float" office:value="346306000" calcext:value-type="float">
            <text:p>3.46E+08</text:p>
          </table:table-cell>
          <table:table-cell office:value-type="float" office:value="5483560" calcext:value-type="float">
            <text:p>5.48E+06</text:p>
          </table:table-cell>
          <table:table-cell office:value-type="float" office:value="6004180" calcext:value-type="float">
            <text:p>6.00E+06</text:p>
          </table:table-cell>
          <table:table-cell office:value-type="float" office:value="6526440" calcext:value-type="float">
            <text:p>6.53E+06</text:p>
          </table:table-cell>
          <table:table-cell table:number-columns-repeated="1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[.A367] + 1) * 100 + 1" office:value-type="float" office:value="36401" calcext:value-type="float">
            <text:p>36401</text:p>
          </table:table-cell>
          <table:table-cell table:formula="of:=POWER([.B367];2)" office:value-type="float" office:value="1325032801" calcext:value-type="float">
            <text:p>1325032801</text:p>
          </table:table-cell>
          <table:table-cell table:formula="of:=[.B367]*LOG([.B367];2)" office:value-type="float" office:value="551536.684576721" calcext:value-type="float">
            <text:p>551536.684576721</text:p>
          </table:table-cell>
          <table:table-cell office:value-type="float" office:value="325091000" calcext:value-type="float">
            <text:p>3.25E+08</text:p>
          </table:table-cell>
          <table:table-cell office:value-type="float" office:value="5982920" calcext:value-type="float">
            <text:p>5.98E+06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table:formula="of:=([.O367]+1) *100 + 1" office:value-type="float" office:value="36401" calcext:value-type="float">
            <text:p>36401</text:p>
          </table:table-cell>
          <table:table-cell office:value-type="float" office:value="327861000" calcext:value-type="float">
            <text:p>3.28E+08</text:p>
          </table:table-cell>
          <table:table-cell office:value-type="float" office:value="332415000" calcext:value-type="float">
            <text:p>3.32E+08</text:p>
          </table:table-cell>
          <table:table-cell office:value-type="float" office:value="337269000" calcext:value-type="float">
            <text:p>3.37E+08</text:p>
          </table:table-cell>
          <table:table-cell office:value-type="float" office:value="5864460" calcext:value-type="float">
            <text:p>5.86E+06</text:p>
          </table:table-cell>
          <table:table-cell office:value-type="float" office:value="6008650" calcext:value-type="float">
            <text:p>6.01E+06</text:p>
          </table:table-cell>
          <table:table-cell office:value-type="float" office:value="6230750" calcext:value-type="float">
            <text:p>6.23E+06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[.A368] + 1) * 100 + 1" office:value-type="float" office:value="36501" calcext:value-type="float">
            <text:p>36501</text:p>
          </table:table-cell>
          <table:table-cell table:formula="of:=POWER([.B368];2)" office:value-type="float" office:value="1332323001" calcext:value-type="float">
            <text:p>1332323001</text:p>
          </table:table-cell>
          <table:table-cell table:formula="of:=[.B368]*LOG([.B368];2)" office:value-type="float" office:value="553196.321112934" calcext:value-type="float">
            <text:p>553196.321112934</text:p>
          </table:table-cell>
          <table:table-cell office:value-type="float" office:value="337406000" calcext:value-type="float">
            <text:p>3.37E+08</text:p>
          </table:table-cell>
          <table:table-cell office:value-type="float" office:value="6101720" calcext:value-type="float">
            <text:p>6.10E+06</text:p>
          </table:table-cell>
          <table:table-cell table:number-columns-repeated="8"/>
          <table:table-cell office:value-type="float" office:value="364" calcext:value-type="float">
            <text:p>364</text:p>
          </table:table-cell>
          <table:table-cell table:formula="of:=([.O368]+1) *100 + 1" office:value-type="float" office:value="36501" calcext:value-type="float">
            <text:p>36501</text:p>
          </table:table-cell>
          <table:table-cell office:value-type="float" office:value="332205000" calcext:value-type="float">
            <text:p>3.32E+08</text:p>
          </table:table-cell>
          <table:table-cell office:value-type="float" office:value="340189000" calcext:value-type="float">
            <text:p>3.40E+08</text:p>
          </table:table-cell>
          <table:table-cell office:value-type="float" office:value="351337000" calcext:value-type="float">
            <text:p>3.51E+08</text:p>
          </table:table-cell>
          <table:table-cell office:value-type="float" office:value="5962100" calcext:value-type="float">
            <text:p>5.96E+06</text:p>
          </table:table-cell>
          <table:table-cell office:value-type="float" office:value="6148820" calcext:value-type="float">
            <text:p>6.15E+06</text:p>
          </table:table-cell>
          <table:table-cell office:value-type="float" office:value="6637820" calcext:value-type="float">
            <text:p>6.64E+06</text:p>
          </table:table-cell>
          <table:table-cell table:number-columns-repeated="1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[.A369] + 1) * 100 + 1" office:value-type="float" office:value="36601" calcext:value-type="float">
            <text:p>36601</text:p>
          </table:table-cell>
          <table:table-cell table:formula="of:=POWER([.B369];2)" office:value-type="float" office:value="1339633201" calcext:value-type="float">
            <text:p>1339633201</text:p>
          </table:table-cell>
          <table:table-cell table:formula="of:=[.B369]*LOG([.B369];2)" office:value-type="float" office:value="554856.352897729" calcext:value-type="float">
            <text:p>554856.352897729</text:p>
          </table:table-cell>
          <table:table-cell office:value-type="float" office:value="333475000" calcext:value-type="float">
            <text:p>3.33E+08</text:p>
          </table:table-cell>
          <table:table-cell office:value-type="float" office:value="6285790" calcext:value-type="float">
            <text:p>6.29E+06</text:p>
          </table:table-cell>
          <table:table-cell table:number-columns-repeated="8"/>
          <table:table-cell office:value-type="float" office:value="365" calcext:value-type="float">
            <text:p>365</text:p>
          </table:table-cell>
          <table:table-cell table:formula="of:=([.O369]+1) *100 + 1" office:value-type="float" office:value="36601" calcext:value-type="float">
            <text:p>36601</text:p>
          </table:table-cell>
          <table:table-cell office:value-type="float" office:value="331075000" calcext:value-type="float">
            <text:p>3.31E+08</text:p>
          </table:table-cell>
          <table:table-cell office:value-type="float" office:value="337275000" calcext:value-type="float">
            <text:p>3.37E+08</text:p>
          </table:table-cell>
          <table:table-cell office:value-type="float" office:value="346334000" calcext:value-type="float">
            <text:p>3.46E+08</text:p>
          </table:table-cell>
          <table:table-cell office:value-type="float" office:value="5715300" calcext:value-type="float">
            <text:p>5.72E+06</text:p>
          </table:table-cell>
          <table:table-cell office:value-type="float" office:value="5838860" calcext:value-type="float">
            <text:p>5.84E+06</text:p>
          </table:table-cell>
          <table:table-cell office:value-type="float" office:value="6014270" calcext:value-type="float">
            <text:p>6.01E+06</text:p>
          </table:table-cell>
          <table:table-cell table:number-columns-repeated="1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[.A370] + 1) * 100 + 1" office:value-type="float" office:value="36701" calcext:value-type="float">
            <text:p>36701</text:p>
          </table:table-cell>
          <table:table-cell table:formula="of:=POWER([.B370];2)" office:value-type="float" office:value="1346963401" calcext:value-type="float">
            <text:p>1346963401</text:p>
          </table:table-cell>
          <table:table-cell table:formula="of:=[.B370]*LOG([.B370];2)" office:value-type="float" office:value="556516.778851217" calcext:value-type="float">
            <text:p>556516.778851217</text:p>
          </table:table-cell>
          <table:table-cell office:value-type="float" office:value="335324000" calcext:value-type="float">
            <text:p>3.35E+08</text:p>
          </table:table-cell>
          <table:table-cell office:value-type="float" office:value="6258480" calcext:value-type="float">
            <text:p>6.26E+06</text:p>
          </table:table-cell>
          <table:table-cell table:number-columns-repeated="8"/>
          <table:table-cell office:value-type="float" office:value="366" calcext:value-type="float">
            <text:p>366</text:p>
          </table:table-cell>
          <table:table-cell table:formula="of:=([.O370]+1) *100 + 1" office:value-type="float" office:value="36701" calcext:value-type="float">
            <text:p>36701</text:p>
          </table:table-cell>
          <table:table-cell office:value-type="float" office:value="323960000" calcext:value-type="float">
            <text:p>3.24E+08</text:p>
          </table:table-cell>
          <table:table-cell office:value-type="float" office:value="334908000" calcext:value-type="float">
            <text:p>3.35E+08</text:p>
          </table:table-cell>
          <table:table-cell office:value-type="float" office:value="342257000" calcext:value-type="float">
            <text:p>3.42E+08</text:p>
          </table:table-cell>
          <table:table-cell office:value-type="float" office:value="5777710" calcext:value-type="float">
            <text:p>5.78E+06</text:p>
          </table:table-cell>
          <table:table-cell office:value-type="float" office:value="6031240" calcext:value-type="float">
            <text:p>6.03E+06</text:p>
          </table:table-cell>
          <table:table-cell office:value-type="float" office:value="6536250" calcext:value-type="float">
            <text:p>6.54E+06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[.A371] + 1) * 100 + 1" office:value-type="float" office:value="36801" calcext:value-type="float">
            <text:p>36801</text:p>
          </table:table-cell>
          <table:table-cell table:formula="of:=POWER([.B371];2)" office:value-type="float" office:value="1354313601" calcext:value-type="float">
            <text:p>1354313601</text:p>
          </table:table-cell>
          <table:table-cell table:formula="of:=[.B371]*LOG([.B371];2)" office:value-type="float" office:value="558177.597899396" calcext:value-type="float">
            <text:p>558177.597899396</text:p>
          </table:table-cell>
          <table:table-cell office:value-type="float" office:value="336690000" calcext:value-type="float">
            <text:p>3.37E+08</text:p>
          </table:table-cell>
          <table:table-cell office:value-type="float" office:value="5997420" calcext:value-type="float">
            <text:p>6.00E+06</text:p>
          </table:table-cell>
          <table:table-cell table:number-columns-repeated="8"/>
          <table:table-cell office:value-type="float" office:value="367" calcext:value-type="float">
            <text:p>367</text:p>
          </table:table-cell>
          <table:table-cell table:formula="of:=([.O371]+1) *100 + 1" office:value-type="float" office:value="36801" calcext:value-type="float">
            <text:p>36801</text:p>
          </table:table-cell>
          <table:table-cell office:value-type="float" office:value="332799000" calcext:value-type="float">
            <text:p>3.33E+08</text:p>
          </table:table-cell>
          <table:table-cell office:value-type="float" office:value="341509000" calcext:value-type="float">
            <text:p>3.42E+08</text:p>
          </table:table-cell>
          <table:table-cell office:value-type="float" office:value="353734000" calcext:value-type="float">
            <text:p>3.54E+08</text:p>
          </table:table-cell>
          <table:table-cell office:value-type="float" office:value="5914320" calcext:value-type="float">
            <text:p>5.91E+06</text:p>
          </table:table-cell>
          <table:table-cell office:value-type="float" office:value="6124260" calcext:value-type="float">
            <text:p>6.12E+06</text:p>
          </table:table-cell>
          <table:table-cell office:value-type="float" office:value="6478680" calcext:value-type="float">
            <text:p>6.48E+06</text:p>
          </table:table-cell>
          <table:table-cell table:number-columns-repeated="1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[.A372] + 1) * 100 + 1" office:value-type="float" office:value="36901" calcext:value-type="float">
            <text:p>36901</text:p>
          </table:table-cell>
          <table:table-cell table:formula="of:=POWER([.B372];2)" office:value-type="float" office:value="1361683801" calcext:value-type="float">
            <text:p>1361683801</text:p>
          </table:table-cell>
          <table:table-cell table:formula="of:=[.B372]*LOG([.B372];2)" office:value-type="float" office:value="559838.808974101" calcext:value-type="float">
            <text:p>559838.808974101</text:p>
          </table:table-cell>
          <table:table-cell office:value-type="float" office:value="340147000" calcext:value-type="float">
            <text:p>3.40E+08</text:p>
          </table:table-cell>
          <table:table-cell office:value-type="float" office:value="6030190" calcext:value-type="float">
            <text:p>6.03E+06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table:formula="of:=([.O372]+1) *100 + 1" office:value-type="float" office:value="36901" calcext:value-type="float">
            <text:p>36901</text:p>
          </table:table-cell>
          <table:table-cell office:value-type="float" office:value="338266000" calcext:value-type="float">
            <text:p>3.38E+08</text:p>
          </table:table-cell>
          <table:table-cell office:value-type="float" office:value="343203000" calcext:value-type="float">
            <text:p>3.43E+08</text:p>
          </table:table-cell>
          <table:table-cell office:value-type="float" office:value="353385000" calcext:value-type="float">
            <text:p>3.53E+08</text:p>
          </table:table-cell>
          <table:table-cell office:value-type="float" office:value="5787840" calcext:value-type="float">
            <text:p>5.79E+06</text:p>
          </table:table-cell>
          <table:table-cell office:value-type="float" office:value="5836410" calcext:value-type="float">
            <text:p>5.84E+06</text:p>
          </table:table-cell>
          <table:table-cell office:value-type="float" office:value="5978650" calcext:value-type="float">
            <text:p>5.98E+06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[.A373] + 1) * 100 + 1" office:value-type="float" office:value="37001" calcext:value-type="float">
            <text:p>37001</text:p>
          </table:table-cell>
          <table:table-cell table:formula="of:=POWER([.B373];2)" office:value-type="float" office:value="1369074001" calcext:value-type="float">
            <text:p>1369074001</text:p>
          </table:table-cell>
          <table:table-cell table:formula="of:=[.B373]*LOG([.B373];2)" office:value-type="float" office:value="561500.411012955" calcext:value-type="float">
            <text:p>561500.411012955</text:p>
          </table:table-cell>
          <table:table-cell office:value-type="float" office:value="343938000" calcext:value-type="float">
            <text:p>3.44E+08</text:p>
          </table:table-cell>
          <table:table-cell office:value-type="float" office:value="5960480" calcext:value-type="float">
            <text:p>5.96E+06</text:p>
          </table:table-cell>
          <table:table-cell table:number-columns-repeated="8"/>
          <table:table-cell office:value-type="float" office:value="369" calcext:value-type="float">
            <text:p>369</text:p>
          </table:table-cell>
          <table:table-cell table:formula="of:=([.O373]+1) *100 + 1" office:value-type="float" office:value="37001" calcext:value-type="float">
            <text:p>37001</text:p>
          </table:table-cell>
          <table:table-cell office:value-type="float" office:value="336102000" calcext:value-type="float">
            <text:p>3.36E+08</text:p>
          </table:table-cell>
          <table:table-cell office:value-type="float" office:value="341176000" calcext:value-type="float">
            <text:p>3.41E+08</text:p>
          </table:table-cell>
          <table:table-cell office:value-type="float" office:value="347481000" calcext:value-type="float">
            <text:p>3.47E+08</text:p>
          </table:table-cell>
          <table:table-cell office:value-type="float" office:value="6102010" calcext:value-type="float">
            <text:p>6.10E+06</text:p>
          </table:table-cell>
          <table:table-cell office:value-type="float" office:value="6191980" calcext:value-type="float">
            <text:p>6.19E+06</text:p>
          </table:table-cell>
          <table:table-cell office:value-type="float" office:value="6324450" calcext:value-type="float">
            <text:p>6.32E+06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[.A374] + 1) * 100 + 1" office:value-type="float" office:value="37101" calcext:value-type="float">
            <text:p>37101</text:p>
          </table:table-cell>
          <table:table-cell table:formula="of:=POWER([.B374];2)" office:value-type="float" office:value="1376484201" calcext:value-type="float">
            <text:p>1376484201</text:p>
          </table:table-cell>
          <table:table-cell table:formula="of:=[.B374]*LOG([.B374];2)" office:value-type="float" office:value="563162.402959325" calcext:value-type="float">
            <text:p>563162.402959325</text:p>
          </table:table-cell>
          <table:table-cell office:value-type="float" office:value="348149000" calcext:value-type="float">
            <text:p>3.48E+08</text:p>
          </table:table-cell>
          <table:table-cell office:value-type="float" office:value="6231980" calcext:value-type="float">
            <text:p>6.23E+06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table:formula="of:=([.O374]+1) *100 + 1" office:value-type="float" office:value="37101" calcext:value-type="float">
            <text:p>37101</text:p>
          </table:table-cell>
          <table:table-cell office:value-type="float" office:value="339558000" calcext:value-type="float">
            <text:p>3.40E+08</text:p>
          </table:table-cell>
          <table:table-cell office:value-type="float" office:value="345824000" calcext:value-type="float">
            <text:p>3.46E+08</text:p>
          </table:table-cell>
          <table:table-cell office:value-type="float" office:value="352221000" calcext:value-type="float">
            <text:p>3.52E+08</text:p>
          </table:table-cell>
          <table:table-cell office:value-type="float" office:value="5632480" calcext:value-type="float">
            <text:p>5.63E+06</text:p>
          </table:table-cell>
          <table:table-cell office:value-type="float" office:value="5814170" calcext:value-type="float">
            <text:p>5.81E+06</text:p>
          </table:table-cell>
          <table:table-cell office:value-type="float" office:value="5913580" calcext:value-type="float">
            <text:p>5.91E+06</text:p>
          </table:table-cell>
          <table:table-cell table:number-columns-repeated="1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[.A375] + 1) * 100 + 1" office:value-type="float" office:value="37201" calcext:value-type="float">
            <text:p>37201</text:p>
          </table:table-cell>
          <table:table-cell table:formula="of:=POWER([.B375];2)" office:value-type="float" office:value="1383914401" calcext:value-type="float">
            <text:p>1383914401</text:p>
          </table:table-cell>
          <table:table-cell table:formula="of:=[.B375]*LOG([.B375];2)" office:value-type="float" office:value="564824.783762271" calcext:value-type="float">
            <text:p>564824.783762271</text:p>
          </table:table-cell>
          <table:table-cell office:value-type="float" office:value="347371000" calcext:value-type="float">
            <text:p>3.47E+08</text:p>
          </table:table-cell>
          <table:table-cell office:value-type="float" office:value="6040700" calcext:value-type="float">
            <text:p>6.04E+06</text:p>
          </table:table-cell>
          <table:table-cell table:number-columns-repeated="8"/>
          <table:table-cell office:value-type="float" office:value="371" calcext:value-type="float">
            <text:p>371</text:p>
          </table:table-cell>
          <table:table-cell table:formula="of:=([.O375]+1) *100 + 1" office:value-type="float" office:value="37201" calcext:value-type="float">
            <text:p>37201</text:p>
          </table:table-cell>
          <table:table-cell office:value-type="float" office:value="338406000" calcext:value-type="float">
            <text:p>3.38E+08</text:p>
          </table:table-cell>
          <table:table-cell office:value-type="float" office:value="344754000" calcext:value-type="float">
            <text:p>3.45E+08</text:p>
          </table:table-cell>
          <table:table-cell office:value-type="float" office:value="351119000" calcext:value-type="float">
            <text:p>3.51E+08</text:p>
          </table:table-cell>
          <table:table-cell office:value-type="float" office:value="5904500" calcext:value-type="float">
            <text:p>5.90E+06</text:p>
          </table:table-cell>
          <table:table-cell office:value-type="float" office:value="6036350" calcext:value-type="float">
            <text:p>6.04E+06</text:p>
          </table:table-cell>
          <table:table-cell office:value-type="float" office:value="6176940" calcext:value-type="float">
            <text:p>6.18E+06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376] + 1) * 100 + 1" office:value-type="float" office:value="37301" calcext:value-type="float">
            <text:p>37301</text:p>
          </table:table-cell>
          <table:table-cell table:formula="of:=POWER([.B376];2)" office:value-type="float" office:value="1391364601" calcext:value-type="float">
            <text:p>1391364601</text:p>
          </table:table-cell>
          <table:table-cell table:formula="of:=[.B376]*LOG([.B376];2)" office:value-type="float" office:value="566487.552376507" calcext:value-type="float">
            <text:p>566487.552376507</text:p>
          </table:table-cell>
          <table:table-cell office:value-type="float" office:value="345495000" calcext:value-type="float">
            <text:p>3.45E+08</text:p>
          </table:table-cell>
          <table:table-cell office:value-type="float" office:value="5949050" calcext:value-type="float">
            <text:p>5.95E+06</text:p>
          </table:table-cell>
          <table:table-cell table:number-columns-repeated="8"/>
          <table:table-cell office:value-type="float" office:value="372" calcext:value-type="float">
            <text:p>372</text:p>
          </table:table-cell>
          <table:table-cell table:formula="of:=([.O376]+1) *100 + 1" office:value-type="float" office:value="37301" calcext:value-type="float">
            <text:p>37301</text:p>
          </table:table-cell>
          <table:table-cell office:value-type="float" office:value="347316000" calcext:value-type="float">
            <text:p>3.47E+08</text:p>
          </table:table-cell>
          <table:table-cell office:value-type="float" office:value="354866000" calcext:value-type="float">
            <text:p>3.55E+08</text:p>
          </table:table-cell>
          <table:table-cell office:value-type="float" office:value="373613000" calcext:value-type="float">
            <text:p>3.74E+08</text:p>
          </table:table-cell>
          <table:table-cell office:value-type="float" office:value="5965770" calcext:value-type="float">
            <text:p>5.97E+06</text:p>
          </table:table-cell>
          <table:table-cell office:value-type="float" office:value="5994830" calcext:value-type="float">
            <text:p>5.99E+06</text:p>
          </table:table-cell>
          <table:table-cell office:value-type="float" office:value="6110800" calcext:value-type="float">
            <text:p>6.11E+06</text:p>
          </table:table-cell>
          <table:table-cell table:number-columns-repeated="1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[.A377] + 1) * 100 + 1" office:value-type="float" office:value="37401" calcext:value-type="float">
            <text:p>37401</text:p>
          </table:table-cell>
          <table:table-cell table:formula="of:=POWER([.B377];2)" office:value-type="float" office:value="1398834801" calcext:value-type="float">
            <text:p>1398834801</text:p>
          </table:table-cell>
          <table:table-cell table:formula="of:=[.B377]*LOG([.B377];2)" office:value-type="float" office:value="568150.70776235" calcext:value-type="float">
            <text:p>568150.70776235</text:p>
          </table:table-cell>
          <table:table-cell office:value-type="float" office:value="345955000" calcext:value-type="float">
            <text:p>3.46E+08</text:p>
          </table:table-cell>
          <table:table-cell office:value-type="float" office:value="5801390" calcext:value-type="float">
            <text:p>5.80E+06</text:p>
          </table:table-cell>
          <table:table-cell table:number-columns-repeated="8"/>
          <table:table-cell office:value-type="float" office:value="373" calcext:value-type="float">
            <text:p>373</text:p>
          </table:table-cell>
          <table:table-cell table:formula="of:=([.O377]+1) *100 + 1" office:value-type="float" office:value="37401" calcext:value-type="float">
            <text:p>37401</text:p>
          </table:table-cell>
          <table:table-cell office:value-type="float" office:value="333780000" calcext:value-type="float">
            <text:p>3.34E+08</text:p>
          </table:table-cell>
          <table:table-cell office:value-type="float" office:value="343661000" calcext:value-type="float">
            <text:p>3.44E+08</text:p>
          </table:table-cell>
          <table:table-cell office:value-type="float" office:value="352151000" calcext:value-type="float">
            <text:p>3.52E+08</text:p>
          </table:table-cell>
          <table:table-cell office:value-type="float" office:value="5893830" calcext:value-type="float">
            <text:p>5.89E+06</text:p>
          </table:table-cell>
          <table:table-cell office:value-type="float" office:value="5902210" calcext:value-type="float">
            <text:p>5.90E+06</text:p>
          </table:table-cell>
          <table:table-cell office:value-type="float" office:value="5925340" calcext:value-type="float">
            <text:p>5.93E+06</text:p>
          </table:table-cell>
          <table:table-cell table:number-columns-repeated="1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[.A378] + 1) * 100 + 1" office:value-type="float" office:value="37501" calcext:value-type="float">
            <text:p>37501</text:p>
          </table:table-cell>
          <table:table-cell table:formula="of:=POWER([.B378];2)" office:value-type="float" office:value="1406325001" calcext:value-type="float">
            <text:p>1406325001</text:p>
          </table:table-cell>
          <table:table-cell table:formula="of:=[.B378]*LOG([.B378];2)" office:value-type="float" office:value="569814.248885676" calcext:value-type="float">
            <text:p>569814.248885676</text:p>
          </table:table-cell>
          <table:table-cell office:value-type="float" office:value="348463000" calcext:value-type="float">
            <text:p>3.48E+08</text:p>
          </table:table-cell>
          <table:table-cell office:value-type="float" office:value="6410990" calcext:value-type="float">
            <text:p>6.41E+06</text:p>
          </table:table-cell>
          <table:table-cell table:number-columns-repeated="8"/>
          <table:table-cell office:value-type="float" office:value="374" calcext:value-type="float">
            <text:p>374</text:p>
          </table:table-cell>
          <table:table-cell table:formula="of:=([.O378]+1) *100 + 1" office:value-type="float" office:value="37501" calcext:value-type="float">
            <text:p>37501</text:p>
          </table:table-cell>
          <table:table-cell office:value-type="float" office:value="337651000" calcext:value-type="float">
            <text:p>3.38E+08</text:p>
          </table:table-cell>
          <table:table-cell office:value-type="float" office:value="341464000" calcext:value-type="float">
            <text:p>3.41E+08</text:p>
          </table:table-cell>
          <table:table-cell office:value-type="float" office:value="345664000" calcext:value-type="float">
            <text:p>3.46E+08</text:p>
          </table:table-cell>
          <table:table-cell office:value-type="float" office:value="5926730" calcext:value-type="float">
            <text:p>5.93E+06</text:p>
          </table:table-cell>
          <table:table-cell office:value-type="float" office:value="5966960" calcext:value-type="float">
            <text:p>5.97E+06</text:p>
          </table:table-cell>
          <table:table-cell office:value-type="float" office:value="6060870" calcext:value-type="float">
            <text:p>6.06E+06</text:p>
          </table:table-cell>
          <table:table-cell table:number-columns-repeated="1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[.A379] + 1) * 100 + 1" office:value-type="float" office:value="37601" calcext:value-type="float">
            <text:p>37601</text:p>
          </table:table-cell>
          <table:table-cell table:formula="of:=POWER([.B379];2)" office:value-type="float" office:value="1413835201" calcext:value-type="float">
            <text:p>1413835201</text:p>
          </table:table-cell>
          <table:table-cell table:formula="of:=[.B379]*LOG([.B379];2)" office:value-type="float" office:value="571478.174717876" calcext:value-type="float">
            <text:p>571478.174717876</text:p>
          </table:table-cell>
          <table:table-cell office:value-type="float" office:value="350143000" calcext:value-type="float">
            <text:p>3.50E+08</text:p>
          </table:table-cell>
          <table:table-cell office:value-type="float" office:value="6116160" calcext:value-type="float">
            <text:p>6.12E+06</text:p>
          </table:table-cell>
          <table:table-cell table:number-columns-repeated="8"/>
          <table:table-cell office:value-type="float" office:value="375" calcext:value-type="float">
            <text:p>375</text:p>
          </table:table-cell>
          <table:table-cell table:formula="of:=([.O379]+1) *100 + 1" office:value-type="float" office:value="37601" calcext:value-type="float">
            <text:p>37601</text:p>
          </table:table-cell>
          <table:table-cell office:value-type="float" office:value="336669000" calcext:value-type="float">
            <text:p>3.37E+08</text:p>
          </table:table-cell>
          <table:table-cell office:value-type="float" office:value="342892000" calcext:value-type="float">
            <text:p>3.43E+08</text:p>
          </table:table-cell>
          <table:table-cell office:value-type="float" office:value="351603000" calcext:value-type="float">
            <text:p>3.52E+08</text:p>
          </table:table-cell>
          <table:table-cell office:value-type="float" office:value="6121480" calcext:value-type="float">
            <text:p>6.12E+06</text:p>
          </table:table-cell>
          <table:table-cell office:value-type="float" office:value="6527910" calcext:value-type="float">
            <text:p>6.53E+06</text:p>
          </table:table-cell>
          <table:table-cell office:value-type="float" office:value="7327680" calcext:value-type="float">
            <text:p>7.33E+06</text:p>
          </table:table-cell>
          <table:table-cell table:number-columns-repeated="1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[.A380] + 1) * 100 + 1" office:value-type="float" office:value="37701" calcext:value-type="float">
            <text:p>37701</text:p>
          </table:table-cell>
          <table:table-cell table:formula="of:=POWER([.B380];2)" office:value-type="float" office:value="1421365401" calcext:value-type="float">
            <text:p>1421365401</text:p>
          </table:table-cell>
          <table:table-cell table:formula="of:=[.B380]*LOG([.B380];2)" office:value-type="float" office:value="573142.484235813" calcext:value-type="float">
            <text:p>573142.484235813</text:p>
          </table:table-cell>
          <table:table-cell office:value-type="float" office:value="352769000" calcext:value-type="float">
            <text:p>3.53E+08</text:p>
          </table:table-cell>
          <table:table-cell office:value-type="float" office:value="6350410" calcext:value-type="float">
            <text:p>6.35E+06</text:p>
          </table:table-cell>
          <table:table-cell table:number-columns-repeated="8"/>
          <table:table-cell office:value-type="float" office:value="376" calcext:value-type="float">
            <text:p>376</text:p>
          </table:table-cell>
          <table:table-cell table:formula="of:=([.O380]+1) *100 + 1" office:value-type="float" office:value="37701" calcext:value-type="float">
            <text:p>37701</text:p>
          </table:table-cell>
          <table:table-cell office:value-type="float" office:value="339020000" calcext:value-type="float">
            <text:p>3.39E+08</text:p>
          </table:table-cell>
          <table:table-cell office:value-type="float" office:value="351359000" calcext:value-type="float">
            <text:p>3.51E+08</text:p>
          </table:table-cell>
          <table:table-cell office:value-type="float" office:value="360538000" calcext:value-type="float">
            <text:p>3.61E+08</text:p>
          </table:table-cell>
          <table:table-cell office:value-type="float" office:value="6059930" calcext:value-type="float">
            <text:p>6.06E+06</text:p>
          </table:table-cell>
          <table:table-cell office:value-type="float" office:value="6077000" calcext:value-type="float">
            <text:p>6.08E+06</text:p>
          </table:table-cell>
          <table:table-cell office:value-type="float" office:value="6107560" calcext:value-type="float">
            <text:p>6.11E+06</text:p>
          </table:table-cell>
          <table:table-cell table:number-columns-repeated="1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[.A381] + 1) * 100 + 1" office:value-type="float" office:value="37801" calcext:value-type="float">
            <text:p>37801</text:p>
          </table:table-cell>
          <table:table-cell table:formula="of:=POWER([.B381];2)" office:value-type="float" office:value="1428915601" calcext:value-type="float">
            <text:p>1428915601</text:p>
          </table:table-cell>
          <table:table-cell table:formula="of:=[.B381]*LOG([.B381];2)" office:value-type="float" office:value="574807.176421779" calcext:value-type="float">
            <text:p>574807.176421779</text:p>
          </table:table-cell>
          <table:table-cell office:value-type="float" office:value="363326000" calcext:value-type="float">
            <text:p>3.63E+08</text:p>
          </table:table-cell>
          <table:table-cell office:value-type="float" office:value="6563580" calcext:value-type="float">
            <text:p>6.56E+06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table:formula="of:=([.O381]+1) *100 + 1" office:value-type="float" office:value="37801" calcext:value-type="float">
            <text:p>37801</text:p>
          </table:table-cell>
          <table:table-cell office:value-type="float" office:value="347271000" calcext:value-type="float">
            <text:p>3.47E+08</text:p>
          </table:table-cell>
          <table:table-cell office:value-type="float" office:value="354006000" calcext:value-type="float">
            <text:p>3.54E+08</text:p>
          </table:table-cell>
          <table:table-cell office:value-type="float" office:value="368874000" calcext:value-type="float">
            <text:p>3.69E+08</text:p>
          </table:table-cell>
          <table:table-cell office:value-type="float" office:value="5590620" calcext:value-type="float">
            <text:p>5.59E+06</text:p>
          </table:table-cell>
          <table:table-cell office:value-type="float" office:value="5671670" calcext:value-type="float">
            <text:p>5.67E+06</text:p>
          </table:table-cell>
          <table:table-cell office:value-type="float" office:value="5765550" calcext:value-type="float">
            <text:p>5.77E+06</text:p>
          </table:table-cell>
          <table:table-cell table:number-columns-repeated="1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[.A382] + 1) * 100 + 1" office:value-type="float" office:value="37901" calcext:value-type="float">
            <text:p>37901</text:p>
          </table:table-cell>
          <table:table-cell table:formula="of:=POWER([.B382];2)" office:value-type="float" office:value="1436485801" calcext:value-type="float">
            <text:p>1436485801</text:p>
          </table:table-cell>
          <table:table-cell table:formula="of:=[.B382]*LOG([.B382];2)" office:value-type="float" office:value="576472.250263448" calcext:value-type="float">
            <text:p>576472.250263448</text:p>
          </table:table-cell>
          <table:table-cell office:value-type="float" office:value="358715000" calcext:value-type="float">
            <text:p>3.59E+08</text:p>
          </table:table-cell>
          <table:table-cell office:value-type="float" office:value="5715440" calcext:value-type="float">
            <text:p>5.72E+06</text:p>
          </table:table-cell>
          <table:table-cell table:number-columns-repeated="8"/>
          <table:table-cell office:value-type="float" office:value="378" calcext:value-type="float">
            <text:p>378</text:p>
          </table:table-cell>
          <table:table-cell table:formula="of:=([.O382]+1) *100 + 1" office:value-type="float" office:value="37901" calcext:value-type="float">
            <text:p>37901</text:p>
          </table:table-cell>
          <table:table-cell office:value-type="float" office:value="351408000" calcext:value-type="float">
            <text:p>3.51E+08</text:p>
          </table:table-cell>
          <table:table-cell office:value-type="float" office:value="356050000" calcext:value-type="float">
            <text:p>3.56E+08</text:p>
          </table:table-cell>
          <table:table-cell office:value-type="float" office:value="362043000" calcext:value-type="float">
            <text:p>3.62E+08</text:p>
          </table:table-cell>
          <table:table-cell office:value-type="float" office:value="5929220" calcext:value-type="float">
            <text:p>5.93E+06</text:p>
          </table:table-cell>
          <table:table-cell office:value-type="float" office:value="6051310" calcext:value-type="float">
            <text:p>6.05E+06</text:p>
          </table:table-cell>
          <table:table-cell office:value-type="float" office:value="6180100" calcext:value-type="float">
            <text:p>6.18E+06</text:p>
          </table:table-cell>
          <table:table-cell table:number-columns-repeated="1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[.A383] + 1) * 100 + 1" office:value-type="float" office:value="38001" calcext:value-type="float">
            <text:p>38001</text:p>
          </table:table-cell>
          <table:table-cell table:formula="of:=POWER([.B383];2)" office:value-type="float" office:value="1444076001" calcext:value-type="float">
            <text:p>1444076001</text:p>
          </table:table-cell>
          <table:table-cell table:formula="of:=[.B383]*LOG([.B383];2)" office:value-type="float" office:value="578137.704753837" calcext:value-type="float">
            <text:p>578137.704753837</text:p>
          </table:table-cell>
          <table:table-cell office:value-type="float" office:value="363091000" calcext:value-type="float">
            <text:p>3.63E+08</text:p>
          </table:table-cell>
          <table:table-cell office:value-type="float" office:value="6246960" calcext:value-type="float">
            <text:p>6.25E+06</text:p>
          </table:table-cell>
          <table:table-cell table:number-columns-repeated="8"/>
          <table:table-cell office:value-type="float" office:value="379" calcext:value-type="float">
            <text:p>379</text:p>
          </table:table-cell>
          <table:table-cell table:formula="of:=([.O383]+1) *100 + 1" office:value-type="float" office:value="38001" calcext:value-type="float">
            <text:p>38001</text:p>
          </table:table-cell>
          <table:table-cell office:value-type="float" office:value="351000000" calcext:value-type="float">
            <text:p>3.51E+08</text:p>
          </table:table-cell>
          <table:table-cell office:value-type="float" office:value="360435000" calcext:value-type="float">
            <text:p>3.60E+08</text:p>
          </table:table-cell>
          <table:table-cell office:value-type="float" office:value="367817000" calcext:value-type="float">
            <text:p>3.68E+08</text:p>
          </table:table-cell>
          <table:table-cell office:value-type="float" office:value="5961200" calcext:value-type="float">
            <text:p>5.96E+06</text:p>
          </table:table-cell>
          <table:table-cell office:value-type="float" office:value="6018440" calcext:value-type="float">
            <text:p>6.02E+06</text:p>
          </table:table-cell>
          <table:table-cell office:value-type="float" office:value="6306730" calcext:value-type="float">
            <text:p>6.31E+06</text:p>
          </table:table-cell>
          <table:table-cell table:number-columns-repeated="1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[.A384] + 1) * 100 + 1" office:value-type="float" office:value="38101" calcext:value-type="float">
            <text:p>38101</text:p>
          </table:table-cell>
          <table:table-cell table:formula="of:=POWER([.B384];2)" office:value-type="float" office:value="1451686201" calcext:value-type="float">
            <text:p>1451686201</text:p>
          </table:table-cell>
          <table:table-cell table:formula="of:=[.B384]*LOG([.B384];2)" office:value-type="float" office:value="579803.538891264" calcext:value-type="float">
            <text:p>579803.538891264</text:p>
          </table:table-cell>
          <table:table-cell office:value-type="float" office:value="360500000" calcext:value-type="float">
            <text:p>3.61E+08</text:p>
          </table:table-cell>
          <table:table-cell office:value-type="float" office:value="5739880" calcext:value-type="float">
            <text:p>5.74E+06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table:formula="of:=([.O384]+1) *100 + 1" office:value-type="float" office:value="38101" calcext:value-type="float">
            <text:p>38101</text:p>
          </table:table-cell>
          <table:table-cell office:value-type="float" office:value="345304000" calcext:value-type="float">
            <text:p>3.45E+08</text:p>
          </table:table-cell>
          <table:table-cell office:value-type="float" office:value="358860000" calcext:value-type="float">
            <text:p>3.59E+08</text:p>
          </table:table-cell>
          <table:table-cell office:value-type="float" office:value="373903000" calcext:value-type="float">
            <text:p>3.74E+08</text:p>
          </table:table-cell>
          <table:table-cell office:value-type="float" office:value="6298900" calcext:value-type="float">
            <text:p>6.30E+06</text:p>
          </table:table-cell>
          <table:table-cell office:value-type="float" office:value="6515050" calcext:value-type="float">
            <text:p>6.52E+06</text:p>
          </table:table-cell>
          <table:table-cell office:value-type="float" office:value="7415100" calcext:value-type="float">
            <text:p>7.42E+06</text:p>
          </table:table-cell>
          <table:table-cell table:number-columns-repeated="1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[.A385] + 1) * 100 + 1" office:value-type="float" office:value="38201" calcext:value-type="float">
            <text:p>38201</text:p>
          </table:table-cell>
          <table:table-cell table:formula="of:=POWER([.B385];2)" office:value-type="float" office:value="1459316401" calcext:value-type="float">
            <text:p>1459316401</text:p>
          </table:table-cell>
          <table:table-cell table:formula="of:=[.B385]*LOG([.B385];2)" office:value-type="float" office:value="581469.751679302" calcext:value-type="float">
            <text:p>581469.751679302</text:p>
          </table:table-cell>
          <table:table-cell office:value-type="float" office:value="363058000" calcext:value-type="float">
            <text:p>3.63E+08</text:p>
          </table:table-cell>
          <table:table-cell office:value-type="float" office:value="6466600" calcext:value-type="float">
            <text:p>6.47E+06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table:formula="of:=([.O385]+1) *100 + 1" office:value-type="float" office:value="38201" calcext:value-type="float">
            <text:p>38201</text:p>
          </table:table-cell>
          <table:table-cell office:value-type="float" office:value="346784000" calcext:value-type="float">
            <text:p>3.47E+08</text:p>
          </table:table-cell>
          <table:table-cell office:value-type="float" office:value="356302000" calcext:value-type="float">
            <text:p>3.56E+08</text:p>
          </table:table-cell>
          <table:table-cell office:value-type="float" office:value="361999000" calcext:value-type="float">
            <text:p>3.62E+08</text:p>
          </table:table-cell>
          <table:table-cell office:value-type="float" office:value="5947010" calcext:value-type="float">
            <text:p>5.95E+06</text:p>
          </table:table-cell>
          <table:table-cell office:value-type="float" office:value="5993810" calcext:value-type="float">
            <text:p>5.99E+06</text:p>
          </table:table-cell>
          <table:table-cell office:value-type="float" office:value="6123300" calcext:value-type="float">
            <text:p>6.12E+06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[.A386] + 1) * 100 + 1" office:value-type="float" office:value="38301" calcext:value-type="float">
            <text:p>38301</text:p>
          </table:table-cell>
          <table:table-cell table:formula="of:=POWER([.B386];2)" office:value-type="float" office:value="1466966601" calcext:value-type="float">
            <text:p>1466966601</text:p>
          </table:table-cell>
          <table:table-cell table:formula="of:=[.B386]*LOG([.B386];2)" office:value-type="float" office:value="583136.342126744" calcext:value-type="float">
            <text:p>583136.342126744</text:p>
          </table:table-cell>
          <table:table-cell office:value-type="float" office:value="358018000" calcext:value-type="float">
            <text:p>3.58E+08</text:p>
          </table:table-cell>
          <table:table-cell office:value-type="float" office:value="6487740" calcext:value-type="float">
            <text:p>6.49E+06</text:p>
          </table:table-cell>
          <table:table-cell table:number-columns-repeated="8"/>
          <table:table-cell office:value-type="float" office:value="382" calcext:value-type="float">
            <text:p>382</text:p>
          </table:table-cell>
          <table:table-cell table:formula="of:=([.O386]+1) *100 + 1" office:value-type="float" office:value="38301" calcext:value-type="float">
            <text:p>38301</text:p>
          </table:table-cell>
          <table:table-cell office:value-type="float" office:value="350135000" calcext:value-type="float">
            <text:p>3.50E+08</text:p>
          </table:table-cell>
          <table:table-cell office:value-type="float" office:value="357392000" calcext:value-type="float">
            <text:p>3.57E+08</text:p>
          </table:table-cell>
          <table:table-cell office:value-type="float" office:value="363389000" calcext:value-type="float">
            <text:p>3.63E+08</text:p>
          </table:table-cell>
          <table:table-cell office:value-type="float" office:value="6360140" calcext:value-type="float">
            <text:p>6.36E+06</text:p>
          </table:table-cell>
          <table:table-cell office:value-type="float" office:value="6391050" calcext:value-type="float">
            <text:p>6.39E+06</text:p>
          </table:table-cell>
          <table:table-cell office:value-type="float" office:value="6443470" calcext:value-type="float">
            <text:p>6.44E+06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[.A387] + 1) * 100 + 1" office:value-type="float" office:value="38401" calcext:value-type="float">
            <text:p>38401</text:p>
          </table:table-cell>
          <table:table-cell table:formula="of:=POWER([.B387];2)" office:value-type="float" office:value="1474636801" calcext:value-type="float">
            <text:p>1474636801</text:p>
          </table:table-cell>
          <table:table-cell table:formula="of:=[.B387]*LOG([.B387];2)" office:value-type="float" office:value="584803.309247558" calcext:value-type="float">
            <text:p>584803.309247558</text:p>
          </table:table-cell>
          <table:table-cell office:value-type="float" office:value="358963000" calcext:value-type="float">
            <text:p>3.59E+08</text:p>
          </table:table-cell>
          <table:table-cell office:value-type="float" office:value="6148590" calcext:value-type="float">
            <text:p>6.15E+06</text:p>
          </table:table-cell>
          <table:table-cell table:number-columns-repeated="8"/>
          <table:table-cell office:value-type="float" office:value="383" calcext:value-type="float">
            <text:p>383</text:p>
          </table:table-cell>
          <table:table-cell table:formula="of:=([.O387]+1) *100 + 1" office:value-type="float" office:value="38401" calcext:value-type="float">
            <text:p>38401</text:p>
          </table:table-cell>
          <table:table-cell office:value-type="float" office:value="352381000" calcext:value-type="float">
            <text:p>3.52E+08</text:p>
          </table:table-cell>
          <table:table-cell office:value-type="float" office:value="364567000" calcext:value-type="float">
            <text:p>3.65E+08</text:p>
          </table:table-cell>
          <table:table-cell office:value-type="float" office:value="384604000" calcext:value-type="float">
            <text:p>3.85E+08</text:p>
          </table:table-cell>
          <table:table-cell office:value-type="float" office:value="5988320" calcext:value-type="float">
            <text:p>5.99E+06</text:p>
          </table:table-cell>
          <table:table-cell office:value-type="float" office:value="6142570" calcext:value-type="float">
            <text:p>6.14E+06</text:p>
          </table:table-cell>
          <table:table-cell office:value-type="float" office:value="6656270" calcext:value-type="float">
            <text:p>6.66E+06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[.A388] + 1) * 100 + 1" office:value-type="float" office:value="38501" calcext:value-type="float">
            <text:p>38501</text:p>
          </table:table-cell>
          <table:table-cell table:formula="of:=POWER([.B388];2)" office:value-type="float" office:value="1482327001" calcext:value-type="float">
            <text:p>1482327001</text:p>
          </table:table-cell>
          <table:table-cell table:formula="of:=[.B388]*LOG([.B388];2)" office:value-type="float" office:value="586470.652060847" calcext:value-type="float">
            <text:p>586470.652060847</text:p>
          </table:table-cell>
          <table:table-cell office:value-type="float" office:value="372641000" calcext:value-type="float">
            <text:p>3.73E+08</text:p>
          </table:table-cell>
          <table:table-cell office:value-type="float" office:value="6021700" calcext:value-type="float">
            <text:p>6.02E+06</text:p>
          </table:table-cell>
          <table:table-cell table:number-columns-repeated="8"/>
          <table:table-cell office:value-type="float" office:value="384" calcext:value-type="float">
            <text:p>384</text:p>
          </table:table-cell>
          <table:table-cell table:formula="of:=([.O388]+1) *100 + 1" office:value-type="float" office:value="38501" calcext:value-type="float">
            <text:p>38501</text:p>
          </table:table-cell>
          <table:table-cell office:value-type="float" office:value="356236000" calcext:value-type="float">
            <text:p>3.56E+08</text:p>
          </table:table-cell>
          <table:table-cell office:value-type="float" office:value="365584000" calcext:value-type="float">
            <text:p>3.66E+08</text:p>
          </table:table-cell>
          <table:table-cell office:value-type="float" office:value="374246000" calcext:value-type="float">
            <text:p>3.74E+08</text:p>
          </table:table-cell>
          <table:table-cell office:value-type="float" office:value="5762050" calcext:value-type="float">
            <text:p>5.76E+06</text:p>
          </table:table-cell>
          <table:table-cell office:value-type="float" office:value="5843690" calcext:value-type="float">
            <text:p>5.84E+06</text:p>
          </table:table-cell>
          <table:table-cell office:value-type="float" office:value="6193570" calcext:value-type="float">
            <text:p>6.19E+06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[.A389] + 1) * 100 + 1" office:value-type="float" office:value="38601" calcext:value-type="float">
            <text:p>38601</text:p>
          </table:table-cell>
          <table:table-cell table:formula="of:=POWER([.B389];2)" office:value-type="float" office:value="1490037201" calcext:value-type="float">
            <text:p>1490037201</text:p>
          </table:table-cell>
          <table:table-cell table:formula="of:=[.B389]*LOG([.B389];2)" office:value-type="float" office:value="588138.369590808" calcext:value-type="float">
            <text:p>588138.369590808</text:p>
          </table:table-cell>
          <table:table-cell office:value-type="float" office:value="371151000" calcext:value-type="float">
            <text:p>3.71E+08</text:p>
          </table:table-cell>
          <table:table-cell office:value-type="float" office:value="6272910" calcext:value-type="float">
            <text:p>6.27E+06</text:p>
          </table:table-cell>
          <table:table-cell table:number-columns-repeated="8"/>
          <table:table-cell office:value-type="float" office:value="385" calcext:value-type="float">
            <text:p>385</text:p>
          </table:table-cell>
          <table:table-cell table:formula="of:=([.O389]+1) *100 + 1" office:value-type="float" office:value="38601" calcext:value-type="float">
            <text:p>38601</text:p>
          </table:table-cell>
          <table:table-cell office:value-type="float" office:value="357740000" calcext:value-type="float">
            <text:p>3.58E+08</text:p>
          </table:table-cell>
          <table:table-cell office:value-type="float" office:value="368229000" calcext:value-type="float">
            <text:p>3.68E+08</text:p>
          </table:table-cell>
          <table:table-cell office:value-type="float" office:value="375313000" calcext:value-type="float">
            <text:p>3.75E+08</text:p>
          </table:table-cell>
          <table:table-cell office:value-type="float" office:value="5777600" calcext:value-type="float">
            <text:p>5.78E+06</text:p>
          </table:table-cell>
          <table:table-cell office:value-type="float" office:value="5838030" calcext:value-type="float">
            <text:p>5.84E+06</text:p>
          </table:table-cell>
          <table:table-cell office:value-type="float" office:value="5913580" calcext:value-type="float">
            <text:p>5.91E+06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[.A390] + 1) * 100 + 1" office:value-type="float" office:value="38701" calcext:value-type="float">
            <text:p>38701</text:p>
          </table:table-cell>
          <table:table-cell table:formula="of:=POWER([.B390];2)" office:value-type="float" office:value="1497767401" calcext:value-type="float">
            <text:p>1497767401</text:p>
          </table:table-cell>
          <table:table-cell table:formula="of:=[.B390]*LOG([.B390];2)" office:value-type="float" office:value="589806.460866697" calcext:value-type="float">
            <text:p>589806.460866697</text:p>
          </table:table-cell>
          <table:table-cell office:value-type="float" office:value="381612000" calcext:value-type="float">
            <text:p>3.82E+08</text:p>
          </table:table-cell>
          <table:table-cell office:value-type="float" office:value="6374470" calcext:value-type="float">
            <text:p>6.37E+06</text:p>
          </table:table-cell>
          <table:table-cell table:number-columns-repeated="8"/>
          <table:table-cell office:value-type="float" office:value="386" calcext:value-type="float">
            <text:p>386</text:p>
          </table:table-cell>
          <table:table-cell table:formula="of:=([.O390]+1) *100 + 1" office:value-type="float" office:value="38701" calcext:value-type="float">
            <text:p>38701</text:p>
          </table:table-cell>
          <table:table-cell office:value-type="float" office:value="362381000" calcext:value-type="float">
            <text:p>3.62E+08</text:p>
          </table:table-cell>
          <table:table-cell office:value-type="float" office:value="372255000" calcext:value-type="float">
            <text:p>3.72E+08</text:p>
          </table:table-cell>
          <table:table-cell office:value-type="float" office:value="391216000" calcext:value-type="float">
            <text:p>3.91E+08</text:p>
          </table:table-cell>
          <table:table-cell office:value-type="float" office:value="6061470" calcext:value-type="float">
            <text:p>6.06E+06</text:p>
          </table:table-cell>
          <table:table-cell office:value-type="float" office:value="6131390" calcext:value-type="float">
            <text:p>6.13E+06</text:p>
          </table:table-cell>
          <table:table-cell office:value-type="float" office:value="6388410" calcext:value-type="float">
            <text:p>6.39E+06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[.A391] + 1) * 100 + 1" office:value-type="float" office:value="38801" calcext:value-type="float">
            <text:p>38801</text:p>
          </table:table-cell>
          <table:table-cell table:formula="of:=POWER([.B391];2)" office:value-type="float" office:value="1505517601" calcext:value-type="float">
            <text:p>1505517601</text:p>
          </table:table-cell>
          <table:table-cell table:formula="of:=[.B391]*LOG([.B391];2)" office:value-type="float" office:value="591474.924922784" calcext:value-type="float">
            <text:p>591474.924922784</text:p>
          </table:table-cell>
          <table:table-cell office:value-type="float" office:value="383587000" calcext:value-type="float">
            <text:p>3.84E+08</text:p>
          </table:table-cell>
          <table:table-cell office:value-type="float" office:value="6861660" calcext:value-type="float">
            <text:p>6.86E+06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formula="of:=([.O391]+1) *100 + 1" office:value-type="float" office:value="38801" calcext:value-type="float">
            <text:p>38801</text:p>
          </table:table-cell>
          <table:table-cell office:value-type="float" office:value="362160000" calcext:value-type="float">
            <text:p>3.62E+08</text:p>
          </table:table-cell>
          <table:table-cell office:value-type="float" office:value="367391000" calcext:value-type="float">
            <text:p>3.67E+08</text:p>
          </table:table-cell>
          <table:table-cell office:value-type="float" office:value="372151000" calcext:value-type="float">
            <text:p>3.72E+08</text:p>
          </table:table-cell>
          <table:table-cell office:value-type="float" office:value="5973810" calcext:value-type="float">
            <text:p>5.97E+06</text:p>
          </table:table-cell>
          <table:table-cell office:value-type="float" office:value="6172520" calcext:value-type="float">
            <text:p>6.17E+06</text:p>
          </table:table-cell>
          <table:table-cell office:value-type="float" office:value="6436560" calcext:value-type="float">
            <text:p>6.44E+06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[.A392] + 1) * 100 + 1" office:value-type="float" office:value="38901" calcext:value-type="float">
            <text:p>38901</text:p>
          </table:table-cell>
          <table:table-cell table:formula="of:=POWER([.B392];2)" office:value-type="float" office:value="1513287801" calcext:value-type="float">
            <text:p>1513287801</text:p>
          </table:table-cell>
          <table:table-cell table:formula="of:=[.B392]*LOG([.B392];2)" office:value-type="float" office:value="593143.760798319" calcext:value-type="float">
            <text:p>593143.760798319</text:p>
          </table:table-cell>
          <table:table-cell office:value-type="float" office:value="381069000" calcext:value-type="float">
            <text:p>3.81E+08</text:p>
          </table:table-cell>
          <table:table-cell office:value-type="float" office:value="6570420" calcext:value-type="float">
            <text:p>6.57E+06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table:formula="of:=([.O392]+1) *100 + 1" office:value-type="float" office:value="38901" calcext:value-type="float">
            <text:p>38901</text:p>
          </table:table-cell>
          <table:table-cell office:value-type="float" office:value="361728000" calcext:value-type="float">
            <text:p>3.62E+08</text:p>
          </table:table-cell>
          <table:table-cell office:value-type="float" office:value="376653000" calcext:value-type="float">
            <text:p>3.77E+08</text:p>
          </table:table-cell>
          <table:table-cell office:value-type="float" office:value="391262000" calcext:value-type="float">
            <text:p>3.91E+08</text:p>
          </table:table-cell>
          <table:table-cell office:value-type="float" office:value="6206130" calcext:value-type="float">
            <text:p>6.21E+06</text:p>
          </table:table-cell>
          <table:table-cell office:value-type="float" office:value="6491090" calcext:value-type="float">
            <text:p>6.49E+06</text:p>
          </table:table-cell>
          <table:table-cell office:value-type="float" office:value="6943780" calcext:value-type="float">
            <text:p>6.94E+06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[.A393] + 1) * 100 + 1" office:value-type="float" office:value="39001" calcext:value-type="float">
            <text:p>39001</text:p>
          </table:table-cell>
          <table:table-cell table:formula="of:=POWER([.B393];2)" office:value-type="float" office:value="1521078001" calcext:value-type="float">
            <text:p>1521078001</text:p>
          </table:table-cell>
          <table:table-cell table:formula="of:=[.B393]*LOG([.B393];2)" office:value-type="float" office:value="594812.967537489" calcext:value-type="float">
            <text:p>594812.967537489</text:p>
          </table:table-cell>
          <table:table-cell office:value-type="float" office:value="386158000" calcext:value-type="float">
            <text:p>3.86E+08</text:p>
          </table:table-cell>
          <table:table-cell office:value-type="float" office:value="6455580" calcext:value-type="float">
            <text:p>6.46E+06</text:p>
          </table:table-cell>
          <table:table-cell table:number-columns-repeated="8"/>
          <table:table-cell office:value-type="float" office:value="389" calcext:value-type="float">
            <text:p>389</text:p>
          </table:table-cell>
          <table:table-cell table:formula="of:=([.O393]+1) *100 + 1" office:value-type="float" office:value="39001" calcext:value-type="float">
            <text:p>39001</text:p>
          </table:table-cell>
          <table:table-cell office:value-type="float" office:value="375860000" calcext:value-type="float">
            <text:p>3.76E+08</text:p>
          </table:table-cell>
          <table:table-cell office:value-type="float" office:value="381408000" calcext:value-type="float">
            <text:p>3.81E+08</text:p>
          </table:table-cell>
          <table:table-cell office:value-type="float" office:value="389142000" calcext:value-type="float">
            <text:p>3.89E+08</text:p>
          </table:table-cell>
          <table:table-cell office:value-type="float" office:value="6134560" calcext:value-type="float">
            <text:p>6.13E+06</text:p>
          </table:table-cell>
          <table:table-cell office:value-type="float" office:value="6340260" calcext:value-type="float">
            <text:p>6.34E+06</text:p>
          </table:table-cell>
          <table:table-cell office:value-type="float" office:value="6625960" calcext:value-type="float">
            <text:p>6.63E+06</text:p>
          </table:table-cell>
          <table:table-cell table:number-columns-repeated="1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[.A394] + 1) * 100 + 1" office:value-type="float" office:value="39101" calcext:value-type="float">
            <text:p>39101</text:p>
          </table:table-cell>
          <table:table-cell table:formula="of:=POWER([.B394];2)" office:value-type="float" office:value="1528888201" calcext:value-type="float">
            <text:p>1528888201</text:p>
          </table:table-cell>
          <table:table-cell table:formula="of:=[.B394]*LOG([.B394];2)" office:value-type="float" office:value="596482.544189386" calcext:value-type="float">
            <text:p>596482.544189386</text:p>
          </table:table-cell>
          <table:table-cell office:value-type="float" office:value="379050000" calcext:value-type="float">
            <text:p>3.79E+08</text:p>
          </table:table-cell>
          <table:table-cell office:value-type="float" office:value="6173550" calcext:value-type="float">
            <text:p>6.17E+06</text:p>
          </table:table-cell>
          <table:table-cell table:number-columns-repeated="8"/>
          <table:table-cell office:value-type="float" office:value="390" calcext:value-type="float">
            <text:p>390</text:p>
          </table:table-cell>
          <table:table-cell table:formula="of:=([.O394]+1) *100 + 1" office:value-type="float" office:value="39101" calcext:value-type="float">
            <text:p>39101</text:p>
          </table:table-cell>
          <table:table-cell office:value-type="float" office:value="368552000" calcext:value-type="float">
            <text:p>3.69E+08</text:p>
          </table:table-cell>
          <table:table-cell office:value-type="float" office:value="377709000" calcext:value-type="float">
            <text:p>3.78E+08</text:p>
          </table:table-cell>
          <table:table-cell office:value-type="float" office:value="384708000" calcext:value-type="float">
            <text:p>3.85E+08</text:p>
          </table:table-cell>
          <table:table-cell office:value-type="float" office:value="6258480" calcext:value-type="float">
            <text:p>6.26E+06</text:p>
          </table:table-cell>
          <table:table-cell office:value-type="float" office:value="6404750" calcext:value-type="float">
            <text:p>6.40E+06</text:p>
          </table:table-cell>
          <table:table-cell office:value-type="float" office:value="6555720" calcext:value-type="float">
            <text:p>6.56E+06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[.A395] + 1) * 100 + 1" office:value-type="float" office:value="39201" calcext:value-type="float">
            <text:p>39201</text:p>
          </table:table-cell>
          <table:table-cell table:formula="of:=POWER([.B395];2)" office:value-type="float" office:value="1536718401" calcext:value-type="float">
            <text:p>1536718401</text:p>
          </table:table-cell>
          <table:table-cell table:formula="of:=[.B395]*LOG([.B395];2)" office:value-type="float" office:value="598152.489807962" calcext:value-type="float">
            <text:p>598152.489807962</text:p>
          </table:table-cell>
          <table:table-cell office:value-type="float" office:value="377162000" calcext:value-type="float">
            <text:p>3.77E+08</text:p>
          </table:table-cell>
          <table:table-cell office:value-type="float" office:value="5944210" calcext:value-type="float">
            <text:p>5.94E+06</text:p>
          </table:table-cell>
          <table:table-cell table:number-columns-repeated="8"/>
          <table:table-cell office:value-type="float" office:value="391" calcext:value-type="float">
            <text:p>391</text:p>
          </table:table-cell>
          <table:table-cell table:formula="of:=([.O395]+1) *100 + 1" office:value-type="float" office:value="39201" calcext:value-type="float">
            <text:p>39201</text:p>
          </table:table-cell>
          <table:table-cell office:value-type="float" office:value="371164000" calcext:value-type="float">
            <text:p>3.71E+08</text:p>
          </table:table-cell>
          <table:table-cell office:value-type="float" office:value="381251000" calcext:value-type="float">
            <text:p>3.81E+08</text:p>
          </table:table-cell>
          <table:table-cell office:value-type="float" office:value="388353000" calcext:value-type="float">
            <text:p>3.88E+08</text:p>
          </table:table-cell>
          <table:table-cell office:value-type="float" office:value="5973030" calcext:value-type="float">
            <text:p>5.97E+06</text:p>
          </table:table-cell>
          <table:table-cell office:value-type="float" office:value="6475520" calcext:value-type="float">
            <text:p>6.48E+06</text:p>
          </table:table-cell>
          <table:table-cell office:value-type="float" office:value="7165940" calcext:value-type="float">
            <text:p>7.17E+06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[.A396] + 1) * 100 + 1" office:value-type="float" office:value="39301" calcext:value-type="float">
            <text:p>39301</text:p>
          </table:table-cell>
          <table:table-cell table:formula="of:=POWER([.B396];2)" office:value-type="float" office:value="1544568601" calcext:value-type="float">
            <text:p>1544568601</text:p>
          </table:table-cell>
          <table:table-cell table:formula="of:=[.B396]*LOG([.B396];2)" office:value-type="float" office:value="599822.803451998" calcext:value-type="float">
            <text:p>599822.803451998</text:p>
          </table:table-cell>
          <table:table-cell office:value-type="float" office:value="378362000" calcext:value-type="float">
            <text:p>3.78E+08</text:p>
          </table:table-cell>
          <table:table-cell office:value-type="float" office:value="6318410" calcext:value-type="float">
            <text:p>6.32E+06</text:p>
          </table:table-cell>
          <table:table-cell table:number-columns-repeated="8"/>
          <table:table-cell office:value-type="float" office:value="392" calcext:value-type="float">
            <text:p>392</text:p>
          </table:table-cell>
          <table:table-cell table:formula="of:=([.O396]+1) *100 + 1" office:value-type="float" office:value="39301" calcext:value-type="float">
            <text:p>39301</text:p>
          </table:table-cell>
          <table:table-cell office:value-type="float" office:value="369490000" calcext:value-type="float">
            <text:p>3.69E+08</text:p>
          </table:table-cell>
          <table:table-cell office:value-type="float" office:value="375430000" calcext:value-type="float">
            <text:p>3.75E+08</text:p>
          </table:table-cell>
          <table:table-cell office:value-type="float" office:value="383059000" calcext:value-type="float">
            <text:p>3.83E+08</text:p>
          </table:table-cell>
          <table:table-cell office:value-type="float" office:value="5988220" calcext:value-type="float">
            <text:p>5.99E+06</text:p>
          </table:table-cell>
          <table:table-cell office:value-type="float" office:value="6039810" calcext:value-type="float">
            <text:p>6.04E+06</text:p>
          </table:table-cell>
          <table:table-cell office:value-type="float" office:value="6172920" calcext:value-type="float">
            <text:p>6.17E+06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[.A397] + 1) * 100 + 1" office:value-type="float" office:value="39401" calcext:value-type="float">
            <text:p>39401</text:p>
          </table:table-cell>
          <table:table-cell table:formula="of:=POWER([.B397];2)" office:value-type="float" office:value="1552438801" calcext:value-type="float">
            <text:p>1552438801</text:p>
          </table:table-cell>
          <table:table-cell table:formula="of:=[.B397]*LOG([.B397];2)" office:value-type="float" office:value="601493.484185064" calcext:value-type="float">
            <text:p>601493.484185064</text:p>
          </table:table-cell>
          <table:table-cell office:value-type="float" office:value="386672000" calcext:value-type="float">
            <text:p>3.87E+08</text:p>
          </table:table-cell>
          <table:table-cell office:value-type="float" office:value="6046190" calcext:value-type="float">
            <text:p>6.05E+06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 table:formula="of:=([.O397]+1) *100 + 1" office:value-type="float" office:value="39401" calcext:value-type="float">
            <text:p>39401</text:p>
          </table:table-cell>
          <table:table-cell office:value-type="float" office:value="373640000" calcext:value-type="float">
            <text:p>3.74E+08</text:p>
          </table:table-cell>
          <table:table-cell office:value-type="float" office:value="381160000" calcext:value-type="float">
            <text:p>3.81E+08</text:p>
          </table:table-cell>
          <table:table-cell office:value-type="float" office:value="384109000" calcext:value-type="float">
            <text:p>3.84E+08</text:p>
          </table:table-cell>
          <table:table-cell office:value-type="float" office:value="6277170" calcext:value-type="float">
            <text:p>6.28E+06</text:p>
          </table:table-cell>
          <table:table-cell office:value-type="float" office:value="6376690" calcext:value-type="float">
            <text:p>6.38E+06</text:p>
          </table:table-cell>
          <table:table-cell office:value-type="float" office:value="6460350" calcext:value-type="float">
            <text:p>6.46E+06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[.A398] + 1) * 100 + 1" office:value-type="float" office:value="39501" calcext:value-type="float">
            <text:p>39501</text:p>
          </table:table-cell>
          <table:table-cell table:formula="of:=POWER([.B398];2)" office:value-type="float" office:value="1560329001" calcext:value-type="float">
            <text:p>1560329001</text:p>
          </table:table-cell>
          <table:table-cell table:formula="of:=[.B398]*LOG([.B398];2)" office:value-type="float" office:value="603164.531075484" calcext:value-type="float">
            <text:p>603164.531075484</text:p>
          </table:table-cell>
          <table:table-cell office:value-type="float" office:value="386293000" calcext:value-type="float">
            <text:p>3.86E+08</text:p>
          </table:table-cell>
          <table:table-cell office:value-type="float" office:value="6577530" calcext:value-type="float">
            <text:p>6.58E+06</text:p>
          </table:table-cell>
          <table:table-cell table:number-columns-repeated="8"/>
          <table:table-cell office:value-type="float" office:value="394" calcext:value-type="float">
            <text:p>394</text:p>
          </table:table-cell>
          <table:table-cell table:formula="of:=([.O398]+1) *100 + 1" office:value-type="float" office:value="39501" calcext:value-type="float">
            <text:p>39501</text:p>
          </table:table-cell>
          <table:table-cell office:value-type="float" office:value="383892000" calcext:value-type="float">
            <text:p>3.84E+08</text:p>
          </table:table-cell>
          <table:table-cell office:value-type="float" office:value="388424000" calcext:value-type="float">
            <text:p>3.88E+08</text:p>
          </table:table-cell>
          <table:table-cell office:value-type="float" office:value="398362000" calcext:value-type="float">
            <text:p>3.98E+08</text:p>
          </table:table-cell>
          <table:table-cell office:value-type="float" office:value="6091490" calcext:value-type="float">
            <text:p>6.09E+06</text:p>
          </table:table-cell>
          <table:table-cell office:value-type="float" office:value="6294150" calcext:value-type="float">
            <text:p>6.29E+06</text:p>
          </table:table-cell>
          <table:table-cell office:value-type="float" office:value="6530870" calcext:value-type="float">
            <text:p>6.53E+06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[.A399] + 1) * 100 + 1" office:value-type="float" office:value="39601" calcext:value-type="float">
            <text:p>39601</text:p>
          </table:table-cell>
          <table:table-cell table:formula="of:=POWER([.B399];2)" office:value-type="float" office:value="1568239201" calcext:value-type="float">
            <text:p>1568239201</text:p>
          </table:table-cell>
          <table:table-cell table:formula="of:=[.B399]*LOG([.B399];2)" office:value-type="float" office:value="604835.943196298" calcext:value-type="float">
            <text:p>604835.943196298</text:p>
          </table:table-cell>
          <table:table-cell office:value-type="float" office:value="380093000" calcext:value-type="float">
            <text:p>3.80E+08</text:p>
          </table:table-cell>
          <table:table-cell office:value-type="float" office:value="6833250" calcext:value-type="float">
            <text:p>6.83E+06</text:p>
          </table:table-cell>
          <table:table-cell table:number-columns-repeated="8"/>
          <table:table-cell office:value-type="float" office:value="395" calcext:value-type="float">
            <text:p>395</text:p>
          </table:table-cell>
          <table:table-cell table:formula="of:=([.O399]+1) *100 + 1" office:value-type="float" office:value="39601" calcext:value-type="float">
            <text:p>39601</text:p>
          </table:table-cell>
          <table:table-cell office:value-type="float" office:value="382644000" calcext:value-type="float">
            <text:p>3.83E+08</text:p>
          </table:table-cell>
          <table:table-cell office:value-type="float" office:value="395826000" calcext:value-type="float">
            <text:p>3.96E+08</text:p>
          </table:table-cell>
          <table:table-cell office:value-type="float" office:value="401194000" calcext:value-type="float">
            <text:p>4.01E+08</text:p>
          </table:table-cell>
          <table:table-cell office:value-type="float" office:value="6334600" calcext:value-type="float">
            <text:p>6.33E+06</text:p>
          </table:table-cell>
          <table:table-cell office:value-type="float" office:value="6654960" calcext:value-type="float">
            <text:p>6.65E+06</text:p>
          </table:table-cell>
          <table:table-cell office:value-type="float" office:value="7463560" calcext:value-type="float">
            <text:p>7.46E+06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[.A400] + 1) * 100 + 1" office:value-type="float" office:value="39701" calcext:value-type="float">
            <text:p>39701</text:p>
          </table:table-cell>
          <table:table-cell table:formula="of:=POWER([.B400];2)" office:value-type="float" office:value="1576169401" calcext:value-type="float">
            <text:p>1576169401</text:p>
          </table:table-cell>
          <table:table-cell table:formula="of:=[.B400]*LOG([.B400];2)" office:value-type="float" office:value="606507.71962523" calcext:value-type="float">
            <text:p>606507.71962523</text:p>
          </table:table-cell>
          <table:table-cell office:value-type="float" office:value="384019000" calcext:value-type="float">
            <text:p>3.84E+08</text:p>
          </table:table-cell>
          <table:table-cell office:value-type="float" office:value="6292860" calcext:value-type="float">
            <text:p>6.29E+06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table:formula="of:=([.O400]+1) *100 + 1" office:value-type="float" office:value="39701" calcext:value-type="float">
            <text:p>39701</text:p>
          </table:table-cell>
          <table:table-cell office:value-type="float" office:value="396307000" calcext:value-type="float">
            <text:p>3.96E+08</text:p>
          </table:table-cell>
          <table:table-cell office:value-type="float" office:value="398408000" calcext:value-type="float">
            <text:p>3.98E+08</text:p>
          </table:table-cell>
          <table:table-cell office:value-type="float" office:value="401475000" calcext:value-type="float">
            <text:p>4.01E+08</text:p>
          </table:table-cell>
          <table:table-cell office:value-type="float" office:value="6325510" calcext:value-type="float">
            <text:p>6.33E+06</text:p>
          </table:table-cell>
          <table:table-cell office:value-type="float" office:value="6412650" calcext:value-type="float">
            <text:p>6.41E+06</text:p>
          </table:table-cell>
          <table:table-cell office:value-type="float" office:value="6762100" calcext:value-type="float">
            <text:p>6.76E+06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[.A401] + 1) * 100 + 1" office:value-type="float" office:value="39801" calcext:value-type="float">
            <text:p>39801</text:p>
          </table:table-cell>
          <table:table-cell table:formula="of:=POWER([.B401];2)" office:value-type="float" office:value="1584119601" calcext:value-type="float">
            <text:p>1584119601</text:p>
          </table:table-cell>
          <table:table-cell table:formula="of:=[.B401]*LOG([.B401];2)" office:value-type="float" office:value="608179.859444647" calcext:value-type="float">
            <text:p>608179.859444647</text:p>
          </table:table-cell>
          <table:table-cell office:value-type="float" office:value="401285000" calcext:value-type="float">
            <text:p>4.01E+08</text:p>
          </table:table-cell>
          <table:table-cell office:value-type="float" office:value="6442270" calcext:value-type="float">
            <text:p>6.44E+06</text:p>
          </table:table-cell>
          <table:table-cell table:number-columns-repeated="8"/>
          <table:table-cell office:value-type="float" office:value="397" calcext:value-type="float">
            <text:p>397</text:p>
          </table:table-cell>
          <table:table-cell table:formula="of:=([.O401]+1) *100 + 1" office:value-type="float" office:value="39801" calcext:value-type="float">
            <text:p>39801</text:p>
          </table:table-cell>
          <table:table-cell office:value-type="float" office:value="391906000" calcext:value-type="float">
            <text:p>3.92E+08</text:p>
          </table:table-cell>
          <table:table-cell office:value-type="float" office:value="396350000" calcext:value-type="float">
            <text:p>3.96E+08</text:p>
          </table:table-cell>
          <table:table-cell office:value-type="float" office:value="401460000" calcext:value-type="float">
            <text:p>4.01E+08</text:p>
          </table:table-cell>
          <table:table-cell office:value-type="float" office:value="6434610" calcext:value-type="float">
            <text:p>6.43E+06</text:p>
          </table:table-cell>
          <table:table-cell office:value-type="float" office:value="6734100" calcext:value-type="float">
            <text:p>6.73E+06</text:p>
          </table:table-cell>
          <table:table-cell office:value-type="float" office:value="7068070" calcext:value-type="float">
            <text:p>7.07E+06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[.A402] + 1) * 100 + 1" office:value-type="float" office:value="39901" calcext:value-type="float">
            <text:p>39901</text:p>
          </table:table-cell>
          <table:table-cell table:formula="of:=POWER([.B402];2)" office:value-type="float" office:value="1592089801" calcext:value-type="float">
            <text:p>1592089801</text:p>
          </table:table-cell>
          <table:table-cell table:formula="of:=[.B402]*LOG([.B402];2)" office:value-type="float" office:value="609852.361741529" calcext:value-type="float">
            <text:p>609852.361741529</text:p>
          </table:table-cell>
          <table:table-cell office:value-type="float" office:value="386050000" calcext:value-type="float">
            <text:p>3.86E+08</text:p>
          </table:table-cell>
          <table:table-cell office:value-type="float" office:value="6550410" calcext:value-type="float">
            <text:p>6.55E+06</text:p>
          </table:table-cell>
          <table:table-cell table:number-columns-repeated="8"/>
          <table:table-cell office:value-type="float" office:value="398" calcext:value-type="float">
            <text:p>398</text:p>
          </table:table-cell>
          <table:table-cell table:formula="of:=([.O402]+1) *100 + 1" office:value-type="float" office:value="39901" calcext:value-type="float">
            <text:p>39901</text:p>
          </table:table-cell>
          <table:table-cell office:value-type="float" office:value="383207000" calcext:value-type="float">
            <text:p>3.83E+08</text:p>
          </table:table-cell>
          <table:table-cell office:value-type="float" office:value="394853000" calcext:value-type="float">
            <text:p>3.95E+08</text:p>
          </table:table-cell>
          <table:table-cell office:value-type="float" office:value="401373000" calcext:value-type="float">
            <text:p>4.01E+08</text:p>
          </table:table-cell>
          <table:table-cell office:value-type="float" office:value="6499610" calcext:value-type="float">
            <text:p>6.50E+06</text:p>
          </table:table-cell>
          <table:table-cell office:value-type="float" office:value="6617320" calcext:value-type="float">
            <text:p>6.62E+06</text:p>
          </table:table-cell>
          <table:table-cell office:value-type="float" office:value="6788640" calcext:value-type="float">
            <text:p>6.79E+06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A403] + 1) * 100 + 1" office:value-type="float" office:value="40001" calcext:value-type="float">
            <text:p>40001</text:p>
          </table:table-cell>
          <table:table-cell table:formula="of:=POWER([.B403];2)" office:value-type="float" office:value="1600080001" calcext:value-type="float">
            <text:p>1600080001</text:p>
          </table:table-cell>
          <table:table-cell table:formula="of:=[.B403]*LOG([.B403];2)" office:value-type="float" office:value="611525.225607432" calcext:value-type="float">
            <text:p>611525.225607432</text:p>
          </table:table-cell>
          <table:table-cell office:value-type="float" office:value="395955000" calcext:value-type="float">
            <text:p>3.96E+08</text:p>
          </table:table-cell>
          <table:table-cell office:value-type="float" office:value="6128430" calcext:value-type="float">
            <text:p>6.13E+06</text:p>
          </table:table-cell>
          <table:table-cell table:number-columns-repeated="8"/>
          <table:table-cell office:value-type="float" office:value="399" calcext:value-type="float">
            <text:p>399</text:p>
          </table:table-cell>
          <table:table-cell table:formula="of:=([.O403]+1) *100 + 1" office:value-type="float" office:value="40001" calcext:value-type="float">
            <text:p>40001</text:p>
          </table:table-cell>
          <table:table-cell office:value-type="float" office:value="383287000" calcext:value-type="float">
            <text:p>3.83E+08</text:p>
          </table:table-cell>
          <table:table-cell office:value-type="float" office:value="391457000" calcext:value-type="float">
            <text:p>3.91E+08</text:p>
          </table:table-cell>
          <table:table-cell office:value-type="float" office:value="398563000" calcext:value-type="float">
            <text:p>3.99E+08</text:p>
          </table:table-cell>
          <table:table-cell office:value-type="float" office:value="6176360" calcext:value-type="float">
            <text:p>6.18E+06</text:p>
          </table:table-cell>
          <table:table-cell office:value-type="float" office:value="6267080" calcext:value-type="float">
            <text:p>6.27E+06</text:p>
          </table:table-cell>
          <table:table-cell office:value-type="float" office:value="6411520" calcext:value-type="float">
            <text:p>6.41E+06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404] + 1) * 100 + 1" office:value-type="float" office:value="40101" calcext:value-type="float">
            <text:p>40101</text:p>
          </table:table-cell>
          <table:table-cell table:formula="of:=POWER([.B404];2)" office:value-type="float" office:value="1608090201" calcext:value-type="float">
            <text:p>1608090201</text:p>
          </table:table-cell>
          <table:table-cell table:formula="of:=[.B404]*LOG([.B404];2)" office:value-type="float" office:value="613198.450138454" calcext:value-type="float">
            <text:p>613198.450138454</text:p>
          </table:table-cell>
          <table:table-cell office:value-type="float" office:value="396597000" calcext:value-type="float">
            <text:p>3.97E+08</text:p>
          </table:table-cell>
          <table:table-cell office:value-type="float" office:value="6315130" calcext:value-type="float">
            <text:p>6.32E+06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table:formula="of:=([.O404]+1) *100 + 1" office:value-type="float" office:value="40101" calcext:value-type="float">
            <text:p>40101</text:p>
          </table:table-cell>
          <table:table-cell office:value-type="float" office:value="386357000" calcext:value-type="float">
            <text:p>3.86E+08</text:p>
          </table:table-cell>
          <table:table-cell office:value-type="float" office:value="398695000" calcext:value-type="float">
            <text:p>3.99E+08</text:p>
          </table:table-cell>
          <table:table-cell office:value-type="float" office:value="408910000" calcext:value-type="float">
            <text:p>4.09E+08</text:p>
          </table:table-cell>
          <table:table-cell office:value-type="float" office:value="6299130" calcext:value-type="float">
            <text:p>6.30E+06</text:p>
          </table:table-cell>
          <table:table-cell office:value-type="float" office:value="6600930" calcext:value-type="float">
            <text:p>6.60E+06</text:p>
          </table:table-cell>
          <table:table-cell office:value-type="float" office:value="6902660" calcext:value-type="float">
            <text:p>6.90E+06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[.A405] + 1) * 100 + 1" office:value-type="float" office:value="40201" calcext:value-type="float">
            <text:p>40201</text:p>
          </table:table-cell>
          <table:table-cell table:formula="of:=POWER([.B405];2)" office:value-type="float" office:value="1616120401" calcext:value-type="float">
            <text:p>1616120401</text:p>
          </table:table-cell>
          <table:table-cell table:formula="of:=[.B405]*LOG([.B405];2)" office:value-type="float" office:value="614872.034435203" calcext:value-type="float">
            <text:p>614872.034435203</text:p>
          </table:table-cell>
          <table:table-cell office:value-type="float" office:value="395504000" calcext:value-type="float">
            <text:p>3.96E+08</text:p>
          </table:table-cell>
          <table:table-cell office:value-type="float" office:value="6409700" calcext:value-type="float">
            <text:p>6.41E+06</text:p>
          </table:table-cell>
          <table:table-cell table:number-columns-repeated="8"/>
          <table:table-cell office:value-type="float" office:value="401" calcext:value-type="float">
            <text:p>401</text:p>
          </table:table-cell>
          <table:table-cell table:formula="of:=([.O405]+1) *100 + 1" office:value-type="float" office:value="40201" calcext:value-type="float">
            <text:p>40201</text:p>
          </table:table-cell>
          <table:table-cell office:value-type="float" office:value="391324000" calcext:value-type="float">
            <text:p>3.91E+08</text:p>
          </table:table-cell>
          <table:table-cell office:value-type="float" office:value="399773000" calcext:value-type="float">
            <text:p>4.00E+08</text:p>
          </table:table-cell>
          <table:table-cell office:value-type="float" office:value="408921000" calcext:value-type="float">
            <text:p>4.09E+08</text:p>
          </table:table-cell>
          <table:table-cell office:value-type="float" office:value="6296850" calcext:value-type="float">
            <text:p>6.30E+06</text:p>
          </table:table-cell>
          <table:table-cell office:value-type="float" office:value="6378800" calcext:value-type="float">
            <text:p>6.38E+06</text:p>
          </table:table-cell>
          <table:table-cell office:value-type="float" office:value="6521780" calcext:value-type="float">
            <text:p>6.52E+06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[.A406] + 1) * 100 + 1" office:value-type="float" office:value="40301" calcext:value-type="float">
            <text:p>40301</text:p>
          </table:table-cell>
          <table:table-cell table:formula="of:=POWER([.B406];2)" office:value-type="float" office:value="1624170601" calcext:value-type="float">
            <text:p>1624170601</text:p>
          </table:table-cell>
          <table:table-cell table:formula="of:=[.B406]*LOG([.B406];2)" office:value-type="float" office:value="616545.977602757" calcext:value-type="float">
            <text:p>616545.977602757</text:p>
          </table:table-cell>
          <table:table-cell office:value-type="float" office:value="396623000" calcext:value-type="float">
            <text:p>3.97E+08</text:p>
          </table:table-cell>
          <table:table-cell office:value-type="float" office:value="6585950" calcext:value-type="float">
            <text:p>6.59E+06</text:p>
          </table:table-cell>
          <table:table-cell table:number-columns-repeated="8"/>
          <table:table-cell office:value-type="float" office:value="402" calcext:value-type="float">
            <text:p>402</text:p>
          </table:table-cell>
          <table:table-cell table:formula="of:=([.O406]+1) *100 + 1" office:value-type="float" office:value="40301" calcext:value-type="float">
            <text:p>40301</text:p>
          </table:table-cell>
          <table:table-cell office:value-type="float" office:value="390214000" calcext:value-type="float">
            <text:p>3.90E+08</text:p>
          </table:table-cell>
          <table:table-cell office:value-type="float" office:value="393944000" calcext:value-type="float">
            <text:p>3.94E+08</text:p>
          </table:table-cell>
          <table:table-cell office:value-type="float" office:value="400581000" calcext:value-type="float">
            <text:p>4.01E+08</text:p>
          </table:table-cell>
          <table:table-cell office:value-type="float" office:value="6185240" calcext:value-type="float">
            <text:p>6.19E+06</text:p>
          </table:table-cell>
          <table:table-cell office:value-type="float" office:value="6287340" calcext:value-type="float">
            <text:p>6.29E+06</text:p>
          </table:table-cell>
          <table:table-cell office:value-type="float" office:value="6426720" calcext:value-type="float">
            <text:p>6.43E+06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[.A407] + 1) * 100 + 1" office:value-type="float" office:value="40401" calcext:value-type="float">
            <text:p>40401</text:p>
          </table:table-cell>
          <table:table-cell table:formula="of:=POWER([.B407];2)" office:value-type="float" office:value="1632240801" calcext:value-type="float">
            <text:p>1632240801</text:p>
          </table:table-cell>
          <table:table-cell table:formula="of:=[.B407]*LOG([.B407];2)" office:value-type="float" office:value="618220.27875064" calcext:value-type="float">
            <text:p>618220.27875064</text:p>
          </table:table-cell>
          <table:table-cell office:value-type="float" office:value="396654000" calcext:value-type="float">
            <text:p>3.97E+08</text:p>
          </table:table-cell>
          <table:table-cell office:value-type="float" office:value="6701010" calcext:value-type="float">
            <text:p>6.70E+06</text:p>
          </table:table-cell>
          <table:table-cell table:number-columns-repeated="8"/>
          <table:table-cell office:value-type="float" office:value="403" calcext:value-type="float">
            <text:p>403</text:p>
          </table:table-cell>
          <table:table-cell table:formula="of:=([.O407]+1) *100 + 1" office:value-type="float" office:value="40401" calcext:value-type="float">
            <text:p>40401</text:p>
          </table:table-cell>
          <table:table-cell office:value-type="float" office:value="390924000" calcext:value-type="float">
            <text:p>3.91E+08</text:p>
          </table:table-cell>
          <table:table-cell office:value-type="float" office:value="394051000" calcext:value-type="float">
            <text:p>3.94E+08</text:p>
          </table:table-cell>
          <table:table-cell office:value-type="float" office:value="400878000" calcext:value-type="float">
            <text:p>4.01E+08</text:p>
          </table:table-cell>
          <table:table-cell office:value-type="float" office:value="6415910" calcext:value-type="float">
            <text:p>6.42E+06</text:p>
          </table:table-cell>
          <table:table-cell office:value-type="float" office:value="6574450" calcext:value-type="float">
            <text:p>6.57E+06</text:p>
          </table:table-cell>
          <table:table-cell office:value-type="float" office:value="6838580" calcext:value-type="float">
            <text:p>6.84E+06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[.A408] + 1) * 100 + 1" office:value-type="float" office:value="40501" calcext:value-type="float">
            <text:p>40501</text:p>
          </table:table-cell>
          <table:table-cell table:formula="of:=POWER([.B408];2)" office:value-type="float" office:value="1640331001" calcext:value-type="float">
            <text:p>1640331001</text:p>
          </table:table-cell>
          <table:table-cell table:formula="of:=[.B408]*LOG([.B408];2)" office:value-type="float" office:value="619894.936992781" calcext:value-type="float">
            <text:p>619894.936992781</text:p>
          </table:table-cell>
          <table:table-cell office:value-type="float" office:value="398027000" calcext:value-type="float">
            <text:p>3.98E+08</text:p>
          </table:table-cell>
          <table:table-cell office:value-type="float" office:value="7269850" calcext:value-type="float">
            <text:p>7.27E+06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formula="of:=([.O408]+1) *100 + 1" office:value-type="float" office:value="40501" calcext:value-type="float">
            <text:p>40501</text:p>
          </table:table-cell>
          <table:table-cell office:value-type="float" office:value="395110000" calcext:value-type="float">
            <text:p>3.95E+08</text:p>
          </table:table-cell>
          <table:table-cell office:value-type="float" office:value="400798000" calcext:value-type="float">
            <text:p>4.01E+08</text:p>
          </table:table-cell>
          <table:table-cell office:value-type="float" office:value="405860000" calcext:value-type="float">
            <text:p>4.06E+08</text:p>
          </table:table-cell>
          <table:table-cell office:value-type="float" office:value="6402840" calcext:value-type="float">
            <text:p>6.40E+06</text:p>
          </table:table-cell>
          <table:table-cell office:value-type="float" office:value="6796520" calcext:value-type="float">
            <text:p>6.80E+06</text:p>
          </table:table-cell>
          <table:table-cell office:value-type="float" office:value="7295900" calcext:value-type="float">
            <text:p>7.30E+06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[.A409] + 1) * 100 + 1" office:value-type="float" office:value="40601" calcext:value-type="float">
            <text:p>40601</text:p>
          </table:table-cell>
          <table:table-cell table:formula="of:=POWER([.B409];2)" office:value-type="float" office:value="1648441201" calcext:value-type="float">
            <text:p>1648441201</text:p>
          </table:table-cell>
          <table:table-cell table:formula="of:=[.B409]*LOG([.B409];2)" office:value-type="float" office:value="621569.951447487" calcext:value-type="float">
            <text:p>621569.951447487</text:p>
          </table:table-cell>
          <table:table-cell office:value-type="float" office:value="398688000" calcext:value-type="float">
            <text:p>3.99E+08</text:p>
          </table:table-cell>
          <table:table-cell office:value-type="float" office:value="6897550" calcext:value-type="float">
            <text:p>6.90E+06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formula="of:=([.O409]+1) *100 + 1" office:value-type="float" office:value="40601" calcext:value-type="float">
            <text:p>40601</text:p>
          </table:table-cell>
          <table:table-cell office:value-type="float" office:value="398488000" calcext:value-type="float">
            <text:p>3.98E+08</text:p>
          </table:table-cell>
          <table:table-cell office:value-type="float" office:value="403536000" calcext:value-type="float">
            <text:p>4.04E+08</text:p>
          </table:table-cell>
          <table:table-cell office:value-type="float" office:value="409291000" calcext:value-type="float">
            <text:p>4.09E+08</text:p>
          </table:table-cell>
          <table:table-cell office:value-type="float" office:value="6220470" calcext:value-type="float">
            <text:p>6.22E+06</text:p>
          </table:table-cell>
          <table:table-cell office:value-type="float" office:value="6455480" calcext:value-type="float">
            <text:p>6.46E+06</text:p>
          </table:table-cell>
          <table:table-cell office:value-type="float" office:value="6905500" calcext:value-type="float">
            <text:p>6.91E+06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[.A410] + 1) * 100 + 1" office:value-type="float" office:value="40701" calcext:value-type="float">
            <text:p>40701</text:p>
          </table:table-cell>
          <table:table-cell table:formula="of:=POWER([.B410];2)" office:value-type="float" office:value="1656571401" calcext:value-type="float">
            <text:p>1656571401</text:p>
          </table:table-cell>
          <table:table-cell table:formula="of:=[.B410]*LOG([.B410];2)" office:value-type="float" office:value="623245.321237406" calcext:value-type="float">
            <text:p>623245.321237406</text:p>
          </table:table-cell>
          <table:table-cell office:value-type="float" office:value="407183000" calcext:value-type="float">
            <text:p>4.07E+08</text:p>
          </table:table-cell>
          <table:table-cell office:value-type="float" office:value="6994660" calcext:value-type="float">
            <text:p>6.99E+06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 table:formula="of:=([.O410]+1) *100 + 1" office:value-type="float" office:value="40701" calcext:value-type="float">
            <text:p>40701</text:p>
          </table:table-cell>
          <table:table-cell office:value-type="float" office:value="404869000" calcext:value-type="float">
            <text:p>4.05E+08</text:p>
          </table:table-cell>
          <table:table-cell office:value-type="float" office:value="408027000" calcext:value-type="float">
            <text:p>4.08E+08</text:p>
          </table:table-cell>
          <table:table-cell office:value-type="float" office:value="413461000" calcext:value-type="float">
            <text:p>4.13E+08</text:p>
          </table:table-cell>
          <table:table-cell office:value-type="float" office:value="6445500" calcext:value-type="float">
            <text:p>6.45E+06</text:p>
          </table:table-cell>
          <table:table-cell office:value-type="float" office:value="6626380" calcext:value-type="float">
            <text:p>6.63E+06</text:p>
          </table:table-cell>
          <table:table-cell office:value-type="float" office:value="6940640" calcext:value-type="float">
            <text:p>6.94E+06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[.A411] + 1) * 100 + 1" office:value-type="float" office:value="40801" calcext:value-type="float">
            <text:p>40801</text:p>
          </table:table-cell>
          <table:table-cell table:formula="of:=POWER([.B411];2)" office:value-type="float" office:value="1664721601" calcext:value-type="float">
            <text:p>1664721601</text:p>
          </table:table-cell>
          <table:table-cell table:formula="of:=[.B411]*LOG([.B411];2)" office:value-type="float" office:value="624921.045489498" calcext:value-type="float">
            <text:p>624921.045489498</text:p>
          </table:table-cell>
          <table:table-cell office:value-type="float" office:value="417513000" calcext:value-type="float">
            <text:p>4.18E+08</text:p>
          </table:table-cell>
          <table:table-cell office:value-type="float" office:value="6867710" calcext:value-type="float">
            <text:p>6.87E+06</text:p>
          </table:table-cell>
          <table:table-cell table:number-columns-repeated="8"/>
          <table:table-cell office:value-type="float" office:value="407" calcext:value-type="float">
            <text:p>407</text:p>
          </table:table-cell>
          <table:table-cell table:formula="of:=([.O411]+1) *100 + 1" office:value-type="float" office:value="40801" calcext:value-type="float">
            <text:p>40801</text:p>
          </table:table-cell>
          <table:table-cell office:value-type="float" office:value="400297000" calcext:value-type="float">
            <text:p>4.00E+08</text:p>
          </table:table-cell>
          <table:table-cell office:value-type="float" office:value="405772000" calcext:value-type="float">
            <text:p>4.06E+08</text:p>
          </table:table-cell>
          <table:table-cell office:value-type="float" office:value="412987000" calcext:value-type="float">
            <text:p>4.13E+08</text:p>
          </table:table-cell>
          <table:table-cell office:value-type="float" office:value="6209200" calcext:value-type="float">
            <text:p>6.21E+06</text:p>
          </table:table-cell>
          <table:table-cell office:value-type="float" office:value="6452220" calcext:value-type="float">
            <text:p>6.45E+06</text:p>
          </table:table-cell>
          <table:table-cell office:value-type="float" office:value="6884620" calcext:value-type="float">
            <text:p>6.88E+06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[.A412] + 1) * 100 + 1" office:value-type="float" office:value="40901" calcext:value-type="float">
            <text:p>40901</text:p>
          </table:table-cell>
          <table:table-cell table:formula="of:=POWER([.B412];2)" office:value-type="float" office:value="1672891801" calcext:value-type="float">
            <text:p>1672891801</text:p>
          </table:table-cell>
          <table:table-cell table:formula="of:=[.B412]*LOG([.B412];2)" office:value-type="float" office:value="626597.123335004" calcext:value-type="float">
            <text:p>626597.123335004</text:p>
          </table:table-cell>
          <table:table-cell office:value-type="float" office:value="421718000" calcext:value-type="float">
            <text:p>4.22E+08</text:p>
          </table:table-cell>
          <table:table-cell office:value-type="float" office:value="7296430" calcext:value-type="float">
            <text:p>7.30E+06</text:p>
          </table:table-cell>
          <table:table-cell table:number-columns-repeated="8"/>
          <table:table-cell office:value-type="float" office:value="408" calcext:value-type="float">
            <text:p>408</text:p>
          </table:table-cell>
          <table:table-cell table:formula="of:=([.O412]+1) *100 + 1" office:value-type="float" office:value="40901" calcext:value-type="float">
            <text:p>40901</text:p>
          </table:table-cell>
          <table:table-cell office:value-type="float" office:value="403966000" calcext:value-type="float">
            <text:p>4.04E+08</text:p>
          </table:table-cell>
          <table:table-cell office:value-type="float" office:value="411435000" calcext:value-type="float">
            <text:p>4.11E+08</text:p>
          </table:table-cell>
          <table:table-cell office:value-type="float" office:value="422822000" calcext:value-type="float">
            <text:p>4.23E+08</text:p>
          </table:table-cell>
          <table:table-cell office:value-type="float" office:value="6571010" calcext:value-type="float">
            <text:p>6.57E+06</text:p>
          </table:table-cell>
          <table:table-cell office:value-type="float" office:value="6930300" calcext:value-type="float">
            <text:p>6.93E+06</text:p>
          </table:table-cell>
          <table:table-cell office:value-type="float" office:value="7239580" calcext:value-type="float">
            <text:p>7.24E+06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[.A413] + 1) * 100 + 1" office:value-type="float" office:value="41001" calcext:value-type="float">
            <text:p>41001</text:p>
          </table:table-cell>
          <table:table-cell table:formula="of:=POWER([.B413];2)" office:value-type="float" office:value="1681082001" calcext:value-type="float">
            <text:p>1681082001</text:p>
          </table:table-cell>
          <table:table-cell table:formula="of:=[.B413]*LOG([.B413];2)" office:value-type="float" office:value="628273.553909411" calcext:value-type="float">
            <text:p>628273.553909411</text:p>
          </table:table-cell>
          <table:table-cell office:value-type="float" office:value="418372000" calcext:value-type="float">
            <text:p>4.18E+08</text:p>
          </table:table-cell>
          <table:table-cell office:value-type="float" office:value="6916960" calcext:value-type="float">
            <text:p>6.92E+06</text:p>
          </table:table-cell>
          <table:table-cell table:number-columns-repeated="8"/>
          <table:table-cell office:value-type="float" office:value="409" calcext:value-type="float">
            <text:p>409</text:p>
          </table:table-cell>
          <table:table-cell table:formula="of:=([.O413]+1) *100 + 1" office:value-type="float" office:value="41001" calcext:value-type="float">
            <text:p>41001</text:p>
          </table:table-cell>
          <table:table-cell office:value-type="float" office:value="407665000" calcext:value-type="float">
            <text:p>4.08E+08</text:p>
          </table:table-cell>
          <table:table-cell office:value-type="float" office:value="416817000" calcext:value-type="float">
            <text:p>4.17E+08</text:p>
          </table:table-cell>
          <table:table-cell office:value-type="float" office:value="422061000" calcext:value-type="float">
            <text:p>4.22E+08</text:p>
          </table:table-cell>
          <table:table-cell office:value-type="float" office:value="6415400" calcext:value-type="float">
            <text:p>6.42E+06</text:p>
          </table:table-cell>
          <table:table-cell office:value-type="float" office:value="6529620" calcext:value-type="float">
            <text:p>6.53E+06</text:p>
          </table:table-cell>
          <table:table-cell office:value-type="float" office:value="6755220" calcext:value-type="float">
            <text:p>6.76E+06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A414] + 1) * 100 + 1" office:value-type="float" office:value="41101" calcext:value-type="float">
            <text:p>41101</text:p>
          </table:table-cell>
          <table:table-cell table:formula="of:=POWER([.B414];2)" office:value-type="float" office:value="1689292201" calcext:value-type="float">
            <text:p>1689292201</text:p>
          </table:table-cell>
          <table:table-cell table:formula="of:=[.B414]*LOG([.B414];2)" office:value-type="float" office:value="629950.336352424" calcext:value-type="float">
            <text:p>629950.336352424</text:p>
          </table:table-cell>
          <table:table-cell office:value-type="float" office:value="433227000" calcext:value-type="float">
            <text:p>4.33E+08</text:p>
          </table:table-cell>
          <table:table-cell office:value-type="float" office:value="6995740" calcext:value-type="float">
            <text:p>7.00E+06</text:p>
          </table:table-cell>
          <table:table-cell table:number-columns-repeated="8"/>
          <table:table-cell office:value-type="float" office:value="410" calcext:value-type="float">
            <text:p>410</text:p>
          </table:table-cell>
          <table:table-cell table:formula="of:=([.O414]+1) *100 + 1" office:value-type="float" office:value="41101" calcext:value-type="float">
            <text:p>41101</text:p>
          </table:table-cell>
          <table:table-cell office:value-type="float" office:value="404562000" calcext:value-type="float">
            <text:p>4.05E+08</text:p>
          </table:table-cell>
          <table:table-cell office:value-type="float" office:value="414164000" calcext:value-type="float">
            <text:p>4.14E+08</text:p>
          </table:table-cell>
          <table:table-cell office:value-type="float" office:value="426905000" calcext:value-type="float">
            <text:p>4.27E+08</text:p>
          </table:table-cell>
          <table:table-cell office:value-type="float" office:value="6119390" calcext:value-type="float">
            <text:p>6.12E+06</text:p>
          </table:table-cell>
          <table:table-cell office:value-type="float" office:value="6213900" calcext:value-type="float">
            <text:p>6.21E+06</text:p>
          </table:table-cell>
          <table:table-cell office:value-type="float" office:value="6276840" calcext:value-type="float">
            <text:p>6.28E+06</text:p>
          </table:table-cell>
          <table:table-cell table:number-columns-repeated="1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[.A415] + 1) * 100 + 1" office:value-type="float" office:value="41201" calcext:value-type="float">
            <text:p>41201</text:p>
          </table:table-cell>
          <table:table-cell table:formula="of:=POWER([.B415];2)" office:value-type="float" office:value="1697522401" calcext:value-type="float">
            <text:p>1697522401</text:p>
          </table:table-cell>
          <table:table-cell table:formula="of:=[.B415]*LOG([.B415];2)" office:value-type="float" office:value="631627.469807934" calcext:value-type="float">
            <text:p>631627.469807934</text:p>
          </table:table-cell>
          <table:table-cell office:value-type="float" office:value="428332000" calcext:value-type="float">
            <text:p>4.28E+08</text:p>
          </table:table-cell>
          <table:table-cell office:value-type="float" office:value="6812060" calcext:value-type="float">
            <text:p>6.81E+06</text:p>
          </table:table-cell>
          <table:table-cell table:number-columns-repeated="8"/>
          <table:table-cell office:value-type="float" office:value="411" calcext:value-type="float">
            <text:p>411</text:p>
          </table:table-cell>
          <table:table-cell table:formula="of:=([.O415]+1) *100 + 1" office:value-type="float" office:value="41201" calcext:value-type="float">
            <text:p>41201</text:p>
          </table:table-cell>
          <table:table-cell office:value-type="float" office:value="405569000" calcext:value-type="float">
            <text:p>4.06E+08</text:p>
          </table:table-cell>
          <table:table-cell office:value-type="float" office:value="407447000" calcext:value-type="float">
            <text:p>4.07E+08</text:p>
          </table:table-cell>
          <table:table-cell office:value-type="float" office:value="412158000" calcext:value-type="float">
            <text:p>4.12E+08</text:p>
          </table:table-cell>
          <table:table-cell office:value-type="float" office:value="6221710" calcext:value-type="float">
            <text:p>6.22E+06</text:p>
          </table:table-cell>
          <table:table-cell office:value-type="float" office:value="6280390" calcext:value-type="float">
            <text:p>6.28E+06</text:p>
          </table:table-cell>
          <table:table-cell office:value-type="float" office:value="6403460" calcext:value-type="float">
            <text:p>6.40E+06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[.A416] + 1) * 100 + 1" office:value-type="float" office:value="41301" calcext:value-type="float">
            <text:p>41301</text:p>
          </table:table-cell>
          <table:table-cell table:formula="of:=POWER([.B416];2)" office:value-type="float" office:value="1705772601" calcext:value-type="float">
            <text:p>1705772601</text:p>
          </table:table-cell>
          <table:table-cell table:formula="of:=[.B416]*LOG([.B416];2)" office:value-type="float" office:value="633304.953423987" calcext:value-type="float">
            <text:p>633304.953423987</text:p>
          </table:table-cell>
          <table:table-cell office:value-type="float" office:value="419845000" calcext:value-type="float">
            <text:p>4.20E+08</text:p>
          </table:table-cell>
          <table:table-cell office:value-type="float" office:value="6748170" calcext:value-type="float">
            <text:p>6.75E+06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formula="of:=([.O416]+1) *100 + 1" office:value-type="float" office:value="41301" calcext:value-type="float">
            <text:p>41301</text:p>
          </table:table-cell>
          <table:table-cell office:value-type="float" office:value="407203000" calcext:value-type="float">
            <text:p>4.07E+08</text:p>
          </table:table-cell>
          <table:table-cell office:value-type="float" office:value="409100000" calcext:value-type="float">
            <text:p>4.09E+08</text:p>
          </table:table-cell>
          <table:table-cell office:value-type="float" office:value="414008000" calcext:value-type="float">
            <text:p>4.14E+08</text:p>
          </table:table-cell>
          <table:table-cell office:value-type="float" office:value="6467540" calcext:value-type="float">
            <text:p>6.47E+06</text:p>
          </table:table-cell>
          <table:table-cell office:value-type="float" office:value="6544770" calcext:value-type="float">
            <text:p>6.54E+06</text:p>
          </table:table-cell>
          <table:table-cell office:value-type="float" office:value="6665240" calcext:value-type="float">
            <text:p>6.67E+06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[.A417] + 1) * 100 + 1" office:value-type="float" office:value="41401" calcext:value-type="float">
            <text:p>41401</text:p>
          </table:table-cell>
          <table:table-cell table:formula="of:=POWER([.B417];2)" office:value-type="float" office:value="1714042801" calcext:value-type="float">
            <text:p>1714042801</text:p>
          </table:table-cell>
          <table:table-cell table:formula="of:=[.B417]*LOG([.B417];2)" office:value-type="float" office:value="634982.786352758" calcext:value-type="float">
            <text:p>634982.786352758</text:p>
          </table:table-cell>
          <table:table-cell office:value-type="float" office:value="414712000" calcext:value-type="float">
            <text:p>4.15E+08</text:p>
          </table:table-cell>
          <table:table-cell office:value-type="float" office:value="6700280" calcext:value-type="float">
            <text:p>6.70E+06</text:p>
          </table:table-cell>
          <table:table-cell table:number-columns-repeated="8"/>
          <table:table-cell office:value-type="float" office:value="413" calcext:value-type="float">
            <text:p>413</text:p>
          </table:table-cell>
          <table:table-cell table:formula="of:=([.O417]+1) *100 + 1" office:value-type="float" office:value="41401" calcext:value-type="float">
            <text:p>41401</text:p>
          </table:table-cell>
          <table:table-cell office:value-type="float" office:value="409104000" calcext:value-type="float">
            <text:p>4.09E+08</text:p>
          </table:table-cell>
          <table:table-cell office:value-type="float" office:value="410827000" calcext:value-type="float">
            <text:p>4.11E+08</text:p>
          </table:table-cell>
          <table:table-cell office:value-type="float" office:value="415358000" calcext:value-type="float">
            <text:p>4.15E+08</text:p>
          </table:table-cell>
          <table:table-cell office:value-type="float" office:value="6535830" calcext:value-type="float">
            <text:p>6.54E+06</text:p>
          </table:table-cell>
          <table:table-cell office:value-type="float" office:value="6604220" calcext:value-type="float">
            <text:p>6.60E+06</text:p>
          </table:table-cell>
          <table:table-cell office:value-type="float" office:value="6659590" calcext:value-type="float">
            <text:p>6.66E+06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[.A418] + 1) * 100 + 1" office:value-type="float" office:value="41501" calcext:value-type="float">
            <text:p>41501</text:p>
          </table:table-cell>
          <table:table-cell table:formula="of:=POWER([.B418];2)" office:value-type="float" office:value="1722333001" calcext:value-type="float">
            <text:p>1722333001</text:p>
          </table:table-cell>
          <table:table-cell table:formula="of:=[.B418]*LOG([.B418];2)" office:value-type="float" office:value="636660.967750513" calcext:value-type="float">
            <text:p>636660.967750513</text:p>
          </table:table-cell>
          <table:table-cell office:value-type="float" office:value="426022000" calcext:value-type="float">
            <text:p>4.26E+08</text:p>
          </table:table-cell>
          <table:table-cell office:value-type="float" office:value="6790440" calcext:value-type="float">
            <text:p>6.79E+06</text:p>
          </table:table-cell>
          <table:table-cell table:number-columns-repeated="8"/>
          <table:table-cell office:value-type="float" office:value="414" calcext:value-type="float">
            <text:p>414</text:p>
          </table:table-cell>
          <table:table-cell table:formula="of:=([.O418]+1) *100 + 1" office:value-type="float" office:value="41501" calcext:value-type="float">
            <text:p>41501</text:p>
          </table:table-cell>
          <table:table-cell office:value-type="float" office:value="411792000" calcext:value-type="float">
            <text:p>4.12E+08</text:p>
          </table:table-cell>
          <table:table-cell office:value-type="float" office:value="415524000" calcext:value-type="float">
            <text:p>4.16E+08</text:p>
          </table:table-cell>
          <table:table-cell office:value-type="float" office:value="421975000" calcext:value-type="float">
            <text:p>4.22E+08</text:p>
          </table:table-cell>
          <table:table-cell office:value-type="float" office:value="6777210" calcext:value-type="float">
            <text:p>6.78E+06</text:p>
          </table:table-cell>
          <table:table-cell office:value-type="float" office:value="6927540" calcext:value-type="float">
            <text:p>6.93E+06</text:p>
          </table:table-cell>
          <table:table-cell office:value-type="float" office:value="7172100" calcext:value-type="float">
            <text:p>7.17E+06</text:p>
          </table:table-cell>
          <table:table-cell table:number-columns-repeated="1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[.A419] + 1) * 100 + 1" office:value-type="float" office:value="41601" calcext:value-type="float">
            <text:p>41601</text:p>
          </table:table-cell>
          <table:table-cell table:formula="of:=POWER([.B419];2)" office:value-type="float" office:value="1730643201" calcext:value-type="float">
            <text:p>1730643201</text:p>
          </table:table-cell>
          <table:table-cell table:formula="of:=[.B419]*LOG([.B419];2)" office:value-type="float" office:value="638339.496777587" calcext:value-type="float">
            <text:p>638339.496777587</text:p>
          </table:table-cell>
          <table:table-cell office:value-type="float" office:value="439260000" calcext:value-type="float">
            <text:p>4.39E+08</text:p>
          </table:table-cell>
          <table:table-cell office:value-type="float" office:value="6743620" calcext:value-type="float">
            <text:p>6.74E+06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 table:formula="of:=([.O419]+1) *100 + 1" office:value-type="float" office:value="41601" calcext:value-type="float">
            <text:p>41601</text:p>
          </table:table-cell>
          <table:table-cell office:value-type="float" office:value="413465000" calcext:value-type="float">
            <text:p>4.13E+08</text:p>
          </table:table-cell>
          <table:table-cell office:value-type="float" office:value="421368000" calcext:value-type="float">
            <text:p>4.21E+08</text:p>
          </table:table-cell>
          <table:table-cell office:value-type="float" office:value="440099000" calcext:value-type="float">
            <text:p>4.40E+08</text:p>
          </table:table-cell>
          <table:table-cell office:value-type="float" office:value="6716640" calcext:value-type="float">
            <text:p>6.72E+06</text:p>
          </table:table-cell>
          <table:table-cell office:value-type="float" office:value="6969600" calcext:value-type="float">
            <text:p>6.97E+06</text:p>
          </table:table-cell>
          <table:table-cell office:value-type="float" office:value="7380380" calcext:value-type="float">
            <text:p>7.38E+06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[.A420] + 1) * 100 + 1" office:value-type="float" office:value="41701" calcext:value-type="float">
            <text:p>41701</text:p>
          </table:table-cell>
          <table:table-cell table:formula="of:=POWER([.B420];2)" office:value-type="float" office:value="1738973401" calcext:value-type="float">
            <text:p>1738973401</text:p>
          </table:table-cell>
          <table:table-cell table:formula="of:=[.B420]*LOG([.B420];2)" office:value-type="float" office:value="640018.372598351" calcext:value-type="float">
            <text:p>640018.372598351</text:p>
          </table:table-cell>
          <table:table-cell office:value-type="float" office:value="440043000" calcext:value-type="float">
            <text:p>4.40E+08</text:p>
          </table:table-cell>
          <table:table-cell office:value-type="float" office:value="6651960" calcext:value-type="float">
            <text:p>6.65E+06</text:p>
          </table:table-cell>
          <table:table-cell table:number-columns-repeated="8"/>
          <table:table-cell office:value-type="float" office:value="416" calcext:value-type="float">
            <text:p>416</text:p>
          </table:table-cell>
          <table:table-cell table:formula="of:=([.O420]+1) *100 + 1" office:value-type="float" office:value="41701" calcext:value-type="float">
            <text:p>41701</text:p>
          </table:table-cell>
          <table:table-cell office:value-type="float" office:value="417359000" calcext:value-type="float">
            <text:p>4.17E+08</text:p>
          </table:table-cell>
          <table:table-cell office:value-type="float" office:value="429159000" calcext:value-type="float">
            <text:p>4.29E+08</text:p>
          </table:table-cell>
          <table:table-cell office:value-type="float" office:value="435083000" calcext:value-type="float">
            <text:p>4.35E+08</text:p>
          </table:table-cell>
          <table:table-cell office:value-type="float" office:value="6505290" calcext:value-type="float">
            <text:p>6.51E+06</text:p>
          </table:table-cell>
          <table:table-cell office:value-type="float" office:value="6600900" calcext:value-type="float">
            <text:p>6.60E+06</text:p>
          </table:table-cell>
          <table:table-cell office:value-type="float" office:value="6880980" calcext:value-type="float">
            <text:p>6.88E+06</text:p>
          </table:table-cell>
          <table:table-cell table:number-columns-repeated="1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[.A421] + 1) * 100 + 1" office:value-type="float" office:value="41801" calcext:value-type="float">
            <text:p>41801</text:p>
          </table:table-cell>
          <table:table-cell table:formula="of:=POWER([.B421];2)" office:value-type="float" office:value="1747323601" calcext:value-type="float">
            <text:p>1747323601</text:p>
          </table:table-cell>
          <table:table-cell table:formula="of:=[.B421]*LOG([.B421];2)" office:value-type="float" office:value="641697.594381184" calcext:value-type="float">
            <text:p>641697.594381184</text:p>
          </table:table-cell>
          <table:table-cell office:value-type="float" office:value="436032000" calcext:value-type="float">
            <text:p>4.36E+08</text:p>
          </table:table-cell>
          <table:table-cell office:value-type="float" office:value="6562480" calcext:value-type="float">
            <text:p>6.56E+06</text:p>
          </table:table-cell>
          <table:table-cell table:number-columns-repeated="8"/>
          <table:table-cell office:value-type="float" office:value="417" calcext:value-type="float">
            <text:p>417</text:p>
          </table:table-cell>
          <table:table-cell table:formula="of:=([.O421]+1) *100 + 1" office:value-type="float" office:value="41801" calcext:value-type="float">
            <text:p>41801</text:p>
          </table:table-cell>
          <table:table-cell office:value-type="float" office:value="417649000" calcext:value-type="float">
            <text:p>4.18E+08</text:p>
          </table:table-cell>
          <table:table-cell office:value-type="float" office:value="422942000" calcext:value-type="float">
            <text:p>4.23E+08</text:p>
          </table:table-cell>
          <table:table-cell office:value-type="float" office:value="434793000" calcext:value-type="float">
            <text:p>4.35E+08</text:p>
          </table:table-cell>
          <table:table-cell office:value-type="float" office:value="6714780" calcext:value-type="float">
            <text:p>6.71E+06</text:p>
          </table:table-cell>
          <table:table-cell office:value-type="float" office:value="6839060" calcext:value-type="float">
            <text:p>6.84E+06</text:p>
          </table:table-cell>
          <table:table-cell office:value-type="float" office:value="7113760" calcext:value-type="float">
            <text:p>7.11E+06</text:p>
          </table:table-cell>
          <table:table-cell table:number-columns-repeated="1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[.A422] + 1) * 100 + 1" office:value-type="float" office:value="41901" calcext:value-type="float">
            <text:p>41901</text:p>
          </table:table-cell>
          <table:table-cell table:formula="of:=POWER([.B422];2)" office:value-type="float" office:value="1755693801" calcext:value-type="float">
            <text:p>1755693801</text:p>
          </table:table-cell>
          <table:table-cell table:formula="of:=[.B422]*LOG([.B422];2)" office:value-type="float" office:value="643377.161298444" calcext:value-type="float">
            <text:p>643377.161298444</text:p>
          </table:table-cell>
          <table:table-cell office:value-type="float" office:value="421804000" calcext:value-type="float">
            <text:p>4.22E+08</text:p>
          </table:table-cell>
          <table:table-cell office:value-type="float" office:value="6704830" calcext:value-type="float">
            <text:p>6.70E+06</text:p>
          </table:table-cell>
          <table:table-cell table:number-columns-repeated="8"/>
          <table:table-cell office:value-type="float" office:value="418" calcext:value-type="float">
            <text:p>418</text:p>
          </table:table-cell>
          <table:table-cell table:formula="of:=([.O422]+1) *100 + 1" office:value-type="float" office:value="41901" calcext:value-type="float">
            <text:p>41901</text:p>
          </table:table-cell>
          <table:table-cell office:value-type="float" office:value="420725000" calcext:value-type="float">
            <text:p>4.21E+08</text:p>
          </table:table-cell>
          <table:table-cell office:value-type="float" office:value="423584000" calcext:value-type="float">
            <text:p>4.24E+08</text:p>
          </table:table-cell>
          <table:table-cell office:value-type="float" office:value="430332000" calcext:value-type="float">
            <text:p>4.30E+08</text:p>
          </table:table-cell>
          <table:table-cell office:value-type="float" office:value="6637580" calcext:value-type="float">
            <text:p>6.64E+06</text:p>
          </table:table-cell>
          <table:table-cell office:value-type="float" office:value="6710340" calcext:value-type="float">
            <text:p>6.71E+06</text:p>
          </table:table-cell>
          <table:table-cell office:value-type="float" office:value="6876020" calcext:value-type="float">
            <text:p>6.88E+06</text:p>
          </table:table-cell>
          <table:table-cell table:number-columns-repeated="1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[.A423] + 1) * 100 + 1" office:value-type="float" office:value="42001" calcext:value-type="float">
            <text:p>42001</text:p>
          </table:table-cell>
          <table:table-cell table:formula="of:=POWER([.B423];2)" office:value-type="float" office:value="1764084001" calcext:value-type="float">
            <text:p>1764084001</text:p>
          </table:table-cell>
          <table:table-cell table:formula="of:=[.B423]*LOG([.B423];2)" office:value-type="float" office:value="645057.072526439" calcext:value-type="float">
            <text:p>645057.072526439</text:p>
          </table:table-cell>
          <table:table-cell office:value-type="float" office:value="432545000" calcext:value-type="float">
            <text:p>4.33E+08</text:p>
          </table:table-cell>
          <table:table-cell office:value-type="float" office:value="6826790" calcext:value-type="float">
            <text:p>6.83E+06</text:p>
          </table:table-cell>
          <table:table-cell table:number-columns-repeated="8"/>
          <table:table-cell office:value-type="float" office:value="419" calcext:value-type="float">
            <text:p>419</text:p>
          </table:table-cell>
          <table:table-cell table:formula="of:=([.O423]+1) *100 + 1" office:value-type="float" office:value="42001" calcext:value-type="float">
            <text:p>42001</text:p>
          </table:table-cell>
          <table:table-cell office:value-type="float" office:value="422135000" calcext:value-type="float">
            <text:p>4.22E+08</text:p>
          </table:table-cell>
          <table:table-cell office:value-type="float" office:value="424276000" calcext:value-type="float">
            <text:p>4.24E+08</text:p>
          </table:table-cell>
          <table:table-cell office:value-type="float" office:value="429847000" calcext:value-type="float">
            <text:p>4.30E+08</text:p>
          </table:table-cell>
          <table:table-cell office:value-type="float" office:value="6368330" calcext:value-type="float">
            <text:p>6.37E+06</text:p>
          </table:table-cell>
          <table:table-cell office:value-type="float" office:value="6464250" calcext:value-type="float">
            <text:p>6.46E+06</text:p>
          </table:table-cell>
          <table:table-cell office:value-type="float" office:value="6635560" calcext:value-type="float">
            <text:p>6.64E+06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A424] + 1) * 100 + 1" office:value-type="float" office:value="42101" calcext:value-type="float">
            <text:p>42101</text:p>
          </table:table-cell>
          <table:table-cell table:formula="of:=POWER([.B424];2)" office:value-type="float" office:value="1772494201" calcext:value-type="float">
            <text:p>1772494201</text:p>
          </table:table-cell>
          <table:table-cell table:formula="of:=[.B424]*LOG([.B424];2)" office:value-type="float" office:value="646737.327245399" calcext:value-type="float">
            <text:p>646737.327245399</text:p>
          </table:table-cell>
          <table:table-cell office:value-type="float" office:value="448151000" calcext:value-type="float">
            <text:p>4.48E+08</text:p>
          </table:table-cell>
          <table:table-cell office:value-type="float" office:value="7188080" calcext:value-type="float">
            <text:p>7.19E+06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 table:formula="of:=([.O424]+1) *100 + 1" office:value-type="float" office:value="42101" calcext:value-type="float">
            <text:p>42101</text:p>
          </table:table-cell>
          <table:table-cell office:value-type="float" office:value="424451000" calcext:value-type="float">
            <text:p>4.24E+08</text:p>
          </table:table-cell>
          <table:table-cell office:value-type="float" office:value="426872000" calcext:value-type="float">
            <text:p>4.27E+08</text:p>
          </table:table-cell>
          <table:table-cell office:value-type="float" office:value="434979000" calcext:value-type="float">
            <text:p>4.35E+08</text:p>
          </table:table-cell>
          <table:table-cell office:value-type="float" office:value="6663990" calcext:value-type="float">
            <text:p>6.66E+06</text:p>
          </table:table-cell>
          <table:table-cell office:value-type="float" office:value="6741060" calcext:value-type="float">
            <text:p>6.74E+06</text:p>
          </table:table-cell>
          <table:table-cell office:value-type="float" office:value="6818700" calcext:value-type="float">
            <text:p>6.82E+06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[.A425] + 1) * 100 + 1" office:value-type="float" office:value="42201" calcext:value-type="float">
            <text:p>42201</text:p>
          </table:table-cell>
          <table:table-cell table:formula="of:=POWER([.B425];2)" office:value-type="float" office:value="1780924401" calcext:value-type="float">
            <text:p>1780924401</text:p>
          </table:table-cell>
          <table:table-cell table:formula="of:=[.B425]*LOG([.B425];2)" office:value-type="float" office:value="648417.924639449" calcext:value-type="float">
            <text:p>648417.924639449</text:p>
          </table:table-cell>
          <table:table-cell office:value-type="float" office:value="429321000" calcext:value-type="float">
            <text:p>4.29E+08</text:p>
          </table:table-cell>
          <table:table-cell office:value-type="float" office:value="6873090" calcext:value-type="float">
            <text:p>6.87E+06</text:p>
          </table:table-cell>
          <table:table-cell table:number-columns-repeated="8"/>
          <table:table-cell office:value-type="float" office:value="421" calcext:value-type="float">
            <text:p>421</text:p>
          </table:table-cell>
          <table:table-cell table:formula="of:=([.O425]+1) *100 + 1" office:value-type="float" office:value="42201" calcext:value-type="float">
            <text:p>42201</text:p>
          </table:table-cell>
          <table:table-cell office:value-type="float" office:value="424735000" calcext:value-type="float">
            <text:p>4.25E+08</text:p>
          </table:table-cell>
          <table:table-cell office:value-type="float" office:value="427127000" calcext:value-type="float">
            <text:p>4.27E+08</text:p>
          </table:table-cell>
          <table:table-cell office:value-type="float" office:value="431475000" calcext:value-type="float">
            <text:p>4.31E+08</text:p>
          </table:table-cell>
          <table:table-cell office:value-type="float" office:value="6737110" calcext:value-type="float">
            <text:p>6.74E+06</text:p>
          </table:table-cell>
          <table:table-cell office:value-type="float" office:value="6817830" calcext:value-type="float">
            <text:p>6.82E+06</text:p>
          </table:table-cell>
          <table:table-cell office:value-type="float" office:value="6924620" calcext:value-type="float">
            <text:p>6.92E+06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[.A426] + 1) * 100 + 1" office:value-type="float" office:value="42301" calcext:value-type="float">
            <text:p>42301</text:p>
          </table:table-cell>
          <table:table-cell table:formula="of:=POWER([.B426];2)" office:value-type="float" office:value="1789374601" calcext:value-type="float">
            <text:p>1789374601</text:p>
          </table:table-cell>
          <table:table-cell table:formula="of:=[.B426]*LOG([.B426];2)" office:value-type="float" office:value="650098.863896582" calcext:value-type="float">
            <text:p>650098.863896582</text:p>
          </table:table-cell>
          <table:table-cell office:value-type="float" office:value="443077000" calcext:value-type="float">
            <text:p>4.43E+08</text:p>
          </table:table-cell>
          <table:table-cell office:value-type="float" office:value="7060200" calcext:value-type="float">
            <text:p>7.06E+06</text:p>
          </table:table-cell>
          <table:table-cell table:number-columns-repeated="8"/>
          <table:table-cell office:value-type="float" office:value="422" calcext:value-type="float">
            <text:p>422</text:p>
          </table:table-cell>
          <table:table-cell table:formula="of:=([.O426]+1) *100 + 1" office:value-type="float" office:value="42301" calcext:value-type="float">
            <text:p>42301</text:p>
          </table:table-cell>
          <table:table-cell office:value-type="float" office:value="428371000" calcext:value-type="float">
            <text:p>4.28E+08</text:p>
          </table:table-cell>
          <table:table-cell office:value-type="float" office:value="430770000" calcext:value-type="float">
            <text:p>4.31E+08</text:p>
          </table:table-cell>
          <table:table-cell office:value-type="float" office:value="435603000" calcext:value-type="float">
            <text:p>4.36E+08</text:p>
          </table:table-cell>
          <table:table-cell office:value-type="float" office:value="6603700" calcext:value-type="float">
            <text:p>6.60E+06</text:p>
          </table:table-cell>
          <table:table-cell office:value-type="float" office:value="6685150" calcext:value-type="float">
            <text:p>6.69E+06</text:p>
          </table:table-cell>
          <table:table-cell office:value-type="float" office:value="6931640" calcext:value-type="float">
            <text:p>6.93E+06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[.A427] + 1) * 100 + 1" office:value-type="float" office:value="42401" calcext:value-type="float">
            <text:p>42401</text:p>
          </table:table-cell>
          <table:table-cell table:formula="of:=POWER([.B427];2)" office:value-type="float" office:value="1797844801" calcext:value-type="float">
            <text:p>1797844801</text:p>
          </table:table-cell>
          <table:table-cell table:formula="of:=[.B427]*LOG([.B427];2)" office:value-type="float" office:value="651780.144208626" calcext:value-type="float">
            <text:p>651780.144208626</text:p>
          </table:table-cell>
          <table:table-cell office:value-type="float" office:value="443610000" calcext:value-type="float">
            <text:p>4.44E+08</text:p>
          </table:table-cell>
          <table:table-cell office:value-type="float" office:value="7159930" calcext:value-type="float">
            <text:p>7.16E+06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table:formula="of:=([.O427]+1) *100 + 1" office:value-type="float" office:value="42401" calcext:value-type="float">
            <text:p>42401</text:p>
          </table:table-cell>
          <table:table-cell office:value-type="float" office:value="429367000" calcext:value-type="float">
            <text:p>4.29E+08</text:p>
          </table:table-cell>
          <table:table-cell office:value-type="float" office:value="432156000" calcext:value-type="float">
            <text:p>4.32E+08</text:p>
          </table:table-cell>
          <table:table-cell office:value-type="float" office:value="440566000" calcext:value-type="float">
            <text:p>4.41E+08</text:p>
          </table:table-cell>
          <table:table-cell office:value-type="float" office:value="6842810" calcext:value-type="float">
            <text:p>6.84E+06</text:p>
          </table:table-cell>
          <table:table-cell office:value-type="float" office:value="6922930" calcext:value-type="float">
            <text:p>6.92E+06</text:p>
          </table:table-cell>
          <table:table-cell office:value-type="float" office:value="7044390" calcext:value-type="float">
            <text:p>7.04E+06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[.A428] + 1) * 100 + 1" office:value-type="float" office:value="42501" calcext:value-type="float">
            <text:p>42501</text:p>
          </table:table-cell>
          <table:table-cell table:formula="of:=POWER([.B428];2)" office:value-type="float" office:value="1806335001" calcext:value-type="float">
            <text:p>1806335001</text:p>
          </table:table-cell>
          <table:table-cell table:formula="of:=[.B428]*LOG([.B428];2)" office:value-type="float" office:value="653461.764771226" calcext:value-type="float">
            <text:p>653461.764771226</text:p>
          </table:table-cell>
          <table:table-cell office:value-type="float" office:value="450314000" calcext:value-type="float">
            <text:p>4.50E+08</text:p>
          </table:table-cell>
          <table:table-cell office:value-type="float" office:value="7379320" calcext:value-type="float">
            <text:p>7.38E+06</text:p>
          </table:table-cell>
          <table:table-cell table:number-columns-repeated="8"/>
          <table:table-cell office:value-type="float" office:value="424" calcext:value-type="float">
            <text:p>424</text:p>
          </table:table-cell>
          <table:table-cell table:formula="of:=([.O428]+1) *100 + 1" office:value-type="float" office:value="42501" calcext:value-type="float">
            <text:p>42501</text:p>
          </table:table-cell>
          <table:table-cell office:value-type="float" office:value="430589000" calcext:value-type="float">
            <text:p>4.31E+08</text:p>
          </table:table-cell>
          <table:table-cell office:value-type="float" office:value="433229000" calcext:value-type="float">
            <text:p>4.33E+08</text:p>
          </table:table-cell>
          <table:table-cell office:value-type="float" office:value="437585000" calcext:value-type="float">
            <text:p>4.38E+08</text:p>
          </table:table-cell>
          <table:table-cell office:value-type="float" office:value="6535720" calcext:value-type="float">
            <text:p>6.54E+06</text:p>
          </table:table-cell>
          <table:table-cell office:value-type="float" office:value="6598910" calcext:value-type="float">
            <text:p>6.60E+06</text:p>
          </table:table-cell>
          <table:table-cell office:value-type="float" office:value="6791970" calcext:value-type="float">
            <text:p>6.79E+06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[.A429] + 1) * 100 + 1" office:value-type="float" office:value="42601" calcext:value-type="float">
            <text:p>42601</text:p>
          </table:table-cell>
          <table:table-cell table:formula="of:=POWER([.B429];2)" office:value-type="float" office:value="1814845201" calcext:value-type="float">
            <text:p>1814845201</text:p>
          </table:table-cell>
          <table:table-cell table:formula="of:=[.B429]*LOG([.B429];2)" office:value-type="float" office:value="655143.724783808" calcext:value-type="float">
            <text:p>655143.724783808</text:p>
          </table:table-cell>
          <table:table-cell office:value-type="float" office:value="455724000" calcext:value-type="float">
            <text:p>4.56E+08</text:p>
          </table:table-cell>
          <table:table-cell office:value-type="float" office:value="6812120" calcext:value-type="float">
            <text:p>6.81E+06</text:p>
          </table:table-cell>
          <table:table-cell table:number-columns-repeated="8"/>
          <table:table-cell office:value-type="float" office:value="425" calcext:value-type="float">
            <text:p>425</text:p>
          </table:table-cell>
          <table:table-cell table:formula="of:=([.O429]+1) *100 + 1" office:value-type="float" office:value="42601" calcext:value-type="float">
            <text:p>42601</text:p>
          </table:table-cell>
          <table:table-cell office:value-type="float" office:value="432701000" calcext:value-type="float">
            <text:p>4.33E+08</text:p>
          </table:table-cell>
          <table:table-cell office:value-type="float" office:value="435369000" calcext:value-type="float">
            <text:p>4.35E+08</text:p>
          </table:table-cell>
          <table:table-cell office:value-type="float" office:value="439662000" calcext:value-type="float">
            <text:p>4.40E+08</text:p>
          </table:table-cell>
          <table:table-cell office:value-type="float" office:value="6662160" calcext:value-type="float">
            <text:p>6.66E+06</text:p>
          </table:table-cell>
          <table:table-cell office:value-type="float" office:value="6739710" calcext:value-type="float">
            <text:p>6.74E+06</text:p>
          </table:table-cell>
          <table:table-cell office:value-type="float" office:value="6859310" calcext:value-type="float">
            <text:p>6.86E+06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[.A430] + 1) * 100 + 1" office:value-type="float" office:value="42701" calcext:value-type="float">
            <text:p>42701</text:p>
          </table:table-cell>
          <table:table-cell table:formula="of:=POWER([.B430];2)" office:value-type="float" office:value="1823375401" calcext:value-type="float">
            <text:p>1823375401</text:p>
          </table:table-cell>
          <table:table-cell table:formula="of:=[.B430]*LOG([.B430];2)" office:value-type="float" office:value="656826.023449559" calcext:value-type="float">
            <text:p>656826.023449559</text:p>
          </table:table-cell>
          <table:table-cell office:value-type="float" office:value="438013000" calcext:value-type="float">
            <text:p>4.38E+08</text:p>
          </table:table-cell>
          <table:table-cell office:value-type="float" office:value="6776930" calcext:value-type="float">
            <text:p>6.78E+06</text:p>
          </table:table-cell>
          <table:table-cell table:number-columns-repeated="8"/>
          <table:table-cell office:value-type="float" office:value="426" calcext:value-type="float">
            <text:p>426</text:p>
          </table:table-cell>
          <table:table-cell table:formula="of:=([.O430]+1) *100 + 1" office:value-type="float" office:value="42701" calcext:value-type="float">
            <text:p>42701</text:p>
          </table:table-cell>
          <table:table-cell office:value-type="float" office:value="436493000" calcext:value-type="float">
            <text:p>4.36E+08</text:p>
          </table:table-cell>
          <table:table-cell office:value-type="float" office:value="445521000" calcext:value-type="float">
            <text:p>4.46E+08</text:p>
          </table:table-cell>
          <table:table-cell office:value-type="float" office:value="461874000" calcext:value-type="float">
            <text:p>4.62E+08</text:p>
          </table:table-cell>
          <table:table-cell office:value-type="float" office:value="6742740" calcext:value-type="float">
            <text:p>6.74E+06</text:p>
          </table:table-cell>
          <table:table-cell office:value-type="float" office:value="6881950" calcext:value-type="float">
            <text:p>6.88E+06</text:p>
          </table:table-cell>
          <table:table-cell office:value-type="float" office:value="7151060" calcext:value-type="float">
            <text:p>7.15E+06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[.A431] + 1) * 100 + 1" office:value-type="float" office:value="42801" calcext:value-type="float">
            <text:p>42801</text:p>
          </table:table-cell>
          <table:table-cell table:formula="of:=POWER([.B431];2)" office:value-type="float" office:value="1831925601" calcext:value-type="float">
            <text:p>1831925601</text:p>
          </table:table-cell>
          <table:table-cell table:formula="of:=[.B431]*LOG([.B431];2)" office:value-type="float" office:value="658508.659975398" calcext:value-type="float">
            <text:p>658508.659975398</text:p>
          </table:table-cell>
          <table:table-cell office:value-type="float" office:value="440512000" calcext:value-type="float">
            <text:p>4.41E+08</text:p>
          </table:table-cell>
          <table:table-cell office:value-type="float" office:value="7421620" calcext:value-type="float">
            <text:p>7.42E+06</text:p>
          </table:table-cell>
          <table:table-cell table:number-columns-repeated="8"/>
          <table:table-cell office:value-type="float" office:value="427" calcext:value-type="float">
            <text:p>427</text:p>
          </table:table-cell>
          <table:table-cell table:formula="of:=([.O431]+1) *100 + 1" office:value-type="float" office:value="42801" calcext:value-type="float">
            <text:p>42801</text:p>
          </table:table-cell>
          <table:table-cell office:value-type="float" office:value="440832000" calcext:value-type="float">
            <text:p>4.41E+08</text:p>
          </table:table-cell>
          <table:table-cell office:value-type="float" office:value="451180000" calcext:value-type="float">
            <text:p>4.51E+08</text:p>
          </table:table-cell>
          <table:table-cell office:value-type="float" office:value="461656000" calcext:value-type="float">
            <text:p>4.62E+08</text:p>
          </table:table-cell>
          <table:table-cell office:value-type="float" office:value="6944360" calcext:value-type="float">
            <text:p>6.94E+06</text:p>
          </table:table-cell>
          <table:table-cell office:value-type="float" office:value="7528340" calcext:value-type="float">
            <text:p>7.53E+06</text:p>
          </table:table-cell>
          <table:table-cell office:value-type="float" office:value="8161180" calcext:value-type="float">
            <text:p>8.16E+06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[.A432] + 1) * 100 + 1" office:value-type="float" office:value="42901" calcext:value-type="float">
            <text:p>42901</text:p>
          </table:table-cell>
          <table:table-cell table:formula="of:=POWER([.B432];2)" office:value-type="float" office:value="1840495801" calcext:value-type="float">
            <text:p>1840495801</text:p>
          </table:table-cell>
          <table:table-cell table:formula="of:=[.B432]*LOG([.B432];2)" office:value-type="float" office:value="660191.633571949" calcext:value-type="float">
            <text:p>660191.633571949</text:p>
          </table:table-cell>
          <table:table-cell office:value-type="float" office:value="448802000" calcext:value-type="float">
            <text:p>4.49E+08</text:p>
          </table:table-cell>
          <table:table-cell office:value-type="float" office:value="7057330" calcext:value-type="float">
            <text:p>7.06E+06</text:p>
          </table:table-cell>
          <table:table-cell table:number-columns-repeated="8"/>
          <table:table-cell office:value-type="float" office:value="428" calcext:value-type="float">
            <text:p>428</text:p>
          </table:table-cell>
          <table:table-cell table:formula="of:=([.O432]+1) *100 + 1" office:value-type="float" office:value="42901" calcext:value-type="float">
            <text:p>42901</text:p>
          </table:table-cell>
          <table:table-cell office:value-type="float" office:value="447852000" calcext:value-type="float">
            <text:p>4.48E+08</text:p>
          </table:table-cell>
          <table:table-cell office:value-type="float" office:value="457681000" calcext:value-type="float">
            <text:p>4.58E+08</text:p>
          </table:table-cell>
          <table:table-cell office:value-type="float" office:value="477733000" calcext:value-type="float">
            <text:p>4.78E+08</text:p>
          </table:table-cell>
          <table:table-cell office:value-type="float" office:value="6839770" calcext:value-type="float">
            <text:p>6.84E+06</text:p>
          </table:table-cell>
          <table:table-cell office:value-type="float" office:value="6948040" calcext:value-type="float">
            <text:p>6.95E+06</text:p>
          </table:table-cell>
          <table:table-cell office:value-type="float" office:value="7087400" calcext:value-type="float">
            <text:p>7.09E+06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[.A433] + 1) * 100 + 1" office:value-type="float" office:value="43001" calcext:value-type="float">
            <text:p>43001</text:p>
          </table:table-cell>
          <table:table-cell table:formula="of:=POWER([.B433];2)" office:value-type="float" office:value="1849086001" calcext:value-type="float">
            <text:p>1849086001</text:p>
          </table:table-cell>
          <table:table-cell table:formula="of:=[.B433]*LOG([.B433];2)" office:value-type="float" office:value="661874.943453516" calcext:value-type="float">
            <text:p>661874.943453516</text:p>
          </table:table-cell>
          <table:table-cell office:value-type="float" office:value="458142000" calcext:value-type="float">
            <text:p>4.58E+08</text:p>
          </table:table-cell>
          <table:table-cell office:value-type="float" office:value="7132050" calcext:value-type="float">
            <text:p>7.13E+06</text:p>
          </table:table-cell>
          <table:table-cell table:number-columns-repeated="8"/>
          <table:table-cell office:value-type="float" office:value="429" calcext:value-type="float">
            <text:p>429</text:p>
          </table:table-cell>
          <table:table-cell table:formula="of:=([.O433]+1) *100 + 1" office:value-type="float" office:value="43001" calcext:value-type="float">
            <text:p>43001</text:p>
          </table:table-cell>
          <table:table-cell office:value-type="float" office:value="443181000" calcext:value-type="float">
            <text:p>4.43E+08</text:p>
          </table:table-cell>
          <table:table-cell office:value-type="float" office:value="450365000" calcext:value-type="float">
            <text:p>4.50E+08</text:p>
          </table:table-cell>
          <table:table-cell office:value-type="float" office:value="456177000" calcext:value-type="float">
            <text:p>4.56E+08</text:p>
          </table:table-cell>
          <table:table-cell office:value-type="float" office:value="7098070" calcext:value-type="float">
            <text:p>7.10E+06</text:p>
          </table:table-cell>
          <table:table-cell office:value-type="float" office:value="7242780" calcext:value-type="float">
            <text:p>7.24E+06</text:p>
          </table:table-cell>
          <table:table-cell office:value-type="float" office:value="7491700" calcext:value-type="float">
            <text:p>7.49E+06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A434] + 1) * 100 + 1" office:value-type="float" office:value="43101" calcext:value-type="float">
            <text:p>43101</text:p>
          </table:table-cell>
          <table:table-cell table:formula="of:=POWER([.B434];2)" office:value-type="float" office:value="1857696201" calcext:value-type="float">
            <text:p>1857696201</text:p>
          </table:table-cell>
          <table:table-cell table:formula="of:=[.B434]*LOG([.B434];2)" office:value-type="float" office:value="663558.588838057" calcext:value-type="float">
            <text:p>663558.588838057</text:p>
          </table:table-cell>
          <table:table-cell office:value-type="float" office:value="465367000" calcext:value-type="float">
            <text:p>4.65E+08</text:p>
          </table:table-cell>
          <table:table-cell office:value-type="float" office:value="7898130" calcext:value-type="float">
            <text:p>7.90E+06</text:p>
          </table:table-cell>
          <table:table-cell table:number-columns-repeated="8"/>
          <table:table-cell office:value-type="float" office:value="430" calcext:value-type="float">
            <text:p>430</text:p>
          </table:table-cell>
          <table:table-cell table:formula="of:=([.O434]+1) *100 + 1" office:value-type="float" office:value="43101" calcext:value-type="float">
            <text:p>43101</text:p>
          </table:table-cell>
          <table:table-cell office:value-type="float" office:value="452437000" calcext:value-type="float">
            <text:p>4.52E+08</text:p>
          </table:table-cell>
          <table:table-cell office:value-type="float" office:value="454808000" calcext:value-type="float">
            <text:p>4.55E+08</text:p>
          </table:table-cell>
          <table:table-cell office:value-type="float" office:value="462522000" calcext:value-type="float">
            <text:p>4.63E+08</text:p>
          </table:table-cell>
          <table:table-cell office:value-type="float" office:value="7045900" calcext:value-type="float">
            <text:p>7.05E+06</text:p>
          </table:table-cell>
          <table:table-cell office:value-type="float" office:value="7199990" calcext:value-type="float">
            <text:p>7.20E+06</text:p>
          </table:table-cell>
          <table:table-cell office:value-type="float" office:value="7402360" calcext:value-type="float">
            <text:p>7.40E+06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[.A435] + 1) * 100 + 1" office:value-type="float" office:value="43201" calcext:value-type="float">
            <text:p>43201</text:p>
          </table:table-cell>
          <table:table-cell table:formula="of:=POWER([.B435];2)" office:value-type="float" office:value="1866326401" calcext:value-type="float">
            <text:p>1866326401</text:p>
          </table:table-cell>
          <table:table-cell table:formula="of:=[.B435]*LOG([.B435];2)" office:value-type="float" office:value="665242.568947161" calcext:value-type="float">
            <text:p>665242.568947161</text:p>
          </table:table-cell>
          <table:table-cell office:value-type="float" office:value="472847000" calcext:value-type="float">
            <text:p>4.73E+08</text:p>
          </table:table-cell>
          <table:table-cell office:value-type="float" office:value="7324600" calcext:value-type="float">
            <text:p>7.32E+06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table:formula="of:=([.O435]+1) *100 + 1" office:value-type="float" office:value="43201" calcext:value-type="float">
            <text:p>43201</text:p>
          </table:table-cell>
          <table:table-cell office:value-type="float" office:value="454030000" calcext:value-type="float">
            <text:p>4.54E+08</text:p>
          </table:table-cell>
          <table:table-cell office:value-type="float" office:value="456348000" calcext:value-type="float">
            <text:p>4.56E+08</text:p>
          </table:table-cell>
          <table:table-cell office:value-type="float" office:value="462584000" calcext:value-type="float">
            <text:p>4.63E+08</text:p>
          </table:table-cell>
          <table:table-cell office:value-type="float" office:value="6887810" calcext:value-type="float">
            <text:p>6.89E+06</text:p>
          </table:table-cell>
          <table:table-cell office:value-type="float" office:value="7106890" calcext:value-type="float">
            <text:p>7.11E+06</text:p>
          </table:table-cell>
          <table:table-cell office:value-type="float" office:value="7460990" calcext:value-type="float">
            <text:p>7.46E+06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[.A436] + 1) * 100 + 1" office:value-type="float" office:value="43301" calcext:value-type="float">
            <text:p>43301</text:p>
          </table:table-cell>
          <table:table-cell table:formula="of:=POWER([.B436];2)" office:value-type="float" office:value="1874976601" calcext:value-type="float">
            <text:p>1874976601</text:p>
          </table:table-cell>
          <table:table-cell table:formula="of:=[.B436]*LOG([.B436];2)" office:value-type="float" office:value="666926.883006017" calcext:value-type="float">
            <text:p>666926.883006017</text:p>
          </table:table-cell>
          <table:table-cell office:value-type="float" office:value="458837000" calcext:value-type="float">
            <text:p>4.59E+08</text:p>
          </table:table-cell>
          <table:table-cell office:value-type="float" office:value="8059240" calcext:value-type="float">
            <text:p>8.06E+06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table:formula="of:=([.O436]+1) *100 + 1" office:value-type="float" office:value="43301" calcext:value-type="float">
            <text:p>43301</text:p>
          </table:table-cell>
          <table:table-cell office:value-type="float" office:value="455020000" calcext:value-type="float">
            <text:p>4.55E+08</text:p>
          </table:table-cell>
          <table:table-cell office:value-type="float" office:value="457168000" calcext:value-type="float">
            <text:p>4.57E+08</text:p>
          </table:table-cell>
          <table:table-cell office:value-type="float" office:value="463801000" calcext:value-type="float">
            <text:p>4.64E+08</text:p>
          </table:table-cell>
          <table:table-cell office:value-type="float" office:value="6875000" calcext:value-type="float">
            <text:p>6.88E+06</text:p>
          </table:table-cell>
          <table:table-cell office:value-type="float" office:value="7062050" calcext:value-type="float">
            <text:p>7.06E+06</text:p>
          </table:table-cell>
          <table:table-cell office:value-type="float" office:value="7403380" calcext:value-type="float">
            <text:p>7.40E+06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[.A437] + 1) * 100 + 1" office:value-type="float" office:value="43401" calcext:value-type="float">
            <text:p>43401</text:p>
          </table:table-cell>
          <table:table-cell table:formula="of:=POWER([.B437];2)" office:value-type="float" office:value="1883646801" calcext:value-type="float">
            <text:p>1883646801</text:p>
          </table:table-cell>
          <table:table-cell table:formula="of:=[.B437]*LOG([.B437];2)" office:value-type="float" office:value="668611.530243397" calcext:value-type="float">
            <text:p>668611.530243397</text:p>
          </table:table-cell>
          <table:table-cell office:value-type="float" office:value="481823000" calcext:value-type="float">
            <text:p>4.82E+08</text:p>
          </table:table-cell>
          <table:table-cell office:value-type="float" office:value="7635630" calcext:value-type="float">
            <text:p>7.64E+06</text:p>
          </table:table-cell>
          <table:table-cell table:number-columns-repeated="8"/>
          <table:table-cell office:value-type="float" office:value="433" calcext:value-type="float">
            <text:p>433</text:p>
          </table:table-cell>
          <table:table-cell table:formula="of:=([.O437]+1) *100 + 1" office:value-type="float" office:value="43401" calcext:value-type="float">
            <text:p>43401</text:p>
          </table:table-cell>
          <table:table-cell office:value-type="float" office:value="457950000" calcext:value-type="float">
            <text:p>4.58E+08</text:p>
          </table:table-cell>
          <table:table-cell office:value-type="float" office:value="465060000" calcext:value-type="float">
            <text:p>4.65E+08</text:p>
          </table:table-cell>
          <table:table-cell office:value-type="float" office:value="480526000" calcext:value-type="float">
            <text:p>4.81E+08</text:p>
          </table:table-cell>
          <table:table-cell office:value-type="float" office:value="7756900" calcext:value-type="float">
            <text:p>7.76E+06</text:p>
          </table:table-cell>
          <table:table-cell office:value-type="float" office:value="8185370" calcext:value-type="float">
            <text:p>8.19E+06</text:p>
          </table:table-cell>
          <table:table-cell office:value-type="float" office:value="8614350" calcext:value-type="float">
            <text:p>8.61E+06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[.A438] + 1) * 100 + 1" office:value-type="float" office:value="43501" calcext:value-type="float">
            <text:p>43501</text:p>
          </table:table-cell>
          <table:table-cell table:formula="of:=POWER([.B438];2)" office:value-type="float" office:value="1892337001" calcext:value-type="float">
            <text:p>1892337001</text:p>
          </table:table-cell>
          <table:table-cell table:formula="of:=[.B438]*LOG([.B438];2)" office:value-type="float" office:value="670296.509891625" calcext:value-type="float">
            <text:p>670296.509891625</text:p>
          </table:table-cell>
          <table:table-cell office:value-type="float" office:value="477911000" calcext:value-type="float">
            <text:p>4.78E+08</text:p>
          </table:table-cell>
          <table:table-cell office:value-type="float" office:value="7476940" calcext:value-type="float">
            <text:p>7.48E+06</text:p>
          </table:table-cell>
          <table:table-cell table:number-columns-repeated="8"/>
          <table:table-cell office:value-type="float" office:value="434" calcext:value-type="float">
            <text:p>434</text:p>
          </table:table-cell>
          <table:table-cell table:formula="of:=([.O438]+1) *100 + 1" office:value-type="float" office:value="43501" calcext:value-type="float">
            <text:p>43501</text:p>
          </table:table-cell>
          <table:table-cell office:value-type="float" office:value="461808000" calcext:value-type="float">
            <text:p>4.62E+08</text:p>
          </table:table-cell>
          <table:table-cell office:value-type="float" office:value="468097000" calcext:value-type="float">
            <text:p>4.68E+08</text:p>
          </table:table-cell>
          <table:table-cell office:value-type="float" office:value="475062000" calcext:value-type="float">
            <text:p>4.75E+08</text:p>
          </table:table-cell>
          <table:table-cell office:value-type="float" office:value="6837580" calcext:value-type="float">
            <text:p>6.84E+06</text:p>
          </table:table-cell>
          <table:table-cell office:value-type="float" office:value="7000810" calcext:value-type="float">
            <text:p>7.00E+06</text:p>
          </table:table-cell>
          <table:table-cell office:value-type="float" office:value="7431530" calcext:value-type="float">
            <text:p>7.43E+06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[.A439] + 1) * 100 + 1" office:value-type="float" office:value="43601" calcext:value-type="float">
            <text:p>43601</text:p>
          </table:table-cell>
          <table:table-cell table:formula="of:=POWER([.B439];2)" office:value-type="float" office:value="1901047201" calcext:value-type="float">
            <text:p>1901047201</text:p>
          </table:table-cell>
          <table:table-cell table:formula="of:=[.B439]*LOG([.B439];2)" office:value-type="float" office:value="671981.821186552" calcext:value-type="float">
            <text:p>671981.821186552</text:p>
          </table:table-cell>
          <table:table-cell office:value-type="float" office:value="478991000" calcext:value-type="float">
            <text:p>4.79E+08</text:p>
          </table:table-cell>
          <table:table-cell office:value-type="float" office:value="8145300" calcext:value-type="float">
            <text:p>8.15E+06</text:p>
          </table:table-cell>
          <table:table-cell table:number-columns-repeated="8"/>
          <table:table-cell office:value-type="float" office:value="435" calcext:value-type="float">
            <text:p>435</text:p>
          </table:table-cell>
          <table:table-cell table:formula="of:=([.O439]+1) *100 + 1" office:value-type="float" office:value="43601" calcext:value-type="float">
            <text:p>43601</text:p>
          </table:table-cell>
          <table:table-cell office:value-type="float" office:value="461914000" calcext:value-type="float">
            <text:p>4.62E+08</text:p>
          </table:table-cell>
          <table:table-cell office:value-type="float" office:value="469467000" calcext:value-type="float">
            <text:p>4.69E+08</text:p>
          </table:table-cell>
          <table:table-cell office:value-type="float" office:value="480121000" calcext:value-type="float">
            <text:p>4.80E+08</text:p>
          </table:table-cell>
          <table:table-cell office:value-type="float" office:value="7063930" calcext:value-type="float">
            <text:p>7.06E+06</text:p>
          </table:table-cell>
          <table:table-cell office:value-type="float" office:value="7778760" calcext:value-type="float">
            <text:p>7.78E+06</text:p>
          </table:table-cell>
          <table:table-cell office:value-type="float" office:value="11677800" calcext:value-type="float">
            <text:p>1.17E+07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[.A440] + 1) * 100 + 1" office:value-type="float" office:value="43701" calcext:value-type="float">
            <text:p>43701</text:p>
          </table:table-cell>
          <table:table-cell table:formula="of:=POWER([.B440];2)" office:value-type="float" office:value="1909777401" calcext:value-type="float">
            <text:p>1909777401</text:p>
          </table:table-cell>
          <table:table-cell table:formula="of:=[.B440]*LOG([.B440];2)" office:value-type="float" office:value="673667.463367538" calcext:value-type="float">
            <text:p>673667.463367538</text:p>
          </table:table-cell>
          <table:table-cell office:value-type="float" office:value="486656000" calcext:value-type="float">
            <text:p>4.87E+08</text:p>
          </table:table-cell>
          <table:table-cell office:value-type="float" office:value="8230710" calcext:value-type="float">
            <text:p>8.23E+06</text:p>
          </table:table-cell>
          <table:table-cell table:number-columns-repeated="8"/>
          <table:table-cell office:value-type="float" office:value="436" calcext:value-type="float">
            <text:p>436</text:p>
          </table:table-cell>
          <table:table-cell table:formula="of:=([.O440]+1) *100 + 1" office:value-type="float" office:value="43701" calcext:value-type="float">
            <text:p>43701</text:p>
          </table:table-cell>
          <table:table-cell office:value-type="float" office:value="464345000" calcext:value-type="float">
            <text:p>4.64E+08</text:p>
          </table:table-cell>
          <table:table-cell office:value-type="float" office:value="472826000" calcext:value-type="float">
            <text:p>4.73E+08</text:p>
          </table:table-cell>
          <table:table-cell office:value-type="float" office:value="483861000" calcext:value-type="float">
            <text:p>4.84E+08</text:p>
          </table:table-cell>
          <table:table-cell office:value-type="float" office:value="7174260" calcext:value-type="float">
            <text:p>7.17E+06</text:p>
          </table:table-cell>
          <table:table-cell office:value-type="float" office:value="7364800" calcext:value-type="float">
            <text:p>7.36E+06</text:p>
          </table:table-cell>
          <table:table-cell office:value-type="float" office:value="7793510" calcext:value-type="float">
            <text:p>7.79E+06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[.A441] + 1) * 100 + 1" office:value-type="float" office:value="43801" calcext:value-type="float">
            <text:p>43801</text:p>
          </table:table-cell>
          <table:table-cell table:formula="of:=POWER([.B441];2)" office:value-type="float" office:value="1918527601" calcext:value-type="float">
            <text:p>1918527601</text:p>
          </table:table-cell>
          <table:table-cell table:formula="of:=[.B441]*LOG([.B441];2)" office:value-type="float" office:value="675353.435677424" calcext:value-type="float">
            <text:p>675353.435677424</text:p>
          </table:table-cell>
          <table:table-cell office:value-type="float" office:value="474434000" calcext:value-type="float">
            <text:p>4.74E+08</text:p>
          </table:table-cell>
          <table:table-cell office:value-type="float" office:value="7491970" calcext:value-type="float">
            <text:p>7.49E+06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table:formula="of:=([.O441]+1) *100 + 1" office:value-type="float" office:value="43801" calcext:value-type="float">
            <text:p>43801</text:p>
          </table:table-cell>
          <table:table-cell office:value-type="float" office:value="473056000" calcext:value-type="float">
            <text:p>4.73E+08</text:p>
          </table:table-cell>
          <table:table-cell office:value-type="float" office:value="479055000" calcext:value-type="float">
            <text:p>4.79E+08</text:p>
          </table:table-cell>
          <table:table-cell office:value-type="float" office:value="488791000" calcext:value-type="float">
            <text:p>4.89E+08</text:p>
          </table:table-cell>
          <table:table-cell office:value-type="float" office:value="7531230" calcext:value-type="float">
            <text:p>7.53E+06</text:p>
          </table:table-cell>
          <table:table-cell office:value-type="float" office:value="7740770" calcext:value-type="float">
            <text:p>7.74E+06</text:p>
          </table:table-cell>
          <table:table-cell office:value-type="float" office:value="7980000" calcext:value-type="float">
            <text:p>7.98E+06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[.A442] + 1) * 100 + 1" office:value-type="float" office:value="43901" calcext:value-type="float">
            <text:p>43901</text:p>
          </table:table-cell>
          <table:table-cell table:formula="of:=POWER([.B442];2)" office:value-type="float" office:value="1927297801" calcext:value-type="float">
            <text:p>1927297801</text:p>
          </table:table-cell>
          <table:table-cell table:formula="of:=[.B442]*LOG([.B442];2)" office:value-type="float" office:value="677039.737362504" calcext:value-type="float">
            <text:p>677039.737362504</text:p>
          </table:table-cell>
          <table:table-cell office:value-type="float" office:value="465976000" calcext:value-type="float">
            <text:p>4.66E+08</text:p>
          </table:table-cell>
          <table:table-cell office:value-type="float" office:value="8064180" calcext:value-type="float">
            <text:p>8.06E+06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table:formula="of:=([.O442]+1) *100 + 1" office:value-type="float" office:value="43901" calcext:value-type="float">
            <text:p>43901</text:p>
          </table:table-cell>
          <table:table-cell office:value-type="float" office:value="469623000" calcext:value-type="float">
            <text:p>4.70E+08</text:p>
          </table:table-cell>
          <table:table-cell office:value-type="float" office:value="477219000" calcext:value-type="float">
            <text:p>4.77E+08</text:p>
          </table:table-cell>
          <table:table-cell office:value-type="float" office:value="485242000" calcext:value-type="float">
            <text:p>4.85E+08</text:p>
          </table:table-cell>
          <table:table-cell office:value-type="float" office:value="7365800" calcext:value-type="float">
            <text:p>7.37E+06</text:p>
          </table:table-cell>
          <table:table-cell office:value-type="float" office:value="7757150" calcext:value-type="float">
            <text:p>7.76E+06</text:p>
          </table:table-cell>
          <table:table-cell office:value-type="float" office:value="8256550" calcext:value-type="float">
            <text:p>8.26E+06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[.A443] + 1) * 100 + 1" office:value-type="float" office:value="44001" calcext:value-type="float">
            <text:p>44001</text:p>
          </table:table-cell>
          <table:table-cell table:formula="of:=POWER([.B443];2)" office:value-type="float" office:value="1936088001" calcext:value-type="float">
            <text:p>1936088001</text:p>
          </table:table-cell>
          <table:table-cell table:formula="of:=[.B443]*LOG([.B443];2)" office:value-type="float" office:value="678726.367672511" calcext:value-type="float">
            <text:p>678726.367672511</text:p>
          </table:table-cell>
          <table:table-cell office:value-type="float" office:value="473792000" calcext:value-type="float">
            <text:p>4.74E+08</text:p>
          </table:table-cell>
          <table:table-cell office:value-type="float" office:value="7149010" calcext:value-type="float">
            <text:p>7.15E+06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table:formula="of:=([.O443]+1) *100 + 1" office:value-type="float" office:value="44001" calcext:value-type="float">
            <text:p>44001</text:p>
          </table:table-cell>
          <table:table-cell office:value-type="float" office:value="469118000" calcext:value-type="float">
            <text:p>4.69E+08</text:p>
          </table:table-cell>
          <table:table-cell office:value-type="float" office:value="479323000" calcext:value-type="float">
            <text:p>4.79E+08</text:p>
          </table:table-cell>
          <table:table-cell office:value-type="float" office:value="491330000" calcext:value-type="float">
            <text:p>4.91E+08</text:p>
          </table:table-cell>
          <table:table-cell office:value-type="float" office:value="7198190" calcext:value-type="float">
            <text:p>7.20E+06</text:p>
          </table:table-cell>
          <table:table-cell office:value-type="float" office:value="7387120" calcext:value-type="float">
            <text:p>7.39E+06</text:p>
          </table:table-cell>
          <table:table-cell office:value-type="float" office:value="7609770" calcext:value-type="float">
            <text:p>7.61E+06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[.A444] + 1) * 100 + 1" office:value-type="float" office:value="44101" calcext:value-type="float">
            <text:p>44101</text:p>
          </table:table-cell>
          <table:table-cell table:formula="of:=POWER([.B444];2)" office:value-type="float" office:value="1944898201" calcext:value-type="float">
            <text:p>1944898201</text:p>
          </table:table-cell>
          <table:table-cell table:formula="of:=[.B444]*LOG([.B444];2)" office:value-type="float" office:value="680413.325860585" calcext:value-type="float">
            <text:p>680413.325860585</text:p>
          </table:table-cell>
          <table:table-cell office:value-type="float" office:value="485252000" calcext:value-type="float">
            <text:p>4.85E+08</text:p>
          </table:table-cell>
          <table:table-cell office:value-type="float" office:value="7441120" calcext:value-type="float">
            <text:p>7.44E+06</text:p>
          </table:table-cell>
          <table:table-cell table:number-columns-repeated="8"/>
          <table:table-cell office:value-type="float" office:value="440" calcext:value-type="float">
            <text:p>440</text:p>
          </table:table-cell>
          <table:table-cell table:formula="of:=([.O444]+1) *100 + 1" office:value-type="float" office:value="44101" calcext:value-type="float">
            <text:p>44101</text:p>
          </table:table-cell>
          <table:table-cell office:value-type="float" office:value="472736000" calcext:value-type="float">
            <text:p>4.73E+08</text:p>
          </table:table-cell>
          <table:table-cell office:value-type="float" office:value="500911000" calcext:value-type="float">
            <text:p>5.01E+08</text:p>
          </table:table-cell>
          <table:table-cell office:value-type="float" office:value="612011000" calcext:value-type="float">
            <text:p>6.12E+08</text:p>
          </table:table-cell>
          <table:table-cell office:value-type="float" office:value="7406350" calcext:value-type="float">
            <text:p>7.41E+06</text:p>
          </table:table-cell>
          <table:table-cell office:value-type="float" office:value="7671360" calcext:value-type="float">
            <text:p>7.67E+06</text:p>
          </table:table-cell>
          <table:table-cell office:value-type="float" office:value="7945080" calcext:value-type="float">
            <text:p>7.95E+06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[.A445] + 1) * 100 + 1" office:value-type="float" office:value="44201" calcext:value-type="float">
            <text:p>44201</text:p>
          </table:table-cell>
          <table:table-cell table:formula="of:=POWER([.B445];2)" office:value-type="float" office:value="1953728401" calcext:value-type="float">
            <text:p>1953728401</text:p>
          </table:table-cell>
          <table:table-cell table:formula="of:=[.B445]*LOG([.B445];2)" office:value-type="float" office:value="682100.611183254" calcext:value-type="float">
            <text:p>682100.611183254</text:p>
          </table:table-cell>
          <table:table-cell office:value-type="float" office:value="494167000" calcext:value-type="float">
            <text:p>4.94E+08</text:p>
          </table:table-cell>
          <table:table-cell office:value-type="float" office:value="8296670" calcext:value-type="float">
            <text:p>8.30E+06</text:p>
          </table:table-cell>
          <table:table-cell table:number-columns-repeated="8"/>
          <table:table-cell office:value-type="float" office:value="441" calcext:value-type="float">
            <text:p>441</text:p>
          </table:table-cell>
          <table:table-cell table:formula="of:=([.O445]+1) *100 + 1" office:value-type="float" office:value="44201" calcext:value-type="float">
            <text:p>44201</text:p>
          </table:table-cell>
          <table:table-cell office:value-type="float" office:value="474325000" calcext:value-type="float">
            <text:p>4.74E+08</text:p>
          </table:table-cell>
          <table:table-cell office:value-type="float" office:value="477193000" calcext:value-type="float">
            <text:p>4.77E+08</text:p>
          </table:table-cell>
          <table:table-cell office:value-type="float" office:value="483556000" calcext:value-type="float">
            <text:p>4.84E+08</text:p>
          </table:table-cell>
          <table:table-cell office:value-type="float" office:value="7317510" calcext:value-type="float">
            <text:p>7.32E+06</text:p>
          </table:table-cell>
          <table:table-cell office:value-type="float" office:value="7505160" calcext:value-type="float">
            <text:p>7.51E+06</text:p>
          </table:table-cell>
          <table:table-cell office:value-type="float" office:value="7868400" calcext:value-type="float">
            <text:p>7.87E+06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[.A446] + 1) * 100 + 1" office:value-type="float" office:value="44301" calcext:value-type="float">
            <text:p>44301</text:p>
          </table:table-cell>
          <table:table-cell table:formula="of:=POWER([.B446];2)" office:value-type="float" office:value="1962578601" calcext:value-type="float">
            <text:p>1962578601</text:p>
          </table:table-cell>
          <table:table-cell table:formula="of:=[.B446]*LOG([.B446];2)" office:value-type="float" office:value="683788.22290041" calcext:value-type="float">
            <text:p>683788.22290041</text:p>
          </table:table-cell>
          <table:table-cell office:value-type="float" office:value="497657000" calcext:value-type="float">
            <text:p>4.98E+08</text:p>
          </table:table-cell>
          <table:table-cell office:value-type="float" office:value="8277940" calcext:value-type="float">
            <text:p>8.28E+06</text:p>
          </table:table-cell>
          <table:table-cell table:number-columns-repeated="8"/>
          <table:table-cell office:value-type="float" office:value="442" calcext:value-type="float">
            <text:p>442</text:p>
          </table:table-cell>
          <table:table-cell table:formula="of:=([.O446]+1) *100 + 1" office:value-type="float" office:value="44301" calcext:value-type="float">
            <text:p>44301</text:p>
          </table:table-cell>
          <table:table-cell office:value-type="float" office:value="474826000" calcext:value-type="float">
            <text:p>4.75E+08</text:p>
          </table:table-cell>
          <table:table-cell office:value-type="float" office:value="477047000" calcext:value-type="float">
            <text:p>4.77E+08</text:p>
          </table:table-cell>
          <table:table-cell office:value-type="float" office:value="480648000" calcext:value-type="float">
            <text:p>4.81E+08</text:p>
          </table:table-cell>
          <table:table-cell office:value-type="float" office:value="7664110" calcext:value-type="float">
            <text:p>7.66E+06</text:p>
          </table:table-cell>
          <table:table-cell office:value-type="float" office:value="7873240" calcext:value-type="float">
            <text:p>7.87E+06</text:p>
          </table:table-cell>
          <table:table-cell office:value-type="float" office:value="8213550" calcext:value-type="float">
            <text:p>8.21E+06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[.A447] + 1) * 100 + 1" office:value-type="float" office:value="44401" calcext:value-type="float">
            <text:p>44401</text:p>
          </table:table-cell>
          <table:table-cell table:formula="of:=POWER([.B447];2)" office:value-type="float" office:value="1971448801" calcext:value-type="float">
            <text:p>1971448801</text:p>
          </table:table-cell>
          <table:table-cell table:formula="of:=[.B447]*LOG([.B447];2)" office:value-type="float" office:value="685476.160275286" calcext:value-type="float">
            <text:p>685476.160275286</text:p>
          </table:table-cell>
          <table:table-cell office:value-type="float" office:value="494600000" calcext:value-type="float">
            <text:p>4.95E+08</text:p>
          </table:table-cell>
          <table:table-cell office:value-type="float" office:value="7782210" calcext:value-type="float">
            <text:p>7.78E+06</text:p>
          </table:table-cell>
          <table:table-cell table:number-columns-repeated="8"/>
          <table:table-cell office:value-type="float" office:value="443" calcext:value-type="float">
            <text:p>443</text:p>
          </table:table-cell>
          <table:table-cell table:formula="of:=([.O447]+1) *100 + 1" office:value-type="float" office:value="44401" calcext:value-type="float">
            <text:p>44401</text:p>
          </table:table-cell>
          <table:table-cell office:value-type="float" office:value="477289000" calcext:value-type="float">
            <text:p>4.77E+08</text:p>
          </table:table-cell>
          <table:table-cell office:value-type="float" office:value="481527000" calcext:value-type="float">
            <text:p>4.82E+08</text:p>
          </table:table-cell>
          <table:table-cell office:value-type="float" office:value="490694000" calcext:value-type="float">
            <text:p>4.91E+08</text:p>
          </table:table-cell>
          <table:table-cell office:value-type="float" office:value="7547640" calcext:value-type="float">
            <text:p>7.55E+06</text:p>
          </table:table-cell>
          <table:table-cell office:value-type="float" office:value="7767100" calcext:value-type="float">
            <text:p>7.77E+06</text:p>
          </table:table-cell>
          <table:table-cell office:value-type="float" office:value="8207580" calcext:value-type="float">
            <text:p>8.21E+06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[.A448] + 1) * 100 + 1" office:value-type="float" office:value="44501" calcext:value-type="float">
            <text:p>44501</text:p>
          </table:table-cell>
          <table:table-cell table:formula="of:=POWER([.B448];2)" office:value-type="float" office:value="1980339001" calcext:value-type="float">
            <text:p>1980339001</text:p>
          </table:table-cell>
          <table:table-cell table:formula="of:=[.B448]*LOG([.B448];2)" office:value-type="float" office:value="687164.422574434" calcext:value-type="float">
            <text:p>687164.422574434</text:p>
          </table:table-cell>
          <table:table-cell office:value-type="float" office:value="501405000" calcext:value-type="float">
            <text:p>5.01E+08</text:p>
          </table:table-cell>
          <table:table-cell office:value-type="float" office:value="8179840" calcext:value-type="float">
            <text:p>8.18E+06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table:formula="of:=([.O448]+1) *100 + 1" office:value-type="float" office:value="44501" calcext:value-type="float">
            <text:p>44501</text:p>
          </table:table-cell>
          <table:table-cell office:value-type="float" office:value="479422000" calcext:value-type="float">
            <text:p>4.79E+08</text:p>
          </table:table-cell>
          <table:table-cell office:value-type="float" office:value="481951000" calcext:value-type="float">
            <text:p>4.82E+08</text:p>
          </table:table-cell>
          <table:table-cell office:value-type="float" office:value="487314000" calcext:value-type="float">
            <text:p>4.87E+08</text:p>
          </table:table-cell>
          <table:table-cell office:value-type="float" office:value="7245800" calcext:value-type="float">
            <text:p>7.25E+06</text:p>
          </table:table-cell>
          <table:table-cell office:value-type="float" office:value="7510450" calcext:value-type="float">
            <text:p>7.51E+06</text:p>
          </table:table-cell>
          <table:table-cell office:value-type="float" office:value="8019020" calcext:value-type="float">
            <text:p>8.02E+06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[.A449] + 1) * 100 + 1" office:value-type="float" office:value="44601" calcext:value-type="float">
            <text:p>44601</text:p>
          </table:table-cell>
          <table:table-cell table:formula="of:=POWER([.B449];2)" office:value-type="float" office:value="1989249201" calcext:value-type="float">
            <text:p>1989249201</text:p>
          </table:table-cell>
          <table:table-cell table:formula="of:=[.B449]*LOG([.B449];2)" office:value-type="float" office:value="688853.009067702" calcext:value-type="float">
            <text:p>688853.009067702</text:p>
          </table:table-cell>
          <table:table-cell office:value-type="float" office:value="496070000" calcext:value-type="float">
            <text:p>4.96E+08</text:p>
          </table:table-cell>
          <table:table-cell office:value-type="float" office:value="7868590" calcext:value-type="float">
            <text:p>7.87E+06</text:p>
          </table:table-cell>
          <table:table-cell table:number-columns-repeated="8"/>
          <table:table-cell office:value-type="float" office:value="445" calcext:value-type="float">
            <text:p>445</text:p>
          </table:table-cell>
          <table:table-cell table:formula="of:=([.O449]+1) *100 + 1" office:value-type="float" office:value="44601" calcext:value-type="float">
            <text:p>44601</text:p>
          </table:table-cell>
          <table:table-cell office:value-type="float" office:value="481656000" calcext:value-type="float">
            <text:p>4.82E+08</text:p>
          </table:table-cell>
          <table:table-cell office:value-type="float" office:value="487271000" calcext:value-type="float">
            <text:p>4.87E+08</text:p>
          </table:table-cell>
          <table:table-cell office:value-type="float" office:value="502482000" calcext:value-type="float">
            <text:p>5.02E+08</text:p>
          </table:table-cell>
          <table:table-cell office:value-type="float" office:value="7576910" calcext:value-type="float">
            <text:p>7.58E+06</text:p>
          </table:table-cell>
          <table:table-cell office:value-type="float" office:value="7838280" calcext:value-type="float">
            <text:p>7.84E+06</text:p>
          </table:table-cell>
          <table:table-cell office:value-type="float" office:value="7980920" calcext:value-type="float">
            <text:p>7.98E+06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[.A450] + 1) * 100 + 1" office:value-type="float" office:value="44701" calcext:value-type="float">
            <text:p>44701</text:p>
          </table:table-cell>
          <table:table-cell table:formula="of:=POWER([.B450];2)" office:value-type="float" office:value="1998179401" calcext:value-type="float">
            <text:p>1998179401</text:p>
          </table:table-cell>
          <table:table-cell table:formula="of:=[.B450]*LOG([.B450];2)" office:value-type="float" office:value="690541.919028214" calcext:value-type="float">
            <text:p>690541.919028214</text:p>
          </table:table-cell>
          <table:table-cell office:value-type="float" office:value="494213000" calcext:value-type="float">
            <text:p>4.94E+08</text:p>
          </table:table-cell>
          <table:table-cell office:value-type="float" office:value="7669230" calcext:value-type="float">
            <text:p>7.67E+06</text:p>
          </table:table-cell>
          <table:table-cell table:number-columns-repeated="8"/>
          <table:table-cell office:value-type="float" office:value="446" calcext:value-type="float">
            <text:p>446</text:p>
          </table:table-cell>
          <table:table-cell table:formula="of:=([.O450]+1) *100 + 1" office:value-type="float" office:value="44701" calcext:value-type="float">
            <text:p>44701</text:p>
          </table:table-cell>
          <table:table-cell office:value-type="float" office:value="485183000" calcext:value-type="float">
            <text:p>4.85E+08</text:p>
          </table:table-cell>
          <table:table-cell office:value-type="float" office:value="512672000" calcext:value-type="float">
            <text:p>5.13E+08</text:p>
          </table:table-cell>
          <table:table-cell office:value-type="float" office:value="660385000" calcext:value-type="float">
            <text:p>6.60E+08</text:p>
          </table:table-cell>
          <table:table-cell office:value-type="float" office:value="11352600" calcext:value-type="float">
            <text:p>1.14E+07</text:p>
          </table:table-cell>
          <table:table-cell office:value-type="float" office:value="11570600" calcext:value-type="float">
            <text:p>1.16E+07</text:p>
          </table:table-cell>
          <table:table-cell office:value-type="float" office:value="11827400" calcext:value-type="float">
            <text:p>1.18E+07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[.A451] + 1) * 100 + 1" office:value-type="float" office:value="44801" calcext:value-type="float">
            <text:p>44801</text:p>
          </table:table-cell>
          <table:table-cell table:formula="of:=POWER([.B451];2)" office:value-type="float" office:value="2007129601" calcext:value-type="float">
            <text:p>2007129601</text:p>
          </table:table-cell>
          <table:table-cell table:formula="of:=[.B451]*LOG([.B451];2)" office:value-type="float" office:value="692231.151732342" calcext:value-type="float">
            <text:p>692231.151732342</text:p>
          </table:table-cell>
          <table:table-cell office:value-type="float" office:value="505522000" calcext:value-type="float">
            <text:p>5.06E+08</text:p>
          </table:table-cell>
          <table:table-cell office:value-type="float" office:value="7775280" calcext:value-type="float">
            <text:p>7.78E+06</text:p>
          </table:table-cell>
          <table:table-cell table:number-columns-repeated="8"/>
          <table:table-cell office:value-type="float" office:value="447" calcext:value-type="float">
            <text:p>447</text:p>
          </table:table-cell>
          <table:table-cell table:formula="of:=([.O451]+1) *100 + 1" office:value-type="float" office:value="44801" calcext:value-type="float">
            <text:p>44801</text:p>
          </table:table-cell>
          <table:table-cell office:value-type="float" office:value="485093000" calcext:value-type="float">
            <text:p>4.85E+08</text:p>
          </table:table-cell>
          <table:table-cell office:value-type="float" office:value="491592000" calcext:value-type="float">
            <text:p>4.92E+08</text:p>
          </table:table-cell>
          <table:table-cell office:value-type="float" office:value="510508000" calcext:value-type="float">
            <text:p>5.11E+08</text:p>
          </table:table-cell>
          <table:table-cell office:value-type="float" office:value="7413820" calcext:value-type="float">
            <text:p>7.41E+06</text:p>
          </table:table-cell>
          <table:table-cell office:value-type="float" office:value="7609800" calcext:value-type="float">
            <text:p>7.61E+06</text:p>
          </table:table-cell>
          <table:table-cell office:value-type="float" office:value="8008890" calcext:value-type="float">
            <text:p>8.01E+06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[.A452] + 1) * 100 + 1" office:value-type="float" office:value="44901" calcext:value-type="float">
            <text:p>44901</text:p>
          </table:table-cell>
          <table:table-cell table:formula="of:=POWER([.B452];2)" office:value-type="float" office:value="2016099801" calcext:value-type="float">
            <text:p>2016099801</text:p>
          </table:table-cell>
          <table:table-cell table:formula="of:=[.B452]*LOG([.B452];2)" office:value-type="float" office:value="693920.706459693" calcext:value-type="float">
            <text:p>693920.706459693</text:p>
          </table:table-cell>
          <table:table-cell office:value-type="float" office:value="506295000" calcext:value-type="float">
            <text:p>5.06E+08</text:p>
          </table:table-cell>
          <table:table-cell office:value-type="float" office:value="7738980" calcext:value-type="float">
            <text:p>7.74E+06</text:p>
          </table:table-cell>
          <table:table-cell table:number-columns-repeated="8"/>
          <table:table-cell office:value-type="float" office:value="448" calcext:value-type="float">
            <text:p>448</text:p>
          </table:table-cell>
          <table:table-cell table:formula="of:=([.O452]+1) *100 + 1" office:value-type="float" office:value="44901" calcext:value-type="float">
            <text:p>44901</text:p>
          </table:table-cell>
          <table:table-cell office:value-type="float" office:value="487636000" calcext:value-type="float">
            <text:p>4.88E+08</text:p>
          </table:table-cell>
          <table:table-cell office:value-type="float" office:value="490297000" calcext:value-type="float">
            <text:p>4.90E+08</text:p>
          </table:table-cell>
          <table:table-cell office:value-type="float" office:value="498466000" calcext:value-type="float">
            <text:p>4.98E+08</text:p>
          </table:table-cell>
          <table:table-cell office:value-type="float" office:value="7401400" calcext:value-type="float">
            <text:p>7.40E+06</text:p>
          </table:table-cell>
          <table:table-cell office:value-type="float" office:value="7535150" calcext:value-type="float">
            <text:p>7.54E+06</text:p>
          </table:table-cell>
          <table:table-cell office:value-type="float" office:value="7794930" calcext:value-type="float">
            <text:p>7.79E+06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[.A453] + 1) * 100 + 1" office:value-type="float" office:value="45001" calcext:value-type="float">
            <text:p>45001</text:p>
          </table:table-cell>
          <table:table-cell table:formula="of:=POWER([.B453];2)" office:value-type="float" office:value="2025090001" calcext:value-type="float">
            <text:p>2025090001</text:p>
          </table:table-cell>
          <table:table-cell table:formula="of:=[.B453]*LOG([.B453];2)" office:value-type="float" office:value="695610.582493081" calcext:value-type="float">
            <text:p>695610.582493081</text:p>
          </table:table-cell>
          <table:table-cell office:value-type="float" office:value="509670000" calcext:value-type="float">
            <text:p>5.10E+08</text:p>
          </table:table-cell>
          <table:table-cell office:value-type="float" office:value="8226110" calcext:value-type="float">
            <text:p>8.23E+06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 table:formula="of:=([.O453]+1) *100 + 1" office:value-type="float" office:value="45001" calcext:value-type="float">
            <text:p>45001</text:p>
          </table:table-cell>
          <table:table-cell office:value-type="float" office:value="488884000" calcext:value-type="float">
            <text:p>4.89E+08</text:p>
          </table:table-cell>
          <table:table-cell office:value-type="float" office:value="491523000" calcext:value-type="float">
            <text:p>4.92E+08</text:p>
          </table:table-cell>
          <table:table-cell office:value-type="float" office:value="495618000" calcext:value-type="float">
            <text:p>4.96E+08</text:p>
          </table:table-cell>
          <table:table-cell office:value-type="float" office:value="7186970" calcext:value-type="float">
            <text:p>7.19E+06</text:p>
          </table:table-cell>
          <table:table-cell office:value-type="float" office:value="7334090" calcext:value-type="float">
            <text:p>7.33E+06</text:p>
          </table:table-cell>
          <table:table-cell office:value-type="float" office:value="7612450" calcext:value-type="float">
            <text:p>7.61E+06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A454] + 1) * 100 + 1" office:value-type="float" office:value="45101" calcext:value-type="float">
            <text:p>45101</text:p>
          </table:table-cell>
          <table:table-cell table:formula="of:=POWER([.B454];2)" office:value-type="float" office:value="2034100201" calcext:value-type="float">
            <text:p>2034100201</text:p>
          </table:table-cell>
          <table:table-cell table:formula="of:=[.B454]*LOG([.B454];2)" office:value-type="float" office:value="697300.779118506" calcext:value-type="float">
            <text:p>697300.779118506</text:p>
          </table:table-cell>
          <table:table-cell office:value-type="float" office:value="510267000" calcext:value-type="float">
            <text:p>5.10E+08</text:p>
          </table:table-cell>
          <table:table-cell office:value-type="float" office:value="8203080" calcext:value-type="float">
            <text:p>8.20E+06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table:formula="of:=([.O454]+1) *100 + 1" office:value-type="float" office:value="45101" calcext:value-type="float">
            <text:p>45101</text:p>
          </table:table-cell>
          <table:table-cell office:value-type="float" office:value="492346000" calcext:value-type="float">
            <text:p>4.92E+08</text:p>
          </table:table-cell>
          <table:table-cell office:value-type="float" office:value="495932000" calcext:value-type="float">
            <text:p>4.96E+08</text:p>
          </table:table-cell>
          <table:table-cell office:value-type="float" office:value="504642000" calcext:value-type="float">
            <text:p>5.05E+08</text:p>
          </table:table-cell>
          <table:table-cell office:value-type="float" office:value="7540700" calcext:value-type="float">
            <text:p>7.54E+06</text:p>
          </table:table-cell>
          <table:table-cell office:value-type="float" office:value="7745970" calcext:value-type="float">
            <text:p>7.75E+06</text:p>
          </table:table-cell>
          <table:table-cell office:value-type="float" office:value="7912220" calcext:value-type="float">
            <text:p>7.91E+06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[.A455] + 1) * 100 + 1" office:value-type="float" office:value="45201" calcext:value-type="float">
            <text:p>45201</text:p>
          </table:table-cell>
          <table:table-cell table:formula="of:=POWER([.B455];2)" office:value-type="float" office:value="2043130401" calcext:value-type="float">
            <text:p>2043130401</text:p>
          </table:table-cell>
          <table:table-cell table:formula="of:=[.B455]*LOG([.B455];2)" office:value-type="float" office:value="698991.295625136" calcext:value-type="float">
            <text:p>698991.295625136</text:p>
          </table:table-cell>
          <table:table-cell office:value-type="float" office:value="515166000" calcext:value-type="float">
            <text:p>5.15E+08</text:p>
          </table:table-cell>
          <table:table-cell office:value-type="float" office:value="7961940" calcext:value-type="float">
            <text:p>7.96E+06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formula="of:=([.O455]+1) *100 + 1" office:value-type="float" office:value="45201" calcext:value-type="float">
            <text:p>45201</text:p>
          </table:table-cell>
          <table:table-cell office:value-type="float" office:value="496099000" calcext:value-type="float">
            <text:p>4.96E+08</text:p>
          </table:table-cell>
          <table:table-cell office:value-type="float" office:value="503688000" calcext:value-type="float">
            <text:p>5.04E+08</text:p>
          </table:table-cell>
          <table:table-cell office:value-type="float" office:value="517344000" calcext:value-type="float">
            <text:p>5.17E+08</text:p>
          </table:table-cell>
          <table:table-cell office:value-type="float" office:value="7268960" calcext:value-type="float">
            <text:p>7.27E+06</text:p>
          </table:table-cell>
          <table:table-cell office:value-type="float" office:value="7565830" calcext:value-type="float">
            <text:p>7.57E+06</text:p>
          </table:table-cell>
          <table:table-cell office:value-type="float" office:value="7819260" calcext:value-type="float">
            <text:p>7.82E+06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[.A456] + 1) * 100 + 1" office:value-type="float" office:value="45301" calcext:value-type="float">
            <text:p>45301</text:p>
          </table:table-cell>
          <table:table-cell table:formula="of:=POWER([.B456];2)" office:value-type="float" office:value="2052180601" calcext:value-type="float">
            <text:p>2052180601</text:p>
          </table:table-cell>
          <table:table-cell table:formula="of:=[.B456]*LOG([.B456];2)" office:value-type="float" office:value="700682.131305284" calcext:value-type="float">
            <text:p>700682.131305284</text:p>
          </table:table-cell>
          <table:table-cell office:value-type="float" office:value="514993000" calcext:value-type="float">
            <text:p>5.15E+08</text:p>
          </table:table-cell>
          <table:table-cell office:value-type="float" office:value="8198420" calcext:value-type="float">
            <text:p>8.20E+06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 table:formula="of:=([.O456]+1) *100 + 1" office:value-type="float" office:value="45301" calcext:value-type="float">
            <text:p>45301</text:p>
          </table:table-cell>
          <table:table-cell office:value-type="float" office:value="502198000" calcext:value-type="float">
            <text:p>5.02E+08</text:p>
          </table:table-cell>
          <table:table-cell office:value-type="float" office:value="525550000" calcext:value-type="float">
            <text:p>5.26E+08</text:p>
          </table:table-cell>
          <table:table-cell office:value-type="float" office:value="587566000" calcext:value-type="float">
            <text:p>5.88E+08</text:p>
          </table:table-cell>
          <table:table-cell office:value-type="float" office:value="7279380" calcext:value-type="float">
            <text:p>7.28E+06</text:p>
          </table:table-cell>
          <table:table-cell office:value-type="float" office:value="7479420" calcext:value-type="float">
            <text:p>7.48E+06</text:p>
          </table:table-cell>
          <table:table-cell office:value-type="float" office:value="7843370" calcext:value-type="float">
            <text:p>7.84E+06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[.A457] + 1) * 100 + 1" office:value-type="float" office:value="45401" calcext:value-type="float">
            <text:p>45401</text:p>
          </table:table-cell>
          <table:table-cell table:formula="of:=POWER([.B457];2)" office:value-type="float" office:value="2061250801" calcext:value-type="float">
            <text:p>2061250801</text:p>
          </table:table-cell>
          <table:table-cell table:formula="of:=[.B457]*LOG([.B457];2)" office:value-type="float" office:value="702373.285454387" calcext:value-type="float">
            <text:p>702373.285454387</text:p>
          </table:table-cell>
          <table:table-cell office:value-type="float" office:value="516798000" calcext:value-type="float">
            <text:p>5.17E+08</text:p>
          </table:table-cell>
          <table:table-cell office:value-type="float" office:value="8289100" calcext:value-type="float">
            <text:p>8.29E+06</text:p>
          </table:table-cell>
          <table:table-cell table:number-columns-repeated="8"/>
          <table:table-cell office:value-type="float" office:value="453" calcext:value-type="float">
            <text:p>453</text:p>
          </table:table-cell>
          <table:table-cell table:formula="of:=([.O457]+1) *100 + 1" office:value-type="float" office:value="45401" calcext:value-type="float">
            <text:p>45401</text:p>
          </table:table-cell>
          <table:table-cell office:value-type="float" office:value="500543000" calcext:value-type="float">
            <text:p>5.01E+08</text:p>
          </table:table-cell>
          <table:table-cell office:value-type="float" office:value="509846000" calcext:value-type="float">
            <text:p>5.10E+08</text:p>
          </table:table-cell>
          <table:table-cell office:value-type="float" office:value="530457000" calcext:value-type="float">
            <text:p>5.30E+08</text:p>
          </table:table-cell>
          <table:table-cell office:value-type="float" office:value="7554100" calcext:value-type="float">
            <text:p>7.55E+06</text:p>
          </table:table-cell>
          <table:table-cell office:value-type="float" office:value="7767850" calcext:value-type="float">
            <text:p>7.77E+06</text:p>
          </table:table-cell>
          <table:table-cell office:value-type="float" office:value="8117180" calcext:value-type="float">
            <text:p>8.12E+06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[.A458] + 1) * 100 + 1" office:value-type="float" office:value="45501" calcext:value-type="float">
            <text:p>45501</text:p>
          </table:table-cell>
          <table:table-cell table:formula="of:=POWER([.B458];2)" office:value-type="float" office:value="2070341001" calcext:value-type="float">
            <text:p>2070341001</text:p>
          </table:table-cell>
          <table:table-cell table:formula="of:=[.B458]*LOG([.B458];2)" office:value-type="float" office:value="704064.757370985" calcext:value-type="float">
            <text:p>704064.757370985</text:p>
          </table:table-cell>
          <table:table-cell office:value-type="float" office:value="518596000" calcext:value-type="float">
            <text:p>5.19E+08</text:p>
          </table:table-cell>
          <table:table-cell office:value-type="float" office:value="8080520" calcext:value-type="float">
            <text:p>8.08E+06</text:p>
          </table:table-cell>
          <table:table-cell table:number-columns-repeated="8"/>
          <table:table-cell office:value-type="float" office:value="454" calcext:value-type="float">
            <text:p>454</text:p>
          </table:table-cell>
          <table:table-cell table:formula="of:=([.O458]+1) *100 + 1" office:value-type="float" office:value="45501" calcext:value-type="float">
            <text:p>45501</text:p>
          </table:table-cell>
          <table:table-cell office:value-type="float" office:value="500676000" calcext:value-type="float">
            <text:p>5.01E+08</text:p>
          </table:table-cell>
          <table:table-cell office:value-type="float" office:value="503178000" calcext:value-type="float">
            <text:p>5.03E+08</text:p>
          </table:table-cell>
          <table:table-cell office:value-type="float" office:value="507296000" calcext:value-type="float">
            <text:p>5.07E+08</text:p>
          </table:table-cell>
          <table:table-cell office:value-type="float" office:value="7387600" calcext:value-type="float">
            <text:p>7.39E+06</text:p>
          </table:table-cell>
          <table:table-cell office:value-type="float" office:value="7559080" calcext:value-type="float">
            <text:p>7.56E+06</text:p>
          </table:table-cell>
          <table:table-cell office:value-type="float" office:value="7879980" calcext:value-type="float">
            <text:p>7.88E+06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[.A459] + 1) * 100 + 1" office:value-type="float" office:value="45601" calcext:value-type="float">
            <text:p>45601</text:p>
          </table:table-cell>
          <table:table-cell table:formula="of:=POWER([.B459];2)" office:value-type="float" office:value="2079451201" calcext:value-type="float">
            <text:p>2079451201</text:p>
          </table:table-cell>
          <table:table-cell table:formula="of:=[.B459]*LOG([.B459];2)" office:value-type="float" office:value="705756.546356703" calcext:value-type="float">
            <text:p>705756.546356703</text:p>
          </table:table-cell>
          <table:table-cell office:value-type="float" office:value="521943000" calcext:value-type="float">
            <text:p>5.22E+08</text:p>
          </table:table-cell>
          <table:table-cell office:value-type="float" office:value="7865270" calcext:value-type="float">
            <text:p>7.87E+06</text:p>
          </table:table-cell>
          <table:table-cell table:number-columns-repeated="8"/>
          <table:table-cell office:value-type="float" office:value="455" calcext:value-type="float">
            <text:p>455</text:p>
          </table:table-cell>
          <table:table-cell table:formula="of:=([.O459]+1) *100 + 1" office:value-type="float" office:value="45601" calcext:value-type="float">
            <text:p>45601</text:p>
          </table:table-cell>
          <table:table-cell office:value-type="float" office:value="502427000" calcext:value-type="float">
            <text:p>5.02E+08</text:p>
          </table:table-cell>
          <table:table-cell office:value-type="float" office:value="506295000" calcext:value-type="float">
            <text:p>5.06E+08</text:p>
          </table:table-cell>
          <table:table-cell office:value-type="float" office:value="511383000" calcext:value-type="float">
            <text:p>5.11E+08</text:p>
          </table:table-cell>
          <table:table-cell office:value-type="float" office:value="7566470" calcext:value-type="float">
            <text:p>7.57E+06</text:p>
          </table:table-cell>
          <table:table-cell office:value-type="float" office:value="7753090" calcext:value-type="float">
            <text:p>7.75E+06</text:p>
          </table:table-cell>
          <table:table-cell office:value-type="float" office:value="7963490" calcext:value-type="float">
            <text:p>7.96E+06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[.A460] + 1) * 100 + 1" office:value-type="float" office:value="45701" calcext:value-type="float">
            <text:p>45701</text:p>
          </table:table-cell>
          <table:table-cell table:formula="of:=POWER([.B460];2)" office:value-type="float" office:value="2088581401" calcext:value-type="float">
            <text:p>2088581401</text:p>
          </table:table-cell>
          <table:table-cell table:formula="of:=[.B460]*LOG([.B460];2)" office:value-type="float" office:value="707448.651716229" calcext:value-type="float">
            <text:p>707448.651716229</text:p>
          </table:table-cell>
          <table:table-cell office:value-type="float" office:value="499389000" calcext:value-type="float">
            <text:p>4.99E+08</text:p>
          </table:table-cell>
          <table:table-cell office:value-type="float" office:value="7750310" calcext:value-type="float">
            <text:p>7.75E+06</text:p>
          </table:table-cell>
          <table:table-cell table:number-columns-repeated="8"/>
          <table:table-cell office:value-type="float" office:value="456" calcext:value-type="float">
            <text:p>456</text:p>
          </table:table-cell>
          <table:table-cell table:formula="of:=([.O460]+1) *100 + 1" office:value-type="float" office:value="45701" calcext:value-type="float">
            <text:p>45701</text:p>
          </table:table-cell>
          <table:table-cell office:value-type="float" office:value="504157000" calcext:value-type="float">
            <text:p>5.04E+08</text:p>
          </table:table-cell>
          <table:table-cell office:value-type="float" office:value="506961000" calcext:value-type="float">
            <text:p>5.07E+08</text:p>
          </table:table-cell>
          <table:table-cell office:value-type="float" office:value="514153000" calcext:value-type="float">
            <text:p>5.14E+08</text:p>
          </table:table-cell>
          <table:table-cell office:value-type="float" office:value="7419990" calcext:value-type="float">
            <text:p>7.42E+06</text:p>
          </table:table-cell>
          <table:table-cell office:value-type="float" office:value="7557220" calcext:value-type="float">
            <text:p>7.56E+06</text:p>
          </table:table-cell>
          <table:table-cell office:value-type="float" office:value="7942260" calcext:value-type="float">
            <text:p>7.94E+06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[.A461] + 1) * 100 + 1" office:value-type="float" office:value="45801" calcext:value-type="float">
            <text:p>45801</text:p>
          </table:table-cell>
          <table:table-cell table:formula="of:=POWER([.B461];2)" office:value-type="float" office:value="2097731601" calcext:value-type="float">
            <text:p>2097731601</text:p>
          </table:table-cell>
          <table:table-cell table:formula="of:=[.B461]*LOG([.B461];2)" office:value-type="float" office:value="709141.072757291" calcext:value-type="float">
            <text:p>709141.072757291</text:p>
          </table:table-cell>
          <table:table-cell office:value-type="float" office:value="512469000" calcext:value-type="float">
            <text:p>5.12E+08</text:p>
          </table:table-cell>
          <table:table-cell office:value-type="float" office:value="7546830" calcext:value-type="float">
            <text:p>7.55E+06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formula="of:=([.O461]+1) *100 + 1" office:value-type="float" office:value="45801" calcext:value-type="float">
            <text:p>45801</text:p>
          </table:table-cell>
          <table:table-cell office:value-type="float" office:value="507396000" calcext:value-type="float">
            <text:p>5.07E+08</text:p>
          </table:table-cell>
          <table:table-cell office:value-type="float" office:value="511091000" calcext:value-type="float">
            <text:p>5.11E+08</text:p>
          </table:table-cell>
          <table:table-cell office:value-type="float" office:value="513590000" calcext:value-type="float">
            <text:p>5.14E+08</text:p>
          </table:table-cell>
          <table:table-cell office:value-type="float" office:value="7529420" calcext:value-type="float">
            <text:p>7.53E+06</text:p>
          </table:table-cell>
          <table:table-cell office:value-type="float" office:value="7660440" calcext:value-type="float">
            <text:p>7.66E+06</text:p>
          </table:table-cell>
          <table:table-cell office:value-type="float" office:value="7930960" calcext:value-type="float">
            <text:p>7.93E+06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[.A462] + 1) * 100 + 1" office:value-type="float" office:value="45901" calcext:value-type="float">
            <text:p>45901</text:p>
          </table:table-cell>
          <table:table-cell table:formula="of:=POWER([.B462];2)" office:value-type="float" office:value="2106901801" calcext:value-type="float">
            <text:p>2106901801</text:p>
          </table:table-cell>
          <table:table-cell table:formula="of:=[.B462]*LOG([.B462];2)" office:value-type="float" office:value="710833.808790643" calcext:value-type="float">
            <text:p>710833.808790643</text:p>
          </table:table-cell>
          <table:table-cell office:value-type="float" office:value="504983000" calcext:value-type="float">
            <text:p>5.05E+08</text:p>
          </table:table-cell>
          <table:table-cell office:value-type="float" office:value="7559900" calcext:value-type="float">
            <text:p>7.56E+0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formula="of:=([.O462]+1) *100 + 1" office:value-type="float" office:value="45901" calcext:value-type="float">
            <text:p>45901</text:p>
          </table:table-cell>
          <table:table-cell office:value-type="float" office:value="509384000" calcext:value-type="float">
            <text:p>5.09E+08</text:p>
          </table:table-cell>
          <table:table-cell office:value-type="float" office:value="511616000" calcext:value-type="float">
            <text:p>5.12E+08</text:p>
          </table:table-cell>
          <table:table-cell office:value-type="float" office:value="516911000" calcext:value-type="float">
            <text:p>5.17E+08</text:p>
          </table:table-cell>
          <table:table-cell office:value-type="float" office:value="7432680" calcext:value-type="float">
            <text:p>7.43E+06</text:p>
          </table:table-cell>
          <table:table-cell office:value-type="float" office:value="7687260" calcext:value-type="float">
            <text:p>7.69E+06</text:p>
          </table:table-cell>
          <table:table-cell office:value-type="float" office:value="8161490" calcext:value-type="float">
            <text:p>8.16E+06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[.A463] + 1) * 100 + 1" office:value-type="float" office:value="46001" calcext:value-type="float">
            <text:p>46001</text:p>
          </table:table-cell>
          <table:table-cell table:formula="of:=POWER([.B463];2)" office:value-type="float" office:value="2116092001" calcext:value-type="float">
            <text:p>2116092001</text:p>
          </table:table-cell>
          <table:table-cell table:formula="of:=[.B463]*LOG([.B463];2)" office:value-type="float" office:value="712526.859130042" calcext:value-type="float">
            <text:p>712526.859130042</text:p>
          </table:table-cell>
          <table:table-cell office:value-type="float" office:value="507581000" calcext:value-type="float">
            <text:p>5.08E+08</text:p>
          </table:table-cell>
          <table:table-cell office:value-type="float" office:value="7286890" calcext:value-type="float">
            <text:p>7.29E+06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formula="of:=([.O463]+1) *100 + 1" office:value-type="float" office:value="46001" calcext:value-type="float">
            <text:p>46001</text:p>
          </table:table-cell>
          <table:table-cell office:value-type="float" office:value="513754000" calcext:value-type="float">
            <text:p>5.14E+08</text:p>
          </table:table-cell>
          <table:table-cell office:value-type="float" office:value="515767000" calcext:value-type="float">
            <text:p>5.16E+08</text:p>
          </table:table-cell>
          <table:table-cell office:value-type="float" office:value="518635000" calcext:value-type="float">
            <text:p>5.19E+08</text:p>
          </table:table-cell>
          <table:table-cell office:value-type="float" office:value="7587600" calcext:value-type="float">
            <text:p>7.59E+06</text:p>
          </table:table-cell>
          <table:table-cell office:value-type="float" office:value="7771460" calcext:value-type="float">
            <text:p>7.77E+06</text:p>
          </table:table-cell>
          <table:table-cell office:value-type="float" office:value="8019600" calcext:value-type="float">
            <text:p>8.02E+06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A464] + 1) * 100 + 1" office:value-type="float" office:value="46101" calcext:value-type="float">
            <text:p>46101</text:p>
          </table:table-cell>
          <table:table-cell table:formula="of:=POWER([.B464];2)" office:value-type="float" office:value="2125302201" calcext:value-type="float">
            <text:p>2125302201</text:p>
          </table:table-cell>
          <table:table-cell table:formula="of:=[.B464]*LOG([.B464];2)" office:value-type="float" office:value="714220.223092226" calcext:value-type="float">
            <text:p>714220.223092226</text:p>
          </table:table-cell>
          <table:table-cell office:value-type="float" office:value="513944000" calcext:value-type="float">
            <text:p>5.14E+08</text:p>
          </table:table-cell>
          <table:table-cell office:value-type="float" office:value="7452460" calcext:value-type="float">
            <text:p>7.45E+06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formula="of:=([.O464]+1) *100 + 1" office:value-type="float" office:value="46101" calcext:value-type="float">
            <text:p>46101</text:p>
          </table:table-cell>
          <table:table-cell office:value-type="float" office:value="514600000" calcext:value-type="float">
            <text:p>5.15E+08</text:p>
          </table:table-cell>
          <table:table-cell office:value-type="float" office:value="516983000" calcext:value-type="float">
            <text:p>5.17E+08</text:p>
          </table:table-cell>
          <table:table-cell office:value-type="float" office:value="522381000" calcext:value-type="float">
            <text:p>5.22E+08</text:p>
          </table:table-cell>
          <table:table-cell office:value-type="float" office:value="7791680" calcext:value-type="float">
            <text:p>7.79E+06</text:p>
          </table:table-cell>
          <table:table-cell office:value-type="float" office:value="8002530" calcext:value-type="float">
            <text:p>8.00E+06</text:p>
          </table:table-cell>
          <table:table-cell office:value-type="float" office:value="8321480" calcext:value-type="float">
            <text:p>8.32E+06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[.A465] + 1) * 100 + 1" office:value-type="float" office:value="46201" calcext:value-type="float">
            <text:p>46201</text:p>
          </table:table-cell>
          <table:table-cell table:formula="of:=POWER([.B465];2)" office:value-type="float" office:value="2134532401" calcext:value-type="float">
            <text:p>2134532401</text:p>
          </table:table-cell>
          <table:table-cell table:formula="of:=[.B465]*LOG([.B465];2)" office:value-type="float" office:value="715913.8999969" calcext:value-type="float">
            <text:p>715913.8999969</text:p>
          </table:table-cell>
          <table:table-cell office:value-type="float" office:value="517210000" calcext:value-type="float">
            <text:p>5.17E+08</text:p>
          </table:table-cell>
          <table:table-cell office:value-type="float" office:value="7850960" calcext:value-type="float">
            <text:p>7.85E+06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formula="of:=([.O465]+1) *100 + 1" office:value-type="float" office:value="46201" calcext:value-type="float">
            <text:p>46201</text:p>
          </table:table-cell>
          <table:table-cell office:value-type="float" office:value="516216000" calcext:value-type="float">
            <text:p>5.16E+08</text:p>
          </table:table-cell>
          <table:table-cell office:value-type="float" office:value="522102000" calcext:value-type="float">
            <text:p>5.22E+08</text:p>
          </table:table-cell>
          <table:table-cell office:value-type="float" office:value="531296000" calcext:value-type="float">
            <text:p>5.31E+08</text:p>
          </table:table-cell>
          <table:table-cell office:value-type="float" office:value="7937660" calcext:value-type="float">
            <text:p>7.94E+06</text:p>
          </table:table-cell>
          <table:table-cell office:value-type="float" office:value="8090000" calcext:value-type="float">
            <text:p>8.09E+06</text:p>
          </table:table-cell>
          <table:table-cell office:value-type="float" office:value="8284520" calcext:value-type="float">
            <text:p>8.28E+06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[.A466] + 1) * 100 + 1" office:value-type="float" office:value="46301" calcext:value-type="float">
            <text:p>46301</text:p>
          </table:table-cell>
          <table:table-cell table:formula="of:=POWER([.B466];2)" office:value-type="float" office:value="2143782601" calcext:value-type="float">
            <text:p>2143782601</text:p>
          </table:table-cell>
          <table:table-cell table:formula="of:=[.B466]*LOG([.B466];2)" office:value-type="float" office:value="717607.889166712" calcext:value-type="float">
            <text:p>717607.889166712</text:p>
          </table:table-cell>
          <table:table-cell office:value-type="float" office:value="524351000" calcext:value-type="float">
            <text:p>5.24E+08</text:p>
          </table:table-cell>
          <table:table-cell office:value-type="float" office:value="7955670" calcext:value-type="float">
            <text:p>7.96E+06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formula="of:=([.O466]+1) *100 + 1" office:value-type="float" office:value="46301" calcext:value-type="float">
            <text:p>46301</text:p>
          </table:table-cell>
          <table:table-cell office:value-type="float" office:value="519073000" calcext:value-type="float">
            <text:p>5.19E+08</text:p>
          </table:table-cell>
          <table:table-cell office:value-type="float" office:value="521063000" calcext:value-type="float">
            <text:p>5.21E+08</text:p>
          </table:table-cell>
          <table:table-cell office:value-type="float" office:value="526753000" calcext:value-type="float">
            <text:p>5.27E+08</text:p>
          </table:table-cell>
          <table:table-cell office:value-type="float" office:value="8087710" calcext:value-type="float">
            <text:p>8.09E+06</text:p>
          </table:table-cell>
          <table:table-cell office:value-type="float" office:value="8354830" calcext:value-type="float">
            <text:p>8.35E+06</text:p>
          </table:table-cell>
          <table:table-cell office:value-type="float" office:value="8645830" calcext:value-type="float">
            <text:p>8.65E+06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[.A467] + 1) * 100 + 1" office:value-type="float" office:value="46401" calcext:value-type="float">
            <text:p>46401</text:p>
          </table:table-cell>
          <table:table-cell table:formula="of:=POWER([.B467];2)" office:value-type="float" office:value="2153052801" calcext:value-type="float">
            <text:p>2153052801</text:p>
          </table:table-cell>
          <table:table-cell table:formula="of:=[.B467]*LOG([.B467];2)" office:value-type="float" office:value="719302.189927239" calcext:value-type="float">
            <text:p>719302.189927239</text:p>
          </table:table-cell>
          <table:table-cell office:value-type="float" office:value="518232000" calcext:value-type="float">
            <text:p>5.18E+08</text:p>
          </table:table-cell>
          <table:table-cell office:value-type="float" office:value="7672720" calcext:value-type="float">
            <text:p>7.67E+06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formula="of:=([.O467]+1) *100 + 1" office:value-type="float" office:value="46401" calcext:value-type="float">
            <text:p>46401</text:p>
          </table:table-cell>
          <table:table-cell office:value-type="float" office:value="521494000" calcext:value-type="float">
            <text:p>5.21E+08</text:p>
          </table:table-cell>
          <table:table-cell office:value-type="float" office:value="525022000" calcext:value-type="float">
            <text:p>5.25E+08</text:p>
          </table:table-cell>
          <table:table-cell office:value-type="float" office:value="530768000" calcext:value-type="float">
            <text:p>5.31E+08</text:p>
          </table:table-cell>
          <table:table-cell office:value-type="float" office:value="8118710" calcext:value-type="float">
            <text:p>8.12E+06</text:p>
          </table:table-cell>
          <table:table-cell office:value-type="float" office:value="8312800" calcext:value-type="float">
            <text:p>8.31E+06</text:p>
          </table:table-cell>
          <table:table-cell office:value-type="float" office:value="8672060" calcext:value-type="float">
            <text:p>8.67E+06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[.A468] + 1) * 100 + 1" office:value-type="float" office:value="46501" calcext:value-type="float">
            <text:p>46501</text:p>
          </table:table-cell>
          <table:table-cell table:formula="of:=POWER([.B468];2)" office:value-type="float" office:value="2162343001" calcext:value-type="float">
            <text:p>2162343001</text:p>
          </table:table-cell>
          <table:table-cell table:formula="of:=[.B468]*LOG([.B468];2)" office:value-type="float" office:value="720996.80160696" calcext:value-type="float">
            <text:p>720996.80160696</text:p>
          </table:table-cell>
          <table:table-cell office:value-type="float" office:value="525661000" calcext:value-type="float">
            <text:p>5.26E+08</text:p>
          </table:table-cell>
          <table:table-cell office:value-type="float" office:value="7833540" calcext:value-type="float">
            <text:p>7.83E+06</text:p>
          </table:table-cell>
          <table:table-cell table:number-columns-repeated="8"/>
          <table:table-cell office:value-type="float" office:value="464" calcext:value-type="float">
            <text:p>464</text:p>
          </table:table-cell>
          <table:table-cell table:formula="of:=([.O468]+1) *100 + 1" office:value-type="float" office:value="46501" calcext:value-type="float">
            <text:p>46501</text:p>
          </table:table-cell>
          <table:table-cell office:value-type="float" office:value="527627000" calcext:value-type="float">
            <text:p>5.28E+08</text:p>
          </table:table-cell>
          <table:table-cell office:value-type="float" office:value="530924000" calcext:value-type="float">
            <text:p>5.31E+08</text:p>
          </table:table-cell>
          <table:table-cell office:value-type="float" office:value="534982000" calcext:value-type="float">
            <text:p>5.35E+08</text:p>
          </table:table-cell>
          <table:table-cell office:value-type="float" office:value="8413010" calcext:value-type="float">
            <text:p>8.41E+06</text:p>
          </table:table-cell>
          <table:table-cell office:value-type="float" office:value="8572060" calcext:value-type="float">
            <text:p>8.57E+06</text:p>
          </table:table-cell>
          <table:table-cell office:value-type="float" office:value="8902850" calcext:value-type="float">
            <text:p>8.90E+06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[.A469] + 1) * 100 + 1" office:value-type="float" office:value="46601" calcext:value-type="float">
            <text:p>46601</text:p>
          </table:table-cell>
          <table:table-cell table:formula="of:=POWER([.B469];2)" office:value-type="float" office:value="2171653201" calcext:value-type="float">
            <text:p>2171653201</text:p>
          </table:table-cell>
          <table:table-cell table:formula="of:=[.B469]*LOG([.B469];2)" office:value-type="float" office:value="722691.723537247" calcext:value-type="float">
            <text:p>722691.723537247</text:p>
          </table:table-cell>
          <table:table-cell office:value-type="float" office:value="524199000" calcext:value-type="float">
            <text:p>5.24E+08</text:p>
          </table:table-cell>
          <table:table-cell office:value-type="float" office:value="7657560" calcext:value-type="float">
            <text:p>7.66E+06</text:p>
          </table:table-cell>
          <table:table-cell table:number-columns-repeated="8"/>
          <table:table-cell office:value-type="float" office:value="465" calcext:value-type="float">
            <text:p>465</text:p>
          </table:table-cell>
          <table:table-cell table:formula="of:=([.O469]+1) *100 + 1" office:value-type="float" office:value="46601" calcext:value-type="float">
            <text:p>46601</text:p>
          </table:table-cell>
          <table:table-cell office:value-type="float" office:value="527084000" calcext:value-type="float">
            <text:p>5.27E+08</text:p>
          </table:table-cell>
          <table:table-cell office:value-type="float" office:value="536349000" calcext:value-type="float">
            <text:p>5.36E+08</text:p>
          </table:table-cell>
          <table:table-cell office:value-type="float" office:value="551500000" calcext:value-type="float">
            <text:p>5.52E+08</text:p>
          </table:table-cell>
          <table:table-cell office:value-type="float" office:value="7833240" calcext:value-type="float">
            <text:p>7.83E+06</text:p>
          </table:table-cell>
          <table:table-cell office:value-type="float" office:value="8162910" calcext:value-type="float">
            <text:p>8.16E+06</text:p>
          </table:table-cell>
          <table:table-cell office:value-type="float" office:value="8529570" calcext:value-type="float">
            <text:p>8.53E+06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[.A470] + 1) * 100 + 1" office:value-type="float" office:value="46701" calcext:value-type="float">
            <text:p>46701</text:p>
          </table:table-cell>
          <table:table-cell table:formula="of:=POWER([.B470];2)" office:value-type="float" office:value="2180983401" calcext:value-type="float">
            <text:p>2180983401</text:p>
          </table:table-cell>
          <table:table-cell table:formula="of:=[.B470]*LOG([.B470];2)" office:value-type="float" office:value="724386.955052337" calcext:value-type="float">
            <text:p>724386.955052337</text:p>
          </table:table-cell>
          <table:table-cell office:value-type="float" office:value="522990000" calcext:value-type="float">
            <text:p>5.23E+08</text:p>
          </table:table-cell>
          <table:table-cell office:value-type="float" office:value="7883360" calcext:value-type="float">
            <text:p>7.88E+06</text:p>
          </table:table-cell>
          <table:table-cell table:number-columns-repeated="8"/>
          <table:table-cell office:value-type="float" office:value="466" calcext:value-type="float">
            <text:p>466</text:p>
          </table:table-cell>
          <table:table-cell table:formula="of:=([.O470]+1) *100 + 1" office:value-type="float" office:value="46701" calcext:value-type="float">
            <text:p>46701</text:p>
          </table:table-cell>
          <table:table-cell office:value-type="float" office:value="536758000" calcext:value-type="float">
            <text:p>5.37E+08</text:p>
          </table:table-cell>
          <table:table-cell office:value-type="float" office:value="556186000" calcext:value-type="float">
            <text:p>5.56E+08</text:p>
          </table:table-cell>
          <table:table-cell office:value-type="float" office:value="591162000" calcext:value-type="float">
            <text:p>5.91E+08</text:p>
          </table:table-cell>
          <table:table-cell office:value-type="float" office:value="7612410" calcext:value-type="float">
            <text:p>7.61E+06</text:p>
          </table:table-cell>
          <table:table-cell office:value-type="float" office:value="7914860" calcext:value-type="float">
            <text:p>7.91E+06</text:p>
          </table:table-cell>
          <table:table-cell office:value-type="float" office:value="8818330" calcext:value-type="float">
            <text:p>8.82E+06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[.A471] + 1) * 100 + 1" office:value-type="float" office:value="46801" calcext:value-type="float">
            <text:p>46801</text:p>
          </table:table-cell>
          <table:table-cell table:formula="of:=POWER([.B471];2)" office:value-type="float" office:value="2190333601" calcext:value-type="float">
            <text:p>2190333601</text:p>
          </table:table-cell>
          <table:table-cell table:formula="of:=[.B471]*LOG([.B471];2)" office:value-type="float" office:value="726082.495489324" calcext:value-type="float">
            <text:p>726082.495489324</text:p>
          </table:table-cell>
          <table:table-cell office:value-type="float" office:value="525801000" calcext:value-type="float">
            <text:p>5.26E+08</text:p>
          </table:table-cell>
          <table:table-cell office:value-type="float" office:value="8119160" calcext:value-type="float">
            <text:p>8.12E+06</text:p>
          </table:table-cell>
          <table:table-cell table:number-columns-repeated="8"/>
          <table:table-cell office:value-type="float" office:value="467" calcext:value-type="float">
            <text:p>467</text:p>
          </table:table-cell>
          <table:table-cell table:formula="of:=([.O471]+1) *100 + 1" office:value-type="float" office:value="46801" calcext:value-type="float">
            <text:p>46801</text:p>
          </table:table-cell>
          <table:table-cell office:value-type="float" office:value="539991000" calcext:value-type="float">
            <text:p>5.40E+08</text:p>
          </table:table-cell>
          <table:table-cell office:value-type="float" office:value="546315000" calcext:value-type="float">
            <text:p>5.46E+08</text:p>
          </table:table-cell>
          <table:table-cell office:value-type="float" office:value="556025000" calcext:value-type="float">
            <text:p>5.56E+08</text:p>
          </table:table-cell>
          <table:table-cell office:value-type="float" office:value="8297650" calcext:value-type="float">
            <text:p>8.30E+06</text:p>
          </table:table-cell>
          <table:table-cell office:value-type="float" office:value="8811520" calcext:value-type="float">
            <text:p>8.81E+06</text:p>
          </table:table-cell>
          <table:table-cell office:value-type="float" office:value="9475380" calcext:value-type="float">
            <text:p>9.48E+06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[.A472] + 1) * 100 + 1" office:value-type="float" office:value="46901" calcext:value-type="float">
            <text:p>46901</text:p>
          </table:table-cell>
          <table:table-cell table:formula="of:=POWER([.B472];2)" office:value-type="float" office:value="2199703801" calcext:value-type="float">
            <text:p>2199703801</text:p>
          </table:table-cell>
          <table:table-cell table:formula="of:=[.B472]*LOG([.B472];2)" office:value-type="float" office:value="727778.344188129" calcext:value-type="float">
            <text:p>727778.344188129</text:p>
          </table:table-cell>
          <table:table-cell office:value-type="float" office:value="530905000" calcext:value-type="float">
            <text:p>5.31E+08</text:p>
          </table:table-cell>
          <table:table-cell office:value-type="float" office:value="8229060" calcext:value-type="float">
            <text:p>8.23E+06</text:p>
          </table:table-cell>
          <table:table-cell table:number-columns-repeated="8"/>
          <table:table-cell office:value-type="float" office:value="468" calcext:value-type="float">
            <text:p>468</text:p>
          </table:table-cell>
          <table:table-cell table:formula="of:=([.O472]+1) *100 + 1" office:value-type="float" office:value="46901" calcext:value-type="float">
            <text:p>46901</text:p>
          </table:table-cell>
          <table:table-cell office:value-type="float" office:value="534592000" calcext:value-type="float">
            <text:p>5.35E+08</text:p>
          </table:table-cell>
          <table:table-cell office:value-type="float" office:value="544478000" calcext:value-type="float">
            <text:p>5.44E+08</text:p>
          </table:table-cell>
          <table:table-cell office:value-type="float" office:value="555670000" calcext:value-type="float">
            <text:p>5.56E+08</text:p>
          </table:table-cell>
          <table:table-cell office:value-type="float" office:value="7812200" calcext:value-type="float">
            <text:p>7.81E+06</text:p>
          </table:table-cell>
          <table:table-cell office:value-type="float" office:value="8078150" calcext:value-type="float">
            <text:p>8.08E+06</text:p>
          </table:table-cell>
          <table:table-cell office:value-type="float" office:value="8338640" calcext:value-type="float">
            <text:p>8.34E+06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[.A473] + 1) * 100 + 1" office:value-type="float" office:value="47001" calcext:value-type="float">
            <text:p>47001</text:p>
          </table:table-cell>
          <table:table-cell table:formula="of:=POWER([.B473];2)" office:value-type="float" office:value="2209094001" calcext:value-type="float">
            <text:p>2209094001</text:p>
          </table:table-cell>
          <table:table-cell table:formula="of:=[.B473]*LOG([.B473];2)" office:value-type="float" office:value="729474.500491492" calcext:value-type="float">
            <text:p>729474.500491492</text:p>
          </table:table-cell>
          <table:table-cell office:value-type="float" office:value="531745000" calcext:value-type="float">
            <text:p>5.32E+08</text:p>
          </table:table-cell>
          <table:table-cell office:value-type="float" office:value="8056660" calcext:value-type="float">
            <text:p>8.06E+06</text:p>
          </table:table-cell>
          <table:table-cell table:number-columns-repeated="8"/>
          <table:table-cell office:value-type="float" office:value="469" calcext:value-type="float">
            <text:p>469</text:p>
          </table:table-cell>
          <table:table-cell table:formula="of:=([.O473]+1) *100 + 1" office:value-type="float" office:value="47001" calcext:value-type="float">
            <text:p>47001</text:p>
          </table:table-cell>
          <table:table-cell office:value-type="float" office:value="537004000" calcext:value-type="float">
            <text:p>5.37E+08</text:p>
          </table:table-cell>
          <table:table-cell office:value-type="float" office:value="547464000" calcext:value-type="float">
            <text:p>5.47E+08</text:p>
          </table:table-cell>
          <table:table-cell office:value-type="float" office:value="615677000" calcext:value-type="float">
            <text:p>6.16E+08</text:p>
          </table:table-cell>
          <table:table-cell office:value-type="float" office:value="8283850" calcext:value-type="float">
            <text:p>8.28E+06</text:p>
          </table:table-cell>
          <table:table-cell office:value-type="float" office:value="8507710" calcext:value-type="float">
            <text:p>8.51E+06</text:p>
          </table:table-cell>
          <table:table-cell office:value-type="float" office:value="8707060" calcext:value-type="float">
            <text:p>8.71E+06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[.A474] + 1) * 100 + 1" office:value-type="float" office:value="47101" calcext:value-type="float">
            <text:p>47101</text:p>
          </table:table-cell>
          <table:table-cell table:formula="of:=POWER([.B474];2)" office:value-type="float" office:value="2218504201" calcext:value-type="float">
            <text:p>2218504201</text:p>
          </table:table-cell>
          <table:table-cell table:formula="of:=[.B474]*LOG([.B474];2)" office:value-type="float" office:value="731170.963744947" calcext:value-type="float">
            <text:p>731170.963744947</text:p>
          </table:table-cell>
          <table:table-cell office:value-type="float" office:value="540080000" calcext:value-type="float">
            <text:p>5.40E+08</text:p>
          </table:table-cell>
          <table:table-cell office:value-type="float" office:value="8386100" calcext:value-type="float">
            <text:p>8.39E+06</text:p>
          </table:table-cell>
          <table:table-cell table:number-columns-repeated="8"/>
          <table:table-cell office:value-type="float" office:value="470" calcext:value-type="float">
            <text:p>470</text:p>
          </table:table-cell>
          <table:table-cell table:formula="of:=([.O474]+1) *100 + 1" office:value-type="float" office:value="47101" calcext:value-type="float">
            <text:p>47101</text:p>
          </table:table-cell>
          <table:table-cell office:value-type="float" office:value="538044000" calcext:value-type="float">
            <text:p>5.38E+08</text:p>
          </table:table-cell>
          <table:table-cell office:value-type="float" office:value="551063000" calcext:value-type="float">
            <text:p>5.51E+08</text:p>
          </table:table-cell>
          <table:table-cell office:value-type="float" office:value="562111000" calcext:value-type="float">
            <text:p>5.62E+08</text:p>
          </table:table-cell>
          <table:table-cell office:value-type="float" office:value="8124530" calcext:value-type="float">
            <text:p>8.12E+06</text:p>
          </table:table-cell>
          <table:table-cell office:value-type="float" office:value="8307750" calcext:value-type="float">
            <text:p>8.31E+06</text:p>
          </table:table-cell>
          <table:table-cell office:value-type="float" office:value="8717320" calcext:value-type="float">
            <text:p>8.72E+06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[.A475] + 1) * 100 + 1" office:value-type="float" office:value="47201" calcext:value-type="float">
            <text:p>47201</text:p>
          </table:table-cell>
          <table:table-cell table:formula="of:=POWER([.B475];2)" office:value-type="float" office:value="2227934401" calcext:value-type="float">
            <text:p>2227934401</text:p>
          </table:table-cell>
          <table:table-cell table:formula="of:=[.B475]*LOG([.B475];2)" office:value-type="float" office:value="732867.733296809" calcext:value-type="float">
            <text:p>732867.733296809</text:p>
          </table:table-cell>
          <table:table-cell office:value-type="float" office:value="541755000" calcext:value-type="float">
            <text:p>5.42E+08</text:p>
          </table:table-cell>
          <table:table-cell office:value-type="float" office:value="9195820" calcext:value-type="float">
            <text:p>9.20E+06</text:p>
          </table:table-cell>
          <table:table-cell table:number-columns-repeated="8"/>
          <table:table-cell office:value-type="float" office:value="471" calcext:value-type="float">
            <text:p>471</text:p>
          </table:table-cell>
          <table:table-cell table:formula="of:=([.O475]+1) *100 + 1" office:value-type="float" office:value="47201" calcext:value-type="float">
            <text:p>47201</text:p>
          </table:table-cell>
          <table:table-cell office:value-type="float" office:value="541151000" calcext:value-type="float">
            <text:p>5.41E+08</text:p>
          </table:table-cell>
          <table:table-cell office:value-type="float" office:value="556180000" calcext:value-type="float">
            <text:p>5.56E+08</text:p>
          </table:table-cell>
          <table:table-cell office:value-type="float" office:value="621986000" calcext:value-type="float">
            <text:p>6.22E+08</text:p>
          </table:table-cell>
          <table:table-cell office:value-type="float" office:value="8207360" calcext:value-type="float">
            <text:p>8.21E+06</text:p>
          </table:table-cell>
          <table:table-cell office:value-type="float" office:value="8516000" calcext:value-type="float">
            <text:p>8.52E+06</text:p>
          </table:table-cell>
          <table:table-cell office:value-type="float" office:value="8778690" calcext:value-type="float">
            <text:p>8.78E+06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[.A476] + 1) * 100 + 1" office:value-type="float" office:value="47301" calcext:value-type="float">
            <text:p>47301</text:p>
          </table:table-cell>
          <table:table-cell table:formula="of:=POWER([.B476];2)" office:value-type="float" office:value="2237384601" calcext:value-type="float">
            <text:p>2237384601</text:p>
          </table:table-cell>
          <table:table-cell table:formula="of:=[.B476]*LOG([.B476];2)" office:value-type="float" office:value="734564.808498152" calcext:value-type="float">
            <text:p>734564.808498152</text:p>
          </table:table-cell>
          <table:table-cell office:value-type="float" office:value="557988000" calcext:value-type="float">
            <text:p>5.58E+08</text:p>
          </table:table-cell>
          <table:table-cell office:value-type="float" office:value="8558980" calcext:value-type="float">
            <text:p>8.56E+06</text:p>
          </table:table-cell>
          <table:table-cell table:number-columns-repeated="8"/>
          <table:table-cell office:value-type="float" office:value="472" calcext:value-type="float">
            <text:p>472</text:p>
          </table:table-cell>
          <table:table-cell table:formula="of:=([.O476]+1) *100 + 1" office:value-type="float" office:value="47301" calcext:value-type="float">
            <text:p>47301</text:p>
          </table:table-cell>
          <table:table-cell office:value-type="float" office:value="552092000" calcext:value-type="float">
            <text:p>5.52E+08</text:p>
          </table:table-cell>
          <table:table-cell office:value-type="float" office:value="569837000" calcext:value-type="float">
            <text:p>5.70E+08</text:p>
          </table:table-cell>
          <table:table-cell office:value-type="float" office:value="633948000" calcext:value-type="float">
            <text:p>6.34E+08</text:p>
          </table:table-cell>
          <table:table-cell office:value-type="float" office:value="8163760" calcext:value-type="float">
            <text:p>8.16E+06</text:p>
          </table:table-cell>
          <table:table-cell office:value-type="float" office:value="8540370" calcext:value-type="float">
            <text:p>8.54E+06</text:p>
          </table:table-cell>
          <table:table-cell office:value-type="float" office:value="8884170" calcext:value-type="float">
            <text:p>8.88E+06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[.A477] + 1) * 100 + 1" office:value-type="float" office:value="47401" calcext:value-type="float">
            <text:p>47401</text:p>
          </table:table-cell>
          <table:table-cell table:formula="of:=POWER([.B477];2)" office:value-type="float" office:value="2246854801" calcext:value-type="float">
            <text:p>2246854801</text:p>
          </table:table-cell>
          <table:table-cell table:formula="of:=[.B477]*LOG([.B477];2)" office:value-type="float" office:value="736262.188702797" calcext:value-type="float">
            <text:p>736262.188702797</text:p>
          </table:table-cell>
          <table:table-cell office:value-type="float" office:value="538997000" calcext:value-type="float">
            <text:p>5.39E+08</text:p>
          </table:table-cell>
          <table:table-cell office:value-type="float" office:value="8152490" calcext:value-type="float">
            <text:p>8.15E+06</text:p>
          </table:table-cell>
          <table:table-cell table:number-columns-repeated="8"/>
          <table:table-cell office:value-type="float" office:value="473" calcext:value-type="float">
            <text:p>473</text:p>
          </table:table-cell>
          <table:table-cell table:formula="of:=([.O477]+1) *100 + 1" office:value-type="float" office:value="47401" calcext:value-type="float">
            <text:p>47401</text:p>
          </table:table-cell>
          <table:table-cell office:value-type="float" office:value="559652000" calcext:value-type="float">
            <text:p>5.60E+08</text:p>
          </table:table-cell>
          <table:table-cell office:value-type="float" office:value="565549000" calcext:value-type="float">
            <text:p>5.66E+08</text:p>
          </table:table-cell>
          <table:table-cell office:value-type="float" office:value="572805000" calcext:value-type="float">
            <text:p>5.73E+08</text:p>
          </table:table-cell>
          <table:table-cell office:value-type="float" office:value="8592500" calcext:value-type="float">
            <text:p>8.59E+06</text:p>
          </table:table-cell>
          <table:table-cell office:value-type="float" office:value="8895440" calcext:value-type="float">
            <text:p>8.90E+06</text:p>
          </table:table-cell>
          <table:table-cell office:value-type="float" office:value="9374160" calcext:value-type="float">
            <text:p>9.37E+06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[.A478] + 1) * 100 + 1" office:value-type="float" office:value="47501" calcext:value-type="float">
            <text:p>47501</text:p>
          </table:table-cell>
          <table:table-cell table:formula="of:=POWER([.B478];2)" office:value-type="float" office:value="2256345001" calcext:value-type="float">
            <text:p>2256345001</text:p>
          </table:table-cell>
          <table:table-cell table:formula="of:=[.B478]*LOG([.B478];2)" office:value-type="float" office:value="737959.873267289" calcext:value-type="float">
            <text:p>737959.873267289</text:p>
          </table:table-cell>
          <table:table-cell office:value-type="float" office:value="555575000" calcext:value-type="float">
            <text:p>5.56E+08</text:p>
          </table:table-cell>
          <table:table-cell office:value-type="float" office:value="8909940" calcext:value-type="float">
            <text:p>8.91E+06</text:p>
          </table:table-cell>
          <table:table-cell table:number-columns-repeated="8"/>
          <table:table-cell office:value-type="float" office:value="474" calcext:value-type="float">
            <text:p>474</text:p>
          </table:table-cell>
          <table:table-cell table:formula="of:=([.O478]+1) *100 + 1" office:value-type="float" office:value="47501" calcext:value-type="float">
            <text:p>47501</text:p>
          </table:table-cell>
          <table:table-cell office:value-type="float" office:value="541936000" calcext:value-type="float">
            <text:p>5.42E+08</text:p>
          </table:table-cell>
          <table:table-cell office:value-type="float" office:value="562619000" calcext:value-type="float">
            <text:p>5.63E+08</text:p>
          </table:table-cell>
          <table:table-cell office:value-type="float" office:value="592987000" calcext:value-type="float">
            <text:p>5.93E+08</text:p>
          </table:table-cell>
          <table:table-cell office:value-type="float" office:value="8050270" calcext:value-type="float">
            <text:p>8.05E+06</text:p>
          </table:table-cell>
          <table:table-cell office:value-type="float" office:value="8250140" calcext:value-type="float">
            <text:p>8.25E+06</text:p>
          </table:table-cell>
          <table:table-cell office:value-type="float" office:value="8607840" calcext:value-type="float">
            <text:p>8.61E+06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[.A479] + 1) * 100 + 1" office:value-type="float" office:value="47601" calcext:value-type="float">
            <text:p>47601</text:p>
          </table:table-cell>
          <table:table-cell table:formula="of:=POWER([.B479];2)" office:value-type="float" office:value="2265855201" calcext:value-type="float">
            <text:p>2265855201</text:p>
          </table:table-cell>
          <table:table-cell table:formula="of:=[.B479]*LOG([.B479];2)" office:value-type="float" office:value="739657.861550883" calcext:value-type="float">
            <text:p>739657.861550883</text:p>
          </table:table-cell>
          <table:table-cell office:value-type="float" office:value="554773000" calcext:value-type="float">
            <text:p>5.55E+08</text:p>
          </table:table-cell>
          <table:table-cell office:value-type="float" office:value="8707000" calcext:value-type="float">
            <text:p>8.71E+06</text:p>
          </table:table-cell>
          <table:table-cell table:number-columns-repeated="8"/>
          <table:table-cell office:value-type="float" office:value="475" calcext:value-type="float">
            <text:p>475</text:p>
          </table:table-cell>
          <table:table-cell table:formula="of:=([.O479]+1) *100 + 1" office:value-type="float" office:value="47601" calcext:value-type="float">
            <text:p>47601</text:p>
          </table:table-cell>
          <table:table-cell office:value-type="float" office:value="554427000" calcext:value-type="float">
            <text:p>5.54E+08</text:p>
          </table:table-cell>
          <table:table-cell office:value-type="float" office:value="560501000" calcext:value-type="float">
            <text:p>5.61E+08</text:p>
          </table:table-cell>
          <table:table-cell office:value-type="float" office:value="572140000" calcext:value-type="float">
            <text:p>5.72E+08</text:p>
          </table:table-cell>
          <table:table-cell office:value-type="float" office:value="8875670" calcext:value-type="float">
            <text:p>8.88E+06</text:p>
          </table:table-cell>
          <table:table-cell office:value-type="float" office:value="9585670" calcext:value-type="float">
            <text:p>9.59E+06</text:p>
          </table:table-cell>
          <table:table-cell office:value-type="float" office:value="13741300" calcext:value-type="float">
            <text:p>1.37E+07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[.A480] + 1) * 100 + 1" office:value-type="float" office:value="47701" calcext:value-type="float">
            <text:p>47701</text:p>
          </table:table-cell>
          <table:table-cell table:formula="of:=POWER([.B480];2)" office:value-type="float" office:value="2275385401" calcext:value-type="float">
            <text:p>2275385401</text:p>
          </table:table-cell>
          <table:table-cell table:formula="of:=[.B480]*LOG([.B480];2)" office:value-type="float" office:value="741356.152915526" calcext:value-type="float">
            <text:p>741356.152915526</text:p>
          </table:table-cell>
          <table:table-cell office:value-type="float" office:value="553120000" calcext:value-type="float">
            <text:p>5.53E+08</text:p>
          </table:table-cell>
          <table:table-cell office:value-type="float" office:value="8544890" calcext:value-type="float">
            <text:p>8.54E+06</text:p>
          </table:table-cell>
          <table:table-cell table:number-columns-repeated="8"/>
          <table:table-cell office:value-type="float" office:value="476" calcext:value-type="float">
            <text:p>476</text:p>
          </table:table-cell>
          <table:table-cell table:formula="of:=([.O480]+1) *100 + 1" office:value-type="float" office:value="47701" calcext:value-type="float">
            <text:p>47701</text:p>
          </table:table-cell>
          <table:table-cell office:value-type="float" office:value="547578000" calcext:value-type="float">
            <text:p>5.48E+08</text:p>
          </table:table-cell>
          <table:table-cell office:value-type="float" office:value="565623000" calcext:value-type="float">
            <text:p>5.66E+08</text:p>
          </table:table-cell>
          <table:table-cell office:value-type="float" office:value="580498000" calcext:value-type="float">
            <text:p>5.80E+08</text:p>
          </table:table-cell>
          <table:table-cell office:value-type="float" office:value="8919980" calcext:value-type="float">
            <text:p>8.92E+06</text:p>
          </table:table-cell>
          <table:table-cell office:value-type="float" office:value="9463050" calcext:value-type="float">
            <text:p>9.46E+06</text:p>
          </table:table-cell>
          <table:table-cell office:value-type="float" office:value="9969320" calcext:value-type="float">
            <text:p>9.97E+06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[.A481] + 1) * 100 + 1" office:value-type="float" office:value="47801" calcext:value-type="float">
            <text:p>47801</text:p>
          </table:table-cell>
          <table:table-cell table:formula="of:=POWER([.B481];2)" office:value-type="float" office:value="2284935601" calcext:value-type="float">
            <text:p>2284935601</text:p>
          </table:table-cell>
          <table:table-cell table:formula="of:=[.B481]*LOG([.B481];2)" office:value-type="float" office:value="743054.746725841" calcext:value-type="float">
            <text:p>743054.746725841</text:p>
          </table:table-cell>
          <table:table-cell office:value-type="float" office:value="554759000" calcext:value-type="float">
            <text:p>5.55E+08</text:p>
          </table:table-cell>
          <table:table-cell office:value-type="float" office:value="8414040" calcext:value-type="float">
            <text:p>8.41E+06</text:p>
          </table:table-cell>
          <table:table-cell table:number-columns-repeated="8"/>
          <table:table-cell office:value-type="float" office:value="477" calcext:value-type="float">
            <text:p>477</text:p>
          </table:table-cell>
          <table:table-cell table:formula="of:=([.O481]+1) *100 + 1" office:value-type="float" office:value="47801" calcext:value-type="float">
            <text:p>47801</text:p>
          </table:table-cell>
          <table:table-cell office:value-type="float" office:value="547142000" calcext:value-type="float">
            <text:p>5.47E+08</text:p>
          </table:table-cell>
          <table:table-cell office:value-type="float" office:value="550779000" calcext:value-type="float">
            <text:p>5.51E+08</text:p>
          </table:table-cell>
          <table:table-cell office:value-type="float" office:value="558407000" calcext:value-type="float">
            <text:p>5.58E+08</text:p>
          </table:table-cell>
          <table:table-cell office:value-type="float" office:value="8389550" calcext:value-type="float">
            <text:p>8.39E+06</text:p>
          </table:table-cell>
          <table:table-cell office:value-type="float" office:value="8466640" calcext:value-type="float">
            <text:p>8.47E+06</text:p>
          </table:table-cell>
          <table:table-cell office:value-type="float" office:value="8552390" calcext:value-type="float">
            <text:p>8.55E+06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[.A482] + 1) * 100 + 1" office:value-type="float" office:value="47901" calcext:value-type="float">
            <text:p>47901</text:p>
          </table:table-cell>
          <table:table-cell table:formula="of:=POWER([.B482];2)" office:value-type="float" office:value="2294505801" calcext:value-type="float">
            <text:p>2294505801</text:p>
          </table:table-cell>
          <table:table-cell table:formula="of:=[.B482]*LOG([.B482];2)" office:value-type="float" office:value="744753.642349108" calcext:value-type="float">
            <text:p>744753.642349108</text:p>
          </table:table-cell>
          <table:table-cell office:value-type="float" office:value="562130000" calcext:value-type="float">
            <text:p>5.62E+08</text:p>
          </table:table-cell>
          <table:table-cell office:value-type="float" office:value="8498390" calcext:value-type="float">
            <text:p>8.50E+06</text:p>
          </table:table-cell>
          <table:table-cell table:number-columns-repeated="8"/>
          <table:table-cell office:value-type="float" office:value="478" calcext:value-type="float">
            <text:p>478</text:p>
          </table:table-cell>
          <table:table-cell table:formula="of:=([.O482]+1) *100 + 1" office:value-type="float" office:value="47901" calcext:value-type="float">
            <text:p>47901</text:p>
          </table:table-cell>
          <table:table-cell office:value-type="float" office:value="548200000" calcext:value-type="float">
            <text:p>5.48E+08</text:p>
          </table:table-cell>
          <table:table-cell office:value-type="float" office:value="550528000" calcext:value-type="float">
            <text:p>5.51E+08</text:p>
          </table:table-cell>
          <table:table-cell office:value-type="float" office:value="554453000" calcext:value-type="float">
            <text:p>5.54E+08</text:p>
          </table:table-cell>
          <table:table-cell office:value-type="float" office:value="8046780" calcext:value-type="float">
            <text:p>8.05E+06</text:p>
          </table:table-cell>
          <table:table-cell office:value-type="float" office:value="8185730" calcext:value-type="float">
            <text:p>8.19E+06</text:p>
          </table:table-cell>
          <table:table-cell office:value-type="float" office:value="8352570" calcext:value-type="float">
            <text:p>8.35E+06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[.A483] + 1) * 100 + 1" office:value-type="float" office:value="48001" calcext:value-type="float">
            <text:p>48001</text:p>
          </table:table-cell>
          <table:table-cell table:formula="of:=POWER([.B483];2)" office:value-type="float" office:value="2304096001" calcext:value-type="float">
            <text:p>2304096001</text:p>
          </table:table-cell>
          <table:table-cell table:formula="of:=[.B483]*LOG([.B483];2)" office:value-type="float" office:value="746452.83915525" calcext:value-type="float">
            <text:p>746452.83915525</text:p>
          </table:table-cell>
          <table:table-cell office:value-type="float" office:value="557029000" calcext:value-type="float">
            <text:p>5.57E+08</text:p>
          </table:table-cell>
          <table:table-cell office:value-type="float" office:value="8509980" calcext:value-type="float">
            <text:p>8.51E+06</text:p>
          </table:table-cell>
          <table:table-cell table:number-columns-repeated="8"/>
          <table:table-cell office:value-type="float" office:value="479" calcext:value-type="float">
            <text:p>479</text:p>
          </table:table-cell>
          <table:table-cell table:formula="of:=([.O483]+1) *100 + 1" office:value-type="float" office:value="48001" calcext:value-type="float">
            <text:p>48001</text:p>
          </table:table-cell>
          <table:table-cell office:value-type="float" office:value="551010000" calcext:value-type="float">
            <text:p>5.51E+08</text:p>
          </table:table-cell>
          <table:table-cell office:value-type="float" office:value="553117000" calcext:value-type="float">
            <text:p>5.53E+08</text:p>
          </table:table-cell>
          <table:table-cell office:value-type="float" office:value="557114000" calcext:value-type="float">
            <text:p>5.57E+08</text:p>
          </table:table-cell>
          <table:table-cell office:value-type="float" office:value="8488960" calcext:value-type="float">
            <text:p>8.49E+06</text:p>
          </table:table-cell>
          <table:table-cell office:value-type="float" office:value="8608350" calcext:value-type="float">
            <text:p>8.61E+06</text:p>
          </table:table-cell>
          <table:table-cell office:value-type="float" office:value="8795650" calcext:value-type="float">
            <text:p>8.80E+06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A484] + 1) * 100 + 1" office:value-type="float" office:value="48101" calcext:value-type="float">
            <text:p>48101</text:p>
          </table:table-cell>
          <table:table-cell table:formula="of:=POWER([.B484];2)" office:value-type="float" office:value="2313706201" calcext:value-type="float">
            <text:p>2313706201</text:p>
          </table:table-cell>
          <table:table-cell table:formula="of:=[.B484]*LOG([.B484];2)" office:value-type="float" office:value="748152.336516815" calcext:value-type="float">
            <text:p>748152.336516815</text:p>
          </table:table-cell>
          <table:table-cell office:value-type="float" office:value="565402000" calcext:value-type="float">
            <text:p>5.65E+08</text:p>
          </table:table-cell>
          <table:table-cell office:value-type="float" office:value="8474960" calcext:value-type="float">
            <text:p>8.47E+06</text:p>
          </table:table-cell>
          <table:table-cell table:number-columns-repeated="8"/>
          <table:table-cell office:value-type="float" office:value="480" calcext:value-type="float">
            <text:p>480</text:p>
          </table:table-cell>
          <table:table-cell table:formula="of:=([.O484]+1) *100 + 1" office:value-type="float" office:value="48101" calcext:value-type="float">
            <text:p>48101</text:p>
          </table:table-cell>
          <table:table-cell office:value-type="float" office:value="555023000" calcext:value-type="float">
            <text:p>5.55E+08</text:p>
          </table:table-cell>
          <table:table-cell office:value-type="float" office:value="570051000" calcext:value-type="float">
            <text:p>5.70E+08</text:p>
          </table:table-cell>
          <table:table-cell office:value-type="float" office:value="594073000" calcext:value-type="float">
            <text:p>5.94E+08</text:p>
          </table:table-cell>
          <table:table-cell office:value-type="float" office:value="8633760" calcext:value-type="float">
            <text:p>8.63E+06</text:p>
          </table:table-cell>
          <table:table-cell office:value-type="float" office:value="8789970" calcext:value-type="float">
            <text:p>8.79E+06</text:p>
          </table:table-cell>
          <table:table-cell office:value-type="float" office:value="9063630" calcext:value-type="float">
            <text:p>9.06E+06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[.A485] + 1) * 100 + 1" office:value-type="float" office:value="48201" calcext:value-type="float">
            <text:p>48201</text:p>
          </table:table-cell>
          <table:table-cell table:formula="of:=POWER([.B485];2)" office:value-type="float" office:value="2323336401" calcext:value-type="float">
            <text:p>2323336401</text:p>
          </table:table-cell>
          <table:table-cell table:formula="of:=[.B485]*LOG([.B485];2)" office:value-type="float" office:value="749852.133808959" calcext:value-type="float">
            <text:p>749852.133808959</text:p>
          </table:table-cell>
          <table:table-cell office:value-type="float" office:value="556388000" calcext:value-type="float">
            <text:p>5.56E+08</text:p>
          </table:table-cell>
          <table:table-cell office:value-type="float" office:value="8224750" calcext:value-type="float">
            <text:p>8.22E+06</text:p>
          </table:table-cell>
          <table:table-cell table:number-columns-repeated="8"/>
          <table:table-cell office:value-type="float" office:value="481" calcext:value-type="float">
            <text:p>481</text:p>
          </table:table-cell>
          <table:table-cell table:formula="of:=([.O485]+1) *100 + 1" office:value-type="float" office:value="48201" calcext:value-type="float">
            <text:p>48201</text:p>
          </table:table-cell>
          <table:table-cell office:value-type="float" office:value="564111000" calcext:value-type="float">
            <text:p>5.64E+08</text:p>
          </table:table-cell>
          <table:table-cell office:value-type="float" office:value="574577000" calcext:value-type="float">
            <text:p>5.75E+08</text:p>
          </table:table-cell>
          <table:table-cell office:value-type="float" office:value="592311000" calcext:value-type="float">
            <text:p>5.92E+08</text:p>
          </table:table-cell>
          <table:table-cell office:value-type="float" office:value="8686980" calcext:value-type="float">
            <text:p>8.69E+06</text:p>
          </table:table-cell>
          <table:table-cell office:value-type="float" office:value="8889860" calcext:value-type="float">
            <text:p>8.89E+06</text:p>
          </table:table-cell>
          <table:table-cell office:value-type="float" office:value="9408100" calcext:value-type="float">
            <text:p>9.41E+06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[.A486] + 1) * 100 + 1" office:value-type="float" office:value="48301" calcext:value-type="float">
            <text:p>48301</text:p>
          </table:table-cell>
          <table:table-cell table:formula="of:=POWER([.B486];2)" office:value-type="float" office:value="2332986601" calcext:value-type="float">
            <text:p>2332986601</text:p>
          </table:table-cell>
          <table:table-cell table:formula="of:=[.B486]*LOG([.B486];2)" office:value-type="float" office:value="751552.230409431" calcext:value-type="float">
            <text:p>751552.230409431</text:p>
          </table:table-cell>
          <table:table-cell office:value-type="float" office:value="562639000" calcext:value-type="float">
            <text:p>5.63E+08</text:p>
          </table:table-cell>
          <table:table-cell office:value-type="float" office:value="8462300" calcext:value-type="float">
            <text:p>8.46E+06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 table:formula="of:=([.O486]+1) *100 + 1" office:value-type="float" office:value="48301" calcext:value-type="float">
            <text:p>48301</text:p>
          </table:table-cell>
          <table:table-cell office:value-type="float" office:value="557102000" calcext:value-type="float">
            <text:p>5.57E+08</text:p>
          </table:table-cell>
          <table:table-cell office:value-type="float" office:value="579586000" calcext:value-type="float">
            <text:p>5.80E+08</text:p>
          </table:table-cell>
          <table:table-cell office:value-type="float" office:value="594699000" calcext:value-type="float">
            <text:p>5.95E+08</text:p>
          </table:table-cell>
          <table:table-cell office:value-type="float" office:value="8833600" calcext:value-type="float">
            <text:p>8.83E+06</text:p>
          </table:table-cell>
          <table:table-cell office:value-type="float" office:value="9032250" calcext:value-type="float">
            <text:p>9.03E+06</text:p>
          </table:table-cell>
          <table:table-cell office:value-type="float" office:value="9254600" calcext:value-type="float">
            <text:p>9.25E+06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[.A487] + 1) * 100 + 1" office:value-type="float" office:value="48401" calcext:value-type="float">
            <text:p>48401</text:p>
          </table:table-cell>
          <table:table-cell table:formula="of:=POWER([.B487];2)" office:value-type="float" office:value="2342656801" calcext:value-type="float">
            <text:p>2342656801</text:p>
          </table:table-cell>
          <table:table-cell table:formula="of:=[.B487]*LOG([.B487];2)" office:value-type="float" office:value="753252.625698559" calcext:value-type="float">
            <text:p>753252.625698559</text:p>
          </table:table-cell>
          <table:table-cell office:value-type="float" office:value="571567000" calcext:value-type="float">
            <text:p>5.72E+08</text:p>
          </table:table-cell>
          <table:table-cell office:value-type="float" office:value="9175000" calcext:value-type="float">
            <text:p>9.18E+06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table:formula="of:=([.O487]+1) *100 + 1" office:value-type="float" office:value="48401" calcext:value-type="float">
            <text:p>48401</text:p>
          </table:table-cell>
          <table:table-cell office:value-type="float" office:value="564605000" calcext:value-type="float">
            <text:p>5.65E+08</text:p>
          </table:table-cell>
          <table:table-cell office:value-type="float" office:value="587649000" calcext:value-type="float">
            <text:p>5.88E+08</text:p>
          </table:table-cell>
          <table:table-cell office:value-type="float" office:value="627274000" calcext:value-type="float">
            <text:p>6.27E+08</text:p>
          </table:table-cell>
          <table:table-cell office:value-type="float" office:value="8780260" calcext:value-type="float">
            <text:p>8.78E+06</text:p>
          </table:table-cell>
          <table:table-cell office:value-type="float" office:value="9025260" calcext:value-type="float">
            <text:p>9.03E+06</text:p>
          </table:table-cell>
          <table:table-cell office:value-type="float" office:value="9455940" calcext:value-type="float">
            <text:p>9.46E+06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[.A488] + 1) * 100 + 1" office:value-type="float" office:value="48501" calcext:value-type="float">
            <text:p>48501</text:p>
          </table:table-cell>
          <table:table-cell table:formula="of:=POWER([.B488];2)" office:value-type="float" office:value="2352347001" calcext:value-type="float">
            <text:p>2352347001</text:p>
          </table:table-cell>
          <table:table-cell table:formula="of:=[.B488]*LOG([.B488];2)" office:value-type="float" office:value="754953.319059228" calcext:value-type="float">
            <text:p>754953.319059228</text:p>
          </table:table-cell>
          <table:table-cell office:value-type="float" office:value="587743000" calcext:value-type="float">
            <text:p>5.88E+08</text:p>
          </table:table-cell>
          <table:table-cell office:value-type="float" office:value="8842020" calcext:value-type="float">
            <text:p>8.84E+06</text:p>
          </table:table-cell>
          <table:table-cell table:number-columns-repeated="8"/>
          <table:table-cell office:value-type="float" office:value="484" calcext:value-type="float">
            <text:p>484</text:p>
          </table:table-cell>
          <table:table-cell table:formula="of:=([.O488]+1) *100 + 1" office:value-type="float" office:value="48501" calcext:value-type="float">
            <text:p>48501</text:p>
          </table:table-cell>
          <table:table-cell office:value-type="float" office:value="567740000" calcext:value-type="float">
            <text:p>5.68E+08</text:p>
          </table:table-cell>
          <table:table-cell office:value-type="float" office:value="579821000" calcext:value-type="float">
            <text:p>5.80E+08</text:p>
          </table:table-cell>
          <table:table-cell office:value-type="float" office:value="591548000" calcext:value-type="float">
            <text:p>5.92E+08</text:p>
          </table:table-cell>
          <table:table-cell office:value-type="float" office:value="8807100" calcext:value-type="float">
            <text:p>8.81E+06</text:p>
          </table:table-cell>
          <table:table-cell office:value-type="float" office:value="9085060" calcext:value-type="float">
            <text:p>9.09E+06</text:p>
          </table:table-cell>
          <table:table-cell office:value-type="float" office:value="9387260" calcext:value-type="float">
            <text:p>9.39E+06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[.A489] + 1) * 100 + 1" office:value-type="float" office:value="48601" calcext:value-type="float">
            <text:p>48601</text:p>
          </table:table-cell>
          <table:table-cell table:formula="of:=POWER([.B489];2)" office:value-type="float" office:value="2362057201" calcext:value-type="float">
            <text:p>2362057201</text:p>
          </table:table-cell>
          <table:table-cell table:formula="of:=[.B489]*LOG([.B489];2)" office:value-type="float" office:value="756654.309876869" calcext:value-type="float">
            <text:p>756654.309876869</text:p>
          </table:table-cell>
          <table:table-cell office:value-type="float" office:value="574281000" calcext:value-type="float">
            <text:p>5.74E+08</text:p>
          </table:table-cell>
          <table:table-cell office:value-type="float" office:value="8555460" calcext:value-type="float">
            <text:p>8.56E+06</text:p>
          </table:table-cell>
          <table:table-cell table:number-columns-repeated="8"/>
          <table:table-cell office:value-type="float" office:value="485" calcext:value-type="float">
            <text:p>485</text:p>
          </table:table-cell>
          <table:table-cell table:formula="of:=([.O489]+1) *100 + 1" office:value-type="float" office:value="48601" calcext:value-type="float">
            <text:p>48601</text:p>
          </table:table-cell>
          <table:table-cell office:value-type="float" office:value="573166000" calcext:value-type="float">
            <text:p>5.73E+08</text:p>
          </table:table-cell>
          <table:table-cell office:value-type="float" office:value="580996000" calcext:value-type="float">
            <text:p>5.81E+08</text:p>
          </table:table-cell>
          <table:table-cell office:value-type="float" office:value="596963000" calcext:value-type="float">
            <text:p>5.97E+08</text:p>
          </table:table-cell>
          <table:table-cell office:value-type="float" office:value="8916610" calcext:value-type="float">
            <text:p>8.92E+06</text:p>
          </table:table-cell>
          <table:table-cell office:value-type="float" office:value="9275330" calcext:value-type="float">
            <text:p>9.28E+06</text:p>
          </table:table-cell>
          <table:table-cell office:value-type="float" office:value="9827120" calcext:value-type="float">
            <text:p>9.83E+06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[.A490] + 1) * 100 + 1" office:value-type="float" office:value="48701" calcext:value-type="float">
            <text:p>48701</text:p>
          </table:table-cell>
          <table:table-cell table:formula="of:=POWER([.B490];2)" office:value-type="float" office:value="2371787401" calcext:value-type="float">
            <text:p>2371787401</text:p>
          </table:table-cell>
          <table:table-cell table:formula="of:=[.B490]*LOG([.B490];2)" office:value-type="float" office:value="758355.597539444" calcext:value-type="float">
            <text:p>758355.597539444</text:p>
          </table:table-cell>
          <table:table-cell office:value-type="float" office:value="567591000" calcext:value-type="float">
            <text:p>5.68E+08</text:p>
          </table:table-cell>
          <table:table-cell office:value-type="float" office:value="8466540" calcext:value-type="float">
            <text:p>8.47E+06</text:p>
          </table:table-cell>
          <table:table-cell table:number-columns-repeated="8"/>
          <table:table-cell office:value-type="float" office:value="486" calcext:value-type="float">
            <text:p>486</text:p>
          </table:table-cell>
          <table:table-cell table:formula="of:=([.O490]+1) *100 + 1" office:value-type="float" office:value="48701" calcext:value-type="float">
            <text:p>48701</text:p>
          </table:table-cell>
          <table:table-cell office:value-type="float" office:value="570417000" calcext:value-type="float">
            <text:p>5.70E+08</text:p>
          </table:table-cell>
          <table:table-cell office:value-type="float" office:value="579737000" calcext:value-type="float">
            <text:p>5.80E+08</text:p>
          </table:table-cell>
          <table:table-cell office:value-type="float" office:value="587970000" calcext:value-type="float">
            <text:p>5.88E+08</text:p>
          </table:table-cell>
          <table:table-cell office:value-type="float" office:value="8637630" calcext:value-type="float">
            <text:p>8.64E+06</text:p>
          </table:table-cell>
          <table:table-cell office:value-type="float" office:value="8888470" calcext:value-type="float">
            <text:p>8.89E+06</text:p>
          </table:table-cell>
          <table:table-cell office:value-type="float" office:value="9237090" calcext:value-type="float">
            <text:p>9.24E+06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[.A491] + 1) * 100 + 1" office:value-type="float" office:value="48801" calcext:value-type="float">
            <text:p>48801</text:p>
          </table:table-cell>
          <table:table-cell table:formula="of:=POWER([.B491];2)" office:value-type="float" office:value="2381537601" calcext:value-type="float">
            <text:p>2381537601</text:p>
          </table:table-cell>
          <table:table-cell table:formula="of:=[.B491]*LOG([.B491];2)" office:value-type="float" office:value="760057.181437425" calcext:value-type="float">
            <text:p>760057.181437425</text:p>
          </table:table-cell>
          <table:table-cell office:value-type="float" office:value="570163000" calcext:value-type="float">
            <text:p>5.70E+08</text:p>
          </table:table-cell>
          <table:table-cell office:value-type="float" office:value="8669080" calcext:value-type="float">
            <text:p>8.67E+06</text:p>
          </table:table-cell>
          <table:table-cell table:number-columns-repeated="8"/>
          <table:table-cell office:value-type="float" office:value="487" calcext:value-type="float">
            <text:p>487</text:p>
          </table:table-cell>
          <table:table-cell table:formula="of:=([.O491]+1) *100 + 1" office:value-type="float" office:value="48801" calcext:value-type="float">
            <text:p>48801</text:p>
          </table:table-cell>
          <table:table-cell office:value-type="float" office:value="572878000" calcext:value-type="float">
            <text:p>5.73E+08</text:p>
          </table:table-cell>
          <table:table-cell office:value-type="float" office:value="581436000" calcext:value-type="float">
            <text:p>5.81E+08</text:p>
          </table:table-cell>
          <table:table-cell office:value-type="float" office:value="602752000" calcext:value-type="float">
            <text:p>6.03E+08</text:p>
          </table:table-cell>
          <table:table-cell office:value-type="float" office:value="8372250" calcext:value-type="float">
            <text:p>8.37E+06</text:p>
          </table:table-cell>
          <table:table-cell office:value-type="float" office:value="8579830" calcext:value-type="float">
            <text:p>8.58E+06</text:p>
          </table:table-cell>
          <table:table-cell office:value-type="float" office:value="8881630" calcext:value-type="float">
            <text:p>8.88E+06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[.A492] + 1) * 100 + 1" office:value-type="float" office:value="48901" calcext:value-type="float">
            <text:p>48901</text:p>
          </table:table-cell>
          <table:table-cell table:formula="of:=POWER([.B492];2)" office:value-type="float" office:value="2391307801" calcext:value-type="float">
            <text:p>2391307801</text:p>
          </table:table-cell>
          <table:table-cell table:formula="of:=[.B492]*LOG([.B492];2)" office:value-type="float" office:value="761759.060963785" calcext:value-type="float">
            <text:p>761759.060963785</text:p>
          </table:table-cell>
          <table:table-cell office:value-type="float" office:value="580321000" calcext:value-type="float">
            <text:p>5.80E+08</text:p>
          </table:table-cell>
          <table:table-cell office:value-type="float" office:value="8625550" calcext:value-type="float">
            <text:p>8.63E+06</text:p>
          </table:table-cell>
          <table:table-cell table:number-columns-repeated="8"/>
          <table:table-cell office:value-type="float" office:value="488" calcext:value-type="float">
            <text:p>488</text:p>
          </table:table-cell>
          <table:table-cell table:formula="of:=([.O492]+1) *100 + 1" office:value-type="float" office:value="48901" calcext:value-type="float">
            <text:p>48901</text:p>
          </table:table-cell>
          <table:table-cell office:value-type="float" office:value="573879000" calcext:value-type="float">
            <text:p>5.74E+08</text:p>
          </table:table-cell>
          <table:table-cell office:value-type="float" office:value="581865000" calcext:value-type="float">
            <text:p>5.82E+08</text:p>
          </table:table-cell>
          <table:table-cell office:value-type="float" office:value="597139000" calcext:value-type="float">
            <text:p>5.97E+08</text:p>
          </table:table-cell>
          <table:table-cell office:value-type="float" office:value="8295660" calcext:value-type="float">
            <text:p>8.30E+06</text:p>
          </table:table-cell>
          <table:table-cell office:value-type="float" office:value="8388410" calcext:value-type="float">
            <text:p>8.39E+06</text:p>
          </table:table-cell>
          <table:table-cell office:value-type="float" office:value="8497460" calcext:value-type="float">
            <text:p>8.50E+06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[.A493] + 1) * 100 + 1" office:value-type="float" office:value="49001" calcext:value-type="float">
            <text:p>49001</text:p>
          </table:table-cell>
          <table:table-cell table:formula="of:=POWER([.B493];2)" office:value-type="float" office:value="2401098001" calcext:value-type="float">
            <text:p>2401098001</text:p>
          </table:table-cell>
          <table:table-cell table:formula="of:=[.B493]*LOG([.B493];2)" office:value-type="float" office:value="763461.235513979" calcext:value-type="float">
            <text:p>763461.235513979</text:p>
          </table:table-cell>
          <table:table-cell office:value-type="float" office:value="581231000" calcext:value-type="float">
            <text:p>5.81E+08</text:p>
          </table:table-cell>
          <table:table-cell office:value-type="float" office:value="8504320" calcext:value-type="float">
            <text:p>8.50E+06</text:p>
          </table:table-cell>
          <table:table-cell table:number-columns-repeated="8"/>
          <table:table-cell office:value-type="float" office:value="489" calcext:value-type="float">
            <text:p>489</text:p>
          </table:table-cell>
          <table:table-cell table:formula="of:=([.O493]+1) *100 + 1" office:value-type="float" office:value="49001" calcext:value-type="float">
            <text:p>49001</text:p>
          </table:table-cell>
          <table:table-cell office:value-type="float" office:value="587315000" calcext:value-type="float">
            <text:p>5.87E+08</text:p>
          </table:table-cell>
          <table:table-cell office:value-type="float" office:value="602268000" calcext:value-type="float">
            <text:p>6.02E+08</text:p>
          </table:table-cell>
          <table:table-cell office:value-type="float" office:value="632092000" calcext:value-type="float">
            <text:p>6.32E+08</text:p>
          </table:table-cell>
          <table:table-cell office:value-type="float" office:value="8570760" calcext:value-type="float">
            <text:p>8.57E+06</text:p>
          </table:table-cell>
          <table:table-cell office:value-type="float" office:value="8701690" calcext:value-type="float">
            <text:p>8.70E+06</text:p>
          </table:table-cell>
          <table:table-cell office:value-type="float" office:value="8892290" calcext:value-type="float">
            <text:p>8.89E+06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[.A494] + 1) * 100 + 1" office:value-type="float" office:value="49101" calcext:value-type="float">
            <text:p>49101</text:p>
          </table:table-cell>
          <table:table-cell table:formula="of:=POWER([.B494];2)" office:value-type="float" office:value="2410908201" calcext:value-type="float">
            <text:p>2410908201</text:p>
          </table:table-cell>
          <table:table-cell table:formula="of:=[.B494]*LOG([.B494];2)" office:value-type="float" office:value="765163.704485927" calcext:value-type="float">
            <text:p>765163.704485927</text:p>
          </table:table-cell>
          <table:table-cell office:value-type="float" office:value="583082000" calcext:value-type="float">
            <text:p>5.83E+08</text:p>
          </table:table-cell>
          <table:table-cell office:value-type="float" office:value="9239160" calcext:value-type="float">
            <text:p>9.24E+06</text:p>
          </table:table-cell>
          <table:table-cell table:number-columns-repeated="8"/>
          <table:table-cell office:value-type="float" office:value="490" calcext:value-type="float">
            <text:p>490</text:p>
          </table:table-cell>
          <table:table-cell table:formula="of:=([.O494]+1) *100 + 1" office:value-type="float" office:value="49101" calcext:value-type="float">
            <text:p>49101</text:p>
          </table:table-cell>
          <table:table-cell office:value-type="float" office:value="577418000" calcext:value-type="float">
            <text:p>5.77E+08</text:p>
          </table:table-cell>
          <table:table-cell office:value-type="float" office:value="586537000" calcext:value-type="float">
            <text:p>5.87E+08</text:p>
          </table:table-cell>
          <table:table-cell office:value-type="float" office:value="606640000" calcext:value-type="float">
            <text:p>6.07E+08</text:p>
          </table:table-cell>
          <table:table-cell office:value-type="float" office:value="8463870" calcext:value-type="float">
            <text:p>8.46E+06</text:p>
          </table:table-cell>
          <table:table-cell office:value-type="float" office:value="8688630" calcext:value-type="float">
            <text:p>8.69E+06</text:p>
          </table:table-cell>
          <table:table-cell office:value-type="float" office:value="9107810" calcext:value-type="float">
            <text:p>9.11E+06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[.A495] + 1) * 100 + 1" office:value-type="float" office:value="49201" calcext:value-type="float">
            <text:p>49201</text:p>
          </table:table-cell>
          <table:table-cell table:formula="of:=POWER([.B495];2)" office:value-type="float" office:value="2420738401" calcext:value-type="float">
            <text:p>2420738401</text:p>
          </table:table-cell>
          <table:table-cell table:formula="of:=[.B495]*LOG([.B495];2)" office:value-type="float" office:value="766866.467280005" calcext:value-type="float">
            <text:p>766866.467280005</text:p>
          </table:table-cell>
          <table:table-cell office:value-type="float" office:value="600119000" calcext:value-type="float">
            <text:p>6.00E+08</text:p>
          </table:table-cell>
          <table:table-cell office:value-type="float" office:value="9340500" calcext:value-type="float">
            <text:p>9.34E+06</text:p>
          </table:table-cell>
          <table:table-cell table:number-columns-repeated="8"/>
          <table:table-cell office:value-type="float" office:value="491" calcext:value-type="float">
            <text:p>491</text:p>
          </table:table-cell>
          <table:table-cell table:formula="of:=([.O495]+1) *100 + 1" office:value-type="float" office:value="49201" calcext:value-type="float">
            <text:p>49201</text:p>
          </table:table-cell>
          <table:table-cell office:value-type="float" office:value="580762000" calcext:value-type="float">
            <text:p>5.81E+08</text:p>
          </table:table-cell>
          <table:table-cell office:value-type="float" office:value="593159000" calcext:value-type="float">
            <text:p>5.93E+08</text:p>
          </table:table-cell>
          <table:table-cell office:value-type="float" office:value="609708000" calcext:value-type="float">
            <text:p>6.10E+08</text:p>
          </table:table-cell>
          <table:table-cell office:value-type="float" office:value="8288860" calcext:value-type="float">
            <text:p>8.29E+06</text:p>
          </table:table-cell>
          <table:table-cell office:value-type="float" office:value="8496350" calcext:value-type="float">
            <text:p>8.50E+06</text:p>
          </table:table-cell>
          <table:table-cell office:value-type="float" office:value="8643520" calcext:value-type="float">
            <text:p>8.64E+06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[.A496] + 1) * 100 + 1" office:value-type="float" office:value="49301" calcext:value-type="float">
            <text:p>49301</text:p>
          </table:table-cell>
          <table:table-cell table:formula="of:=POWER([.B496];2)" office:value-type="float" office:value="2430588601" calcext:value-type="float">
            <text:p>2430588601</text:p>
          </table:table-cell>
          <table:table-cell table:formula="of:=[.B496]*LOG([.B496];2)" office:value-type="float" office:value="768569.523299024" calcext:value-type="float">
            <text:p>768569.523299024</text:p>
          </table:table-cell>
          <table:table-cell office:value-type="float" office:value="605475000" calcext:value-type="float">
            <text:p>6.05E+08</text:p>
          </table:table-cell>
          <table:table-cell office:value-type="float" office:value="8582400" calcext:value-type="float">
            <text:p>8.58E+06</text:p>
          </table:table-cell>
          <table:table-cell table:number-columns-repeated="8"/>
          <table:table-cell office:value-type="float" office:value="492" calcext:value-type="float">
            <text:p>492</text:p>
          </table:table-cell>
          <table:table-cell table:formula="of:=([.O496]+1) *100 + 1" office:value-type="float" office:value="49301" calcext:value-type="float">
            <text:p>49301</text:p>
          </table:table-cell>
          <table:table-cell office:value-type="float" office:value="582191000" calcext:value-type="float">
            <text:p>5.82E+08</text:p>
          </table:table-cell>
          <table:table-cell office:value-type="float" office:value="592796000" calcext:value-type="float">
            <text:p>5.93E+08</text:p>
          </table:table-cell>
          <table:table-cell office:value-type="float" office:value="618540000" calcext:value-type="float">
            <text:p>6.19E+08</text:p>
          </table:table-cell>
          <table:table-cell office:value-type="float" office:value="9150050" calcext:value-type="float">
            <text:p>9.15E+06</text:p>
          </table:table-cell>
          <table:table-cell office:value-type="float" office:value="9227740" calcext:value-type="float">
            <text:p>9.23E+06</text:p>
          </table:table-cell>
          <table:table-cell office:value-type="float" office:value="9362720" calcext:value-type="float">
            <text:p>9.36E+06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[.A497] + 1) * 100 + 1" office:value-type="float" office:value="49401" calcext:value-type="float">
            <text:p>49401</text:p>
          </table:table-cell>
          <table:table-cell table:formula="of:=POWER([.B497];2)" office:value-type="float" office:value="2440458801" calcext:value-type="float">
            <text:p>2440458801</text:p>
          </table:table-cell>
          <table:table-cell table:formula="of:=[.B497]*LOG([.B497];2)" office:value-type="float" office:value="770272.871948219" calcext:value-type="float">
            <text:p>770272.871948219</text:p>
          </table:table-cell>
          <table:table-cell office:value-type="float" office:value="588166000" calcext:value-type="float">
            <text:p>5.88E+08</text:p>
          </table:table-cell>
          <table:table-cell office:value-type="float" office:value="8692380" calcext:value-type="float">
            <text:p>8.69E+06</text:p>
          </table:table-cell>
          <table:table-cell table:number-columns-repeated="8"/>
          <table:table-cell office:value-type="float" office:value="493" calcext:value-type="float">
            <text:p>493</text:p>
          </table:table-cell>
          <table:table-cell table:formula="of:=([.O497]+1) *100 + 1" office:value-type="float" office:value="49401" calcext:value-type="float">
            <text:p>49401</text:p>
          </table:table-cell>
          <table:table-cell office:value-type="float" office:value="585046000" calcext:value-type="float">
            <text:p>5.85E+08</text:p>
          </table:table-cell>
          <table:table-cell office:value-type="float" office:value="594331000" calcext:value-type="float">
            <text:p>5.94E+08</text:p>
          </table:table-cell>
          <table:table-cell office:value-type="float" office:value="604329000" calcext:value-type="float">
            <text:p>6.04E+08</text:p>
          </table:table-cell>
          <table:table-cell office:value-type="float" office:value="9027130" calcext:value-type="float">
            <text:p>9.03E+06</text:p>
          </table:table-cell>
          <table:table-cell office:value-type="float" office:value="9543470" calcext:value-type="float">
            <text:p>9.54E+06</text:p>
          </table:table-cell>
          <table:table-cell office:value-type="float" office:value="10311300" calcext:value-type="float">
            <text:p>1.03E+07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[.A498] + 1) * 100 + 1" office:value-type="float" office:value="49501" calcext:value-type="float">
            <text:p>49501</text:p>
          </table:table-cell>
          <table:table-cell table:formula="of:=POWER([.B498];2)" office:value-type="float" office:value="2450349001" calcext:value-type="float">
            <text:p>2450349001</text:p>
          </table:table-cell>
          <table:table-cell table:formula="of:=[.B498]*LOG([.B498];2)" office:value-type="float" office:value="771976.512635232" calcext:value-type="float">
            <text:p>771976.512635232</text:p>
          </table:table-cell>
          <table:table-cell office:value-type="float" office:value="607440000" calcext:value-type="float">
            <text:p>6.07E+08</text:p>
          </table:table-cell>
          <table:table-cell office:value-type="float" office:value="8992500" calcext:value-type="float">
            <text:p>8.99E+06</text:p>
          </table:table-cell>
          <table:table-cell table:number-columns-repeated="8"/>
          <table:table-cell office:value-type="float" office:value="494" calcext:value-type="float">
            <text:p>494</text:p>
          </table:table-cell>
          <table:table-cell table:formula="of:=([.O498]+1) *100 + 1" office:value-type="float" office:value="49501" calcext:value-type="float">
            <text:p>49501</text:p>
          </table:table-cell>
          <table:table-cell office:value-type="float" office:value="588559000" calcext:value-type="float">
            <text:p>5.89E+08</text:p>
          </table:table-cell>
          <table:table-cell office:value-type="float" office:value="604217000" calcext:value-type="float">
            <text:p>6.04E+08</text:p>
          </table:table-cell>
          <table:table-cell office:value-type="float" office:value="613700000" calcext:value-type="float">
            <text:p>6.14E+08</text:p>
          </table:table-cell>
          <table:table-cell office:value-type="float" office:value="8368840" calcext:value-type="float">
            <text:p>8.37E+06</text:p>
          </table:table-cell>
          <table:table-cell office:value-type="float" office:value="8522510" calcext:value-type="float">
            <text:p>8.52E+06</text:p>
          </table:table-cell>
          <table:table-cell office:value-type="float" office:value="8703700" calcext:value-type="float">
            <text:p>8.70E+06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[.A499] + 1) * 100 + 1" office:value-type="float" office:value="49601" calcext:value-type="float">
            <text:p>49601</text:p>
          </table:table-cell>
          <table:table-cell table:formula="of:=POWER([.B499];2)" office:value-type="float" office:value="2460259201" calcext:value-type="float">
            <text:p>2460259201</text:p>
          </table:table-cell>
          <table:table-cell table:formula="of:=[.B499]*LOG([.B499];2)" office:value-type="float" office:value="773680.4447701" calcext:value-type="float">
            <text:p>773680.4447701</text:p>
          </table:table-cell>
          <table:table-cell office:value-type="float" office:value="595949000" calcext:value-type="float">
            <text:p>5.96E+08</text:p>
          </table:table-cell>
          <table:table-cell office:value-type="float" office:value="8762860" calcext:value-type="float">
            <text:p>8.76E+06</text:p>
          </table:table-cell>
          <table:table-cell table:number-columns-repeated="8"/>
          <table:table-cell office:value-type="float" office:value="495" calcext:value-type="float">
            <text:p>495</text:p>
          </table:table-cell>
          <table:table-cell table:formula="of:=([.O499]+1) *100 + 1" office:value-type="float" office:value="49601" calcext:value-type="float">
            <text:p>49601</text:p>
          </table:table-cell>
          <table:table-cell office:value-type="float" office:value="602855000" calcext:value-type="float">
            <text:p>6.03E+08</text:p>
          </table:table-cell>
          <table:table-cell office:value-type="float" office:value="615926000" calcext:value-type="float">
            <text:p>6.16E+08</text:p>
          </table:table-cell>
          <table:table-cell office:value-type="float" office:value="683176000" calcext:value-type="float">
            <text:p>6.83E+08</text:p>
          </table:table-cell>
          <table:table-cell office:value-type="float" office:value="8914680" calcext:value-type="float">
            <text:p>8.91E+06</text:p>
          </table:table-cell>
          <table:table-cell office:value-type="float" office:value="9089440" calcext:value-type="float">
            <text:p>9.09E+06</text:p>
          </table:table-cell>
          <table:table-cell office:value-type="float" office:value="9311620" calcext:value-type="float">
            <text:p>9.31E+06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[.A500] + 1) * 100 + 1" office:value-type="float" office:value="49701" calcext:value-type="float">
            <text:p>49701</text:p>
          </table:table-cell>
          <table:table-cell table:formula="of:=POWER([.B500];2)" office:value-type="float" office:value="2470189401" calcext:value-type="float">
            <text:p>2470189401</text:p>
          </table:table-cell>
          <table:table-cell table:formula="of:=[.B500]*LOG([.B500];2)" office:value-type="float" office:value="775384.667765236" calcext:value-type="float">
            <text:p>775384.667765236</text:p>
          </table:table-cell>
          <table:table-cell office:value-type="float" office:value="598981000" calcext:value-type="float">
            <text:p>5.99E+08</text:p>
          </table:table-cell>
          <table:table-cell office:value-type="float" office:value="8656250" calcext:value-type="float">
            <text:p>8.66E+06</text:p>
          </table:table-cell>
          <table:table-cell table:number-columns-repeated="8"/>
          <table:table-cell office:value-type="float" office:value="496" calcext:value-type="float">
            <text:p>496</text:p>
          </table:table-cell>
          <table:table-cell table:formula="of:=([.O500]+1) *100 + 1" office:value-type="float" office:value="49701" calcext:value-type="float">
            <text:p>49701</text:p>
          </table:table-cell>
          <table:table-cell office:value-type="float" office:value="594754000" calcext:value-type="float">
            <text:p>5.95E+08</text:p>
          </table:table-cell>
          <table:table-cell office:value-type="float" office:value="606060000" calcext:value-type="float">
            <text:p>6.06E+08</text:p>
          </table:table-cell>
          <table:table-cell office:value-type="float" office:value="619690000" calcext:value-type="float">
            <text:p>6.20E+08</text:p>
          </table:table-cell>
          <table:table-cell office:value-type="float" office:value="8517330" calcext:value-type="float">
            <text:p>8.52E+06</text:p>
          </table:table-cell>
          <table:table-cell office:value-type="float" office:value="8649120" calcext:value-type="float">
            <text:p>8.65E+06</text:p>
          </table:table-cell>
          <table:table-cell office:value-type="float" office:value="8799020" calcext:value-type="float">
            <text:p>8.80E+06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[.A501] + 1) * 100 + 1" office:value-type="float" office:value="49801" calcext:value-type="float">
            <text:p>49801</text:p>
          </table:table-cell>
          <table:table-cell table:formula="of:=POWER([.B501];2)" office:value-type="float" office:value="2480139601" calcext:value-type="float">
            <text:p>2480139601</text:p>
          </table:table-cell>
          <table:table-cell table:formula="of:=[.B501]*LOG([.B501];2)" office:value-type="float" office:value="777089.181035419" calcext:value-type="float">
            <text:p>777089.181035419</text:p>
          </table:table-cell>
          <table:table-cell office:value-type="float" office:value="599217000" calcext:value-type="float">
            <text:p>5.99E+08</text:p>
          </table:table-cell>
          <table:table-cell office:value-type="float" office:value="8454550" calcext:value-type="float">
            <text:p>8.45E+06</text:p>
          </table:table-cell>
          <table:table-cell table:number-columns-repeated="8"/>
          <table:table-cell office:value-type="float" office:value="497" calcext:value-type="float">
            <text:p>497</text:p>
          </table:table-cell>
          <table:table-cell table:formula="of:=([.O501]+1) *100 + 1" office:value-type="float" office:value="49801" calcext:value-type="float">
            <text:p>49801</text:p>
          </table:table-cell>
          <table:table-cell office:value-type="float" office:value="595857000" calcext:value-type="float">
            <text:p>5.96E+08</text:p>
          </table:table-cell>
          <table:table-cell office:value-type="float" office:value="608843000" calcext:value-type="float">
            <text:p>6.09E+08</text:p>
          </table:table-cell>
          <table:table-cell office:value-type="float" office:value="626639000" calcext:value-type="float">
            <text:p>6.27E+08</text:p>
          </table:table-cell>
          <table:table-cell office:value-type="float" office:value="8699540" calcext:value-type="float">
            <text:p>8.70E+06</text:p>
          </table:table-cell>
          <table:table-cell office:value-type="float" office:value="8772160" calcext:value-type="float">
            <text:p>8.77E+06</text:p>
          </table:table-cell>
          <table:table-cell office:value-type="float" office:value="8884380" calcext:value-type="float">
            <text:p>8.88E+06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[.A502] + 1) * 100 + 1" office:value-type="float" office:value="49901" calcext:value-type="float">
            <text:p>49901</text:p>
          </table:table-cell>
          <table:table-cell table:formula="of:=POWER([.B502];2)" office:value-type="float" office:value="2490109801" calcext:value-type="float">
            <text:p>2490109801</text:p>
          </table:table-cell>
          <table:table-cell table:formula="of:=[.B502]*LOG([.B502];2)" office:value-type="float" office:value="778793.98399778" calcext:value-type="float">
            <text:p>778793.98399778</text:p>
          </table:table-cell>
          <table:table-cell office:value-type="float" office:value="597331000" calcext:value-type="float">
            <text:p>5.97E+08</text:p>
          </table:table-cell>
          <table:table-cell office:value-type="float" office:value="9565890" calcext:value-type="float">
            <text:p>9.57E+06</text:p>
          </table:table-cell>
          <table:table-cell table:number-columns-repeated="8"/>
          <table:table-cell office:value-type="float" office:value="498" calcext:value-type="float">
            <text:p>498</text:p>
          </table:table-cell>
          <table:table-cell table:formula="of:=([.O502]+1) *100 + 1" office:value-type="float" office:value="49901" calcext:value-type="float">
            <text:p>49901</text:p>
          </table:table-cell>
          <table:table-cell office:value-type="float" office:value="597177000" calcext:value-type="float">
            <text:p>5.97E+08</text:p>
          </table:table-cell>
          <table:table-cell office:value-type="float" office:value="607431000" calcext:value-type="float">
            <text:p>6.07E+08</text:p>
          </table:table-cell>
          <table:table-cell office:value-type="float" office:value="655392000" calcext:value-type="float">
            <text:p>6.55E+08</text:p>
          </table:table-cell>
          <table:table-cell office:value-type="float" office:value="8862220" calcext:value-type="float">
            <text:p>8.86E+06</text:p>
          </table:table-cell>
          <table:table-cell office:value-type="float" office:value="9109960" calcext:value-type="float">
            <text:p>9.11E+06</text:p>
          </table:table-cell>
          <table:table-cell office:value-type="float" office:value="9641980" calcext:value-type="float">
            <text:p>9.64E+06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[.A503] + 1) * 100 + 1" office:value-type="float" office:value="50001" calcext:value-type="float">
            <text:p>50001</text:p>
          </table:table-cell>
          <table:table-cell table:formula="of:=POWER([.B503];2)" office:value-type="float" office:value="2500100001" calcext:value-type="float">
            <text:p>2500100001</text:p>
          </table:table-cell>
          <table:table-cell table:formula="of:=[.B503]*LOG([.B503];2)" office:value-type="float" office:value="780499.076071783" calcext:value-type="float">
            <text:p>780499.076071783</text:p>
          </table:table-cell>
          <table:table-cell office:value-type="float" office:value="604985000" calcext:value-type="float">
            <text:p>6.05E+08</text:p>
          </table:table-cell>
          <table:table-cell office:value-type="float" office:value="9006650" calcext:value-type="float">
            <text:p>9.01E+06</text:p>
          </table:table-cell>
          <table:table-cell table:number-columns-repeated="8"/>
          <table:table-cell office:value-type="float" office:value="499" calcext:value-type="float">
            <text:p>499</text:p>
          </table:table-cell>
          <table:table-cell table:formula="of:=([.O503]+1) *100 + 1" office:value-type="float" office:value="50001" calcext:value-type="float">
            <text:p>50001</text:p>
          </table:table-cell>
          <table:table-cell office:value-type="float" office:value="606981000" calcext:value-type="float">
            <text:p>6.07E+08</text:p>
          </table:table-cell>
          <table:table-cell office:value-type="float" office:value="617778000" calcext:value-type="float">
            <text:p>6.18E+08</text:p>
          </table:table-cell>
          <table:table-cell office:value-type="float" office:value="632791000" calcext:value-type="float">
            <text:p>6.33E+08</text:p>
          </table:table-cell>
          <table:table-cell office:value-type="float" office:value="8873220" calcext:value-type="float">
            <text:p>8.87E+06</text:p>
          </table:table-cell>
          <table:table-cell office:value-type="float" office:value="9234710" calcext:value-type="float">
            <text:p>9.23E+06</text:p>
          </table:table-cell>
          <table:table-cell office:value-type="float" office:value="10212200" calcext:value-type="float">
            <text:p>1.02E+07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504] + 1) * 100 + 1" office:value-type="float" office:value="50101" calcext:value-type="float">
            <text:p>50101</text:p>
          </table:table-cell>
          <table:table-cell table:formula="of:=POWER([.B504];2)" office:value-type="float" office:value="2510110201" calcext:value-type="float">
            <text:p>2510110201</text:p>
          </table:table-cell>
          <table:table-cell table:formula="of:=[.B504]*LOG([.B504];2)" office:value-type="float" office:value="782204.456679216" calcext:value-type="float">
            <text:p>782204.456679216</text:p>
          </table:table-cell>
          <table:table-cell office:value-type="float" office:value="609279000" calcext:value-type="float">
            <text:p>6.09E+08</text:p>
          </table:table-cell>
          <table:table-cell office:value-type="float" office:value="8887030" calcext:value-type="float">
            <text:p>8.89E+0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formula="of:=([.O504]+1) *100 + 1" office:value-type="float" office:value="50101" calcext:value-type="float">
            <text:p>50101</text:p>
          </table:table-cell>
          <table:table-cell office:value-type="float" office:value="603396000" calcext:value-type="float">
            <text:p>6.03E+08</text:p>
          </table:table-cell>
          <table:table-cell office:value-type="float" office:value="611270000" calcext:value-type="float">
            <text:p>6.11E+08</text:p>
          </table:table-cell>
          <table:table-cell office:value-type="float" office:value="617682000" calcext:value-type="float">
            <text:p>6.18E+08</text:p>
          </table:table-cell>
          <table:table-cell office:value-type="float" office:value="8825050" calcext:value-type="float">
            <text:p>8.83E+06</text:p>
          </table:table-cell>
          <table:table-cell office:value-type="float" office:value="8976600" calcext:value-type="float">
            <text:p>8.98E+06</text:p>
          </table:table-cell>
          <table:table-cell office:value-type="float" office:value="9129770" calcext:value-type="float">
            <text:p>9.13E+06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[.A505] + 1) * 100 + 1" office:value-type="float" office:value="50201" calcext:value-type="float">
            <text:p>50201</text:p>
          </table:table-cell>
          <table:table-cell table:formula="of:=POWER([.B505];2)" office:value-type="float" office:value="2520140401" calcext:value-type="float">
            <text:p>2520140401</text:p>
          </table:table-cell>
          <table:table-cell table:formula="of:=[.B505]*LOG([.B505];2)" office:value-type="float" office:value="783910.125244174" calcext:value-type="float">
            <text:p>783910.125244174</text:p>
          </table:table-cell>
          <table:table-cell office:value-type="float" office:value="615018000" calcext:value-type="float">
            <text:p>6.15E+08</text:p>
          </table:table-cell>
          <table:table-cell office:value-type="float" office:value="9507790" calcext:value-type="float">
            <text:p>9.51E+06</text:p>
          </table:table-cell>
          <table:table-cell table:number-columns-repeated="8"/>
          <table:table-cell office:value-type="float" office:value="501" calcext:value-type="float">
            <text:p>501</text:p>
          </table:table-cell>
          <table:table-cell table:formula="of:=([.O505]+1) *100 + 1" office:value-type="float" office:value="50201" calcext:value-type="float">
            <text:p>50201</text:p>
          </table:table-cell>
          <table:table-cell office:value-type="float" office:value="605860000" calcext:value-type="float">
            <text:p>6.06E+08</text:p>
          </table:table-cell>
          <table:table-cell office:value-type="float" office:value="620546000" calcext:value-type="float">
            <text:p>6.21E+08</text:p>
          </table:table-cell>
          <table:table-cell office:value-type="float" office:value="636847000" calcext:value-type="float">
            <text:p>6.37E+08</text:p>
          </table:table-cell>
          <table:table-cell office:value-type="float" office:value="9218120" calcext:value-type="float">
            <text:p>9.22E+06</text:p>
          </table:table-cell>
          <table:table-cell office:value-type="float" office:value="9398240" calcext:value-type="float">
            <text:p>9.40E+06</text:p>
          </table:table-cell>
          <table:table-cell office:value-type="float" office:value="9627450" calcext:value-type="float">
            <text:p>9.63E+06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[.A506] + 1) * 100 + 1" office:value-type="float" office:value="50301" calcext:value-type="float">
            <text:p>50301</text:p>
          </table:table-cell>
          <table:table-cell table:formula="of:=POWER([.B506];2)" office:value-type="float" office:value="2530190601" calcext:value-type="float">
            <text:p>2530190601</text:p>
          </table:table-cell>
          <table:table-cell table:formula="of:=[.B506]*LOG([.B506];2)" office:value-type="float" office:value="785616.081193048" calcext:value-type="float">
            <text:p>785616.081193048</text:p>
          </table:table-cell>
          <table:table-cell office:value-type="float" office:value="605313000" calcext:value-type="float">
            <text:p>6.05E+08</text:p>
          </table:table-cell>
          <table:table-cell office:value-type="float" office:value="9451310" calcext:value-type="float">
            <text:p>9.45E+06</text:p>
          </table:table-cell>
          <table:table-cell table:number-columns-repeated="8"/>
          <table:table-cell office:value-type="float" office:value="502" calcext:value-type="float">
            <text:p>502</text:p>
          </table:table-cell>
          <table:table-cell table:formula="of:=([.O506]+1) *100 + 1" office:value-type="float" office:value="50301" calcext:value-type="float">
            <text:p>50301</text:p>
          </table:table-cell>
          <table:table-cell office:value-type="float" office:value="605842000" calcext:value-type="float">
            <text:p>6.06E+08</text:p>
          </table:table-cell>
          <table:table-cell office:value-type="float" office:value="618247000" calcext:value-type="float">
            <text:p>6.18E+08</text:p>
          </table:table-cell>
          <table:table-cell office:value-type="float" office:value="629056000" calcext:value-type="float">
            <text:p>6.29E+08</text:p>
          </table:table-cell>
          <table:table-cell office:value-type="float" office:value="9379220" calcext:value-type="float">
            <text:p>9.38E+06</text:p>
          </table:table-cell>
          <table:table-cell office:value-type="float" office:value="9765000" calcext:value-type="float">
            <text:p>9.77E+06</text:p>
          </table:table-cell>
          <table:table-cell office:value-type="float" office:value="10282200" calcext:value-type="float">
            <text:p>1.03E+07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[.A507] + 1) * 100 + 1" office:value-type="float" office:value="50401" calcext:value-type="float">
            <text:p>50401</text:p>
          </table:table-cell>
          <table:table-cell table:formula="of:=POWER([.B507];2)" office:value-type="float" office:value="2540260801" calcext:value-type="float">
            <text:p>2540260801</text:p>
          </table:table-cell>
          <table:table-cell table:formula="of:=[.B507]*LOG([.B507];2)" office:value-type="float" office:value="787322.323954509" calcext:value-type="float">
            <text:p>787322.323954509</text:p>
          </table:table-cell>
          <table:table-cell office:value-type="float" office:value="608054000" calcext:value-type="float">
            <text:p>6.08E+08</text:p>
          </table:table-cell>
          <table:table-cell office:value-type="float" office:value="9106790" calcext:value-type="float">
            <text:p>9.11E+06</text:p>
          </table:table-cell>
          <table:table-cell table:number-columns-repeated="8"/>
          <table:table-cell office:value-type="float" office:value="503" calcext:value-type="float">
            <text:p>503</text:p>
          </table:table-cell>
          <table:table-cell table:formula="of:=([.O507]+1) *100 + 1" office:value-type="float" office:value="50401" calcext:value-type="float">
            <text:p>50401</text:p>
          </table:table-cell>
          <table:table-cell office:value-type="float" office:value="609355000" calcext:value-type="float">
            <text:p>6.09E+08</text:p>
          </table:table-cell>
          <table:table-cell office:value-type="float" office:value="617141000" calcext:value-type="float">
            <text:p>6.17E+08</text:p>
          </table:table-cell>
          <table:table-cell office:value-type="float" office:value="631408000" calcext:value-type="float">
            <text:p>6.31E+08</text:p>
          </table:table-cell>
          <table:table-cell office:value-type="float" office:value="9049800" calcext:value-type="float">
            <text:p>9.05E+06</text:p>
          </table:table-cell>
          <table:table-cell office:value-type="float" office:value="9157340" calcext:value-type="float">
            <text:p>9.16E+06</text:p>
          </table:table-cell>
          <table:table-cell office:value-type="float" office:value="9327140" calcext:value-type="float">
            <text:p>9.33E+06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[.A508] + 1) * 100 + 1" office:value-type="float" office:value="50501" calcext:value-type="float">
            <text:p>50501</text:p>
          </table:table-cell>
          <table:table-cell table:formula="of:=POWER([.B508];2)" office:value-type="float" office:value="2550351001" calcext:value-type="float">
            <text:p>2550351001</text:p>
          </table:table-cell>
          <table:table-cell table:formula="of:=[.B508]*LOG([.B508];2)" office:value-type="float" office:value="789028.852959493" calcext:value-type="float">
            <text:p>789028.852959493</text:p>
          </table:table-cell>
          <table:table-cell office:value-type="float" office:value="614722000" calcext:value-type="float">
            <text:p>6.15E+08</text:p>
          </table:table-cell>
          <table:table-cell office:value-type="float" office:value="8721650" calcext:value-type="float">
            <text:p>8.72E+06</text:p>
          </table:table-cell>
          <table:table-cell table:number-columns-repeated="8"/>
          <table:table-cell office:value-type="float" office:value="504" calcext:value-type="float">
            <text:p>504</text:p>
          </table:table-cell>
          <table:table-cell table:formula="of:=([.O508]+1) *100 + 1" office:value-type="float" office:value="50501" calcext:value-type="float">
            <text:p>50501</text:p>
          </table:table-cell>
          <table:table-cell office:value-type="float" office:value="610277000" calcext:value-type="float">
            <text:p>6.10E+08</text:p>
          </table:table-cell>
          <table:table-cell office:value-type="float" office:value="620154000" calcext:value-type="float">
            <text:p>6.20E+08</text:p>
          </table:table-cell>
          <table:table-cell office:value-type="float" office:value="641817000" calcext:value-type="float">
            <text:p>6.42E+08</text:p>
          </table:table-cell>
          <table:table-cell office:value-type="float" office:value="9233760" calcext:value-type="float">
            <text:p>9.23E+06</text:p>
          </table:table-cell>
          <table:table-cell office:value-type="float" office:value="9431040" calcext:value-type="float">
            <text:p>9.43E+06</text:p>
          </table:table-cell>
          <table:table-cell office:value-type="float" office:value="9650170" calcext:value-type="float">
            <text:p>9.65E+06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[.A509] + 1) * 100 + 1" office:value-type="float" office:value="50601" calcext:value-type="float">
            <text:p>50601</text:p>
          </table:table-cell>
          <table:table-cell table:formula="of:=POWER([.B509];2)" office:value-type="float" office:value="2560461201" calcext:value-type="float">
            <text:p>2560461201</text:p>
          </table:table-cell>
          <table:table-cell table:formula="of:=[.B509]*LOG([.B509];2)" office:value-type="float" office:value="790735.667641194" calcext:value-type="float">
            <text:p>790735.667641194</text:p>
          </table:table-cell>
          <table:table-cell office:value-type="float" office:value="612243000" calcext:value-type="float">
            <text:p>6.12E+08</text:p>
          </table:table-cell>
          <table:table-cell office:value-type="float" office:value="8613540" calcext:value-type="float">
            <text:p>8.61E+06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table:formula="of:=([.O509]+1) *100 + 1" office:value-type="float" office:value="50601" calcext:value-type="float">
            <text:p>50601</text:p>
          </table:table-cell>
          <table:table-cell office:value-type="float" office:value="615349000" calcext:value-type="float">
            <text:p>6.15E+08</text:p>
          </table:table-cell>
          <table:table-cell office:value-type="float" office:value="636732000" calcext:value-type="float">
            <text:p>6.37E+08</text:p>
          </table:table-cell>
          <table:table-cell office:value-type="float" office:value="674169000" calcext:value-type="float">
            <text:p>6.74E+08</text:p>
          </table:table-cell>
          <table:table-cell office:value-type="float" office:value="9156690" calcext:value-type="float">
            <text:p>9.16E+06</text:p>
          </table:table-cell>
          <table:table-cell office:value-type="float" office:value="9647750" calcext:value-type="float">
            <text:p>9.65E+06</text:p>
          </table:table-cell>
          <table:table-cell office:value-type="float" office:value="10092700" calcext:value-type="float">
            <text:p>1.01E+07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[.A510] + 1) * 100 + 1" office:value-type="float" office:value="50701" calcext:value-type="float">
            <text:p>50701</text:p>
          </table:table-cell>
          <table:table-cell table:formula="of:=POWER([.B510];2)" office:value-type="float" office:value="2570591401" calcext:value-type="float">
            <text:p>2570591401</text:p>
          </table:table-cell>
          <table:table-cell table:formula="of:=[.B510]*LOG([.B510];2)" office:value-type="float" office:value="792442.767435043" calcext:value-type="float">
            <text:p>792442.767435043</text:p>
          </table:table-cell>
          <table:table-cell office:value-type="float" office:value="614740000" calcext:value-type="float">
            <text:p>6.15E+08</text:p>
          </table:table-cell>
          <table:table-cell office:value-type="float" office:value="9647040" calcext:value-type="float">
            <text:p>9.65E+06</text:p>
          </table:table-cell>
          <table:table-cell table:number-columns-repeated="8"/>
          <table:table-cell office:value-type="float" office:value="506" calcext:value-type="float">
            <text:p>506</text:p>
          </table:table-cell>
          <table:table-cell table:formula="of:=([.O510]+1) *100 + 1" office:value-type="float" office:value="50701" calcext:value-type="float">
            <text:p>50701</text:p>
          </table:table-cell>
          <table:table-cell office:value-type="float" office:value="616897000" calcext:value-type="float">
            <text:p>6.17E+08</text:p>
          </table:table-cell>
          <table:table-cell office:value-type="float" office:value="621161000" calcext:value-type="float">
            <text:p>6.21E+08</text:p>
          </table:table-cell>
          <table:table-cell office:value-type="float" office:value="629243000" calcext:value-type="float">
            <text:p>6.29E+08</text:p>
          </table:table-cell>
          <table:table-cell office:value-type="float" office:value="9180570" calcext:value-type="float">
            <text:p>9.18E+06</text:p>
          </table:table-cell>
          <table:table-cell office:value-type="float" office:value="9310810" calcext:value-type="float">
            <text:p>9.31E+06</text:p>
          </table:table-cell>
          <table:table-cell office:value-type="float" office:value="9651460" calcext:value-type="float">
            <text:p>9.65E+06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[.A511] + 1) * 100 + 1" office:value-type="float" office:value="50801" calcext:value-type="float">
            <text:p>50801</text:p>
          </table:table-cell>
          <table:table-cell table:formula="of:=POWER([.B511];2)" office:value-type="float" office:value="2580741601" calcext:value-type="float">
            <text:p>2580741601</text:p>
          </table:table-cell>
          <table:table-cell table:formula="of:=[.B511]*LOG([.B511];2)" office:value-type="float" office:value="794150.151778699" calcext:value-type="float">
            <text:p>794150.151778699</text:p>
          </table:table-cell>
          <table:table-cell office:value-type="float" office:value="617600000" calcext:value-type="float">
            <text:p>6.18E+08</text:p>
          </table:table-cell>
          <table:table-cell office:value-type="float" office:value="9302850" calcext:value-type="float">
            <text:p>9.30E+06</text:p>
          </table:table-cell>
          <table:table-cell table:number-columns-repeated="8"/>
          <table:table-cell office:value-type="float" office:value="507" calcext:value-type="float">
            <text:p>507</text:p>
          </table:table-cell>
          <table:table-cell table:formula="of:=([.O511]+1) *100 + 1" office:value-type="float" office:value="50801" calcext:value-type="float">
            <text:p>50801</text:p>
          </table:table-cell>
          <table:table-cell office:value-type="float" office:value="619466000" calcext:value-type="float">
            <text:p>6.19E+08</text:p>
          </table:table-cell>
          <table:table-cell office:value-type="float" office:value="626606000" calcext:value-type="float">
            <text:p>6.27E+08</text:p>
          </table:table-cell>
          <table:table-cell office:value-type="float" office:value="638607000" calcext:value-type="float">
            <text:p>6.39E+08</text:p>
          </table:table-cell>
          <table:table-cell office:value-type="float" office:value="9596720" calcext:value-type="float">
            <text:p>9.60E+06</text:p>
          </table:table-cell>
          <table:table-cell office:value-type="float" office:value="9876270" calcext:value-type="float">
            <text:p>9.88E+06</text:p>
          </table:table-cell>
          <table:table-cell office:value-type="float" office:value="10470300" calcext:value-type="float">
            <text:p>1.05E+07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[.A512] + 1) * 100 + 1" office:value-type="float" office:value="50901" calcext:value-type="float">
            <text:p>50901</text:p>
          </table:table-cell>
          <table:table-cell table:formula="of:=POWER([.B512];2)" office:value-type="float" office:value="2590911801" calcext:value-type="float">
            <text:p>2590911801</text:p>
          </table:table-cell>
          <table:table-cell table:formula="of:=[.B512]*LOG([.B512];2)" office:value-type="float" office:value="795857.820112035" calcext:value-type="float">
            <text:p>795857.820112035</text:p>
          </table:table-cell>
          <table:table-cell office:value-type="float" office:value="621761000" calcext:value-type="float">
            <text:p>6.22E+08</text:p>
          </table:table-cell>
          <table:table-cell office:value-type="float" office:value="9549540" calcext:value-type="float">
            <text:p>9.55E+06</text:p>
          </table:table-cell>
          <table:table-cell table:number-columns-repeated="8"/>
          <table:table-cell office:value-type="float" office:value="508" calcext:value-type="float">
            <text:p>508</text:p>
          </table:table-cell>
          <table:table-cell table:formula="of:=([.O512]+1) *100 + 1" office:value-type="float" office:value="50901" calcext:value-type="float">
            <text:p>50901</text:p>
          </table:table-cell>
          <table:table-cell office:value-type="float" office:value="620778000" calcext:value-type="float">
            <text:p>6.21E+08</text:p>
          </table:table-cell>
          <table:table-cell office:value-type="float" office:value="626281000" calcext:value-type="float">
            <text:p>6.26E+08</text:p>
          </table:table-cell>
          <table:table-cell office:value-type="float" office:value="647837000" calcext:value-type="float">
            <text:p>6.48E+08</text:p>
          </table:table-cell>
          <table:table-cell office:value-type="float" office:value="9123020" calcext:value-type="float">
            <text:p>9.12E+06</text:p>
          </table:table-cell>
          <table:table-cell office:value-type="float" office:value="9261760" calcext:value-type="float">
            <text:p>9.26E+06</text:p>
          </table:table-cell>
          <table:table-cell office:value-type="float" office:value="9548810" calcext:value-type="float">
            <text:p>9.55E+06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[.A513] + 1) * 100 + 1" office:value-type="float" office:value="51001" calcext:value-type="float">
            <text:p>51001</text:p>
          </table:table-cell>
          <table:table-cell table:formula="of:=POWER([.B513];2)" office:value-type="float" office:value="2601102001" calcext:value-type="float">
            <text:p>2601102001</text:p>
          </table:table-cell>
          <table:table-cell table:formula="of:=[.B513]*LOG([.B513];2)" office:value-type="float" office:value="797565.771877124" calcext:value-type="float">
            <text:p>797565.771877124</text:p>
          </table:table-cell>
          <table:table-cell office:value-type="float" office:value="622011000" calcext:value-type="float">
            <text:p>6.22E+08</text:p>
          </table:table-cell>
          <table:table-cell office:value-type="float" office:value="9122860" calcext:value-type="float">
            <text:p>9.12E+06</text:p>
          </table:table-cell>
          <table:table-cell table:number-columns-repeated="8"/>
          <table:table-cell office:value-type="float" office:value="509" calcext:value-type="float">
            <text:p>509</text:p>
          </table:table-cell>
          <table:table-cell table:formula="of:=([.O513]+1) *100 + 1" office:value-type="float" office:value="51001" calcext:value-type="float">
            <text:p>51001</text:p>
          </table:table-cell>
          <table:table-cell office:value-type="float" office:value="625045000" calcext:value-type="float">
            <text:p>6.25E+08</text:p>
          </table:table-cell>
          <table:table-cell office:value-type="float" office:value="631217000" calcext:value-type="float">
            <text:p>6.31E+08</text:p>
          </table:table-cell>
          <table:table-cell office:value-type="float" office:value="643603000" calcext:value-type="float">
            <text:p>6.44E+08</text:p>
          </table:table-cell>
          <table:table-cell office:value-type="float" office:value="9061060" calcext:value-type="float">
            <text:p>9.06E+06</text:p>
          </table:table-cell>
          <table:table-cell office:value-type="float" office:value="9122450" calcext:value-type="float">
            <text:p>9.12E+06</text:p>
          </table:table-cell>
          <table:table-cell office:value-type="float" office:value="9162750" calcext:value-type="float">
            <text:p>9.16E+06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A514] + 1) * 100 + 1" office:value-type="float" office:value="51101" calcext:value-type="float">
            <text:p>51101</text:p>
          </table:table-cell>
          <table:table-cell table:formula="of:=POWER([.B514];2)" office:value-type="float" office:value="2611312201" calcext:value-type="float">
            <text:p>2611312201</text:p>
          </table:table-cell>
          <table:table-cell table:formula="of:=[.B514]*LOG([.B514];2)" office:value-type="float" office:value="799274.006518229" calcext:value-type="float">
            <text:p>799274.006518229</text:p>
          </table:table-cell>
          <table:table-cell office:value-type="float" office:value="624641000" calcext:value-type="float">
            <text:p>6.25E+08</text:p>
          </table:table-cell>
          <table:table-cell office:value-type="float" office:value="9335450" calcext:value-type="float">
            <text:p>9.34E+06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table:formula="of:=([.O514]+1) *100 + 1" office:value-type="float" office:value="51101" calcext:value-type="float">
            <text:p>51101</text:p>
          </table:table-cell>
          <table:table-cell office:value-type="float" office:value="625873000" calcext:value-type="float">
            <text:p>6.26E+08</text:p>
          </table:table-cell>
          <table:table-cell office:value-type="float" office:value="631303000" calcext:value-type="float">
            <text:p>6.31E+08</text:p>
          </table:table-cell>
          <table:table-cell office:value-type="float" office:value="650809000" calcext:value-type="float">
            <text:p>6.51E+08</text:p>
          </table:table-cell>
          <table:table-cell office:value-type="float" office:value="9530270" calcext:value-type="float">
            <text:p>9.53E+06</text:p>
          </table:table-cell>
          <table:table-cell office:value-type="float" office:value="9857370" calcext:value-type="float">
            <text:p>9.86E+06</text:p>
          </table:table-cell>
          <table:table-cell office:value-type="float" office:value="10546100" calcext:value-type="float">
            <text:p>1.05E+07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[.A515] + 1) * 100 + 1" office:value-type="float" office:value="51201" calcext:value-type="float">
            <text:p>51201</text:p>
          </table:table-cell>
          <table:table-cell table:formula="of:=POWER([.B515];2)" office:value-type="float" office:value="2621542401" calcext:value-type="float">
            <text:p>2621542401</text:p>
          </table:table-cell>
          <table:table-cell table:formula="of:=[.B515]*LOG([.B515];2)" office:value-type="float" office:value="800982.523481785" calcext:value-type="float">
            <text:p>800982.523481785</text:p>
          </table:table-cell>
          <table:table-cell office:value-type="float" office:value="627139000" calcext:value-type="float">
            <text:p>6.27E+08</text:p>
          </table:table-cell>
          <table:table-cell office:value-type="float" office:value="10033300" calcext:value-type="float">
            <text:p>1.00E+07</text:p>
          </table:table-cell>
          <table:table-cell table:number-columns-repeated="8"/>
          <table:table-cell office:value-type="float" office:value="511" calcext:value-type="float">
            <text:p>511</text:p>
          </table:table-cell>
          <table:table-cell table:formula="of:=([.O515]+1) *100 + 1" office:value-type="float" office:value="51201" calcext:value-type="float">
            <text:p>51201</text:p>
          </table:table-cell>
          <table:table-cell office:value-type="float" office:value="631297000" calcext:value-type="float">
            <text:p>6.31E+08</text:p>
          </table:table-cell>
          <table:table-cell office:value-type="float" office:value="647748000" calcext:value-type="float">
            <text:p>6.48E+08</text:p>
          </table:table-cell>
          <table:table-cell office:value-type="float" office:value="663591000" calcext:value-type="float">
            <text:p>6.64E+08</text:p>
          </table:table-cell>
          <table:table-cell office:value-type="float" office:value="9195600" calcext:value-type="float">
            <text:p>9.20E+06</text:p>
          </table:table-cell>
          <table:table-cell office:value-type="float" office:value="9459880" calcext:value-type="float">
            <text:p>9.46E+06</text:p>
          </table:table-cell>
          <table:table-cell office:value-type="float" office:value="10030400" calcext:value-type="float">
            <text:p>1.00E+07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A516] + 1) * 100 + 1" office:value-type="float" office:value="51301" calcext:value-type="float">
            <text:p>51301</text:p>
          </table:table-cell>
          <table:table-cell table:formula="of:=POWER([.B516];2)" office:value-type="float" office:value="2631792601" calcext:value-type="float">
            <text:p>2631792601</text:p>
          </table:table-cell>
          <table:table-cell table:formula="of:=[.B516]*LOG([.B516];2)" office:value-type="float" office:value="802691.322216393" calcext:value-type="float">
            <text:p>802691.322216393</text:p>
          </table:table-cell>
          <table:table-cell office:value-type="float" office:value="633992000" calcext:value-type="float">
            <text:p>6.34E+08</text:p>
          </table:table-cell>
          <table:table-cell office:value-type="float" office:value="9494760" calcext:value-type="float">
            <text:p>9.49E+06</text:p>
          </table:table-cell>
          <table:table-cell table:number-columns-repeated="8"/>
          <table:table-cell office:value-type="float" office:value="512" calcext:value-type="float">
            <text:p>512</text:p>
          </table:table-cell>
          <table:table-cell table:formula="of:=([.O516]+1) *100 + 1" office:value-type="float" office:value="51301" calcext:value-type="float">
            <text:p>51301</text:p>
          </table:table-cell>
          <table:table-cell office:value-type="float" office:value="633249000" calcext:value-type="float">
            <text:p>6.33E+08</text:p>
          </table:table-cell>
          <table:table-cell office:value-type="float" office:value="640545000" calcext:value-type="float">
            <text:p>6.41E+08</text:p>
          </table:table-cell>
          <table:table-cell office:value-type="float" office:value="658293000" calcext:value-type="float">
            <text:p>6.58E+08</text:p>
          </table:table-cell>
          <table:table-cell office:value-type="float" office:value="9422430" calcext:value-type="float">
            <text:p>9.42E+06</text:p>
          </table:table-cell>
          <table:table-cell office:value-type="float" office:value="9538430" calcext:value-type="float">
            <text:p>9.54E+06</text:p>
          </table:table-cell>
          <table:table-cell office:value-type="float" office:value="9736280" calcext:value-type="float">
            <text:p>9.74E+06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[.A517] + 1) * 100 + 1" office:value-type="float" office:value="51401" calcext:value-type="float">
            <text:p>51401</text:p>
          </table:table-cell>
          <table:table-cell table:formula="of:=POWER([.B517];2)" office:value-type="float" office:value="2642062801" calcext:value-type="float">
            <text:p>2642062801</text:p>
          </table:table-cell>
          <table:table-cell table:formula="of:=[.B517]*LOG([.B517];2)" office:value-type="float" office:value="804400.4021728" calcext:value-type="float">
            <text:p>804400.4021728</text:p>
          </table:table-cell>
          <table:table-cell office:value-type="float" office:value="634282000" calcext:value-type="float">
            <text:p>6.34E+08</text:p>
          </table:table-cell>
          <table:table-cell office:value-type="float" office:value="9993550" calcext:value-type="float">
            <text:p>9.99E+06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 table:formula="of:=([.O517]+1) *100 + 1" office:value-type="float" office:value="51401" calcext:value-type="float">
            <text:p>51401</text:p>
          </table:table-cell>
          <table:table-cell office:value-type="float" office:value="632372000" calcext:value-type="float">
            <text:p>6.32E+08</text:p>
          </table:table-cell>
          <table:table-cell office:value-type="float" office:value="639953000" calcext:value-type="float">
            <text:p>6.40E+08</text:p>
          </table:table-cell>
          <table:table-cell office:value-type="float" office:value="657895000" calcext:value-type="float">
            <text:p>6.58E+08</text:p>
          </table:table-cell>
          <table:table-cell office:value-type="float" office:value="9519340" calcext:value-type="float">
            <text:p>9.52E+06</text:p>
          </table:table-cell>
          <table:table-cell office:value-type="float" office:value="10088800" calcext:value-type="float">
            <text:p>1.01E+07</text:p>
          </table:table-cell>
          <table:table-cell office:value-type="float" office:value="10442200" calcext:value-type="float">
            <text:p>1.04E+07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[.A518] + 1) * 100 + 1" office:value-type="float" office:value="51501" calcext:value-type="float">
            <text:p>51501</text:p>
          </table:table-cell>
          <table:table-cell table:formula="of:=POWER([.B518];2)" office:value-type="float" office:value="2652353001" calcext:value-type="float">
            <text:p>2652353001</text:p>
          </table:table-cell>
          <table:table-cell table:formula="of:=[.B518]*LOG([.B518];2)" office:value-type="float" office:value="806109.762803893" calcext:value-type="float">
            <text:p>806109.762803893</text:p>
          </table:table-cell>
          <table:table-cell office:value-type="float" office:value="649346000" calcext:value-type="float">
            <text:p>6.49E+08</text:p>
          </table:table-cell>
          <table:table-cell office:value-type="float" office:value="10377100" calcext:value-type="float">
            <text:p>1.04E+07</text:p>
          </table:table-cell>
          <table:table-cell table:number-columns-repeated="8"/>
          <table:table-cell office:value-type="float" office:value="514" calcext:value-type="float">
            <text:p>514</text:p>
          </table:table-cell>
          <table:table-cell table:formula="of:=([.O518]+1) *100 + 1" office:value-type="float" office:value="51501" calcext:value-type="float">
            <text:p>51501</text:p>
          </table:table-cell>
          <table:table-cell office:value-type="float" office:value="636143000" calcext:value-type="float">
            <text:p>6.36E+08</text:p>
          </table:table-cell>
          <table:table-cell office:value-type="float" office:value="648252000" calcext:value-type="float">
            <text:p>6.48E+08</text:p>
          </table:table-cell>
          <table:table-cell office:value-type="float" office:value="678133000" calcext:value-type="float">
            <text:p>6.78E+08</text:p>
          </table:table-cell>
          <table:table-cell office:value-type="float" office:value="9151390" calcext:value-type="float">
            <text:p>9.15E+06</text:p>
          </table:table-cell>
          <table:table-cell office:value-type="float" office:value="9431920" calcext:value-type="float">
            <text:p>9.43E+06</text:p>
          </table:table-cell>
          <table:table-cell office:value-type="float" office:value="9772060" calcext:value-type="float">
            <text:p>9.77E+06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[.A519] + 1) * 100 + 1" office:value-type="float" office:value="51601" calcext:value-type="float">
            <text:p>51601</text:p>
          </table:table-cell>
          <table:table-cell table:formula="of:=POWER([.B519];2)" office:value-type="float" office:value="2662663201" calcext:value-type="float">
            <text:p>2662663201</text:p>
          </table:table-cell>
          <table:table-cell table:formula="of:=[.B519]*LOG([.B519];2)" office:value-type="float" office:value="807819.403564681" calcext:value-type="float">
            <text:p>807819.403564681</text:p>
          </table:table-cell>
          <table:table-cell office:value-type="float" office:value="651796000" calcext:value-type="float">
            <text:p>6.52E+08</text:p>
          </table:table-cell>
          <table:table-cell office:value-type="float" office:value="9354030" calcext:value-type="float">
            <text:p>9.35E+06</text:p>
          </table:table-cell>
          <table:table-cell table:number-columns-repeated="8"/>
          <table:table-cell office:value-type="float" office:value="515" calcext:value-type="float">
            <text:p>515</text:p>
          </table:table-cell>
          <table:table-cell table:formula="of:=([.O519]+1) *100 + 1" office:value-type="float" office:value="51601" calcext:value-type="float">
            <text:p>51601</text:p>
          </table:table-cell>
          <table:table-cell office:value-type="float" office:value="638769000" calcext:value-type="float">
            <text:p>6.39E+08</text:p>
          </table:table-cell>
          <table:table-cell office:value-type="float" office:value="655820000" calcext:value-type="float">
            <text:p>6.56E+08</text:p>
          </table:table-cell>
          <table:table-cell office:value-type="float" office:value="688454000" calcext:value-type="float">
            <text:p>6.88E+08</text:p>
          </table:table-cell>
          <table:table-cell office:value-type="float" office:value="9656790" calcext:value-type="float">
            <text:p>9.66E+06</text:p>
          </table:table-cell>
          <table:table-cell office:value-type="float" office:value="9835730" calcext:value-type="float">
            <text:p>9.84E+06</text:p>
          </table:table-cell>
          <table:table-cell office:value-type="float" office:value="10480700" calcext:value-type="float">
            <text:p>1.05E+07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[.A520] + 1) * 100 + 1" office:value-type="float" office:value="51701" calcext:value-type="float">
            <text:p>51701</text:p>
          </table:table-cell>
          <table:table-cell table:formula="of:=POWER([.B520];2)" office:value-type="float" office:value="2672993401" calcext:value-type="float">
            <text:p>2672993401</text:p>
          </table:table-cell>
          <table:table-cell table:formula="of:=[.B520]*LOG([.B520];2)" office:value-type="float" office:value="809529.323912289" calcext:value-type="float">
            <text:p>809529.323912289</text:p>
          </table:table-cell>
          <table:table-cell office:value-type="float" office:value="645081000" calcext:value-type="float">
            <text:p>6.45E+08</text:p>
          </table:table-cell>
          <table:table-cell office:value-type="float" office:value="9495260" calcext:value-type="float">
            <text:p>9.50E+06</text:p>
          </table:table-cell>
          <table:table-cell table:number-columns-repeated="8"/>
          <table:table-cell office:value-type="float" office:value="516" calcext:value-type="float">
            <text:p>516</text:p>
          </table:table-cell>
          <table:table-cell table:formula="of:=([.O520]+1) *100 + 1" office:value-type="float" office:value="51701" calcext:value-type="float">
            <text:p>51701</text:p>
          </table:table-cell>
          <table:table-cell office:value-type="float" office:value="642775000" calcext:value-type="float">
            <text:p>6.43E+08</text:p>
          </table:table-cell>
          <table:table-cell office:value-type="float" office:value="657163000" calcext:value-type="float">
            <text:p>6.57E+08</text:p>
          </table:table-cell>
          <table:table-cell office:value-type="float" office:value="676144000" calcext:value-type="float">
            <text:p>6.76E+08</text:p>
          </table:table-cell>
          <table:table-cell office:value-type="float" office:value="9529610" calcext:value-type="float">
            <text:p>9.53E+06</text:p>
          </table:table-cell>
          <table:table-cell office:value-type="float" office:value="9835090" calcext:value-type="float">
            <text:p>9.84E+06</text:p>
          </table:table-cell>
          <table:table-cell office:value-type="float" office:value="10292100" calcext:value-type="float">
            <text:p>1.03E+07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[.A521] + 1) * 100 + 1" office:value-type="float" office:value="51801" calcext:value-type="float">
            <text:p>51801</text:p>
          </table:table-cell>
          <table:table-cell table:formula="of:=POWER([.B521];2)" office:value-type="float" office:value="2683343601" calcext:value-type="float">
            <text:p>2683343601</text:p>
          </table:table-cell>
          <table:table-cell table:formula="of:=[.B521]*LOG([.B521];2)" office:value-type="float" office:value="811239.523305938" calcext:value-type="float">
            <text:p>811239.523305938</text:p>
          </table:table-cell>
          <table:table-cell office:value-type="float" office:value="656297000" calcext:value-type="float">
            <text:p>6.56E+08</text:p>
          </table:table-cell>
          <table:table-cell office:value-type="float" office:value="10604800" calcext:value-type="float">
            <text:p>1.06E+07</text:p>
          </table:table-cell>
          <table:table-cell table:number-columns-repeated="8"/>
          <table:table-cell office:value-type="float" office:value="517" calcext:value-type="float">
            <text:p>517</text:p>
          </table:table-cell>
          <table:table-cell table:formula="of:=([.O521]+1) *100 + 1" office:value-type="float" office:value="51801" calcext:value-type="float">
            <text:p>51801</text:p>
          </table:table-cell>
          <table:table-cell office:value-type="float" office:value="644695000" calcext:value-type="float">
            <text:p>6.45E+08</text:p>
          </table:table-cell>
          <table:table-cell office:value-type="float" office:value="651811000" calcext:value-type="float">
            <text:p>6.52E+08</text:p>
          </table:table-cell>
          <table:table-cell office:value-type="float" office:value="659782000" calcext:value-type="float">
            <text:p>6.60E+08</text:p>
          </table:table-cell>
          <table:table-cell office:value-type="float" office:value="10346200" calcext:value-type="float">
            <text:p>1.03E+07</text:p>
          </table:table-cell>
          <table:table-cell office:value-type="float" office:value="10617900" calcext:value-type="float">
            <text:p>1.06E+07</text:p>
          </table:table-cell>
          <table:table-cell office:value-type="float" office:value="11136500" calcext:value-type="float">
            <text:p>1.11E+07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[.A522] + 1) * 100 + 1" office:value-type="float" office:value="51901" calcext:value-type="float">
            <text:p>51901</text:p>
          </table:table-cell>
          <table:table-cell table:formula="of:=POWER([.B522];2)" office:value-type="float" office:value="2693713801" calcext:value-type="float">
            <text:p>2693713801</text:p>
          </table:table-cell>
          <table:table-cell table:formula="of:=[.B522]*LOG([.B522];2)" office:value-type="float" office:value="812950.00120694" calcext:value-type="float">
            <text:p>812950.00120694</text:p>
          </table:table-cell>
          <table:table-cell office:value-type="float" office:value="672948000" calcext:value-type="float">
            <text:p>6.73E+08</text:p>
          </table:table-cell>
          <table:table-cell office:value-type="float" office:value="9667860" calcext:value-type="float">
            <text:p>9.67E+06</text:p>
          </table:table-cell>
          <table:table-cell table:number-columns-repeated="8"/>
          <table:table-cell office:value-type="float" office:value="518" calcext:value-type="float">
            <text:p>518</text:p>
          </table:table-cell>
          <table:table-cell table:formula="of:=([.O522]+1) *100 + 1" office:value-type="float" office:value="51901" calcext:value-type="float">
            <text:p>51901</text:p>
          </table:table-cell>
          <table:table-cell office:value-type="float" office:value="648477000" calcext:value-type="float">
            <text:p>6.48E+08</text:p>
          </table:table-cell>
          <table:table-cell office:value-type="float" office:value="656599000" calcext:value-type="float">
            <text:p>6.57E+08</text:p>
          </table:table-cell>
          <table:table-cell office:value-type="float" office:value="676173000" calcext:value-type="float">
            <text:p>6.76E+08</text:p>
          </table:table-cell>
          <table:table-cell office:value-type="float" office:value="9801310" calcext:value-type="float">
            <text:p>9.80E+06</text:p>
          </table:table-cell>
          <table:table-cell office:value-type="float" office:value="9927420" calcext:value-type="float">
            <text:p>9.93E+06</text:p>
          </table:table-cell>
          <table:table-cell office:value-type="float" office:value="10212600" calcext:value-type="float">
            <text:p>1.02E+07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[.A523] + 1) * 100 + 1" office:value-type="float" office:value="52001" calcext:value-type="float">
            <text:p>52001</text:p>
          </table:table-cell>
          <table:table-cell table:formula="of:=POWER([.B523];2)" office:value-type="float" office:value="2704104001" calcext:value-type="float">
            <text:p>2704104001</text:p>
          </table:table-cell>
          <table:table-cell table:formula="of:=[.B523]*LOG([.B523];2)" office:value-type="float" office:value="814660.757078681" calcext:value-type="float">
            <text:p>814660.757078681</text:p>
          </table:table-cell>
          <table:table-cell office:value-type="float" office:value="674907000" calcext:value-type="float">
            <text:p>6.75E+08</text:p>
          </table:table-cell>
          <table:table-cell office:value-type="float" office:value="13782700" calcext:value-type="float">
            <text:p>1.38E+07</text:p>
          </table:table-cell>
          <table:table-cell table:number-columns-repeated="8"/>
          <table:table-cell office:value-type="float" office:value="519" calcext:value-type="float">
            <text:p>519</text:p>
          </table:table-cell>
          <table:table-cell table:formula="of:=([.O523]+1) *100 + 1" office:value-type="float" office:value="52001" calcext:value-type="float">
            <text:p>52001</text:p>
          </table:table-cell>
          <table:table-cell office:value-type="float" office:value="648354000" calcext:value-type="float">
            <text:p>6.48E+08</text:p>
          </table:table-cell>
          <table:table-cell office:value-type="float" office:value="656135000" calcext:value-type="float">
            <text:p>6.56E+08</text:p>
          </table:table-cell>
          <table:table-cell office:value-type="float" office:value="681783000" calcext:value-type="float">
            <text:p>6.82E+08</text:p>
          </table:table-cell>
          <table:table-cell office:value-type="float" office:value="9385330" calcext:value-type="float">
            <text:p>9.39E+06</text:p>
          </table:table-cell>
          <table:table-cell office:value-type="float" office:value="9558260" calcext:value-type="float">
            <text:p>9.56E+06</text:p>
          </table:table-cell>
          <table:table-cell office:value-type="float" office:value="9793480" calcext:value-type="float">
            <text:p>9.79E+06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[.A524] + 1) * 100 + 1" office:value-type="float" office:value="52101" calcext:value-type="float">
            <text:p>52101</text:p>
          </table:table-cell>
          <table:table-cell table:formula="of:=POWER([.B524];2)" office:value-type="float" office:value="2714514201" calcext:value-type="float">
            <text:p>2714514201</text:p>
          </table:table-cell>
          <table:table-cell table:formula="of:=[.B524]*LOG([.B524];2)" office:value-type="float" office:value="816371.790386612" calcext:value-type="float">
            <text:p>816371.790386612</text:p>
          </table:table-cell>
          <table:table-cell office:value-type="float" office:value="672134000" calcext:value-type="float">
            <text:p>6.72E+08</text:p>
          </table:table-cell>
          <table:table-cell office:value-type="float" office:value="10095900" calcext:value-type="float">
            <text:p>1.01E+07</text:p>
          </table:table-cell>
          <table:table-cell table:number-columns-repeated="8"/>
          <table:table-cell office:value-type="float" office:value="520" calcext:value-type="float">
            <text:p>520</text:p>
          </table:table-cell>
          <table:table-cell table:formula="of:=([.O524]+1) *100 + 1" office:value-type="float" office:value="52101" calcext:value-type="float">
            <text:p>52101</text:p>
          </table:table-cell>
          <table:table-cell office:value-type="float" office:value="655330000" calcext:value-type="float">
            <text:p>6.55E+08</text:p>
          </table:table-cell>
          <table:table-cell office:value-type="float" office:value="667596000" calcext:value-type="float">
            <text:p>6.68E+08</text:p>
          </table:table-cell>
          <table:table-cell office:value-type="float" office:value="676891000" calcext:value-type="float">
            <text:p>6.77E+08</text:p>
          </table:table-cell>
          <table:table-cell office:value-type="float" office:value="8992320" calcext:value-type="float">
            <text:p>8.99E+06</text:p>
          </table:table-cell>
          <table:table-cell office:value-type="float" office:value="9344600" calcext:value-type="float">
            <text:p>9.34E+06</text:p>
          </table:table-cell>
          <table:table-cell office:value-type="float" office:value="9891060" calcext:value-type="float">
            <text:p>9.89E+06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[.A525] + 1) * 100 + 1" office:value-type="float" office:value="52201" calcext:value-type="float">
            <text:p>52201</text:p>
          </table:table-cell>
          <table:table-cell table:formula="of:=POWER([.B525];2)" office:value-type="float" office:value="2724944401" calcext:value-type="float">
            <text:p>2724944401</text:p>
          </table:table-cell>
          <table:table-cell table:formula="of:=[.B525]*LOG([.B525];2)" office:value-type="float" office:value="818083.100598235" calcext:value-type="float">
            <text:p>818083.100598235</text:p>
          </table:table-cell>
          <table:table-cell office:value-type="float" office:value="679156000" calcext:value-type="float">
            <text:p>6.79E+08</text:p>
          </table:table-cell>
          <table:table-cell office:value-type="float" office:value="10131300" calcext:value-type="float">
            <text:p>1.01E+07</text:p>
          </table:table-cell>
          <table:table-cell table:number-columns-repeated="8"/>
          <table:table-cell office:value-type="float" office:value="521" calcext:value-type="float">
            <text:p>521</text:p>
          </table:table-cell>
          <table:table-cell table:formula="of:=([.O525]+1) *100 + 1" office:value-type="float" office:value="52201" calcext:value-type="float">
            <text:p>52201</text:p>
          </table:table-cell>
          <table:table-cell office:value-type="float" office:value="661444000" calcext:value-type="float">
            <text:p>6.61E+08</text:p>
          </table:table-cell>
          <table:table-cell office:value-type="float" office:value="669610000" calcext:value-type="float">
            <text:p>6.70E+08</text:p>
          </table:table-cell>
          <table:table-cell office:value-type="float" office:value="678646000" calcext:value-type="float">
            <text:p>6.79E+08</text:p>
          </table:table-cell>
          <table:table-cell office:value-type="float" office:value="9261130" calcext:value-type="float">
            <text:p>9.26E+06</text:p>
          </table:table-cell>
          <table:table-cell office:value-type="float" office:value="9438390" calcext:value-type="float">
            <text:p>9.44E+06</text:p>
          </table:table-cell>
          <table:table-cell office:value-type="float" office:value="9802600" calcext:value-type="float">
            <text:p>9.80E+06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[.A526] + 1) * 100 + 1" office:value-type="float" office:value="52301" calcext:value-type="float">
            <text:p>52301</text:p>
          </table:table-cell>
          <table:table-cell table:formula="of:=POWER([.B526];2)" office:value-type="float" office:value="2735394601" calcext:value-type="float">
            <text:p>2735394601</text:p>
          </table:table-cell>
          <table:table-cell table:formula="of:=[.B526]*LOG([.B526];2)" office:value-type="float" office:value="819794.687183092" calcext:value-type="float">
            <text:p>819794.687183092</text:p>
          </table:table-cell>
          <table:table-cell office:value-type="float" office:value="680288000" calcext:value-type="float">
            <text:p>6.80E+08</text:p>
          </table:table-cell>
          <table:table-cell office:value-type="float" office:value="10405200" calcext:value-type="float">
            <text:p>1.04E+07</text:p>
          </table:table-cell>
          <table:table-cell table:number-columns-repeated="8"/>
          <table:table-cell office:value-type="float" office:value="522" calcext:value-type="float">
            <text:p>522</text:p>
          </table:table-cell>
          <table:table-cell table:formula="of:=([.O526]+1) *100 + 1" office:value-type="float" office:value="52301" calcext:value-type="float">
            <text:p>52301</text:p>
          </table:table-cell>
          <table:table-cell office:value-type="float" office:value="660595000" calcext:value-type="float">
            <text:p>6.61E+08</text:p>
          </table:table-cell>
          <table:table-cell office:value-type="float" office:value="673732000" calcext:value-type="float">
            <text:p>6.74E+08</text:p>
          </table:table-cell>
          <table:table-cell office:value-type="float" office:value="692829000" calcext:value-type="float">
            <text:p>6.93E+08</text:p>
          </table:table-cell>
          <table:table-cell office:value-type="float" office:value="10256200" calcext:value-type="float">
            <text:p>1.03E+07</text:p>
          </table:table-cell>
          <table:table-cell office:value-type="float" office:value="10609300" calcext:value-type="float">
            <text:p>1.06E+07</text:p>
          </table:table-cell>
          <table:table-cell office:value-type="float" office:value="11036100" calcext:value-type="float">
            <text:p>1.10E+07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[.A527] + 1) * 100 + 1" office:value-type="float" office:value="52401" calcext:value-type="float">
            <text:p>52401</text:p>
          </table:table-cell>
          <table:table-cell table:formula="of:=POWER([.B527];2)" office:value-type="float" office:value="2745864801" calcext:value-type="float">
            <text:p>2745864801</text:p>
          </table:table-cell>
          <table:table-cell table:formula="of:=[.B527]*LOG([.B527];2)" office:value-type="float" office:value="821506.549612756" calcext:value-type="float">
            <text:p>821506.549612756</text:p>
          </table:table-cell>
          <table:table-cell office:value-type="float" office:value="684698000" calcext:value-type="float">
            <text:p>6.85E+08</text:p>
          </table:table-cell>
          <table:table-cell office:value-type="float" office:value="9966070" calcext:value-type="float">
            <text:p>9.97E+06</text:p>
          </table:table-cell>
          <table:table-cell table:number-columns-repeated="8"/>
          <table:table-cell office:value-type="float" office:value="523" calcext:value-type="float">
            <text:p>523</text:p>
          </table:table-cell>
          <table:table-cell table:formula="of:=([.O527]+1) *100 + 1" office:value-type="float" office:value="52401" calcext:value-type="float">
            <text:p>52401</text:p>
          </table:table-cell>
          <table:table-cell office:value-type="float" office:value="660769000" calcext:value-type="float">
            <text:p>6.61E+08</text:p>
          </table:table-cell>
          <table:table-cell office:value-type="float" office:value="675759000" calcext:value-type="float">
            <text:p>6.76E+08</text:p>
          </table:table-cell>
          <table:table-cell office:value-type="float" office:value="688478000" calcext:value-type="float">
            <text:p>6.88E+08</text:p>
          </table:table-cell>
          <table:table-cell office:value-type="float" office:value="9382610" calcext:value-type="float">
            <text:p>9.38E+06</text:p>
          </table:table-cell>
          <table:table-cell office:value-type="float" office:value="10044200" calcext:value-type="float">
            <text:p>1.00E+07</text:p>
          </table:table-cell>
          <table:table-cell office:value-type="float" office:value="14163100" calcext:value-type="float">
            <text:p>1.42E+07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[.A528] + 1) * 100 + 1" office:value-type="float" office:value="52501" calcext:value-type="float">
            <text:p>52501</text:p>
          </table:table-cell>
          <table:table-cell table:formula="of:=POWER([.B528];2)" office:value-type="float" office:value="2756355001" calcext:value-type="float">
            <text:p>2756355001</text:p>
          </table:table-cell>
          <table:table-cell table:formula="of:=[.B528]*LOG([.B528];2)" office:value-type="float" office:value="823218.687360814" calcext:value-type="float">
            <text:p>823218.687360814</text:p>
          </table:table-cell>
          <table:table-cell office:value-type="float" office:value="683583000" calcext:value-type="float">
            <text:p>6.84E+08</text:p>
          </table:table-cell>
          <table:table-cell office:value-type="float" office:value="9823250" calcext:value-type="float">
            <text:p>9.82E+06</text:p>
          </table:table-cell>
          <table:table-cell table:number-columns-repeated="8"/>
          <table:table-cell office:value-type="float" office:value="524" calcext:value-type="float">
            <text:p>524</text:p>
          </table:table-cell>
          <table:table-cell table:formula="of:=([.O528]+1) *100 + 1" office:value-type="float" office:value="52501" calcext:value-type="float">
            <text:p>52501</text:p>
          </table:table-cell>
          <table:table-cell office:value-type="float" office:value="662095000" calcext:value-type="float">
            <text:p>6.62E+08</text:p>
          </table:table-cell>
          <table:table-cell office:value-type="float" office:value="672256000" calcext:value-type="float">
            <text:p>6.72E+08</text:p>
          </table:table-cell>
          <table:table-cell office:value-type="float" office:value="689779000" calcext:value-type="float">
            <text:p>6.90E+08</text:p>
          </table:table-cell>
          <table:table-cell office:value-type="float" office:value="9632590" calcext:value-type="float">
            <text:p>9.63E+06</text:p>
          </table:table-cell>
          <table:table-cell office:value-type="float" office:value="9833740" calcext:value-type="float">
            <text:p>9.83E+06</text:p>
          </table:table-cell>
          <table:table-cell office:value-type="float" office:value="9928040" calcext:value-type="float">
            <text:p>9.93E+06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[.A529] + 1) * 100 + 1" office:value-type="float" office:value="52601" calcext:value-type="float">
            <text:p>52601</text:p>
          </table:table-cell>
          <table:table-cell table:formula="of:=POWER([.B529];2)" office:value-type="float" office:value="2766865201" calcext:value-type="float">
            <text:p>2766865201</text:p>
          </table:table-cell>
          <table:table-cell table:formula="of:=[.B529]*LOG([.B529];2)" office:value-type="float" office:value="824931.099902859" calcext:value-type="float">
            <text:p>824931.099902859</text:p>
          </table:table-cell>
          <table:table-cell office:value-type="float" office:value="682127000" calcext:value-type="float">
            <text:p>6.82E+08</text:p>
          </table:table-cell>
          <table:table-cell office:value-type="float" office:value="10324400" calcext:value-type="float">
            <text:p>1.03E+07</text:p>
          </table:table-cell>
          <table:table-cell table:number-columns-repeated="8"/>
          <table:table-cell office:value-type="float" office:value="525" calcext:value-type="float">
            <text:p>525</text:p>
          </table:table-cell>
          <table:table-cell table:formula="of:=([.O529]+1) *100 + 1" office:value-type="float" office:value="52601" calcext:value-type="float">
            <text:p>52601</text:p>
          </table:table-cell>
          <table:table-cell office:value-type="float" office:value="674188000" calcext:value-type="float">
            <text:p>6.74E+08</text:p>
          </table:table-cell>
          <table:table-cell office:value-type="float" office:value="682516000" calcext:value-type="float">
            <text:p>6.83E+08</text:p>
          </table:table-cell>
          <table:table-cell office:value-type="float" office:value="701334000" calcext:value-type="float">
            <text:p>7.01E+08</text:p>
          </table:table-cell>
          <table:table-cell office:value-type="float" office:value="9560980" calcext:value-type="float">
            <text:p>9.56E+06</text:p>
          </table:table-cell>
          <table:table-cell office:value-type="float" office:value="9842070" calcext:value-type="float">
            <text:p>9.84E+06</text:p>
          </table:table-cell>
          <table:table-cell office:value-type="float" office:value="10401400" calcext:value-type="float">
            <text:p>1.04E+07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[.A530] + 1) * 100 + 1" office:value-type="float" office:value="52701" calcext:value-type="float">
            <text:p>52701</text:p>
          </table:table-cell>
          <table:table-cell table:formula="of:=POWER([.B530];2)" office:value-type="float" office:value="2777395401" calcext:value-type="float">
            <text:p>2777395401</text:p>
          </table:table-cell>
          <table:table-cell table:formula="of:=[.B530]*LOG([.B530];2)" office:value-type="float" office:value="826643.786716479" calcext:value-type="float">
            <text:p>826643.786716479</text:p>
          </table:table-cell>
          <table:table-cell office:value-type="float" office:value="687286000" calcext:value-type="float">
            <text:p>6.87E+08</text:p>
          </table:table-cell>
          <table:table-cell office:value-type="float" office:value="10216200" calcext:value-type="float">
            <text:p>1.02E+07</text:p>
          </table:table-cell>
          <table:table-cell table:number-columns-repeated="8"/>
          <table:table-cell office:value-type="float" office:value="526" calcext:value-type="float">
            <text:p>526</text:p>
          </table:table-cell>
          <table:table-cell table:formula="of:=([.O530]+1) *100 + 1" office:value-type="float" office:value="52701" calcext:value-type="float">
            <text:p>52701</text:p>
          </table:table-cell>
          <table:table-cell office:value-type="float" office:value="667883000" calcext:value-type="float">
            <text:p>6.68E+08</text:p>
          </table:table-cell>
          <table:table-cell office:value-type="float" office:value="681552000" calcext:value-type="float">
            <text:p>6.82E+08</text:p>
          </table:table-cell>
          <table:table-cell office:value-type="float" office:value="699805000" calcext:value-type="float">
            <text:p>7.00E+08</text:p>
          </table:table-cell>
          <table:table-cell office:value-type="float" office:value="10182600" calcext:value-type="float">
            <text:p>1.02E+07</text:p>
          </table:table-cell>
          <table:table-cell office:value-type="float" office:value="10348100" calcext:value-type="float">
            <text:p>1.03E+07</text:p>
          </table:table-cell>
          <table:table-cell office:value-type="float" office:value="105714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[.A531] + 1) * 100 + 1" office:value-type="float" office:value="52801" calcext:value-type="float">
            <text:p>52801</text:p>
          </table:table-cell>
          <table:table-cell table:formula="of:=POWER([.B531];2)" office:value-type="float" office:value="2787945601" calcext:value-type="float">
            <text:p>2787945601</text:p>
          </table:table-cell>
          <table:table-cell table:formula="of:=[.B531]*LOG([.B531];2)" office:value-type="float" office:value="828356.747281244" calcext:value-type="float">
            <text:p>828356.747281244</text:p>
          </table:table-cell>
          <table:table-cell office:value-type="float" office:value="686489000" calcext:value-type="float">
            <text:p>6.86E+08</text:p>
          </table:table-cell>
          <table:table-cell office:value-type="float" office:value="9943810" calcext:value-type="float">
            <text:p>9.94E+06</text:p>
          </table:table-cell>
          <table:table-cell table:number-columns-repeated="8"/>
          <table:table-cell office:value-type="float" office:value="527" calcext:value-type="float">
            <text:p>527</text:p>
          </table:table-cell>
          <table:table-cell table:formula="of:=([.O531]+1) *100 + 1" office:value-type="float" office:value="52801" calcext:value-type="float">
            <text:p>52801</text:p>
          </table:table-cell>
          <table:table-cell office:value-type="float" office:value="671722000" calcext:value-type="float">
            <text:p>6.72E+08</text:p>
          </table:table-cell>
          <table:table-cell office:value-type="float" office:value="681381000" calcext:value-type="float">
            <text:p>6.81E+08</text:p>
          </table:table-cell>
          <table:table-cell office:value-type="float" office:value="692132000" calcext:value-type="float">
            <text:p>6.92E+08</text:p>
          </table:table-cell>
          <table:table-cell office:value-type="float" office:value="9830110" calcext:value-type="float">
            <text:p>9.83E+06</text:p>
          </table:table-cell>
          <table:table-cell office:value-type="float" office:value="9984540" calcext:value-type="float">
            <text:p>9.98E+06</text:p>
          </table:table-cell>
          <table:table-cell office:value-type="float" office:value="10126100" calcext:value-type="float">
            <text:p>1.01E+07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[.A532] + 1) * 100 + 1" office:value-type="float" office:value="52901" calcext:value-type="float">
            <text:p>52901</text:p>
          </table:table-cell>
          <table:table-cell table:formula="of:=POWER([.B532];2)" office:value-type="float" office:value="2798515801" calcext:value-type="float">
            <text:p>2798515801</text:p>
          </table:table-cell>
          <table:table-cell table:formula="of:=[.B532]*LOG([.B532];2)" office:value-type="float" office:value="830069.981078694" calcext:value-type="float">
            <text:p>830069.981078694</text:p>
          </table:table-cell>
          <table:table-cell office:value-type="float" office:value="679674000" calcext:value-type="float">
            <text:p>6.80E+08</text:p>
          </table:table-cell>
          <table:table-cell office:value-type="float" office:value="9371810" calcext:value-type="float">
            <text:p>9.37E+06</text:p>
          </table:table-cell>
          <table:table-cell table:number-columns-repeated="8"/>
          <table:table-cell office:value-type="float" office:value="528" calcext:value-type="float">
            <text:p>528</text:p>
          </table:table-cell>
          <table:table-cell table:formula="of:=([.O532]+1) *100 + 1" office:value-type="float" office:value="52901" calcext:value-type="float">
            <text:p>52901</text:p>
          </table:table-cell>
          <table:table-cell office:value-type="float" office:value="673719000" calcext:value-type="float">
            <text:p>6.74E+08</text:p>
          </table:table-cell>
          <table:table-cell office:value-type="float" office:value="685835000" calcext:value-type="float">
            <text:p>6.86E+08</text:p>
          </table:table-cell>
          <table:table-cell office:value-type="float" office:value="703826000" calcext:value-type="float">
            <text:p>7.04E+08</text:p>
          </table:table-cell>
          <table:table-cell office:value-type="float" office:value="10012700" calcext:value-type="float">
            <text:p>1.00E+07</text:p>
          </table:table-cell>
          <table:table-cell office:value-type="float" office:value="10111600" calcext:value-type="float">
            <text:p>1.01E+07</text:p>
          </table:table-cell>
          <table:table-cell office:value-type="float" office:value="10517500" calcext:value-type="float">
            <text:p>1.05E+07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[.A533] + 1) * 100 + 1" office:value-type="float" office:value="53001" calcext:value-type="float">
            <text:p>53001</text:p>
          </table:table-cell>
          <table:table-cell table:formula="of:=POWER([.B533];2)" office:value-type="float" office:value="2809106001" calcext:value-type="float">
            <text:p>2809106001</text:p>
          </table:table-cell>
          <table:table-cell table:formula="of:=[.B533]*LOG([.B533];2)" office:value-type="float" office:value="831783.487592331" calcext:value-type="float">
            <text:p>831783.487592331</text:p>
          </table:table-cell>
          <table:table-cell office:value-type="float" office:value="688755000" calcext:value-type="float">
            <text:p>6.89E+08</text:p>
          </table:table-cell>
          <table:table-cell office:value-type="float" office:value="9345860" calcext:value-type="float">
            <text:p>9.35E+06</text:p>
          </table:table-cell>
          <table:table-cell table:number-columns-repeated="8"/>
          <table:table-cell office:value-type="float" office:value="529" calcext:value-type="float">
            <text:p>529</text:p>
          </table:table-cell>
          <table:table-cell table:formula="of:=([.O533]+1) *100 + 1" office:value-type="float" office:value="53001" calcext:value-type="float">
            <text:p>53001</text:p>
          </table:table-cell>
          <table:table-cell office:value-type="float" office:value="675502000" calcext:value-type="float">
            <text:p>6.76E+08</text:p>
          </table:table-cell>
          <table:table-cell office:value-type="float" office:value="690018000" calcext:value-type="float">
            <text:p>6.90E+08</text:p>
          </table:table-cell>
          <table:table-cell office:value-type="float" office:value="714267000" calcext:value-type="float">
            <text:p>7.14E+08</text:p>
          </table:table-cell>
          <table:table-cell office:value-type="float" office:value="9576130" calcext:value-type="float">
            <text:p>9.58E+06</text:p>
          </table:table-cell>
          <table:table-cell office:value-type="float" office:value="9677330" calcext:value-type="float">
            <text:p>9.68E+06</text:p>
          </table:table-cell>
          <table:table-cell office:value-type="float" office:value="9920240" calcext:value-type="float">
            <text:p>9.92E+06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534] + 1) * 100 + 1" office:value-type="float" office:value="53101" calcext:value-type="float">
            <text:p>53101</text:p>
          </table:table-cell>
          <table:table-cell table:formula="of:=POWER([.B534];2)" office:value-type="float" office:value="2819716201" calcext:value-type="float">
            <text:p>2819716201</text:p>
          </table:table-cell>
          <table:table-cell table:formula="of:=[.B534]*LOG([.B534];2)" office:value-type="float" office:value="833497.266307604" calcext:value-type="float">
            <text:p>833497.266307604</text:p>
          </table:table-cell>
          <table:table-cell office:value-type="float" office:value="684847000" calcext:value-type="float">
            <text:p>6.85E+08</text:p>
          </table:table-cell>
          <table:table-cell office:value-type="float" office:value="10075600" calcext:value-type="float">
            <text:p>1.01E+07</text:p>
          </table:table-cell>
          <table:table-cell table:number-columns-repeated="8"/>
          <table:table-cell office:value-type="float" office:value="530" calcext:value-type="float">
            <text:p>530</text:p>
          </table:table-cell>
          <table:table-cell table:formula="of:=([.O534]+1) *100 + 1" office:value-type="float" office:value="53101" calcext:value-type="float">
            <text:p>53101</text:p>
          </table:table-cell>
          <table:table-cell office:value-type="float" office:value="675678000" calcext:value-type="float">
            <text:p>6.76E+08</text:p>
          </table:table-cell>
          <table:table-cell office:value-type="float" office:value="685042000" calcext:value-type="float">
            <text:p>6.85E+08</text:p>
          </table:table-cell>
          <table:table-cell office:value-type="float" office:value="700355000" calcext:value-type="float">
            <text:p>7.00E+08</text:p>
          </table:table-cell>
          <table:table-cell office:value-type="float" office:value="9697670" calcext:value-type="float">
            <text:p>9.70E+06</text:p>
          </table:table-cell>
          <table:table-cell office:value-type="float" office:value="9778150" calcext:value-type="float">
            <text:p>9.78E+06</text:p>
          </table:table-cell>
          <table:table-cell office:value-type="float" office:value="9877580" calcext:value-type="float">
            <text:p>9.88E+06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[.A535] + 1) * 100 + 1" office:value-type="float" office:value="53201" calcext:value-type="float">
            <text:p>53201</text:p>
          </table:table-cell>
          <table:table-cell table:formula="of:=POWER([.B535];2)" office:value-type="float" office:value="2830346401" calcext:value-type="float">
            <text:p>2830346401</text:p>
          </table:table-cell>
          <table:table-cell table:formula="of:=[.B535]*LOG([.B535];2)" office:value-type="float" office:value="835211.316711904" calcext:value-type="float">
            <text:p>835211.316711904</text:p>
          </table:table-cell>
          <table:table-cell office:value-type="float" office:value="681543000" calcext:value-type="float">
            <text:p>6.82E+08</text:p>
          </table:table-cell>
          <table:table-cell office:value-type="float" office:value="10092300" calcext:value-type="float">
            <text:p>1.01E+07</text:p>
          </table:table-cell>
          <table:table-cell table:number-columns-repeated="8"/>
          <table:table-cell office:value-type="float" office:value="531" calcext:value-type="float">
            <text:p>531</text:p>
          </table:table-cell>
          <table:table-cell table:formula="of:=([.O535]+1) *100 + 1" office:value-type="float" office:value="53201" calcext:value-type="float">
            <text:p>53201</text:p>
          </table:table-cell>
          <table:table-cell office:value-type="float" office:value="678534000" calcext:value-type="float">
            <text:p>6.79E+08</text:p>
          </table:table-cell>
          <table:table-cell office:value-type="float" office:value="692951000" calcext:value-type="float">
            <text:p>6.93E+08</text:p>
          </table:table-cell>
          <table:table-cell office:value-type="float" office:value="719065000" calcext:value-type="float">
            <text:p>7.19E+08</text:p>
          </table:table-cell>
          <table:table-cell office:value-type="float" office:value="9835600" calcext:value-type="float">
            <text:p>9.84E+06</text:p>
          </table:table-cell>
          <table:table-cell office:value-type="float" office:value="10199500" calcext:value-type="float">
            <text:p>1.02E+07</text:p>
          </table:table-cell>
          <table:table-cell office:value-type="float" office:value="106154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[.A536] + 1) * 100 + 1" office:value-type="float" office:value="53301" calcext:value-type="float">
            <text:p>53301</text:p>
          </table:table-cell>
          <table:table-cell table:formula="of:=POWER([.B536];2)" office:value-type="float" office:value="2840996601" calcext:value-type="float">
            <text:p>2840996601</text:p>
          </table:table-cell>
          <table:table-cell table:formula="of:=[.B536]*LOG([.B536];2)" office:value-type="float" office:value="836925.638294544" calcext:value-type="float">
            <text:p>836925.638294544</text:p>
          </table:table-cell>
          <table:table-cell office:value-type="float" office:value="694980000" calcext:value-type="float">
            <text:p>6.95E+08</text:p>
          </table:table-cell>
          <table:table-cell office:value-type="float" office:value="10399200" calcext:value-type="float">
            <text:p>1.04E+07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table:formula="of:=([.O536]+1) *100 + 1" office:value-type="float" office:value="53301" calcext:value-type="float">
            <text:p>53301</text:p>
          </table:table-cell>
          <table:table-cell office:value-type="float" office:value="680678000" calcext:value-type="float">
            <text:p>6.81E+08</text:p>
          </table:table-cell>
          <table:table-cell office:value-type="float" office:value="684108000" calcext:value-type="float">
            <text:p>6.84E+08</text:p>
          </table:table-cell>
          <table:table-cell office:value-type="float" office:value="690806000" calcext:value-type="float">
            <text:p>6.91E+08</text:p>
          </table:table-cell>
          <table:table-cell office:value-type="float" office:value="9624750" calcext:value-type="float">
            <text:p>9.62E+06</text:p>
          </table:table-cell>
          <table:table-cell office:value-type="float" office:value="9728790" calcext:value-type="float">
            <text:p>9.73E+06</text:p>
          </table:table-cell>
          <table:table-cell office:value-type="float" office:value="9868870" calcext:value-type="float">
            <text:p>9.87E+06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[.A537] + 1) * 100 + 1" office:value-type="float" office:value="53401" calcext:value-type="float">
            <text:p>53401</text:p>
          </table:table-cell>
          <table:table-cell table:formula="of:=POWER([.B537];2)" office:value-type="float" office:value="2851666801" calcext:value-type="float">
            <text:p>2851666801</text:p>
          </table:table-cell>
          <table:table-cell table:formula="of:=[.B537]*LOG([.B537];2)" office:value-type="float" office:value="838640.230546756" calcext:value-type="float">
            <text:p>838640.230546756</text:p>
          </table:table-cell>
          <table:table-cell office:value-type="float" office:value="686420000" calcext:value-type="float">
            <text:p>6.86E+08</text:p>
          </table:table-cell>
          <table:table-cell office:value-type="float" office:value="10066100" calcext:value-type="float">
            <text:p>1.01E+07</text:p>
          </table:table-cell>
          <table:table-cell table:number-columns-repeated="8"/>
          <table:table-cell office:value-type="float" office:value="533" calcext:value-type="float">
            <text:p>533</text:p>
          </table:table-cell>
          <table:table-cell table:formula="of:=([.O537]+1) *100 + 1" office:value-type="float" office:value="53401" calcext:value-type="float">
            <text:p>53401</text:p>
          </table:table-cell>
          <table:table-cell office:value-type="float" office:value="683893000" calcext:value-type="float">
            <text:p>6.84E+08</text:p>
          </table:table-cell>
          <table:table-cell office:value-type="float" office:value="693813000" calcext:value-type="float">
            <text:p>6.94E+08</text:p>
          </table:table-cell>
          <table:table-cell office:value-type="float" office:value="721051000" calcext:value-type="float">
            <text:p>7.21E+08</text:p>
          </table:table-cell>
          <table:table-cell office:value-type="float" office:value="9351790" calcext:value-type="float">
            <text:p>9.35E+06</text:p>
          </table:table-cell>
          <table:table-cell office:value-type="float" office:value="9427430" calcext:value-type="float">
            <text:p>9.43E+06</text:p>
          </table:table-cell>
          <table:table-cell office:value-type="float" office:value="9530660" calcext:value-type="float">
            <text:p>9.53E+06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[.A538] + 1) * 100 + 1" office:value-type="float" office:value="53501" calcext:value-type="float">
            <text:p>53501</text:p>
          </table:table-cell>
          <table:table-cell table:formula="of:=POWER([.B538];2)" office:value-type="float" office:value="2862357001" calcext:value-type="float">
            <text:p>2862357001</text:p>
          </table:table-cell>
          <table:table-cell table:formula="of:=[.B538]*LOG([.B538];2)" office:value-type="float" office:value="840355.092961678" calcext:value-type="float">
            <text:p>840355.092961678</text:p>
          </table:table-cell>
          <table:table-cell office:value-type="float" office:value="705654000" calcext:value-type="float">
            <text:p>7.06E+08</text:p>
          </table:table-cell>
          <table:table-cell office:value-type="float" office:value="9999880" calcext:value-type="float">
            <text:p>1.00E+07</text:p>
          </table:table-cell>
          <table:table-cell table:number-columns-repeated="8"/>
          <table:table-cell office:value-type="float" office:value="534" calcext:value-type="float">
            <text:p>534</text:p>
          </table:table-cell>
          <table:table-cell table:formula="of:=([.O538]+1) *100 + 1" office:value-type="float" office:value="53501" calcext:value-type="float">
            <text:p>53501</text:p>
          </table:table-cell>
          <table:table-cell office:value-type="float" office:value="687646000" calcext:value-type="float">
            <text:p>6.88E+08</text:p>
          </table:table-cell>
          <table:table-cell office:value-type="float" office:value="700017000" calcext:value-type="float">
            <text:p>7.00E+08</text:p>
          </table:table-cell>
          <table:table-cell office:value-type="float" office:value="719294000" calcext:value-type="float">
            <text:p>7.19E+08</text:p>
          </table:table-cell>
          <table:table-cell office:value-type="float" office:value="10343600" calcext:value-type="float">
            <text:p>1.03E+07</text:p>
          </table:table-cell>
          <table:table-cell office:value-type="float" office:value="10569200" calcext:value-type="float">
            <text:p>1.06E+07</text:p>
          </table:table-cell>
          <table:table-cell office:value-type="float" office:value="10868300" calcext:value-type="float">
            <text:p>1.09E+07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[.A539] + 1) * 100 + 1" office:value-type="float" office:value="53601" calcext:value-type="float">
            <text:p>53601</text:p>
          </table:table-cell>
          <table:table-cell table:formula="of:=POWER([.B539];2)" office:value-type="float" office:value="2873067201" calcext:value-type="float">
            <text:p>2873067201</text:p>
          </table:table-cell>
          <table:table-cell table:formula="of:=[.B539]*LOG([.B539];2)" office:value-type="float" office:value="842070.225034341" calcext:value-type="float">
            <text:p>842070.225034341</text:p>
          </table:table-cell>
          <table:table-cell office:value-type="float" office:value="700430000" calcext:value-type="float">
            <text:p>7.00E+08</text:p>
          </table:table-cell>
          <table:table-cell office:value-type="float" office:value="10055900" calcext:value-type="float">
            <text:p>1.01E+07</text:p>
          </table:table-cell>
          <table:table-cell table:number-columns-repeated="8"/>
          <table:table-cell office:value-type="float" office:value="535" calcext:value-type="float">
            <text:p>535</text:p>
          </table:table-cell>
          <table:table-cell table:formula="of:=([.O539]+1) *100 + 1" office:value-type="float" office:value="53601" calcext:value-type="float">
            <text:p>53601</text:p>
          </table:table-cell>
          <table:table-cell office:value-type="float" office:value="691777000" calcext:value-type="float">
            <text:p>6.92E+08</text:p>
          </table:table-cell>
          <table:table-cell office:value-type="float" office:value="700526000" calcext:value-type="float">
            <text:p>7.01E+08</text:p>
          </table:table-cell>
          <table:table-cell office:value-type="float" office:value="723604000" calcext:value-type="float">
            <text:p>7.24E+08</text:p>
          </table:table-cell>
          <table:table-cell office:value-type="float" office:value="10582700" calcext:value-type="float">
            <text:p>1.06E+07</text:p>
          </table:table-cell>
          <table:table-cell office:value-type="float" office:value="10913300" calcext:value-type="float">
            <text:p>1.09E+07</text:p>
          </table:table-cell>
          <table:table-cell office:value-type="float" office:value="11101100" calcext:value-type="float">
            <text:p>1.11E+07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[.A540] + 1) * 100 + 1" office:value-type="float" office:value="53701" calcext:value-type="float">
            <text:p>53701</text:p>
          </table:table-cell>
          <table:table-cell table:formula="of:=POWER([.B540];2)" office:value-type="float" office:value="2883797401" calcext:value-type="float">
            <text:p>2883797401</text:p>
          </table:table-cell>
          <table:table-cell table:formula="of:=[.B540]*LOG([.B540];2)" office:value-type="float" office:value="843785.626261661" calcext:value-type="float">
            <text:p>843785.626261661</text:p>
          </table:table-cell>
          <table:table-cell office:value-type="float" office:value="701956000" calcext:value-type="float">
            <text:p>7.02E+08</text:p>
          </table:table-cell>
          <table:table-cell office:value-type="float" office:value="10398600" calcext:value-type="float">
            <text:p>1.04E+07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formula="of:=([.O540]+1) *100 + 1" office:value-type="float" office:value="53701" calcext:value-type="float">
            <text:p>53701</text:p>
          </table:table-cell>
          <table:table-cell office:value-type="float" office:value="693830000" calcext:value-type="float">
            <text:p>6.94E+08</text:p>
          </table:table-cell>
          <table:table-cell office:value-type="float" office:value="703550000" calcext:value-type="float">
            <text:p>7.04E+08</text:p>
          </table:table-cell>
          <table:table-cell office:value-type="float" office:value="715178000" calcext:value-type="float">
            <text:p>7.15E+08</text:p>
          </table:table-cell>
          <table:table-cell office:value-type="float" office:value="9777240" calcext:value-type="float">
            <text:p>9.78E+06</text:p>
          </table:table-cell>
          <table:table-cell office:value-type="float" office:value="10110200" calcext:value-type="float">
            <text:p>1.01E+07</text:p>
          </table:table-cell>
          <table:table-cell office:value-type="float" office:value="105682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[.A541] + 1) * 100 + 1" office:value-type="float" office:value="53801" calcext:value-type="float">
            <text:p>53801</text:p>
          </table:table-cell>
          <table:table-cell table:formula="of:=POWER([.B541];2)" office:value-type="float" office:value="2894547601" calcext:value-type="float">
            <text:p>2894547601</text:p>
          </table:table-cell>
          <table:table-cell table:formula="of:=[.B541]*LOG([.B541];2)" office:value-type="float" office:value="845501.296142428" calcext:value-type="float">
            <text:p>845501.296142428</text:p>
          </table:table-cell>
          <table:table-cell office:value-type="float" office:value="698724000" calcext:value-type="float">
            <text:p>6.99E+08</text:p>
          </table:table-cell>
          <table:table-cell office:value-type="float" office:value="9997070" calcext:value-type="float">
            <text:p>1.00E+07</text:p>
          </table:table-cell>
          <table:table-cell table:number-columns-repeated="8"/>
          <table:table-cell office:value-type="float" office:value="537" calcext:value-type="float">
            <text:p>537</text:p>
          </table:table-cell>
          <table:table-cell table:formula="of:=([.O541]+1) *100 + 1" office:value-type="float" office:value="53801" calcext:value-type="float">
            <text:p>53801</text:p>
          </table:table-cell>
          <table:table-cell office:value-type="float" office:value="696807000" calcext:value-type="float">
            <text:p>6.97E+08</text:p>
          </table:table-cell>
          <table:table-cell office:value-type="float" office:value="713292000" calcext:value-type="float">
            <text:p>7.13E+08</text:p>
          </table:table-cell>
          <table:table-cell office:value-type="float" office:value="733466000" calcext:value-type="float">
            <text:p>7.33E+08</text:p>
          </table:table-cell>
          <table:table-cell office:value-type="float" office:value="10361200" calcext:value-type="float">
            <text:p>1.04E+07</text:p>
          </table:table-cell>
          <table:table-cell office:value-type="float" office:value="10533300" calcext:value-type="float">
            <text:p>1.05E+07</text:p>
          </table:table-cell>
          <table:table-cell office:value-type="float" office:value="10894200" calcext:value-type="float">
            <text:p>1.09E+07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[.A542] + 1) * 100 + 1" office:value-type="float" office:value="53901" calcext:value-type="float">
            <text:p>53901</text:p>
          </table:table-cell>
          <table:table-cell table:formula="of:=POWER([.B542];2)" office:value-type="float" office:value="2905317801" calcext:value-type="float">
            <text:p>2905317801</text:p>
          </table:table-cell>
          <table:table-cell table:formula="of:=[.B542]*LOG([.B542];2)" office:value-type="float" office:value="847217.234177294" calcext:value-type="float">
            <text:p>847217.234177294</text:p>
          </table:table-cell>
          <table:table-cell office:value-type="float" office:value="714472000" calcext:value-type="float">
            <text:p>7.14E+08</text:p>
          </table:table-cell>
          <table:table-cell office:value-type="float" office:value="10549700" calcext:value-type="float">
            <text:p>1.05E+07</text:p>
          </table:table-cell>
          <table:table-cell table:number-columns-repeated="8"/>
          <table:table-cell office:value-type="float" office:value="538" calcext:value-type="float">
            <text:p>538</text:p>
          </table:table-cell>
          <table:table-cell table:formula="of:=([.O542]+1) *100 + 1" office:value-type="float" office:value="53901" calcext:value-type="float">
            <text:p>53901</text:p>
          </table:table-cell>
          <table:table-cell office:value-type="float" office:value="698227000" calcext:value-type="float">
            <text:p>6.98E+08</text:p>
          </table:table-cell>
          <table:table-cell office:value-type="float" office:value="714698000" calcext:value-type="float">
            <text:p>7.15E+08</text:p>
          </table:table-cell>
          <table:table-cell office:value-type="float" office:value="738607000" calcext:value-type="float">
            <text:p>7.39E+08</text:p>
          </table:table-cell>
          <table:table-cell office:value-type="float" office:value="10337900" calcext:value-type="float">
            <text:p>1.03E+07</text:p>
          </table:table-cell>
          <table:table-cell office:value-type="float" office:value="10708400" calcext:value-type="float">
            <text:p>1.07E+07</text:p>
          </table:table-cell>
          <table:table-cell office:value-type="float" office:value="10950300" calcext:value-type="float">
            <text:p>1.10E+07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[.A543] + 1) * 100 + 1" office:value-type="float" office:value="54001" calcext:value-type="float">
            <text:p>54001</text:p>
          </table:table-cell>
          <table:table-cell table:formula="of:=POWER([.B543];2)" office:value-type="float" office:value="2916108001" calcext:value-type="float">
            <text:p>2916108001</text:p>
          </table:table-cell>
          <table:table-cell table:formula="of:=[.B543]*LOG([.B543];2)" office:value-type="float" office:value="848933.439868766" calcext:value-type="float">
            <text:p>848933.439868766</text:p>
          </table:table-cell>
          <table:table-cell office:value-type="float" office:value="720082000" calcext:value-type="float">
            <text:p>7.20E+08</text:p>
          </table:table-cell>
          <table:table-cell office:value-type="float" office:value="10342400" calcext:value-type="float">
            <text:p>1.03E+07</text:p>
          </table:table-cell>
          <table:table-cell table:number-columns-repeated="8"/>
          <table:table-cell office:value-type="float" office:value="539" calcext:value-type="float">
            <text:p>539</text:p>
          </table:table-cell>
          <table:table-cell table:formula="of:=([.O543]+1) *100 + 1" office:value-type="float" office:value="54001" calcext:value-type="float">
            <text:p>54001</text:p>
          </table:table-cell>
          <table:table-cell office:value-type="float" office:value="700219000" calcext:value-type="float">
            <text:p>7.00E+08</text:p>
          </table:table-cell>
          <table:table-cell office:value-type="float" office:value="713462000" calcext:value-type="float">
            <text:p>7.13E+08</text:p>
          </table:table-cell>
          <table:table-cell office:value-type="float" office:value="724715000" calcext:value-type="float">
            <text:p>7.25E+08</text:p>
          </table:table-cell>
          <table:table-cell office:value-type="float" office:value="10398100" calcext:value-type="float">
            <text:p>1.04E+07</text:p>
          </table:table-cell>
          <table:table-cell office:value-type="float" office:value="10536300" calcext:value-type="float">
            <text:p>1.05E+07</text:p>
          </table:table-cell>
          <table:table-cell office:value-type="float" office:value="10780100" calcext:value-type="float">
            <text:p>1.08E+07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A544] + 1) * 100 + 1" office:value-type="float" office:value="54101" calcext:value-type="float">
            <text:p>54101</text:p>
          </table:table-cell>
          <table:table-cell table:formula="of:=POWER([.B544];2)" office:value-type="float" office:value="2926918201" calcext:value-type="float">
            <text:p>2926918201</text:p>
          </table:table-cell>
          <table:table-cell table:formula="of:=[.B544]*LOG([.B544];2)" office:value-type="float" office:value="850649.912721191" calcext:value-type="float">
            <text:p>850649.912721191</text:p>
          </table:table-cell>
          <table:table-cell office:value-type="float" office:value="716741000" calcext:value-type="float">
            <text:p>7.17E+08</text:p>
          </table:table-cell>
          <table:table-cell office:value-type="float" office:value="10597700" calcext:value-type="float">
            <text:p>1.06E+07</text:p>
          </table:table-cell>
          <table:table-cell table:number-columns-repeated="8"/>
          <table:table-cell office:value-type="float" office:value="540" calcext:value-type="float">
            <text:p>540</text:p>
          </table:table-cell>
          <table:table-cell table:formula="of:=([.O544]+1) *100 + 1" office:value-type="float" office:value="54101" calcext:value-type="float">
            <text:p>54101</text:p>
          </table:table-cell>
          <table:table-cell office:value-type="float" office:value="706965000" calcext:value-type="float">
            <text:p>7.07E+08</text:p>
          </table:table-cell>
          <table:table-cell office:value-type="float" office:value="722717000" calcext:value-type="float">
            <text:p>7.23E+08</text:p>
          </table:table-cell>
          <table:table-cell office:value-type="float" office:value="757052000" calcext:value-type="float">
            <text:p>7.57E+08</text:p>
          </table:table-cell>
          <table:table-cell office:value-type="float" office:value="10050800" calcext:value-type="float">
            <text:p>1.01E+07</text:p>
          </table:table-cell>
          <table:table-cell office:value-type="float" office:value="10207600" calcext:value-type="float">
            <text:p>1.02E+07</text:p>
          </table:table-cell>
          <table:table-cell office:value-type="float" office:value="10541400" calcext:value-type="float">
            <text:p>1.05E+07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[.A545] + 1) * 100 + 1" office:value-type="float" office:value="54201" calcext:value-type="float">
            <text:p>54201</text:p>
          </table:table-cell>
          <table:table-cell table:formula="of:=POWER([.B545];2)" office:value-type="float" office:value="2937748401" calcext:value-type="float">
            <text:p>2937748401</text:p>
          </table:table-cell>
          <table:table-cell table:formula="of:=[.B545]*LOG([.B545];2)" office:value-type="float" office:value="852366.652240751" calcext:value-type="float">
            <text:p>852366.652240751</text:p>
          </table:table-cell>
          <table:table-cell office:value-type="float" office:value="712081000" calcext:value-type="float">
            <text:p>7.12E+08</text:p>
          </table:table-cell>
          <table:table-cell office:value-type="float" office:value="10568200" calcext:value-type="float">
            <text:p>1.06E+07</text:p>
          </table:table-cell>
          <table:table-cell table:number-columns-repeated="8"/>
          <table:table-cell office:value-type="float" office:value="541" calcext:value-type="float">
            <text:p>541</text:p>
          </table:table-cell>
          <table:table-cell table:formula="of:=([.O545]+1) *100 + 1" office:value-type="float" office:value="54201" calcext:value-type="float">
            <text:p>54201</text:p>
          </table:table-cell>
          <table:table-cell office:value-type="float" office:value="705017000" calcext:value-type="float">
            <text:p>7.05E+08</text:p>
          </table:table-cell>
          <table:table-cell office:value-type="float" office:value="712577000" calcext:value-type="float">
            <text:p>7.13E+08</text:p>
          </table:table-cell>
          <table:table-cell office:value-type="float" office:value="725504000" calcext:value-type="float">
            <text:p>7.26E+08</text:p>
          </table:table-cell>
          <table:table-cell office:value-type="float" office:value="10224800" calcext:value-type="float">
            <text:p>1.02E+07</text:p>
          </table:table-cell>
          <table:table-cell office:value-type="float" office:value="10346200" calcext:value-type="float">
            <text:p>1.03E+07</text:p>
          </table:table-cell>
          <table:table-cell office:value-type="float" office:value="106335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[.A546] + 1) * 100 + 1" office:value-type="float" office:value="54301" calcext:value-type="float">
            <text:p>54301</text:p>
          </table:table-cell>
          <table:table-cell table:formula="of:=POWER([.B546];2)" office:value-type="float" office:value="2948598601" calcext:value-type="float">
            <text:p>2948598601</text:p>
          </table:table-cell>
          <table:table-cell table:formula="of:=[.B546]*LOG([.B546];2)" office:value-type="float" office:value="854083.657935447" calcext:value-type="float">
            <text:p>854083.657935447</text:p>
          </table:table-cell>
          <table:table-cell office:value-type="float" office:value="718834000" calcext:value-type="float">
            <text:p>7.19E+08</text:p>
          </table:table-cell>
          <table:table-cell office:value-type="float" office:value="10274000" calcext:value-type="float">
            <text:p>1.03E+07</text:p>
          </table:table-cell>
          <table:table-cell table:number-columns-repeated="8"/>
          <table:table-cell office:value-type="float" office:value="542" calcext:value-type="float">
            <text:p>542</text:p>
          </table:table-cell>
          <table:table-cell table:formula="of:=([.O546]+1) *100 + 1" office:value-type="float" office:value="54301" calcext:value-type="float">
            <text:p>54301</text:p>
          </table:table-cell>
          <table:table-cell office:value-type="float" office:value="708341000" calcext:value-type="float">
            <text:p>7.08E+08</text:p>
          </table:table-cell>
          <table:table-cell office:value-type="float" office:value="721907000" calcext:value-type="float">
            <text:p>7.22E+08</text:p>
          </table:table-cell>
          <table:table-cell office:value-type="float" office:value="734548000" calcext:value-type="float">
            <text:p>7.35E+08</text:p>
          </table:table-cell>
          <table:table-cell office:value-type="float" office:value="9873080" calcext:value-type="float">
            <text:p>9.87E+06</text:p>
          </table:table-cell>
          <table:table-cell office:value-type="float" office:value="10014000" calcext:value-type="float">
            <text:p>1.00E+07</text:p>
          </table:table-cell>
          <table:table-cell office:value-type="float" office:value="10109700" calcext:value-type="float">
            <text:p>1.01E+07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[.A547] + 1) * 100 + 1" office:value-type="float" office:value="54401" calcext:value-type="float">
            <text:p>54401</text:p>
          </table:table-cell>
          <table:table-cell table:formula="of:=POWER([.B547];2)" office:value-type="float" office:value="2959468801" calcext:value-type="float">
            <text:p>2959468801</text:p>
          </table:table-cell>
          <table:table-cell table:formula="of:=[.B547]*LOG([.B547];2)" office:value-type="float" office:value="855800.929315095" calcext:value-type="float">
            <text:p>855800.929315095</text:p>
          </table:table-cell>
          <table:table-cell office:value-type="float" office:value="718504000" calcext:value-type="float">
            <text:p>7.19E+08</text:p>
          </table:table-cell>
          <table:table-cell office:value-type="float" office:value="10637800" calcext:value-type="float">
            <text:p>1.06E+07</text:p>
          </table:table-cell>
          <table:table-cell table:number-columns-repeated="8"/>
          <table:table-cell office:value-type="float" office:value="543" calcext:value-type="float">
            <text:p>543</text:p>
          </table:table-cell>
          <table:table-cell table:formula="of:=([.O547]+1) *100 + 1" office:value-type="float" office:value="54401" calcext:value-type="float">
            <text:p>54401</text:p>
          </table:table-cell>
          <table:table-cell office:value-type="float" office:value="709105000" calcext:value-type="float">
            <text:p>7.09E+08</text:p>
          </table:table-cell>
          <table:table-cell office:value-type="float" office:value="713924000" calcext:value-type="float">
            <text:p>7.14E+08</text:p>
          </table:table-cell>
          <table:table-cell office:value-type="float" office:value="723007000" calcext:value-type="float">
            <text:p>7.23E+08</text:p>
          </table:table-cell>
          <table:table-cell office:value-type="float" office:value="10077600" calcext:value-type="float">
            <text:p>1.01E+07</text:p>
          </table:table-cell>
          <table:table-cell office:value-type="float" office:value="10150000" calcext:value-type="float">
            <text:p>1.02E+07</text:p>
          </table:table-cell>
          <table:table-cell office:value-type="float" office:value="10237000" calcext:value-type="float">
            <text:p>1.02E+07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[.A548] + 1) * 100 + 1" office:value-type="float" office:value="54501" calcext:value-type="float">
            <text:p>54501</text:p>
          </table:table-cell>
          <table:table-cell table:formula="of:=POWER([.B548];2)" office:value-type="float" office:value="2970359001" calcext:value-type="float">
            <text:p>2970359001</text:p>
          </table:table-cell>
          <table:table-cell table:formula="of:=[.B548]*LOG([.B548];2)" office:value-type="float" office:value="857518.465891312" calcext:value-type="float">
            <text:p>857518.465891312</text:p>
          </table:table-cell>
          <table:table-cell office:value-type="float" office:value="729720000" calcext:value-type="float">
            <text:p>7.30E+08</text:p>
          </table:table-cell>
          <table:table-cell office:value-type="float" office:value="11104500" calcext:value-type="float">
            <text:p>1.11E+07</text:p>
          </table:table-cell>
          <table:table-cell table:number-columns-repeated="8"/>
          <table:table-cell office:value-type="float" office:value="544" calcext:value-type="float">
            <text:p>544</text:p>
          </table:table-cell>
          <table:table-cell table:formula="of:=([.O548]+1) *100 + 1" office:value-type="float" office:value="54501" calcext:value-type="float">
            <text:p>54501</text:p>
          </table:table-cell>
          <table:table-cell office:value-type="float" office:value="712581000" calcext:value-type="float">
            <text:p>7.13E+08</text:p>
          </table:table-cell>
          <table:table-cell office:value-type="float" office:value="722267000" calcext:value-type="float">
            <text:p>7.22E+08</text:p>
          </table:table-cell>
          <table:table-cell office:value-type="float" office:value="732460000" calcext:value-type="float">
            <text:p>7.32E+08</text:p>
          </table:table-cell>
          <table:table-cell office:value-type="float" office:value="9909850" calcext:value-type="float">
            <text:p>9.91E+06</text:p>
          </table:table-cell>
          <table:table-cell office:value-type="float" office:value="10052800" calcext:value-type="float">
            <text:p>1.01E+07</text:p>
          </table:table-cell>
          <table:table-cell office:value-type="float" office:value="10241400" calcext:value-type="float">
            <text:p>1.02E+07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[.A549] + 1) * 100 + 1" office:value-type="float" office:value="54601" calcext:value-type="float">
            <text:p>54601</text:p>
          </table:table-cell>
          <table:table-cell table:formula="of:=POWER([.B549];2)" office:value-type="float" office:value="2981269201" calcext:value-type="float">
            <text:p>2981269201</text:p>
          </table:table-cell>
          <table:table-cell table:formula="of:=[.B549]*LOG([.B549];2)" office:value-type="float" office:value="859236.267177507" calcext:value-type="float">
            <text:p>859236.267177507</text:p>
          </table:table-cell>
          <table:table-cell office:value-type="float" office:value="727586000" calcext:value-type="float">
            <text:p>7.28E+08</text:p>
          </table:table-cell>
          <table:table-cell office:value-type="float" office:value="10838800" calcext:value-type="float">
            <text:p>1.08E+07</text:p>
          </table:table-cell>
          <table:table-cell table:number-columns-repeated="8"/>
          <table:table-cell office:value-type="float" office:value="545" calcext:value-type="float">
            <text:p>545</text:p>
          </table:table-cell>
          <table:table-cell table:formula="of:=([.O549]+1) *100 + 1" office:value-type="float" office:value="54601" calcext:value-type="float">
            <text:p>54601</text:p>
          </table:table-cell>
          <table:table-cell office:value-type="float" office:value="715716000" calcext:value-type="float">
            <text:p>7.16E+08</text:p>
          </table:table-cell>
          <table:table-cell office:value-type="float" office:value="723738000" calcext:value-type="float">
            <text:p>7.24E+08</text:p>
          </table:table-cell>
          <table:table-cell office:value-type="float" office:value="747315000" calcext:value-type="float">
            <text:p>7.47E+08</text:p>
          </table:table-cell>
          <table:table-cell office:value-type="float" office:value="10649200" calcext:value-type="float">
            <text:p>1.06E+07</text:p>
          </table:table-cell>
          <table:table-cell office:value-type="float" office:value="10758500" calcext:value-type="float">
            <text:p>1.08E+07</text:p>
          </table:table-cell>
          <table:table-cell office:value-type="float" office:value="10855700" calcext:value-type="float">
            <text:p>1.09E+07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[.A550] + 1) * 100 + 1" office:value-type="float" office:value="54701" calcext:value-type="float">
            <text:p>54701</text:p>
          </table:table-cell>
          <table:table-cell table:formula="of:=POWER([.B550];2)" office:value-type="float" office:value="2992199401" calcext:value-type="float">
            <text:p>2992199401</text:p>
          </table:table-cell>
          <table:table-cell table:formula="of:=[.B550]*LOG([.B550];2)" office:value-type="float" office:value="860954.332688871" calcext:value-type="float">
            <text:p>860954.332688871</text:p>
          </table:table-cell>
          <table:table-cell office:value-type="float" office:value="751372000" calcext:value-type="float">
            <text:p>7.51E+08</text:p>
          </table:table-cell>
          <table:table-cell office:value-type="float" office:value="10190800" calcext:value-type="float">
            <text:p>1.02E+07</text:p>
          </table:table-cell>
          <table:table-cell table:number-columns-repeated="8"/>
          <table:table-cell office:value-type="float" office:value="546" calcext:value-type="float">
            <text:p>546</text:p>
          </table:table-cell>
          <table:table-cell table:formula="of:=([.O550]+1) *100 + 1" office:value-type="float" office:value="54701" calcext:value-type="float">
            <text:p>54701</text:p>
          </table:table-cell>
          <table:table-cell office:value-type="float" office:value="717151000" calcext:value-type="float">
            <text:p>7.17E+08</text:p>
          </table:table-cell>
          <table:table-cell office:value-type="float" office:value="730287000" calcext:value-type="float">
            <text:p>7.30E+08</text:p>
          </table:table-cell>
          <table:table-cell office:value-type="float" office:value="765297000" calcext:value-type="float">
            <text:p>7.65E+08</text:p>
          </table:table-cell>
          <table:table-cell office:value-type="float" office:value="10132800" calcext:value-type="float">
            <text:p>1.01E+07</text:p>
          </table:table-cell>
          <table:table-cell office:value-type="float" office:value="10298500" calcext:value-type="float">
            <text:p>1.03E+07</text:p>
          </table:table-cell>
          <table:table-cell office:value-type="float" office:value="105851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[.A551] + 1) * 100 + 1" office:value-type="float" office:value="54801" calcext:value-type="float">
            <text:p>54801</text:p>
          </table:table-cell>
          <table:table-cell table:formula="of:=POWER([.B551];2)" office:value-type="float" office:value="3003149601" calcext:value-type="float">
            <text:p>3003149601</text:p>
          </table:table-cell>
          <table:table-cell table:formula="of:=[.B551]*LOG([.B551];2)" office:value-type="float" office:value="862672.661942369" calcext:value-type="float">
            <text:p>862672.661942369</text:p>
          </table:table-cell>
          <table:table-cell office:value-type="float" office:value="744359000" calcext:value-type="float">
            <text:p>7.44E+08</text:p>
          </table:table-cell>
          <table:table-cell office:value-type="float" office:value="11695000" calcext:value-type="float">
            <text:p>1.17E+07</text:p>
          </table:table-cell>
          <table:table-cell table:number-columns-repeated="8"/>
          <table:table-cell office:value-type="float" office:value="547" calcext:value-type="float">
            <text:p>547</text:p>
          </table:table-cell>
          <table:table-cell table:formula="of:=([.O551]+1) *100 + 1" office:value-type="float" office:value="54801" calcext:value-type="float">
            <text:p>54801</text:p>
          </table:table-cell>
          <table:table-cell office:value-type="float" office:value="721580000" calcext:value-type="float">
            <text:p>7.22E+08</text:p>
          </table:table-cell>
          <table:table-cell office:value-type="float" office:value="731308000" calcext:value-type="float">
            <text:p>7.31E+08</text:p>
          </table:table-cell>
          <table:table-cell office:value-type="float" office:value="745422000" calcext:value-type="float">
            <text:p>7.45E+08</text:p>
          </table:table-cell>
          <table:table-cell office:value-type="float" office:value="9904220" calcext:value-type="float">
            <text:p>9.90E+06</text:p>
          </table:table-cell>
          <table:table-cell office:value-type="float" office:value="10032700" calcext:value-type="float">
            <text:p>1.00E+07</text:p>
          </table:table-cell>
          <table:table-cell office:value-type="float" office:value="10265300" calcext:value-type="float">
            <text:p>1.03E+07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[.A552] + 1) * 100 + 1" office:value-type="float" office:value="54901" calcext:value-type="float">
            <text:p>54901</text:p>
          </table:table-cell>
          <table:table-cell table:formula="of:=POWER([.B552];2)" office:value-type="float" office:value="3014119801" calcext:value-type="float">
            <text:p>3014119801</text:p>
          </table:table-cell>
          <table:table-cell table:formula="of:=[.B552]*LOG([.B552];2)" office:value-type="float" office:value="864391.254456727" calcext:value-type="float">
            <text:p>864391.254456727</text:p>
          </table:table-cell>
          <table:table-cell office:value-type="float" office:value="741012000" calcext:value-type="float">
            <text:p>7.41E+08</text:p>
          </table:table-cell>
          <table:table-cell office:value-type="float" office:value="10569900" calcext:value-type="float">
            <text:p>1.06E+07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formula="of:=([.O552]+1) *100 + 1" office:value-type="float" office:value="54901" calcext:value-type="float">
            <text:p>54901</text:p>
          </table:table-cell>
          <table:table-cell office:value-type="float" office:value="725312000" calcext:value-type="float">
            <text:p>7.25E+08</text:p>
          </table:table-cell>
          <table:table-cell office:value-type="float" office:value="735160000" calcext:value-type="float">
            <text:p>7.35E+08</text:p>
          </table:table-cell>
          <table:table-cell office:value-type="float" office:value="752712000" calcext:value-type="float">
            <text:p>7.53E+08</text:p>
          </table:table-cell>
          <table:table-cell office:value-type="float" office:value="10024100" calcext:value-type="float">
            <text:p>1.00E+07</text:p>
          </table:table-cell>
          <table:table-cell office:value-type="float" office:value="10449500" calcext:value-type="float">
            <text:p>1.04E+07</text:p>
          </table:table-cell>
          <table:table-cell office:value-type="float" office:value="10762000" calcext:value-type="float">
            <text:p>1.08E+07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[.A553] + 1) * 100 + 1" office:value-type="float" office:value="55001" calcext:value-type="float">
            <text:p>55001</text:p>
          </table:table-cell>
          <table:table-cell table:formula="of:=POWER([.B553];2)" office:value-type="float" office:value="3025110001" calcext:value-type="float">
            <text:p>3025110001</text:p>
          </table:table-cell>
          <table:table-cell table:formula="of:=[.B553]*LOG([.B553];2)" office:value-type="float" office:value="866110.109752426" calcext:value-type="float">
            <text:p>866110.109752426</text:p>
          </table:table-cell>
          <table:table-cell office:value-type="float" office:value="755845000" calcext:value-type="float">
            <text:p>7.56E+08</text:p>
          </table:table-cell>
          <table:table-cell office:value-type="float" office:value="10208600" calcext:value-type="float">
            <text:p>1.02E+07</text:p>
          </table:table-cell>
          <table:table-cell table:number-columns-repeated="8"/>
          <table:table-cell office:value-type="float" office:value="549" calcext:value-type="float">
            <text:p>549</text:p>
          </table:table-cell>
          <table:table-cell table:formula="of:=([.O553]+1) *100 + 1" office:value-type="float" office:value="55001" calcext:value-type="float">
            <text:p>55001</text:p>
          </table:table-cell>
          <table:table-cell office:value-type="float" office:value="728116000" calcext:value-type="float">
            <text:p>7.28E+08</text:p>
          </table:table-cell>
          <table:table-cell office:value-type="float" office:value="744375000" calcext:value-type="float">
            <text:p>7.44E+08</text:p>
          </table:table-cell>
          <table:table-cell office:value-type="float" office:value="758429000" calcext:value-type="float">
            <text:p>7.58E+08</text:p>
          </table:table-cell>
          <table:table-cell office:value-type="float" office:value="10686300" calcext:value-type="float">
            <text:p>1.07E+07</text:p>
          </table:table-cell>
          <table:table-cell office:value-type="float" office:value="10816500" calcext:value-type="float">
            <text:p>1.08E+07</text:p>
          </table:table-cell>
          <table:table-cell office:value-type="float" office:value="10967400" calcext:value-type="float">
            <text:p>1.10E+07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A554] + 1) * 100 + 1" office:value-type="float" office:value="55101" calcext:value-type="float">
            <text:p>55101</text:p>
          </table:table-cell>
          <table:table-cell table:formula="of:=POWER([.B554];2)" office:value-type="float" office:value="3036120201" calcext:value-type="float">
            <text:p>3036120201</text:p>
          </table:table-cell>
          <table:table-cell table:formula="of:=[.B554]*LOG([.B554];2)" office:value-type="float" office:value="867829.227351689" calcext:value-type="float">
            <text:p>867829.227351689</text:p>
          </table:table-cell>
          <table:table-cell office:value-type="float" office:value="761683000" calcext:value-type="float">
            <text:p>7.62E+08</text:p>
          </table:table-cell>
          <table:table-cell office:value-type="float" office:value="10488200" calcext:value-type="float">
            <text:p>1.05E+07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table:formula="of:=([.O554]+1) *100 + 1" office:value-type="float" office:value="55101" calcext:value-type="float">
            <text:p>55101</text:p>
          </table:table-cell>
          <table:table-cell office:value-type="float" office:value="730654000" calcext:value-type="float">
            <text:p>7.31E+08</text:p>
          </table:table-cell>
          <table:table-cell office:value-type="float" office:value="744205000" calcext:value-type="float">
            <text:p>7.44E+08</text:p>
          </table:table-cell>
          <table:table-cell office:value-type="float" office:value="762387000" calcext:value-type="float">
            <text:p>7.62E+08</text:p>
          </table:table-cell>
          <table:table-cell office:value-type="float" office:value="10066900" calcext:value-type="float">
            <text:p>1.01E+07</text:p>
          </table:table-cell>
          <table:table-cell office:value-type="float" office:value="10637700" calcext:value-type="float">
            <text:p>1.06E+07</text:p>
          </table:table-cell>
          <table:table-cell office:value-type="float" office:value="11012300" calcext:value-type="float">
            <text:p>1.10E+07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[.A555] + 1) * 100 + 1" office:value-type="float" office:value="55201" calcext:value-type="float">
            <text:p>55201</text:p>
          </table:table-cell>
          <table:table-cell table:formula="of:=POWER([.B555];2)" office:value-type="float" office:value="3047150401" calcext:value-type="float">
            <text:p>3047150401</text:p>
          </table:table-cell>
          <table:table-cell table:formula="of:=[.B555]*LOG([.B555];2)" office:value-type="float" office:value="869548.606778475" calcext:value-type="float">
            <text:p>869548.606778475</text:p>
          </table:table-cell>
          <table:table-cell office:value-type="float" office:value="754001000" calcext:value-type="float">
            <text:p>7.54E+08</text:p>
          </table:table-cell>
          <table:table-cell office:value-type="float" office:value="11205300" calcext:value-type="float">
            <text:p>1.12E+07</text:p>
          </table:table-cell>
          <table:table-cell table:number-columns-repeated="8"/>
          <table:table-cell office:value-type="float" office:value="551" calcext:value-type="float">
            <text:p>551</text:p>
          </table:table-cell>
          <table:table-cell table:formula="of:=([.O555]+1) *100 + 1" office:value-type="float" office:value="55201" calcext:value-type="float">
            <text:p>55201</text:p>
          </table:table-cell>
          <table:table-cell office:value-type="float" office:value="731294000" calcext:value-type="float">
            <text:p>7.31E+08</text:p>
          </table:table-cell>
          <table:table-cell office:value-type="float" office:value="743846000" calcext:value-type="float">
            <text:p>7.44E+08</text:p>
          </table:table-cell>
          <table:table-cell office:value-type="float" office:value="759186000" calcext:value-type="float">
            <text:p>7.59E+08</text:p>
          </table:table-cell>
          <table:table-cell office:value-type="float" office:value="10432600" calcext:value-type="float">
            <text:p>1.04E+07</text:p>
          </table:table-cell>
          <table:table-cell office:value-type="float" office:value="10554300" calcext:value-type="float">
            <text:p>1.06E+07</text:p>
          </table:table-cell>
          <table:table-cell office:value-type="float" office:value="10721100" calcext:value-type="float">
            <text:p>1.07E+07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[.A556] + 1) * 100 + 1" office:value-type="float" office:value="55301" calcext:value-type="float">
            <text:p>55301</text:p>
          </table:table-cell>
          <table:table-cell table:formula="of:=POWER([.B556];2)" office:value-type="float" office:value="3058200601" calcext:value-type="float">
            <text:p>3058200601</text:p>
          </table:table-cell>
          <table:table-cell table:formula="of:=[.B556]*LOG([.B556];2)" office:value-type="float" office:value="871268.247558467" calcext:value-type="float">
            <text:p>871268.247558467</text:p>
          </table:table-cell>
          <table:table-cell office:value-type="float" office:value="756663000" calcext:value-type="float">
            <text:p>7.57E+08</text:p>
          </table:table-cell>
          <table:table-cell office:value-type="float" office:value="10273400" calcext:value-type="float">
            <text:p>1.03E+07</text:p>
          </table:table-cell>
          <table:table-cell table:number-columns-repeated="8"/>
          <table:table-cell office:value-type="float" office:value="552" calcext:value-type="float">
            <text:p>552</text:p>
          </table:table-cell>
          <table:table-cell table:formula="of:=([.O556]+1) *100 + 1" office:value-type="float" office:value="55301" calcext:value-type="float">
            <text:p>55301</text:p>
          </table:table-cell>
          <table:table-cell office:value-type="float" office:value="737328000" calcext:value-type="float">
            <text:p>7.37E+08</text:p>
          </table:table-cell>
          <table:table-cell office:value-type="float" office:value="753245000" calcext:value-type="float">
            <text:p>7.53E+08</text:p>
          </table:table-cell>
          <table:table-cell office:value-type="float" office:value="786247000" calcext:value-type="float">
            <text:p>7.86E+08</text:p>
          </table:table-cell>
          <table:table-cell office:value-type="float" office:value="10230900" calcext:value-type="float">
            <text:p>1.02E+07</text:p>
          </table:table-cell>
          <table:table-cell office:value-type="float" office:value="10650400" calcext:value-type="float">
            <text:p>1.07E+07</text:p>
          </table:table-cell>
          <table:table-cell office:value-type="float" office:value="11081300" calcext:value-type="float">
            <text:p>1.11E+07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[.A557] + 1) * 100 + 1" office:value-type="float" office:value="55401" calcext:value-type="float">
            <text:p>55401</text:p>
          </table:table-cell>
          <table:table-cell table:formula="of:=POWER([.B557];2)" office:value-type="float" office:value="3069270801" calcext:value-type="float">
            <text:p>3069270801</text:p>
          </table:table-cell>
          <table:table-cell table:formula="of:=[.B557]*LOG([.B557];2)" office:value-type="float" office:value="872988.149219062" calcext:value-type="float">
            <text:p>872988.149219062</text:p>
          </table:table-cell>
          <table:table-cell office:value-type="float" office:value="753548000" calcext:value-type="float">
            <text:p>7.54E+08</text:p>
          </table:table-cell>
          <table:table-cell office:value-type="float" office:value="10389300" calcext:value-type="float">
            <text:p>1.04E+07</text:p>
          </table:table-cell>
          <table:table-cell table:number-columns-repeated="8"/>
          <table:table-cell office:value-type="float" office:value="553" calcext:value-type="float">
            <text:p>553</text:p>
          </table:table-cell>
          <table:table-cell table:formula="of:=([.O557]+1) *100 + 1" office:value-type="float" office:value="55401" calcext:value-type="float">
            <text:p>55401</text:p>
          </table:table-cell>
          <table:table-cell office:value-type="float" office:value="738718000" calcext:value-type="float">
            <text:p>7.39E+08</text:p>
          </table:table-cell>
          <table:table-cell office:value-type="float" office:value="758241000" calcext:value-type="float">
            <text:p>7.58E+08</text:p>
          </table:table-cell>
          <table:table-cell office:value-type="float" office:value="776106000" calcext:value-type="float">
            <text:p>7.76E+08</text:p>
          </table:table-cell>
          <table:table-cell office:value-type="float" office:value="10748400" calcext:value-type="float">
            <text:p>1.07E+07</text:p>
          </table:table-cell>
          <table:table-cell office:value-type="float" office:value="11015400" calcext:value-type="float">
            <text:p>1.10E+07</text:p>
          </table:table-cell>
          <table:table-cell office:value-type="float" office:value="112453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[.A558] + 1) * 100 + 1" office:value-type="float" office:value="55501" calcext:value-type="float">
            <text:p>55501</text:p>
          </table:table-cell>
          <table:table-cell table:formula="of:=POWER([.B558];2)" office:value-type="float" office:value="3080361001" calcext:value-type="float">
            <text:p>3080361001</text:p>
          </table:table-cell>
          <table:table-cell table:formula="of:=[.B558]*LOG([.B558];2)" office:value-type="float" office:value="874708.311289366" calcext:value-type="float">
            <text:p>874708.311289366</text:p>
          </table:table-cell>
          <table:table-cell office:value-type="float" office:value="760421000" calcext:value-type="float">
            <text:p>7.60E+08</text:p>
          </table:table-cell>
          <table:table-cell office:value-type="float" office:value="10218300" calcext:value-type="float">
            <text:p>1.02E+07</text:p>
          </table:table-cell>
          <table:table-cell table:number-columns-repeated="8"/>
          <table:table-cell office:value-type="float" office:value="554" calcext:value-type="float">
            <text:p>554</text:p>
          </table:table-cell>
          <table:table-cell table:formula="of:=([.O558]+1) *100 + 1" office:value-type="float" office:value="55501" calcext:value-type="float">
            <text:p>55501</text:p>
          </table:table-cell>
          <table:table-cell office:value-type="float" office:value="741834000" calcext:value-type="float">
            <text:p>7.42E+08</text:p>
          </table:table-cell>
          <table:table-cell office:value-type="float" office:value="747262000" calcext:value-type="float">
            <text:p>7.47E+08</text:p>
          </table:table-cell>
          <table:table-cell office:value-type="float" office:value="763596000" calcext:value-type="float">
            <text:p>7.64E+08</text:p>
          </table:table-cell>
          <table:table-cell office:value-type="float" office:value="10581700" calcext:value-type="float">
            <text:p>1.06E+07</text:p>
          </table:table-cell>
          <table:table-cell office:value-type="float" office:value="10682200" calcext:value-type="float">
            <text:p>1.07E+07</text:p>
          </table:table-cell>
          <table:table-cell office:value-type="float" office:value="10907900" calcext:value-type="float">
            <text:p>1.09E+07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[.A559] + 1) * 100 + 1" office:value-type="float" office:value="55601" calcext:value-type="float">
            <text:p>55601</text:p>
          </table:table-cell>
          <table:table-cell table:formula="of:=POWER([.B559];2)" office:value-type="float" office:value="3091471201" calcext:value-type="float">
            <text:p>3091471201</text:p>
          </table:table-cell>
          <table:table-cell table:formula="of:=[.B559]*LOG([.B559];2)" office:value-type="float" office:value="876428.733300179" calcext:value-type="float">
            <text:p>876428.733300179</text:p>
          </table:table-cell>
          <table:table-cell office:value-type="float" office:value="763948000" calcext:value-type="float">
            <text:p>7.64E+08</text:p>
          </table:table-cell>
          <table:table-cell office:value-type="float" office:value="10540200" calcext:value-type="float">
            <text:p>1.05E+07</text:p>
          </table:table-cell>
          <table:table-cell table:number-columns-repeated="8"/>
          <table:table-cell office:value-type="float" office:value="555" calcext:value-type="float">
            <text:p>555</text:p>
          </table:table-cell>
          <table:table-cell table:formula="of:=([.O559]+1) *100 + 1" office:value-type="float" office:value="55601" calcext:value-type="float">
            <text:p>55601</text:p>
          </table:table-cell>
          <table:table-cell office:value-type="float" office:value="740610000" calcext:value-type="float">
            <text:p>7.41E+08</text:p>
          </table:table-cell>
          <table:table-cell office:value-type="float" office:value="755577000" calcext:value-type="float">
            <text:p>7.56E+08</text:p>
          </table:table-cell>
          <table:table-cell office:value-type="float" office:value="798316000" calcext:value-type="float">
            <text:p>7.98E+08</text:p>
          </table:table-cell>
          <table:table-cell office:value-type="float" office:value="10156600" calcext:value-type="float">
            <text:p>1.02E+07</text:p>
          </table:table-cell>
          <table:table-cell office:value-type="float" office:value="10302500" calcext:value-type="float">
            <text:p>1.03E+07</text:p>
          </table:table-cell>
          <table:table-cell office:value-type="float" office:value="10668200" calcext:value-type="float">
            <text:p>1.07E+07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[.A560] + 1) * 100 + 1" office:value-type="float" office:value="55701" calcext:value-type="float">
            <text:p>55701</text:p>
          </table:table-cell>
          <table:table-cell table:formula="of:=POWER([.B560];2)" office:value-type="float" office:value="3102601401" calcext:value-type="float">
            <text:p>3102601401</text:p>
          </table:table-cell>
          <table:table-cell table:formula="of:=[.B560]*LOG([.B560];2)" office:value-type="float" office:value="878149.41478399" calcext:value-type="float">
            <text:p>878149.41478399</text:p>
          </table:table-cell>
          <table:table-cell office:value-type="float" office:value="768492000" calcext:value-type="float">
            <text:p>7.68E+08</text:p>
          </table:table-cell>
          <table:table-cell office:value-type="float" office:value="10499500" calcext:value-type="float">
            <text:p>1.05E+07</text:p>
          </table:table-cell>
          <table:table-cell table:number-columns-repeated="8"/>
          <table:table-cell office:value-type="float" office:value="556" calcext:value-type="float">
            <text:p>556</text:p>
          </table:table-cell>
          <table:table-cell table:formula="of:=([.O560]+1) *100 + 1" office:value-type="float" office:value="55701" calcext:value-type="float">
            <text:p>55701</text:p>
          </table:table-cell>
          <table:table-cell office:value-type="float" office:value="743133000" calcext:value-type="float">
            <text:p>7.43E+08</text:p>
          </table:table-cell>
          <table:table-cell office:value-type="float" office:value="770186000" calcext:value-type="float">
            <text:p>7.70E+08</text:p>
          </table:table-cell>
          <table:table-cell office:value-type="float" office:value="791743000" calcext:value-type="float">
            <text:p>7.92E+08</text:p>
          </table:table-cell>
          <table:table-cell office:value-type="float" office:value="10640000" calcext:value-type="float">
            <text:p>1.06E+07</text:p>
          </table:table-cell>
          <table:table-cell office:value-type="float" office:value="10813500" calcext:value-type="float">
            <text:p>1.08E+07</text:p>
          </table:table-cell>
          <table:table-cell office:value-type="float" office:value="11000400" calcext:value-type="float">
            <text:p>1.10E+07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[.A561] + 1) * 100 + 1" office:value-type="float" office:value="55801" calcext:value-type="float">
            <text:p>55801</text:p>
          </table:table-cell>
          <table:table-cell table:formula="of:=POWER([.B561];2)" office:value-type="float" office:value="3113751601" calcext:value-type="float">
            <text:p>3113751601</text:p>
          </table:table-cell>
          <table:table-cell table:formula="of:=[.B561]*LOG([.B561];2)" office:value-type="float" office:value="879870.355274968" calcext:value-type="float">
            <text:p>879870.355274968</text:p>
          </table:table-cell>
          <table:table-cell office:value-type="float" office:value="768089000" calcext:value-type="float">
            <text:p>7.68E+08</text:p>
          </table:table-cell>
          <table:table-cell office:value-type="float" office:value="10568500" calcext:value-type="float">
            <text:p>1.06E+07</text:p>
          </table:table-cell>
          <table:table-cell table:number-columns-repeated="8"/>
          <table:table-cell office:value-type="float" office:value="557" calcext:value-type="float">
            <text:p>557</text:p>
          </table:table-cell>
          <table:table-cell table:formula="of:=([.O561]+1) *100 + 1" office:value-type="float" office:value="55801" calcext:value-type="float">
            <text:p>55801</text:p>
          </table:table-cell>
          <table:table-cell office:value-type="float" office:value="749779000" calcext:value-type="float">
            <text:p>7.50E+08</text:p>
          </table:table-cell>
          <table:table-cell office:value-type="float" office:value="774268000" calcext:value-type="float">
            <text:p>7.74E+08</text:p>
          </table:table-cell>
          <table:table-cell office:value-type="float" office:value="794225000" calcext:value-type="float">
            <text:p>7.94E+08</text:p>
          </table:table-cell>
          <table:table-cell office:value-type="float" office:value="10095300" calcext:value-type="float">
            <text:p>1.01E+07</text:p>
          </table:table-cell>
          <table:table-cell office:value-type="float" office:value="10244900" calcext:value-type="float">
            <text:p>1.02E+07</text:p>
          </table:table-cell>
          <table:table-cell office:value-type="float" office:value="105880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[.A562] + 1) * 100 + 1" office:value-type="float" office:value="55901" calcext:value-type="float">
            <text:p>55901</text:p>
          </table:table-cell>
          <table:table-cell table:formula="of:=POWER([.B562];2)" office:value-type="float" office:value="3124921801" calcext:value-type="float">
            <text:p>3124921801</text:p>
          </table:table-cell>
          <table:table-cell table:formula="of:=[.B562]*LOG([.B562];2)" office:value-type="float" office:value="881591.554308949" calcext:value-type="float">
            <text:p>881591.554308949</text:p>
          </table:table-cell>
          <table:table-cell office:value-type="float" office:value="761341000" calcext:value-type="float">
            <text:p>7.61E+08</text:p>
          </table:table-cell>
          <table:table-cell office:value-type="float" office:value="10773500" calcext:value-type="float">
            <text:p>1.08E+07</text:p>
          </table:table-cell>
          <table:table-cell table:number-columns-repeated="8"/>
          <table:table-cell office:value-type="float" office:value="558" calcext:value-type="float">
            <text:p>558</text:p>
          </table:table-cell>
          <table:table-cell table:formula="of:=([.O562]+1) *100 + 1" office:value-type="float" office:value="55901" calcext:value-type="float">
            <text:p>55901</text:p>
          </table:table-cell>
          <table:table-cell office:value-type="float" office:value="752878000" calcext:value-type="float">
            <text:p>7.53E+08</text:p>
          </table:table-cell>
          <table:table-cell office:value-type="float" office:value="764811000" calcext:value-type="float">
            <text:p>7.65E+08</text:p>
          </table:table-cell>
          <table:table-cell office:value-type="float" office:value="787888000" calcext:value-type="float">
            <text:p>7.88E+08</text:p>
          </table:table-cell>
          <table:table-cell office:value-type="float" office:value="10182300" calcext:value-type="float">
            <text:p>1.02E+07</text:p>
          </table:table-cell>
          <table:table-cell office:value-type="float" office:value="10441800" calcext:value-type="float">
            <text:p>1.04E+07</text:p>
          </table:table-cell>
          <table:table-cell office:value-type="float" office:value="106142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[.A563] + 1) * 100 + 1" office:value-type="float" office:value="56001" calcext:value-type="float">
            <text:p>56001</text:p>
          </table:table-cell>
          <table:table-cell table:formula="of:=POWER([.B563];2)" office:value-type="float" office:value="3136112001" calcext:value-type="float">
            <text:p>3136112001</text:p>
          </table:table-cell>
          <table:table-cell table:formula="of:=[.B563]*LOG([.B563];2)" office:value-type="float" office:value="883313.011423432" calcext:value-type="float">
            <text:p>883313.011423432</text:p>
          </table:table-cell>
          <table:table-cell office:value-type="float" office:value="764403000" calcext:value-type="float">
            <text:p>7.64E+08</text:p>
          </table:table-cell>
          <table:table-cell office:value-type="float" office:value="10912400" calcext:value-type="float">
            <text:p>1.09E+07</text:p>
          </table:table-cell>
          <table:table-cell table:number-columns-repeated="8"/>
          <table:table-cell office:value-type="float" office:value="559" calcext:value-type="float">
            <text:p>559</text:p>
          </table:table-cell>
          <table:table-cell table:formula="of:=([.O563]+1) *100 + 1" office:value-type="float" office:value="56001" calcext:value-type="float">
            <text:p>56001</text:p>
          </table:table-cell>
          <table:table-cell office:value-type="float" office:value="768542000" calcext:value-type="float">
            <text:p>7.69E+08</text:p>
          </table:table-cell>
          <table:table-cell office:value-type="float" office:value="778585000" calcext:value-type="float">
            <text:p>7.79E+08</text:p>
          </table:table-cell>
          <table:table-cell office:value-type="float" office:value="792191000" calcext:value-type="float">
            <text:p>7.92E+08</text:p>
          </table:table-cell>
          <table:table-cell office:value-type="float" office:value="10969100" calcext:value-type="float">
            <text:p>1.10E+07</text:p>
          </table:table-cell>
          <table:table-cell office:value-type="float" office:value="11425300" calcext:value-type="float">
            <text:p>1.14E+07</text:p>
          </table:table-cell>
          <table:table-cell office:value-type="float" office:value="12303400" calcext:value-type="float">
            <text:p>1.23E+07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A564] + 1) * 100 + 1" office:value-type="float" office:value="56101" calcext:value-type="float">
            <text:p>56101</text:p>
          </table:table-cell>
          <table:table-cell table:formula="of:=POWER([.B564];2)" office:value-type="float" office:value="3147322201" calcext:value-type="float">
            <text:p>3147322201</text:p>
          </table:table-cell>
          <table:table-cell table:formula="of:=[.B564]*LOG([.B564];2)" office:value-type="float" office:value="885034.726157565" calcext:value-type="float">
            <text:p>885034.726157565</text:p>
          </table:table-cell>
          <table:table-cell office:value-type="float" office:value="763695000" calcext:value-type="float">
            <text:p>7.64E+08</text:p>
          </table:table-cell>
          <table:table-cell office:value-type="float" office:value="10429800" calcext:value-type="float">
            <text:p>1.04E+07</text:p>
          </table:table-cell>
          <table:table-cell table:number-columns-repeated="8"/>
          <table:table-cell office:value-type="float" office:value="560" calcext:value-type="float">
            <text:p>560</text:p>
          </table:table-cell>
          <table:table-cell table:formula="of:=([.O564]+1) *100 + 1" office:value-type="float" office:value="56101" calcext:value-type="float">
            <text:p>56101</text:p>
          </table:table-cell>
          <table:table-cell office:value-type="float" office:value="760987000" calcext:value-type="float">
            <text:p>7.61E+08</text:p>
          </table:table-cell>
          <table:table-cell office:value-type="float" office:value="790907000" calcext:value-type="float">
            <text:p>7.91E+08</text:p>
          </table:table-cell>
          <table:table-cell office:value-type="float" office:value="815576000" calcext:value-type="float">
            <text:p>8.16E+08</text:p>
          </table:table-cell>
          <table:table-cell office:value-type="float" office:value="10746800" calcext:value-type="float">
            <text:p>1.07E+07</text:p>
          </table:table-cell>
          <table:table-cell office:value-type="float" office:value="10996300" calcext:value-type="float">
            <text:p>1.10E+07</text:p>
          </table:table-cell>
          <table:table-cell office:value-type="float" office:value="111869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[.A565] + 1) * 100 + 1" office:value-type="float" office:value="56201" calcext:value-type="float">
            <text:p>56201</text:p>
          </table:table-cell>
          <table:table-cell table:formula="of:=POWER([.B565];2)" office:value-type="float" office:value="3158552401" calcext:value-type="float">
            <text:p>3158552401</text:p>
          </table:table-cell>
          <table:table-cell table:formula="of:=[.B565]*LOG([.B565];2)" office:value-type="float" office:value="886756.698052142" calcext:value-type="float">
            <text:p>886756.698052142</text:p>
          </table:table-cell>
          <table:table-cell office:value-type="float" office:value="758850000" calcext:value-type="float">
            <text:p>7.59E+08</text:p>
          </table:table-cell>
          <table:table-cell office:value-type="float" office:value="11164100" calcext:value-type="float">
            <text:p>1.12E+07</text:p>
          </table:table-cell>
          <table:table-cell table:number-columns-repeated="8"/>
          <table:table-cell office:value-type="float" office:value="561" calcext:value-type="float">
            <text:p>561</text:p>
          </table:table-cell>
          <table:table-cell table:formula="of:=([.O565]+1) *100 + 1" office:value-type="float" office:value="56201" calcext:value-type="float">
            <text:p>56201</text:p>
          </table:table-cell>
          <table:table-cell office:value-type="float" office:value="756423000" calcext:value-type="float">
            <text:p>7.56E+08</text:p>
          </table:table-cell>
          <table:table-cell office:value-type="float" office:value="780877000" calcext:value-type="float">
            <text:p>7.81E+08</text:p>
          </table:table-cell>
          <table:table-cell office:value-type="float" office:value="805628000" calcext:value-type="float">
            <text:p>8.06E+08</text:p>
          </table:table-cell>
          <table:table-cell office:value-type="float" office:value="10644200" calcext:value-type="float">
            <text:p>1.06E+07</text:p>
          </table:table-cell>
          <table:table-cell office:value-type="float" office:value="10816400" calcext:value-type="float">
            <text:p>1.08E+07</text:p>
          </table:table-cell>
          <table:table-cell office:value-type="float" office:value="11085700" calcext:value-type="float">
            <text:p>1.11E+07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[.A566] + 1) * 100 + 1" office:value-type="float" office:value="56301" calcext:value-type="float">
            <text:p>56301</text:p>
          </table:table-cell>
          <table:table-cell table:formula="of:=POWER([.B566];2)" office:value-type="float" office:value="3169802601" calcext:value-type="float">
            <text:p>3169802601</text:p>
          </table:table-cell>
          <table:table-cell table:formula="of:=[.B566]*LOG([.B566];2)" office:value-type="float" office:value="888478.926649589" calcext:value-type="float">
            <text:p>888478.926649589</text:p>
          </table:table-cell>
          <table:table-cell office:value-type="float" office:value="758869000" calcext:value-type="float">
            <text:p>7.59E+08</text:p>
          </table:table-cell>
          <table:table-cell office:value-type="float" office:value="10693600" calcext:value-type="float">
            <text:p>1.07E+07</text:p>
          </table:table-cell>
          <table:table-cell table:number-columns-repeated="8"/>
          <table:table-cell office:value-type="float" office:value="562" calcext:value-type="float">
            <text:p>562</text:p>
          </table:table-cell>
          <table:table-cell table:formula="of:=([.O566]+1) *100 + 1" office:value-type="float" office:value="56301" calcext:value-type="float">
            <text:p>56301</text:p>
          </table:table-cell>
          <table:table-cell office:value-type="float" office:value="758657000" calcext:value-type="float">
            <text:p>7.59E+08</text:p>
          </table:table-cell>
          <table:table-cell office:value-type="float" office:value="776673000" calcext:value-type="float">
            <text:p>7.77E+08</text:p>
          </table:table-cell>
          <table:table-cell office:value-type="float" office:value="799290000" calcext:value-type="float">
            <text:p>7.99E+08</text:p>
          </table:table-cell>
          <table:table-cell office:value-type="float" office:value="11306000" calcext:value-type="float">
            <text:p>1.13E+07</text:p>
          </table:table-cell>
          <table:table-cell office:value-type="float" office:value="11777700" calcext:value-type="float">
            <text:p>1.18E+07</text:p>
          </table:table-cell>
          <table:table-cell office:value-type="float" office:value="12215600" calcext:value-type="float">
            <text:p>1.22E+07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[.A567] + 1) * 100 + 1" office:value-type="float" office:value="56401" calcext:value-type="float">
            <text:p>56401</text:p>
          </table:table-cell>
          <table:table-cell table:formula="of:=POWER([.B567];2)" office:value-type="float" office:value="3181072801" calcext:value-type="float">
            <text:p>3181072801</text:p>
          </table:table-cell>
          <table:table-cell table:formula="of:=[.B567]*LOG([.B567];2)" office:value-type="float" office:value="890201.411493959" calcext:value-type="float">
            <text:p>890201.411493959</text:p>
          </table:table-cell>
          <table:table-cell office:value-type="float" office:value="773351000" calcext:value-type="float">
            <text:p>7.73E+08</text:p>
          </table:table-cell>
          <table:table-cell office:value-type="float" office:value="10332600" calcext:value-type="float">
            <text:p>1.03E+07</text:p>
          </table:table-cell>
          <table:table-cell table:number-columns-repeated="8"/>
          <table:table-cell office:value-type="float" office:value="563" calcext:value-type="float">
            <text:p>563</text:p>
          </table:table-cell>
          <table:table-cell table:formula="of:=([.O567]+1) *100 + 1" office:value-type="float" office:value="56401" calcext:value-type="float">
            <text:p>56401</text:p>
          </table:table-cell>
          <table:table-cell office:value-type="float" office:value="765144000" calcext:value-type="float">
            <text:p>7.65E+08</text:p>
          </table:table-cell>
          <table:table-cell office:value-type="float" office:value="782289000" calcext:value-type="float">
            <text:p>7.82E+08</text:p>
          </table:table-cell>
          <table:table-cell office:value-type="float" office:value="800441000" calcext:value-type="float">
            <text:p>8.00E+08</text:p>
          </table:table-cell>
          <table:table-cell office:value-type="float" office:value="10393600" calcext:value-type="float">
            <text:p>1.04E+07</text:p>
          </table:table-cell>
          <table:table-cell office:value-type="float" office:value="10627800" calcext:value-type="float">
            <text:p>1.06E+07</text:p>
          </table:table-cell>
          <table:table-cell office:value-type="float" office:value="11096100" calcext:value-type="float">
            <text:p>1.11E+07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[.A568] + 1) * 100 + 1" office:value-type="float" office:value="56501" calcext:value-type="float">
            <text:p>56501</text:p>
          </table:table-cell>
          <table:table-cell table:formula="of:=POWER([.B568];2)" office:value-type="float" office:value="3192363001" calcext:value-type="float">
            <text:p>3192363001</text:p>
          </table:table-cell>
          <table:table-cell table:formula="of:=[.B568]*LOG([.B568];2)" office:value-type="float" office:value="891924.152130921" calcext:value-type="float">
            <text:p>891924.152130921</text:p>
          </table:table-cell>
          <table:table-cell office:value-type="float" office:value="780199000" calcext:value-type="float">
            <text:p>7.80E+08</text:p>
          </table:table-cell>
          <table:table-cell office:value-type="float" office:value="10108900" calcext:value-type="float">
            <text:p>1.01E+07</text:p>
          </table:table-cell>
          <table:table-cell table:number-columns-repeated="8"/>
          <table:table-cell office:value-type="float" office:value="564" calcext:value-type="float">
            <text:p>564</text:p>
          </table:table-cell>
          <table:table-cell table:formula="of:=([.O568]+1) *100 + 1" office:value-type="float" office:value="56501" calcext:value-type="float">
            <text:p>56501</text:p>
          </table:table-cell>
          <table:table-cell office:value-type="float" office:value="766176000" calcext:value-type="float">
            <text:p>7.66E+08</text:p>
          </table:table-cell>
          <table:table-cell office:value-type="float" office:value="781330000" calcext:value-type="float">
            <text:p>7.81E+08</text:p>
          </table:table-cell>
          <table:table-cell office:value-type="float" office:value="805788000" calcext:value-type="float">
            <text:p>8.06E+08</text:p>
          </table:table-cell>
          <table:table-cell office:value-type="float" office:value="10777000" calcext:value-type="float">
            <text:p>1.08E+07</text:p>
          </table:table-cell>
          <table:table-cell office:value-type="float" office:value="11301400" calcext:value-type="float">
            <text:p>1.13E+07</text:p>
          </table:table-cell>
          <table:table-cell office:value-type="float" office:value="12252400" calcext:value-type="float">
            <text:p>1.23E+07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[.A569] + 1) * 100 + 1" office:value-type="float" office:value="56601" calcext:value-type="float">
            <text:p>56601</text:p>
          </table:table-cell>
          <table:table-cell table:formula="of:=POWER([.B569];2)" office:value-type="float" office:value="3203673201" calcext:value-type="float">
            <text:p>3203673201</text:p>
          </table:table-cell>
          <table:table-cell table:formula="of:=[.B569]*LOG([.B569];2)" office:value-type="float" office:value="893647.148107752" calcext:value-type="float">
            <text:p>893647.148107752</text:p>
          </table:table-cell>
          <table:table-cell office:value-type="float" office:value="778573000" calcext:value-type="float">
            <text:p>7.79E+08</text:p>
          </table:table-cell>
          <table:table-cell office:value-type="float" office:value="10215100" calcext:value-type="float">
            <text:p>1.02E+07</text:p>
          </table:table-cell>
          <table:table-cell table:number-columns-repeated="8"/>
          <table:table-cell office:value-type="float" office:value="565" calcext:value-type="float">
            <text:p>565</text:p>
          </table:table-cell>
          <table:table-cell table:formula="of:=([.O569]+1) *100 + 1" office:value-type="float" office:value="56601" calcext:value-type="float">
            <text:p>56601</text:p>
          </table:table-cell>
          <table:table-cell office:value-type="float" office:value="767787000" calcext:value-type="float">
            <text:p>7.68E+08</text:p>
          </table:table-cell>
          <table:table-cell office:value-type="float" office:value="785286000" calcext:value-type="float">
            <text:p>7.85E+08</text:p>
          </table:table-cell>
          <table:table-cell office:value-type="float" office:value="801030000" calcext:value-type="float">
            <text:p>8.01E+08</text:p>
          </table:table-cell>
          <table:table-cell office:value-type="float" office:value="11232400" calcext:value-type="float">
            <text:p>1.12E+07</text:p>
          </table:table-cell>
          <table:table-cell office:value-type="float" office:value="11462100" calcext:value-type="float">
            <text:p>1.15E+07</text:p>
          </table:table-cell>
          <table:table-cell office:value-type="float" office:value="11723300" calcext:value-type="float">
            <text:p>1.17E+07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[.A570] + 1) * 100 + 1" office:value-type="float" office:value="56701" calcext:value-type="float">
            <text:p>56701</text:p>
          </table:table-cell>
          <table:table-cell table:formula="of:=POWER([.B570];2)" office:value-type="float" office:value="3215003401" calcext:value-type="float">
            <text:p>3215003401</text:p>
          </table:table-cell>
          <table:table-cell table:formula="of:=[.B570]*LOG([.B570];2)" office:value-type="float" office:value="895370.398973329" calcext:value-type="float">
            <text:p>895370.398973329</text:p>
          </table:table-cell>
          <table:table-cell office:value-type="float" office:value="791697000" calcext:value-type="float">
            <text:p>7.92E+08</text:p>
          </table:table-cell>
          <table:table-cell office:value-type="float" office:value="10555500" calcext:value-type="float">
            <text:p>1.06E+07</text:p>
          </table:table-cell>
          <table:table-cell table:number-columns-repeated="8"/>
          <table:table-cell office:value-type="float" office:value="566" calcext:value-type="float">
            <text:p>566</text:p>
          </table:table-cell>
          <table:table-cell table:formula="of:=([.O570]+1) *100 + 1" office:value-type="float" office:value="56701" calcext:value-type="float">
            <text:p>56701</text:p>
          </table:table-cell>
          <table:table-cell office:value-type="float" office:value="804981000" calcext:value-type="float">
            <text:p>8.05E+08</text:p>
          </table:table-cell>
          <table:table-cell office:value-type="float" office:value="815287000" calcext:value-type="float">
            <text:p>8.15E+08</text:p>
          </table:table-cell>
          <table:table-cell office:value-type="float" office:value="829540000" calcext:value-type="float">
            <text:p>8.30E+08</text:p>
          </table:table-cell>
          <table:table-cell office:value-type="float" office:value="10609200" calcext:value-type="float">
            <text:p>1.06E+07</text:p>
          </table:table-cell>
          <table:table-cell office:value-type="float" office:value="11097200" calcext:value-type="float">
            <text:p>1.11E+07</text:p>
          </table:table-cell>
          <table:table-cell office:value-type="float" office:value="13679700" calcext:value-type="float">
            <text:p>1.37E+07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[.A571] + 1) * 100 + 1" office:value-type="float" office:value="56801" calcext:value-type="float">
            <text:p>56801</text:p>
          </table:table-cell>
          <table:table-cell table:formula="of:=POWER([.B571];2)" office:value-type="float" office:value="3226353601" calcext:value-type="float">
            <text:p>3226353601</text:p>
          </table:table-cell>
          <table:table-cell table:formula="of:=[.B571]*LOG([.B571];2)" office:value-type="float" office:value="897093.90427812" calcext:value-type="float">
            <text:p>897093.90427812</text:p>
          </table:table-cell>
          <table:table-cell office:value-type="float" office:value="793108000" calcext:value-type="float">
            <text:p>7.93E+08</text:p>
          </table:table-cell>
          <table:table-cell office:value-type="float" office:value="11170300" calcext:value-type="float">
            <text:p>1.12E+07</text:p>
          </table:table-cell>
          <table:table-cell table:number-columns-repeated="8"/>
          <table:table-cell office:value-type="float" office:value="567" calcext:value-type="float">
            <text:p>567</text:p>
          </table:table-cell>
          <table:table-cell table:formula="of:=([.O571]+1) *100 + 1" office:value-type="float" office:value="56801" calcext:value-type="float">
            <text:p>56801</text:p>
          </table:table-cell>
          <table:table-cell office:value-type="float" office:value="777526000" calcext:value-type="float">
            <text:p>7.78E+08</text:p>
          </table:table-cell>
          <table:table-cell office:value-type="float" office:value="799143000" calcext:value-type="float">
            <text:p>7.99E+08</text:p>
          </table:table-cell>
          <table:table-cell office:value-type="float" office:value="813513000" calcext:value-type="float">
            <text:p>8.14E+08</text:p>
          </table:table-cell>
          <table:table-cell office:value-type="float" office:value="11139100" calcext:value-type="float">
            <text:p>1.11E+07</text:p>
          </table:table-cell>
          <table:table-cell office:value-type="float" office:value="11434300" calcext:value-type="float">
            <text:p>1.14E+07</text:p>
          </table:table-cell>
          <table:table-cell office:value-type="float" office:value="11842200" calcext:value-type="float">
            <text:p>1.18E+07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[.A572] + 1) * 100 + 1" office:value-type="float" office:value="56901" calcext:value-type="float">
            <text:p>56901</text:p>
          </table:table-cell>
          <table:table-cell table:formula="of:=POWER([.B572];2)" office:value-type="float" office:value="3237723801" calcext:value-type="float">
            <text:p>3237723801</text:p>
          </table:table-cell>
          <table:table-cell table:formula="of:=[.B572]*LOG([.B572];2)" office:value-type="float" office:value="898817.663574177" calcext:value-type="float">
            <text:p>898817.663574177</text:p>
          </table:table-cell>
          <table:table-cell office:value-type="float" office:value="801521000" calcext:value-type="float">
            <text:p>8.02E+08</text:p>
          </table:table-cell>
          <table:table-cell office:value-type="float" office:value="11541600" calcext:value-type="float">
            <text:p>1.15E+07</text:p>
          </table:table-cell>
          <table:table-cell table:number-columns-repeated="8"/>
          <table:table-cell office:value-type="float" office:value="568" calcext:value-type="float">
            <text:p>568</text:p>
          </table:table-cell>
          <table:table-cell table:formula="of:=([.O572]+1) *100 + 1" office:value-type="float" office:value="56901" calcext:value-type="float">
            <text:p>56901</text:p>
          </table:table-cell>
          <table:table-cell office:value-type="float" office:value="783418000" calcext:value-type="float">
            <text:p>7.83E+08</text:p>
          </table:table-cell>
          <table:table-cell office:value-type="float" office:value="806766000" calcext:value-type="float">
            <text:p>8.07E+08</text:p>
          </table:table-cell>
          <table:table-cell office:value-type="float" office:value="818988000" calcext:value-type="float">
            <text:p>8.19E+08</text:p>
          </table:table-cell>
          <table:table-cell office:value-type="float" office:value="10366500" calcext:value-type="float">
            <text:p>1.04E+07</text:p>
          </table:table-cell>
          <table:table-cell office:value-type="float" office:value="10616700" calcext:value-type="float">
            <text:p>1.06E+07</text:p>
          </table:table-cell>
          <table:table-cell office:value-type="float" office:value="10756500" calcext:value-type="float">
            <text:p>1.08E+07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[.A573] + 1) * 100 + 1" office:value-type="float" office:value="57001" calcext:value-type="float">
            <text:p>57001</text:p>
          </table:table-cell>
          <table:table-cell table:formula="of:=POWER([.B573];2)" office:value-type="float" office:value="3249114001" calcext:value-type="float">
            <text:p>3249114001</text:p>
          </table:table-cell>
          <table:table-cell table:formula="of:=[.B573]*LOG([.B573];2)" office:value-type="float" office:value="900541.676415124" calcext:value-type="float">
            <text:p>900541.676415124</text:p>
          </table:table-cell>
          <table:table-cell office:value-type="float" office:value="810475000" calcext:value-type="float">
            <text:p>8.10E+08</text:p>
          </table:table-cell>
          <table:table-cell office:value-type="float" office:value="11050400" calcext:value-type="float">
            <text:p>1.11E+07</text:p>
          </table:table-cell>
          <table:table-cell table:number-columns-repeated="8"/>
          <table:table-cell office:value-type="float" office:value="569" calcext:value-type="float">
            <text:p>569</text:p>
          </table:table-cell>
          <table:table-cell table:formula="of:=([.O573]+1) *100 + 1" office:value-type="float" office:value="57001" calcext:value-type="float">
            <text:p>57001</text:p>
          </table:table-cell>
          <table:table-cell office:value-type="float" office:value="787192000" calcext:value-type="float">
            <text:p>7.87E+08</text:p>
          </table:table-cell>
          <table:table-cell office:value-type="float" office:value="814953000" calcext:value-type="float">
            <text:p>8.15E+08</text:p>
          </table:table-cell>
          <table:table-cell office:value-type="float" office:value="843455000" calcext:value-type="float">
            <text:p>8.43E+08</text:p>
          </table:table-cell>
          <table:table-cell office:value-type="float" office:value="11687900" calcext:value-type="float">
            <text:p>1.17E+07</text:p>
          </table:table-cell>
          <table:table-cell office:value-type="float" office:value="12174900" calcext:value-type="float">
            <text:p>1.22E+07</text:p>
          </table:table-cell>
          <table:table-cell office:value-type="float" office:value="12465600" calcext:value-type="float">
            <text:p>1.25E+07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574] + 1) * 100 + 1" office:value-type="float" office:value="57101" calcext:value-type="float">
            <text:p>57101</text:p>
          </table:table-cell>
          <table:table-cell table:formula="of:=POWER([.B574];2)" office:value-type="float" office:value="3260524201" calcext:value-type="float">
            <text:p>3260524201</text:p>
          </table:table-cell>
          <table:table-cell table:formula="of:=[.B574]*LOG([.B574];2)" office:value-type="float" office:value="902265.942356154" calcext:value-type="float">
            <text:p>902265.942356154</text:p>
          </table:table-cell>
          <table:table-cell office:value-type="float" office:value="809167000" calcext:value-type="float">
            <text:p>8.09E+08</text:p>
          </table:table-cell>
          <table:table-cell office:value-type="float" office:value="11363900" calcext:value-type="float">
            <text:p>1.14E+07</text:p>
          </table:table-cell>
          <table:table-cell table:number-columns-repeated="8"/>
          <table:table-cell office:value-type="float" office:value="570" calcext:value-type="float">
            <text:p>570</text:p>
          </table:table-cell>
          <table:table-cell table:formula="of:=([.O574]+1) *100 + 1" office:value-type="float" office:value="57101" calcext:value-type="float">
            <text:p>57101</text:p>
          </table:table-cell>
          <table:table-cell office:value-type="float" office:value="799090000" calcext:value-type="float">
            <text:p>7.99E+08</text:p>
          </table:table-cell>
          <table:table-cell office:value-type="float" office:value="826116000" calcext:value-type="float">
            <text:p>8.26E+08</text:p>
          </table:table-cell>
          <table:table-cell office:value-type="float" office:value="840688000" calcext:value-type="float">
            <text:p>8.41E+08</text:p>
          </table:table-cell>
          <table:table-cell office:value-type="float" office:value="10606000" calcext:value-type="float">
            <text:p>1.06E+07</text:p>
          </table:table-cell>
          <table:table-cell office:value-type="float" office:value="10776900" calcext:value-type="float">
            <text:p>1.08E+07</text:p>
          </table:table-cell>
          <table:table-cell office:value-type="float" office:value="11045800" calcext:value-type="float">
            <text:p>1.10E+07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[.A575] + 1) * 100 + 1" office:value-type="float" office:value="57201" calcext:value-type="float">
            <text:p>57201</text:p>
          </table:table-cell>
          <table:table-cell table:formula="of:=POWER([.B575];2)" office:value-type="float" office:value="3271954401" calcext:value-type="float">
            <text:p>3271954401</text:p>
          </table:table-cell>
          <table:table-cell table:formula="of:=[.B575]*LOG([.B575];2)" office:value-type="float" office:value="903990.460954017" calcext:value-type="float">
            <text:p>903990.460954017</text:p>
          </table:table-cell>
          <table:table-cell office:value-type="float" office:value="803197000" calcext:value-type="float">
            <text:p>8.03E+08</text:p>
          </table:table-cell>
          <table:table-cell office:value-type="float" office:value="11750200" calcext:value-type="float">
            <text:p>1.18E+07</text:p>
          </table:table-cell>
          <table:table-cell table:number-columns-repeated="8"/>
          <table:table-cell office:value-type="float" office:value="571" calcext:value-type="float">
            <text:p>571</text:p>
          </table:table-cell>
          <table:table-cell table:formula="of:=([.O575]+1) *100 + 1" office:value-type="float" office:value="57201" calcext:value-type="float">
            <text:p>57201</text:p>
          </table:table-cell>
          <table:table-cell office:value-type="float" office:value="807517000" calcext:value-type="float">
            <text:p>8.08E+08</text:p>
          </table:table-cell>
          <table:table-cell office:value-type="float" office:value="832393000" calcext:value-type="float">
            <text:p>8.32E+08</text:p>
          </table:table-cell>
          <table:table-cell office:value-type="float" office:value="847120000" calcext:value-type="float">
            <text:p>8.47E+08</text:p>
          </table:table-cell>
          <table:table-cell office:value-type="float" office:value="11979500" calcext:value-type="float">
            <text:p>1.20E+07</text:p>
          </table:table-cell>
          <table:table-cell office:value-type="float" office:value="12173200" calcext:value-type="float">
            <text:p>1.22E+07</text:p>
          </table:table-cell>
          <table:table-cell office:value-type="float" office:value="12724700" calcext:value-type="float">
            <text:p>1.27E+07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[.A576] + 1) * 100 + 1" office:value-type="float" office:value="57301" calcext:value-type="float">
            <text:p>57301</text:p>
          </table:table-cell>
          <table:table-cell table:formula="of:=POWER([.B576];2)" office:value-type="float" office:value="3283404601" calcext:value-type="float">
            <text:p>3283404601</text:p>
          </table:table-cell>
          <table:table-cell table:formula="of:=[.B576]*LOG([.B576];2)" office:value-type="float" office:value="905715.231767011" calcext:value-type="float">
            <text:p>905715.231767011</text:p>
          </table:table-cell>
          <table:table-cell office:value-type="float" office:value="800788000" calcext:value-type="float">
            <text:p>8.01E+08</text:p>
          </table:table-cell>
          <table:table-cell office:value-type="float" office:value="10839800" calcext:value-type="float">
            <text:p>1.08E+07</text:p>
          </table:table-cell>
          <table:table-cell table:number-columns-repeated="8"/>
          <table:table-cell office:value-type="float" office:value="572" calcext:value-type="float">
            <text:p>572</text:p>
          </table:table-cell>
          <table:table-cell table:formula="of:=([.O576]+1) *100 + 1" office:value-type="float" office:value="57301" calcext:value-type="float">
            <text:p>57301</text:p>
          </table:table-cell>
          <table:table-cell office:value-type="float" office:value="808392000" calcext:value-type="float">
            <text:p>8.08E+08</text:p>
          </table:table-cell>
          <table:table-cell office:value-type="float" office:value="823833000" calcext:value-type="float">
            <text:p>8.24E+08</text:p>
          </table:table-cell>
          <table:table-cell office:value-type="float" office:value="840854000" calcext:value-type="float">
            <text:p>8.41E+08</text:p>
          </table:table-cell>
          <table:table-cell office:value-type="float" office:value="10755900" calcext:value-type="float">
            <text:p>1.08E+07</text:p>
          </table:table-cell>
          <table:table-cell office:value-type="float" office:value="10967300" calcext:value-type="float">
            <text:p>1.10E+07</text:p>
          </table:table-cell>
          <table:table-cell office:value-type="float" office:value="11263000" calcext:value-type="float">
            <text:p>1.13E+07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[.A577] + 1) * 100 + 1" office:value-type="float" office:value="57401" calcext:value-type="float">
            <text:p>57401</text:p>
          </table:table-cell>
          <table:table-cell table:formula="of:=POWER([.B577];2)" office:value-type="float" office:value="3294874801" calcext:value-type="float">
            <text:p>3294874801</text:p>
          </table:table-cell>
          <table:table-cell table:formula="of:=[.B577]*LOG([.B577];2)" office:value-type="float" office:value="907440.254354978" calcext:value-type="float">
            <text:p>907440.254354978</text:p>
          </table:table-cell>
          <table:table-cell office:value-type="float" office:value="806156000" calcext:value-type="float">
            <text:p>8.06E+08</text:p>
          </table:table-cell>
          <table:table-cell office:value-type="float" office:value="10989000" calcext:value-type="float">
            <text:p>1.10E+07</text:p>
          </table:table-cell>
          <table:table-cell table:number-columns-repeated="8"/>
          <table:table-cell office:value-type="float" office:value="573" calcext:value-type="float">
            <text:p>573</text:p>
          </table:table-cell>
          <table:table-cell table:formula="of:=([.O577]+1) *100 + 1" office:value-type="float" office:value="57401" calcext:value-type="float">
            <text:p>57401</text:p>
          </table:table-cell>
          <table:table-cell office:value-type="float" office:value="790494000" calcext:value-type="float">
            <text:p>7.90E+08</text:p>
          </table:table-cell>
          <table:table-cell office:value-type="float" office:value="807861000" calcext:value-type="float">
            <text:p>8.08E+08</text:p>
          </table:table-cell>
          <table:table-cell office:value-type="float" office:value="834451000" calcext:value-type="float">
            <text:p>8.34E+08</text:p>
          </table:table-cell>
          <table:table-cell office:value-type="float" office:value="11323700" calcext:value-type="float">
            <text:p>1.13E+07</text:p>
          </table:table-cell>
          <table:table-cell office:value-type="float" office:value="11392700" calcext:value-type="float">
            <text:p>1.14E+07</text:p>
          </table:table-cell>
          <table:table-cell office:value-type="float" office:value="11577300" calcext:value-type="float">
            <text:p>1.16E+07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[.A578] + 1) * 100 + 1" office:value-type="float" office:value="57501" calcext:value-type="float">
            <text:p>57501</text:p>
          </table:table-cell>
          <table:table-cell table:formula="of:=POWER([.B578];2)" office:value-type="float" office:value="3306365001" calcext:value-type="float">
            <text:p>3306365001</text:p>
          </table:table-cell>
          <table:table-cell table:formula="of:=[.B578]*LOG([.B578];2)" office:value-type="float" office:value="909165.528279293" calcext:value-type="float">
            <text:p>909165.528279293</text:p>
          </table:table-cell>
          <table:table-cell office:value-type="float" office:value="803993000" calcext:value-type="float">
            <text:p>8.04E+08</text:p>
          </table:table-cell>
          <table:table-cell office:value-type="float" office:value="11455200" calcext:value-type="float">
            <text:p>1.15E+07</text:p>
          </table:table-cell>
          <table:table-cell table:number-columns-repeated="8"/>
          <table:table-cell office:value-type="float" office:value="574" calcext:value-type="float">
            <text:p>574</text:p>
          </table:table-cell>
          <table:table-cell table:formula="of:=([.O578]+1) *100 + 1" office:value-type="float" office:value="57501" calcext:value-type="float">
            <text:p>57501</text:p>
          </table:table-cell>
          <table:table-cell office:value-type="float" office:value="799423000" calcext:value-type="float">
            <text:p>7.99E+08</text:p>
          </table:table-cell>
          <table:table-cell office:value-type="float" office:value="819817000" calcext:value-type="float">
            <text:p>8.20E+08</text:p>
          </table:table-cell>
          <table:table-cell office:value-type="float" office:value="832479000" calcext:value-type="float">
            <text:p>8.32E+08</text:p>
          </table:table-cell>
          <table:table-cell office:value-type="float" office:value="10843900" calcext:value-type="float">
            <text:p>1.08E+07</text:p>
          </table:table-cell>
          <table:table-cell office:value-type="float" office:value="11174100" calcext:value-type="float">
            <text:p>1.12E+07</text:p>
          </table:table-cell>
          <table:table-cell office:value-type="float" office:value="11684700" calcext:value-type="float">
            <text:p>1.17E+07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[.A579] + 1) * 100 + 1" office:value-type="float" office:value="57601" calcext:value-type="float">
            <text:p>57601</text:p>
          </table:table-cell>
          <table:table-cell table:formula="of:=POWER([.B579];2)" office:value-type="float" office:value="3317875201" calcext:value-type="float">
            <text:p>3317875201</text:p>
          </table:table-cell>
          <table:table-cell table:formula="of:=[.B579]*LOG([.B579];2)" office:value-type="float" office:value="910891.053102857" calcext:value-type="float">
            <text:p>910891.053102857</text:p>
          </table:table-cell>
          <table:table-cell office:value-type="float" office:value="822595000" calcext:value-type="float">
            <text:p>8.23E+08</text:p>
          </table:table-cell>
          <table:table-cell office:value-type="float" office:value="10915500" calcext:value-type="float">
            <text:p>1.09E+07</text:p>
          </table:table-cell>
          <table:table-cell table:number-columns-repeated="8"/>
          <table:table-cell office:value-type="float" office:value="575" calcext:value-type="float">
            <text:p>575</text:p>
          </table:table-cell>
          <table:table-cell table:formula="of:=([.O579]+1) *100 + 1" office:value-type="float" office:value="57601" calcext:value-type="float">
            <text:p>57601</text:p>
          </table:table-cell>
          <table:table-cell office:value-type="float" office:value="792207000" calcext:value-type="float">
            <text:p>7.92E+08</text:p>
          </table:table-cell>
          <table:table-cell office:value-type="float" office:value="818143000" calcext:value-type="float">
            <text:p>8.18E+08</text:p>
          </table:table-cell>
          <table:table-cell office:value-type="float" office:value="862233000" calcext:value-type="float">
            <text:p>8.62E+08</text:p>
          </table:table-cell>
          <table:table-cell office:value-type="float" office:value="10858200" calcext:value-type="float">
            <text:p>1.09E+07</text:p>
          </table:table-cell>
          <table:table-cell office:value-type="float" office:value="11349900" calcext:value-type="float">
            <text:p>1.13E+07</text:p>
          </table:table-cell>
          <table:table-cell office:value-type="float" office:value="11959900" calcext:value-type="float">
            <text:p>1.20E+07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[.A580] + 1) * 100 + 1" office:value-type="float" office:value="57701" calcext:value-type="float">
            <text:p>57701</text:p>
          </table:table-cell>
          <table:table-cell table:formula="of:=POWER([.B580];2)" office:value-type="float" office:value="3329405401" calcext:value-type="float">
            <text:p>3329405401</text:p>
          </table:table-cell>
          <table:table-cell table:formula="of:=[.B580]*LOG([.B580];2)" office:value-type="float" office:value="912616.828390087" calcext:value-type="float">
            <text:p>912616.828390087</text:p>
          </table:table-cell>
          <table:table-cell office:value-type="float" office:value="823416000" calcext:value-type="float">
            <text:p>8.23E+08</text:p>
          </table:table-cell>
          <table:table-cell office:value-type="float" office:value="11122400" calcext:value-type="float">
            <text:p>1.11E+07</text:p>
          </table:table-cell>
          <table:table-cell table:number-columns-repeated="8"/>
          <table:table-cell office:value-type="float" office:value="576" calcext:value-type="float">
            <text:p>576</text:p>
          </table:table-cell>
          <table:table-cell table:formula="of:=([.O580]+1) *100 + 1" office:value-type="float" office:value="57701" calcext:value-type="float">
            <text:p>57701</text:p>
          </table:table-cell>
          <table:table-cell office:value-type="float" office:value="801202000" calcext:value-type="float">
            <text:p>8.01E+08</text:p>
          </table:table-cell>
          <table:table-cell office:value-type="float" office:value="820409000" calcext:value-type="float">
            <text:p>8.20E+08</text:p>
          </table:table-cell>
          <table:table-cell office:value-type="float" office:value="835716000" calcext:value-type="float">
            <text:p>8.36E+08</text:p>
          </table:table-cell>
          <table:table-cell office:value-type="float" office:value="10794800" calcext:value-type="float">
            <text:p>1.08E+07</text:p>
          </table:table-cell>
          <table:table-cell office:value-type="float" office:value="11044000" calcext:value-type="float">
            <text:p>1.10E+07</text:p>
          </table:table-cell>
          <table:table-cell office:value-type="float" office:value="11398600" calcext:value-type="float">
            <text:p>1.14E+07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[.A581] + 1) * 100 + 1" office:value-type="float" office:value="57801" calcext:value-type="float">
            <text:p>57801</text:p>
          </table:table-cell>
          <table:table-cell table:formula="of:=POWER([.B581];2)" office:value-type="float" office:value="3340955601" calcext:value-type="float">
            <text:p>3340955601</text:p>
          </table:table-cell>
          <table:table-cell table:formula="of:=[.B581]*LOG([.B581];2)" office:value-type="float" office:value="914342.853706911" calcext:value-type="float">
            <text:p>914342.853706911</text:p>
          </table:table-cell>
          <table:table-cell office:value-type="float" office:value="813360000" calcext:value-type="float">
            <text:p>8.13E+08</text:p>
          </table:table-cell>
          <table:table-cell office:value-type="float" office:value="10264000" calcext:value-type="float">
            <text:p>1.03E+07</text:p>
          </table:table-cell>
          <table:table-cell table:number-columns-repeated="8"/>
          <table:table-cell office:value-type="float" office:value="577" calcext:value-type="float">
            <text:p>577</text:p>
          </table:table-cell>
          <table:table-cell table:formula="of:=([.O581]+1) *100 + 1" office:value-type="float" office:value="57801" calcext:value-type="float">
            <text:p>57801</text:p>
          </table:table-cell>
          <table:table-cell office:value-type="float" office:value="813792000" calcext:value-type="float">
            <text:p>8.14E+08</text:p>
          </table:table-cell>
          <table:table-cell office:value-type="float" office:value="820774000" calcext:value-type="float">
            <text:p>8.21E+08</text:p>
          </table:table-cell>
          <table:table-cell office:value-type="float" office:value="832201000" calcext:value-type="float">
            <text:p>8.32E+08</text:p>
          </table:table-cell>
          <table:table-cell office:value-type="float" office:value="11340600" calcext:value-type="float">
            <text:p>1.13E+07</text:p>
          </table:table-cell>
          <table:table-cell office:value-type="float" office:value="11695900" calcext:value-type="float">
            <text:p>1.17E+07</text:p>
          </table:table-cell>
          <table:table-cell office:value-type="float" office:value="11985700" calcext:value-type="float">
            <text:p>1.20E+07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[.A582] + 1) * 100 + 1" office:value-type="float" office:value="57901" calcext:value-type="float">
            <text:p>57901</text:p>
          </table:table-cell>
          <table:table-cell table:formula="of:=POWER([.B582];2)" office:value-type="float" office:value="3352525801" calcext:value-type="float">
            <text:p>3352525801</text:p>
          </table:table-cell>
          <table:table-cell table:formula="of:=[.B582]*LOG([.B582];2)" office:value-type="float" office:value="916069.12862076" calcext:value-type="float">
            <text:p>916069.12862076</text:p>
          </table:table-cell>
          <table:table-cell office:value-type="float" office:value="813697000" calcext:value-type="float">
            <text:p>8.14E+08</text:p>
          </table:table-cell>
          <table:table-cell office:value-type="float" office:value="11502800" calcext:value-type="float">
            <text:p>1.15E+07</text:p>
          </table:table-cell>
          <table:table-cell table:number-columns-repeated="8"/>
          <table:table-cell office:value-type="float" office:value="578" calcext:value-type="float">
            <text:p>578</text:p>
          </table:table-cell>
          <table:table-cell table:formula="of:=([.O582]+1) *100 + 1" office:value-type="float" office:value="57901" calcext:value-type="float">
            <text:p>57901</text:p>
          </table:table-cell>
          <table:table-cell office:value-type="float" office:value="798849000" calcext:value-type="float">
            <text:p>7.99E+08</text:p>
          </table:table-cell>
          <table:table-cell office:value-type="float" office:value="809645000" calcext:value-type="float">
            <text:p>8.10E+08</text:p>
          </table:table-cell>
          <table:table-cell office:value-type="float" office:value="834326000" calcext:value-type="float">
            <text:p>8.34E+08</text:p>
          </table:table-cell>
          <table:table-cell office:value-type="float" office:value="11013600" calcext:value-type="float">
            <text:p>1.10E+07</text:p>
          </table:table-cell>
          <table:table-cell office:value-type="float" office:value="11105400" calcext:value-type="float">
            <text:p>1.11E+07</text:p>
          </table:table-cell>
          <table:table-cell office:value-type="float" office:value="111990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[.A583] + 1) * 100 + 1" office:value-type="float" office:value="58001" calcext:value-type="float">
            <text:p>58001</text:p>
          </table:table-cell>
          <table:table-cell table:formula="of:=POWER([.B583];2)" office:value-type="float" office:value="3364116001" calcext:value-type="float">
            <text:p>3364116001</text:p>
          </table:table-cell>
          <table:table-cell table:formula="of:=[.B583]*LOG([.B583];2)" office:value-type="float" office:value="917795.652700558" calcext:value-type="float">
            <text:p>917795.652700558</text:p>
          </table:table-cell>
          <table:table-cell office:value-type="float" office:value="826454000" calcext:value-type="float">
            <text:p>8.26E+08</text:p>
          </table:table-cell>
          <table:table-cell office:value-type="float" office:value="10595100" calcext:value-type="float">
            <text:p>1.06E+07</text:p>
          </table:table-cell>
          <table:table-cell table:number-columns-repeated="8"/>
          <table:table-cell office:value-type="float" office:value="579" calcext:value-type="float">
            <text:p>579</text:p>
          </table:table-cell>
          <table:table-cell table:formula="of:=([.O583]+1) *100 + 1" office:value-type="float" office:value="58001" calcext:value-type="float">
            <text:p>58001</text:p>
          </table:table-cell>
          <table:table-cell office:value-type="float" office:value="803700000" calcext:value-type="float">
            <text:p>8.04E+08</text:p>
          </table:table-cell>
          <table:table-cell office:value-type="float" office:value="811487000" calcext:value-type="float">
            <text:p>8.11E+08</text:p>
          </table:table-cell>
          <table:table-cell office:value-type="float" office:value="830016000" calcext:value-type="float">
            <text:p>8.30E+08</text:p>
          </table:table-cell>
          <table:table-cell office:value-type="float" office:value="10111500" calcext:value-type="float">
            <text:p>1.01E+07</text:p>
          </table:table-cell>
          <table:table-cell office:value-type="float" office:value="10165800" calcext:value-type="float">
            <text:p>1.02E+07</text:p>
          </table:table-cell>
          <table:table-cell office:value-type="float" office:value="10410200" calcext:value-type="float">
            <text:p>1.04E+07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584] + 1) * 100 + 1" office:value-type="float" office:value="58101" calcext:value-type="float">
            <text:p>58101</text:p>
          </table:table-cell>
          <table:table-cell table:formula="of:=POWER([.B584];2)" office:value-type="float" office:value="3375726201" calcext:value-type="float">
            <text:p>3375726201</text:p>
          </table:table-cell>
          <table:table-cell table:formula="of:=[.B584]*LOG([.B584];2)" office:value-type="float" office:value="919522.425516714" calcext:value-type="float">
            <text:p>919522.425516714</text:p>
          </table:table-cell>
          <table:table-cell office:value-type="float" office:value="818600000" calcext:value-type="float">
            <text:p>8.19E+08</text:p>
          </table:table-cell>
          <table:table-cell office:value-type="float" office:value="11132900" calcext:value-type="float">
            <text:p>1.11E+07</text:p>
          </table:table-cell>
          <table:table-cell table:number-columns-repeated="8"/>
          <table:table-cell office:value-type="float" office:value="580" calcext:value-type="float">
            <text:p>580</text:p>
          </table:table-cell>
          <table:table-cell table:formula="of:=([.O584]+1) *100 + 1" office:value-type="float" office:value="58101" calcext:value-type="float">
            <text:p>58101</text:p>
          </table:table-cell>
          <table:table-cell office:value-type="float" office:value="805658000" calcext:value-type="float">
            <text:p>8.06E+08</text:p>
          </table:table-cell>
          <table:table-cell office:value-type="float" office:value="832315000" calcext:value-type="float">
            <text:p>8.32E+08</text:p>
          </table:table-cell>
          <table:table-cell office:value-type="float" office:value="846559000" calcext:value-type="float">
            <text:p>8.47E+08</text:p>
          </table:table-cell>
          <table:table-cell office:value-type="float" office:value="11384300" calcext:value-type="float">
            <text:p>1.14E+07</text:p>
          </table:table-cell>
          <table:table-cell office:value-type="float" office:value="11549500" calcext:value-type="float">
            <text:p>1.15E+07</text:p>
          </table:table-cell>
          <table:table-cell office:value-type="float" office:value="11974000" calcext:value-type="float">
            <text:p>1.20E+07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[.A585] + 1) * 100 + 1" office:value-type="float" office:value="58201" calcext:value-type="float">
            <text:p>58201</text:p>
          </table:table-cell>
          <table:table-cell table:formula="of:=POWER([.B585];2)" office:value-type="float" office:value="3387356401" calcext:value-type="float">
            <text:p>3387356401</text:p>
          </table:table-cell>
          <table:table-cell table:formula="of:=[.B585]*LOG([.B585];2)" office:value-type="float" office:value="921249.446641119" calcext:value-type="float">
            <text:p>921249.446641119</text:p>
          </table:table-cell>
          <table:table-cell office:value-type="float" office:value="827809000" calcext:value-type="float">
            <text:p>8.28E+08</text:p>
          </table:table-cell>
          <table:table-cell office:value-type="float" office:value="11005500" calcext:value-type="float">
            <text:p>1.10E+07</text:p>
          </table:table-cell>
          <table:table-cell table:number-columns-repeated="8"/>
          <table:table-cell office:value-type="float" office:value="581" calcext:value-type="float">
            <text:p>581</text:p>
          </table:table-cell>
          <table:table-cell table:formula="of:=([.O585]+1) *100 + 1" office:value-type="float" office:value="58201" calcext:value-type="float">
            <text:p>58201</text:p>
          </table:table-cell>
          <table:table-cell office:value-type="float" office:value="819316000" calcext:value-type="float">
            <text:p>8.19E+08</text:p>
          </table:table-cell>
          <table:table-cell office:value-type="float" office:value="839990000" calcext:value-type="float">
            <text:p>8.40E+08</text:p>
          </table:table-cell>
          <table:table-cell office:value-type="float" office:value="851700000" calcext:value-type="float">
            <text:p>8.52E+08</text:p>
          </table:table-cell>
          <table:table-cell office:value-type="float" office:value="10731100" calcext:value-type="float">
            <text:p>1.07E+07</text:p>
          </table:table-cell>
          <table:table-cell office:value-type="float" office:value="10925400" calcext:value-type="float">
            <text:p>1.09E+07</text:p>
          </table:table-cell>
          <table:table-cell office:value-type="float" office:value="112423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[.A586] + 1) * 100 + 1" office:value-type="float" office:value="58301" calcext:value-type="float">
            <text:p>58301</text:p>
          </table:table-cell>
          <table:table-cell table:formula="of:=POWER([.B586];2)" office:value-type="float" office:value="3399006601" calcext:value-type="float">
            <text:p>3399006601</text:p>
          </table:table-cell>
          <table:table-cell table:formula="of:=[.B586]*LOG([.B586];2)" office:value-type="float" office:value="922976.715647132" calcext:value-type="float">
            <text:p>922976.715647132</text:p>
          </table:table-cell>
          <table:table-cell office:value-type="float" office:value="840285000" calcext:value-type="float">
            <text:p>8.40E+08</text:p>
          </table:table-cell>
          <table:table-cell office:value-type="float" office:value="11693500" calcext:value-type="float">
            <text:p>1.17E+07</text:p>
          </table:table-cell>
          <table:table-cell table:number-columns-repeated="8"/>
          <table:table-cell office:value-type="float" office:value="582" calcext:value-type="float">
            <text:p>582</text:p>
          </table:table-cell>
          <table:table-cell table:formula="of:=([.O586]+1) *100 + 1" office:value-type="float" office:value="58301" calcext:value-type="float">
            <text:p>58301</text:p>
          </table:table-cell>
          <table:table-cell office:value-type="float" office:value="827005000" calcext:value-type="float">
            <text:p>8.27E+08</text:p>
          </table:table-cell>
          <table:table-cell office:value-type="float" office:value="844653000" calcext:value-type="float">
            <text:p>8.45E+08</text:p>
          </table:table-cell>
          <table:table-cell office:value-type="float" office:value="862239000" calcext:value-type="float">
            <text:p>8.62E+08</text:p>
          </table:table-cell>
          <table:table-cell office:value-type="float" office:value="10873400" calcext:value-type="float">
            <text:p>1.09E+07</text:p>
          </table:table-cell>
          <table:table-cell office:value-type="float" office:value="11139900" calcext:value-type="float">
            <text:p>1.11E+07</text:p>
          </table:table-cell>
          <table:table-cell office:value-type="float" office:value="11530000" calcext:value-type="float">
            <text:p>1.15E+07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[.A587] + 1) * 100 + 1" office:value-type="float" office:value="58401" calcext:value-type="float">
            <text:p>58401</text:p>
          </table:table-cell>
          <table:table-cell table:formula="of:=POWER([.B587];2)" office:value-type="float" office:value="3410676801" calcext:value-type="float">
            <text:p>3410676801</text:p>
          </table:table-cell>
          <table:table-cell table:formula="of:=[.B587]*LOG([.B587];2)" office:value-type="float" office:value="924704.232109578" calcext:value-type="float">
            <text:p>924704.232109578</text:p>
          </table:table-cell>
          <table:table-cell office:value-type="float" office:value="827714000" calcext:value-type="float">
            <text:p>8.28E+08</text:p>
          </table:table-cell>
          <table:table-cell office:value-type="float" office:value="10422100" calcext:value-type="float">
            <text:p>1.04E+07</text:p>
          </table:table-cell>
          <table:table-cell table:number-columns-repeated="8"/>
          <table:table-cell office:value-type="float" office:value="583" calcext:value-type="float">
            <text:p>583</text:p>
          </table:table-cell>
          <table:table-cell table:formula="of:=([.O587]+1) *100 + 1" office:value-type="float" office:value="58401" calcext:value-type="float">
            <text:p>58401</text:p>
          </table:table-cell>
          <table:table-cell office:value-type="float" office:value="817558000" calcext:value-type="float">
            <text:p>8.18E+08</text:p>
          </table:table-cell>
          <table:table-cell office:value-type="float" office:value="840967000" calcext:value-type="float">
            <text:p>8.41E+08</text:p>
          </table:table-cell>
          <table:table-cell office:value-type="float" office:value="872615000" calcext:value-type="float">
            <text:p>8.73E+08</text:p>
          </table:table-cell>
          <table:table-cell office:value-type="float" office:value="10760800" calcext:value-type="float">
            <text:p>1.08E+07</text:p>
          </table:table-cell>
          <table:table-cell office:value-type="float" office:value="11070100" calcext:value-type="float">
            <text:p>1.11E+07</text:p>
          </table:table-cell>
          <table:table-cell office:value-type="float" office:value="12012000" calcext:value-type="float">
            <text:p>1.20E+07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[.A588] + 1) * 100 + 1" office:value-type="float" office:value="58501" calcext:value-type="float">
            <text:p>58501</text:p>
          </table:table-cell>
          <table:table-cell table:formula="of:=POWER([.B588];2)" office:value-type="float" office:value="3422367001" calcext:value-type="float">
            <text:p>3422367001</text:p>
          </table:table-cell>
          <table:table-cell table:formula="of:=[.B588]*LOG([.B588];2)" office:value-type="float" office:value="926431.995604737" calcext:value-type="float">
            <text:p>926431.995604737</text:p>
          </table:table-cell>
          <table:table-cell office:value-type="float" office:value="821684000" calcext:value-type="float">
            <text:p>8.22E+08</text:p>
          </table:table-cell>
          <table:table-cell office:value-type="float" office:value="10588800" calcext:value-type="float">
            <text:p>1.06E+07</text:p>
          </table:table-cell>
          <table:table-cell table:number-columns-repeated="8"/>
          <table:table-cell office:value-type="float" office:value="584" calcext:value-type="float">
            <text:p>584</text:p>
          </table:table-cell>
          <table:table-cell table:formula="of:=([.O588]+1) *100 + 1" office:value-type="float" office:value="58501" calcext:value-type="float">
            <text:p>58501</text:p>
          </table:table-cell>
          <table:table-cell office:value-type="float" office:value="825091000" calcext:value-type="float">
            <text:p>8.25E+08</text:p>
          </table:table-cell>
          <table:table-cell office:value-type="float" office:value="842143000" calcext:value-type="float">
            <text:p>8.42E+08</text:p>
          </table:table-cell>
          <table:table-cell office:value-type="float" office:value="867519000" calcext:value-type="float">
            <text:p>8.68E+08</text:p>
          </table:table-cell>
          <table:table-cell office:value-type="float" office:value="11287900" calcext:value-type="float">
            <text:p>1.13E+07</text:p>
          </table:table-cell>
          <table:table-cell office:value-type="float" office:value="11712500" calcext:value-type="float">
            <text:p>1.17E+07</text:p>
          </table:table-cell>
          <table:table-cell office:value-type="float" office:value="12070800" calcext:value-type="float">
            <text:p>1.21E+07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[.A589] + 1) * 100 + 1" office:value-type="float" office:value="58601" calcext:value-type="float">
            <text:p>58601</text:p>
          </table:table-cell>
          <table:table-cell table:formula="of:=POWER([.B589];2)" office:value-type="float" office:value="3434077201" calcext:value-type="float">
            <text:p>3434077201</text:p>
          </table:table-cell>
          <table:table-cell table:formula="of:=[.B589]*LOG([.B589];2)" office:value-type="float" office:value="928160.005710337" calcext:value-type="float">
            <text:p>928160.005710337</text:p>
          </table:table-cell>
          <table:table-cell office:value-type="float" office:value="829236000" calcext:value-type="float">
            <text:p>8.29E+08</text:p>
          </table:table-cell>
          <table:table-cell office:value-type="float" office:value="10567800" calcext:value-type="float">
            <text:p>1.06E+07</text:p>
          </table:table-cell>
          <table:table-cell table:number-columns-repeated="8"/>
          <table:table-cell office:value-type="float" office:value="585" calcext:value-type="float">
            <text:p>585</text:p>
          </table:table-cell>
          <table:table-cell table:formula="of:=([.O589]+1) *100 + 1" office:value-type="float" office:value="58601" calcext:value-type="float">
            <text:p>58601</text:p>
          </table:table-cell>
          <table:table-cell office:value-type="float" office:value="833270000" calcext:value-type="float">
            <text:p>8.33E+08</text:p>
          </table:table-cell>
          <table:table-cell office:value-type="float" office:value="846920000" calcext:value-type="float">
            <text:p>8.47E+08</text:p>
          </table:table-cell>
          <table:table-cell office:value-type="float" office:value="879379000" calcext:value-type="float">
            <text:p>8.79E+08</text:p>
          </table:table-cell>
          <table:table-cell office:value-type="float" office:value="10395200" calcext:value-type="float">
            <text:p>1.04E+07</text:p>
          </table:table-cell>
          <table:table-cell office:value-type="float" office:value="10760700" calcext:value-type="float">
            <text:p>1.08E+07</text:p>
          </table:table-cell>
          <table:table-cell office:value-type="float" office:value="111560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[.A590] + 1) * 100 + 1" office:value-type="float" office:value="58701" calcext:value-type="float">
            <text:p>58701</text:p>
          </table:table-cell>
          <table:table-cell table:formula="of:=POWER([.B590];2)" office:value-type="float" office:value="3445807401" calcext:value-type="float">
            <text:p>3445807401</text:p>
          </table:table-cell>
          <table:table-cell table:formula="of:=[.B590]*LOG([.B590];2)" office:value-type="float" office:value="929888.262005549" calcext:value-type="float">
            <text:p>929888.262005549</text:p>
          </table:table-cell>
          <table:table-cell office:value-type="float" office:value="835551000" calcext:value-type="float">
            <text:p>8.36E+08</text:p>
          </table:table-cell>
          <table:table-cell office:value-type="float" office:value="11226300" calcext:value-type="float">
            <text:p>1.12E+07</text:p>
          </table:table-cell>
          <table:table-cell table:number-columns-repeated="8"/>
          <table:table-cell office:value-type="float" office:value="586" calcext:value-type="float">
            <text:p>586</text:p>
          </table:table-cell>
          <table:table-cell table:formula="of:=([.O590]+1) *100 + 1" office:value-type="float" office:value="58701" calcext:value-type="float">
            <text:p>58701</text:p>
          </table:table-cell>
          <table:table-cell office:value-type="float" office:value="837689000" calcext:value-type="float">
            <text:p>8.38E+08</text:p>
          </table:table-cell>
          <table:table-cell office:value-type="float" office:value="852710000" calcext:value-type="float">
            <text:p>8.53E+08</text:p>
          </table:table-cell>
          <table:table-cell office:value-type="float" office:value="864020000" calcext:value-type="float">
            <text:p>8.64E+08</text:p>
          </table:table-cell>
          <table:table-cell office:value-type="float" office:value="10696100" calcext:value-type="float">
            <text:p>1.07E+07</text:p>
          </table:table-cell>
          <table:table-cell office:value-type="float" office:value="10986300" calcext:value-type="float">
            <text:p>1.10E+07</text:p>
          </table:table-cell>
          <table:table-cell office:value-type="float" office:value="111919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[.A591] + 1) * 100 + 1" office:value-type="float" office:value="58801" calcext:value-type="float">
            <text:p>58801</text:p>
          </table:table-cell>
          <table:table-cell table:formula="of:=POWER([.B591];2)" office:value-type="float" office:value="3457557601" calcext:value-type="float">
            <text:p>3457557601</text:p>
          </table:table-cell>
          <table:table-cell table:formula="of:=[.B591]*LOG([.B591];2)" office:value-type="float" office:value="931616.764070975" calcext:value-type="float">
            <text:p>931616.764070975</text:p>
          </table:table-cell>
          <table:table-cell office:value-type="float" office:value="854885000" calcext:value-type="float">
            <text:p>8.55E+08</text:p>
          </table:table-cell>
          <table:table-cell office:value-type="float" office:value="10866900" calcext:value-type="float">
            <text:p>1.09E+07</text:p>
          </table:table-cell>
          <table:table-cell table:number-columns-repeated="8"/>
          <table:table-cell office:value-type="float" office:value="587" calcext:value-type="float">
            <text:p>587</text:p>
          </table:table-cell>
          <table:table-cell table:formula="of:=([.O591]+1) *100 + 1" office:value-type="float" office:value="58801" calcext:value-type="float">
            <text:p>58801</text:p>
          </table:table-cell>
          <table:table-cell office:value-type="float" office:value="825316000" calcext:value-type="float">
            <text:p>8.25E+08</text:p>
          </table:table-cell>
          <table:table-cell office:value-type="float" office:value="837307000" calcext:value-type="float">
            <text:p>8.37E+08</text:p>
          </table:table-cell>
          <table:table-cell office:value-type="float" office:value="851855000" calcext:value-type="float">
            <text:p>8.52E+08</text:p>
          </table:table-cell>
          <table:table-cell office:value-type="float" office:value="10687700" calcext:value-type="float">
            <text:p>1.07E+07</text:p>
          </table:table-cell>
          <table:table-cell office:value-type="float" office:value="10750700" calcext:value-type="float">
            <text:p>1.08E+07</text:p>
          </table:table-cell>
          <table:table-cell office:value-type="float" office:value="10861500" calcext:value-type="float">
            <text:p>1.09E+07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[.A592] + 1) * 100 + 1" office:value-type="float" office:value="58901" calcext:value-type="float">
            <text:p>58901</text:p>
          </table:table-cell>
          <table:table-cell table:formula="of:=POWER([.B592];2)" office:value-type="float" office:value="3469327801" calcext:value-type="float">
            <text:p>3469327801</text:p>
          </table:table-cell>
          <table:table-cell table:formula="of:=[.B592]*LOG([.B592];2)" office:value-type="float" office:value="933345.511488647" calcext:value-type="float">
            <text:p>933345.511488647</text:p>
          </table:table-cell>
          <table:table-cell office:value-type="float" office:value="843292000" calcext:value-type="float">
            <text:p>8.43E+08</text:p>
          </table:table-cell>
          <table:table-cell office:value-type="float" office:value="10777200" calcext:value-type="float">
            <text:p>1.08E+07</text:p>
          </table:table-cell>
          <table:table-cell table:number-columns-repeated="8"/>
          <table:table-cell office:value-type="float" office:value="588" calcext:value-type="float">
            <text:p>588</text:p>
          </table:table-cell>
          <table:table-cell table:formula="of:=([.O592]+1) *100 + 1" office:value-type="float" office:value="58901" calcext:value-type="float">
            <text:p>58901</text:p>
          </table:table-cell>
          <table:table-cell office:value-type="float" office:value="826362000" calcext:value-type="float">
            <text:p>8.26E+08</text:p>
          </table:table-cell>
          <table:table-cell office:value-type="float" office:value="836684000" calcext:value-type="float">
            <text:p>8.37E+08</text:p>
          </table:table-cell>
          <table:table-cell office:value-type="float" office:value="893495000" calcext:value-type="float">
            <text:p>8.93E+08</text:p>
          </table:table-cell>
          <table:table-cell office:value-type="float" office:value="10938400" calcext:value-type="float">
            <text:p>1.09E+07</text:p>
          </table:table-cell>
          <table:table-cell office:value-type="float" office:value="11016700" calcext:value-type="float">
            <text:p>1.10E+07</text:p>
          </table:table-cell>
          <table:table-cell office:value-type="float" office:value="112110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[.A593] + 1) * 100 + 1" office:value-type="float" office:value="59001" calcext:value-type="float">
            <text:p>59001</text:p>
          </table:table-cell>
          <table:table-cell table:formula="of:=POWER([.B593];2)" office:value-type="float" office:value="3481118001" calcext:value-type="float">
            <text:p>3481118001</text:p>
          </table:table-cell>
          <table:table-cell table:formula="of:=[.B593]*LOG([.B593];2)" office:value-type="float" office:value="935074.503842013" calcext:value-type="float">
            <text:p>935074.503842013</text:p>
          </table:table-cell>
          <table:table-cell office:value-type="float" office:value="847839000" calcext:value-type="float">
            <text:p>8.48E+08</text:p>
          </table:table-cell>
          <table:table-cell office:value-type="float" office:value="10921500" calcext:value-type="float">
            <text:p>1.09E+07</text:p>
          </table:table-cell>
          <table:table-cell table:number-columns-repeated="8"/>
          <table:table-cell office:value-type="float" office:value="589" calcext:value-type="float">
            <text:p>589</text:p>
          </table:table-cell>
          <table:table-cell table:formula="of:=([.O593]+1) *100 + 1" office:value-type="float" office:value="59001" calcext:value-type="float">
            <text:p>59001</text:p>
          </table:table-cell>
          <table:table-cell office:value-type="float" office:value="829118000" calcext:value-type="float">
            <text:p>8.29E+08</text:p>
          </table:table-cell>
          <table:table-cell office:value-type="float" office:value="849034000" calcext:value-type="float">
            <text:p>8.49E+08</text:p>
          </table:table-cell>
          <table:table-cell office:value-type="float" office:value="870400000" calcext:value-type="float">
            <text:p>8.70E+08</text:p>
          </table:table-cell>
          <table:table-cell office:value-type="float" office:value="11142200" calcext:value-type="float">
            <text:p>1.11E+07</text:p>
          </table:table-cell>
          <table:table-cell office:value-type="float" office:value="11323600" calcext:value-type="float">
            <text:p>1.13E+07</text:p>
          </table:table-cell>
          <table:table-cell office:value-type="float" office:value="11560800" calcext:value-type="float">
            <text:p>1.16E+07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594] + 1) * 100 + 1" office:value-type="float" office:value="59101" calcext:value-type="float">
            <text:p>59101</text:p>
          </table:table-cell>
          <table:table-cell table:formula="of:=POWER([.B594];2)" office:value-type="float" office:value="3492928201" calcext:value-type="float">
            <text:p>3492928201</text:p>
          </table:table-cell>
          <table:table-cell table:formula="of:=[.B594]*LOG([.B594];2)" office:value-type="float" office:value="936803.740715935" calcext:value-type="float">
            <text:p>936803.740715935</text:p>
          </table:table-cell>
          <table:table-cell office:value-type="float" office:value="862649000" calcext:value-type="float">
            <text:p>8.63E+08</text:p>
          </table:table-cell>
          <table:table-cell office:value-type="float" office:value="11596900" calcext:value-type="float">
            <text:p>1.16E+07</text:p>
          </table:table-cell>
          <table:table-cell table:number-columns-repeated="8"/>
          <table:table-cell office:value-type="float" office:value="590" calcext:value-type="float">
            <text:p>590</text:p>
          </table:table-cell>
          <table:table-cell table:formula="of:=([.O594]+1) *100 + 1" office:value-type="float" office:value="59101" calcext:value-type="float">
            <text:p>59101</text:p>
          </table:table-cell>
          <table:table-cell office:value-type="float" office:value="838930000" calcext:value-type="float">
            <text:p>8.39E+08</text:p>
          </table:table-cell>
          <table:table-cell office:value-type="float" office:value="871304000" calcext:value-type="float">
            <text:p>8.71E+08</text:p>
          </table:table-cell>
          <table:table-cell office:value-type="float" office:value="920724000" calcext:value-type="float">
            <text:p>9.21E+08</text:p>
          </table:table-cell>
          <table:table-cell office:value-type="float" office:value="11432600" calcext:value-type="float">
            <text:p>1.14E+07</text:p>
          </table:table-cell>
          <table:table-cell office:value-type="float" office:value="11588300" calcext:value-type="float">
            <text:p>1.16E+07</text:p>
          </table:table-cell>
          <table:table-cell office:value-type="float" office:value="11868600" calcext:value-type="float">
            <text:p>1.19E+07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[.A595] + 1) * 100 + 1" office:value-type="float" office:value="59201" calcext:value-type="float">
            <text:p>59201</text:p>
          </table:table-cell>
          <table:table-cell table:formula="of:=POWER([.B595];2)" office:value-type="float" office:value="3504758401" calcext:value-type="float">
            <text:p>3504758401</text:p>
          </table:table-cell>
          <table:table-cell table:formula="of:=[.B595]*LOG([.B595];2)" office:value-type="float" office:value="938533.221696679" calcext:value-type="float">
            <text:p>938533.221696679</text:p>
          </table:table-cell>
          <table:table-cell office:value-type="float" office:value="864141000" calcext:value-type="float">
            <text:p>8.64E+08</text:p>
          </table:table-cell>
          <table:table-cell office:value-type="float" office:value="11082300" calcext:value-type="float">
            <text:p>1.11E+07</text:p>
          </table:table-cell>
          <table:table-cell table:number-columns-repeated="8"/>
          <table:table-cell office:value-type="float" office:value="591" calcext:value-type="float">
            <text:p>591</text:p>
          </table:table-cell>
          <table:table-cell table:formula="of:=([.O595]+1) *100 + 1" office:value-type="float" office:value="59201" calcext:value-type="float">
            <text:p>59201</text:p>
          </table:table-cell>
          <table:table-cell office:value-type="float" office:value="852821000" calcext:value-type="float">
            <text:p>8.53E+08</text:p>
          </table:table-cell>
          <table:table-cell office:value-type="float" office:value="871733000" calcext:value-type="float">
            <text:p>8.72E+08</text:p>
          </table:table-cell>
          <table:table-cell office:value-type="float" office:value="924257000" calcext:value-type="float">
            <text:p>9.24E+08</text:p>
          </table:table-cell>
          <table:table-cell office:value-type="float" office:value="10288900" calcext:value-type="float">
            <text:p>1.03E+07</text:p>
          </table:table-cell>
          <table:table-cell office:value-type="float" office:value="10343300" calcext:value-type="float">
            <text:p>1.03E+07</text:p>
          </table:table-cell>
          <table:table-cell office:value-type="float" office:value="10629200" calcext:value-type="float">
            <text:p>1.06E+07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[.A596] + 1) * 100 + 1" office:value-type="float" office:value="59301" calcext:value-type="float">
            <text:p>59301</text:p>
          </table:table-cell>
          <table:table-cell table:formula="of:=POWER([.B596];2)" office:value-type="float" office:value="3516608601" calcext:value-type="float">
            <text:p>3516608601</text:p>
          </table:table-cell>
          <table:table-cell table:formula="of:=[.B596]*LOG([.B596];2)" office:value-type="float" office:value="940262.946371909" calcext:value-type="float">
            <text:p>940262.946371909</text:p>
          </table:table-cell>
          <table:table-cell office:value-type="float" office:value="843431000" calcext:value-type="float">
            <text:p>8.43E+08</text:p>
          </table:table-cell>
          <table:table-cell office:value-type="float" office:value="11298900" calcext:value-type="float">
            <text:p>1.13E+07</text:p>
          </table:table-cell>
          <table:table-cell table:number-columns-repeated="8"/>
          <table:table-cell office:value-type="float" office:value="592" calcext:value-type="float">
            <text:p>592</text:p>
          </table:table-cell>
          <table:table-cell table:formula="of:=([.O596]+1) *100 + 1" office:value-type="float" office:value="59301" calcext:value-type="float">
            <text:p>59301</text:p>
          </table:table-cell>
          <table:table-cell office:value-type="float" office:value="866078000" calcext:value-type="float">
            <text:p>8.66E+08</text:p>
          </table:table-cell>
          <table:table-cell office:value-type="float" office:value="878496000" calcext:value-type="float">
            <text:p>8.78E+08</text:p>
          </table:table-cell>
          <table:table-cell office:value-type="float" office:value="900272000" calcext:value-type="float">
            <text:p>9.00E+08</text:p>
          </table:table-cell>
          <table:table-cell office:value-type="float" office:value="11514100" calcext:value-type="float">
            <text:p>1.15E+07</text:p>
          </table:table-cell>
          <table:table-cell office:value-type="float" office:value="12149900" calcext:value-type="float">
            <text:p>1.21E+07</text:p>
          </table:table-cell>
          <table:table-cell office:value-type="float" office:value="15593400" calcext:value-type="float">
            <text:p>1.56E+07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[.A597] + 1) * 100 + 1" office:value-type="float" office:value="59401" calcext:value-type="float">
            <text:p>59401</text:p>
          </table:table-cell>
          <table:table-cell table:formula="of:=POWER([.B597];2)" office:value-type="float" office:value="3528478801" calcext:value-type="float">
            <text:p>3528478801</text:p>
          </table:table-cell>
          <table:table-cell table:formula="of:=[.B597]*LOG([.B597];2)" office:value-type="float" office:value="941992.91433068" calcext:value-type="float">
            <text:p>941992.91433068</text:p>
          </table:table-cell>
          <table:table-cell office:value-type="float" office:value="855582000" calcext:value-type="float">
            <text:p>8.56E+08</text:p>
          </table:table-cell>
          <table:table-cell office:value-type="float" office:value="10919000" calcext:value-type="float">
            <text:p>1.09E+07</text:p>
          </table:table-cell>
          <table:table-cell table:number-columns-repeated="8"/>
          <table:table-cell office:value-type="float" office:value="593" calcext:value-type="float">
            <text:p>593</text:p>
          </table:table-cell>
          <table:table-cell table:formula="of:=([.O597]+1) *100 + 1" office:value-type="float" office:value="59401" calcext:value-type="float">
            <text:p>59401</text:p>
          </table:table-cell>
          <table:table-cell office:value-type="float" office:value="870308000" calcext:value-type="float">
            <text:p>8.70E+08</text:p>
          </table:table-cell>
          <table:table-cell office:value-type="float" office:value="887039000" calcext:value-type="float">
            <text:p>8.87E+08</text:p>
          </table:table-cell>
          <table:table-cell office:value-type="float" office:value="903200000" calcext:value-type="float">
            <text:p>9.03E+08</text:p>
          </table:table-cell>
          <table:table-cell office:value-type="float" office:value="11172800" calcext:value-type="float">
            <text:p>1.12E+07</text:p>
          </table:table-cell>
          <table:table-cell office:value-type="float" office:value="11468600" calcext:value-type="float">
            <text:p>1.15E+07</text:p>
          </table:table-cell>
          <table:table-cell office:value-type="float" office:value="12354500" calcext:value-type="float">
            <text:p>1.24E+07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A598] + 1) * 100 + 1" office:value-type="float" office:value="59501" calcext:value-type="float">
            <text:p>59501</text:p>
          </table:table-cell>
          <table:table-cell table:formula="of:=POWER([.B598];2)" office:value-type="float" office:value="3540369001" calcext:value-type="float">
            <text:p>3540369001</text:p>
          </table:table-cell>
          <table:table-cell table:formula="of:=[.B598]*LOG([.B598];2)" office:value-type="float" office:value="943723.125163429" calcext:value-type="float">
            <text:p>943723.125163429</text:p>
          </table:table-cell>
          <table:table-cell office:value-type="float" office:value="859811000" calcext:value-type="float">
            <text:p>8.60E+08</text:p>
          </table:table-cell>
          <table:table-cell office:value-type="float" office:value="11186300" calcext:value-type="float">
            <text:p>1.12E+07</text:p>
          </table:table-cell>
          <table:table-cell table:number-columns-repeated="8"/>
          <table:table-cell office:value-type="float" office:value="594" calcext:value-type="float">
            <text:p>594</text:p>
          </table:table-cell>
          <table:table-cell table:formula="of:=([.O598]+1) *100 + 1" office:value-type="float" office:value="59501" calcext:value-type="float">
            <text:p>59501</text:p>
          </table:table-cell>
          <table:table-cell office:value-type="float" office:value="859515000" calcext:value-type="float">
            <text:p>8.60E+08</text:p>
          </table:table-cell>
          <table:table-cell office:value-type="float" office:value="889255000" calcext:value-type="float">
            <text:p>8.89E+08</text:p>
          </table:table-cell>
          <table:table-cell office:value-type="float" office:value="919318000" calcext:value-type="float">
            <text:p>9.19E+08</text:p>
          </table:table-cell>
          <table:table-cell office:value-type="float" office:value="10836700" calcext:value-type="float">
            <text:p>1.08E+07</text:p>
          </table:table-cell>
          <table:table-cell office:value-type="float" office:value="10972300" calcext:value-type="float">
            <text:p>1.10E+07</text:p>
          </table:table-cell>
          <table:table-cell office:value-type="float" office:value="11211300" calcext:value-type="float">
            <text:p>1.12E+07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[.A599] + 1) * 100 + 1" office:value-type="float" office:value="59601" calcext:value-type="float">
            <text:p>59601</text:p>
          </table:table-cell>
          <table:table-cell table:formula="of:=POWER([.B599];2)" office:value-type="float" office:value="3552279201" calcext:value-type="float">
            <text:p>3552279201</text:p>
          </table:table-cell>
          <table:table-cell table:formula="of:=[.B599]*LOG([.B599];2)" office:value-type="float" office:value="945453.578461973" calcext:value-type="float">
            <text:p>945453.578461973</text:p>
          </table:table-cell>
          <table:table-cell office:value-type="float" office:value="874609000" calcext:value-type="float">
            <text:p>8.75E+08</text:p>
          </table:table-cell>
          <table:table-cell office:value-type="float" office:value="11726700" calcext:value-type="float">
            <text:p>1.17E+07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 table:formula="of:=([.O599]+1) *100 + 1" office:value-type="float" office:value="59601" calcext:value-type="float">
            <text:p>59601</text:p>
          </table:table-cell>
          <table:table-cell office:value-type="float" office:value="858975000" calcext:value-type="float">
            <text:p>8.59E+08</text:p>
          </table:table-cell>
          <table:table-cell office:value-type="float" office:value="886880000" calcext:value-type="float">
            <text:p>8.87E+08</text:p>
          </table:table-cell>
          <table:table-cell office:value-type="float" office:value="916753000" calcext:value-type="float">
            <text:p>9.17E+08</text:p>
          </table:table-cell>
          <table:table-cell office:value-type="float" office:value="10594500" calcext:value-type="float">
            <text:p>1.06E+07</text:p>
          </table:table-cell>
          <table:table-cell office:value-type="float" office:value="10870300" calcext:value-type="float">
            <text:p>1.09E+07</text:p>
          </table:table-cell>
          <table:table-cell office:value-type="float" office:value="11147700" calcext:value-type="float">
            <text:p>1.11E+07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[.A600] + 1) * 100 + 1" office:value-type="float" office:value="59701" calcext:value-type="float">
            <text:p>59701</text:p>
          </table:table-cell>
          <table:table-cell table:formula="of:=POWER([.B600];2)" office:value-type="float" office:value="3564209401" calcext:value-type="float">
            <text:p>3564209401</text:p>
          </table:table-cell>
          <table:table-cell table:formula="of:=[.B600]*LOG([.B600];2)" office:value-type="float" office:value="947184.273819495" calcext:value-type="float">
            <text:p>947184.273819495</text:p>
          </table:table-cell>
          <table:table-cell office:value-type="float" office:value="889203000" calcext:value-type="float">
            <text:p>8.89E+08</text:p>
          </table:table-cell>
          <table:table-cell office:value-type="float" office:value="11753500" calcext:value-type="float">
            <text:p>1.18E+07</text:p>
          </table:table-cell>
          <table:table-cell table:number-columns-repeated="8"/>
          <table:table-cell office:value-type="float" office:value="596" calcext:value-type="float">
            <text:p>596</text:p>
          </table:table-cell>
          <table:table-cell table:formula="of:=([.O600]+1) *100 + 1" office:value-type="float" office:value="59701" calcext:value-type="float">
            <text:p>59701</text:p>
          </table:table-cell>
          <table:table-cell office:value-type="float" office:value="851551000" calcext:value-type="float">
            <text:p>8.52E+08</text:p>
          </table:table-cell>
          <table:table-cell office:value-type="float" office:value="875586000" calcext:value-type="float">
            <text:p>8.76E+08</text:p>
          </table:table-cell>
          <table:table-cell office:value-type="float" office:value="905641000" calcext:value-type="float">
            <text:p>9.06E+08</text:p>
          </table:table-cell>
          <table:table-cell office:value-type="float" office:value="11439800" calcext:value-type="float">
            <text:p>1.14E+07</text:p>
          </table:table-cell>
          <table:table-cell office:value-type="float" office:value="11808500" calcext:value-type="float">
            <text:p>1.18E+07</text:p>
          </table:table-cell>
          <table:table-cell office:value-type="float" office:value="11925100" calcext:value-type="float">
            <text:p>1.19E+07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[.A601] + 1) * 100 + 1" office:value-type="float" office:value="59801" calcext:value-type="float">
            <text:p>59801</text:p>
          </table:table-cell>
          <table:table-cell table:formula="of:=POWER([.B601];2)" office:value-type="float" office:value="3576159601" calcext:value-type="float">
            <text:p>3576159601</text:p>
          </table:table-cell>
          <table:table-cell table:formula="of:=[.B601]*LOG([.B601];2)" office:value-type="float" office:value="948915.210830543" calcext:value-type="float">
            <text:p>948915.210830543</text:p>
          </table:table-cell>
          <table:table-cell office:value-type="float" office:value="880653000" calcext:value-type="float">
            <text:p>8.81E+08</text:p>
          </table:table-cell>
          <table:table-cell office:value-type="float" office:value="11756000" calcext:value-type="float">
            <text:p>1.18E+07</text:p>
          </table:table-cell>
          <table:table-cell table:number-columns-repeated="8"/>
          <table:table-cell office:value-type="float" office:value="597" calcext:value-type="float">
            <text:p>597</text:p>
          </table:table-cell>
          <table:table-cell table:formula="of:=([.O601]+1) *100 + 1" office:value-type="float" office:value="59801" calcext:value-type="float">
            <text:p>59801</text:p>
          </table:table-cell>
          <table:table-cell office:value-type="float" office:value="854720000" calcext:value-type="float">
            <text:p>8.55E+08</text:p>
          </table:table-cell>
          <table:table-cell office:value-type="float" office:value="878392000" calcext:value-type="float">
            <text:p>8.78E+08</text:p>
          </table:table-cell>
          <table:table-cell office:value-type="float" office:value="929640000" calcext:value-type="float">
            <text:p>9.30E+08</text:p>
          </table:table-cell>
          <table:table-cell office:value-type="float" office:value="12114300" calcext:value-type="float">
            <text:p>1.21E+07</text:p>
          </table:table-cell>
          <table:table-cell office:value-type="float" office:value="12503700" calcext:value-type="float">
            <text:p>1.25E+07</text:p>
          </table:table-cell>
          <table:table-cell office:value-type="float" office:value="12862500" calcext:value-type="float">
            <text:p>1.29E+07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[.A602] + 1) * 100 + 1" office:value-type="float" office:value="59901" calcext:value-type="float">
            <text:p>59901</text:p>
          </table:table-cell>
          <table:table-cell table:formula="of:=POWER([.B602];2)" office:value-type="float" office:value="3588129801" calcext:value-type="float">
            <text:p>3588129801</text:p>
          </table:table-cell>
          <table:table-cell table:formula="of:=[.B602]*LOG([.B602];2)" office:value-type="float" office:value="950646.38909102" calcext:value-type="float">
            <text:p>950646.38909102</text:p>
          </table:table-cell>
          <table:table-cell office:value-type="float" office:value="869598000" calcext:value-type="float">
            <text:p>8.70E+08</text:p>
          </table:table-cell>
          <table:table-cell office:value-type="float" office:value="11453400" calcext:value-type="float">
            <text:p>1.15E+07</text:p>
          </table:table-cell>
          <table:table-cell table:number-columns-repeated="8"/>
          <table:table-cell office:value-type="float" office:value="598" calcext:value-type="float">
            <text:p>598</text:p>
          </table:table-cell>
          <table:table-cell table:formula="of:=([.O602]+1) *100 + 1" office:value-type="float" office:value="59901" calcext:value-type="float">
            <text:p>59901</text:p>
          </table:table-cell>
          <table:table-cell office:value-type="float" office:value="874387000" calcext:value-type="float">
            <text:p>8.74E+08</text:p>
          </table:table-cell>
          <table:table-cell office:value-type="float" office:value="897508000" calcext:value-type="float">
            <text:p>8.98E+08</text:p>
          </table:table-cell>
          <table:table-cell office:value-type="float" office:value="908415000" calcext:value-type="float">
            <text:p>9.08E+08</text:p>
          </table:table-cell>
          <table:table-cell office:value-type="float" office:value="11043900" calcext:value-type="float">
            <text:p>1.10E+07</text:p>
          </table:table-cell>
          <table:table-cell office:value-type="float" office:value="11266500" calcext:value-type="float">
            <text:p>1.13E+07</text:p>
          </table:table-cell>
          <table:table-cell office:value-type="float" office:value="11504900" calcext:value-type="float">
            <text:p>1.15E+07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[.A603] + 1) * 100 + 1" office:value-type="float" office:value="60001" calcext:value-type="float">
            <text:p>60001</text:p>
          </table:table-cell>
          <table:table-cell table:formula="of:=POWER([.B603];2)" office:value-type="float" office:value="3600120001" calcext:value-type="float">
            <text:p>3600120001</text:p>
          </table:table-cell>
          <table:table-cell table:formula="of:=[.B603]*LOG([.B603];2)" office:value-type="float" office:value="952377.80819818" calcext:value-type="float">
            <text:p>952377.80819818</text:p>
          </table:table-cell>
          <table:table-cell office:value-type="float" office:value="882375000" calcext:value-type="float">
            <text:p>8.82E+08</text:p>
          </table:table-cell>
          <table:table-cell office:value-type="float" office:value="11929500" calcext:value-type="float">
            <text:p>1.19E+07</text:p>
          </table:table-cell>
          <table:table-cell table:number-columns-repeated="8"/>
          <table:table-cell office:value-type="float" office:value="599" calcext:value-type="float">
            <text:p>599</text:p>
          </table:table-cell>
          <table:table-cell table:formula="of:=([.O603]+1) *100 + 1" office:value-type="float" office:value="60001" calcext:value-type="float">
            <text:p>60001</text:p>
          </table:table-cell>
          <table:table-cell office:value-type="float" office:value="877934000" calcext:value-type="float">
            <text:p>8.78E+08</text:p>
          </table:table-cell>
          <table:table-cell office:value-type="float" office:value="897003000" calcext:value-type="float">
            <text:p>8.97E+08</text:p>
          </table:table-cell>
          <table:table-cell office:value-type="float" office:value="928478000" calcext:value-type="float">
            <text:p>9.28E+08</text:p>
          </table:table-cell>
          <table:table-cell office:value-type="float" office:value="10616400" calcext:value-type="float">
            <text:p>1.06E+07</text:p>
          </table:table-cell>
          <table:table-cell office:value-type="float" office:value="10867100" calcext:value-type="float">
            <text:p>1.09E+07</text:p>
          </table:table-cell>
          <table:table-cell office:value-type="float" office:value="11153200" calcext:value-type="float">
            <text:p>1.12E+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3:42:35.434981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3:42:38.042024555</meta:creation-date>
    <meta:editing-duration>PT37M</meta:editing-duration>
    <meta:editing-cycles>7</meta:editing-cycles>
    <meta:generator>LibreOffice/5.3.1.2$Linux_X86_64 LibreOffice_project/30m0$Build-2</meta:generator>
    <dc:date>2017-03-22T01:23:14.112533884</dc:date>
    <meta:document-statistic meta:table-count="1" meta:cell-count="8421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605cm" svg:y="0.315cm" chart:style-name="ch2">
          <text:p>Complejidades teóricas</text:p>
        </chart:title>
        <chart:subtitle svg:x="6.094cm" svg:y="1.249cm" chart:style-name="ch3">
          <text:p>n^2 contra n * log2(n)</text:p>
        </chart:subtitle>
        <chart:legend svg:x="11.78cm" svg:y="7.876cm" style:legend-expansion="custom" chartooo:width="2.616cm" chartooo:height="1.02cm" style:legend-expansion-aspect-ratio="2.56470588235294" chart:style-name="ch4"/>
        <chart:plot-area chart:style-name="ch5" table:cell-range-address="Hoja1.B3:Hoja1.D603" chart:data-source-has-labels="both" svg:x="1.279cm" svg:y="2.084cm" svg:width="14.407cm" svg:height="5.813cm">
          <chartooo:coordinate-region svg:x="3.382cm" svg:y="2.084cm" svg:width="12.304cm" svg:height="4.492cm"/>
          <chart:axis chart:dimension="x" chart:name="primary-x" chart:style-name="ch6" chartooo:axis-type="auto">
            <chartooo:date-scale/>
            <chart:title svg:x="2.715cm" svg:y="8.077cm" chart:style-name="ch7">
              <text:p>Número de puntos en el plano</text:p>
            </chart:title>
            <chart:categories table:cell-range-address="Hoja1.B4:Hoja1.B603"/>
          </chart:axis>
          <chart:axis chart:dimension="y" chart:name="primary-y" chart:style-name="ch6">
            <chart:title svg:x="0.451cm" svg:y="6.33cm" chart:style-name="ch8">
              <text:p>Número de pasos</text:p>
            </chart:title>
            <chart:grid chart:style-name="ch9" chart:class="major"/>
          </chart:axis>
          <chart:series chart:style-name="ch10" chart:values-cell-range-address="Hoja1.C4:Hoja1.C603" chart:label-cell-address="Hoja1.C3:Hoja1.C3" chart:class="chart:line">
            <chart:data-point chart:repeated="600"/>
          </chart:series>
          <chart:series chart:style-name="ch11" chart:values-cell-range-address="Hoja1.D4:Hoja1.D603" chart:label-cell-address="Hoja1.D3:Hoja1.D3" chart:class="chart:line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^2</text:p>
                <draw:g>
                  <svg:desc>Hoja1.C3:Hoja1.C3</svg:desc>
                </draw:g>
              </table:table-cell>
              <table:table-cell office:value-type="string">
                <text:p>n * log2 (n)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B4:Hoja1.B603</svg:desc>
                </draw:g>
              </table:table-cell>
              <table:table-cell office:value-type="float" office:value="10201">
                <text:p>10201</text:p>
                <draw:g>
                  <svg:desc>Hoja1.C4:Hoja1.C603</svg:desc>
                </draw:g>
              </table:table-cell>
              <table:table-cell office:value-type="float" office:value="672.479359757931">
                <text:p>672.479359757931</text:p>
                <draw:g>
                  <svg:desc>Hoja1.D4:Hoja1.D603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0401">
                <text:p>40401</text:p>
              </table:table-cell>
              <table:table-cell office:value-type="float" office:value="1537.86138992696">
                <text:p>1537.8613899269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90601">
                <text:p>90601</text:p>
              </table:table-cell>
              <table:table-cell office:value-type="float" office:value="2478.31952270467">
                <text:p>2478.3195227046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60801">
                <text:p>160801</text:p>
              </table:table-cell>
              <table:table-cell office:value-type="float" office:value="3467.63082900842">
                <text:p>3467.6308290084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51001">
                <text:p>251001</text:p>
              </table:table-cell>
              <table:table-cell office:value-type="float" office:value="4493.3020633908">
                <text:p>4493.302063390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361201">
                <text:p>361201</text:p>
              </table:table-cell>
              <table:table-cell office:value-type="float" office:value="5547.96392960742">
                <text:p>5547.9639296074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91401">
                <text:p>491401</text:p>
              </table:table-cell>
              <table:table-cell office:value-type="float" office:value="6626.74271444145">
                <text:p>6626.7427144414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641601">
                <text:p>641601</text:p>
              </table:table-cell>
              <table:table-cell office:value-type="float" office:value="7726.17240435938">
                <text:p>7726.1724043593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811801">
                <text:p>811801</text:p>
              </table:table-cell>
              <table:table-cell office:value-type="float" office:value="8843.660349528">
                <text:p>8843.660349528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02001">
                <text:p>1002001</text:p>
              </table:table-cell>
              <table:table-cell office:value-type="float" office:value="9977.19348509483">
                <text:p>9977.19348509483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212201">
                <text:p>1212201</text:p>
              </table:table-cell>
              <table:table-cell office:value-type="float" office:value="11125.1632276744">
                <text:p>11125.163227674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442401">
                <text:p>1442401</text:p>
              </table:table-cell>
              <table:table-cell office:value-type="float" office:value="12286.2545432825">
                <text:p>12286.254543282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692601">
                <text:p>1692601</text:p>
              </table:table-cell>
              <table:table-cell office:value-type="float" office:value="13459.3722259799">
                <text:p>13459.3722259799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962801">
                <text:p>1962801</text:p>
              </table:table-cell>
              <table:table-cell office:value-type="float" office:value="14643.5899778436">
                <text:p>14643.5899778436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2253001">
                <text:p>2253001</text:p>
              </table:table-cell>
              <table:table-cell office:value-type="float" office:value="15838.1141006927">
                <text:p>15838.114100692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2563201">
                <text:p>2563201</text:p>
              </table:table-cell>
              <table:table-cell office:value-type="float" office:value="17042.2569056185">
                <text:p>17042.256905618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893401">
                <text:p>2893401</text:p>
              </table:table-cell>
              <table:table-cell office:value-type="float" office:value="18255.4167910534">
                <text:p>18255.4167910534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3243601">
                <text:p>3243601</text:p>
              </table:table-cell>
              <table:table-cell office:value-type="float" office:value="19477.0630210972">
                <text:p>19477.063021097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3613801">
                <text:p>3613801</text:p>
              </table:table-cell>
              <table:table-cell office:value-type="float" office:value="20706.7238944489">
                <text:p>20706.723894448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004001">
                <text:p>4004001</text:p>
              </table:table-cell>
              <table:table-cell office:value-type="float" office:value="21943.9774092634">
                <text:p>21943.9774092634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4414201">
                <text:p>4414201</text:p>
              </table:table-cell>
              <table:table-cell office:value-type="float" office:value="23188.4437984601">
                <text:p>23188.4437984601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4844401">
                <text:p>4844401</text:p>
              </table:table-cell>
              <table:table-cell office:value-type="float" office:value="24439.7794891913">
                <text:p>24439.779489191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5294601">
                <text:p>5294601</text:p>
              </table:table-cell>
              <table:table-cell office:value-type="float" office:value="25697.6721621836">
                <text:p>25697.6721621836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5764801">
                <text:p>5764801</text:p>
              </table:table-cell>
              <table:table-cell office:value-type="float" office:value="26961.8366714412">
                <text:p>26961.8366714412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6255001">
                <text:p>6255001</text:p>
              </table:table-cell>
              <table:table-cell office:value-type="float" office:value="28232.0116447946">
                <text:p>28232.0116447946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6765201">
                <text:p>6765201</text:p>
              </table:table-cell>
              <table:table-cell office:value-type="float" office:value="29507.9566289357">
                <text:p>29507.9566289357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7295401">
                <text:p>7295401</text:p>
              </table:table-cell>
              <table:table-cell office:value-type="float" office:value="30789.4496740987">
                <text:p>30789.4496740987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7845601">
                <text:p>7845601</text:p>
              </table:table-cell>
              <table:table-cell office:value-type="float" office:value="32076.2852768767">
                <text:p>32076.2852768767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8415801">
                <text:p>8415801</text:p>
              </table:table-cell>
              <table:table-cell office:value-type="float" office:value="33368.2726171544">
                <text:p>33368.2726171544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9006001">
                <text:p>9006001</text:p>
              </table:table-cell>
              <table:table-cell office:value-type="float" office:value="34665.2340383985">
                <text:p>34665.234038398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9616201">
                <text:p>9616201</text:p>
              </table:table-cell>
              <table:table-cell office:value-type="float" office:value="35967.0037307097">
                <text:p>35967.0037307097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10246401">
                <text:p>10246401</text:p>
              </table:table-cell>
              <table:table-cell office:value-type="float" office:value="37273.4265839074">
                <text:p>37273.426583907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10896601">
                <text:p>10896601</text:p>
              </table:table-cell>
              <table:table-cell office:value-type="float" office:value="38584.3571840576">
                <text:p>38584.3571840576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11566801">
                <text:p>11566801</text:p>
              </table:table-cell>
              <table:table-cell office:value-type="float" office:value="39899.6589316974">
                <text:p>39899.658931697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12257001">
                <text:p>12257001</text:p>
              </table:table-cell>
              <table:table-cell office:value-type="float" office:value="41219.2032638462">
                <text:p>41219.203263846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12967201">
                <text:p>12967201</text:p>
              </table:table-cell>
              <table:table-cell office:value-type="float" office:value="42542.8689649692">
                <text:p>42542.8689649692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3697401">
                <text:p>13697401</text:p>
              </table:table-cell>
              <table:table-cell office:value-type="float" office:value="43870.5415545311">
                <text:p>43870.5415545311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14447601">
                <text:p>14447601</text:p>
              </table:table-cell>
              <table:table-cell office:value-type="float" office:value="45202.1127407853">
                <text:p>45202.1127407853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15217801">
                <text:p>15217801</text:p>
              </table:table-cell>
              <table:table-cell office:value-type="float" office:value="46537.4799320788">
                <text:p>46537.4799320788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16008001">
                <text:p>16008001</text:p>
              </table:table-cell>
              <table:table-cell office:value-type="float" office:value="47876.5457982958">
                <text:p>47876.5457982958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16818201">
                <text:p>16818201</text:p>
              </table:table-cell>
              <table:table-cell office:value-type="float" office:value="49219.2178761699">
                <text:p>49219.2178761699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7648401">
                <text:p>17648401</text:p>
              </table:table-cell>
              <table:table-cell office:value-type="float" office:value="50565.4082131139">
                <text:p>50565.4082131139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18498601">
                <text:p>18498601</text:p>
              </table:table-cell>
              <table:table-cell office:value-type="float" office:value="51915.0330449779">
                <text:p>51915.0330449779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19368801">
                <text:p>19368801</text:p>
              </table:table-cell>
              <table:table-cell office:value-type="float" office:value="53268.0125037924">
                <text:p>53268.0125037924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20259001">
                <text:p>20259001</text:p>
              </table:table-cell>
              <table:table-cell office:value-type="float" office:value="54624.2703520844">
                <text:p>54624.2703520844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21169201">
                <text:p>21169201</text:p>
              </table:table-cell>
              <table:table-cell office:value-type="float" office:value="55983.733740816">
                <text:p>55983.733740816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22099401">
                <text:p>22099401</text:p>
              </table:table-cell>
              <table:table-cell office:value-type="float" office:value="57346.3329883758">
                <text:p>57346.3329883758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23049601">
                <text:p>23049601</text:p>
              </table:table-cell>
              <table:table-cell office:value-type="float" office:value="58712.0013783819">
                <text:p>58712.0013783819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24019801">
                <text:p>24019801</text:p>
              </table:table-cell>
              <table:table-cell office:value-type="float" office:value="60080.6749743392">
                <text:p>60080.6749743392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25010001">
                <text:p>25010001</text:p>
              </table:table-cell>
              <table:table-cell office:value-type="float" office:value="61452.2924494276">
                <text:p>61452.292449427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26020201">
                <text:p>26020201</text:p>
              </table:table-cell>
              <table:table-cell office:value-type="float" office:value="62826.7949299098">
                <text:p>62826.7949299098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27050401">
                <text:p>27050401</text:p>
              </table:table-cell>
              <table:table-cell office:value-type="float" office:value="64204.1258508228">
                <text:p>64204.1258508228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28100601">
                <text:p>28100601</text:p>
              </table:table-cell>
              <table:table-cell office:value-type="float" office:value="65584.230822771">
                <text:p>65584.230822771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29170801">
                <text:p>29170801</text:p>
              </table:table-cell>
              <table:table-cell office:value-type="float" office:value="66967.0575087737">
                <text:p>66967.0575087737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30261001">
                <text:p>30261001</text:p>
              </table:table-cell>
              <table:table-cell office:value-type="float" office:value="68352.555510237">
                <text:p>68352.555510237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31371201">
                <text:p>31371201</text:p>
              </table:table-cell>
              <table:table-cell office:value-type="float" office:value="69740.6762612181">
                <text:p>69740.6762612181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32501401">
                <text:p>32501401</text:p>
              </table:table-cell>
              <table:table-cell office:value-type="float" office:value="71131.3729302446">
                <text:p>71131.3729302446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33651601">
                <text:p>33651601</text:p>
              </table:table-cell>
              <table:table-cell office:value-type="float" office:value="72524.6003290222">
                <text:p>72524.6003290222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34821801">
                <text:p>34821801</text:p>
              </table:table-cell>
              <table:table-cell office:value-type="float" office:value="73920.3148274412">
                <text:p>73920.3148274412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36012001">
                <text:p>36012001</text:p>
              </table:table-cell>
              <table:table-cell office:value-type="float" office:value="75318.4742743437">
                <text:p>75318.474274343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37222201">
                <text:p>37222201</text:p>
              </table:table-cell>
              <table:table-cell office:value-type="float" office:value="76719.0379235749">
                <text:p>76719.0379235749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38452401">
                <text:p>38452401</text:p>
              </table:table-cell>
              <table:table-cell office:value-type="float" office:value="78121.9663648831">
                <text:p>78121.9663648831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39702601">
                <text:p>39702601</text:p>
              </table:table-cell>
              <table:table-cell office:value-type="float" office:value="79527.221459278">
                <text:p>79527.221459278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40972801">
                <text:p>40972801</text:p>
              </table:table-cell>
              <table:table-cell office:value-type="float" office:value="80934.7662784936">
                <text:p>80934.7662784936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42263001">
                <text:p>42263001</text:p>
              </table:table-cell>
              <table:table-cell office:value-type="float" office:value="82344.5650482352">
                <text:p>82344.565048235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43573201">
                <text:p>43573201</text:p>
              </table:table-cell>
              <table:table-cell office:value-type="float" office:value="83756.5830949185">
                <text:p>83756.5830949185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44903401">
                <text:p>44903401</text:p>
              </table:table-cell>
              <table:table-cell office:value-type="float" office:value="85170.7867956373">
                <text:p>85170.7867956373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46253601">
                <text:p>46253601</text:p>
              </table:table-cell>
              <table:table-cell office:value-type="float" office:value="86587.1435311177">
                <text:p>86587.1435311177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47623801">
                <text:p>47623801</text:p>
              </table:table-cell>
              <table:table-cell office:value-type="float" office:value="88005.6216414405">
                <text:p>88005.6216414405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49014001">
                <text:p>49014001</text:p>
              </table:table-cell>
              <table:table-cell office:value-type="float" office:value="89426.1903843302">
                <text:p>89426.1903843302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50424201">
                <text:p>50424201</text:p>
              </table:table-cell>
              <table:table-cell office:value-type="float" office:value="90848.8198958274">
                <text:p>90848.8198958274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51854401">
                <text:p>51854401</text:p>
              </table:table-cell>
              <table:table-cell office:value-type="float" office:value="92273.4811531773">
                <text:p>92273.4811531773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53304601">
                <text:p>53304601</text:p>
              </table:table-cell>
              <table:table-cell office:value-type="float" office:value="93700.1459397794">
                <text:p>93700.1459397794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54774801">
                <text:p>54774801</text:p>
              </table:table-cell>
              <table:table-cell office:value-type="float" office:value="95128.7868120585">
                <text:p>95128.786812058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56265001">
                <text:p>56265001</text:p>
              </table:table-cell>
              <table:table-cell office:value-type="float" office:value="96559.3770681261">
                <text:p>96559.3770681261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57775201">
                <text:p>57775201</text:p>
              </table:table-cell>
              <table:table-cell office:value-type="float" office:value="97991.8907181133">
                <text:p>97991.8907181133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59305401">
                <text:p>59305401</text:p>
              </table:table-cell>
              <table:table-cell office:value-type="float" office:value="99426.3024560649">
                <text:p>99426.3024560649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60855601">
                <text:p>60855601</text:p>
              </table:table-cell>
              <table:table-cell office:value-type="float" office:value="100862.587633294">
                <text:p>100862.587633294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62425801">
                <text:p>62425801</text:p>
              </table:table-cell>
              <table:table-cell office:value-type="float" office:value="102300.722233104">
                <text:p>102300.722233104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64016001">
                <text:p>64016001</text:p>
              </table:table-cell>
              <table:table-cell office:value-type="float" office:value="103740.682846787">
                <text:p>103740.682846787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65626201">
                <text:p>65626201</text:p>
              </table:table-cell>
              <table:table-cell office:value-type="float" office:value="105182.446650826">
                <text:p>105182.446650826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67256401">
                <text:p>67256401</text:p>
              </table:table-cell>
              <table:table-cell office:value-type="float" office:value="106625.991385222">
                <text:p>106625.99138522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68906601">
                <text:p>68906601</text:p>
              </table:table-cell>
              <table:table-cell office:value-type="float" office:value="108071.295332878">
                <text:p>108071.295332878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70576801">
                <text:p>70576801</text:p>
              </table:table-cell>
              <table:table-cell office:value-type="float" office:value="109518.337299974">
                <text:p>109518.337299974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72267001">
                <text:p>72267001</text:p>
              </table:table-cell>
              <table:table-cell office:value-type="float" office:value="110967.096597284">
                <text:p>110967.096597284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73977201">
                <text:p>73977201</text:p>
              </table:table-cell>
              <table:table-cell office:value-type="float" office:value="112417.55302236">
                <text:p>112417.55302236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75707401">
                <text:p>75707401</text:p>
              </table:table-cell>
              <table:table-cell office:value-type="float" office:value="113869.686842561">
                <text:p>113869.686842561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77457601">
                <text:p>77457601</text:p>
              </table:table-cell>
              <table:table-cell office:value-type="float" office:value="115323.478778843">
                <text:p>115323.478778843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79227801">
                <text:p>79227801</text:p>
              </table:table-cell>
              <table:table-cell office:value-type="float" office:value="116778.909990305">
                <text:p>116778.909990305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81018001">
                <text:p>81018001</text:p>
              </table:table-cell>
              <table:table-cell office:value-type="float" office:value="118235.962059413">
                <text:p>118235.962059413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82828201">
                <text:p>82828201</text:p>
              </table:table-cell>
              <table:table-cell office:value-type="float" office:value="119694.616977895">
                <text:p>119694.616977895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84658401">
                <text:p>84658401</text:p>
              </table:table-cell>
              <table:table-cell office:value-type="float" office:value="121154.857133243">
                <text:p>121154.857133243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86508601">
                <text:p>86508601</text:p>
              </table:table-cell>
              <table:table-cell office:value-type="float" office:value="122616.665295813">
                <text:p>122616.665295813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88378801">
                <text:p>88378801</text:p>
              </table:table-cell>
              <table:table-cell office:value-type="float" office:value="124080.024606471">
                <text:p>124080.024606471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90269001">
                <text:p>90269001</text:p>
              </table:table-cell>
              <table:table-cell office:value-type="float" office:value="125544.918564772">
                <text:p>125544.918564772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2179201">
                <text:p>92179201</text:p>
              </table:table-cell>
              <table:table-cell office:value-type="float" office:value="127011.33101763">
                <text:p>127011.33101763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94109401">
                <text:p>94109401</text:p>
              </table:table-cell>
              <table:table-cell office:value-type="float" office:value="128479.246148466">
                <text:p>128479.246148466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96059601">
                <text:p>96059601</text:p>
              </table:table-cell>
              <table:table-cell office:value-type="float" office:value="129948.648466801">
                <text:p>129948.648466801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98029801">
                <text:p>98029801</text:p>
              </table:table-cell>
              <table:table-cell office:value-type="float" office:value="131419.52279827">
                <text:p>131419.52279827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020001">
                <text:p>100020001</text:p>
              </table:table-cell>
              <table:table-cell office:value-type="float" office:value="132891.854275047">
                <text:p>132891.854275047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02030201">
                <text:p>102030201</text:p>
              </table:table-cell>
              <table:table-cell office:value-type="float" office:value="134365.628326649">
                <text:p>134365.628326649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04060401">
                <text:p>104060401</text:p>
              </table:table-cell>
              <table:table-cell office:value-type="float" office:value="135840.830671102">
                <text:p>135840.830671102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06110601">
                <text:p>106110601</text:p>
              </table:table-cell>
              <table:table-cell office:value-type="float" office:value="137317.447306456">
                <text:p>137317.447306456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08180801">
                <text:p>108180801</text:p>
              </table:table-cell>
              <table:table-cell office:value-type="float" office:value="138795.464502631">
                <text:p>138795.464502631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10271001">
                <text:p>110271001</text:p>
              </table:table-cell>
              <table:table-cell office:value-type="float" office:value="140274.868793575">
                <text:p>140274.868793575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12381201">
                <text:p>112381201</text:p>
              </table:table-cell>
              <table:table-cell office:value-type="float" office:value="141755.646969717">
                <text:p>141755.646969717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14511401">
                <text:p>114511401</text:p>
              </table:table-cell>
              <table:table-cell office:value-type="float" office:value="143237.786070712">
                <text:p>143237.786070712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16661601">
                <text:p>116661601</text:p>
              </table:table-cell>
              <table:table-cell office:value-type="float" office:value="144721.273378455">
                <text:p>144721.273378455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18831801">
                <text:p>118831801</text:p>
              </table:table-cell>
              <table:table-cell office:value-type="float" office:value="146206.096410345">
                <text:p>146206.096410345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21022001">
                <text:p>121022001</text:p>
              </table:table-cell>
              <table:table-cell office:value-type="float" office:value="147692.242912812">
                <text:p>147692.242912812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23232201">
                <text:p>123232201</text:p>
              </table:table-cell>
              <table:table-cell office:value-type="float" office:value="149179.700855067">
                <text:p>149179.700855067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25462401">
                <text:p>125462401</text:p>
              </table:table-cell>
              <table:table-cell office:value-type="float" office:value="150668.458423079">
                <text:p>150668.458423079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27712601">
                <text:p>127712601</text:p>
              </table:table-cell>
              <table:table-cell office:value-type="float" office:value="152158.504013773">
                <text:p>152158.504013773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29982801">
                <text:p>129982801</text:p>
              </table:table-cell>
              <table:table-cell office:value-type="float" office:value="153649.826229429">
                <text:p>153649.826229429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32273001">
                <text:p>132273001</text:p>
              </table:table-cell>
              <table:table-cell office:value-type="float" office:value="155142.413872275">
                <text:p>155142.413872275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34583201">
                <text:p>134583201</text:p>
              </table:table-cell>
              <table:table-cell office:value-type="float" office:value="156636.255939276">
                <text:p>156636.255939276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36913401">
                <text:p>136913401</text:p>
              </table:table-cell>
              <table:table-cell office:value-type="float" office:value="158131.341617092">
                <text:p>158131.341617092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39263601">
                <text:p>139263601</text:p>
              </table:table-cell>
              <table:table-cell office:value-type="float" office:value="159627.660277221">
                <text:p>159627.660277221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41633801">
                <text:p>141633801</text:p>
              </table:table-cell>
              <table:table-cell office:value-type="float" office:value="161125.201471293">
                <text:p>161125.201471293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44024001">
                <text:p>144024001</text:p>
              </table:table-cell>
              <table:table-cell office:value-type="float" office:value="162623.954926536">
                <text:p>162623.954926536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46434201">
                <text:p>146434201</text:p>
              </table:table-cell>
              <table:table-cell office:value-type="float" office:value="164123.910541379">
                <text:p>164123.910541379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48864401">
                <text:p>148864401</text:p>
              </table:table-cell>
              <table:table-cell office:value-type="float" office:value="165625.058381212">
                <text:p>165625.058381212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51314601">
                <text:p>151314601</text:p>
              </table:table-cell>
              <table:table-cell office:value-type="float" office:value="167127.388674282">
                <text:p>167127.388674282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53784801">
                <text:p>153784801</text:p>
              </table:table-cell>
              <table:table-cell office:value-type="float" office:value="168630.891807717">
                <text:p>168630.891807717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56275001">
                <text:p>156275001</text:p>
              </table:table-cell>
              <table:table-cell office:value-type="float" office:value="170135.558323682">
                <text:p>170135.558323682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58785201">
                <text:p>158785201</text:p>
              </table:table-cell>
              <table:table-cell office:value-type="float" office:value="171641.378915663">
                <text:p>171641.378915663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61315401">
                <text:p>161315401</text:p>
              </table:table-cell>
              <table:table-cell office:value-type="float" office:value="173148.34442486">
                <text:p>173148.34442486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63865601">
                <text:p>163865601</text:p>
              </table:table-cell>
              <table:table-cell office:value-type="float" office:value="174656.445836701">
                <text:p>174656.445836701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66435801">
                <text:p>166435801</text:p>
              </table:table-cell>
              <table:table-cell office:value-type="float" office:value="176165.674277457">
                <text:p>176165.674277457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69026001">
                <text:p>169026001</text:p>
              </table:table-cell>
              <table:table-cell office:value-type="float" office:value="177676.021010972">
                <text:p>177676.021010972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71636201">
                <text:p>171636201</text:p>
              </table:table-cell>
              <table:table-cell office:value-type="float" office:value="179187.477435485">
                <text:p>179187.477435485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74266401">
                <text:p>174266401</text:p>
              </table:table-cell>
              <table:table-cell office:value-type="float" office:value="180700.035080554">
                <text:p>180700.035080554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76916601">
                <text:p>176916601</text:p>
              </table:table-cell>
              <table:table-cell office:value-type="float" office:value="182213.685604071">
                <text:p>182213.685604071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79586801">
                <text:p>179586801</text:p>
              </table:table-cell>
              <table:table-cell office:value-type="float" office:value="183728.420789367">
                <text:p>183728.420789367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82277001">
                <text:p>182277001</text:p>
              </table:table-cell>
              <table:table-cell office:value-type="float" office:value="185244.232542405">
                <text:p>185244.232542405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84987201">
                <text:p>184987201</text:p>
              </table:table-cell>
              <table:table-cell office:value-type="float" office:value="186761.112889052">
                <text:p>186761.112889052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87717401">
                <text:p>187717401</text:p>
              </table:table-cell>
              <table:table-cell office:value-type="float" office:value="188279.053972438">
                <text:p>188279.053972438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90467601">
                <text:p>190467601</text:p>
              </table:table-cell>
              <table:table-cell office:value-type="float" office:value="189798.048050388">
                <text:p>189798.048050388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93237801">
                <text:p>193237801</text:p>
              </table:table-cell>
              <table:table-cell office:value-type="float" office:value="191318.087492923">
                <text:p>191318.087492923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96028001">
                <text:p>196028001</text:p>
              </table:table-cell>
              <table:table-cell office:value-type="float" office:value="192839.164779847">
                <text:p>192839.164779847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98838201">
                <text:p>198838201</text:p>
              </table:table-cell>
              <table:table-cell office:value-type="float" office:value="194361.272498388">
                <text:p>194361.272498388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201668401">
                <text:p>201668401</text:p>
              </table:table-cell>
              <table:table-cell office:value-type="float" office:value="195884.403340916">
                <text:p>195884.403340916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204518601">
                <text:p>204518601</text:p>
              </table:table-cell>
              <table:table-cell office:value-type="float" office:value="197408.55010272">
                <text:p>197408.55010272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207388801">
                <text:p>207388801</text:p>
              </table:table-cell>
              <table:table-cell office:value-type="float" office:value="198933.70567985">
                <text:p>198933.70567985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210279001">
                <text:p>210279001</text:p>
              </table:table-cell>
              <table:table-cell office:value-type="float" office:value="200459.863067018">
                <text:p>200459.863067018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213189201">
                <text:p>213189201</text:p>
              </table:table-cell>
              <table:table-cell office:value-type="float" office:value="201987.015355555">
                <text:p>201987.015355555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216119401">
                <text:p>216119401</text:p>
              </table:table-cell>
              <table:table-cell office:value-type="float" office:value="203515.155731429">
                <text:p>203515.155731429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219069601">
                <text:p>219069601</text:p>
              </table:table-cell>
              <table:table-cell office:value-type="float" office:value="205044.277473309">
                <text:p>205044.277473309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222039801">
                <text:p>222039801</text:p>
              </table:table-cell>
              <table:table-cell office:value-type="float" office:value="206574.373950692">
                <text:p>206574.373950692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225030001">
                <text:p>225030001</text:p>
              </table:table-cell>
              <table:table-cell office:value-type="float" office:value="208105.438622069">
                <text:p>208105.438622069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228040201">
                <text:p>228040201</text:p>
              </table:table-cell>
              <table:table-cell office:value-type="float" office:value="209637.465033147">
                <text:p>209637.465033147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231070401">
                <text:p>231070401</text:p>
              </table:table-cell>
              <table:table-cell office:value-type="float" office:value="211170.446815118">
                <text:p>211170.446815118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234120601">
                <text:p>234120601</text:p>
              </table:table-cell>
              <table:table-cell office:value-type="float" office:value="212704.37768297">
                <text:p>212704.37768297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237190801">
                <text:p>237190801</text:p>
              </table:table-cell>
              <table:table-cell office:value-type="float" office:value="214239.251433843">
                <text:p>214239.251433843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240281001">
                <text:p>240281001</text:p>
              </table:table-cell>
              <table:table-cell office:value-type="float" office:value="215775.061945432">
                <text:p>215775.061945432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243391201">
                <text:p>243391201</text:p>
              </table:table-cell>
              <table:table-cell office:value-type="float" office:value="217311.803174426">
                <text:p>217311.803174426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246521401">
                <text:p>246521401</text:p>
              </table:table-cell>
              <table:table-cell office:value-type="float" office:value="218849.469154986">
                <text:p>218849.469154986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249671601">
                <text:p>249671601</text:p>
              </table:table-cell>
              <table:table-cell office:value-type="float" office:value="220388.053997272">
                <text:p>220388.053997272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252841801">
                <text:p>252841801</text:p>
              </table:table-cell>
              <table:table-cell office:value-type="float" office:value="221927.551885992">
                <text:p>221927.551885992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256032001">
                <text:p>256032001</text:p>
              </table:table-cell>
              <table:table-cell office:value-type="float" office:value="223467.957079002">
                <text:p>223467.957079002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259242201">
                <text:p>259242201</text:p>
              </table:table-cell>
              <table:table-cell office:value-type="float" office:value="225009.26390593">
                <text:p>225009.26390593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262472401">
                <text:p>262472401</text:p>
              </table:table-cell>
              <table:table-cell office:value-type="float" office:value="226551.466766842">
                <text:p>226551.466766842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265722601">
                <text:p>265722601</text:p>
              </table:table-cell>
              <table:table-cell office:value-type="float" office:value="228094.560130933">
                <text:p>228094.560130933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268992801">
                <text:p>268992801</text:p>
              </table:table-cell>
              <table:table-cell office:value-type="float" office:value="229638.538535261">
                <text:p>229638.538535261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272283001">
                <text:p>272283001</text:p>
              </table:table-cell>
              <table:table-cell office:value-type="float" office:value="231183.396583501">
                <text:p>231183.396583501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275593201">
                <text:p>275593201</text:p>
              </table:table-cell>
              <table:table-cell office:value-type="float" office:value="232729.128944735">
                <text:p>232729.128944735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278923401">
                <text:p>278923401</text:p>
              </table:table-cell>
              <table:table-cell office:value-type="float" office:value="234275.730352271">
                <text:p>234275.730352271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282273601">
                <text:p>282273601</text:p>
              </table:table-cell>
              <table:table-cell office:value-type="float" office:value="235823.195602489">
                <text:p>235823.195602489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285643801">
                <text:p>285643801</text:p>
              </table:table-cell>
              <table:table-cell office:value-type="float" office:value="237371.519553711">
                <text:p>237371.519553711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289034001">
                <text:p>289034001</text:p>
              </table:table-cell>
              <table:table-cell office:value-type="float" office:value="238920.697125109">
                <text:p>238920.697125109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292444201">
                <text:p>292444201</text:p>
              </table:table-cell>
              <table:table-cell office:value-type="float" office:value="240470.723295625">
                <text:p>240470.723295625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295874401">
                <text:p>295874401</text:p>
              </table:table-cell>
              <table:table-cell office:value-type="float" office:value="242021.593102925">
                <text:p>242021.593102925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299324601">
                <text:p>299324601</text:p>
              </table:table-cell>
              <table:table-cell office:value-type="float" office:value="243573.301642372">
                <text:p>243573.301642372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302794801">
                <text:p>302794801</text:p>
              </table:table-cell>
              <table:table-cell office:value-type="float" office:value="245125.844066031">
                <text:p>245125.844066031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306285001">
                <text:p>306285001</text:p>
              </table:table-cell>
              <table:table-cell office:value-type="float" office:value="246679.215581685">
                <text:p>246679.215581685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309795201">
                <text:p>309795201</text:p>
              </table:table-cell>
              <table:table-cell office:value-type="float" office:value="248233.411451886">
                <text:p>248233.411451886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313325401">
                <text:p>313325401</text:p>
              </table:table-cell>
              <table:table-cell office:value-type="float" office:value="249788.426993016">
                <text:p>249788.426993016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316875601">
                <text:p>316875601</text:p>
              </table:table-cell>
              <table:table-cell office:value-type="float" office:value="251344.257574378">
                <text:p>251344.257574378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320445801">
                <text:p>320445801</text:p>
              </table:table-cell>
              <table:table-cell office:value-type="float" office:value="252900.898617304">
                <text:p>252900.898617304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324036001">
                <text:p>324036001</text:p>
              </table:table-cell>
              <table:table-cell office:value-type="float" office:value="254458.34559428">
                <text:p>254458.34559428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327646201">
                <text:p>327646201</text:p>
              </table:table-cell>
              <table:table-cell office:value-type="float" office:value="256016.594028099">
                <text:p>256016.594028099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331276401">
                <text:p>331276401</text:p>
              </table:table-cell>
              <table:table-cell office:value-type="float" office:value="257575.639491021">
                <text:p>257575.639491021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334926601">
                <text:p>334926601</text:p>
              </table:table-cell>
              <table:table-cell office:value-type="float" office:value="259135.477603962">
                <text:p>259135.477603962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338596801">
                <text:p>338596801</text:p>
              </table:table-cell>
              <table:table-cell office:value-type="float" office:value="260696.104035694">
                <text:p>260696.104035694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342287001">
                <text:p>342287001</text:p>
              </table:table-cell>
              <table:table-cell office:value-type="float" office:value="262257.514502066">
                <text:p>262257.514502066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345997201">
                <text:p>345997201</text:p>
              </table:table-cell>
              <table:table-cell office:value-type="float" office:value="263819.704765242">
                <text:p>263819.704765242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349727401">
                <text:p>349727401</text:p>
              </table:table-cell>
              <table:table-cell office:value-type="float" office:value="265382.670632951">
                <text:p>265382.670632951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353477601">
                <text:p>353477601</text:p>
              </table:table-cell>
              <table:table-cell office:value-type="float" office:value="266946.407957756">
                <text:p>266946.407957756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357247801">
                <text:p>357247801</text:p>
              </table:table-cell>
              <table:table-cell office:value-type="float" office:value="268510.912636341">
                <text:p>268510.912636341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361038001">
                <text:p>361038001</text:p>
              </table:table-cell>
              <table:table-cell office:value-type="float" office:value="270076.180608812">
                <text:p>270076.180608812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364848201">
                <text:p>364848201</text:p>
              </table:table-cell>
              <table:table-cell office:value-type="float" office:value="271642.207858005">
                <text:p>271642.207858005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368678401">
                <text:p>368678401</text:p>
              </table:table-cell>
              <table:table-cell office:value-type="float" office:value="273208.990408822">
                <text:p>273208.990408822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372528601">
                <text:p>372528601</text:p>
              </table:table-cell>
              <table:table-cell office:value-type="float" office:value="274776.524327569">
                <text:p>274776.524327569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376398801">
                <text:p>376398801</text:p>
              </table:table-cell>
              <table:table-cell office:value-type="float" office:value="276344.805721315">
                <text:p>276344.805721315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380289001">
                <text:p>380289001</text:p>
              </table:table-cell>
              <table:table-cell office:value-type="float" office:value="277913.830737261">
                <text:p>277913.830737261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384199201">
                <text:p>384199201</text:p>
              </table:table-cell>
              <table:table-cell office:value-type="float" office:value="279483.59556212">
                <text:p>279483.59556212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388129401">
                <text:p>388129401</text:p>
              </table:table-cell>
              <table:table-cell office:value-type="float" office:value="281054.096421519">
                <text:p>281054.096421519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392079601">
                <text:p>392079601</text:p>
              </table:table-cell>
              <table:table-cell office:value-type="float" office:value="282625.329579398">
                <text:p>282625.329579398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396049801">
                <text:p>396049801</text:p>
              </table:table-cell>
              <table:table-cell office:value-type="float" office:value="284197.291337435">
                <text:p>284197.291337435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400040001">
                <text:p>400040001</text:p>
              </table:table-cell>
              <table:table-cell office:value-type="float" office:value="285769.978034476">
                <text:p>285769.978034476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404050201">
                <text:p>404050201</text:p>
              </table:table-cell>
              <table:table-cell office:value-type="float" office:value="287343.386045978">
                <text:p>287343.386045978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408080401">
                <text:p>408080401</text:p>
              </table:table-cell>
              <table:table-cell office:value-type="float" office:value="288917.511783459">
                <text:p>288917.511783459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412130601">
                <text:p>412130601</text:p>
              </table:table-cell>
              <table:table-cell office:value-type="float" office:value="290492.351693968">
                <text:p>290492.351693968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416200801">
                <text:p>416200801</text:p>
              </table:table-cell>
              <table:table-cell office:value-type="float" office:value="292067.902259555">
                <text:p>292067.902259555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420291001">
                <text:p>420291001</text:p>
              </table:table-cell>
              <table:table-cell office:value-type="float" office:value="293644.159996761">
                <text:p>293644.159996761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424401201">
                <text:p>424401201</text:p>
              </table:table-cell>
              <table:table-cell office:value-type="float" office:value="295221.121456108">
                <text:p>295221.121456108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428531401">
                <text:p>428531401</text:p>
              </table:table-cell>
              <table:table-cell office:value-type="float" office:value="296798.783221608">
                <text:p>296798.783221608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432681601">
                <text:p>432681601</text:p>
              </table:table-cell>
              <table:table-cell office:value-type="float" office:value="298377.141910277">
                <text:p>298377.141910277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436851801">
                <text:p>436851801</text:p>
              </table:table-cell>
              <table:table-cell office:value-type="float" office:value="299956.194171659">
                <text:p>299956.194171659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441042001">
                <text:p>441042001</text:p>
              </table:table-cell>
              <table:table-cell office:value-type="float" office:value="301535.936687355">
                <text:p>301535.936687355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445252201">
                <text:p>445252201</text:p>
              </table:table-cell>
              <table:table-cell office:value-type="float" office:value="303116.366170574">
                <text:p>303116.366170574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449482401">
                <text:p>449482401</text:p>
              </table:table-cell>
              <table:table-cell office:value-type="float" office:value="304697.479365675">
                <text:p>304697.479365675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453732601">
                <text:p>453732601</text:p>
              </table:table-cell>
              <table:table-cell office:value-type="float" office:value="306279.273047728">
                <text:p>306279.273047728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458002801">
                <text:p>458002801</text:p>
              </table:table-cell>
              <table:table-cell office:value-type="float" office:value="307861.744022088">
                <text:p>307861.744022088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462293001">
                <text:p>462293001</text:p>
              </table:table-cell>
              <table:table-cell office:value-type="float" office:value="309444.889123961">
                <text:p>309444.889123961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466603201">
                <text:p>466603201</text:p>
              </table:table-cell>
              <table:table-cell office:value-type="float" office:value="311028.705217993">
                <text:p>311028.705217993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470933401">
                <text:p>470933401</text:p>
              </table:table-cell>
              <table:table-cell office:value-type="float" office:value="312613.189197861">
                <text:p>312613.189197861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475283601">
                <text:p>475283601</text:p>
              </table:table-cell>
              <table:table-cell office:value-type="float" office:value="314198.33798587">
                <text:p>314198.33798587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479653801">
                <text:p>479653801</text:p>
              </table:table-cell>
              <table:table-cell office:value-type="float" office:value="315784.14853256">
                <text:p>315784.14853256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484044001">
                <text:p>484044001</text:p>
              </table:table-cell>
              <table:table-cell office:value-type="float" office:value="317370.617816319">
                <text:p>317370.617816319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488454201">
                <text:p>488454201</text:p>
              </table:table-cell>
              <table:table-cell office:value-type="float" office:value="318957.742843002">
                <text:p>318957.742843002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492884401">
                <text:p>492884401</text:p>
              </table:table-cell>
              <table:table-cell office:value-type="float" office:value="320545.520645561">
                <text:p>320545.520645561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497334601">
                <text:p>497334601</text:p>
              </table:table-cell>
              <table:table-cell office:value-type="float" office:value="322133.948283677">
                <text:p>322133.948283677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501804801">
                <text:p>501804801</text:p>
              </table:table-cell>
              <table:table-cell office:value-type="float" office:value="323723.022843399">
                <text:p>323723.022843399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506295001">
                <text:p>506295001</text:p>
              </table:table-cell>
              <table:table-cell office:value-type="float" office:value="325312.741436796">
                <text:p>325312.741436796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510805201">
                <text:p>510805201</text:p>
              </table:table-cell>
              <table:table-cell office:value-type="float" office:value="326903.101201603">
                <text:p>326903.101201603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515335401">
                <text:p>515335401</text:p>
              </table:table-cell>
              <table:table-cell office:value-type="float" office:value="328494.099300885">
                <text:p>328494.099300885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519885601">
                <text:p>519885601</text:p>
              </table:table-cell>
              <table:table-cell office:value-type="float" office:value="330085.732922702">
                <text:p>330085.732922702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524455801">
                <text:p>524455801</text:p>
              </table:table-cell>
              <table:table-cell office:value-type="float" office:value="331677.999279779">
                <text:p>331677.999279779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529046001">
                <text:p>529046001</text:p>
              </table:table-cell>
              <table:table-cell office:value-type="float" office:value="333270.895609183">
                <text:p>333270.895609183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533656201">
                <text:p>533656201</text:p>
              </table:table-cell>
              <table:table-cell office:value-type="float" office:value="334864.419172006">
                <text:p>334864.419172006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538286401">
                <text:p>538286401</text:p>
              </table:table-cell>
              <table:table-cell office:value-type="float" office:value="336458.567253051">
                <text:p>336458.567253051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542936601">
                <text:p>542936601</text:p>
              </table:table-cell>
              <table:table-cell office:value-type="float" office:value="338053.33716053">
                <text:p>338053.33716053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547606801">
                <text:p>547606801</text:p>
              </table:table-cell>
              <table:table-cell office:value-type="float" office:value="339648.726225757">
                <text:p>339648.726225757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552297001">
                <text:p>552297001</text:p>
              </table:table-cell>
              <table:table-cell office:value-type="float" office:value="341244.731802856">
                <text:p>341244.731802856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557007201">
                <text:p>557007201</text:p>
              </table:table-cell>
              <table:table-cell office:value-type="float" office:value="342841.351268468">
                <text:p>342841.351268468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561737401">
                <text:p>561737401</text:p>
              </table:table-cell>
              <table:table-cell office:value-type="float" office:value="344438.582021465">
                <text:p>344438.582021465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566487601">
                <text:p>566487601</text:p>
              </table:table-cell>
              <table:table-cell office:value-type="float" office:value="346036.42148267">
                <text:p>346036.42148267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571257801">
                <text:p>571257801</text:p>
              </table:table-cell>
              <table:table-cell office:value-type="float" office:value="347634.867094576">
                <text:p>347634.867094576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576048001">
                <text:p>576048001</text:p>
              </table:table-cell>
              <table:table-cell office:value-type="float" office:value="349233.91632108">
                <text:p>349233.91632108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580858201">
                <text:p>580858201</text:p>
              </table:table-cell>
              <table:table-cell office:value-type="float" office:value="350833.566647211">
                <text:p>350833.566647211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585688401">
                <text:p>585688401</text:p>
              </table:table-cell>
              <table:table-cell office:value-type="float" office:value="352433.815578869">
                <text:p>352433.815578869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590538601">
                <text:p>590538601</text:p>
              </table:table-cell>
              <table:table-cell office:value-type="float" office:value="354034.660642565">
                <text:p>354034.660642565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595408801">
                <text:p>595408801</text:p>
              </table:table-cell>
              <table:table-cell office:value-type="float" office:value="355636.099385169">
                <text:p>355636.099385169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600299001">
                <text:p>600299001</text:p>
              </table:table-cell>
              <table:table-cell office:value-type="float" office:value="357238.129373656">
                <text:p>357238.129373656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605209201">
                <text:p>605209201</text:p>
              </table:table-cell>
              <table:table-cell office:value-type="float" office:value="358840.748194862">
                <text:p>358840.748194862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610139401">
                <text:p>610139401</text:p>
              </table:table-cell>
              <table:table-cell office:value-type="float" office:value="360443.953455243">
                <text:p>360443.953455243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615089601">
                <text:p>615089601</text:p>
              </table:table-cell>
              <table:table-cell office:value-type="float" office:value="362047.742780635">
                <text:p>362047.742780635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620059801">
                <text:p>620059801</text:p>
              </table:table-cell>
              <table:table-cell office:value-type="float" office:value="363652.113816018">
                <text:p>363652.113816018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625050001">
                <text:p>625050001</text:p>
              </table:table-cell>
              <table:table-cell office:value-type="float" office:value="365257.064225289">
                <text:p>365257.064225289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630060201">
                <text:p>630060201</text:p>
              </table:table-cell>
              <table:table-cell office:value-type="float" office:value="366862.591691033">
                <text:p>366862.591691033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635090401">
                <text:p>635090401</text:p>
              </table:table-cell>
              <table:table-cell office:value-type="float" office:value="368468.6939143">
                <text:p>368468.6939143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640140601">
                <text:p>640140601</text:p>
              </table:table-cell>
              <table:table-cell office:value-type="float" office:value="370075.368614383">
                <text:p>370075.368614383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645210801">
                <text:p>645210801</text:p>
              </table:table-cell>
              <table:table-cell office:value-type="float" office:value="371682.613528608">
                <text:p>371682.613528608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650301001">
                <text:p>650301001</text:p>
              </table:table-cell>
              <table:table-cell office:value-type="float" office:value="373290.426412112">
                <text:p>373290.426412112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655411201">
                <text:p>655411201</text:p>
              </table:table-cell>
              <table:table-cell office:value-type="float" office:value="374898.805037641">
                <text:p>374898.805037641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660541401">
                <text:p>660541401</text:p>
              </table:table-cell>
              <table:table-cell office:value-type="float" office:value="376507.747195341">
                <text:p>376507.747195341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665691601">
                <text:p>665691601</text:p>
              </table:table-cell>
              <table:table-cell office:value-type="float" office:value="378117.250692553">
                <text:p>378117.250692553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670861801">
                <text:p>670861801</text:p>
              </table:table-cell>
              <table:table-cell office:value-type="float" office:value="379727.313353616">
                <text:p>379727.313353616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676052001">
                <text:p>676052001</text:p>
              </table:table-cell>
              <table:table-cell office:value-type="float" office:value="381337.93301967">
                <text:p>381337.93301967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681262201">
                <text:p>681262201</text:p>
              </table:table-cell>
              <table:table-cell office:value-type="float" office:value="382949.107548459">
                <text:p>382949.107548459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686492401">
                <text:p>686492401</text:p>
              </table:table-cell>
              <table:table-cell office:value-type="float" office:value="384560.834814143">
                <text:p>384560.834814143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691742601">
                <text:p>691742601</text:p>
              </table:table-cell>
              <table:table-cell office:value-type="float" office:value="386173.11270711">
                <text:p>386173.11270711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697012801">
                <text:p>697012801</text:p>
              </table:table-cell>
              <table:table-cell office:value-type="float" office:value="387785.939133789">
                <text:p>387785.939133789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702303001">
                <text:p>702303001</text:p>
              </table:table-cell>
              <table:table-cell office:value-type="float" office:value="389399.312016471">
                <text:p>389399.312016471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707613201">
                <text:p>707613201</text:p>
              </table:table-cell>
              <table:table-cell office:value-type="float" office:value="391013.229293123">
                <text:p>391013.229293123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712943401">
                <text:p>712943401</text:p>
              </table:table-cell>
              <table:table-cell office:value-type="float" office:value="392627.688917222">
                <text:p>392627.688917222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718293601">
                <text:p>718293601</text:p>
              </table:table-cell>
              <table:table-cell office:value-type="float" office:value="394242.688857568">
                <text:p>394242.688857568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723663801">
                <text:p>723663801</text:p>
              </table:table-cell>
              <table:table-cell office:value-type="float" office:value="395858.227098122">
                <text:p>395858.227098122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729054001">
                <text:p>729054001</text:p>
              </table:table-cell>
              <table:table-cell office:value-type="float" office:value="397474.301637834">
                <text:p>397474.301637834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734464201">
                <text:p>734464201</text:p>
              </table:table-cell>
              <table:table-cell office:value-type="float" office:value="399090.910490475">
                <text:p>399090.910490475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739894401">
                <text:p>739894401</text:p>
              </table:table-cell>
              <table:table-cell office:value-type="float" office:value="400708.051684474">
                <text:p>400708.051684474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745344601">
                <text:p>745344601</text:p>
              </table:table-cell>
              <table:table-cell office:value-type="float" office:value="402325.723262756">
                <text:p>402325.723262756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750814801">
                <text:p>750814801</text:p>
              </table:table-cell>
              <table:table-cell office:value-type="float" office:value="403943.923282586">
                <text:p>403943.923282586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756305001">
                <text:p>756305001</text:p>
              </table:table-cell>
              <table:table-cell office:value-type="float" office:value="405562.649815405">
                <text:p>405562.649815405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761815201">
                <text:p>761815201</text:p>
              </table:table-cell>
              <table:table-cell office:value-type="float" office:value="407181.900946683">
                <text:p>407181.900946683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767345401">
                <text:p>767345401</text:p>
              </table:table-cell>
              <table:table-cell office:value-type="float" office:value="408801.67477576">
                <text:p>408801.67477576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772895601">
                <text:p>772895601</text:p>
              </table:table-cell>
              <table:table-cell office:value-type="float" office:value="410421.969415702">
                <text:p>410421.969415702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778465801">
                <text:p>778465801</text:p>
              </table:table-cell>
              <table:table-cell office:value-type="float" office:value="412042.782993146">
                <text:p>412042.782993146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784056001">
                <text:p>784056001</text:p>
              </table:table-cell>
              <table:table-cell office:value-type="float" office:value="413664.113648161">
                <text:p>413664.113648161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789666201">
                <text:p>789666201</text:p>
              </table:table-cell>
              <table:table-cell office:value-type="float" office:value="415285.959534099">
                <text:p>415285.959534099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795296401">
                <text:p>795296401</text:p>
              </table:table-cell>
              <table:table-cell office:value-type="float" office:value="416908.318817456">
                <text:p>416908.318817456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800946601">
                <text:p>800946601</text:p>
              </table:table-cell>
              <table:table-cell office:value-type="float" office:value="418531.189677729">
                <text:p>418531.189677729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806616801">
                <text:p>806616801</text:p>
              </table:table-cell>
              <table:table-cell office:value-type="float" office:value="420154.570307285">
                <text:p>420154.570307285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812307001">
                <text:p>812307001</text:p>
              </table:table-cell>
              <table:table-cell office:value-type="float" office:value="421778.458911215">
                <text:p>421778.458911215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818017201">
                <text:p>818017201</text:p>
              </table:table-cell>
              <table:table-cell office:value-type="float" office:value="423402.853707208">
                <text:p>423402.853707208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823747401">
                <text:p>823747401</text:p>
              </table:table-cell>
              <table:table-cell office:value-type="float" office:value="425027.752925418">
                <text:p>425027.752925418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829497601">
                <text:p>829497601</text:p>
              </table:table-cell>
              <table:table-cell office:value-type="float" office:value="426653.154808329">
                <text:p>426653.154808329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835267801">
                <text:p>835267801</text:p>
              </table:table-cell>
              <table:table-cell office:value-type="float" office:value="428279.057610632">
                <text:p>428279.057610632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841058001">
                <text:p>841058001</text:p>
              </table:table-cell>
              <table:table-cell office:value-type="float" office:value="429905.459599095">
                <text:p>429905.459599095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846868201">
                <text:p>846868201</text:p>
              </table:table-cell>
              <table:table-cell office:value-type="float" office:value="431532.359052437">
                <text:p>431532.359052437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852698401">
                <text:p>852698401</text:p>
              </table:table-cell>
              <table:table-cell office:value-type="float" office:value="433159.754261212">
                <text:p>433159.754261212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858548601">
                <text:p>858548601</text:p>
              </table:table-cell>
              <table:table-cell office:value-type="float" office:value="434787.643527676">
                <text:p>434787.643527676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864418801">
                <text:p>864418801</text:p>
              </table:table-cell>
              <table:table-cell office:value-type="float" office:value="436416.025165677">
                <text:p>436416.025165677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870309001">
                <text:p>870309001</text:p>
              </table:table-cell>
              <table:table-cell office:value-type="float" office:value="438044.897500533">
                <text:p>438044.897500533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876219201">
                <text:p>876219201</text:p>
              </table:table-cell>
              <table:table-cell office:value-type="float" office:value="439674.258868915">
                <text:p>439674.258868915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882149401">
                <text:p>882149401</text:p>
              </table:table-cell>
              <table:table-cell office:value-type="float" office:value="441304.107618731">
                <text:p>441304.107618731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888099601">
                <text:p>888099601</text:p>
              </table:table-cell>
              <table:table-cell office:value-type="float" office:value="442934.442109016">
                <text:p>442934.442109016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894069801">
                <text:p>894069801</text:p>
              </table:table-cell>
              <table:table-cell office:value-type="float" office:value="444565.260709818">
                <text:p>444565.260709818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900060001">
                <text:p>900060001</text:p>
              </table:table-cell>
              <table:table-cell office:value-type="float" office:value="446196.561802084">
                <text:p>446196.561802084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906070201">
                <text:p>906070201</text:p>
              </table:table-cell>
              <table:table-cell office:value-type="float" office:value="447828.343777558">
                <text:p>447828.343777558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912100401">
                <text:p>912100401</text:p>
              </table:table-cell>
              <table:table-cell office:value-type="float" office:value="449460.60503867">
                <text:p>449460.60503867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918150601">
                <text:p>918150601</text:p>
              </table:table-cell>
              <table:table-cell office:value-type="float" office:value="451093.343998425">
                <text:p>451093.343998425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924220801">
                <text:p>924220801</text:p>
              </table:table-cell>
              <table:table-cell office:value-type="float" office:value="452726.559080309">
                <text:p>452726.559080309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930311001">
                <text:p>930311001</text:p>
              </table:table-cell>
              <table:table-cell office:value-type="float" office:value="454360.248718175">
                <text:p>454360.248718175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936421201">
                <text:p>936421201</text:p>
              </table:table-cell>
              <table:table-cell office:value-type="float" office:value="455994.411356148">
                <text:p>455994.411356148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942551401">
                <text:p>942551401</text:p>
              </table:table-cell>
              <table:table-cell office:value-type="float" office:value="457629.045448521">
                <text:p>457629.045448521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948701601">
                <text:p>948701601</text:p>
              </table:table-cell>
              <table:table-cell office:value-type="float" office:value="459264.149459656">
                <text:p>459264.149459656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954871801">
                <text:p>954871801</text:p>
              </table:table-cell>
              <table:table-cell office:value-type="float" office:value="460899.721863887">
                <text:p>460899.721863887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961062001">
                <text:p>961062001</text:p>
              </table:table-cell>
              <table:table-cell office:value-type="float" office:value="462535.761145423">
                <text:p>462535.761145423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967272201">
                <text:p>967272201</text:p>
              </table:table-cell>
              <table:table-cell office:value-type="float" office:value="464172.265798251">
                <text:p>464172.265798251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973502401">
                <text:p>973502401</text:p>
              </table:table-cell>
              <table:table-cell office:value-type="float" office:value="465809.234326043">
                <text:p>465809.234326043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979752601">
                <text:p>979752601</text:p>
              </table:table-cell>
              <table:table-cell office:value-type="float" office:value="467446.665242063">
                <text:p>467446.665242063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986022801">
                <text:p>986022801</text:p>
              </table:table-cell>
              <table:table-cell office:value-type="float" office:value="469084.557069076">
                <text:p>469084.557069076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992313001">
                <text:p>992313001</text:p>
              </table:table-cell>
              <table:table-cell office:value-type="float" office:value="470722.908339252">
                <text:p>470722.908339252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998623201">
                <text:p>998623201</text:p>
              </table:table-cell>
              <table:table-cell office:value-type="float" office:value="472361.717594084">
                <text:p>472361.717594084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1004953401">
                <text:p>1004953401</text:p>
              </table:table-cell>
              <table:table-cell office:value-type="float" office:value="474000.983384294">
                <text:p>474000.983384294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1011303601">
                <text:p>1011303601</text:p>
              </table:table-cell>
              <table:table-cell office:value-type="float" office:value="475640.704269748">
                <text:p>475640.704269748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1017673801">
                <text:p>1017673801</text:p>
              </table:table-cell>
              <table:table-cell office:value-type="float" office:value="477280.87881937">
                <text:p>477280.87881937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1024064001">
                <text:p>1024064001</text:p>
              </table:table-cell>
              <table:table-cell office:value-type="float" office:value="478921.505611054">
                <text:p>478921.505611054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1030474201">
                <text:p>1030474201</text:p>
              </table:table-cell>
              <table:table-cell office:value-type="float" office:value="480562.583231584">
                <text:p>480562.583231584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1036904401">
                <text:p>1036904401</text:p>
              </table:table-cell>
              <table:table-cell office:value-type="float" office:value="482204.110276547">
                <text:p>482204.110276547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1043354601">
                <text:p>1043354601</text:p>
              </table:table-cell>
              <table:table-cell office:value-type="float" office:value="483846.085350255">
                <text:p>483846.085350255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1049824801">
                <text:p>1049824801</text:p>
              </table:table-cell>
              <table:table-cell office:value-type="float" office:value="485488.50706566">
                <text:p>485488.50706566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1056315001">
                <text:p>1056315001</text:p>
              </table:table-cell>
              <table:table-cell office:value-type="float" office:value="487131.374044276">
                <text:p>487131.374044276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1062825201">
                <text:p>1062825201</text:p>
              </table:table-cell>
              <table:table-cell office:value-type="float" office:value="488774.684916101">
                <text:p>488774.684916101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1069355401">
                <text:p>1069355401</text:p>
              </table:table-cell>
              <table:table-cell office:value-type="float" office:value="490418.438319536">
                <text:p>490418.438319536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1075905601">
                <text:p>1075905601</text:p>
              </table:table-cell>
              <table:table-cell office:value-type="float" office:value="492062.632901312">
                <text:p>492062.632901312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1082475801">
                <text:p>1082475801</text:p>
              </table:table-cell>
              <table:table-cell office:value-type="float" office:value="493707.267316407">
                <text:p>493707.267316407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1089066001">
                <text:p>1089066001</text:p>
              </table:table-cell>
              <table:table-cell office:value-type="float" office:value="495352.340227982">
                <text:p>495352.340227982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1095676201">
                <text:p>1095676201</text:p>
              </table:table-cell>
              <table:table-cell office:value-type="float" office:value="496997.850307293">
                <text:p>496997.850307293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1102306401">
                <text:p>1102306401</text:p>
              </table:table-cell>
              <table:table-cell office:value-type="float" office:value="498643.796233628">
                <text:p>498643.796233628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1108956601">
                <text:p>1108956601</text:p>
              </table:table-cell>
              <table:table-cell office:value-type="float" office:value="500290.176694231">
                <text:p>500290.176694231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1115626801">
                <text:p>1115626801</text:p>
              </table:table-cell>
              <table:table-cell office:value-type="float" office:value="501936.990384229">
                <text:p>501936.990384229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1122317001">
                <text:p>1122317001</text:p>
              </table:table-cell>
              <table:table-cell office:value-type="float" office:value="503584.236006564">
                <text:p>503584.236006564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1129027201">
                <text:p>1129027201</text:p>
              </table:table-cell>
              <table:table-cell office:value-type="float" office:value="505231.912271919">
                <text:p>505231.912271919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1135757401">
                <text:p>1135757401</text:p>
              </table:table-cell>
              <table:table-cell office:value-type="float" office:value="506880.017898653">
                <text:p>506880.017898653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1142507601">
                <text:p>1142507601</text:p>
              </table:table-cell>
              <table:table-cell office:value-type="float" office:value="508528.551612732">
                <text:p>508528.551612732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1149277801">
                <text:p>1149277801</text:p>
              </table:table-cell>
              <table:table-cell office:value-type="float" office:value="510177.512147658">
                <text:p>510177.512147658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1156068001">
                <text:p>1156068001</text:p>
              </table:table-cell>
              <table:table-cell office:value-type="float" office:value="511826.898244405">
                <text:p>511826.898244405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1162878201">
                <text:p>1162878201</text:p>
              </table:table-cell>
              <table:table-cell office:value-type="float" office:value="513476.708651356">
                <text:p>513476.708651356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1169708401">
                <text:p>1169708401</text:p>
              </table:table-cell>
              <table:table-cell office:value-type="float" office:value="515126.942124231">
                <text:p>515126.942124231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1176558601">
                <text:p>1176558601</text:p>
              </table:table-cell>
              <table:table-cell office:value-type="float" office:value="516777.597426028">
                <text:p>516777.597426028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1183428801">
                <text:p>1183428801</text:p>
              </table:table-cell>
              <table:table-cell office:value-type="float" office:value="518428.673326957">
                <text:p>518428.673326957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1190319001">
                <text:p>1190319001</text:p>
              </table:table-cell>
              <table:table-cell office:value-type="float" office:value="520080.16860438">
                <text:p>520080.16860438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1197229201">
                <text:p>1197229201</text:p>
              </table:table-cell>
              <table:table-cell office:value-type="float" office:value="521732.082042742">
                <text:p>521732.082042742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1204159401">
                <text:p>1204159401</text:p>
              </table:table-cell>
              <table:table-cell office:value-type="float" office:value="523384.41243352">
                <text:p>523384.41243352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1211109601">
                <text:p>1211109601</text:p>
              </table:table-cell>
              <table:table-cell office:value-type="float" office:value="525037.158575151">
                <text:p>525037.158575151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1218079801">
                <text:p>1218079801</text:p>
              </table:table-cell>
              <table:table-cell office:value-type="float" office:value="526690.319272981">
                <text:p>526690.319272981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1225070001">
                <text:p>1225070001</text:p>
              </table:table-cell>
              <table:table-cell office:value-type="float" office:value="528343.893339199">
                <text:p>528343.893339199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1232080201">
                <text:p>1232080201</text:p>
              </table:table-cell>
              <table:table-cell office:value-type="float" office:value="529997.879592785">
                <text:p>529997.879592785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1239110401">
                <text:p>1239110401</text:p>
              </table:table-cell>
              <table:table-cell office:value-type="float" office:value="531652.276859445">
                <text:p>531652.276859445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1246160601">
                <text:p>1246160601</text:p>
              </table:table-cell>
              <table:table-cell office:value-type="float" office:value="533307.083971559">
                <text:p>533307.083971559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1253230801">
                <text:p>1253230801</text:p>
              </table:table-cell>
              <table:table-cell office:value-type="float" office:value="534962.299768121">
                <text:p>534962.299768121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1260321001">
                <text:p>1260321001</text:p>
              </table:table-cell>
              <table:table-cell office:value-type="float" office:value="536617.923094685">
                <text:p>536617.923094685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1267431201">
                <text:p>1267431201</text:p>
              </table:table-cell>
              <table:table-cell office:value-type="float" office:value="538273.952803308">
                <text:p>538273.952803308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1274561401">
                <text:p>1274561401</text:p>
              </table:table-cell>
              <table:table-cell office:value-type="float" office:value="539930.387752497">
                <text:p>539930.387752497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1281711601">
                <text:p>1281711601</text:p>
              </table:table-cell>
              <table:table-cell office:value-type="float" office:value="541587.226807153">
                <text:p>541587.226807153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1288881801">
                <text:p>1288881801</text:p>
              </table:table-cell>
              <table:table-cell office:value-type="float" office:value="543244.468838518">
                <text:p>543244.468838518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1296072001">
                <text:p>1296072001</text:p>
              </table:table-cell>
              <table:table-cell office:value-type="float" office:value="544902.112724123">
                <text:p>544902.112724123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1303282201">
                <text:p>1303282201</text:p>
              </table:table-cell>
              <table:table-cell office:value-type="float" office:value="546560.157347734">
                <text:p>546560.157347734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1310512401">
                <text:p>1310512401</text:p>
              </table:table-cell>
              <table:table-cell office:value-type="float" office:value="548218.601599301">
                <text:p>548218.601599301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1317762601">
                <text:p>1317762601</text:p>
              </table:table-cell>
              <table:table-cell office:value-type="float" office:value="549877.444374909">
                <text:p>549877.444374909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1325032801">
                <text:p>1325032801</text:p>
              </table:table-cell>
              <table:table-cell office:value-type="float" office:value="551536.684576721">
                <text:p>551536.684576721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1332323001">
                <text:p>1332323001</text:p>
              </table:table-cell>
              <table:table-cell office:value-type="float" office:value="553196.321112934">
                <text:p>553196.321112934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1339633201">
                <text:p>1339633201</text:p>
              </table:table-cell>
              <table:table-cell office:value-type="float" office:value="554856.352897729">
                <text:p>554856.352897729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1346963401">
                <text:p>1346963401</text:p>
              </table:table-cell>
              <table:table-cell office:value-type="float" office:value="556516.778851217">
                <text:p>556516.778851217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1354313601">
                <text:p>1354313601</text:p>
              </table:table-cell>
              <table:table-cell office:value-type="float" office:value="558177.597899396">
                <text:p>558177.597899396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1361683801">
                <text:p>1361683801</text:p>
              </table:table-cell>
              <table:table-cell office:value-type="float" office:value="559838.808974101">
                <text:p>559838.808974101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1369074001">
                <text:p>1369074001</text:p>
              </table:table-cell>
              <table:table-cell office:value-type="float" office:value="561500.411012955">
                <text:p>561500.411012955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1376484201">
                <text:p>1376484201</text:p>
              </table:table-cell>
              <table:table-cell office:value-type="float" office:value="563162.402959325">
                <text:p>563162.402959325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1383914401">
                <text:p>1383914401</text:p>
              </table:table-cell>
              <table:table-cell office:value-type="float" office:value="564824.783762271">
                <text:p>564824.783762271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1391364601">
                <text:p>1391364601</text:p>
              </table:table-cell>
              <table:table-cell office:value-type="float" office:value="566487.552376507">
                <text:p>566487.552376507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1398834801">
                <text:p>1398834801</text:p>
              </table:table-cell>
              <table:table-cell office:value-type="float" office:value="568150.70776235">
                <text:p>568150.70776235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1406325001">
                <text:p>1406325001</text:p>
              </table:table-cell>
              <table:table-cell office:value-type="float" office:value="569814.248885676">
                <text:p>569814.248885676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1413835201">
                <text:p>1413835201</text:p>
              </table:table-cell>
              <table:table-cell office:value-type="float" office:value="571478.174717876">
                <text:p>571478.174717876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1421365401">
                <text:p>1421365401</text:p>
              </table:table-cell>
              <table:table-cell office:value-type="float" office:value="573142.484235813">
                <text:p>573142.484235813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1428915601">
                <text:p>1428915601</text:p>
              </table:table-cell>
              <table:table-cell office:value-type="float" office:value="574807.176421779">
                <text:p>574807.176421779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1436485801">
                <text:p>1436485801</text:p>
              </table:table-cell>
              <table:table-cell office:value-type="float" office:value="576472.250263448">
                <text:p>576472.250263448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1444076001">
                <text:p>1444076001</text:p>
              </table:table-cell>
              <table:table-cell office:value-type="float" office:value="578137.704753837">
                <text:p>578137.704753837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1451686201">
                <text:p>1451686201</text:p>
              </table:table-cell>
              <table:table-cell office:value-type="float" office:value="579803.538891264">
                <text:p>579803.538891264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1459316401">
                <text:p>1459316401</text:p>
              </table:table-cell>
              <table:table-cell office:value-type="float" office:value="581469.751679302">
                <text:p>581469.751679302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1466966601">
                <text:p>1466966601</text:p>
              </table:table-cell>
              <table:table-cell office:value-type="float" office:value="583136.342126744">
                <text:p>583136.342126744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1474636801">
                <text:p>1474636801</text:p>
              </table:table-cell>
              <table:table-cell office:value-type="float" office:value="584803.309247558">
                <text:p>584803.309247558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1482327001">
                <text:p>1482327001</text:p>
              </table:table-cell>
              <table:table-cell office:value-type="float" office:value="586470.652060847">
                <text:p>586470.652060847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1490037201">
                <text:p>1490037201</text:p>
              </table:table-cell>
              <table:table-cell office:value-type="float" office:value="588138.369590808">
                <text:p>588138.369590808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1497767401">
                <text:p>1497767401</text:p>
              </table:table-cell>
              <table:table-cell office:value-type="float" office:value="589806.460866697">
                <text:p>589806.460866697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1505517601">
                <text:p>1505517601</text:p>
              </table:table-cell>
              <table:table-cell office:value-type="float" office:value="591474.924922784">
                <text:p>591474.924922784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1513287801">
                <text:p>1513287801</text:p>
              </table:table-cell>
              <table:table-cell office:value-type="float" office:value="593143.760798319">
                <text:p>593143.760798319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1521078001">
                <text:p>1521078001</text:p>
              </table:table-cell>
              <table:table-cell office:value-type="float" office:value="594812.967537489">
                <text:p>594812.967537489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1528888201">
                <text:p>1528888201</text:p>
              </table:table-cell>
              <table:table-cell office:value-type="float" office:value="596482.544189386">
                <text:p>596482.544189386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1536718401">
                <text:p>1536718401</text:p>
              </table:table-cell>
              <table:table-cell office:value-type="float" office:value="598152.489807962">
                <text:p>598152.489807962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1544568601">
                <text:p>1544568601</text:p>
              </table:table-cell>
              <table:table-cell office:value-type="float" office:value="599822.803451998">
                <text:p>599822.803451998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1552438801">
                <text:p>1552438801</text:p>
              </table:table-cell>
              <table:table-cell office:value-type="float" office:value="601493.484185064">
                <text:p>601493.484185064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1560329001">
                <text:p>1560329001</text:p>
              </table:table-cell>
              <table:table-cell office:value-type="float" office:value="603164.531075484">
                <text:p>603164.531075484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1568239201">
                <text:p>1568239201</text:p>
              </table:table-cell>
              <table:table-cell office:value-type="float" office:value="604835.943196298">
                <text:p>604835.943196298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1576169401">
                <text:p>1576169401</text:p>
              </table:table-cell>
              <table:table-cell office:value-type="float" office:value="606507.71962523">
                <text:p>606507.71962523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1584119601">
                <text:p>1584119601</text:p>
              </table:table-cell>
              <table:table-cell office:value-type="float" office:value="608179.859444647">
                <text:p>608179.859444647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1592089801">
                <text:p>1592089801</text:p>
              </table:table-cell>
              <table:table-cell office:value-type="float" office:value="609852.361741529">
                <text:p>609852.361741529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1600080001">
                <text:p>1600080001</text:p>
              </table:table-cell>
              <table:table-cell office:value-type="float" office:value="611525.225607432">
                <text:p>611525.225607432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1608090201">
                <text:p>1608090201</text:p>
              </table:table-cell>
              <table:table-cell office:value-type="float" office:value="613198.450138454">
                <text:p>613198.450138454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1616120401">
                <text:p>1616120401</text:p>
              </table:table-cell>
              <table:table-cell office:value-type="float" office:value="614872.034435203">
                <text:p>614872.034435203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1624170601">
                <text:p>1624170601</text:p>
              </table:table-cell>
              <table:table-cell office:value-type="float" office:value="616545.977602757">
                <text:p>616545.977602757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1632240801">
                <text:p>1632240801</text:p>
              </table:table-cell>
              <table:table-cell office:value-type="float" office:value="618220.27875064">
                <text:p>618220.27875064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1640331001">
                <text:p>1640331001</text:p>
              </table:table-cell>
              <table:table-cell office:value-type="float" office:value="619894.936992781">
                <text:p>619894.936992781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1648441201">
                <text:p>1648441201</text:p>
              </table:table-cell>
              <table:table-cell office:value-type="float" office:value="621569.951447487">
                <text:p>621569.951447487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1656571401">
                <text:p>1656571401</text:p>
              </table:table-cell>
              <table:table-cell office:value-type="float" office:value="623245.321237406">
                <text:p>623245.321237406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1664721601">
                <text:p>1664721601</text:p>
              </table:table-cell>
              <table:table-cell office:value-type="float" office:value="624921.045489498">
                <text:p>624921.045489498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1672891801">
                <text:p>1672891801</text:p>
              </table:table-cell>
              <table:table-cell office:value-type="float" office:value="626597.123335004">
                <text:p>626597.123335004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1681082001">
                <text:p>1681082001</text:p>
              </table:table-cell>
              <table:table-cell office:value-type="float" office:value="628273.553909411">
                <text:p>628273.553909411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1689292201">
                <text:p>1689292201</text:p>
              </table:table-cell>
              <table:table-cell office:value-type="float" office:value="629950.336352424">
                <text:p>629950.336352424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1697522401">
                <text:p>1697522401</text:p>
              </table:table-cell>
              <table:table-cell office:value-type="float" office:value="631627.469807934">
                <text:p>631627.469807934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1705772601">
                <text:p>1705772601</text:p>
              </table:table-cell>
              <table:table-cell office:value-type="float" office:value="633304.953423987">
                <text:p>633304.953423987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1714042801">
                <text:p>1714042801</text:p>
              </table:table-cell>
              <table:table-cell office:value-type="float" office:value="634982.786352758">
                <text:p>634982.786352758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1722333001">
                <text:p>1722333001</text:p>
              </table:table-cell>
              <table:table-cell office:value-type="float" office:value="636660.967750513">
                <text:p>636660.967750513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1730643201">
                <text:p>1730643201</text:p>
              </table:table-cell>
              <table:table-cell office:value-type="float" office:value="638339.496777587">
                <text:p>638339.496777587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1738973401">
                <text:p>1738973401</text:p>
              </table:table-cell>
              <table:table-cell office:value-type="float" office:value="640018.372598351">
                <text:p>640018.372598351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1747323601">
                <text:p>1747323601</text:p>
              </table:table-cell>
              <table:table-cell office:value-type="float" office:value="641697.594381184">
                <text:p>641697.594381184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1755693801">
                <text:p>1755693801</text:p>
              </table:table-cell>
              <table:table-cell office:value-type="float" office:value="643377.161298444">
                <text:p>643377.161298444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764084001">
                <text:p>1764084001</text:p>
              </table:table-cell>
              <table:table-cell office:value-type="float" office:value="645057.072526439">
                <text:p>645057.072526439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1772494201">
                <text:p>1772494201</text:p>
              </table:table-cell>
              <table:table-cell office:value-type="float" office:value="646737.327245399">
                <text:p>646737.327245399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1780924401">
                <text:p>1780924401</text:p>
              </table:table-cell>
              <table:table-cell office:value-type="float" office:value="648417.924639449">
                <text:p>648417.924639449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1789374601">
                <text:p>1789374601</text:p>
              </table:table-cell>
              <table:table-cell office:value-type="float" office:value="650098.863896582">
                <text:p>650098.863896582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797844801">
                <text:p>1797844801</text:p>
              </table:table-cell>
              <table:table-cell office:value-type="float" office:value="651780.144208626">
                <text:p>651780.144208626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1806335001">
                <text:p>1806335001</text:p>
              </table:table-cell>
              <table:table-cell office:value-type="float" office:value="653461.764771226">
                <text:p>653461.764771226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1814845201">
                <text:p>1814845201</text:p>
              </table:table-cell>
              <table:table-cell office:value-type="float" office:value="655143.724783808">
                <text:p>655143.724783808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23375401">
                <text:p>1823375401</text:p>
              </table:table-cell>
              <table:table-cell office:value-type="float" office:value="656826.023449559">
                <text:p>656826.023449559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1831925601">
                <text:p>1831925601</text:p>
              </table:table-cell>
              <table:table-cell office:value-type="float" office:value="658508.659975398">
                <text:p>658508.659975398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1840495801">
                <text:p>1840495801</text:p>
              </table:table-cell>
              <table:table-cell office:value-type="float" office:value="660191.633571949">
                <text:p>660191.633571949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849086001">
                <text:p>1849086001</text:p>
              </table:table-cell>
              <table:table-cell office:value-type="float" office:value="661874.943453516">
                <text:p>661874.943453516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1857696201">
                <text:p>1857696201</text:p>
              </table:table-cell>
              <table:table-cell office:value-type="float" office:value="663558.588838057">
                <text:p>663558.588838057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866326401">
                <text:p>1866326401</text:p>
              </table:table-cell>
              <table:table-cell office:value-type="float" office:value="665242.568947161">
                <text:p>665242.568947161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1874976601">
                <text:p>1874976601</text:p>
              </table:table-cell>
              <table:table-cell office:value-type="float" office:value="666926.883006017">
                <text:p>666926.883006017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1883646801">
                <text:p>1883646801</text:p>
              </table:table-cell>
              <table:table-cell office:value-type="float" office:value="668611.530243397">
                <text:p>668611.53024339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1892337001">
                <text:p>1892337001</text:p>
              </table:table-cell>
              <table:table-cell office:value-type="float" office:value="670296.509891625">
                <text:p>670296.50989162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901047201">
                <text:p>1901047201</text:p>
              </table:table-cell>
              <table:table-cell office:value-type="float" office:value="671981.821186552">
                <text:p>671981.821186552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909777401">
                <text:p>1909777401</text:p>
              </table:table-cell>
              <table:table-cell office:value-type="float" office:value="673667.463367538">
                <text:p>673667.46336753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918527601">
                <text:p>1918527601</text:p>
              </table:table-cell>
              <table:table-cell office:value-type="float" office:value="675353.435677424">
                <text:p>675353.4356774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927297801">
                <text:p>1927297801</text:p>
              </table:table-cell>
              <table:table-cell office:value-type="float" office:value="677039.737362504">
                <text:p>677039.73736250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936088001">
                <text:p>1936088001</text:p>
              </table:table-cell>
              <table:table-cell office:value-type="float" office:value="678726.367672511">
                <text:p>678726.36767251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944898201">
                <text:p>1944898201</text:p>
              </table:table-cell>
              <table:table-cell office:value-type="float" office:value="680413.325860585">
                <text:p>680413.32586058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953728401">
                <text:p>1953728401</text:p>
              </table:table-cell>
              <table:table-cell office:value-type="float" office:value="682100.611183254">
                <text:p>682100.61118325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962578601">
                <text:p>1962578601</text:p>
              </table:table-cell>
              <table:table-cell office:value-type="float" office:value="683788.22290041">
                <text:p>683788.2229004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971448801">
                <text:p>1971448801</text:p>
              </table:table-cell>
              <table:table-cell office:value-type="float" office:value="685476.160275286">
                <text:p>685476.16027528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980339001">
                <text:p>1980339001</text:p>
              </table:table-cell>
              <table:table-cell office:value-type="float" office:value="687164.422574434">
                <text:p>687164.42257443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989249201">
                <text:p>1989249201</text:p>
              </table:table-cell>
              <table:table-cell office:value-type="float" office:value="688853.009067702">
                <text:p>688853.009067702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1998179401">
                <text:p>1998179401</text:p>
              </table:table-cell>
              <table:table-cell office:value-type="float" office:value="690541.919028214">
                <text:p>690541.91902821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007129601">
                <text:p>2007129601</text:p>
              </table:table-cell>
              <table:table-cell office:value-type="float" office:value="692231.151732342">
                <text:p>692231.151732342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2016099801">
                <text:p>2016099801</text:p>
              </table:table-cell>
              <table:table-cell office:value-type="float" office:value="693920.706459693">
                <text:p>693920.706459693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2025090001">
                <text:p>2025090001</text:p>
              </table:table-cell>
              <table:table-cell office:value-type="float" office:value="695610.582493081">
                <text:p>695610.582493081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2034100201">
                <text:p>2034100201</text:p>
              </table:table-cell>
              <table:table-cell office:value-type="float" office:value="697300.779118506">
                <text:p>697300.779118506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2043130401">
                <text:p>2043130401</text:p>
              </table:table-cell>
              <table:table-cell office:value-type="float" office:value="698991.295625136">
                <text:p>698991.295625136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052180601">
                <text:p>2052180601</text:p>
              </table:table-cell>
              <table:table-cell office:value-type="float" office:value="700682.131305284">
                <text:p>700682.131305284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2061250801">
                <text:p>2061250801</text:p>
              </table:table-cell>
              <table:table-cell office:value-type="float" office:value="702373.285454387">
                <text:p>702373.28545438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2070341001">
                <text:p>2070341001</text:p>
              </table:table-cell>
              <table:table-cell office:value-type="float" office:value="704064.757370985">
                <text:p>704064.75737098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079451201">
                <text:p>2079451201</text:p>
              </table:table-cell>
              <table:table-cell office:value-type="float" office:value="705756.546356703">
                <text:p>705756.546356703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2088581401">
                <text:p>2088581401</text:p>
              </table:table-cell>
              <table:table-cell office:value-type="float" office:value="707448.651716229">
                <text:p>707448.651716229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2097731601">
                <text:p>2097731601</text:p>
              </table:table-cell>
              <table:table-cell office:value-type="float" office:value="709141.072757291">
                <text:p>709141.072757291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2106901801">
                <text:p>2106901801</text:p>
              </table:table-cell>
              <table:table-cell office:value-type="float" office:value="710833.808790643">
                <text:p>710833.808790643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2116092001">
                <text:p>2116092001</text:p>
              </table:table-cell>
              <table:table-cell office:value-type="float" office:value="712526.859130042">
                <text:p>712526.859130042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2125302201">
                <text:p>2125302201</text:p>
              </table:table-cell>
              <table:table-cell office:value-type="float" office:value="714220.223092226">
                <text:p>714220.223092226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2134532401">
                <text:p>2134532401</text:p>
              </table:table-cell>
              <table:table-cell office:value-type="float" office:value="715913.8999969">
                <text:p>715913.8999969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2143782601">
                <text:p>2143782601</text:p>
              </table:table-cell>
              <table:table-cell office:value-type="float" office:value="717607.889166712">
                <text:p>717607.889166712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2153052801">
                <text:p>2153052801</text:p>
              </table:table-cell>
              <table:table-cell office:value-type="float" office:value="719302.189927239">
                <text:p>719302.189927239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2162343001">
                <text:p>2162343001</text:p>
              </table:table-cell>
              <table:table-cell office:value-type="float" office:value="720996.80160696">
                <text:p>720996.80160696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2171653201">
                <text:p>2171653201</text:p>
              </table:table-cell>
              <table:table-cell office:value-type="float" office:value="722691.723537247">
                <text:p>722691.723537247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2180983401">
                <text:p>2180983401</text:p>
              </table:table-cell>
              <table:table-cell office:value-type="float" office:value="724386.955052337">
                <text:p>724386.955052337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2190333601">
                <text:p>2190333601</text:p>
              </table:table-cell>
              <table:table-cell office:value-type="float" office:value="726082.495489324">
                <text:p>726082.495489324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2199703801">
                <text:p>2199703801</text:p>
              </table:table-cell>
              <table:table-cell office:value-type="float" office:value="727778.344188129">
                <text:p>727778.344188129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2209094001">
                <text:p>2209094001</text:p>
              </table:table-cell>
              <table:table-cell office:value-type="float" office:value="729474.500491492">
                <text:p>729474.500491492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2218504201">
                <text:p>2218504201</text:p>
              </table:table-cell>
              <table:table-cell office:value-type="float" office:value="731170.963744947">
                <text:p>731170.963744947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2227934401">
                <text:p>2227934401</text:p>
              </table:table-cell>
              <table:table-cell office:value-type="float" office:value="732867.733296809">
                <text:p>732867.733296809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2237384601">
                <text:p>2237384601</text:p>
              </table:table-cell>
              <table:table-cell office:value-type="float" office:value="734564.808498152">
                <text:p>734564.808498152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2246854801">
                <text:p>2246854801</text:p>
              </table:table-cell>
              <table:table-cell office:value-type="float" office:value="736262.188702797">
                <text:p>736262.188702797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2256345001">
                <text:p>2256345001</text:p>
              </table:table-cell>
              <table:table-cell office:value-type="float" office:value="737959.873267289">
                <text:p>737959.873267289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2265855201">
                <text:p>2265855201</text:p>
              </table:table-cell>
              <table:table-cell office:value-type="float" office:value="739657.861550883">
                <text:p>739657.861550883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2275385401">
                <text:p>2275385401</text:p>
              </table:table-cell>
              <table:table-cell office:value-type="float" office:value="741356.152915526">
                <text:p>741356.152915526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2284935601">
                <text:p>2284935601</text:p>
              </table:table-cell>
              <table:table-cell office:value-type="float" office:value="743054.746725841">
                <text:p>743054.746725841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2294505801">
                <text:p>2294505801</text:p>
              </table:table-cell>
              <table:table-cell office:value-type="float" office:value="744753.642349108">
                <text:p>744753.642349108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2304096001">
                <text:p>2304096001</text:p>
              </table:table-cell>
              <table:table-cell office:value-type="float" office:value="746452.83915525">
                <text:p>746452.83915525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2313706201">
                <text:p>2313706201</text:p>
              </table:table-cell>
              <table:table-cell office:value-type="float" office:value="748152.336516815">
                <text:p>748152.336516815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2323336401">
                <text:p>2323336401</text:p>
              </table:table-cell>
              <table:table-cell office:value-type="float" office:value="749852.133808959">
                <text:p>749852.133808959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2332986601">
                <text:p>2332986601</text:p>
              </table:table-cell>
              <table:table-cell office:value-type="float" office:value="751552.230409431">
                <text:p>751552.230409431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2342656801">
                <text:p>2342656801</text:p>
              </table:table-cell>
              <table:table-cell office:value-type="float" office:value="753252.625698559">
                <text:p>753252.625698559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2352347001">
                <text:p>2352347001</text:p>
              </table:table-cell>
              <table:table-cell office:value-type="float" office:value="754953.319059228">
                <text:p>754953.319059228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2362057201">
                <text:p>2362057201</text:p>
              </table:table-cell>
              <table:table-cell office:value-type="float" office:value="756654.309876869">
                <text:p>756654.309876869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2371787401">
                <text:p>2371787401</text:p>
              </table:table-cell>
              <table:table-cell office:value-type="float" office:value="758355.597539444">
                <text:p>758355.597539444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2381537601">
                <text:p>2381537601</text:p>
              </table:table-cell>
              <table:table-cell office:value-type="float" office:value="760057.181437425">
                <text:p>760057.181437425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2391307801">
                <text:p>2391307801</text:p>
              </table:table-cell>
              <table:table-cell office:value-type="float" office:value="761759.060963785">
                <text:p>761759.060963785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2401098001">
                <text:p>2401098001</text:p>
              </table:table-cell>
              <table:table-cell office:value-type="float" office:value="763461.235513979">
                <text:p>763461.235513979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2410908201">
                <text:p>2410908201</text:p>
              </table:table-cell>
              <table:table-cell office:value-type="float" office:value="765163.704485927">
                <text:p>765163.704485927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2420738401">
                <text:p>2420738401</text:p>
              </table:table-cell>
              <table:table-cell office:value-type="float" office:value="766866.467280005">
                <text:p>766866.467280005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2430588601">
                <text:p>2430588601</text:p>
              </table:table-cell>
              <table:table-cell office:value-type="float" office:value="768569.523299024">
                <text:p>768569.523299024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2440458801">
                <text:p>2440458801</text:p>
              </table:table-cell>
              <table:table-cell office:value-type="float" office:value="770272.871948219">
                <text:p>770272.871948219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2450349001">
                <text:p>2450349001</text:p>
              </table:table-cell>
              <table:table-cell office:value-type="float" office:value="771976.512635232">
                <text:p>771976.512635232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2460259201">
                <text:p>2460259201</text:p>
              </table:table-cell>
              <table:table-cell office:value-type="float" office:value="773680.4447701">
                <text:p>773680.4447701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2470189401">
                <text:p>2470189401</text:p>
              </table:table-cell>
              <table:table-cell office:value-type="float" office:value="775384.667765236">
                <text:p>775384.667765236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2480139601">
                <text:p>2480139601</text:p>
              </table:table-cell>
              <table:table-cell office:value-type="float" office:value="777089.181035419">
                <text:p>777089.181035419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2490109801">
                <text:p>2490109801</text:p>
              </table:table-cell>
              <table:table-cell office:value-type="float" office:value="778793.98399778">
                <text:p>778793.98399778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2500100001">
                <text:p>2500100001</text:p>
              </table:table-cell>
              <table:table-cell office:value-type="float" office:value="780499.076071783">
                <text:p>780499.076071783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2510110201">
                <text:p>2510110201</text:p>
              </table:table-cell>
              <table:table-cell office:value-type="float" office:value="782204.456679216">
                <text:p>782204.456679216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2520140401">
                <text:p>2520140401</text:p>
              </table:table-cell>
              <table:table-cell office:value-type="float" office:value="783910.125244174">
                <text:p>783910.125244174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2530190601">
                <text:p>2530190601</text:p>
              </table:table-cell>
              <table:table-cell office:value-type="float" office:value="785616.081193048">
                <text:p>785616.081193048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2540260801">
                <text:p>2540260801</text:p>
              </table:table-cell>
              <table:table-cell office:value-type="float" office:value="787322.323954509">
                <text:p>787322.323954509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2550351001">
                <text:p>2550351001</text:p>
              </table:table-cell>
              <table:table-cell office:value-type="float" office:value="789028.852959493">
                <text:p>789028.852959493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2560461201">
                <text:p>2560461201</text:p>
              </table:table-cell>
              <table:table-cell office:value-type="float" office:value="790735.667641194">
                <text:p>790735.667641194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2570591401">
                <text:p>2570591401</text:p>
              </table:table-cell>
              <table:table-cell office:value-type="float" office:value="792442.767435043">
                <text:p>792442.767435043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2580741601">
                <text:p>2580741601</text:p>
              </table:table-cell>
              <table:table-cell office:value-type="float" office:value="794150.151778699">
                <text:p>794150.151778699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2590911801">
                <text:p>2590911801</text:p>
              </table:table-cell>
              <table:table-cell office:value-type="float" office:value="795857.820112035">
                <text:p>795857.820112035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2601102001">
                <text:p>2601102001</text:p>
              </table:table-cell>
              <table:table-cell office:value-type="float" office:value="797565.771877124">
                <text:p>797565.771877124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2611312201">
                <text:p>2611312201</text:p>
              </table:table-cell>
              <table:table-cell office:value-type="float" office:value="799274.006518229">
                <text:p>799274.006518229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2621542401">
                <text:p>2621542401</text:p>
              </table:table-cell>
              <table:table-cell office:value-type="float" office:value="800982.523481785">
                <text:p>800982.523481785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2631792601">
                <text:p>2631792601</text:p>
              </table:table-cell>
              <table:table-cell office:value-type="float" office:value="802691.322216393">
                <text:p>802691.322216393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2642062801">
                <text:p>2642062801</text:p>
              </table:table-cell>
              <table:table-cell office:value-type="float" office:value="804400.4021728">
                <text:p>804400.4021728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2652353001">
                <text:p>2652353001</text:p>
              </table:table-cell>
              <table:table-cell office:value-type="float" office:value="806109.762803893">
                <text:p>806109.762803893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2662663201">
                <text:p>2662663201</text:p>
              </table:table-cell>
              <table:table-cell office:value-type="float" office:value="807819.403564681">
                <text:p>807819.403564681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2672993401">
                <text:p>2672993401</text:p>
              </table:table-cell>
              <table:table-cell office:value-type="float" office:value="809529.323912289">
                <text:p>809529.323912289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2683343601">
                <text:p>2683343601</text:p>
              </table:table-cell>
              <table:table-cell office:value-type="float" office:value="811239.523305938">
                <text:p>811239.523305938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2693713801">
                <text:p>2693713801</text:p>
              </table:table-cell>
              <table:table-cell office:value-type="float" office:value="812950.00120694">
                <text:p>812950.00120694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2704104001">
                <text:p>2704104001</text:p>
              </table:table-cell>
              <table:table-cell office:value-type="float" office:value="814660.757078681">
                <text:p>814660.757078681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2714514201">
                <text:p>2714514201</text:p>
              </table:table-cell>
              <table:table-cell office:value-type="float" office:value="816371.790386612">
                <text:p>816371.790386612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2724944401">
                <text:p>2724944401</text:p>
              </table:table-cell>
              <table:table-cell office:value-type="float" office:value="818083.100598235">
                <text:p>818083.100598235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2735394601">
                <text:p>2735394601</text:p>
              </table:table-cell>
              <table:table-cell office:value-type="float" office:value="819794.687183092">
                <text:p>819794.687183092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2745864801">
                <text:p>2745864801</text:p>
              </table:table-cell>
              <table:table-cell office:value-type="float" office:value="821506.549612756">
                <text:p>821506.549612756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2756355001">
                <text:p>2756355001</text:p>
              </table:table-cell>
              <table:table-cell office:value-type="float" office:value="823218.687360814">
                <text:p>823218.687360814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2766865201">
                <text:p>2766865201</text:p>
              </table:table-cell>
              <table:table-cell office:value-type="float" office:value="824931.099902859">
                <text:p>824931.099902859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2777395401">
                <text:p>2777395401</text:p>
              </table:table-cell>
              <table:table-cell office:value-type="float" office:value="826643.786716479">
                <text:p>826643.786716479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2787945601">
                <text:p>2787945601</text:p>
              </table:table-cell>
              <table:table-cell office:value-type="float" office:value="828356.747281244">
                <text:p>828356.747281244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2798515801">
                <text:p>2798515801</text:p>
              </table:table-cell>
              <table:table-cell office:value-type="float" office:value="830069.981078694">
                <text:p>830069.981078694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2809106001">
                <text:p>2809106001</text:p>
              </table:table-cell>
              <table:table-cell office:value-type="float" office:value="831783.487592331">
                <text:p>831783.487592331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2819716201">
                <text:p>2819716201</text:p>
              </table:table-cell>
              <table:table-cell office:value-type="float" office:value="833497.266307604">
                <text:p>833497.266307604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2830346401">
                <text:p>2830346401</text:p>
              </table:table-cell>
              <table:table-cell office:value-type="float" office:value="835211.316711904">
                <text:p>835211.316711904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2840996601">
                <text:p>2840996601</text:p>
              </table:table-cell>
              <table:table-cell office:value-type="float" office:value="836925.638294544">
                <text:p>836925.638294544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2851666801">
                <text:p>2851666801</text:p>
              </table:table-cell>
              <table:table-cell office:value-type="float" office:value="838640.230546756">
                <text:p>838640.230546756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2862357001">
                <text:p>2862357001</text:p>
              </table:table-cell>
              <table:table-cell office:value-type="float" office:value="840355.092961678">
                <text:p>840355.092961678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2873067201">
                <text:p>2873067201</text:p>
              </table:table-cell>
              <table:table-cell office:value-type="float" office:value="842070.225034341">
                <text:p>842070.225034341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2883797401">
                <text:p>2883797401</text:p>
              </table:table-cell>
              <table:table-cell office:value-type="float" office:value="843785.626261661">
                <text:p>843785.626261661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2894547601">
                <text:p>2894547601</text:p>
              </table:table-cell>
              <table:table-cell office:value-type="float" office:value="845501.296142428">
                <text:p>845501.296142428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2905317801">
                <text:p>2905317801</text:p>
              </table:table-cell>
              <table:table-cell office:value-type="float" office:value="847217.234177294">
                <text:p>847217.234177294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2916108001">
                <text:p>2916108001</text:p>
              </table:table-cell>
              <table:table-cell office:value-type="float" office:value="848933.439868766">
                <text:p>848933.439868766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2926918201">
                <text:p>2926918201</text:p>
              </table:table-cell>
              <table:table-cell office:value-type="float" office:value="850649.912721191">
                <text:p>850649.912721191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2937748401">
                <text:p>2937748401</text:p>
              </table:table-cell>
              <table:table-cell office:value-type="float" office:value="852366.652240751">
                <text:p>852366.652240751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2948598601">
                <text:p>2948598601</text:p>
              </table:table-cell>
              <table:table-cell office:value-type="float" office:value="854083.657935447">
                <text:p>854083.657935447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2959468801">
                <text:p>2959468801</text:p>
              </table:table-cell>
              <table:table-cell office:value-type="float" office:value="855800.929315095">
                <text:p>855800.929315095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2970359001">
                <text:p>2970359001</text:p>
              </table:table-cell>
              <table:table-cell office:value-type="float" office:value="857518.465891312">
                <text:p>857518.465891312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2981269201">
                <text:p>2981269201</text:p>
              </table:table-cell>
              <table:table-cell office:value-type="float" office:value="859236.267177507">
                <text:p>859236.267177507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2992199401">
                <text:p>2992199401</text:p>
              </table:table-cell>
              <table:table-cell office:value-type="float" office:value="860954.332688871">
                <text:p>860954.332688871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3003149601">
                <text:p>3003149601</text:p>
              </table:table-cell>
              <table:table-cell office:value-type="float" office:value="862672.661942369">
                <text:p>862672.661942369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3014119801">
                <text:p>3014119801</text:p>
              </table:table-cell>
              <table:table-cell office:value-type="float" office:value="864391.254456727">
                <text:p>864391.254456727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3025110001">
                <text:p>3025110001</text:p>
              </table:table-cell>
              <table:table-cell office:value-type="float" office:value="866110.109752426">
                <text:p>866110.109752426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3036120201">
                <text:p>3036120201</text:p>
              </table:table-cell>
              <table:table-cell office:value-type="float" office:value="867829.227351689">
                <text:p>867829.227351689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3047150401">
                <text:p>3047150401</text:p>
              </table:table-cell>
              <table:table-cell office:value-type="float" office:value="869548.606778475">
                <text:p>869548.606778475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3058200601">
                <text:p>3058200601</text:p>
              </table:table-cell>
              <table:table-cell office:value-type="float" office:value="871268.247558467">
                <text:p>871268.247558467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3069270801">
                <text:p>3069270801</text:p>
              </table:table-cell>
              <table:table-cell office:value-type="float" office:value="872988.149219062">
                <text:p>872988.149219062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3080361001">
                <text:p>3080361001</text:p>
              </table:table-cell>
              <table:table-cell office:value-type="float" office:value="874708.311289366">
                <text:p>874708.311289366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3091471201">
                <text:p>3091471201</text:p>
              </table:table-cell>
              <table:table-cell office:value-type="float" office:value="876428.733300179">
                <text:p>876428.733300179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3102601401">
                <text:p>3102601401</text:p>
              </table:table-cell>
              <table:table-cell office:value-type="float" office:value="878149.41478399">
                <text:p>878149.41478399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3113751601">
                <text:p>3113751601</text:p>
              </table:table-cell>
              <table:table-cell office:value-type="float" office:value="879870.355274968">
                <text:p>879870.355274968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3124921801">
                <text:p>3124921801</text:p>
              </table:table-cell>
              <table:table-cell office:value-type="float" office:value="881591.554308949">
                <text:p>881591.554308949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3136112001">
                <text:p>3136112001</text:p>
              </table:table-cell>
              <table:table-cell office:value-type="float" office:value="883313.011423432">
                <text:p>883313.011423432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3147322201">
                <text:p>3147322201</text:p>
              </table:table-cell>
              <table:table-cell office:value-type="float" office:value="885034.726157565">
                <text:p>885034.726157565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3158552401">
                <text:p>3158552401</text:p>
              </table:table-cell>
              <table:table-cell office:value-type="float" office:value="886756.698052142">
                <text:p>886756.698052142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3169802601">
                <text:p>3169802601</text:p>
              </table:table-cell>
              <table:table-cell office:value-type="float" office:value="888478.926649589">
                <text:p>888478.926649589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3181072801">
                <text:p>3181072801</text:p>
              </table:table-cell>
              <table:table-cell office:value-type="float" office:value="890201.411493959">
                <text:p>890201.411493959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3192363001">
                <text:p>3192363001</text:p>
              </table:table-cell>
              <table:table-cell office:value-type="float" office:value="891924.152130921">
                <text:p>891924.152130921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3203673201">
                <text:p>3203673201</text:p>
              </table:table-cell>
              <table:table-cell office:value-type="float" office:value="893647.148107752">
                <text:p>893647.148107752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3215003401">
                <text:p>3215003401</text:p>
              </table:table-cell>
              <table:table-cell office:value-type="float" office:value="895370.398973329">
                <text:p>895370.398973329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3226353601">
                <text:p>3226353601</text:p>
              </table:table-cell>
              <table:table-cell office:value-type="float" office:value="897093.90427812">
                <text:p>897093.90427812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3237723801">
                <text:p>3237723801</text:p>
              </table:table-cell>
              <table:table-cell office:value-type="float" office:value="898817.663574177">
                <text:p>898817.663574177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3249114001">
                <text:p>3249114001</text:p>
              </table:table-cell>
              <table:table-cell office:value-type="float" office:value="900541.676415124">
                <text:p>900541.676415124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3260524201">
                <text:p>3260524201</text:p>
              </table:table-cell>
              <table:table-cell office:value-type="float" office:value="902265.942356154">
                <text:p>902265.942356154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3271954401">
                <text:p>3271954401</text:p>
              </table:table-cell>
              <table:table-cell office:value-type="float" office:value="903990.460954017">
                <text:p>903990.460954017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3283404601">
                <text:p>3283404601</text:p>
              </table:table-cell>
              <table:table-cell office:value-type="float" office:value="905715.231767011">
                <text:p>905715.231767011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3294874801">
                <text:p>3294874801</text:p>
              </table:table-cell>
              <table:table-cell office:value-type="float" office:value="907440.254354978">
                <text:p>907440.254354978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3306365001">
                <text:p>3306365001</text:p>
              </table:table-cell>
              <table:table-cell office:value-type="float" office:value="909165.528279293">
                <text:p>909165.528279293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3317875201">
                <text:p>3317875201</text:p>
              </table:table-cell>
              <table:table-cell office:value-type="float" office:value="910891.053102857">
                <text:p>910891.053102857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3329405401">
                <text:p>3329405401</text:p>
              </table:table-cell>
              <table:table-cell office:value-type="float" office:value="912616.828390087">
                <text:p>912616.828390087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3340955601">
                <text:p>3340955601</text:p>
              </table:table-cell>
              <table:table-cell office:value-type="float" office:value="914342.853706911">
                <text:p>914342.853706911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3352525801">
                <text:p>3352525801</text:p>
              </table:table-cell>
              <table:table-cell office:value-type="float" office:value="916069.12862076">
                <text:p>916069.12862076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3364116001">
                <text:p>3364116001</text:p>
              </table:table-cell>
              <table:table-cell office:value-type="float" office:value="917795.652700558">
                <text:p>917795.652700558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3375726201">
                <text:p>3375726201</text:p>
              </table:table-cell>
              <table:table-cell office:value-type="float" office:value="919522.425516714">
                <text:p>919522.425516714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3387356401">
                <text:p>3387356401</text:p>
              </table:table-cell>
              <table:table-cell office:value-type="float" office:value="921249.446641119">
                <text:p>921249.446641119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3399006601">
                <text:p>3399006601</text:p>
              </table:table-cell>
              <table:table-cell office:value-type="float" office:value="922976.715647132">
                <text:p>922976.715647132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3410676801">
                <text:p>3410676801</text:p>
              </table:table-cell>
              <table:table-cell office:value-type="float" office:value="924704.232109578">
                <text:p>924704.232109578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3422367001">
                <text:p>3422367001</text:p>
              </table:table-cell>
              <table:table-cell office:value-type="float" office:value="926431.995604737">
                <text:p>926431.995604737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3434077201">
                <text:p>3434077201</text:p>
              </table:table-cell>
              <table:table-cell office:value-type="float" office:value="928160.005710337">
                <text:p>928160.005710337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3445807401">
                <text:p>3445807401</text:p>
              </table:table-cell>
              <table:table-cell office:value-type="float" office:value="929888.262005549">
                <text:p>929888.262005549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3457557601">
                <text:p>3457557601</text:p>
              </table:table-cell>
              <table:table-cell office:value-type="float" office:value="931616.764070975">
                <text:p>931616.764070975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3469327801">
                <text:p>3469327801</text:p>
              </table:table-cell>
              <table:table-cell office:value-type="float" office:value="933345.511488647">
                <text:p>933345.511488647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3481118001">
                <text:p>3481118001</text:p>
              </table:table-cell>
              <table:table-cell office:value-type="float" office:value="935074.503842013">
                <text:p>935074.503842013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3492928201">
                <text:p>3492928201</text:p>
              </table:table-cell>
              <table:table-cell office:value-type="float" office:value="936803.740715935">
                <text:p>936803.740715935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3504758401">
                <text:p>3504758401</text:p>
              </table:table-cell>
              <table:table-cell office:value-type="float" office:value="938533.221696679">
                <text:p>938533.221696679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3516608601">
                <text:p>3516608601</text:p>
              </table:table-cell>
              <table:table-cell office:value-type="float" office:value="940262.946371909">
                <text:p>940262.946371909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3528478801">
                <text:p>3528478801</text:p>
              </table:table-cell>
              <table:table-cell office:value-type="float" office:value="941992.91433068">
                <text:p>941992.91433068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3540369001">
                <text:p>3540369001</text:p>
              </table:table-cell>
              <table:table-cell office:value-type="float" office:value="943723.125163429">
                <text:p>943723.125163429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3552279201">
                <text:p>3552279201</text:p>
              </table:table-cell>
              <table:table-cell office:value-type="float" office:value="945453.578461973">
                <text:p>945453.578461973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3564209401">
                <text:p>3564209401</text:p>
              </table:table-cell>
              <table:table-cell office:value-type="float" office:value="947184.273819495">
                <text:p>947184.273819495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3576159601">
                <text:p>3576159601</text:p>
              </table:table-cell>
              <table:table-cell office:value-type="float" office:value="948915.210830543">
                <text:p>948915.210830543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3588129801">
                <text:p>3588129801</text:p>
              </table:table-cell>
              <table:table-cell office:value-type="float" office:value="950646.38909102">
                <text:p>950646.38909102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3600120001">
                <text:p>3600120001</text:p>
              </table:table-cell>
              <table:table-cell office:value-type="float" office:value="952377.80819818">
                <text:p>952377.80819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4.89cm" svg:y="0.315cm" chart:style-name="ch2">
          <text:p>Complejidades experimentales</text:p>
        </chart:title>
        <chart:subtitle svg:x="4.665cm" svg:y="1.249cm" chart:style-name="ch3">
          <text:p>Fuerza bruta contra divide y vencerás</text:p>
        </chart:subtitle>
        <chart:legend svg:x="9.88cm" svg:y="7.873cm" style:legend-expansion="custom" chartooo:width="5.394cm" chartooo:height="0.99cm" style:legend-expansion-aspect-ratio="5.44848484848485" chart:style-name="ch4"/>
        <chart:plot-area chart:style-name="ch5" table:cell-range-address="Hoja1.B3:Hoja1.B603 Hoja1.E3:Hoja1.F603" chart:data-source-has-labels="both" svg:x="1.279cm" svg:y="2.084cm" svg:width="14.407cm" svg:height="5.812cm">
          <chartooo:coordinate-region svg:x="3.382cm" svg:y="2.084cm" svg:width="12.304cm" svg:height="4.49cm"/>
          <chart:axis chart:dimension="x" chart:name="primary-x" chart:style-name="ch6" chartooo:axis-type="auto">
            <chartooo:date-scale/>
            <chart:title svg:x="3.305cm" svg:y="8.076cm" chart:style-name="ch7">
              <text:p>Número de puntos en el plano</text:p>
            </chart:title>
            <chart:categories table:cell-range-address="Hoja1.B4:Hoja1.B603"/>
          </chart:axis>
          <chart:axis chart:dimension="y" chart:name="primary-y" chart:style-name="ch6">
            <chart:title svg:x="0.451cm" svg:y="6.013cm" chart:style-name="ch8">
              <text:p>Milisegundos</text:p>
            </chart:title>
            <chart:grid chart:style-name="ch9" chart:class="major"/>
          </chart:axis>
          <chart:series chart:style-name="ch10" chart:values-cell-range-address="Hoja1.E4:Hoja1.E603" chart:label-cell-address="Hoja1.E3:Hoja1.E3" chart:class="chart:line">
            <chart:data-point chart:repeated="600"/>
          </chart:series>
          <chart:series chart:style-name="ch11" chart:values-cell-range-address="Hoja1.F4:Hoja1.F603" chart:label-cell-address="Hoja1.F3:Hoja1.F3" chart:class="chart:line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fuerza bruta</text:p>
                <draw:g>
                  <svg:desc>Hoja1.E3:Hoja1.E3</svg:desc>
                </draw:g>
              </table:table-cell>
              <table:table-cell office:value-type="string">
                <text:p>Algoritmo divide y vencerás</text:p>
                <draw:g>
                  <svg:desc>Hoja1.F3:Hoja1.F3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B4:Hoja1.B603</svg:desc>
                </draw:g>
              </table:table-cell>
              <table:table-cell office:value-type="float" office:value="7106">
                <text:p>7106</text:p>
                <draw:g>
                  <svg:desc>Hoja1.E4:Hoja1.E603</svg:desc>
                </draw:g>
              </table:table-cell>
              <table:table-cell office:value-type="float" office:value="337">
                <text:p>337</text:p>
                <draw:g>
                  <svg:desc>Hoja1.F4:Hoja1.F603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998">
                <text:p>3998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2419">
                <text:p>12419</text:p>
              </table:table-cell>
              <table:table-cell office:value-type="float" office:value="11127">
                <text:p>1112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5333">
                <text:p>25333</text:p>
              </table:table-cell>
              <table:table-cell office:value-type="float" office:value="51381">
                <text:p>5138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3655">
                <text:p>53655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5558">
                <text:p>65558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06837">
                <text:p>106837</text:p>
              </table:table-cell>
              <table:table-cell office:value-type="float" office:value="38333">
                <text:p>3833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24899">
                <text:p>124899</text:p>
              </table:table-cell>
              <table:table-cell office:value-type="float" office:value="42509">
                <text:p>4250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2144">
                <text:p>162144</text:p>
              </table:table-cell>
              <table:table-cell office:value-type="float" office:value="52820">
                <text:p>5282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3021">
                <text:p>203021</text:p>
              </table:table-cell>
              <table:table-cell office:value-type="float" office:value="59796">
                <text:p>5979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49296">
                <text:p>249296</text:p>
              </table:table-cell>
              <table:table-cell office:value-type="float" office:value="63790">
                <text:p>63790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00025">
                <text:p>300025</text:p>
              </table:table-cell>
              <table:table-cell office:value-type="float" office:value="73681">
                <text:p>7368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56112">
                <text:p>356112</text:p>
              </table:table-cell>
              <table:table-cell office:value-type="float" office:value="81473">
                <text:p>81473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17316">
                <text:p>417316</text:p>
              </table:table-cell>
              <table:table-cell office:value-type="float" office:value="92635">
                <text:p>9263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47007">
                <text:p>547007</text:p>
              </table:table-cell>
              <table:table-cell office:value-type="float" office:value="101223">
                <text:p>10122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50989">
                <text:p>550989</text:p>
              </table:table-cell>
              <table:table-cell office:value-type="float" office:value="119402">
                <text:p>11940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25193">
                <text:p>625193</text:p>
              </table:table-cell>
              <table:table-cell office:value-type="float" office:value="129859">
                <text:p>129859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04860">
                <text:p>704860</text:p>
              </table:table-cell>
              <table:table-cell office:value-type="float" office:value="142968">
                <text:p>14296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823790">
                <text:p>823790</text:p>
              </table:table-cell>
              <table:table-cell office:value-type="float" office:value="153775">
                <text:p>15377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4290">
                <text:p>914290</text:p>
              </table:table-cell>
              <table:table-cell office:value-type="float" office:value="168790">
                <text:p>168790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1108400">
                <text:p>1108400</text:p>
              </table:table-cell>
              <table:table-cell office:value-type="float" office:value="171886">
                <text:p>171886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233370">
                <text:p>1233370</text:p>
              </table:table-cell>
              <table:table-cell office:value-type="float" office:value="178168">
                <text:p>178168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385200">
                <text:p>1385200</text:p>
              </table:table-cell>
              <table:table-cell office:value-type="float" office:value="169508">
                <text:p>16950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382100">
                <text:p>1382100</text:p>
              </table:table-cell>
              <table:table-cell office:value-type="float" office:value="167382">
                <text:p>167382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437790">
                <text:p>1437790</text:p>
              </table:table-cell>
              <table:table-cell office:value-type="float" office:value="181784">
                <text:p>181784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561750">
                <text:p>1561750</text:p>
              </table:table-cell>
              <table:table-cell office:value-type="float" office:value="189429">
                <text:p>189429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1687070">
                <text:p>1687070</text:p>
              </table:table-cell>
              <table:table-cell office:value-type="float" office:value="232356">
                <text:p>232356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844150">
                <text:p>1844150</text:p>
              </table:table-cell>
              <table:table-cell office:value-type="float" office:value="212314">
                <text:p>212314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975100">
                <text:p>1975100</text:p>
              </table:table-cell>
              <table:table-cell office:value-type="float" office:value="238533">
                <text:p>238533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127290">
                <text:p>2127290</text:p>
              </table:table-cell>
              <table:table-cell office:value-type="float" office:value="251745">
                <text:p>25174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2245160">
                <text:p>2245160</text:p>
              </table:table-cell>
              <table:table-cell office:value-type="float" office:value="277408">
                <text:p>277408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652460">
                <text:p>2652460</text:p>
              </table:table-cell>
              <table:table-cell office:value-type="float" office:value="351654">
                <text:p>35165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580460">
                <text:p>2580460</text:p>
              </table:table-cell>
              <table:table-cell office:value-type="float" office:value="339103">
                <text:p>339103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735340">
                <text:p>2735340</text:p>
              </table:table-cell>
              <table:table-cell office:value-type="float" office:value="335018">
                <text:p>335018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924770">
                <text:p>2924770</text:p>
              </table:table-cell>
              <table:table-cell office:value-type="float" office:value="360311">
                <text:p>360311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3316210">
                <text:p>3316210</text:p>
              </table:table-cell>
              <table:table-cell office:value-type="float" office:value="380923">
                <text:p>380923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243430">
                <text:p>3243430</text:p>
              </table:table-cell>
              <table:table-cell office:value-type="float" office:value="350524">
                <text:p>350524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467210">
                <text:p>3467210</text:p>
              </table:table-cell>
              <table:table-cell office:value-type="float" office:value="358144">
                <text:p>358144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671500">
                <text:p>3671500</text:p>
              </table:table-cell>
              <table:table-cell office:value-type="float" office:value="375994">
                <text:p>375994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833210">
                <text:p>3833210</text:p>
              </table:table-cell>
              <table:table-cell office:value-type="float" office:value="379713">
                <text:p>379713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3984320">
                <text:p>3984320</text:p>
              </table:table-cell>
              <table:table-cell office:value-type="float" office:value="407146">
                <text:p>407146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307900">
                <text:p>4307900</text:p>
              </table:table-cell>
              <table:table-cell office:value-type="float" office:value="397533">
                <text:p>39753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530790">
                <text:p>4530790</text:p>
              </table:table-cell>
              <table:table-cell office:value-type="float" office:value="428653">
                <text:p>428653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660970">
                <text:p>4660970</text:p>
              </table:table-cell>
              <table:table-cell office:value-type="float" office:value="417646">
                <text:p>417646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871600">
                <text:p>4871600</text:p>
              </table:table-cell>
              <table:table-cell office:value-type="float" office:value="395258">
                <text:p>39525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062490">
                <text:p>5062490</text:p>
              </table:table-cell>
              <table:table-cell office:value-type="float" office:value="429909">
                <text:p>429909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263070">
                <text:p>5263070</text:p>
              </table:table-cell>
              <table:table-cell office:value-type="float" office:value="399421">
                <text:p>399421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491750">
                <text:p>5491750</text:p>
              </table:table-cell>
              <table:table-cell office:value-type="float" office:value="450863">
                <text:p>450863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6085750">
                <text:p>6085750</text:p>
              </table:table-cell>
              <table:table-cell office:value-type="float" office:value="643289">
                <text:p>643289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7087650">
                <text:p>7087650</text:p>
              </table:table-cell>
              <table:table-cell office:value-type="float" office:value="471150">
                <text:p>471150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6121830">
                <text:p>6121830</text:p>
              </table:table-cell>
              <table:table-cell office:value-type="float" office:value="480656">
                <text:p>480656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6445170">
                <text:p>6445170</text:p>
              </table:table-cell>
              <table:table-cell office:value-type="float" office:value="491129">
                <text:p>491129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577050">
                <text:p>6577050</text:p>
              </table:table-cell>
              <table:table-cell office:value-type="float" office:value="516078">
                <text:p>516078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813990">
                <text:p>6813990</text:p>
              </table:table-cell>
              <table:table-cell office:value-type="float" office:value="521439">
                <text:p>521439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7039090">
                <text:p>7039090</text:p>
              </table:table-cell>
              <table:table-cell office:value-type="float" office:value="541962">
                <text:p>541962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7315310">
                <text:p>7315310</text:p>
              </table:table-cell>
              <table:table-cell office:value-type="float" office:value="611878">
                <text:p>611878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615800">
                <text:p>7615800</text:p>
              </table:table-cell>
              <table:table-cell office:value-type="float" office:value="549221">
                <text:p>549221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956790">
                <text:p>7956790</text:p>
              </table:table-cell>
              <table:table-cell office:value-type="float" office:value="586134">
                <text:p>58613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213170">
                <text:p>8213170</text:p>
              </table:table-cell>
              <table:table-cell office:value-type="float" office:value="628547">
                <text:p>628547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8484930">
                <text:p>8484930</text:p>
              </table:table-cell>
              <table:table-cell office:value-type="float" office:value="622587">
                <text:p>62258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699770">
                <text:p>8699770</text:p>
              </table:table-cell>
              <table:table-cell office:value-type="float" office:value="638811">
                <text:p>638811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9216640">
                <text:p>9216640</text:p>
              </table:table-cell>
              <table:table-cell office:value-type="float" office:value="728409">
                <text:p>72840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9373620">
                <text:p>9373620</text:p>
              </table:table-cell>
              <table:table-cell office:value-type="float" office:value="717191">
                <text:p>717191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9691310">
                <text:p>9691310</text:p>
              </table:table-cell>
              <table:table-cell office:value-type="float" office:value="755364">
                <text:p>755364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10085200">
                <text:p>10085200</text:p>
              </table:table-cell>
              <table:table-cell office:value-type="float" office:value="725670">
                <text:p>725670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0265900">
                <text:p>10265900</text:p>
              </table:table-cell>
              <table:table-cell office:value-type="float" office:value="743810">
                <text:p>743810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0678000">
                <text:p>10678000</text:p>
              </table:table-cell>
              <table:table-cell office:value-type="float" office:value="757431">
                <text:p>757431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0883500">
                <text:p>10883500</text:p>
              </table:table-cell>
              <table:table-cell office:value-type="float" office:value="766206">
                <text:p>766206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1230300">
                <text:p>11230300</text:p>
              </table:table-cell>
              <table:table-cell office:value-type="float" office:value="779560">
                <text:p>779560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1513700">
                <text:p>11513700</text:p>
              </table:table-cell>
              <table:table-cell office:value-type="float" office:value="797730">
                <text:p>797730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2060000">
                <text:p>12060000</text:p>
              </table:table-cell>
              <table:table-cell office:value-type="float" office:value="848399">
                <text:p>848399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2764000">
                <text:p>12764000</text:p>
              </table:table-cell>
              <table:table-cell office:value-type="float" office:value="806886">
                <text:p>806886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2709700">
                <text:p>12709700</text:p>
              </table:table-cell>
              <table:table-cell office:value-type="float" office:value="793113">
                <text:p>793113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2899000">
                <text:p>12899000</text:p>
              </table:table-cell>
              <table:table-cell office:value-type="float" office:value="789249">
                <text:p>789249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3168100">
                <text:p>13168100</text:p>
              </table:table-cell>
              <table:table-cell office:value-type="float" office:value="907655">
                <text:p>907655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3804900">
                <text:p>13804900</text:p>
              </table:table-cell>
              <table:table-cell office:value-type="float" office:value="813584">
                <text:p>813584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4103800">
                <text:p>14103800</text:p>
              </table:table-cell>
              <table:table-cell office:value-type="float" office:value="1053350">
                <text:p>1053350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4262400">
                <text:p>14262400</text:p>
              </table:table-cell>
              <table:table-cell office:value-type="float" office:value="886333">
                <text:p>886333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14789500">
                <text:p>14789500</text:p>
              </table:table-cell>
              <table:table-cell office:value-type="float" office:value="902427">
                <text:p>902427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5189500">
                <text:p>15189500</text:p>
              </table:table-cell>
              <table:table-cell office:value-type="float" office:value="890300">
                <text:p>890300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5623400">
                <text:p>15623400</text:p>
              </table:table-cell>
              <table:table-cell office:value-type="float" office:value="900613">
                <text:p>900613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5983100">
                <text:p>15983100</text:p>
              </table:table-cell>
              <table:table-cell office:value-type="float" office:value="923602">
                <text:p>92360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6307900">
                <text:p>16307900</text:p>
              </table:table-cell>
              <table:table-cell office:value-type="float" office:value="909416">
                <text:p>909416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6704400">
                <text:p>16704400</text:p>
              </table:table-cell>
              <table:table-cell office:value-type="float" office:value="930319">
                <text:p>930319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7283400">
                <text:p>17283400</text:p>
              </table:table-cell>
              <table:table-cell office:value-type="float" office:value="979111">
                <text:p>979111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7590300">
                <text:p>17590300</text:p>
              </table:table-cell>
              <table:table-cell office:value-type="float" office:value="984578">
                <text:p>984578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8067500">
                <text:p>18067500</text:p>
              </table:table-cell>
              <table:table-cell office:value-type="float" office:value="1014120">
                <text:p>1014120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9057700">
                <text:p>19057700</text:p>
              </table:table-cell>
              <table:table-cell office:value-type="float" office:value="1042710">
                <text:p>1042710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9413100">
                <text:p>19413100</text:p>
              </table:table-cell>
              <table:table-cell office:value-type="float" office:value="1051970">
                <text:p>105197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9253900">
                <text:p>19253900</text:p>
              </table:table-cell>
              <table:table-cell office:value-type="float" office:value="1017340">
                <text:p>101734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19638200">
                <text:p>19638200</text:p>
              </table:table-cell>
              <table:table-cell office:value-type="float" office:value="1093960">
                <text:p>1093960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0282000">
                <text:p>20282000</text:p>
              </table:table-cell>
              <table:table-cell office:value-type="float" office:value="1077690">
                <text:p>107769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0511200">
                <text:p>20511200</text:p>
              </table:table-cell>
              <table:table-cell office:value-type="float" office:value="1061220">
                <text:p>106122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1104700">
                <text:p>21104700</text:p>
              </table:table-cell>
              <table:table-cell office:value-type="float" office:value="1051100">
                <text:p>105110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1419100">
                <text:p>21419100</text:p>
              </table:table-cell>
              <table:table-cell office:value-type="float" office:value="1075400">
                <text:p>107540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1864000">
                <text:p>21864000</text:p>
              </table:table-cell>
              <table:table-cell office:value-type="float" office:value="1065860">
                <text:p>1065860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2309400">
                <text:p>22309400</text:p>
              </table:table-cell>
              <table:table-cell office:value-type="float" office:value="1090950">
                <text:p>109095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2713800">
                <text:p>22713800</text:p>
              </table:table-cell>
              <table:table-cell office:value-type="float" office:value="1069530">
                <text:p>106953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3231700">
                <text:p>23231700</text:p>
              </table:table-cell>
              <table:table-cell office:value-type="float" office:value="1046790">
                <text:p>1046790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3911000">
                <text:p>23911000</text:p>
              </table:table-cell>
              <table:table-cell office:value-type="float" office:value="1261660">
                <text:p>1261660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24593400">
                <text:p>24593400</text:p>
              </table:table-cell>
              <table:table-cell office:value-type="float" office:value="1181450">
                <text:p>1181450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24555100">
                <text:p>24555100</text:p>
              </table:table-cell>
              <table:table-cell office:value-type="float" office:value="1259020">
                <text:p>1259020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25365600">
                <text:p>25365600</text:p>
              </table:table-cell>
              <table:table-cell office:value-type="float" office:value="1197400">
                <text:p>1197400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25756900">
                <text:p>25756900</text:p>
              </table:table-cell>
              <table:table-cell office:value-type="float" office:value="1211170">
                <text:p>1211170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26317400">
                <text:p>26317400</text:p>
              </table:table-cell>
              <table:table-cell office:value-type="float" office:value="1189950">
                <text:p>1189950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26985800">
                <text:p>26985800</text:p>
              </table:table-cell>
              <table:table-cell office:value-type="float" office:value="1203100">
                <text:p>1203100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27484400">
                <text:p>27484400</text:p>
              </table:table-cell>
              <table:table-cell office:value-type="float" office:value="1311850">
                <text:p>131185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28457600">
                <text:p>28457600</text:p>
              </table:table-cell>
              <table:table-cell office:value-type="float" office:value="1352380">
                <text:p>135238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29501500">
                <text:p>29501500</text:p>
              </table:table-cell>
              <table:table-cell office:value-type="float" office:value="1338100">
                <text:p>133810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30177500">
                <text:p>30177500</text:p>
              </table:table-cell>
              <table:table-cell office:value-type="float" office:value="1400100">
                <text:p>1400100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30860700">
                <text:p>30860700</text:p>
              </table:table-cell>
              <table:table-cell office:value-type="float" office:value="1394320">
                <text:p>1394320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31404900">
                <text:p>31404900</text:p>
              </table:table-cell>
              <table:table-cell office:value-type="float" office:value="1470040">
                <text:p>1470040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1407200">
                <text:p>31407200</text:p>
              </table:table-cell>
              <table:table-cell office:value-type="float" office:value="1516180">
                <text:p>1516180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1799500">
                <text:p>31799500</text:p>
              </table:table-cell>
              <table:table-cell office:value-type="float" office:value="1512130">
                <text:p>1512130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2226600">
                <text:p>32226600</text:p>
              </table:table-cell>
              <table:table-cell office:value-type="float" office:value="1588550">
                <text:p>1588550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2649100">
                <text:p>32649100</text:p>
              </table:table-cell>
              <table:table-cell office:value-type="float" office:value="1348810">
                <text:p>1348810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2879000">
                <text:p>32879000</text:p>
              </table:table-cell>
              <table:table-cell office:value-type="float" office:value="1417340">
                <text:p>141734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3431900">
                <text:p>33431900</text:p>
              </table:table-cell>
              <table:table-cell office:value-type="float" office:value="1418200">
                <text:p>1418200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33777800">
                <text:p>33777800</text:p>
              </table:table-cell>
              <table:table-cell office:value-type="float" office:value="1438260">
                <text:p>1438260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34771500">
                <text:p>34771500</text:p>
              </table:table-cell>
              <table:table-cell office:value-type="float" office:value="1695920">
                <text:p>1695920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35937700">
                <text:p>35937700</text:p>
              </table:table-cell>
              <table:table-cell office:value-type="float" office:value="1556910">
                <text:p>1556910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36844700">
                <text:p>36844700</text:p>
              </table:table-cell>
              <table:table-cell office:value-type="float" office:value="1456450">
                <text:p>1456450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37477800">
                <text:p>37477800</text:p>
              </table:table-cell>
              <table:table-cell office:value-type="float" office:value="1526930">
                <text:p>1526930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37983500">
                <text:p>37983500</text:p>
              </table:table-cell>
              <table:table-cell office:value-type="float" office:value="1662870">
                <text:p>166287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38853300">
                <text:p>38853300</text:p>
              </table:table-cell>
              <table:table-cell office:value-type="float" office:value="1614240">
                <text:p>1614240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39542900">
                <text:p>39542900</text:p>
              </table:table-cell>
              <table:table-cell office:value-type="float" office:value="1685980">
                <text:p>1685980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40627200">
                <text:p>40627200</text:p>
              </table:table-cell>
              <table:table-cell office:value-type="float" office:value="1628770">
                <text:p>1628770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41171600">
                <text:p>41171600</text:p>
              </table:table-cell>
              <table:table-cell office:value-type="float" office:value="1799560">
                <text:p>1799560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40614500">
                <text:p>40614500</text:p>
              </table:table-cell>
              <table:table-cell office:value-type="float" office:value="1691000">
                <text:p>1691000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41573000">
                <text:p>41573000</text:p>
              </table:table-cell>
              <table:table-cell office:value-type="float" office:value="1644660">
                <text:p>1644660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41154300">
                <text:p>41154300</text:p>
              </table:table-cell>
              <table:table-cell office:value-type="float" office:value="1736130">
                <text:p>1736130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41618300">
                <text:p>41618300</text:p>
              </table:table-cell>
              <table:table-cell office:value-type="float" office:value="1593260">
                <text:p>1593260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41914900">
                <text:p>41914900</text:p>
              </table:table-cell>
              <table:table-cell office:value-type="float" office:value="1650320">
                <text:p>1650320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42879900">
                <text:p>42879900</text:p>
              </table:table-cell>
              <table:table-cell office:value-type="float" office:value="1613880">
                <text:p>161388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44216400">
                <text:p>44216400</text:p>
              </table:table-cell>
              <table:table-cell office:value-type="float" office:value="1626520">
                <text:p>1626520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4433300">
                <text:p>44433300</text:p>
              </table:table-cell>
              <table:table-cell office:value-type="float" office:value="1659430">
                <text:p>1659430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46781100">
                <text:p>46781100</text:p>
              </table:table-cell>
              <table:table-cell office:value-type="float" office:value="1739540">
                <text:p>173954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47408400">
                <text:p>47408400</text:p>
              </table:table-cell>
              <table:table-cell office:value-type="float" office:value="1851730">
                <text:p>1851730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48229400">
                <text:p>48229400</text:p>
              </table:table-cell>
              <table:table-cell office:value-type="float" office:value="1867840">
                <text:p>1867840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49181800">
                <text:p>49181800</text:p>
              </table:table-cell>
              <table:table-cell office:value-type="float" office:value="1807410">
                <text:p>1807410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50421900">
                <text:p>50421900</text:p>
              </table:table-cell>
              <table:table-cell office:value-type="float" office:value="1794570">
                <text:p>1794570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50202000">
                <text:p>50202000</text:p>
              </table:table-cell>
              <table:table-cell office:value-type="float" office:value="1991360">
                <text:p>1991360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49872900">
                <text:p>49872900</text:p>
              </table:table-cell>
              <table:table-cell office:value-type="float" office:value="1891480">
                <text:p>1891480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51071000">
                <text:p>51071000</text:p>
              </table:table-cell>
              <table:table-cell office:value-type="float" office:value="1802330">
                <text:p>1802330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52154500">
                <text:p>52154500</text:p>
              </table:table-cell>
              <table:table-cell office:value-type="float" office:value="1797140">
                <text:p>1797140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52983500">
                <text:p>52983500</text:p>
              </table:table-cell>
              <table:table-cell office:value-type="float" office:value="2027760">
                <text:p>2027760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53034600">
                <text:p>53034600</text:p>
              </table:table-cell>
              <table:table-cell office:value-type="float" office:value="1795010">
                <text:p>1795010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52073400">
                <text:p>52073400</text:p>
              </table:table-cell>
              <table:table-cell office:value-type="float" office:value="1869940">
                <text:p>1869940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52902600">
                <text:p>52902600</text:p>
              </table:table-cell>
              <table:table-cell office:value-type="float" office:value="2005820">
                <text:p>2005820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59089800">
                <text:p>59089800</text:p>
              </table:table-cell>
              <table:table-cell office:value-type="float" office:value="1961890">
                <text:p>1961890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54895500">
                <text:p>54895500</text:p>
              </table:table-cell>
              <table:table-cell office:value-type="float" office:value="2016820">
                <text:p>2016820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57076700">
                <text:p>57076700</text:p>
              </table:table-cell>
              <table:table-cell office:value-type="float" office:value="1933320">
                <text:p>1933320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55645700">
                <text:p>55645700</text:p>
              </table:table-cell>
              <table:table-cell office:value-type="float" office:value="2047910">
                <text:p>2047910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56608300">
                <text:p>56608300</text:p>
              </table:table-cell>
              <table:table-cell office:value-type="float" office:value="2040910">
                <text:p>2040910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61530200">
                <text:p>61530200</text:p>
              </table:table-cell>
              <table:table-cell office:value-type="float" office:value="2269100">
                <text:p>2269100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62092400">
                <text:p>62092400</text:p>
              </table:table-cell>
              <table:table-cell office:value-type="float" office:value="2322560">
                <text:p>232256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61688500">
                <text:p>61688500</text:p>
              </table:table-cell>
              <table:table-cell office:value-type="float" office:value="2095340">
                <text:p>2095340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62348000">
                <text:p>62348000</text:p>
              </table:table-cell>
              <table:table-cell office:value-type="float" office:value="2047510">
                <text:p>2047510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63396000">
                <text:p>63396000</text:p>
              </table:table-cell>
              <table:table-cell office:value-type="float" office:value="1943180">
                <text:p>1943180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63723900">
                <text:p>63723900</text:p>
              </table:table-cell>
              <table:table-cell office:value-type="float" office:value="2136170">
                <text:p>2136170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64621200">
                <text:p>64621200</text:p>
              </table:table-cell>
              <table:table-cell office:value-type="float" office:value="2038880">
                <text:p>2038880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64621800">
                <text:p>64621800</text:p>
              </table:table-cell>
              <table:table-cell office:value-type="float" office:value="2100930">
                <text:p>2100930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65156100">
                <text:p>65156100</text:p>
              </table:table-cell>
              <table:table-cell office:value-type="float" office:value="2154010">
                <text:p>2154010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65759100">
                <text:p>65759100</text:p>
              </table:table-cell>
              <table:table-cell office:value-type="float" office:value="2171660">
                <text:p>2171660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65980800">
                <text:p>65980800</text:p>
              </table:table-cell>
              <table:table-cell office:value-type="float" office:value="2155970">
                <text:p>2155970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66456600">
                <text:p>66456600</text:p>
              </table:table-cell>
              <table:table-cell office:value-type="float" office:value="2142540">
                <text:p>2142540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67290100">
                <text:p>67290100</text:p>
              </table:table-cell>
              <table:table-cell office:value-type="float" office:value="2244740">
                <text:p>2244740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71069900">
                <text:p>71069900</text:p>
              </table:table-cell>
              <table:table-cell office:value-type="float" office:value="2243160">
                <text:p>2243160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74368400">
                <text:p>74368400</text:p>
              </table:table-cell>
              <table:table-cell office:value-type="float" office:value="2220690">
                <text:p>2220690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74173700">
                <text:p>74173700</text:p>
              </table:table-cell>
              <table:table-cell office:value-type="float" office:value="2317950">
                <text:p>2317950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73909600">
                <text:p>73909600</text:p>
              </table:table-cell>
              <table:table-cell office:value-type="float" office:value="2292130">
                <text:p>2292130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73199600">
                <text:p>73199600</text:p>
              </table:table-cell>
              <table:table-cell office:value-type="float" office:value="2265020">
                <text:p>2265020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73871300">
                <text:p>73871300</text:p>
              </table:table-cell>
              <table:table-cell office:value-type="float" office:value="2389210">
                <text:p>2389210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77172200">
                <text:p>77172200</text:p>
              </table:table-cell>
              <table:table-cell office:value-type="float" office:value="2366390">
                <text:p>236639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76963200">
                <text:p>76963200</text:p>
              </table:table-cell>
              <table:table-cell office:value-type="float" office:value="2501230">
                <text:p>2501230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75291800">
                <text:p>75291800</text:p>
              </table:table-cell>
              <table:table-cell office:value-type="float" office:value="2516680">
                <text:p>2516680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77091800">
                <text:p>77091800</text:p>
              </table:table-cell>
              <table:table-cell office:value-type="float" office:value="2450560">
                <text:p>2450560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76547100">
                <text:p>76547100</text:p>
              </table:table-cell>
              <table:table-cell office:value-type="float" office:value="2374960">
                <text:p>2374960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81455700">
                <text:p>81455700</text:p>
              </table:table-cell>
              <table:table-cell office:value-type="float" office:value="2548630">
                <text:p>2548630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82563100">
                <text:p>82563100</text:p>
              </table:table-cell>
              <table:table-cell office:value-type="float" office:value="2414190">
                <text:p>2414190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82097100">
                <text:p>82097100</text:p>
              </table:table-cell>
              <table:table-cell office:value-type="float" office:value="2528590">
                <text:p>2528590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80195500">
                <text:p>80195500</text:p>
              </table:table-cell>
              <table:table-cell office:value-type="float" office:value="2303070">
                <text:p>2303070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79639900">
                <text:p>79639900</text:p>
              </table:table-cell>
              <table:table-cell office:value-type="float" office:value="2312770">
                <text:p>2312770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80480500">
                <text:p>80480500</text:p>
              </table:table-cell>
              <table:table-cell office:value-type="float" office:value="2341180">
                <text:p>2341180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81617500">
                <text:p>81617500</text:p>
              </table:table-cell>
              <table:table-cell office:value-type="float" office:value="2258690">
                <text:p>2258690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82223700">
                <text:p>82223700</text:p>
              </table:table-cell>
              <table:table-cell office:value-type="float" office:value="2287560">
                <text:p>2287560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83065400">
                <text:p>83065400</text:p>
              </table:table-cell>
              <table:table-cell office:value-type="float" office:value="2410250">
                <text:p>2410250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84190300">
                <text:p>84190300</text:p>
              </table:table-cell>
              <table:table-cell office:value-type="float" office:value="2335180">
                <text:p>233518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84857700">
                <text:p>84857700</text:p>
              </table:table-cell>
              <table:table-cell office:value-type="float" office:value="2351810">
                <text:p>2351810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85725900">
                <text:p>85725900</text:p>
              </table:table-cell>
              <table:table-cell office:value-type="float" office:value="2417500">
                <text:p>2417500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86866300">
                <text:p>86866300</text:p>
              </table:table-cell>
              <table:table-cell office:value-type="float" office:value="2363150">
                <text:p>2363150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87634700">
                <text:p>87634700</text:p>
              </table:table-cell>
              <table:table-cell office:value-type="float" office:value="2416670">
                <text:p>2416670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88531200">
                <text:p>88531200</text:p>
              </table:table-cell>
              <table:table-cell office:value-type="float" office:value="2380010">
                <text:p>2380010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89643200">
                <text:p>89643200</text:p>
              </table:table-cell>
              <table:table-cell office:value-type="float" office:value="2402360">
                <text:p>2402360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96774500">
                <text:p>96774500</text:p>
              </table:table-cell>
              <table:table-cell office:value-type="float" office:value="2728940">
                <text:p>2728940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96588000">
                <text:p>96588000</text:p>
              </table:table-cell>
              <table:table-cell office:value-type="float" office:value="2794000">
                <text:p>2794000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97828100">
                <text:p>97828100</text:p>
              </table:table-cell>
              <table:table-cell office:value-type="float" office:value="2679380">
                <text:p>2679380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96675800">
                <text:p>96675800</text:p>
              </table:table-cell>
              <table:table-cell office:value-type="float" office:value="2571190">
                <text:p>2571190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97019600">
                <text:p>97019600</text:p>
              </table:table-cell>
              <table:table-cell office:value-type="float" office:value="2635160">
                <text:p>2635160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97975700">
                <text:p>97975700</text:p>
              </table:table-cell>
              <table:table-cell office:value-type="float" office:value="2611590">
                <text:p>261159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98824200">
                <text:p>98824200</text:p>
              </table:table-cell>
              <table:table-cell office:value-type="float" office:value="2562210">
                <text:p>2562210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97176900">
                <text:p>97176900</text:p>
              </table:table-cell>
              <table:table-cell office:value-type="float" office:value="2645830">
                <text:p>2645830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97991500">
                <text:p>97991500</text:p>
              </table:table-cell>
              <table:table-cell office:value-type="float" office:value="2658790">
                <text:p>2658790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99246700">
                <text:p>99246700</text:p>
              </table:table-cell>
              <table:table-cell office:value-type="float" office:value="2656510">
                <text:p>2656510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103400000">
                <text:p>103400000</text:p>
              </table:table-cell>
              <table:table-cell office:value-type="float" office:value="2837630">
                <text:p>2837630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107527000">
                <text:p>107527000</text:p>
              </table:table-cell>
              <table:table-cell office:value-type="float" office:value="2676860">
                <text:p>2676860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102660000">
                <text:p>102660000</text:p>
              </table:table-cell>
              <table:table-cell office:value-type="float" office:value="2605250">
                <text:p>2605250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103209000">
                <text:p>103209000</text:p>
              </table:table-cell>
              <table:table-cell office:value-type="float" office:value="2615390">
                <text:p>2615390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103906000">
                <text:p>103906000</text:p>
              </table:table-cell>
              <table:table-cell office:value-type="float" office:value="2585300">
                <text:p>2585300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111818000">
                <text:p>111818000</text:p>
              </table:table-cell>
              <table:table-cell office:value-type="float" office:value="2710200">
                <text:p>2710200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110527000">
                <text:p>110527000</text:p>
              </table:table-cell>
              <table:table-cell office:value-type="float" office:value="2779170">
                <text:p>277917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110879000">
                <text:p>110879000</text:p>
              </table:table-cell>
              <table:table-cell office:value-type="float" office:value="2661540">
                <text:p>2661540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117417000">
                <text:p>117417000</text:p>
              </table:table-cell>
              <table:table-cell office:value-type="float" office:value="2930630">
                <text:p>2930630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112989000">
                <text:p>112989000</text:p>
              </table:table-cell>
              <table:table-cell office:value-type="float" office:value="2878490">
                <text:p>2878490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113477000">
                <text:p>113477000</text:p>
              </table:table-cell>
              <table:table-cell office:value-type="float" office:value="2947320">
                <text:p>2947320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111892000">
                <text:p>111892000</text:p>
              </table:table-cell>
              <table:table-cell office:value-type="float" office:value="2834690">
                <text:p>2834690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111827000">
                <text:p>111827000</text:p>
              </table:table-cell>
              <table:table-cell office:value-type="float" office:value="2844250">
                <text:p>2844250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116159000">
                <text:p>116159000</text:p>
              </table:table-cell>
              <table:table-cell office:value-type="float" office:value="3052990">
                <text:p>3052990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116902000">
                <text:p>116902000</text:p>
              </table:table-cell>
              <table:table-cell office:value-type="float" office:value="3085870">
                <text:p>308587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115022000">
                <text:p>115022000</text:p>
              </table:table-cell>
              <table:table-cell office:value-type="float" office:value="2940810">
                <text:p>2940810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116152000">
                <text:p>116152000</text:p>
              </table:table-cell>
              <table:table-cell office:value-type="float" office:value="3033770">
                <text:p>3033770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119435000">
                <text:p>119435000</text:p>
              </table:table-cell>
              <table:table-cell office:value-type="float" office:value="3174800">
                <text:p>3174800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148168000">
                <text:p>148168000</text:p>
              </table:table-cell>
              <table:table-cell office:value-type="float" office:value="3327460">
                <text:p>3327460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123839000">
                <text:p>123839000</text:p>
              </table:table-cell>
              <table:table-cell office:value-type="float" office:value="3319620">
                <text:p>3319620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121885000">
                <text:p>121885000</text:p>
              </table:table-cell>
              <table:table-cell office:value-type="float" office:value="3299560">
                <text:p>3299560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121735000">
                <text:p>121735000</text:p>
              </table:table-cell>
              <table:table-cell office:value-type="float" office:value="3382970">
                <text:p>3382970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124620000">
                <text:p>124620000</text:p>
              </table:table-cell>
              <table:table-cell office:value-type="float" office:value="3206890">
                <text:p>3206890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125677000">
                <text:p>125677000</text:p>
              </table:table-cell>
              <table:table-cell office:value-type="float" office:value="3247130">
                <text:p>3247130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125132000">
                <text:p>125132000</text:p>
              </table:table-cell>
              <table:table-cell office:value-type="float" office:value="3555770">
                <text:p>355577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135644000">
                <text:p>135644000</text:p>
              </table:table-cell>
              <table:table-cell office:value-type="float" office:value="3585530">
                <text:p>3585530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136736000">
                <text:p>136736000</text:p>
              </table:table-cell>
              <table:table-cell office:value-type="float" office:value="3490120">
                <text:p>3490120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129504000">
                <text:p>129504000</text:p>
              </table:table-cell>
              <table:table-cell office:value-type="float" office:value="3341330">
                <text:p>3341330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129568000">
                <text:p>129568000</text:p>
              </table:table-cell>
              <table:table-cell office:value-type="float" office:value="3429400">
                <text:p>3429400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131786000">
                <text:p>131786000</text:p>
              </table:table-cell>
              <table:table-cell office:value-type="float" office:value="3462640">
                <text:p>3462640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131413000">
                <text:p>131413000</text:p>
              </table:table-cell>
              <table:table-cell office:value-type="float" office:value="3388940">
                <text:p>3388940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133038000">
                <text:p>133038000</text:p>
              </table:table-cell>
              <table:table-cell office:value-type="float" office:value="3412710">
                <text:p>341271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140406000">
                <text:p>140406000</text:p>
              </table:table-cell>
              <table:table-cell office:value-type="float" office:value="3788770">
                <text:p>3788770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142374000">
                <text:p>142374000</text:p>
              </table:table-cell>
              <table:table-cell office:value-type="float" office:value="3494340">
                <text:p>3494340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142489000">
                <text:p>142489000</text:p>
              </table:table-cell>
              <table:table-cell office:value-type="float" office:value="3187680">
                <text:p>3187680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140884000">
                <text:p>140884000</text:p>
              </table:table-cell>
              <table:table-cell office:value-type="float" office:value="3508980">
                <text:p>3508980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142143000">
                <text:p>142143000</text:p>
              </table:table-cell>
              <table:table-cell office:value-type="float" office:value="3441100">
                <text:p>3441100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141205000">
                <text:p>141205000</text:p>
              </table:table-cell>
              <table:table-cell office:value-type="float" office:value="3547540">
                <text:p>3547540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140625000">
                <text:p>140625000</text:p>
              </table:table-cell>
              <table:table-cell office:value-type="float" office:value="3442630">
                <text:p>3442630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146591000">
                <text:p>146591000</text:p>
              </table:table-cell>
              <table:table-cell office:value-type="float" office:value="3713110">
                <text:p>3713110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150101000">
                <text:p>150101000</text:p>
              </table:table-cell>
              <table:table-cell office:value-type="float" office:value="3427970">
                <text:p>3427970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146473000">
                <text:p>146473000</text:p>
              </table:table-cell>
              <table:table-cell office:value-type="float" office:value="3444960">
                <text:p>3444960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151038000">
                <text:p>151038000</text:p>
              </table:table-cell>
              <table:table-cell office:value-type="float" office:value="7137240">
                <text:p>713724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151153000">
                <text:p>151153000</text:p>
              </table:table-cell>
              <table:table-cell office:value-type="float" office:value="3514440">
                <text:p>3514440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148830000">
                <text:p>148830000</text:p>
              </table:table-cell>
              <table:table-cell office:value-type="float" office:value="3500990">
                <text:p>3500990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151959000">
                <text:p>151959000</text:p>
              </table:table-cell>
              <table:table-cell office:value-type="float" office:value="3582440">
                <text:p>3582440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151642000">
                <text:p>151642000</text:p>
              </table:table-cell>
              <table:table-cell office:value-type="float" office:value="3844000">
                <text:p>3844000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152028000">
                <text:p>152028000</text:p>
              </table:table-cell>
              <table:table-cell office:value-type="float" office:value="3729150">
                <text:p>372915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152595000">
                <text:p>152595000</text:p>
              </table:table-cell>
              <table:table-cell office:value-type="float" office:value="3912640">
                <text:p>3912640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155660000">
                <text:p>155660000</text:p>
              </table:table-cell>
              <table:table-cell office:value-type="float" office:value="3814220">
                <text:p>3814220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158138000">
                <text:p>158138000</text:p>
              </table:table-cell>
              <table:table-cell office:value-type="float" office:value="3856030">
                <text:p>3856030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156159000">
                <text:p>156159000</text:p>
              </table:table-cell>
              <table:table-cell office:value-type="float" office:value="3985060">
                <text:p>3985060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157791000">
                <text:p>157791000</text:p>
              </table:table-cell>
              <table:table-cell office:value-type="float" office:value="3988580">
                <text:p>398858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159069000">
                <text:p>159069000</text:p>
              </table:table-cell>
              <table:table-cell office:value-type="float" office:value="3778900">
                <text:p>3778900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160810000">
                <text:p>160810000</text:p>
              </table:table-cell>
              <table:table-cell office:value-type="float" office:value="3912930">
                <text:p>3912930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161629000">
                <text:p>161629000</text:p>
              </table:table-cell>
              <table:table-cell office:value-type="float" office:value="3800710">
                <text:p>3800710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164199000">
                <text:p>164199000</text:p>
              </table:table-cell>
              <table:table-cell office:value-type="float" office:value="3992040">
                <text:p>399204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165253000">
                <text:p>165253000</text:p>
              </table:table-cell>
              <table:table-cell office:value-type="float" office:value="3930710">
                <text:p>3930710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167251000">
                <text:p>167251000</text:p>
              </table:table-cell>
              <table:table-cell office:value-type="float" office:value="4035700">
                <text:p>4035700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167416000">
                <text:p>167416000</text:p>
              </table:table-cell>
              <table:table-cell office:value-type="float" office:value="4093730">
                <text:p>4093730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170215000">
                <text:p>170215000</text:p>
              </table:table-cell>
              <table:table-cell office:value-type="float" office:value="4146740">
                <text:p>4146740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170302000">
                <text:p>170302000</text:p>
              </table:table-cell>
              <table:table-cell office:value-type="float" office:value="4592540">
                <text:p>4592540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172602000">
                <text:p>172602000</text:p>
              </table:table-cell>
              <table:table-cell office:value-type="float" office:value="4200940">
                <text:p>4200940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172105000">
                <text:p>172105000</text:p>
              </table:table-cell>
              <table:table-cell office:value-type="float" office:value="4312880">
                <text:p>4312880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173271000">
                <text:p>173271000</text:p>
              </table:table-cell>
              <table:table-cell office:value-type="float" office:value="4054520">
                <text:p>4054520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175732000">
                <text:p>175732000</text:p>
              </table:table-cell>
              <table:table-cell office:value-type="float" office:value="4316890">
                <text:p>4316890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175952000">
                <text:p>175952000</text:p>
              </table:table-cell>
              <table:table-cell office:value-type="float" office:value="4118690">
                <text:p>4118690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178182000">
                <text:p>178182000</text:p>
              </table:table-cell>
              <table:table-cell office:value-type="float" office:value="4109250">
                <text:p>4109250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177937000">
                <text:p>177937000</text:p>
              </table:table-cell>
              <table:table-cell office:value-type="float" office:value="4046850">
                <text:p>4046850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180244000">
                <text:p>180244000</text:p>
              </table:table-cell>
              <table:table-cell office:value-type="float" office:value="4143280">
                <text:p>4143280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182526000">
                <text:p>182526000</text:p>
              </table:table-cell>
              <table:table-cell office:value-type="float" office:value="4355020">
                <text:p>4355020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181929000">
                <text:p>181929000</text:p>
              </table:table-cell>
              <table:table-cell office:value-type="float" office:value="4246720">
                <text:p>4246720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192706000">
                <text:p>192706000</text:p>
              </table:table-cell>
              <table:table-cell office:value-type="float" office:value="4441640">
                <text:p>4441640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185715000">
                <text:p>185715000</text:p>
              </table:table-cell>
              <table:table-cell office:value-type="float" office:value="4434200">
                <text:p>4434200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187979000">
                <text:p>187979000</text:p>
              </table:table-cell>
              <table:table-cell office:value-type="float" office:value="4899820">
                <text:p>4899820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89839000">
                <text:p>189839000</text:p>
              </table:table-cell>
              <table:table-cell office:value-type="float" office:value="4329360">
                <text:p>432936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189763000">
                <text:p>189763000</text:p>
              </table:table-cell>
              <table:table-cell office:value-type="float" office:value="4289660">
                <text:p>4289660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193231000">
                <text:p>193231000</text:p>
              </table:table-cell>
              <table:table-cell office:value-type="float" office:value="4593360">
                <text:p>4593360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198117000">
                <text:p>198117000</text:p>
              </table:table-cell>
              <table:table-cell office:value-type="float" office:value="4599830">
                <text:p>4599830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198252000">
                <text:p>198252000</text:p>
              </table:table-cell>
              <table:table-cell office:value-type="float" office:value="4484470">
                <text:p>4484470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196745000">
                <text:p>196745000</text:p>
              </table:table-cell>
              <table:table-cell office:value-type="float" office:value="4729150">
                <text:p>4729150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199341000">
                <text:p>199341000</text:p>
              </table:table-cell>
              <table:table-cell office:value-type="float" office:value="4739200">
                <text:p>4739200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201744000">
                <text:p>201744000</text:p>
              </table:table-cell>
              <table:table-cell office:value-type="float" office:value="4752550">
                <text:p>4752550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200622000">
                <text:p>200622000</text:p>
              </table:table-cell>
              <table:table-cell office:value-type="float" office:value="4682050">
                <text:p>4682050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205337000">
                <text:p>205337000</text:p>
              </table:table-cell>
              <table:table-cell office:value-type="float" office:value="5274660">
                <text:p>527466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08451000">
                <text:p>208451000</text:p>
              </table:table-cell>
              <table:table-cell office:value-type="float" office:value="4356870">
                <text:p>4356870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02950000">
                <text:p>202950000</text:p>
              </table:table-cell>
              <table:table-cell office:value-type="float" office:value="4207810">
                <text:p>4207810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04134000">
                <text:p>204134000</text:p>
              </table:table-cell>
              <table:table-cell office:value-type="float" office:value="4418310">
                <text:p>4418310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04882000">
                <text:p>204882000</text:p>
              </table:table-cell>
              <table:table-cell office:value-type="float" office:value="4176210">
                <text:p>4176210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210962000">
                <text:p>210962000</text:p>
              </table:table-cell>
              <table:table-cell office:value-type="float" office:value="4620080">
                <text:p>4620080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13303000">
                <text:p>213303000</text:p>
              </table:table-cell>
              <table:table-cell office:value-type="float" office:value="4685120">
                <text:p>4685120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08799000">
                <text:p>208799000</text:p>
              </table:table-cell>
              <table:table-cell office:value-type="float" office:value="4873140">
                <text:p>4873140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10403000">
                <text:p>210403000</text:p>
              </table:table-cell>
              <table:table-cell office:value-type="float" office:value="4664280">
                <text:p>4664280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211940000">
                <text:p>211940000</text:p>
              </table:table-cell>
              <table:table-cell office:value-type="float" office:value="4732120">
                <text:p>4732120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216506000">
                <text:p>216506000</text:p>
              </table:table-cell>
              <table:table-cell office:value-type="float" office:value="4978320">
                <text:p>4978320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214880000">
                <text:p>214880000</text:p>
              </table:table-cell>
              <table:table-cell office:value-type="float" office:value="4745900">
                <text:p>4745900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223811000">
                <text:p>223811000</text:p>
              </table:table-cell>
              <table:table-cell office:value-type="float" office:value="5068300">
                <text:p>5068300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217517000">
                <text:p>217517000</text:p>
              </table:table-cell>
              <table:table-cell office:value-type="float" office:value="4824420">
                <text:p>4824420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219751000">
                <text:p>219751000</text:p>
              </table:table-cell>
              <table:table-cell office:value-type="float" office:value="4908300">
                <text:p>4908300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220466000">
                <text:p>220466000</text:p>
              </table:table-cell>
              <table:table-cell office:value-type="float" office:value="4645920">
                <text:p>4645920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222046000">
                <text:p>222046000</text:p>
              </table:table-cell>
              <table:table-cell office:value-type="float" office:value="4556590">
                <text:p>4556590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223253000">
                <text:p>223253000</text:p>
              </table:table-cell>
              <table:table-cell office:value-type="float" office:value="4624340">
                <text:p>4624340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224781000">
                <text:p>224781000</text:p>
              </table:table-cell>
              <table:table-cell office:value-type="float" office:value="4649680">
                <text:p>4649680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226483000">
                <text:p>226483000</text:p>
              </table:table-cell>
              <table:table-cell office:value-type="float" office:value="4673500">
                <text:p>4673500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229865000">
                <text:p>229865000</text:p>
              </table:table-cell>
              <table:table-cell office:value-type="float" office:value="4824770">
                <text:p>4824770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231295000">
                <text:p>231295000</text:p>
              </table:table-cell>
              <table:table-cell office:value-type="float" office:value="4650490">
                <text:p>4650490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231086000">
                <text:p>231086000</text:p>
              </table:table-cell>
              <table:table-cell office:value-type="float" office:value="4677640">
                <text:p>4677640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235232000">
                <text:p>235232000</text:p>
              </table:table-cell>
              <table:table-cell office:value-type="float" office:value="5043430">
                <text:p>5043430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234658000">
                <text:p>234658000</text:p>
              </table:table-cell>
              <table:table-cell office:value-type="float" office:value="4954230">
                <text:p>4954230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241315000">
                <text:p>241315000</text:p>
              </table:table-cell>
              <table:table-cell office:value-type="float" office:value="5111570">
                <text:p>5111570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240820000">
                <text:p>240820000</text:p>
              </table:table-cell>
              <table:table-cell office:value-type="float" office:value="5332480">
                <text:p>5332480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241360000">
                <text:p>241360000</text:p>
              </table:table-cell>
              <table:table-cell office:value-type="float" office:value="5378740">
                <text:p>5378740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243472000">
                <text:p>243472000</text:p>
              </table:table-cell>
              <table:table-cell office:value-type="float" office:value="5282620">
                <text:p>5282620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248811000">
                <text:p>248811000</text:p>
              </table:table-cell>
              <table:table-cell office:value-type="float" office:value="5185390">
                <text:p>5185390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245987000">
                <text:p>245987000</text:p>
              </table:table-cell>
              <table:table-cell office:value-type="float" office:value="5191100">
                <text:p>5191100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249251000">
                <text:p>249251000</text:p>
              </table:table-cell>
              <table:table-cell office:value-type="float" office:value="5405650">
                <text:p>5405650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251315000">
                <text:p>251315000</text:p>
              </table:table-cell>
              <table:table-cell office:value-type="float" office:value="5192730">
                <text:p>5192730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257422000">
                <text:p>257422000</text:p>
              </table:table-cell>
              <table:table-cell office:value-type="float" office:value="5611000">
                <text:p>5611000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259890000">
                <text:p>259890000</text:p>
              </table:table-cell>
              <table:table-cell office:value-type="float" office:value="5473110">
                <text:p>5473110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253654000">
                <text:p>253654000</text:p>
              </table:table-cell>
              <table:table-cell office:value-type="float" office:value="5157810">
                <text:p>5157810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255931000">
                <text:p>255931000</text:p>
              </table:table-cell>
              <table:table-cell office:value-type="float" office:value="5600490">
                <text:p>5600490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263962000">
                <text:p>263962000</text:p>
              </table:table-cell>
              <table:table-cell office:value-type="float" office:value="5531030">
                <text:p>5531030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262155000">
                <text:p>262155000</text:p>
              </table:table-cell>
              <table:table-cell office:value-type="float" office:value="5320630">
                <text:p>5320630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261371000">
                <text:p>261371000</text:p>
              </table:table-cell>
              <table:table-cell office:value-type="float" office:value="5587640">
                <text:p>5587640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266359000">
                <text:p>266359000</text:p>
              </table:table-cell>
              <table:table-cell office:value-type="float" office:value="5375010">
                <text:p>5375010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268318000">
                <text:p>268318000</text:p>
              </table:table-cell>
              <table:table-cell office:value-type="float" office:value="5320650">
                <text:p>5320650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262498000">
                <text:p>262498000</text:p>
              </table:table-cell>
              <table:table-cell office:value-type="float" office:value="5323770">
                <text:p>5323770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272768000">
                <text:p>272768000</text:p>
              </table:table-cell>
              <table:table-cell office:value-type="float" office:value="5643500">
                <text:p>5643500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269299000">
                <text:p>269299000</text:p>
              </table:table-cell>
              <table:table-cell office:value-type="float" office:value="5381650">
                <text:p>538165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274778000">
                <text:p>274778000</text:p>
              </table:table-cell>
              <table:table-cell office:value-type="float" office:value="5350280">
                <text:p>5350280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270796000">
                <text:p>270796000</text:p>
              </table:table-cell>
              <table:table-cell office:value-type="float" office:value="4992710">
                <text:p>4992710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277029000">
                <text:p>277029000</text:p>
              </table:table-cell>
              <table:table-cell office:value-type="float" office:value="6224200">
                <text:p>6224200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280398000">
                <text:p>280398000</text:p>
              </table:table-cell>
              <table:table-cell office:value-type="float" office:value="5116910">
                <text:p>5116910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274856000">
                <text:p>274856000</text:p>
              </table:table-cell>
              <table:table-cell office:value-type="float" office:value="5481660">
                <text:p>5481660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281454000">
                <text:p>281454000</text:p>
              </table:table-cell>
              <table:table-cell office:value-type="float" office:value="5372370">
                <text:p>5372370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282680000">
                <text:p>282680000</text:p>
              </table:table-cell>
              <table:table-cell office:value-type="float" office:value="6037470">
                <text:p>6037470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284222000">
                <text:p>284222000</text:p>
              </table:table-cell>
              <table:table-cell office:value-type="float" office:value="5297460">
                <text:p>5297460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278936000">
                <text:p>278936000</text:p>
              </table:table-cell>
              <table:table-cell office:value-type="float" office:value="5329280">
                <text:p>5329280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281403000">
                <text:p>281403000</text:p>
              </table:table-cell>
              <table:table-cell office:value-type="float" office:value="6044250">
                <text:p>604425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285420000">
                <text:p>285420000</text:p>
              </table:table-cell>
              <table:table-cell office:value-type="float" office:value="5473720">
                <text:p>547372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299823000">
                <text:p>299823000</text:p>
              </table:table-cell>
              <table:table-cell office:value-type="float" office:value="5358420">
                <text:p>5358420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290845000">
                <text:p>290845000</text:p>
              </table:table-cell>
              <table:table-cell office:value-type="float" office:value="5395350">
                <text:p>5395350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294373000">
                <text:p>294373000</text:p>
              </table:table-cell>
              <table:table-cell office:value-type="float" office:value="5277100">
                <text:p>5277100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297642000">
                <text:p>297642000</text:p>
              </table:table-cell>
              <table:table-cell office:value-type="float" office:value="5729790">
                <text:p>5729790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296077000">
                <text:p>296077000</text:p>
              </table:table-cell>
              <table:table-cell office:value-type="float" office:value="5394520">
                <text:p>5394520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299006000">
                <text:p>299006000</text:p>
              </table:table-cell>
              <table:table-cell office:value-type="float" office:value="5545720">
                <text:p>5545720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04700000">
                <text:p>304700000</text:p>
              </table:table-cell>
              <table:table-cell office:value-type="float" office:value="5516720">
                <text:p>5516720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308789000">
                <text:p>308789000</text:p>
              </table:table-cell>
              <table:table-cell office:value-type="float" office:value="5635080">
                <text:p>5635080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307995000">
                <text:p>307995000</text:p>
              </table:table-cell>
              <table:table-cell office:value-type="float" office:value="5410070">
                <text:p>5410070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10776000">
                <text:p>310776000</text:p>
              </table:table-cell>
              <table:table-cell office:value-type="float" office:value="5236300">
                <text:p>523630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307054000">
                <text:p>307054000</text:p>
              </table:table-cell>
              <table:table-cell office:value-type="float" office:value="5609560">
                <text:p>5609560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23466000">
                <text:p>323466000</text:p>
              </table:table-cell>
              <table:table-cell office:value-type="float" office:value="6184760">
                <text:p>6184760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16312000">
                <text:p>316312000</text:p>
              </table:table-cell>
              <table:table-cell office:value-type="float" office:value="5852790">
                <text:p>5852790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13045000">
                <text:p>313045000</text:p>
              </table:table-cell>
              <table:table-cell office:value-type="float" office:value="5934780">
                <text:p>5934780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13761000">
                <text:p>313761000</text:p>
              </table:table-cell>
              <table:table-cell office:value-type="float" office:value="6120080">
                <text:p>6120080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14813000">
                <text:p>314813000</text:p>
              </table:table-cell>
              <table:table-cell office:value-type="float" office:value="5952080">
                <text:p>5952080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16939000">
                <text:p>316939000</text:p>
              </table:table-cell>
              <table:table-cell office:value-type="float" office:value="6096330">
                <text:p>6096330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18501000">
                <text:p>318501000</text:p>
              </table:table-cell>
              <table:table-cell office:value-type="float" office:value="5891510">
                <text:p>5891510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20348000">
                <text:p>320348000</text:p>
              </table:table-cell>
              <table:table-cell office:value-type="float" office:value="5914910">
                <text:p>5914910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25091000">
                <text:p>325091000</text:p>
              </table:table-cell>
              <table:table-cell office:value-type="float" office:value="5982920">
                <text:p>5982920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37406000">
                <text:p>337406000</text:p>
              </table:table-cell>
              <table:table-cell office:value-type="float" office:value="6101720">
                <text:p>6101720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33475000">
                <text:p>333475000</text:p>
              </table:table-cell>
              <table:table-cell office:value-type="float" office:value="6285790">
                <text:p>6285790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35324000">
                <text:p>335324000</text:p>
              </table:table-cell>
              <table:table-cell office:value-type="float" office:value="6258480">
                <text:p>6258480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36690000">
                <text:p>336690000</text:p>
              </table:table-cell>
              <table:table-cell office:value-type="float" office:value="5997420">
                <text:p>5997420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40147000">
                <text:p>340147000</text:p>
              </table:table-cell>
              <table:table-cell office:value-type="float" office:value="6030190">
                <text:p>6030190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43938000">
                <text:p>343938000</text:p>
              </table:table-cell>
              <table:table-cell office:value-type="float" office:value="5960480">
                <text:p>5960480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48149000">
                <text:p>348149000</text:p>
              </table:table-cell>
              <table:table-cell office:value-type="float" office:value="6231980">
                <text:p>6231980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47371000">
                <text:p>347371000</text:p>
              </table:table-cell>
              <table:table-cell office:value-type="float" office:value="6040700">
                <text:p>6040700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45495000">
                <text:p>345495000</text:p>
              </table:table-cell>
              <table:table-cell office:value-type="float" office:value="5949050">
                <text:p>5949050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45955000">
                <text:p>345955000</text:p>
              </table:table-cell>
              <table:table-cell office:value-type="float" office:value="5801390">
                <text:p>5801390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48463000">
                <text:p>348463000</text:p>
              </table:table-cell>
              <table:table-cell office:value-type="float" office:value="6410990">
                <text:p>6410990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50143000">
                <text:p>350143000</text:p>
              </table:table-cell>
              <table:table-cell office:value-type="float" office:value="6116160">
                <text:p>6116160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52769000">
                <text:p>352769000</text:p>
              </table:table-cell>
              <table:table-cell office:value-type="float" office:value="6350410">
                <text:p>635041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63326000">
                <text:p>363326000</text:p>
              </table:table-cell>
              <table:table-cell office:value-type="float" office:value="6563580">
                <text:p>6563580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58715000">
                <text:p>358715000</text:p>
              </table:table-cell>
              <table:table-cell office:value-type="float" office:value="5715440">
                <text:p>5715440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63091000">
                <text:p>363091000</text:p>
              </table:table-cell>
              <table:table-cell office:value-type="float" office:value="6246960">
                <text:p>6246960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60500000">
                <text:p>360500000</text:p>
              </table:table-cell>
              <table:table-cell office:value-type="float" office:value="5739880">
                <text:p>5739880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63058000">
                <text:p>363058000</text:p>
              </table:table-cell>
              <table:table-cell office:value-type="float" office:value="6466600">
                <text:p>6466600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58018000">
                <text:p>358018000</text:p>
              </table:table-cell>
              <table:table-cell office:value-type="float" office:value="6487740">
                <text:p>6487740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358963000">
                <text:p>358963000</text:p>
              </table:table-cell>
              <table:table-cell office:value-type="float" office:value="6148590">
                <text:p>6148590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72641000">
                <text:p>372641000</text:p>
              </table:table-cell>
              <table:table-cell office:value-type="float" office:value="6021700">
                <text:p>6021700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371151000">
                <text:p>371151000</text:p>
              </table:table-cell>
              <table:table-cell office:value-type="float" office:value="6272910">
                <text:p>6272910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81612000">
                <text:p>381612000</text:p>
              </table:table-cell>
              <table:table-cell office:value-type="float" office:value="6374470">
                <text:p>6374470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383587000">
                <text:p>383587000</text:p>
              </table:table-cell>
              <table:table-cell office:value-type="float" office:value="6861660">
                <text:p>6861660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81069000">
                <text:p>381069000</text:p>
              </table:table-cell>
              <table:table-cell office:value-type="float" office:value="6570420">
                <text:p>6570420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86158000">
                <text:p>386158000</text:p>
              </table:table-cell>
              <table:table-cell office:value-type="float" office:value="6455580">
                <text:p>6455580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79050000">
                <text:p>379050000</text:p>
              </table:table-cell>
              <table:table-cell office:value-type="float" office:value="6173550">
                <text:p>6173550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77162000">
                <text:p>377162000</text:p>
              </table:table-cell>
              <table:table-cell office:value-type="float" office:value="5944210">
                <text:p>594421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78362000">
                <text:p>378362000</text:p>
              </table:table-cell>
              <table:table-cell office:value-type="float" office:value="6318410">
                <text:p>6318410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386672000">
                <text:p>386672000</text:p>
              </table:table-cell>
              <table:table-cell office:value-type="float" office:value="6046190">
                <text:p>6046190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386293000">
                <text:p>386293000</text:p>
              </table:table-cell>
              <table:table-cell office:value-type="float" office:value="6577530">
                <text:p>6577530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80093000">
                <text:p>380093000</text:p>
              </table:table-cell>
              <table:table-cell office:value-type="float" office:value="6833250">
                <text:p>6833250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384019000">
                <text:p>384019000</text:p>
              </table:table-cell>
              <table:table-cell office:value-type="float" office:value="6292860">
                <text:p>6292860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401285000">
                <text:p>401285000</text:p>
              </table:table-cell>
              <table:table-cell office:value-type="float" office:value="6442270">
                <text:p>6442270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386050000">
                <text:p>386050000</text:p>
              </table:table-cell>
              <table:table-cell office:value-type="float" office:value="6550410">
                <text:p>655041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395955000">
                <text:p>395955000</text:p>
              </table:table-cell>
              <table:table-cell office:value-type="float" office:value="6128430">
                <text:p>612843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396597000">
                <text:p>396597000</text:p>
              </table:table-cell>
              <table:table-cell office:value-type="float" office:value="6315130">
                <text:p>6315130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395504000">
                <text:p>395504000</text:p>
              </table:table-cell>
              <table:table-cell office:value-type="float" office:value="6409700">
                <text:p>6409700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396623000">
                <text:p>396623000</text:p>
              </table:table-cell>
              <table:table-cell office:value-type="float" office:value="6585950">
                <text:p>658595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396654000">
                <text:p>396654000</text:p>
              </table:table-cell>
              <table:table-cell office:value-type="float" office:value="6701010">
                <text:p>6701010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398027000">
                <text:p>398027000</text:p>
              </table:table-cell>
              <table:table-cell office:value-type="float" office:value="7269850">
                <text:p>7269850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398688000">
                <text:p>398688000</text:p>
              </table:table-cell>
              <table:table-cell office:value-type="float" office:value="6897550">
                <text:p>6897550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07183000">
                <text:p>407183000</text:p>
              </table:table-cell>
              <table:table-cell office:value-type="float" office:value="6994660">
                <text:p>6994660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17513000">
                <text:p>417513000</text:p>
              </table:table-cell>
              <table:table-cell office:value-type="float" office:value="6867710">
                <text:p>6867710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21718000">
                <text:p>421718000</text:p>
              </table:table-cell>
              <table:table-cell office:value-type="float" office:value="7296430">
                <text:p>729643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18372000">
                <text:p>418372000</text:p>
              </table:table-cell>
              <table:table-cell office:value-type="float" office:value="6916960">
                <text:p>6916960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33227000">
                <text:p>433227000</text:p>
              </table:table-cell>
              <table:table-cell office:value-type="float" office:value="6995740">
                <text:p>6995740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28332000">
                <text:p>428332000</text:p>
              </table:table-cell>
              <table:table-cell office:value-type="float" office:value="6812060">
                <text:p>6812060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19845000">
                <text:p>419845000</text:p>
              </table:table-cell>
              <table:table-cell office:value-type="float" office:value="6748170">
                <text:p>6748170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14712000">
                <text:p>414712000</text:p>
              </table:table-cell>
              <table:table-cell office:value-type="float" office:value="6700280">
                <text:p>6700280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26022000">
                <text:p>426022000</text:p>
              </table:table-cell>
              <table:table-cell office:value-type="float" office:value="6790440">
                <text:p>6790440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39260000">
                <text:p>439260000</text:p>
              </table:table-cell>
              <table:table-cell office:value-type="float" office:value="6743620">
                <text:p>6743620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40043000">
                <text:p>440043000</text:p>
              </table:table-cell>
              <table:table-cell office:value-type="float" office:value="6651960">
                <text:p>6651960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36032000">
                <text:p>436032000</text:p>
              </table:table-cell>
              <table:table-cell office:value-type="float" office:value="6562480">
                <text:p>656248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1804000">
                <text:p>421804000</text:p>
              </table:table-cell>
              <table:table-cell office:value-type="float" office:value="6704830">
                <text:p>670483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32545000">
                <text:p>432545000</text:p>
              </table:table-cell>
              <table:table-cell office:value-type="float" office:value="6826790">
                <text:p>682679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48151000">
                <text:p>448151000</text:p>
              </table:table-cell>
              <table:table-cell office:value-type="float" office:value="7188080">
                <text:p>718808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29321000">
                <text:p>429321000</text:p>
              </table:table-cell>
              <table:table-cell office:value-type="float" office:value="6873090">
                <text:p>687309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43077000">
                <text:p>443077000</text:p>
              </table:table-cell>
              <table:table-cell office:value-type="float" office:value="7060200">
                <text:p>706020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43610000">
                <text:p>443610000</text:p>
              </table:table-cell>
              <table:table-cell office:value-type="float" office:value="7159930">
                <text:p>715993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50314000">
                <text:p>450314000</text:p>
              </table:table-cell>
              <table:table-cell office:value-type="float" office:value="7379320">
                <text:p>737932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55724000">
                <text:p>455724000</text:p>
              </table:table-cell>
              <table:table-cell office:value-type="float" office:value="6812120">
                <text:p>681212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38013000">
                <text:p>438013000</text:p>
              </table:table-cell>
              <table:table-cell office:value-type="float" office:value="6776930">
                <text:p>6776930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40512000">
                <text:p>440512000</text:p>
              </table:table-cell>
              <table:table-cell office:value-type="float" office:value="7421620">
                <text:p>7421620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48802000">
                <text:p>448802000</text:p>
              </table:table-cell>
              <table:table-cell office:value-type="float" office:value="7057330">
                <text:p>705733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58142000">
                <text:p>458142000</text:p>
              </table:table-cell>
              <table:table-cell office:value-type="float" office:value="7132050">
                <text:p>713205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65367000">
                <text:p>465367000</text:p>
              </table:table-cell>
              <table:table-cell office:value-type="float" office:value="7898130">
                <text:p>7898130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72847000">
                <text:p>472847000</text:p>
              </table:table-cell>
              <table:table-cell office:value-type="float" office:value="7324600">
                <text:p>7324600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58837000">
                <text:p>458837000</text:p>
              </table:table-cell>
              <table:table-cell office:value-type="float" office:value="8059240">
                <text:p>8059240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81823000">
                <text:p>481823000</text:p>
              </table:table-cell>
              <table:table-cell office:value-type="float" office:value="7635630">
                <text:p>7635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77911000">
                <text:p>477911000</text:p>
              </table:table-cell>
              <table:table-cell office:value-type="float" office:value="7476940">
                <text:p>7476940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78991000">
                <text:p>478991000</text:p>
              </table:table-cell>
              <table:table-cell office:value-type="float" office:value="8145300">
                <text:p>8145300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86656000">
                <text:p>486656000</text:p>
              </table:table-cell>
              <table:table-cell office:value-type="float" office:value="8230710">
                <text:p>8230710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74434000">
                <text:p>474434000</text:p>
              </table:table-cell>
              <table:table-cell office:value-type="float" office:value="7491970">
                <text:p>749197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5976000">
                <text:p>465976000</text:p>
              </table:table-cell>
              <table:table-cell office:value-type="float" office:value="8064180">
                <text:p>806418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73792000">
                <text:p>473792000</text:p>
              </table:table-cell>
              <table:table-cell office:value-type="float" office:value="7149010">
                <text:p>714901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85252000">
                <text:p>485252000</text:p>
              </table:table-cell>
              <table:table-cell office:value-type="float" office:value="7441120">
                <text:p>744112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94167000">
                <text:p>494167000</text:p>
              </table:table-cell>
              <table:table-cell office:value-type="float" office:value="8296670">
                <text:p>829667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97657000">
                <text:p>497657000</text:p>
              </table:table-cell>
              <table:table-cell office:value-type="float" office:value="8277940">
                <text:p>827794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94600000">
                <text:p>494600000</text:p>
              </table:table-cell>
              <table:table-cell office:value-type="float" office:value="7782210">
                <text:p>778221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501405000">
                <text:p>501405000</text:p>
              </table:table-cell>
              <table:table-cell office:value-type="float" office:value="8179840">
                <text:p>8179840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96070000">
                <text:p>496070000</text:p>
              </table:table-cell>
              <table:table-cell office:value-type="float" office:value="7868590">
                <text:p>7868590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94213000">
                <text:p>494213000</text:p>
              </table:table-cell>
              <table:table-cell office:value-type="float" office:value="7669230">
                <text:p>766923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505522000">
                <text:p>505522000</text:p>
              </table:table-cell>
              <table:table-cell office:value-type="float" office:value="7775280">
                <text:p>7775280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506295000">
                <text:p>506295000</text:p>
              </table:table-cell>
              <table:table-cell office:value-type="float" office:value="7738980">
                <text:p>7738980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509670000">
                <text:p>509670000</text:p>
              </table:table-cell>
              <table:table-cell office:value-type="float" office:value="8226110">
                <text:p>8226110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510267000">
                <text:p>510267000</text:p>
              </table:table-cell>
              <table:table-cell office:value-type="float" office:value="8203080">
                <text:p>8203080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515166000">
                <text:p>515166000</text:p>
              </table:table-cell>
              <table:table-cell office:value-type="float" office:value="7961940">
                <text:p>7961940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14993000">
                <text:p>514993000</text:p>
              </table:table-cell>
              <table:table-cell office:value-type="float" office:value="8198420">
                <text:p>8198420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16798000">
                <text:p>516798000</text:p>
              </table:table-cell>
              <table:table-cell office:value-type="float" office:value="8289100">
                <text:p>8289100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518596000">
                <text:p>518596000</text:p>
              </table:table-cell>
              <table:table-cell office:value-type="float" office:value="8080520">
                <text:p>8080520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21943000">
                <text:p>521943000</text:p>
              </table:table-cell>
              <table:table-cell office:value-type="float" office:value="7865270">
                <text:p>7865270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99389000">
                <text:p>499389000</text:p>
              </table:table-cell>
              <table:table-cell office:value-type="float" office:value="7750310">
                <text:p>7750310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512469000">
                <text:p>512469000</text:p>
              </table:table-cell>
              <table:table-cell office:value-type="float" office:value="7546830">
                <text:p>7546830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04983000">
                <text:p>504983000</text:p>
              </table:table-cell>
              <table:table-cell office:value-type="float" office:value="7559900">
                <text:p>7559900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507581000">
                <text:p>507581000</text:p>
              </table:table-cell>
              <table:table-cell office:value-type="float" office:value="7286890">
                <text:p>7286890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13944000">
                <text:p>513944000</text:p>
              </table:table-cell>
              <table:table-cell office:value-type="float" office:value="7452460">
                <text:p>7452460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517210000">
                <text:p>517210000</text:p>
              </table:table-cell>
              <table:table-cell office:value-type="float" office:value="7850960">
                <text:p>7850960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24351000">
                <text:p>524351000</text:p>
              </table:table-cell>
              <table:table-cell office:value-type="float" office:value="7955670">
                <text:p>7955670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518232000">
                <text:p>518232000</text:p>
              </table:table-cell>
              <table:table-cell office:value-type="float" office:value="7672720">
                <text:p>7672720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525661000">
                <text:p>525661000</text:p>
              </table:table-cell>
              <table:table-cell office:value-type="float" office:value="7833540">
                <text:p>7833540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24199000">
                <text:p>524199000</text:p>
              </table:table-cell>
              <table:table-cell office:value-type="float" office:value="7657560">
                <text:p>7657560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522990000">
                <text:p>522990000</text:p>
              </table:table-cell>
              <table:table-cell office:value-type="float" office:value="7883360">
                <text:p>788336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25801000">
                <text:p>525801000</text:p>
              </table:table-cell>
              <table:table-cell office:value-type="float" office:value="8119160">
                <text:p>811916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530905000">
                <text:p>530905000</text:p>
              </table:table-cell>
              <table:table-cell office:value-type="float" office:value="8229060">
                <text:p>8229060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31745000">
                <text:p>531745000</text:p>
              </table:table-cell>
              <table:table-cell office:value-type="float" office:value="8056660">
                <text:p>8056660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540080000">
                <text:p>540080000</text:p>
              </table:table-cell>
              <table:table-cell office:value-type="float" office:value="8386100">
                <text:p>8386100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541755000">
                <text:p>541755000</text:p>
              </table:table-cell>
              <table:table-cell office:value-type="float" office:value="9195820">
                <text:p>9195820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57988000">
                <text:p>557988000</text:p>
              </table:table-cell>
              <table:table-cell office:value-type="float" office:value="8558980">
                <text:p>8558980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538997000">
                <text:p>538997000</text:p>
              </table:table-cell>
              <table:table-cell office:value-type="float" office:value="8152490">
                <text:p>8152490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55575000">
                <text:p>555575000</text:p>
              </table:table-cell>
              <table:table-cell office:value-type="float" office:value="8909940">
                <text:p>8909940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554773000">
                <text:p>554773000</text:p>
              </table:table-cell>
              <table:table-cell office:value-type="float" office:value="8707000">
                <text:p>870700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53120000">
                <text:p>553120000</text:p>
              </table:table-cell>
              <table:table-cell office:value-type="float" office:value="8544890">
                <text:p>8544890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554759000">
                <text:p>554759000</text:p>
              </table:table-cell>
              <table:table-cell office:value-type="float" office:value="8414040">
                <text:p>8414040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62130000">
                <text:p>562130000</text:p>
              </table:table-cell>
              <table:table-cell office:value-type="float" office:value="8498390">
                <text:p>8498390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57029000">
                <text:p>557029000</text:p>
              </table:table-cell>
              <table:table-cell office:value-type="float" office:value="8509980">
                <text:p>8509980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65402000">
                <text:p>565402000</text:p>
              </table:table-cell>
              <table:table-cell office:value-type="float" office:value="8474960">
                <text:p>8474960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556388000">
                <text:p>556388000</text:p>
              </table:table-cell>
              <table:table-cell office:value-type="float" office:value="8224750">
                <text:p>822475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562639000">
                <text:p>562639000</text:p>
              </table:table-cell>
              <table:table-cell office:value-type="float" office:value="8462300">
                <text:p>8462300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571567000">
                <text:p>571567000</text:p>
              </table:table-cell>
              <table:table-cell office:value-type="float" office:value="9175000">
                <text:p>9175000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87743000">
                <text:p>587743000</text:p>
              </table:table-cell>
              <table:table-cell office:value-type="float" office:value="8842020">
                <text:p>8842020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74281000">
                <text:p>574281000</text:p>
              </table:table-cell>
              <table:table-cell office:value-type="float" office:value="8555460">
                <text:p>8555460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67591000">
                <text:p>567591000</text:p>
              </table:table-cell>
              <table:table-cell office:value-type="float" office:value="8466540">
                <text:p>8466540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570163000">
                <text:p>570163000</text:p>
              </table:table-cell>
              <table:table-cell office:value-type="float" office:value="8669080">
                <text:p>8669080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80321000">
                <text:p>580321000</text:p>
              </table:table-cell>
              <table:table-cell office:value-type="float" office:value="8625550">
                <text:p>8625550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81231000">
                <text:p>581231000</text:p>
              </table:table-cell>
              <table:table-cell office:value-type="float" office:value="8504320">
                <text:p>8504320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583082000">
                <text:p>583082000</text:p>
              </table:table-cell>
              <table:table-cell office:value-type="float" office:value="9239160">
                <text:p>9239160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600119000">
                <text:p>600119000</text:p>
              </table:table-cell>
              <table:table-cell office:value-type="float" office:value="9340500">
                <text:p>9340500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605475000">
                <text:p>605475000</text:p>
              </table:table-cell>
              <table:table-cell office:value-type="float" office:value="8582400">
                <text:p>8582400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588166000">
                <text:p>588166000</text:p>
              </table:table-cell>
              <table:table-cell office:value-type="float" office:value="8692380">
                <text:p>8692380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607440000">
                <text:p>607440000</text:p>
              </table:table-cell>
              <table:table-cell office:value-type="float" office:value="8992500">
                <text:p>8992500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595949000">
                <text:p>595949000</text:p>
              </table:table-cell>
              <table:table-cell office:value-type="float" office:value="8762860">
                <text:p>8762860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98981000">
                <text:p>598981000</text:p>
              </table:table-cell>
              <table:table-cell office:value-type="float" office:value="8656250">
                <text:p>8656250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599217000">
                <text:p>599217000</text:p>
              </table:table-cell>
              <table:table-cell office:value-type="float" office:value="8454550">
                <text:p>8454550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97331000">
                <text:p>597331000</text:p>
              </table:table-cell>
              <table:table-cell office:value-type="float" office:value="9565890">
                <text:p>956589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604985000">
                <text:p>604985000</text:p>
              </table:table-cell>
              <table:table-cell office:value-type="float" office:value="9006650">
                <text:p>9006650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609279000">
                <text:p>609279000</text:p>
              </table:table-cell>
              <table:table-cell office:value-type="float" office:value="8887030">
                <text:p>8887030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615018000">
                <text:p>615018000</text:p>
              </table:table-cell>
              <table:table-cell office:value-type="float" office:value="9507790">
                <text:p>9507790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605313000">
                <text:p>605313000</text:p>
              </table:table-cell>
              <table:table-cell office:value-type="float" office:value="9451310">
                <text:p>9451310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608054000">
                <text:p>608054000</text:p>
              </table:table-cell>
              <table:table-cell office:value-type="float" office:value="9106790">
                <text:p>9106790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614722000">
                <text:p>614722000</text:p>
              </table:table-cell>
              <table:table-cell office:value-type="float" office:value="8721650">
                <text:p>8721650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12243000">
                <text:p>612243000</text:p>
              </table:table-cell>
              <table:table-cell office:value-type="float" office:value="8613540">
                <text:p>8613540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614740000">
                <text:p>614740000</text:p>
              </table:table-cell>
              <table:table-cell office:value-type="float" office:value="9647040">
                <text:p>964704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617600000">
                <text:p>617600000</text:p>
              </table:table-cell>
              <table:table-cell office:value-type="float" office:value="9302850">
                <text:p>9302850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21761000">
                <text:p>621761000</text:p>
              </table:table-cell>
              <table:table-cell office:value-type="float" office:value="9549540">
                <text:p>9549540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622011000">
                <text:p>622011000</text:p>
              </table:table-cell>
              <table:table-cell office:value-type="float" office:value="9122860">
                <text:p>9122860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624641000">
                <text:p>624641000</text:p>
              </table:table-cell>
              <table:table-cell office:value-type="float" office:value="9335450">
                <text:p>9335450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27139000">
                <text:p>627139000</text:p>
              </table:table-cell>
              <table:table-cell office:value-type="float" office:value="10033300">
                <text:p>10033300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33992000">
                <text:p>633992000</text:p>
              </table:table-cell>
              <table:table-cell office:value-type="float" office:value="9494760">
                <text:p>9494760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634282000">
                <text:p>634282000</text:p>
              </table:table-cell>
              <table:table-cell office:value-type="float" office:value="9993550">
                <text:p>9993550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649346000">
                <text:p>649346000</text:p>
              </table:table-cell>
              <table:table-cell office:value-type="float" office:value="10377100">
                <text:p>10377100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651796000">
                <text:p>651796000</text:p>
              </table:table-cell>
              <table:table-cell office:value-type="float" office:value="9354030">
                <text:p>9354030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645081000">
                <text:p>645081000</text:p>
              </table:table-cell>
              <table:table-cell office:value-type="float" office:value="9495260">
                <text:p>9495260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656297000">
                <text:p>656297000</text:p>
              </table:table-cell>
              <table:table-cell office:value-type="float" office:value="10604800">
                <text:p>10604800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672948000">
                <text:p>672948000</text:p>
              </table:table-cell>
              <table:table-cell office:value-type="float" office:value="9667860">
                <text:p>9667860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674907000">
                <text:p>674907000</text:p>
              </table:table-cell>
              <table:table-cell office:value-type="float" office:value="13782700">
                <text:p>13782700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672134000">
                <text:p>672134000</text:p>
              </table:table-cell>
              <table:table-cell office:value-type="float" office:value="10095900">
                <text:p>10095900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679156000">
                <text:p>679156000</text:p>
              </table:table-cell>
              <table:table-cell office:value-type="float" office:value="10131300">
                <text:p>10131300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680288000">
                <text:p>680288000</text:p>
              </table:table-cell>
              <table:table-cell office:value-type="float" office:value="10405200">
                <text:p>10405200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684698000">
                <text:p>684698000</text:p>
              </table:table-cell>
              <table:table-cell office:value-type="float" office:value="9966070">
                <text:p>9966070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683583000">
                <text:p>683583000</text:p>
              </table:table-cell>
              <table:table-cell office:value-type="float" office:value="9823250">
                <text:p>9823250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682127000">
                <text:p>682127000</text:p>
              </table:table-cell>
              <table:table-cell office:value-type="float" office:value="10324400">
                <text:p>10324400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687286000">
                <text:p>687286000</text:p>
              </table:table-cell>
              <table:table-cell office:value-type="float" office:value="10216200">
                <text:p>10216200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686489000">
                <text:p>686489000</text:p>
              </table:table-cell>
              <table:table-cell office:value-type="float" office:value="9943810">
                <text:p>9943810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679674000">
                <text:p>679674000</text:p>
              </table:table-cell>
              <table:table-cell office:value-type="float" office:value="9371810">
                <text:p>9371810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688755000">
                <text:p>688755000</text:p>
              </table:table-cell>
              <table:table-cell office:value-type="float" office:value="9345860">
                <text:p>9345860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684847000">
                <text:p>684847000</text:p>
              </table:table-cell>
              <table:table-cell office:value-type="float" office:value="10075600">
                <text:p>10075600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681543000">
                <text:p>681543000</text:p>
              </table:table-cell>
              <table:table-cell office:value-type="float" office:value="10092300">
                <text:p>10092300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694980000">
                <text:p>694980000</text:p>
              </table:table-cell>
              <table:table-cell office:value-type="float" office:value="10399200">
                <text:p>10399200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686420000">
                <text:p>686420000</text:p>
              </table:table-cell>
              <table:table-cell office:value-type="float" office:value="10066100">
                <text:p>10066100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705654000">
                <text:p>705654000</text:p>
              </table:table-cell>
              <table:table-cell office:value-type="float" office:value="9999880">
                <text:p>9999880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700430000">
                <text:p>700430000</text:p>
              </table:table-cell>
              <table:table-cell office:value-type="float" office:value="10055900">
                <text:p>10055900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701956000">
                <text:p>701956000</text:p>
              </table:table-cell>
              <table:table-cell office:value-type="float" office:value="10398600">
                <text:p>10398600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698724000">
                <text:p>698724000</text:p>
              </table:table-cell>
              <table:table-cell office:value-type="float" office:value="9997070">
                <text:p>9997070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714472000">
                <text:p>714472000</text:p>
              </table:table-cell>
              <table:table-cell office:value-type="float" office:value="10549700">
                <text:p>10549700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720082000">
                <text:p>720082000</text:p>
              </table:table-cell>
              <table:table-cell office:value-type="float" office:value="10342400">
                <text:p>10342400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716741000">
                <text:p>716741000</text:p>
              </table:table-cell>
              <table:table-cell office:value-type="float" office:value="10597700">
                <text:p>10597700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712081000">
                <text:p>712081000</text:p>
              </table:table-cell>
              <table:table-cell office:value-type="float" office:value="10568200">
                <text:p>10568200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718834000">
                <text:p>718834000</text:p>
              </table:table-cell>
              <table:table-cell office:value-type="float" office:value="10274000">
                <text:p>10274000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718504000">
                <text:p>718504000</text:p>
              </table:table-cell>
              <table:table-cell office:value-type="float" office:value="10637800">
                <text:p>10637800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729720000">
                <text:p>729720000</text:p>
              </table:table-cell>
              <table:table-cell office:value-type="float" office:value="11104500">
                <text:p>11104500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727586000">
                <text:p>727586000</text:p>
              </table:table-cell>
              <table:table-cell office:value-type="float" office:value="10838800">
                <text:p>10838800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751372000">
                <text:p>751372000</text:p>
              </table:table-cell>
              <table:table-cell office:value-type="float" office:value="10190800">
                <text:p>10190800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744359000">
                <text:p>744359000</text:p>
              </table:table-cell>
              <table:table-cell office:value-type="float" office:value="11695000">
                <text:p>11695000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741012000">
                <text:p>741012000</text:p>
              </table:table-cell>
              <table:table-cell office:value-type="float" office:value="10569900">
                <text:p>10569900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755845000">
                <text:p>755845000</text:p>
              </table:table-cell>
              <table:table-cell office:value-type="float" office:value="10208600">
                <text:p>10208600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761683000">
                <text:p>761683000</text:p>
              </table:table-cell>
              <table:table-cell office:value-type="float" office:value="10488200">
                <text:p>10488200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754001000">
                <text:p>754001000</text:p>
              </table:table-cell>
              <table:table-cell office:value-type="float" office:value="11205300">
                <text:p>11205300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756663000">
                <text:p>756663000</text:p>
              </table:table-cell>
              <table:table-cell office:value-type="float" office:value="10273400">
                <text:p>10273400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753548000">
                <text:p>753548000</text:p>
              </table:table-cell>
              <table:table-cell office:value-type="float" office:value="10389300">
                <text:p>10389300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760421000">
                <text:p>760421000</text:p>
              </table:table-cell>
              <table:table-cell office:value-type="float" office:value="10218300">
                <text:p>10218300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763948000">
                <text:p>763948000</text:p>
              </table:table-cell>
              <table:table-cell office:value-type="float" office:value="10540200">
                <text:p>10540200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768492000">
                <text:p>768492000</text:p>
              </table:table-cell>
              <table:table-cell office:value-type="float" office:value="10499500">
                <text:p>10499500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768089000">
                <text:p>768089000</text:p>
              </table:table-cell>
              <table:table-cell office:value-type="float" office:value="10568500">
                <text:p>10568500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761341000">
                <text:p>761341000</text:p>
              </table:table-cell>
              <table:table-cell office:value-type="float" office:value="10773500">
                <text:p>10773500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764403000">
                <text:p>764403000</text:p>
              </table:table-cell>
              <table:table-cell office:value-type="float" office:value="10912400">
                <text:p>10912400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763695000">
                <text:p>763695000</text:p>
              </table:table-cell>
              <table:table-cell office:value-type="float" office:value="10429800">
                <text:p>10429800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758850000">
                <text:p>758850000</text:p>
              </table:table-cell>
              <table:table-cell office:value-type="float" office:value="11164100">
                <text:p>11164100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758869000">
                <text:p>758869000</text:p>
              </table:table-cell>
              <table:table-cell office:value-type="float" office:value="10693600">
                <text:p>10693600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773351000">
                <text:p>773351000</text:p>
              </table:table-cell>
              <table:table-cell office:value-type="float" office:value="10332600">
                <text:p>10332600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780199000">
                <text:p>780199000</text:p>
              </table:table-cell>
              <table:table-cell office:value-type="float" office:value="10108900">
                <text:p>10108900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778573000">
                <text:p>778573000</text:p>
              </table:table-cell>
              <table:table-cell office:value-type="float" office:value="10215100">
                <text:p>10215100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791697000">
                <text:p>791697000</text:p>
              </table:table-cell>
              <table:table-cell office:value-type="float" office:value="10555500">
                <text:p>10555500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793108000">
                <text:p>793108000</text:p>
              </table:table-cell>
              <table:table-cell office:value-type="float" office:value="11170300">
                <text:p>11170300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801521000">
                <text:p>801521000</text:p>
              </table:table-cell>
              <table:table-cell office:value-type="float" office:value="11541600">
                <text:p>11541600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810475000">
                <text:p>810475000</text:p>
              </table:table-cell>
              <table:table-cell office:value-type="float" office:value="11050400">
                <text:p>11050400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809167000">
                <text:p>809167000</text:p>
              </table:table-cell>
              <table:table-cell office:value-type="float" office:value="11363900">
                <text:p>11363900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803197000">
                <text:p>803197000</text:p>
              </table:table-cell>
              <table:table-cell office:value-type="float" office:value="11750200">
                <text:p>11750200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800788000">
                <text:p>800788000</text:p>
              </table:table-cell>
              <table:table-cell office:value-type="float" office:value="10839800">
                <text:p>10839800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806156000">
                <text:p>806156000</text:p>
              </table:table-cell>
              <table:table-cell office:value-type="float" office:value="10989000">
                <text:p>10989000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803993000">
                <text:p>803993000</text:p>
              </table:table-cell>
              <table:table-cell office:value-type="float" office:value="11455200">
                <text:p>11455200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822595000">
                <text:p>822595000</text:p>
              </table:table-cell>
              <table:table-cell office:value-type="float" office:value="10915500">
                <text:p>10915500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823416000">
                <text:p>823416000</text:p>
              </table:table-cell>
              <table:table-cell office:value-type="float" office:value="11122400">
                <text:p>11122400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813360000">
                <text:p>813360000</text:p>
              </table:table-cell>
              <table:table-cell office:value-type="float" office:value="10264000">
                <text:p>10264000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813697000">
                <text:p>813697000</text:p>
              </table:table-cell>
              <table:table-cell office:value-type="float" office:value="11502800">
                <text:p>11502800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826454000">
                <text:p>826454000</text:p>
              </table:table-cell>
              <table:table-cell office:value-type="float" office:value="10595100">
                <text:p>10595100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818600000">
                <text:p>818600000</text:p>
              </table:table-cell>
              <table:table-cell office:value-type="float" office:value="11132900">
                <text:p>11132900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827809000">
                <text:p>827809000</text:p>
              </table:table-cell>
              <table:table-cell office:value-type="float" office:value="11005500">
                <text:p>11005500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840285000">
                <text:p>840285000</text:p>
              </table:table-cell>
              <table:table-cell office:value-type="float" office:value="11693500">
                <text:p>11693500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827714000">
                <text:p>827714000</text:p>
              </table:table-cell>
              <table:table-cell office:value-type="float" office:value="10422100">
                <text:p>10422100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821684000">
                <text:p>821684000</text:p>
              </table:table-cell>
              <table:table-cell office:value-type="float" office:value="10588800">
                <text:p>10588800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829236000">
                <text:p>829236000</text:p>
              </table:table-cell>
              <table:table-cell office:value-type="float" office:value="10567800">
                <text:p>10567800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835551000">
                <text:p>835551000</text:p>
              </table:table-cell>
              <table:table-cell office:value-type="float" office:value="11226300">
                <text:p>11226300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854885000">
                <text:p>854885000</text:p>
              </table:table-cell>
              <table:table-cell office:value-type="float" office:value="10866900">
                <text:p>10866900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843292000">
                <text:p>843292000</text:p>
              </table:table-cell>
              <table:table-cell office:value-type="float" office:value="10777200">
                <text:p>10777200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847839000">
                <text:p>847839000</text:p>
              </table:table-cell>
              <table:table-cell office:value-type="float" office:value="10921500">
                <text:p>10921500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862649000">
                <text:p>862649000</text:p>
              </table:table-cell>
              <table:table-cell office:value-type="float" office:value="11596900">
                <text:p>11596900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864141000">
                <text:p>864141000</text:p>
              </table:table-cell>
              <table:table-cell office:value-type="float" office:value="11082300">
                <text:p>11082300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843431000">
                <text:p>843431000</text:p>
              </table:table-cell>
              <table:table-cell office:value-type="float" office:value="11298900">
                <text:p>11298900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855582000">
                <text:p>855582000</text:p>
              </table:table-cell>
              <table:table-cell office:value-type="float" office:value="10919000">
                <text:p>10919000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859811000">
                <text:p>859811000</text:p>
              </table:table-cell>
              <table:table-cell office:value-type="float" office:value="11186300">
                <text:p>11186300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874609000">
                <text:p>874609000</text:p>
              </table:table-cell>
              <table:table-cell office:value-type="float" office:value="11726700">
                <text:p>11726700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889203000">
                <text:p>889203000</text:p>
              </table:table-cell>
              <table:table-cell office:value-type="float" office:value="11753500">
                <text:p>11753500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880653000">
                <text:p>880653000</text:p>
              </table:table-cell>
              <table:table-cell office:value-type="float" office:value="11756000">
                <text:p>11756000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869598000">
                <text:p>869598000</text:p>
              </table:table-cell>
              <table:table-cell office:value-type="float" office:value="11453400">
                <text:p>11453400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882375000">
                <text:p>882375000</text:p>
              </table:table-cell>
              <table:table-cell office:value-type="float" office:value="11929500">
                <text:p>11929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07cm" svg:y="0.315cm" chart:style-name="ch2">
          <text:p>Meta análisis</text:p>
        </chart:title>
        <chart:subtitle svg:x="4.477cm" svg:y="1.249cm" chart:style-name="ch3">
          <text:p>10 tests para cada tamaño de problema </text:p>
        </chart:subtitle>
        <chart:legend chart:legend-position="bottom" svg:x="2.111cm" svg:y="8.27cm" style:legend-expansion="wide" chart:style-name="ch4"/>
        <chart:plot-area chart:style-name="ch5" table:cell-range-address="Hoja1.P3:Hoja1.V603" chart:data-source-has-labels="both" svg:x="1.279cm" svg:y="2.084cm" svg:width="14.401cm" svg:height="5.077cm">
          <chartooo:coordinate-region svg:x="3.012cm" svg:y="2.257cm" svg:width="12.203cm" svg:height="4.31cm"/>
          <chart:axis chart:dimension="x" chart:name="primary-x" chart:style-name="ch6" chartooo:axis-type="auto">
            <chart:title svg:x="6.239cm" svg:y="7.341cm" chart:style-name="ch7">
              <text:p>Número de puntos en el plano</text:p>
            </chart:title>
            <chart:categories table:cell-range-address="Hoja1.P4:Hoja1.P603"/>
            <chart:grid chart:style-name="ch8" chart:class="major"/>
          </chart:axis>
          <chart:axis chart:dimension="y" chart:name="primary-y" chart:style-name="ch9">
            <chart:title svg:x="0.451cm" svg:y="5.645cm" chart:style-name="ch10">
              <text:p>Milisegundos</text:p>
            </chart:title>
          </chart:axis>
          <chart:series chart:style-name="ch11" chart:values-cell-range-address="Hoja1.Q4:Hoja1.Q603" chart:label-cell-address="Hoja1.Q3:Hoja1.Q3" chart:class="chart:scatter">
            <chart:domain table:cell-range-address="Hoja1.P4:Hoja1.P603"/>
            <chart:data-point chart:repeated="600"/>
          </chart:series>
          <chart:series chart:style-name="ch12" chart:values-cell-range-address="Hoja1.R4:Hoja1.R603" chart:label-cell-address="Hoja1.R3:Hoja1.R3" chart:class="chart:scatter">
            <chart:data-point chart:repeated="600"/>
          </chart:series>
          <chart:series chart:style-name="ch13" chart:values-cell-range-address="Hoja1.S4:Hoja1.S603" chart:label-cell-address="Hoja1.S3:Hoja1.S3" chart:class="chart:scatter">
            <chart:data-point chart:repeated="600"/>
          </chart:series>
          <chart:series chart:style-name="ch14" chart:values-cell-range-address="Hoja1.T4:Hoja1.T603" chart:label-cell-address="Hoja1.T3:Hoja1.T3" chart:class="chart:scatter">
            <chart:data-point chart:repeated="600"/>
          </chart:series>
          <chart:series chart:style-name="ch15" chart:values-cell-range-address="Hoja1.U4:Hoja1.U603" chart:label-cell-address="Hoja1.U3:Hoja1.U3" chart:class="chart:scatter">
            <chart:data-point chart:repeated="600"/>
          </chart:series>
          <chart:series chart:style-name="ch16" chart:values-cell-range-address="Hoja1.V4:Hoja1.V603" chart:label-cell-address="Hoja1.V3:Hoja1.V3" chart:class="chart:scatter">
            <chart:data-point chart:repeated="6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</text:p>
                <draw:g>
                  <svg:desc>Hoja1.Q3:Hoja1.Q3</svg:desc>
                </draw:g>
              </table:table-cell>
              <table:table-cell office:value-type="string">
                <text:p>Medio</text:p>
                <draw:g>
                  <svg:desc>Hoja1.R3:Hoja1.R3</svg:desc>
                </draw:g>
              </table:table-cell>
              <table:table-cell office:value-type="string">
                <text:p>Peor</text:p>
                <draw:g>
                  <svg:desc>Hoja1.S3:Hoja1.S3</svg:desc>
                </draw:g>
              </table:table-cell>
              <table:table-cell office:value-type="string">
                <text:p>Mejor</text:p>
                <draw:g>
                  <svg:desc>Hoja1.T3:Hoja1.T3</svg:desc>
                </draw:g>
              </table:table-cell>
              <table:table-cell office:value-type="string">
                <text:p>Medio</text:p>
                <draw:g>
                  <svg:desc>Hoja1.U3:Hoja1.U3</svg:desc>
                </draw:g>
              </table:table-cell>
              <table:table-cell office:value-type="string">
                <text:p>Peor</text:p>
                <draw:g>
                  <svg:desc>Hoja1.V3:Hoja1.V3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P4:Hoja1.P603</svg:desc>
                </draw:g>
              </table:table-cell>
              <table:table-cell office:value-type="float" office:value="296">
                <text:p>296</text:p>
                <draw:g>
                  <svg:desc>Hoja1.Q4:Hoja1.Q603</svg:desc>
                </draw:g>
              </table:table-cell>
              <table:table-cell office:value-type="float" office:value="1202.5">
                <text:p>1202.5</text:p>
                <draw:g>
                  <svg:desc>Hoja1.R4:Hoja1.R603</svg:desc>
                </draw:g>
              </table:table-cell>
              <table:table-cell office:value-type="float" office:value="9097">
                <text:p>9097</text:p>
                <draw:g>
                  <svg:desc>Hoja1.S4:Hoja1.S603</svg:desc>
                </draw:g>
              </table:table-cell>
              <table:table-cell office:value-type="float" office:value="347">
                <text:p>347</text:p>
                <draw:g>
                  <svg:desc>Hoja1.T4:Hoja1.T603</svg:desc>
                </draw:g>
              </table:table-cell>
              <table:table-cell office:value-type="float" office:value="370">
                <text:p>370</text:p>
                <draw:g>
                  <svg:desc>Hoja1.U4:Hoja1.U603</svg:desc>
                </draw:g>
              </table:table-cell>
              <table:table-cell office:value-type="float" office:value="443">
                <text:p>443</text:p>
                <draw:g>
                  <svg:desc>Hoja1.V4:Hoja1.V603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393">
                <text:p>6393</text:p>
              </table:table-cell>
              <table:table-cell office:value-type="float" office:value="6454.2">
                <text:p>6454.2</text:p>
              </table:table-cell>
              <table:table-cell office:value-type="float" office:value="6691">
                <text:p>6691</text:p>
              </table:table-cell>
              <table:table-cell office:value-type="float" office:value="6200">
                <text:p>6200</text:p>
              </table:table-cell>
              <table:table-cell office:value-type="float" office:value="7895.3">
                <text:p>7895.3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6505">
                <text:p>16505</text:p>
              </table:table-cell>
              <table:table-cell office:value-type="float" office:value="20058.9">
                <text:p>20058.9</text:p>
              </table:table-cell>
              <table:table-cell office:value-type="float" office:value="28010">
                <text:p>28010</text:p>
              </table:table-cell>
              <table:table-cell office:value-type="float" office:value="14886">
                <text:p>14886</text:p>
              </table:table-cell>
              <table:table-cell office:value-type="float" office:value="16407.7">
                <text:p>16407.7</text:p>
              </table:table-cell>
              <table:table-cell office:value-type="float" office:value="22185">
                <text:p>2218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3693">
                <text:p>33693</text:p>
              </table:table-cell>
              <table:table-cell office:value-type="float" office:value="33754.1">
                <text:p>33754.1</text:p>
              </table:table-cell>
              <table:table-cell office:value-type="float" office:value="33798">
                <text:p>33798</text:p>
              </table:table-cell>
              <table:table-cell office:value-type="float" office:value="22422">
                <text:p>22422</text:p>
              </table:table-cell>
              <table:table-cell office:value-type="float" office:value="22880.3">
                <text:p>22880.3</text:p>
              </table:table-cell>
              <table:table-cell office:value-type="float" office:value="24438">
                <text:p>24438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3115">
                <text:p>43115</text:p>
              </table:table-cell>
              <table:table-cell office:value-type="float" office:value="47606.7">
                <text:p>47606.7</text:p>
              </table:table-cell>
              <table:table-cell office:value-type="float" office:value="64651">
                <text:p>64651</text:p>
              </table:table-cell>
              <table:table-cell office:value-type="float" office:value="27450">
                <text:p>27450</text:p>
              </table:table-cell>
              <table:table-cell office:value-type="float" office:value="28207.4">
                <text:p>28207.4</text:p>
              </table:table-cell>
              <table:table-cell office:value-type="float" office:value="30527">
                <text:p>3052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5683">
                <text:p>65683</text:p>
              </table:table-cell>
              <table:table-cell office:value-type="float" office:value="68459.6">
                <text:p>68459.6</text:p>
              </table:table-cell>
              <table:table-cell office:value-type="float" office:value="82512">
                <text:p>82512</text:p>
              </table:table-cell>
              <table:table-cell office:value-type="float" office:value="33538">
                <text:p>33538</text:p>
              </table:table-cell>
              <table:table-cell office:value-type="float" office:value="33883.8">
                <text:p>33883.8</text:p>
              </table:table-cell>
              <table:table-cell office:value-type="float" office:value="34404">
                <text:p>34404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92977">
                <text:p>92977</text:p>
              </table:table-cell>
              <table:table-cell office:value-type="float" office:value="102946">
                <text:p>102946</text:p>
              </table:table-cell>
              <table:table-cell office:value-type="float" office:value="130515">
                <text:p>130515</text:p>
              </table:table-cell>
              <table:table-cell office:value-type="float" office:value="30804">
                <text:p>30804</text:p>
              </table:table-cell>
              <table:table-cell office:value-type="float" office:value="31135.7">
                <text:p>31135.7</text:p>
              </table:table-cell>
              <table:table-cell office:value-type="float" office:value="31832">
                <text:p>3183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25052">
                <text:p>125052</text:p>
              </table:table-cell>
              <table:table-cell office:value-type="float" office:value="127497">
                <text:p>127497</text:p>
              </table:table-cell>
              <table:table-cell office:value-type="float" office:value="147776">
                <text:p>147776</text:p>
              </table:table-cell>
              <table:table-cell office:value-type="float" office:value="42561">
                <text:p>42561</text:p>
              </table:table-cell>
              <table:table-cell office:value-type="float" office:value="45185.7">
                <text:p>45185.7</text:p>
              </table:table-cell>
              <table:table-cell office:value-type="float" office:value="59199">
                <text:p>5919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2268">
                <text:p>162268</text:p>
              </table:table-cell>
              <table:table-cell office:value-type="float" office:value="192758">
                <text:p>192758</text:p>
              </table:table-cell>
              <table:table-cell office:value-type="float" office:value="265036">
                <text:p>265036</text:p>
              </table:table-cell>
              <table:table-cell office:value-type="float" office:value="55203">
                <text:p>55203</text:p>
              </table:table-cell>
              <table:table-cell office:value-type="float" office:value="56214.8">
                <text:p>56214.8</text:p>
              </table:table-cell>
              <table:table-cell office:value-type="float" office:value="60789">
                <text:p>60789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9810">
                <text:p>209810</text:p>
              </table:table-cell>
              <table:table-cell office:value-type="float" office:value="243067">
                <text:p>243067</text:p>
              </table:table-cell>
              <table:table-cell office:value-type="float" office:value="336106">
                <text:p>336106</text:p>
              </table:table-cell>
              <table:table-cell office:value-type="float" office:value="60235">
                <text:p>60235</text:p>
              </table:table-cell>
              <table:table-cell office:value-type="float" office:value="64063.4">
                <text:p>64063.4</text:p>
              </table:table-cell>
              <table:table-cell office:value-type="float" office:value="83315">
                <text:p>83315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56820">
                <text:p>256820</text:p>
              </table:table-cell>
              <table:table-cell office:value-type="float" office:value="261659">
                <text:p>261659</text:p>
              </table:table-cell>
              <table:table-cell office:value-type="float" office:value="280163">
                <text:p>280163</text:p>
              </table:table-cell>
              <table:table-cell office:value-type="float" office:value="69286">
                <text:p>69286</text:p>
              </table:table-cell>
              <table:table-cell office:value-type="float" office:value="69955.4">
                <text:p>69955.4</text:p>
              </table:table-cell>
              <table:table-cell office:value-type="float" office:value="71279">
                <text:p>71279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10635">
                <text:p>310635</text:p>
              </table:table-cell>
              <table:table-cell office:value-type="float" office:value="322536">
                <text:p>322536</text:p>
              </table:table-cell>
              <table:table-cell office:value-type="float" office:value="351356">
                <text:p>351356</text:p>
              </table:table-cell>
              <table:table-cell office:value-type="float" office:value="70909">
                <text:p>70909</text:p>
              </table:table-cell>
              <table:table-cell office:value-type="float" office:value="73701.6">
                <text:p>73701.6</text:p>
              </table:table-cell>
              <table:table-cell office:value-type="float" office:value="86167">
                <text:p>8616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80460">
                <text:p>380460</text:p>
              </table:table-cell>
              <table:table-cell office:value-type="float" office:value="381440">
                <text:p>381440</text:p>
              </table:table-cell>
              <table:table-cell office:value-type="float" office:value="385219">
                <text:p>385219</text:p>
              </table:table-cell>
              <table:table-cell office:value-type="float" office:value="70165">
                <text:p>70165</text:p>
              </table:table-cell>
              <table:table-cell office:value-type="float" office:value="71240">
                <text:p>71240</text:p>
              </table:table-cell>
              <table:table-cell office:value-type="float" office:value="73348">
                <text:p>73348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30176">
                <text:p>430176</text:p>
              </table:table-cell>
              <table:table-cell office:value-type="float" office:value="460751">
                <text:p>460751</text:p>
              </table:table-cell>
              <table:table-cell office:value-type="float" office:value="505024">
                <text:p>505024</text:p>
              </table:table-cell>
              <table:table-cell office:value-type="float" office:value="82953">
                <text:p>82953</text:p>
              </table:table-cell>
              <table:table-cell office:value-type="float" office:value="88449.5">
                <text:p>88449.5</text:p>
              </table:table-cell>
              <table:table-cell office:value-type="float" office:value="100899">
                <text:p>100899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497267">
                <text:p>497267</text:p>
              </table:table-cell>
              <table:table-cell office:value-type="float" office:value="516533">
                <text:p>516533</text:p>
              </table:table-cell>
              <table:table-cell office:value-type="float" office:value="526732">
                <text:p>526732</text:p>
              </table:table-cell>
              <table:table-cell office:value-type="float" office:value="90510">
                <text:p>90510</text:p>
              </table:table-cell>
              <table:table-cell office:value-type="float" office:value="96834">
                <text:p>96834</text:p>
              </table:table-cell>
              <table:table-cell office:value-type="float" office:value="123459">
                <text:p>12345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68905">
                <text:p>568905</text:p>
              </table:table-cell>
              <table:table-cell office:value-type="float" office:value="574145">
                <text:p>574145</text:p>
              </table:table-cell>
              <table:table-cell office:value-type="float" office:value="594603">
                <text:p>594603</text:p>
              </table:table-cell>
              <table:table-cell office:value-type="float" office:value="107482">
                <text:p>107482</text:p>
              </table:table-cell>
              <table:table-cell office:value-type="float" office:value="110454">
                <text:p>110454</text:p>
              </table:table-cell>
              <table:table-cell office:value-type="float" office:value="118574">
                <text:p>118574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25724">
                <text:p>625724</text:p>
              </table:table-cell>
              <table:table-cell office:value-type="float" office:value="632983">
                <text:p>632983</text:p>
              </table:table-cell>
              <table:table-cell office:value-type="float" office:value="649663">
                <text:p>649663</text:p>
              </table:table-cell>
              <table:table-cell office:value-type="float" office:value="113987">
                <text:p>113987</text:p>
              </table:table-cell>
              <table:table-cell office:value-type="float" office:value="117427">
                <text:p>117427</text:p>
              </table:table-cell>
              <table:table-cell office:value-type="float" office:value="137579">
                <text:p>137579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07974">
                <text:p>707974</text:p>
              </table:table-cell>
              <table:table-cell office:value-type="float" office:value="735978">
                <text:p>735978</text:p>
              </table:table-cell>
              <table:table-cell office:value-type="float" office:value="784847">
                <text:p>784847</text:p>
              </table:table-cell>
              <table:table-cell office:value-type="float" office:value="130912">
                <text:p>130912</text:p>
              </table:table-cell>
              <table:table-cell office:value-type="float" office:value="150224">
                <text:p>150224</text:p>
              </table:table-cell>
              <table:table-cell office:value-type="float" office:value="180232">
                <text:p>18023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790327">
                <text:p>790327</text:p>
              </table:table-cell>
              <table:table-cell office:value-type="float" office:value="795386">
                <text:p>795386</text:p>
              </table:table-cell>
              <table:table-cell office:value-type="float" office:value="833661">
                <text:p>833661</text:p>
              </table:table-cell>
              <table:table-cell office:value-type="float" office:value="140636">
                <text:p>140636</text:p>
              </table:table-cell>
              <table:table-cell office:value-type="float" office:value="150771">
                <text:p>150771</text:p>
              </table:table-cell>
              <table:table-cell office:value-type="float" office:value="185874">
                <text:p>18587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77695">
                <text:p>877695</text:p>
              </table:table-cell>
              <table:table-cell office:value-type="float" office:value="883390">
                <text:p>883390</text:p>
              </table:table-cell>
              <table:table-cell office:value-type="float" office:value="903226">
                <text:p>903226</text:p>
              </table:table-cell>
              <table:table-cell office:value-type="float" office:value="152649">
                <text:p>152649</text:p>
              </table:table-cell>
              <table:table-cell office:value-type="float" office:value="156610">
                <text:p>156610</text:p>
              </table:table-cell>
              <table:table-cell office:value-type="float" office:value="175810">
                <text:p>175810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971411">
                <text:p>971411</text:p>
              </table:table-cell>
              <table:table-cell office:value-type="float" office:value="1000580">
                <text:p>1000580</text:p>
              </table:table-cell>
              <table:table-cell office:value-type="float" office:value="1061220">
                <text:p>1061220</text:p>
              </table:table-cell>
              <table:table-cell office:value-type="float" office:value="155786">
                <text:p>155786</text:p>
              </table:table-cell>
              <table:table-cell office:value-type="float" office:value="174636">
                <text:p>174636</text:p>
              </table:table-cell>
              <table:table-cell office:value-type="float" office:value="206208">
                <text:p>206208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069950">
                <text:p>1069950</text:p>
              </table:table-cell>
              <table:table-cell office:value-type="float" office:value="1087850">
                <text:p>1087850</text:p>
              </table:table-cell>
              <table:table-cell office:value-type="float" office:value="1167300">
                <text:p>1167300</text:p>
              </table:table-cell>
              <table:table-cell office:value-type="float" office:value="158490">
                <text:p>158490</text:p>
              </table:table-cell>
              <table:table-cell office:value-type="float" office:value="160025">
                <text:p>160025</text:p>
              </table:table-cell>
              <table:table-cell office:value-type="float" office:value="161825">
                <text:p>161825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171700">
                <text:p>1171700</text:p>
              </table:table-cell>
              <table:table-cell office:value-type="float" office:value="1198650">
                <text:p>1198650</text:p>
              </table:table-cell>
              <table:table-cell office:value-type="float" office:value="1254590">
                <text:p>1254590</text:p>
              </table:table-cell>
              <table:table-cell office:value-type="float" office:value="169618">
                <text:p>169618</text:p>
              </table:table-cell>
              <table:table-cell office:value-type="float" office:value="174139">
                <text:p>174139</text:p>
              </table:table-cell>
              <table:table-cell office:value-type="float" office:value="196946">
                <text:p>196946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323800">
                <text:p>1323800</text:p>
              </table:table-cell>
              <table:table-cell office:value-type="float" office:value="1331520">
                <text:p>1331520</text:p>
              </table:table-cell>
              <table:table-cell office:value-type="float" office:value="1351550">
                <text:p>1351550</text:p>
              </table:table-cell>
              <table:table-cell office:value-type="float" office:value="174613">
                <text:p>174613</text:p>
              </table:table-cell>
              <table:table-cell office:value-type="float" office:value="185954">
                <text:p>185954</text:p>
              </table:table-cell>
              <table:table-cell office:value-type="float" office:value="201660">
                <text:p>201660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395020">
                <text:p>1395020</text:p>
              </table:table-cell>
              <table:table-cell office:value-type="float" office:value="1454930">
                <text:p>1454930</text:p>
              </table:table-cell>
              <table:table-cell office:value-type="float" office:value="1573510">
                <text:p>1573510</text:p>
              </table:table-cell>
              <table:table-cell office:value-type="float" office:value="183238">
                <text:p>183238</text:p>
              </table:table-cell>
              <table:table-cell office:value-type="float" office:value="198854">
                <text:p>198854</text:p>
              </table:table-cell>
              <table:table-cell office:value-type="float" office:value="237018">
                <text:p>237018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509760">
                <text:p>1509760</text:p>
              </table:table-cell>
              <table:table-cell office:value-type="float" office:value="1519960">
                <text:p>1519960</text:p>
              </table:table-cell>
              <table:table-cell office:value-type="float" office:value="1553790">
                <text:p>1553790</text:p>
              </table:table-cell>
              <table:table-cell office:value-type="float" office:value="185426">
                <text:p>185426</text:p>
              </table:table-cell>
              <table:table-cell office:value-type="float" office:value="195446">
                <text:p>195446</text:p>
              </table:table-cell>
              <table:table-cell office:value-type="float" office:value="248022">
                <text:p>248022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1633010">
                <text:p>1633010</text:p>
              </table:table-cell>
              <table:table-cell office:value-type="float" office:value="1728310">
                <text:p>1728310</text:p>
              </table:table-cell>
              <table:table-cell office:value-type="float" office:value="1967180">
                <text:p>1967180</text:p>
              </table:table-cell>
              <table:table-cell office:value-type="float" office:value="195893">
                <text:p>195893</text:p>
              </table:table-cell>
              <table:table-cell office:value-type="float" office:value="198962">
                <text:p>198962</text:p>
              </table:table-cell>
              <table:table-cell office:value-type="float" office:value="201937">
                <text:p>201937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761390">
                <text:p>1761390</text:p>
              </table:table-cell>
              <table:table-cell office:value-type="float" office:value="1838290">
                <text:p>1838290</text:p>
              </table:table-cell>
              <table:table-cell office:value-type="float" office:value="2034890">
                <text:p>2034890</text:p>
              </table:table-cell>
              <table:table-cell office:value-type="float" office:value="214116">
                <text:p>214116</text:p>
              </table:table-cell>
              <table:table-cell office:value-type="float" office:value="220109">
                <text:p>220109</text:p>
              </table:table-cell>
              <table:table-cell office:value-type="float" office:value="231668">
                <text:p>231668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891780">
                <text:p>1891780</text:p>
              </table:table-cell>
              <table:table-cell office:value-type="float" office:value="1922660">
                <text:p>1922660</text:p>
              </table:table-cell>
              <table:table-cell office:value-type="float" office:value="1966400">
                <text:p>1966400</text:p>
              </table:table-cell>
              <table:table-cell office:value-type="float" office:value="229570">
                <text:p>229570</text:p>
              </table:table-cell>
              <table:table-cell office:value-type="float" office:value="234400">
                <text:p>234400</text:p>
              </table:table-cell>
              <table:table-cell office:value-type="float" office:value="256899">
                <text:p>256899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027700">
                <text:p>2027700</text:p>
              </table:table-cell>
              <table:table-cell office:value-type="float" office:value="2121200">
                <text:p>2121200</text:p>
              </table:table-cell>
              <table:table-cell office:value-type="float" office:value="2276330">
                <text:p>2276330</text:p>
              </table:table-cell>
              <table:table-cell office:value-type="float" office:value="252627">
                <text:p>252627</text:p>
              </table:table-cell>
              <table:table-cell office:value-type="float" office:value="275319">
                <text:p>275319</text:p>
              </table:table-cell>
              <table:table-cell office:value-type="float" office:value="321284">
                <text:p>321284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2164720">
                <text:p>2164720</text:p>
              </table:table-cell>
              <table:table-cell office:value-type="float" office:value="2191960">
                <text:p>2191960</text:p>
              </table:table-cell>
              <table:table-cell office:value-type="float" office:value="2282500">
                <text:p>2282500</text:p>
              </table:table-cell>
              <table:table-cell office:value-type="float" office:value="256812">
                <text:p>256812</text:p>
              </table:table-cell>
              <table:table-cell office:value-type="float" office:value="261808">
                <text:p>261808</text:p>
              </table:table-cell>
              <table:table-cell office:value-type="float" office:value="269089">
                <text:p>269089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315450">
                <text:p>2315450</text:p>
              </table:table-cell>
              <table:table-cell office:value-type="float" office:value="2396330">
                <text:p>2396330</text:p>
              </table:table-cell>
              <table:table-cell office:value-type="float" office:value="2627840">
                <text:p>2627840</text:p>
              </table:table-cell>
              <table:table-cell office:value-type="float" office:value="284678">
                <text:p>284678</text:p>
              </table:table-cell>
              <table:table-cell office:value-type="float" office:value="291055">
                <text:p>291055</text:p>
              </table:table-cell>
              <table:table-cell office:value-type="float" office:value="307530">
                <text:p>307530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463840">
                <text:p>2463840</text:p>
              </table:table-cell>
              <table:table-cell office:value-type="float" office:value="2542500">
                <text:p>2542500</text:p>
              </table:table-cell>
              <table:table-cell office:value-type="float" office:value="2762870">
                <text:p>2762870</text:p>
              </table:table-cell>
              <table:table-cell office:value-type="float" office:value="282369">
                <text:p>282369</text:p>
              </table:table-cell>
              <table:table-cell office:value-type="float" office:value="286933">
                <text:p>286933</text:p>
              </table:table-cell>
              <table:table-cell office:value-type="float" office:value="308018">
                <text:p>308018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621160">
                <text:p>2621160</text:p>
              </table:table-cell>
              <table:table-cell office:value-type="float" office:value="2696310">
                <text:p>2696310</text:p>
              </table:table-cell>
              <table:table-cell office:value-type="float" office:value="2862900">
                <text:p>2862900</text:p>
              </table:table-cell>
              <table:table-cell office:value-type="float" office:value="307473">
                <text:p>307473</text:p>
              </table:table-cell>
              <table:table-cell office:value-type="float" office:value="316238">
                <text:p>316238</text:p>
              </table:table-cell>
              <table:table-cell office:value-type="float" office:value="360662">
                <text:p>360662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782430">
                <text:p>2782430</text:p>
              </table:table-cell>
              <table:table-cell office:value-type="float" office:value="2869420">
                <text:p>2869420</text:p>
              </table:table-cell>
              <table:table-cell office:value-type="float" office:value="3088460">
                <text:p>3088460</text:p>
              </table:table-cell>
              <table:table-cell office:value-type="float" office:value="324902">
                <text:p>324902</text:p>
              </table:table-cell>
              <table:table-cell office:value-type="float" office:value="344344">
                <text:p>344344</text:p>
              </table:table-cell>
              <table:table-cell office:value-type="float" office:value="371432">
                <text:p>37143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2947180">
                <text:p>2947180</text:p>
              </table:table-cell>
              <table:table-cell office:value-type="float" office:value="3030050">
                <text:p>3030050</text:p>
              </table:table-cell>
              <table:table-cell office:value-type="float" office:value="3365630">
                <text:p>3365630</text:p>
              </table:table-cell>
              <table:table-cell office:value-type="float" office:value="330793">
                <text:p>330793</text:p>
              </table:table-cell>
              <table:table-cell office:value-type="float" office:value="339284">
                <text:p>339284</text:p>
              </table:table-cell>
              <table:table-cell office:value-type="float" office:value="366672">
                <text:p>366672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136840">
                <text:p>3136840</text:p>
              </table:table-cell>
              <table:table-cell office:value-type="float" office:value="3238600">
                <text:p>3238600</text:p>
              </table:table-cell>
              <table:table-cell office:value-type="float" office:value="3373980">
                <text:p>3373980</text:p>
              </table:table-cell>
              <table:table-cell office:value-type="float" office:value="379747">
                <text:p>379747</text:p>
              </table:table-cell>
              <table:table-cell office:value-type="float" office:value="438170">
                <text:p>438170</text:p>
              </table:table-cell>
              <table:table-cell office:value-type="float" office:value="527413">
                <text:p>527413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303980">
                <text:p>3303980</text:p>
              </table:table-cell>
              <table:table-cell office:value-type="float" office:value="3464730">
                <text:p>3464730</text:p>
              </table:table-cell>
              <table:table-cell office:value-type="float" office:value="3706200">
                <text:p>3706200</text:p>
              </table:table-cell>
              <table:table-cell office:value-type="float" office:value="370448">
                <text:p>370448</text:p>
              </table:table-cell>
              <table:table-cell office:value-type="float" office:value="375374">
                <text:p>375374</text:p>
              </table:table-cell>
              <table:table-cell office:value-type="float" office:value="382908">
                <text:p>38290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459210">
                <text:p>3459210</text:p>
              </table:table-cell>
              <table:table-cell office:value-type="float" office:value="3618950">
                <text:p>3618950</text:p>
              </table:table-cell>
              <table:table-cell office:value-type="float" office:value="3858300">
                <text:p>3858300</text:p>
              </table:table-cell>
              <table:table-cell office:value-type="float" office:value="383277">
                <text:p>383277</text:p>
              </table:table-cell>
              <table:table-cell office:value-type="float" office:value="417535">
                <text:p>417535</text:p>
              </table:table-cell>
              <table:table-cell office:value-type="float" office:value="507885">
                <text:p>50788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675440">
                <text:p>3675440</text:p>
              </table:table-cell>
              <table:table-cell office:value-type="float" office:value="3773870">
                <text:p>3773870</text:p>
              </table:table-cell>
              <table:table-cell office:value-type="float" office:value="3981550">
                <text:p>3981550</text:p>
              </table:table-cell>
              <table:table-cell office:value-type="float" office:value="394747">
                <text:p>394747</text:p>
              </table:table-cell>
              <table:table-cell office:value-type="float" office:value="399384">
                <text:p>399384</text:p>
              </table:table-cell>
              <table:table-cell office:value-type="float" office:value="405738">
                <text:p>405738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3840370">
                <text:p>3840370</text:p>
              </table:table-cell>
              <table:table-cell office:value-type="float" office:value="4028930">
                <text:p>4028930</text:p>
              </table:table-cell>
              <table:table-cell office:value-type="float" office:value="4231640">
                <text:p>4231640</text:p>
              </table:table-cell>
              <table:table-cell office:value-type="float" office:value="421624">
                <text:p>421624</text:p>
              </table:table-cell>
              <table:table-cell office:value-type="float" office:value="442150">
                <text:p>442150</text:p>
              </table:table-cell>
              <table:table-cell office:value-type="float" office:value="467363">
                <text:p>467363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312450">
                <text:p>4312450</text:p>
              </table:table-cell>
              <table:table-cell office:value-type="float" office:value="4400140">
                <text:p>4400140</text:p>
              </table:table-cell>
              <table:table-cell office:value-type="float" office:value="4726930">
                <text:p>4726930</text:p>
              </table:table-cell>
              <table:table-cell office:value-type="float" office:value="430563">
                <text:p>430563</text:p>
              </table:table-cell>
              <table:table-cell office:value-type="float" office:value="456217">
                <text:p>456217</text:p>
              </table:table-cell>
              <table:table-cell office:value-type="float" office:value="477000">
                <text:p>477000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479210">
                <text:p>4479210</text:p>
              </table:table-cell>
              <table:table-cell office:value-type="float" office:value="4600290">
                <text:p>4600290</text:p>
              </table:table-cell>
              <table:table-cell office:value-type="float" office:value="4797470">
                <text:p>4797470</text:p>
              </table:table-cell>
              <table:table-cell office:value-type="float" office:value="424870">
                <text:p>424870</text:p>
              </table:table-cell>
              <table:table-cell office:value-type="float" office:value="441803">
                <text:p>441803</text:p>
              </table:table-cell>
              <table:table-cell office:value-type="float" office:value="456593">
                <text:p>456593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615680">
                <text:p>4615680</text:p>
              </table:table-cell>
              <table:table-cell office:value-type="float" office:value="4722220">
                <text:p>4722220</text:p>
              </table:table-cell>
              <table:table-cell office:value-type="float" office:value="4876150">
                <text:p>4876150</text:p>
              </table:table-cell>
              <table:table-cell office:value-type="float" office:value="396098">
                <text:p>396098</text:p>
              </table:table-cell>
              <table:table-cell office:value-type="float" office:value="405896">
                <text:p>405896</text:p>
              </table:table-cell>
              <table:table-cell office:value-type="float" office:value="423457">
                <text:p>423457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817750">
                <text:p>4817750</text:p>
              </table:table-cell>
              <table:table-cell office:value-type="float" office:value="4971060">
                <text:p>4971060</text:p>
              </table:table-cell>
              <table:table-cell office:value-type="float" office:value="5244280">
                <text:p>5244280</text:p>
              </table:table-cell>
              <table:table-cell office:value-type="float" office:value="403300">
                <text:p>403300</text:p>
              </table:table-cell>
              <table:table-cell office:value-type="float" office:value="418704">
                <text:p>418704</text:p>
              </table:table-cell>
              <table:table-cell office:value-type="float" office:value="434098">
                <text:p>43409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150080">
                <text:p>5150080</text:p>
              </table:table-cell>
              <table:table-cell office:value-type="float" office:value="5259430">
                <text:p>5259430</text:p>
              </table:table-cell>
              <table:table-cell office:value-type="float" office:value="5451640">
                <text:p>5451640</text:p>
              </table:table-cell>
              <table:table-cell office:value-type="float" office:value="419290">
                <text:p>419290</text:p>
              </table:table-cell>
              <table:table-cell office:value-type="float" office:value="450312">
                <text:p>450312</text:p>
              </table:table-cell>
              <table:table-cell office:value-type="float" office:value="507901">
                <text:p>507901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183550">
                <text:p>5183550</text:p>
              </table:table-cell>
              <table:table-cell office:value-type="float" office:value="5344110">
                <text:p>5344110</text:p>
              </table:table-cell>
              <table:table-cell office:value-type="float" office:value="5674650">
                <text:p>5674650</text:p>
              </table:table-cell>
              <table:table-cell office:value-type="float" office:value="406894">
                <text:p>406894</text:p>
              </table:table-cell>
              <table:table-cell office:value-type="float" office:value="416626">
                <text:p>416626</text:p>
              </table:table-cell>
              <table:table-cell office:value-type="float" office:value="442326">
                <text:p>442326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311880">
                <text:p>5311880</text:p>
              </table:table-cell>
              <table:table-cell office:value-type="float" office:value="5489350">
                <text:p>5489350</text:p>
              </table:table-cell>
              <table:table-cell office:value-type="float" office:value="5786950">
                <text:p>5786950</text:p>
              </table:table-cell>
              <table:table-cell office:value-type="float" office:value="452315">
                <text:p>452315</text:p>
              </table:table-cell>
              <table:table-cell office:value-type="float" office:value="461492">
                <text:p>461492</text:p>
              </table:table-cell>
              <table:table-cell office:value-type="float" office:value="473000">
                <text:p>473000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5748770">
                <text:p>5748770</text:p>
              </table:table-cell>
              <table:table-cell office:value-type="float" office:value="5964680">
                <text:p>5964680</text:p>
              </table:table-cell>
              <table:table-cell office:value-type="float" office:value="6875030">
                <text:p>6875030</text:p>
              </table:table-cell>
              <table:table-cell office:value-type="float" office:value="447541">
                <text:p>447541</text:p>
              </table:table-cell>
              <table:table-cell office:value-type="float" office:value="471996">
                <text:p>471996</text:p>
              </table:table-cell>
              <table:table-cell office:value-type="float" office:value="517748">
                <text:p>517748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819300">
                <text:p>5819300</text:p>
              </table:table-cell>
              <table:table-cell office:value-type="float" office:value="6043520">
                <text:p>6043520</text:p>
              </table:table-cell>
              <table:table-cell office:value-type="float" office:value="6206070">
                <text:p>6206070</text:p>
              </table:table-cell>
              <table:table-cell office:value-type="float" office:value="439867">
                <text:p>439867</text:p>
              </table:table-cell>
              <table:table-cell office:value-type="float" office:value="449628">
                <text:p>449628</text:p>
              </table:table-cell>
              <table:table-cell office:value-type="float" office:value="494859">
                <text:p>494859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6005630">
                <text:p>6005630</text:p>
              </table:table-cell>
              <table:table-cell office:value-type="float" office:value="6525250">
                <text:p>6525250</text:p>
              </table:table-cell>
              <table:table-cell office:value-type="float" office:value="8812640">
                <text:p>8812640</text:p>
              </table:table-cell>
              <table:table-cell office:value-type="float" office:value="427803">
                <text:p>427803</text:p>
              </table:table-cell>
              <table:table-cell office:value-type="float" office:value="447016">
                <text:p>447016</text:p>
              </table:table-cell>
              <table:table-cell office:value-type="float" office:value="495452">
                <text:p>495452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6254410">
                <text:p>6254410</text:p>
              </table:table-cell>
              <table:table-cell office:value-type="float" office:value="6541720">
                <text:p>6541720</text:p>
              </table:table-cell>
              <table:table-cell office:value-type="float" office:value="6843970">
                <text:p>6843970</text:p>
              </table:table-cell>
              <table:table-cell office:value-type="float" office:value="429657">
                <text:p>429657</text:p>
              </table:table-cell>
              <table:table-cell office:value-type="float" office:value="456562">
                <text:p>456562</text:p>
              </table:table-cell>
              <table:table-cell office:value-type="float" office:value="493501">
                <text:p>493501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627770">
                <text:p>6627770</text:p>
              </table:table-cell>
              <table:table-cell office:value-type="float" office:value="6785660">
                <text:p>6785660</text:p>
              </table:table-cell>
              <table:table-cell office:value-type="float" office:value="7014040">
                <text:p>7014040</text:p>
              </table:table-cell>
              <table:table-cell office:value-type="float" office:value="436609">
                <text:p>436609</text:p>
              </table:table-cell>
              <table:table-cell office:value-type="float" office:value="455348">
                <text:p>455348</text:p>
              </table:table-cell>
              <table:table-cell office:value-type="float" office:value="497299">
                <text:p>497299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786680">
                <text:p>6786680</text:p>
              </table:table-cell>
              <table:table-cell office:value-type="float" office:value="6988620">
                <text:p>6988620</text:p>
              </table:table-cell>
              <table:table-cell office:value-type="float" office:value="7154040">
                <text:p>7154040</text:p>
              </table:table-cell>
              <table:table-cell office:value-type="float" office:value="483390">
                <text:p>483390</text:p>
              </table:table-cell>
              <table:table-cell office:value-type="float" office:value="511992">
                <text:p>511992</text:p>
              </table:table-cell>
              <table:table-cell office:value-type="float" office:value="571275">
                <text:p>571275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7022780">
                <text:p>7022780</text:p>
              </table:table-cell>
              <table:table-cell office:value-type="float" office:value="7188860">
                <text:p>7188860</text:p>
              </table:table-cell>
              <table:table-cell office:value-type="float" office:value="7450390">
                <text:p>7450390</text:p>
              </table:table-cell>
              <table:table-cell office:value-type="float" office:value="495125">
                <text:p>495125</text:p>
              </table:table-cell>
              <table:table-cell office:value-type="float" office:value="531047">
                <text:p>531047</text:p>
              </table:table-cell>
              <table:table-cell office:value-type="float" office:value="615450">
                <text:p>615450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7264890">
                <text:p>7264890</text:p>
              </table:table-cell>
              <table:table-cell office:value-type="float" office:value="7432780">
                <text:p>7432780</text:p>
              </table:table-cell>
              <table:table-cell office:value-type="float" office:value="7589520">
                <text:p>7589520</text:p>
              </table:table-cell>
              <table:table-cell office:value-type="float" office:value="518876">
                <text:p>518876</text:p>
              </table:table-cell>
              <table:table-cell office:value-type="float" office:value="529535">
                <text:p>529535</text:p>
              </table:table-cell>
              <table:table-cell office:value-type="float" office:value="552350">
                <text:p>552350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532690">
                <text:p>7532690</text:p>
              </table:table-cell>
              <table:table-cell office:value-type="float" office:value="7733540">
                <text:p>7733540</text:p>
              </table:table-cell>
              <table:table-cell office:value-type="float" office:value="7965740">
                <text:p>7965740</text:p>
              </table:table-cell>
              <table:table-cell office:value-type="float" office:value="535229">
                <text:p>535229</text:p>
              </table:table-cell>
              <table:table-cell office:value-type="float" office:value="565800">
                <text:p>565800</text:p>
              </table:table-cell>
              <table:table-cell office:value-type="float" office:value="612165">
                <text:p>612165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953540">
                <text:p>7953540</text:p>
              </table:table-cell>
              <table:table-cell office:value-type="float" office:value="8137170">
                <text:p>8137170</text:p>
              </table:table-cell>
              <table:table-cell office:value-type="float" office:value="8343110">
                <text:p>8343110</text:p>
              </table:table-cell>
              <table:table-cell office:value-type="float" office:value="562632">
                <text:p>562632</text:p>
              </table:table-cell>
              <table:table-cell office:value-type="float" office:value="600985">
                <text:p>600985</text:p>
              </table:table-cell>
              <table:table-cell office:value-type="float" office:value="726224">
                <text:p>72622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220070">
                <text:p>8220070</text:p>
              </table:table-cell>
              <table:table-cell office:value-type="float" office:value="8385880">
                <text:p>8385880</text:p>
              </table:table-cell>
              <table:table-cell office:value-type="float" office:value="8574490">
                <text:p>8574490</text:p>
              </table:table-cell>
              <table:table-cell office:value-type="float" office:value="601294">
                <text:p>601294</text:p>
              </table:table-cell>
              <table:table-cell office:value-type="float" office:value="615354">
                <text:p>615354</text:p>
              </table:table-cell>
              <table:table-cell office:value-type="float" office:value="677283">
                <text:p>677283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8561690">
                <text:p>8561690</text:p>
              </table:table-cell>
              <table:table-cell office:value-type="float" office:value="8717060">
                <text:p>8717060</text:p>
              </table:table-cell>
              <table:table-cell office:value-type="float" office:value="8933540">
                <text:p>8933540</text:p>
              </table:table-cell>
              <table:table-cell office:value-type="float" office:value="590775">
                <text:p>590775</text:p>
              </table:table-cell>
              <table:table-cell office:value-type="float" office:value="620093">
                <text:p>620093</text:p>
              </table:table-cell>
              <table:table-cell office:value-type="float" office:value="692989">
                <text:p>692989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709520">
                <text:p>8709520</text:p>
              </table:table-cell>
              <table:table-cell office:value-type="float" office:value="8972580">
                <text:p>8972580</text:p>
              </table:table-cell>
              <table:table-cell office:value-type="float" office:value="9278200">
                <text:p>9278200</text:p>
              </table:table-cell>
              <table:table-cell office:value-type="float" office:value="593592">
                <text:p>593592</text:p>
              </table:table-cell>
              <table:table-cell office:value-type="float" office:value="630752">
                <text:p>630752</text:p>
              </table:table-cell>
              <table:table-cell office:value-type="float" office:value="671863">
                <text:p>671863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9013840">
                <text:p>9013840</text:p>
              </table:table-cell>
              <table:table-cell office:value-type="float" office:value="9275030">
                <text:p>9275030</text:p>
              </table:table-cell>
              <table:table-cell office:value-type="float" office:value="9513210">
                <text:p>9513210</text:p>
              </table:table-cell>
              <table:table-cell office:value-type="float" office:value="641808">
                <text:p>641808</text:p>
              </table:table-cell>
              <table:table-cell office:value-type="float" office:value="663578">
                <text:p>663578</text:p>
              </table:table-cell>
              <table:table-cell office:value-type="float" office:value="699179">
                <text:p>69917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9290910">
                <text:p>9290910</text:p>
              </table:table-cell>
              <table:table-cell office:value-type="float" office:value="9521020">
                <text:p>9521020</text:p>
              </table:table-cell>
              <table:table-cell office:value-type="float" office:value="9795050">
                <text:p>9795050</text:p>
              </table:table-cell>
              <table:table-cell office:value-type="float" office:value="636642">
                <text:p>636642</text:p>
              </table:table-cell>
              <table:table-cell office:value-type="float" office:value="665645">
                <text:p>665645</text:p>
              </table:table-cell>
              <table:table-cell office:value-type="float" office:value="784663">
                <text:p>784663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9520860">
                <text:p>9520860</text:p>
              </table:table-cell>
              <table:table-cell office:value-type="float" office:value="9789490">
                <text:p>9789490</text:p>
              </table:table-cell>
              <table:table-cell office:value-type="float" office:value="10159700">
                <text:p>10159700</text:p>
              </table:table-cell>
              <table:table-cell office:value-type="float" office:value="665582">
                <text:p>665582</text:p>
              </table:table-cell>
              <table:table-cell office:value-type="float" office:value="680732">
                <text:p>680732</text:p>
              </table:table-cell>
              <table:table-cell office:value-type="float" office:value="706551">
                <text:p>706551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9864960">
                <text:p>9864960</text:p>
              </table:table-cell>
              <table:table-cell office:value-type="float" office:value="10068800">
                <text:p>10068800</text:p>
              </table:table-cell>
              <table:table-cell office:value-type="float" office:value="10461600">
                <text:p>10461600</text:p>
              </table:table-cell>
              <table:table-cell office:value-type="float" office:value="682609">
                <text:p>682609</text:p>
              </table:table-cell>
              <table:table-cell office:value-type="float" office:value="710921">
                <text:p>710921</text:p>
              </table:table-cell>
              <table:table-cell office:value-type="float" office:value="780198">
                <text:p>780198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0203800">
                <text:p>10203800</text:p>
              </table:table-cell>
              <table:table-cell office:value-type="float" office:value="10454200">
                <text:p>10454200</text:p>
              </table:table-cell>
              <table:table-cell office:value-type="float" office:value="10741000">
                <text:p>10741000</text:p>
              </table:table-cell>
              <table:table-cell office:value-type="float" office:value="662872">
                <text:p>662872</text:p>
              </table:table-cell>
              <table:table-cell office:value-type="float" office:value="706396">
                <text:p>706396</text:p>
              </table:table-cell>
              <table:table-cell office:value-type="float" office:value="833361">
                <text:p>83336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0621500">
                <text:p>10621500</text:p>
              </table:table-cell>
              <table:table-cell office:value-type="float" office:value="10844700">
                <text:p>10844700</text:p>
              </table:table-cell>
              <table:table-cell office:value-type="float" office:value="11091100">
                <text:p>11091100</text:p>
              </table:table-cell>
              <table:table-cell office:value-type="float" office:value="680866">
                <text:p>680866</text:p>
              </table:table-cell>
              <table:table-cell office:value-type="float" office:value="708262">
                <text:p>708262</text:p>
              </table:table-cell>
              <table:table-cell office:value-type="float" office:value="816583">
                <text:p>816583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0958700">
                <text:p>10958700</text:p>
              </table:table-cell>
              <table:table-cell office:value-type="float" office:value="11137800">
                <text:p>11137800</text:p>
              </table:table-cell>
              <table:table-cell office:value-type="float" office:value="11343100">
                <text:p>11343100</text:p>
              </table:table-cell>
              <table:table-cell office:value-type="float" office:value="716548">
                <text:p>716548</text:p>
              </table:table-cell>
              <table:table-cell office:value-type="float" office:value="732153">
                <text:p>732153</text:p>
              </table:table-cell>
              <table:table-cell office:value-type="float" office:value="778848">
                <text:p>778848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1204500">
                <text:p>11204500</text:p>
              </table:table-cell>
              <table:table-cell office:value-type="float" office:value="11475800">
                <text:p>11475800</text:p>
              </table:table-cell>
              <table:table-cell office:value-type="float" office:value="11839200">
                <text:p>11839200</text:p>
              </table:table-cell>
              <table:table-cell office:value-type="float" office:value="739664">
                <text:p>739664</text:p>
              </table:table-cell>
              <table:table-cell office:value-type="float" office:value="755174">
                <text:p>755174</text:p>
              </table:table-cell>
              <table:table-cell office:value-type="float" office:value="817322">
                <text:p>817322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1534800">
                <text:p>11534800</text:p>
              </table:table-cell>
              <table:table-cell office:value-type="float" office:value="11744000">
                <text:p>11744000</text:p>
              </table:table-cell>
              <table:table-cell office:value-type="float" office:value="12013000">
                <text:p>12013000</text:p>
              </table:table-cell>
              <table:table-cell office:value-type="float" office:value="705432">
                <text:p>705432</text:p>
              </table:table-cell>
              <table:table-cell office:value-type="float" office:value="719280">
                <text:p>719280</text:p>
              </table:table-cell>
              <table:table-cell office:value-type="float" office:value="757929">
                <text:p>757929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1842000">
                <text:p>11842000</text:p>
              </table:table-cell>
              <table:table-cell office:value-type="float" office:value="12265000">
                <text:p>12265000</text:p>
              </table:table-cell>
              <table:table-cell office:value-type="float" office:value="12578500">
                <text:p>12578500</text:p>
              </table:table-cell>
              <table:table-cell office:value-type="float" office:value="746023">
                <text:p>746023</text:p>
              </table:table-cell>
              <table:table-cell office:value-type="float" office:value="763146">
                <text:p>763146</text:p>
              </table:table-cell>
              <table:table-cell office:value-type="float" office:value="785722">
                <text:p>785722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2191800">
                <text:p>12191800</text:p>
              </table:table-cell>
              <table:table-cell office:value-type="float" office:value="12533400">
                <text:p>12533400</text:p>
              </table:table-cell>
              <table:table-cell office:value-type="float" office:value="12923400">
                <text:p>12923400</text:p>
              </table:table-cell>
              <table:table-cell office:value-type="float" office:value="774253">
                <text:p>774253</text:p>
              </table:table-cell>
              <table:table-cell office:value-type="float" office:value="798341">
                <text:p>798341</text:p>
              </table:table-cell>
              <table:table-cell office:value-type="float" office:value="836526">
                <text:p>836526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2476000">
                <text:p>12476000</text:p>
              </table:table-cell>
              <table:table-cell office:value-type="float" office:value="12802000">
                <text:p>12802000</text:p>
              </table:table-cell>
              <table:table-cell office:value-type="float" office:value="13021800">
                <text:p>13021800</text:p>
              </table:table-cell>
              <table:table-cell office:value-type="float" office:value="840099">
                <text:p>840099</text:p>
              </table:table-cell>
              <table:table-cell office:value-type="float" office:value="878602">
                <text:p>878602</text:p>
              </table:table-cell>
              <table:table-cell office:value-type="float" office:value="930163">
                <text:p>930163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2875400">
                <text:p>12875400</text:p>
              </table:table-cell>
              <table:table-cell office:value-type="float" office:value="13175100">
                <text:p>13175100</text:p>
              </table:table-cell>
              <table:table-cell office:value-type="float" office:value="13607400">
                <text:p>13607400</text:p>
              </table:table-cell>
              <table:table-cell office:value-type="float" office:value="820440">
                <text:p>820440</text:p>
              </table:table-cell>
              <table:table-cell office:value-type="float" office:value="847967">
                <text:p>847967</text:p>
              </table:table-cell>
              <table:table-cell office:value-type="float" office:value="910305">
                <text:p>91030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3370800">
                <text:p>13370800</text:p>
              </table:table-cell>
              <table:table-cell office:value-type="float" office:value="13597900">
                <text:p>13597900</text:p>
              </table:table-cell>
              <table:table-cell office:value-type="float" office:value="13886800">
                <text:p>13886800</text:p>
              </table:table-cell>
              <table:table-cell office:value-type="float" office:value="856081">
                <text:p>856081</text:p>
              </table:table-cell>
              <table:table-cell office:value-type="float" office:value="873268">
                <text:p>873268</text:p>
              </table:table-cell>
              <table:table-cell office:value-type="float" office:value="895053">
                <text:p>895053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3694700">
                <text:p>13694700</text:p>
              </table:table-cell>
              <table:table-cell office:value-type="float" office:value="13943500">
                <text:p>13943500</text:p>
              </table:table-cell>
              <table:table-cell office:value-type="float" office:value="14284400">
                <text:p>14284400</text:p>
              </table:table-cell>
              <table:table-cell office:value-type="float" office:value="838461">
                <text:p>838461</text:p>
              </table:table-cell>
              <table:table-cell office:value-type="float" office:value="856744">
                <text:p>856744</text:p>
              </table:table-cell>
              <table:table-cell office:value-type="float" office:value="876831">
                <text:p>876831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3984900">
                <text:p>13984900</text:p>
              </table:table-cell>
              <table:table-cell office:value-type="float" office:value="14301600">
                <text:p>14301600</text:p>
              </table:table-cell>
              <table:table-cell office:value-type="float" office:value="14572800">
                <text:p>14572800</text:p>
              </table:table-cell>
              <table:table-cell office:value-type="float" office:value="884870">
                <text:p>884870</text:p>
              </table:table-cell>
              <table:table-cell office:value-type="float" office:value="916224">
                <text:p>916224</text:p>
              </table:table-cell>
              <table:table-cell office:value-type="float" office:value="970866">
                <text:p>970866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4255600">
                <text:p>14255600</text:p>
              </table:table-cell>
              <table:table-cell office:value-type="float" office:value="15420400">
                <text:p>15420400</text:p>
              </table:table-cell>
              <table:table-cell office:value-type="float" office:value="21762900">
                <text:p>21762900</text:p>
              </table:table-cell>
              <table:table-cell office:value-type="float" office:value="913711">
                <text:p>913711</text:p>
              </table:table-cell>
              <table:table-cell office:value-type="float" office:value="955322">
                <text:p>955322</text:p>
              </table:table-cell>
              <table:table-cell office:value-type="float" office:value="980525">
                <text:p>980525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14891000">
                <text:p>14891000</text:p>
              </table:table-cell>
              <table:table-cell office:value-type="float" office:value="15129000">
                <text:p>15129000</text:p>
              </table:table-cell>
              <table:table-cell office:value-type="float" office:value="15456300">
                <text:p>15456300</text:p>
              </table:table-cell>
              <table:table-cell office:value-type="float" office:value="803701">
                <text:p>803701</text:p>
              </table:table-cell>
              <table:table-cell office:value-type="float" office:value="816860">
                <text:p>816860</text:p>
              </table:table-cell>
              <table:table-cell office:value-type="float" office:value="845233">
                <text:p>845233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5116900">
                <text:p>15116900</text:p>
              </table:table-cell>
              <table:table-cell office:value-type="float" office:value="15454900">
                <text:p>15454900</text:p>
              </table:table-cell>
              <table:table-cell office:value-type="float" office:value="15797700">
                <text:p>15797700</text:p>
              </table:table-cell>
              <table:table-cell office:value-type="float" office:value="801714">
                <text:p>801714</text:p>
              </table:table-cell>
              <table:table-cell office:value-type="float" office:value="847508">
                <text:p>847508</text:p>
              </table:table-cell>
              <table:table-cell office:value-type="float" office:value="959563">
                <text:p>959563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5400200">
                <text:p>15400200</text:p>
              </table:table-cell>
              <table:table-cell office:value-type="float" office:value="15851100">
                <text:p>15851100</text:p>
              </table:table-cell>
              <table:table-cell office:value-type="float" office:value="16242500">
                <text:p>16242500</text:p>
              </table:table-cell>
              <table:table-cell office:value-type="float" office:value="800971">
                <text:p>800971</text:p>
              </table:table-cell>
              <table:table-cell office:value-type="float" office:value="850315">
                <text:p>850315</text:p>
              </table:table-cell>
              <table:table-cell office:value-type="float" office:value="1011940">
                <text:p>1011940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5934500">
                <text:p>15934500</text:p>
              </table:table-cell>
              <table:table-cell office:value-type="float" office:value="16246500">
                <text:p>16246500</text:p>
              </table:table-cell>
              <table:table-cell office:value-type="float" office:value="16484000">
                <text:p>16484000</text:p>
              </table:table-cell>
              <table:table-cell office:value-type="float" office:value="823180">
                <text:p>823180</text:p>
              </table:table-cell>
              <table:table-cell office:value-type="float" office:value="859454">
                <text:p>859454</text:p>
              </table:table-cell>
              <table:table-cell office:value-type="float" office:value="938262">
                <text:p>93826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6396200">
                <text:p>16396200</text:p>
              </table:table-cell>
              <table:table-cell office:value-type="float" office:value="16647300">
                <text:p>16647300</text:p>
              </table:table-cell>
              <table:table-cell office:value-type="float" office:value="17218400">
                <text:p>17218400</text:p>
              </table:table-cell>
              <table:table-cell office:value-type="float" office:value="820219">
                <text:p>820219</text:p>
              </table:table-cell>
              <table:table-cell office:value-type="float" office:value="831485">
                <text:p>831485</text:p>
              </table:table-cell>
              <table:table-cell office:value-type="float" office:value="855354">
                <text:p>855354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6639600">
                <text:p>16639600</text:p>
              </table:table-cell>
              <table:table-cell office:value-type="float" office:value="17492400">
                <text:p>17492400</text:p>
              </table:table-cell>
              <table:table-cell office:value-type="float" office:value="20317300">
                <text:p>20317300</text:p>
              </table:table-cell>
              <table:table-cell office:value-type="float" office:value="887338">
                <text:p>887338</text:p>
              </table:table-cell>
              <table:table-cell office:value-type="float" office:value="975099">
                <text:p>975099</text:p>
              </table:table-cell>
              <table:table-cell office:value-type="float" office:value="1427880">
                <text:p>1427880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7981600">
                <text:p>17981600</text:p>
              </table:table-cell>
              <table:table-cell office:value-type="float" office:value="19401500">
                <text:p>19401500</text:p>
              </table:table-cell>
              <table:table-cell office:value-type="float" office:value="24457200">
                <text:p>24457200</text:p>
              </table:table-cell>
              <table:table-cell office:value-type="float" office:value="996234">
                <text:p>996234</text:p>
              </table:table-cell>
              <table:table-cell office:value-type="float" office:value="1043480">
                <text:p>1043480</text:p>
              </table:table-cell>
              <table:table-cell office:value-type="float" office:value="1086570">
                <text:p>1086570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8320900">
                <text:p>18320900</text:p>
              </table:table-cell>
              <table:table-cell office:value-type="float" office:value="18519200">
                <text:p>18519200</text:p>
              </table:table-cell>
              <table:table-cell office:value-type="float" office:value="18881600">
                <text:p>18881600</text:p>
              </table:table-cell>
              <table:table-cell office:value-type="float" office:value="993369">
                <text:p>993369</text:p>
              </table:table-cell>
              <table:table-cell office:value-type="float" office:value="1032640">
                <text:p>1032640</text:p>
              </table:table-cell>
              <table:table-cell office:value-type="float" office:value="1103580">
                <text:p>1103580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8177900">
                <text:p>18177900</text:p>
              </table:table-cell>
              <table:table-cell office:value-type="float" office:value="19730500">
                <text:p>19730500</text:p>
              </table:table-cell>
              <table:table-cell office:value-type="float" office:value="25516300">
                <text:p>25516300</text:p>
              </table:table-cell>
              <table:table-cell office:value-type="float" office:value="999902">
                <text:p>999902</text:p>
              </table:table-cell>
              <table:table-cell office:value-type="float" office:value="1072740">
                <text:p>1072740</text:p>
              </table:table-cell>
              <table:table-cell office:value-type="float" office:value="1170900">
                <text:p>1170900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8894200">
                <text:p>18894200</text:p>
              </table:table-cell>
              <table:table-cell office:value-type="float" office:value="19035200">
                <text:p>19035200</text:p>
              </table:table-cell>
              <table:table-cell office:value-type="float" office:value="19247900">
                <text:p>19247900</text:p>
              </table:table-cell>
              <table:table-cell office:value-type="float" office:value="1013860">
                <text:p>1013860</text:p>
              </table:table-cell>
              <table:table-cell office:value-type="float" office:value="1051770">
                <text:p>1051770</text:p>
              </table:table-cell>
              <table:table-cell office:value-type="float" office:value="1126030">
                <text:p>1126030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9208400">
                <text:p>19208400</text:p>
              </table:table-cell>
              <table:table-cell office:value-type="float" office:value="19780100">
                <text:p>19780100</text:p>
              </table:table-cell>
              <table:table-cell office:value-type="float" office:value="20140700">
                <text:p>20140700</text:p>
              </table:table-cell>
              <table:table-cell office:value-type="float" office:value="1044440">
                <text:p>1044440</text:p>
              </table:table-cell>
              <table:table-cell office:value-type="float" office:value="1092770">
                <text:p>1092770</text:p>
              </table:table-cell>
              <table:table-cell office:value-type="float" office:value="1186750">
                <text:p>118675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9215200">
                <text:p>19215200</text:p>
              </table:table-cell>
              <table:table-cell office:value-type="float" office:value="19901600">
                <text:p>19901600</text:p>
              </table:table-cell>
              <table:table-cell office:value-type="float" office:value="20325000">
                <text:p>20325000</text:p>
              </table:table-cell>
              <table:table-cell office:value-type="float" office:value="1131680">
                <text:p>1131680</text:p>
              </table:table-cell>
              <table:table-cell office:value-type="float" office:value="1177070">
                <text:p>1177070</text:p>
              </table:table-cell>
              <table:table-cell office:value-type="float" office:value="1318710">
                <text:p>131871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20450500">
                <text:p>20450500</text:p>
              </table:table-cell>
              <table:table-cell office:value-type="float" office:value="20914000">
                <text:p>20914000</text:p>
              </table:table-cell>
              <table:table-cell office:value-type="float" office:value="21493400">
                <text:p>21493400</text:p>
              </table:table-cell>
              <table:table-cell office:value-type="float" office:value="1174380">
                <text:p>1174380</text:p>
              </table:table-cell>
              <table:table-cell office:value-type="float" office:value="1197010">
                <text:p>1197010</text:p>
              </table:table-cell>
              <table:table-cell office:value-type="float" office:value="1239080">
                <text:p>1239080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0038400">
                <text:p>20038400</text:p>
              </table:table-cell>
              <table:table-cell office:value-type="float" office:value="20921700">
                <text:p>20921700</text:p>
              </table:table-cell>
              <table:table-cell office:value-type="float" office:value="21255300">
                <text:p>21255300</text:p>
              </table:table-cell>
              <table:table-cell office:value-type="float" office:value="1107260">
                <text:p>1107260</text:p>
              </table:table-cell>
              <table:table-cell office:value-type="float" office:value="1171500">
                <text:p>1171500</text:p>
              </table:table-cell>
              <table:table-cell office:value-type="float" office:value="1390230">
                <text:p>139023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0427600">
                <text:p>20427600</text:p>
              </table:table-cell>
              <table:table-cell office:value-type="float" office:value="20707800">
                <text:p>20707800</text:p>
              </table:table-cell>
              <table:table-cell office:value-type="float" office:value="21042400">
                <text:p>21042400</text:p>
              </table:table-cell>
              <table:table-cell office:value-type="float" office:value="1105640">
                <text:p>1105640</text:p>
              </table:table-cell>
              <table:table-cell office:value-type="float" office:value="1182120">
                <text:p>1182120</text:p>
              </table:table-cell>
              <table:table-cell office:value-type="float" office:value="1338160">
                <text:p>133816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0766800">
                <text:p>20766800</text:p>
              </table:table-cell>
              <table:table-cell office:value-type="float" office:value="21218900">
                <text:p>21218900</text:p>
              </table:table-cell>
              <table:table-cell office:value-type="float" office:value="21803500">
                <text:p>21803500</text:p>
              </table:table-cell>
              <table:table-cell office:value-type="float" office:value="955752">
                <text:p>955752</text:p>
              </table:table-cell>
              <table:table-cell office:value-type="float" office:value="1006290">
                <text:p>1006290</text:p>
              </table:table-cell>
              <table:table-cell office:value-type="float" office:value="1145210">
                <text:p>114521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1386000">
                <text:p>21386000</text:p>
              </table:table-cell>
              <table:table-cell office:value-type="float" office:value="21751200">
                <text:p>21751200</text:p>
              </table:table-cell>
              <table:table-cell office:value-type="float" office:value="22133800">
                <text:p>22133800</text:p>
              </table:table-cell>
              <table:table-cell office:value-type="float" office:value="972891">
                <text:p>972891</text:p>
              </table:table-cell>
              <table:table-cell office:value-type="float" office:value="1039460">
                <text:p>1039460</text:p>
              </table:table-cell>
              <table:table-cell office:value-type="float" office:value="1148020">
                <text:p>114802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2330500">
                <text:p>22330500</text:p>
              </table:table-cell>
              <table:table-cell office:value-type="float" office:value="23054500">
                <text:p>23054500</text:p>
              </table:table-cell>
              <table:table-cell office:value-type="float" office:value="23374500">
                <text:p>23374500</text:p>
              </table:table-cell>
              <table:table-cell office:value-type="float" office:value="1015070">
                <text:p>1015070</text:p>
              </table:table-cell>
              <table:table-cell office:value-type="float" office:value="1023010">
                <text:p>1023010</text:p>
              </table:table-cell>
              <table:table-cell office:value-type="float" office:value="1031060">
                <text:p>1031060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2914800">
                <text:p>22914800</text:p>
              </table:table-cell>
              <table:table-cell office:value-type="float" office:value="23452900">
                <text:p>23452900</text:p>
              </table:table-cell>
              <table:table-cell office:value-type="float" office:value="23910900">
                <text:p>23910900</text:p>
              </table:table-cell>
              <table:table-cell office:value-type="float" office:value="978414">
                <text:p>978414</text:p>
              </table:table-cell>
              <table:table-cell office:value-type="float" office:value="1046020">
                <text:p>1046020</text:p>
              </table:table-cell>
              <table:table-cell office:value-type="float" office:value="1186490">
                <text:p>118649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2964600">
                <text:p>22964600</text:p>
              </table:table-cell>
              <table:table-cell office:value-type="float" office:value="23530000">
                <text:p>23530000</text:p>
              </table:table-cell>
              <table:table-cell office:value-type="float" office:value="24126600">
                <text:p>24126600</text:p>
              </table:table-cell>
              <table:table-cell office:value-type="float" office:value="1076000">
                <text:p>1076000</text:p>
              </table:table-cell>
              <table:table-cell office:value-type="float" office:value="1116260">
                <text:p>1116260</text:p>
              </table:table-cell>
              <table:table-cell office:value-type="float" office:value="1185260">
                <text:p>118526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3609300">
                <text:p>23609300</text:p>
              </table:table-cell>
              <table:table-cell office:value-type="float" office:value="23970600">
                <text:p>23970600</text:p>
              </table:table-cell>
              <table:table-cell office:value-type="float" office:value="24203400">
                <text:p>24203400</text:p>
              </table:table-cell>
              <table:table-cell office:value-type="float" office:value="1069420">
                <text:p>1069420</text:p>
              </table:table-cell>
              <table:table-cell office:value-type="float" office:value="1128560">
                <text:p>1128560</text:p>
              </table:table-cell>
              <table:table-cell office:value-type="float" office:value="1210910">
                <text:p>1210910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3908900">
                <text:p>23908900</text:p>
              </table:table-cell>
              <table:table-cell office:value-type="float" office:value="24834000">
                <text:p>24834000</text:p>
              </table:table-cell>
              <table:table-cell office:value-type="float" office:value="25423700">
                <text:p>25423700</text:p>
              </table:table-cell>
              <table:table-cell office:value-type="float" office:value="1161370">
                <text:p>1161370</text:p>
              </table:table-cell>
              <table:table-cell office:value-type="float" office:value="1173190">
                <text:p>1173190</text:p>
              </table:table-cell>
              <table:table-cell office:value-type="float" office:value="1209660">
                <text:p>1209660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24733400">
                <text:p>24733400</text:p>
              </table:table-cell>
              <table:table-cell office:value-type="float" office:value="25200700">
                <text:p>25200700</text:p>
              </table:table-cell>
              <table:table-cell office:value-type="float" office:value="25628400">
                <text:p>25628400</text:p>
              </table:table-cell>
              <table:table-cell office:value-type="float" office:value="1110580">
                <text:p>1110580</text:p>
              </table:table-cell>
              <table:table-cell office:value-type="float" office:value="1147560">
                <text:p>1147560</text:p>
              </table:table-cell>
              <table:table-cell office:value-type="float" office:value="1268650">
                <text:p>1268650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25407400">
                <text:p>25407400</text:p>
              </table:table-cell>
              <table:table-cell office:value-type="float" office:value="26700300">
                <text:p>26700300</text:p>
              </table:table-cell>
              <table:table-cell office:value-type="float" office:value="30333200">
                <text:p>30333200</text:p>
              </table:table-cell>
              <table:table-cell office:value-type="float" office:value="1141730">
                <text:p>1141730</text:p>
              </table:table-cell>
              <table:table-cell office:value-type="float" office:value="1208350">
                <text:p>1208350</text:p>
              </table:table-cell>
              <table:table-cell office:value-type="float" office:value="1251010">
                <text:p>1251010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25629500">
                <text:p>25629500</text:p>
              </table:table-cell>
              <table:table-cell office:value-type="float" office:value="26492300">
                <text:p>26492300</text:p>
              </table:table-cell>
              <table:table-cell office:value-type="float" office:value="26979300">
                <text:p>26979300</text:p>
              </table:table-cell>
              <table:table-cell office:value-type="float" office:value="1116180">
                <text:p>1116180</text:p>
              </table:table-cell>
              <table:table-cell office:value-type="float" office:value="1149300">
                <text:p>1149300</text:p>
              </table:table-cell>
              <table:table-cell office:value-type="float" office:value="1303880">
                <text:p>1303880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25915700">
                <text:p>25915700</text:p>
              </table:table-cell>
              <table:table-cell office:value-type="float" office:value="26443900">
                <text:p>26443900</text:p>
              </table:table-cell>
              <table:table-cell office:value-type="float" office:value="27205800">
                <text:p>27205800</text:p>
              </table:table-cell>
              <table:table-cell office:value-type="float" office:value="1118940">
                <text:p>1118940</text:p>
              </table:table-cell>
              <table:table-cell office:value-type="float" office:value="1187880">
                <text:p>1187880</text:p>
              </table:table-cell>
              <table:table-cell office:value-type="float" office:value="1337420">
                <text:p>1337420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26224900">
                <text:p>26224900</text:p>
              </table:table-cell>
              <table:table-cell office:value-type="float" office:value="26876400">
                <text:p>26876400</text:p>
              </table:table-cell>
              <table:table-cell office:value-type="float" office:value="28155400">
                <text:p>28155400</text:p>
              </table:table-cell>
              <table:table-cell office:value-type="float" office:value="1206040">
                <text:p>1206040</text:p>
              </table:table-cell>
              <table:table-cell office:value-type="float" office:value="1233920">
                <text:p>1233920</text:p>
              </table:table-cell>
              <table:table-cell office:value-type="float" office:value="1333450">
                <text:p>1333450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26745700">
                <text:p>26745700</text:p>
              </table:table-cell>
              <table:table-cell office:value-type="float" office:value="27735600">
                <text:p>27735600</text:p>
              </table:table-cell>
              <table:table-cell office:value-type="float" office:value="28946800">
                <text:p>28946800</text:p>
              </table:table-cell>
              <table:table-cell office:value-type="float" office:value="1137810">
                <text:p>1137810</text:p>
              </table:table-cell>
              <table:table-cell office:value-type="float" office:value="1203170">
                <text:p>1203170</text:p>
              </table:table-cell>
              <table:table-cell office:value-type="float" office:value="1308670">
                <text:p>1308670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27412200">
                <text:p>27412200</text:p>
              </table:table-cell>
              <table:table-cell office:value-type="float" office:value="27618100">
                <text:p>27618100</text:p>
              </table:table-cell>
              <table:table-cell office:value-type="float" office:value="27960100">
                <text:p>27960100</text:p>
              </table:table-cell>
              <table:table-cell office:value-type="float" office:value="1176040">
                <text:p>1176040</text:p>
              </table:table-cell>
              <table:table-cell office:value-type="float" office:value="1270240">
                <text:p>1270240</text:p>
              </table:table-cell>
              <table:table-cell office:value-type="float" office:value="1470480">
                <text:p>147048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27722100">
                <text:p>27722100</text:p>
              </table:table-cell>
              <table:table-cell office:value-type="float" office:value="28147000">
                <text:p>28147000</text:p>
              </table:table-cell>
              <table:table-cell office:value-type="float" office:value="28730000">
                <text:p>28730000</text:p>
              </table:table-cell>
              <table:table-cell office:value-type="float" office:value="1172970">
                <text:p>1172970</text:p>
              </table:table-cell>
              <table:table-cell office:value-type="float" office:value="1199570">
                <text:p>1199570</text:p>
              </table:table-cell>
              <table:table-cell office:value-type="float" office:value="1272820">
                <text:p>127282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28364000">
                <text:p>28364000</text:p>
              </table:table-cell>
              <table:table-cell office:value-type="float" office:value="28702800">
                <text:p>28702800</text:p>
              </table:table-cell>
              <table:table-cell office:value-type="float" office:value="29597400">
                <text:p>29597400</text:p>
              </table:table-cell>
              <table:table-cell office:value-type="float" office:value="1191120">
                <text:p>1191120</text:p>
              </table:table-cell>
              <table:table-cell office:value-type="float" office:value="1256770">
                <text:p>1256770</text:p>
              </table:table-cell>
              <table:table-cell office:value-type="float" office:value="1399840">
                <text:p>139984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28718100">
                <text:p>28718100</text:p>
              </table:table-cell>
              <table:table-cell office:value-type="float" office:value="29412400">
                <text:p>29412400</text:p>
              </table:table-cell>
              <table:table-cell office:value-type="float" office:value="30396900">
                <text:p>30396900</text:p>
              </table:table-cell>
              <table:table-cell office:value-type="float" office:value="1315750">
                <text:p>1315750</text:p>
              </table:table-cell>
              <table:table-cell office:value-type="float" office:value="1327580">
                <text:p>1327580</text:p>
              </table:table-cell>
              <table:table-cell office:value-type="float" office:value="1342200">
                <text:p>1342200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29450900">
                <text:p>29450900</text:p>
              </table:table-cell>
              <table:table-cell office:value-type="float" office:value="30223500">
                <text:p>30223500</text:p>
              </table:table-cell>
              <table:table-cell office:value-type="float" office:value="31470800">
                <text:p>31470800</text:p>
              </table:table-cell>
              <table:table-cell office:value-type="float" office:value="1304910">
                <text:p>1304910</text:p>
              </table:table-cell>
              <table:table-cell office:value-type="float" office:value="1349760">
                <text:p>1349760</text:p>
              </table:table-cell>
              <table:table-cell office:value-type="float" office:value="1509050">
                <text:p>1509050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29839500">
                <text:p>29839500</text:p>
              </table:table-cell>
              <table:table-cell office:value-type="float" office:value="30358300">
                <text:p>30358300</text:p>
              </table:table-cell>
              <table:table-cell office:value-type="float" office:value="30997100">
                <text:p>30997100</text:p>
              </table:table-cell>
              <table:table-cell office:value-type="float" office:value="1213470">
                <text:p>1213470</text:p>
              </table:table-cell>
              <table:table-cell office:value-type="float" office:value="1258880">
                <text:p>1258880</text:p>
              </table:table-cell>
              <table:table-cell office:value-type="float" office:value="1454410">
                <text:p>1454410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0418800">
                <text:p>30418800</text:p>
              </table:table-cell>
              <table:table-cell office:value-type="float" office:value="30786200">
                <text:p>30786200</text:p>
              </table:table-cell>
              <table:table-cell office:value-type="float" office:value="31126000">
                <text:p>31126000</text:p>
              </table:table-cell>
              <table:table-cell office:value-type="float" office:value="1381110">
                <text:p>1381110</text:p>
              </table:table-cell>
              <table:table-cell office:value-type="float" office:value="1433680">
                <text:p>1433680</text:p>
              </table:table-cell>
              <table:table-cell office:value-type="float" office:value="1499350">
                <text:p>1499350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0814600">
                <text:p>30814600</text:p>
              </table:table-cell>
              <table:table-cell office:value-type="float" office:value="31781500">
                <text:p>31781500</text:p>
              </table:table-cell>
              <table:table-cell office:value-type="float" office:value="32821200">
                <text:p>32821200</text:p>
              </table:table-cell>
              <table:table-cell office:value-type="float" office:value="1338780">
                <text:p>1338780</text:p>
              </table:table-cell>
              <table:table-cell office:value-type="float" office:value="1399490">
                <text:p>1399490</text:p>
              </table:table-cell>
              <table:table-cell office:value-type="float" office:value="1657360">
                <text:p>1657360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1720600">
                <text:p>31720600</text:p>
              </table:table-cell>
              <table:table-cell office:value-type="float" office:value="31967200">
                <text:p>31967200</text:p>
              </table:table-cell>
              <table:table-cell office:value-type="float" office:value="32878800">
                <text:p>32878800</text:p>
              </table:table-cell>
              <table:table-cell office:value-type="float" office:value="1307430">
                <text:p>1307430</text:p>
              </table:table-cell>
              <table:table-cell office:value-type="float" office:value="1359220">
                <text:p>1359220</text:p>
              </table:table-cell>
              <table:table-cell office:value-type="float" office:value="1525550">
                <text:p>1525550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2115900">
                <text:p>32115900</text:p>
              </table:table-cell>
              <table:table-cell office:value-type="float" office:value="32609600">
                <text:p>32609600</text:p>
              </table:table-cell>
              <table:table-cell office:value-type="float" office:value="33245800">
                <text:p>33245800</text:p>
              </table:table-cell>
              <table:table-cell office:value-type="float" office:value="1243110">
                <text:p>1243110</text:p>
              </table:table-cell>
              <table:table-cell office:value-type="float" office:value="1331670">
                <text:p>1331670</text:p>
              </table:table-cell>
              <table:table-cell office:value-type="float" office:value="1522130">
                <text:p>1522130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2666600">
                <text:p>32666600</text:p>
              </table:table-cell>
              <table:table-cell office:value-type="float" office:value="32864600">
                <text:p>32864600</text:p>
              </table:table-cell>
              <table:table-cell office:value-type="float" office:value="33399300">
                <text:p>33399300</text:p>
              </table:table-cell>
              <table:table-cell office:value-type="float" office:value="1262740">
                <text:p>1262740</text:p>
              </table:table-cell>
              <table:table-cell office:value-type="float" office:value="1286510">
                <text:p>1286510</text:p>
              </table:table-cell>
              <table:table-cell office:value-type="float" office:value="1337200">
                <text:p>133720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3300100">
                <text:p>33300100</text:p>
              </table:table-cell>
              <table:table-cell office:value-type="float" office:value="34728300">
                <text:p>34728300</text:p>
              </table:table-cell>
              <table:table-cell office:value-type="float" office:value="38097000">
                <text:p>38097000</text:p>
              </table:table-cell>
              <table:table-cell office:value-type="float" office:value="1348480">
                <text:p>1348480</text:p>
              </table:table-cell>
              <table:table-cell office:value-type="float" office:value="1396180">
                <text:p>1396180</text:p>
              </table:table-cell>
              <table:table-cell office:value-type="float" office:value="1606640">
                <text:p>1606640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34329200">
                <text:p>34329200</text:p>
              </table:table-cell>
              <table:table-cell office:value-type="float" office:value="35222900">
                <text:p>35222900</text:p>
              </table:table-cell>
              <table:table-cell office:value-type="float" office:value="35829700">
                <text:p>35829700</text:p>
              </table:table-cell>
              <table:table-cell office:value-type="float" office:value="1343590">
                <text:p>1343590</text:p>
              </table:table-cell>
              <table:table-cell office:value-type="float" office:value="1435260">
                <text:p>1435260</text:p>
              </table:table-cell>
              <table:table-cell office:value-type="float" office:value="1612420">
                <text:p>1612420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34395400">
                <text:p>34395400</text:p>
              </table:table-cell>
              <table:table-cell office:value-type="float" office:value="35615400">
                <text:p>35615400</text:p>
              </table:table-cell>
              <table:table-cell office:value-type="float" office:value="36471300">
                <text:p>36471300</text:p>
              </table:table-cell>
              <table:table-cell office:value-type="float" office:value="1441940">
                <text:p>1441940</text:p>
              </table:table-cell>
              <table:table-cell office:value-type="float" office:value="1493350">
                <text:p>1493350</text:p>
              </table:table-cell>
              <table:table-cell office:value-type="float" office:value="1575190">
                <text:p>1575190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35341600">
                <text:p>35341600</text:p>
              </table:table-cell>
              <table:table-cell office:value-type="float" office:value="36258700">
                <text:p>36258700</text:p>
              </table:table-cell>
              <table:table-cell office:value-type="float" office:value="36663800">
                <text:p>36663800</text:p>
              </table:table-cell>
              <table:table-cell office:value-type="float" office:value="1452650">
                <text:p>1452650</text:p>
              </table:table-cell>
              <table:table-cell office:value-type="float" office:value="1519110">
                <text:p>1519110</text:p>
              </table:table-cell>
              <table:table-cell office:value-type="float" office:value="1697430">
                <text:p>1697430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36428300">
                <text:p>36428300</text:p>
              </table:table-cell>
              <table:table-cell office:value-type="float" office:value="37427900">
                <text:p>37427900</text:p>
              </table:table-cell>
              <table:table-cell office:value-type="float" office:value="38070500">
                <text:p>38070500</text:p>
              </table:table-cell>
              <table:table-cell office:value-type="float" office:value="1448380">
                <text:p>1448380</text:p>
              </table:table-cell>
              <table:table-cell office:value-type="float" office:value="1496160">
                <text:p>1496160</text:p>
              </table:table-cell>
              <table:table-cell office:value-type="float" office:value="1571820">
                <text:p>1571820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36149500">
                <text:p>36149500</text:p>
              </table:table-cell>
              <table:table-cell office:value-type="float" office:value="36832500">
                <text:p>36832500</text:p>
              </table:table-cell>
              <table:table-cell office:value-type="float" office:value="38020800">
                <text:p>38020800</text:p>
              </table:table-cell>
              <table:table-cell office:value-type="float" office:value="1407680">
                <text:p>1407680</text:p>
              </table:table-cell>
              <table:table-cell office:value-type="float" office:value="1476400">
                <text:p>1476400</text:p>
              </table:table-cell>
              <table:table-cell office:value-type="float" office:value="1645320">
                <text:p>1645320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36790300">
                <text:p>36790300</text:p>
              </table:table-cell>
              <table:table-cell office:value-type="float" office:value="37303200">
                <text:p>37303200</text:p>
              </table:table-cell>
              <table:table-cell office:value-type="float" office:value="38623300">
                <text:p>38623300</text:p>
              </table:table-cell>
              <table:table-cell office:value-type="float" office:value="1699920">
                <text:p>1699920</text:p>
              </table:table-cell>
              <table:table-cell office:value-type="float" office:value="1848570">
                <text:p>1848570</text:p>
              </table:table-cell>
              <table:table-cell office:value-type="float" office:value="1968980">
                <text:p>196898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37427100">
                <text:p>37427100</text:p>
              </table:table-cell>
              <table:table-cell office:value-type="float" office:value="38734900">
                <text:p>38734900</text:p>
              </table:table-cell>
              <table:table-cell office:value-type="float" office:value="39688900">
                <text:p>39688900</text:p>
              </table:table-cell>
              <table:table-cell office:value-type="float" office:value="1662490">
                <text:p>1662490</text:p>
              </table:table-cell>
              <table:table-cell office:value-type="float" office:value="1736340">
                <text:p>1736340</text:p>
              </table:table-cell>
              <table:table-cell office:value-type="float" office:value="1927080">
                <text:p>1927080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37988000">
                <text:p>37988000</text:p>
              </table:table-cell>
              <table:table-cell office:value-type="float" office:value="38860400">
                <text:p>38860400</text:p>
              </table:table-cell>
              <table:table-cell office:value-type="float" office:value="40075100">
                <text:p>40075100</text:p>
              </table:table-cell>
              <table:table-cell office:value-type="float" office:value="1573970">
                <text:p>1573970</text:p>
              </table:table-cell>
              <table:table-cell office:value-type="float" office:value="1620150">
                <text:p>1620150</text:p>
              </table:table-cell>
              <table:table-cell office:value-type="float" office:value="1811750">
                <text:p>1811750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38366500">
                <text:p>38366500</text:p>
              </table:table-cell>
              <table:table-cell office:value-type="float" office:value="39259500">
                <text:p>39259500</text:p>
              </table:table-cell>
              <table:table-cell office:value-type="float" office:value="40573900">
                <text:p>40573900</text:p>
              </table:table-cell>
              <table:table-cell office:value-type="float" office:value="1642300">
                <text:p>1642300</text:p>
              </table:table-cell>
              <table:table-cell office:value-type="float" office:value="1682590">
                <text:p>1682590</text:p>
              </table:table-cell>
              <table:table-cell office:value-type="float" office:value="1785810">
                <text:p>1785810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38558300">
                <text:p>38558300</text:p>
              </table:table-cell>
              <table:table-cell office:value-type="float" office:value="39261000">
                <text:p>39261000</text:p>
              </table:table-cell>
              <table:table-cell office:value-type="float" office:value="41035200">
                <text:p>41035200</text:p>
              </table:table-cell>
              <table:table-cell office:value-type="float" office:value="1686900">
                <text:p>1686900</text:p>
              </table:table-cell>
              <table:table-cell office:value-type="float" office:value="1708480">
                <text:p>1708480</text:p>
              </table:table-cell>
              <table:table-cell office:value-type="float" office:value="1782980">
                <text:p>1782980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39185300">
                <text:p>39185300</text:p>
              </table:table-cell>
              <table:table-cell office:value-type="float" office:value="39465300">
                <text:p>39465300</text:p>
              </table:table-cell>
              <table:table-cell office:value-type="float" office:value="39831400">
                <text:p>39831400</text:p>
              </table:table-cell>
              <table:table-cell office:value-type="float" office:value="1582100">
                <text:p>1582100</text:p>
              </table:table-cell>
              <table:table-cell office:value-type="float" office:value="1604010">
                <text:p>1604010</text:p>
              </table:table-cell>
              <table:table-cell office:value-type="float" office:value="1645420">
                <text:p>1645420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39801500">
                <text:p>39801500</text:p>
              </table:table-cell>
              <table:table-cell office:value-type="float" office:value="40392200">
                <text:p>40392200</text:p>
              </table:table-cell>
              <table:table-cell office:value-type="float" office:value="44423500">
                <text:p>44423500</text:p>
              </table:table-cell>
              <table:table-cell office:value-type="float" office:value="1591960">
                <text:p>1591960</text:p>
              </table:table-cell>
              <table:table-cell office:value-type="float" office:value="1631250">
                <text:p>1631250</text:p>
              </table:table-cell>
              <table:table-cell office:value-type="float" office:value="1688150">
                <text:p>1688150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40356200">
                <text:p>40356200</text:p>
              </table:table-cell>
              <table:table-cell office:value-type="float" office:value="40610300">
                <text:p>40610300</text:p>
              </table:table-cell>
              <table:table-cell office:value-type="float" office:value="41074500">
                <text:p>41074500</text:p>
              </table:table-cell>
              <table:table-cell office:value-type="float" office:value="1622140">
                <text:p>1622140</text:p>
              </table:table-cell>
              <table:table-cell office:value-type="float" office:value="1634270">
                <text:p>1634270</text:p>
              </table:table-cell>
              <table:table-cell office:value-type="float" office:value="1664160">
                <text:p>1664160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41026000">
                <text:p>41026000</text:p>
              </table:table-cell>
              <table:table-cell office:value-type="float" office:value="42626000">
                <text:p>42626000</text:p>
              </table:table-cell>
              <table:table-cell office:value-type="float" office:value="46605200">
                <text:p>46605200</text:p>
              </table:table-cell>
              <table:table-cell office:value-type="float" office:value="1708030">
                <text:p>1708030</text:p>
              </table:table-cell>
              <table:table-cell office:value-type="float" office:value="1781500">
                <text:p>1781500</text:p>
              </table:table-cell>
              <table:table-cell office:value-type="float" office:value="1911810">
                <text:p>1911810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41524900">
                <text:p>41524900</text:p>
              </table:table-cell>
              <table:table-cell office:value-type="float" office:value="42025600">
                <text:p>42025600</text:p>
              </table:table-cell>
              <table:table-cell office:value-type="float" office:value="44001800">
                <text:p>44001800</text:p>
              </table:table-cell>
              <table:table-cell office:value-type="float" office:value="1667670">
                <text:p>1667670</text:p>
              </table:table-cell>
              <table:table-cell office:value-type="float" office:value="1709850">
                <text:p>1709850</text:p>
              </table:table-cell>
              <table:table-cell office:value-type="float" office:value="1826280">
                <text:p>1826280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42244500">
                <text:p>42244500</text:p>
              </table:table-cell>
              <table:table-cell office:value-type="float" office:value="44217200">
                <text:p>44217200</text:p>
              </table:table-cell>
              <table:table-cell office:value-type="float" office:value="45806400">
                <text:p>45806400</text:p>
              </table:table-cell>
              <table:table-cell office:value-type="float" office:value="1699940">
                <text:p>1699940</text:p>
              </table:table-cell>
              <table:table-cell office:value-type="float" office:value="1869240">
                <text:p>1869240</text:p>
              </table:table-cell>
              <table:table-cell office:value-type="float" office:value="2189700">
                <text:p>218970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44231000">
                <text:p>44231000</text:p>
              </table:table-cell>
              <table:table-cell office:value-type="float" office:value="44830500">
                <text:p>44830500</text:p>
              </table:table-cell>
              <table:table-cell office:value-type="float" office:value="45873100">
                <text:p>45873100</text:p>
              </table:table-cell>
              <table:table-cell office:value-type="float" office:value="1745020">
                <text:p>1745020</text:p>
              </table:table-cell>
              <table:table-cell office:value-type="float" office:value="1759070">
                <text:p>1759070</text:p>
              </table:table-cell>
              <table:table-cell office:value-type="float" office:value="1778280">
                <text:p>1778280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3489000">
                <text:p>43489000</text:p>
              </table:table-cell>
              <table:table-cell office:value-type="float" office:value="44429200">
                <text:p>44429200</text:p>
              </table:table-cell>
              <table:table-cell office:value-type="float" office:value="46996100">
                <text:p>46996100</text:p>
              </table:table-cell>
              <table:table-cell office:value-type="float" office:value="1752620">
                <text:p>1752620</text:p>
              </table:table-cell>
              <table:table-cell office:value-type="float" office:value="1758970">
                <text:p>1758970</text:p>
              </table:table-cell>
              <table:table-cell office:value-type="float" office:value="1769540">
                <text:p>1769540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44093700">
                <text:p>44093700</text:p>
              </table:table-cell>
              <table:table-cell office:value-type="float" office:value="44225000">
                <text:p>44225000</text:p>
              </table:table-cell>
              <table:table-cell office:value-type="float" office:value="44571300">
                <text:p>44571300</text:p>
              </table:table-cell>
              <table:table-cell office:value-type="float" office:value="1695740">
                <text:p>1695740</text:p>
              </table:table-cell>
              <table:table-cell office:value-type="float" office:value="1706830">
                <text:p>1706830</text:p>
              </table:table-cell>
              <table:table-cell office:value-type="float" office:value="1718470">
                <text:p>171847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44787200">
                <text:p>44787200</text:p>
              </table:table-cell>
              <table:table-cell office:value-type="float" office:value="45388900">
                <text:p>45388900</text:p>
              </table:table-cell>
              <table:table-cell office:value-type="float" office:value="48124300">
                <text:p>48124300</text:p>
              </table:table-cell>
              <table:table-cell office:value-type="float" office:value="1881990">
                <text:p>1881990</text:p>
              </table:table-cell>
              <table:table-cell office:value-type="float" office:value="1894960">
                <text:p>1894960</text:p>
              </table:table-cell>
              <table:table-cell office:value-type="float" office:value="1930290">
                <text:p>1930290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45343200">
                <text:p>45343200</text:p>
              </table:table-cell>
              <table:table-cell office:value-type="float" office:value="45521200">
                <text:p>45521200</text:p>
              </table:table-cell>
              <table:table-cell office:value-type="float" office:value="46004700">
                <text:p>46004700</text:p>
              </table:table-cell>
              <table:table-cell office:value-type="float" office:value="1861910">
                <text:p>1861910</text:p>
              </table:table-cell>
              <table:table-cell office:value-type="float" office:value="1880360">
                <text:p>1880360</text:p>
              </table:table-cell>
              <table:table-cell office:value-type="float" office:value="1972820">
                <text:p>1972820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46042500">
                <text:p>46042500</text:p>
              </table:table-cell>
              <table:table-cell office:value-type="float" office:value="46278800">
                <text:p>46278800</text:p>
              </table:table-cell>
              <table:table-cell office:value-type="float" office:value="46717600">
                <text:p>46717600</text:p>
              </table:table-cell>
              <table:table-cell office:value-type="float" office:value="1909080">
                <text:p>1909080</text:p>
              </table:table-cell>
              <table:table-cell office:value-type="float" office:value="1917030">
                <text:p>1917030</text:p>
              </table:table-cell>
              <table:table-cell office:value-type="float" office:value="1927570">
                <text:p>1927570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46755300">
                <text:p>46755300</text:p>
              </table:table-cell>
              <table:table-cell office:value-type="float" office:value="47469400">
                <text:p>47469400</text:p>
              </table:table-cell>
              <table:table-cell office:value-type="float" office:value="52406200">
                <text:p>52406200</text:p>
              </table:table-cell>
              <table:table-cell office:value-type="float" office:value="1834970">
                <text:p>1834970</text:p>
              </table:table-cell>
              <table:table-cell office:value-type="float" office:value="1840420">
                <text:p>1840420</text:p>
              </table:table-cell>
              <table:table-cell office:value-type="float" office:value="1864950">
                <text:p>1864950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47354300">
                <text:p>47354300</text:p>
              </table:table-cell>
              <table:table-cell office:value-type="float" office:value="47580000">
                <text:p>47580000</text:p>
              </table:table-cell>
              <table:table-cell office:value-type="float" office:value="48067900">
                <text:p>48067900</text:p>
              </table:table-cell>
              <table:table-cell office:value-type="float" office:value="1852110">
                <text:p>1852110</text:p>
              </table:table-cell>
              <table:table-cell office:value-type="float" office:value="1864420">
                <text:p>1864420</text:p>
              </table:table-cell>
              <table:table-cell office:value-type="float" office:value="1877320">
                <text:p>1877320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48020500">
                <text:p>48020500</text:p>
              </table:table-cell>
              <table:table-cell office:value-type="float" office:value="48356400">
                <text:p>48356400</text:p>
              </table:table-cell>
              <table:table-cell office:value-type="float" office:value="48751200">
                <text:p>48751200</text:p>
              </table:table-cell>
              <table:table-cell office:value-type="float" office:value="1882380">
                <text:p>1882380</text:p>
              </table:table-cell>
              <table:table-cell office:value-type="float" office:value="1912470">
                <text:p>1912470</text:p>
              </table:table-cell>
              <table:table-cell office:value-type="float" office:value="1975460">
                <text:p>1975460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48776800">
                <text:p>48776800</text:p>
              </table:table-cell>
              <table:table-cell office:value-type="float" office:value="49153900">
                <text:p>49153900</text:p>
              </table:table-cell>
              <table:table-cell office:value-type="float" office:value="49838300">
                <text:p>49838300</text:p>
              </table:table-cell>
              <table:table-cell office:value-type="float" office:value="1921380">
                <text:p>1921380</text:p>
              </table:table-cell>
              <table:table-cell office:value-type="float" office:value="1940760">
                <text:p>1940760</text:p>
              </table:table-cell>
              <table:table-cell office:value-type="float" office:value="2040810">
                <text:p>2040810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49416800">
                <text:p>49416800</text:p>
              </table:table-cell>
              <table:table-cell office:value-type="float" office:value="49566800">
                <text:p>49566800</text:p>
              </table:table-cell>
              <table:table-cell office:value-type="float" office:value="50054000">
                <text:p>50054000</text:p>
              </table:table-cell>
              <table:table-cell office:value-type="float" office:value="1976970">
                <text:p>1976970</text:p>
              </table:table-cell>
              <table:table-cell office:value-type="float" office:value="2012520">
                <text:p>2012520</text:p>
              </table:table-cell>
              <table:table-cell office:value-type="float" office:value="2114050">
                <text:p>2114050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50505600">
                <text:p>50505600</text:p>
              </table:table-cell>
              <table:table-cell office:value-type="float" office:value="52473200">
                <text:p>52473200</text:p>
              </table:table-cell>
              <table:table-cell office:value-type="float" office:value="54108200">
                <text:p>54108200</text:p>
              </table:table-cell>
              <table:table-cell office:value-type="float" office:value="1886630">
                <text:p>1886630</text:p>
              </table:table-cell>
              <table:table-cell office:value-type="float" office:value="1978410">
                <text:p>1978410</text:p>
              </table:table-cell>
              <table:table-cell office:value-type="float" office:value="2373100">
                <text:p>2373100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50853200">
                <text:p>50853200</text:p>
              </table:table-cell>
              <table:table-cell office:value-type="float" office:value="51664900">
                <text:p>51664900</text:p>
              </table:table-cell>
              <table:table-cell office:value-type="float" office:value="53234100">
                <text:p>53234100</text:p>
              </table:table-cell>
              <table:table-cell office:value-type="float" office:value="1873480">
                <text:p>1873480</text:p>
              </table:table-cell>
              <table:table-cell office:value-type="float" office:value="1886220">
                <text:p>1886220</text:p>
              </table:table-cell>
              <table:table-cell office:value-type="float" office:value="1907740">
                <text:p>1907740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51456700">
                <text:p>51456700</text:p>
              </table:table-cell>
              <table:table-cell office:value-type="float" office:value="53307100">
                <text:p>53307100</text:p>
              </table:table-cell>
              <table:table-cell office:value-type="float" office:value="57388200">
                <text:p>57388200</text:p>
              </table:table-cell>
              <table:table-cell office:value-type="float" office:value="1841900">
                <text:p>1841900</text:p>
              </table:table-cell>
              <table:table-cell office:value-type="float" office:value="1897220">
                <text:p>1897220</text:p>
              </table:table-cell>
              <table:table-cell office:value-type="float" office:value="1956140">
                <text:p>1956140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52346500">
                <text:p>52346500</text:p>
              </table:table-cell>
              <table:table-cell office:value-type="float" office:value="52712500">
                <text:p>52712500</text:p>
              </table:table-cell>
              <table:table-cell office:value-type="float" office:value="53662100">
                <text:p>53662100</text:p>
              </table:table-cell>
              <table:table-cell office:value-type="float" office:value="1832230">
                <text:p>1832230</text:p>
              </table:table-cell>
              <table:table-cell office:value-type="float" office:value="1849930">
                <text:p>1849930</text:p>
              </table:table-cell>
              <table:table-cell office:value-type="float" office:value="1941760">
                <text:p>1941760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52987600">
                <text:p>52987600</text:p>
              </table:table-cell>
              <table:table-cell office:value-type="float" office:value="53433300">
                <text:p>53433300</text:p>
              </table:table-cell>
              <table:table-cell office:value-type="float" office:value="54389600">
                <text:p>54389600</text:p>
              </table:table-cell>
              <table:table-cell office:value-type="float" office:value="1967140">
                <text:p>1967140</text:p>
              </table:table-cell>
              <table:table-cell office:value-type="float" office:value="2447670">
                <text:p>2447670</text:p>
              </table:table-cell>
              <table:table-cell office:value-type="float" office:value="5394320">
                <text:p>5394320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53793000">
                <text:p>53793000</text:p>
              </table:table-cell>
              <table:table-cell office:value-type="float" office:value="54352800">
                <text:p>54352800</text:p>
              </table:table-cell>
              <table:table-cell office:value-type="float" office:value="55110600">
                <text:p>55110600</text:p>
              </table:table-cell>
              <table:table-cell office:value-type="float" office:value="1998180">
                <text:p>1998180</text:p>
              </table:table-cell>
              <table:table-cell office:value-type="float" office:value="2012080">
                <text:p>2012080</text:p>
              </table:table-cell>
              <table:table-cell office:value-type="float" office:value="2023900">
                <text:p>2023900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54391700">
                <text:p>54391700</text:p>
              </table:table-cell>
              <table:table-cell office:value-type="float" office:value="54597000">
                <text:p>54597000</text:p>
              </table:table-cell>
              <table:table-cell office:value-type="float" office:value="54916900">
                <text:p>54916900</text:p>
              </table:table-cell>
              <table:table-cell office:value-type="float" office:value="1946190">
                <text:p>1946190</text:p>
              </table:table-cell>
              <table:table-cell office:value-type="float" office:value="1962340">
                <text:p>1962340</text:p>
              </table:table-cell>
              <table:table-cell office:value-type="float" office:value="1995260">
                <text:p>1995260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55205100">
                <text:p>55205100</text:p>
              </table:table-cell>
              <table:table-cell office:value-type="float" office:value="55345800">
                <text:p>55345800</text:p>
              </table:table-cell>
              <table:table-cell office:value-type="float" office:value="55617100">
                <text:p>55617100</text:p>
              </table:table-cell>
              <table:table-cell office:value-type="float" office:value="2016440">
                <text:p>2016440</text:p>
              </table:table-cell>
              <table:table-cell office:value-type="float" office:value="2038240">
                <text:p>2038240</text:p>
              </table:table-cell>
              <table:table-cell office:value-type="float" office:value="2123960">
                <text:p>2123960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55947400">
                <text:p>55947400</text:p>
              </table:table-cell>
              <table:table-cell office:value-type="float" office:value="56516200">
                <text:p>56516200</text:p>
              </table:table-cell>
              <table:table-cell office:value-type="float" office:value="57829600">
                <text:p>57829600</text:p>
              </table:table-cell>
              <table:table-cell office:value-type="float" office:value="2049660">
                <text:p>2049660</text:p>
              </table:table-cell>
              <table:table-cell office:value-type="float" office:value="2070460">
                <text:p>2070460</text:p>
              </table:table-cell>
              <table:table-cell office:value-type="float" office:value="2159920">
                <text:p>2159920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56685600">
                <text:p>56685600</text:p>
              </table:table-cell>
              <table:table-cell office:value-type="float" office:value="56962000">
                <text:p>56962000</text:p>
              </table:table-cell>
              <table:table-cell office:value-type="float" office:value="57684400">
                <text:p>57684400</text:p>
              </table:table-cell>
              <table:table-cell office:value-type="float" office:value="1968820">
                <text:p>1968820</text:p>
              </table:table-cell>
              <table:table-cell office:value-type="float" office:value="1999890">
                <text:p>1999890</text:p>
              </table:table-cell>
              <table:table-cell office:value-type="float" office:value="2103920">
                <text:p>2103920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57372800">
                <text:p>57372800</text:p>
              </table:table-cell>
              <table:table-cell office:value-type="float" office:value="57605700">
                <text:p>57605700</text:p>
              </table:table-cell>
              <table:table-cell office:value-type="float" office:value="58175600">
                <text:p>58175600</text:p>
              </table:table-cell>
              <table:table-cell office:value-type="float" office:value="1970720">
                <text:p>1970720</text:p>
              </table:table-cell>
              <table:table-cell office:value-type="float" office:value="1988270">
                <text:p>1988270</text:p>
              </table:table-cell>
              <table:table-cell office:value-type="float" office:value="2026290">
                <text:p>202629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58228800">
                <text:p>58228800</text:p>
              </table:table-cell>
              <table:table-cell office:value-type="float" office:value="59791500">
                <text:p>59791500</text:p>
              </table:table-cell>
              <table:table-cell office:value-type="float" office:value="62410200">
                <text:p>62410200</text:p>
              </table:table-cell>
              <table:table-cell office:value-type="float" office:value="2011720">
                <text:p>2011720</text:p>
              </table:table-cell>
              <table:table-cell office:value-type="float" office:value="2100800">
                <text:p>2100800</text:p>
              </table:table-cell>
              <table:table-cell office:value-type="float" office:value="2328610">
                <text:p>2328610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58811500">
                <text:p>58811500</text:p>
              </table:table-cell>
              <table:table-cell office:value-type="float" office:value="60792300">
                <text:p>60792300</text:p>
              </table:table-cell>
              <table:table-cell office:value-type="float" office:value="63558600">
                <text:p>63558600</text:p>
              </table:table-cell>
              <table:table-cell office:value-type="float" office:value="2038970">
                <text:p>2038970</text:p>
              </table:table-cell>
              <table:table-cell office:value-type="float" office:value="2063980">
                <text:p>2063980</text:p>
              </table:table-cell>
              <table:table-cell office:value-type="float" office:value="2151330">
                <text:p>2151330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61067500">
                <text:p>61067500</text:p>
              </table:table-cell>
              <table:table-cell office:value-type="float" office:value="64303100">
                <text:p>64303100</text:p>
              </table:table-cell>
              <table:table-cell office:value-type="float" office:value="67532800">
                <text:p>67532800</text:p>
              </table:table-cell>
              <table:table-cell office:value-type="float" office:value="2197270">
                <text:p>2197270</text:p>
              </table:table-cell>
              <table:table-cell office:value-type="float" office:value="2231280">
                <text:p>2231280</text:p>
              </table:table-cell>
              <table:table-cell office:value-type="float" office:value="2289280">
                <text:p>2289280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62801000">
                <text:p>62801000</text:p>
              </table:table-cell>
              <table:table-cell office:value-type="float" office:value="64230900">
                <text:p>64230900</text:p>
              </table:table-cell>
              <table:table-cell office:value-type="float" office:value="66125300">
                <text:p>66125300</text:p>
              </table:table-cell>
              <table:table-cell office:value-type="float" office:value="2091350">
                <text:p>2091350</text:p>
              </table:table-cell>
              <table:table-cell office:value-type="float" office:value="2300110">
                <text:p>2300110</text:p>
              </table:table-cell>
              <table:table-cell office:value-type="float" office:value="2587030">
                <text:p>2587030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61717400">
                <text:p>61717400</text:p>
              </table:table-cell>
              <table:table-cell office:value-type="float" office:value="62602500">
                <text:p>62602500</text:p>
              </table:table-cell>
              <table:table-cell office:value-type="float" office:value="64829300">
                <text:p>64829300</text:p>
              </table:table-cell>
              <table:table-cell office:value-type="float" office:value="2085780">
                <text:p>2085780</text:p>
              </table:table-cell>
              <table:table-cell office:value-type="float" office:value="2202180">
                <text:p>2202180</text:p>
              </table:table-cell>
              <table:table-cell office:value-type="float" office:value="2342160">
                <text:p>2342160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64250100">
                <text:p>64250100</text:p>
              </table:table-cell>
              <table:table-cell office:value-type="float" office:value="65709200">
                <text:p>65709200</text:p>
              </table:table-cell>
              <table:table-cell office:value-type="float" office:value="67784900">
                <text:p>67784900</text:p>
              </table:table-cell>
              <table:table-cell office:value-type="float" office:value="2170390">
                <text:p>2170390</text:p>
              </table:table-cell>
              <table:table-cell office:value-type="float" office:value="2250840">
                <text:p>2250840</text:p>
              </table:table-cell>
              <table:table-cell office:value-type="float" office:value="2397620">
                <text:p>2397620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63366000">
                <text:p>63366000</text:p>
              </table:table-cell>
              <table:table-cell office:value-type="float" office:value="66363400">
                <text:p>66363400</text:p>
              </table:table-cell>
              <table:table-cell office:value-type="float" office:value="69691500">
                <text:p>69691500</text:p>
              </table:table-cell>
              <table:table-cell office:value-type="float" office:value="2151020">
                <text:p>2151020</text:p>
              </table:table-cell>
              <table:table-cell office:value-type="float" office:value="2182500">
                <text:p>2182500</text:p>
              </table:table-cell>
              <table:table-cell office:value-type="float" office:value="2216490">
                <text:p>2216490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64426200">
                <text:p>64426200</text:p>
              </table:table-cell>
              <table:table-cell office:value-type="float" office:value="66201000">
                <text:p>66201000</text:p>
              </table:table-cell>
              <table:table-cell office:value-type="float" office:value="68509100">
                <text:p>68509100</text:p>
              </table:table-cell>
              <table:table-cell office:value-type="float" office:value="2178270">
                <text:p>2178270</text:p>
              </table:table-cell>
              <table:table-cell office:value-type="float" office:value="2224810">
                <text:p>2224810</text:p>
              </table:table-cell>
              <table:table-cell office:value-type="float" office:value="2270430">
                <text:p>2270430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65296400">
                <text:p>65296400</text:p>
              </table:table-cell>
              <table:table-cell office:value-type="float" office:value="65723900">
                <text:p>65723900</text:p>
              </table:table-cell>
              <table:table-cell office:value-type="float" office:value="66725400">
                <text:p>66725400</text:p>
              </table:table-cell>
              <table:table-cell office:value-type="float" office:value="2129640">
                <text:p>2129640</text:p>
              </table:table-cell>
              <table:table-cell office:value-type="float" office:value="2209970">
                <text:p>2209970</text:p>
              </table:table-cell>
              <table:table-cell office:value-type="float" office:value="2374650">
                <text:p>2374650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66069700">
                <text:p>66069700</text:p>
              </table:table-cell>
              <table:table-cell office:value-type="float" office:value="67151900">
                <text:p>67151900</text:p>
              </table:table-cell>
              <table:table-cell office:value-type="float" office:value="71548000">
                <text:p>71548000</text:p>
              </table:table-cell>
              <table:table-cell office:value-type="float" office:value="2038070">
                <text:p>2038070</text:p>
              </table:table-cell>
              <table:table-cell office:value-type="float" office:value="2117330">
                <text:p>2117330</text:p>
              </table:table-cell>
              <table:table-cell office:value-type="float" office:value="2209100">
                <text:p>2209100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69558100">
                <text:p>69558100</text:p>
              </table:table-cell>
              <table:table-cell office:value-type="float" office:value="70743600">
                <text:p>70743600</text:p>
              </table:table-cell>
              <table:table-cell office:value-type="float" office:value="71897000">
                <text:p>71897000</text:p>
              </table:table-cell>
              <table:table-cell office:value-type="float" office:value="2113380">
                <text:p>2113380</text:p>
              </table:table-cell>
              <table:table-cell office:value-type="float" office:value="2204680">
                <text:p>2204680</text:p>
              </table:table-cell>
              <table:table-cell office:value-type="float" office:value="2402060">
                <text:p>2402060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67620600">
                <text:p>67620600</text:p>
              </table:table-cell>
              <table:table-cell office:value-type="float" office:value="70133800">
                <text:p>70133800</text:p>
              </table:table-cell>
              <table:table-cell office:value-type="float" office:value="73925300">
                <text:p>73925300</text:p>
              </table:table-cell>
              <table:table-cell office:value-type="float" office:value="2034060">
                <text:p>2034060</text:p>
              </table:table-cell>
              <table:table-cell office:value-type="float" office:value="2152220">
                <text:p>2152220</text:p>
              </table:table-cell>
              <table:table-cell office:value-type="float" office:value="2359970">
                <text:p>2359970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68406500">
                <text:p>68406500</text:p>
              </table:table-cell>
              <table:table-cell office:value-type="float" office:value="69639200">
                <text:p>69639200</text:p>
              </table:table-cell>
              <table:table-cell office:value-type="float" office:value="71916900">
                <text:p>71916900</text:p>
              </table:table-cell>
              <table:table-cell office:value-type="float" office:value="2072550">
                <text:p>2072550</text:p>
              </table:table-cell>
              <table:table-cell office:value-type="float" office:value="2110300">
                <text:p>2110300</text:p>
              </table:table-cell>
              <table:table-cell office:value-type="float" office:value="2196420">
                <text:p>2196420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69405500">
                <text:p>69405500</text:p>
              </table:table-cell>
              <table:table-cell office:value-type="float" office:value="71771800">
                <text:p>71771800</text:p>
              </table:table-cell>
              <table:table-cell office:value-type="float" office:value="74042500">
                <text:p>74042500</text:p>
              </table:table-cell>
              <table:table-cell office:value-type="float" office:value="2238730">
                <text:p>2238730</text:p>
              </table:table-cell>
              <table:table-cell office:value-type="float" office:value="2300060">
                <text:p>2300060</text:p>
              </table:table-cell>
              <table:table-cell office:value-type="float" office:value="2574940">
                <text:p>2574940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69540700">
                <text:p>69540700</text:p>
              </table:table-cell>
              <table:table-cell office:value-type="float" office:value="71957500">
                <text:p>71957500</text:p>
              </table:table-cell>
              <table:table-cell office:value-type="float" office:value="74965400">
                <text:p>74965400</text:p>
              </table:table-cell>
              <table:table-cell office:value-type="float" office:value="2061350">
                <text:p>2061350</text:p>
              </table:table-cell>
              <table:table-cell office:value-type="float" office:value="2093920">
                <text:p>2093920</text:p>
              </table:table-cell>
              <table:table-cell office:value-type="float" office:value="2182460">
                <text:p>2182460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70173500">
                <text:p>70173500</text:p>
              </table:table-cell>
              <table:table-cell office:value-type="float" office:value="71999600">
                <text:p>71999600</text:p>
              </table:table-cell>
              <table:table-cell office:value-type="float" office:value="74539400">
                <text:p>74539400</text:p>
              </table:table-cell>
              <table:table-cell office:value-type="float" office:value="2051060">
                <text:p>2051060</text:p>
              </table:table-cell>
              <table:table-cell office:value-type="float" office:value="2078960">
                <text:p>2078960</text:p>
              </table:table-cell>
              <table:table-cell office:value-type="float" office:value="2138110">
                <text:p>2138110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70671200">
                <text:p>70671200</text:p>
              </table:table-cell>
              <table:table-cell office:value-type="float" office:value="71661800">
                <text:p>71661800</text:p>
              </table:table-cell>
              <table:table-cell office:value-type="float" office:value="76620200">
                <text:p>76620200</text:p>
              </table:table-cell>
              <table:table-cell office:value-type="float" office:value="2158190">
                <text:p>2158190</text:p>
              </table:table-cell>
              <table:table-cell office:value-type="float" office:value="2221260">
                <text:p>2221260</text:p>
              </table:table-cell>
              <table:table-cell office:value-type="float" office:value="2298960">
                <text:p>2298960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73168200">
                <text:p>73168200</text:p>
              </table:table-cell>
              <table:table-cell office:value-type="float" office:value="74697200">
                <text:p>74697200</text:p>
              </table:table-cell>
              <table:table-cell office:value-type="float" office:value="77077600">
                <text:p>77077600</text:p>
              </table:table-cell>
              <table:table-cell office:value-type="float" office:value="2166680">
                <text:p>2166680</text:p>
              </table:table-cell>
              <table:table-cell office:value-type="float" office:value="2284490">
                <text:p>2284490</text:p>
              </table:table-cell>
              <table:table-cell office:value-type="float" office:value="2531800">
                <text:p>253180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75083700">
                <text:p>75083700</text:p>
              </table:table-cell>
              <table:table-cell office:value-type="float" office:value="76677700">
                <text:p>76677700</text:p>
              </table:table-cell>
              <table:table-cell office:value-type="float" office:value="78187400">
                <text:p>78187400</text:p>
              </table:table-cell>
              <table:table-cell office:value-type="float" office:value="2420160">
                <text:p>2420160</text:p>
              </table:table-cell>
              <table:table-cell office:value-type="float" office:value="2463460">
                <text:p>2463460</text:p>
              </table:table-cell>
              <table:table-cell office:value-type="float" office:value="2500920">
                <text:p>2500920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73218900">
                <text:p>73218900</text:p>
              </table:table-cell>
              <table:table-cell office:value-type="float" office:value="76814700">
                <text:p>76814700</text:p>
              </table:table-cell>
              <table:table-cell office:value-type="float" office:value="83510600">
                <text:p>83510600</text:p>
              </table:table-cell>
              <table:table-cell office:value-type="float" office:value="2354670">
                <text:p>2354670</text:p>
              </table:table-cell>
              <table:table-cell office:value-type="float" office:value="2421210">
                <text:p>2421210</text:p>
              </table:table-cell>
              <table:table-cell office:value-type="float" office:value="2501030">
                <text:p>2501030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76026700">
                <text:p>76026700</text:p>
              </table:table-cell>
              <table:table-cell office:value-type="float" office:value="78462900">
                <text:p>78462900</text:p>
              </table:table-cell>
              <table:table-cell office:value-type="float" office:value="81050100">
                <text:p>81050100</text:p>
              </table:table-cell>
              <table:table-cell office:value-type="float" office:value="2367620">
                <text:p>2367620</text:p>
              </table:table-cell>
              <table:table-cell office:value-type="float" office:value="2411100">
                <text:p>2411100</text:p>
              </table:table-cell>
              <table:table-cell office:value-type="float" office:value="2508970">
                <text:p>2508970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75324500">
                <text:p>75324500</text:p>
              </table:table-cell>
              <table:table-cell office:value-type="float" office:value="75808900">
                <text:p>75808900</text:p>
              </table:table-cell>
              <table:table-cell office:value-type="float" office:value="76525400">
                <text:p>76525400</text:p>
              </table:table-cell>
              <table:table-cell office:value-type="float" office:value="2123860">
                <text:p>2123860</text:p>
              </table:table-cell>
              <table:table-cell office:value-type="float" office:value="2156650">
                <text:p>2156650</text:p>
              </table:table-cell>
              <table:table-cell office:value-type="float" office:value="2262920">
                <text:p>2262920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76106100">
                <text:p>76106100</text:p>
              </table:table-cell>
              <table:table-cell office:value-type="float" office:value="76967800">
                <text:p>76967800</text:p>
              </table:table-cell>
              <table:table-cell office:value-type="float" office:value="81380500">
                <text:p>81380500</text:p>
              </table:table-cell>
              <table:table-cell office:value-type="float" office:value="2382340">
                <text:p>2382340</text:p>
              </table:table-cell>
              <table:table-cell office:value-type="float" office:value="2402920">
                <text:p>2402920</text:p>
              </table:table-cell>
              <table:table-cell office:value-type="float" office:value="2477290">
                <text:p>2477290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76881700">
                <text:p>76881700</text:p>
              </table:table-cell>
              <table:table-cell office:value-type="float" office:value="77115500">
                <text:p>77115500</text:p>
              </table:table-cell>
              <table:table-cell office:value-type="float" office:value="78175900">
                <text:p>78175900</text:p>
              </table:table-cell>
              <table:table-cell office:value-type="float" office:value="2255770">
                <text:p>2255770</text:p>
              </table:table-cell>
              <table:table-cell office:value-type="float" office:value="2285800">
                <text:p>2285800</text:p>
              </table:table-cell>
              <table:table-cell office:value-type="float" office:value="2349810">
                <text:p>2349810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77908600">
                <text:p>77908600</text:p>
              </table:table-cell>
              <table:table-cell office:value-type="float" office:value="80104400">
                <text:p>80104400</text:p>
              </table:table-cell>
              <table:table-cell office:value-type="float" office:value="82990200">
                <text:p>82990200</text:p>
              </table:table-cell>
              <table:table-cell office:value-type="float" office:value="2268290">
                <text:p>2268290</text:p>
              </table:table-cell>
              <table:table-cell office:value-type="float" office:value="2348980">
                <text:p>2348980</text:p>
              </table:table-cell>
              <table:table-cell office:value-type="float" office:value="2516170">
                <text:p>2516170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80955200">
                <text:p>80955200</text:p>
              </table:table-cell>
              <table:table-cell office:value-type="float" office:value="82823200">
                <text:p>82823200</text:p>
              </table:table-cell>
              <table:table-cell office:value-type="float" office:value="84554000">
                <text:p>84554000</text:p>
              </table:table-cell>
              <table:table-cell office:value-type="float" office:value="2226200">
                <text:p>2226200</text:p>
              </table:table-cell>
              <table:table-cell office:value-type="float" office:value="2269920">
                <text:p>2269920</text:p>
              </table:table-cell>
              <table:table-cell office:value-type="float" office:value="2311760">
                <text:p>2311760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80984500">
                <text:p>80984500</text:p>
              </table:table-cell>
              <table:table-cell office:value-type="float" office:value="83329400">
                <text:p>83329400</text:p>
              </table:table-cell>
              <table:table-cell office:value-type="float" office:value="86337000">
                <text:p>86337000</text:p>
              </table:table-cell>
              <table:table-cell office:value-type="float" office:value="2466760">
                <text:p>2466760</text:p>
              </table:table-cell>
              <table:table-cell office:value-type="float" office:value="2655560">
                <text:p>2655560</text:p>
              </table:table-cell>
              <table:table-cell office:value-type="float" office:value="3342440">
                <text:p>3342440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80888400">
                <text:p>80888400</text:p>
              </table:table-cell>
              <table:table-cell office:value-type="float" office:value="84415800">
                <text:p>84415800</text:p>
              </table:table-cell>
              <table:table-cell office:value-type="float" office:value="86225400">
                <text:p>86225400</text:p>
              </table:table-cell>
              <table:table-cell office:value-type="float" office:value="2283580">
                <text:p>2283580</text:p>
              </table:table-cell>
              <table:table-cell office:value-type="float" office:value="2324320">
                <text:p>2324320</text:p>
              </table:table-cell>
              <table:table-cell office:value-type="float" office:value="2396970">
                <text:p>2396970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81254400">
                <text:p>81254400</text:p>
              </table:table-cell>
              <table:table-cell office:value-type="float" office:value="83308300">
                <text:p>83308300</text:p>
              </table:table-cell>
              <table:table-cell office:value-type="float" office:value="87723900">
                <text:p>87723900</text:p>
              </table:table-cell>
              <table:table-cell office:value-type="float" office:value="2463160">
                <text:p>2463160</text:p>
              </table:table-cell>
              <table:table-cell office:value-type="float" office:value="2491620">
                <text:p>2491620</text:p>
              </table:table-cell>
              <table:table-cell office:value-type="float" office:value="2555690">
                <text:p>2555690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81680100">
                <text:p>81680100</text:p>
              </table:table-cell>
              <table:table-cell office:value-type="float" office:value="82146500">
                <text:p>82146500</text:p>
              </table:table-cell>
              <table:table-cell office:value-type="float" office:value="82998300">
                <text:p>82998300</text:p>
              </table:table-cell>
              <table:table-cell office:value-type="float" office:value="2478650">
                <text:p>2478650</text:p>
              </table:table-cell>
              <table:table-cell office:value-type="float" office:value="2489190">
                <text:p>2489190</text:p>
              </table:table-cell>
              <table:table-cell office:value-type="float" office:value="2507190">
                <text:p>2507190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82559400">
                <text:p>82559400</text:p>
              </table:table-cell>
              <table:table-cell office:value-type="float" office:value="82774700">
                <text:p>82774700</text:p>
              </table:table-cell>
              <table:table-cell office:value-type="float" office:value="83539900">
                <text:p>83539900</text:p>
              </table:table-cell>
              <table:table-cell office:value-type="float" office:value="2332460">
                <text:p>2332460</text:p>
              </table:table-cell>
              <table:table-cell office:value-type="float" office:value="2344160">
                <text:p>2344160</text:p>
              </table:table-cell>
              <table:table-cell office:value-type="float" office:value="2363610">
                <text:p>2363610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83544300">
                <text:p>83544300</text:p>
              </table:table-cell>
              <table:table-cell office:value-type="float" office:value="85928300">
                <text:p>85928300</text:p>
              </table:table-cell>
              <table:table-cell office:value-type="float" office:value="91922800">
                <text:p>91922800</text:p>
              </table:table-cell>
              <table:table-cell office:value-type="float" office:value="2480360">
                <text:p>2480360</text:p>
              </table:table-cell>
              <table:table-cell office:value-type="float" office:value="2559810">
                <text:p>2559810</text:p>
              </table:table-cell>
              <table:table-cell office:value-type="float" office:value="2728430">
                <text:p>272843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86886900">
                <text:p>86886900</text:p>
              </table:table-cell>
              <table:table-cell office:value-type="float" office:value="90273000">
                <text:p>90273000</text:p>
              </table:table-cell>
              <table:table-cell office:value-type="float" office:value="97102700">
                <text:p>97102700</text:p>
              </table:table-cell>
              <table:table-cell office:value-type="float" office:value="2550660">
                <text:p>2550660</text:p>
              </table:table-cell>
              <table:table-cell office:value-type="float" office:value="2693580">
                <text:p>2693580</text:p>
              </table:table-cell>
              <table:table-cell office:value-type="float" office:value="2990160">
                <text:p>2990160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88355300">
                <text:p>88355300</text:p>
              </table:table-cell>
              <table:table-cell office:value-type="float" office:value="90289400">
                <text:p>90289400</text:p>
              </table:table-cell>
              <table:table-cell office:value-type="float" office:value="91276200">
                <text:p>91276200</text:p>
              </table:table-cell>
              <table:table-cell office:value-type="float" office:value="2643030">
                <text:p>2643030</text:p>
              </table:table-cell>
              <table:table-cell office:value-type="float" office:value="2695860">
                <text:p>2695860</text:p>
              </table:table-cell>
              <table:table-cell office:value-type="float" office:value="2777960">
                <text:p>2777960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86225600">
                <text:p>86225600</text:p>
              </table:table-cell>
              <table:table-cell office:value-type="float" office:value="87531200">
                <text:p>87531200</text:p>
              </table:table-cell>
              <table:table-cell office:value-type="float" office:value="92482100">
                <text:p>92482100</text:p>
              </table:table-cell>
              <table:table-cell office:value-type="float" office:value="2402800">
                <text:p>2402800</text:p>
              </table:table-cell>
              <table:table-cell office:value-type="float" office:value="2423470">
                <text:p>2423470</text:p>
              </table:table-cell>
              <table:table-cell office:value-type="float" office:value="2507940">
                <text:p>2507940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87237000">
                <text:p>87237000</text:p>
              </table:table-cell>
              <table:table-cell office:value-type="float" office:value="89784500">
                <text:p>89784500</text:p>
              </table:table-cell>
              <table:table-cell office:value-type="float" office:value="93554700">
                <text:p>93554700</text:p>
              </table:table-cell>
              <table:table-cell office:value-type="float" office:value="2257300">
                <text:p>2257300</text:p>
              </table:table-cell>
              <table:table-cell office:value-type="float" office:value="2303430">
                <text:p>2303430</text:p>
              </table:table-cell>
              <table:table-cell office:value-type="float" office:value="2408190">
                <text:p>2408190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87982200">
                <text:p>87982200</text:p>
              </table:table-cell>
              <table:table-cell office:value-type="float" office:value="88360900">
                <text:p>88360900</text:p>
              </table:table-cell>
              <table:table-cell office:value-type="float" office:value="88978000">
                <text:p>88978000</text:p>
              </table:table-cell>
              <table:table-cell office:value-type="float" office:value="2303300">
                <text:p>2303300</text:p>
              </table:table-cell>
              <table:table-cell office:value-type="float" office:value="2327800">
                <text:p>2327800</text:p>
              </table:table-cell>
              <table:table-cell office:value-type="float" office:value="2351210">
                <text:p>2351210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89142400">
                <text:p>89142400</text:p>
              </table:table-cell>
              <table:table-cell office:value-type="float" office:value="90916000">
                <text:p>90916000</text:p>
              </table:table-cell>
              <table:table-cell office:value-type="float" office:value="93514800">
                <text:p>93514800</text:p>
              </table:table-cell>
              <table:table-cell office:value-type="float" office:value="2478350">
                <text:p>2478350</text:p>
              </table:table-cell>
              <table:table-cell office:value-type="float" office:value="2578000">
                <text:p>2578000</text:p>
              </table:table-cell>
              <table:table-cell office:value-type="float" office:value="2634490">
                <text:p>2634490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90470500">
                <text:p>90470500</text:p>
              </table:table-cell>
              <table:table-cell office:value-type="float" office:value="93484100">
                <text:p>93484100</text:p>
              </table:table-cell>
              <table:table-cell office:value-type="float" office:value="97110300">
                <text:p>97110300</text:p>
              </table:table-cell>
              <table:table-cell office:value-type="float" office:value="2390890">
                <text:p>2390890</text:p>
              </table:table-cell>
              <table:table-cell office:value-type="float" office:value="2424270">
                <text:p>2424270</text:p>
              </table:table-cell>
              <table:table-cell office:value-type="float" office:value="2499270">
                <text:p>2499270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90809500">
                <text:p>90809500</text:p>
              </table:table-cell>
              <table:table-cell office:value-type="float" office:value="93023400">
                <text:p>93023400</text:p>
              </table:table-cell>
              <table:table-cell office:value-type="float" office:value="97606200">
                <text:p>97606200</text:p>
              </table:table-cell>
              <table:table-cell office:value-type="float" office:value="2600200">
                <text:p>2600200</text:p>
              </table:table-cell>
              <table:table-cell office:value-type="float" office:value="2621740">
                <text:p>2621740</text:p>
              </table:table-cell>
              <table:table-cell office:value-type="float" office:value="2658980">
                <text:p>2658980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91688600">
                <text:p>91688600</text:p>
              </table:table-cell>
              <table:table-cell office:value-type="float" office:value="93435900">
                <text:p>93435900</text:p>
              </table:table-cell>
              <table:table-cell office:value-type="float" office:value="96482400">
                <text:p>96482400</text:p>
              </table:table-cell>
              <table:table-cell office:value-type="float" office:value="2410050">
                <text:p>2410050</text:p>
              </table:table-cell>
              <table:table-cell office:value-type="float" office:value="2436770">
                <text:p>2436770</text:p>
              </table:table-cell>
              <table:table-cell office:value-type="float" office:value="2524480">
                <text:p>2524480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92664100">
                <text:p>92664100</text:p>
              </table:table-cell>
              <table:table-cell office:value-type="float" office:value="93205800">
                <text:p>93205800</text:p>
              </table:table-cell>
              <table:table-cell office:value-type="float" office:value="94326300">
                <text:p>94326300</text:p>
              </table:table-cell>
              <table:table-cell office:value-type="float" office:value="2455930">
                <text:p>2455930</text:p>
              </table:table-cell>
              <table:table-cell office:value-type="float" office:value="2473610">
                <text:p>2473610</text:p>
              </table:table-cell>
              <table:table-cell office:value-type="float" office:value="2489320">
                <text:p>2489320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93585400">
                <text:p>93585400</text:p>
              </table:table-cell>
              <table:table-cell office:value-type="float" office:value="94060200">
                <text:p>94060200</text:p>
              </table:table-cell>
              <table:table-cell office:value-type="float" office:value="95936600">
                <text:p>95936600</text:p>
              </table:table-cell>
              <table:table-cell office:value-type="float" office:value="2497280">
                <text:p>2497280</text:p>
              </table:table-cell>
              <table:table-cell office:value-type="float" office:value="2521440">
                <text:p>2521440</text:p>
              </table:table-cell>
              <table:table-cell office:value-type="float" office:value="2578400">
                <text:p>2578400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94474800">
                <text:p>94474800</text:p>
              </table:table-cell>
              <table:table-cell office:value-type="float" office:value="95516800">
                <text:p>95516800</text:p>
              </table:table-cell>
              <table:table-cell office:value-type="float" office:value="96690300">
                <text:p>96690300</text:p>
              </table:table-cell>
              <table:table-cell office:value-type="float" office:value="2490620">
                <text:p>2490620</text:p>
              </table:table-cell>
              <table:table-cell office:value-type="float" office:value="2507920">
                <text:p>2507920</text:p>
              </table:table-cell>
              <table:table-cell office:value-type="float" office:value="2529150">
                <text:p>252915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95725900">
                <text:p>95725900</text:p>
              </table:table-cell>
              <table:table-cell office:value-type="float" office:value="99368000">
                <text:p>99368000</text:p>
              </table:table-cell>
              <table:table-cell office:value-type="float" office:value="101759000">
                <text:p>101759000</text:p>
              </table:table-cell>
              <table:table-cell office:value-type="float" office:value="2622610">
                <text:p>2622610</text:p>
              </table:table-cell>
              <table:table-cell office:value-type="float" office:value="2660410">
                <text:p>2660410</text:p>
              </table:table-cell>
              <table:table-cell office:value-type="float" office:value="2863510">
                <text:p>2863510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96496500">
                <text:p>96496500</text:p>
              </table:table-cell>
              <table:table-cell office:value-type="float" office:value="98300500">
                <text:p>98300500</text:p>
              </table:table-cell>
              <table:table-cell office:value-type="float" office:value="102770000">
                <text:p>102770000</text:p>
              </table:table-cell>
              <table:table-cell office:value-type="float" office:value="2648900">
                <text:p>2648900</text:p>
              </table:table-cell>
              <table:table-cell office:value-type="float" office:value="2660110">
                <text:p>2660110</text:p>
              </table:table-cell>
              <table:table-cell office:value-type="float" office:value="2678940">
                <text:p>2678940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97571900">
                <text:p>97571900</text:p>
              </table:table-cell>
              <table:table-cell office:value-type="float" office:value="98681300">
                <text:p>98681300</text:p>
              </table:table-cell>
              <table:table-cell office:value-type="float" office:value="102434000">
                <text:p>102434000</text:p>
              </table:table-cell>
              <table:table-cell office:value-type="float" office:value="2769360">
                <text:p>2769360</text:p>
              </table:table-cell>
              <table:table-cell office:value-type="float" office:value="2888900">
                <text:p>2888900</text:p>
              </table:table-cell>
              <table:table-cell office:value-type="float" office:value="3132670">
                <text:p>3132670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99705400">
                <text:p>99705400</text:p>
              </table:table-cell>
              <table:table-cell office:value-type="float" office:value="103337000">
                <text:p>103337000</text:p>
              </table:table-cell>
              <table:table-cell office:value-type="float" office:value="107401000">
                <text:p>107401000</text:p>
              </table:table-cell>
              <table:table-cell office:value-type="float" office:value="2687420">
                <text:p>2687420</text:p>
              </table:table-cell>
              <table:table-cell office:value-type="float" office:value="2706120">
                <text:p>2706120</text:p>
              </table:table-cell>
              <table:table-cell office:value-type="float" office:value="2722920">
                <text:p>2722920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103109000">
                <text:p>103109000</text:p>
              </table:table-cell>
              <table:table-cell office:value-type="float" office:value="104818000">
                <text:p>104818000</text:p>
              </table:table-cell>
              <table:table-cell office:value-type="float" office:value="107348000">
                <text:p>107348000</text:p>
              </table:table-cell>
              <table:table-cell office:value-type="float" office:value="2474320">
                <text:p>2474320</text:p>
              </table:table-cell>
              <table:table-cell office:value-type="float" office:value="2538380">
                <text:p>2538380</text:p>
              </table:table-cell>
              <table:table-cell office:value-type="float" office:value="2838780">
                <text:p>2838780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100596000">
                <text:p>100596000</text:p>
              </table:table-cell>
              <table:table-cell office:value-type="float" office:value="104831000">
                <text:p>104831000</text:p>
              </table:table-cell>
              <table:table-cell office:value-type="float" office:value="109609000">
                <text:p>109609000</text:p>
              </table:table-cell>
              <table:table-cell office:value-type="float" office:value="2680120">
                <text:p>2680120</text:p>
              </table:table-cell>
              <table:table-cell office:value-type="float" office:value="2708630">
                <text:p>2708630</text:p>
              </table:table-cell>
              <table:table-cell office:value-type="float" office:value="2780230">
                <text:p>2780230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101338000">
                <text:p>101338000</text:p>
              </table:table-cell>
              <table:table-cell office:value-type="float" office:value="103093000">
                <text:p>103093000</text:p>
              </table:table-cell>
              <table:table-cell office:value-type="float" office:value="105126000">
                <text:p>105126000</text:p>
              </table:table-cell>
              <table:table-cell office:value-type="float" office:value="2548770">
                <text:p>2548770</text:p>
              </table:table-cell>
              <table:table-cell office:value-type="float" office:value="2640060">
                <text:p>2640060</text:p>
              </table:table-cell>
              <table:table-cell office:value-type="float" office:value="2758350">
                <text:p>2758350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102306000">
                <text:p>102306000</text:p>
              </table:table-cell>
              <table:table-cell office:value-type="float" office:value="103834000">
                <text:p>103834000</text:p>
              </table:table-cell>
              <table:table-cell office:value-type="float" office:value="108950000">
                <text:p>108950000</text:p>
              </table:table-cell>
              <table:table-cell office:value-type="float" office:value="3016760">
                <text:p>3016760</text:p>
              </table:table-cell>
              <table:table-cell office:value-type="float" office:value="3069710">
                <text:p>3069710</text:p>
              </table:table-cell>
              <table:table-cell office:value-type="float" office:value="3182060">
                <text:p>3182060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104165000">
                <text:p>104165000</text:p>
              </table:table-cell>
              <table:table-cell office:value-type="float" office:value="106711000">
                <text:p>106711000</text:p>
              </table:table-cell>
              <table:table-cell office:value-type="float" office:value="108900000">
                <text:p>108900000</text:p>
              </table:table-cell>
              <table:table-cell office:value-type="float" office:value="2727530">
                <text:p>2727530</text:p>
              </table:table-cell>
              <table:table-cell office:value-type="float" office:value="2848810">
                <text:p>2848810</text:p>
              </table:table-cell>
              <table:table-cell office:value-type="float" office:value="3274330">
                <text:p>3274330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104486000">
                <text:p>104486000</text:p>
              </table:table-cell>
              <table:table-cell office:value-type="float" office:value="108791000">
                <text:p>108791000</text:p>
              </table:table-cell>
              <table:table-cell office:value-type="float" office:value="111472000">
                <text:p>111472000</text:p>
              </table:table-cell>
              <table:table-cell office:value-type="float" office:value="2720270">
                <text:p>2720270</text:p>
              </table:table-cell>
              <table:table-cell office:value-type="float" office:value="2764530">
                <text:p>2764530</text:p>
              </table:table-cell>
              <table:table-cell office:value-type="float" office:value="2830100">
                <text:p>2830100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106312000">
                <text:p>106312000</text:p>
              </table:table-cell>
              <table:table-cell office:value-type="float" office:value="110523000">
                <text:p>110523000</text:p>
              </table:table-cell>
              <table:table-cell office:value-type="float" office:value="114731000">
                <text:p>114731000</text:p>
              </table:table-cell>
              <table:table-cell office:value-type="float" office:value="2800000">
                <text:p>2800000</text:p>
              </table:table-cell>
              <table:table-cell office:value-type="float" office:value="2875150">
                <text:p>2875150</text:p>
              </table:table-cell>
              <table:table-cell office:value-type="float" office:value="3197760">
                <text:p>319776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106264000">
                <text:p>106264000</text:p>
              </table:table-cell>
              <table:table-cell office:value-type="float" office:value="108651000">
                <text:p>108651000</text:p>
              </table:table-cell>
              <table:table-cell office:value-type="float" office:value="111814000">
                <text:p>111814000</text:p>
              </table:table-cell>
              <table:table-cell office:value-type="float" office:value="2745680">
                <text:p>2745680</text:p>
              </table:table-cell>
              <table:table-cell office:value-type="float" office:value="2763200">
                <text:p>2763200</text:p>
              </table:table-cell>
              <table:table-cell office:value-type="float" office:value="2778120">
                <text:p>2778120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107573000">
                <text:p>107573000</text:p>
              </table:table-cell>
              <table:table-cell office:value-type="float" office:value="112133000">
                <text:p>112133000</text:p>
              </table:table-cell>
              <table:table-cell office:value-type="float" office:value="115010000">
                <text:p>115010000</text:p>
              </table:table-cell>
              <table:table-cell office:value-type="float" office:value="2872560">
                <text:p>2872560</text:p>
              </table:table-cell>
              <table:table-cell office:value-type="float" office:value="3063810">
                <text:p>3063810</text:p>
              </table:table-cell>
              <table:table-cell office:value-type="float" office:value="3360210">
                <text:p>3360210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109472000">
                <text:p>109472000</text:p>
              </table:table-cell>
              <table:table-cell office:value-type="float" office:value="115020000">
                <text:p>115020000</text:p>
              </table:table-cell>
              <table:table-cell office:value-type="float" office:value="118764000">
                <text:p>118764000</text:p>
              </table:table-cell>
              <table:table-cell office:value-type="float" office:value="2794370">
                <text:p>2794370</text:p>
              </table:table-cell>
              <table:table-cell office:value-type="float" office:value="2931480">
                <text:p>2931480</text:p>
              </table:table-cell>
              <table:table-cell office:value-type="float" office:value="3307110">
                <text:p>3307110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116108000">
                <text:p>116108000</text:p>
              </table:table-cell>
              <table:table-cell office:value-type="float" office:value="118453000">
                <text:p>118453000</text:p>
              </table:table-cell>
              <table:table-cell office:value-type="float" office:value="121833000">
                <text:p>121833000</text:p>
              </table:table-cell>
              <table:table-cell office:value-type="float" office:value="2808620">
                <text:p>2808620</text:p>
              </table:table-cell>
              <table:table-cell office:value-type="float" office:value="3007070">
                <text:p>3007070</text:p>
              </table:table-cell>
              <table:table-cell office:value-type="float" office:value="3335600">
                <text:p>3335600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111091000">
                <text:p>111091000</text:p>
              </table:table-cell>
              <table:table-cell office:value-type="float" office:value="115196000">
                <text:p>115196000</text:p>
              </table:table-cell>
              <table:table-cell office:value-type="float" office:value="120478000">
                <text:p>120478000</text:p>
              </table:table-cell>
              <table:table-cell office:value-type="float" office:value="3165320">
                <text:p>3165320</text:p>
              </table:table-cell>
              <table:table-cell office:value-type="float" office:value="3211760">
                <text:p>3211760</text:p>
              </table:table-cell>
              <table:table-cell office:value-type="float" office:value="3354080">
                <text:p>3354080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111595000">
                <text:p>111595000</text:p>
              </table:table-cell>
              <table:table-cell office:value-type="float" office:value="113999000">
                <text:p>113999000</text:p>
              </table:table-cell>
              <table:table-cell office:value-type="float" office:value="119704000">
                <text:p>119704000</text:p>
              </table:table-cell>
              <table:table-cell office:value-type="float" office:value="3012100">
                <text:p>3012100</text:p>
              </table:table-cell>
              <table:table-cell office:value-type="float" office:value="3036470">
                <text:p>3036470</text:p>
              </table:table-cell>
              <table:table-cell office:value-type="float" office:value="3071380">
                <text:p>3071380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112354000">
                <text:p>112354000</text:p>
              </table:table-cell>
              <table:table-cell office:value-type="float" office:value="114883000">
                <text:p>114883000</text:p>
              </table:table-cell>
              <table:table-cell office:value-type="float" office:value="123934000">
                <text:p>123934000</text:p>
              </table:table-cell>
              <table:table-cell office:value-type="float" office:value="2977580">
                <text:p>2977580</text:p>
              </table:table-cell>
              <table:table-cell office:value-type="float" office:value="3046980">
                <text:p>3046980</text:p>
              </table:table-cell>
              <table:table-cell office:value-type="float" office:value="3126460">
                <text:p>3126460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117108000">
                <text:p>117108000</text:p>
              </table:table-cell>
              <table:table-cell office:value-type="float" office:value="120104000">
                <text:p>120104000</text:p>
              </table:table-cell>
              <table:table-cell office:value-type="float" office:value="123780000">
                <text:p>123780000</text:p>
              </table:table-cell>
              <table:table-cell office:value-type="float" office:value="3218120">
                <text:p>3218120</text:p>
              </table:table-cell>
              <table:table-cell office:value-type="float" office:value="3309340">
                <text:p>3309340</text:p>
              </table:table-cell>
              <table:table-cell office:value-type="float" office:value="3378740">
                <text:p>337874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117469000">
                <text:p>117469000</text:p>
              </table:table-cell>
              <table:table-cell office:value-type="float" office:value="119844000">
                <text:p>119844000</text:p>
              </table:table-cell>
              <table:table-cell office:value-type="float" office:value="125091000">
                <text:p>125091000</text:p>
              </table:table-cell>
              <table:table-cell office:value-type="float" office:value="3084900">
                <text:p>3084900</text:p>
              </table:table-cell>
              <table:table-cell office:value-type="float" office:value="3155740">
                <text:p>3155740</text:p>
              </table:table-cell>
              <table:table-cell office:value-type="float" office:value="3283770">
                <text:p>3283770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115976000">
                <text:p>115976000</text:p>
              </table:table-cell>
              <table:table-cell office:value-type="float" office:value="119299000">
                <text:p>119299000</text:p>
              </table:table-cell>
              <table:table-cell office:value-type="float" office:value="123694000">
                <text:p>123694000</text:p>
              </table:table-cell>
              <table:table-cell office:value-type="float" office:value="2960060">
                <text:p>2960060</text:p>
              </table:table-cell>
              <table:table-cell office:value-type="float" office:value="2991800">
                <text:p>2991800</text:p>
              </table:table-cell>
              <table:table-cell office:value-type="float" office:value="3085680">
                <text:p>3085680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117563000">
                <text:p>117563000</text:p>
              </table:table-cell>
              <table:table-cell office:value-type="float" office:value="121854000">
                <text:p>121854000</text:p>
              </table:table-cell>
              <table:table-cell office:value-type="float" office:value="125188000">
                <text:p>125188000</text:p>
              </table:table-cell>
              <table:table-cell office:value-type="float" office:value="2986940">
                <text:p>2986940</text:p>
              </table:table-cell>
              <table:table-cell office:value-type="float" office:value="3022230">
                <text:p>3022230</text:p>
              </table:table-cell>
              <table:table-cell office:value-type="float" office:value="3104860">
                <text:p>3104860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117702000">
                <text:p>117702000</text:p>
              </table:table-cell>
              <table:table-cell office:value-type="float" office:value="120663000">
                <text:p>120663000</text:p>
              </table:table-cell>
              <table:table-cell office:value-type="float" office:value="129483000">
                <text:p>129483000</text:p>
              </table:table-cell>
              <table:table-cell office:value-type="float" office:value="2903490">
                <text:p>2903490</text:p>
              </table:table-cell>
              <table:table-cell office:value-type="float" office:value="2930720">
                <text:p>2930720</text:p>
              </table:table-cell>
              <table:table-cell office:value-type="float" office:value="2985490">
                <text:p>2985490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118790000">
                <text:p>118790000</text:p>
              </table:table-cell>
              <table:table-cell office:value-type="float" office:value="123188000">
                <text:p>123188000</text:p>
              </table:table-cell>
              <table:table-cell office:value-type="float" office:value="131060000">
                <text:p>131060000</text:p>
              </table:table-cell>
              <table:table-cell office:value-type="float" office:value="3221620">
                <text:p>3221620</text:p>
              </table:table-cell>
              <table:table-cell office:value-type="float" office:value="3242020">
                <text:p>3242020</text:p>
              </table:table-cell>
              <table:table-cell office:value-type="float" office:value="3318370">
                <text:p>3318370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121498000">
                <text:p>121498000</text:p>
              </table:table-cell>
              <table:table-cell office:value-type="float" office:value="125168000">
                <text:p>125168000</text:p>
              </table:table-cell>
              <table:table-cell office:value-type="float" office:value="129003000">
                <text:p>129003000</text:p>
              </table:table-cell>
              <table:table-cell office:value-type="float" office:value="3087600">
                <text:p>3087600</text:p>
              </table:table-cell>
              <table:table-cell office:value-type="float" office:value="3145460">
                <text:p>3145460</text:p>
              </table:table-cell>
              <table:table-cell office:value-type="float" office:value="3267060">
                <text:p>3267060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124437000">
                <text:p>124437000</text:p>
              </table:table-cell>
              <table:table-cell office:value-type="float" office:value="127047000">
                <text:p>127047000</text:p>
              </table:table-cell>
              <table:table-cell office:value-type="float" office:value="129684000">
                <text:p>129684000</text:p>
              </table:table-cell>
              <table:table-cell office:value-type="float" office:value="3134460">
                <text:p>3134460</text:p>
              </table:table-cell>
              <table:table-cell office:value-type="float" office:value="3168730">
                <text:p>3168730</text:p>
              </table:table-cell>
              <table:table-cell office:value-type="float" office:value="3244450">
                <text:p>3244450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122496000">
                <text:p>122496000</text:p>
              </table:table-cell>
              <table:table-cell office:value-type="float" office:value="127803000">
                <text:p>127803000</text:p>
              </table:table-cell>
              <table:table-cell office:value-type="float" office:value="133901000">
                <text:p>133901000</text:p>
              </table:table-cell>
              <table:table-cell office:value-type="float" office:value="3219550">
                <text:p>3219550</text:p>
              </table:table-cell>
              <table:table-cell office:value-type="float" office:value="3346000">
                <text:p>3346000</text:p>
              </table:table-cell>
              <table:table-cell office:value-type="float" office:value="3405850">
                <text:p>3405850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123128000">
                <text:p>123128000</text:p>
              </table:table-cell>
              <table:table-cell office:value-type="float" office:value="125392000">
                <text:p>125392000</text:p>
              </table:table-cell>
              <table:table-cell office:value-type="float" office:value="129527000">
                <text:p>129527000</text:p>
              </table:table-cell>
              <table:table-cell office:value-type="float" office:value="3282820">
                <text:p>3282820</text:p>
              </table:table-cell>
              <table:table-cell office:value-type="float" office:value="3326970">
                <text:p>3326970</text:p>
              </table:table-cell>
              <table:table-cell office:value-type="float" office:value="3444820">
                <text:p>3444820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124112000">
                <text:p>124112000</text:p>
              </table:table-cell>
              <table:table-cell office:value-type="float" office:value="124514000">
                <text:p>124514000</text:p>
              </table:table-cell>
              <table:table-cell office:value-type="float" office:value="125064000">
                <text:p>125064000</text:p>
              </table:table-cell>
              <table:table-cell office:value-type="float" office:value="2971250">
                <text:p>2971250</text:p>
              </table:table-cell>
              <table:table-cell office:value-type="float" office:value="2986160">
                <text:p>2986160</text:p>
              </table:table-cell>
              <table:table-cell office:value-type="float" office:value="3010050">
                <text:p>301005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125121000">
                <text:p>125121000</text:p>
              </table:table-cell>
              <table:table-cell office:value-type="float" office:value="125338000">
                <text:p>125338000</text:p>
              </table:table-cell>
              <table:table-cell office:value-type="float" office:value="125840000">
                <text:p>125840000</text:p>
              </table:table-cell>
              <table:table-cell office:value-type="float" office:value="3108640">
                <text:p>3108640</text:p>
              </table:table-cell>
              <table:table-cell office:value-type="float" office:value="3132990">
                <text:p>3132990</text:p>
              </table:table-cell>
              <table:table-cell office:value-type="float" office:value="3177800">
                <text:p>3177800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126482000">
                <text:p>126482000</text:p>
              </table:table-cell>
              <table:table-cell office:value-type="float" office:value="127787000">
                <text:p>127787000</text:p>
              </table:table-cell>
              <table:table-cell office:value-type="float" office:value="132969000">
                <text:p>132969000</text:p>
              </table:table-cell>
              <table:table-cell office:value-type="float" office:value="3159280">
                <text:p>3159280</text:p>
              </table:table-cell>
              <table:table-cell office:value-type="float" office:value="3178080">
                <text:p>3178080</text:p>
              </table:table-cell>
              <table:table-cell office:value-type="float" office:value="3200720">
                <text:p>3200720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127852000">
                <text:p>127852000</text:p>
              </table:table-cell>
              <table:table-cell office:value-type="float" office:value="129093000">
                <text:p>129093000</text:p>
              </table:table-cell>
              <table:table-cell office:value-type="float" office:value="132745000">
                <text:p>132745000</text:p>
              </table:table-cell>
              <table:table-cell office:value-type="float" office:value="3351240">
                <text:p>3351240</text:p>
              </table:table-cell>
              <table:table-cell office:value-type="float" office:value="3436800">
                <text:p>3436800</text:p>
              </table:table-cell>
              <table:table-cell office:value-type="float" office:value="3534320">
                <text:p>3534320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129625000">
                <text:p>129625000</text:p>
              </table:table-cell>
              <table:table-cell office:value-type="float" office:value="135083000">
                <text:p>135083000</text:p>
              </table:table-cell>
              <table:table-cell office:value-type="float" office:value="139683000">
                <text:p>139683000</text:p>
              </table:table-cell>
              <table:table-cell office:value-type="float" office:value="3170540">
                <text:p>3170540</text:p>
              </table:table-cell>
              <table:table-cell office:value-type="float" office:value="3209340">
                <text:p>3209340</text:p>
              </table:table-cell>
              <table:table-cell office:value-type="float" office:value="3276330">
                <text:p>3276330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132905000">
                <text:p>132905000</text:p>
              </table:table-cell>
              <table:table-cell office:value-type="float" office:value="135793000">
                <text:p>135793000</text:p>
              </table:table-cell>
              <table:table-cell office:value-type="float" office:value="137636000">
                <text:p>137636000</text:p>
              </table:table-cell>
              <table:table-cell office:value-type="float" office:value="3417660">
                <text:p>3417660</text:p>
              </table:table-cell>
              <table:table-cell office:value-type="float" office:value="3571810">
                <text:p>3571810</text:p>
              </table:table-cell>
              <table:table-cell office:value-type="float" office:value="3820470">
                <text:p>3820470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135638000">
                <text:p>135638000</text:p>
              </table:table-cell>
              <table:table-cell office:value-type="float" office:value="138142000">
                <text:p>138142000</text:p>
              </table:table-cell>
              <table:table-cell office:value-type="float" office:value="140423000">
                <text:p>140423000</text:p>
              </table:table-cell>
              <table:table-cell office:value-type="float" office:value="3413920">
                <text:p>3413920</text:p>
              </table:table-cell>
              <table:table-cell office:value-type="float" office:value="3453680">
                <text:p>3453680</text:p>
              </table:table-cell>
              <table:table-cell office:value-type="float" office:value="3490100">
                <text:p>3490100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135658000">
                <text:p>135658000</text:p>
              </table:table-cell>
              <table:table-cell office:value-type="float" office:value="137893000">
                <text:p>137893000</text:p>
              </table:table-cell>
              <table:table-cell office:value-type="float" office:value="144587000">
                <text:p>144587000</text:p>
              </table:table-cell>
              <table:table-cell office:value-type="float" office:value="3283710">
                <text:p>3283710</text:p>
              </table:table-cell>
              <table:table-cell office:value-type="float" office:value="3366470">
                <text:p>3366470</text:p>
              </table:table-cell>
              <table:table-cell office:value-type="float" office:value="3424490">
                <text:p>342449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136081000">
                <text:p>136081000</text:p>
              </table:table-cell>
              <table:table-cell office:value-type="float" office:value="142070000">
                <text:p>142070000</text:p>
              </table:table-cell>
              <table:table-cell office:value-type="float" office:value="155342000">
                <text:p>155342000</text:p>
              </table:table-cell>
              <table:table-cell office:value-type="float" office:value="3288820">
                <text:p>3288820</text:p>
              </table:table-cell>
              <table:table-cell office:value-type="float" office:value="3378670">
                <text:p>3378670</text:p>
              </table:table-cell>
              <table:table-cell office:value-type="float" office:value="3480360">
                <text:p>3480360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137109000">
                <text:p>137109000</text:p>
              </table:table-cell>
              <table:table-cell office:value-type="float" office:value="143472000">
                <text:p>143472000</text:p>
              </table:table-cell>
              <table:table-cell office:value-type="float" office:value="156757000">
                <text:p>156757000</text:p>
              </table:table-cell>
              <table:table-cell office:value-type="float" office:value="3575440">
                <text:p>3575440</text:p>
              </table:table-cell>
              <table:table-cell office:value-type="float" office:value="3896530">
                <text:p>3896530</text:p>
              </table:table-cell>
              <table:table-cell office:value-type="float" office:value="4260850">
                <text:p>4260850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138816000">
                <text:p>138816000</text:p>
              </table:table-cell>
              <table:table-cell office:value-type="float" office:value="143126000">
                <text:p>143126000</text:p>
              </table:table-cell>
              <table:table-cell office:value-type="float" office:value="148313000">
                <text:p>148313000</text:p>
              </table:table-cell>
              <table:table-cell office:value-type="float" office:value="3656460">
                <text:p>3656460</text:p>
              </table:table-cell>
              <table:table-cell office:value-type="float" office:value="3752750">
                <text:p>3752750</text:p>
              </table:table-cell>
              <table:table-cell office:value-type="float" office:value="3861890">
                <text:p>3861890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136644000">
                <text:p>136644000</text:p>
              </table:table-cell>
              <table:table-cell office:value-type="float" office:value="139560000">
                <text:p>139560000</text:p>
              </table:table-cell>
              <table:table-cell office:value-type="float" office:value="143661000">
                <text:p>143661000</text:p>
              </table:table-cell>
              <table:table-cell office:value-type="float" office:value="3348160">
                <text:p>3348160</text:p>
              </table:table-cell>
              <table:table-cell office:value-type="float" office:value="3509420">
                <text:p>3509420</text:p>
              </table:table-cell>
              <table:table-cell office:value-type="float" office:value="3915390">
                <text:p>3915390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137695000">
                <text:p>137695000</text:p>
              </table:table-cell>
              <table:table-cell office:value-type="float" office:value="143162000">
                <text:p>143162000</text:p>
              </table:table-cell>
              <table:table-cell office:value-type="float" office:value="159169000">
                <text:p>159169000</text:p>
              </table:table-cell>
              <table:table-cell office:value-type="float" office:value="3415860">
                <text:p>3415860</text:p>
              </table:table-cell>
              <table:table-cell office:value-type="float" office:value="3449450">
                <text:p>3449450</text:p>
              </table:table-cell>
              <table:table-cell office:value-type="float" office:value="3566980">
                <text:p>3566980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138671000">
                <text:p>138671000</text:p>
              </table:table-cell>
              <table:table-cell office:value-type="float" office:value="140763000">
                <text:p>140763000</text:p>
              </table:table-cell>
              <table:table-cell office:value-type="float" office:value="145702000">
                <text:p>145702000</text:p>
              </table:table-cell>
              <table:table-cell office:value-type="float" office:value="3379180">
                <text:p>3379180</text:p>
              </table:table-cell>
              <table:table-cell office:value-type="float" office:value="3403910">
                <text:p>3403910</text:p>
              </table:table-cell>
              <table:table-cell office:value-type="float" office:value="3452610">
                <text:p>3452610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140253000">
                <text:p>140253000</text:p>
              </table:table-cell>
              <table:table-cell office:value-type="float" office:value="145402000">
                <text:p>145402000</text:p>
              </table:table-cell>
              <table:table-cell office:value-type="float" office:value="151007000">
                <text:p>151007000</text:p>
              </table:table-cell>
              <table:table-cell office:value-type="float" office:value="3581440">
                <text:p>3581440</text:p>
              </table:table-cell>
              <table:table-cell office:value-type="float" office:value="3656090">
                <text:p>3656090</text:p>
              </table:table-cell>
              <table:table-cell office:value-type="float" office:value="3845260">
                <text:p>3845260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143603000">
                <text:p>143603000</text:p>
              </table:table-cell>
              <table:table-cell office:value-type="float" office:value="147301000">
                <text:p>147301000</text:p>
              </table:table-cell>
              <table:table-cell office:value-type="float" office:value="153079000">
                <text:p>153079000</text:p>
              </table:table-cell>
              <table:table-cell office:value-type="float" office:value="3495570">
                <text:p>3495570</text:p>
              </table:table-cell>
              <table:table-cell office:value-type="float" office:value="3558620">
                <text:p>3558620</text:p>
              </table:table-cell>
              <table:table-cell office:value-type="float" office:value="3634390">
                <text:p>3634390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146293000">
                <text:p>146293000</text:p>
              </table:table-cell>
              <table:table-cell office:value-type="float" office:value="149109000">
                <text:p>149109000</text:p>
              </table:table-cell>
              <table:table-cell office:value-type="float" office:value="155041000">
                <text:p>155041000</text:p>
              </table:table-cell>
              <table:table-cell office:value-type="float" office:value="3651060">
                <text:p>3651060</text:p>
              </table:table-cell>
              <table:table-cell office:value-type="float" office:value="3866720">
                <text:p>3866720</text:p>
              </table:table-cell>
              <table:table-cell office:value-type="float" office:value="4125170">
                <text:p>4125170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146186000">
                <text:p>146186000</text:p>
              </table:table-cell>
              <table:table-cell office:value-type="float" office:value="149537000">
                <text:p>149537000</text:p>
              </table:table-cell>
              <table:table-cell office:value-type="float" office:value="153662000">
                <text:p>153662000</text:p>
              </table:table-cell>
              <table:table-cell office:value-type="float" office:value="3716760">
                <text:p>3716760</text:p>
              </table:table-cell>
              <table:table-cell office:value-type="float" office:value="3787390">
                <text:p>3787390</text:p>
              </table:table-cell>
              <table:table-cell office:value-type="float" office:value="3830290">
                <text:p>3830290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145512000">
                <text:p>145512000</text:p>
              </table:table-cell>
              <table:table-cell office:value-type="float" office:value="153599000">
                <text:p>153599000</text:p>
              </table:table-cell>
              <table:table-cell office:value-type="float" office:value="164610000">
                <text:p>164610000</text:p>
              </table:table-cell>
              <table:table-cell office:value-type="float" office:value="3778180">
                <text:p>3778180</text:p>
              </table:table-cell>
              <table:table-cell office:value-type="float" office:value="3916230">
                <text:p>3916230</text:p>
              </table:table-cell>
              <table:table-cell office:value-type="float" office:value="4143840">
                <text:p>414384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146248000">
                <text:p>146248000</text:p>
              </table:table-cell>
              <table:table-cell office:value-type="float" office:value="151073000">
                <text:p>151073000</text:p>
              </table:table-cell>
              <table:table-cell office:value-type="float" office:value="154380000">
                <text:p>154380000</text:p>
              </table:table-cell>
              <table:table-cell office:value-type="float" office:value="3683050">
                <text:p>3683050</text:p>
              </table:table-cell>
              <table:table-cell office:value-type="float" office:value="3831970">
                <text:p>3831970</text:p>
              </table:table-cell>
              <table:table-cell office:value-type="float" office:value="4138180">
                <text:p>4138180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147197000">
                <text:p>147197000</text:p>
              </table:table-cell>
              <table:table-cell office:value-type="float" office:value="150582000">
                <text:p>150582000</text:p>
              </table:table-cell>
              <table:table-cell office:value-type="float" office:value="156558000">
                <text:p>156558000</text:p>
              </table:table-cell>
              <table:table-cell office:value-type="float" office:value="3814150">
                <text:p>3814150</text:p>
              </table:table-cell>
              <table:table-cell office:value-type="float" office:value="3837160">
                <text:p>3837160</text:p>
              </table:table-cell>
              <table:table-cell office:value-type="float" office:value="3877390">
                <text:p>3877390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147834000">
                <text:p>147834000</text:p>
              </table:table-cell>
              <table:table-cell office:value-type="float" office:value="151292000">
                <text:p>151292000</text:p>
              </table:table-cell>
              <table:table-cell office:value-type="float" office:value="160464000">
                <text:p>160464000</text:p>
              </table:table-cell>
              <table:table-cell office:value-type="float" office:value="3667960">
                <text:p>3667960</text:p>
              </table:table-cell>
              <table:table-cell office:value-type="float" office:value="3855480">
                <text:p>3855480</text:p>
              </table:table-cell>
              <table:table-cell office:value-type="float" office:value="4336680">
                <text:p>4336680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149426000">
                <text:p>149426000</text:p>
              </table:table-cell>
              <table:table-cell office:value-type="float" office:value="150337000">
                <text:p>150337000</text:p>
              </table:table-cell>
              <table:table-cell office:value-type="float" office:value="154849000">
                <text:p>154849000</text:p>
              </table:table-cell>
              <table:table-cell office:value-type="float" office:value="3783910">
                <text:p>3783910</text:p>
              </table:table-cell>
              <table:table-cell office:value-type="float" office:value="3812400">
                <text:p>3812400</text:p>
              </table:table-cell>
              <table:table-cell office:value-type="float" office:value="3908680">
                <text:p>3908680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150383000">
                <text:p>150383000</text:p>
              </table:table-cell>
              <table:table-cell office:value-type="float" office:value="152008000">
                <text:p>152008000</text:p>
              </table:table-cell>
              <table:table-cell office:value-type="float" office:value="154127000">
                <text:p>154127000</text:p>
              </table:table-cell>
              <table:table-cell office:value-type="float" office:value="3782420">
                <text:p>3782420</text:p>
              </table:table-cell>
              <table:table-cell office:value-type="float" office:value="3804610">
                <text:p>3804610</text:p>
              </table:table-cell>
              <table:table-cell office:value-type="float" office:value="3853780">
                <text:p>385378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151740000">
                <text:p>151740000</text:p>
              </table:table-cell>
              <table:table-cell office:value-type="float" office:value="152796000">
                <text:p>152796000</text:p>
              </table:table-cell>
              <table:table-cell office:value-type="float" office:value="154309000">
                <text:p>154309000</text:p>
              </table:table-cell>
              <table:table-cell office:value-type="float" office:value="3828560">
                <text:p>3828560</text:p>
              </table:table-cell>
              <table:table-cell office:value-type="float" office:value="3905500">
                <text:p>3905500</text:p>
              </table:table-cell>
              <table:table-cell office:value-type="float" office:value="4062210">
                <text:p>4062210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154169000">
                <text:p>154169000</text:p>
              </table:table-cell>
              <table:table-cell office:value-type="float" office:value="161244000">
                <text:p>161244000</text:p>
              </table:table-cell>
              <table:table-cell office:value-type="float" office:value="172568000">
                <text:p>172568000</text:p>
              </table:table-cell>
              <table:table-cell office:value-type="float" office:value="4002240">
                <text:p>4002240</text:p>
              </table:table-cell>
              <table:table-cell office:value-type="float" office:value="4114990">
                <text:p>4114990</text:p>
              </table:table-cell>
              <table:table-cell office:value-type="float" office:value="4301300">
                <text:p>4301300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158004000">
                <text:p>158004000</text:p>
              </table:table-cell>
              <table:table-cell office:value-type="float" office:value="161194000">
                <text:p>161194000</text:p>
              </table:table-cell>
              <table:table-cell office:value-type="float" office:value="166551000">
                <text:p>166551000</text:p>
              </table:table-cell>
              <table:table-cell office:value-type="float" office:value="3790500">
                <text:p>3790500</text:p>
              </table:table-cell>
              <table:table-cell office:value-type="float" office:value="3979510">
                <text:p>3979510</text:p>
              </table:table-cell>
              <table:table-cell office:value-type="float" office:value="4323570">
                <text:p>4323570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155222000">
                <text:p>155222000</text:p>
              </table:table-cell>
              <table:table-cell office:value-type="float" office:value="160614000">
                <text:p>160614000</text:p>
              </table:table-cell>
              <table:table-cell office:value-type="float" office:value="171673000">
                <text:p>171673000</text:p>
              </table:table-cell>
              <table:table-cell office:value-type="float" office:value="3835470">
                <text:p>3835470</text:p>
              </table:table-cell>
              <table:table-cell office:value-type="float" office:value="3865270">
                <text:p>3865270</text:p>
              </table:table-cell>
              <table:table-cell office:value-type="float" office:value="4003580">
                <text:p>4003580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156412000">
                <text:p>156412000</text:p>
              </table:table-cell>
              <table:table-cell office:value-type="float" office:value="157288000">
                <text:p>157288000</text:p>
              </table:table-cell>
              <table:table-cell office:value-type="float" office:value="161916000">
                <text:p>161916000</text:p>
              </table:table-cell>
              <table:table-cell office:value-type="float" office:value="4155180">
                <text:p>4155180</text:p>
              </table:table-cell>
              <table:table-cell office:value-type="float" office:value="4186130">
                <text:p>4186130</text:p>
              </table:table-cell>
              <table:table-cell office:value-type="float" office:value="4218400">
                <text:p>421840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157654000">
                <text:p>157654000</text:p>
              </table:table-cell>
              <table:table-cell office:value-type="float" office:value="159000000">
                <text:p>159000000</text:p>
              </table:table-cell>
              <table:table-cell office:value-type="float" office:value="161231000">
                <text:p>161231000</text:p>
              </table:table-cell>
              <table:table-cell office:value-type="float" office:value="3788520">
                <text:p>3788520</text:p>
              </table:table-cell>
              <table:table-cell office:value-type="float" office:value="3843590">
                <text:p>3843590</text:p>
              </table:table-cell>
              <table:table-cell office:value-type="float" office:value="3996020">
                <text:p>3996020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159200000">
                <text:p>159200000</text:p>
              </table:table-cell>
              <table:table-cell office:value-type="float" office:value="161860000">
                <text:p>161860000</text:p>
              </table:table-cell>
              <table:table-cell office:value-type="float" office:value="164984000">
                <text:p>164984000</text:p>
              </table:table-cell>
              <table:table-cell office:value-type="float" office:value="4055180">
                <text:p>4055180</text:p>
              </table:table-cell>
              <table:table-cell office:value-type="float" office:value="4080770">
                <text:p>4080770</text:p>
              </table:table-cell>
              <table:table-cell office:value-type="float" office:value="4133490">
                <text:p>4133490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160083000">
                <text:p>160083000</text:p>
              </table:table-cell>
              <table:table-cell office:value-type="float" office:value="161104000">
                <text:p>161104000</text:p>
              </table:table-cell>
              <table:table-cell office:value-type="float" office:value="165811000">
                <text:p>165811000</text:p>
              </table:table-cell>
              <table:table-cell office:value-type="float" office:value="3691280">
                <text:p>3691280</text:p>
              </table:table-cell>
              <table:table-cell office:value-type="float" office:value="3699470">
                <text:p>3699470</text:p>
              </table:table-cell>
              <table:table-cell office:value-type="float" office:value="3711550">
                <text:p>3711550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161145000">
                <text:p>161145000</text:p>
              </table:table-cell>
              <table:table-cell office:value-type="float" office:value="161786000">
                <text:p>161786000</text:p>
              </table:table-cell>
              <table:table-cell office:value-type="float" office:value="162258000">
                <text:p>162258000</text:p>
              </table:table-cell>
              <table:table-cell office:value-type="float" office:value="3956090">
                <text:p>3956090</text:p>
              </table:table-cell>
              <table:table-cell office:value-type="float" office:value="3992630">
                <text:p>3992630</text:p>
              </table:table-cell>
              <table:table-cell office:value-type="float" office:value="4060460">
                <text:p>406046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162611000">
                <text:p>162611000</text:p>
              </table:table-cell>
              <table:table-cell office:value-type="float" office:value="164831000">
                <text:p>164831000</text:p>
              </table:table-cell>
              <table:table-cell office:value-type="float" office:value="173462000">
                <text:p>173462000</text:p>
              </table:table-cell>
              <table:table-cell office:value-type="float" office:value="3827170">
                <text:p>3827170</text:p>
              </table:table-cell>
              <table:table-cell office:value-type="float" office:value="3847880">
                <text:p>3847880</text:p>
              </table:table-cell>
              <table:table-cell office:value-type="float" office:value="3872440">
                <text:p>3872440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164326000">
                <text:p>164326000</text:p>
              </table:table-cell>
              <table:table-cell office:value-type="float" office:value="170137000">
                <text:p>170137000</text:p>
              </table:table-cell>
              <table:table-cell office:value-type="float" office:value="175107000">
                <text:p>175107000</text:p>
              </table:table-cell>
              <table:table-cell office:value-type="float" office:value="4178900">
                <text:p>4178900</text:p>
              </table:table-cell>
              <table:table-cell office:value-type="float" office:value="4206860">
                <text:p>4206860</text:p>
              </table:table-cell>
              <table:table-cell office:value-type="float" office:value="4225060">
                <text:p>4225060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165353000">
                <text:p>165353000</text:p>
              </table:table-cell>
              <table:table-cell office:value-type="float" office:value="169260000">
                <text:p>169260000</text:p>
              </table:table-cell>
              <table:table-cell office:value-type="float" office:value="175295000">
                <text:p>175295000</text:p>
              </table:table-cell>
              <table:table-cell office:value-type="float" office:value="3913910">
                <text:p>3913910</text:p>
              </table:table-cell>
              <table:table-cell office:value-type="float" office:value="4082410">
                <text:p>4082410</text:p>
              </table:table-cell>
              <table:table-cell office:value-type="float" office:value="4332860">
                <text:p>4332860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167056000">
                <text:p>167056000</text:p>
              </table:table-cell>
              <table:table-cell office:value-type="float" office:value="170519000">
                <text:p>170519000</text:p>
              </table:table-cell>
              <table:table-cell office:value-type="float" office:value="175599000">
                <text:p>175599000</text:p>
              </table:table-cell>
              <table:table-cell office:value-type="float" office:value="4065990">
                <text:p>4065990</text:p>
              </table:table-cell>
              <table:table-cell office:value-type="float" office:value="4248240">
                <text:p>4248240</text:p>
              </table:table-cell>
              <table:table-cell office:value-type="float" office:value="4365550">
                <text:p>4365550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167601000">
                <text:p>167601000</text:p>
              </table:table-cell>
              <table:table-cell office:value-type="float" office:value="168817000">
                <text:p>168817000</text:p>
              </table:table-cell>
              <table:table-cell office:value-type="float" office:value="173517000">
                <text:p>173517000</text:p>
              </table:table-cell>
              <table:table-cell office:value-type="float" office:value="4115960">
                <text:p>4115960</text:p>
              </table:table-cell>
              <table:table-cell office:value-type="float" office:value="4143580">
                <text:p>4143580</text:p>
              </table:table-cell>
              <table:table-cell office:value-type="float" office:value="4195130">
                <text:p>4195130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169134000">
                <text:p>169134000</text:p>
              </table:table-cell>
              <table:table-cell office:value-type="float" office:value="169437000">
                <text:p>169437000</text:p>
              </table:table-cell>
              <table:table-cell office:value-type="float" office:value="169843000">
                <text:p>169843000</text:p>
              </table:table-cell>
              <table:table-cell office:value-type="float" office:value="4014750">
                <text:p>4014750</text:p>
              </table:table-cell>
              <table:table-cell office:value-type="float" office:value="4035520">
                <text:p>4035520</text:p>
              </table:table-cell>
              <table:table-cell office:value-type="float" office:value="4063630">
                <text:p>4063630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170140000">
                <text:p>170140000</text:p>
              </table:table-cell>
              <table:table-cell office:value-type="float" office:value="171050000">
                <text:p>171050000</text:p>
              </table:table-cell>
              <table:table-cell office:value-type="float" office:value="173991000">
                <text:p>173991000</text:p>
              </table:table-cell>
              <table:table-cell office:value-type="float" office:value="4370440">
                <text:p>4370440</text:p>
              </table:table-cell>
              <table:table-cell office:value-type="float" office:value="4435040">
                <text:p>4435040</text:p>
              </table:table-cell>
              <table:table-cell office:value-type="float" office:value="4591150">
                <text:p>4591150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171607000">
                <text:p>171607000</text:p>
              </table:table-cell>
              <table:table-cell office:value-type="float" office:value="172758000">
                <text:p>172758000</text:p>
              </table:table-cell>
              <table:table-cell office:value-type="float" office:value="179230000">
                <text:p>179230000</text:p>
              </table:table-cell>
              <table:table-cell office:value-type="float" office:value="4135810">
                <text:p>4135810</text:p>
              </table:table-cell>
              <table:table-cell office:value-type="float" office:value="4159940">
                <text:p>4159940</text:p>
              </table:table-cell>
              <table:table-cell office:value-type="float" office:value="4211170">
                <text:p>4211170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172721000">
                <text:p>172721000</text:p>
              </table:table-cell>
              <table:table-cell office:value-type="float" office:value="173253000">
                <text:p>173253000</text:p>
              </table:table-cell>
              <table:table-cell office:value-type="float" office:value="173895000">
                <text:p>173895000</text:p>
              </table:table-cell>
              <table:table-cell office:value-type="float" office:value="4172380">
                <text:p>4172380</text:p>
              </table:table-cell>
              <table:table-cell office:value-type="float" office:value="4204020">
                <text:p>4204020</text:p>
              </table:table-cell>
              <table:table-cell office:value-type="float" office:value="4239240">
                <text:p>4239240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174154000">
                <text:p>174154000</text:p>
              </table:table-cell>
              <table:table-cell office:value-type="float" office:value="175769000">
                <text:p>175769000</text:p>
              </table:table-cell>
              <table:table-cell office:value-type="float" office:value="181800000">
                <text:p>181800000</text:p>
              </table:table-cell>
              <table:table-cell office:value-type="float" office:value="4152710">
                <text:p>4152710</text:p>
              </table:table-cell>
              <table:table-cell office:value-type="float" office:value="4168790">
                <text:p>4168790</text:p>
              </table:table-cell>
              <table:table-cell office:value-type="float" office:value="4186960">
                <text:p>4186960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175422000">
                <text:p>175422000</text:p>
              </table:table-cell>
              <table:table-cell office:value-type="float" office:value="176610000">
                <text:p>176610000</text:p>
              </table:table-cell>
              <table:table-cell office:value-type="float" office:value="181615000">
                <text:p>181615000</text:p>
              </table:table-cell>
              <table:table-cell office:value-type="float" office:value="4075040">
                <text:p>4075040</text:p>
              </table:table-cell>
              <table:table-cell office:value-type="float" office:value="4103540">
                <text:p>4103540</text:p>
              </table:table-cell>
              <table:table-cell office:value-type="float" office:value="4171880">
                <text:p>4171880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176656000">
                <text:p>176656000</text:p>
              </table:table-cell>
              <table:table-cell office:value-type="float" office:value="177109000">
                <text:p>177109000</text:p>
              </table:table-cell>
              <table:table-cell office:value-type="float" office:value="178322000">
                <text:p>178322000</text:p>
              </table:table-cell>
              <table:table-cell office:value-type="float" office:value="4277420">
                <text:p>4277420</text:p>
              </table:table-cell>
              <table:table-cell office:value-type="float" office:value="4303820">
                <text:p>4303820</text:p>
              </table:table-cell>
              <table:table-cell office:value-type="float" office:value="4336200">
                <text:p>4336200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178102000">
                <text:p>178102000</text:p>
              </table:table-cell>
              <table:table-cell office:value-type="float" office:value="181439000">
                <text:p>181439000</text:p>
              </table:table-cell>
              <table:table-cell office:value-type="float" office:value="187087000">
                <text:p>187087000</text:p>
              </table:table-cell>
              <table:table-cell office:value-type="float" office:value="4488720">
                <text:p>4488720</text:p>
              </table:table-cell>
              <table:table-cell office:value-type="float" office:value="4644530">
                <text:p>4644530</text:p>
              </table:table-cell>
              <table:table-cell office:value-type="float" office:value="4748720">
                <text:p>4748720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183522000">
                <text:p>183522000</text:p>
              </table:table-cell>
              <table:table-cell office:value-type="float" office:value="184534000">
                <text:p>184534000</text:p>
              </table:table-cell>
              <table:table-cell office:value-type="float" office:value="190047000">
                <text:p>190047000</text:p>
              </table:table-cell>
              <table:table-cell office:value-type="float" office:value="4176220">
                <text:p>4176220</text:p>
              </table:table-cell>
              <table:table-cell office:value-type="float" office:value="4308960">
                <text:p>4308960</text:p>
              </table:table-cell>
              <table:table-cell office:value-type="float" office:value="4440350">
                <text:p>4440350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184962000">
                <text:p>184962000</text:p>
              </table:table-cell>
              <table:table-cell office:value-type="float" office:value="185470000">
                <text:p>185470000</text:p>
              </table:table-cell>
              <table:table-cell office:value-type="float" office:value="185892000">
                <text:p>185892000</text:p>
              </table:table-cell>
              <table:table-cell office:value-type="float" office:value="4262410">
                <text:p>4262410</text:p>
              </table:table-cell>
              <table:table-cell office:value-type="float" office:value="4367780">
                <text:p>4367780</text:p>
              </table:table-cell>
              <table:table-cell office:value-type="float" office:value="4454580">
                <text:p>4454580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186184000">
                <text:p>186184000</text:p>
              </table:table-cell>
              <table:table-cell office:value-type="float" office:value="187152000">
                <text:p>187152000</text:p>
              </table:table-cell>
              <table:table-cell office:value-type="float" office:value="192158000">
                <text:p>192158000</text:p>
              </table:table-cell>
              <table:table-cell office:value-type="float" office:value="4232900">
                <text:p>4232900</text:p>
              </table:table-cell>
              <table:table-cell office:value-type="float" office:value="4365440">
                <text:p>4365440</text:p>
              </table:table-cell>
              <table:table-cell office:value-type="float" office:value="4437360">
                <text:p>4437360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187215000">
                <text:p>187215000</text:p>
              </table:table-cell>
              <table:table-cell office:value-type="float" office:value="188386000">
                <text:p>188386000</text:p>
              </table:table-cell>
              <table:table-cell office:value-type="float" office:value="190399000">
                <text:p>190399000</text:p>
              </table:table-cell>
              <table:table-cell office:value-type="float" office:value="4252090">
                <text:p>4252090</text:p>
              </table:table-cell>
              <table:table-cell office:value-type="float" office:value="4398320">
                <text:p>4398320</text:p>
              </table:table-cell>
              <table:table-cell office:value-type="float" office:value="4533030">
                <text:p>4533030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189041000">
                <text:p>189041000</text:p>
              </table:table-cell>
              <table:table-cell office:value-type="float" office:value="189479000">
                <text:p>189479000</text:p>
              </table:table-cell>
              <table:table-cell office:value-type="float" office:value="190554000">
                <text:p>190554000</text:p>
              </table:table-cell>
              <table:table-cell office:value-type="float" office:value="4086700">
                <text:p>4086700</text:p>
              </table:table-cell>
              <table:table-cell office:value-type="float" office:value="4206940">
                <text:p>4206940</text:p>
              </table:table-cell>
              <table:table-cell office:value-type="float" office:value="4314290">
                <text:p>4314290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90634000">
                <text:p>190634000</text:p>
              </table:table-cell>
              <table:table-cell office:value-type="float" office:value="191542000">
                <text:p>191542000</text:p>
              </table:table-cell>
              <table:table-cell office:value-type="float" office:value="196078000">
                <text:p>196078000</text:p>
              </table:table-cell>
              <table:table-cell office:value-type="float" office:value="4270460">
                <text:p>4270460</text:p>
              </table:table-cell>
              <table:table-cell office:value-type="float" office:value="4422990">
                <text:p>4422990</text:p>
              </table:table-cell>
              <table:table-cell office:value-type="float" office:value="4543180">
                <text:p>454318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191486000">
                <text:p>191486000</text:p>
              </table:table-cell>
              <table:table-cell office:value-type="float" office:value="192451000">
                <text:p>192451000</text:p>
              </table:table-cell>
              <table:table-cell office:value-type="float" office:value="193640000">
                <text:p>193640000</text:p>
              </table:table-cell>
              <table:table-cell office:value-type="float" office:value="4254350">
                <text:p>4254350</text:p>
              </table:table-cell>
              <table:table-cell office:value-type="float" office:value="4377000">
                <text:p>4377000</text:p>
              </table:table-cell>
              <table:table-cell office:value-type="float" office:value="4503920">
                <text:p>4503920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191555000">
                <text:p>191555000</text:p>
              </table:table-cell>
              <table:table-cell office:value-type="float" office:value="195371000">
                <text:p>195371000</text:p>
              </table:table-cell>
              <table:table-cell office:value-type="float" office:value="199512000">
                <text:p>199512000</text:p>
              </table:table-cell>
              <table:table-cell office:value-type="float" office:value="4387660">
                <text:p>4387660</text:p>
              </table:table-cell>
              <table:table-cell office:value-type="float" office:value="4672360">
                <text:p>4672360</text:p>
              </table:table-cell>
              <table:table-cell office:value-type="float" office:value="5134120">
                <text:p>5134120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190156000">
                <text:p>190156000</text:p>
              </table:table-cell>
              <table:table-cell office:value-type="float" office:value="193912000">
                <text:p>193912000</text:p>
              </table:table-cell>
              <table:table-cell office:value-type="float" office:value="200865000">
                <text:p>200865000</text:p>
              </table:table-cell>
              <table:table-cell office:value-type="float" office:value="4200280">
                <text:p>4200280</text:p>
              </table:table-cell>
              <table:table-cell office:value-type="float" office:value="4229100">
                <text:p>4229100</text:p>
              </table:table-cell>
              <table:table-cell office:value-type="float" office:value="4276470">
                <text:p>4276470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191257000">
                <text:p>191257000</text:p>
              </table:table-cell>
              <table:table-cell office:value-type="float" office:value="193439000">
                <text:p>193439000</text:p>
              </table:table-cell>
              <table:table-cell office:value-type="float" office:value="196808000">
                <text:p>196808000</text:p>
              </table:table-cell>
              <table:table-cell office:value-type="float" office:value="4242420">
                <text:p>4242420</text:p>
              </table:table-cell>
              <table:table-cell office:value-type="float" office:value="4307560">
                <text:p>4307560</text:p>
              </table:table-cell>
              <table:table-cell office:value-type="float" office:value="4531070">
                <text:p>4531070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192749000">
                <text:p>192749000</text:p>
              </table:table-cell>
              <table:table-cell office:value-type="float" office:value="195061000">
                <text:p>195061000</text:p>
              </table:table-cell>
              <table:table-cell office:value-type="float" office:value="199186000">
                <text:p>199186000</text:p>
              </table:table-cell>
              <table:table-cell office:value-type="float" office:value="4446070">
                <text:p>4446070</text:p>
              </table:table-cell>
              <table:table-cell office:value-type="float" office:value="4541920">
                <text:p>4541920</text:p>
              </table:table-cell>
              <table:table-cell office:value-type="float" office:value="4710280">
                <text:p>4710280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194551000">
                <text:p>194551000</text:p>
              </table:table-cell>
              <table:table-cell office:value-type="float" office:value="199526000">
                <text:p>199526000</text:p>
              </table:table-cell>
              <table:table-cell office:value-type="float" office:value="204073000">
                <text:p>204073000</text:p>
              </table:table-cell>
              <table:table-cell office:value-type="float" office:value="4379100">
                <text:p>4379100</text:p>
              </table:table-cell>
              <table:table-cell office:value-type="float" office:value="4552960">
                <text:p>4552960</text:p>
              </table:table-cell>
              <table:table-cell office:value-type="float" office:value="4865470">
                <text:p>4865470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198016000">
                <text:p>198016000</text:p>
              </table:table-cell>
              <table:table-cell office:value-type="float" office:value="202434000">
                <text:p>202434000</text:p>
              </table:table-cell>
              <table:table-cell office:value-type="float" office:value="212197000">
                <text:p>212197000</text:p>
              </table:table-cell>
              <table:table-cell office:value-type="float" office:value="4386950">
                <text:p>4386950</text:p>
              </table:table-cell>
              <table:table-cell office:value-type="float" office:value="4551070">
                <text:p>4551070</text:p>
              </table:table-cell>
              <table:table-cell office:value-type="float" office:value="5077930">
                <text:p>5077930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197755000">
                <text:p>197755000</text:p>
              </table:table-cell>
              <table:table-cell office:value-type="float" office:value="201895000">
                <text:p>201895000</text:p>
              </table:table-cell>
              <table:table-cell office:value-type="float" office:value="205201000">
                <text:p>205201000</text:p>
              </table:table-cell>
              <table:table-cell office:value-type="float" office:value="4396870">
                <text:p>4396870</text:p>
              </table:table-cell>
              <table:table-cell office:value-type="float" office:value="4419130">
                <text:p>4419130</text:p>
              </table:table-cell>
              <table:table-cell office:value-type="float" office:value="4437660">
                <text:p>4437660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198184000">
                <text:p>198184000</text:p>
              </table:table-cell>
              <table:table-cell office:value-type="float" office:value="202872000">
                <text:p>202872000</text:p>
              </table:table-cell>
              <table:table-cell office:value-type="float" office:value="217456000">
                <text:p>217456000</text:p>
              </table:table-cell>
              <table:table-cell office:value-type="float" office:value="4861260">
                <text:p>4861260</text:p>
              </table:table-cell>
              <table:table-cell office:value-type="float" office:value="5085940">
                <text:p>5085940</text:p>
              </table:table-cell>
              <table:table-cell office:value-type="float" office:value="5888850">
                <text:p>588885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01003000">
                <text:p>201003000</text:p>
              </table:table-cell>
              <table:table-cell office:value-type="float" office:value="213003000">
                <text:p>213003000</text:p>
              </table:table-cell>
              <table:table-cell office:value-type="float" office:value="226309000">
                <text:p>226309000</text:p>
              </table:table-cell>
              <table:table-cell office:value-type="float" office:value="4974490">
                <text:p>4974490</text:p>
              </table:table-cell>
              <table:table-cell office:value-type="float" office:value="5080150">
                <text:p>5080150</text:p>
              </table:table-cell>
              <table:table-cell office:value-type="float" office:value="5248310">
                <text:p>5248310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05586000">
                <text:p>205586000</text:p>
              </table:table-cell>
              <table:table-cell office:value-type="float" office:value="209163000">
                <text:p>209163000</text:p>
              </table:table-cell>
              <table:table-cell office:value-type="float" office:value="213721000">
                <text:p>213721000</text:p>
              </table:table-cell>
              <table:table-cell office:value-type="float" office:value="4685760">
                <text:p>4685760</text:p>
              </table:table-cell>
              <table:table-cell office:value-type="float" office:value="4897750">
                <text:p>4897750</text:p>
              </table:table-cell>
              <table:table-cell office:value-type="float" office:value="5075120">
                <text:p>5075120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07213000">
                <text:p>207213000</text:p>
              </table:table-cell>
              <table:table-cell office:value-type="float" office:value="208563000">
                <text:p>208563000</text:p>
              </table:table-cell>
              <table:table-cell office:value-type="float" office:value="214128000">
                <text:p>214128000</text:p>
              </table:table-cell>
              <table:table-cell office:value-type="float" office:value="4463560">
                <text:p>4463560</text:p>
              </table:table-cell>
              <table:table-cell office:value-type="float" office:value="4623960">
                <text:p>4623960</text:p>
              </table:table-cell>
              <table:table-cell office:value-type="float" office:value="4924120">
                <text:p>4924120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08954000">
                <text:p>208954000</text:p>
              </table:table-cell>
              <table:table-cell office:value-type="float" office:value="211861000">
                <text:p>211861000</text:p>
              </table:table-cell>
              <table:table-cell office:value-type="float" office:value="219416000">
                <text:p>219416000</text:p>
              </table:table-cell>
              <table:table-cell office:value-type="float" office:value="4398290">
                <text:p>4398290</text:p>
              </table:table-cell>
              <table:table-cell office:value-type="float" office:value="4558290">
                <text:p>4558290</text:p>
              </table:table-cell>
              <table:table-cell office:value-type="float" office:value="4789040">
                <text:p>4789040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210616000">
                <text:p>210616000</text:p>
              </table:table-cell>
              <table:table-cell office:value-type="float" office:value="212983000">
                <text:p>212983000</text:p>
              </table:table-cell>
              <table:table-cell office:value-type="float" office:value="220214000">
                <text:p>220214000</text:p>
              </table:table-cell>
              <table:table-cell office:value-type="float" office:value="4659050">
                <text:p>4659050</text:p>
              </table:table-cell>
              <table:table-cell office:value-type="float" office:value="4993280">
                <text:p>4993280</text:p>
              </table:table-cell>
              <table:table-cell office:value-type="float" office:value="5913890">
                <text:p>5913890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11683000">
                <text:p>211683000</text:p>
              </table:table-cell>
              <table:table-cell office:value-type="float" office:value="219901000">
                <text:p>219901000</text:p>
              </table:table-cell>
              <table:table-cell office:value-type="float" office:value="233488000">
                <text:p>233488000</text:p>
              </table:table-cell>
              <table:table-cell office:value-type="float" office:value="4277060">
                <text:p>4277060</text:p>
              </table:table-cell>
              <table:table-cell office:value-type="float" office:value="4314080">
                <text:p>4314080</text:p>
              </table:table-cell>
              <table:table-cell office:value-type="float" office:value="4462830">
                <text:p>4462830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07657000">
                <text:p>207657000</text:p>
              </table:table-cell>
              <table:table-cell office:value-type="float" office:value="208751000">
                <text:p>208751000</text:p>
              </table:table-cell>
              <table:table-cell office:value-type="float" office:value="212968000">
                <text:p>212968000</text:p>
              </table:table-cell>
              <table:table-cell office:value-type="float" office:value="4457010">
                <text:p>4457010</text:p>
              </table:table-cell>
              <table:table-cell office:value-type="float" office:value="4517600">
                <text:p>4517600</text:p>
              </table:table-cell>
              <table:table-cell office:value-type="float" office:value="4641430">
                <text:p>4641430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10007000">
                <text:p>210007000</text:p>
              </table:table-cell>
              <table:table-cell office:value-type="float" office:value="217418000">
                <text:p>217418000</text:p>
              </table:table-cell>
              <table:table-cell office:value-type="float" office:value="222830000">
                <text:p>222830000</text:p>
              </table:table-cell>
              <table:table-cell office:value-type="float" office:value="4818250">
                <text:p>4818250</text:p>
              </table:table-cell>
              <table:table-cell office:value-type="float" office:value="4929740">
                <text:p>4929740</text:p>
              </table:table-cell>
              <table:table-cell office:value-type="float" office:value="5007730">
                <text:p>5007730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215859000">
                <text:p>215859000</text:p>
              </table:table-cell>
              <table:table-cell office:value-type="float" office:value="221688000">
                <text:p>221688000</text:p>
              </table:table-cell>
              <table:table-cell office:value-type="float" office:value="238803000">
                <text:p>238803000</text:p>
              </table:table-cell>
              <table:table-cell office:value-type="float" office:value="4751490">
                <text:p>4751490</text:p>
              </table:table-cell>
              <table:table-cell office:value-type="float" office:value="5175620">
                <text:p>5175620</text:p>
              </table:table-cell>
              <table:table-cell office:value-type="float" office:value="5915080">
                <text:p>5915080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213947000">
                <text:p>213947000</text:p>
              </table:table-cell>
              <table:table-cell office:value-type="float" office:value="219154000">
                <text:p>219154000</text:p>
              </table:table-cell>
              <table:table-cell office:value-type="float" office:value="224715000">
                <text:p>224715000</text:p>
              </table:table-cell>
              <table:table-cell office:value-type="float" office:value="4787960">
                <text:p>4787960</text:p>
              </table:table-cell>
              <table:table-cell office:value-type="float" office:value="4810700">
                <text:p>4810700</text:p>
              </table:table-cell>
              <table:table-cell office:value-type="float" office:value="4827500">
                <text:p>4827500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213998000">
                <text:p>213998000</text:p>
              </table:table-cell>
              <table:table-cell office:value-type="float" office:value="218225000">
                <text:p>218225000</text:p>
              </table:table-cell>
              <table:table-cell office:value-type="float" office:value="225592000">
                <text:p>225592000</text:p>
              </table:table-cell>
              <table:table-cell office:value-type="float" office:value="4783220">
                <text:p>4783220</text:p>
              </table:table-cell>
              <table:table-cell office:value-type="float" office:value="4986070">
                <text:p>4986070</text:p>
              </table:table-cell>
              <table:table-cell office:value-type="float" office:value="5262190">
                <text:p>5262190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217668000">
                <text:p>217668000</text:p>
              </table:table-cell>
              <table:table-cell office:value-type="float" office:value="224158000">
                <text:p>224158000</text:p>
              </table:table-cell>
              <table:table-cell office:value-type="float" office:value="231889000">
                <text:p>231889000</text:p>
              </table:table-cell>
              <table:table-cell office:value-type="float" office:value="4889080">
                <text:p>4889080</text:p>
              </table:table-cell>
              <table:table-cell office:value-type="float" office:value="4964190">
                <text:p>4964190</text:p>
              </table:table-cell>
              <table:table-cell office:value-type="float" office:value="5034000">
                <text:p>5034000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220862000">
                <text:p>220862000</text:p>
              </table:table-cell>
              <table:table-cell office:value-type="float" office:value="227011000">
                <text:p>227011000</text:p>
              </table:table-cell>
              <table:table-cell office:value-type="float" office:value="243069000">
                <text:p>243069000</text:p>
              </table:table-cell>
              <table:table-cell office:value-type="float" office:value="4649890">
                <text:p>4649890</text:p>
              </table:table-cell>
              <table:table-cell office:value-type="float" office:value="4796310">
                <text:p>4796310</text:p>
              </table:table-cell>
              <table:table-cell office:value-type="float" office:value="4967760">
                <text:p>4967760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221987000">
                <text:p>221987000</text:p>
              </table:table-cell>
              <table:table-cell office:value-type="float" office:value="229693000">
                <text:p>229693000</text:p>
              </table:table-cell>
              <table:table-cell office:value-type="float" office:value="237538000">
                <text:p>237538000</text:p>
              </table:table-cell>
              <table:table-cell office:value-type="float" office:value="4694860">
                <text:p>4694860</text:p>
              </table:table-cell>
              <table:table-cell office:value-type="float" office:value="4924720">
                <text:p>4924720</text:p>
              </table:table-cell>
              <table:table-cell office:value-type="float" office:value="5325370">
                <text:p>5325370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231257000">
                <text:p>231257000</text:p>
              </table:table-cell>
              <table:table-cell office:value-type="float" office:value="235334000">
                <text:p>235334000</text:p>
              </table:table-cell>
              <table:table-cell office:value-type="float" office:value="246360000">
                <text:p>246360000</text:p>
              </table:table-cell>
              <table:table-cell office:value-type="float" office:value="4885270">
                <text:p>4885270</text:p>
              </table:table-cell>
              <table:table-cell office:value-type="float" office:value="4990190">
                <text:p>4990190</text:p>
              </table:table-cell>
              <table:table-cell office:value-type="float" office:value="5070620">
                <text:p>5070620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229648000">
                <text:p>229648000</text:p>
              </table:table-cell>
              <table:table-cell office:value-type="float" office:value="235633000">
                <text:p>235633000</text:p>
              </table:table-cell>
              <table:table-cell office:value-type="float" office:value="247278000">
                <text:p>247278000</text:p>
              </table:table-cell>
              <table:table-cell office:value-type="float" office:value="5064520">
                <text:p>5064520</text:p>
              </table:table-cell>
              <table:table-cell office:value-type="float" office:value="5629550">
                <text:p>5629550</text:p>
              </table:table-cell>
              <table:table-cell office:value-type="float" office:value="6690260">
                <text:p>6690260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229719000">
                <text:p>229719000</text:p>
              </table:table-cell>
              <table:table-cell office:value-type="float" office:value="239383000">
                <text:p>239383000</text:p>
              </table:table-cell>
              <table:table-cell office:value-type="float" office:value="245640000">
                <text:p>245640000</text:p>
              </table:table-cell>
              <table:table-cell office:value-type="float" office:value="4870420">
                <text:p>4870420</text:p>
              </table:table-cell>
              <table:table-cell office:value-type="float" office:value="5044010">
                <text:p>5044010</text:p>
              </table:table-cell>
              <table:table-cell office:value-type="float" office:value="5163600">
                <text:p>5163600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229295000">
                <text:p>229295000</text:p>
              </table:table-cell>
              <table:table-cell office:value-type="float" office:value="238188000">
                <text:p>238188000</text:p>
              </table:table-cell>
              <table:table-cell office:value-type="float" office:value="255887000">
                <text:p>255887000</text:p>
              </table:table-cell>
              <table:table-cell office:value-type="float" office:value="4899480">
                <text:p>4899480</text:p>
              </table:table-cell>
              <table:table-cell office:value-type="float" office:value="4974980">
                <text:p>4974980</text:p>
              </table:table-cell>
              <table:table-cell office:value-type="float" office:value="5131290">
                <text:p>5131290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234185000">
                <text:p>234185000</text:p>
              </table:table-cell>
              <table:table-cell office:value-type="float" office:value="238703000">
                <text:p>238703000</text:p>
              </table:table-cell>
              <table:table-cell office:value-type="float" office:value="253545000">
                <text:p>253545000</text:p>
              </table:table-cell>
              <table:table-cell office:value-type="float" office:value="4865360">
                <text:p>4865360</text:p>
              </table:table-cell>
              <table:table-cell office:value-type="float" office:value="5228180">
                <text:p>5228180</text:p>
              </table:table-cell>
              <table:table-cell office:value-type="float" office:value="5645370">
                <text:p>5645370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231088000">
                <text:p>231088000</text:p>
              </table:table-cell>
              <table:table-cell office:value-type="float" office:value="241932000">
                <text:p>241932000</text:p>
              </table:table-cell>
              <table:table-cell office:value-type="float" office:value="247159000">
                <text:p>247159000</text:p>
              </table:table-cell>
              <table:table-cell office:value-type="float" office:value="4895640">
                <text:p>4895640</text:p>
              </table:table-cell>
              <table:table-cell office:value-type="float" office:value="5246380">
                <text:p>5246380</text:p>
              </table:table-cell>
              <table:table-cell office:value-type="float" office:value="5859680">
                <text:p>5859680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230885000">
                <text:p>230885000</text:p>
              </table:table-cell>
              <table:table-cell office:value-type="float" office:value="236774000">
                <text:p>236774000</text:p>
              </table:table-cell>
              <table:table-cell office:value-type="float" office:value="243797000">
                <text:p>243797000</text:p>
              </table:table-cell>
              <table:table-cell office:value-type="float" office:value="4814900">
                <text:p>4814900</text:p>
              </table:table-cell>
              <table:table-cell office:value-type="float" office:value="4948600">
                <text:p>4948600</text:p>
              </table:table-cell>
              <table:table-cell office:value-type="float" office:value="5051280">
                <text:p>5051280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233353000">
                <text:p>233353000</text:p>
              </table:table-cell>
              <table:table-cell office:value-type="float" office:value="241779000">
                <text:p>241779000</text:p>
              </table:table-cell>
              <table:table-cell office:value-type="float" office:value="255373000">
                <text:p>255373000</text:p>
              </table:table-cell>
              <table:table-cell office:value-type="float" office:value="4303710">
                <text:p>4303710</text:p>
              </table:table-cell>
              <table:table-cell office:value-type="float" office:value="4408690">
                <text:p>4408690</text:p>
              </table:table-cell>
              <table:table-cell office:value-type="float" office:value="4513510">
                <text:p>4513510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238223000">
                <text:p>238223000</text:p>
              </table:table-cell>
              <table:table-cell office:value-type="float" office:value="245737000">
                <text:p>245737000</text:p>
              </table:table-cell>
              <table:table-cell office:value-type="float" office:value="260680000">
                <text:p>260680000</text:p>
              </table:table-cell>
              <table:table-cell office:value-type="float" office:value="4653230">
                <text:p>4653230</text:p>
              </table:table-cell>
              <table:table-cell office:value-type="float" office:value="4899500">
                <text:p>4899500</text:p>
              </table:table-cell>
              <table:table-cell office:value-type="float" office:value="5236840">
                <text:p>5236840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244284000">
                <text:p>244284000</text:p>
              </table:table-cell>
              <table:table-cell office:value-type="float" office:value="251483000">
                <text:p>251483000</text:p>
              </table:table-cell>
              <table:table-cell office:value-type="float" office:value="258513000">
                <text:p>258513000</text:p>
              </table:table-cell>
              <table:table-cell office:value-type="float" office:value="5068970">
                <text:p>5068970</text:p>
              </table:table-cell>
              <table:table-cell office:value-type="float" office:value="5251740">
                <text:p>5251740</text:p>
              </table:table-cell>
              <table:table-cell office:value-type="float" office:value="5494640">
                <text:p>5494640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243250000">
                <text:p>243250000</text:p>
              </table:table-cell>
              <table:table-cell office:value-type="float" office:value="247822000">
                <text:p>247822000</text:p>
              </table:table-cell>
              <table:table-cell office:value-type="float" office:value="255612000">
                <text:p>255612000</text:p>
              </table:table-cell>
              <table:table-cell office:value-type="float" office:value="5241620">
                <text:p>5241620</text:p>
              </table:table-cell>
              <table:table-cell office:value-type="float" office:value="5308580">
                <text:p>5308580</text:p>
              </table:table-cell>
              <table:table-cell office:value-type="float" office:value="5415230">
                <text:p>5415230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245912000">
                <text:p>245912000</text:p>
              </table:table-cell>
              <table:table-cell office:value-type="float" office:value="250975000">
                <text:p>250975000</text:p>
              </table:table-cell>
              <table:table-cell office:value-type="float" office:value="254523000">
                <text:p>254523000</text:p>
              </table:table-cell>
              <table:table-cell office:value-type="float" office:value="4975300">
                <text:p>4975300</text:p>
              </table:table-cell>
              <table:table-cell office:value-type="float" office:value="5004240">
                <text:p>5004240</text:p>
              </table:table-cell>
              <table:table-cell office:value-type="float" office:value="5127880">
                <text:p>5127880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247435000">
                <text:p>247435000</text:p>
              </table:table-cell>
              <table:table-cell office:value-type="float" office:value="251298000">
                <text:p>251298000</text:p>
              </table:table-cell>
              <table:table-cell office:value-type="float" office:value="256427000">
                <text:p>256427000</text:p>
              </table:table-cell>
              <table:table-cell office:value-type="float" office:value="5311470">
                <text:p>5311470</text:p>
              </table:table-cell>
              <table:table-cell office:value-type="float" office:value="5473260">
                <text:p>5473260</text:p>
              </table:table-cell>
              <table:table-cell office:value-type="float" office:value="5610710">
                <text:p>5610710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245495000">
                <text:p>245495000</text:p>
              </table:table-cell>
              <table:table-cell office:value-type="float" office:value="252184000">
                <text:p>252184000</text:p>
              </table:table-cell>
              <table:table-cell office:value-type="float" office:value="257521000">
                <text:p>257521000</text:p>
              </table:table-cell>
              <table:table-cell office:value-type="float" office:value="5219830">
                <text:p>5219830</text:p>
              </table:table-cell>
              <table:table-cell office:value-type="float" office:value="5474970">
                <text:p>5474970</text:p>
              </table:table-cell>
              <table:table-cell office:value-type="float" office:value="5843100">
                <text:p>5843100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248676000">
                <text:p>248676000</text:p>
              </table:table-cell>
              <table:table-cell office:value-type="float" office:value="253120000">
                <text:p>253120000</text:p>
              </table:table-cell>
              <table:table-cell office:value-type="float" office:value="259238000">
                <text:p>259238000</text:p>
              </table:table-cell>
              <table:table-cell office:value-type="float" office:value="5000050">
                <text:p>5000050</text:p>
              </table:table-cell>
              <table:table-cell office:value-type="float" office:value="5101840">
                <text:p>5101840</text:p>
              </table:table-cell>
              <table:table-cell office:value-type="float" office:value="5289880">
                <text:p>5289880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242881000">
                <text:p>242881000</text:p>
              </table:table-cell>
              <table:table-cell office:value-type="float" office:value="257312000">
                <text:p>257312000</text:p>
              </table:table-cell>
              <table:table-cell office:value-type="float" office:value="270202000">
                <text:p>270202000</text:p>
              </table:table-cell>
              <table:table-cell office:value-type="float" office:value="5319270">
                <text:p>5319270</text:p>
              </table:table-cell>
              <table:table-cell office:value-type="float" office:value="5423630">
                <text:p>5423630</text:p>
              </table:table-cell>
              <table:table-cell office:value-type="float" office:value="5516020">
                <text:p>5516020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251183000">
                <text:p>251183000</text:p>
              </table:table-cell>
              <table:table-cell office:value-type="float" office:value="260705000">
                <text:p>260705000</text:p>
              </table:table-cell>
              <table:table-cell office:value-type="float" office:value="272689000">
                <text:p>272689000</text:p>
              </table:table-cell>
              <table:table-cell office:value-type="float" office:value="5284040">
                <text:p>5284040</text:p>
              </table:table-cell>
              <table:table-cell office:value-type="float" office:value="5557740">
                <text:p>5557740</text:p>
              </table:table-cell>
              <table:table-cell office:value-type="float" office:value="5957910">
                <text:p>5957910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246368000">
                <text:p>246368000</text:p>
              </table:table-cell>
              <table:table-cell office:value-type="float" office:value="255270000">
                <text:p>255270000</text:p>
              </table:table-cell>
              <table:table-cell office:value-type="float" office:value="262664000">
                <text:p>262664000</text:p>
              </table:table-cell>
              <table:table-cell office:value-type="float" office:value="4808840">
                <text:p>4808840</text:p>
              </table:table-cell>
              <table:table-cell office:value-type="float" office:value="4965030">
                <text:p>4965030</text:p>
              </table:table-cell>
              <table:table-cell office:value-type="float" office:value="5094490">
                <text:p>5094490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253274000">
                <text:p>253274000</text:p>
              </table:table-cell>
              <table:table-cell office:value-type="float" office:value="259003000">
                <text:p>259003000</text:p>
              </table:table-cell>
              <table:table-cell office:value-type="float" office:value="264698000">
                <text:p>264698000</text:p>
              </table:table-cell>
              <table:table-cell office:value-type="float" office:value="4935230">
                <text:p>4935230</text:p>
              </table:table-cell>
              <table:table-cell office:value-type="float" office:value="5149020">
                <text:p>5149020</text:p>
              </table:table-cell>
              <table:table-cell office:value-type="float" office:value="5318020">
                <text:p>5318020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249489000">
                <text:p>249489000</text:p>
              </table:table-cell>
              <table:table-cell office:value-type="float" office:value="260594000">
                <text:p>260594000</text:p>
              </table:table-cell>
              <table:table-cell office:value-type="float" office:value="269732000">
                <text:p>269732000</text:p>
              </table:table-cell>
              <table:table-cell office:value-type="float" office:value="5292060">
                <text:p>5292060</text:p>
              </table:table-cell>
              <table:table-cell office:value-type="float" office:value="5396390">
                <text:p>5396390</text:p>
              </table:table-cell>
              <table:table-cell office:value-type="float" office:value="5660160">
                <text:p>5660160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252131000">
                <text:p>252131000</text:p>
              </table:table-cell>
              <table:table-cell office:value-type="float" office:value="257339000">
                <text:p>257339000</text:p>
              </table:table-cell>
              <table:table-cell office:value-type="float" office:value="267112000">
                <text:p>267112000</text:p>
              </table:table-cell>
              <table:table-cell office:value-type="float" office:value="5205640">
                <text:p>5205640</text:p>
              </table:table-cell>
              <table:table-cell office:value-type="float" office:value="5240940">
                <text:p>5240940</text:p>
              </table:table-cell>
              <table:table-cell office:value-type="float" office:value="5286200">
                <text:p>5286200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251107000">
                <text:p>251107000</text:p>
              </table:table-cell>
              <table:table-cell office:value-type="float" office:value="257624000">
                <text:p>257624000</text:p>
              </table:table-cell>
              <table:table-cell office:value-type="float" office:value="265015000">
                <text:p>265015000</text:p>
              </table:table-cell>
              <table:table-cell office:value-type="float" office:value="5058820">
                <text:p>5058820</text:p>
              </table:table-cell>
              <table:table-cell office:value-type="float" office:value="5196740">
                <text:p>5196740</text:p>
              </table:table-cell>
              <table:table-cell office:value-type="float" office:value="5332510">
                <text:p>5332510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257687000">
                <text:p>257687000</text:p>
              </table:table-cell>
              <table:table-cell office:value-type="float" office:value="261598000">
                <text:p>261598000</text:p>
              </table:table-cell>
              <table:table-cell office:value-type="float" office:value="273673000">
                <text:p>273673000</text:p>
              </table:table-cell>
              <table:table-cell office:value-type="float" office:value="4768930">
                <text:p>4768930</text:p>
              </table:table-cell>
              <table:table-cell office:value-type="float" office:value="4824820">
                <text:p>4824820</text:p>
              </table:table-cell>
              <table:table-cell office:value-type="float" office:value="4952520">
                <text:p>4952520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254128000">
                <text:p>254128000</text:p>
              </table:table-cell>
              <table:table-cell office:value-type="float" office:value="260596000">
                <text:p>260596000</text:p>
              </table:table-cell>
              <table:table-cell office:value-type="float" office:value="265812000">
                <text:p>265812000</text:p>
              </table:table-cell>
              <table:table-cell office:value-type="float" office:value="5155420">
                <text:p>5155420</text:p>
              </table:table-cell>
              <table:table-cell office:value-type="float" office:value="5218050">
                <text:p>5218050</text:p>
              </table:table-cell>
              <table:table-cell office:value-type="float" office:value="5341140">
                <text:p>5341140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255972000">
                <text:p>255972000</text:p>
              </table:table-cell>
              <table:table-cell office:value-type="float" office:value="262436000">
                <text:p>262436000</text:p>
              </table:table-cell>
              <table:table-cell office:value-type="float" office:value="266712000">
                <text:p>266712000</text:p>
              </table:table-cell>
              <table:table-cell office:value-type="float" office:value="5033110">
                <text:p>5033110</text:p>
              </table:table-cell>
              <table:table-cell office:value-type="float" office:value="5068720">
                <text:p>5068720</text:p>
              </table:table-cell>
              <table:table-cell office:value-type="float" office:value="5131340">
                <text:p>5131340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257146000">
                <text:p>257146000</text:p>
              </table:table-cell>
              <table:table-cell office:value-type="float" office:value="267692000">
                <text:p>267692000</text:p>
              </table:table-cell>
              <table:table-cell office:value-type="float" office:value="273453000">
                <text:p>273453000</text:p>
              </table:table-cell>
              <table:table-cell office:value-type="float" office:value="5140270">
                <text:p>5140270</text:p>
              </table:table-cell>
              <table:table-cell office:value-type="float" office:value="5374600">
                <text:p>5374600</text:p>
              </table:table-cell>
              <table:table-cell office:value-type="float" office:value="5634130">
                <text:p>5634130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259747000">
                <text:p>259747000</text:p>
              </table:table-cell>
              <table:table-cell office:value-type="float" office:value="265179000">
                <text:p>265179000</text:p>
              </table:table-cell>
              <table:table-cell office:value-type="float" office:value="277033000">
                <text:p>277033000</text:p>
              </table:table-cell>
              <table:table-cell office:value-type="float" office:value="5311340">
                <text:p>5311340</text:p>
              </table:table-cell>
              <table:table-cell office:value-type="float" office:value="5432070">
                <text:p>5432070</text:p>
              </table:table-cell>
              <table:table-cell office:value-type="float" office:value="5690670">
                <text:p>5690670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265095000">
                <text:p>265095000</text:p>
              </table:table-cell>
              <table:table-cell office:value-type="float" office:value="269805000">
                <text:p>269805000</text:p>
              </table:table-cell>
              <table:table-cell office:value-type="float" office:value="276900000">
                <text:p>276900000</text:p>
              </table:table-cell>
              <table:table-cell office:value-type="float" office:value="5384580">
                <text:p>5384580</text:p>
              </table:table-cell>
              <table:table-cell office:value-type="float" office:value="5629050">
                <text:p>5629050</text:p>
              </table:table-cell>
              <table:table-cell office:value-type="float" office:value="5880980">
                <text:p>5880980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263973000">
                <text:p>263973000</text:p>
              </table:table-cell>
              <table:table-cell office:value-type="float" office:value="271970000">
                <text:p>271970000</text:p>
              </table:table-cell>
              <table:table-cell office:value-type="float" office:value="279428000">
                <text:p>279428000</text:p>
              </table:table-cell>
              <table:table-cell office:value-type="float" office:value="5125870">
                <text:p>5125870</text:p>
              </table:table-cell>
              <table:table-cell office:value-type="float" office:value="5278830">
                <text:p>5278830</text:p>
              </table:table-cell>
              <table:table-cell office:value-type="float" office:value="5628030">
                <text:p>5628030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263564000">
                <text:p>263564000</text:p>
              </table:table-cell>
              <table:table-cell office:value-type="float" office:value="269643000">
                <text:p>269643000</text:p>
              </table:table-cell>
              <table:table-cell office:value-type="float" office:value="274056000">
                <text:p>274056000</text:p>
              </table:table-cell>
              <table:table-cell office:value-type="float" office:value="5543350">
                <text:p>5543350</text:p>
              </table:table-cell>
              <table:table-cell office:value-type="float" office:value="5574800">
                <text:p>5574800</text:p>
              </table:table-cell>
              <table:table-cell office:value-type="float" office:value="5644500">
                <text:p>564450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265400000">
                <text:p>265400000</text:p>
              </table:table-cell>
              <table:table-cell office:value-type="float" office:value="271767000">
                <text:p>271767000</text:p>
              </table:table-cell>
              <table:table-cell office:value-type="float" office:value="276521000">
                <text:p>276521000</text:p>
              </table:table-cell>
              <table:table-cell office:value-type="float" office:value="5547180">
                <text:p>5547180</text:p>
              </table:table-cell>
              <table:table-cell office:value-type="float" office:value="5633110">
                <text:p>5633110</text:p>
              </table:table-cell>
              <table:table-cell office:value-type="float" office:value="5734090">
                <text:p>5734090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266508000">
                <text:p>266508000</text:p>
              </table:table-cell>
              <table:table-cell office:value-type="float" office:value="272933000">
                <text:p>272933000</text:p>
              </table:table-cell>
              <table:table-cell office:value-type="float" office:value="282201000">
                <text:p>282201000</text:p>
              </table:table-cell>
              <table:table-cell office:value-type="float" office:value="4831030">
                <text:p>4831030</text:p>
              </table:table-cell>
              <table:table-cell office:value-type="float" office:value="4962540">
                <text:p>4962540</text:p>
              </table:table-cell>
              <table:table-cell office:value-type="float" office:value="5323890">
                <text:p>5323890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268560000">
                <text:p>268560000</text:p>
              </table:table-cell>
              <table:table-cell office:value-type="float" office:value="276556000">
                <text:p>276556000</text:p>
              </table:table-cell>
              <table:table-cell office:value-type="float" office:value="285802000">
                <text:p>285802000</text:p>
              </table:table-cell>
              <table:table-cell office:value-type="float" office:value="5354280">
                <text:p>5354280</text:p>
              </table:table-cell>
              <table:table-cell office:value-type="float" office:value="5382750">
                <text:p>5382750</text:p>
              </table:table-cell>
              <table:table-cell office:value-type="float" office:value="5409640">
                <text:p>5409640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270169000">
                <text:p>270169000</text:p>
              </table:table-cell>
              <table:table-cell office:value-type="float" office:value="278425000">
                <text:p>278425000</text:p>
              </table:table-cell>
              <table:table-cell office:value-type="float" office:value="287301000">
                <text:p>287301000</text:p>
              </table:table-cell>
              <table:table-cell office:value-type="float" office:value="5730360">
                <text:p>5730360</text:p>
              </table:table-cell>
              <table:table-cell office:value-type="float" office:value="6334050">
                <text:p>6334050</text:p>
              </table:table-cell>
              <table:table-cell office:value-type="float" office:value="6884850">
                <text:p>6884850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279796000">
                <text:p>279796000</text:p>
              </table:table-cell>
              <table:table-cell office:value-type="float" office:value="289528000">
                <text:p>289528000</text:p>
              </table:table-cell>
              <table:table-cell office:value-type="float" office:value="299947000">
                <text:p>299947000</text:p>
              </table:table-cell>
              <table:table-cell office:value-type="float" office:value="5194480">
                <text:p>5194480</text:p>
              </table:table-cell>
              <table:table-cell office:value-type="float" office:value="5479960">
                <text:p>5479960</text:p>
              </table:table-cell>
              <table:table-cell office:value-type="float" office:value="5909060">
                <text:p>5909060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281149000">
                <text:p>281149000</text:p>
              </table:table-cell>
              <table:table-cell office:value-type="float" office:value="287028000">
                <text:p>287028000</text:p>
              </table:table-cell>
              <table:table-cell office:value-type="float" office:value="293684000">
                <text:p>293684000</text:p>
              </table:table-cell>
              <table:table-cell office:value-type="float" office:value="5408840">
                <text:p>5408840</text:p>
              </table:table-cell>
              <table:table-cell office:value-type="float" office:value="5455060">
                <text:p>5455060</text:p>
              </table:table-cell>
              <table:table-cell office:value-type="float" office:value="5632770">
                <text:p>5632770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280084000">
                <text:p>280084000</text:p>
              </table:table-cell>
              <table:table-cell office:value-type="float" office:value="287895000">
                <text:p>287895000</text:p>
              </table:table-cell>
              <table:table-cell office:value-type="float" office:value="297010000">
                <text:p>297010000</text:p>
              </table:table-cell>
              <table:table-cell office:value-type="float" office:value="5218990">
                <text:p>5218990</text:p>
              </table:table-cell>
              <table:table-cell office:value-type="float" office:value="5327780">
                <text:p>5327780</text:p>
              </table:table-cell>
              <table:table-cell office:value-type="float" office:value="5453180">
                <text:p>5453180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282066000">
                <text:p>282066000</text:p>
              </table:table-cell>
              <table:table-cell office:value-type="float" office:value="289516000">
                <text:p>289516000</text:p>
              </table:table-cell>
              <table:table-cell office:value-type="float" office:value="304246000">
                <text:p>304246000</text:p>
              </table:table-cell>
              <table:table-cell office:value-type="float" office:value="5460870">
                <text:p>5460870</text:p>
              </table:table-cell>
              <table:table-cell office:value-type="float" office:value="5510490">
                <text:p>5510490</text:p>
              </table:table-cell>
              <table:table-cell office:value-type="float" office:value="5765570">
                <text:p>5765570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278235000">
                <text:p>278235000</text:p>
              </table:table-cell>
              <table:table-cell office:value-type="float" office:value="286556000">
                <text:p>286556000</text:p>
              </table:table-cell>
              <table:table-cell office:value-type="float" office:value="293112000">
                <text:p>293112000</text:p>
              </table:table-cell>
              <table:table-cell office:value-type="float" office:value="5657690">
                <text:p>5657690</text:p>
              </table:table-cell>
              <table:table-cell office:value-type="float" office:value="5840840">
                <text:p>5840840</text:p>
              </table:table-cell>
              <table:table-cell office:value-type="float" office:value="6406860">
                <text:p>6406860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285144000">
                <text:p>285144000</text:p>
              </table:table-cell>
              <table:table-cell office:value-type="float" office:value="291310000">
                <text:p>291310000</text:p>
              </table:table-cell>
              <table:table-cell office:value-type="float" office:value="297428000">
                <text:p>297428000</text:p>
              </table:table-cell>
              <table:table-cell office:value-type="float" office:value="5603990">
                <text:p>5603990</text:p>
              </table:table-cell>
              <table:table-cell office:value-type="float" office:value="5746640">
                <text:p>5746640</text:p>
              </table:table-cell>
              <table:table-cell office:value-type="float" office:value="5882440">
                <text:p>588244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283748000">
                <text:p>283748000</text:p>
              </table:table-cell>
              <table:table-cell office:value-type="float" office:value="288312000">
                <text:p>288312000</text:p>
              </table:table-cell>
              <table:table-cell office:value-type="float" office:value="300648000">
                <text:p>300648000</text:p>
              </table:table-cell>
              <table:table-cell office:value-type="float" office:value="5548390">
                <text:p>5548390</text:p>
              </table:table-cell>
              <table:table-cell office:value-type="float" office:value="5592150">
                <text:p>5592150</text:p>
              </table:table-cell>
              <table:table-cell office:value-type="float" office:value="5671050">
                <text:p>567105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283322000">
                <text:p>283322000</text:p>
              </table:table-cell>
              <table:table-cell office:value-type="float" office:value="287107000">
                <text:p>287107000</text:p>
              </table:table-cell>
              <table:table-cell office:value-type="float" office:value="296407000">
                <text:p>296407000</text:p>
              </table:table-cell>
              <table:table-cell office:value-type="float" office:value="5537770">
                <text:p>5537770</text:p>
              </table:table-cell>
              <table:table-cell office:value-type="float" office:value="5639570">
                <text:p>5639570</text:p>
              </table:table-cell>
              <table:table-cell office:value-type="float" office:value="5976170">
                <text:p>5976170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285192000">
                <text:p>285192000</text:p>
              </table:table-cell>
              <table:table-cell office:value-type="float" office:value="291399000">
                <text:p>291399000</text:p>
              </table:table-cell>
              <table:table-cell office:value-type="float" office:value="305366000">
                <text:p>305366000</text:p>
              </table:table-cell>
              <table:table-cell office:value-type="float" office:value="5653510">
                <text:p>5653510</text:p>
              </table:table-cell>
              <table:table-cell office:value-type="float" office:value="5846550">
                <text:p>5846550</text:p>
              </table:table-cell>
              <table:table-cell office:value-type="float" office:value="5997800">
                <text:p>5997800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286211000">
                <text:p>286211000</text:p>
              </table:table-cell>
              <table:table-cell office:value-type="float" office:value="293424000">
                <text:p>293424000</text:p>
              </table:table-cell>
              <table:table-cell office:value-type="float" office:value="305510000">
                <text:p>305510000</text:p>
              </table:table-cell>
              <table:table-cell office:value-type="float" office:value="5452060">
                <text:p>5452060</text:p>
              </table:table-cell>
              <table:table-cell office:value-type="float" office:value="5758820">
                <text:p>5758820</text:p>
              </table:table-cell>
              <table:table-cell office:value-type="float" office:value="6497490">
                <text:p>6497490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293004000">
                <text:p>293004000</text:p>
              </table:table-cell>
              <table:table-cell office:value-type="float" office:value="302886000">
                <text:p>302886000</text:p>
              </table:table-cell>
              <table:table-cell office:value-type="float" office:value="311172000">
                <text:p>311172000</text:p>
              </table:table-cell>
              <table:table-cell office:value-type="float" office:value="5843970">
                <text:p>5843970</text:p>
              </table:table-cell>
              <table:table-cell office:value-type="float" office:value="5925520">
                <text:p>5925520</text:p>
              </table:table-cell>
              <table:table-cell office:value-type="float" office:value="6002390">
                <text:p>6002390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295465000">
                <text:p>295465000</text:p>
              </table:table-cell>
              <table:table-cell office:value-type="float" office:value="302837000">
                <text:p>302837000</text:p>
              </table:table-cell>
              <table:table-cell office:value-type="float" office:value="311895000">
                <text:p>311895000</text:p>
              </table:table-cell>
              <table:table-cell office:value-type="float" office:value="5765930">
                <text:p>5765930</text:p>
              </table:table-cell>
              <table:table-cell office:value-type="float" office:value="5796970">
                <text:p>5796970</text:p>
              </table:table-cell>
              <table:table-cell office:value-type="float" office:value="5826350">
                <text:p>5826350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300783000">
                <text:p>300783000</text:p>
              </table:table-cell>
              <table:table-cell office:value-type="float" office:value="305360000">
                <text:p>305360000</text:p>
              </table:table-cell>
              <table:table-cell office:value-type="float" office:value="312908000">
                <text:p>312908000</text:p>
              </table:table-cell>
              <table:table-cell office:value-type="float" office:value="5660440">
                <text:p>5660440</text:p>
              </table:table-cell>
              <table:table-cell office:value-type="float" office:value="5724420">
                <text:p>5724420</text:p>
              </table:table-cell>
              <table:table-cell office:value-type="float" office:value="5768550">
                <text:p>5768550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00989000">
                <text:p>300989000</text:p>
              </table:table-cell>
              <table:table-cell office:value-type="float" office:value="306620000">
                <text:p>306620000</text:p>
              </table:table-cell>
              <table:table-cell office:value-type="float" office:value="311888000">
                <text:p>311888000</text:p>
              </table:table-cell>
              <table:table-cell office:value-type="float" office:value="5848240">
                <text:p>5848240</text:p>
              </table:table-cell>
              <table:table-cell office:value-type="float" office:value="5909830">
                <text:p>5909830</text:p>
              </table:table-cell>
              <table:table-cell office:value-type="float" office:value="5956880">
                <text:p>5956880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296590000">
                <text:p>296590000</text:p>
              </table:table-cell>
              <table:table-cell office:value-type="float" office:value="305813000">
                <text:p>305813000</text:p>
              </table:table-cell>
              <table:table-cell office:value-type="float" office:value="312422000">
                <text:p>312422000</text:p>
              </table:table-cell>
              <table:table-cell office:value-type="float" office:value="5572540">
                <text:p>5572540</text:p>
              </table:table-cell>
              <table:table-cell office:value-type="float" office:value="5704250">
                <text:p>5704250</text:p>
              </table:table-cell>
              <table:table-cell office:value-type="float" office:value="5922400">
                <text:p>5922400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297123000">
                <text:p>297123000</text:p>
              </table:table-cell>
              <table:table-cell office:value-type="float" office:value="305545000">
                <text:p>305545000</text:p>
              </table:table-cell>
              <table:table-cell office:value-type="float" office:value="323283000">
                <text:p>323283000</text:p>
              </table:table-cell>
              <table:table-cell office:value-type="float" office:value="5446840">
                <text:p>5446840</text:p>
              </table:table-cell>
              <table:table-cell office:value-type="float" office:value="5527810">
                <text:p>5527810</text:p>
              </table:table-cell>
              <table:table-cell office:value-type="float" office:value="5747090">
                <text:p>5747090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08143000">
                <text:p>308143000</text:p>
              </table:table-cell>
              <table:table-cell office:value-type="float" office:value="316868000">
                <text:p>316868000</text:p>
              </table:table-cell>
              <table:table-cell office:value-type="float" office:value="325814000">
                <text:p>325814000</text:p>
              </table:table-cell>
              <table:table-cell office:value-type="float" office:value="5686800">
                <text:p>5686800</text:p>
              </table:table-cell>
              <table:table-cell office:value-type="float" office:value="5751480">
                <text:p>5751480</text:p>
              </table:table-cell>
              <table:table-cell office:value-type="float" office:value="5941530">
                <text:p>594153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299912000">
                <text:p>299912000</text:p>
              </table:table-cell>
              <table:table-cell office:value-type="float" office:value="311301000">
                <text:p>311301000</text:p>
              </table:table-cell>
              <table:table-cell office:value-type="float" office:value="326832000">
                <text:p>326832000</text:p>
              </table:table-cell>
              <table:table-cell office:value-type="float" office:value="5532240">
                <text:p>5532240</text:p>
              </table:table-cell>
              <table:table-cell office:value-type="float" office:value="5723660">
                <text:p>5723660</text:p>
              </table:table-cell>
              <table:table-cell office:value-type="float" office:value="6017750">
                <text:p>6017750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06410000">
                <text:p>306410000</text:p>
              </table:table-cell>
              <table:table-cell office:value-type="float" office:value="317306000">
                <text:p>317306000</text:p>
              </table:table-cell>
              <table:table-cell office:value-type="float" office:value="330465000">
                <text:p>330465000</text:p>
              </table:table-cell>
              <table:table-cell office:value-type="float" office:value="5407870">
                <text:p>5407870</text:p>
              </table:table-cell>
              <table:table-cell office:value-type="float" office:value="5501470">
                <text:p>5501470</text:p>
              </table:table-cell>
              <table:table-cell office:value-type="float" office:value="5629350">
                <text:p>5629350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04268000">
                <text:p>304268000</text:p>
              </table:table-cell>
              <table:table-cell office:value-type="float" office:value="317911000">
                <text:p>317911000</text:p>
              </table:table-cell>
              <table:table-cell office:value-type="float" office:value="334572000">
                <text:p>334572000</text:p>
              </table:table-cell>
              <table:table-cell office:value-type="float" office:value="5922940">
                <text:p>5922940</text:p>
              </table:table-cell>
              <table:table-cell office:value-type="float" office:value="6039930">
                <text:p>6039930</text:p>
              </table:table-cell>
              <table:table-cell office:value-type="float" office:value="6228480">
                <text:p>6228480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14336000">
                <text:p>314336000</text:p>
              </table:table-cell>
              <table:table-cell office:value-type="float" office:value="317421000">
                <text:p>317421000</text:p>
              </table:table-cell>
              <table:table-cell office:value-type="float" office:value="325747000">
                <text:p>325747000</text:p>
              </table:table-cell>
              <table:table-cell office:value-type="float" office:value="5700830">
                <text:p>5700830</text:p>
              </table:table-cell>
              <table:table-cell office:value-type="float" office:value="5779570">
                <text:p>5779570</text:p>
              </table:table-cell>
              <table:table-cell office:value-type="float" office:value="5885770">
                <text:p>5885770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14830000">
                <text:p>314830000</text:p>
              </table:table-cell>
              <table:table-cell office:value-type="float" office:value="318577000">
                <text:p>318577000</text:p>
              </table:table-cell>
              <table:table-cell office:value-type="float" office:value="323156000">
                <text:p>323156000</text:p>
              </table:table-cell>
              <table:table-cell office:value-type="float" office:value="5705310">
                <text:p>5705310</text:p>
              </table:table-cell>
              <table:table-cell office:value-type="float" office:value="5817130">
                <text:p>5817130</text:p>
              </table:table-cell>
              <table:table-cell office:value-type="float" office:value="5997220">
                <text:p>5997220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11435000">
                <text:p>311435000</text:p>
              </table:table-cell>
              <table:table-cell office:value-type="float" office:value="318618000">
                <text:p>318618000</text:p>
              </table:table-cell>
              <table:table-cell office:value-type="float" office:value="325986000">
                <text:p>325986000</text:p>
              </table:table-cell>
              <table:table-cell office:value-type="float" office:value="5995640">
                <text:p>5995640</text:p>
              </table:table-cell>
              <table:table-cell office:value-type="float" office:value="6021180">
                <text:p>6021180</text:p>
              </table:table-cell>
              <table:table-cell office:value-type="float" office:value="6045700">
                <text:p>6045700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14390000">
                <text:p>314390000</text:p>
              </table:table-cell>
              <table:table-cell office:value-type="float" office:value="324277000">
                <text:p>324277000</text:p>
              </table:table-cell>
              <table:table-cell office:value-type="float" office:value="332430000">
                <text:p>332430000</text:p>
              </table:table-cell>
              <table:table-cell office:value-type="float" office:value="5526410">
                <text:p>5526410</text:p>
              </table:table-cell>
              <table:table-cell office:value-type="float" office:value="5677960">
                <text:p>5677960</text:p>
              </table:table-cell>
              <table:table-cell office:value-type="float" office:value="5977880">
                <text:p>5977880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28867000">
                <text:p>328867000</text:p>
              </table:table-cell>
              <table:table-cell office:value-type="float" office:value="335759000">
                <text:p>335759000</text:p>
              </table:table-cell>
              <table:table-cell office:value-type="float" office:value="352934000">
                <text:p>352934000</text:p>
              </table:table-cell>
              <table:table-cell office:value-type="float" office:value="5515230">
                <text:p>5515230</text:p>
              </table:table-cell>
              <table:table-cell office:value-type="float" office:value="5732070">
                <text:p>5732070</text:p>
              </table:table-cell>
              <table:table-cell office:value-type="float" office:value="6394420">
                <text:p>6394420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20554000">
                <text:p>320554000</text:p>
              </table:table-cell>
              <table:table-cell office:value-type="float" office:value="330567000">
                <text:p>330567000</text:p>
              </table:table-cell>
              <table:table-cell office:value-type="float" office:value="346306000">
                <text:p>346306000</text:p>
              </table:table-cell>
              <table:table-cell office:value-type="float" office:value="5483560">
                <text:p>5483560</text:p>
              </table:table-cell>
              <table:table-cell office:value-type="float" office:value="6004180">
                <text:p>6004180</text:p>
              </table:table-cell>
              <table:table-cell office:value-type="float" office:value="6526440">
                <text:p>6526440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27861000">
                <text:p>327861000</text:p>
              </table:table-cell>
              <table:table-cell office:value-type="float" office:value="332415000">
                <text:p>332415000</text:p>
              </table:table-cell>
              <table:table-cell office:value-type="float" office:value="337269000">
                <text:p>337269000</text:p>
              </table:table-cell>
              <table:table-cell office:value-type="float" office:value="5864460">
                <text:p>5864460</text:p>
              </table:table-cell>
              <table:table-cell office:value-type="float" office:value="6008650">
                <text:p>6008650</text:p>
              </table:table-cell>
              <table:table-cell office:value-type="float" office:value="6230750">
                <text:p>6230750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32205000">
                <text:p>332205000</text:p>
              </table:table-cell>
              <table:table-cell office:value-type="float" office:value="340189000">
                <text:p>340189000</text:p>
              </table:table-cell>
              <table:table-cell office:value-type="float" office:value="351337000">
                <text:p>351337000</text:p>
              </table:table-cell>
              <table:table-cell office:value-type="float" office:value="5962100">
                <text:p>5962100</text:p>
              </table:table-cell>
              <table:table-cell office:value-type="float" office:value="6148820">
                <text:p>6148820</text:p>
              </table:table-cell>
              <table:table-cell office:value-type="float" office:value="6637820">
                <text:p>6637820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31075000">
                <text:p>331075000</text:p>
              </table:table-cell>
              <table:table-cell office:value-type="float" office:value="337275000">
                <text:p>337275000</text:p>
              </table:table-cell>
              <table:table-cell office:value-type="float" office:value="346334000">
                <text:p>346334000</text:p>
              </table:table-cell>
              <table:table-cell office:value-type="float" office:value="5715300">
                <text:p>5715300</text:p>
              </table:table-cell>
              <table:table-cell office:value-type="float" office:value="5838860">
                <text:p>5838860</text:p>
              </table:table-cell>
              <table:table-cell office:value-type="float" office:value="6014270">
                <text:p>6014270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23960000">
                <text:p>323960000</text:p>
              </table:table-cell>
              <table:table-cell office:value-type="float" office:value="334908000">
                <text:p>334908000</text:p>
              </table:table-cell>
              <table:table-cell office:value-type="float" office:value="342257000">
                <text:p>342257000</text:p>
              </table:table-cell>
              <table:table-cell office:value-type="float" office:value="5777710">
                <text:p>5777710</text:p>
              </table:table-cell>
              <table:table-cell office:value-type="float" office:value="6031240">
                <text:p>6031240</text:p>
              </table:table-cell>
              <table:table-cell office:value-type="float" office:value="6536250">
                <text:p>6536250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32799000">
                <text:p>332799000</text:p>
              </table:table-cell>
              <table:table-cell office:value-type="float" office:value="341509000">
                <text:p>341509000</text:p>
              </table:table-cell>
              <table:table-cell office:value-type="float" office:value="353734000">
                <text:p>353734000</text:p>
              </table:table-cell>
              <table:table-cell office:value-type="float" office:value="5914320">
                <text:p>5914320</text:p>
              </table:table-cell>
              <table:table-cell office:value-type="float" office:value="6124260">
                <text:p>6124260</text:p>
              </table:table-cell>
              <table:table-cell office:value-type="float" office:value="6478680">
                <text:p>6478680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38266000">
                <text:p>338266000</text:p>
              </table:table-cell>
              <table:table-cell office:value-type="float" office:value="343203000">
                <text:p>343203000</text:p>
              </table:table-cell>
              <table:table-cell office:value-type="float" office:value="353385000">
                <text:p>353385000</text:p>
              </table:table-cell>
              <table:table-cell office:value-type="float" office:value="5787840">
                <text:p>5787840</text:p>
              </table:table-cell>
              <table:table-cell office:value-type="float" office:value="5836410">
                <text:p>5836410</text:p>
              </table:table-cell>
              <table:table-cell office:value-type="float" office:value="5978650">
                <text:p>5978650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36102000">
                <text:p>336102000</text:p>
              </table:table-cell>
              <table:table-cell office:value-type="float" office:value="341176000">
                <text:p>341176000</text:p>
              </table:table-cell>
              <table:table-cell office:value-type="float" office:value="347481000">
                <text:p>347481000</text:p>
              </table:table-cell>
              <table:table-cell office:value-type="float" office:value="6102010">
                <text:p>6102010</text:p>
              </table:table-cell>
              <table:table-cell office:value-type="float" office:value="6191980">
                <text:p>6191980</text:p>
              </table:table-cell>
              <table:table-cell office:value-type="float" office:value="6324450">
                <text:p>6324450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39558000">
                <text:p>339558000</text:p>
              </table:table-cell>
              <table:table-cell office:value-type="float" office:value="345824000">
                <text:p>345824000</text:p>
              </table:table-cell>
              <table:table-cell office:value-type="float" office:value="352221000">
                <text:p>352221000</text:p>
              </table:table-cell>
              <table:table-cell office:value-type="float" office:value="5632480">
                <text:p>5632480</text:p>
              </table:table-cell>
              <table:table-cell office:value-type="float" office:value="5814170">
                <text:p>5814170</text:p>
              </table:table-cell>
              <table:table-cell office:value-type="float" office:value="5913580">
                <text:p>5913580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38406000">
                <text:p>338406000</text:p>
              </table:table-cell>
              <table:table-cell office:value-type="float" office:value="344754000">
                <text:p>344754000</text:p>
              </table:table-cell>
              <table:table-cell office:value-type="float" office:value="351119000">
                <text:p>351119000</text:p>
              </table:table-cell>
              <table:table-cell office:value-type="float" office:value="5904500">
                <text:p>5904500</text:p>
              </table:table-cell>
              <table:table-cell office:value-type="float" office:value="6036350">
                <text:p>6036350</text:p>
              </table:table-cell>
              <table:table-cell office:value-type="float" office:value="6176940">
                <text:p>6176940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47316000">
                <text:p>347316000</text:p>
              </table:table-cell>
              <table:table-cell office:value-type="float" office:value="354866000">
                <text:p>354866000</text:p>
              </table:table-cell>
              <table:table-cell office:value-type="float" office:value="373613000">
                <text:p>373613000</text:p>
              </table:table-cell>
              <table:table-cell office:value-type="float" office:value="5965770">
                <text:p>5965770</text:p>
              </table:table-cell>
              <table:table-cell office:value-type="float" office:value="5994830">
                <text:p>5994830</text:p>
              </table:table-cell>
              <table:table-cell office:value-type="float" office:value="6110800">
                <text:p>6110800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33780000">
                <text:p>333780000</text:p>
              </table:table-cell>
              <table:table-cell office:value-type="float" office:value="343661000">
                <text:p>343661000</text:p>
              </table:table-cell>
              <table:table-cell office:value-type="float" office:value="352151000">
                <text:p>352151000</text:p>
              </table:table-cell>
              <table:table-cell office:value-type="float" office:value="5893830">
                <text:p>5893830</text:p>
              </table:table-cell>
              <table:table-cell office:value-type="float" office:value="5902210">
                <text:p>5902210</text:p>
              </table:table-cell>
              <table:table-cell office:value-type="float" office:value="5925340">
                <text:p>5925340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37651000">
                <text:p>337651000</text:p>
              </table:table-cell>
              <table:table-cell office:value-type="float" office:value="341464000">
                <text:p>341464000</text:p>
              </table:table-cell>
              <table:table-cell office:value-type="float" office:value="345664000">
                <text:p>345664000</text:p>
              </table:table-cell>
              <table:table-cell office:value-type="float" office:value="5926730">
                <text:p>5926730</text:p>
              </table:table-cell>
              <table:table-cell office:value-type="float" office:value="5966960">
                <text:p>5966960</text:p>
              </table:table-cell>
              <table:table-cell office:value-type="float" office:value="6060870">
                <text:p>6060870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36669000">
                <text:p>336669000</text:p>
              </table:table-cell>
              <table:table-cell office:value-type="float" office:value="342892000">
                <text:p>342892000</text:p>
              </table:table-cell>
              <table:table-cell office:value-type="float" office:value="351603000">
                <text:p>351603000</text:p>
              </table:table-cell>
              <table:table-cell office:value-type="float" office:value="6121480">
                <text:p>6121480</text:p>
              </table:table-cell>
              <table:table-cell office:value-type="float" office:value="6527910">
                <text:p>6527910</text:p>
              </table:table-cell>
              <table:table-cell office:value-type="float" office:value="7327680">
                <text:p>7327680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39020000">
                <text:p>339020000</text:p>
              </table:table-cell>
              <table:table-cell office:value-type="float" office:value="351359000">
                <text:p>351359000</text:p>
              </table:table-cell>
              <table:table-cell office:value-type="float" office:value="360538000">
                <text:p>360538000</text:p>
              </table:table-cell>
              <table:table-cell office:value-type="float" office:value="6059930">
                <text:p>6059930</text:p>
              </table:table-cell>
              <table:table-cell office:value-type="float" office:value="6077000">
                <text:p>6077000</text:p>
              </table:table-cell>
              <table:table-cell office:value-type="float" office:value="6107560">
                <text:p>610756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47271000">
                <text:p>347271000</text:p>
              </table:table-cell>
              <table:table-cell office:value-type="float" office:value="354006000">
                <text:p>354006000</text:p>
              </table:table-cell>
              <table:table-cell office:value-type="float" office:value="368874000">
                <text:p>368874000</text:p>
              </table:table-cell>
              <table:table-cell office:value-type="float" office:value="5590620">
                <text:p>5590620</text:p>
              </table:table-cell>
              <table:table-cell office:value-type="float" office:value="5671670">
                <text:p>5671670</text:p>
              </table:table-cell>
              <table:table-cell office:value-type="float" office:value="5765550">
                <text:p>5765550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51408000">
                <text:p>351408000</text:p>
              </table:table-cell>
              <table:table-cell office:value-type="float" office:value="356050000">
                <text:p>356050000</text:p>
              </table:table-cell>
              <table:table-cell office:value-type="float" office:value="362043000">
                <text:p>362043000</text:p>
              </table:table-cell>
              <table:table-cell office:value-type="float" office:value="5929220">
                <text:p>5929220</text:p>
              </table:table-cell>
              <table:table-cell office:value-type="float" office:value="6051310">
                <text:p>6051310</text:p>
              </table:table-cell>
              <table:table-cell office:value-type="float" office:value="6180100">
                <text:p>6180100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51000000">
                <text:p>351000000</text:p>
              </table:table-cell>
              <table:table-cell office:value-type="float" office:value="360435000">
                <text:p>360435000</text:p>
              </table:table-cell>
              <table:table-cell office:value-type="float" office:value="367817000">
                <text:p>367817000</text:p>
              </table:table-cell>
              <table:table-cell office:value-type="float" office:value="5961200">
                <text:p>5961200</text:p>
              </table:table-cell>
              <table:table-cell office:value-type="float" office:value="6018440">
                <text:p>6018440</text:p>
              </table:table-cell>
              <table:table-cell office:value-type="float" office:value="6306730">
                <text:p>6306730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45304000">
                <text:p>345304000</text:p>
              </table:table-cell>
              <table:table-cell office:value-type="float" office:value="358860000">
                <text:p>358860000</text:p>
              </table:table-cell>
              <table:table-cell office:value-type="float" office:value="373903000">
                <text:p>373903000</text:p>
              </table:table-cell>
              <table:table-cell office:value-type="float" office:value="6298900">
                <text:p>6298900</text:p>
              </table:table-cell>
              <table:table-cell office:value-type="float" office:value="6515050">
                <text:p>6515050</text:p>
              </table:table-cell>
              <table:table-cell office:value-type="float" office:value="7415100">
                <text:p>7415100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46784000">
                <text:p>346784000</text:p>
              </table:table-cell>
              <table:table-cell office:value-type="float" office:value="356302000">
                <text:p>356302000</text:p>
              </table:table-cell>
              <table:table-cell office:value-type="float" office:value="361999000">
                <text:p>361999000</text:p>
              </table:table-cell>
              <table:table-cell office:value-type="float" office:value="5947010">
                <text:p>5947010</text:p>
              </table:table-cell>
              <table:table-cell office:value-type="float" office:value="5993810">
                <text:p>5993810</text:p>
              </table:table-cell>
              <table:table-cell office:value-type="float" office:value="6123300">
                <text:p>6123300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50135000">
                <text:p>350135000</text:p>
              </table:table-cell>
              <table:table-cell office:value-type="float" office:value="357392000">
                <text:p>357392000</text:p>
              </table:table-cell>
              <table:table-cell office:value-type="float" office:value="363389000">
                <text:p>363389000</text:p>
              </table:table-cell>
              <table:table-cell office:value-type="float" office:value="6360140">
                <text:p>6360140</text:p>
              </table:table-cell>
              <table:table-cell office:value-type="float" office:value="6391050">
                <text:p>6391050</text:p>
              </table:table-cell>
              <table:table-cell office:value-type="float" office:value="6443470">
                <text:p>6443470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352381000">
                <text:p>352381000</text:p>
              </table:table-cell>
              <table:table-cell office:value-type="float" office:value="364567000">
                <text:p>364567000</text:p>
              </table:table-cell>
              <table:table-cell office:value-type="float" office:value="384604000">
                <text:p>384604000</text:p>
              </table:table-cell>
              <table:table-cell office:value-type="float" office:value="5988320">
                <text:p>5988320</text:p>
              </table:table-cell>
              <table:table-cell office:value-type="float" office:value="6142570">
                <text:p>6142570</text:p>
              </table:table-cell>
              <table:table-cell office:value-type="float" office:value="6656270">
                <text:p>6656270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56236000">
                <text:p>356236000</text:p>
              </table:table-cell>
              <table:table-cell office:value-type="float" office:value="365584000">
                <text:p>365584000</text:p>
              </table:table-cell>
              <table:table-cell office:value-type="float" office:value="374246000">
                <text:p>374246000</text:p>
              </table:table-cell>
              <table:table-cell office:value-type="float" office:value="5762050">
                <text:p>5762050</text:p>
              </table:table-cell>
              <table:table-cell office:value-type="float" office:value="5843690">
                <text:p>5843690</text:p>
              </table:table-cell>
              <table:table-cell office:value-type="float" office:value="6193570">
                <text:p>6193570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357740000">
                <text:p>357740000</text:p>
              </table:table-cell>
              <table:table-cell office:value-type="float" office:value="368229000">
                <text:p>368229000</text:p>
              </table:table-cell>
              <table:table-cell office:value-type="float" office:value="375313000">
                <text:p>375313000</text:p>
              </table:table-cell>
              <table:table-cell office:value-type="float" office:value="5777600">
                <text:p>5777600</text:p>
              </table:table-cell>
              <table:table-cell office:value-type="float" office:value="5838030">
                <text:p>5838030</text:p>
              </table:table-cell>
              <table:table-cell office:value-type="float" office:value="5913580">
                <text:p>5913580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62381000">
                <text:p>362381000</text:p>
              </table:table-cell>
              <table:table-cell office:value-type="float" office:value="372255000">
                <text:p>372255000</text:p>
              </table:table-cell>
              <table:table-cell office:value-type="float" office:value="391216000">
                <text:p>391216000</text:p>
              </table:table-cell>
              <table:table-cell office:value-type="float" office:value="6061470">
                <text:p>6061470</text:p>
              </table:table-cell>
              <table:table-cell office:value-type="float" office:value="6131390">
                <text:p>6131390</text:p>
              </table:table-cell>
              <table:table-cell office:value-type="float" office:value="6388410">
                <text:p>6388410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362160000">
                <text:p>362160000</text:p>
              </table:table-cell>
              <table:table-cell office:value-type="float" office:value="367391000">
                <text:p>367391000</text:p>
              </table:table-cell>
              <table:table-cell office:value-type="float" office:value="372151000">
                <text:p>372151000</text:p>
              </table:table-cell>
              <table:table-cell office:value-type="float" office:value="5973810">
                <text:p>5973810</text:p>
              </table:table-cell>
              <table:table-cell office:value-type="float" office:value="6172520">
                <text:p>6172520</text:p>
              </table:table-cell>
              <table:table-cell office:value-type="float" office:value="6436560">
                <text:p>6436560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61728000">
                <text:p>361728000</text:p>
              </table:table-cell>
              <table:table-cell office:value-type="float" office:value="376653000">
                <text:p>376653000</text:p>
              </table:table-cell>
              <table:table-cell office:value-type="float" office:value="391262000">
                <text:p>391262000</text:p>
              </table:table-cell>
              <table:table-cell office:value-type="float" office:value="6206130">
                <text:p>6206130</text:p>
              </table:table-cell>
              <table:table-cell office:value-type="float" office:value="6491090">
                <text:p>6491090</text:p>
              </table:table-cell>
              <table:table-cell office:value-type="float" office:value="6943780">
                <text:p>6943780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75860000">
                <text:p>375860000</text:p>
              </table:table-cell>
              <table:table-cell office:value-type="float" office:value="381408000">
                <text:p>381408000</text:p>
              </table:table-cell>
              <table:table-cell office:value-type="float" office:value="389142000">
                <text:p>389142000</text:p>
              </table:table-cell>
              <table:table-cell office:value-type="float" office:value="6134560">
                <text:p>6134560</text:p>
              </table:table-cell>
              <table:table-cell office:value-type="float" office:value="6340260">
                <text:p>6340260</text:p>
              </table:table-cell>
              <table:table-cell office:value-type="float" office:value="6625960">
                <text:p>6625960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68552000">
                <text:p>368552000</text:p>
              </table:table-cell>
              <table:table-cell office:value-type="float" office:value="377709000">
                <text:p>377709000</text:p>
              </table:table-cell>
              <table:table-cell office:value-type="float" office:value="384708000">
                <text:p>384708000</text:p>
              </table:table-cell>
              <table:table-cell office:value-type="float" office:value="6258480">
                <text:p>6258480</text:p>
              </table:table-cell>
              <table:table-cell office:value-type="float" office:value="6404750">
                <text:p>6404750</text:p>
              </table:table-cell>
              <table:table-cell office:value-type="float" office:value="6555720">
                <text:p>6555720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71164000">
                <text:p>371164000</text:p>
              </table:table-cell>
              <table:table-cell office:value-type="float" office:value="381251000">
                <text:p>381251000</text:p>
              </table:table-cell>
              <table:table-cell office:value-type="float" office:value="388353000">
                <text:p>388353000</text:p>
              </table:table-cell>
              <table:table-cell office:value-type="float" office:value="5973030">
                <text:p>5973030</text:p>
              </table:table-cell>
              <table:table-cell office:value-type="float" office:value="6475520">
                <text:p>6475520</text:p>
              </table:table-cell>
              <table:table-cell office:value-type="float" office:value="7165940">
                <text:p>716594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69490000">
                <text:p>369490000</text:p>
              </table:table-cell>
              <table:table-cell office:value-type="float" office:value="375430000">
                <text:p>375430000</text:p>
              </table:table-cell>
              <table:table-cell office:value-type="float" office:value="383059000">
                <text:p>383059000</text:p>
              </table:table-cell>
              <table:table-cell office:value-type="float" office:value="5988220">
                <text:p>5988220</text:p>
              </table:table-cell>
              <table:table-cell office:value-type="float" office:value="6039810">
                <text:p>6039810</text:p>
              </table:table-cell>
              <table:table-cell office:value-type="float" office:value="6172920">
                <text:p>6172920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373640000">
                <text:p>373640000</text:p>
              </table:table-cell>
              <table:table-cell office:value-type="float" office:value="381160000">
                <text:p>381160000</text:p>
              </table:table-cell>
              <table:table-cell office:value-type="float" office:value="384109000">
                <text:p>384109000</text:p>
              </table:table-cell>
              <table:table-cell office:value-type="float" office:value="6277170">
                <text:p>6277170</text:p>
              </table:table-cell>
              <table:table-cell office:value-type="float" office:value="6376690">
                <text:p>6376690</text:p>
              </table:table-cell>
              <table:table-cell office:value-type="float" office:value="6460350">
                <text:p>6460350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383892000">
                <text:p>383892000</text:p>
              </table:table-cell>
              <table:table-cell office:value-type="float" office:value="388424000">
                <text:p>388424000</text:p>
              </table:table-cell>
              <table:table-cell office:value-type="float" office:value="398362000">
                <text:p>398362000</text:p>
              </table:table-cell>
              <table:table-cell office:value-type="float" office:value="6091490">
                <text:p>6091490</text:p>
              </table:table-cell>
              <table:table-cell office:value-type="float" office:value="6294150">
                <text:p>6294150</text:p>
              </table:table-cell>
              <table:table-cell office:value-type="float" office:value="6530870">
                <text:p>6530870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82644000">
                <text:p>382644000</text:p>
              </table:table-cell>
              <table:table-cell office:value-type="float" office:value="395826000">
                <text:p>395826000</text:p>
              </table:table-cell>
              <table:table-cell office:value-type="float" office:value="401194000">
                <text:p>401194000</text:p>
              </table:table-cell>
              <table:table-cell office:value-type="float" office:value="6334600">
                <text:p>6334600</text:p>
              </table:table-cell>
              <table:table-cell office:value-type="float" office:value="6654960">
                <text:p>6654960</text:p>
              </table:table-cell>
              <table:table-cell office:value-type="float" office:value="7463560">
                <text:p>7463560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396307000">
                <text:p>396307000</text:p>
              </table:table-cell>
              <table:table-cell office:value-type="float" office:value="398408000">
                <text:p>398408000</text:p>
              </table:table-cell>
              <table:table-cell office:value-type="float" office:value="401475000">
                <text:p>401475000</text:p>
              </table:table-cell>
              <table:table-cell office:value-type="float" office:value="6325510">
                <text:p>6325510</text:p>
              </table:table-cell>
              <table:table-cell office:value-type="float" office:value="6412650">
                <text:p>6412650</text:p>
              </table:table-cell>
              <table:table-cell office:value-type="float" office:value="6762100">
                <text:p>6762100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391906000">
                <text:p>391906000</text:p>
              </table:table-cell>
              <table:table-cell office:value-type="float" office:value="396350000">
                <text:p>396350000</text:p>
              </table:table-cell>
              <table:table-cell office:value-type="float" office:value="401460000">
                <text:p>401460000</text:p>
              </table:table-cell>
              <table:table-cell office:value-type="float" office:value="6434610">
                <text:p>6434610</text:p>
              </table:table-cell>
              <table:table-cell office:value-type="float" office:value="6734100">
                <text:p>6734100</text:p>
              </table:table-cell>
              <table:table-cell office:value-type="float" office:value="7068070">
                <text:p>7068070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383207000">
                <text:p>383207000</text:p>
              </table:table-cell>
              <table:table-cell office:value-type="float" office:value="394853000">
                <text:p>394853000</text:p>
              </table:table-cell>
              <table:table-cell office:value-type="float" office:value="401373000">
                <text:p>401373000</text:p>
              </table:table-cell>
              <table:table-cell office:value-type="float" office:value="6499610">
                <text:p>6499610</text:p>
              </table:table-cell>
              <table:table-cell office:value-type="float" office:value="6617320">
                <text:p>6617320</text:p>
              </table:table-cell>
              <table:table-cell office:value-type="float" office:value="6788640">
                <text:p>678864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383287000">
                <text:p>383287000</text:p>
              </table:table-cell>
              <table:table-cell office:value-type="float" office:value="391457000">
                <text:p>391457000</text:p>
              </table:table-cell>
              <table:table-cell office:value-type="float" office:value="398563000">
                <text:p>398563000</text:p>
              </table:table-cell>
              <table:table-cell office:value-type="float" office:value="6176360">
                <text:p>6176360</text:p>
              </table:table-cell>
              <table:table-cell office:value-type="float" office:value="6267080">
                <text:p>6267080</text:p>
              </table:table-cell>
              <table:table-cell office:value-type="float" office:value="6411520">
                <text:p>641152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386357000">
                <text:p>386357000</text:p>
              </table:table-cell>
              <table:table-cell office:value-type="float" office:value="398695000">
                <text:p>398695000</text:p>
              </table:table-cell>
              <table:table-cell office:value-type="float" office:value="408910000">
                <text:p>408910000</text:p>
              </table:table-cell>
              <table:table-cell office:value-type="float" office:value="6299130">
                <text:p>6299130</text:p>
              </table:table-cell>
              <table:table-cell office:value-type="float" office:value="6600930">
                <text:p>6600930</text:p>
              </table:table-cell>
              <table:table-cell office:value-type="float" office:value="6902660">
                <text:p>6902660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391324000">
                <text:p>391324000</text:p>
              </table:table-cell>
              <table:table-cell office:value-type="float" office:value="399773000">
                <text:p>399773000</text:p>
              </table:table-cell>
              <table:table-cell office:value-type="float" office:value="408921000">
                <text:p>408921000</text:p>
              </table:table-cell>
              <table:table-cell office:value-type="float" office:value="6296850">
                <text:p>6296850</text:p>
              </table:table-cell>
              <table:table-cell office:value-type="float" office:value="6378800">
                <text:p>6378800</text:p>
              </table:table-cell>
              <table:table-cell office:value-type="float" office:value="6521780">
                <text:p>6521780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390214000">
                <text:p>390214000</text:p>
              </table:table-cell>
              <table:table-cell office:value-type="float" office:value="393944000">
                <text:p>393944000</text:p>
              </table:table-cell>
              <table:table-cell office:value-type="float" office:value="400581000">
                <text:p>400581000</text:p>
              </table:table-cell>
              <table:table-cell office:value-type="float" office:value="6185240">
                <text:p>6185240</text:p>
              </table:table-cell>
              <table:table-cell office:value-type="float" office:value="6287340">
                <text:p>6287340</text:p>
              </table:table-cell>
              <table:table-cell office:value-type="float" office:value="6426720">
                <text:p>642672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390924000">
                <text:p>390924000</text:p>
              </table:table-cell>
              <table:table-cell office:value-type="float" office:value="394051000">
                <text:p>394051000</text:p>
              </table:table-cell>
              <table:table-cell office:value-type="float" office:value="400878000">
                <text:p>400878000</text:p>
              </table:table-cell>
              <table:table-cell office:value-type="float" office:value="6415910">
                <text:p>6415910</text:p>
              </table:table-cell>
              <table:table-cell office:value-type="float" office:value="6574450">
                <text:p>6574450</text:p>
              </table:table-cell>
              <table:table-cell office:value-type="float" office:value="6838580">
                <text:p>6838580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395110000">
                <text:p>395110000</text:p>
              </table:table-cell>
              <table:table-cell office:value-type="float" office:value="400798000">
                <text:p>400798000</text:p>
              </table:table-cell>
              <table:table-cell office:value-type="float" office:value="405860000">
                <text:p>405860000</text:p>
              </table:table-cell>
              <table:table-cell office:value-type="float" office:value="6402840">
                <text:p>6402840</text:p>
              </table:table-cell>
              <table:table-cell office:value-type="float" office:value="6796520">
                <text:p>6796520</text:p>
              </table:table-cell>
              <table:table-cell office:value-type="float" office:value="7295900">
                <text:p>7295900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398488000">
                <text:p>398488000</text:p>
              </table:table-cell>
              <table:table-cell office:value-type="float" office:value="403536000">
                <text:p>403536000</text:p>
              </table:table-cell>
              <table:table-cell office:value-type="float" office:value="409291000">
                <text:p>409291000</text:p>
              </table:table-cell>
              <table:table-cell office:value-type="float" office:value="6220470">
                <text:p>6220470</text:p>
              </table:table-cell>
              <table:table-cell office:value-type="float" office:value="6455480">
                <text:p>6455480</text:p>
              </table:table-cell>
              <table:table-cell office:value-type="float" office:value="6905500">
                <text:p>6905500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04869000">
                <text:p>404869000</text:p>
              </table:table-cell>
              <table:table-cell office:value-type="float" office:value="408027000">
                <text:p>408027000</text:p>
              </table:table-cell>
              <table:table-cell office:value-type="float" office:value="413461000">
                <text:p>413461000</text:p>
              </table:table-cell>
              <table:table-cell office:value-type="float" office:value="6445500">
                <text:p>6445500</text:p>
              </table:table-cell>
              <table:table-cell office:value-type="float" office:value="6626380">
                <text:p>6626380</text:p>
              </table:table-cell>
              <table:table-cell office:value-type="float" office:value="6940640">
                <text:p>6940640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00297000">
                <text:p>400297000</text:p>
              </table:table-cell>
              <table:table-cell office:value-type="float" office:value="405772000">
                <text:p>405772000</text:p>
              </table:table-cell>
              <table:table-cell office:value-type="float" office:value="412987000">
                <text:p>412987000</text:p>
              </table:table-cell>
              <table:table-cell office:value-type="float" office:value="6209200">
                <text:p>6209200</text:p>
              </table:table-cell>
              <table:table-cell office:value-type="float" office:value="6452220">
                <text:p>6452220</text:p>
              </table:table-cell>
              <table:table-cell office:value-type="float" office:value="6884620">
                <text:p>6884620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03966000">
                <text:p>403966000</text:p>
              </table:table-cell>
              <table:table-cell office:value-type="float" office:value="411435000">
                <text:p>411435000</text:p>
              </table:table-cell>
              <table:table-cell office:value-type="float" office:value="422822000">
                <text:p>422822000</text:p>
              </table:table-cell>
              <table:table-cell office:value-type="float" office:value="6571010">
                <text:p>6571010</text:p>
              </table:table-cell>
              <table:table-cell office:value-type="float" office:value="6930300">
                <text:p>6930300</text:p>
              </table:table-cell>
              <table:table-cell office:value-type="float" office:value="7239580">
                <text:p>723958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07665000">
                <text:p>407665000</text:p>
              </table:table-cell>
              <table:table-cell office:value-type="float" office:value="416817000">
                <text:p>416817000</text:p>
              </table:table-cell>
              <table:table-cell office:value-type="float" office:value="422061000">
                <text:p>422061000</text:p>
              </table:table-cell>
              <table:table-cell office:value-type="float" office:value="6415400">
                <text:p>6415400</text:p>
              </table:table-cell>
              <table:table-cell office:value-type="float" office:value="6529620">
                <text:p>6529620</text:p>
              </table:table-cell>
              <table:table-cell office:value-type="float" office:value="6755220">
                <text:p>6755220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04562000">
                <text:p>404562000</text:p>
              </table:table-cell>
              <table:table-cell office:value-type="float" office:value="414164000">
                <text:p>414164000</text:p>
              </table:table-cell>
              <table:table-cell office:value-type="float" office:value="426905000">
                <text:p>426905000</text:p>
              </table:table-cell>
              <table:table-cell office:value-type="float" office:value="6119390">
                <text:p>6119390</text:p>
              </table:table-cell>
              <table:table-cell office:value-type="float" office:value="6213900">
                <text:p>6213900</text:p>
              </table:table-cell>
              <table:table-cell office:value-type="float" office:value="6276840">
                <text:p>6276840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05569000">
                <text:p>405569000</text:p>
              </table:table-cell>
              <table:table-cell office:value-type="float" office:value="407447000">
                <text:p>407447000</text:p>
              </table:table-cell>
              <table:table-cell office:value-type="float" office:value="412158000">
                <text:p>412158000</text:p>
              </table:table-cell>
              <table:table-cell office:value-type="float" office:value="6221710">
                <text:p>6221710</text:p>
              </table:table-cell>
              <table:table-cell office:value-type="float" office:value="6280390">
                <text:p>6280390</text:p>
              </table:table-cell>
              <table:table-cell office:value-type="float" office:value="6403460">
                <text:p>6403460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07203000">
                <text:p>407203000</text:p>
              </table:table-cell>
              <table:table-cell office:value-type="float" office:value="409100000">
                <text:p>409100000</text:p>
              </table:table-cell>
              <table:table-cell office:value-type="float" office:value="414008000">
                <text:p>414008000</text:p>
              </table:table-cell>
              <table:table-cell office:value-type="float" office:value="6467540">
                <text:p>6467540</text:p>
              </table:table-cell>
              <table:table-cell office:value-type="float" office:value="6544770">
                <text:p>6544770</text:p>
              </table:table-cell>
              <table:table-cell office:value-type="float" office:value="6665240">
                <text:p>6665240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09104000">
                <text:p>409104000</text:p>
              </table:table-cell>
              <table:table-cell office:value-type="float" office:value="410827000">
                <text:p>410827000</text:p>
              </table:table-cell>
              <table:table-cell office:value-type="float" office:value="415358000">
                <text:p>415358000</text:p>
              </table:table-cell>
              <table:table-cell office:value-type="float" office:value="6535830">
                <text:p>6535830</text:p>
              </table:table-cell>
              <table:table-cell office:value-type="float" office:value="6604220">
                <text:p>6604220</text:p>
              </table:table-cell>
              <table:table-cell office:value-type="float" office:value="6659590">
                <text:p>6659590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11792000">
                <text:p>411792000</text:p>
              </table:table-cell>
              <table:table-cell office:value-type="float" office:value="415524000">
                <text:p>415524000</text:p>
              </table:table-cell>
              <table:table-cell office:value-type="float" office:value="421975000">
                <text:p>421975000</text:p>
              </table:table-cell>
              <table:table-cell office:value-type="float" office:value="6777210">
                <text:p>6777210</text:p>
              </table:table-cell>
              <table:table-cell office:value-type="float" office:value="6927540">
                <text:p>6927540</text:p>
              </table:table-cell>
              <table:table-cell office:value-type="float" office:value="7172100">
                <text:p>7172100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13465000">
                <text:p>413465000</text:p>
              </table:table-cell>
              <table:table-cell office:value-type="float" office:value="421368000">
                <text:p>421368000</text:p>
              </table:table-cell>
              <table:table-cell office:value-type="float" office:value="440099000">
                <text:p>440099000</text:p>
              </table:table-cell>
              <table:table-cell office:value-type="float" office:value="6716640">
                <text:p>6716640</text:p>
              </table:table-cell>
              <table:table-cell office:value-type="float" office:value="6969600">
                <text:p>6969600</text:p>
              </table:table-cell>
              <table:table-cell office:value-type="float" office:value="7380380">
                <text:p>7380380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17359000">
                <text:p>417359000</text:p>
              </table:table-cell>
              <table:table-cell office:value-type="float" office:value="429159000">
                <text:p>429159000</text:p>
              </table:table-cell>
              <table:table-cell office:value-type="float" office:value="435083000">
                <text:p>435083000</text:p>
              </table:table-cell>
              <table:table-cell office:value-type="float" office:value="6505290">
                <text:p>6505290</text:p>
              </table:table-cell>
              <table:table-cell office:value-type="float" office:value="6600900">
                <text:p>6600900</text:p>
              </table:table-cell>
              <table:table-cell office:value-type="float" office:value="6880980">
                <text:p>6880980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17649000">
                <text:p>417649000</text:p>
              </table:table-cell>
              <table:table-cell office:value-type="float" office:value="422942000">
                <text:p>422942000</text:p>
              </table:table-cell>
              <table:table-cell office:value-type="float" office:value="434793000">
                <text:p>434793000</text:p>
              </table:table-cell>
              <table:table-cell office:value-type="float" office:value="6714780">
                <text:p>6714780</text:p>
              </table:table-cell>
              <table:table-cell office:value-type="float" office:value="6839060">
                <text:p>6839060</text:p>
              </table:table-cell>
              <table:table-cell office:value-type="float" office:value="7113760">
                <text:p>711376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0725000">
                <text:p>420725000</text:p>
              </table:table-cell>
              <table:table-cell office:value-type="float" office:value="423584000">
                <text:p>423584000</text:p>
              </table:table-cell>
              <table:table-cell office:value-type="float" office:value="430332000">
                <text:p>430332000</text:p>
              </table:table-cell>
              <table:table-cell office:value-type="float" office:value="6637580">
                <text:p>6637580</text:p>
              </table:table-cell>
              <table:table-cell office:value-type="float" office:value="6710340">
                <text:p>6710340</text:p>
              </table:table-cell>
              <table:table-cell office:value-type="float" office:value="6876020">
                <text:p>687602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22135000">
                <text:p>422135000</text:p>
              </table:table-cell>
              <table:table-cell office:value-type="float" office:value="424276000">
                <text:p>424276000</text:p>
              </table:table-cell>
              <table:table-cell office:value-type="float" office:value="429847000">
                <text:p>429847000</text:p>
              </table:table-cell>
              <table:table-cell office:value-type="float" office:value="6368330">
                <text:p>6368330</text:p>
              </table:table-cell>
              <table:table-cell office:value-type="float" office:value="6464250">
                <text:p>6464250</text:p>
              </table:table-cell>
              <table:table-cell office:value-type="float" office:value="6635560">
                <text:p>663556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24451000">
                <text:p>424451000</text:p>
              </table:table-cell>
              <table:table-cell office:value-type="float" office:value="426872000">
                <text:p>426872000</text:p>
              </table:table-cell>
              <table:table-cell office:value-type="float" office:value="434979000">
                <text:p>434979000</text:p>
              </table:table-cell>
              <table:table-cell office:value-type="float" office:value="6663990">
                <text:p>6663990</text:p>
              </table:table-cell>
              <table:table-cell office:value-type="float" office:value="6741060">
                <text:p>6741060</text:p>
              </table:table-cell>
              <table:table-cell office:value-type="float" office:value="6818700">
                <text:p>681870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24735000">
                <text:p>424735000</text:p>
              </table:table-cell>
              <table:table-cell office:value-type="float" office:value="427127000">
                <text:p>427127000</text:p>
              </table:table-cell>
              <table:table-cell office:value-type="float" office:value="431475000">
                <text:p>431475000</text:p>
              </table:table-cell>
              <table:table-cell office:value-type="float" office:value="6737110">
                <text:p>6737110</text:p>
              </table:table-cell>
              <table:table-cell office:value-type="float" office:value="6817830">
                <text:p>6817830</text:p>
              </table:table-cell>
              <table:table-cell office:value-type="float" office:value="6924620">
                <text:p>692462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28371000">
                <text:p>428371000</text:p>
              </table:table-cell>
              <table:table-cell office:value-type="float" office:value="430770000">
                <text:p>430770000</text:p>
              </table:table-cell>
              <table:table-cell office:value-type="float" office:value="435603000">
                <text:p>435603000</text:p>
              </table:table-cell>
              <table:table-cell office:value-type="float" office:value="6603700">
                <text:p>6603700</text:p>
              </table:table-cell>
              <table:table-cell office:value-type="float" office:value="6685150">
                <text:p>6685150</text:p>
              </table:table-cell>
              <table:table-cell office:value-type="float" office:value="6931640">
                <text:p>693164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9367000">
                <text:p>429367000</text:p>
              </table:table-cell>
              <table:table-cell office:value-type="float" office:value="432156000">
                <text:p>432156000</text:p>
              </table:table-cell>
              <table:table-cell office:value-type="float" office:value="440566000">
                <text:p>440566000</text:p>
              </table:table-cell>
              <table:table-cell office:value-type="float" office:value="6842810">
                <text:p>6842810</text:p>
              </table:table-cell>
              <table:table-cell office:value-type="float" office:value="6922930">
                <text:p>6922930</text:p>
              </table:table-cell>
              <table:table-cell office:value-type="float" office:value="7044390">
                <text:p>704439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30589000">
                <text:p>430589000</text:p>
              </table:table-cell>
              <table:table-cell office:value-type="float" office:value="433229000">
                <text:p>433229000</text:p>
              </table:table-cell>
              <table:table-cell office:value-type="float" office:value="437585000">
                <text:p>437585000</text:p>
              </table:table-cell>
              <table:table-cell office:value-type="float" office:value="6535720">
                <text:p>6535720</text:p>
              </table:table-cell>
              <table:table-cell office:value-type="float" office:value="6598910">
                <text:p>6598910</text:p>
              </table:table-cell>
              <table:table-cell office:value-type="float" office:value="6791970">
                <text:p>679197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32701000">
                <text:p>432701000</text:p>
              </table:table-cell>
              <table:table-cell office:value-type="float" office:value="435369000">
                <text:p>435369000</text:p>
              </table:table-cell>
              <table:table-cell office:value-type="float" office:value="439662000">
                <text:p>439662000</text:p>
              </table:table-cell>
              <table:table-cell office:value-type="float" office:value="6662160">
                <text:p>6662160</text:p>
              </table:table-cell>
              <table:table-cell office:value-type="float" office:value="6739710">
                <text:p>6739710</text:p>
              </table:table-cell>
              <table:table-cell office:value-type="float" office:value="6859310">
                <text:p>685931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36493000">
                <text:p>436493000</text:p>
              </table:table-cell>
              <table:table-cell office:value-type="float" office:value="445521000">
                <text:p>445521000</text:p>
              </table:table-cell>
              <table:table-cell office:value-type="float" office:value="461874000">
                <text:p>461874000</text:p>
              </table:table-cell>
              <table:table-cell office:value-type="float" office:value="6742740">
                <text:p>6742740</text:p>
              </table:table-cell>
              <table:table-cell office:value-type="float" office:value="6881950">
                <text:p>6881950</text:p>
              </table:table-cell>
              <table:table-cell office:value-type="float" office:value="7151060">
                <text:p>7151060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40832000">
                <text:p>440832000</text:p>
              </table:table-cell>
              <table:table-cell office:value-type="float" office:value="451180000">
                <text:p>451180000</text:p>
              </table:table-cell>
              <table:table-cell office:value-type="float" office:value="461656000">
                <text:p>461656000</text:p>
              </table:table-cell>
              <table:table-cell office:value-type="float" office:value="6944360">
                <text:p>6944360</text:p>
              </table:table-cell>
              <table:table-cell office:value-type="float" office:value="7528340">
                <text:p>7528340</text:p>
              </table:table-cell>
              <table:table-cell office:value-type="float" office:value="8161180">
                <text:p>8161180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47852000">
                <text:p>447852000</text:p>
              </table:table-cell>
              <table:table-cell office:value-type="float" office:value="457681000">
                <text:p>457681000</text:p>
              </table:table-cell>
              <table:table-cell office:value-type="float" office:value="477733000">
                <text:p>477733000</text:p>
              </table:table-cell>
              <table:table-cell office:value-type="float" office:value="6839770">
                <text:p>6839770</text:p>
              </table:table-cell>
              <table:table-cell office:value-type="float" office:value="6948040">
                <text:p>6948040</text:p>
              </table:table-cell>
              <table:table-cell office:value-type="float" office:value="7087400">
                <text:p>708740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43181000">
                <text:p>443181000</text:p>
              </table:table-cell>
              <table:table-cell office:value-type="float" office:value="450365000">
                <text:p>450365000</text:p>
              </table:table-cell>
              <table:table-cell office:value-type="float" office:value="456177000">
                <text:p>456177000</text:p>
              </table:table-cell>
              <table:table-cell office:value-type="float" office:value="7098070">
                <text:p>7098070</text:p>
              </table:table-cell>
              <table:table-cell office:value-type="float" office:value="7242780">
                <text:p>7242780</text:p>
              </table:table-cell>
              <table:table-cell office:value-type="float" office:value="7491700">
                <text:p>749170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52437000">
                <text:p>452437000</text:p>
              </table:table-cell>
              <table:table-cell office:value-type="float" office:value="454808000">
                <text:p>454808000</text:p>
              </table:table-cell>
              <table:table-cell office:value-type="float" office:value="462522000">
                <text:p>462522000</text:p>
              </table:table-cell>
              <table:table-cell office:value-type="float" office:value="7045900">
                <text:p>7045900</text:p>
              </table:table-cell>
              <table:table-cell office:value-type="float" office:value="7199990">
                <text:p>7199990</text:p>
              </table:table-cell>
              <table:table-cell office:value-type="float" office:value="7402360">
                <text:p>7402360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54030000">
                <text:p>454030000</text:p>
              </table:table-cell>
              <table:table-cell office:value-type="float" office:value="456348000">
                <text:p>456348000</text:p>
              </table:table-cell>
              <table:table-cell office:value-type="float" office:value="462584000">
                <text:p>462584000</text:p>
              </table:table-cell>
              <table:table-cell office:value-type="float" office:value="6887810">
                <text:p>6887810</text:p>
              </table:table-cell>
              <table:table-cell office:value-type="float" office:value="7106890">
                <text:p>7106890</text:p>
              </table:table-cell>
              <table:table-cell office:value-type="float" office:value="7460990">
                <text:p>7460990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55020000">
                <text:p>455020000</text:p>
              </table:table-cell>
              <table:table-cell office:value-type="float" office:value="457168000">
                <text:p>457168000</text:p>
              </table:table-cell>
              <table:table-cell office:value-type="float" office:value="463801000">
                <text:p>463801000</text:p>
              </table:table-cell>
              <table:table-cell office:value-type="float" office:value="6875000">
                <text:p>6875000</text:p>
              </table:table-cell>
              <table:table-cell office:value-type="float" office:value="7062050">
                <text:p>7062050</text:p>
              </table:table-cell>
              <table:table-cell office:value-type="float" office:value="7403380">
                <text:p>7403380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57950000">
                <text:p>457950000</text:p>
              </table:table-cell>
              <table:table-cell office:value-type="float" office:value="465060000">
                <text:p>465060000</text:p>
              </table:table-cell>
              <table:table-cell office:value-type="float" office:value="480526000">
                <text:p>480526000</text:p>
              </table:table-cell>
              <table:table-cell office:value-type="float" office:value="7756900">
                <text:p>7756900</text:p>
              </table:table-cell>
              <table:table-cell office:value-type="float" office:value="8185370">
                <text:p>8185370</text:p>
              </table:table-cell>
              <table:table-cell office:value-type="float" office:value="8614350">
                <text:p>861435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61808000">
                <text:p>461808000</text:p>
              </table:table-cell>
              <table:table-cell office:value-type="float" office:value="468097000">
                <text:p>468097000</text:p>
              </table:table-cell>
              <table:table-cell office:value-type="float" office:value="475062000">
                <text:p>475062000</text:p>
              </table:table-cell>
              <table:table-cell office:value-type="float" office:value="6837580">
                <text:p>6837580</text:p>
              </table:table-cell>
              <table:table-cell office:value-type="float" office:value="7000810">
                <text:p>7000810</text:p>
              </table:table-cell>
              <table:table-cell office:value-type="float" office:value="7431530">
                <text:p>7431530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61914000">
                <text:p>461914000</text:p>
              </table:table-cell>
              <table:table-cell office:value-type="float" office:value="469467000">
                <text:p>469467000</text:p>
              </table:table-cell>
              <table:table-cell office:value-type="float" office:value="480121000">
                <text:p>480121000</text:p>
              </table:table-cell>
              <table:table-cell office:value-type="float" office:value="7063930">
                <text:p>7063930</text:p>
              </table:table-cell>
              <table:table-cell office:value-type="float" office:value="7778760">
                <text:p>7778760</text:p>
              </table:table-cell>
              <table:table-cell office:value-type="float" office:value="11677800">
                <text:p>11677800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64345000">
                <text:p>464345000</text:p>
              </table:table-cell>
              <table:table-cell office:value-type="float" office:value="472826000">
                <text:p>472826000</text:p>
              </table:table-cell>
              <table:table-cell office:value-type="float" office:value="483861000">
                <text:p>483861000</text:p>
              </table:table-cell>
              <table:table-cell office:value-type="float" office:value="7174260">
                <text:p>7174260</text:p>
              </table:table-cell>
              <table:table-cell office:value-type="float" office:value="7364800">
                <text:p>7364800</text:p>
              </table:table-cell>
              <table:table-cell office:value-type="float" office:value="7793510">
                <text:p>7793510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73056000">
                <text:p>473056000</text:p>
              </table:table-cell>
              <table:table-cell office:value-type="float" office:value="479055000">
                <text:p>479055000</text:p>
              </table:table-cell>
              <table:table-cell office:value-type="float" office:value="488791000">
                <text:p>488791000</text:p>
              </table:table-cell>
              <table:table-cell office:value-type="float" office:value="7531230">
                <text:p>7531230</text:p>
              </table:table-cell>
              <table:table-cell office:value-type="float" office:value="7740770">
                <text:p>7740770</text:p>
              </table:table-cell>
              <table:table-cell office:value-type="float" office:value="7980000">
                <text:p>7980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9623000">
                <text:p>469623000</text:p>
              </table:table-cell>
              <table:table-cell office:value-type="float" office:value="477219000">
                <text:p>477219000</text:p>
              </table:table-cell>
              <table:table-cell office:value-type="float" office:value="485242000">
                <text:p>485242000</text:p>
              </table:table-cell>
              <table:table-cell office:value-type="float" office:value="7365800">
                <text:p>7365800</text:p>
              </table:table-cell>
              <table:table-cell office:value-type="float" office:value="7757150">
                <text:p>7757150</text:p>
              </table:table-cell>
              <table:table-cell office:value-type="float" office:value="8256550">
                <text:p>825655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69118000">
                <text:p>469118000</text:p>
              </table:table-cell>
              <table:table-cell office:value-type="float" office:value="479323000">
                <text:p>479323000</text:p>
              </table:table-cell>
              <table:table-cell office:value-type="float" office:value="491330000">
                <text:p>491330000</text:p>
              </table:table-cell>
              <table:table-cell office:value-type="float" office:value="7198190">
                <text:p>7198190</text:p>
              </table:table-cell>
              <table:table-cell office:value-type="float" office:value="7387120">
                <text:p>7387120</text:p>
              </table:table-cell>
              <table:table-cell office:value-type="float" office:value="7609770">
                <text:p>760977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72736000">
                <text:p>472736000</text:p>
              </table:table-cell>
              <table:table-cell office:value-type="float" office:value="500911000">
                <text:p>500911000</text:p>
              </table:table-cell>
              <table:table-cell office:value-type="float" office:value="612011000">
                <text:p>612011000</text:p>
              </table:table-cell>
              <table:table-cell office:value-type="float" office:value="7406350">
                <text:p>7406350</text:p>
              </table:table-cell>
              <table:table-cell office:value-type="float" office:value="7671360">
                <text:p>7671360</text:p>
              </table:table-cell>
              <table:table-cell office:value-type="float" office:value="7945080">
                <text:p>794508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74325000">
                <text:p>474325000</text:p>
              </table:table-cell>
              <table:table-cell office:value-type="float" office:value="477193000">
                <text:p>477193000</text:p>
              </table:table-cell>
              <table:table-cell office:value-type="float" office:value="483556000">
                <text:p>483556000</text:p>
              </table:table-cell>
              <table:table-cell office:value-type="float" office:value="7317510">
                <text:p>7317510</text:p>
              </table:table-cell>
              <table:table-cell office:value-type="float" office:value="7505160">
                <text:p>7505160</text:p>
              </table:table-cell>
              <table:table-cell office:value-type="float" office:value="7868400">
                <text:p>786840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74826000">
                <text:p>474826000</text:p>
              </table:table-cell>
              <table:table-cell office:value-type="float" office:value="477047000">
                <text:p>477047000</text:p>
              </table:table-cell>
              <table:table-cell office:value-type="float" office:value="480648000">
                <text:p>480648000</text:p>
              </table:table-cell>
              <table:table-cell office:value-type="float" office:value="7664110">
                <text:p>7664110</text:p>
              </table:table-cell>
              <table:table-cell office:value-type="float" office:value="7873240">
                <text:p>7873240</text:p>
              </table:table-cell>
              <table:table-cell office:value-type="float" office:value="8213550">
                <text:p>821355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77289000">
                <text:p>477289000</text:p>
              </table:table-cell>
              <table:table-cell office:value-type="float" office:value="481527000">
                <text:p>481527000</text:p>
              </table:table-cell>
              <table:table-cell office:value-type="float" office:value="490694000">
                <text:p>490694000</text:p>
              </table:table-cell>
              <table:table-cell office:value-type="float" office:value="7547640">
                <text:p>7547640</text:p>
              </table:table-cell>
              <table:table-cell office:value-type="float" office:value="7767100">
                <text:p>7767100</text:p>
              </table:table-cell>
              <table:table-cell office:value-type="float" office:value="8207580">
                <text:p>820758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79422000">
                <text:p>479422000</text:p>
              </table:table-cell>
              <table:table-cell office:value-type="float" office:value="481951000">
                <text:p>481951000</text:p>
              </table:table-cell>
              <table:table-cell office:value-type="float" office:value="487314000">
                <text:p>487314000</text:p>
              </table:table-cell>
              <table:table-cell office:value-type="float" office:value="7245800">
                <text:p>7245800</text:p>
              </table:table-cell>
              <table:table-cell office:value-type="float" office:value="7510450">
                <text:p>7510450</text:p>
              </table:table-cell>
              <table:table-cell office:value-type="float" office:value="8019020">
                <text:p>8019020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81656000">
                <text:p>481656000</text:p>
              </table:table-cell>
              <table:table-cell office:value-type="float" office:value="487271000">
                <text:p>487271000</text:p>
              </table:table-cell>
              <table:table-cell office:value-type="float" office:value="502482000">
                <text:p>502482000</text:p>
              </table:table-cell>
              <table:table-cell office:value-type="float" office:value="7576910">
                <text:p>7576910</text:p>
              </table:table-cell>
              <table:table-cell office:value-type="float" office:value="7838280">
                <text:p>7838280</text:p>
              </table:table-cell>
              <table:table-cell office:value-type="float" office:value="7980920">
                <text:p>7980920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85183000">
                <text:p>485183000</text:p>
              </table:table-cell>
              <table:table-cell office:value-type="float" office:value="512672000">
                <text:p>512672000</text:p>
              </table:table-cell>
              <table:table-cell office:value-type="float" office:value="660385000">
                <text:p>660385000</text:p>
              </table:table-cell>
              <table:table-cell office:value-type="float" office:value="11352600">
                <text:p>11352600</text:p>
              </table:table-cell>
              <table:table-cell office:value-type="float" office:value="11570600">
                <text:p>11570600</text:p>
              </table:table-cell>
              <table:table-cell office:value-type="float" office:value="11827400">
                <text:p>1182740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85093000">
                <text:p>485093000</text:p>
              </table:table-cell>
              <table:table-cell office:value-type="float" office:value="491592000">
                <text:p>491592000</text:p>
              </table:table-cell>
              <table:table-cell office:value-type="float" office:value="510508000">
                <text:p>510508000</text:p>
              </table:table-cell>
              <table:table-cell office:value-type="float" office:value="7413820">
                <text:p>7413820</text:p>
              </table:table-cell>
              <table:table-cell office:value-type="float" office:value="7609800">
                <text:p>7609800</text:p>
              </table:table-cell>
              <table:table-cell office:value-type="float" office:value="8008890">
                <text:p>8008890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487636000">
                <text:p>487636000</text:p>
              </table:table-cell>
              <table:table-cell office:value-type="float" office:value="490297000">
                <text:p>490297000</text:p>
              </table:table-cell>
              <table:table-cell office:value-type="float" office:value="498466000">
                <text:p>498466000</text:p>
              </table:table-cell>
              <table:table-cell office:value-type="float" office:value="7401400">
                <text:p>7401400</text:p>
              </table:table-cell>
              <table:table-cell office:value-type="float" office:value="7535150">
                <text:p>7535150</text:p>
              </table:table-cell>
              <table:table-cell office:value-type="float" office:value="7794930">
                <text:p>7794930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88884000">
                <text:p>488884000</text:p>
              </table:table-cell>
              <table:table-cell office:value-type="float" office:value="491523000">
                <text:p>491523000</text:p>
              </table:table-cell>
              <table:table-cell office:value-type="float" office:value="495618000">
                <text:p>495618000</text:p>
              </table:table-cell>
              <table:table-cell office:value-type="float" office:value="7186970">
                <text:p>7186970</text:p>
              </table:table-cell>
              <table:table-cell office:value-type="float" office:value="7334090">
                <text:p>7334090</text:p>
              </table:table-cell>
              <table:table-cell office:value-type="float" office:value="7612450">
                <text:p>7612450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92346000">
                <text:p>492346000</text:p>
              </table:table-cell>
              <table:table-cell office:value-type="float" office:value="495932000">
                <text:p>495932000</text:p>
              </table:table-cell>
              <table:table-cell office:value-type="float" office:value="504642000">
                <text:p>504642000</text:p>
              </table:table-cell>
              <table:table-cell office:value-type="float" office:value="7540700">
                <text:p>7540700</text:p>
              </table:table-cell>
              <table:table-cell office:value-type="float" office:value="7745970">
                <text:p>7745970</text:p>
              </table:table-cell>
              <table:table-cell office:value-type="float" office:value="7912220">
                <text:p>7912220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96099000">
                <text:p>496099000</text:p>
              </table:table-cell>
              <table:table-cell office:value-type="float" office:value="503688000">
                <text:p>503688000</text:p>
              </table:table-cell>
              <table:table-cell office:value-type="float" office:value="517344000">
                <text:p>517344000</text:p>
              </table:table-cell>
              <table:table-cell office:value-type="float" office:value="7268960">
                <text:p>7268960</text:p>
              </table:table-cell>
              <table:table-cell office:value-type="float" office:value="7565830">
                <text:p>7565830</text:p>
              </table:table-cell>
              <table:table-cell office:value-type="float" office:value="7819260">
                <text:p>7819260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02198000">
                <text:p>502198000</text:p>
              </table:table-cell>
              <table:table-cell office:value-type="float" office:value="525550000">
                <text:p>525550000</text:p>
              </table:table-cell>
              <table:table-cell office:value-type="float" office:value="587566000">
                <text:p>587566000</text:p>
              </table:table-cell>
              <table:table-cell office:value-type="float" office:value="7279380">
                <text:p>7279380</text:p>
              </table:table-cell>
              <table:table-cell office:value-type="float" office:value="7479420">
                <text:p>7479420</text:p>
              </table:table-cell>
              <table:table-cell office:value-type="float" office:value="7843370">
                <text:p>7843370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00543000">
                <text:p>500543000</text:p>
              </table:table-cell>
              <table:table-cell office:value-type="float" office:value="509846000">
                <text:p>509846000</text:p>
              </table:table-cell>
              <table:table-cell office:value-type="float" office:value="530457000">
                <text:p>530457000</text:p>
              </table:table-cell>
              <table:table-cell office:value-type="float" office:value="7554100">
                <text:p>7554100</text:p>
              </table:table-cell>
              <table:table-cell office:value-type="float" office:value="7767850">
                <text:p>7767850</text:p>
              </table:table-cell>
              <table:table-cell office:value-type="float" office:value="8117180">
                <text:p>8117180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500676000">
                <text:p>500676000</text:p>
              </table:table-cell>
              <table:table-cell office:value-type="float" office:value="503178000">
                <text:p>503178000</text:p>
              </table:table-cell>
              <table:table-cell office:value-type="float" office:value="507296000">
                <text:p>507296000</text:p>
              </table:table-cell>
              <table:table-cell office:value-type="float" office:value="7387600">
                <text:p>7387600</text:p>
              </table:table-cell>
              <table:table-cell office:value-type="float" office:value="7559080">
                <text:p>7559080</text:p>
              </table:table-cell>
              <table:table-cell office:value-type="float" office:value="7879980">
                <text:p>7879980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02427000">
                <text:p>502427000</text:p>
              </table:table-cell>
              <table:table-cell office:value-type="float" office:value="506295000">
                <text:p>506295000</text:p>
              </table:table-cell>
              <table:table-cell office:value-type="float" office:value="511383000">
                <text:p>511383000</text:p>
              </table:table-cell>
              <table:table-cell office:value-type="float" office:value="7566470">
                <text:p>7566470</text:p>
              </table:table-cell>
              <table:table-cell office:value-type="float" office:value="7753090">
                <text:p>7753090</text:p>
              </table:table-cell>
              <table:table-cell office:value-type="float" office:value="7963490">
                <text:p>7963490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504157000">
                <text:p>504157000</text:p>
              </table:table-cell>
              <table:table-cell office:value-type="float" office:value="506961000">
                <text:p>506961000</text:p>
              </table:table-cell>
              <table:table-cell office:value-type="float" office:value="514153000">
                <text:p>514153000</text:p>
              </table:table-cell>
              <table:table-cell office:value-type="float" office:value="7419990">
                <text:p>7419990</text:p>
              </table:table-cell>
              <table:table-cell office:value-type="float" office:value="7557220">
                <text:p>7557220</text:p>
              </table:table-cell>
              <table:table-cell office:value-type="float" office:value="7942260">
                <text:p>7942260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507396000">
                <text:p>507396000</text:p>
              </table:table-cell>
              <table:table-cell office:value-type="float" office:value="511091000">
                <text:p>511091000</text:p>
              </table:table-cell>
              <table:table-cell office:value-type="float" office:value="513590000">
                <text:p>513590000</text:p>
              </table:table-cell>
              <table:table-cell office:value-type="float" office:value="7529420">
                <text:p>7529420</text:p>
              </table:table-cell>
              <table:table-cell office:value-type="float" office:value="7660440">
                <text:p>7660440</text:p>
              </table:table-cell>
              <table:table-cell office:value-type="float" office:value="7930960">
                <text:p>7930960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09384000">
                <text:p>509384000</text:p>
              </table:table-cell>
              <table:table-cell office:value-type="float" office:value="511616000">
                <text:p>511616000</text:p>
              </table:table-cell>
              <table:table-cell office:value-type="float" office:value="516911000">
                <text:p>516911000</text:p>
              </table:table-cell>
              <table:table-cell office:value-type="float" office:value="7432680">
                <text:p>7432680</text:p>
              </table:table-cell>
              <table:table-cell office:value-type="float" office:value="7687260">
                <text:p>7687260</text:p>
              </table:table-cell>
              <table:table-cell office:value-type="float" office:value="8161490">
                <text:p>8161490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513754000">
                <text:p>513754000</text:p>
              </table:table-cell>
              <table:table-cell office:value-type="float" office:value="515767000">
                <text:p>515767000</text:p>
              </table:table-cell>
              <table:table-cell office:value-type="float" office:value="518635000">
                <text:p>518635000</text:p>
              </table:table-cell>
              <table:table-cell office:value-type="float" office:value="7587600">
                <text:p>7587600</text:p>
              </table:table-cell>
              <table:table-cell office:value-type="float" office:value="7771460">
                <text:p>7771460</text:p>
              </table:table-cell>
              <table:table-cell office:value-type="float" office:value="8019600">
                <text:p>8019600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14600000">
                <text:p>514600000</text:p>
              </table:table-cell>
              <table:table-cell office:value-type="float" office:value="516983000">
                <text:p>516983000</text:p>
              </table:table-cell>
              <table:table-cell office:value-type="float" office:value="522381000">
                <text:p>522381000</text:p>
              </table:table-cell>
              <table:table-cell office:value-type="float" office:value="7791680">
                <text:p>7791680</text:p>
              </table:table-cell>
              <table:table-cell office:value-type="float" office:value="8002530">
                <text:p>8002530</text:p>
              </table:table-cell>
              <table:table-cell office:value-type="float" office:value="8321480">
                <text:p>8321480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516216000">
                <text:p>516216000</text:p>
              </table:table-cell>
              <table:table-cell office:value-type="float" office:value="522102000">
                <text:p>522102000</text:p>
              </table:table-cell>
              <table:table-cell office:value-type="float" office:value="531296000">
                <text:p>531296000</text:p>
              </table:table-cell>
              <table:table-cell office:value-type="float" office:value="7937660">
                <text:p>7937660</text:p>
              </table:table-cell>
              <table:table-cell office:value-type="float" office:value="8090000">
                <text:p>8090000</text:p>
              </table:table-cell>
              <table:table-cell office:value-type="float" office:value="8284520">
                <text:p>8284520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19073000">
                <text:p>519073000</text:p>
              </table:table-cell>
              <table:table-cell office:value-type="float" office:value="521063000">
                <text:p>521063000</text:p>
              </table:table-cell>
              <table:table-cell office:value-type="float" office:value="526753000">
                <text:p>526753000</text:p>
              </table:table-cell>
              <table:table-cell office:value-type="float" office:value="8087710">
                <text:p>8087710</text:p>
              </table:table-cell>
              <table:table-cell office:value-type="float" office:value="8354830">
                <text:p>8354830</text:p>
              </table:table-cell>
              <table:table-cell office:value-type="float" office:value="8645830">
                <text:p>8645830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521494000">
                <text:p>521494000</text:p>
              </table:table-cell>
              <table:table-cell office:value-type="float" office:value="525022000">
                <text:p>525022000</text:p>
              </table:table-cell>
              <table:table-cell office:value-type="float" office:value="530768000">
                <text:p>530768000</text:p>
              </table:table-cell>
              <table:table-cell office:value-type="float" office:value="8118710">
                <text:p>8118710</text:p>
              </table:table-cell>
              <table:table-cell office:value-type="float" office:value="8312800">
                <text:p>8312800</text:p>
              </table:table-cell>
              <table:table-cell office:value-type="float" office:value="8672060">
                <text:p>8672060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527627000">
                <text:p>527627000</text:p>
              </table:table-cell>
              <table:table-cell office:value-type="float" office:value="530924000">
                <text:p>530924000</text:p>
              </table:table-cell>
              <table:table-cell office:value-type="float" office:value="534982000">
                <text:p>534982000</text:p>
              </table:table-cell>
              <table:table-cell office:value-type="float" office:value="8413010">
                <text:p>8413010</text:p>
              </table:table-cell>
              <table:table-cell office:value-type="float" office:value="8572060">
                <text:p>8572060</text:p>
              </table:table-cell>
              <table:table-cell office:value-type="float" office:value="8902850">
                <text:p>8902850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27084000">
                <text:p>527084000</text:p>
              </table:table-cell>
              <table:table-cell office:value-type="float" office:value="536349000">
                <text:p>536349000</text:p>
              </table:table-cell>
              <table:table-cell office:value-type="float" office:value="551500000">
                <text:p>551500000</text:p>
              </table:table-cell>
              <table:table-cell office:value-type="float" office:value="7833240">
                <text:p>7833240</text:p>
              </table:table-cell>
              <table:table-cell office:value-type="float" office:value="8162910">
                <text:p>8162910</text:p>
              </table:table-cell>
              <table:table-cell office:value-type="float" office:value="8529570">
                <text:p>8529570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536758000">
                <text:p>536758000</text:p>
              </table:table-cell>
              <table:table-cell office:value-type="float" office:value="556186000">
                <text:p>556186000</text:p>
              </table:table-cell>
              <table:table-cell office:value-type="float" office:value="591162000">
                <text:p>591162000</text:p>
              </table:table-cell>
              <table:table-cell office:value-type="float" office:value="7612410">
                <text:p>7612410</text:p>
              </table:table-cell>
              <table:table-cell office:value-type="float" office:value="7914860">
                <text:p>7914860</text:p>
              </table:table-cell>
              <table:table-cell office:value-type="float" office:value="8818330">
                <text:p>881833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39991000">
                <text:p>539991000</text:p>
              </table:table-cell>
              <table:table-cell office:value-type="float" office:value="546315000">
                <text:p>546315000</text:p>
              </table:table-cell>
              <table:table-cell office:value-type="float" office:value="556025000">
                <text:p>556025000</text:p>
              </table:table-cell>
              <table:table-cell office:value-type="float" office:value="8297650">
                <text:p>8297650</text:p>
              </table:table-cell>
              <table:table-cell office:value-type="float" office:value="8811520">
                <text:p>8811520</text:p>
              </table:table-cell>
              <table:table-cell office:value-type="float" office:value="9475380">
                <text:p>947538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534592000">
                <text:p>534592000</text:p>
              </table:table-cell>
              <table:table-cell office:value-type="float" office:value="544478000">
                <text:p>544478000</text:p>
              </table:table-cell>
              <table:table-cell office:value-type="float" office:value="555670000">
                <text:p>555670000</text:p>
              </table:table-cell>
              <table:table-cell office:value-type="float" office:value="7812200">
                <text:p>7812200</text:p>
              </table:table-cell>
              <table:table-cell office:value-type="float" office:value="8078150">
                <text:p>8078150</text:p>
              </table:table-cell>
              <table:table-cell office:value-type="float" office:value="8338640">
                <text:p>8338640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37004000">
                <text:p>537004000</text:p>
              </table:table-cell>
              <table:table-cell office:value-type="float" office:value="547464000">
                <text:p>547464000</text:p>
              </table:table-cell>
              <table:table-cell office:value-type="float" office:value="615677000">
                <text:p>615677000</text:p>
              </table:table-cell>
              <table:table-cell office:value-type="float" office:value="8283850">
                <text:p>8283850</text:p>
              </table:table-cell>
              <table:table-cell office:value-type="float" office:value="8507710">
                <text:p>8507710</text:p>
              </table:table-cell>
              <table:table-cell office:value-type="float" office:value="8707060">
                <text:p>8707060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538044000">
                <text:p>538044000</text:p>
              </table:table-cell>
              <table:table-cell office:value-type="float" office:value="551063000">
                <text:p>551063000</text:p>
              </table:table-cell>
              <table:table-cell office:value-type="float" office:value="562111000">
                <text:p>562111000</text:p>
              </table:table-cell>
              <table:table-cell office:value-type="float" office:value="8124530">
                <text:p>8124530</text:p>
              </table:table-cell>
              <table:table-cell office:value-type="float" office:value="8307750">
                <text:p>8307750</text:p>
              </table:table-cell>
              <table:table-cell office:value-type="float" office:value="8717320">
                <text:p>8717320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541151000">
                <text:p>541151000</text:p>
              </table:table-cell>
              <table:table-cell office:value-type="float" office:value="556180000">
                <text:p>556180000</text:p>
              </table:table-cell>
              <table:table-cell office:value-type="float" office:value="621986000">
                <text:p>621986000</text:p>
              </table:table-cell>
              <table:table-cell office:value-type="float" office:value="8207360">
                <text:p>8207360</text:p>
              </table:table-cell>
              <table:table-cell office:value-type="float" office:value="8516000">
                <text:p>8516000</text:p>
              </table:table-cell>
              <table:table-cell office:value-type="float" office:value="8778690">
                <text:p>8778690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52092000">
                <text:p>552092000</text:p>
              </table:table-cell>
              <table:table-cell office:value-type="float" office:value="569837000">
                <text:p>569837000</text:p>
              </table:table-cell>
              <table:table-cell office:value-type="float" office:value="633948000">
                <text:p>633948000</text:p>
              </table:table-cell>
              <table:table-cell office:value-type="float" office:value="8163760">
                <text:p>8163760</text:p>
              </table:table-cell>
              <table:table-cell office:value-type="float" office:value="8540370">
                <text:p>8540370</text:p>
              </table:table-cell>
              <table:table-cell office:value-type="float" office:value="8884170">
                <text:p>8884170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559652000">
                <text:p>559652000</text:p>
              </table:table-cell>
              <table:table-cell office:value-type="float" office:value="565549000">
                <text:p>565549000</text:p>
              </table:table-cell>
              <table:table-cell office:value-type="float" office:value="572805000">
                <text:p>572805000</text:p>
              </table:table-cell>
              <table:table-cell office:value-type="float" office:value="8592500">
                <text:p>8592500</text:p>
              </table:table-cell>
              <table:table-cell office:value-type="float" office:value="8895440">
                <text:p>8895440</text:p>
              </table:table-cell>
              <table:table-cell office:value-type="float" office:value="9374160">
                <text:p>9374160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41936000">
                <text:p>541936000</text:p>
              </table:table-cell>
              <table:table-cell office:value-type="float" office:value="562619000">
                <text:p>562619000</text:p>
              </table:table-cell>
              <table:table-cell office:value-type="float" office:value="592987000">
                <text:p>592987000</text:p>
              </table:table-cell>
              <table:table-cell office:value-type="float" office:value="8050270">
                <text:p>8050270</text:p>
              </table:table-cell>
              <table:table-cell office:value-type="float" office:value="8250140">
                <text:p>8250140</text:p>
              </table:table-cell>
              <table:table-cell office:value-type="float" office:value="8607840">
                <text:p>8607840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554427000">
                <text:p>554427000</text:p>
              </table:table-cell>
              <table:table-cell office:value-type="float" office:value="560501000">
                <text:p>560501000</text:p>
              </table:table-cell>
              <table:table-cell office:value-type="float" office:value="572140000">
                <text:p>572140000</text:p>
              </table:table-cell>
              <table:table-cell office:value-type="float" office:value="8875670">
                <text:p>8875670</text:p>
              </table:table-cell>
              <table:table-cell office:value-type="float" office:value="9585670">
                <text:p>9585670</text:p>
              </table:table-cell>
              <table:table-cell office:value-type="float" office:value="13741300">
                <text:p>1374130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47578000">
                <text:p>547578000</text:p>
              </table:table-cell>
              <table:table-cell office:value-type="float" office:value="565623000">
                <text:p>565623000</text:p>
              </table:table-cell>
              <table:table-cell office:value-type="float" office:value="580498000">
                <text:p>580498000</text:p>
              </table:table-cell>
              <table:table-cell office:value-type="float" office:value="8919980">
                <text:p>8919980</text:p>
              </table:table-cell>
              <table:table-cell office:value-type="float" office:value="9463050">
                <text:p>9463050</text:p>
              </table:table-cell>
              <table:table-cell office:value-type="float" office:value="9969320">
                <text:p>9969320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547142000">
                <text:p>547142000</text:p>
              </table:table-cell>
              <table:table-cell office:value-type="float" office:value="550779000">
                <text:p>550779000</text:p>
              </table:table-cell>
              <table:table-cell office:value-type="float" office:value="558407000">
                <text:p>558407000</text:p>
              </table:table-cell>
              <table:table-cell office:value-type="float" office:value="8389550">
                <text:p>8389550</text:p>
              </table:table-cell>
              <table:table-cell office:value-type="float" office:value="8466640">
                <text:p>8466640</text:p>
              </table:table-cell>
              <table:table-cell office:value-type="float" office:value="8552390">
                <text:p>8552390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48200000">
                <text:p>548200000</text:p>
              </table:table-cell>
              <table:table-cell office:value-type="float" office:value="550528000">
                <text:p>550528000</text:p>
              </table:table-cell>
              <table:table-cell office:value-type="float" office:value="554453000">
                <text:p>554453000</text:p>
              </table:table-cell>
              <table:table-cell office:value-type="float" office:value="8046780">
                <text:p>8046780</text:p>
              </table:table-cell>
              <table:table-cell office:value-type="float" office:value="8185730">
                <text:p>8185730</text:p>
              </table:table-cell>
              <table:table-cell office:value-type="float" office:value="8352570">
                <text:p>8352570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51010000">
                <text:p>551010000</text:p>
              </table:table-cell>
              <table:table-cell office:value-type="float" office:value="553117000">
                <text:p>553117000</text:p>
              </table:table-cell>
              <table:table-cell office:value-type="float" office:value="557114000">
                <text:p>557114000</text:p>
              </table:table-cell>
              <table:table-cell office:value-type="float" office:value="8488960">
                <text:p>8488960</text:p>
              </table:table-cell>
              <table:table-cell office:value-type="float" office:value="8608350">
                <text:p>8608350</text:p>
              </table:table-cell>
              <table:table-cell office:value-type="float" office:value="8795650">
                <text:p>8795650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55023000">
                <text:p>555023000</text:p>
              </table:table-cell>
              <table:table-cell office:value-type="float" office:value="570051000">
                <text:p>570051000</text:p>
              </table:table-cell>
              <table:table-cell office:value-type="float" office:value="594073000">
                <text:p>594073000</text:p>
              </table:table-cell>
              <table:table-cell office:value-type="float" office:value="8633760">
                <text:p>8633760</text:p>
              </table:table-cell>
              <table:table-cell office:value-type="float" office:value="8789970">
                <text:p>8789970</text:p>
              </table:table-cell>
              <table:table-cell office:value-type="float" office:value="9063630">
                <text:p>9063630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564111000">
                <text:p>564111000</text:p>
              </table:table-cell>
              <table:table-cell office:value-type="float" office:value="574577000">
                <text:p>574577000</text:p>
              </table:table-cell>
              <table:table-cell office:value-type="float" office:value="592311000">
                <text:p>592311000</text:p>
              </table:table-cell>
              <table:table-cell office:value-type="float" office:value="8686980">
                <text:p>8686980</text:p>
              </table:table-cell>
              <table:table-cell office:value-type="float" office:value="8889860">
                <text:p>8889860</text:p>
              </table:table-cell>
              <table:table-cell office:value-type="float" office:value="9408100">
                <text:p>940810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557102000">
                <text:p>557102000</text:p>
              </table:table-cell>
              <table:table-cell office:value-type="float" office:value="579586000">
                <text:p>579586000</text:p>
              </table:table-cell>
              <table:table-cell office:value-type="float" office:value="594699000">
                <text:p>594699000</text:p>
              </table:table-cell>
              <table:table-cell office:value-type="float" office:value="8833600">
                <text:p>8833600</text:p>
              </table:table-cell>
              <table:table-cell office:value-type="float" office:value="9032250">
                <text:p>9032250</text:p>
              </table:table-cell>
              <table:table-cell office:value-type="float" office:value="9254600">
                <text:p>9254600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564605000">
                <text:p>564605000</text:p>
              </table:table-cell>
              <table:table-cell office:value-type="float" office:value="587649000">
                <text:p>587649000</text:p>
              </table:table-cell>
              <table:table-cell office:value-type="float" office:value="627274000">
                <text:p>627274000</text:p>
              </table:table-cell>
              <table:table-cell office:value-type="float" office:value="8780260">
                <text:p>8780260</text:p>
              </table:table-cell>
              <table:table-cell office:value-type="float" office:value="9025260">
                <text:p>9025260</text:p>
              </table:table-cell>
              <table:table-cell office:value-type="float" office:value="9455940">
                <text:p>9455940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67740000">
                <text:p>567740000</text:p>
              </table:table-cell>
              <table:table-cell office:value-type="float" office:value="579821000">
                <text:p>579821000</text:p>
              </table:table-cell>
              <table:table-cell office:value-type="float" office:value="591548000">
                <text:p>591548000</text:p>
              </table:table-cell>
              <table:table-cell office:value-type="float" office:value="8807100">
                <text:p>8807100</text:p>
              </table:table-cell>
              <table:table-cell office:value-type="float" office:value="9085060">
                <text:p>9085060</text:p>
              </table:table-cell>
              <table:table-cell office:value-type="float" office:value="9387260">
                <text:p>9387260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73166000">
                <text:p>573166000</text:p>
              </table:table-cell>
              <table:table-cell office:value-type="float" office:value="580996000">
                <text:p>580996000</text:p>
              </table:table-cell>
              <table:table-cell office:value-type="float" office:value="596963000">
                <text:p>596963000</text:p>
              </table:table-cell>
              <table:table-cell office:value-type="float" office:value="8916610">
                <text:p>8916610</text:p>
              </table:table-cell>
              <table:table-cell office:value-type="float" office:value="9275330">
                <text:p>9275330</text:p>
              </table:table-cell>
              <table:table-cell office:value-type="float" office:value="9827120">
                <text:p>9827120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70417000">
                <text:p>570417000</text:p>
              </table:table-cell>
              <table:table-cell office:value-type="float" office:value="579737000">
                <text:p>579737000</text:p>
              </table:table-cell>
              <table:table-cell office:value-type="float" office:value="587970000">
                <text:p>587970000</text:p>
              </table:table-cell>
              <table:table-cell office:value-type="float" office:value="8637630">
                <text:p>8637630</text:p>
              </table:table-cell>
              <table:table-cell office:value-type="float" office:value="8888470">
                <text:p>8888470</text:p>
              </table:table-cell>
              <table:table-cell office:value-type="float" office:value="9237090">
                <text:p>9237090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572878000">
                <text:p>572878000</text:p>
              </table:table-cell>
              <table:table-cell office:value-type="float" office:value="581436000">
                <text:p>581436000</text:p>
              </table:table-cell>
              <table:table-cell office:value-type="float" office:value="602752000">
                <text:p>602752000</text:p>
              </table:table-cell>
              <table:table-cell office:value-type="float" office:value="8372250">
                <text:p>8372250</text:p>
              </table:table-cell>
              <table:table-cell office:value-type="float" office:value="8579830">
                <text:p>8579830</text:p>
              </table:table-cell>
              <table:table-cell office:value-type="float" office:value="8881630">
                <text:p>8881630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73879000">
                <text:p>573879000</text:p>
              </table:table-cell>
              <table:table-cell office:value-type="float" office:value="581865000">
                <text:p>581865000</text:p>
              </table:table-cell>
              <table:table-cell office:value-type="float" office:value="597139000">
                <text:p>597139000</text:p>
              </table:table-cell>
              <table:table-cell office:value-type="float" office:value="8295660">
                <text:p>8295660</text:p>
              </table:table-cell>
              <table:table-cell office:value-type="float" office:value="8388410">
                <text:p>8388410</text:p>
              </table:table-cell>
              <table:table-cell office:value-type="float" office:value="8497460">
                <text:p>8497460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87315000">
                <text:p>587315000</text:p>
              </table:table-cell>
              <table:table-cell office:value-type="float" office:value="602268000">
                <text:p>602268000</text:p>
              </table:table-cell>
              <table:table-cell office:value-type="float" office:value="632092000">
                <text:p>632092000</text:p>
              </table:table-cell>
              <table:table-cell office:value-type="float" office:value="8570760">
                <text:p>8570760</text:p>
              </table:table-cell>
              <table:table-cell office:value-type="float" office:value="8701690">
                <text:p>8701690</text:p>
              </table:table-cell>
              <table:table-cell office:value-type="float" office:value="8892290">
                <text:p>8892290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577418000">
                <text:p>577418000</text:p>
              </table:table-cell>
              <table:table-cell office:value-type="float" office:value="586537000">
                <text:p>586537000</text:p>
              </table:table-cell>
              <table:table-cell office:value-type="float" office:value="606640000">
                <text:p>606640000</text:p>
              </table:table-cell>
              <table:table-cell office:value-type="float" office:value="8463870">
                <text:p>8463870</text:p>
              </table:table-cell>
              <table:table-cell office:value-type="float" office:value="8688630">
                <text:p>8688630</text:p>
              </table:table-cell>
              <table:table-cell office:value-type="float" office:value="9107810">
                <text:p>9107810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580762000">
                <text:p>580762000</text:p>
              </table:table-cell>
              <table:table-cell office:value-type="float" office:value="593159000">
                <text:p>593159000</text:p>
              </table:table-cell>
              <table:table-cell office:value-type="float" office:value="609708000">
                <text:p>609708000</text:p>
              </table:table-cell>
              <table:table-cell office:value-type="float" office:value="8288860">
                <text:p>8288860</text:p>
              </table:table-cell>
              <table:table-cell office:value-type="float" office:value="8496350">
                <text:p>8496350</text:p>
              </table:table-cell>
              <table:table-cell office:value-type="float" office:value="8643520">
                <text:p>8643520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582191000">
                <text:p>582191000</text:p>
              </table:table-cell>
              <table:table-cell office:value-type="float" office:value="592796000">
                <text:p>592796000</text:p>
              </table:table-cell>
              <table:table-cell office:value-type="float" office:value="618540000">
                <text:p>618540000</text:p>
              </table:table-cell>
              <table:table-cell office:value-type="float" office:value="9150050">
                <text:p>9150050</text:p>
              </table:table-cell>
              <table:table-cell office:value-type="float" office:value="9227740">
                <text:p>9227740</text:p>
              </table:table-cell>
              <table:table-cell office:value-type="float" office:value="9362720">
                <text:p>9362720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585046000">
                <text:p>585046000</text:p>
              </table:table-cell>
              <table:table-cell office:value-type="float" office:value="594331000">
                <text:p>594331000</text:p>
              </table:table-cell>
              <table:table-cell office:value-type="float" office:value="604329000">
                <text:p>604329000</text:p>
              </table:table-cell>
              <table:table-cell office:value-type="float" office:value="9027130">
                <text:p>9027130</text:p>
              </table:table-cell>
              <table:table-cell office:value-type="float" office:value="9543470">
                <text:p>9543470</text:p>
              </table:table-cell>
              <table:table-cell office:value-type="float" office:value="10311300">
                <text:p>10311300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588559000">
                <text:p>588559000</text:p>
              </table:table-cell>
              <table:table-cell office:value-type="float" office:value="604217000">
                <text:p>604217000</text:p>
              </table:table-cell>
              <table:table-cell office:value-type="float" office:value="613700000">
                <text:p>613700000</text:p>
              </table:table-cell>
              <table:table-cell office:value-type="float" office:value="8368840">
                <text:p>8368840</text:p>
              </table:table-cell>
              <table:table-cell office:value-type="float" office:value="8522510">
                <text:p>8522510</text:p>
              </table:table-cell>
              <table:table-cell office:value-type="float" office:value="8703700">
                <text:p>8703700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602855000">
                <text:p>602855000</text:p>
              </table:table-cell>
              <table:table-cell office:value-type="float" office:value="615926000">
                <text:p>615926000</text:p>
              </table:table-cell>
              <table:table-cell office:value-type="float" office:value="683176000">
                <text:p>683176000</text:p>
              </table:table-cell>
              <table:table-cell office:value-type="float" office:value="8914680">
                <text:p>8914680</text:p>
              </table:table-cell>
              <table:table-cell office:value-type="float" office:value="9089440">
                <text:p>9089440</text:p>
              </table:table-cell>
              <table:table-cell office:value-type="float" office:value="9311620">
                <text:p>9311620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94754000">
                <text:p>594754000</text:p>
              </table:table-cell>
              <table:table-cell office:value-type="float" office:value="606060000">
                <text:p>606060000</text:p>
              </table:table-cell>
              <table:table-cell office:value-type="float" office:value="619690000">
                <text:p>619690000</text:p>
              </table:table-cell>
              <table:table-cell office:value-type="float" office:value="8517330">
                <text:p>8517330</text:p>
              </table:table-cell>
              <table:table-cell office:value-type="float" office:value="8649120">
                <text:p>8649120</text:p>
              </table:table-cell>
              <table:table-cell office:value-type="float" office:value="8799020">
                <text:p>8799020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595857000">
                <text:p>595857000</text:p>
              </table:table-cell>
              <table:table-cell office:value-type="float" office:value="608843000">
                <text:p>608843000</text:p>
              </table:table-cell>
              <table:table-cell office:value-type="float" office:value="626639000">
                <text:p>626639000</text:p>
              </table:table-cell>
              <table:table-cell office:value-type="float" office:value="8699540">
                <text:p>8699540</text:p>
              </table:table-cell>
              <table:table-cell office:value-type="float" office:value="8772160">
                <text:p>8772160</text:p>
              </table:table-cell>
              <table:table-cell office:value-type="float" office:value="8884380">
                <text:p>8884380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97177000">
                <text:p>597177000</text:p>
              </table:table-cell>
              <table:table-cell office:value-type="float" office:value="607431000">
                <text:p>607431000</text:p>
              </table:table-cell>
              <table:table-cell office:value-type="float" office:value="655392000">
                <text:p>655392000</text:p>
              </table:table-cell>
              <table:table-cell office:value-type="float" office:value="8862220">
                <text:p>8862220</text:p>
              </table:table-cell>
              <table:table-cell office:value-type="float" office:value="9109960">
                <text:p>9109960</text:p>
              </table:table-cell>
              <table:table-cell office:value-type="float" office:value="9641980">
                <text:p>964198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606981000">
                <text:p>606981000</text:p>
              </table:table-cell>
              <table:table-cell office:value-type="float" office:value="617778000">
                <text:p>617778000</text:p>
              </table:table-cell>
              <table:table-cell office:value-type="float" office:value="632791000">
                <text:p>632791000</text:p>
              </table:table-cell>
              <table:table-cell office:value-type="float" office:value="8873220">
                <text:p>8873220</text:p>
              </table:table-cell>
              <table:table-cell office:value-type="float" office:value="9234710">
                <text:p>9234710</text:p>
              </table:table-cell>
              <table:table-cell office:value-type="float" office:value="10212200">
                <text:p>10212200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603396000">
                <text:p>603396000</text:p>
              </table:table-cell>
              <table:table-cell office:value-type="float" office:value="611270000">
                <text:p>611270000</text:p>
              </table:table-cell>
              <table:table-cell office:value-type="float" office:value="617682000">
                <text:p>617682000</text:p>
              </table:table-cell>
              <table:table-cell office:value-type="float" office:value="8825050">
                <text:p>8825050</text:p>
              </table:table-cell>
              <table:table-cell office:value-type="float" office:value="8976600">
                <text:p>8976600</text:p>
              </table:table-cell>
              <table:table-cell office:value-type="float" office:value="9129770">
                <text:p>9129770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605860000">
                <text:p>605860000</text:p>
              </table:table-cell>
              <table:table-cell office:value-type="float" office:value="620546000">
                <text:p>620546000</text:p>
              </table:table-cell>
              <table:table-cell office:value-type="float" office:value="636847000">
                <text:p>636847000</text:p>
              </table:table-cell>
              <table:table-cell office:value-type="float" office:value="9218120">
                <text:p>9218120</text:p>
              </table:table-cell>
              <table:table-cell office:value-type="float" office:value="9398240">
                <text:p>9398240</text:p>
              </table:table-cell>
              <table:table-cell office:value-type="float" office:value="9627450">
                <text:p>9627450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605842000">
                <text:p>605842000</text:p>
              </table:table-cell>
              <table:table-cell office:value-type="float" office:value="618247000">
                <text:p>618247000</text:p>
              </table:table-cell>
              <table:table-cell office:value-type="float" office:value="629056000">
                <text:p>629056000</text:p>
              </table:table-cell>
              <table:table-cell office:value-type="float" office:value="9379220">
                <text:p>9379220</text:p>
              </table:table-cell>
              <table:table-cell office:value-type="float" office:value="9765000">
                <text:p>9765000</text:p>
              </table:table-cell>
              <table:table-cell office:value-type="float" office:value="10282200">
                <text:p>10282200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609355000">
                <text:p>609355000</text:p>
              </table:table-cell>
              <table:table-cell office:value-type="float" office:value="617141000">
                <text:p>617141000</text:p>
              </table:table-cell>
              <table:table-cell office:value-type="float" office:value="631408000">
                <text:p>631408000</text:p>
              </table:table-cell>
              <table:table-cell office:value-type="float" office:value="9049800">
                <text:p>9049800</text:p>
              </table:table-cell>
              <table:table-cell office:value-type="float" office:value="9157340">
                <text:p>9157340</text:p>
              </table:table-cell>
              <table:table-cell office:value-type="float" office:value="9327140">
                <text:p>9327140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610277000">
                <text:p>610277000</text:p>
              </table:table-cell>
              <table:table-cell office:value-type="float" office:value="620154000">
                <text:p>620154000</text:p>
              </table:table-cell>
              <table:table-cell office:value-type="float" office:value="641817000">
                <text:p>641817000</text:p>
              </table:table-cell>
              <table:table-cell office:value-type="float" office:value="9233760">
                <text:p>9233760</text:p>
              </table:table-cell>
              <table:table-cell office:value-type="float" office:value="9431040">
                <text:p>9431040</text:p>
              </table:table-cell>
              <table:table-cell office:value-type="float" office:value="9650170">
                <text:p>9650170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15349000">
                <text:p>615349000</text:p>
              </table:table-cell>
              <table:table-cell office:value-type="float" office:value="636732000">
                <text:p>636732000</text:p>
              </table:table-cell>
              <table:table-cell office:value-type="float" office:value="674169000">
                <text:p>674169000</text:p>
              </table:table-cell>
              <table:table-cell office:value-type="float" office:value="9156690">
                <text:p>9156690</text:p>
              </table:table-cell>
              <table:table-cell office:value-type="float" office:value="9647750">
                <text:p>9647750</text:p>
              </table:table-cell>
              <table:table-cell office:value-type="float" office:value="10092700">
                <text:p>10092700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616897000">
                <text:p>616897000</text:p>
              </table:table-cell>
              <table:table-cell office:value-type="float" office:value="621161000">
                <text:p>621161000</text:p>
              </table:table-cell>
              <table:table-cell office:value-type="float" office:value="629243000">
                <text:p>629243000</text:p>
              </table:table-cell>
              <table:table-cell office:value-type="float" office:value="9180570">
                <text:p>9180570</text:p>
              </table:table-cell>
              <table:table-cell office:value-type="float" office:value="9310810">
                <text:p>9310810</text:p>
              </table:table-cell>
              <table:table-cell office:value-type="float" office:value="9651460">
                <text:p>965146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619466000">
                <text:p>619466000</text:p>
              </table:table-cell>
              <table:table-cell office:value-type="float" office:value="626606000">
                <text:p>626606000</text:p>
              </table:table-cell>
              <table:table-cell office:value-type="float" office:value="638607000">
                <text:p>638607000</text:p>
              </table:table-cell>
              <table:table-cell office:value-type="float" office:value="9596720">
                <text:p>9596720</text:p>
              </table:table-cell>
              <table:table-cell office:value-type="float" office:value="9876270">
                <text:p>9876270</text:p>
              </table:table-cell>
              <table:table-cell office:value-type="float" office:value="10470300">
                <text:p>10470300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20778000">
                <text:p>620778000</text:p>
              </table:table-cell>
              <table:table-cell office:value-type="float" office:value="626281000">
                <text:p>626281000</text:p>
              </table:table-cell>
              <table:table-cell office:value-type="float" office:value="647837000">
                <text:p>647837000</text:p>
              </table:table-cell>
              <table:table-cell office:value-type="float" office:value="9123020">
                <text:p>9123020</text:p>
              </table:table-cell>
              <table:table-cell office:value-type="float" office:value="9261760">
                <text:p>9261760</text:p>
              </table:table-cell>
              <table:table-cell office:value-type="float" office:value="9548810">
                <text:p>9548810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625045000">
                <text:p>625045000</text:p>
              </table:table-cell>
              <table:table-cell office:value-type="float" office:value="631217000">
                <text:p>631217000</text:p>
              </table:table-cell>
              <table:table-cell office:value-type="float" office:value="643603000">
                <text:p>643603000</text:p>
              </table:table-cell>
              <table:table-cell office:value-type="float" office:value="9061060">
                <text:p>9061060</text:p>
              </table:table-cell>
              <table:table-cell office:value-type="float" office:value="9122450">
                <text:p>9122450</text:p>
              </table:table-cell>
              <table:table-cell office:value-type="float" office:value="9162750">
                <text:p>9162750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625873000">
                <text:p>625873000</text:p>
              </table:table-cell>
              <table:table-cell office:value-type="float" office:value="631303000">
                <text:p>631303000</text:p>
              </table:table-cell>
              <table:table-cell office:value-type="float" office:value="650809000">
                <text:p>650809000</text:p>
              </table:table-cell>
              <table:table-cell office:value-type="float" office:value="9530270">
                <text:p>9530270</text:p>
              </table:table-cell>
              <table:table-cell office:value-type="float" office:value="9857370">
                <text:p>9857370</text:p>
              </table:table-cell>
              <table:table-cell office:value-type="float" office:value="10546100">
                <text:p>10546100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31297000">
                <text:p>631297000</text:p>
              </table:table-cell>
              <table:table-cell office:value-type="float" office:value="647748000">
                <text:p>647748000</text:p>
              </table:table-cell>
              <table:table-cell office:value-type="float" office:value="663591000">
                <text:p>663591000</text:p>
              </table:table-cell>
              <table:table-cell office:value-type="float" office:value="9195600">
                <text:p>9195600</text:p>
              </table:table-cell>
              <table:table-cell office:value-type="float" office:value="9459880">
                <text:p>9459880</text:p>
              </table:table-cell>
              <table:table-cell office:value-type="float" office:value="10030400">
                <text:p>10030400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33249000">
                <text:p>633249000</text:p>
              </table:table-cell>
              <table:table-cell office:value-type="float" office:value="640545000">
                <text:p>640545000</text:p>
              </table:table-cell>
              <table:table-cell office:value-type="float" office:value="658293000">
                <text:p>658293000</text:p>
              </table:table-cell>
              <table:table-cell office:value-type="float" office:value="9422430">
                <text:p>9422430</text:p>
              </table:table-cell>
              <table:table-cell office:value-type="float" office:value="9538430">
                <text:p>9538430</text:p>
              </table:table-cell>
              <table:table-cell office:value-type="float" office:value="9736280">
                <text:p>9736280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632372000">
                <text:p>632372000</text:p>
              </table:table-cell>
              <table:table-cell office:value-type="float" office:value="639953000">
                <text:p>639953000</text:p>
              </table:table-cell>
              <table:table-cell office:value-type="float" office:value="657895000">
                <text:p>657895000</text:p>
              </table:table-cell>
              <table:table-cell office:value-type="float" office:value="9519340">
                <text:p>9519340</text:p>
              </table:table-cell>
              <table:table-cell office:value-type="float" office:value="10088800">
                <text:p>10088800</text:p>
              </table:table-cell>
              <table:table-cell office:value-type="float" office:value="10442200">
                <text:p>10442200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636143000">
                <text:p>636143000</text:p>
              </table:table-cell>
              <table:table-cell office:value-type="float" office:value="648252000">
                <text:p>648252000</text:p>
              </table:table-cell>
              <table:table-cell office:value-type="float" office:value="678133000">
                <text:p>678133000</text:p>
              </table:table-cell>
              <table:table-cell office:value-type="float" office:value="9151390">
                <text:p>9151390</text:p>
              </table:table-cell>
              <table:table-cell office:value-type="float" office:value="9431920">
                <text:p>9431920</text:p>
              </table:table-cell>
              <table:table-cell office:value-type="float" office:value="9772060">
                <text:p>9772060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638769000">
                <text:p>638769000</text:p>
              </table:table-cell>
              <table:table-cell office:value-type="float" office:value="655820000">
                <text:p>655820000</text:p>
              </table:table-cell>
              <table:table-cell office:value-type="float" office:value="688454000">
                <text:p>688454000</text:p>
              </table:table-cell>
              <table:table-cell office:value-type="float" office:value="9656790">
                <text:p>9656790</text:p>
              </table:table-cell>
              <table:table-cell office:value-type="float" office:value="9835730">
                <text:p>9835730</text:p>
              </table:table-cell>
              <table:table-cell office:value-type="float" office:value="10480700">
                <text:p>10480700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642775000">
                <text:p>642775000</text:p>
              </table:table-cell>
              <table:table-cell office:value-type="float" office:value="657163000">
                <text:p>657163000</text:p>
              </table:table-cell>
              <table:table-cell office:value-type="float" office:value="676144000">
                <text:p>676144000</text:p>
              </table:table-cell>
              <table:table-cell office:value-type="float" office:value="9529610">
                <text:p>9529610</text:p>
              </table:table-cell>
              <table:table-cell office:value-type="float" office:value="9835090">
                <text:p>9835090</text:p>
              </table:table-cell>
              <table:table-cell office:value-type="float" office:value="10292100">
                <text:p>10292100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644695000">
                <text:p>644695000</text:p>
              </table:table-cell>
              <table:table-cell office:value-type="float" office:value="651811000">
                <text:p>651811000</text:p>
              </table:table-cell>
              <table:table-cell office:value-type="float" office:value="659782000">
                <text:p>659782000</text:p>
              </table:table-cell>
              <table:table-cell office:value-type="float" office:value="10346200">
                <text:p>10346200</text:p>
              </table:table-cell>
              <table:table-cell office:value-type="float" office:value="10617900">
                <text:p>10617900</text:p>
              </table:table-cell>
              <table:table-cell office:value-type="float" office:value="11136500">
                <text:p>11136500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648477000">
                <text:p>648477000</text:p>
              </table:table-cell>
              <table:table-cell office:value-type="float" office:value="656599000">
                <text:p>656599000</text:p>
              </table:table-cell>
              <table:table-cell office:value-type="float" office:value="676173000">
                <text:p>676173000</text:p>
              </table:table-cell>
              <table:table-cell office:value-type="float" office:value="9801310">
                <text:p>9801310</text:p>
              </table:table-cell>
              <table:table-cell office:value-type="float" office:value="9927420">
                <text:p>9927420</text:p>
              </table:table-cell>
              <table:table-cell office:value-type="float" office:value="10212600">
                <text:p>10212600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648354000">
                <text:p>648354000</text:p>
              </table:table-cell>
              <table:table-cell office:value-type="float" office:value="656135000">
                <text:p>656135000</text:p>
              </table:table-cell>
              <table:table-cell office:value-type="float" office:value="681783000">
                <text:p>681783000</text:p>
              </table:table-cell>
              <table:table-cell office:value-type="float" office:value="9385330">
                <text:p>9385330</text:p>
              </table:table-cell>
              <table:table-cell office:value-type="float" office:value="9558260">
                <text:p>9558260</text:p>
              </table:table-cell>
              <table:table-cell office:value-type="float" office:value="9793480">
                <text:p>9793480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655330000">
                <text:p>655330000</text:p>
              </table:table-cell>
              <table:table-cell office:value-type="float" office:value="667596000">
                <text:p>667596000</text:p>
              </table:table-cell>
              <table:table-cell office:value-type="float" office:value="676891000">
                <text:p>676891000</text:p>
              </table:table-cell>
              <table:table-cell office:value-type="float" office:value="8992320">
                <text:p>8992320</text:p>
              </table:table-cell>
              <table:table-cell office:value-type="float" office:value="9344600">
                <text:p>9344600</text:p>
              </table:table-cell>
              <table:table-cell office:value-type="float" office:value="9891060">
                <text:p>9891060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661444000">
                <text:p>661444000</text:p>
              </table:table-cell>
              <table:table-cell office:value-type="float" office:value="669610000">
                <text:p>669610000</text:p>
              </table:table-cell>
              <table:table-cell office:value-type="float" office:value="678646000">
                <text:p>678646000</text:p>
              </table:table-cell>
              <table:table-cell office:value-type="float" office:value="9261130">
                <text:p>9261130</text:p>
              </table:table-cell>
              <table:table-cell office:value-type="float" office:value="9438390">
                <text:p>9438390</text:p>
              </table:table-cell>
              <table:table-cell office:value-type="float" office:value="9802600">
                <text:p>9802600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660595000">
                <text:p>660595000</text:p>
              </table:table-cell>
              <table:table-cell office:value-type="float" office:value="673732000">
                <text:p>673732000</text:p>
              </table:table-cell>
              <table:table-cell office:value-type="float" office:value="692829000">
                <text:p>692829000</text:p>
              </table:table-cell>
              <table:table-cell office:value-type="float" office:value="10256200">
                <text:p>10256200</text:p>
              </table:table-cell>
              <table:table-cell office:value-type="float" office:value="10609300">
                <text:p>10609300</text:p>
              </table:table-cell>
              <table:table-cell office:value-type="float" office:value="11036100">
                <text:p>11036100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660769000">
                <text:p>660769000</text:p>
              </table:table-cell>
              <table:table-cell office:value-type="float" office:value="675759000">
                <text:p>675759000</text:p>
              </table:table-cell>
              <table:table-cell office:value-type="float" office:value="688478000">
                <text:p>688478000</text:p>
              </table:table-cell>
              <table:table-cell office:value-type="float" office:value="9382610">
                <text:p>9382610</text:p>
              </table:table-cell>
              <table:table-cell office:value-type="float" office:value="10044200">
                <text:p>10044200</text:p>
              </table:table-cell>
              <table:table-cell office:value-type="float" office:value="14163100">
                <text:p>14163100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662095000">
                <text:p>662095000</text:p>
              </table:table-cell>
              <table:table-cell office:value-type="float" office:value="672256000">
                <text:p>672256000</text:p>
              </table:table-cell>
              <table:table-cell office:value-type="float" office:value="689779000">
                <text:p>689779000</text:p>
              </table:table-cell>
              <table:table-cell office:value-type="float" office:value="9632590">
                <text:p>9632590</text:p>
              </table:table-cell>
              <table:table-cell office:value-type="float" office:value="9833740">
                <text:p>9833740</text:p>
              </table:table-cell>
              <table:table-cell office:value-type="float" office:value="9928040">
                <text:p>9928040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674188000">
                <text:p>674188000</text:p>
              </table:table-cell>
              <table:table-cell office:value-type="float" office:value="682516000">
                <text:p>682516000</text:p>
              </table:table-cell>
              <table:table-cell office:value-type="float" office:value="701334000">
                <text:p>701334000</text:p>
              </table:table-cell>
              <table:table-cell office:value-type="float" office:value="9560980">
                <text:p>9560980</text:p>
              </table:table-cell>
              <table:table-cell office:value-type="float" office:value="9842070">
                <text:p>9842070</text:p>
              </table:table-cell>
              <table:table-cell office:value-type="float" office:value="10401400">
                <text:p>10401400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667883000">
                <text:p>667883000</text:p>
              </table:table-cell>
              <table:table-cell office:value-type="float" office:value="681552000">
                <text:p>681552000</text:p>
              </table:table-cell>
              <table:table-cell office:value-type="float" office:value="699805000">
                <text:p>699805000</text:p>
              </table:table-cell>
              <table:table-cell office:value-type="float" office:value="10182600">
                <text:p>10182600</text:p>
              </table:table-cell>
              <table:table-cell office:value-type="float" office:value="10348100">
                <text:p>10348100</text:p>
              </table:table-cell>
              <table:table-cell office:value-type="float" office:value="10571400">
                <text:p>10571400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671722000">
                <text:p>671722000</text:p>
              </table:table-cell>
              <table:table-cell office:value-type="float" office:value="681381000">
                <text:p>681381000</text:p>
              </table:table-cell>
              <table:table-cell office:value-type="float" office:value="692132000">
                <text:p>692132000</text:p>
              </table:table-cell>
              <table:table-cell office:value-type="float" office:value="9830110">
                <text:p>9830110</text:p>
              </table:table-cell>
              <table:table-cell office:value-type="float" office:value="9984540">
                <text:p>9984540</text:p>
              </table:table-cell>
              <table:table-cell office:value-type="float" office:value="10126100">
                <text:p>10126100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673719000">
                <text:p>673719000</text:p>
              </table:table-cell>
              <table:table-cell office:value-type="float" office:value="685835000">
                <text:p>685835000</text:p>
              </table:table-cell>
              <table:table-cell office:value-type="float" office:value="703826000">
                <text:p>703826000</text:p>
              </table:table-cell>
              <table:table-cell office:value-type="float" office:value="10012700">
                <text:p>10012700</text:p>
              </table:table-cell>
              <table:table-cell office:value-type="float" office:value="10111600">
                <text:p>10111600</text:p>
              </table:table-cell>
              <table:table-cell office:value-type="float" office:value="10517500">
                <text:p>10517500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675502000">
                <text:p>675502000</text:p>
              </table:table-cell>
              <table:table-cell office:value-type="float" office:value="690018000">
                <text:p>690018000</text:p>
              </table:table-cell>
              <table:table-cell office:value-type="float" office:value="714267000">
                <text:p>714267000</text:p>
              </table:table-cell>
              <table:table-cell office:value-type="float" office:value="9576130">
                <text:p>9576130</text:p>
              </table:table-cell>
              <table:table-cell office:value-type="float" office:value="9677330">
                <text:p>9677330</text:p>
              </table:table-cell>
              <table:table-cell office:value-type="float" office:value="9920240">
                <text:p>9920240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675678000">
                <text:p>675678000</text:p>
              </table:table-cell>
              <table:table-cell office:value-type="float" office:value="685042000">
                <text:p>685042000</text:p>
              </table:table-cell>
              <table:table-cell office:value-type="float" office:value="700355000">
                <text:p>700355000</text:p>
              </table:table-cell>
              <table:table-cell office:value-type="float" office:value="9697670">
                <text:p>9697670</text:p>
              </table:table-cell>
              <table:table-cell office:value-type="float" office:value="9778150">
                <text:p>9778150</text:p>
              </table:table-cell>
              <table:table-cell office:value-type="float" office:value="9877580">
                <text:p>9877580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678534000">
                <text:p>678534000</text:p>
              </table:table-cell>
              <table:table-cell office:value-type="float" office:value="692951000">
                <text:p>692951000</text:p>
              </table:table-cell>
              <table:table-cell office:value-type="float" office:value="719065000">
                <text:p>719065000</text:p>
              </table:table-cell>
              <table:table-cell office:value-type="float" office:value="9835600">
                <text:p>9835600</text:p>
              </table:table-cell>
              <table:table-cell office:value-type="float" office:value="10199500">
                <text:p>10199500</text:p>
              </table:table-cell>
              <table:table-cell office:value-type="float" office:value="10615400">
                <text:p>10615400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680678000">
                <text:p>680678000</text:p>
              </table:table-cell>
              <table:table-cell office:value-type="float" office:value="684108000">
                <text:p>684108000</text:p>
              </table:table-cell>
              <table:table-cell office:value-type="float" office:value="690806000">
                <text:p>690806000</text:p>
              </table:table-cell>
              <table:table-cell office:value-type="float" office:value="9624750">
                <text:p>9624750</text:p>
              </table:table-cell>
              <table:table-cell office:value-type="float" office:value="9728790">
                <text:p>9728790</text:p>
              </table:table-cell>
              <table:table-cell office:value-type="float" office:value="9868870">
                <text:p>9868870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683893000">
                <text:p>683893000</text:p>
              </table:table-cell>
              <table:table-cell office:value-type="float" office:value="693813000">
                <text:p>693813000</text:p>
              </table:table-cell>
              <table:table-cell office:value-type="float" office:value="721051000">
                <text:p>721051000</text:p>
              </table:table-cell>
              <table:table-cell office:value-type="float" office:value="9351790">
                <text:p>9351790</text:p>
              </table:table-cell>
              <table:table-cell office:value-type="float" office:value="9427430">
                <text:p>9427430</text:p>
              </table:table-cell>
              <table:table-cell office:value-type="float" office:value="9530660">
                <text:p>9530660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687646000">
                <text:p>687646000</text:p>
              </table:table-cell>
              <table:table-cell office:value-type="float" office:value="700017000">
                <text:p>700017000</text:p>
              </table:table-cell>
              <table:table-cell office:value-type="float" office:value="719294000">
                <text:p>719294000</text:p>
              </table:table-cell>
              <table:table-cell office:value-type="float" office:value="10343600">
                <text:p>10343600</text:p>
              </table:table-cell>
              <table:table-cell office:value-type="float" office:value="10569200">
                <text:p>10569200</text:p>
              </table:table-cell>
              <table:table-cell office:value-type="float" office:value="10868300">
                <text:p>10868300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691777000">
                <text:p>691777000</text:p>
              </table:table-cell>
              <table:table-cell office:value-type="float" office:value="700526000">
                <text:p>700526000</text:p>
              </table:table-cell>
              <table:table-cell office:value-type="float" office:value="723604000">
                <text:p>723604000</text:p>
              </table:table-cell>
              <table:table-cell office:value-type="float" office:value="10582700">
                <text:p>10582700</text:p>
              </table:table-cell>
              <table:table-cell office:value-type="float" office:value="10913300">
                <text:p>10913300</text:p>
              </table:table-cell>
              <table:table-cell office:value-type="float" office:value="11101100">
                <text:p>11101100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693830000">
                <text:p>693830000</text:p>
              </table:table-cell>
              <table:table-cell office:value-type="float" office:value="703550000">
                <text:p>703550000</text:p>
              </table:table-cell>
              <table:table-cell office:value-type="float" office:value="715178000">
                <text:p>715178000</text:p>
              </table:table-cell>
              <table:table-cell office:value-type="float" office:value="9777240">
                <text:p>9777240</text:p>
              </table:table-cell>
              <table:table-cell office:value-type="float" office:value="10110200">
                <text:p>10110200</text:p>
              </table:table-cell>
              <table:table-cell office:value-type="float" office:value="10568200">
                <text:p>10568200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696807000">
                <text:p>696807000</text:p>
              </table:table-cell>
              <table:table-cell office:value-type="float" office:value="713292000">
                <text:p>713292000</text:p>
              </table:table-cell>
              <table:table-cell office:value-type="float" office:value="733466000">
                <text:p>733466000</text:p>
              </table:table-cell>
              <table:table-cell office:value-type="float" office:value="10361200">
                <text:p>10361200</text:p>
              </table:table-cell>
              <table:table-cell office:value-type="float" office:value="10533300">
                <text:p>10533300</text:p>
              </table:table-cell>
              <table:table-cell office:value-type="float" office:value="10894200">
                <text:p>10894200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698227000">
                <text:p>698227000</text:p>
              </table:table-cell>
              <table:table-cell office:value-type="float" office:value="714698000">
                <text:p>714698000</text:p>
              </table:table-cell>
              <table:table-cell office:value-type="float" office:value="738607000">
                <text:p>738607000</text:p>
              </table:table-cell>
              <table:table-cell office:value-type="float" office:value="10337900">
                <text:p>10337900</text:p>
              </table:table-cell>
              <table:table-cell office:value-type="float" office:value="10708400">
                <text:p>10708400</text:p>
              </table:table-cell>
              <table:table-cell office:value-type="float" office:value="10950300">
                <text:p>10950300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700219000">
                <text:p>700219000</text:p>
              </table:table-cell>
              <table:table-cell office:value-type="float" office:value="713462000">
                <text:p>713462000</text:p>
              </table:table-cell>
              <table:table-cell office:value-type="float" office:value="724715000">
                <text:p>724715000</text:p>
              </table:table-cell>
              <table:table-cell office:value-type="float" office:value="10398100">
                <text:p>10398100</text:p>
              </table:table-cell>
              <table:table-cell office:value-type="float" office:value="10536300">
                <text:p>10536300</text:p>
              </table:table-cell>
              <table:table-cell office:value-type="float" office:value="10780100">
                <text:p>10780100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706965000">
                <text:p>706965000</text:p>
              </table:table-cell>
              <table:table-cell office:value-type="float" office:value="722717000">
                <text:p>722717000</text:p>
              </table:table-cell>
              <table:table-cell office:value-type="float" office:value="757052000">
                <text:p>757052000</text:p>
              </table:table-cell>
              <table:table-cell office:value-type="float" office:value="10050800">
                <text:p>10050800</text:p>
              </table:table-cell>
              <table:table-cell office:value-type="float" office:value="10207600">
                <text:p>10207600</text:p>
              </table:table-cell>
              <table:table-cell office:value-type="float" office:value="10541400">
                <text:p>10541400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705017000">
                <text:p>705017000</text:p>
              </table:table-cell>
              <table:table-cell office:value-type="float" office:value="712577000">
                <text:p>712577000</text:p>
              </table:table-cell>
              <table:table-cell office:value-type="float" office:value="725504000">
                <text:p>725504000</text:p>
              </table:table-cell>
              <table:table-cell office:value-type="float" office:value="10224800">
                <text:p>10224800</text:p>
              </table:table-cell>
              <table:table-cell office:value-type="float" office:value="10346200">
                <text:p>10346200</text:p>
              </table:table-cell>
              <table:table-cell office:value-type="float" office:value="10633500">
                <text:p>10633500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708341000">
                <text:p>708341000</text:p>
              </table:table-cell>
              <table:table-cell office:value-type="float" office:value="721907000">
                <text:p>721907000</text:p>
              </table:table-cell>
              <table:table-cell office:value-type="float" office:value="734548000">
                <text:p>734548000</text:p>
              </table:table-cell>
              <table:table-cell office:value-type="float" office:value="9873080">
                <text:p>9873080</text:p>
              </table:table-cell>
              <table:table-cell office:value-type="float" office:value="10014000">
                <text:p>10014000</text:p>
              </table:table-cell>
              <table:table-cell office:value-type="float" office:value="10109700">
                <text:p>10109700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709105000">
                <text:p>709105000</text:p>
              </table:table-cell>
              <table:table-cell office:value-type="float" office:value="713924000">
                <text:p>713924000</text:p>
              </table:table-cell>
              <table:table-cell office:value-type="float" office:value="723007000">
                <text:p>723007000</text:p>
              </table:table-cell>
              <table:table-cell office:value-type="float" office:value="10077600">
                <text:p>10077600</text:p>
              </table:table-cell>
              <table:table-cell office:value-type="float" office:value="10150000">
                <text:p>10150000</text:p>
              </table:table-cell>
              <table:table-cell office:value-type="float" office:value="10237000">
                <text:p>10237000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712581000">
                <text:p>712581000</text:p>
              </table:table-cell>
              <table:table-cell office:value-type="float" office:value="722267000">
                <text:p>722267000</text:p>
              </table:table-cell>
              <table:table-cell office:value-type="float" office:value="732460000">
                <text:p>732460000</text:p>
              </table:table-cell>
              <table:table-cell office:value-type="float" office:value="9909850">
                <text:p>9909850</text:p>
              </table:table-cell>
              <table:table-cell office:value-type="float" office:value="10052800">
                <text:p>10052800</text:p>
              </table:table-cell>
              <table:table-cell office:value-type="float" office:value="10241400">
                <text:p>10241400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715716000">
                <text:p>715716000</text:p>
              </table:table-cell>
              <table:table-cell office:value-type="float" office:value="723738000">
                <text:p>723738000</text:p>
              </table:table-cell>
              <table:table-cell office:value-type="float" office:value="747315000">
                <text:p>747315000</text:p>
              </table:table-cell>
              <table:table-cell office:value-type="float" office:value="10649200">
                <text:p>10649200</text:p>
              </table:table-cell>
              <table:table-cell office:value-type="float" office:value="10758500">
                <text:p>10758500</text:p>
              </table:table-cell>
              <table:table-cell office:value-type="float" office:value="10855700">
                <text:p>10855700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717151000">
                <text:p>717151000</text:p>
              </table:table-cell>
              <table:table-cell office:value-type="float" office:value="730287000">
                <text:p>730287000</text:p>
              </table:table-cell>
              <table:table-cell office:value-type="float" office:value="765297000">
                <text:p>765297000</text:p>
              </table:table-cell>
              <table:table-cell office:value-type="float" office:value="10132800">
                <text:p>10132800</text:p>
              </table:table-cell>
              <table:table-cell office:value-type="float" office:value="10298500">
                <text:p>10298500</text:p>
              </table:table-cell>
              <table:table-cell office:value-type="float" office:value="10585100">
                <text:p>10585100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721580000">
                <text:p>721580000</text:p>
              </table:table-cell>
              <table:table-cell office:value-type="float" office:value="731308000">
                <text:p>731308000</text:p>
              </table:table-cell>
              <table:table-cell office:value-type="float" office:value="745422000">
                <text:p>745422000</text:p>
              </table:table-cell>
              <table:table-cell office:value-type="float" office:value="9904220">
                <text:p>9904220</text:p>
              </table:table-cell>
              <table:table-cell office:value-type="float" office:value="10032700">
                <text:p>10032700</text:p>
              </table:table-cell>
              <table:table-cell office:value-type="float" office:value="10265300">
                <text:p>10265300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725312000">
                <text:p>725312000</text:p>
              </table:table-cell>
              <table:table-cell office:value-type="float" office:value="735160000">
                <text:p>735160000</text:p>
              </table:table-cell>
              <table:table-cell office:value-type="float" office:value="752712000">
                <text:p>752712000</text:p>
              </table:table-cell>
              <table:table-cell office:value-type="float" office:value="10024100">
                <text:p>10024100</text:p>
              </table:table-cell>
              <table:table-cell office:value-type="float" office:value="10449500">
                <text:p>10449500</text:p>
              </table:table-cell>
              <table:table-cell office:value-type="float" office:value="10762000">
                <text:p>10762000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728116000">
                <text:p>728116000</text:p>
              </table:table-cell>
              <table:table-cell office:value-type="float" office:value="744375000">
                <text:p>744375000</text:p>
              </table:table-cell>
              <table:table-cell office:value-type="float" office:value="758429000">
                <text:p>758429000</text:p>
              </table:table-cell>
              <table:table-cell office:value-type="float" office:value="10686300">
                <text:p>10686300</text:p>
              </table:table-cell>
              <table:table-cell office:value-type="float" office:value="10816500">
                <text:p>10816500</text:p>
              </table:table-cell>
              <table:table-cell office:value-type="float" office:value="10967400">
                <text:p>10967400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730654000">
                <text:p>730654000</text:p>
              </table:table-cell>
              <table:table-cell office:value-type="float" office:value="744205000">
                <text:p>744205000</text:p>
              </table:table-cell>
              <table:table-cell office:value-type="float" office:value="762387000">
                <text:p>762387000</text:p>
              </table:table-cell>
              <table:table-cell office:value-type="float" office:value="10066900">
                <text:p>10066900</text:p>
              </table:table-cell>
              <table:table-cell office:value-type="float" office:value="10637700">
                <text:p>10637700</text:p>
              </table:table-cell>
              <table:table-cell office:value-type="float" office:value="11012300">
                <text:p>11012300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731294000">
                <text:p>731294000</text:p>
              </table:table-cell>
              <table:table-cell office:value-type="float" office:value="743846000">
                <text:p>743846000</text:p>
              </table:table-cell>
              <table:table-cell office:value-type="float" office:value="759186000">
                <text:p>759186000</text:p>
              </table:table-cell>
              <table:table-cell office:value-type="float" office:value="10432600">
                <text:p>10432600</text:p>
              </table:table-cell>
              <table:table-cell office:value-type="float" office:value="10554300">
                <text:p>10554300</text:p>
              </table:table-cell>
              <table:table-cell office:value-type="float" office:value="10721100">
                <text:p>10721100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737328000">
                <text:p>737328000</text:p>
              </table:table-cell>
              <table:table-cell office:value-type="float" office:value="753245000">
                <text:p>753245000</text:p>
              </table:table-cell>
              <table:table-cell office:value-type="float" office:value="786247000">
                <text:p>786247000</text:p>
              </table:table-cell>
              <table:table-cell office:value-type="float" office:value="10230900">
                <text:p>10230900</text:p>
              </table:table-cell>
              <table:table-cell office:value-type="float" office:value="10650400">
                <text:p>10650400</text:p>
              </table:table-cell>
              <table:table-cell office:value-type="float" office:value="11081300">
                <text:p>11081300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738718000">
                <text:p>738718000</text:p>
              </table:table-cell>
              <table:table-cell office:value-type="float" office:value="758241000">
                <text:p>758241000</text:p>
              </table:table-cell>
              <table:table-cell office:value-type="float" office:value="776106000">
                <text:p>776106000</text:p>
              </table:table-cell>
              <table:table-cell office:value-type="float" office:value="10748400">
                <text:p>10748400</text:p>
              </table:table-cell>
              <table:table-cell office:value-type="float" office:value="11015400">
                <text:p>11015400</text:p>
              </table:table-cell>
              <table:table-cell office:value-type="float" office:value="11245300">
                <text:p>11245300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741834000">
                <text:p>741834000</text:p>
              </table:table-cell>
              <table:table-cell office:value-type="float" office:value="747262000">
                <text:p>747262000</text:p>
              </table:table-cell>
              <table:table-cell office:value-type="float" office:value="763596000">
                <text:p>763596000</text:p>
              </table:table-cell>
              <table:table-cell office:value-type="float" office:value="10581700">
                <text:p>10581700</text:p>
              </table:table-cell>
              <table:table-cell office:value-type="float" office:value="10682200">
                <text:p>10682200</text:p>
              </table:table-cell>
              <table:table-cell office:value-type="float" office:value="10907900">
                <text:p>10907900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740610000">
                <text:p>740610000</text:p>
              </table:table-cell>
              <table:table-cell office:value-type="float" office:value="755577000">
                <text:p>755577000</text:p>
              </table:table-cell>
              <table:table-cell office:value-type="float" office:value="798316000">
                <text:p>798316000</text:p>
              </table:table-cell>
              <table:table-cell office:value-type="float" office:value="10156600">
                <text:p>10156600</text:p>
              </table:table-cell>
              <table:table-cell office:value-type="float" office:value="10302500">
                <text:p>10302500</text:p>
              </table:table-cell>
              <table:table-cell office:value-type="float" office:value="10668200">
                <text:p>10668200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743133000">
                <text:p>743133000</text:p>
              </table:table-cell>
              <table:table-cell office:value-type="float" office:value="770186000">
                <text:p>770186000</text:p>
              </table:table-cell>
              <table:table-cell office:value-type="float" office:value="791743000">
                <text:p>791743000</text:p>
              </table:table-cell>
              <table:table-cell office:value-type="float" office:value="10640000">
                <text:p>10640000</text:p>
              </table:table-cell>
              <table:table-cell office:value-type="float" office:value="10813500">
                <text:p>10813500</text:p>
              </table:table-cell>
              <table:table-cell office:value-type="float" office:value="11000400">
                <text:p>11000400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749779000">
                <text:p>749779000</text:p>
              </table:table-cell>
              <table:table-cell office:value-type="float" office:value="774268000">
                <text:p>774268000</text:p>
              </table:table-cell>
              <table:table-cell office:value-type="float" office:value="794225000">
                <text:p>794225000</text:p>
              </table:table-cell>
              <table:table-cell office:value-type="float" office:value="10095300">
                <text:p>10095300</text:p>
              </table:table-cell>
              <table:table-cell office:value-type="float" office:value="10244900">
                <text:p>10244900</text:p>
              </table:table-cell>
              <table:table-cell office:value-type="float" office:value="10588000">
                <text:p>10588000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752878000">
                <text:p>752878000</text:p>
              </table:table-cell>
              <table:table-cell office:value-type="float" office:value="764811000">
                <text:p>764811000</text:p>
              </table:table-cell>
              <table:table-cell office:value-type="float" office:value="787888000">
                <text:p>787888000</text:p>
              </table:table-cell>
              <table:table-cell office:value-type="float" office:value="10182300">
                <text:p>10182300</text:p>
              </table:table-cell>
              <table:table-cell office:value-type="float" office:value="10441800">
                <text:p>10441800</text:p>
              </table:table-cell>
              <table:table-cell office:value-type="float" office:value="10614200">
                <text:p>10614200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768542000">
                <text:p>768542000</text:p>
              </table:table-cell>
              <table:table-cell office:value-type="float" office:value="778585000">
                <text:p>778585000</text:p>
              </table:table-cell>
              <table:table-cell office:value-type="float" office:value="792191000">
                <text:p>792191000</text:p>
              </table:table-cell>
              <table:table-cell office:value-type="float" office:value="10969100">
                <text:p>10969100</text:p>
              </table:table-cell>
              <table:table-cell office:value-type="float" office:value="11425300">
                <text:p>11425300</text:p>
              </table:table-cell>
              <table:table-cell office:value-type="float" office:value="12303400">
                <text:p>12303400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760987000">
                <text:p>760987000</text:p>
              </table:table-cell>
              <table:table-cell office:value-type="float" office:value="790907000">
                <text:p>790907000</text:p>
              </table:table-cell>
              <table:table-cell office:value-type="float" office:value="815576000">
                <text:p>815576000</text:p>
              </table:table-cell>
              <table:table-cell office:value-type="float" office:value="10746800">
                <text:p>10746800</text:p>
              </table:table-cell>
              <table:table-cell office:value-type="float" office:value="10996300">
                <text:p>10996300</text:p>
              </table:table-cell>
              <table:table-cell office:value-type="float" office:value="11186900">
                <text:p>11186900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756423000">
                <text:p>756423000</text:p>
              </table:table-cell>
              <table:table-cell office:value-type="float" office:value="780877000">
                <text:p>780877000</text:p>
              </table:table-cell>
              <table:table-cell office:value-type="float" office:value="805628000">
                <text:p>805628000</text:p>
              </table:table-cell>
              <table:table-cell office:value-type="float" office:value="10644200">
                <text:p>10644200</text:p>
              </table:table-cell>
              <table:table-cell office:value-type="float" office:value="10816400">
                <text:p>10816400</text:p>
              </table:table-cell>
              <table:table-cell office:value-type="float" office:value="11085700">
                <text:p>11085700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758657000">
                <text:p>758657000</text:p>
              </table:table-cell>
              <table:table-cell office:value-type="float" office:value="776673000">
                <text:p>776673000</text:p>
              </table:table-cell>
              <table:table-cell office:value-type="float" office:value="799290000">
                <text:p>799290000</text:p>
              </table:table-cell>
              <table:table-cell office:value-type="float" office:value="11306000">
                <text:p>11306000</text:p>
              </table:table-cell>
              <table:table-cell office:value-type="float" office:value="11777700">
                <text:p>11777700</text:p>
              </table:table-cell>
              <table:table-cell office:value-type="float" office:value="12215600">
                <text:p>12215600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765144000">
                <text:p>765144000</text:p>
              </table:table-cell>
              <table:table-cell office:value-type="float" office:value="782289000">
                <text:p>782289000</text:p>
              </table:table-cell>
              <table:table-cell office:value-type="float" office:value="800441000">
                <text:p>800441000</text:p>
              </table:table-cell>
              <table:table-cell office:value-type="float" office:value="10393600">
                <text:p>10393600</text:p>
              </table:table-cell>
              <table:table-cell office:value-type="float" office:value="10627800">
                <text:p>10627800</text:p>
              </table:table-cell>
              <table:table-cell office:value-type="float" office:value="11096100">
                <text:p>11096100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766176000">
                <text:p>766176000</text:p>
              </table:table-cell>
              <table:table-cell office:value-type="float" office:value="781330000">
                <text:p>781330000</text:p>
              </table:table-cell>
              <table:table-cell office:value-type="float" office:value="805788000">
                <text:p>805788000</text:p>
              </table:table-cell>
              <table:table-cell office:value-type="float" office:value="10777000">
                <text:p>10777000</text:p>
              </table:table-cell>
              <table:table-cell office:value-type="float" office:value="11301400">
                <text:p>11301400</text:p>
              </table:table-cell>
              <table:table-cell office:value-type="float" office:value="12252400">
                <text:p>12252400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767787000">
                <text:p>767787000</text:p>
              </table:table-cell>
              <table:table-cell office:value-type="float" office:value="785286000">
                <text:p>785286000</text:p>
              </table:table-cell>
              <table:table-cell office:value-type="float" office:value="801030000">
                <text:p>801030000</text:p>
              </table:table-cell>
              <table:table-cell office:value-type="float" office:value="11232400">
                <text:p>11232400</text:p>
              </table:table-cell>
              <table:table-cell office:value-type="float" office:value="11462100">
                <text:p>11462100</text:p>
              </table:table-cell>
              <table:table-cell office:value-type="float" office:value="11723300">
                <text:p>11723300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804981000">
                <text:p>804981000</text:p>
              </table:table-cell>
              <table:table-cell office:value-type="float" office:value="815287000">
                <text:p>815287000</text:p>
              </table:table-cell>
              <table:table-cell office:value-type="float" office:value="829540000">
                <text:p>829540000</text:p>
              </table:table-cell>
              <table:table-cell office:value-type="float" office:value="10609200">
                <text:p>10609200</text:p>
              </table:table-cell>
              <table:table-cell office:value-type="float" office:value="11097200">
                <text:p>11097200</text:p>
              </table:table-cell>
              <table:table-cell office:value-type="float" office:value="13679700">
                <text:p>13679700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777526000">
                <text:p>777526000</text:p>
              </table:table-cell>
              <table:table-cell office:value-type="float" office:value="799143000">
                <text:p>799143000</text:p>
              </table:table-cell>
              <table:table-cell office:value-type="float" office:value="813513000">
                <text:p>813513000</text:p>
              </table:table-cell>
              <table:table-cell office:value-type="float" office:value="11139100">
                <text:p>11139100</text:p>
              </table:table-cell>
              <table:table-cell office:value-type="float" office:value="11434300">
                <text:p>11434300</text:p>
              </table:table-cell>
              <table:table-cell office:value-type="float" office:value="11842200">
                <text:p>11842200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783418000">
                <text:p>783418000</text:p>
              </table:table-cell>
              <table:table-cell office:value-type="float" office:value="806766000">
                <text:p>806766000</text:p>
              </table:table-cell>
              <table:table-cell office:value-type="float" office:value="818988000">
                <text:p>818988000</text:p>
              </table:table-cell>
              <table:table-cell office:value-type="float" office:value="10366500">
                <text:p>10366500</text:p>
              </table:table-cell>
              <table:table-cell office:value-type="float" office:value="10616700">
                <text:p>10616700</text:p>
              </table:table-cell>
              <table:table-cell office:value-type="float" office:value="10756500">
                <text:p>10756500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787192000">
                <text:p>787192000</text:p>
              </table:table-cell>
              <table:table-cell office:value-type="float" office:value="814953000">
                <text:p>814953000</text:p>
              </table:table-cell>
              <table:table-cell office:value-type="float" office:value="843455000">
                <text:p>843455000</text:p>
              </table:table-cell>
              <table:table-cell office:value-type="float" office:value="11687900">
                <text:p>11687900</text:p>
              </table:table-cell>
              <table:table-cell office:value-type="float" office:value="12174900">
                <text:p>12174900</text:p>
              </table:table-cell>
              <table:table-cell office:value-type="float" office:value="12465600">
                <text:p>12465600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799090000">
                <text:p>799090000</text:p>
              </table:table-cell>
              <table:table-cell office:value-type="float" office:value="826116000">
                <text:p>826116000</text:p>
              </table:table-cell>
              <table:table-cell office:value-type="float" office:value="840688000">
                <text:p>840688000</text:p>
              </table:table-cell>
              <table:table-cell office:value-type="float" office:value="10606000">
                <text:p>10606000</text:p>
              </table:table-cell>
              <table:table-cell office:value-type="float" office:value="10776900">
                <text:p>10776900</text:p>
              </table:table-cell>
              <table:table-cell office:value-type="float" office:value="11045800">
                <text:p>11045800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807517000">
                <text:p>807517000</text:p>
              </table:table-cell>
              <table:table-cell office:value-type="float" office:value="832393000">
                <text:p>832393000</text:p>
              </table:table-cell>
              <table:table-cell office:value-type="float" office:value="847120000">
                <text:p>847120000</text:p>
              </table:table-cell>
              <table:table-cell office:value-type="float" office:value="11979500">
                <text:p>11979500</text:p>
              </table:table-cell>
              <table:table-cell office:value-type="float" office:value="12173200">
                <text:p>12173200</text:p>
              </table:table-cell>
              <table:table-cell office:value-type="float" office:value="12724700">
                <text:p>12724700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808392000">
                <text:p>808392000</text:p>
              </table:table-cell>
              <table:table-cell office:value-type="float" office:value="823833000">
                <text:p>823833000</text:p>
              </table:table-cell>
              <table:table-cell office:value-type="float" office:value="840854000">
                <text:p>840854000</text:p>
              </table:table-cell>
              <table:table-cell office:value-type="float" office:value="10755900">
                <text:p>10755900</text:p>
              </table:table-cell>
              <table:table-cell office:value-type="float" office:value="10967300">
                <text:p>10967300</text:p>
              </table:table-cell>
              <table:table-cell office:value-type="float" office:value="11263000">
                <text:p>11263000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790494000">
                <text:p>790494000</text:p>
              </table:table-cell>
              <table:table-cell office:value-type="float" office:value="807861000">
                <text:p>807861000</text:p>
              </table:table-cell>
              <table:table-cell office:value-type="float" office:value="834451000">
                <text:p>834451000</text:p>
              </table:table-cell>
              <table:table-cell office:value-type="float" office:value="11323700">
                <text:p>11323700</text:p>
              </table:table-cell>
              <table:table-cell office:value-type="float" office:value="11392700">
                <text:p>11392700</text:p>
              </table:table-cell>
              <table:table-cell office:value-type="float" office:value="11577300">
                <text:p>11577300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799423000">
                <text:p>799423000</text:p>
              </table:table-cell>
              <table:table-cell office:value-type="float" office:value="819817000">
                <text:p>819817000</text:p>
              </table:table-cell>
              <table:table-cell office:value-type="float" office:value="832479000">
                <text:p>832479000</text:p>
              </table:table-cell>
              <table:table-cell office:value-type="float" office:value="10843900">
                <text:p>10843900</text:p>
              </table:table-cell>
              <table:table-cell office:value-type="float" office:value="11174100">
                <text:p>11174100</text:p>
              </table:table-cell>
              <table:table-cell office:value-type="float" office:value="11684700">
                <text:p>11684700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792207000">
                <text:p>792207000</text:p>
              </table:table-cell>
              <table:table-cell office:value-type="float" office:value="818143000">
                <text:p>818143000</text:p>
              </table:table-cell>
              <table:table-cell office:value-type="float" office:value="862233000">
                <text:p>862233000</text:p>
              </table:table-cell>
              <table:table-cell office:value-type="float" office:value="10858200">
                <text:p>10858200</text:p>
              </table:table-cell>
              <table:table-cell office:value-type="float" office:value="11349900">
                <text:p>11349900</text:p>
              </table:table-cell>
              <table:table-cell office:value-type="float" office:value="11959900">
                <text:p>11959900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801202000">
                <text:p>801202000</text:p>
              </table:table-cell>
              <table:table-cell office:value-type="float" office:value="820409000">
                <text:p>820409000</text:p>
              </table:table-cell>
              <table:table-cell office:value-type="float" office:value="835716000">
                <text:p>835716000</text:p>
              </table:table-cell>
              <table:table-cell office:value-type="float" office:value="10794800">
                <text:p>10794800</text:p>
              </table:table-cell>
              <table:table-cell office:value-type="float" office:value="11044000">
                <text:p>11044000</text:p>
              </table:table-cell>
              <table:table-cell office:value-type="float" office:value="11398600">
                <text:p>11398600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813792000">
                <text:p>813792000</text:p>
              </table:table-cell>
              <table:table-cell office:value-type="float" office:value="820774000">
                <text:p>820774000</text:p>
              </table:table-cell>
              <table:table-cell office:value-type="float" office:value="832201000">
                <text:p>832201000</text:p>
              </table:table-cell>
              <table:table-cell office:value-type="float" office:value="11340600">
                <text:p>11340600</text:p>
              </table:table-cell>
              <table:table-cell office:value-type="float" office:value="11695900">
                <text:p>11695900</text:p>
              </table:table-cell>
              <table:table-cell office:value-type="float" office:value="11985700">
                <text:p>11985700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798849000">
                <text:p>798849000</text:p>
              </table:table-cell>
              <table:table-cell office:value-type="float" office:value="809645000">
                <text:p>809645000</text:p>
              </table:table-cell>
              <table:table-cell office:value-type="float" office:value="834326000">
                <text:p>834326000</text:p>
              </table:table-cell>
              <table:table-cell office:value-type="float" office:value="11013600">
                <text:p>11013600</text:p>
              </table:table-cell>
              <table:table-cell office:value-type="float" office:value="11105400">
                <text:p>11105400</text:p>
              </table:table-cell>
              <table:table-cell office:value-type="float" office:value="11199000">
                <text:p>11199000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803700000">
                <text:p>803700000</text:p>
              </table:table-cell>
              <table:table-cell office:value-type="float" office:value="811487000">
                <text:p>811487000</text:p>
              </table:table-cell>
              <table:table-cell office:value-type="float" office:value="830016000">
                <text:p>830016000</text:p>
              </table:table-cell>
              <table:table-cell office:value-type="float" office:value="10111500">
                <text:p>10111500</text:p>
              </table:table-cell>
              <table:table-cell office:value-type="float" office:value="10165800">
                <text:p>10165800</text:p>
              </table:table-cell>
              <table:table-cell office:value-type="float" office:value="10410200">
                <text:p>10410200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805658000">
                <text:p>805658000</text:p>
              </table:table-cell>
              <table:table-cell office:value-type="float" office:value="832315000">
                <text:p>832315000</text:p>
              </table:table-cell>
              <table:table-cell office:value-type="float" office:value="846559000">
                <text:p>846559000</text:p>
              </table:table-cell>
              <table:table-cell office:value-type="float" office:value="11384300">
                <text:p>11384300</text:p>
              </table:table-cell>
              <table:table-cell office:value-type="float" office:value="11549500">
                <text:p>11549500</text:p>
              </table:table-cell>
              <table:table-cell office:value-type="float" office:value="11974000">
                <text:p>11974000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819316000">
                <text:p>819316000</text:p>
              </table:table-cell>
              <table:table-cell office:value-type="float" office:value="839990000">
                <text:p>839990000</text:p>
              </table:table-cell>
              <table:table-cell office:value-type="float" office:value="851700000">
                <text:p>851700000</text:p>
              </table:table-cell>
              <table:table-cell office:value-type="float" office:value="10731100">
                <text:p>10731100</text:p>
              </table:table-cell>
              <table:table-cell office:value-type="float" office:value="10925400">
                <text:p>10925400</text:p>
              </table:table-cell>
              <table:table-cell office:value-type="float" office:value="11242300">
                <text:p>11242300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827005000">
                <text:p>827005000</text:p>
              </table:table-cell>
              <table:table-cell office:value-type="float" office:value="844653000">
                <text:p>844653000</text:p>
              </table:table-cell>
              <table:table-cell office:value-type="float" office:value="862239000">
                <text:p>862239000</text:p>
              </table:table-cell>
              <table:table-cell office:value-type="float" office:value="10873400">
                <text:p>10873400</text:p>
              </table:table-cell>
              <table:table-cell office:value-type="float" office:value="11139900">
                <text:p>11139900</text:p>
              </table:table-cell>
              <table:table-cell office:value-type="float" office:value="11530000">
                <text:p>11530000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817558000">
                <text:p>817558000</text:p>
              </table:table-cell>
              <table:table-cell office:value-type="float" office:value="840967000">
                <text:p>840967000</text:p>
              </table:table-cell>
              <table:table-cell office:value-type="float" office:value="872615000">
                <text:p>872615000</text:p>
              </table:table-cell>
              <table:table-cell office:value-type="float" office:value="10760800">
                <text:p>10760800</text:p>
              </table:table-cell>
              <table:table-cell office:value-type="float" office:value="11070100">
                <text:p>11070100</text:p>
              </table:table-cell>
              <table:table-cell office:value-type="float" office:value="12012000">
                <text:p>12012000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825091000">
                <text:p>825091000</text:p>
              </table:table-cell>
              <table:table-cell office:value-type="float" office:value="842143000">
                <text:p>842143000</text:p>
              </table:table-cell>
              <table:table-cell office:value-type="float" office:value="867519000">
                <text:p>867519000</text:p>
              </table:table-cell>
              <table:table-cell office:value-type="float" office:value="11287900">
                <text:p>11287900</text:p>
              </table:table-cell>
              <table:table-cell office:value-type="float" office:value="11712500">
                <text:p>11712500</text:p>
              </table:table-cell>
              <table:table-cell office:value-type="float" office:value="12070800">
                <text:p>12070800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833270000">
                <text:p>833270000</text:p>
              </table:table-cell>
              <table:table-cell office:value-type="float" office:value="846920000">
                <text:p>846920000</text:p>
              </table:table-cell>
              <table:table-cell office:value-type="float" office:value="879379000">
                <text:p>879379000</text:p>
              </table:table-cell>
              <table:table-cell office:value-type="float" office:value="10395200">
                <text:p>10395200</text:p>
              </table:table-cell>
              <table:table-cell office:value-type="float" office:value="10760700">
                <text:p>10760700</text:p>
              </table:table-cell>
              <table:table-cell office:value-type="float" office:value="11156000">
                <text:p>11156000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837689000">
                <text:p>837689000</text:p>
              </table:table-cell>
              <table:table-cell office:value-type="float" office:value="852710000">
                <text:p>852710000</text:p>
              </table:table-cell>
              <table:table-cell office:value-type="float" office:value="864020000">
                <text:p>864020000</text:p>
              </table:table-cell>
              <table:table-cell office:value-type="float" office:value="10696100">
                <text:p>10696100</text:p>
              </table:table-cell>
              <table:table-cell office:value-type="float" office:value="10986300">
                <text:p>10986300</text:p>
              </table:table-cell>
              <table:table-cell office:value-type="float" office:value="11191900">
                <text:p>11191900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825316000">
                <text:p>825316000</text:p>
              </table:table-cell>
              <table:table-cell office:value-type="float" office:value="837307000">
                <text:p>837307000</text:p>
              </table:table-cell>
              <table:table-cell office:value-type="float" office:value="851855000">
                <text:p>851855000</text:p>
              </table:table-cell>
              <table:table-cell office:value-type="float" office:value="10687700">
                <text:p>10687700</text:p>
              </table:table-cell>
              <table:table-cell office:value-type="float" office:value="10750700">
                <text:p>10750700</text:p>
              </table:table-cell>
              <table:table-cell office:value-type="float" office:value="10861500">
                <text:p>10861500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826362000">
                <text:p>826362000</text:p>
              </table:table-cell>
              <table:table-cell office:value-type="float" office:value="836684000">
                <text:p>836684000</text:p>
              </table:table-cell>
              <table:table-cell office:value-type="float" office:value="893495000">
                <text:p>893495000</text:p>
              </table:table-cell>
              <table:table-cell office:value-type="float" office:value="10938400">
                <text:p>10938400</text:p>
              </table:table-cell>
              <table:table-cell office:value-type="float" office:value="11016700">
                <text:p>11016700</text:p>
              </table:table-cell>
              <table:table-cell office:value-type="float" office:value="11211000">
                <text:p>11211000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829118000">
                <text:p>829118000</text:p>
              </table:table-cell>
              <table:table-cell office:value-type="float" office:value="849034000">
                <text:p>849034000</text:p>
              </table:table-cell>
              <table:table-cell office:value-type="float" office:value="870400000">
                <text:p>870400000</text:p>
              </table:table-cell>
              <table:table-cell office:value-type="float" office:value="11142200">
                <text:p>11142200</text:p>
              </table:table-cell>
              <table:table-cell office:value-type="float" office:value="11323600">
                <text:p>11323600</text:p>
              </table:table-cell>
              <table:table-cell office:value-type="float" office:value="11560800">
                <text:p>11560800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838930000">
                <text:p>838930000</text:p>
              </table:table-cell>
              <table:table-cell office:value-type="float" office:value="871304000">
                <text:p>871304000</text:p>
              </table:table-cell>
              <table:table-cell office:value-type="float" office:value="920724000">
                <text:p>920724000</text:p>
              </table:table-cell>
              <table:table-cell office:value-type="float" office:value="11432600">
                <text:p>11432600</text:p>
              </table:table-cell>
              <table:table-cell office:value-type="float" office:value="11588300">
                <text:p>11588300</text:p>
              </table:table-cell>
              <table:table-cell office:value-type="float" office:value="11868600">
                <text:p>11868600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852821000">
                <text:p>852821000</text:p>
              </table:table-cell>
              <table:table-cell office:value-type="float" office:value="871733000">
                <text:p>871733000</text:p>
              </table:table-cell>
              <table:table-cell office:value-type="float" office:value="924257000">
                <text:p>924257000</text:p>
              </table:table-cell>
              <table:table-cell office:value-type="float" office:value="10288900">
                <text:p>10288900</text:p>
              </table:table-cell>
              <table:table-cell office:value-type="float" office:value="10343300">
                <text:p>10343300</text:p>
              </table:table-cell>
              <table:table-cell office:value-type="float" office:value="10629200">
                <text:p>10629200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866078000">
                <text:p>866078000</text:p>
              </table:table-cell>
              <table:table-cell office:value-type="float" office:value="878496000">
                <text:p>878496000</text:p>
              </table:table-cell>
              <table:table-cell office:value-type="float" office:value="900272000">
                <text:p>900272000</text:p>
              </table:table-cell>
              <table:table-cell office:value-type="float" office:value="11514100">
                <text:p>11514100</text:p>
              </table:table-cell>
              <table:table-cell office:value-type="float" office:value="12149900">
                <text:p>12149900</text:p>
              </table:table-cell>
              <table:table-cell office:value-type="float" office:value="15593400">
                <text:p>15593400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870308000">
                <text:p>870308000</text:p>
              </table:table-cell>
              <table:table-cell office:value-type="float" office:value="887039000">
                <text:p>887039000</text:p>
              </table:table-cell>
              <table:table-cell office:value-type="float" office:value="903200000">
                <text:p>903200000</text:p>
              </table:table-cell>
              <table:table-cell office:value-type="float" office:value="11172800">
                <text:p>11172800</text:p>
              </table:table-cell>
              <table:table-cell office:value-type="float" office:value="11468600">
                <text:p>11468600</text:p>
              </table:table-cell>
              <table:table-cell office:value-type="float" office:value="12354500">
                <text:p>12354500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859515000">
                <text:p>859515000</text:p>
              </table:table-cell>
              <table:table-cell office:value-type="float" office:value="889255000">
                <text:p>889255000</text:p>
              </table:table-cell>
              <table:table-cell office:value-type="float" office:value="919318000">
                <text:p>919318000</text:p>
              </table:table-cell>
              <table:table-cell office:value-type="float" office:value="10836700">
                <text:p>10836700</text:p>
              </table:table-cell>
              <table:table-cell office:value-type="float" office:value="10972300">
                <text:p>10972300</text:p>
              </table:table-cell>
              <table:table-cell office:value-type="float" office:value="11211300">
                <text:p>11211300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858975000">
                <text:p>858975000</text:p>
              </table:table-cell>
              <table:table-cell office:value-type="float" office:value="886880000">
                <text:p>886880000</text:p>
              </table:table-cell>
              <table:table-cell office:value-type="float" office:value="916753000">
                <text:p>916753000</text:p>
              </table:table-cell>
              <table:table-cell office:value-type="float" office:value="10594500">
                <text:p>10594500</text:p>
              </table:table-cell>
              <table:table-cell office:value-type="float" office:value="10870300">
                <text:p>10870300</text:p>
              </table:table-cell>
              <table:table-cell office:value-type="float" office:value="11147700">
                <text:p>11147700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851551000">
                <text:p>851551000</text:p>
              </table:table-cell>
              <table:table-cell office:value-type="float" office:value="875586000">
                <text:p>875586000</text:p>
              </table:table-cell>
              <table:table-cell office:value-type="float" office:value="905641000">
                <text:p>905641000</text:p>
              </table:table-cell>
              <table:table-cell office:value-type="float" office:value="11439800">
                <text:p>11439800</text:p>
              </table:table-cell>
              <table:table-cell office:value-type="float" office:value="11808500">
                <text:p>11808500</text:p>
              </table:table-cell>
              <table:table-cell office:value-type="float" office:value="11925100">
                <text:p>11925100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854720000">
                <text:p>854720000</text:p>
              </table:table-cell>
              <table:table-cell office:value-type="float" office:value="878392000">
                <text:p>878392000</text:p>
              </table:table-cell>
              <table:table-cell office:value-type="float" office:value="929640000">
                <text:p>929640000</text:p>
              </table:table-cell>
              <table:table-cell office:value-type="float" office:value="12114300">
                <text:p>12114300</text:p>
              </table:table-cell>
              <table:table-cell office:value-type="float" office:value="12503700">
                <text:p>12503700</text:p>
              </table:table-cell>
              <table:table-cell office:value-type="float" office:value="12862500">
                <text:p>12862500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874387000">
                <text:p>874387000</text:p>
              </table:table-cell>
              <table:table-cell office:value-type="float" office:value="897508000">
                <text:p>897508000</text:p>
              </table:table-cell>
              <table:table-cell office:value-type="float" office:value="908415000">
                <text:p>908415000</text:p>
              </table:table-cell>
              <table:table-cell office:value-type="float" office:value="11043900">
                <text:p>11043900</text:p>
              </table:table-cell>
              <table:table-cell office:value-type="float" office:value="11266500">
                <text:p>11266500</text:p>
              </table:table-cell>
              <table:table-cell office:value-type="float" office:value="11504900">
                <text:p>11504900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877934000">
                <text:p>877934000</text:p>
              </table:table-cell>
              <table:table-cell office:value-type="float" office:value="897003000">
                <text:p>897003000</text:p>
              </table:table-cell>
              <table:table-cell office:value-type="float" office:value="928478000">
                <text:p>928478000</text:p>
              </table:table-cell>
              <table:table-cell office:value-type="float" office:value="10616400">
                <text:p>10616400</text:p>
              </table:table-cell>
              <table:table-cell office:value-type="float" office:value="10867100">
                <text:p>10867100</text:p>
              </table:table-cell>
              <table:table-cell office:value-type="float" office:value="11153200">
                <text:p>11153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6.605cm" svg:y="0.315cm" chart:style-name="ch2">
          <text:p>Meta análisis</text:p>
        </chart:title>
        <chart:subtitle svg:x="4.528cm" svg:y="1.249cm" chart:style-name="ch3">
          <text:p>10 tests para cada tamaño de problema</text:p>
        </chart:subtitle>
        <chart:legend chart:legend-position="bottom" svg:x="2.109cm" svg:y="8.276cm" style:legend-expansion="wide" chart:style-name="ch4"/>
        <chart:plot-area chart:style-name="ch5" table:cell-range-address="Hoja1.P3:Hoja1.V604" chart:data-source-has-labels="both" svg:x="1.278cm" svg:y="2.084cm" svg:width="14.399cm" svg:height="5.083cm">
          <chartooo:coordinate-region svg:x="3.381cm" svg:y="2.084cm" svg:width="12.296cm" svg:height="3.761cm"/>
          <chart:axis chart:dimension="x" chart:name="primary-x" chart:style-name="ch6" chartooo:axis-type="auto">
            <chartooo:date-scale/>
            <chart:title svg:x="7.454cm" svg:y="7.347cm" chart:style-name="ch7">
              <text:p>Milisegundos</text:p>
            </chart:title>
            <chart:categories table:cell-range-address="Hoja1.P4:Hoja1.P604"/>
          </chart:axis>
          <chart:axis chart:dimension="y" chart:name="primary-y" chart:style-name="ch6">
            <chart:title svg:x="0.451cm" svg:y="6.865cm" chart:style-name="ch8">
              <text:p>Número de puntos en el plano</text:p>
            </chart:title>
            <chart:grid chart:style-name="ch9" chart:class="major"/>
          </chart:axis>
          <chart:series chart:style-name="ch10" chart:values-cell-range-address="Hoja1.Q4:Hoja1.Q604" chart:label-cell-address="Hoja1.Q3:Hoja1.Q3" chart:class="chart:line">
            <chart:data-point chart:repeated="601"/>
          </chart:series>
          <chart:series chart:style-name="ch11" chart:values-cell-range-address="Hoja1.R4:Hoja1.R604" chart:label-cell-address="Hoja1.R3:Hoja1.R3" chart:class="chart:line">
            <chart:data-point chart:repeated="601"/>
          </chart:series>
          <chart:series chart:style-name="ch12" chart:values-cell-range-address="Hoja1.S4:Hoja1.S604" chart:label-cell-address="Hoja1.S3:Hoja1.S3" chart:class="chart:line">
            <chart:data-point chart:repeated="601"/>
          </chart:series>
          <chart:series chart:style-name="ch13" chart:values-cell-range-address="Hoja1.T4:Hoja1.T604" chart:label-cell-address="Hoja1.T3:Hoja1.T3" chart:class="chart:line">
            <chart:data-point chart:repeated="601"/>
          </chart:series>
          <chart:series chart:style-name="ch14" chart:values-cell-range-address="Hoja1.U4:Hoja1.U604" chart:label-cell-address="Hoja1.U3:Hoja1.U3" chart:class="chart:line">
            <chart:data-point chart:repeated="601"/>
          </chart:series>
          <chart:series chart:style-name="ch15" chart:values-cell-range-address="Hoja1.V4:Hoja1.V604" chart:label-cell-address="Hoja1.V3:Hoja1.V3" chart:class="chart:line">
            <chart:data-point chart:repeated="6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</text:p>
                <draw:g>
                  <svg:desc>Hoja1.Q3:Hoja1.Q3</svg:desc>
                </draw:g>
              </table:table-cell>
              <table:table-cell office:value-type="string">
                <text:p>Medio</text:p>
                <draw:g>
                  <svg:desc>Hoja1.R3:Hoja1.R3</svg:desc>
                </draw:g>
              </table:table-cell>
              <table:table-cell office:value-type="string">
                <text:p>Peor</text:p>
                <draw:g>
                  <svg:desc>Hoja1.S3:Hoja1.S3</svg:desc>
                </draw:g>
              </table:table-cell>
              <table:table-cell office:value-type="string">
                <text:p>Mejor</text:p>
                <draw:g>
                  <svg:desc>Hoja1.T3:Hoja1.T3</svg:desc>
                </draw:g>
              </table:table-cell>
              <table:table-cell office:value-type="string">
                <text:p>Medio</text:p>
                <draw:g>
                  <svg:desc>Hoja1.U3:Hoja1.U3</svg:desc>
                </draw:g>
              </table:table-cell>
              <table:table-cell office:value-type="string">
                <text:p>Peor</text:p>
                <draw:g>
                  <svg:desc>Hoja1.V3:Hoja1.V3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P4:Hoja1.P604</svg:desc>
                </draw:g>
              </table:table-cell>
              <table:table-cell office:value-type="float" office:value="296">
                <text:p>296</text:p>
                <draw:g>
                  <svg:desc>Hoja1.Q4:Hoja1.Q604</svg:desc>
                </draw:g>
              </table:table-cell>
              <table:table-cell office:value-type="float" office:value="1202.5">
                <text:p>1202.5</text:p>
                <draw:g>
                  <svg:desc>Hoja1.R4:Hoja1.R604</svg:desc>
                </draw:g>
              </table:table-cell>
              <table:table-cell office:value-type="float" office:value="9097">
                <text:p>9097</text:p>
                <draw:g>
                  <svg:desc>Hoja1.S4:Hoja1.S604</svg:desc>
                </draw:g>
              </table:table-cell>
              <table:table-cell office:value-type="float" office:value="347">
                <text:p>347</text:p>
                <draw:g>
                  <svg:desc>Hoja1.T4:Hoja1.T604</svg:desc>
                </draw:g>
              </table:table-cell>
              <table:table-cell office:value-type="float" office:value="370">
                <text:p>370</text:p>
                <draw:g>
                  <svg:desc>Hoja1.U4:Hoja1.U604</svg:desc>
                </draw:g>
              </table:table-cell>
              <table:table-cell office:value-type="float" office:value="443">
                <text:p>443</text:p>
                <draw:g>
                  <svg:desc>Hoja1.V4:Hoja1.V604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393">
                <text:p>6393</text:p>
              </table:table-cell>
              <table:table-cell office:value-type="float" office:value="6454.2">
                <text:p>6454.2</text:p>
              </table:table-cell>
              <table:table-cell office:value-type="float" office:value="6691">
                <text:p>6691</text:p>
              </table:table-cell>
              <table:table-cell office:value-type="float" office:value="6200">
                <text:p>6200</text:p>
              </table:table-cell>
              <table:table-cell office:value-type="float" office:value="7895.3">
                <text:p>7895.3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6505">
                <text:p>16505</text:p>
              </table:table-cell>
              <table:table-cell office:value-type="float" office:value="20058.9">
                <text:p>20058.9</text:p>
              </table:table-cell>
              <table:table-cell office:value-type="float" office:value="28010">
                <text:p>28010</text:p>
              </table:table-cell>
              <table:table-cell office:value-type="float" office:value="14886">
                <text:p>14886</text:p>
              </table:table-cell>
              <table:table-cell office:value-type="float" office:value="16407.7">
                <text:p>16407.7</text:p>
              </table:table-cell>
              <table:table-cell office:value-type="float" office:value="22185">
                <text:p>2218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3693">
                <text:p>33693</text:p>
              </table:table-cell>
              <table:table-cell office:value-type="float" office:value="33754.1">
                <text:p>33754.1</text:p>
              </table:table-cell>
              <table:table-cell office:value-type="float" office:value="33798">
                <text:p>33798</text:p>
              </table:table-cell>
              <table:table-cell office:value-type="float" office:value="22422">
                <text:p>22422</text:p>
              </table:table-cell>
              <table:table-cell office:value-type="float" office:value="22880.3">
                <text:p>22880.3</text:p>
              </table:table-cell>
              <table:table-cell office:value-type="float" office:value="24438">
                <text:p>24438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3115">
                <text:p>43115</text:p>
              </table:table-cell>
              <table:table-cell office:value-type="float" office:value="47606.7">
                <text:p>47606.7</text:p>
              </table:table-cell>
              <table:table-cell office:value-type="float" office:value="64651">
                <text:p>64651</text:p>
              </table:table-cell>
              <table:table-cell office:value-type="float" office:value="27450">
                <text:p>27450</text:p>
              </table:table-cell>
              <table:table-cell office:value-type="float" office:value="28207.4">
                <text:p>28207.4</text:p>
              </table:table-cell>
              <table:table-cell office:value-type="float" office:value="30527">
                <text:p>3052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5683">
                <text:p>65683</text:p>
              </table:table-cell>
              <table:table-cell office:value-type="float" office:value="68459.6">
                <text:p>68459.6</text:p>
              </table:table-cell>
              <table:table-cell office:value-type="float" office:value="82512">
                <text:p>82512</text:p>
              </table:table-cell>
              <table:table-cell office:value-type="float" office:value="33538">
                <text:p>33538</text:p>
              </table:table-cell>
              <table:table-cell office:value-type="float" office:value="33883.8">
                <text:p>33883.8</text:p>
              </table:table-cell>
              <table:table-cell office:value-type="float" office:value="34404">
                <text:p>34404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92977">
                <text:p>92977</text:p>
              </table:table-cell>
              <table:table-cell office:value-type="float" office:value="102946">
                <text:p>102946</text:p>
              </table:table-cell>
              <table:table-cell office:value-type="float" office:value="130515">
                <text:p>130515</text:p>
              </table:table-cell>
              <table:table-cell office:value-type="float" office:value="30804">
                <text:p>30804</text:p>
              </table:table-cell>
              <table:table-cell office:value-type="float" office:value="31135.7">
                <text:p>31135.7</text:p>
              </table:table-cell>
              <table:table-cell office:value-type="float" office:value="31832">
                <text:p>3183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25052">
                <text:p>125052</text:p>
              </table:table-cell>
              <table:table-cell office:value-type="float" office:value="127497">
                <text:p>127497</text:p>
              </table:table-cell>
              <table:table-cell office:value-type="float" office:value="147776">
                <text:p>147776</text:p>
              </table:table-cell>
              <table:table-cell office:value-type="float" office:value="42561">
                <text:p>42561</text:p>
              </table:table-cell>
              <table:table-cell office:value-type="float" office:value="45185.7">
                <text:p>45185.7</text:p>
              </table:table-cell>
              <table:table-cell office:value-type="float" office:value="59199">
                <text:p>5919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2268">
                <text:p>162268</text:p>
              </table:table-cell>
              <table:table-cell office:value-type="float" office:value="192758">
                <text:p>192758</text:p>
              </table:table-cell>
              <table:table-cell office:value-type="float" office:value="265036">
                <text:p>265036</text:p>
              </table:table-cell>
              <table:table-cell office:value-type="float" office:value="55203">
                <text:p>55203</text:p>
              </table:table-cell>
              <table:table-cell office:value-type="float" office:value="56214.8">
                <text:p>56214.8</text:p>
              </table:table-cell>
              <table:table-cell office:value-type="float" office:value="60789">
                <text:p>60789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9810">
                <text:p>209810</text:p>
              </table:table-cell>
              <table:table-cell office:value-type="float" office:value="243067">
                <text:p>243067</text:p>
              </table:table-cell>
              <table:table-cell office:value-type="float" office:value="336106">
                <text:p>336106</text:p>
              </table:table-cell>
              <table:table-cell office:value-type="float" office:value="60235">
                <text:p>60235</text:p>
              </table:table-cell>
              <table:table-cell office:value-type="float" office:value="64063.4">
                <text:p>64063.4</text:p>
              </table:table-cell>
              <table:table-cell office:value-type="float" office:value="83315">
                <text:p>83315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56820">
                <text:p>256820</text:p>
              </table:table-cell>
              <table:table-cell office:value-type="float" office:value="261659">
                <text:p>261659</text:p>
              </table:table-cell>
              <table:table-cell office:value-type="float" office:value="280163">
                <text:p>280163</text:p>
              </table:table-cell>
              <table:table-cell office:value-type="float" office:value="69286">
                <text:p>69286</text:p>
              </table:table-cell>
              <table:table-cell office:value-type="float" office:value="69955.4">
                <text:p>69955.4</text:p>
              </table:table-cell>
              <table:table-cell office:value-type="float" office:value="71279">
                <text:p>71279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10635">
                <text:p>310635</text:p>
              </table:table-cell>
              <table:table-cell office:value-type="float" office:value="322536">
                <text:p>322536</text:p>
              </table:table-cell>
              <table:table-cell office:value-type="float" office:value="351356">
                <text:p>351356</text:p>
              </table:table-cell>
              <table:table-cell office:value-type="float" office:value="70909">
                <text:p>70909</text:p>
              </table:table-cell>
              <table:table-cell office:value-type="float" office:value="73701.6">
                <text:p>73701.6</text:p>
              </table:table-cell>
              <table:table-cell office:value-type="float" office:value="86167">
                <text:p>8616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80460">
                <text:p>380460</text:p>
              </table:table-cell>
              <table:table-cell office:value-type="float" office:value="381440">
                <text:p>381440</text:p>
              </table:table-cell>
              <table:table-cell office:value-type="float" office:value="385219">
                <text:p>385219</text:p>
              </table:table-cell>
              <table:table-cell office:value-type="float" office:value="70165">
                <text:p>70165</text:p>
              </table:table-cell>
              <table:table-cell office:value-type="float" office:value="71240">
                <text:p>71240</text:p>
              </table:table-cell>
              <table:table-cell office:value-type="float" office:value="73348">
                <text:p>73348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30176">
                <text:p>430176</text:p>
              </table:table-cell>
              <table:table-cell office:value-type="float" office:value="460751">
                <text:p>460751</text:p>
              </table:table-cell>
              <table:table-cell office:value-type="float" office:value="505024">
                <text:p>505024</text:p>
              </table:table-cell>
              <table:table-cell office:value-type="float" office:value="82953">
                <text:p>82953</text:p>
              </table:table-cell>
              <table:table-cell office:value-type="float" office:value="88449.5">
                <text:p>88449.5</text:p>
              </table:table-cell>
              <table:table-cell office:value-type="float" office:value="100899">
                <text:p>100899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497267">
                <text:p>497267</text:p>
              </table:table-cell>
              <table:table-cell office:value-type="float" office:value="516533">
                <text:p>516533</text:p>
              </table:table-cell>
              <table:table-cell office:value-type="float" office:value="526732">
                <text:p>526732</text:p>
              </table:table-cell>
              <table:table-cell office:value-type="float" office:value="90510">
                <text:p>90510</text:p>
              </table:table-cell>
              <table:table-cell office:value-type="float" office:value="96834">
                <text:p>96834</text:p>
              </table:table-cell>
              <table:table-cell office:value-type="float" office:value="123459">
                <text:p>12345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68905">
                <text:p>568905</text:p>
              </table:table-cell>
              <table:table-cell office:value-type="float" office:value="574145">
                <text:p>574145</text:p>
              </table:table-cell>
              <table:table-cell office:value-type="float" office:value="594603">
                <text:p>594603</text:p>
              </table:table-cell>
              <table:table-cell office:value-type="float" office:value="107482">
                <text:p>107482</text:p>
              </table:table-cell>
              <table:table-cell office:value-type="float" office:value="110454">
                <text:p>110454</text:p>
              </table:table-cell>
              <table:table-cell office:value-type="float" office:value="118574">
                <text:p>118574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25724">
                <text:p>625724</text:p>
              </table:table-cell>
              <table:table-cell office:value-type="float" office:value="632983">
                <text:p>632983</text:p>
              </table:table-cell>
              <table:table-cell office:value-type="float" office:value="649663">
                <text:p>649663</text:p>
              </table:table-cell>
              <table:table-cell office:value-type="float" office:value="113987">
                <text:p>113987</text:p>
              </table:table-cell>
              <table:table-cell office:value-type="float" office:value="117427">
                <text:p>117427</text:p>
              </table:table-cell>
              <table:table-cell office:value-type="float" office:value="137579">
                <text:p>137579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07974">
                <text:p>707974</text:p>
              </table:table-cell>
              <table:table-cell office:value-type="float" office:value="735978">
                <text:p>735978</text:p>
              </table:table-cell>
              <table:table-cell office:value-type="float" office:value="784847">
                <text:p>784847</text:p>
              </table:table-cell>
              <table:table-cell office:value-type="float" office:value="130912">
                <text:p>130912</text:p>
              </table:table-cell>
              <table:table-cell office:value-type="float" office:value="150224">
                <text:p>150224</text:p>
              </table:table-cell>
              <table:table-cell office:value-type="float" office:value="180232">
                <text:p>18023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790327">
                <text:p>790327</text:p>
              </table:table-cell>
              <table:table-cell office:value-type="float" office:value="795386">
                <text:p>795386</text:p>
              </table:table-cell>
              <table:table-cell office:value-type="float" office:value="833661">
                <text:p>833661</text:p>
              </table:table-cell>
              <table:table-cell office:value-type="float" office:value="140636">
                <text:p>140636</text:p>
              </table:table-cell>
              <table:table-cell office:value-type="float" office:value="150771">
                <text:p>150771</text:p>
              </table:table-cell>
              <table:table-cell office:value-type="float" office:value="185874">
                <text:p>18587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77695">
                <text:p>877695</text:p>
              </table:table-cell>
              <table:table-cell office:value-type="float" office:value="883390">
                <text:p>883390</text:p>
              </table:table-cell>
              <table:table-cell office:value-type="float" office:value="903226">
                <text:p>903226</text:p>
              </table:table-cell>
              <table:table-cell office:value-type="float" office:value="152649">
                <text:p>152649</text:p>
              </table:table-cell>
              <table:table-cell office:value-type="float" office:value="156610">
                <text:p>156610</text:p>
              </table:table-cell>
              <table:table-cell office:value-type="float" office:value="175810">
                <text:p>175810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971411">
                <text:p>971411</text:p>
              </table:table-cell>
              <table:table-cell office:value-type="float" office:value="1000580">
                <text:p>1000580</text:p>
              </table:table-cell>
              <table:table-cell office:value-type="float" office:value="1061220">
                <text:p>1061220</text:p>
              </table:table-cell>
              <table:table-cell office:value-type="float" office:value="155786">
                <text:p>155786</text:p>
              </table:table-cell>
              <table:table-cell office:value-type="float" office:value="174636">
                <text:p>174636</text:p>
              </table:table-cell>
              <table:table-cell office:value-type="float" office:value="206208">
                <text:p>206208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069950">
                <text:p>1069950</text:p>
              </table:table-cell>
              <table:table-cell office:value-type="float" office:value="1087850">
                <text:p>1087850</text:p>
              </table:table-cell>
              <table:table-cell office:value-type="float" office:value="1167300">
                <text:p>1167300</text:p>
              </table:table-cell>
              <table:table-cell office:value-type="float" office:value="158490">
                <text:p>158490</text:p>
              </table:table-cell>
              <table:table-cell office:value-type="float" office:value="160025">
                <text:p>160025</text:p>
              </table:table-cell>
              <table:table-cell office:value-type="float" office:value="161825">
                <text:p>161825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171700">
                <text:p>1171700</text:p>
              </table:table-cell>
              <table:table-cell office:value-type="float" office:value="1198650">
                <text:p>1198650</text:p>
              </table:table-cell>
              <table:table-cell office:value-type="float" office:value="1254590">
                <text:p>1254590</text:p>
              </table:table-cell>
              <table:table-cell office:value-type="float" office:value="169618">
                <text:p>169618</text:p>
              </table:table-cell>
              <table:table-cell office:value-type="float" office:value="174139">
                <text:p>174139</text:p>
              </table:table-cell>
              <table:table-cell office:value-type="float" office:value="196946">
                <text:p>196946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323800">
                <text:p>1323800</text:p>
              </table:table-cell>
              <table:table-cell office:value-type="float" office:value="1331520">
                <text:p>1331520</text:p>
              </table:table-cell>
              <table:table-cell office:value-type="float" office:value="1351550">
                <text:p>1351550</text:p>
              </table:table-cell>
              <table:table-cell office:value-type="float" office:value="174613">
                <text:p>174613</text:p>
              </table:table-cell>
              <table:table-cell office:value-type="float" office:value="185954">
                <text:p>185954</text:p>
              </table:table-cell>
              <table:table-cell office:value-type="float" office:value="201660">
                <text:p>201660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395020">
                <text:p>1395020</text:p>
              </table:table-cell>
              <table:table-cell office:value-type="float" office:value="1454930">
                <text:p>1454930</text:p>
              </table:table-cell>
              <table:table-cell office:value-type="float" office:value="1573510">
                <text:p>1573510</text:p>
              </table:table-cell>
              <table:table-cell office:value-type="float" office:value="183238">
                <text:p>183238</text:p>
              </table:table-cell>
              <table:table-cell office:value-type="float" office:value="198854">
                <text:p>198854</text:p>
              </table:table-cell>
              <table:table-cell office:value-type="float" office:value="237018">
                <text:p>237018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509760">
                <text:p>1509760</text:p>
              </table:table-cell>
              <table:table-cell office:value-type="float" office:value="1519960">
                <text:p>1519960</text:p>
              </table:table-cell>
              <table:table-cell office:value-type="float" office:value="1553790">
                <text:p>1553790</text:p>
              </table:table-cell>
              <table:table-cell office:value-type="float" office:value="185426">
                <text:p>185426</text:p>
              </table:table-cell>
              <table:table-cell office:value-type="float" office:value="195446">
                <text:p>195446</text:p>
              </table:table-cell>
              <table:table-cell office:value-type="float" office:value="248022">
                <text:p>248022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1633010">
                <text:p>1633010</text:p>
              </table:table-cell>
              <table:table-cell office:value-type="float" office:value="1728310">
                <text:p>1728310</text:p>
              </table:table-cell>
              <table:table-cell office:value-type="float" office:value="1967180">
                <text:p>1967180</text:p>
              </table:table-cell>
              <table:table-cell office:value-type="float" office:value="195893">
                <text:p>195893</text:p>
              </table:table-cell>
              <table:table-cell office:value-type="float" office:value="198962">
                <text:p>198962</text:p>
              </table:table-cell>
              <table:table-cell office:value-type="float" office:value="201937">
                <text:p>201937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761390">
                <text:p>1761390</text:p>
              </table:table-cell>
              <table:table-cell office:value-type="float" office:value="1838290">
                <text:p>1838290</text:p>
              </table:table-cell>
              <table:table-cell office:value-type="float" office:value="2034890">
                <text:p>2034890</text:p>
              </table:table-cell>
              <table:table-cell office:value-type="float" office:value="214116">
                <text:p>214116</text:p>
              </table:table-cell>
              <table:table-cell office:value-type="float" office:value="220109">
                <text:p>220109</text:p>
              </table:table-cell>
              <table:table-cell office:value-type="float" office:value="231668">
                <text:p>231668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891780">
                <text:p>1891780</text:p>
              </table:table-cell>
              <table:table-cell office:value-type="float" office:value="1922660">
                <text:p>1922660</text:p>
              </table:table-cell>
              <table:table-cell office:value-type="float" office:value="1966400">
                <text:p>1966400</text:p>
              </table:table-cell>
              <table:table-cell office:value-type="float" office:value="229570">
                <text:p>229570</text:p>
              </table:table-cell>
              <table:table-cell office:value-type="float" office:value="234400">
                <text:p>234400</text:p>
              </table:table-cell>
              <table:table-cell office:value-type="float" office:value="256899">
                <text:p>256899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027700">
                <text:p>2027700</text:p>
              </table:table-cell>
              <table:table-cell office:value-type="float" office:value="2121200">
                <text:p>2121200</text:p>
              </table:table-cell>
              <table:table-cell office:value-type="float" office:value="2276330">
                <text:p>2276330</text:p>
              </table:table-cell>
              <table:table-cell office:value-type="float" office:value="252627">
                <text:p>252627</text:p>
              </table:table-cell>
              <table:table-cell office:value-type="float" office:value="275319">
                <text:p>275319</text:p>
              </table:table-cell>
              <table:table-cell office:value-type="float" office:value="321284">
                <text:p>321284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2164720">
                <text:p>2164720</text:p>
              </table:table-cell>
              <table:table-cell office:value-type="float" office:value="2191960">
                <text:p>2191960</text:p>
              </table:table-cell>
              <table:table-cell office:value-type="float" office:value="2282500">
                <text:p>2282500</text:p>
              </table:table-cell>
              <table:table-cell office:value-type="float" office:value="256812">
                <text:p>256812</text:p>
              </table:table-cell>
              <table:table-cell office:value-type="float" office:value="261808">
                <text:p>261808</text:p>
              </table:table-cell>
              <table:table-cell office:value-type="float" office:value="269089">
                <text:p>269089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315450">
                <text:p>2315450</text:p>
              </table:table-cell>
              <table:table-cell office:value-type="float" office:value="2396330">
                <text:p>2396330</text:p>
              </table:table-cell>
              <table:table-cell office:value-type="float" office:value="2627840">
                <text:p>2627840</text:p>
              </table:table-cell>
              <table:table-cell office:value-type="float" office:value="284678">
                <text:p>284678</text:p>
              </table:table-cell>
              <table:table-cell office:value-type="float" office:value="291055">
                <text:p>291055</text:p>
              </table:table-cell>
              <table:table-cell office:value-type="float" office:value="307530">
                <text:p>307530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463840">
                <text:p>2463840</text:p>
              </table:table-cell>
              <table:table-cell office:value-type="float" office:value="2542500">
                <text:p>2542500</text:p>
              </table:table-cell>
              <table:table-cell office:value-type="float" office:value="2762870">
                <text:p>2762870</text:p>
              </table:table-cell>
              <table:table-cell office:value-type="float" office:value="282369">
                <text:p>282369</text:p>
              </table:table-cell>
              <table:table-cell office:value-type="float" office:value="286933">
                <text:p>286933</text:p>
              </table:table-cell>
              <table:table-cell office:value-type="float" office:value="308018">
                <text:p>308018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621160">
                <text:p>2621160</text:p>
              </table:table-cell>
              <table:table-cell office:value-type="float" office:value="2696310">
                <text:p>2696310</text:p>
              </table:table-cell>
              <table:table-cell office:value-type="float" office:value="2862900">
                <text:p>2862900</text:p>
              </table:table-cell>
              <table:table-cell office:value-type="float" office:value="307473">
                <text:p>307473</text:p>
              </table:table-cell>
              <table:table-cell office:value-type="float" office:value="316238">
                <text:p>316238</text:p>
              </table:table-cell>
              <table:table-cell office:value-type="float" office:value="360662">
                <text:p>360662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782430">
                <text:p>2782430</text:p>
              </table:table-cell>
              <table:table-cell office:value-type="float" office:value="2869420">
                <text:p>2869420</text:p>
              </table:table-cell>
              <table:table-cell office:value-type="float" office:value="3088460">
                <text:p>3088460</text:p>
              </table:table-cell>
              <table:table-cell office:value-type="float" office:value="324902">
                <text:p>324902</text:p>
              </table:table-cell>
              <table:table-cell office:value-type="float" office:value="344344">
                <text:p>344344</text:p>
              </table:table-cell>
              <table:table-cell office:value-type="float" office:value="371432">
                <text:p>37143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2947180">
                <text:p>2947180</text:p>
              </table:table-cell>
              <table:table-cell office:value-type="float" office:value="3030050">
                <text:p>3030050</text:p>
              </table:table-cell>
              <table:table-cell office:value-type="float" office:value="3365630">
                <text:p>3365630</text:p>
              </table:table-cell>
              <table:table-cell office:value-type="float" office:value="330793">
                <text:p>330793</text:p>
              </table:table-cell>
              <table:table-cell office:value-type="float" office:value="339284">
                <text:p>339284</text:p>
              </table:table-cell>
              <table:table-cell office:value-type="float" office:value="366672">
                <text:p>366672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136840">
                <text:p>3136840</text:p>
              </table:table-cell>
              <table:table-cell office:value-type="float" office:value="3238600">
                <text:p>3238600</text:p>
              </table:table-cell>
              <table:table-cell office:value-type="float" office:value="3373980">
                <text:p>3373980</text:p>
              </table:table-cell>
              <table:table-cell office:value-type="float" office:value="379747">
                <text:p>379747</text:p>
              </table:table-cell>
              <table:table-cell office:value-type="float" office:value="438170">
                <text:p>438170</text:p>
              </table:table-cell>
              <table:table-cell office:value-type="float" office:value="527413">
                <text:p>527413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303980">
                <text:p>3303980</text:p>
              </table:table-cell>
              <table:table-cell office:value-type="float" office:value="3464730">
                <text:p>3464730</text:p>
              </table:table-cell>
              <table:table-cell office:value-type="float" office:value="3706200">
                <text:p>3706200</text:p>
              </table:table-cell>
              <table:table-cell office:value-type="float" office:value="370448">
                <text:p>370448</text:p>
              </table:table-cell>
              <table:table-cell office:value-type="float" office:value="375374">
                <text:p>375374</text:p>
              </table:table-cell>
              <table:table-cell office:value-type="float" office:value="382908">
                <text:p>38290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459210">
                <text:p>3459210</text:p>
              </table:table-cell>
              <table:table-cell office:value-type="float" office:value="3618950">
                <text:p>3618950</text:p>
              </table:table-cell>
              <table:table-cell office:value-type="float" office:value="3858300">
                <text:p>3858300</text:p>
              </table:table-cell>
              <table:table-cell office:value-type="float" office:value="383277">
                <text:p>383277</text:p>
              </table:table-cell>
              <table:table-cell office:value-type="float" office:value="417535">
                <text:p>417535</text:p>
              </table:table-cell>
              <table:table-cell office:value-type="float" office:value="507885">
                <text:p>507885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675440">
                <text:p>3675440</text:p>
              </table:table-cell>
              <table:table-cell office:value-type="float" office:value="3773870">
                <text:p>3773870</text:p>
              </table:table-cell>
              <table:table-cell office:value-type="float" office:value="3981550">
                <text:p>3981550</text:p>
              </table:table-cell>
              <table:table-cell office:value-type="float" office:value="394747">
                <text:p>394747</text:p>
              </table:table-cell>
              <table:table-cell office:value-type="float" office:value="399384">
                <text:p>399384</text:p>
              </table:table-cell>
              <table:table-cell office:value-type="float" office:value="405738">
                <text:p>405738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3840370">
                <text:p>3840370</text:p>
              </table:table-cell>
              <table:table-cell office:value-type="float" office:value="4028930">
                <text:p>4028930</text:p>
              </table:table-cell>
              <table:table-cell office:value-type="float" office:value="4231640">
                <text:p>4231640</text:p>
              </table:table-cell>
              <table:table-cell office:value-type="float" office:value="421624">
                <text:p>421624</text:p>
              </table:table-cell>
              <table:table-cell office:value-type="float" office:value="442150">
                <text:p>442150</text:p>
              </table:table-cell>
              <table:table-cell office:value-type="float" office:value="467363">
                <text:p>467363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312450">
                <text:p>4312450</text:p>
              </table:table-cell>
              <table:table-cell office:value-type="float" office:value="4400140">
                <text:p>4400140</text:p>
              </table:table-cell>
              <table:table-cell office:value-type="float" office:value="4726930">
                <text:p>4726930</text:p>
              </table:table-cell>
              <table:table-cell office:value-type="float" office:value="430563">
                <text:p>430563</text:p>
              </table:table-cell>
              <table:table-cell office:value-type="float" office:value="456217">
                <text:p>456217</text:p>
              </table:table-cell>
              <table:table-cell office:value-type="float" office:value="477000">
                <text:p>477000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479210">
                <text:p>4479210</text:p>
              </table:table-cell>
              <table:table-cell office:value-type="float" office:value="4600290">
                <text:p>4600290</text:p>
              </table:table-cell>
              <table:table-cell office:value-type="float" office:value="4797470">
                <text:p>4797470</text:p>
              </table:table-cell>
              <table:table-cell office:value-type="float" office:value="424870">
                <text:p>424870</text:p>
              </table:table-cell>
              <table:table-cell office:value-type="float" office:value="441803">
                <text:p>441803</text:p>
              </table:table-cell>
              <table:table-cell office:value-type="float" office:value="456593">
                <text:p>456593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615680">
                <text:p>4615680</text:p>
              </table:table-cell>
              <table:table-cell office:value-type="float" office:value="4722220">
                <text:p>4722220</text:p>
              </table:table-cell>
              <table:table-cell office:value-type="float" office:value="4876150">
                <text:p>4876150</text:p>
              </table:table-cell>
              <table:table-cell office:value-type="float" office:value="396098">
                <text:p>396098</text:p>
              </table:table-cell>
              <table:table-cell office:value-type="float" office:value="405896">
                <text:p>405896</text:p>
              </table:table-cell>
              <table:table-cell office:value-type="float" office:value="423457">
                <text:p>423457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817750">
                <text:p>4817750</text:p>
              </table:table-cell>
              <table:table-cell office:value-type="float" office:value="4971060">
                <text:p>4971060</text:p>
              </table:table-cell>
              <table:table-cell office:value-type="float" office:value="5244280">
                <text:p>5244280</text:p>
              </table:table-cell>
              <table:table-cell office:value-type="float" office:value="403300">
                <text:p>403300</text:p>
              </table:table-cell>
              <table:table-cell office:value-type="float" office:value="418704">
                <text:p>418704</text:p>
              </table:table-cell>
              <table:table-cell office:value-type="float" office:value="434098">
                <text:p>43409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150080">
                <text:p>5150080</text:p>
              </table:table-cell>
              <table:table-cell office:value-type="float" office:value="5259430">
                <text:p>5259430</text:p>
              </table:table-cell>
              <table:table-cell office:value-type="float" office:value="5451640">
                <text:p>5451640</text:p>
              </table:table-cell>
              <table:table-cell office:value-type="float" office:value="419290">
                <text:p>419290</text:p>
              </table:table-cell>
              <table:table-cell office:value-type="float" office:value="450312">
                <text:p>450312</text:p>
              </table:table-cell>
              <table:table-cell office:value-type="float" office:value="507901">
                <text:p>507901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183550">
                <text:p>5183550</text:p>
              </table:table-cell>
              <table:table-cell office:value-type="float" office:value="5344110">
                <text:p>5344110</text:p>
              </table:table-cell>
              <table:table-cell office:value-type="float" office:value="5674650">
                <text:p>5674650</text:p>
              </table:table-cell>
              <table:table-cell office:value-type="float" office:value="406894">
                <text:p>406894</text:p>
              </table:table-cell>
              <table:table-cell office:value-type="float" office:value="416626">
                <text:p>416626</text:p>
              </table:table-cell>
              <table:table-cell office:value-type="float" office:value="442326">
                <text:p>442326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311880">
                <text:p>5311880</text:p>
              </table:table-cell>
              <table:table-cell office:value-type="float" office:value="5489350">
                <text:p>5489350</text:p>
              </table:table-cell>
              <table:table-cell office:value-type="float" office:value="5786950">
                <text:p>5786950</text:p>
              </table:table-cell>
              <table:table-cell office:value-type="float" office:value="452315">
                <text:p>452315</text:p>
              </table:table-cell>
              <table:table-cell office:value-type="float" office:value="461492">
                <text:p>461492</text:p>
              </table:table-cell>
              <table:table-cell office:value-type="float" office:value="473000">
                <text:p>473000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5748770">
                <text:p>5748770</text:p>
              </table:table-cell>
              <table:table-cell office:value-type="float" office:value="5964680">
                <text:p>5964680</text:p>
              </table:table-cell>
              <table:table-cell office:value-type="float" office:value="6875030">
                <text:p>6875030</text:p>
              </table:table-cell>
              <table:table-cell office:value-type="float" office:value="447541">
                <text:p>447541</text:p>
              </table:table-cell>
              <table:table-cell office:value-type="float" office:value="471996">
                <text:p>471996</text:p>
              </table:table-cell>
              <table:table-cell office:value-type="float" office:value="517748">
                <text:p>517748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819300">
                <text:p>5819300</text:p>
              </table:table-cell>
              <table:table-cell office:value-type="float" office:value="6043520">
                <text:p>6043520</text:p>
              </table:table-cell>
              <table:table-cell office:value-type="float" office:value="6206070">
                <text:p>6206070</text:p>
              </table:table-cell>
              <table:table-cell office:value-type="float" office:value="439867">
                <text:p>439867</text:p>
              </table:table-cell>
              <table:table-cell office:value-type="float" office:value="449628">
                <text:p>449628</text:p>
              </table:table-cell>
              <table:table-cell office:value-type="float" office:value="494859">
                <text:p>494859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6005630">
                <text:p>6005630</text:p>
              </table:table-cell>
              <table:table-cell office:value-type="float" office:value="6525250">
                <text:p>6525250</text:p>
              </table:table-cell>
              <table:table-cell office:value-type="float" office:value="8812640">
                <text:p>8812640</text:p>
              </table:table-cell>
              <table:table-cell office:value-type="float" office:value="427803">
                <text:p>427803</text:p>
              </table:table-cell>
              <table:table-cell office:value-type="float" office:value="447016">
                <text:p>447016</text:p>
              </table:table-cell>
              <table:table-cell office:value-type="float" office:value="495452">
                <text:p>495452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6254410">
                <text:p>6254410</text:p>
              </table:table-cell>
              <table:table-cell office:value-type="float" office:value="6541720">
                <text:p>6541720</text:p>
              </table:table-cell>
              <table:table-cell office:value-type="float" office:value="6843970">
                <text:p>6843970</text:p>
              </table:table-cell>
              <table:table-cell office:value-type="float" office:value="429657">
                <text:p>429657</text:p>
              </table:table-cell>
              <table:table-cell office:value-type="float" office:value="456562">
                <text:p>456562</text:p>
              </table:table-cell>
              <table:table-cell office:value-type="float" office:value="493501">
                <text:p>493501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627770">
                <text:p>6627770</text:p>
              </table:table-cell>
              <table:table-cell office:value-type="float" office:value="6785660">
                <text:p>6785660</text:p>
              </table:table-cell>
              <table:table-cell office:value-type="float" office:value="7014040">
                <text:p>7014040</text:p>
              </table:table-cell>
              <table:table-cell office:value-type="float" office:value="436609">
                <text:p>436609</text:p>
              </table:table-cell>
              <table:table-cell office:value-type="float" office:value="455348">
                <text:p>455348</text:p>
              </table:table-cell>
              <table:table-cell office:value-type="float" office:value="497299">
                <text:p>497299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786680">
                <text:p>6786680</text:p>
              </table:table-cell>
              <table:table-cell office:value-type="float" office:value="6988620">
                <text:p>6988620</text:p>
              </table:table-cell>
              <table:table-cell office:value-type="float" office:value="7154040">
                <text:p>7154040</text:p>
              </table:table-cell>
              <table:table-cell office:value-type="float" office:value="483390">
                <text:p>483390</text:p>
              </table:table-cell>
              <table:table-cell office:value-type="float" office:value="511992">
                <text:p>511992</text:p>
              </table:table-cell>
              <table:table-cell office:value-type="float" office:value="571275">
                <text:p>571275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7022780">
                <text:p>7022780</text:p>
              </table:table-cell>
              <table:table-cell office:value-type="float" office:value="7188860">
                <text:p>7188860</text:p>
              </table:table-cell>
              <table:table-cell office:value-type="float" office:value="7450390">
                <text:p>7450390</text:p>
              </table:table-cell>
              <table:table-cell office:value-type="float" office:value="495125">
                <text:p>495125</text:p>
              </table:table-cell>
              <table:table-cell office:value-type="float" office:value="531047">
                <text:p>531047</text:p>
              </table:table-cell>
              <table:table-cell office:value-type="float" office:value="615450">
                <text:p>615450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7264890">
                <text:p>7264890</text:p>
              </table:table-cell>
              <table:table-cell office:value-type="float" office:value="7432780">
                <text:p>7432780</text:p>
              </table:table-cell>
              <table:table-cell office:value-type="float" office:value="7589520">
                <text:p>7589520</text:p>
              </table:table-cell>
              <table:table-cell office:value-type="float" office:value="518876">
                <text:p>518876</text:p>
              </table:table-cell>
              <table:table-cell office:value-type="float" office:value="529535">
                <text:p>529535</text:p>
              </table:table-cell>
              <table:table-cell office:value-type="float" office:value="552350">
                <text:p>552350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532690">
                <text:p>7532690</text:p>
              </table:table-cell>
              <table:table-cell office:value-type="float" office:value="7733540">
                <text:p>7733540</text:p>
              </table:table-cell>
              <table:table-cell office:value-type="float" office:value="7965740">
                <text:p>7965740</text:p>
              </table:table-cell>
              <table:table-cell office:value-type="float" office:value="535229">
                <text:p>535229</text:p>
              </table:table-cell>
              <table:table-cell office:value-type="float" office:value="565800">
                <text:p>565800</text:p>
              </table:table-cell>
              <table:table-cell office:value-type="float" office:value="612165">
                <text:p>612165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953540">
                <text:p>7953540</text:p>
              </table:table-cell>
              <table:table-cell office:value-type="float" office:value="8137170">
                <text:p>8137170</text:p>
              </table:table-cell>
              <table:table-cell office:value-type="float" office:value="8343110">
                <text:p>8343110</text:p>
              </table:table-cell>
              <table:table-cell office:value-type="float" office:value="562632">
                <text:p>562632</text:p>
              </table:table-cell>
              <table:table-cell office:value-type="float" office:value="600985">
                <text:p>600985</text:p>
              </table:table-cell>
              <table:table-cell office:value-type="float" office:value="726224">
                <text:p>72622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220070">
                <text:p>8220070</text:p>
              </table:table-cell>
              <table:table-cell office:value-type="float" office:value="8385880">
                <text:p>8385880</text:p>
              </table:table-cell>
              <table:table-cell office:value-type="float" office:value="8574490">
                <text:p>8574490</text:p>
              </table:table-cell>
              <table:table-cell office:value-type="float" office:value="601294">
                <text:p>601294</text:p>
              </table:table-cell>
              <table:table-cell office:value-type="float" office:value="615354">
                <text:p>615354</text:p>
              </table:table-cell>
              <table:table-cell office:value-type="float" office:value="677283">
                <text:p>677283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8561690">
                <text:p>8561690</text:p>
              </table:table-cell>
              <table:table-cell office:value-type="float" office:value="8717060">
                <text:p>8717060</text:p>
              </table:table-cell>
              <table:table-cell office:value-type="float" office:value="8933540">
                <text:p>8933540</text:p>
              </table:table-cell>
              <table:table-cell office:value-type="float" office:value="590775">
                <text:p>590775</text:p>
              </table:table-cell>
              <table:table-cell office:value-type="float" office:value="620093">
                <text:p>620093</text:p>
              </table:table-cell>
              <table:table-cell office:value-type="float" office:value="692989">
                <text:p>692989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709520">
                <text:p>8709520</text:p>
              </table:table-cell>
              <table:table-cell office:value-type="float" office:value="8972580">
                <text:p>8972580</text:p>
              </table:table-cell>
              <table:table-cell office:value-type="float" office:value="9278200">
                <text:p>9278200</text:p>
              </table:table-cell>
              <table:table-cell office:value-type="float" office:value="593592">
                <text:p>593592</text:p>
              </table:table-cell>
              <table:table-cell office:value-type="float" office:value="630752">
                <text:p>630752</text:p>
              </table:table-cell>
              <table:table-cell office:value-type="float" office:value="671863">
                <text:p>671863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9013840">
                <text:p>9013840</text:p>
              </table:table-cell>
              <table:table-cell office:value-type="float" office:value="9275030">
                <text:p>9275030</text:p>
              </table:table-cell>
              <table:table-cell office:value-type="float" office:value="9513210">
                <text:p>9513210</text:p>
              </table:table-cell>
              <table:table-cell office:value-type="float" office:value="641808">
                <text:p>641808</text:p>
              </table:table-cell>
              <table:table-cell office:value-type="float" office:value="663578">
                <text:p>663578</text:p>
              </table:table-cell>
              <table:table-cell office:value-type="float" office:value="699179">
                <text:p>69917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9290910">
                <text:p>9290910</text:p>
              </table:table-cell>
              <table:table-cell office:value-type="float" office:value="9521020">
                <text:p>9521020</text:p>
              </table:table-cell>
              <table:table-cell office:value-type="float" office:value="9795050">
                <text:p>9795050</text:p>
              </table:table-cell>
              <table:table-cell office:value-type="float" office:value="636642">
                <text:p>636642</text:p>
              </table:table-cell>
              <table:table-cell office:value-type="float" office:value="665645">
                <text:p>665645</text:p>
              </table:table-cell>
              <table:table-cell office:value-type="float" office:value="784663">
                <text:p>784663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9520860">
                <text:p>9520860</text:p>
              </table:table-cell>
              <table:table-cell office:value-type="float" office:value="9789490">
                <text:p>9789490</text:p>
              </table:table-cell>
              <table:table-cell office:value-type="float" office:value="10159700">
                <text:p>10159700</text:p>
              </table:table-cell>
              <table:table-cell office:value-type="float" office:value="665582">
                <text:p>665582</text:p>
              </table:table-cell>
              <table:table-cell office:value-type="float" office:value="680732">
                <text:p>680732</text:p>
              </table:table-cell>
              <table:table-cell office:value-type="float" office:value="706551">
                <text:p>706551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9864960">
                <text:p>9864960</text:p>
              </table:table-cell>
              <table:table-cell office:value-type="float" office:value="10068800">
                <text:p>10068800</text:p>
              </table:table-cell>
              <table:table-cell office:value-type="float" office:value="10461600">
                <text:p>10461600</text:p>
              </table:table-cell>
              <table:table-cell office:value-type="float" office:value="682609">
                <text:p>682609</text:p>
              </table:table-cell>
              <table:table-cell office:value-type="float" office:value="710921">
                <text:p>710921</text:p>
              </table:table-cell>
              <table:table-cell office:value-type="float" office:value="780198">
                <text:p>780198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0203800">
                <text:p>10203800</text:p>
              </table:table-cell>
              <table:table-cell office:value-type="float" office:value="10454200">
                <text:p>10454200</text:p>
              </table:table-cell>
              <table:table-cell office:value-type="float" office:value="10741000">
                <text:p>10741000</text:p>
              </table:table-cell>
              <table:table-cell office:value-type="float" office:value="662872">
                <text:p>662872</text:p>
              </table:table-cell>
              <table:table-cell office:value-type="float" office:value="706396">
                <text:p>706396</text:p>
              </table:table-cell>
              <table:table-cell office:value-type="float" office:value="833361">
                <text:p>83336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0621500">
                <text:p>10621500</text:p>
              </table:table-cell>
              <table:table-cell office:value-type="float" office:value="10844700">
                <text:p>10844700</text:p>
              </table:table-cell>
              <table:table-cell office:value-type="float" office:value="11091100">
                <text:p>11091100</text:p>
              </table:table-cell>
              <table:table-cell office:value-type="float" office:value="680866">
                <text:p>680866</text:p>
              </table:table-cell>
              <table:table-cell office:value-type="float" office:value="708262">
                <text:p>708262</text:p>
              </table:table-cell>
              <table:table-cell office:value-type="float" office:value="816583">
                <text:p>816583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0958700">
                <text:p>10958700</text:p>
              </table:table-cell>
              <table:table-cell office:value-type="float" office:value="11137800">
                <text:p>11137800</text:p>
              </table:table-cell>
              <table:table-cell office:value-type="float" office:value="11343100">
                <text:p>11343100</text:p>
              </table:table-cell>
              <table:table-cell office:value-type="float" office:value="716548">
                <text:p>716548</text:p>
              </table:table-cell>
              <table:table-cell office:value-type="float" office:value="732153">
                <text:p>732153</text:p>
              </table:table-cell>
              <table:table-cell office:value-type="float" office:value="778848">
                <text:p>778848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1204500">
                <text:p>11204500</text:p>
              </table:table-cell>
              <table:table-cell office:value-type="float" office:value="11475800">
                <text:p>11475800</text:p>
              </table:table-cell>
              <table:table-cell office:value-type="float" office:value="11839200">
                <text:p>11839200</text:p>
              </table:table-cell>
              <table:table-cell office:value-type="float" office:value="739664">
                <text:p>739664</text:p>
              </table:table-cell>
              <table:table-cell office:value-type="float" office:value="755174">
                <text:p>755174</text:p>
              </table:table-cell>
              <table:table-cell office:value-type="float" office:value="817322">
                <text:p>817322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1534800">
                <text:p>11534800</text:p>
              </table:table-cell>
              <table:table-cell office:value-type="float" office:value="11744000">
                <text:p>11744000</text:p>
              </table:table-cell>
              <table:table-cell office:value-type="float" office:value="12013000">
                <text:p>12013000</text:p>
              </table:table-cell>
              <table:table-cell office:value-type="float" office:value="705432">
                <text:p>705432</text:p>
              </table:table-cell>
              <table:table-cell office:value-type="float" office:value="719280">
                <text:p>719280</text:p>
              </table:table-cell>
              <table:table-cell office:value-type="float" office:value="757929">
                <text:p>757929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1842000">
                <text:p>11842000</text:p>
              </table:table-cell>
              <table:table-cell office:value-type="float" office:value="12265000">
                <text:p>12265000</text:p>
              </table:table-cell>
              <table:table-cell office:value-type="float" office:value="12578500">
                <text:p>12578500</text:p>
              </table:table-cell>
              <table:table-cell office:value-type="float" office:value="746023">
                <text:p>746023</text:p>
              </table:table-cell>
              <table:table-cell office:value-type="float" office:value="763146">
                <text:p>763146</text:p>
              </table:table-cell>
              <table:table-cell office:value-type="float" office:value="785722">
                <text:p>785722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2191800">
                <text:p>12191800</text:p>
              </table:table-cell>
              <table:table-cell office:value-type="float" office:value="12533400">
                <text:p>12533400</text:p>
              </table:table-cell>
              <table:table-cell office:value-type="float" office:value="12923400">
                <text:p>12923400</text:p>
              </table:table-cell>
              <table:table-cell office:value-type="float" office:value="774253">
                <text:p>774253</text:p>
              </table:table-cell>
              <table:table-cell office:value-type="float" office:value="798341">
                <text:p>798341</text:p>
              </table:table-cell>
              <table:table-cell office:value-type="float" office:value="836526">
                <text:p>836526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2476000">
                <text:p>12476000</text:p>
              </table:table-cell>
              <table:table-cell office:value-type="float" office:value="12802000">
                <text:p>12802000</text:p>
              </table:table-cell>
              <table:table-cell office:value-type="float" office:value="13021800">
                <text:p>13021800</text:p>
              </table:table-cell>
              <table:table-cell office:value-type="float" office:value="840099">
                <text:p>840099</text:p>
              </table:table-cell>
              <table:table-cell office:value-type="float" office:value="878602">
                <text:p>878602</text:p>
              </table:table-cell>
              <table:table-cell office:value-type="float" office:value="930163">
                <text:p>930163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2875400">
                <text:p>12875400</text:p>
              </table:table-cell>
              <table:table-cell office:value-type="float" office:value="13175100">
                <text:p>13175100</text:p>
              </table:table-cell>
              <table:table-cell office:value-type="float" office:value="13607400">
                <text:p>13607400</text:p>
              </table:table-cell>
              <table:table-cell office:value-type="float" office:value="820440">
                <text:p>820440</text:p>
              </table:table-cell>
              <table:table-cell office:value-type="float" office:value="847967">
                <text:p>847967</text:p>
              </table:table-cell>
              <table:table-cell office:value-type="float" office:value="910305">
                <text:p>91030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3370800">
                <text:p>13370800</text:p>
              </table:table-cell>
              <table:table-cell office:value-type="float" office:value="13597900">
                <text:p>13597900</text:p>
              </table:table-cell>
              <table:table-cell office:value-type="float" office:value="13886800">
                <text:p>13886800</text:p>
              </table:table-cell>
              <table:table-cell office:value-type="float" office:value="856081">
                <text:p>856081</text:p>
              </table:table-cell>
              <table:table-cell office:value-type="float" office:value="873268">
                <text:p>873268</text:p>
              </table:table-cell>
              <table:table-cell office:value-type="float" office:value="895053">
                <text:p>895053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3694700">
                <text:p>13694700</text:p>
              </table:table-cell>
              <table:table-cell office:value-type="float" office:value="13943500">
                <text:p>13943500</text:p>
              </table:table-cell>
              <table:table-cell office:value-type="float" office:value="14284400">
                <text:p>14284400</text:p>
              </table:table-cell>
              <table:table-cell office:value-type="float" office:value="838461">
                <text:p>838461</text:p>
              </table:table-cell>
              <table:table-cell office:value-type="float" office:value="856744">
                <text:p>856744</text:p>
              </table:table-cell>
              <table:table-cell office:value-type="float" office:value="876831">
                <text:p>876831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3984900">
                <text:p>13984900</text:p>
              </table:table-cell>
              <table:table-cell office:value-type="float" office:value="14301600">
                <text:p>14301600</text:p>
              </table:table-cell>
              <table:table-cell office:value-type="float" office:value="14572800">
                <text:p>14572800</text:p>
              </table:table-cell>
              <table:table-cell office:value-type="float" office:value="884870">
                <text:p>884870</text:p>
              </table:table-cell>
              <table:table-cell office:value-type="float" office:value="916224">
                <text:p>916224</text:p>
              </table:table-cell>
              <table:table-cell office:value-type="float" office:value="970866">
                <text:p>970866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4255600">
                <text:p>14255600</text:p>
              </table:table-cell>
              <table:table-cell office:value-type="float" office:value="15420400">
                <text:p>15420400</text:p>
              </table:table-cell>
              <table:table-cell office:value-type="float" office:value="21762900">
                <text:p>21762900</text:p>
              </table:table-cell>
              <table:table-cell office:value-type="float" office:value="913711">
                <text:p>913711</text:p>
              </table:table-cell>
              <table:table-cell office:value-type="float" office:value="955322">
                <text:p>955322</text:p>
              </table:table-cell>
              <table:table-cell office:value-type="float" office:value="980525">
                <text:p>980525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14891000">
                <text:p>14891000</text:p>
              </table:table-cell>
              <table:table-cell office:value-type="float" office:value="15129000">
                <text:p>15129000</text:p>
              </table:table-cell>
              <table:table-cell office:value-type="float" office:value="15456300">
                <text:p>15456300</text:p>
              </table:table-cell>
              <table:table-cell office:value-type="float" office:value="803701">
                <text:p>803701</text:p>
              </table:table-cell>
              <table:table-cell office:value-type="float" office:value="816860">
                <text:p>816860</text:p>
              </table:table-cell>
              <table:table-cell office:value-type="float" office:value="845233">
                <text:p>845233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5116900">
                <text:p>15116900</text:p>
              </table:table-cell>
              <table:table-cell office:value-type="float" office:value="15454900">
                <text:p>15454900</text:p>
              </table:table-cell>
              <table:table-cell office:value-type="float" office:value="15797700">
                <text:p>15797700</text:p>
              </table:table-cell>
              <table:table-cell office:value-type="float" office:value="801714">
                <text:p>801714</text:p>
              </table:table-cell>
              <table:table-cell office:value-type="float" office:value="847508">
                <text:p>847508</text:p>
              </table:table-cell>
              <table:table-cell office:value-type="float" office:value="959563">
                <text:p>959563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5400200">
                <text:p>15400200</text:p>
              </table:table-cell>
              <table:table-cell office:value-type="float" office:value="15851100">
                <text:p>15851100</text:p>
              </table:table-cell>
              <table:table-cell office:value-type="float" office:value="16242500">
                <text:p>16242500</text:p>
              </table:table-cell>
              <table:table-cell office:value-type="float" office:value="800971">
                <text:p>800971</text:p>
              </table:table-cell>
              <table:table-cell office:value-type="float" office:value="850315">
                <text:p>850315</text:p>
              </table:table-cell>
              <table:table-cell office:value-type="float" office:value="1011940">
                <text:p>1011940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5934500">
                <text:p>15934500</text:p>
              </table:table-cell>
              <table:table-cell office:value-type="float" office:value="16246500">
                <text:p>16246500</text:p>
              </table:table-cell>
              <table:table-cell office:value-type="float" office:value="16484000">
                <text:p>16484000</text:p>
              </table:table-cell>
              <table:table-cell office:value-type="float" office:value="823180">
                <text:p>823180</text:p>
              </table:table-cell>
              <table:table-cell office:value-type="float" office:value="859454">
                <text:p>859454</text:p>
              </table:table-cell>
              <table:table-cell office:value-type="float" office:value="938262">
                <text:p>93826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6396200">
                <text:p>16396200</text:p>
              </table:table-cell>
              <table:table-cell office:value-type="float" office:value="16647300">
                <text:p>16647300</text:p>
              </table:table-cell>
              <table:table-cell office:value-type="float" office:value="17218400">
                <text:p>17218400</text:p>
              </table:table-cell>
              <table:table-cell office:value-type="float" office:value="820219">
                <text:p>820219</text:p>
              </table:table-cell>
              <table:table-cell office:value-type="float" office:value="831485">
                <text:p>831485</text:p>
              </table:table-cell>
              <table:table-cell office:value-type="float" office:value="855354">
                <text:p>855354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6639600">
                <text:p>16639600</text:p>
              </table:table-cell>
              <table:table-cell office:value-type="float" office:value="17492400">
                <text:p>17492400</text:p>
              </table:table-cell>
              <table:table-cell office:value-type="float" office:value="20317300">
                <text:p>20317300</text:p>
              </table:table-cell>
              <table:table-cell office:value-type="float" office:value="887338">
                <text:p>887338</text:p>
              </table:table-cell>
              <table:table-cell office:value-type="float" office:value="975099">
                <text:p>975099</text:p>
              </table:table-cell>
              <table:table-cell office:value-type="float" office:value="1427880">
                <text:p>1427880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7981600">
                <text:p>17981600</text:p>
              </table:table-cell>
              <table:table-cell office:value-type="float" office:value="19401500">
                <text:p>19401500</text:p>
              </table:table-cell>
              <table:table-cell office:value-type="float" office:value="24457200">
                <text:p>24457200</text:p>
              </table:table-cell>
              <table:table-cell office:value-type="float" office:value="996234">
                <text:p>996234</text:p>
              </table:table-cell>
              <table:table-cell office:value-type="float" office:value="1043480">
                <text:p>1043480</text:p>
              </table:table-cell>
              <table:table-cell office:value-type="float" office:value="1086570">
                <text:p>1086570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8320900">
                <text:p>18320900</text:p>
              </table:table-cell>
              <table:table-cell office:value-type="float" office:value="18519200">
                <text:p>18519200</text:p>
              </table:table-cell>
              <table:table-cell office:value-type="float" office:value="18881600">
                <text:p>18881600</text:p>
              </table:table-cell>
              <table:table-cell office:value-type="float" office:value="993369">
                <text:p>993369</text:p>
              </table:table-cell>
              <table:table-cell office:value-type="float" office:value="1032640">
                <text:p>1032640</text:p>
              </table:table-cell>
              <table:table-cell office:value-type="float" office:value="1103580">
                <text:p>1103580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8177900">
                <text:p>18177900</text:p>
              </table:table-cell>
              <table:table-cell office:value-type="float" office:value="19730500">
                <text:p>19730500</text:p>
              </table:table-cell>
              <table:table-cell office:value-type="float" office:value="25516300">
                <text:p>25516300</text:p>
              </table:table-cell>
              <table:table-cell office:value-type="float" office:value="999902">
                <text:p>999902</text:p>
              </table:table-cell>
              <table:table-cell office:value-type="float" office:value="1072740">
                <text:p>1072740</text:p>
              </table:table-cell>
              <table:table-cell office:value-type="float" office:value="1170900">
                <text:p>1170900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8894200">
                <text:p>18894200</text:p>
              </table:table-cell>
              <table:table-cell office:value-type="float" office:value="19035200">
                <text:p>19035200</text:p>
              </table:table-cell>
              <table:table-cell office:value-type="float" office:value="19247900">
                <text:p>19247900</text:p>
              </table:table-cell>
              <table:table-cell office:value-type="float" office:value="1013860">
                <text:p>1013860</text:p>
              </table:table-cell>
              <table:table-cell office:value-type="float" office:value="1051770">
                <text:p>1051770</text:p>
              </table:table-cell>
              <table:table-cell office:value-type="float" office:value="1126030">
                <text:p>1126030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9208400">
                <text:p>19208400</text:p>
              </table:table-cell>
              <table:table-cell office:value-type="float" office:value="19780100">
                <text:p>19780100</text:p>
              </table:table-cell>
              <table:table-cell office:value-type="float" office:value="20140700">
                <text:p>20140700</text:p>
              </table:table-cell>
              <table:table-cell office:value-type="float" office:value="1044440">
                <text:p>1044440</text:p>
              </table:table-cell>
              <table:table-cell office:value-type="float" office:value="1092770">
                <text:p>1092770</text:p>
              </table:table-cell>
              <table:table-cell office:value-type="float" office:value="1186750">
                <text:p>118675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9215200">
                <text:p>19215200</text:p>
              </table:table-cell>
              <table:table-cell office:value-type="float" office:value="19901600">
                <text:p>19901600</text:p>
              </table:table-cell>
              <table:table-cell office:value-type="float" office:value="20325000">
                <text:p>20325000</text:p>
              </table:table-cell>
              <table:table-cell office:value-type="float" office:value="1131680">
                <text:p>1131680</text:p>
              </table:table-cell>
              <table:table-cell office:value-type="float" office:value="1177070">
                <text:p>1177070</text:p>
              </table:table-cell>
              <table:table-cell office:value-type="float" office:value="1318710">
                <text:p>131871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20450500">
                <text:p>20450500</text:p>
              </table:table-cell>
              <table:table-cell office:value-type="float" office:value="20914000">
                <text:p>20914000</text:p>
              </table:table-cell>
              <table:table-cell office:value-type="float" office:value="21493400">
                <text:p>21493400</text:p>
              </table:table-cell>
              <table:table-cell office:value-type="float" office:value="1174380">
                <text:p>1174380</text:p>
              </table:table-cell>
              <table:table-cell office:value-type="float" office:value="1197010">
                <text:p>1197010</text:p>
              </table:table-cell>
              <table:table-cell office:value-type="float" office:value="1239080">
                <text:p>1239080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0038400">
                <text:p>20038400</text:p>
              </table:table-cell>
              <table:table-cell office:value-type="float" office:value="20921700">
                <text:p>20921700</text:p>
              </table:table-cell>
              <table:table-cell office:value-type="float" office:value="21255300">
                <text:p>21255300</text:p>
              </table:table-cell>
              <table:table-cell office:value-type="float" office:value="1107260">
                <text:p>1107260</text:p>
              </table:table-cell>
              <table:table-cell office:value-type="float" office:value="1171500">
                <text:p>1171500</text:p>
              </table:table-cell>
              <table:table-cell office:value-type="float" office:value="1390230">
                <text:p>139023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0427600">
                <text:p>20427600</text:p>
              </table:table-cell>
              <table:table-cell office:value-type="float" office:value="20707800">
                <text:p>20707800</text:p>
              </table:table-cell>
              <table:table-cell office:value-type="float" office:value="21042400">
                <text:p>21042400</text:p>
              </table:table-cell>
              <table:table-cell office:value-type="float" office:value="1105640">
                <text:p>1105640</text:p>
              </table:table-cell>
              <table:table-cell office:value-type="float" office:value="1182120">
                <text:p>1182120</text:p>
              </table:table-cell>
              <table:table-cell office:value-type="float" office:value="1338160">
                <text:p>133816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0766800">
                <text:p>20766800</text:p>
              </table:table-cell>
              <table:table-cell office:value-type="float" office:value="21218900">
                <text:p>21218900</text:p>
              </table:table-cell>
              <table:table-cell office:value-type="float" office:value="21803500">
                <text:p>21803500</text:p>
              </table:table-cell>
              <table:table-cell office:value-type="float" office:value="955752">
                <text:p>955752</text:p>
              </table:table-cell>
              <table:table-cell office:value-type="float" office:value="1006290">
                <text:p>1006290</text:p>
              </table:table-cell>
              <table:table-cell office:value-type="float" office:value="1145210">
                <text:p>114521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1386000">
                <text:p>21386000</text:p>
              </table:table-cell>
              <table:table-cell office:value-type="float" office:value="21751200">
                <text:p>21751200</text:p>
              </table:table-cell>
              <table:table-cell office:value-type="float" office:value="22133800">
                <text:p>22133800</text:p>
              </table:table-cell>
              <table:table-cell office:value-type="float" office:value="972891">
                <text:p>972891</text:p>
              </table:table-cell>
              <table:table-cell office:value-type="float" office:value="1039460">
                <text:p>1039460</text:p>
              </table:table-cell>
              <table:table-cell office:value-type="float" office:value="1148020">
                <text:p>114802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2330500">
                <text:p>22330500</text:p>
              </table:table-cell>
              <table:table-cell office:value-type="float" office:value="23054500">
                <text:p>23054500</text:p>
              </table:table-cell>
              <table:table-cell office:value-type="float" office:value="23374500">
                <text:p>23374500</text:p>
              </table:table-cell>
              <table:table-cell office:value-type="float" office:value="1015070">
                <text:p>1015070</text:p>
              </table:table-cell>
              <table:table-cell office:value-type="float" office:value="1023010">
                <text:p>1023010</text:p>
              </table:table-cell>
              <table:table-cell office:value-type="float" office:value="1031060">
                <text:p>1031060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2914800">
                <text:p>22914800</text:p>
              </table:table-cell>
              <table:table-cell office:value-type="float" office:value="23452900">
                <text:p>23452900</text:p>
              </table:table-cell>
              <table:table-cell office:value-type="float" office:value="23910900">
                <text:p>23910900</text:p>
              </table:table-cell>
              <table:table-cell office:value-type="float" office:value="978414">
                <text:p>978414</text:p>
              </table:table-cell>
              <table:table-cell office:value-type="float" office:value="1046020">
                <text:p>1046020</text:p>
              </table:table-cell>
              <table:table-cell office:value-type="float" office:value="1186490">
                <text:p>118649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2964600">
                <text:p>22964600</text:p>
              </table:table-cell>
              <table:table-cell office:value-type="float" office:value="23530000">
                <text:p>23530000</text:p>
              </table:table-cell>
              <table:table-cell office:value-type="float" office:value="24126600">
                <text:p>24126600</text:p>
              </table:table-cell>
              <table:table-cell office:value-type="float" office:value="1076000">
                <text:p>1076000</text:p>
              </table:table-cell>
              <table:table-cell office:value-type="float" office:value="1116260">
                <text:p>1116260</text:p>
              </table:table-cell>
              <table:table-cell office:value-type="float" office:value="1185260">
                <text:p>118526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3609300">
                <text:p>23609300</text:p>
              </table:table-cell>
              <table:table-cell office:value-type="float" office:value="23970600">
                <text:p>23970600</text:p>
              </table:table-cell>
              <table:table-cell office:value-type="float" office:value="24203400">
                <text:p>24203400</text:p>
              </table:table-cell>
              <table:table-cell office:value-type="float" office:value="1069420">
                <text:p>1069420</text:p>
              </table:table-cell>
              <table:table-cell office:value-type="float" office:value="1128560">
                <text:p>1128560</text:p>
              </table:table-cell>
              <table:table-cell office:value-type="float" office:value="1210910">
                <text:p>1210910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3908900">
                <text:p>23908900</text:p>
              </table:table-cell>
              <table:table-cell office:value-type="float" office:value="24834000">
                <text:p>24834000</text:p>
              </table:table-cell>
              <table:table-cell office:value-type="float" office:value="25423700">
                <text:p>25423700</text:p>
              </table:table-cell>
              <table:table-cell office:value-type="float" office:value="1161370">
                <text:p>1161370</text:p>
              </table:table-cell>
              <table:table-cell office:value-type="float" office:value="1173190">
                <text:p>1173190</text:p>
              </table:table-cell>
              <table:table-cell office:value-type="float" office:value="1209660">
                <text:p>1209660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24733400">
                <text:p>24733400</text:p>
              </table:table-cell>
              <table:table-cell office:value-type="float" office:value="25200700">
                <text:p>25200700</text:p>
              </table:table-cell>
              <table:table-cell office:value-type="float" office:value="25628400">
                <text:p>25628400</text:p>
              </table:table-cell>
              <table:table-cell office:value-type="float" office:value="1110580">
                <text:p>1110580</text:p>
              </table:table-cell>
              <table:table-cell office:value-type="float" office:value="1147560">
                <text:p>1147560</text:p>
              </table:table-cell>
              <table:table-cell office:value-type="float" office:value="1268650">
                <text:p>1268650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25407400">
                <text:p>25407400</text:p>
              </table:table-cell>
              <table:table-cell office:value-type="float" office:value="26700300">
                <text:p>26700300</text:p>
              </table:table-cell>
              <table:table-cell office:value-type="float" office:value="30333200">
                <text:p>30333200</text:p>
              </table:table-cell>
              <table:table-cell office:value-type="float" office:value="1141730">
                <text:p>1141730</text:p>
              </table:table-cell>
              <table:table-cell office:value-type="float" office:value="1208350">
                <text:p>1208350</text:p>
              </table:table-cell>
              <table:table-cell office:value-type="float" office:value="1251010">
                <text:p>1251010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25629500">
                <text:p>25629500</text:p>
              </table:table-cell>
              <table:table-cell office:value-type="float" office:value="26492300">
                <text:p>26492300</text:p>
              </table:table-cell>
              <table:table-cell office:value-type="float" office:value="26979300">
                <text:p>26979300</text:p>
              </table:table-cell>
              <table:table-cell office:value-type="float" office:value="1116180">
                <text:p>1116180</text:p>
              </table:table-cell>
              <table:table-cell office:value-type="float" office:value="1149300">
                <text:p>1149300</text:p>
              </table:table-cell>
              <table:table-cell office:value-type="float" office:value="1303880">
                <text:p>1303880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25915700">
                <text:p>25915700</text:p>
              </table:table-cell>
              <table:table-cell office:value-type="float" office:value="26443900">
                <text:p>26443900</text:p>
              </table:table-cell>
              <table:table-cell office:value-type="float" office:value="27205800">
                <text:p>27205800</text:p>
              </table:table-cell>
              <table:table-cell office:value-type="float" office:value="1118940">
                <text:p>1118940</text:p>
              </table:table-cell>
              <table:table-cell office:value-type="float" office:value="1187880">
                <text:p>1187880</text:p>
              </table:table-cell>
              <table:table-cell office:value-type="float" office:value="1337420">
                <text:p>1337420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26224900">
                <text:p>26224900</text:p>
              </table:table-cell>
              <table:table-cell office:value-type="float" office:value="26876400">
                <text:p>26876400</text:p>
              </table:table-cell>
              <table:table-cell office:value-type="float" office:value="28155400">
                <text:p>28155400</text:p>
              </table:table-cell>
              <table:table-cell office:value-type="float" office:value="1206040">
                <text:p>1206040</text:p>
              </table:table-cell>
              <table:table-cell office:value-type="float" office:value="1233920">
                <text:p>1233920</text:p>
              </table:table-cell>
              <table:table-cell office:value-type="float" office:value="1333450">
                <text:p>1333450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26745700">
                <text:p>26745700</text:p>
              </table:table-cell>
              <table:table-cell office:value-type="float" office:value="27735600">
                <text:p>27735600</text:p>
              </table:table-cell>
              <table:table-cell office:value-type="float" office:value="28946800">
                <text:p>28946800</text:p>
              </table:table-cell>
              <table:table-cell office:value-type="float" office:value="1137810">
                <text:p>1137810</text:p>
              </table:table-cell>
              <table:table-cell office:value-type="float" office:value="1203170">
                <text:p>1203170</text:p>
              </table:table-cell>
              <table:table-cell office:value-type="float" office:value="1308670">
                <text:p>1308670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27412200">
                <text:p>27412200</text:p>
              </table:table-cell>
              <table:table-cell office:value-type="float" office:value="27618100">
                <text:p>27618100</text:p>
              </table:table-cell>
              <table:table-cell office:value-type="float" office:value="27960100">
                <text:p>27960100</text:p>
              </table:table-cell>
              <table:table-cell office:value-type="float" office:value="1176040">
                <text:p>1176040</text:p>
              </table:table-cell>
              <table:table-cell office:value-type="float" office:value="1270240">
                <text:p>1270240</text:p>
              </table:table-cell>
              <table:table-cell office:value-type="float" office:value="1470480">
                <text:p>147048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27722100">
                <text:p>27722100</text:p>
              </table:table-cell>
              <table:table-cell office:value-type="float" office:value="28147000">
                <text:p>28147000</text:p>
              </table:table-cell>
              <table:table-cell office:value-type="float" office:value="28730000">
                <text:p>28730000</text:p>
              </table:table-cell>
              <table:table-cell office:value-type="float" office:value="1172970">
                <text:p>1172970</text:p>
              </table:table-cell>
              <table:table-cell office:value-type="float" office:value="1199570">
                <text:p>1199570</text:p>
              </table:table-cell>
              <table:table-cell office:value-type="float" office:value="1272820">
                <text:p>127282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28364000">
                <text:p>28364000</text:p>
              </table:table-cell>
              <table:table-cell office:value-type="float" office:value="28702800">
                <text:p>28702800</text:p>
              </table:table-cell>
              <table:table-cell office:value-type="float" office:value="29597400">
                <text:p>29597400</text:p>
              </table:table-cell>
              <table:table-cell office:value-type="float" office:value="1191120">
                <text:p>1191120</text:p>
              </table:table-cell>
              <table:table-cell office:value-type="float" office:value="1256770">
                <text:p>1256770</text:p>
              </table:table-cell>
              <table:table-cell office:value-type="float" office:value="1399840">
                <text:p>139984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28718100">
                <text:p>28718100</text:p>
              </table:table-cell>
              <table:table-cell office:value-type="float" office:value="29412400">
                <text:p>29412400</text:p>
              </table:table-cell>
              <table:table-cell office:value-type="float" office:value="30396900">
                <text:p>30396900</text:p>
              </table:table-cell>
              <table:table-cell office:value-type="float" office:value="1315750">
                <text:p>1315750</text:p>
              </table:table-cell>
              <table:table-cell office:value-type="float" office:value="1327580">
                <text:p>1327580</text:p>
              </table:table-cell>
              <table:table-cell office:value-type="float" office:value="1342200">
                <text:p>1342200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29450900">
                <text:p>29450900</text:p>
              </table:table-cell>
              <table:table-cell office:value-type="float" office:value="30223500">
                <text:p>30223500</text:p>
              </table:table-cell>
              <table:table-cell office:value-type="float" office:value="31470800">
                <text:p>31470800</text:p>
              </table:table-cell>
              <table:table-cell office:value-type="float" office:value="1304910">
                <text:p>1304910</text:p>
              </table:table-cell>
              <table:table-cell office:value-type="float" office:value="1349760">
                <text:p>1349760</text:p>
              </table:table-cell>
              <table:table-cell office:value-type="float" office:value="1509050">
                <text:p>1509050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29839500">
                <text:p>29839500</text:p>
              </table:table-cell>
              <table:table-cell office:value-type="float" office:value="30358300">
                <text:p>30358300</text:p>
              </table:table-cell>
              <table:table-cell office:value-type="float" office:value="30997100">
                <text:p>30997100</text:p>
              </table:table-cell>
              <table:table-cell office:value-type="float" office:value="1213470">
                <text:p>1213470</text:p>
              </table:table-cell>
              <table:table-cell office:value-type="float" office:value="1258880">
                <text:p>1258880</text:p>
              </table:table-cell>
              <table:table-cell office:value-type="float" office:value="1454410">
                <text:p>1454410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0418800">
                <text:p>30418800</text:p>
              </table:table-cell>
              <table:table-cell office:value-type="float" office:value="30786200">
                <text:p>30786200</text:p>
              </table:table-cell>
              <table:table-cell office:value-type="float" office:value="31126000">
                <text:p>31126000</text:p>
              </table:table-cell>
              <table:table-cell office:value-type="float" office:value="1381110">
                <text:p>1381110</text:p>
              </table:table-cell>
              <table:table-cell office:value-type="float" office:value="1433680">
                <text:p>1433680</text:p>
              </table:table-cell>
              <table:table-cell office:value-type="float" office:value="1499350">
                <text:p>1499350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0814600">
                <text:p>30814600</text:p>
              </table:table-cell>
              <table:table-cell office:value-type="float" office:value="31781500">
                <text:p>31781500</text:p>
              </table:table-cell>
              <table:table-cell office:value-type="float" office:value="32821200">
                <text:p>32821200</text:p>
              </table:table-cell>
              <table:table-cell office:value-type="float" office:value="1338780">
                <text:p>1338780</text:p>
              </table:table-cell>
              <table:table-cell office:value-type="float" office:value="1399490">
                <text:p>1399490</text:p>
              </table:table-cell>
              <table:table-cell office:value-type="float" office:value="1657360">
                <text:p>1657360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1720600">
                <text:p>31720600</text:p>
              </table:table-cell>
              <table:table-cell office:value-type="float" office:value="31967200">
                <text:p>31967200</text:p>
              </table:table-cell>
              <table:table-cell office:value-type="float" office:value="32878800">
                <text:p>32878800</text:p>
              </table:table-cell>
              <table:table-cell office:value-type="float" office:value="1307430">
                <text:p>1307430</text:p>
              </table:table-cell>
              <table:table-cell office:value-type="float" office:value="1359220">
                <text:p>1359220</text:p>
              </table:table-cell>
              <table:table-cell office:value-type="float" office:value="1525550">
                <text:p>1525550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2115900">
                <text:p>32115900</text:p>
              </table:table-cell>
              <table:table-cell office:value-type="float" office:value="32609600">
                <text:p>32609600</text:p>
              </table:table-cell>
              <table:table-cell office:value-type="float" office:value="33245800">
                <text:p>33245800</text:p>
              </table:table-cell>
              <table:table-cell office:value-type="float" office:value="1243110">
                <text:p>1243110</text:p>
              </table:table-cell>
              <table:table-cell office:value-type="float" office:value="1331670">
                <text:p>1331670</text:p>
              </table:table-cell>
              <table:table-cell office:value-type="float" office:value="1522130">
                <text:p>1522130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2666600">
                <text:p>32666600</text:p>
              </table:table-cell>
              <table:table-cell office:value-type="float" office:value="32864600">
                <text:p>32864600</text:p>
              </table:table-cell>
              <table:table-cell office:value-type="float" office:value="33399300">
                <text:p>33399300</text:p>
              </table:table-cell>
              <table:table-cell office:value-type="float" office:value="1262740">
                <text:p>1262740</text:p>
              </table:table-cell>
              <table:table-cell office:value-type="float" office:value="1286510">
                <text:p>1286510</text:p>
              </table:table-cell>
              <table:table-cell office:value-type="float" office:value="1337200">
                <text:p>133720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3300100">
                <text:p>33300100</text:p>
              </table:table-cell>
              <table:table-cell office:value-type="float" office:value="34728300">
                <text:p>34728300</text:p>
              </table:table-cell>
              <table:table-cell office:value-type="float" office:value="38097000">
                <text:p>38097000</text:p>
              </table:table-cell>
              <table:table-cell office:value-type="float" office:value="1348480">
                <text:p>1348480</text:p>
              </table:table-cell>
              <table:table-cell office:value-type="float" office:value="1396180">
                <text:p>1396180</text:p>
              </table:table-cell>
              <table:table-cell office:value-type="float" office:value="1606640">
                <text:p>1606640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34329200">
                <text:p>34329200</text:p>
              </table:table-cell>
              <table:table-cell office:value-type="float" office:value="35222900">
                <text:p>35222900</text:p>
              </table:table-cell>
              <table:table-cell office:value-type="float" office:value="35829700">
                <text:p>35829700</text:p>
              </table:table-cell>
              <table:table-cell office:value-type="float" office:value="1343590">
                <text:p>1343590</text:p>
              </table:table-cell>
              <table:table-cell office:value-type="float" office:value="1435260">
                <text:p>1435260</text:p>
              </table:table-cell>
              <table:table-cell office:value-type="float" office:value="1612420">
                <text:p>1612420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34395400">
                <text:p>34395400</text:p>
              </table:table-cell>
              <table:table-cell office:value-type="float" office:value="35615400">
                <text:p>35615400</text:p>
              </table:table-cell>
              <table:table-cell office:value-type="float" office:value="36471300">
                <text:p>36471300</text:p>
              </table:table-cell>
              <table:table-cell office:value-type="float" office:value="1441940">
                <text:p>1441940</text:p>
              </table:table-cell>
              <table:table-cell office:value-type="float" office:value="1493350">
                <text:p>1493350</text:p>
              </table:table-cell>
              <table:table-cell office:value-type="float" office:value="1575190">
                <text:p>1575190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35341600">
                <text:p>35341600</text:p>
              </table:table-cell>
              <table:table-cell office:value-type="float" office:value="36258700">
                <text:p>36258700</text:p>
              </table:table-cell>
              <table:table-cell office:value-type="float" office:value="36663800">
                <text:p>36663800</text:p>
              </table:table-cell>
              <table:table-cell office:value-type="float" office:value="1452650">
                <text:p>1452650</text:p>
              </table:table-cell>
              <table:table-cell office:value-type="float" office:value="1519110">
                <text:p>1519110</text:p>
              </table:table-cell>
              <table:table-cell office:value-type="float" office:value="1697430">
                <text:p>1697430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36428300">
                <text:p>36428300</text:p>
              </table:table-cell>
              <table:table-cell office:value-type="float" office:value="37427900">
                <text:p>37427900</text:p>
              </table:table-cell>
              <table:table-cell office:value-type="float" office:value="38070500">
                <text:p>38070500</text:p>
              </table:table-cell>
              <table:table-cell office:value-type="float" office:value="1448380">
                <text:p>1448380</text:p>
              </table:table-cell>
              <table:table-cell office:value-type="float" office:value="1496160">
                <text:p>1496160</text:p>
              </table:table-cell>
              <table:table-cell office:value-type="float" office:value="1571820">
                <text:p>1571820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36149500">
                <text:p>36149500</text:p>
              </table:table-cell>
              <table:table-cell office:value-type="float" office:value="36832500">
                <text:p>36832500</text:p>
              </table:table-cell>
              <table:table-cell office:value-type="float" office:value="38020800">
                <text:p>38020800</text:p>
              </table:table-cell>
              <table:table-cell office:value-type="float" office:value="1407680">
                <text:p>1407680</text:p>
              </table:table-cell>
              <table:table-cell office:value-type="float" office:value="1476400">
                <text:p>1476400</text:p>
              </table:table-cell>
              <table:table-cell office:value-type="float" office:value="1645320">
                <text:p>1645320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36790300">
                <text:p>36790300</text:p>
              </table:table-cell>
              <table:table-cell office:value-type="float" office:value="37303200">
                <text:p>37303200</text:p>
              </table:table-cell>
              <table:table-cell office:value-type="float" office:value="38623300">
                <text:p>38623300</text:p>
              </table:table-cell>
              <table:table-cell office:value-type="float" office:value="1699920">
                <text:p>1699920</text:p>
              </table:table-cell>
              <table:table-cell office:value-type="float" office:value="1848570">
                <text:p>1848570</text:p>
              </table:table-cell>
              <table:table-cell office:value-type="float" office:value="1968980">
                <text:p>196898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37427100">
                <text:p>37427100</text:p>
              </table:table-cell>
              <table:table-cell office:value-type="float" office:value="38734900">
                <text:p>38734900</text:p>
              </table:table-cell>
              <table:table-cell office:value-type="float" office:value="39688900">
                <text:p>39688900</text:p>
              </table:table-cell>
              <table:table-cell office:value-type="float" office:value="1662490">
                <text:p>1662490</text:p>
              </table:table-cell>
              <table:table-cell office:value-type="float" office:value="1736340">
                <text:p>1736340</text:p>
              </table:table-cell>
              <table:table-cell office:value-type="float" office:value="1927080">
                <text:p>1927080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37988000">
                <text:p>37988000</text:p>
              </table:table-cell>
              <table:table-cell office:value-type="float" office:value="38860400">
                <text:p>38860400</text:p>
              </table:table-cell>
              <table:table-cell office:value-type="float" office:value="40075100">
                <text:p>40075100</text:p>
              </table:table-cell>
              <table:table-cell office:value-type="float" office:value="1573970">
                <text:p>1573970</text:p>
              </table:table-cell>
              <table:table-cell office:value-type="float" office:value="1620150">
                <text:p>1620150</text:p>
              </table:table-cell>
              <table:table-cell office:value-type="float" office:value="1811750">
                <text:p>1811750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38366500">
                <text:p>38366500</text:p>
              </table:table-cell>
              <table:table-cell office:value-type="float" office:value="39259500">
                <text:p>39259500</text:p>
              </table:table-cell>
              <table:table-cell office:value-type="float" office:value="40573900">
                <text:p>40573900</text:p>
              </table:table-cell>
              <table:table-cell office:value-type="float" office:value="1642300">
                <text:p>1642300</text:p>
              </table:table-cell>
              <table:table-cell office:value-type="float" office:value="1682590">
                <text:p>1682590</text:p>
              </table:table-cell>
              <table:table-cell office:value-type="float" office:value="1785810">
                <text:p>1785810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38558300">
                <text:p>38558300</text:p>
              </table:table-cell>
              <table:table-cell office:value-type="float" office:value="39261000">
                <text:p>39261000</text:p>
              </table:table-cell>
              <table:table-cell office:value-type="float" office:value="41035200">
                <text:p>41035200</text:p>
              </table:table-cell>
              <table:table-cell office:value-type="float" office:value="1686900">
                <text:p>1686900</text:p>
              </table:table-cell>
              <table:table-cell office:value-type="float" office:value="1708480">
                <text:p>1708480</text:p>
              </table:table-cell>
              <table:table-cell office:value-type="float" office:value="1782980">
                <text:p>1782980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39185300">
                <text:p>39185300</text:p>
              </table:table-cell>
              <table:table-cell office:value-type="float" office:value="39465300">
                <text:p>39465300</text:p>
              </table:table-cell>
              <table:table-cell office:value-type="float" office:value="39831400">
                <text:p>39831400</text:p>
              </table:table-cell>
              <table:table-cell office:value-type="float" office:value="1582100">
                <text:p>1582100</text:p>
              </table:table-cell>
              <table:table-cell office:value-type="float" office:value="1604010">
                <text:p>1604010</text:p>
              </table:table-cell>
              <table:table-cell office:value-type="float" office:value="1645420">
                <text:p>1645420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39801500">
                <text:p>39801500</text:p>
              </table:table-cell>
              <table:table-cell office:value-type="float" office:value="40392200">
                <text:p>40392200</text:p>
              </table:table-cell>
              <table:table-cell office:value-type="float" office:value="44423500">
                <text:p>44423500</text:p>
              </table:table-cell>
              <table:table-cell office:value-type="float" office:value="1591960">
                <text:p>1591960</text:p>
              </table:table-cell>
              <table:table-cell office:value-type="float" office:value="1631250">
                <text:p>1631250</text:p>
              </table:table-cell>
              <table:table-cell office:value-type="float" office:value="1688150">
                <text:p>1688150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40356200">
                <text:p>40356200</text:p>
              </table:table-cell>
              <table:table-cell office:value-type="float" office:value="40610300">
                <text:p>40610300</text:p>
              </table:table-cell>
              <table:table-cell office:value-type="float" office:value="41074500">
                <text:p>41074500</text:p>
              </table:table-cell>
              <table:table-cell office:value-type="float" office:value="1622140">
                <text:p>1622140</text:p>
              </table:table-cell>
              <table:table-cell office:value-type="float" office:value="1634270">
                <text:p>1634270</text:p>
              </table:table-cell>
              <table:table-cell office:value-type="float" office:value="1664160">
                <text:p>1664160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41026000">
                <text:p>41026000</text:p>
              </table:table-cell>
              <table:table-cell office:value-type="float" office:value="42626000">
                <text:p>42626000</text:p>
              </table:table-cell>
              <table:table-cell office:value-type="float" office:value="46605200">
                <text:p>46605200</text:p>
              </table:table-cell>
              <table:table-cell office:value-type="float" office:value="1708030">
                <text:p>1708030</text:p>
              </table:table-cell>
              <table:table-cell office:value-type="float" office:value="1781500">
                <text:p>1781500</text:p>
              </table:table-cell>
              <table:table-cell office:value-type="float" office:value="1911810">
                <text:p>1911810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41524900">
                <text:p>41524900</text:p>
              </table:table-cell>
              <table:table-cell office:value-type="float" office:value="42025600">
                <text:p>42025600</text:p>
              </table:table-cell>
              <table:table-cell office:value-type="float" office:value="44001800">
                <text:p>44001800</text:p>
              </table:table-cell>
              <table:table-cell office:value-type="float" office:value="1667670">
                <text:p>1667670</text:p>
              </table:table-cell>
              <table:table-cell office:value-type="float" office:value="1709850">
                <text:p>1709850</text:p>
              </table:table-cell>
              <table:table-cell office:value-type="float" office:value="1826280">
                <text:p>1826280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42244500">
                <text:p>42244500</text:p>
              </table:table-cell>
              <table:table-cell office:value-type="float" office:value="44217200">
                <text:p>44217200</text:p>
              </table:table-cell>
              <table:table-cell office:value-type="float" office:value="45806400">
                <text:p>45806400</text:p>
              </table:table-cell>
              <table:table-cell office:value-type="float" office:value="1699940">
                <text:p>1699940</text:p>
              </table:table-cell>
              <table:table-cell office:value-type="float" office:value="1869240">
                <text:p>1869240</text:p>
              </table:table-cell>
              <table:table-cell office:value-type="float" office:value="2189700">
                <text:p>218970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44231000">
                <text:p>44231000</text:p>
              </table:table-cell>
              <table:table-cell office:value-type="float" office:value="44830500">
                <text:p>44830500</text:p>
              </table:table-cell>
              <table:table-cell office:value-type="float" office:value="45873100">
                <text:p>45873100</text:p>
              </table:table-cell>
              <table:table-cell office:value-type="float" office:value="1745020">
                <text:p>1745020</text:p>
              </table:table-cell>
              <table:table-cell office:value-type="float" office:value="1759070">
                <text:p>1759070</text:p>
              </table:table-cell>
              <table:table-cell office:value-type="float" office:value="1778280">
                <text:p>1778280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3489000">
                <text:p>43489000</text:p>
              </table:table-cell>
              <table:table-cell office:value-type="float" office:value="44429200">
                <text:p>44429200</text:p>
              </table:table-cell>
              <table:table-cell office:value-type="float" office:value="46996100">
                <text:p>46996100</text:p>
              </table:table-cell>
              <table:table-cell office:value-type="float" office:value="1752620">
                <text:p>1752620</text:p>
              </table:table-cell>
              <table:table-cell office:value-type="float" office:value="1758970">
                <text:p>1758970</text:p>
              </table:table-cell>
              <table:table-cell office:value-type="float" office:value="1769540">
                <text:p>1769540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44093700">
                <text:p>44093700</text:p>
              </table:table-cell>
              <table:table-cell office:value-type="float" office:value="44225000">
                <text:p>44225000</text:p>
              </table:table-cell>
              <table:table-cell office:value-type="float" office:value="44571300">
                <text:p>44571300</text:p>
              </table:table-cell>
              <table:table-cell office:value-type="float" office:value="1695740">
                <text:p>1695740</text:p>
              </table:table-cell>
              <table:table-cell office:value-type="float" office:value="1706830">
                <text:p>1706830</text:p>
              </table:table-cell>
              <table:table-cell office:value-type="float" office:value="1718470">
                <text:p>171847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44787200">
                <text:p>44787200</text:p>
              </table:table-cell>
              <table:table-cell office:value-type="float" office:value="45388900">
                <text:p>45388900</text:p>
              </table:table-cell>
              <table:table-cell office:value-type="float" office:value="48124300">
                <text:p>48124300</text:p>
              </table:table-cell>
              <table:table-cell office:value-type="float" office:value="1881990">
                <text:p>1881990</text:p>
              </table:table-cell>
              <table:table-cell office:value-type="float" office:value="1894960">
                <text:p>1894960</text:p>
              </table:table-cell>
              <table:table-cell office:value-type="float" office:value="1930290">
                <text:p>1930290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45343200">
                <text:p>45343200</text:p>
              </table:table-cell>
              <table:table-cell office:value-type="float" office:value="45521200">
                <text:p>45521200</text:p>
              </table:table-cell>
              <table:table-cell office:value-type="float" office:value="46004700">
                <text:p>46004700</text:p>
              </table:table-cell>
              <table:table-cell office:value-type="float" office:value="1861910">
                <text:p>1861910</text:p>
              </table:table-cell>
              <table:table-cell office:value-type="float" office:value="1880360">
                <text:p>1880360</text:p>
              </table:table-cell>
              <table:table-cell office:value-type="float" office:value="1972820">
                <text:p>1972820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46042500">
                <text:p>46042500</text:p>
              </table:table-cell>
              <table:table-cell office:value-type="float" office:value="46278800">
                <text:p>46278800</text:p>
              </table:table-cell>
              <table:table-cell office:value-type="float" office:value="46717600">
                <text:p>46717600</text:p>
              </table:table-cell>
              <table:table-cell office:value-type="float" office:value="1909080">
                <text:p>1909080</text:p>
              </table:table-cell>
              <table:table-cell office:value-type="float" office:value="1917030">
                <text:p>1917030</text:p>
              </table:table-cell>
              <table:table-cell office:value-type="float" office:value="1927570">
                <text:p>1927570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46755300">
                <text:p>46755300</text:p>
              </table:table-cell>
              <table:table-cell office:value-type="float" office:value="47469400">
                <text:p>47469400</text:p>
              </table:table-cell>
              <table:table-cell office:value-type="float" office:value="52406200">
                <text:p>52406200</text:p>
              </table:table-cell>
              <table:table-cell office:value-type="float" office:value="1834970">
                <text:p>1834970</text:p>
              </table:table-cell>
              <table:table-cell office:value-type="float" office:value="1840420">
                <text:p>1840420</text:p>
              </table:table-cell>
              <table:table-cell office:value-type="float" office:value="1864950">
                <text:p>1864950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47354300">
                <text:p>47354300</text:p>
              </table:table-cell>
              <table:table-cell office:value-type="float" office:value="47580000">
                <text:p>47580000</text:p>
              </table:table-cell>
              <table:table-cell office:value-type="float" office:value="48067900">
                <text:p>48067900</text:p>
              </table:table-cell>
              <table:table-cell office:value-type="float" office:value="1852110">
                <text:p>1852110</text:p>
              </table:table-cell>
              <table:table-cell office:value-type="float" office:value="1864420">
                <text:p>1864420</text:p>
              </table:table-cell>
              <table:table-cell office:value-type="float" office:value="1877320">
                <text:p>1877320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48020500">
                <text:p>48020500</text:p>
              </table:table-cell>
              <table:table-cell office:value-type="float" office:value="48356400">
                <text:p>48356400</text:p>
              </table:table-cell>
              <table:table-cell office:value-type="float" office:value="48751200">
                <text:p>48751200</text:p>
              </table:table-cell>
              <table:table-cell office:value-type="float" office:value="1882380">
                <text:p>1882380</text:p>
              </table:table-cell>
              <table:table-cell office:value-type="float" office:value="1912470">
                <text:p>1912470</text:p>
              </table:table-cell>
              <table:table-cell office:value-type="float" office:value="1975460">
                <text:p>1975460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48776800">
                <text:p>48776800</text:p>
              </table:table-cell>
              <table:table-cell office:value-type="float" office:value="49153900">
                <text:p>49153900</text:p>
              </table:table-cell>
              <table:table-cell office:value-type="float" office:value="49838300">
                <text:p>49838300</text:p>
              </table:table-cell>
              <table:table-cell office:value-type="float" office:value="1921380">
                <text:p>1921380</text:p>
              </table:table-cell>
              <table:table-cell office:value-type="float" office:value="1940760">
                <text:p>1940760</text:p>
              </table:table-cell>
              <table:table-cell office:value-type="float" office:value="2040810">
                <text:p>2040810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49416800">
                <text:p>49416800</text:p>
              </table:table-cell>
              <table:table-cell office:value-type="float" office:value="49566800">
                <text:p>49566800</text:p>
              </table:table-cell>
              <table:table-cell office:value-type="float" office:value="50054000">
                <text:p>50054000</text:p>
              </table:table-cell>
              <table:table-cell office:value-type="float" office:value="1976970">
                <text:p>1976970</text:p>
              </table:table-cell>
              <table:table-cell office:value-type="float" office:value="2012520">
                <text:p>2012520</text:p>
              </table:table-cell>
              <table:table-cell office:value-type="float" office:value="2114050">
                <text:p>2114050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50505600">
                <text:p>50505600</text:p>
              </table:table-cell>
              <table:table-cell office:value-type="float" office:value="52473200">
                <text:p>52473200</text:p>
              </table:table-cell>
              <table:table-cell office:value-type="float" office:value="54108200">
                <text:p>54108200</text:p>
              </table:table-cell>
              <table:table-cell office:value-type="float" office:value="1886630">
                <text:p>1886630</text:p>
              </table:table-cell>
              <table:table-cell office:value-type="float" office:value="1978410">
                <text:p>1978410</text:p>
              </table:table-cell>
              <table:table-cell office:value-type="float" office:value="2373100">
                <text:p>2373100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50853200">
                <text:p>50853200</text:p>
              </table:table-cell>
              <table:table-cell office:value-type="float" office:value="51664900">
                <text:p>51664900</text:p>
              </table:table-cell>
              <table:table-cell office:value-type="float" office:value="53234100">
                <text:p>53234100</text:p>
              </table:table-cell>
              <table:table-cell office:value-type="float" office:value="1873480">
                <text:p>1873480</text:p>
              </table:table-cell>
              <table:table-cell office:value-type="float" office:value="1886220">
                <text:p>1886220</text:p>
              </table:table-cell>
              <table:table-cell office:value-type="float" office:value="1907740">
                <text:p>1907740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51456700">
                <text:p>51456700</text:p>
              </table:table-cell>
              <table:table-cell office:value-type="float" office:value="53307100">
                <text:p>53307100</text:p>
              </table:table-cell>
              <table:table-cell office:value-type="float" office:value="57388200">
                <text:p>57388200</text:p>
              </table:table-cell>
              <table:table-cell office:value-type="float" office:value="1841900">
                <text:p>1841900</text:p>
              </table:table-cell>
              <table:table-cell office:value-type="float" office:value="1897220">
                <text:p>1897220</text:p>
              </table:table-cell>
              <table:table-cell office:value-type="float" office:value="1956140">
                <text:p>1956140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52346500">
                <text:p>52346500</text:p>
              </table:table-cell>
              <table:table-cell office:value-type="float" office:value="52712500">
                <text:p>52712500</text:p>
              </table:table-cell>
              <table:table-cell office:value-type="float" office:value="53662100">
                <text:p>53662100</text:p>
              </table:table-cell>
              <table:table-cell office:value-type="float" office:value="1832230">
                <text:p>1832230</text:p>
              </table:table-cell>
              <table:table-cell office:value-type="float" office:value="1849930">
                <text:p>1849930</text:p>
              </table:table-cell>
              <table:table-cell office:value-type="float" office:value="1941760">
                <text:p>1941760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52987600">
                <text:p>52987600</text:p>
              </table:table-cell>
              <table:table-cell office:value-type="float" office:value="53433300">
                <text:p>53433300</text:p>
              </table:table-cell>
              <table:table-cell office:value-type="float" office:value="54389600">
                <text:p>54389600</text:p>
              </table:table-cell>
              <table:table-cell office:value-type="float" office:value="1967140">
                <text:p>1967140</text:p>
              </table:table-cell>
              <table:table-cell office:value-type="float" office:value="2447670">
                <text:p>2447670</text:p>
              </table:table-cell>
              <table:table-cell office:value-type="float" office:value="5394320">
                <text:p>5394320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53793000">
                <text:p>53793000</text:p>
              </table:table-cell>
              <table:table-cell office:value-type="float" office:value="54352800">
                <text:p>54352800</text:p>
              </table:table-cell>
              <table:table-cell office:value-type="float" office:value="55110600">
                <text:p>55110600</text:p>
              </table:table-cell>
              <table:table-cell office:value-type="float" office:value="1998180">
                <text:p>1998180</text:p>
              </table:table-cell>
              <table:table-cell office:value-type="float" office:value="2012080">
                <text:p>2012080</text:p>
              </table:table-cell>
              <table:table-cell office:value-type="float" office:value="2023900">
                <text:p>2023900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54391700">
                <text:p>54391700</text:p>
              </table:table-cell>
              <table:table-cell office:value-type="float" office:value="54597000">
                <text:p>54597000</text:p>
              </table:table-cell>
              <table:table-cell office:value-type="float" office:value="54916900">
                <text:p>54916900</text:p>
              </table:table-cell>
              <table:table-cell office:value-type="float" office:value="1946190">
                <text:p>1946190</text:p>
              </table:table-cell>
              <table:table-cell office:value-type="float" office:value="1962340">
                <text:p>1962340</text:p>
              </table:table-cell>
              <table:table-cell office:value-type="float" office:value="1995260">
                <text:p>1995260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55205100">
                <text:p>55205100</text:p>
              </table:table-cell>
              <table:table-cell office:value-type="float" office:value="55345800">
                <text:p>55345800</text:p>
              </table:table-cell>
              <table:table-cell office:value-type="float" office:value="55617100">
                <text:p>55617100</text:p>
              </table:table-cell>
              <table:table-cell office:value-type="float" office:value="2016440">
                <text:p>2016440</text:p>
              </table:table-cell>
              <table:table-cell office:value-type="float" office:value="2038240">
                <text:p>2038240</text:p>
              </table:table-cell>
              <table:table-cell office:value-type="float" office:value="2123960">
                <text:p>2123960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55947400">
                <text:p>55947400</text:p>
              </table:table-cell>
              <table:table-cell office:value-type="float" office:value="56516200">
                <text:p>56516200</text:p>
              </table:table-cell>
              <table:table-cell office:value-type="float" office:value="57829600">
                <text:p>57829600</text:p>
              </table:table-cell>
              <table:table-cell office:value-type="float" office:value="2049660">
                <text:p>2049660</text:p>
              </table:table-cell>
              <table:table-cell office:value-type="float" office:value="2070460">
                <text:p>2070460</text:p>
              </table:table-cell>
              <table:table-cell office:value-type="float" office:value="2159920">
                <text:p>2159920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56685600">
                <text:p>56685600</text:p>
              </table:table-cell>
              <table:table-cell office:value-type="float" office:value="56962000">
                <text:p>56962000</text:p>
              </table:table-cell>
              <table:table-cell office:value-type="float" office:value="57684400">
                <text:p>57684400</text:p>
              </table:table-cell>
              <table:table-cell office:value-type="float" office:value="1968820">
                <text:p>1968820</text:p>
              </table:table-cell>
              <table:table-cell office:value-type="float" office:value="1999890">
                <text:p>1999890</text:p>
              </table:table-cell>
              <table:table-cell office:value-type="float" office:value="2103920">
                <text:p>2103920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57372800">
                <text:p>57372800</text:p>
              </table:table-cell>
              <table:table-cell office:value-type="float" office:value="57605700">
                <text:p>57605700</text:p>
              </table:table-cell>
              <table:table-cell office:value-type="float" office:value="58175600">
                <text:p>58175600</text:p>
              </table:table-cell>
              <table:table-cell office:value-type="float" office:value="1970720">
                <text:p>1970720</text:p>
              </table:table-cell>
              <table:table-cell office:value-type="float" office:value="1988270">
                <text:p>1988270</text:p>
              </table:table-cell>
              <table:table-cell office:value-type="float" office:value="2026290">
                <text:p>202629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58228800">
                <text:p>58228800</text:p>
              </table:table-cell>
              <table:table-cell office:value-type="float" office:value="59791500">
                <text:p>59791500</text:p>
              </table:table-cell>
              <table:table-cell office:value-type="float" office:value="62410200">
                <text:p>62410200</text:p>
              </table:table-cell>
              <table:table-cell office:value-type="float" office:value="2011720">
                <text:p>2011720</text:p>
              </table:table-cell>
              <table:table-cell office:value-type="float" office:value="2100800">
                <text:p>2100800</text:p>
              </table:table-cell>
              <table:table-cell office:value-type="float" office:value="2328610">
                <text:p>2328610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58811500">
                <text:p>58811500</text:p>
              </table:table-cell>
              <table:table-cell office:value-type="float" office:value="60792300">
                <text:p>60792300</text:p>
              </table:table-cell>
              <table:table-cell office:value-type="float" office:value="63558600">
                <text:p>63558600</text:p>
              </table:table-cell>
              <table:table-cell office:value-type="float" office:value="2038970">
                <text:p>2038970</text:p>
              </table:table-cell>
              <table:table-cell office:value-type="float" office:value="2063980">
                <text:p>2063980</text:p>
              </table:table-cell>
              <table:table-cell office:value-type="float" office:value="2151330">
                <text:p>2151330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61067500">
                <text:p>61067500</text:p>
              </table:table-cell>
              <table:table-cell office:value-type="float" office:value="64303100">
                <text:p>64303100</text:p>
              </table:table-cell>
              <table:table-cell office:value-type="float" office:value="67532800">
                <text:p>67532800</text:p>
              </table:table-cell>
              <table:table-cell office:value-type="float" office:value="2197270">
                <text:p>2197270</text:p>
              </table:table-cell>
              <table:table-cell office:value-type="float" office:value="2231280">
                <text:p>2231280</text:p>
              </table:table-cell>
              <table:table-cell office:value-type="float" office:value="2289280">
                <text:p>2289280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62801000">
                <text:p>62801000</text:p>
              </table:table-cell>
              <table:table-cell office:value-type="float" office:value="64230900">
                <text:p>64230900</text:p>
              </table:table-cell>
              <table:table-cell office:value-type="float" office:value="66125300">
                <text:p>66125300</text:p>
              </table:table-cell>
              <table:table-cell office:value-type="float" office:value="2091350">
                <text:p>2091350</text:p>
              </table:table-cell>
              <table:table-cell office:value-type="float" office:value="2300110">
                <text:p>2300110</text:p>
              </table:table-cell>
              <table:table-cell office:value-type="float" office:value="2587030">
                <text:p>2587030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61717400">
                <text:p>61717400</text:p>
              </table:table-cell>
              <table:table-cell office:value-type="float" office:value="62602500">
                <text:p>62602500</text:p>
              </table:table-cell>
              <table:table-cell office:value-type="float" office:value="64829300">
                <text:p>64829300</text:p>
              </table:table-cell>
              <table:table-cell office:value-type="float" office:value="2085780">
                <text:p>2085780</text:p>
              </table:table-cell>
              <table:table-cell office:value-type="float" office:value="2202180">
                <text:p>2202180</text:p>
              </table:table-cell>
              <table:table-cell office:value-type="float" office:value="2342160">
                <text:p>2342160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64250100">
                <text:p>64250100</text:p>
              </table:table-cell>
              <table:table-cell office:value-type="float" office:value="65709200">
                <text:p>65709200</text:p>
              </table:table-cell>
              <table:table-cell office:value-type="float" office:value="67784900">
                <text:p>67784900</text:p>
              </table:table-cell>
              <table:table-cell office:value-type="float" office:value="2170390">
                <text:p>2170390</text:p>
              </table:table-cell>
              <table:table-cell office:value-type="float" office:value="2250840">
                <text:p>2250840</text:p>
              </table:table-cell>
              <table:table-cell office:value-type="float" office:value="2397620">
                <text:p>2397620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63366000">
                <text:p>63366000</text:p>
              </table:table-cell>
              <table:table-cell office:value-type="float" office:value="66363400">
                <text:p>66363400</text:p>
              </table:table-cell>
              <table:table-cell office:value-type="float" office:value="69691500">
                <text:p>69691500</text:p>
              </table:table-cell>
              <table:table-cell office:value-type="float" office:value="2151020">
                <text:p>2151020</text:p>
              </table:table-cell>
              <table:table-cell office:value-type="float" office:value="2182500">
                <text:p>2182500</text:p>
              </table:table-cell>
              <table:table-cell office:value-type="float" office:value="2216490">
                <text:p>2216490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64426200">
                <text:p>64426200</text:p>
              </table:table-cell>
              <table:table-cell office:value-type="float" office:value="66201000">
                <text:p>66201000</text:p>
              </table:table-cell>
              <table:table-cell office:value-type="float" office:value="68509100">
                <text:p>68509100</text:p>
              </table:table-cell>
              <table:table-cell office:value-type="float" office:value="2178270">
                <text:p>2178270</text:p>
              </table:table-cell>
              <table:table-cell office:value-type="float" office:value="2224810">
                <text:p>2224810</text:p>
              </table:table-cell>
              <table:table-cell office:value-type="float" office:value="2270430">
                <text:p>2270430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65296400">
                <text:p>65296400</text:p>
              </table:table-cell>
              <table:table-cell office:value-type="float" office:value="65723900">
                <text:p>65723900</text:p>
              </table:table-cell>
              <table:table-cell office:value-type="float" office:value="66725400">
                <text:p>66725400</text:p>
              </table:table-cell>
              <table:table-cell office:value-type="float" office:value="2129640">
                <text:p>2129640</text:p>
              </table:table-cell>
              <table:table-cell office:value-type="float" office:value="2209970">
                <text:p>2209970</text:p>
              </table:table-cell>
              <table:table-cell office:value-type="float" office:value="2374650">
                <text:p>2374650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66069700">
                <text:p>66069700</text:p>
              </table:table-cell>
              <table:table-cell office:value-type="float" office:value="67151900">
                <text:p>67151900</text:p>
              </table:table-cell>
              <table:table-cell office:value-type="float" office:value="71548000">
                <text:p>71548000</text:p>
              </table:table-cell>
              <table:table-cell office:value-type="float" office:value="2038070">
                <text:p>2038070</text:p>
              </table:table-cell>
              <table:table-cell office:value-type="float" office:value="2117330">
                <text:p>2117330</text:p>
              </table:table-cell>
              <table:table-cell office:value-type="float" office:value="2209100">
                <text:p>2209100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69558100">
                <text:p>69558100</text:p>
              </table:table-cell>
              <table:table-cell office:value-type="float" office:value="70743600">
                <text:p>70743600</text:p>
              </table:table-cell>
              <table:table-cell office:value-type="float" office:value="71897000">
                <text:p>71897000</text:p>
              </table:table-cell>
              <table:table-cell office:value-type="float" office:value="2113380">
                <text:p>2113380</text:p>
              </table:table-cell>
              <table:table-cell office:value-type="float" office:value="2204680">
                <text:p>2204680</text:p>
              </table:table-cell>
              <table:table-cell office:value-type="float" office:value="2402060">
                <text:p>2402060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67620600">
                <text:p>67620600</text:p>
              </table:table-cell>
              <table:table-cell office:value-type="float" office:value="70133800">
                <text:p>70133800</text:p>
              </table:table-cell>
              <table:table-cell office:value-type="float" office:value="73925300">
                <text:p>73925300</text:p>
              </table:table-cell>
              <table:table-cell office:value-type="float" office:value="2034060">
                <text:p>2034060</text:p>
              </table:table-cell>
              <table:table-cell office:value-type="float" office:value="2152220">
                <text:p>2152220</text:p>
              </table:table-cell>
              <table:table-cell office:value-type="float" office:value="2359970">
                <text:p>2359970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68406500">
                <text:p>68406500</text:p>
              </table:table-cell>
              <table:table-cell office:value-type="float" office:value="69639200">
                <text:p>69639200</text:p>
              </table:table-cell>
              <table:table-cell office:value-type="float" office:value="71916900">
                <text:p>71916900</text:p>
              </table:table-cell>
              <table:table-cell office:value-type="float" office:value="2072550">
                <text:p>2072550</text:p>
              </table:table-cell>
              <table:table-cell office:value-type="float" office:value="2110300">
                <text:p>2110300</text:p>
              </table:table-cell>
              <table:table-cell office:value-type="float" office:value="2196420">
                <text:p>2196420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69405500">
                <text:p>69405500</text:p>
              </table:table-cell>
              <table:table-cell office:value-type="float" office:value="71771800">
                <text:p>71771800</text:p>
              </table:table-cell>
              <table:table-cell office:value-type="float" office:value="74042500">
                <text:p>74042500</text:p>
              </table:table-cell>
              <table:table-cell office:value-type="float" office:value="2238730">
                <text:p>2238730</text:p>
              </table:table-cell>
              <table:table-cell office:value-type="float" office:value="2300060">
                <text:p>2300060</text:p>
              </table:table-cell>
              <table:table-cell office:value-type="float" office:value="2574940">
                <text:p>2574940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69540700">
                <text:p>69540700</text:p>
              </table:table-cell>
              <table:table-cell office:value-type="float" office:value="71957500">
                <text:p>71957500</text:p>
              </table:table-cell>
              <table:table-cell office:value-type="float" office:value="74965400">
                <text:p>74965400</text:p>
              </table:table-cell>
              <table:table-cell office:value-type="float" office:value="2061350">
                <text:p>2061350</text:p>
              </table:table-cell>
              <table:table-cell office:value-type="float" office:value="2093920">
                <text:p>2093920</text:p>
              </table:table-cell>
              <table:table-cell office:value-type="float" office:value="2182460">
                <text:p>2182460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70173500">
                <text:p>70173500</text:p>
              </table:table-cell>
              <table:table-cell office:value-type="float" office:value="71999600">
                <text:p>71999600</text:p>
              </table:table-cell>
              <table:table-cell office:value-type="float" office:value="74539400">
                <text:p>74539400</text:p>
              </table:table-cell>
              <table:table-cell office:value-type="float" office:value="2051060">
                <text:p>2051060</text:p>
              </table:table-cell>
              <table:table-cell office:value-type="float" office:value="2078960">
                <text:p>2078960</text:p>
              </table:table-cell>
              <table:table-cell office:value-type="float" office:value="2138110">
                <text:p>2138110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70671200">
                <text:p>70671200</text:p>
              </table:table-cell>
              <table:table-cell office:value-type="float" office:value="71661800">
                <text:p>71661800</text:p>
              </table:table-cell>
              <table:table-cell office:value-type="float" office:value="76620200">
                <text:p>76620200</text:p>
              </table:table-cell>
              <table:table-cell office:value-type="float" office:value="2158190">
                <text:p>2158190</text:p>
              </table:table-cell>
              <table:table-cell office:value-type="float" office:value="2221260">
                <text:p>2221260</text:p>
              </table:table-cell>
              <table:table-cell office:value-type="float" office:value="2298960">
                <text:p>2298960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73168200">
                <text:p>73168200</text:p>
              </table:table-cell>
              <table:table-cell office:value-type="float" office:value="74697200">
                <text:p>74697200</text:p>
              </table:table-cell>
              <table:table-cell office:value-type="float" office:value="77077600">
                <text:p>77077600</text:p>
              </table:table-cell>
              <table:table-cell office:value-type="float" office:value="2166680">
                <text:p>2166680</text:p>
              </table:table-cell>
              <table:table-cell office:value-type="float" office:value="2284490">
                <text:p>2284490</text:p>
              </table:table-cell>
              <table:table-cell office:value-type="float" office:value="2531800">
                <text:p>253180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75083700">
                <text:p>75083700</text:p>
              </table:table-cell>
              <table:table-cell office:value-type="float" office:value="76677700">
                <text:p>76677700</text:p>
              </table:table-cell>
              <table:table-cell office:value-type="float" office:value="78187400">
                <text:p>78187400</text:p>
              </table:table-cell>
              <table:table-cell office:value-type="float" office:value="2420160">
                <text:p>2420160</text:p>
              </table:table-cell>
              <table:table-cell office:value-type="float" office:value="2463460">
                <text:p>2463460</text:p>
              </table:table-cell>
              <table:table-cell office:value-type="float" office:value="2500920">
                <text:p>2500920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73218900">
                <text:p>73218900</text:p>
              </table:table-cell>
              <table:table-cell office:value-type="float" office:value="76814700">
                <text:p>76814700</text:p>
              </table:table-cell>
              <table:table-cell office:value-type="float" office:value="83510600">
                <text:p>83510600</text:p>
              </table:table-cell>
              <table:table-cell office:value-type="float" office:value="2354670">
                <text:p>2354670</text:p>
              </table:table-cell>
              <table:table-cell office:value-type="float" office:value="2421210">
                <text:p>2421210</text:p>
              </table:table-cell>
              <table:table-cell office:value-type="float" office:value="2501030">
                <text:p>2501030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76026700">
                <text:p>76026700</text:p>
              </table:table-cell>
              <table:table-cell office:value-type="float" office:value="78462900">
                <text:p>78462900</text:p>
              </table:table-cell>
              <table:table-cell office:value-type="float" office:value="81050100">
                <text:p>81050100</text:p>
              </table:table-cell>
              <table:table-cell office:value-type="float" office:value="2367620">
                <text:p>2367620</text:p>
              </table:table-cell>
              <table:table-cell office:value-type="float" office:value="2411100">
                <text:p>2411100</text:p>
              </table:table-cell>
              <table:table-cell office:value-type="float" office:value="2508970">
                <text:p>2508970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75324500">
                <text:p>75324500</text:p>
              </table:table-cell>
              <table:table-cell office:value-type="float" office:value="75808900">
                <text:p>75808900</text:p>
              </table:table-cell>
              <table:table-cell office:value-type="float" office:value="76525400">
                <text:p>76525400</text:p>
              </table:table-cell>
              <table:table-cell office:value-type="float" office:value="2123860">
                <text:p>2123860</text:p>
              </table:table-cell>
              <table:table-cell office:value-type="float" office:value="2156650">
                <text:p>2156650</text:p>
              </table:table-cell>
              <table:table-cell office:value-type="float" office:value="2262920">
                <text:p>2262920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76106100">
                <text:p>76106100</text:p>
              </table:table-cell>
              <table:table-cell office:value-type="float" office:value="76967800">
                <text:p>76967800</text:p>
              </table:table-cell>
              <table:table-cell office:value-type="float" office:value="81380500">
                <text:p>81380500</text:p>
              </table:table-cell>
              <table:table-cell office:value-type="float" office:value="2382340">
                <text:p>2382340</text:p>
              </table:table-cell>
              <table:table-cell office:value-type="float" office:value="2402920">
                <text:p>2402920</text:p>
              </table:table-cell>
              <table:table-cell office:value-type="float" office:value="2477290">
                <text:p>2477290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76881700">
                <text:p>76881700</text:p>
              </table:table-cell>
              <table:table-cell office:value-type="float" office:value="77115500">
                <text:p>77115500</text:p>
              </table:table-cell>
              <table:table-cell office:value-type="float" office:value="78175900">
                <text:p>78175900</text:p>
              </table:table-cell>
              <table:table-cell office:value-type="float" office:value="2255770">
                <text:p>2255770</text:p>
              </table:table-cell>
              <table:table-cell office:value-type="float" office:value="2285800">
                <text:p>2285800</text:p>
              </table:table-cell>
              <table:table-cell office:value-type="float" office:value="2349810">
                <text:p>2349810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77908600">
                <text:p>77908600</text:p>
              </table:table-cell>
              <table:table-cell office:value-type="float" office:value="80104400">
                <text:p>80104400</text:p>
              </table:table-cell>
              <table:table-cell office:value-type="float" office:value="82990200">
                <text:p>82990200</text:p>
              </table:table-cell>
              <table:table-cell office:value-type="float" office:value="2268290">
                <text:p>2268290</text:p>
              </table:table-cell>
              <table:table-cell office:value-type="float" office:value="2348980">
                <text:p>2348980</text:p>
              </table:table-cell>
              <table:table-cell office:value-type="float" office:value="2516170">
                <text:p>2516170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80955200">
                <text:p>80955200</text:p>
              </table:table-cell>
              <table:table-cell office:value-type="float" office:value="82823200">
                <text:p>82823200</text:p>
              </table:table-cell>
              <table:table-cell office:value-type="float" office:value="84554000">
                <text:p>84554000</text:p>
              </table:table-cell>
              <table:table-cell office:value-type="float" office:value="2226200">
                <text:p>2226200</text:p>
              </table:table-cell>
              <table:table-cell office:value-type="float" office:value="2269920">
                <text:p>2269920</text:p>
              </table:table-cell>
              <table:table-cell office:value-type="float" office:value="2311760">
                <text:p>2311760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80984500">
                <text:p>80984500</text:p>
              </table:table-cell>
              <table:table-cell office:value-type="float" office:value="83329400">
                <text:p>83329400</text:p>
              </table:table-cell>
              <table:table-cell office:value-type="float" office:value="86337000">
                <text:p>86337000</text:p>
              </table:table-cell>
              <table:table-cell office:value-type="float" office:value="2466760">
                <text:p>2466760</text:p>
              </table:table-cell>
              <table:table-cell office:value-type="float" office:value="2655560">
                <text:p>2655560</text:p>
              </table:table-cell>
              <table:table-cell office:value-type="float" office:value="3342440">
                <text:p>3342440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80888400">
                <text:p>80888400</text:p>
              </table:table-cell>
              <table:table-cell office:value-type="float" office:value="84415800">
                <text:p>84415800</text:p>
              </table:table-cell>
              <table:table-cell office:value-type="float" office:value="86225400">
                <text:p>86225400</text:p>
              </table:table-cell>
              <table:table-cell office:value-type="float" office:value="2283580">
                <text:p>2283580</text:p>
              </table:table-cell>
              <table:table-cell office:value-type="float" office:value="2324320">
                <text:p>2324320</text:p>
              </table:table-cell>
              <table:table-cell office:value-type="float" office:value="2396970">
                <text:p>2396970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81254400">
                <text:p>81254400</text:p>
              </table:table-cell>
              <table:table-cell office:value-type="float" office:value="83308300">
                <text:p>83308300</text:p>
              </table:table-cell>
              <table:table-cell office:value-type="float" office:value="87723900">
                <text:p>87723900</text:p>
              </table:table-cell>
              <table:table-cell office:value-type="float" office:value="2463160">
                <text:p>2463160</text:p>
              </table:table-cell>
              <table:table-cell office:value-type="float" office:value="2491620">
                <text:p>2491620</text:p>
              </table:table-cell>
              <table:table-cell office:value-type="float" office:value="2555690">
                <text:p>2555690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81680100">
                <text:p>81680100</text:p>
              </table:table-cell>
              <table:table-cell office:value-type="float" office:value="82146500">
                <text:p>82146500</text:p>
              </table:table-cell>
              <table:table-cell office:value-type="float" office:value="82998300">
                <text:p>82998300</text:p>
              </table:table-cell>
              <table:table-cell office:value-type="float" office:value="2478650">
                <text:p>2478650</text:p>
              </table:table-cell>
              <table:table-cell office:value-type="float" office:value="2489190">
                <text:p>2489190</text:p>
              </table:table-cell>
              <table:table-cell office:value-type="float" office:value="2507190">
                <text:p>2507190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82559400">
                <text:p>82559400</text:p>
              </table:table-cell>
              <table:table-cell office:value-type="float" office:value="82774700">
                <text:p>82774700</text:p>
              </table:table-cell>
              <table:table-cell office:value-type="float" office:value="83539900">
                <text:p>83539900</text:p>
              </table:table-cell>
              <table:table-cell office:value-type="float" office:value="2332460">
                <text:p>2332460</text:p>
              </table:table-cell>
              <table:table-cell office:value-type="float" office:value="2344160">
                <text:p>2344160</text:p>
              </table:table-cell>
              <table:table-cell office:value-type="float" office:value="2363610">
                <text:p>2363610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83544300">
                <text:p>83544300</text:p>
              </table:table-cell>
              <table:table-cell office:value-type="float" office:value="85928300">
                <text:p>85928300</text:p>
              </table:table-cell>
              <table:table-cell office:value-type="float" office:value="91922800">
                <text:p>91922800</text:p>
              </table:table-cell>
              <table:table-cell office:value-type="float" office:value="2480360">
                <text:p>2480360</text:p>
              </table:table-cell>
              <table:table-cell office:value-type="float" office:value="2559810">
                <text:p>2559810</text:p>
              </table:table-cell>
              <table:table-cell office:value-type="float" office:value="2728430">
                <text:p>272843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86886900">
                <text:p>86886900</text:p>
              </table:table-cell>
              <table:table-cell office:value-type="float" office:value="90273000">
                <text:p>90273000</text:p>
              </table:table-cell>
              <table:table-cell office:value-type="float" office:value="97102700">
                <text:p>97102700</text:p>
              </table:table-cell>
              <table:table-cell office:value-type="float" office:value="2550660">
                <text:p>2550660</text:p>
              </table:table-cell>
              <table:table-cell office:value-type="float" office:value="2693580">
                <text:p>2693580</text:p>
              </table:table-cell>
              <table:table-cell office:value-type="float" office:value="2990160">
                <text:p>2990160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88355300">
                <text:p>88355300</text:p>
              </table:table-cell>
              <table:table-cell office:value-type="float" office:value="90289400">
                <text:p>90289400</text:p>
              </table:table-cell>
              <table:table-cell office:value-type="float" office:value="91276200">
                <text:p>91276200</text:p>
              </table:table-cell>
              <table:table-cell office:value-type="float" office:value="2643030">
                <text:p>2643030</text:p>
              </table:table-cell>
              <table:table-cell office:value-type="float" office:value="2695860">
                <text:p>2695860</text:p>
              </table:table-cell>
              <table:table-cell office:value-type="float" office:value="2777960">
                <text:p>2777960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86225600">
                <text:p>86225600</text:p>
              </table:table-cell>
              <table:table-cell office:value-type="float" office:value="87531200">
                <text:p>87531200</text:p>
              </table:table-cell>
              <table:table-cell office:value-type="float" office:value="92482100">
                <text:p>92482100</text:p>
              </table:table-cell>
              <table:table-cell office:value-type="float" office:value="2402800">
                <text:p>2402800</text:p>
              </table:table-cell>
              <table:table-cell office:value-type="float" office:value="2423470">
                <text:p>2423470</text:p>
              </table:table-cell>
              <table:table-cell office:value-type="float" office:value="2507940">
                <text:p>2507940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87237000">
                <text:p>87237000</text:p>
              </table:table-cell>
              <table:table-cell office:value-type="float" office:value="89784500">
                <text:p>89784500</text:p>
              </table:table-cell>
              <table:table-cell office:value-type="float" office:value="93554700">
                <text:p>93554700</text:p>
              </table:table-cell>
              <table:table-cell office:value-type="float" office:value="2257300">
                <text:p>2257300</text:p>
              </table:table-cell>
              <table:table-cell office:value-type="float" office:value="2303430">
                <text:p>2303430</text:p>
              </table:table-cell>
              <table:table-cell office:value-type="float" office:value="2408190">
                <text:p>2408190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87982200">
                <text:p>87982200</text:p>
              </table:table-cell>
              <table:table-cell office:value-type="float" office:value="88360900">
                <text:p>88360900</text:p>
              </table:table-cell>
              <table:table-cell office:value-type="float" office:value="88978000">
                <text:p>88978000</text:p>
              </table:table-cell>
              <table:table-cell office:value-type="float" office:value="2303300">
                <text:p>2303300</text:p>
              </table:table-cell>
              <table:table-cell office:value-type="float" office:value="2327800">
                <text:p>2327800</text:p>
              </table:table-cell>
              <table:table-cell office:value-type="float" office:value="2351210">
                <text:p>2351210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89142400">
                <text:p>89142400</text:p>
              </table:table-cell>
              <table:table-cell office:value-type="float" office:value="90916000">
                <text:p>90916000</text:p>
              </table:table-cell>
              <table:table-cell office:value-type="float" office:value="93514800">
                <text:p>93514800</text:p>
              </table:table-cell>
              <table:table-cell office:value-type="float" office:value="2478350">
                <text:p>2478350</text:p>
              </table:table-cell>
              <table:table-cell office:value-type="float" office:value="2578000">
                <text:p>2578000</text:p>
              </table:table-cell>
              <table:table-cell office:value-type="float" office:value="2634490">
                <text:p>2634490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90470500">
                <text:p>90470500</text:p>
              </table:table-cell>
              <table:table-cell office:value-type="float" office:value="93484100">
                <text:p>93484100</text:p>
              </table:table-cell>
              <table:table-cell office:value-type="float" office:value="97110300">
                <text:p>97110300</text:p>
              </table:table-cell>
              <table:table-cell office:value-type="float" office:value="2390890">
                <text:p>2390890</text:p>
              </table:table-cell>
              <table:table-cell office:value-type="float" office:value="2424270">
                <text:p>2424270</text:p>
              </table:table-cell>
              <table:table-cell office:value-type="float" office:value="2499270">
                <text:p>2499270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90809500">
                <text:p>90809500</text:p>
              </table:table-cell>
              <table:table-cell office:value-type="float" office:value="93023400">
                <text:p>93023400</text:p>
              </table:table-cell>
              <table:table-cell office:value-type="float" office:value="97606200">
                <text:p>97606200</text:p>
              </table:table-cell>
              <table:table-cell office:value-type="float" office:value="2600200">
                <text:p>2600200</text:p>
              </table:table-cell>
              <table:table-cell office:value-type="float" office:value="2621740">
                <text:p>2621740</text:p>
              </table:table-cell>
              <table:table-cell office:value-type="float" office:value="2658980">
                <text:p>2658980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91688600">
                <text:p>91688600</text:p>
              </table:table-cell>
              <table:table-cell office:value-type="float" office:value="93435900">
                <text:p>93435900</text:p>
              </table:table-cell>
              <table:table-cell office:value-type="float" office:value="96482400">
                <text:p>96482400</text:p>
              </table:table-cell>
              <table:table-cell office:value-type="float" office:value="2410050">
                <text:p>2410050</text:p>
              </table:table-cell>
              <table:table-cell office:value-type="float" office:value="2436770">
                <text:p>2436770</text:p>
              </table:table-cell>
              <table:table-cell office:value-type="float" office:value="2524480">
                <text:p>2524480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92664100">
                <text:p>92664100</text:p>
              </table:table-cell>
              <table:table-cell office:value-type="float" office:value="93205800">
                <text:p>93205800</text:p>
              </table:table-cell>
              <table:table-cell office:value-type="float" office:value="94326300">
                <text:p>94326300</text:p>
              </table:table-cell>
              <table:table-cell office:value-type="float" office:value="2455930">
                <text:p>2455930</text:p>
              </table:table-cell>
              <table:table-cell office:value-type="float" office:value="2473610">
                <text:p>2473610</text:p>
              </table:table-cell>
              <table:table-cell office:value-type="float" office:value="2489320">
                <text:p>2489320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93585400">
                <text:p>93585400</text:p>
              </table:table-cell>
              <table:table-cell office:value-type="float" office:value="94060200">
                <text:p>94060200</text:p>
              </table:table-cell>
              <table:table-cell office:value-type="float" office:value="95936600">
                <text:p>95936600</text:p>
              </table:table-cell>
              <table:table-cell office:value-type="float" office:value="2497280">
                <text:p>2497280</text:p>
              </table:table-cell>
              <table:table-cell office:value-type="float" office:value="2521440">
                <text:p>2521440</text:p>
              </table:table-cell>
              <table:table-cell office:value-type="float" office:value="2578400">
                <text:p>2578400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94474800">
                <text:p>94474800</text:p>
              </table:table-cell>
              <table:table-cell office:value-type="float" office:value="95516800">
                <text:p>95516800</text:p>
              </table:table-cell>
              <table:table-cell office:value-type="float" office:value="96690300">
                <text:p>96690300</text:p>
              </table:table-cell>
              <table:table-cell office:value-type="float" office:value="2490620">
                <text:p>2490620</text:p>
              </table:table-cell>
              <table:table-cell office:value-type="float" office:value="2507920">
                <text:p>2507920</text:p>
              </table:table-cell>
              <table:table-cell office:value-type="float" office:value="2529150">
                <text:p>252915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95725900">
                <text:p>95725900</text:p>
              </table:table-cell>
              <table:table-cell office:value-type="float" office:value="99368000">
                <text:p>99368000</text:p>
              </table:table-cell>
              <table:table-cell office:value-type="float" office:value="101759000">
                <text:p>101759000</text:p>
              </table:table-cell>
              <table:table-cell office:value-type="float" office:value="2622610">
                <text:p>2622610</text:p>
              </table:table-cell>
              <table:table-cell office:value-type="float" office:value="2660410">
                <text:p>2660410</text:p>
              </table:table-cell>
              <table:table-cell office:value-type="float" office:value="2863510">
                <text:p>2863510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96496500">
                <text:p>96496500</text:p>
              </table:table-cell>
              <table:table-cell office:value-type="float" office:value="98300500">
                <text:p>98300500</text:p>
              </table:table-cell>
              <table:table-cell office:value-type="float" office:value="102770000">
                <text:p>102770000</text:p>
              </table:table-cell>
              <table:table-cell office:value-type="float" office:value="2648900">
                <text:p>2648900</text:p>
              </table:table-cell>
              <table:table-cell office:value-type="float" office:value="2660110">
                <text:p>2660110</text:p>
              </table:table-cell>
              <table:table-cell office:value-type="float" office:value="2678940">
                <text:p>2678940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97571900">
                <text:p>97571900</text:p>
              </table:table-cell>
              <table:table-cell office:value-type="float" office:value="98681300">
                <text:p>98681300</text:p>
              </table:table-cell>
              <table:table-cell office:value-type="float" office:value="102434000">
                <text:p>102434000</text:p>
              </table:table-cell>
              <table:table-cell office:value-type="float" office:value="2769360">
                <text:p>2769360</text:p>
              </table:table-cell>
              <table:table-cell office:value-type="float" office:value="2888900">
                <text:p>2888900</text:p>
              </table:table-cell>
              <table:table-cell office:value-type="float" office:value="3132670">
                <text:p>3132670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99705400">
                <text:p>99705400</text:p>
              </table:table-cell>
              <table:table-cell office:value-type="float" office:value="103337000">
                <text:p>103337000</text:p>
              </table:table-cell>
              <table:table-cell office:value-type="float" office:value="107401000">
                <text:p>107401000</text:p>
              </table:table-cell>
              <table:table-cell office:value-type="float" office:value="2687420">
                <text:p>2687420</text:p>
              </table:table-cell>
              <table:table-cell office:value-type="float" office:value="2706120">
                <text:p>2706120</text:p>
              </table:table-cell>
              <table:table-cell office:value-type="float" office:value="2722920">
                <text:p>2722920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103109000">
                <text:p>103109000</text:p>
              </table:table-cell>
              <table:table-cell office:value-type="float" office:value="104818000">
                <text:p>104818000</text:p>
              </table:table-cell>
              <table:table-cell office:value-type="float" office:value="107348000">
                <text:p>107348000</text:p>
              </table:table-cell>
              <table:table-cell office:value-type="float" office:value="2474320">
                <text:p>2474320</text:p>
              </table:table-cell>
              <table:table-cell office:value-type="float" office:value="2538380">
                <text:p>2538380</text:p>
              </table:table-cell>
              <table:table-cell office:value-type="float" office:value="2838780">
                <text:p>2838780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100596000">
                <text:p>100596000</text:p>
              </table:table-cell>
              <table:table-cell office:value-type="float" office:value="104831000">
                <text:p>104831000</text:p>
              </table:table-cell>
              <table:table-cell office:value-type="float" office:value="109609000">
                <text:p>109609000</text:p>
              </table:table-cell>
              <table:table-cell office:value-type="float" office:value="2680120">
                <text:p>2680120</text:p>
              </table:table-cell>
              <table:table-cell office:value-type="float" office:value="2708630">
                <text:p>2708630</text:p>
              </table:table-cell>
              <table:table-cell office:value-type="float" office:value="2780230">
                <text:p>2780230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101338000">
                <text:p>101338000</text:p>
              </table:table-cell>
              <table:table-cell office:value-type="float" office:value="103093000">
                <text:p>103093000</text:p>
              </table:table-cell>
              <table:table-cell office:value-type="float" office:value="105126000">
                <text:p>105126000</text:p>
              </table:table-cell>
              <table:table-cell office:value-type="float" office:value="2548770">
                <text:p>2548770</text:p>
              </table:table-cell>
              <table:table-cell office:value-type="float" office:value="2640060">
                <text:p>2640060</text:p>
              </table:table-cell>
              <table:table-cell office:value-type="float" office:value="2758350">
                <text:p>2758350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102306000">
                <text:p>102306000</text:p>
              </table:table-cell>
              <table:table-cell office:value-type="float" office:value="103834000">
                <text:p>103834000</text:p>
              </table:table-cell>
              <table:table-cell office:value-type="float" office:value="108950000">
                <text:p>108950000</text:p>
              </table:table-cell>
              <table:table-cell office:value-type="float" office:value="3016760">
                <text:p>3016760</text:p>
              </table:table-cell>
              <table:table-cell office:value-type="float" office:value="3069710">
                <text:p>3069710</text:p>
              </table:table-cell>
              <table:table-cell office:value-type="float" office:value="3182060">
                <text:p>3182060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104165000">
                <text:p>104165000</text:p>
              </table:table-cell>
              <table:table-cell office:value-type="float" office:value="106711000">
                <text:p>106711000</text:p>
              </table:table-cell>
              <table:table-cell office:value-type="float" office:value="108900000">
                <text:p>108900000</text:p>
              </table:table-cell>
              <table:table-cell office:value-type="float" office:value="2727530">
                <text:p>2727530</text:p>
              </table:table-cell>
              <table:table-cell office:value-type="float" office:value="2848810">
                <text:p>2848810</text:p>
              </table:table-cell>
              <table:table-cell office:value-type="float" office:value="3274330">
                <text:p>3274330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104486000">
                <text:p>104486000</text:p>
              </table:table-cell>
              <table:table-cell office:value-type="float" office:value="108791000">
                <text:p>108791000</text:p>
              </table:table-cell>
              <table:table-cell office:value-type="float" office:value="111472000">
                <text:p>111472000</text:p>
              </table:table-cell>
              <table:table-cell office:value-type="float" office:value="2720270">
                <text:p>2720270</text:p>
              </table:table-cell>
              <table:table-cell office:value-type="float" office:value="2764530">
                <text:p>2764530</text:p>
              </table:table-cell>
              <table:table-cell office:value-type="float" office:value="2830100">
                <text:p>2830100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106312000">
                <text:p>106312000</text:p>
              </table:table-cell>
              <table:table-cell office:value-type="float" office:value="110523000">
                <text:p>110523000</text:p>
              </table:table-cell>
              <table:table-cell office:value-type="float" office:value="114731000">
                <text:p>114731000</text:p>
              </table:table-cell>
              <table:table-cell office:value-type="float" office:value="2800000">
                <text:p>2800000</text:p>
              </table:table-cell>
              <table:table-cell office:value-type="float" office:value="2875150">
                <text:p>2875150</text:p>
              </table:table-cell>
              <table:table-cell office:value-type="float" office:value="3197760">
                <text:p>319776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106264000">
                <text:p>106264000</text:p>
              </table:table-cell>
              <table:table-cell office:value-type="float" office:value="108651000">
                <text:p>108651000</text:p>
              </table:table-cell>
              <table:table-cell office:value-type="float" office:value="111814000">
                <text:p>111814000</text:p>
              </table:table-cell>
              <table:table-cell office:value-type="float" office:value="2745680">
                <text:p>2745680</text:p>
              </table:table-cell>
              <table:table-cell office:value-type="float" office:value="2763200">
                <text:p>2763200</text:p>
              </table:table-cell>
              <table:table-cell office:value-type="float" office:value="2778120">
                <text:p>2778120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107573000">
                <text:p>107573000</text:p>
              </table:table-cell>
              <table:table-cell office:value-type="float" office:value="112133000">
                <text:p>112133000</text:p>
              </table:table-cell>
              <table:table-cell office:value-type="float" office:value="115010000">
                <text:p>115010000</text:p>
              </table:table-cell>
              <table:table-cell office:value-type="float" office:value="2872560">
                <text:p>2872560</text:p>
              </table:table-cell>
              <table:table-cell office:value-type="float" office:value="3063810">
                <text:p>3063810</text:p>
              </table:table-cell>
              <table:table-cell office:value-type="float" office:value="3360210">
                <text:p>3360210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109472000">
                <text:p>109472000</text:p>
              </table:table-cell>
              <table:table-cell office:value-type="float" office:value="115020000">
                <text:p>115020000</text:p>
              </table:table-cell>
              <table:table-cell office:value-type="float" office:value="118764000">
                <text:p>118764000</text:p>
              </table:table-cell>
              <table:table-cell office:value-type="float" office:value="2794370">
                <text:p>2794370</text:p>
              </table:table-cell>
              <table:table-cell office:value-type="float" office:value="2931480">
                <text:p>2931480</text:p>
              </table:table-cell>
              <table:table-cell office:value-type="float" office:value="3307110">
                <text:p>3307110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116108000">
                <text:p>116108000</text:p>
              </table:table-cell>
              <table:table-cell office:value-type="float" office:value="118453000">
                <text:p>118453000</text:p>
              </table:table-cell>
              <table:table-cell office:value-type="float" office:value="121833000">
                <text:p>121833000</text:p>
              </table:table-cell>
              <table:table-cell office:value-type="float" office:value="2808620">
                <text:p>2808620</text:p>
              </table:table-cell>
              <table:table-cell office:value-type="float" office:value="3007070">
                <text:p>3007070</text:p>
              </table:table-cell>
              <table:table-cell office:value-type="float" office:value="3335600">
                <text:p>3335600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111091000">
                <text:p>111091000</text:p>
              </table:table-cell>
              <table:table-cell office:value-type="float" office:value="115196000">
                <text:p>115196000</text:p>
              </table:table-cell>
              <table:table-cell office:value-type="float" office:value="120478000">
                <text:p>120478000</text:p>
              </table:table-cell>
              <table:table-cell office:value-type="float" office:value="3165320">
                <text:p>3165320</text:p>
              </table:table-cell>
              <table:table-cell office:value-type="float" office:value="3211760">
                <text:p>3211760</text:p>
              </table:table-cell>
              <table:table-cell office:value-type="float" office:value="3354080">
                <text:p>3354080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111595000">
                <text:p>111595000</text:p>
              </table:table-cell>
              <table:table-cell office:value-type="float" office:value="113999000">
                <text:p>113999000</text:p>
              </table:table-cell>
              <table:table-cell office:value-type="float" office:value="119704000">
                <text:p>119704000</text:p>
              </table:table-cell>
              <table:table-cell office:value-type="float" office:value="3012100">
                <text:p>3012100</text:p>
              </table:table-cell>
              <table:table-cell office:value-type="float" office:value="3036470">
                <text:p>3036470</text:p>
              </table:table-cell>
              <table:table-cell office:value-type="float" office:value="3071380">
                <text:p>3071380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112354000">
                <text:p>112354000</text:p>
              </table:table-cell>
              <table:table-cell office:value-type="float" office:value="114883000">
                <text:p>114883000</text:p>
              </table:table-cell>
              <table:table-cell office:value-type="float" office:value="123934000">
                <text:p>123934000</text:p>
              </table:table-cell>
              <table:table-cell office:value-type="float" office:value="2977580">
                <text:p>2977580</text:p>
              </table:table-cell>
              <table:table-cell office:value-type="float" office:value="3046980">
                <text:p>3046980</text:p>
              </table:table-cell>
              <table:table-cell office:value-type="float" office:value="3126460">
                <text:p>3126460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117108000">
                <text:p>117108000</text:p>
              </table:table-cell>
              <table:table-cell office:value-type="float" office:value="120104000">
                <text:p>120104000</text:p>
              </table:table-cell>
              <table:table-cell office:value-type="float" office:value="123780000">
                <text:p>123780000</text:p>
              </table:table-cell>
              <table:table-cell office:value-type="float" office:value="3218120">
                <text:p>3218120</text:p>
              </table:table-cell>
              <table:table-cell office:value-type="float" office:value="3309340">
                <text:p>3309340</text:p>
              </table:table-cell>
              <table:table-cell office:value-type="float" office:value="3378740">
                <text:p>337874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117469000">
                <text:p>117469000</text:p>
              </table:table-cell>
              <table:table-cell office:value-type="float" office:value="119844000">
                <text:p>119844000</text:p>
              </table:table-cell>
              <table:table-cell office:value-type="float" office:value="125091000">
                <text:p>125091000</text:p>
              </table:table-cell>
              <table:table-cell office:value-type="float" office:value="3084900">
                <text:p>3084900</text:p>
              </table:table-cell>
              <table:table-cell office:value-type="float" office:value="3155740">
                <text:p>3155740</text:p>
              </table:table-cell>
              <table:table-cell office:value-type="float" office:value="3283770">
                <text:p>3283770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115976000">
                <text:p>115976000</text:p>
              </table:table-cell>
              <table:table-cell office:value-type="float" office:value="119299000">
                <text:p>119299000</text:p>
              </table:table-cell>
              <table:table-cell office:value-type="float" office:value="123694000">
                <text:p>123694000</text:p>
              </table:table-cell>
              <table:table-cell office:value-type="float" office:value="2960060">
                <text:p>2960060</text:p>
              </table:table-cell>
              <table:table-cell office:value-type="float" office:value="2991800">
                <text:p>2991800</text:p>
              </table:table-cell>
              <table:table-cell office:value-type="float" office:value="3085680">
                <text:p>3085680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117563000">
                <text:p>117563000</text:p>
              </table:table-cell>
              <table:table-cell office:value-type="float" office:value="121854000">
                <text:p>121854000</text:p>
              </table:table-cell>
              <table:table-cell office:value-type="float" office:value="125188000">
                <text:p>125188000</text:p>
              </table:table-cell>
              <table:table-cell office:value-type="float" office:value="2986940">
                <text:p>2986940</text:p>
              </table:table-cell>
              <table:table-cell office:value-type="float" office:value="3022230">
                <text:p>3022230</text:p>
              </table:table-cell>
              <table:table-cell office:value-type="float" office:value="3104860">
                <text:p>3104860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117702000">
                <text:p>117702000</text:p>
              </table:table-cell>
              <table:table-cell office:value-type="float" office:value="120663000">
                <text:p>120663000</text:p>
              </table:table-cell>
              <table:table-cell office:value-type="float" office:value="129483000">
                <text:p>129483000</text:p>
              </table:table-cell>
              <table:table-cell office:value-type="float" office:value="2903490">
                <text:p>2903490</text:p>
              </table:table-cell>
              <table:table-cell office:value-type="float" office:value="2930720">
                <text:p>2930720</text:p>
              </table:table-cell>
              <table:table-cell office:value-type="float" office:value="2985490">
                <text:p>2985490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118790000">
                <text:p>118790000</text:p>
              </table:table-cell>
              <table:table-cell office:value-type="float" office:value="123188000">
                <text:p>123188000</text:p>
              </table:table-cell>
              <table:table-cell office:value-type="float" office:value="131060000">
                <text:p>131060000</text:p>
              </table:table-cell>
              <table:table-cell office:value-type="float" office:value="3221620">
                <text:p>3221620</text:p>
              </table:table-cell>
              <table:table-cell office:value-type="float" office:value="3242020">
                <text:p>3242020</text:p>
              </table:table-cell>
              <table:table-cell office:value-type="float" office:value="3318370">
                <text:p>3318370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121498000">
                <text:p>121498000</text:p>
              </table:table-cell>
              <table:table-cell office:value-type="float" office:value="125168000">
                <text:p>125168000</text:p>
              </table:table-cell>
              <table:table-cell office:value-type="float" office:value="129003000">
                <text:p>129003000</text:p>
              </table:table-cell>
              <table:table-cell office:value-type="float" office:value="3087600">
                <text:p>3087600</text:p>
              </table:table-cell>
              <table:table-cell office:value-type="float" office:value="3145460">
                <text:p>3145460</text:p>
              </table:table-cell>
              <table:table-cell office:value-type="float" office:value="3267060">
                <text:p>3267060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124437000">
                <text:p>124437000</text:p>
              </table:table-cell>
              <table:table-cell office:value-type="float" office:value="127047000">
                <text:p>127047000</text:p>
              </table:table-cell>
              <table:table-cell office:value-type="float" office:value="129684000">
                <text:p>129684000</text:p>
              </table:table-cell>
              <table:table-cell office:value-type="float" office:value="3134460">
                <text:p>3134460</text:p>
              </table:table-cell>
              <table:table-cell office:value-type="float" office:value="3168730">
                <text:p>3168730</text:p>
              </table:table-cell>
              <table:table-cell office:value-type="float" office:value="3244450">
                <text:p>3244450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122496000">
                <text:p>122496000</text:p>
              </table:table-cell>
              <table:table-cell office:value-type="float" office:value="127803000">
                <text:p>127803000</text:p>
              </table:table-cell>
              <table:table-cell office:value-type="float" office:value="133901000">
                <text:p>133901000</text:p>
              </table:table-cell>
              <table:table-cell office:value-type="float" office:value="3219550">
                <text:p>3219550</text:p>
              </table:table-cell>
              <table:table-cell office:value-type="float" office:value="3346000">
                <text:p>3346000</text:p>
              </table:table-cell>
              <table:table-cell office:value-type="float" office:value="3405850">
                <text:p>3405850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123128000">
                <text:p>123128000</text:p>
              </table:table-cell>
              <table:table-cell office:value-type="float" office:value="125392000">
                <text:p>125392000</text:p>
              </table:table-cell>
              <table:table-cell office:value-type="float" office:value="129527000">
                <text:p>129527000</text:p>
              </table:table-cell>
              <table:table-cell office:value-type="float" office:value="3282820">
                <text:p>3282820</text:p>
              </table:table-cell>
              <table:table-cell office:value-type="float" office:value="3326970">
                <text:p>3326970</text:p>
              </table:table-cell>
              <table:table-cell office:value-type="float" office:value="3444820">
                <text:p>3444820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124112000">
                <text:p>124112000</text:p>
              </table:table-cell>
              <table:table-cell office:value-type="float" office:value="124514000">
                <text:p>124514000</text:p>
              </table:table-cell>
              <table:table-cell office:value-type="float" office:value="125064000">
                <text:p>125064000</text:p>
              </table:table-cell>
              <table:table-cell office:value-type="float" office:value="2971250">
                <text:p>2971250</text:p>
              </table:table-cell>
              <table:table-cell office:value-type="float" office:value="2986160">
                <text:p>2986160</text:p>
              </table:table-cell>
              <table:table-cell office:value-type="float" office:value="3010050">
                <text:p>301005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125121000">
                <text:p>125121000</text:p>
              </table:table-cell>
              <table:table-cell office:value-type="float" office:value="125338000">
                <text:p>125338000</text:p>
              </table:table-cell>
              <table:table-cell office:value-type="float" office:value="125840000">
                <text:p>125840000</text:p>
              </table:table-cell>
              <table:table-cell office:value-type="float" office:value="3108640">
                <text:p>3108640</text:p>
              </table:table-cell>
              <table:table-cell office:value-type="float" office:value="3132990">
                <text:p>3132990</text:p>
              </table:table-cell>
              <table:table-cell office:value-type="float" office:value="3177800">
                <text:p>3177800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126482000">
                <text:p>126482000</text:p>
              </table:table-cell>
              <table:table-cell office:value-type="float" office:value="127787000">
                <text:p>127787000</text:p>
              </table:table-cell>
              <table:table-cell office:value-type="float" office:value="132969000">
                <text:p>132969000</text:p>
              </table:table-cell>
              <table:table-cell office:value-type="float" office:value="3159280">
                <text:p>3159280</text:p>
              </table:table-cell>
              <table:table-cell office:value-type="float" office:value="3178080">
                <text:p>3178080</text:p>
              </table:table-cell>
              <table:table-cell office:value-type="float" office:value="3200720">
                <text:p>3200720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127852000">
                <text:p>127852000</text:p>
              </table:table-cell>
              <table:table-cell office:value-type="float" office:value="129093000">
                <text:p>129093000</text:p>
              </table:table-cell>
              <table:table-cell office:value-type="float" office:value="132745000">
                <text:p>132745000</text:p>
              </table:table-cell>
              <table:table-cell office:value-type="float" office:value="3351240">
                <text:p>3351240</text:p>
              </table:table-cell>
              <table:table-cell office:value-type="float" office:value="3436800">
                <text:p>3436800</text:p>
              </table:table-cell>
              <table:table-cell office:value-type="float" office:value="3534320">
                <text:p>3534320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129625000">
                <text:p>129625000</text:p>
              </table:table-cell>
              <table:table-cell office:value-type="float" office:value="135083000">
                <text:p>135083000</text:p>
              </table:table-cell>
              <table:table-cell office:value-type="float" office:value="139683000">
                <text:p>139683000</text:p>
              </table:table-cell>
              <table:table-cell office:value-type="float" office:value="3170540">
                <text:p>3170540</text:p>
              </table:table-cell>
              <table:table-cell office:value-type="float" office:value="3209340">
                <text:p>3209340</text:p>
              </table:table-cell>
              <table:table-cell office:value-type="float" office:value="3276330">
                <text:p>3276330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132905000">
                <text:p>132905000</text:p>
              </table:table-cell>
              <table:table-cell office:value-type="float" office:value="135793000">
                <text:p>135793000</text:p>
              </table:table-cell>
              <table:table-cell office:value-type="float" office:value="137636000">
                <text:p>137636000</text:p>
              </table:table-cell>
              <table:table-cell office:value-type="float" office:value="3417660">
                <text:p>3417660</text:p>
              </table:table-cell>
              <table:table-cell office:value-type="float" office:value="3571810">
                <text:p>3571810</text:p>
              </table:table-cell>
              <table:table-cell office:value-type="float" office:value="3820470">
                <text:p>3820470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135638000">
                <text:p>135638000</text:p>
              </table:table-cell>
              <table:table-cell office:value-type="float" office:value="138142000">
                <text:p>138142000</text:p>
              </table:table-cell>
              <table:table-cell office:value-type="float" office:value="140423000">
                <text:p>140423000</text:p>
              </table:table-cell>
              <table:table-cell office:value-type="float" office:value="3413920">
                <text:p>3413920</text:p>
              </table:table-cell>
              <table:table-cell office:value-type="float" office:value="3453680">
                <text:p>3453680</text:p>
              </table:table-cell>
              <table:table-cell office:value-type="float" office:value="3490100">
                <text:p>3490100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135658000">
                <text:p>135658000</text:p>
              </table:table-cell>
              <table:table-cell office:value-type="float" office:value="137893000">
                <text:p>137893000</text:p>
              </table:table-cell>
              <table:table-cell office:value-type="float" office:value="144587000">
                <text:p>144587000</text:p>
              </table:table-cell>
              <table:table-cell office:value-type="float" office:value="3283710">
                <text:p>3283710</text:p>
              </table:table-cell>
              <table:table-cell office:value-type="float" office:value="3366470">
                <text:p>3366470</text:p>
              </table:table-cell>
              <table:table-cell office:value-type="float" office:value="3424490">
                <text:p>342449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136081000">
                <text:p>136081000</text:p>
              </table:table-cell>
              <table:table-cell office:value-type="float" office:value="142070000">
                <text:p>142070000</text:p>
              </table:table-cell>
              <table:table-cell office:value-type="float" office:value="155342000">
                <text:p>155342000</text:p>
              </table:table-cell>
              <table:table-cell office:value-type="float" office:value="3288820">
                <text:p>3288820</text:p>
              </table:table-cell>
              <table:table-cell office:value-type="float" office:value="3378670">
                <text:p>3378670</text:p>
              </table:table-cell>
              <table:table-cell office:value-type="float" office:value="3480360">
                <text:p>3480360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137109000">
                <text:p>137109000</text:p>
              </table:table-cell>
              <table:table-cell office:value-type="float" office:value="143472000">
                <text:p>143472000</text:p>
              </table:table-cell>
              <table:table-cell office:value-type="float" office:value="156757000">
                <text:p>156757000</text:p>
              </table:table-cell>
              <table:table-cell office:value-type="float" office:value="3575440">
                <text:p>3575440</text:p>
              </table:table-cell>
              <table:table-cell office:value-type="float" office:value="3896530">
                <text:p>3896530</text:p>
              </table:table-cell>
              <table:table-cell office:value-type="float" office:value="4260850">
                <text:p>4260850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138816000">
                <text:p>138816000</text:p>
              </table:table-cell>
              <table:table-cell office:value-type="float" office:value="143126000">
                <text:p>143126000</text:p>
              </table:table-cell>
              <table:table-cell office:value-type="float" office:value="148313000">
                <text:p>148313000</text:p>
              </table:table-cell>
              <table:table-cell office:value-type="float" office:value="3656460">
                <text:p>3656460</text:p>
              </table:table-cell>
              <table:table-cell office:value-type="float" office:value="3752750">
                <text:p>3752750</text:p>
              </table:table-cell>
              <table:table-cell office:value-type="float" office:value="3861890">
                <text:p>3861890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136644000">
                <text:p>136644000</text:p>
              </table:table-cell>
              <table:table-cell office:value-type="float" office:value="139560000">
                <text:p>139560000</text:p>
              </table:table-cell>
              <table:table-cell office:value-type="float" office:value="143661000">
                <text:p>143661000</text:p>
              </table:table-cell>
              <table:table-cell office:value-type="float" office:value="3348160">
                <text:p>3348160</text:p>
              </table:table-cell>
              <table:table-cell office:value-type="float" office:value="3509420">
                <text:p>3509420</text:p>
              </table:table-cell>
              <table:table-cell office:value-type="float" office:value="3915390">
                <text:p>3915390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137695000">
                <text:p>137695000</text:p>
              </table:table-cell>
              <table:table-cell office:value-type="float" office:value="143162000">
                <text:p>143162000</text:p>
              </table:table-cell>
              <table:table-cell office:value-type="float" office:value="159169000">
                <text:p>159169000</text:p>
              </table:table-cell>
              <table:table-cell office:value-type="float" office:value="3415860">
                <text:p>3415860</text:p>
              </table:table-cell>
              <table:table-cell office:value-type="float" office:value="3449450">
                <text:p>3449450</text:p>
              </table:table-cell>
              <table:table-cell office:value-type="float" office:value="3566980">
                <text:p>3566980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138671000">
                <text:p>138671000</text:p>
              </table:table-cell>
              <table:table-cell office:value-type="float" office:value="140763000">
                <text:p>140763000</text:p>
              </table:table-cell>
              <table:table-cell office:value-type="float" office:value="145702000">
                <text:p>145702000</text:p>
              </table:table-cell>
              <table:table-cell office:value-type="float" office:value="3379180">
                <text:p>3379180</text:p>
              </table:table-cell>
              <table:table-cell office:value-type="float" office:value="3403910">
                <text:p>3403910</text:p>
              </table:table-cell>
              <table:table-cell office:value-type="float" office:value="3452610">
                <text:p>3452610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140253000">
                <text:p>140253000</text:p>
              </table:table-cell>
              <table:table-cell office:value-type="float" office:value="145402000">
                <text:p>145402000</text:p>
              </table:table-cell>
              <table:table-cell office:value-type="float" office:value="151007000">
                <text:p>151007000</text:p>
              </table:table-cell>
              <table:table-cell office:value-type="float" office:value="3581440">
                <text:p>3581440</text:p>
              </table:table-cell>
              <table:table-cell office:value-type="float" office:value="3656090">
                <text:p>3656090</text:p>
              </table:table-cell>
              <table:table-cell office:value-type="float" office:value="3845260">
                <text:p>3845260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143603000">
                <text:p>143603000</text:p>
              </table:table-cell>
              <table:table-cell office:value-type="float" office:value="147301000">
                <text:p>147301000</text:p>
              </table:table-cell>
              <table:table-cell office:value-type="float" office:value="153079000">
                <text:p>153079000</text:p>
              </table:table-cell>
              <table:table-cell office:value-type="float" office:value="3495570">
                <text:p>3495570</text:p>
              </table:table-cell>
              <table:table-cell office:value-type="float" office:value="3558620">
                <text:p>3558620</text:p>
              </table:table-cell>
              <table:table-cell office:value-type="float" office:value="3634390">
                <text:p>3634390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146293000">
                <text:p>146293000</text:p>
              </table:table-cell>
              <table:table-cell office:value-type="float" office:value="149109000">
                <text:p>149109000</text:p>
              </table:table-cell>
              <table:table-cell office:value-type="float" office:value="155041000">
                <text:p>155041000</text:p>
              </table:table-cell>
              <table:table-cell office:value-type="float" office:value="3651060">
                <text:p>3651060</text:p>
              </table:table-cell>
              <table:table-cell office:value-type="float" office:value="3866720">
                <text:p>3866720</text:p>
              </table:table-cell>
              <table:table-cell office:value-type="float" office:value="4125170">
                <text:p>4125170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146186000">
                <text:p>146186000</text:p>
              </table:table-cell>
              <table:table-cell office:value-type="float" office:value="149537000">
                <text:p>149537000</text:p>
              </table:table-cell>
              <table:table-cell office:value-type="float" office:value="153662000">
                <text:p>153662000</text:p>
              </table:table-cell>
              <table:table-cell office:value-type="float" office:value="3716760">
                <text:p>3716760</text:p>
              </table:table-cell>
              <table:table-cell office:value-type="float" office:value="3787390">
                <text:p>3787390</text:p>
              </table:table-cell>
              <table:table-cell office:value-type="float" office:value="3830290">
                <text:p>3830290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145512000">
                <text:p>145512000</text:p>
              </table:table-cell>
              <table:table-cell office:value-type="float" office:value="153599000">
                <text:p>153599000</text:p>
              </table:table-cell>
              <table:table-cell office:value-type="float" office:value="164610000">
                <text:p>164610000</text:p>
              </table:table-cell>
              <table:table-cell office:value-type="float" office:value="3778180">
                <text:p>3778180</text:p>
              </table:table-cell>
              <table:table-cell office:value-type="float" office:value="3916230">
                <text:p>3916230</text:p>
              </table:table-cell>
              <table:table-cell office:value-type="float" office:value="4143840">
                <text:p>414384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146248000">
                <text:p>146248000</text:p>
              </table:table-cell>
              <table:table-cell office:value-type="float" office:value="151073000">
                <text:p>151073000</text:p>
              </table:table-cell>
              <table:table-cell office:value-type="float" office:value="154380000">
                <text:p>154380000</text:p>
              </table:table-cell>
              <table:table-cell office:value-type="float" office:value="3683050">
                <text:p>3683050</text:p>
              </table:table-cell>
              <table:table-cell office:value-type="float" office:value="3831970">
                <text:p>3831970</text:p>
              </table:table-cell>
              <table:table-cell office:value-type="float" office:value="4138180">
                <text:p>4138180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147197000">
                <text:p>147197000</text:p>
              </table:table-cell>
              <table:table-cell office:value-type="float" office:value="150582000">
                <text:p>150582000</text:p>
              </table:table-cell>
              <table:table-cell office:value-type="float" office:value="156558000">
                <text:p>156558000</text:p>
              </table:table-cell>
              <table:table-cell office:value-type="float" office:value="3814150">
                <text:p>3814150</text:p>
              </table:table-cell>
              <table:table-cell office:value-type="float" office:value="3837160">
                <text:p>3837160</text:p>
              </table:table-cell>
              <table:table-cell office:value-type="float" office:value="3877390">
                <text:p>3877390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147834000">
                <text:p>147834000</text:p>
              </table:table-cell>
              <table:table-cell office:value-type="float" office:value="151292000">
                <text:p>151292000</text:p>
              </table:table-cell>
              <table:table-cell office:value-type="float" office:value="160464000">
                <text:p>160464000</text:p>
              </table:table-cell>
              <table:table-cell office:value-type="float" office:value="3667960">
                <text:p>3667960</text:p>
              </table:table-cell>
              <table:table-cell office:value-type="float" office:value="3855480">
                <text:p>3855480</text:p>
              </table:table-cell>
              <table:table-cell office:value-type="float" office:value="4336680">
                <text:p>4336680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149426000">
                <text:p>149426000</text:p>
              </table:table-cell>
              <table:table-cell office:value-type="float" office:value="150337000">
                <text:p>150337000</text:p>
              </table:table-cell>
              <table:table-cell office:value-type="float" office:value="154849000">
                <text:p>154849000</text:p>
              </table:table-cell>
              <table:table-cell office:value-type="float" office:value="3783910">
                <text:p>3783910</text:p>
              </table:table-cell>
              <table:table-cell office:value-type="float" office:value="3812400">
                <text:p>3812400</text:p>
              </table:table-cell>
              <table:table-cell office:value-type="float" office:value="3908680">
                <text:p>3908680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150383000">
                <text:p>150383000</text:p>
              </table:table-cell>
              <table:table-cell office:value-type="float" office:value="152008000">
                <text:p>152008000</text:p>
              </table:table-cell>
              <table:table-cell office:value-type="float" office:value="154127000">
                <text:p>154127000</text:p>
              </table:table-cell>
              <table:table-cell office:value-type="float" office:value="3782420">
                <text:p>3782420</text:p>
              </table:table-cell>
              <table:table-cell office:value-type="float" office:value="3804610">
                <text:p>3804610</text:p>
              </table:table-cell>
              <table:table-cell office:value-type="float" office:value="3853780">
                <text:p>385378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151740000">
                <text:p>151740000</text:p>
              </table:table-cell>
              <table:table-cell office:value-type="float" office:value="152796000">
                <text:p>152796000</text:p>
              </table:table-cell>
              <table:table-cell office:value-type="float" office:value="154309000">
                <text:p>154309000</text:p>
              </table:table-cell>
              <table:table-cell office:value-type="float" office:value="3828560">
                <text:p>3828560</text:p>
              </table:table-cell>
              <table:table-cell office:value-type="float" office:value="3905500">
                <text:p>3905500</text:p>
              </table:table-cell>
              <table:table-cell office:value-type="float" office:value="4062210">
                <text:p>4062210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154169000">
                <text:p>154169000</text:p>
              </table:table-cell>
              <table:table-cell office:value-type="float" office:value="161244000">
                <text:p>161244000</text:p>
              </table:table-cell>
              <table:table-cell office:value-type="float" office:value="172568000">
                <text:p>172568000</text:p>
              </table:table-cell>
              <table:table-cell office:value-type="float" office:value="4002240">
                <text:p>4002240</text:p>
              </table:table-cell>
              <table:table-cell office:value-type="float" office:value="4114990">
                <text:p>4114990</text:p>
              </table:table-cell>
              <table:table-cell office:value-type="float" office:value="4301300">
                <text:p>4301300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158004000">
                <text:p>158004000</text:p>
              </table:table-cell>
              <table:table-cell office:value-type="float" office:value="161194000">
                <text:p>161194000</text:p>
              </table:table-cell>
              <table:table-cell office:value-type="float" office:value="166551000">
                <text:p>166551000</text:p>
              </table:table-cell>
              <table:table-cell office:value-type="float" office:value="3790500">
                <text:p>3790500</text:p>
              </table:table-cell>
              <table:table-cell office:value-type="float" office:value="3979510">
                <text:p>3979510</text:p>
              </table:table-cell>
              <table:table-cell office:value-type="float" office:value="4323570">
                <text:p>4323570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155222000">
                <text:p>155222000</text:p>
              </table:table-cell>
              <table:table-cell office:value-type="float" office:value="160614000">
                <text:p>160614000</text:p>
              </table:table-cell>
              <table:table-cell office:value-type="float" office:value="171673000">
                <text:p>171673000</text:p>
              </table:table-cell>
              <table:table-cell office:value-type="float" office:value="3835470">
                <text:p>3835470</text:p>
              </table:table-cell>
              <table:table-cell office:value-type="float" office:value="3865270">
                <text:p>3865270</text:p>
              </table:table-cell>
              <table:table-cell office:value-type="float" office:value="4003580">
                <text:p>4003580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156412000">
                <text:p>156412000</text:p>
              </table:table-cell>
              <table:table-cell office:value-type="float" office:value="157288000">
                <text:p>157288000</text:p>
              </table:table-cell>
              <table:table-cell office:value-type="float" office:value="161916000">
                <text:p>161916000</text:p>
              </table:table-cell>
              <table:table-cell office:value-type="float" office:value="4155180">
                <text:p>4155180</text:p>
              </table:table-cell>
              <table:table-cell office:value-type="float" office:value="4186130">
                <text:p>4186130</text:p>
              </table:table-cell>
              <table:table-cell office:value-type="float" office:value="4218400">
                <text:p>421840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157654000">
                <text:p>157654000</text:p>
              </table:table-cell>
              <table:table-cell office:value-type="float" office:value="159000000">
                <text:p>159000000</text:p>
              </table:table-cell>
              <table:table-cell office:value-type="float" office:value="161231000">
                <text:p>161231000</text:p>
              </table:table-cell>
              <table:table-cell office:value-type="float" office:value="3788520">
                <text:p>3788520</text:p>
              </table:table-cell>
              <table:table-cell office:value-type="float" office:value="3843590">
                <text:p>3843590</text:p>
              </table:table-cell>
              <table:table-cell office:value-type="float" office:value="3996020">
                <text:p>3996020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159200000">
                <text:p>159200000</text:p>
              </table:table-cell>
              <table:table-cell office:value-type="float" office:value="161860000">
                <text:p>161860000</text:p>
              </table:table-cell>
              <table:table-cell office:value-type="float" office:value="164984000">
                <text:p>164984000</text:p>
              </table:table-cell>
              <table:table-cell office:value-type="float" office:value="4055180">
                <text:p>4055180</text:p>
              </table:table-cell>
              <table:table-cell office:value-type="float" office:value="4080770">
                <text:p>4080770</text:p>
              </table:table-cell>
              <table:table-cell office:value-type="float" office:value="4133490">
                <text:p>4133490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160083000">
                <text:p>160083000</text:p>
              </table:table-cell>
              <table:table-cell office:value-type="float" office:value="161104000">
                <text:p>161104000</text:p>
              </table:table-cell>
              <table:table-cell office:value-type="float" office:value="165811000">
                <text:p>165811000</text:p>
              </table:table-cell>
              <table:table-cell office:value-type="float" office:value="3691280">
                <text:p>3691280</text:p>
              </table:table-cell>
              <table:table-cell office:value-type="float" office:value="3699470">
                <text:p>3699470</text:p>
              </table:table-cell>
              <table:table-cell office:value-type="float" office:value="3711550">
                <text:p>3711550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161145000">
                <text:p>161145000</text:p>
              </table:table-cell>
              <table:table-cell office:value-type="float" office:value="161786000">
                <text:p>161786000</text:p>
              </table:table-cell>
              <table:table-cell office:value-type="float" office:value="162258000">
                <text:p>162258000</text:p>
              </table:table-cell>
              <table:table-cell office:value-type="float" office:value="3956090">
                <text:p>3956090</text:p>
              </table:table-cell>
              <table:table-cell office:value-type="float" office:value="3992630">
                <text:p>3992630</text:p>
              </table:table-cell>
              <table:table-cell office:value-type="float" office:value="4060460">
                <text:p>406046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162611000">
                <text:p>162611000</text:p>
              </table:table-cell>
              <table:table-cell office:value-type="float" office:value="164831000">
                <text:p>164831000</text:p>
              </table:table-cell>
              <table:table-cell office:value-type="float" office:value="173462000">
                <text:p>173462000</text:p>
              </table:table-cell>
              <table:table-cell office:value-type="float" office:value="3827170">
                <text:p>3827170</text:p>
              </table:table-cell>
              <table:table-cell office:value-type="float" office:value="3847880">
                <text:p>3847880</text:p>
              </table:table-cell>
              <table:table-cell office:value-type="float" office:value="3872440">
                <text:p>3872440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164326000">
                <text:p>164326000</text:p>
              </table:table-cell>
              <table:table-cell office:value-type="float" office:value="170137000">
                <text:p>170137000</text:p>
              </table:table-cell>
              <table:table-cell office:value-type="float" office:value="175107000">
                <text:p>175107000</text:p>
              </table:table-cell>
              <table:table-cell office:value-type="float" office:value="4178900">
                <text:p>4178900</text:p>
              </table:table-cell>
              <table:table-cell office:value-type="float" office:value="4206860">
                <text:p>4206860</text:p>
              </table:table-cell>
              <table:table-cell office:value-type="float" office:value="4225060">
                <text:p>4225060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165353000">
                <text:p>165353000</text:p>
              </table:table-cell>
              <table:table-cell office:value-type="float" office:value="169260000">
                <text:p>169260000</text:p>
              </table:table-cell>
              <table:table-cell office:value-type="float" office:value="175295000">
                <text:p>175295000</text:p>
              </table:table-cell>
              <table:table-cell office:value-type="float" office:value="3913910">
                <text:p>3913910</text:p>
              </table:table-cell>
              <table:table-cell office:value-type="float" office:value="4082410">
                <text:p>4082410</text:p>
              </table:table-cell>
              <table:table-cell office:value-type="float" office:value="4332860">
                <text:p>4332860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167056000">
                <text:p>167056000</text:p>
              </table:table-cell>
              <table:table-cell office:value-type="float" office:value="170519000">
                <text:p>170519000</text:p>
              </table:table-cell>
              <table:table-cell office:value-type="float" office:value="175599000">
                <text:p>175599000</text:p>
              </table:table-cell>
              <table:table-cell office:value-type="float" office:value="4065990">
                <text:p>4065990</text:p>
              </table:table-cell>
              <table:table-cell office:value-type="float" office:value="4248240">
                <text:p>4248240</text:p>
              </table:table-cell>
              <table:table-cell office:value-type="float" office:value="4365550">
                <text:p>4365550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167601000">
                <text:p>167601000</text:p>
              </table:table-cell>
              <table:table-cell office:value-type="float" office:value="168817000">
                <text:p>168817000</text:p>
              </table:table-cell>
              <table:table-cell office:value-type="float" office:value="173517000">
                <text:p>173517000</text:p>
              </table:table-cell>
              <table:table-cell office:value-type="float" office:value="4115960">
                <text:p>4115960</text:p>
              </table:table-cell>
              <table:table-cell office:value-type="float" office:value="4143580">
                <text:p>4143580</text:p>
              </table:table-cell>
              <table:table-cell office:value-type="float" office:value="4195130">
                <text:p>4195130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169134000">
                <text:p>169134000</text:p>
              </table:table-cell>
              <table:table-cell office:value-type="float" office:value="169437000">
                <text:p>169437000</text:p>
              </table:table-cell>
              <table:table-cell office:value-type="float" office:value="169843000">
                <text:p>169843000</text:p>
              </table:table-cell>
              <table:table-cell office:value-type="float" office:value="4014750">
                <text:p>4014750</text:p>
              </table:table-cell>
              <table:table-cell office:value-type="float" office:value="4035520">
                <text:p>4035520</text:p>
              </table:table-cell>
              <table:table-cell office:value-type="float" office:value="4063630">
                <text:p>4063630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170140000">
                <text:p>170140000</text:p>
              </table:table-cell>
              <table:table-cell office:value-type="float" office:value="171050000">
                <text:p>171050000</text:p>
              </table:table-cell>
              <table:table-cell office:value-type="float" office:value="173991000">
                <text:p>173991000</text:p>
              </table:table-cell>
              <table:table-cell office:value-type="float" office:value="4370440">
                <text:p>4370440</text:p>
              </table:table-cell>
              <table:table-cell office:value-type="float" office:value="4435040">
                <text:p>4435040</text:p>
              </table:table-cell>
              <table:table-cell office:value-type="float" office:value="4591150">
                <text:p>4591150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171607000">
                <text:p>171607000</text:p>
              </table:table-cell>
              <table:table-cell office:value-type="float" office:value="172758000">
                <text:p>172758000</text:p>
              </table:table-cell>
              <table:table-cell office:value-type="float" office:value="179230000">
                <text:p>179230000</text:p>
              </table:table-cell>
              <table:table-cell office:value-type="float" office:value="4135810">
                <text:p>4135810</text:p>
              </table:table-cell>
              <table:table-cell office:value-type="float" office:value="4159940">
                <text:p>4159940</text:p>
              </table:table-cell>
              <table:table-cell office:value-type="float" office:value="4211170">
                <text:p>4211170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172721000">
                <text:p>172721000</text:p>
              </table:table-cell>
              <table:table-cell office:value-type="float" office:value="173253000">
                <text:p>173253000</text:p>
              </table:table-cell>
              <table:table-cell office:value-type="float" office:value="173895000">
                <text:p>173895000</text:p>
              </table:table-cell>
              <table:table-cell office:value-type="float" office:value="4172380">
                <text:p>4172380</text:p>
              </table:table-cell>
              <table:table-cell office:value-type="float" office:value="4204020">
                <text:p>4204020</text:p>
              </table:table-cell>
              <table:table-cell office:value-type="float" office:value="4239240">
                <text:p>4239240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174154000">
                <text:p>174154000</text:p>
              </table:table-cell>
              <table:table-cell office:value-type="float" office:value="175769000">
                <text:p>175769000</text:p>
              </table:table-cell>
              <table:table-cell office:value-type="float" office:value="181800000">
                <text:p>181800000</text:p>
              </table:table-cell>
              <table:table-cell office:value-type="float" office:value="4152710">
                <text:p>4152710</text:p>
              </table:table-cell>
              <table:table-cell office:value-type="float" office:value="4168790">
                <text:p>4168790</text:p>
              </table:table-cell>
              <table:table-cell office:value-type="float" office:value="4186960">
                <text:p>4186960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175422000">
                <text:p>175422000</text:p>
              </table:table-cell>
              <table:table-cell office:value-type="float" office:value="176610000">
                <text:p>176610000</text:p>
              </table:table-cell>
              <table:table-cell office:value-type="float" office:value="181615000">
                <text:p>181615000</text:p>
              </table:table-cell>
              <table:table-cell office:value-type="float" office:value="4075040">
                <text:p>4075040</text:p>
              </table:table-cell>
              <table:table-cell office:value-type="float" office:value="4103540">
                <text:p>4103540</text:p>
              </table:table-cell>
              <table:table-cell office:value-type="float" office:value="4171880">
                <text:p>4171880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176656000">
                <text:p>176656000</text:p>
              </table:table-cell>
              <table:table-cell office:value-type="float" office:value="177109000">
                <text:p>177109000</text:p>
              </table:table-cell>
              <table:table-cell office:value-type="float" office:value="178322000">
                <text:p>178322000</text:p>
              </table:table-cell>
              <table:table-cell office:value-type="float" office:value="4277420">
                <text:p>4277420</text:p>
              </table:table-cell>
              <table:table-cell office:value-type="float" office:value="4303820">
                <text:p>4303820</text:p>
              </table:table-cell>
              <table:table-cell office:value-type="float" office:value="4336200">
                <text:p>4336200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178102000">
                <text:p>178102000</text:p>
              </table:table-cell>
              <table:table-cell office:value-type="float" office:value="181439000">
                <text:p>181439000</text:p>
              </table:table-cell>
              <table:table-cell office:value-type="float" office:value="187087000">
                <text:p>187087000</text:p>
              </table:table-cell>
              <table:table-cell office:value-type="float" office:value="4488720">
                <text:p>4488720</text:p>
              </table:table-cell>
              <table:table-cell office:value-type="float" office:value="4644530">
                <text:p>4644530</text:p>
              </table:table-cell>
              <table:table-cell office:value-type="float" office:value="4748720">
                <text:p>4748720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183522000">
                <text:p>183522000</text:p>
              </table:table-cell>
              <table:table-cell office:value-type="float" office:value="184534000">
                <text:p>184534000</text:p>
              </table:table-cell>
              <table:table-cell office:value-type="float" office:value="190047000">
                <text:p>190047000</text:p>
              </table:table-cell>
              <table:table-cell office:value-type="float" office:value="4176220">
                <text:p>4176220</text:p>
              </table:table-cell>
              <table:table-cell office:value-type="float" office:value="4308960">
                <text:p>4308960</text:p>
              </table:table-cell>
              <table:table-cell office:value-type="float" office:value="4440350">
                <text:p>4440350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184962000">
                <text:p>184962000</text:p>
              </table:table-cell>
              <table:table-cell office:value-type="float" office:value="185470000">
                <text:p>185470000</text:p>
              </table:table-cell>
              <table:table-cell office:value-type="float" office:value="185892000">
                <text:p>185892000</text:p>
              </table:table-cell>
              <table:table-cell office:value-type="float" office:value="4262410">
                <text:p>4262410</text:p>
              </table:table-cell>
              <table:table-cell office:value-type="float" office:value="4367780">
                <text:p>4367780</text:p>
              </table:table-cell>
              <table:table-cell office:value-type="float" office:value="4454580">
                <text:p>4454580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186184000">
                <text:p>186184000</text:p>
              </table:table-cell>
              <table:table-cell office:value-type="float" office:value="187152000">
                <text:p>187152000</text:p>
              </table:table-cell>
              <table:table-cell office:value-type="float" office:value="192158000">
                <text:p>192158000</text:p>
              </table:table-cell>
              <table:table-cell office:value-type="float" office:value="4232900">
                <text:p>4232900</text:p>
              </table:table-cell>
              <table:table-cell office:value-type="float" office:value="4365440">
                <text:p>4365440</text:p>
              </table:table-cell>
              <table:table-cell office:value-type="float" office:value="4437360">
                <text:p>4437360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187215000">
                <text:p>187215000</text:p>
              </table:table-cell>
              <table:table-cell office:value-type="float" office:value="188386000">
                <text:p>188386000</text:p>
              </table:table-cell>
              <table:table-cell office:value-type="float" office:value="190399000">
                <text:p>190399000</text:p>
              </table:table-cell>
              <table:table-cell office:value-type="float" office:value="4252090">
                <text:p>4252090</text:p>
              </table:table-cell>
              <table:table-cell office:value-type="float" office:value="4398320">
                <text:p>4398320</text:p>
              </table:table-cell>
              <table:table-cell office:value-type="float" office:value="4533030">
                <text:p>4533030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189041000">
                <text:p>189041000</text:p>
              </table:table-cell>
              <table:table-cell office:value-type="float" office:value="189479000">
                <text:p>189479000</text:p>
              </table:table-cell>
              <table:table-cell office:value-type="float" office:value="190554000">
                <text:p>190554000</text:p>
              </table:table-cell>
              <table:table-cell office:value-type="float" office:value="4086700">
                <text:p>4086700</text:p>
              </table:table-cell>
              <table:table-cell office:value-type="float" office:value="4206940">
                <text:p>4206940</text:p>
              </table:table-cell>
              <table:table-cell office:value-type="float" office:value="4314290">
                <text:p>4314290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90634000">
                <text:p>190634000</text:p>
              </table:table-cell>
              <table:table-cell office:value-type="float" office:value="191542000">
                <text:p>191542000</text:p>
              </table:table-cell>
              <table:table-cell office:value-type="float" office:value="196078000">
                <text:p>196078000</text:p>
              </table:table-cell>
              <table:table-cell office:value-type="float" office:value="4270460">
                <text:p>4270460</text:p>
              </table:table-cell>
              <table:table-cell office:value-type="float" office:value="4422990">
                <text:p>4422990</text:p>
              </table:table-cell>
              <table:table-cell office:value-type="float" office:value="4543180">
                <text:p>454318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191486000">
                <text:p>191486000</text:p>
              </table:table-cell>
              <table:table-cell office:value-type="float" office:value="192451000">
                <text:p>192451000</text:p>
              </table:table-cell>
              <table:table-cell office:value-type="float" office:value="193640000">
                <text:p>193640000</text:p>
              </table:table-cell>
              <table:table-cell office:value-type="float" office:value="4254350">
                <text:p>4254350</text:p>
              </table:table-cell>
              <table:table-cell office:value-type="float" office:value="4377000">
                <text:p>4377000</text:p>
              </table:table-cell>
              <table:table-cell office:value-type="float" office:value="4503920">
                <text:p>4503920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191555000">
                <text:p>191555000</text:p>
              </table:table-cell>
              <table:table-cell office:value-type="float" office:value="195371000">
                <text:p>195371000</text:p>
              </table:table-cell>
              <table:table-cell office:value-type="float" office:value="199512000">
                <text:p>199512000</text:p>
              </table:table-cell>
              <table:table-cell office:value-type="float" office:value="4387660">
                <text:p>4387660</text:p>
              </table:table-cell>
              <table:table-cell office:value-type="float" office:value="4672360">
                <text:p>4672360</text:p>
              </table:table-cell>
              <table:table-cell office:value-type="float" office:value="5134120">
                <text:p>5134120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190156000">
                <text:p>190156000</text:p>
              </table:table-cell>
              <table:table-cell office:value-type="float" office:value="193912000">
                <text:p>193912000</text:p>
              </table:table-cell>
              <table:table-cell office:value-type="float" office:value="200865000">
                <text:p>200865000</text:p>
              </table:table-cell>
              <table:table-cell office:value-type="float" office:value="4200280">
                <text:p>4200280</text:p>
              </table:table-cell>
              <table:table-cell office:value-type="float" office:value="4229100">
                <text:p>4229100</text:p>
              </table:table-cell>
              <table:table-cell office:value-type="float" office:value="4276470">
                <text:p>4276470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191257000">
                <text:p>191257000</text:p>
              </table:table-cell>
              <table:table-cell office:value-type="float" office:value="193439000">
                <text:p>193439000</text:p>
              </table:table-cell>
              <table:table-cell office:value-type="float" office:value="196808000">
                <text:p>196808000</text:p>
              </table:table-cell>
              <table:table-cell office:value-type="float" office:value="4242420">
                <text:p>4242420</text:p>
              </table:table-cell>
              <table:table-cell office:value-type="float" office:value="4307560">
                <text:p>4307560</text:p>
              </table:table-cell>
              <table:table-cell office:value-type="float" office:value="4531070">
                <text:p>4531070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192749000">
                <text:p>192749000</text:p>
              </table:table-cell>
              <table:table-cell office:value-type="float" office:value="195061000">
                <text:p>195061000</text:p>
              </table:table-cell>
              <table:table-cell office:value-type="float" office:value="199186000">
                <text:p>199186000</text:p>
              </table:table-cell>
              <table:table-cell office:value-type="float" office:value="4446070">
                <text:p>4446070</text:p>
              </table:table-cell>
              <table:table-cell office:value-type="float" office:value="4541920">
                <text:p>4541920</text:p>
              </table:table-cell>
              <table:table-cell office:value-type="float" office:value="4710280">
                <text:p>4710280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194551000">
                <text:p>194551000</text:p>
              </table:table-cell>
              <table:table-cell office:value-type="float" office:value="199526000">
                <text:p>199526000</text:p>
              </table:table-cell>
              <table:table-cell office:value-type="float" office:value="204073000">
                <text:p>204073000</text:p>
              </table:table-cell>
              <table:table-cell office:value-type="float" office:value="4379100">
                <text:p>4379100</text:p>
              </table:table-cell>
              <table:table-cell office:value-type="float" office:value="4552960">
                <text:p>4552960</text:p>
              </table:table-cell>
              <table:table-cell office:value-type="float" office:value="4865470">
                <text:p>4865470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198016000">
                <text:p>198016000</text:p>
              </table:table-cell>
              <table:table-cell office:value-type="float" office:value="202434000">
                <text:p>202434000</text:p>
              </table:table-cell>
              <table:table-cell office:value-type="float" office:value="212197000">
                <text:p>212197000</text:p>
              </table:table-cell>
              <table:table-cell office:value-type="float" office:value="4386950">
                <text:p>4386950</text:p>
              </table:table-cell>
              <table:table-cell office:value-type="float" office:value="4551070">
                <text:p>4551070</text:p>
              </table:table-cell>
              <table:table-cell office:value-type="float" office:value="5077930">
                <text:p>5077930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197755000">
                <text:p>197755000</text:p>
              </table:table-cell>
              <table:table-cell office:value-type="float" office:value="201895000">
                <text:p>201895000</text:p>
              </table:table-cell>
              <table:table-cell office:value-type="float" office:value="205201000">
                <text:p>205201000</text:p>
              </table:table-cell>
              <table:table-cell office:value-type="float" office:value="4396870">
                <text:p>4396870</text:p>
              </table:table-cell>
              <table:table-cell office:value-type="float" office:value="4419130">
                <text:p>4419130</text:p>
              </table:table-cell>
              <table:table-cell office:value-type="float" office:value="4437660">
                <text:p>4437660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198184000">
                <text:p>198184000</text:p>
              </table:table-cell>
              <table:table-cell office:value-type="float" office:value="202872000">
                <text:p>202872000</text:p>
              </table:table-cell>
              <table:table-cell office:value-type="float" office:value="217456000">
                <text:p>217456000</text:p>
              </table:table-cell>
              <table:table-cell office:value-type="float" office:value="4861260">
                <text:p>4861260</text:p>
              </table:table-cell>
              <table:table-cell office:value-type="float" office:value="5085940">
                <text:p>5085940</text:p>
              </table:table-cell>
              <table:table-cell office:value-type="float" office:value="5888850">
                <text:p>588885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01003000">
                <text:p>201003000</text:p>
              </table:table-cell>
              <table:table-cell office:value-type="float" office:value="213003000">
                <text:p>213003000</text:p>
              </table:table-cell>
              <table:table-cell office:value-type="float" office:value="226309000">
                <text:p>226309000</text:p>
              </table:table-cell>
              <table:table-cell office:value-type="float" office:value="4974490">
                <text:p>4974490</text:p>
              </table:table-cell>
              <table:table-cell office:value-type="float" office:value="5080150">
                <text:p>5080150</text:p>
              </table:table-cell>
              <table:table-cell office:value-type="float" office:value="5248310">
                <text:p>5248310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05586000">
                <text:p>205586000</text:p>
              </table:table-cell>
              <table:table-cell office:value-type="float" office:value="209163000">
                <text:p>209163000</text:p>
              </table:table-cell>
              <table:table-cell office:value-type="float" office:value="213721000">
                <text:p>213721000</text:p>
              </table:table-cell>
              <table:table-cell office:value-type="float" office:value="4685760">
                <text:p>4685760</text:p>
              </table:table-cell>
              <table:table-cell office:value-type="float" office:value="4897750">
                <text:p>4897750</text:p>
              </table:table-cell>
              <table:table-cell office:value-type="float" office:value="5075120">
                <text:p>5075120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07213000">
                <text:p>207213000</text:p>
              </table:table-cell>
              <table:table-cell office:value-type="float" office:value="208563000">
                <text:p>208563000</text:p>
              </table:table-cell>
              <table:table-cell office:value-type="float" office:value="214128000">
                <text:p>214128000</text:p>
              </table:table-cell>
              <table:table-cell office:value-type="float" office:value="4463560">
                <text:p>4463560</text:p>
              </table:table-cell>
              <table:table-cell office:value-type="float" office:value="4623960">
                <text:p>4623960</text:p>
              </table:table-cell>
              <table:table-cell office:value-type="float" office:value="4924120">
                <text:p>4924120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08954000">
                <text:p>208954000</text:p>
              </table:table-cell>
              <table:table-cell office:value-type="float" office:value="211861000">
                <text:p>211861000</text:p>
              </table:table-cell>
              <table:table-cell office:value-type="float" office:value="219416000">
                <text:p>219416000</text:p>
              </table:table-cell>
              <table:table-cell office:value-type="float" office:value="4398290">
                <text:p>4398290</text:p>
              </table:table-cell>
              <table:table-cell office:value-type="float" office:value="4558290">
                <text:p>4558290</text:p>
              </table:table-cell>
              <table:table-cell office:value-type="float" office:value="4789040">
                <text:p>4789040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210616000">
                <text:p>210616000</text:p>
              </table:table-cell>
              <table:table-cell office:value-type="float" office:value="212983000">
                <text:p>212983000</text:p>
              </table:table-cell>
              <table:table-cell office:value-type="float" office:value="220214000">
                <text:p>220214000</text:p>
              </table:table-cell>
              <table:table-cell office:value-type="float" office:value="4659050">
                <text:p>4659050</text:p>
              </table:table-cell>
              <table:table-cell office:value-type="float" office:value="4993280">
                <text:p>4993280</text:p>
              </table:table-cell>
              <table:table-cell office:value-type="float" office:value="5913890">
                <text:p>5913890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11683000">
                <text:p>211683000</text:p>
              </table:table-cell>
              <table:table-cell office:value-type="float" office:value="219901000">
                <text:p>219901000</text:p>
              </table:table-cell>
              <table:table-cell office:value-type="float" office:value="233488000">
                <text:p>233488000</text:p>
              </table:table-cell>
              <table:table-cell office:value-type="float" office:value="4277060">
                <text:p>4277060</text:p>
              </table:table-cell>
              <table:table-cell office:value-type="float" office:value="4314080">
                <text:p>4314080</text:p>
              </table:table-cell>
              <table:table-cell office:value-type="float" office:value="4462830">
                <text:p>4462830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07657000">
                <text:p>207657000</text:p>
              </table:table-cell>
              <table:table-cell office:value-type="float" office:value="208751000">
                <text:p>208751000</text:p>
              </table:table-cell>
              <table:table-cell office:value-type="float" office:value="212968000">
                <text:p>212968000</text:p>
              </table:table-cell>
              <table:table-cell office:value-type="float" office:value="4457010">
                <text:p>4457010</text:p>
              </table:table-cell>
              <table:table-cell office:value-type="float" office:value="4517600">
                <text:p>4517600</text:p>
              </table:table-cell>
              <table:table-cell office:value-type="float" office:value="4641430">
                <text:p>4641430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10007000">
                <text:p>210007000</text:p>
              </table:table-cell>
              <table:table-cell office:value-type="float" office:value="217418000">
                <text:p>217418000</text:p>
              </table:table-cell>
              <table:table-cell office:value-type="float" office:value="222830000">
                <text:p>222830000</text:p>
              </table:table-cell>
              <table:table-cell office:value-type="float" office:value="4818250">
                <text:p>4818250</text:p>
              </table:table-cell>
              <table:table-cell office:value-type="float" office:value="4929740">
                <text:p>4929740</text:p>
              </table:table-cell>
              <table:table-cell office:value-type="float" office:value="5007730">
                <text:p>5007730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215859000">
                <text:p>215859000</text:p>
              </table:table-cell>
              <table:table-cell office:value-type="float" office:value="221688000">
                <text:p>221688000</text:p>
              </table:table-cell>
              <table:table-cell office:value-type="float" office:value="238803000">
                <text:p>238803000</text:p>
              </table:table-cell>
              <table:table-cell office:value-type="float" office:value="4751490">
                <text:p>4751490</text:p>
              </table:table-cell>
              <table:table-cell office:value-type="float" office:value="5175620">
                <text:p>5175620</text:p>
              </table:table-cell>
              <table:table-cell office:value-type="float" office:value="5915080">
                <text:p>5915080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213947000">
                <text:p>213947000</text:p>
              </table:table-cell>
              <table:table-cell office:value-type="float" office:value="219154000">
                <text:p>219154000</text:p>
              </table:table-cell>
              <table:table-cell office:value-type="float" office:value="224715000">
                <text:p>224715000</text:p>
              </table:table-cell>
              <table:table-cell office:value-type="float" office:value="4787960">
                <text:p>4787960</text:p>
              </table:table-cell>
              <table:table-cell office:value-type="float" office:value="4810700">
                <text:p>4810700</text:p>
              </table:table-cell>
              <table:table-cell office:value-type="float" office:value="4827500">
                <text:p>4827500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213998000">
                <text:p>213998000</text:p>
              </table:table-cell>
              <table:table-cell office:value-type="float" office:value="218225000">
                <text:p>218225000</text:p>
              </table:table-cell>
              <table:table-cell office:value-type="float" office:value="225592000">
                <text:p>225592000</text:p>
              </table:table-cell>
              <table:table-cell office:value-type="float" office:value="4783220">
                <text:p>4783220</text:p>
              </table:table-cell>
              <table:table-cell office:value-type="float" office:value="4986070">
                <text:p>4986070</text:p>
              </table:table-cell>
              <table:table-cell office:value-type="float" office:value="5262190">
                <text:p>5262190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217668000">
                <text:p>217668000</text:p>
              </table:table-cell>
              <table:table-cell office:value-type="float" office:value="224158000">
                <text:p>224158000</text:p>
              </table:table-cell>
              <table:table-cell office:value-type="float" office:value="231889000">
                <text:p>231889000</text:p>
              </table:table-cell>
              <table:table-cell office:value-type="float" office:value="4889080">
                <text:p>4889080</text:p>
              </table:table-cell>
              <table:table-cell office:value-type="float" office:value="4964190">
                <text:p>4964190</text:p>
              </table:table-cell>
              <table:table-cell office:value-type="float" office:value="5034000">
                <text:p>5034000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220862000">
                <text:p>220862000</text:p>
              </table:table-cell>
              <table:table-cell office:value-type="float" office:value="227011000">
                <text:p>227011000</text:p>
              </table:table-cell>
              <table:table-cell office:value-type="float" office:value="243069000">
                <text:p>243069000</text:p>
              </table:table-cell>
              <table:table-cell office:value-type="float" office:value="4649890">
                <text:p>4649890</text:p>
              </table:table-cell>
              <table:table-cell office:value-type="float" office:value="4796310">
                <text:p>4796310</text:p>
              </table:table-cell>
              <table:table-cell office:value-type="float" office:value="4967760">
                <text:p>4967760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221987000">
                <text:p>221987000</text:p>
              </table:table-cell>
              <table:table-cell office:value-type="float" office:value="229693000">
                <text:p>229693000</text:p>
              </table:table-cell>
              <table:table-cell office:value-type="float" office:value="237538000">
                <text:p>237538000</text:p>
              </table:table-cell>
              <table:table-cell office:value-type="float" office:value="4694860">
                <text:p>4694860</text:p>
              </table:table-cell>
              <table:table-cell office:value-type="float" office:value="4924720">
                <text:p>4924720</text:p>
              </table:table-cell>
              <table:table-cell office:value-type="float" office:value="5325370">
                <text:p>5325370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231257000">
                <text:p>231257000</text:p>
              </table:table-cell>
              <table:table-cell office:value-type="float" office:value="235334000">
                <text:p>235334000</text:p>
              </table:table-cell>
              <table:table-cell office:value-type="float" office:value="246360000">
                <text:p>246360000</text:p>
              </table:table-cell>
              <table:table-cell office:value-type="float" office:value="4885270">
                <text:p>4885270</text:p>
              </table:table-cell>
              <table:table-cell office:value-type="float" office:value="4990190">
                <text:p>4990190</text:p>
              </table:table-cell>
              <table:table-cell office:value-type="float" office:value="5070620">
                <text:p>5070620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229648000">
                <text:p>229648000</text:p>
              </table:table-cell>
              <table:table-cell office:value-type="float" office:value="235633000">
                <text:p>235633000</text:p>
              </table:table-cell>
              <table:table-cell office:value-type="float" office:value="247278000">
                <text:p>247278000</text:p>
              </table:table-cell>
              <table:table-cell office:value-type="float" office:value="5064520">
                <text:p>5064520</text:p>
              </table:table-cell>
              <table:table-cell office:value-type="float" office:value="5629550">
                <text:p>5629550</text:p>
              </table:table-cell>
              <table:table-cell office:value-type="float" office:value="6690260">
                <text:p>6690260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229719000">
                <text:p>229719000</text:p>
              </table:table-cell>
              <table:table-cell office:value-type="float" office:value="239383000">
                <text:p>239383000</text:p>
              </table:table-cell>
              <table:table-cell office:value-type="float" office:value="245640000">
                <text:p>245640000</text:p>
              </table:table-cell>
              <table:table-cell office:value-type="float" office:value="4870420">
                <text:p>4870420</text:p>
              </table:table-cell>
              <table:table-cell office:value-type="float" office:value="5044010">
                <text:p>5044010</text:p>
              </table:table-cell>
              <table:table-cell office:value-type="float" office:value="5163600">
                <text:p>5163600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229295000">
                <text:p>229295000</text:p>
              </table:table-cell>
              <table:table-cell office:value-type="float" office:value="238188000">
                <text:p>238188000</text:p>
              </table:table-cell>
              <table:table-cell office:value-type="float" office:value="255887000">
                <text:p>255887000</text:p>
              </table:table-cell>
              <table:table-cell office:value-type="float" office:value="4899480">
                <text:p>4899480</text:p>
              </table:table-cell>
              <table:table-cell office:value-type="float" office:value="4974980">
                <text:p>4974980</text:p>
              </table:table-cell>
              <table:table-cell office:value-type="float" office:value="5131290">
                <text:p>5131290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234185000">
                <text:p>234185000</text:p>
              </table:table-cell>
              <table:table-cell office:value-type="float" office:value="238703000">
                <text:p>238703000</text:p>
              </table:table-cell>
              <table:table-cell office:value-type="float" office:value="253545000">
                <text:p>253545000</text:p>
              </table:table-cell>
              <table:table-cell office:value-type="float" office:value="4865360">
                <text:p>4865360</text:p>
              </table:table-cell>
              <table:table-cell office:value-type="float" office:value="5228180">
                <text:p>5228180</text:p>
              </table:table-cell>
              <table:table-cell office:value-type="float" office:value="5645370">
                <text:p>5645370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231088000">
                <text:p>231088000</text:p>
              </table:table-cell>
              <table:table-cell office:value-type="float" office:value="241932000">
                <text:p>241932000</text:p>
              </table:table-cell>
              <table:table-cell office:value-type="float" office:value="247159000">
                <text:p>247159000</text:p>
              </table:table-cell>
              <table:table-cell office:value-type="float" office:value="4895640">
                <text:p>4895640</text:p>
              </table:table-cell>
              <table:table-cell office:value-type="float" office:value="5246380">
                <text:p>5246380</text:p>
              </table:table-cell>
              <table:table-cell office:value-type="float" office:value="5859680">
                <text:p>5859680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230885000">
                <text:p>230885000</text:p>
              </table:table-cell>
              <table:table-cell office:value-type="float" office:value="236774000">
                <text:p>236774000</text:p>
              </table:table-cell>
              <table:table-cell office:value-type="float" office:value="243797000">
                <text:p>243797000</text:p>
              </table:table-cell>
              <table:table-cell office:value-type="float" office:value="4814900">
                <text:p>4814900</text:p>
              </table:table-cell>
              <table:table-cell office:value-type="float" office:value="4948600">
                <text:p>4948600</text:p>
              </table:table-cell>
              <table:table-cell office:value-type="float" office:value="5051280">
                <text:p>5051280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233353000">
                <text:p>233353000</text:p>
              </table:table-cell>
              <table:table-cell office:value-type="float" office:value="241779000">
                <text:p>241779000</text:p>
              </table:table-cell>
              <table:table-cell office:value-type="float" office:value="255373000">
                <text:p>255373000</text:p>
              </table:table-cell>
              <table:table-cell office:value-type="float" office:value="4303710">
                <text:p>4303710</text:p>
              </table:table-cell>
              <table:table-cell office:value-type="float" office:value="4408690">
                <text:p>4408690</text:p>
              </table:table-cell>
              <table:table-cell office:value-type="float" office:value="4513510">
                <text:p>4513510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238223000">
                <text:p>238223000</text:p>
              </table:table-cell>
              <table:table-cell office:value-type="float" office:value="245737000">
                <text:p>245737000</text:p>
              </table:table-cell>
              <table:table-cell office:value-type="float" office:value="260680000">
                <text:p>260680000</text:p>
              </table:table-cell>
              <table:table-cell office:value-type="float" office:value="4653230">
                <text:p>4653230</text:p>
              </table:table-cell>
              <table:table-cell office:value-type="float" office:value="4899500">
                <text:p>4899500</text:p>
              </table:table-cell>
              <table:table-cell office:value-type="float" office:value="5236840">
                <text:p>5236840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244284000">
                <text:p>244284000</text:p>
              </table:table-cell>
              <table:table-cell office:value-type="float" office:value="251483000">
                <text:p>251483000</text:p>
              </table:table-cell>
              <table:table-cell office:value-type="float" office:value="258513000">
                <text:p>258513000</text:p>
              </table:table-cell>
              <table:table-cell office:value-type="float" office:value="5068970">
                <text:p>5068970</text:p>
              </table:table-cell>
              <table:table-cell office:value-type="float" office:value="5251740">
                <text:p>5251740</text:p>
              </table:table-cell>
              <table:table-cell office:value-type="float" office:value="5494640">
                <text:p>5494640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243250000">
                <text:p>243250000</text:p>
              </table:table-cell>
              <table:table-cell office:value-type="float" office:value="247822000">
                <text:p>247822000</text:p>
              </table:table-cell>
              <table:table-cell office:value-type="float" office:value="255612000">
                <text:p>255612000</text:p>
              </table:table-cell>
              <table:table-cell office:value-type="float" office:value="5241620">
                <text:p>5241620</text:p>
              </table:table-cell>
              <table:table-cell office:value-type="float" office:value="5308580">
                <text:p>5308580</text:p>
              </table:table-cell>
              <table:table-cell office:value-type="float" office:value="5415230">
                <text:p>5415230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245912000">
                <text:p>245912000</text:p>
              </table:table-cell>
              <table:table-cell office:value-type="float" office:value="250975000">
                <text:p>250975000</text:p>
              </table:table-cell>
              <table:table-cell office:value-type="float" office:value="254523000">
                <text:p>254523000</text:p>
              </table:table-cell>
              <table:table-cell office:value-type="float" office:value="4975300">
                <text:p>4975300</text:p>
              </table:table-cell>
              <table:table-cell office:value-type="float" office:value="5004240">
                <text:p>5004240</text:p>
              </table:table-cell>
              <table:table-cell office:value-type="float" office:value="5127880">
                <text:p>5127880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247435000">
                <text:p>247435000</text:p>
              </table:table-cell>
              <table:table-cell office:value-type="float" office:value="251298000">
                <text:p>251298000</text:p>
              </table:table-cell>
              <table:table-cell office:value-type="float" office:value="256427000">
                <text:p>256427000</text:p>
              </table:table-cell>
              <table:table-cell office:value-type="float" office:value="5311470">
                <text:p>5311470</text:p>
              </table:table-cell>
              <table:table-cell office:value-type="float" office:value="5473260">
                <text:p>5473260</text:p>
              </table:table-cell>
              <table:table-cell office:value-type="float" office:value="5610710">
                <text:p>5610710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245495000">
                <text:p>245495000</text:p>
              </table:table-cell>
              <table:table-cell office:value-type="float" office:value="252184000">
                <text:p>252184000</text:p>
              </table:table-cell>
              <table:table-cell office:value-type="float" office:value="257521000">
                <text:p>257521000</text:p>
              </table:table-cell>
              <table:table-cell office:value-type="float" office:value="5219830">
                <text:p>5219830</text:p>
              </table:table-cell>
              <table:table-cell office:value-type="float" office:value="5474970">
                <text:p>5474970</text:p>
              </table:table-cell>
              <table:table-cell office:value-type="float" office:value="5843100">
                <text:p>5843100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248676000">
                <text:p>248676000</text:p>
              </table:table-cell>
              <table:table-cell office:value-type="float" office:value="253120000">
                <text:p>253120000</text:p>
              </table:table-cell>
              <table:table-cell office:value-type="float" office:value="259238000">
                <text:p>259238000</text:p>
              </table:table-cell>
              <table:table-cell office:value-type="float" office:value="5000050">
                <text:p>5000050</text:p>
              </table:table-cell>
              <table:table-cell office:value-type="float" office:value="5101840">
                <text:p>5101840</text:p>
              </table:table-cell>
              <table:table-cell office:value-type="float" office:value="5289880">
                <text:p>5289880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242881000">
                <text:p>242881000</text:p>
              </table:table-cell>
              <table:table-cell office:value-type="float" office:value="257312000">
                <text:p>257312000</text:p>
              </table:table-cell>
              <table:table-cell office:value-type="float" office:value="270202000">
                <text:p>270202000</text:p>
              </table:table-cell>
              <table:table-cell office:value-type="float" office:value="5319270">
                <text:p>5319270</text:p>
              </table:table-cell>
              <table:table-cell office:value-type="float" office:value="5423630">
                <text:p>5423630</text:p>
              </table:table-cell>
              <table:table-cell office:value-type="float" office:value="5516020">
                <text:p>5516020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251183000">
                <text:p>251183000</text:p>
              </table:table-cell>
              <table:table-cell office:value-type="float" office:value="260705000">
                <text:p>260705000</text:p>
              </table:table-cell>
              <table:table-cell office:value-type="float" office:value="272689000">
                <text:p>272689000</text:p>
              </table:table-cell>
              <table:table-cell office:value-type="float" office:value="5284040">
                <text:p>5284040</text:p>
              </table:table-cell>
              <table:table-cell office:value-type="float" office:value="5557740">
                <text:p>5557740</text:p>
              </table:table-cell>
              <table:table-cell office:value-type="float" office:value="5957910">
                <text:p>5957910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246368000">
                <text:p>246368000</text:p>
              </table:table-cell>
              <table:table-cell office:value-type="float" office:value="255270000">
                <text:p>255270000</text:p>
              </table:table-cell>
              <table:table-cell office:value-type="float" office:value="262664000">
                <text:p>262664000</text:p>
              </table:table-cell>
              <table:table-cell office:value-type="float" office:value="4808840">
                <text:p>4808840</text:p>
              </table:table-cell>
              <table:table-cell office:value-type="float" office:value="4965030">
                <text:p>4965030</text:p>
              </table:table-cell>
              <table:table-cell office:value-type="float" office:value="5094490">
                <text:p>5094490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253274000">
                <text:p>253274000</text:p>
              </table:table-cell>
              <table:table-cell office:value-type="float" office:value="259003000">
                <text:p>259003000</text:p>
              </table:table-cell>
              <table:table-cell office:value-type="float" office:value="264698000">
                <text:p>264698000</text:p>
              </table:table-cell>
              <table:table-cell office:value-type="float" office:value="4935230">
                <text:p>4935230</text:p>
              </table:table-cell>
              <table:table-cell office:value-type="float" office:value="5149020">
                <text:p>5149020</text:p>
              </table:table-cell>
              <table:table-cell office:value-type="float" office:value="5318020">
                <text:p>5318020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249489000">
                <text:p>249489000</text:p>
              </table:table-cell>
              <table:table-cell office:value-type="float" office:value="260594000">
                <text:p>260594000</text:p>
              </table:table-cell>
              <table:table-cell office:value-type="float" office:value="269732000">
                <text:p>269732000</text:p>
              </table:table-cell>
              <table:table-cell office:value-type="float" office:value="5292060">
                <text:p>5292060</text:p>
              </table:table-cell>
              <table:table-cell office:value-type="float" office:value="5396390">
                <text:p>5396390</text:p>
              </table:table-cell>
              <table:table-cell office:value-type="float" office:value="5660160">
                <text:p>5660160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252131000">
                <text:p>252131000</text:p>
              </table:table-cell>
              <table:table-cell office:value-type="float" office:value="257339000">
                <text:p>257339000</text:p>
              </table:table-cell>
              <table:table-cell office:value-type="float" office:value="267112000">
                <text:p>267112000</text:p>
              </table:table-cell>
              <table:table-cell office:value-type="float" office:value="5205640">
                <text:p>5205640</text:p>
              </table:table-cell>
              <table:table-cell office:value-type="float" office:value="5240940">
                <text:p>5240940</text:p>
              </table:table-cell>
              <table:table-cell office:value-type="float" office:value="5286200">
                <text:p>5286200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251107000">
                <text:p>251107000</text:p>
              </table:table-cell>
              <table:table-cell office:value-type="float" office:value="257624000">
                <text:p>257624000</text:p>
              </table:table-cell>
              <table:table-cell office:value-type="float" office:value="265015000">
                <text:p>265015000</text:p>
              </table:table-cell>
              <table:table-cell office:value-type="float" office:value="5058820">
                <text:p>5058820</text:p>
              </table:table-cell>
              <table:table-cell office:value-type="float" office:value="5196740">
                <text:p>5196740</text:p>
              </table:table-cell>
              <table:table-cell office:value-type="float" office:value="5332510">
                <text:p>5332510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257687000">
                <text:p>257687000</text:p>
              </table:table-cell>
              <table:table-cell office:value-type="float" office:value="261598000">
                <text:p>261598000</text:p>
              </table:table-cell>
              <table:table-cell office:value-type="float" office:value="273673000">
                <text:p>273673000</text:p>
              </table:table-cell>
              <table:table-cell office:value-type="float" office:value="4768930">
                <text:p>4768930</text:p>
              </table:table-cell>
              <table:table-cell office:value-type="float" office:value="4824820">
                <text:p>4824820</text:p>
              </table:table-cell>
              <table:table-cell office:value-type="float" office:value="4952520">
                <text:p>4952520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254128000">
                <text:p>254128000</text:p>
              </table:table-cell>
              <table:table-cell office:value-type="float" office:value="260596000">
                <text:p>260596000</text:p>
              </table:table-cell>
              <table:table-cell office:value-type="float" office:value="265812000">
                <text:p>265812000</text:p>
              </table:table-cell>
              <table:table-cell office:value-type="float" office:value="5155420">
                <text:p>5155420</text:p>
              </table:table-cell>
              <table:table-cell office:value-type="float" office:value="5218050">
                <text:p>5218050</text:p>
              </table:table-cell>
              <table:table-cell office:value-type="float" office:value="5341140">
                <text:p>5341140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255972000">
                <text:p>255972000</text:p>
              </table:table-cell>
              <table:table-cell office:value-type="float" office:value="262436000">
                <text:p>262436000</text:p>
              </table:table-cell>
              <table:table-cell office:value-type="float" office:value="266712000">
                <text:p>266712000</text:p>
              </table:table-cell>
              <table:table-cell office:value-type="float" office:value="5033110">
                <text:p>5033110</text:p>
              </table:table-cell>
              <table:table-cell office:value-type="float" office:value="5068720">
                <text:p>5068720</text:p>
              </table:table-cell>
              <table:table-cell office:value-type="float" office:value="5131340">
                <text:p>5131340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257146000">
                <text:p>257146000</text:p>
              </table:table-cell>
              <table:table-cell office:value-type="float" office:value="267692000">
                <text:p>267692000</text:p>
              </table:table-cell>
              <table:table-cell office:value-type="float" office:value="273453000">
                <text:p>273453000</text:p>
              </table:table-cell>
              <table:table-cell office:value-type="float" office:value="5140270">
                <text:p>5140270</text:p>
              </table:table-cell>
              <table:table-cell office:value-type="float" office:value="5374600">
                <text:p>5374600</text:p>
              </table:table-cell>
              <table:table-cell office:value-type="float" office:value="5634130">
                <text:p>5634130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259747000">
                <text:p>259747000</text:p>
              </table:table-cell>
              <table:table-cell office:value-type="float" office:value="265179000">
                <text:p>265179000</text:p>
              </table:table-cell>
              <table:table-cell office:value-type="float" office:value="277033000">
                <text:p>277033000</text:p>
              </table:table-cell>
              <table:table-cell office:value-type="float" office:value="5311340">
                <text:p>5311340</text:p>
              </table:table-cell>
              <table:table-cell office:value-type="float" office:value="5432070">
                <text:p>5432070</text:p>
              </table:table-cell>
              <table:table-cell office:value-type="float" office:value="5690670">
                <text:p>5690670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265095000">
                <text:p>265095000</text:p>
              </table:table-cell>
              <table:table-cell office:value-type="float" office:value="269805000">
                <text:p>269805000</text:p>
              </table:table-cell>
              <table:table-cell office:value-type="float" office:value="276900000">
                <text:p>276900000</text:p>
              </table:table-cell>
              <table:table-cell office:value-type="float" office:value="5384580">
                <text:p>5384580</text:p>
              </table:table-cell>
              <table:table-cell office:value-type="float" office:value="5629050">
                <text:p>5629050</text:p>
              </table:table-cell>
              <table:table-cell office:value-type="float" office:value="5880980">
                <text:p>5880980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263973000">
                <text:p>263973000</text:p>
              </table:table-cell>
              <table:table-cell office:value-type="float" office:value="271970000">
                <text:p>271970000</text:p>
              </table:table-cell>
              <table:table-cell office:value-type="float" office:value="279428000">
                <text:p>279428000</text:p>
              </table:table-cell>
              <table:table-cell office:value-type="float" office:value="5125870">
                <text:p>5125870</text:p>
              </table:table-cell>
              <table:table-cell office:value-type="float" office:value="5278830">
                <text:p>5278830</text:p>
              </table:table-cell>
              <table:table-cell office:value-type="float" office:value="5628030">
                <text:p>5628030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263564000">
                <text:p>263564000</text:p>
              </table:table-cell>
              <table:table-cell office:value-type="float" office:value="269643000">
                <text:p>269643000</text:p>
              </table:table-cell>
              <table:table-cell office:value-type="float" office:value="274056000">
                <text:p>274056000</text:p>
              </table:table-cell>
              <table:table-cell office:value-type="float" office:value="5543350">
                <text:p>5543350</text:p>
              </table:table-cell>
              <table:table-cell office:value-type="float" office:value="5574800">
                <text:p>5574800</text:p>
              </table:table-cell>
              <table:table-cell office:value-type="float" office:value="5644500">
                <text:p>564450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265400000">
                <text:p>265400000</text:p>
              </table:table-cell>
              <table:table-cell office:value-type="float" office:value="271767000">
                <text:p>271767000</text:p>
              </table:table-cell>
              <table:table-cell office:value-type="float" office:value="276521000">
                <text:p>276521000</text:p>
              </table:table-cell>
              <table:table-cell office:value-type="float" office:value="5547180">
                <text:p>5547180</text:p>
              </table:table-cell>
              <table:table-cell office:value-type="float" office:value="5633110">
                <text:p>5633110</text:p>
              </table:table-cell>
              <table:table-cell office:value-type="float" office:value="5734090">
                <text:p>5734090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266508000">
                <text:p>266508000</text:p>
              </table:table-cell>
              <table:table-cell office:value-type="float" office:value="272933000">
                <text:p>272933000</text:p>
              </table:table-cell>
              <table:table-cell office:value-type="float" office:value="282201000">
                <text:p>282201000</text:p>
              </table:table-cell>
              <table:table-cell office:value-type="float" office:value="4831030">
                <text:p>4831030</text:p>
              </table:table-cell>
              <table:table-cell office:value-type="float" office:value="4962540">
                <text:p>4962540</text:p>
              </table:table-cell>
              <table:table-cell office:value-type="float" office:value="5323890">
                <text:p>5323890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268560000">
                <text:p>268560000</text:p>
              </table:table-cell>
              <table:table-cell office:value-type="float" office:value="276556000">
                <text:p>276556000</text:p>
              </table:table-cell>
              <table:table-cell office:value-type="float" office:value="285802000">
                <text:p>285802000</text:p>
              </table:table-cell>
              <table:table-cell office:value-type="float" office:value="5354280">
                <text:p>5354280</text:p>
              </table:table-cell>
              <table:table-cell office:value-type="float" office:value="5382750">
                <text:p>5382750</text:p>
              </table:table-cell>
              <table:table-cell office:value-type="float" office:value="5409640">
                <text:p>5409640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270169000">
                <text:p>270169000</text:p>
              </table:table-cell>
              <table:table-cell office:value-type="float" office:value="278425000">
                <text:p>278425000</text:p>
              </table:table-cell>
              <table:table-cell office:value-type="float" office:value="287301000">
                <text:p>287301000</text:p>
              </table:table-cell>
              <table:table-cell office:value-type="float" office:value="5730360">
                <text:p>5730360</text:p>
              </table:table-cell>
              <table:table-cell office:value-type="float" office:value="6334050">
                <text:p>6334050</text:p>
              </table:table-cell>
              <table:table-cell office:value-type="float" office:value="6884850">
                <text:p>6884850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279796000">
                <text:p>279796000</text:p>
              </table:table-cell>
              <table:table-cell office:value-type="float" office:value="289528000">
                <text:p>289528000</text:p>
              </table:table-cell>
              <table:table-cell office:value-type="float" office:value="299947000">
                <text:p>299947000</text:p>
              </table:table-cell>
              <table:table-cell office:value-type="float" office:value="5194480">
                <text:p>5194480</text:p>
              </table:table-cell>
              <table:table-cell office:value-type="float" office:value="5479960">
                <text:p>5479960</text:p>
              </table:table-cell>
              <table:table-cell office:value-type="float" office:value="5909060">
                <text:p>5909060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281149000">
                <text:p>281149000</text:p>
              </table:table-cell>
              <table:table-cell office:value-type="float" office:value="287028000">
                <text:p>287028000</text:p>
              </table:table-cell>
              <table:table-cell office:value-type="float" office:value="293684000">
                <text:p>293684000</text:p>
              </table:table-cell>
              <table:table-cell office:value-type="float" office:value="5408840">
                <text:p>5408840</text:p>
              </table:table-cell>
              <table:table-cell office:value-type="float" office:value="5455060">
                <text:p>5455060</text:p>
              </table:table-cell>
              <table:table-cell office:value-type="float" office:value="5632770">
                <text:p>5632770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280084000">
                <text:p>280084000</text:p>
              </table:table-cell>
              <table:table-cell office:value-type="float" office:value="287895000">
                <text:p>287895000</text:p>
              </table:table-cell>
              <table:table-cell office:value-type="float" office:value="297010000">
                <text:p>297010000</text:p>
              </table:table-cell>
              <table:table-cell office:value-type="float" office:value="5218990">
                <text:p>5218990</text:p>
              </table:table-cell>
              <table:table-cell office:value-type="float" office:value="5327780">
                <text:p>5327780</text:p>
              </table:table-cell>
              <table:table-cell office:value-type="float" office:value="5453180">
                <text:p>5453180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282066000">
                <text:p>282066000</text:p>
              </table:table-cell>
              <table:table-cell office:value-type="float" office:value="289516000">
                <text:p>289516000</text:p>
              </table:table-cell>
              <table:table-cell office:value-type="float" office:value="304246000">
                <text:p>304246000</text:p>
              </table:table-cell>
              <table:table-cell office:value-type="float" office:value="5460870">
                <text:p>5460870</text:p>
              </table:table-cell>
              <table:table-cell office:value-type="float" office:value="5510490">
                <text:p>5510490</text:p>
              </table:table-cell>
              <table:table-cell office:value-type="float" office:value="5765570">
                <text:p>5765570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278235000">
                <text:p>278235000</text:p>
              </table:table-cell>
              <table:table-cell office:value-type="float" office:value="286556000">
                <text:p>286556000</text:p>
              </table:table-cell>
              <table:table-cell office:value-type="float" office:value="293112000">
                <text:p>293112000</text:p>
              </table:table-cell>
              <table:table-cell office:value-type="float" office:value="5657690">
                <text:p>5657690</text:p>
              </table:table-cell>
              <table:table-cell office:value-type="float" office:value="5840840">
                <text:p>5840840</text:p>
              </table:table-cell>
              <table:table-cell office:value-type="float" office:value="6406860">
                <text:p>6406860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285144000">
                <text:p>285144000</text:p>
              </table:table-cell>
              <table:table-cell office:value-type="float" office:value="291310000">
                <text:p>291310000</text:p>
              </table:table-cell>
              <table:table-cell office:value-type="float" office:value="297428000">
                <text:p>297428000</text:p>
              </table:table-cell>
              <table:table-cell office:value-type="float" office:value="5603990">
                <text:p>5603990</text:p>
              </table:table-cell>
              <table:table-cell office:value-type="float" office:value="5746640">
                <text:p>5746640</text:p>
              </table:table-cell>
              <table:table-cell office:value-type="float" office:value="5882440">
                <text:p>588244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283748000">
                <text:p>283748000</text:p>
              </table:table-cell>
              <table:table-cell office:value-type="float" office:value="288312000">
                <text:p>288312000</text:p>
              </table:table-cell>
              <table:table-cell office:value-type="float" office:value="300648000">
                <text:p>300648000</text:p>
              </table:table-cell>
              <table:table-cell office:value-type="float" office:value="5548390">
                <text:p>5548390</text:p>
              </table:table-cell>
              <table:table-cell office:value-type="float" office:value="5592150">
                <text:p>5592150</text:p>
              </table:table-cell>
              <table:table-cell office:value-type="float" office:value="5671050">
                <text:p>567105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283322000">
                <text:p>283322000</text:p>
              </table:table-cell>
              <table:table-cell office:value-type="float" office:value="287107000">
                <text:p>287107000</text:p>
              </table:table-cell>
              <table:table-cell office:value-type="float" office:value="296407000">
                <text:p>296407000</text:p>
              </table:table-cell>
              <table:table-cell office:value-type="float" office:value="5537770">
                <text:p>5537770</text:p>
              </table:table-cell>
              <table:table-cell office:value-type="float" office:value="5639570">
                <text:p>5639570</text:p>
              </table:table-cell>
              <table:table-cell office:value-type="float" office:value="5976170">
                <text:p>5976170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285192000">
                <text:p>285192000</text:p>
              </table:table-cell>
              <table:table-cell office:value-type="float" office:value="291399000">
                <text:p>291399000</text:p>
              </table:table-cell>
              <table:table-cell office:value-type="float" office:value="305366000">
                <text:p>305366000</text:p>
              </table:table-cell>
              <table:table-cell office:value-type="float" office:value="5653510">
                <text:p>5653510</text:p>
              </table:table-cell>
              <table:table-cell office:value-type="float" office:value="5846550">
                <text:p>5846550</text:p>
              </table:table-cell>
              <table:table-cell office:value-type="float" office:value="5997800">
                <text:p>5997800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286211000">
                <text:p>286211000</text:p>
              </table:table-cell>
              <table:table-cell office:value-type="float" office:value="293424000">
                <text:p>293424000</text:p>
              </table:table-cell>
              <table:table-cell office:value-type="float" office:value="305510000">
                <text:p>305510000</text:p>
              </table:table-cell>
              <table:table-cell office:value-type="float" office:value="5452060">
                <text:p>5452060</text:p>
              </table:table-cell>
              <table:table-cell office:value-type="float" office:value="5758820">
                <text:p>5758820</text:p>
              </table:table-cell>
              <table:table-cell office:value-type="float" office:value="6497490">
                <text:p>6497490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293004000">
                <text:p>293004000</text:p>
              </table:table-cell>
              <table:table-cell office:value-type="float" office:value="302886000">
                <text:p>302886000</text:p>
              </table:table-cell>
              <table:table-cell office:value-type="float" office:value="311172000">
                <text:p>311172000</text:p>
              </table:table-cell>
              <table:table-cell office:value-type="float" office:value="5843970">
                <text:p>5843970</text:p>
              </table:table-cell>
              <table:table-cell office:value-type="float" office:value="5925520">
                <text:p>5925520</text:p>
              </table:table-cell>
              <table:table-cell office:value-type="float" office:value="6002390">
                <text:p>6002390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295465000">
                <text:p>295465000</text:p>
              </table:table-cell>
              <table:table-cell office:value-type="float" office:value="302837000">
                <text:p>302837000</text:p>
              </table:table-cell>
              <table:table-cell office:value-type="float" office:value="311895000">
                <text:p>311895000</text:p>
              </table:table-cell>
              <table:table-cell office:value-type="float" office:value="5765930">
                <text:p>5765930</text:p>
              </table:table-cell>
              <table:table-cell office:value-type="float" office:value="5796970">
                <text:p>5796970</text:p>
              </table:table-cell>
              <table:table-cell office:value-type="float" office:value="5826350">
                <text:p>5826350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300783000">
                <text:p>300783000</text:p>
              </table:table-cell>
              <table:table-cell office:value-type="float" office:value="305360000">
                <text:p>305360000</text:p>
              </table:table-cell>
              <table:table-cell office:value-type="float" office:value="312908000">
                <text:p>312908000</text:p>
              </table:table-cell>
              <table:table-cell office:value-type="float" office:value="5660440">
                <text:p>5660440</text:p>
              </table:table-cell>
              <table:table-cell office:value-type="float" office:value="5724420">
                <text:p>5724420</text:p>
              </table:table-cell>
              <table:table-cell office:value-type="float" office:value="5768550">
                <text:p>5768550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00989000">
                <text:p>300989000</text:p>
              </table:table-cell>
              <table:table-cell office:value-type="float" office:value="306620000">
                <text:p>306620000</text:p>
              </table:table-cell>
              <table:table-cell office:value-type="float" office:value="311888000">
                <text:p>311888000</text:p>
              </table:table-cell>
              <table:table-cell office:value-type="float" office:value="5848240">
                <text:p>5848240</text:p>
              </table:table-cell>
              <table:table-cell office:value-type="float" office:value="5909830">
                <text:p>5909830</text:p>
              </table:table-cell>
              <table:table-cell office:value-type="float" office:value="5956880">
                <text:p>5956880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296590000">
                <text:p>296590000</text:p>
              </table:table-cell>
              <table:table-cell office:value-type="float" office:value="305813000">
                <text:p>305813000</text:p>
              </table:table-cell>
              <table:table-cell office:value-type="float" office:value="312422000">
                <text:p>312422000</text:p>
              </table:table-cell>
              <table:table-cell office:value-type="float" office:value="5572540">
                <text:p>5572540</text:p>
              </table:table-cell>
              <table:table-cell office:value-type="float" office:value="5704250">
                <text:p>5704250</text:p>
              </table:table-cell>
              <table:table-cell office:value-type="float" office:value="5922400">
                <text:p>5922400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297123000">
                <text:p>297123000</text:p>
              </table:table-cell>
              <table:table-cell office:value-type="float" office:value="305545000">
                <text:p>305545000</text:p>
              </table:table-cell>
              <table:table-cell office:value-type="float" office:value="323283000">
                <text:p>323283000</text:p>
              </table:table-cell>
              <table:table-cell office:value-type="float" office:value="5446840">
                <text:p>5446840</text:p>
              </table:table-cell>
              <table:table-cell office:value-type="float" office:value="5527810">
                <text:p>5527810</text:p>
              </table:table-cell>
              <table:table-cell office:value-type="float" office:value="5747090">
                <text:p>5747090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08143000">
                <text:p>308143000</text:p>
              </table:table-cell>
              <table:table-cell office:value-type="float" office:value="316868000">
                <text:p>316868000</text:p>
              </table:table-cell>
              <table:table-cell office:value-type="float" office:value="325814000">
                <text:p>325814000</text:p>
              </table:table-cell>
              <table:table-cell office:value-type="float" office:value="5686800">
                <text:p>5686800</text:p>
              </table:table-cell>
              <table:table-cell office:value-type="float" office:value="5751480">
                <text:p>5751480</text:p>
              </table:table-cell>
              <table:table-cell office:value-type="float" office:value="5941530">
                <text:p>594153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299912000">
                <text:p>299912000</text:p>
              </table:table-cell>
              <table:table-cell office:value-type="float" office:value="311301000">
                <text:p>311301000</text:p>
              </table:table-cell>
              <table:table-cell office:value-type="float" office:value="326832000">
                <text:p>326832000</text:p>
              </table:table-cell>
              <table:table-cell office:value-type="float" office:value="5532240">
                <text:p>5532240</text:p>
              </table:table-cell>
              <table:table-cell office:value-type="float" office:value="5723660">
                <text:p>5723660</text:p>
              </table:table-cell>
              <table:table-cell office:value-type="float" office:value="6017750">
                <text:p>6017750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06410000">
                <text:p>306410000</text:p>
              </table:table-cell>
              <table:table-cell office:value-type="float" office:value="317306000">
                <text:p>317306000</text:p>
              </table:table-cell>
              <table:table-cell office:value-type="float" office:value="330465000">
                <text:p>330465000</text:p>
              </table:table-cell>
              <table:table-cell office:value-type="float" office:value="5407870">
                <text:p>5407870</text:p>
              </table:table-cell>
              <table:table-cell office:value-type="float" office:value="5501470">
                <text:p>5501470</text:p>
              </table:table-cell>
              <table:table-cell office:value-type="float" office:value="5629350">
                <text:p>5629350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04268000">
                <text:p>304268000</text:p>
              </table:table-cell>
              <table:table-cell office:value-type="float" office:value="317911000">
                <text:p>317911000</text:p>
              </table:table-cell>
              <table:table-cell office:value-type="float" office:value="334572000">
                <text:p>334572000</text:p>
              </table:table-cell>
              <table:table-cell office:value-type="float" office:value="5922940">
                <text:p>5922940</text:p>
              </table:table-cell>
              <table:table-cell office:value-type="float" office:value="6039930">
                <text:p>6039930</text:p>
              </table:table-cell>
              <table:table-cell office:value-type="float" office:value="6228480">
                <text:p>6228480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14336000">
                <text:p>314336000</text:p>
              </table:table-cell>
              <table:table-cell office:value-type="float" office:value="317421000">
                <text:p>317421000</text:p>
              </table:table-cell>
              <table:table-cell office:value-type="float" office:value="325747000">
                <text:p>325747000</text:p>
              </table:table-cell>
              <table:table-cell office:value-type="float" office:value="5700830">
                <text:p>5700830</text:p>
              </table:table-cell>
              <table:table-cell office:value-type="float" office:value="5779570">
                <text:p>5779570</text:p>
              </table:table-cell>
              <table:table-cell office:value-type="float" office:value="5885770">
                <text:p>5885770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14830000">
                <text:p>314830000</text:p>
              </table:table-cell>
              <table:table-cell office:value-type="float" office:value="318577000">
                <text:p>318577000</text:p>
              </table:table-cell>
              <table:table-cell office:value-type="float" office:value="323156000">
                <text:p>323156000</text:p>
              </table:table-cell>
              <table:table-cell office:value-type="float" office:value="5705310">
                <text:p>5705310</text:p>
              </table:table-cell>
              <table:table-cell office:value-type="float" office:value="5817130">
                <text:p>5817130</text:p>
              </table:table-cell>
              <table:table-cell office:value-type="float" office:value="5997220">
                <text:p>5997220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11435000">
                <text:p>311435000</text:p>
              </table:table-cell>
              <table:table-cell office:value-type="float" office:value="318618000">
                <text:p>318618000</text:p>
              </table:table-cell>
              <table:table-cell office:value-type="float" office:value="325986000">
                <text:p>325986000</text:p>
              </table:table-cell>
              <table:table-cell office:value-type="float" office:value="5995640">
                <text:p>5995640</text:p>
              </table:table-cell>
              <table:table-cell office:value-type="float" office:value="6021180">
                <text:p>6021180</text:p>
              </table:table-cell>
              <table:table-cell office:value-type="float" office:value="6045700">
                <text:p>6045700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14390000">
                <text:p>314390000</text:p>
              </table:table-cell>
              <table:table-cell office:value-type="float" office:value="324277000">
                <text:p>324277000</text:p>
              </table:table-cell>
              <table:table-cell office:value-type="float" office:value="332430000">
                <text:p>332430000</text:p>
              </table:table-cell>
              <table:table-cell office:value-type="float" office:value="5526410">
                <text:p>5526410</text:p>
              </table:table-cell>
              <table:table-cell office:value-type="float" office:value="5677960">
                <text:p>5677960</text:p>
              </table:table-cell>
              <table:table-cell office:value-type="float" office:value="5977880">
                <text:p>5977880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28867000">
                <text:p>328867000</text:p>
              </table:table-cell>
              <table:table-cell office:value-type="float" office:value="335759000">
                <text:p>335759000</text:p>
              </table:table-cell>
              <table:table-cell office:value-type="float" office:value="352934000">
                <text:p>352934000</text:p>
              </table:table-cell>
              <table:table-cell office:value-type="float" office:value="5515230">
                <text:p>5515230</text:p>
              </table:table-cell>
              <table:table-cell office:value-type="float" office:value="5732070">
                <text:p>5732070</text:p>
              </table:table-cell>
              <table:table-cell office:value-type="float" office:value="6394420">
                <text:p>6394420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20554000">
                <text:p>320554000</text:p>
              </table:table-cell>
              <table:table-cell office:value-type="float" office:value="330567000">
                <text:p>330567000</text:p>
              </table:table-cell>
              <table:table-cell office:value-type="float" office:value="346306000">
                <text:p>346306000</text:p>
              </table:table-cell>
              <table:table-cell office:value-type="float" office:value="5483560">
                <text:p>5483560</text:p>
              </table:table-cell>
              <table:table-cell office:value-type="float" office:value="6004180">
                <text:p>6004180</text:p>
              </table:table-cell>
              <table:table-cell office:value-type="float" office:value="6526440">
                <text:p>6526440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27861000">
                <text:p>327861000</text:p>
              </table:table-cell>
              <table:table-cell office:value-type="float" office:value="332415000">
                <text:p>332415000</text:p>
              </table:table-cell>
              <table:table-cell office:value-type="float" office:value="337269000">
                <text:p>337269000</text:p>
              </table:table-cell>
              <table:table-cell office:value-type="float" office:value="5864460">
                <text:p>5864460</text:p>
              </table:table-cell>
              <table:table-cell office:value-type="float" office:value="6008650">
                <text:p>6008650</text:p>
              </table:table-cell>
              <table:table-cell office:value-type="float" office:value="6230750">
                <text:p>6230750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32205000">
                <text:p>332205000</text:p>
              </table:table-cell>
              <table:table-cell office:value-type="float" office:value="340189000">
                <text:p>340189000</text:p>
              </table:table-cell>
              <table:table-cell office:value-type="float" office:value="351337000">
                <text:p>351337000</text:p>
              </table:table-cell>
              <table:table-cell office:value-type="float" office:value="5962100">
                <text:p>5962100</text:p>
              </table:table-cell>
              <table:table-cell office:value-type="float" office:value="6148820">
                <text:p>6148820</text:p>
              </table:table-cell>
              <table:table-cell office:value-type="float" office:value="6637820">
                <text:p>6637820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31075000">
                <text:p>331075000</text:p>
              </table:table-cell>
              <table:table-cell office:value-type="float" office:value="337275000">
                <text:p>337275000</text:p>
              </table:table-cell>
              <table:table-cell office:value-type="float" office:value="346334000">
                <text:p>346334000</text:p>
              </table:table-cell>
              <table:table-cell office:value-type="float" office:value="5715300">
                <text:p>5715300</text:p>
              </table:table-cell>
              <table:table-cell office:value-type="float" office:value="5838860">
                <text:p>5838860</text:p>
              </table:table-cell>
              <table:table-cell office:value-type="float" office:value="6014270">
                <text:p>6014270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23960000">
                <text:p>323960000</text:p>
              </table:table-cell>
              <table:table-cell office:value-type="float" office:value="334908000">
                <text:p>334908000</text:p>
              </table:table-cell>
              <table:table-cell office:value-type="float" office:value="342257000">
                <text:p>342257000</text:p>
              </table:table-cell>
              <table:table-cell office:value-type="float" office:value="5777710">
                <text:p>5777710</text:p>
              </table:table-cell>
              <table:table-cell office:value-type="float" office:value="6031240">
                <text:p>6031240</text:p>
              </table:table-cell>
              <table:table-cell office:value-type="float" office:value="6536250">
                <text:p>6536250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32799000">
                <text:p>332799000</text:p>
              </table:table-cell>
              <table:table-cell office:value-type="float" office:value="341509000">
                <text:p>341509000</text:p>
              </table:table-cell>
              <table:table-cell office:value-type="float" office:value="353734000">
                <text:p>353734000</text:p>
              </table:table-cell>
              <table:table-cell office:value-type="float" office:value="5914320">
                <text:p>5914320</text:p>
              </table:table-cell>
              <table:table-cell office:value-type="float" office:value="6124260">
                <text:p>6124260</text:p>
              </table:table-cell>
              <table:table-cell office:value-type="float" office:value="6478680">
                <text:p>6478680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38266000">
                <text:p>338266000</text:p>
              </table:table-cell>
              <table:table-cell office:value-type="float" office:value="343203000">
                <text:p>343203000</text:p>
              </table:table-cell>
              <table:table-cell office:value-type="float" office:value="353385000">
                <text:p>353385000</text:p>
              </table:table-cell>
              <table:table-cell office:value-type="float" office:value="5787840">
                <text:p>5787840</text:p>
              </table:table-cell>
              <table:table-cell office:value-type="float" office:value="5836410">
                <text:p>5836410</text:p>
              </table:table-cell>
              <table:table-cell office:value-type="float" office:value="5978650">
                <text:p>5978650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36102000">
                <text:p>336102000</text:p>
              </table:table-cell>
              <table:table-cell office:value-type="float" office:value="341176000">
                <text:p>341176000</text:p>
              </table:table-cell>
              <table:table-cell office:value-type="float" office:value="347481000">
                <text:p>347481000</text:p>
              </table:table-cell>
              <table:table-cell office:value-type="float" office:value="6102010">
                <text:p>6102010</text:p>
              </table:table-cell>
              <table:table-cell office:value-type="float" office:value="6191980">
                <text:p>6191980</text:p>
              </table:table-cell>
              <table:table-cell office:value-type="float" office:value="6324450">
                <text:p>6324450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39558000">
                <text:p>339558000</text:p>
              </table:table-cell>
              <table:table-cell office:value-type="float" office:value="345824000">
                <text:p>345824000</text:p>
              </table:table-cell>
              <table:table-cell office:value-type="float" office:value="352221000">
                <text:p>352221000</text:p>
              </table:table-cell>
              <table:table-cell office:value-type="float" office:value="5632480">
                <text:p>5632480</text:p>
              </table:table-cell>
              <table:table-cell office:value-type="float" office:value="5814170">
                <text:p>5814170</text:p>
              </table:table-cell>
              <table:table-cell office:value-type="float" office:value="5913580">
                <text:p>5913580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38406000">
                <text:p>338406000</text:p>
              </table:table-cell>
              <table:table-cell office:value-type="float" office:value="344754000">
                <text:p>344754000</text:p>
              </table:table-cell>
              <table:table-cell office:value-type="float" office:value="351119000">
                <text:p>351119000</text:p>
              </table:table-cell>
              <table:table-cell office:value-type="float" office:value="5904500">
                <text:p>5904500</text:p>
              </table:table-cell>
              <table:table-cell office:value-type="float" office:value="6036350">
                <text:p>6036350</text:p>
              </table:table-cell>
              <table:table-cell office:value-type="float" office:value="6176940">
                <text:p>6176940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47316000">
                <text:p>347316000</text:p>
              </table:table-cell>
              <table:table-cell office:value-type="float" office:value="354866000">
                <text:p>354866000</text:p>
              </table:table-cell>
              <table:table-cell office:value-type="float" office:value="373613000">
                <text:p>373613000</text:p>
              </table:table-cell>
              <table:table-cell office:value-type="float" office:value="5965770">
                <text:p>5965770</text:p>
              </table:table-cell>
              <table:table-cell office:value-type="float" office:value="5994830">
                <text:p>5994830</text:p>
              </table:table-cell>
              <table:table-cell office:value-type="float" office:value="6110800">
                <text:p>6110800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33780000">
                <text:p>333780000</text:p>
              </table:table-cell>
              <table:table-cell office:value-type="float" office:value="343661000">
                <text:p>343661000</text:p>
              </table:table-cell>
              <table:table-cell office:value-type="float" office:value="352151000">
                <text:p>352151000</text:p>
              </table:table-cell>
              <table:table-cell office:value-type="float" office:value="5893830">
                <text:p>5893830</text:p>
              </table:table-cell>
              <table:table-cell office:value-type="float" office:value="5902210">
                <text:p>5902210</text:p>
              </table:table-cell>
              <table:table-cell office:value-type="float" office:value="5925340">
                <text:p>5925340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37651000">
                <text:p>337651000</text:p>
              </table:table-cell>
              <table:table-cell office:value-type="float" office:value="341464000">
                <text:p>341464000</text:p>
              </table:table-cell>
              <table:table-cell office:value-type="float" office:value="345664000">
                <text:p>345664000</text:p>
              </table:table-cell>
              <table:table-cell office:value-type="float" office:value="5926730">
                <text:p>5926730</text:p>
              </table:table-cell>
              <table:table-cell office:value-type="float" office:value="5966960">
                <text:p>5966960</text:p>
              </table:table-cell>
              <table:table-cell office:value-type="float" office:value="6060870">
                <text:p>6060870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36669000">
                <text:p>336669000</text:p>
              </table:table-cell>
              <table:table-cell office:value-type="float" office:value="342892000">
                <text:p>342892000</text:p>
              </table:table-cell>
              <table:table-cell office:value-type="float" office:value="351603000">
                <text:p>351603000</text:p>
              </table:table-cell>
              <table:table-cell office:value-type="float" office:value="6121480">
                <text:p>6121480</text:p>
              </table:table-cell>
              <table:table-cell office:value-type="float" office:value="6527910">
                <text:p>6527910</text:p>
              </table:table-cell>
              <table:table-cell office:value-type="float" office:value="7327680">
                <text:p>7327680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39020000">
                <text:p>339020000</text:p>
              </table:table-cell>
              <table:table-cell office:value-type="float" office:value="351359000">
                <text:p>351359000</text:p>
              </table:table-cell>
              <table:table-cell office:value-type="float" office:value="360538000">
                <text:p>360538000</text:p>
              </table:table-cell>
              <table:table-cell office:value-type="float" office:value="6059930">
                <text:p>6059930</text:p>
              </table:table-cell>
              <table:table-cell office:value-type="float" office:value="6077000">
                <text:p>6077000</text:p>
              </table:table-cell>
              <table:table-cell office:value-type="float" office:value="6107560">
                <text:p>610756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47271000">
                <text:p>347271000</text:p>
              </table:table-cell>
              <table:table-cell office:value-type="float" office:value="354006000">
                <text:p>354006000</text:p>
              </table:table-cell>
              <table:table-cell office:value-type="float" office:value="368874000">
                <text:p>368874000</text:p>
              </table:table-cell>
              <table:table-cell office:value-type="float" office:value="5590620">
                <text:p>5590620</text:p>
              </table:table-cell>
              <table:table-cell office:value-type="float" office:value="5671670">
                <text:p>5671670</text:p>
              </table:table-cell>
              <table:table-cell office:value-type="float" office:value="5765550">
                <text:p>5765550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51408000">
                <text:p>351408000</text:p>
              </table:table-cell>
              <table:table-cell office:value-type="float" office:value="356050000">
                <text:p>356050000</text:p>
              </table:table-cell>
              <table:table-cell office:value-type="float" office:value="362043000">
                <text:p>362043000</text:p>
              </table:table-cell>
              <table:table-cell office:value-type="float" office:value="5929220">
                <text:p>5929220</text:p>
              </table:table-cell>
              <table:table-cell office:value-type="float" office:value="6051310">
                <text:p>6051310</text:p>
              </table:table-cell>
              <table:table-cell office:value-type="float" office:value="6180100">
                <text:p>6180100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51000000">
                <text:p>351000000</text:p>
              </table:table-cell>
              <table:table-cell office:value-type="float" office:value="360435000">
                <text:p>360435000</text:p>
              </table:table-cell>
              <table:table-cell office:value-type="float" office:value="367817000">
                <text:p>367817000</text:p>
              </table:table-cell>
              <table:table-cell office:value-type="float" office:value="5961200">
                <text:p>5961200</text:p>
              </table:table-cell>
              <table:table-cell office:value-type="float" office:value="6018440">
                <text:p>6018440</text:p>
              </table:table-cell>
              <table:table-cell office:value-type="float" office:value="6306730">
                <text:p>6306730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45304000">
                <text:p>345304000</text:p>
              </table:table-cell>
              <table:table-cell office:value-type="float" office:value="358860000">
                <text:p>358860000</text:p>
              </table:table-cell>
              <table:table-cell office:value-type="float" office:value="373903000">
                <text:p>373903000</text:p>
              </table:table-cell>
              <table:table-cell office:value-type="float" office:value="6298900">
                <text:p>6298900</text:p>
              </table:table-cell>
              <table:table-cell office:value-type="float" office:value="6515050">
                <text:p>6515050</text:p>
              </table:table-cell>
              <table:table-cell office:value-type="float" office:value="7415100">
                <text:p>7415100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46784000">
                <text:p>346784000</text:p>
              </table:table-cell>
              <table:table-cell office:value-type="float" office:value="356302000">
                <text:p>356302000</text:p>
              </table:table-cell>
              <table:table-cell office:value-type="float" office:value="361999000">
                <text:p>361999000</text:p>
              </table:table-cell>
              <table:table-cell office:value-type="float" office:value="5947010">
                <text:p>5947010</text:p>
              </table:table-cell>
              <table:table-cell office:value-type="float" office:value="5993810">
                <text:p>5993810</text:p>
              </table:table-cell>
              <table:table-cell office:value-type="float" office:value="6123300">
                <text:p>6123300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50135000">
                <text:p>350135000</text:p>
              </table:table-cell>
              <table:table-cell office:value-type="float" office:value="357392000">
                <text:p>357392000</text:p>
              </table:table-cell>
              <table:table-cell office:value-type="float" office:value="363389000">
                <text:p>363389000</text:p>
              </table:table-cell>
              <table:table-cell office:value-type="float" office:value="6360140">
                <text:p>6360140</text:p>
              </table:table-cell>
              <table:table-cell office:value-type="float" office:value="6391050">
                <text:p>6391050</text:p>
              </table:table-cell>
              <table:table-cell office:value-type="float" office:value="6443470">
                <text:p>6443470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352381000">
                <text:p>352381000</text:p>
              </table:table-cell>
              <table:table-cell office:value-type="float" office:value="364567000">
                <text:p>364567000</text:p>
              </table:table-cell>
              <table:table-cell office:value-type="float" office:value="384604000">
                <text:p>384604000</text:p>
              </table:table-cell>
              <table:table-cell office:value-type="float" office:value="5988320">
                <text:p>5988320</text:p>
              </table:table-cell>
              <table:table-cell office:value-type="float" office:value="6142570">
                <text:p>6142570</text:p>
              </table:table-cell>
              <table:table-cell office:value-type="float" office:value="6656270">
                <text:p>6656270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56236000">
                <text:p>356236000</text:p>
              </table:table-cell>
              <table:table-cell office:value-type="float" office:value="365584000">
                <text:p>365584000</text:p>
              </table:table-cell>
              <table:table-cell office:value-type="float" office:value="374246000">
                <text:p>374246000</text:p>
              </table:table-cell>
              <table:table-cell office:value-type="float" office:value="5762050">
                <text:p>5762050</text:p>
              </table:table-cell>
              <table:table-cell office:value-type="float" office:value="5843690">
                <text:p>5843690</text:p>
              </table:table-cell>
              <table:table-cell office:value-type="float" office:value="6193570">
                <text:p>6193570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357740000">
                <text:p>357740000</text:p>
              </table:table-cell>
              <table:table-cell office:value-type="float" office:value="368229000">
                <text:p>368229000</text:p>
              </table:table-cell>
              <table:table-cell office:value-type="float" office:value="375313000">
                <text:p>375313000</text:p>
              </table:table-cell>
              <table:table-cell office:value-type="float" office:value="5777600">
                <text:p>5777600</text:p>
              </table:table-cell>
              <table:table-cell office:value-type="float" office:value="5838030">
                <text:p>5838030</text:p>
              </table:table-cell>
              <table:table-cell office:value-type="float" office:value="5913580">
                <text:p>5913580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62381000">
                <text:p>362381000</text:p>
              </table:table-cell>
              <table:table-cell office:value-type="float" office:value="372255000">
                <text:p>372255000</text:p>
              </table:table-cell>
              <table:table-cell office:value-type="float" office:value="391216000">
                <text:p>391216000</text:p>
              </table:table-cell>
              <table:table-cell office:value-type="float" office:value="6061470">
                <text:p>6061470</text:p>
              </table:table-cell>
              <table:table-cell office:value-type="float" office:value="6131390">
                <text:p>6131390</text:p>
              </table:table-cell>
              <table:table-cell office:value-type="float" office:value="6388410">
                <text:p>6388410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362160000">
                <text:p>362160000</text:p>
              </table:table-cell>
              <table:table-cell office:value-type="float" office:value="367391000">
                <text:p>367391000</text:p>
              </table:table-cell>
              <table:table-cell office:value-type="float" office:value="372151000">
                <text:p>372151000</text:p>
              </table:table-cell>
              <table:table-cell office:value-type="float" office:value="5973810">
                <text:p>5973810</text:p>
              </table:table-cell>
              <table:table-cell office:value-type="float" office:value="6172520">
                <text:p>6172520</text:p>
              </table:table-cell>
              <table:table-cell office:value-type="float" office:value="6436560">
                <text:p>6436560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61728000">
                <text:p>361728000</text:p>
              </table:table-cell>
              <table:table-cell office:value-type="float" office:value="376653000">
                <text:p>376653000</text:p>
              </table:table-cell>
              <table:table-cell office:value-type="float" office:value="391262000">
                <text:p>391262000</text:p>
              </table:table-cell>
              <table:table-cell office:value-type="float" office:value="6206130">
                <text:p>6206130</text:p>
              </table:table-cell>
              <table:table-cell office:value-type="float" office:value="6491090">
                <text:p>6491090</text:p>
              </table:table-cell>
              <table:table-cell office:value-type="float" office:value="6943780">
                <text:p>6943780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75860000">
                <text:p>375860000</text:p>
              </table:table-cell>
              <table:table-cell office:value-type="float" office:value="381408000">
                <text:p>381408000</text:p>
              </table:table-cell>
              <table:table-cell office:value-type="float" office:value="389142000">
                <text:p>389142000</text:p>
              </table:table-cell>
              <table:table-cell office:value-type="float" office:value="6134560">
                <text:p>6134560</text:p>
              </table:table-cell>
              <table:table-cell office:value-type="float" office:value="6340260">
                <text:p>6340260</text:p>
              </table:table-cell>
              <table:table-cell office:value-type="float" office:value="6625960">
                <text:p>6625960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68552000">
                <text:p>368552000</text:p>
              </table:table-cell>
              <table:table-cell office:value-type="float" office:value="377709000">
                <text:p>377709000</text:p>
              </table:table-cell>
              <table:table-cell office:value-type="float" office:value="384708000">
                <text:p>384708000</text:p>
              </table:table-cell>
              <table:table-cell office:value-type="float" office:value="6258480">
                <text:p>6258480</text:p>
              </table:table-cell>
              <table:table-cell office:value-type="float" office:value="6404750">
                <text:p>6404750</text:p>
              </table:table-cell>
              <table:table-cell office:value-type="float" office:value="6555720">
                <text:p>6555720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71164000">
                <text:p>371164000</text:p>
              </table:table-cell>
              <table:table-cell office:value-type="float" office:value="381251000">
                <text:p>381251000</text:p>
              </table:table-cell>
              <table:table-cell office:value-type="float" office:value="388353000">
                <text:p>388353000</text:p>
              </table:table-cell>
              <table:table-cell office:value-type="float" office:value="5973030">
                <text:p>5973030</text:p>
              </table:table-cell>
              <table:table-cell office:value-type="float" office:value="6475520">
                <text:p>6475520</text:p>
              </table:table-cell>
              <table:table-cell office:value-type="float" office:value="7165940">
                <text:p>716594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69490000">
                <text:p>369490000</text:p>
              </table:table-cell>
              <table:table-cell office:value-type="float" office:value="375430000">
                <text:p>375430000</text:p>
              </table:table-cell>
              <table:table-cell office:value-type="float" office:value="383059000">
                <text:p>383059000</text:p>
              </table:table-cell>
              <table:table-cell office:value-type="float" office:value="5988220">
                <text:p>5988220</text:p>
              </table:table-cell>
              <table:table-cell office:value-type="float" office:value="6039810">
                <text:p>6039810</text:p>
              </table:table-cell>
              <table:table-cell office:value-type="float" office:value="6172920">
                <text:p>6172920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373640000">
                <text:p>373640000</text:p>
              </table:table-cell>
              <table:table-cell office:value-type="float" office:value="381160000">
                <text:p>381160000</text:p>
              </table:table-cell>
              <table:table-cell office:value-type="float" office:value="384109000">
                <text:p>384109000</text:p>
              </table:table-cell>
              <table:table-cell office:value-type="float" office:value="6277170">
                <text:p>6277170</text:p>
              </table:table-cell>
              <table:table-cell office:value-type="float" office:value="6376690">
                <text:p>6376690</text:p>
              </table:table-cell>
              <table:table-cell office:value-type="float" office:value="6460350">
                <text:p>6460350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383892000">
                <text:p>383892000</text:p>
              </table:table-cell>
              <table:table-cell office:value-type="float" office:value="388424000">
                <text:p>388424000</text:p>
              </table:table-cell>
              <table:table-cell office:value-type="float" office:value="398362000">
                <text:p>398362000</text:p>
              </table:table-cell>
              <table:table-cell office:value-type="float" office:value="6091490">
                <text:p>6091490</text:p>
              </table:table-cell>
              <table:table-cell office:value-type="float" office:value="6294150">
                <text:p>6294150</text:p>
              </table:table-cell>
              <table:table-cell office:value-type="float" office:value="6530870">
                <text:p>6530870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82644000">
                <text:p>382644000</text:p>
              </table:table-cell>
              <table:table-cell office:value-type="float" office:value="395826000">
                <text:p>395826000</text:p>
              </table:table-cell>
              <table:table-cell office:value-type="float" office:value="401194000">
                <text:p>401194000</text:p>
              </table:table-cell>
              <table:table-cell office:value-type="float" office:value="6334600">
                <text:p>6334600</text:p>
              </table:table-cell>
              <table:table-cell office:value-type="float" office:value="6654960">
                <text:p>6654960</text:p>
              </table:table-cell>
              <table:table-cell office:value-type="float" office:value="7463560">
                <text:p>7463560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396307000">
                <text:p>396307000</text:p>
              </table:table-cell>
              <table:table-cell office:value-type="float" office:value="398408000">
                <text:p>398408000</text:p>
              </table:table-cell>
              <table:table-cell office:value-type="float" office:value="401475000">
                <text:p>401475000</text:p>
              </table:table-cell>
              <table:table-cell office:value-type="float" office:value="6325510">
                <text:p>6325510</text:p>
              </table:table-cell>
              <table:table-cell office:value-type="float" office:value="6412650">
                <text:p>6412650</text:p>
              </table:table-cell>
              <table:table-cell office:value-type="float" office:value="6762100">
                <text:p>6762100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391906000">
                <text:p>391906000</text:p>
              </table:table-cell>
              <table:table-cell office:value-type="float" office:value="396350000">
                <text:p>396350000</text:p>
              </table:table-cell>
              <table:table-cell office:value-type="float" office:value="401460000">
                <text:p>401460000</text:p>
              </table:table-cell>
              <table:table-cell office:value-type="float" office:value="6434610">
                <text:p>6434610</text:p>
              </table:table-cell>
              <table:table-cell office:value-type="float" office:value="6734100">
                <text:p>6734100</text:p>
              </table:table-cell>
              <table:table-cell office:value-type="float" office:value="7068070">
                <text:p>7068070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383207000">
                <text:p>383207000</text:p>
              </table:table-cell>
              <table:table-cell office:value-type="float" office:value="394853000">
                <text:p>394853000</text:p>
              </table:table-cell>
              <table:table-cell office:value-type="float" office:value="401373000">
                <text:p>401373000</text:p>
              </table:table-cell>
              <table:table-cell office:value-type="float" office:value="6499610">
                <text:p>6499610</text:p>
              </table:table-cell>
              <table:table-cell office:value-type="float" office:value="6617320">
                <text:p>6617320</text:p>
              </table:table-cell>
              <table:table-cell office:value-type="float" office:value="6788640">
                <text:p>678864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383287000">
                <text:p>383287000</text:p>
              </table:table-cell>
              <table:table-cell office:value-type="float" office:value="391457000">
                <text:p>391457000</text:p>
              </table:table-cell>
              <table:table-cell office:value-type="float" office:value="398563000">
                <text:p>398563000</text:p>
              </table:table-cell>
              <table:table-cell office:value-type="float" office:value="6176360">
                <text:p>6176360</text:p>
              </table:table-cell>
              <table:table-cell office:value-type="float" office:value="6267080">
                <text:p>6267080</text:p>
              </table:table-cell>
              <table:table-cell office:value-type="float" office:value="6411520">
                <text:p>641152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386357000">
                <text:p>386357000</text:p>
              </table:table-cell>
              <table:table-cell office:value-type="float" office:value="398695000">
                <text:p>398695000</text:p>
              </table:table-cell>
              <table:table-cell office:value-type="float" office:value="408910000">
                <text:p>408910000</text:p>
              </table:table-cell>
              <table:table-cell office:value-type="float" office:value="6299130">
                <text:p>6299130</text:p>
              </table:table-cell>
              <table:table-cell office:value-type="float" office:value="6600930">
                <text:p>6600930</text:p>
              </table:table-cell>
              <table:table-cell office:value-type="float" office:value="6902660">
                <text:p>6902660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391324000">
                <text:p>391324000</text:p>
              </table:table-cell>
              <table:table-cell office:value-type="float" office:value="399773000">
                <text:p>399773000</text:p>
              </table:table-cell>
              <table:table-cell office:value-type="float" office:value="408921000">
                <text:p>408921000</text:p>
              </table:table-cell>
              <table:table-cell office:value-type="float" office:value="6296850">
                <text:p>6296850</text:p>
              </table:table-cell>
              <table:table-cell office:value-type="float" office:value="6378800">
                <text:p>6378800</text:p>
              </table:table-cell>
              <table:table-cell office:value-type="float" office:value="6521780">
                <text:p>6521780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390214000">
                <text:p>390214000</text:p>
              </table:table-cell>
              <table:table-cell office:value-type="float" office:value="393944000">
                <text:p>393944000</text:p>
              </table:table-cell>
              <table:table-cell office:value-type="float" office:value="400581000">
                <text:p>400581000</text:p>
              </table:table-cell>
              <table:table-cell office:value-type="float" office:value="6185240">
                <text:p>6185240</text:p>
              </table:table-cell>
              <table:table-cell office:value-type="float" office:value="6287340">
                <text:p>6287340</text:p>
              </table:table-cell>
              <table:table-cell office:value-type="float" office:value="6426720">
                <text:p>642672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390924000">
                <text:p>390924000</text:p>
              </table:table-cell>
              <table:table-cell office:value-type="float" office:value="394051000">
                <text:p>394051000</text:p>
              </table:table-cell>
              <table:table-cell office:value-type="float" office:value="400878000">
                <text:p>400878000</text:p>
              </table:table-cell>
              <table:table-cell office:value-type="float" office:value="6415910">
                <text:p>6415910</text:p>
              </table:table-cell>
              <table:table-cell office:value-type="float" office:value="6574450">
                <text:p>6574450</text:p>
              </table:table-cell>
              <table:table-cell office:value-type="float" office:value="6838580">
                <text:p>6838580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395110000">
                <text:p>395110000</text:p>
              </table:table-cell>
              <table:table-cell office:value-type="float" office:value="400798000">
                <text:p>400798000</text:p>
              </table:table-cell>
              <table:table-cell office:value-type="float" office:value="405860000">
                <text:p>405860000</text:p>
              </table:table-cell>
              <table:table-cell office:value-type="float" office:value="6402840">
                <text:p>6402840</text:p>
              </table:table-cell>
              <table:table-cell office:value-type="float" office:value="6796520">
                <text:p>6796520</text:p>
              </table:table-cell>
              <table:table-cell office:value-type="float" office:value="7295900">
                <text:p>7295900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398488000">
                <text:p>398488000</text:p>
              </table:table-cell>
              <table:table-cell office:value-type="float" office:value="403536000">
                <text:p>403536000</text:p>
              </table:table-cell>
              <table:table-cell office:value-type="float" office:value="409291000">
                <text:p>409291000</text:p>
              </table:table-cell>
              <table:table-cell office:value-type="float" office:value="6220470">
                <text:p>6220470</text:p>
              </table:table-cell>
              <table:table-cell office:value-type="float" office:value="6455480">
                <text:p>6455480</text:p>
              </table:table-cell>
              <table:table-cell office:value-type="float" office:value="6905500">
                <text:p>6905500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04869000">
                <text:p>404869000</text:p>
              </table:table-cell>
              <table:table-cell office:value-type="float" office:value="408027000">
                <text:p>408027000</text:p>
              </table:table-cell>
              <table:table-cell office:value-type="float" office:value="413461000">
                <text:p>413461000</text:p>
              </table:table-cell>
              <table:table-cell office:value-type="float" office:value="6445500">
                <text:p>6445500</text:p>
              </table:table-cell>
              <table:table-cell office:value-type="float" office:value="6626380">
                <text:p>6626380</text:p>
              </table:table-cell>
              <table:table-cell office:value-type="float" office:value="6940640">
                <text:p>6940640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00297000">
                <text:p>400297000</text:p>
              </table:table-cell>
              <table:table-cell office:value-type="float" office:value="405772000">
                <text:p>405772000</text:p>
              </table:table-cell>
              <table:table-cell office:value-type="float" office:value="412987000">
                <text:p>412987000</text:p>
              </table:table-cell>
              <table:table-cell office:value-type="float" office:value="6209200">
                <text:p>6209200</text:p>
              </table:table-cell>
              <table:table-cell office:value-type="float" office:value="6452220">
                <text:p>6452220</text:p>
              </table:table-cell>
              <table:table-cell office:value-type="float" office:value="6884620">
                <text:p>6884620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03966000">
                <text:p>403966000</text:p>
              </table:table-cell>
              <table:table-cell office:value-type="float" office:value="411435000">
                <text:p>411435000</text:p>
              </table:table-cell>
              <table:table-cell office:value-type="float" office:value="422822000">
                <text:p>422822000</text:p>
              </table:table-cell>
              <table:table-cell office:value-type="float" office:value="6571010">
                <text:p>6571010</text:p>
              </table:table-cell>
              <table:table-cell office:value-type="float" office:value="6930300">
                <text:p>6930300</text:p>
              </table:table-cell>
              <table:table-cell office:value-type="float" office:value="7239580">
                <text:p>723958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07665000">
                <text:p>407665000</text:p>
              </table:table-cell>
              <table:table-cell office:value-type="float" office:value="416817000">
                <text:p>416817000</text:p>
              </table:table-cell>
              <table:table-cell office:value-type="float" office:value="422061000">
                <text:p>422061000</text:p>
              </table:table-cell>
              <table:table-cell office:value-type="float" office:value="6415400">
                <text:p>6415400</text:p>
              </table:table-cell>
              <table:table-cell office:value-type="float" office:value="6529620">
                <text:p>6529620</text:p>
              </table:table-cell>
              <table:table-cell office:value-type="float" office:value="6755220">
                <text:p>6755220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04562000">
                <text:p>404562000</text:p>
              </table:table-cell>
              <table:table-cell office:value-type="float" office:value="414164000">
                <text:p>414164000</text:p>
              </table:table-cell>
              <table:table-cell office:value-type="float" office:value="426905000">
                <text:p>426905000</text:p>
              </table:table-cell>
              <table:table-cell office:value-type="float" office:value="6119390">
                <text:p>6119390</text:p>
              </table:table-cell>
              <table:table-cell office:value-type="float" office:value="6213900">
                <text:p>6213900</text:p>
              </table:table-cell>
              <table:table-cell office:value-type="float" office:value="6276840">
                <text:p>6276840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05569000">
                <text:p>405569000</text:p>
              </table:table-cell>
              <table:table-cell office:value-type="float" office:value="407447000">
                <text:p>407447000</text:p>
              </table:table-cell>
              <table:table-cell office:value-type="float" office:value="412158000">
                <text:p>412158000</text:p>
              </table:table-cell>
              <table:table-cell office:value-type="float" office:value="6221710">
                <text:p>6221710</text:p>
              </table:table-cell>
              <table:table-cell office:value-type="float" office:value="6280390">
                <text:p>6280390</text:p>
              </table:table-cell>
              <table:table-cell office:value-type="float" office:value="6403460">
                <text:p>6403460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07203000">
                <text:p>407203000</text:p>
              </table:table-cell>
              <table:table-cell office:value-type="float" office:value="409100000">
                <text:p>409100000</text:p>
              </table:table-cell>
              <table:table-cell office:value-type="float" office:value="414008000">
                <text:p>414008000</text:p>
              </table:table-cell>
              <table:table-cell office:value-type="float" office:value="6467540">
                <text:p>6467540</text:p>
              </table:table-cell>
              <table:table-cell office:value-type="float" office:value="6544770">
                <text:p>6544770</text:p>
              </table:table-cell>
              <table:table-cell office:value-type="float" office:value="6665240">
                <text:p>6665240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09104000">
                <text:p>409104000</text:p>
              </table:table-cell>
              <table:table-cell office:value-type="float" office:value="410827000">
                <text:p>410827000</text:p>
              </table:table-cell>
              <table:table-cell office:value-type="float" office:value="415358000">
                <text:p>415358000</text:p>
              </table:table-cell>
              <table:table-cell office:value-type="float" office:value="6535830">
                <text:p>6535830</text:p>
              </table:table-cell>
              <table:table-cell office:value-type="float" office:value="6604220">
                <text:p>6604220</text:p>
              </table:table-cell>
              <table:table-cell office:value-type="float" office:value="6659590">
                <text:p>6659590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11792000">
                <text:p>411792000</text:p>
              </table:table-cell>
              <table:table-cell office:value-type="float" office:value="415524000">
                <text:p>415524000</text:p>
              </table:table-cell>
              <table:table-cell office:value-type="float" office:value="421975000">
                <text:p>421975000</text:p>
              </table:table-cell>
              <table:table-cell office:value-type="float" office:value="6777210">
                <text:p>6777210</text:p>
              </table:table-cell>
              <table:table-cell office:value-type="float" office:value="6927540">
                <text:p>6927540</text:p>
              </table:table-cell>
              <table:table-cell office:value-type="float" office:value="7172100">
                <text:p>7172100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13465000">
                <text:p>413465000</text:p>
              </table:table-cell>
              <table:table-cell office:value-type="float" office:value="421368000">
                <text:p>421368000</text:p>
              </table:table-cell>
              <table:table-cell office:value-type="float" office:value="440099000">
                <text:p>440099000</text:p>
              </table:table-cell>
              <table:table-cell office:value-type="float" office:value="6716640">
                <text:p>6716640</text:p>
              </table:table-cell>
              <table:table-cell office:value-type="float" office:value="6969600">
                <text:p>6969600</text:p>
              </table:table-cell>
              <table:table-cell office:value-type="float" office:value="7380380">
                <text:p>7380380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17359000">
                <text:p>417359000</text:p>
              </table:table-cell>
              <table:table-cell office:value-type="float" office:value="429159000">
                <text:p>429159000</text:p>
              </table:table-cell>
              <table:table-cell office:value-type="float" office:value="435083000">
                <text:p>435083000</text:p>
              </table:table-cell>
              <table:table-cell office:value-type="float" office:value="6505290">
                <text:p>6505290</text:p>
              </table:table-cell>
              <table:table-cell office:value-type="float" office:value="6600900">
                <text:p>6600900</text:p>
              </table:table-cell>
              <table:table-cell office:value-type="float" office:value="6880980">
                <text:p>6880980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17649000">
                <text:p>417649000</text:p>
              </table:table-cell>
              <table:table-cell office:value-type="float" office:value="422942000">
                <text:p>422942000</text:p>
              </table:table-cell>
              <table:table-cell office:value-type="float" office:value="434793000">
                <text:p>434793000</text:p>
              </table:table-cell>
              <table:table-cell office:value-type="float" office:value="6714780">
                <text:p>6714780</text:p>
              </table:table-cell>
              <table:table-cell office:value-type="float" office:value="6839060">
                <text:p>6839060</text:p>
              </table:table-cell>
              <table:table-cell office:value-type="float" office:value="7113760">
                <text:p>711376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0725000">
                <text:p>420725000</text:p>
              </table:table-cell>
              <table:table-cell office:value-type="float" office:value="423584000">
                <text:p>423584000</text:p>
              </table:table-cell>
              <table:table-cell office:value-type="float" office:value="430332000">
                <text:p>430332000</text:p>
              </table:table-cell>
              <table:table-cell office:value-type="float" office:value="6637580">
                <text:p>6637580</text:p>
              </table:table-cell>
              <table:table-cell office:value-type="float" office:value="6710340">
                <text:p>6710340</text:p>
              </table:table-cell>
              <table:table-cell office:value-type="float" office:value="6876020">
                <text:p>687602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22135000">
                <text:p>422135000</text:p>
              </table:table-cell>
              <table:table-cell office:value-type="float" office:value="424276000">
                <text:p>424276000</text:p>
              </table:table-cell>
              <table:table-cell office:value-type="float" office:value="429847000">
                <text:p>429847000</text:p>
              </table:table-cell>
              <table:table-cell office:value-type="float" office:value="6368330">
                <text:p>6368330</text:p>
              </table:table-cell>
              <table:table-cell office:value-type="float" office:value="6464250">
                <text:p>6464250</text:p>
              </table:table-cell>
              <table:table-cell office:value-type="float" office:value="6635560">
                <text:p>663556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24451000">
                <text:p>424451000</text:p>
              </table:table-cell>
              <table:table-cell office:value-type="float" office:value="426872000">
                <text:p>426872000</text:p>
              </table:table-cell>
              <table:table-cell office:value-type="float" office:value="434979000">
                <text:p>434979000</text:p>
              </table:table-cell>
              <table:table-cell office:value-type="float" office:value="6663990">
                <text:p>6663990</text:p>
              </table:table-cell>
              <table:table-cell office:value-type="float" office:value="6741060">
                <text:p>6741060</text:p>
              </table:table-cell>
              <table:table-cell office:value-type="float" office:value="6818700">
                <text:p>681870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24735000">
                <text:p>424735000</text:p>
              </table:table-cell>
              <table:table-cell office:value-type="float" office:value="427127000">
                <text:p>427127000</text:p>
              </table:table-cell>
              <table:table-cell office:value-type="float" office:value="431475000">
                <text:p>431475000</text:p>
              </table:table-cell>
              <table:table-cell office:value-type="float" office:value="6737110">
                <text:p>6737110</text:p>
              </table:table-cell>
              <table:table-cell office:value-type="float" office:value="6817830">
                <text:p>6817830</text:p>
              </table:table-cell>
              <table:table-cell office:value-type="float" office:value="6924620">
                <text:p>692462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28371000">
                <text:p>428371000</text:p>
              </table:table-cell>
              <table:table-cell office:value-type="float" office:value="430770000">
                <text:p>430770000</text:p>
              </table:table-cell>
              <table:table-cell office:value-type="float" office:value="435603000">
                <text:p>435603000</text:p>
              </table:table-cell>
              <table:table-cell office:value-type="float" office:value="6603700">
                <text:p>6603700</text:p>
              </table:table-cell>
              <table:table-cell office:value-type="float" office:value="6685150">
                <text:p>6685150</text:p>
              </table:table-cell>
              <table:table-cell office:value-type="float" office:value="6931640">
                <text:p>693164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9367000">
                <text:p>429367000</text:p>
              </table:table-cell>
              <table:table-cell office:value-type="float" office:value="432156000">
                <text:p>432156000</text:p>
              </table:table-cell>
              <table:table-cell office:value-type="float" office:value="440566000">
                <text:p>440566000</text:p>
              </table:table-cell>
              <table:table-cell office:value-type="float" office:value="6842810">
                <text:p>6842810</text:p>
              </table:table-cell>
              <table:table-cell office:value-type="float" office:value="6922930">
                <text:p>6922930</text:p>
              </table:table-cell>
              <table:table-cell office:value-type="float" office:value="7044390">
                <text:p>704439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30589000">
                <text:p>430589000</text:p>
              </table:table-cell>
              <table:table-cell office:value-type="float" office:value="433229000">
                <text:p>433229000</text:p>
              </table:table-cell>
              <table:table-cell office:value-type="float" office:value="437585000">
                <text:p>437585000</text:p>
              </table:table-cell>
              <table:table-cell office:value-type="float" office:value="6535720">
                <text:p>6535720</text:p>
              </table:table-cell>
              <table:table-cell office:value-type="float" office:value="6598910">
                <text:p>6598910</text:p>
              </table:table-cell>
              <table:table-cell office:value-type="float" office:value="6791970">
                <text:p>679197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32701000">
                <text:p>432701000</text:p>
              </table:table-cell>
              <table:table-cell office:value-type="float" office:value="435369000">
                <text:p>435369000</text:p>
              </table:table-cell>
              <table:table-cell office:value-type="float" office:value="439662000">
                <text:p>439662000</text:p>
              </table:table-cell>
              <table:table-cell office:value-type="float" office:value="6662160">
                <text:p>6662160</text:p>
              </table:table-cell>
              <table:table-cell office:value-type="float" office:value="6739710">
                <text:p>6739710</text:p>
              </table:table-cell>
              <table:table-cell office:value-type="float" office:value="6859310">
                <text:p>685931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36493000">
                <text:p>436493000</text:p>
              </table:table-cell>
              <table:table-cell office:value-type="float" office:value="445521000">
                <text:p>445521000</text:p>
              </table:table-cell>
              <table:table-cell office:value-type="float" office:value="461874000">
                <text:p>461874000</text:p>
              </table:table-cell>
              <table:table-cell office:value-type="float" office:value="6742740">
                <text:p>6742740</text:p>
              </table:table-cell>
              <table:table-cell office:value-type="float" office:value="6881950">
                <text:p>6881950</text:p>
              </table:table-cell>
              <table:table-cell office:value-type="float" office:value="7151060">
                <text:p>7151060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40832000">
                <text:p>440832000</text:p>
              </table:table-cell>
              <table:table-cell office:value-type="float" office:value="451180000">
                <text:p>451180000</text:p>
              </table:table-cell>
              <table:table-cell office:value-type="float" office:value="461656000">
                <text:p>461656000</text:p>
              </table:table-cell>
              <table:table-cell office:value-type="float" office:value="6944360">
                <text:p>6944360</text:p>
              </table:table-cell>
              <table:table-cell office:value-type="float" office:value="7528340">
                <text:p>7528340</text:p>
              </table:table-cell>
              <table:table-cell office:value-type="float" office:value="8161180">
                <text:p>8161180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47852000">
                <text:p>447852000</text:p>
              </table:table-cell>
              <table:table-cell office:value-type="float" office:value="457681000">
                <text:p>457681000</text:p>
              </table:table-cell>
              <table:table-cell office:value-type="float" office:value="477733000">
                <text:p>477733000</text:p>
              </table:table-cell>
              <table:table-cell office:value-type="float" office:value="6839770">
                <text:p>6839770</text:p>
              </table:table-cell>
              <table:table-cell office:value-type="float" office:value="6948040">
                <text:p>6948040</text:p>
              </table:table-cell>
              <table:table-cell office:value-type="float" office:value="7087400">
                <text:p>708740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43181000">
                <text:p>443181000</text:p>
              </table:table-cell>
              <table:table-cell office:value-type="float" office:value="450365000">
                <text:p>450365000</text:p>
              </table:table-cell>
              <table:table-cell office:value-type="float" office:value="456177000">
                <text:p>456177000</text:p>
              </table:table-cell>
              <table:table-cell office:value-type="float" office:value="7098070">
                <text:p>7098070</text:p>
              </table:table-cell>
              <table:table-cell office:value-type="float" office:value="7242780">
                <text:p>7242780</text:p>
              </table:table-cell>
              <table:table-cell office:value-type="float" office:value="7491700">
                <text:p>749170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52437000">
                <text:p>452437000</text:p>
              </table:table-cell>
              <table:table-cell office:value-type="float" office:value="454808000">
                <text:p>454808000</text:p>
              </table:table-cell>
              <table:table-cell office:value-type="float" office:value="462522000">
                <text:p>462522000</text:p>
              </table:table-cell>
              <table:table-cell office:value-type="float" office:value="7045900">
                <text:p>7045900</text:p>
              </table:table-cell>
              <table:table-cell office:value-type="float" office:value="7199990">
                <text:p>7199990</text:p>
              </table:table-cell>
              <table:table-cell office:value-type="float" office:value="7402360">
                <text:p>7402360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54030000">
                <text:p>454030000</text:p>
              </table:table-cell>
              <table:table-cell office:value-type="float" office:value="456348000">
                <text:p>456348000</text:p>
              </table:table-cell>
              <table:table-cell office:value-type="float" office:value="462584000">
                <text:p>462584000</text:p>
              </table:table-cell>
              <table:table-cell office:value-type="float" office:value="6887810">
                <text:p>6887810</text:p>
              </table:table-cell>
              <table:table-cell office:value-type="float" office:value="7106890">
                <text:p>7106890</text:p>
              </table:table-cell>
              <table:table-cell office:value-type="float" office:value="7460990">
                <text:p>7460990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55020000">
                <text:p>455020000</text:p>
              </table:table-cell>
              <table:table-cell office:value-type="float" office:value="457168000">
                <text:p>457168000</text:p>
              </table:table-cell>
              <table:table-cell office:value-type="float" office:value="463801000">
                <text:p>463801000</text:p>
              </table:table-cell>
              <table:table-cell office:value-type="float" office:value="6875000">
                <text:p>6875000</text:p>
              </table:table-cell>
              <table:table-cell office:value-type="float" office:value="7062050">
                <text:p>7062050</text:p>
              </table:table-cell>
              <table:table-cell office:value-type="float" office:value="7403380">
                <text:p>7403380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57950000">
                <text:p>457950000</text:p>
              </table:table-cell>
              <table:table-cell office:value-type="float" office:value="465060000">
                <text:p>465060000</text:p>
              </table:table-cell>
              <table:table-cell office:value-type="float" office:value="480526000">
                <text:p>480526000</text:p>
              </table:table-cell>
              <table:table-cell office:value-type="float" office:value="7756900">
                <text:p>7756900</text:p>
              </table:table-cell>
              <table:table-cell office:value-type="float" office:value="8185370">
                <text:p>8185370</text:p>
              </table:table-cell>
              <table:table-cell office:value-type="float" office:value="8614350">
                <text:p>861435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61808000">
                <text:p>461808000</text:p>
              </table:table-cell>
              <table:table-cell office:value-type="float" office:value="468097000">
                <text:p>468097000</text:p>
              </table:table-cell>
              <table:table-cell office:value-type="float" office:value="475062000">
                <text:p>475062000</text:p>
              </table:table-cell>
              <table:table-cell office:value-type="float" office:value="6837580">
                <text:p>6837580</text:p>
              </table:table-cell>
              <table:table-cell office:value-type="float" office:value="7000810">
                <text:p>7000810</text:p>
              </table:table-cell>
              <table:table-cell office:value-type="float" office:value="7431530">
                <text:p>7431530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61914000">
                <text:p>461914000</text:p>
              </table:table-cell>
              <table:table-cell office:value-type="float" office:value="469467000">
                <text:p>469467000</text:p>
              </table:table-cell>
              <table:table-cell office:value-type="float" office:value="480121000">
                <text:p>480121000</text:p>
              </table:table-cell>
              <table:table-cell office:value-type="float" office:value="7063930">
                <text:p>7063930</text:p>
              </table:table-cell>
              <table:table-cell office:value-type="float" office:value="7778760">
                <text:p>7778760</text:p>
              </table:table-cell>
              <table:table-cell office:value-type="float" office:value="11677800">
                <text:p>11677800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64345000">
                <text:p>464345000</text:p>
              </table:table-cell>
              <table:table-cell office:value-type="float" office:value="472826000">
                <text:p>472826000</text:p>
              </table:table-cell>
              <table:table-cell office:value-type="float" office:value="483861000">
                <text:p>483861000</text:p>
              </table:table-cell>
              <table:table-cell office:value-type="float" office:value="7174260">
                <text:p>7174260</text:p>
              </table:table-cell>
              <table:table-cell office:value-type="float" office:value="7364800">
                <text:p>7364800</text:p>
              </table:table-cell>
              <table:table-cell office:value-type="float" office:value="7793510">
                <text:p>7793510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73056000">
                <text:p>473056000</text:p>
              </table:table-cell>
              <table:table-cell office:value-type="float" office:value="479055000">
                <text:p>479055000</text:p>
              </table:table-cell>
              <table:table-cell office:value-type="float" office:value="488791000">
                <text:p>488791000</text:p>
              </table:table-cell>
              <table:table-cell office:value-type="float" office:value="7531230">
                <text:p>7531230</text:p>
              </table:table-cell>
              <table:table-cell office:value-type="float" office:value="7740770">
                <text:p>7740770</text:p>
              </table:table-cell>
              <table:table-cell office:value-type="float" office:value="7980000">
                <text:p>79800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9623000">
                <text:p>469623000</text:p>
              </table:table-cell>
              <table:table-cell office:value-type="float" office:value="477219000">
                <text:p>477219000</text:p>
              </table:table-cell>
              <table:table-cell office:value-type="float" office:value="485242000">
                <text:p>485242000</text:p>
              </table:table-cell>
              <table:table-cell office:value-type="float" office:value="7365800">
                <text:p>7365800</text:p>
              </table:table-cell>
              <table:table-cell office:value-type="float" office:value="7757150">
                <text:p>7757150</text:p>
              </table:table-cell>
              <table:table-cell office:value-type="float" office:value="8256550">
                <text:p>825655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69118000">
                <text:p>469118000</text:p>
              </table:table-cell>
              <table:table-cell office:value-type="float" office:value="479323000">
                <text:p>479323000</text:p>
              </table:table-cell>
              <table:table-cell office:value-type="float" office:value="491330000">
                <text:p>491330000</text:p>
              </table:table-cell>
              <table:table-cell office:value-type="float" office:value="7198190">
                <text:p>7198190</text:p>
              </table:table-cell>
              <table:table-cell office:value-type="float" office:value="7387120">
                <text:p>7387120</text:p>
              </table:table-cell>
              <table:table-cell office:value-type="float" office:value="7609770">
                <text:p>760977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72736000">
                <text:p>472736000</text:p>
              </table:table-cell>
              <table:table-cell office:value-type="float" office:value="500911000">
                <text:p>500911000</text:p>
              </table:table-cell>
              <table:table-cell office:value-type="float" office:value="612011000">
                <text:p>612011000</text:p>
              </table:table-cell>
              <table:table-cell office:value-type="float" office:value="7406350">
                <text:p>7406350</text:p>
              </table:table-cell>
              <table:table-cell office:value-type="float" office:value="7671360">
                <text:p>7671360</text:p>
              </table:table-cell>
              <table:table-cell office:value-type="float" office:value="7945080">
                <text:p>794508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74325000">
                <text:p>474325000</text:p>
              </table:table-cell>
              <table:table-cell office:value-type="float" office:value="477193000">
                <text:p>477193000</text:p>
              </table:table-cell>
              <table:table-cell office:value-type="float" office:value="483556000">
                <text:p>483556000</text:p>
              </table:table-cell>
              <table:table-cell office:value-type="float" office:value="7317510">
                <text:p>7317510</text:p>
              </table:table-cell>
              <table:table-cell office:value-type="float" office:value="7505160">
                <text:p>7505160</text:p>
              </table:table-cell>
              <table:table-cell office:value-type="float" office:value="7868400">
                <text:p>786840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74826000">
                <text:p>474826000</text:p>
              </table:table-cell>
              <table:table-cell office:value-type="float" office:value="477047000">
                <text:p>477047000</text:p>
              </table:table-cell>
              <table:table-cell office:value-type="float" office:value="480648000">
                <text:p>480648000</text:p>
              </table:table-cell>
              <table:table-cell office:value-type="float" office:value="7664110">
                <text:p>7664110</text:p>
              </table:table-cell>
              <table:table-cell office:value-type="float" office:value="7873240">
                <text:p>7873240</text:p>
              </table:table-cell>
              <table:table-cell office:value-type="float" office:value="8213550">
                <text:p>821355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77289000">
                <text:p>477289000</text:p>
              </table:table-cell>
              <table:table-cell office:value-type="float" office:value="481527000">
                <text:p>481527000</text:p>
              </table:table-cell>
              <table:table-cell office:value-type="float" office:value="490694000">
                <text:p>490694000</text:p>
              </table:table-cell>
              <table:table-cell office:value-type="float" office:value="7547640">
                <text:p>7547640</text:p>
              </table:table-cell>
              <table:table-cell office:value-type="float" office:value="7767100">
                <text:p>7767100</text:p>
              </table:table-cell>
              <table:table-cell office:value-type="float" office:value="8207580">
                <text:p>820758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79422000">
                <text:p>479422000</text:p>
              </table:table-cell>
              <table:table-cell office:value-type="float" office:value="481951000">
                <text:p>481951000</text:p>
              </table:table-cell>
              <table:table-cell office:value-type="float" office:value="487314000">
                <text:p>487314000</text:p>
              </table:table-cell>
              <table:table-cell office:value-type="float" office:value="7245800">
                <text:p>7245800</text:p>
              </table:table-cell>
              <table:table-cell office:value-type="float" office:value="7510450">
                <text:p>7510450</text:p>
              </table:table-cell>
              <table:table-cell office:value-type="float" office:value="8019020">
                <text:p>8019020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81656000">
                <text:p>481656000</text:p>
              </table:table-cell>
              <table:table-cell office:value-type="float" office:value="487271000">
                <text:p>487271000</text:p>
              </table:table-cell>
              <table:table-cell office:value-type="float" office:value="502482000">
                <text:p>502482000</text:p>
              </table:table-cell>
              <table:table-cell office:value-type="float" office:value="7576910">
                <text:p>7576910</text:p>
              </table:table-cell>
              <table:table-cell office:value-type="float" office:value="7838280">
                <text:p>7838280</text:p>
              </table:table-cell>
              <table:table-cell office:value-type="float" office:value="7980920">
                <text:p>7980920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85183000">
                <text:p>485183000</text:p>
              </table:table-cell>
              <table:table-cell office:value-type="float" office:value="512672000">
                <text:p>512672000</text:p>
              </table:table-cell>
              <table:table-cell office:value-type="float" office:value="660385000">
                <text:p>660385000</text:p>
              </table:table-cell>
              <table:table-cell office:value-type="float" office:value="11352600">
                <text:p>11352600</text:p>
              </table:table-cell>
              <table:table-cell office:value-type="float" office:value="11570600">
                <text:p>11570600</text:p>
              </table:table-cell>
              <table:table-cell office:value-type="float" office:value="11827400">
                <text:p>1182740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85093000">
                <text:p>485093000</text:p>
              </table:table-cell>
              <table:table-cell office:value-type="float" office:value="491592000">
                <text:p>491592000</text:p>
              </table:table-cell>
              <table:table-cell office:value-type="float" office:value="510508000">
                <text:p>510508000</text:p>
              </table:table-cell>
              <table:table-cell office:value-type="float" office:value="7413820">
                <text:p>7413820</text:p>
              </table:table-cell>
              <table:table-cell office:value-type="float" office:value="7609800">
                <text:p>7609800</text:p>
              </table:table-cell>
              <table:table-cell office:value-type="float" office:value="8008890">
                <text:p>8008890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487636000">
                <text:p>487636000</text:p>
              </table:table-cell>
              <table:table-cell office:value-type="float" office:value="490297000">
                <text:p>490297000</text:p>
              </table:table-cell>
              <table:table-cell office:value-type="float" office:value="498466000">
                <text:p>498466000</text:p>
              </table:table-cell>
              <table:table-cell office:value-type="float" office:value="7401400">
                <text:p>7401400</text:p>
              </table:table-cell>
              <table:table-cell office:value-type="float" office:value="7535150">
                <text:p>7535150</text:p>
              </table:table-cell>
              <table:table-cell office:value-type="float" office:value="7794930">
                <text:p>7794930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88884000">
                <text:p>488884000</text:p>
              </table:table-cell>
              <table:table-cell office:value-type="float" office:value="491523000">
                <text:p>491523000</text:p>
              </table:table-cell>
              <table:table-cell office:value-type="float" office:value="495618000">
                <text:p>495618000</text:p>
              </table:table-cell>
              <table:table-cell office:value-type="float" office:value="7186970">
                <text:p>7186970</text:p>
              </table:table-cell>
              <table:table-cell office:value-type="float" office:value="7334090">
                <text:p>7334090</text:p>
              </table:table-cell>
              <table:table-cell office:value-type="float" office:value="7612450">
                <text:p>7612450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92346000">
                <text:p>492346000</text:p>
              </table:table-cell>
              <table:table-cell office:value-type="float" office:value="495932000">
                <text:p>495932000</text:p>
              </table:table-cell>
              <table:table-cell office:value-type="float" office:value="504642000">
                <text:p>504642000</text:p>
              </table:table-cell>
              <table:table-cell office:value-type="float" office:value="7540700">
                <text:p>7540700</text:p>
              </table:table-cell>
              <table:table-cell office:value-type="float" office:value="7745970">
                <text:p>7745970</text:p>
              </table:table-cell>
              <table:table-cell office:value-type="float" office:value="7912220">
                <text:p>7912220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96099000">
                <text:p>496099000</text:p>
              </table:table-cell>
              <table:table-cell office:value-type="float" office:value="503688000">
                <text:p>503688000</text:p>
              </table:table-cell>
              <table:table-cell office:value-type="float" office:value="517344000">
                <text:p>517344000</text:p>
              </table:table-cell>
              <table:table-cell office:value-type="float" office:value="7268960">
                <text:p>7268960</text:p>
              </table:table-cell>
              <table:table-cell office:value-type="float" office:value="7565830">
                <text:p>7565830</text:p>
              </table:table-cell>
              <table:table-cell office:value-type="float" office:value="7819260">
                <text:p>7819260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02198000">
                <text:p>502198000</text:p>
              </table:table-cell>
              <table:table-cell office:value-type="float" office:value="525550000">
                <text:p>525550000</text:p>
              </table:table-cell>
              <table:table-cell office:value-type="float" office:value="587566000">
                <text:p>587566000</text:p>
              </table:table-cell>
              <table:table-cell office:value-type="float" office:value="7279380">
                <text:p>7279380</text:p>
              </table:table-cell>
              <table:table-cell office:value-type="float" office:value="7479420">
                <text:p>7479420</text:p>
              </table:table-cell>
              <table:table-cell office:value-type="float" office:value="7843370">
                <text:p>7843370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00543000">
                <text:p>500543000</text:p>
              </table:table-cell>
              <table:table-cell office:value-type="float" office:value="509846000">
                <text:p>509846000</text:p>
              </table:table-cell>
              <table:table-cell office:value-type="float" office:value="530457000">
                <text:p>530457000</text:p>
              </table:table-cell>
              <table:table-cell office:value-type="float" office:value="7554100">
                <text:p>7554100</text:p>
              </table:table-cell>
              <table:table-cell office:value-type="float" office:value="7767850">
                <text:p>7767850</text:p>
              </table:table-cell>
              <table:table-cell office:value-type="float" office:value="8117180">
                <text:p>8117180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500676000">
                <text:p>500676000</text:p>
              </table:table-cell>
              <table:table-cell office:value-type="float" office:value="503178000">
                <text:p>503178000</text:p>
              </table:table-cell>
              <table:table-cell office:value-type="float" office:value="507296000">
                <text:p>507296000</text:p>
              </table:table-cell>
              <table:table-cell office:value-type="float" office:value="7387600">
                <text:p>7387600</text:p>
              </table:table-cell>
              <table:table-cell office:value-type="float" office:value="7559080">
                <text:p>7559080</text:p>
              </table:table-cell>
              <table:table-cell office:value-type="float" office:value="7879980">
                <text:p>7879980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02427000">
                <text:p>502427000</text:p>
              </table:table-cell>
              <table:table-cell office:value-type="float" office:value="506295000">
                <text:p>506295000</text:p>
              </table:table-cell>
              <table:table-cell office:value-type="float" office:value="511383000">
                <text:p>511383000</text:p>
              </table:table-cell>
              <table:table-cell office:value-type="float" office:value="7566470">
                <text:p>7566470</text:p>
              </table:table-cell>
              <table:table-cell office:value-type="float" office:value="7753090">
                <text:p>7753090</text:p>
              </table:table-cell>
              <table:table-cell office:value-type="float" office:value="7963490">
                <text:p>7963490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504157000">
                <text:p>504157000</text:p>
              </table:table-cell>
              <table:table-cell office:value-type="float" office:value="506961000">
                <text:p>506961000</text:p>
              </table:table-cell>
              <table:table-cell office:value-type="float" office:value="514153000">
                <text:p>514153000</text:p>
              </table:table-cell>
              <table:table-cell office:value-type="float" office:value="7419990">
                <text:p>7419990</text:p>
              </table:table-cell>
              <table:table-cell office:value-type="float" office:value="7557220">
                <text:p>7557220</text:p>
              </table:table-cell>
              <table:table-cell office:value-type="float" office:value="7942260">
                <text:p>7942260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507396000">
                <text:p>507396000</text:p>
              </table:table-cell>
              <table:table-cell office:value-type="float" office:value="511091000">
                <text:p>511091000</text:p>
              </table:table-cell>
              <table:table-cell office:value-type="float" office:value="513590000">
                <text:p>513590000</text:p>
              </table:table-cell>
              <table:table-cell office:value-type="float" office:value="7529420">
                <text:p>7529420</text:p>
              </table:table-cell>
              <table:table-cell office:value-type="float" office:value="7660440">
                <text:p>7660440</text:p>
              </table:table-cell>
              <table:table-cell office:value-type="float" office:value="7930960">
                <text:p>7930960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09384000">
                <text:p>509384000</text:p>
              </table:table-cell>
              <table:table-cell office:value-type="float" office:value="511616000">
                <text:p>511616000</text:p>
              </table:table-cell>
              <table:table-cell office:value-type="float" office:value="516911000">
                <text:p>516911000</text:p>
              </table:table-cell>
              <table:table-cell office:value-type="float" office:value="7432680">
                <text:p>7432680</text:p>
              </table:table-cell>
              <table:table-cell office:value-type="float" office:value="7687260">
                <text:p>7687260</text:p>
              </table:table-cell>
              <table:table-cell office:value-type="float" office:value="8161490">
                <text:p>8161490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513754000">
                <text:p>513754000</text:p>
              </table:table-cell>
              <table:table-cell office:value-type="float" office:value="515767000">
                <text:p>515767000</text:p>
              </table:table-cell>
              <table:table-cell office:value-type="float" office:value="518635000">
                <text:p>518635000</text:p>
              </table:table-cell>
              <table:table-cell office:value-type="float" office:value="7587600">
                <text:p>7587600</text:p>
              </table:table-cell>
              <table:table-cell office:value-type="float" office:value="7771460">
                <text:p>7771460</text:p>
              </table:table-cell>
              <table:table-cell office:value-type="float" office:value="8019600">
                <text:p>8019600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14600000">
                <text:p>514600000</text:p>
              </table:table-cell>
              <table:table-cell office:value-type="float" office:value="516983000">
                <text:p>516983000</text:p>
              </table:table-cell>
              <table:table-cell office:value-type="float" office:value="522381000">
                <text:p>522381000</text:p>
              </table:table-cell>
              <table:table-cell office:value-type="float" office:value="7791680">
                <text:p>7791680</text:p>
              </table:table-cell>
              <table:table-cell office:value-type="float" office:value="8002530">
                <text:p>8002530</text:p>
              </table:table-cell>
              <table:table-cell office:value-type="float" office:value="8321480">
                <text:p>8321480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516216000">
                <text:p>516216000</text:p>
              </table:table-cell>
              <table:table-cell office:value-type="float" office:value="522102000">
                <text:p>522102000</text:p>
              </table:table-cell>
              <table:table-cell office:value-type="float" office:value="531296000">
                <text:p>531296000</text:p>
              </table:table-cell>
              <table:table-cell office:value-type="float" office:value="7937660">
                <text:p>7937660</text:p>
              </table:table-cell>
              <table:table-cell office:value-type="float" office:value="8090000">
                <text:p>8090000</text:p>
              </table:table-cell>
              <table:table-cell office:value-type="float" office:value="8284520">
                <text:p>8284520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19073000">
                <text:p>519073000</text:p>
              </table:table-cell>
              <table:table-cell office:value-type="float" office:value="521063000">
                <text:p>521063000</text:p>
              </table:table-cell>
              <table:table-cell office:value-type="float" office:value="526753000">
                <text:p>526753000</text:p>
              </table:table-cell>
              <table:table-cell office:value-type="float" office:value="8087710">
                <text:p>8087710</text:p>
              </table:table-cell>
              <table:table-cell office:value-type="float" office:value="8354830">
                <text:p>8354830</text:p>
              </table:table-cell>
              <table:table-cell office:value-type="float" office:value="8645830">
                <text:p>8645830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521494000">
                <text:p>521494000</text:p>
              </table:table-cell>
              <table:table-cell office:value-type="float" office:value="525022000">
                <text:p>525022000</text:p>
              </table:table-cell>
              <table:table-cell office:value-type="float" office:value="530768000">
                <text:p>530768000</text:p>
              </table:table-cell>
              <table:table-cell office:value-type="float" office:value="8118710">
                <text:p>8118710</text:p>
              </table:table-cell>
              <table:table-cell office:value-type="float" office:value="8312800">
                <text:p>8312800</text:p>
              </table:table-cell>
              <table:table-cell office:value-type="float" office:value="8672060">
                <text:p>8672060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527627000">
                <text:p>527627000</text:p>
              </table:table-cell>
              <table:table-cell office:value-type="float" office:value="530924000">
                <text:p>530924000</text:p>
              </table:table-cell>
              <table:table-cell office:value-type="float" office:value="534982000">
                <text:p>534982000</text:p>
              </table:table-cell>
              <table:table-cell office:value-type="float" office:value="8413010">
                <text:p>8413010</text:p>
              </table:table-cell>
              <table:table-cell office:value-type="float" office:value="8572060">
                <text:p>8572060</text:p>
              </table:table-cell>
              <table:table-cell office:value-type="float" office:value="8902850">
                <text:p>8902850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27084000">
                <text:p>527084000</text:p>
              </table:table-cell>
              <table:table-cell office:value-type="float" office:value="536349000">
                <text:p>536349000</text:p>
              </table:table-cell>
              <table:table-cell office:value-type="float" office:value="551500000">
                <text:p>551500000</text:p>
              </table:table-cell>
              <table:table-cell office:value-type="float" office:value="7833240">
                <text:p>7833240</text:p>
              </table:table-cell>
              <table:table-cell office:value-type="float" office:value="8162910">
                <text:p>8162910</text:p>
              </table:table-cell>
              <table:table-cell office:value-type="float" office:value="8529570">
                <text:p>8529570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536758000">
                <text:p>536758000</text:p>
              </table:table-cell>
              <table:table-cell office:value-type="float" office:value="556186000">
                <text:p>556186000</text:p>
              </table:table-cell>
              <table:table-cell office:value-type="float" office:value="591162000">
                <text:p>591162000</text:p>
              </table:table-cell>
              <table:table-cell office:value-type="float" office:value="7612410">
                <text:p>7612410</text:p>
              </table:table-cell>
              <table:table-cell office:value-type="float" office:value="7914860">
                <text:p>7914860</text:p>
              </table:table-cell>
              <table:table-cell office:value-type="float" office:value="8818330">
                <text:p>881833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39991000">
                <text:p>539991000</text:p>
              </table:table-cell>
              <table:table-cell office:value-type="float" office:value="546315000">
                <text:p>546315000</text:p>
              </table:table-cell>
              <table:table-cell office:value-type="float" office:value="556025000">
                <text:p>556025000</text:p>
              </table:table-cell>
              <table:table-cell office:value-type="float" office:value="8297650">
                <text:p>8297650</text:p>
              </table:table-cell>
              <table:table-cell office:value-type="float" office:value="8811520">
                <text:p>8811520</text:p>
              </table:table-cell>
              <table:table-cell office:value-type="float" office:value="9475380">
                <text:p>947538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534592000">
                <text:p>534592000</text:p>
              </table:table-cell>
              <table:table-cell office:value-type="float" office:value="544478000">
                <text:p>544478000</text:p>
              </table:table-cell>
              <table:table-cell office:value-type="float" office:value="555670000">
                <text:p>555670000</text:p>
              </table:table-cell>
              <table:table-cell office:value-type="float" office:value="7812200">
                <text:p>7812200</text:p>
              </table:table-cell>
              <table:table-cell office:value-type="float" office:value="8078150">
                <text:p>8078150</text:p>
              </table:table-cell>
              <table:table-cell office:value-type="float" office:value="8338640">
                <text:p>8338640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37004000">
                <text:p>537004000</text:p>
              </table:table-cell>
              <table:table-cell office:value-type="float" office:value="547464000">
                <text:p>547464000</text:p>
              </table:table-cell>
              <table:table-cell office:value-type="float" office:value="615677000">
                <text:p>615677000</text:p>
              </table:table-cell>
              <table:table-cell office:value-type="float" office:value="8283850">
                <text:p>8283850</text:p>
              </table:table-cell>
              <table:table-cell office:value-type="float" office:value="8507710">
                <text:p>8507710</text:p>
              </table:table-cell>
              <table:table-cell office:value-type="float" office:value="8707060">
                <text:p>8707060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538044000">
                <text:p>538044000</text:p>
              </table:table-cell>
              <table:table-cell office:value-type="float" office:value="551063000">
                <text:p>551063000</text:p>
              </table:table-cell>
              <table:table-cell office:value-type="float" office:value="562111000">
                <text:p>562111000</text:p>
              </table:table-cell>
              <table:table-cell office:value-type="float" office:value="8124530">
                <text:p>8124530</text:p>
              </table:table-cell>
              <table:table-cell office:value-type="float" office:value="8307750">
                <text:p>8307750</text:p>
              </table:table-cell>
              <table:table-cell office:value-type="float" office:value="8717320">
                <text:p>8717320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541151000">
                <text:p>541151000</text:p>
              </table:table-cell>
              <table:table-cell office:value-type="float" office:value="556180000">
                <text:p>556180000</text:p>
              </table:table-cell>
              <table:table-cell office:value-type="float" office:value="621986000">
                <text:p>621986000</text:p>
              </table:table-cell>
              <table:table-cell office:value-type="float" office:value="8207360">
                <text:p>8207360</text:p>
              </table:table-cell>
              <table:table-cell office:value-type="float" office:value="8516000">
                <text:p>8516000</text:p>
              </table:table-cell>
              <table:table-cell office:value-type="float" office:value="8778690">
                <text:p>8778690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52092000">
                <text:p>552092000</text:p>
              </table:table-cell>
              <table:table-cell office:value-type="float" office:value="569837000">
                <text:p>569837000</text:p>
              </table:table-cell>
              <table:table-cell office:value-type="float" office:value="633948000">
                <text:p>633948000</text:p>
              </table:table-cell>
              <table:table-cell office:value-type="float" office:value="8163760">
                <text:p>8163760</text:p>
              </table:table-cell>
              <table:table-cell office:value-type="float" office:value="8540370">
                <text:p>8540370</text:p>
              </table:table-cell>
              <table:table-cell office:value-type="float" office:value="8884170">
                <text:p>8884170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559652000">
                <text:p>559652000</text:p>
              </table:table-cell>
              <table:table-cell office:value-type="float" office:value="565549000">
                <text:p>565549000</text:p>
              </table:table-cell>
              <table:table-cell office:value-type="float" office:value="572805000">
                <text:p>572805000</text:p>
              </table:table-cell>
              <table:table-cell office:value-type="float" office:value="8592500">
                <text:p>8592500</text:p>
              </table:table-cell>
              <table:table-cell office:value-type="float" office:value="8895440">
                <text:p>8895440</text:p>
              </table:table-cell>
              <table:table-cell office:value-type="float" office:value="9374160">
                <text:p>9374160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41936000">
                <text:p>541936000</text:p>
              </table:table-cell>
              <table:table-cell office:value-type="float" office:value="562619000">
                <text:p>562619000</text:p>
              </table:table-cell>
              <table:table-cell office:value-type="float" office:value="592987000">
                <text:p>592987000</text:p>
              </table:table-cell>
              <table:table-cell office:value-type="float" office:value="8050270">
                <text:p>8050270</text:p>
              </table:table-cell>
              <table:table-cell office:value-type="float" office:value="8250140">
                <text:p>8250140</text:p>
              </table:table-cell>
              <table:table-cell office:value-type="float" office:value="8607840">
                <text:p>8607840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554427000">
                <text:p>554427000</text:p>
              </table:table-cell>
              <table:table-cell office:value-type="float" office:value="560501000">
                <text:p>560501000</text:p>
              </table:table-cell>
              <table:table-cell office:value-type="float" office:value="572140000">
                <text:p>572140000</text:p>
              </table:table-cell>
              <table:table-cell office:value-type="float" office:value="8875670">
                <text:p>8875670</text:p>
              </table:table-cell>
              <table:table-cell office:value-type="float" office:value="9585670">
                <text:p>9585670</text:p>
              </table:table-cell>
              <table:table-cell office:value-type="float" office:value="13741300">
                <text:p>1374130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47578000">
                <text:p>547578000</text:p>
              </table:table-cell>
              <table:table-cell office:value-type="float" office:value="565623000">
                <text:p>565623000</text:p>
              </table:table-cell>
              <table:table-cell office:value-type="float" office:value="580498000">
                <text:p>580498000</text:p>
              </table:table-cell>
              <table:table-cell office:value-type="float" office:value="8919980">
                <text:p>8919980</text:p>
              </table:table-cell>
              <table:table-cell office:value-type="float" office:value="9463050">
                <text:p>9463050</text:p>
              </table:table-cell>
              <table:table-cell office:value-type="float" office:value="9969320">
                <text:p>9969320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547142000">
                <text:p>547142000</text:p>
              </table:table-cell>
              <table:table-cell office:value-type="float" office:value="550779000">
                <text:p>550779000</text:p>
              </table:table-cell>
              <table:table-cell office:value-type="float" office:value="558407000">
                <text:p>558407000</text:p>
              </table:table-cell>
              <table:table-cell office:value-type="float" office:value="8389550">
                <text:p>8389550</text:p>
              </table:table-cell>
              <table:table-cell office:value-type="float" office:value="8466640">
                <text:p>8466640</text:p>
              </table:table-cell>
              <table:table-cell office:value-type="float" office:value="8552390">
                <text:p>8552390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48200000">
                <text:p>548200000</text:p>
              </table:table-cell>
              <table:table-cell office:value-type="float" office:value="550528000">
                <text:p>550528000</text:p>
              </table:table-cell>
              <table:table-cell office:value-type="float" office:value="554453000">
                <text:p>554453000</text:p>
              </table:table-cell>
              <table:table-cell office:value-type="float" office:value="8046780">
                <text:p>8046780</text:p>
              </table:table-cell>
              <table:table-cell office:value-type="float" office:value="8185730">
                <text:p>8185730</text:p>
              </table:table-cell>
              <table:table-cell office:value-type="float" office:value="8352570">
                <text:p>8352570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51010000">
                <text:p>551010000</text:p>
              </table:table-cell>
              <table:table-cell office:value-type="float" office:value="553117000">
                <text:p>553117000</text:p>
              </table:table-cell>
              <table:table-cell office:value-type="float" office:value="557114000">
                <text:p>557114000</text:p>
              </table:table-cell>
              <table:table-cell office:value-type="float" office:value="8488960">
                <text:p>8488960</text:p>
              </table:table-cell>
              <table:table-cell office:value-type="float" office:value="8608350">
                <text:p>8608350</text:p>
              </table:table-cell>
              <table:table-cell office:value-type="float" office:value="8795650">
                <text:p>8795650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55023000">
                <text:p>555023000</text:p>
              </table:table-cell>
              <table:table-cell office:value-type="float" office:value="570051000">
                <text:p>570051000</text:p>
              </table:table-cell>
              <table:table-cell office:value-type="float" office:value="594073000">
                <text:p>594073000</text:p>
              </table:table-cell>
              <table:table-cell office:value-type="float" office:value="8633760">
                <text:p>8633760</text:p>
              </table:table-cell>
              <table:table-cell office:value-type="float" office:value="8789970">
                <text:p>8789970</text:p>
              </table:table-cell>
              <table:table-cell office:value-type="float" office:value="9063630">
                <text:p>9063630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564111000">
                <text:p>564111000</text:p>
              </table:table-cell>
              <table:table-cell office:value-type="float" office:value="574577000">
                <text:p>574577000</text:p>
              </table:table-cell>
              <table:table-cell office:value-type="float" office:value="592311000">
                <text:p>592311000</text:p>
              </table:table-cell>
              <table:table-cell office:value-type="float" office:value="8686980">
                <text:p>8686980</text:p>
              </table:table-cell>
              <table:table-cell office:value-type="float" office:value="8889860">
                <text:p>8889860</text:p>
              </table:table-cell>
              <table:table-cell office:value-type="float" office:value="9408100">
                <text:p>940810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557102000">
                <text:p>557102000</text:p>
              </table:table-cell>
              <table:table-cell office:value-type="float" office:value="579586000">
                <text:p>579586000</text:p>
              </table:table-cell>
              <table:table-cell office:value-type="float" office:value="594699000">
                <text:p>594699000</text:p>
              </table:table-cell>
              <table:table-cell office:value-type="float" office:value="8833600">
                <text:p>8833600</text:p>
              </table:table-cell>
              <table:table-cell office:value-type="float" office:value="9032250">
                <text:p>9032250</text:p>
              </table:table-cell>
              <table:table-cell office:value-type="float" office:value="9254600">
                <text:p>9254600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564605000">
                <text:p>564605000</text:p>
              </table:table-cell>
              <table:table-cell office:value-type="float" office:value="587649000">
                <text:p>587649000</text:p>
              </table:table-cell>
              <table:table-cell office:value-type="float" office:value="627274000">
                <text:p>627274000</text:p>
              </table:table-cell>
              <table:table-cell office:value-type="float" office:value="8780260">
                <text:p>8780260</text:p>
              </table:table-cell>
              <table:table-cell office:value-type="float" office:value="9025260">
                <text:p>9025260</text:p>
              </table:table-cell>
              <table:table-cell office:value-type="float" office:value="9455940">
                <text:p>9455940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67740000">
                <text:p>567740000</text:p>
              </table:table-cell>
              <table:table-cell office:value-type="float" office:value="579821000">
                <text:p>579821000</text:p>
              </table:table-cell>
              <table:table-cell office:value-type="float" office:value="591548000">
                <text:p>591548000</text:p>
              </table:table-cell>
              <table:table-cell office:value-type="float" office:value="8807100">
                <text:p>8807100</text:p>
              </table:table-cell>
              <table:table-cell office:value-type="float" office:value="9085060">
                <text:p>9085060</text:p>
              </table:table-cell>
              <table:table-cell office:value-type="float" office:value="9387260">
                <text:p>9387260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73166000">
                <text:p>573166000</text:p>
              </table:table-cell>
              <table:table-cell office:value-type="float" office:value="580996000">
                <text:p>580996000</text:p>
              </table:table-cell>
              <table:table-cell office:value-type="float" office:value="596963000">
                <text:p>596963000</text:p>
              </table:table-cell>
              <table:table-cell office:value-type="float" office:value="8916610">
                <text:p>8916610</text:p>
              </table:table-cell>
              <table:table-cell office:value-type="float" office:value="9275330">
                <text:p>9275330</text:p>
              </table:table-cell>
              <table:table-cell office:value-type="float" office:value="9827120">
                <text:p>9827120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70417000">
                <text:p>570417000</text:p>
              </table:table-cell>
              <table:table-cell office:value-type="float" office:value="579737000">
                <text:p>579737000</text:p>
              </table:table-cell>
              <table:table-cell office:value-type="float" office:value="587970000">
                <text:p>587970000</text:p>
              </table:table-cell>
              <table:table-cell office:value-type="float" office:value="8637630">
                <text:p>8637630</text:p>
              </table:table-cell>
              <table:table-cell office:value-type="float" office:value="8888470">
                <text:p>8888470</text:p>
              </table:table-cell>
              <table:table-cell office:value-type="float" office:value="9237090">
                <text:p>9237090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572878000">
                <text:p>572878000</text:p>
              </table:table-cell>
              <table:table-cell office:value-type="float" office:value="581436000">
                <text:p>581436000</text:p>
              </table:table-cell>
              <table:table-cell office:value-type="float" office:value="602752000">
                <text:p>602752000</text:p>
              </table:table-cell>
              <table:table-cell office:value-type="float" office:value="8372250">
                <text:p>8372250</text:p>
              </table:table-cell>
              <table:table-cell office:value-type="float" office:value="8579830">
                <text:p>8579830</text:p>
              </table:table-cell>
              <table:table-cell office:value-type="float" office:value="8881630">
                <text:p>8881630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73879000">
                <text:p>573879000</text:p>
              </table:table-cell>
              <table:table-cell office:value-type="float" office:value="581865000">
                <text:p>581865000</text:p>
              </table:table-cell>
              <table:table-cell office:value-type="float" office:value="597139000">
                <text:p>597139000</text:p>
              </table:table-cell>
              <table:table-cell office:value-type="float" office:value="8295660">
                <text:p>8295660</text:p>
              </table:table-cell>
              <table:table-cell office:value-type="float" office:value="8388410">
                <text:p>8388410</text:p>
              </table:table-cell>
              <table:table-cell office:value-type="float" office:value="8497460">
                <text:p>8497460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87315000">
                <text:p>587315000</text:p>
              </table:table-cell>
              <table:table-cell office:value-type="float" office:value="602268000">
                <text:p>602268000</text:p>
              </table:table-cell>
              <table:table-cell office:value-type="float" office:value="632092000">
                <text:p>632092000</text:p>
              </table:table-cell>
              <table:table-cell office:value-type="float" office:value="8570760">
                <text:p>8570760</text:p>
              </table:table-cell>
              <table:table-cell office:value-type="float" office:value="8701690">
                <text:p>8701690</text:p>
              </table:table-cell>
              <table:table-cell office:value-type="float" office:value="8892290">
                <text:p>8892290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577418000">
                <text:p>577418000</text:p>
              </table:table-cell>
              <table:table-cell office:value-type="float" office:value="586537000">
                <text:p>586537000</text:p>
              </table:table-cell>
              <table:table-cell office:value-type="float" office:value="606640000">
                <text:p>606640000</text:p>
              </table:table-cell>
              <table:table-cell office:value-type="float" office:value="8463870">
                <text:p>8463870</text:p>
              </table:table-cell>
              <table:table-cell office:value-type="float" office:value="8688630">
                <text:p>8688630</text:p>
              </table:table-cell>
              <table:table-cell office:value-type="float" office:value="9107810">
                <text:p>9107810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580762000">
                <text:p>580762000</text:p>
              </table:table-cell>
              <table:table-cell office:value-type="float" office:value="593159000">
                <text:p>593159000</text:p>
              </table:table-cell>
              <table:table-cell office:value-type="float" office:value="609708000">
                <text:p>609708000</text:p>
              </table:table-cell>
              <table:table-cell office:value-type="float" office:value="8288860">
                <text:p>8288860</text:p>
              </table:table-cell>
              <table:table-cell office:value-type="float" office:value="8496350">
                <text:p>8496350</text:p>
              </table:table-cell>
              <table:table-cell office:value-type="float" office:value="8643520">
                <text:p>8643520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582191000">
                <text:p>582191000</text:p>
              </table:table-cell>
              <table:table-cell office:value-type="float" office:value="592796000">
                <text:p>592796000</text:p>
              </table:table-cell>
              <table:table-cell office:value-type="float" office:value="618540000">
                <text:p>618540000</text:p>
              </table:table-cell>
              <table:table-cell office:value-type="float" office:value="9150050">
                <text:p>9150050</text:p>
              </table:table-cell>
              <table:table-cell office:value-type="float" office:value="9227740">
                <text:p>9227740</text:p>
              </table:table-cell>
              <table:table-cell office:value-type="float" office:value="9362720">
                <text:p>9362720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585046000">
                <text:p>585046000</text:p>
              </table:table-cell>
              <table:table-cell office:value-type="float" office:value="594331000">
                <text:p>594331000</text:p>
              </table:table-cell>
              <table:table-cell office:value-type="float" office:value="604329000">
                <text:p>604329000</text:p>
              </table:table-cell>
              <table:table-cell office:value-type="float" office:value="9027130">
                <text:p>9027130</text:p>
              </table:table-cell>
              <table:table-cell office:value-type="float" office:value="9543470">
                <text:p>9543470</text:p>
              </table:table-cell>
              <table:table-cell office:value-type="float" office:value="10311300">
                <text:p>10311300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588559000">
                <text:p>588559000</text:p>
              </table:table-cell>
              <table:table-cell office:value-type="float" office:value="604217000">
                <text:p>604217000</text:p>
              </table:table-cell>
              <table:table-cell office:value-type="float" office:value="613700000">
                <text:p>613700000</text:p>
              </table:table-cell>
              <table:table-cell office:value-type="float" office:value="8368840">
                <text:p>8368840</text:p>
              </table:table-cell>
              <table:table-cell office:value-type="float" office:value="8522510">
                <text:p>8522510</text:p>
              </table:table-cell>
              <table:table-cell office:value-type="float" office:value="8703700">
                <text:p>8703700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602855000">
                <text:p>602855000</text:p>
              </table:table-cell>
              <table:table-cell office:value-type="float" office:value="615926000">
                <text:p>615926000</text:p>
              </table:table-cell>
              <table:table-cell office:value-type="float" office:value="683176000">
                <text:p>683176000</text:p>
              </table:table-cell>
              <table:table-cell office:value-type="float" office:value="8914680">
                <text:p>8914680</text:p>
              </table:table-cell>
              <table:table-cell office:value-type="float" office:value="9089440">
                <text:p>9089440</text:p>
              </table:table-cell>
              <table:table-cell office:value-type="float" office:value="9311620">
                <text:p>9311620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94754000">
                <text:p>594754000</text:p>
              </table:table-cell>
              <table:table-cell office:value-type="float" office:value="606060000">
                <text:p>606060000</text:p>
              </table:table-cell>
              <table:table-cell office:value-type="float" office:value="619690000">
                <text:p>619690000</text:p>
              </table:table-cell>
              <table:table-cell office:value-type="float" office:value="8517330">
                <text:p>8517330</text:p>
              </table:table-cell>
              <table:table-cell office:value-type="float" office:value="8649120">
                <text:p>8649120</text:p>
              </table:table-cell>
              <table:table-cell office:value-type="float" office:value="8799020">
                <text:p>8799020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595857000">
                <text:p>595857000</text:p>
              </table:table-cell>
              <table:table-cell office:value-type="float" office:value="608843000">
                <text:p>608843000</text:p>
              </table:table-cell>
              <table:table-cell office:value-type="float" office:value="626639000">
                <text:p>626639000</text:p>
              </table:table-cell>
              <table:table-cell office:value-type="float" office:value="8699540">
                <text:p>8699540</text:p>
              </table:table-cell>
              <table:table-cell office:value-type="float" office:value="8772160">
                <text:p>8772160</text:p>
              </table:table-cell>
              <table:table-cell office:value-type="float" office:value="8884380">
                <text:p>8884380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97177000">
                <text:p>597177000</text:p>
              </table:table-cell>
              <table:table-cell office:value-type="float" office:value="607431000">
                <text:p>607431000</text:p>
              </table:table-cell>
              <table:table-cell office:value-type="float" office:value="655392000">
                <text:p>655392000</text:p>
              </table:table-cell>
              <table:table-cell office:value-type="float" office:value="8862220">
                <text:p>8862220</text:p>
              </table:table-cell>
              <table:table-cell office:value-type="float" office:value="9109960">
                <text:p>9109960</text:p>
              </table:table-cell>
              <table:table-cell office:value-type="float" office:value="9641980">
                <text:p>964198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606981000">
                <text:p>606981000</text:p>
              </table:table-cell>
              <table:table-cell office:value-type="float" office:value="617778000">
                <text:p>617778000</text:p>
              </table:table-cell>
              <table:table-cell office:value-type="float" office:value="632791000">
                <text:p>632791000</text:p>
              </table:table-cell>
              <table:table-cell office:value-type="float" office:value="8873220">
                <text:p>8873220</text:p>
              </table:table-cell>
              <table:table-cell office:value-type="float" office:value="9234710">
                <text:p>9234710</text:p>
              </table:table-cell>
              <table:table-cell office:value-type="float" office:value="10212200">
                <text:p>10212200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603396000">
                <text:p>603396000</text:p>
              </table:table-cell>
              <table:table-cell office:value-type="float" office:value="611270000">
                <text:p>611270000</text:p>
              </table:table-cell>
              <table:table-cell office:value-type="float" office:value="617682000">
                <text:p>617682000</text:p>
              </table:table-cell>
              <table:table-cell office:value-type="float" office:value="8825050">
                <text:p>8825050</text:p>
              </table:table-cell>
              <table:table-cell office:value-type="float" office:value="8976600">
                <text:p>8976600</text:p>
              </table:table-cell>
              <table:table-cell office:value-type="float" office:value="9129770">
                <text:p>9129770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605860000">
                <text:p>605860000</text:p>
              </table:table-cell>
              <table:table-cell office:value-type="float" office:value="620546000">
                <text:p>620546000</text:p>
              </table:table-cell>
              <table:table-cell office:value-type="float" office:value="636847000">
                <text:p>636847000</text:p>
              </table:table-cell>
              <table:table-cell office:value-type="float" office:value="9218120">
                <text:p>9218120</text:p>
              </table:table-cell>
              <table:table-cell office:value-type="float" office:value="9398240">
                <text:p>9398240</text:p>
              </table:table-cell>
              <table:table-cell office:value-type="float" office:value="9627450">
                <text:p>9627450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605842000">
                <text:p>605842000</text:p>
              </table:table-cell>
              <table:table-cell office:value-type="float" office:value="618247000">
                <text:p>618247000</text:p>
              </table:table-cell>
              <table:table-cell office:value-type="float" office:value="629056000">
                <text:p>629056000</text:p>
              </table:table-cell>
              <table:table-cell office:value-type="float" office:value="9379220">
                <text:p>9379220</text:p>
              </table:table-cell>
              <table:table-cell office:value-type="float" office:value="9765000">
                <text:p>9765000</text:p>
              </table:table-cell>
              <table:table-cell office:value-type="float" office:value="10282200">
                <text:p>10282200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609355000">
                <text:p>609355000</text:p>
              </table:table-cell>
              <table:table-cell office:value-type="float" office:value="617141000">
                <text:p>617141000</text:p>
              </table:table-cell>
              <table:table-cell office:value-type="float" office:value="631408000">
                <text:p>631408000</text:p>
              </table:table-cell>
              <table:table-cell office:value-type="float" office:value="9049800">
                <text:p>9049800</text:p>
              </table:table-cell>
              <table:table-cell office:value-type="float" office:value="9157340">
                <text:p>9157340</text:p>
              </table:table-cell>
              <table:table-cell office:value-type="float" office:value="9327140">
                <text:p>9327140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610277000">
                <text:p>610277000</text:p>
              </table:table-cell>
              <table:table-cell office:value-type="float" office:value="620154000">
                <text:p>620154000</text:p>
              </table:table-cell>
              <table:table-cell office:value-type="float" office:value="641817000">
                <text:p>641817000</text:p>
              </table:table-cell>
              <table:table-cell office:value-type="float" office:value="9233760">
                <text:p>9233760</text:p>
              </table:table-cell>
              <table:table-cell office:value-type="float" office:value="9431040">
                <text:p>9431040</text:p>
              </table:table-cell>
              <table:table-cell office:value-type="float" office:value="9650170">
                <text:p>9650170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15349000">
                <text:p>615349000</text:p>
              </table:table-cell>
              <table:table-cell office:value-type="float" office:value="636732000">
                <text:p>636732000</text:p>
              </table:table-cell>
              <table:table-cell office:value-type="float" office:value="674169000">
                <text:p>674169000</text:p>
              </table:table-cell>
              <table:table-cell office:value-type="float" office:value="9156690">
                <text:p>9156690</text:p>
              </table:table-cell>
              <table:table-cell office:value-type="float" office:value="9647750">
                <text:p>9647750</text:p>
              </table:table-cell>
              <table:table-cell office:value-type="float" office:value="10092700">
                <text:p>10092700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616897000">
                <text:p>616897000</text:p>
              </table:table-cell>
              <table:table-cell office:value-type="float" office:value="621161000">
                <text:p>621161000</text:p>
              </table:table-cell>
              <table:table-cell office:value-type="float" office:value="629243000">
                <text:p>629243000</text:p>
              </table:table-cell>
              <table:table-cell office:value-type="float" office:value="9180570">
                <text:p>9180570</text:p>
              </table:table-cell>
              <table:table-cell office:value-type="float" office:value="9310810">
                <text:p>9310810</text:p>
              </table:table-cell>
              <table:table-cell office:value-type="float" office:value="9651460">
                <text:p>965146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619466000">
                <text:p>619466000</text:p>
              </table:table-cell>
              <table:table-cell office:value-type="float" office:value="626606000">
                <text:p>626606000</text:p>
              </table:table-cell>
              <table:table-cell office:value-type="float" office:value="638607000">
                <text:p>638607000</text:p>
              </table:table-cell>
              <table:table-cell office:value-type="float" office:value="9596720">
                <text:p>9596720</text:p>
              </table:table-cell>
              <table:table-cell office:value-type="float" office:value="9876270">
                <text:p>9876270</text:p>
              </table:table-cell>
              <table:table-cell office:value-type="float" office:value="10470300">
                <text:p>10470300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20778000">
                <text:p>620778000</text:p>
              </table:table-cell>
              <table:table-cell office:value-type="float" office:value="626281000">
                <text:p>626281000</text:p>
              </table:table-cell>
              <table:table-cell office:value-type="float" office:value="647837000">
                <text:p>647837000</text:p>
              </table:table-cell>
              <table:table-cell office:value-type="float" office:value="9123020">
                <text:p>9123020</text:p>
              </table:table-cell>
              <table:table-cell office:value-type="float" office:value="9261760">
                <text:p>9261760</text:p>
              </table:table-cell>
              <table:table-cell office:value-type="float" office:value="9548810">
                <text:p>9548810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625045000">
                <text:p>625045000</text:p>
              </table:table-cell>
              <table:table-cell office:value-type="float" office:value="631217000">
                <text:p>631217000</text:p>
              </table:table-cell>
              <table:table-cell office:value-type="float" office:value="643603000">
                <text:p>643603000</text:p>
              </table:table-cell>
              <table:table-cell office:value-type="float" office:value="9061060">
                <text:p>9061060</text:p>
              </table:table-cell>
              <table:table-cell office:value-type="float" office:value="9122450">
                <text:p>9122450</text:p>
              </table:table-cell>
              <table:table-cell office:value-type="float" office:value="9162750">
                <text:p>9162750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625873000">
                <text:p>625873000</text:p>
              </table:table-cell>
              <table:table-cell office:value-type="float" office:value="631303000">
                <text:p>631303000</text:p>
              </table:table-cell>
              <table:table-cell office:value-type="float" office:value="650809000">
                <text:p>650809000</text:p>
              </table:table-cell>
              <table:table-cell office:value-type="float" office:value="9530270">
                <text:p>9530270</text:p>
              </table:table-cell>
              <table:table-cell office:value-type="float" office:value="9857370">
                <text:p>9857370</text:p>
              </table:table-cell>
              <table:table-cell office:value-type="float" office:value="10546100">
                <text:p>10546100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31297000">
                <text:p>631297000</text:p>
              </table:table-cell>
              <table:table-cell office:value-type="float" office:value="647748000">
                <text:p>647748000</text:p>
              </table:table-cell>
              <table:table-cell office:value-type="float" office:value="663591000">
                <text:p>663591000</text:p>
              </table:table-cell>
              <table:table-cell office:value-type="float" office:value="9195600">
                <text:p>9195600</text:p>
              </table:table-cell>
              <table:table-cell office:value-type="float" office:value="9459880">
                <text:p>9459880</text:p>
              </table:table-cell>
              <table:table-cell office:value-type="float" office:value="10030400">
                <text:p>10030400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33249000">
                <text:p>633249000</text:p>
              </table:table-cell>
              <table:table-cell office:value-type="float" office:value="640545000">
                <text:p>640545000</text:p>
              </table:table-cell>
              <table:table-cell office:value-type="float" office:value="658293000">
                <text:p>658293000</text:p>
              </table:table-cell>
              <table:table-cell office:value-type="float" office:value="9422430">
                <text:p>9422430</text:p>
              </table:table-cell>
              <table:table-cell office:value-type="float" office:value="9538430">
                <text:p>9538430</text:p>
              </table:table-cell>
              <table:table-cell office:value-type="float" office:value="9736280">
                <text:p>9736280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632372000">
                <text:p>632372000</text:p>
              </table:table-cell>
              <table:table-cell office:value-type="float" office:value="639953000">
                <text:p>639953000</text:p>
              </table:table-cell>
              <table:table-cell office:value-type="float" office:value="657895000">
                <text:p>657895000</text:p>
              </table:table-cell>
              <table:table-cell office:value-type="float" office:value="9519340">
                <text:p>9519340</text:p>
              </table:table-cell>
              <table:table-cell office:value-type="float" office:value="10088800">
                <text:p>10088800</text:p>
              </table:table-cell>
              <table:table-cell office:value-type="float" office:value="10442200">
                <text:p>10442200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636143000">
                <text:p>636143000</text:p>
              </table:table-cell>
              <table:table-cell office:value-type="float" office:value="648252000">
                <text:p>648252000</text:p>
              </table:table-cell>
              <table:table-cell office:value-type="float" office:value="678133000">
                <text:p>678133000</text:p>
              </table:table-cell>
              <table:table-cell office:value-type="float" office:value="9151390">
                <text:p>9151390</text:p>
              </table:table-cell>
              <table:table-cell office:value-type="float" office:value="9431920">
                <text:p>9431920</text:p>
              </table:table-cell>
              <table:table-cell office:value-type="float" office:value="9772060">
                <text:p>9772060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638769000">
                <text:p>638769000</text:p>
              </table:table-cell>
              <table:table-cell office:value-type="float" office:value="655820000">
                <text:p>655820000</text:p>
              </table:table-cell>
              <table:table-cell office:value-type="float" office:value="688454000">
                <text:p>688454000</text:p>
              </table:table-cell>
              <table:table-cell office:value-type="float" office:value="9656790">
                <text:p>9656790</text:p>
              </table:table-cell>
              <table:table-cell office:value-type="float" office:value="9835730">
                <text:p>9835730</text:p>
              </table:table-cell>
              <table:table-cell office:value-type="float" office:value="10480700">
                <text:p>10480700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642775000">
                <text:p>642775000</text:p>
              </table:table-cell>
              <table:table-cell office:value-type="float" office:value="657163000">
                <text:p>657163000</text:p>
              </table:table-cell>
              <table:table-cell office:value-type="float" office:value="676144000">
                <text:p>676144000</text:p>
              </table:table-cell>
              <table:table-cell office:value-type="float" office:value="9529610">
                <text:p>9529610</text:p>
              </table:table-cell>
              <table:table-cell office:value-type="float" office:value="9835090">
                <text:p>9835090</text:p>
              </table:table-cell>
              <table:table-cell office:value-type="float" office:value="10292100">
                <text:p>10292100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644695000">
                <text:p>644695000</text:p>
              </table:table-cell>
              <table:table-cell office:value-type="float" office:value="651811000">
                <text:p>651811000</text:p>
              </table:table-cell>
              <table:table-cell office:value-type="float" office:value="659782000">
                <text:p>659782000</text:p>
              </table:table-cell>
              <table:table-cell office:value-type="float" office:value="10346200">
                <text:p>10346200</text:p>
              </table:table-cell>
              <table:table-cell office:value-type="float" office:value="10617900">
                <text:p>10617900</text:p>
              </table:table-cell>
              <table:table-cell office:value-type="float" office:value="11136500">
                <text:p>11136500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648477000">
                <text:p>648477000</text:p>
              </table:table-cell>
              <table:table-cell office:value-type="float" office:value="656599000">
                <text:p>656599000</text:p>
              </table:table-cell>
              <table:table-cell office:value-type="float" office:value="676173000">
                <text:p>676173000</text:p>
              </table:table-cell>
              <table:table-cell office:value-type="float" office:value="9801310">
                <text:p>9801310</text:p>
              </table:table-cell>
              <table:table-cell office:value-type="float" office:value="9927420">
                <text:p>9927420</text:p>
              </table:table-cell>
              <table:table-cell office:value-type="float" office:value="10212600">
                <text:p>10212600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648354000">
                <text:p>648354000</text:p>
              </table:table-cell>
              <table:table-cell office:value-type="float" office:value="656135000">
                <text:p>656135000</text:p>
              </table:table-cell>
              <table:table-cell office:value-type="float" office:value="681783000">
                <text:p>681783000</text:p>
              </table:table-cell>
              <table:table-cell office:value-type="float" office:value="9385330">
                <text:p>9385330</text:p>
              </table:table-cell>
              <table:table-cell office:value-type="float" office:value="9558260">
                <text:p>9558260</text:p>
              </table:table-cell>
              <table:table-cell office:value-type="float" office:value="9793480">
                <text:p>9793480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655330000">
                <text:p>655330000</text:p>
              </table:table-cell>
              <table:table-cell office:value-type="float" office:value="667596000">
                <text:p>667596000</text:p>
              </table:table-cell>
              <table:table-cell office:value-type="float" office:value="676891000">
                <text:p>676891000</text:p>
              </table:table-cell>
              <table:table-cell office:value-type="float" office:value="8992320">
                <text:p>8992320</text:p>
              </table:table-cell>
              <table:table-cell office:value-type="float" office:value="9344600">
                <text:p>9344600</text:p>
              </table:table-cell>
              <table:table-cell office:value-type="float" office:value="9891060">
                <text:p>9891060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661444000">
                <text:p>661444000</text:p>
              </table:table-cell>
              <table:table-cell office:value-type="float" office:value="669610000">
                <text:p>669610000</text:p>
              </table:table-cell>
              <table:table-cell office:value-type="float" office:value="678646000">
                <text:p>678646000</text:p>
              </table:table-cell>
              <table:table-cell office:value-type="float" office:value="9261130">
                <text:p>9261130</text:p>
              </table:table-cell>
              <table:table-cell office:value-type="float" office:value="9438390">
                <text:p>9438390</text:p>
              </table:table-cell>
              <table:table-cell office:value-type="float" office:value="9802600">
                <text:p>9802600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660595000">
                <text:p>660595000</text:p>
              </table:table-cell>
              <table:table-cell office:value-type="float" office:value="673732000">
                <text:p>673732000</text:p>
              </table:table-cell>
              <table:table-cell office:value-type="float" office:value="692829000">
                <text:p>692829000</text:p>
              </table:table-cell>
              <table:table-cell office:value-type="float" office:value="10256200">
                <text:p>10256200</text:p>
              </table:table-cell>
              <table:table-cell office:value-type="float" office:value="10609300">
                <text:p>10609300</text:p>
              </table:table-cell>
              <table:table-cell office:value-type="float" office:value="11036100">
                <text:p>11036100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660769000">
                <text:p>660769000</text:p>
              </table:table-cell>
              <table:table-cell office:value-type="float" office:value="675759000">
                <text:p>675759000</text:p>
              </table:table-cell>
              <table:table-cell office:value-type="float" office:value="688478000">
                <text:p>688478000</text:p>
              </table:table-cell>
              <table:table-cell office:value-type="float" office:value="9382610">
                <text:p>9382610</text:p>
              </table:table-cell>
              <table:table-cell office:value-type="float" office:value="10044200">
                <text:p>10044200</text:p>
              </table:table-cell>
              <table:table-cell office:value-type="float" office:value="14163100">
                <text:p>14163100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662095000">
                <text:p>662095000</text:p>
              </table:table-cell>
              <table:table-cell office:value-type="float" office:value="672256000">
                <text:p>672256000</text:p>
              </table:table-cell>
              <table:table-cell office:value-type="float" office:value="689779000">
                <text:p>689779000</text:p>
              </table:table-cell>
              <table:table-cell office:value-type="float" office:value="9632590">
                <text:p>9632590</text:p>
              </table:table-cell>
              <table:table-cell office:value-type="float" office:value="9833740">
                <text:p>9833740</text:p>
              </table:table-cell>
              <table:table-cell office:value-type="float" office:value="9928040">
                <text:p>9928040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674188000">
                <text:p>674188000</text:p>
              </table:table-cell>
              <table:table-cell office:value-type="float" office:value="682516000">
                <text:p>682516000</text:p>
              </table:table-cell>
              <table:table-cell office:value-type="float" office:value="701334000">
                <text:p>701334000</text:p>
              </table:table-cell>
              <table:table-cell office:value-type="float" office:value="9560980">
                <text:p>9560980</text:p>
              </table:table-cell>
              <table:table-cell office:value-type="float" office:value="9842070">
                <text:p>9842070</text:p>
              </table:table-cell>
              <table:table-cell office:value-type="float" office:value="10401400">
                <text:p>10401400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667883000">
                <text:p>667883000</text:p>
              </table:table-cell>
              <table:table-cell office:value-type="float" office:value="681552000">
                <text:p>681552000</text:p>
              </table:table-cell>
              <table:table-cell office:value-type="float" office:value="699805000">
                <text:p>699805000</text:p>
              </table:table-cell>
              <table:table-cell office:value-type="float" office:value="10182600">
                <text:p>10182600</text:p>
              </table:table-cell>
              <table:table-cell office:value-type="float" office:value="10348100">
                <text:p>10348100</text:p>
              </table:table-cell>
              <table:table-cell office:value-type="float" office:value="10571400">
                <text:p>10571400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671722000">
                <text:p>671722000</text:p>
              </table:table-cell>
              <table:table-cell office:value-type="float" office:value="681381000">
                <text:p>681381000</text:p>
              </table:table-cell>
              <table:table-cell office:value-type="float" office:value="692132000">
                <text:p>692132000</text:p>
              </table:table-cell>
              <table:table-cell office:value-type="float" office:value="9830110">
                <text:p>9830110</text:p>
              </table:table-cell>
              <table:table-cell office:value-type="float" office:value="9984540">
                <text:p>9984540</text:p>
              </table:table-cell>
              <table:table-cell office:value-type="float" office:value="10126100">
                <text:p>10126100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673719000">
                <text:p>673719000</text:p>
              </table:table-cell>
              <table:table-cell office:value-type="float" office:value="685835000">
                <text:p>685835000</text:p>
              </table:table-cell>
              <table:table-cell office:value-type="float" office:value="703826000">
                <text:p>703826000</text:p>
              </table:table-cell>
              <table:table-cell office:value-type="float" office:value="10012700">
                <text:p>10012700</text:p>
              </table:table-cell>
              <table:table-cell office:value-type="float" office:value="10111600">
                <text:p>10111600</text:p>
              </table:table-cell>
              <table:table-cell office:value-type="float" office:value="10517500">
                <text:p>10517500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675502000">
                <text:p>675502000</text:p>
              </table:table-cell>
              <table:table-cell office:value-type="float" office:value="690018000">
                <text:p>690018000</text:p>
              </table:table-cell>
              <table:table-cell office:value-type="float" office:value="714267000">
                <text:p>714267000</text:p>
              </table:table-cell>
              <table:table-cell office:value-type="float" office:value="9576130">
                <text:p>9576130</text:p>
              </table:table-cell>
              <table:table-cell office:value-type="float" office:value="9677330">
                <text:p>9677330</text:p>
              </table:table-cell>
              <table:table-cell office:value-type="float" office:value="9920240">
                <text:p>9920240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675678000">
                <text:p>675678000</text:p>
              </table:table-cell>
              <table:table-cell office:value-type="float" office:value="685042000">
                <text:p>685042000</text:p>
              </table:table-cell>
              <table:table-cell office:value-type="float" office:value="700355000">
                <text:p>700355000</text:p>
              </table:table-cell>
              <table:table-cell office:value-type="float" office:value="9697670">
                <text:p>9697670</text:p>
              </table:table-cell>
              <table:table-cell office:value-type="float" office:value="9778150">
                <text:p>9778150</text:p>
              </table:table-cell>
              <table:table-cell office:value-type="float" office:value="9877580">
                <text:p>9877580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678534000">
                <text:p>678534000</text:p>
              </table:table-cell>
              <table:table-cell office:value-type="float" office:value="692951000">
                <text:p>692951000</text:p>
              </table:table-cell>
              <table:table-cell office:value-type="float" office:value="719065000">
                <text:p>719065000</text:p>
              </table:table-cell>
              <table:table-cell office:value-type="float" office:value="9835600">
                <text:p>9835600</text:p>
              </table:table-cell>
              <table:table-cell office:value-type="float" office:value="10199500">
                <text:p>10199500</text:p>
              </table:table-cell>
              <table:table-cell office:value-type="float" office:value="10615400">
                <text:p>10615400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680678000">
                <text:p>680678000</text:p>
              </table:table-cell>
              <table:table-cell office:value-type="float" office:value="684108000">
                <text:p>684108000</text:p>
              </table:table-cell>
              <table:table-cell office:value-type="float" office:value="690806000">
                <text:p>690806000</text:p>
              </table:table-cell>
              <table:table-cell office:value-type="float" office:value="9624750">
                <text:p>9624750</text:p>
              </table:table-cell>
              <table:table-cell office:value-type="float" office:value="9728790">
                <text:p>9728790</text:p>
              </table:table-cell>
              <table:table-cell office:value-type="float" office:value="9868870">
                <text:p>9868870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683893000">
                <text:p>683893000</text:p>
              </table:table-cell>
              <table:table-cell office:value-type="float" office:value="693813000">
                <text:p>693813000</text:p>
              </table:table-cell>
              <table:table-cell office:value-type="float" office:value="721051000">
                <text:p>721051000</text:p>
              </table:table-cell>
              <table:table-cell office:value-type="float" office:value="9351790">
                <text:p>9351790</text:p>
              </table:table-cell>
              <table:table-cell office:value-type="float" office:value="9427430">
                <text:p>9427430</text:p>
              </table:table-cell>
              <table:table-cell office:value-type="float" office:value="9530660">
                <text:p>9530660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687646000">
                <text:p>687646000</text:p>
              </table:table-cell>
              <table:table-cell office:value-type="float" office:value="700017000">
                <text:p>700017000</text:p>
              </table:table-cell>
              <table:table-cell office:value-type="float" office:value="719294000">
                <text:p>719294000</text:p>
              </table:table-cell>
              <table:table-cell office:value-type="float" office:value="10343600">
                <text:p>10343600</text:p>
              </table:table-cell>
              <table:table-cell office:value-type="float" office:value="10569200">
                <text:p>10569200</text:p>
              </table:table-cell>
              <table:table-cell office:value-type="float" office:value="10868300">
                <text:p>10868300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691777000">
                <text:p>691777000</text:p>
              </table:table-cell>
              <table:table-cell office:value-type="float" office:value="700526000">
                <text:p>700526000</text:p>
              </table:table-cell>
              <table:table-cell office:value-type="float" office:value="723604000">
                <text:p>723604000</text:p>
              </table:table-cell>
              <table:table-cell office:value-type="float" office:value="10582700">
                <text:p>10582700</text:p>
              </table:table-cell>
              <table:table-cell office:value-type="float" office:value="10913300">
                <text:p>10913300</text:p>
              </table:table-cell>
              <table:table-cell office:value-type="float" office:value="11101100">
                <text:p>11101100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693830000">
                <text:p>693830000</text:p>
              </table:table-cell>
              <table:table-cell office:value-type="float" office:value="703550000">
                <text:p>703550000</text:p>
              </table:table-cell>
              <table:table-cell office:value-type="float" office:value="715178000">
                <text:p>715178000</text:p>
              </table:table-cell>
              <table:table-cell office:value-type="float" office:value="9777240">
                <text:p>9777240</text:p>
              </table:table-cell>
              <table:table-cell office:value-type="float" office:value="10110200">
                <text:p>10110200</text:p>
              </table:table-cell>
              <table:table-cell office:value-type="float" office:value="10568200">
                <text:p>10568200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696807000">
                <text:p>696807000</text:p>
              </table:table-cell>
              <table:table-cell office:value-type="float" office:value="713292000">
                <text:p>713292000</text:p>
              </table:table-cell>
              <table:table-cell office:value-type="float" office:value="733466000">
                <text:p>733466000</text:p>
              </table:table-cell>
              <table:table-cell office:value-type="float" office:value="10361200">
                <text:p>10361200</text:p>
              </table:table-cell>
              <table:table-cell office:value-type="float" office:value="10533300">
                <text:p>10533300</text:p>
              </table:table-cell>
              <table:table-cell office:value-type="float" office:value="10894200">
                <text:p>10894200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698227000">
                <text:p>698227000</text:p>
              </table:table-cell>
              <table:table-cell office:value-type="float" office:value="714698000">
                <text:p>714698000</text:p>
              </table:table-cell>
              <table:table-cell office:value-type="float" office:value="738607000">
                <text:p>738607000</text:p>
              </table:table-cell>
              <table:table-cell office:value-type="float" office:value="10337900">
                <text:p>10337900</text:p>
              </table:table-cell>
              <table:table-cell office:value-type="float" office:value="10708400">
                <text:p>10708400</text:p>
              </table:table-cell>
              <table:table-cell office:value-type="float" office:value="10950300">
                <text:p>10950300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700219000">
                <text:p>700219000</text:p>
              </table:table-cell>
              <table:table-cell office:value-type="float" office:value="713462000">
                <text:p>713462000</text:p>
              </table:table-cell>
              <table:table-cell office:value-type="float" office:value="724715000">
                <text:p>724715000</text:p>
              </table:table-cell>
              <table:table-cell office:value-type="float" office:value="10398100">
                <text:p>10398100</text:p>
              </table:table-cell>
              <table:table-cell office:value-type="float" office:value="10536300">
                <text:p>10536300</text:p>
              </table:table-cell>
              <table:table-cell office:value-type="float" office:value="10780100">
                <text:p>10780100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706965000">
                <text:p>706965000</text:p>
              </table:table-cell>
              <table:table-cell office:value-type="float" office:value="722717000">
                <text:p>722717000</text:p>
              </table:table-cell>
              <table:table-cell office:value-type="float" office:value="757052000">
                <text:p>757052000</text:p>
              </table:table-cell>
              <table:table-cell office:value-type="float" office:value="10050800">
                <text:p>10050800</text:p>
              </table:table-cell>
              <table:table-cell office:value-type="float" office:value="10207600">
                <text:p>10207600</text:p>
              </table:table-cell>
              <table:table-cell office:value-type="float" office:value="10541400">
                <text:p>10541400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705017000">
                <text:p>705017000</text:p>
              </table:table-cell>
              <table:table-cell office:value-type="float" office:value="712577000">
                <text:p>712577000</text:p>
              </table:table-cell>
              <table:table-cell office:value-type="float" office:value="725504000">
                <text:p>725504000</text:p>
              </table:table-cell>
              <table:table-cell office:value-type="float" office:value="10224800">
                <text:p>10224800</text:p>
              </table:table-cell>
              <table:table-cell office:value-type="float" office:value="10346200">
                <text:p>10346200</text:p>
              </table:table-cell>
              <table:table-cell office:value-type="float" office:value="10633500">
                <text:p>10633500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708341000">
                <text:p>708341000</text:p>
              </table:table-cell>
              <table:table-cell office:value-type="float" office:value="721907000">
                <text:p>721907000</text:p>
              </table:table-cell>
              <table:table-cell office:value-type="float" office:value="734548000">
                <text:p>734548000</text:p>
              </table:table-cell>
              <table:table-cell office:value-type="float" office:value="9873080">
                <text:p>9873080</text:p>
              </table:table-cell>
              <table:table-cell office:value-type="float" office:value="10014000">
                <text:p>10014000</text:p>
              </table:table-cell>
              <table:table-cell office:value-type="float" office:value="10109700">
                <text:p>10109700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709105000">
                <text:p>709105000</text:p>
              </table:table-cell>
              <table:table-cell office:value-type="float" office:value="713924000">
                <text:p>713924000</text:p>
              </table:table-cell>
              <table:table-cell office:value-type="float" office:value="723007000">
                <text:p>723007000</text:p>
              </table:table-cell>
              <table:table-cell office:value-type="float" office:value="10077600">
                <text:p>10077600</text:p>
              </table:table-cell>
              <table:table-cell office:value-type="float" office:value="10150000">
                <text:p>10150000</text:p>
              </table:table-cell>
              <table:table-cell office:value-type="float" office:value="10237000">
                <text:p>10237000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712581000">
                <text:p>712581000</text:p>
              </table:table-cell>
              <table:table-cell office:value-type="float" office:value="722267000">
                <text:p>722267000</text:p>
              </table:table-cell>
              <table:table-cell office:value-type="float" office:value="732460000">
                <text:p>732460000</text:p>
              </table:table-cell>
              <table:table-cell office:value-type="float" office:value="9909850">
                <text:p>9909850</text:p>
              </table:table-cell>
              <table:table-cell office:value-type="float" office:value="10052800">
                <text:p>10052800</text:p>
              </table:table-cell>
              <table:table-cell office:value-type="float" office:value="10241400">
                <text:p>10241400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715716000">
                <text:p>715716000</text:p>
              </table:table-cell>
              <table:table-cell office:value-type="float" office:value="723738000">
                <text:p>723738000</text:p>
              </table:table-cell>
              <table:table-cell office:value-type="float" office:value="747315000">
                <text:p>747315000</text:p>
              </table:table-cell>
              <table:table-cell office:value-type="float" office:value="10649200">
                <text:p>10649200</text:p>
              </table:table-cell>
              <table:table-cell office:value-type="float" office:value="10758500">
                <text:p>10758500</text:p>
              </table:table-cell>
              <table:table-cell office:value-type="float" office:value="10855700">
                <text:p>10855700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717151000">
                <text:p>717151000</text:p>
              </table:table-cell>
              <table:table-cell office:value-type="float" office:value="730287000">
                <text:p>730287000</text:p>
              </table:table-cell>
              <table:table-cell office:value-type="float" office:value="765297000">
                <text:p>765297000</text:p>
              </table:table-cell>
              <table:table-cell office:value-type="float" office:value="10132800">
                <text:p>10132800</text:p>
              </table:table-cell>
              <table:table-cell office:value-type="float" office:value="10298500">
                <text:p>10298500</text:p>
              </table:table-cell>
              <table:table-cell office:value-type="float" office:value="10585100">
                <text:p>10585100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721580000">
                <text:p>721580000</text:p>
              </table:table-cell>
              <table:table-cell office:value-type="float" office:value="731308000">
                <text:p>731308000</text:p>
              </table:table-cell>
              <table:table-cell office:value-type="float" office:value="745422000">
                <text:p>745422000</text:p>
              </table:table-cell>
              <table:table-cell office:value-type="float" office:value="9904220">
                <text:p>9904220</text:p>
              </table:table-cell>
              <table:table-cell office:value-type="float" office:value="10032700">
                <text:p>10032700</text:p>
              </table:table-cell>
              <table:table-cell office:value-type="float" office:value="10265300">
                <text:p>10265300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725312000">
                <text:p>725312000</text:p>
              </table:table-cell>
              <table:table-cell office:value-type="float" office:value="735160000">
                <text:p>735160000</text:p>
              </table:table-cell>
              <table:table-cell office:value-type="float" office:value="752712000">
                <text:p>752712000</text:p>
              </table:table-cell>
              <table:table-cell office:value-type="float" office:value="10024100">
                <text:p>10024100</text:p>
              </table:table-cell>
              <table:table-cell office:value-type="float" office:value="10449500">
                <text:p>10449500</text:p>
              </table:table-cell>
              <table:table-cell office:value-type="float" office:value="10762000">
                <text:p>10762000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728116000">
                <text:p>728116000</text:p>
              </table:table-cell>
              <table:table-cell office:value-type="float" office:value="744375000">
                <text:p>744375000</text:p>
              </table:table-cell>
              <table:table-cell office:value-type="float" office:value="758429000">
                <text:p>758429000</text:p>
              </table:table-cell>
              <table:table-cell office:value-type="float" office:value="10686300">
                <text:p>10686300</text:p>
              </table:table-cell>
              <table:table-cell office:value-type="float" office:value="10816500">
                <text:p>10816500</text:p>
              </table:table-cell>
              <table:table-cell office:value-type="float" office:value="10967400">
                <text:p>10967400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730654000">
                <text:p>730654000</text:p>
              </table:table-cell>
              <table:table-cell office:value-type="float" office:value="744205000">
                <text:p>744205000</text:p>
              </table:table-cell>
              <table:table-cell office:value-type="float" office:value="762387000">
                <text:p>762387000</text:p>
              </table:table-cell>
              <table:table-cell office:value-type="float" office:value="10066900">
                <text:p>10066900</text:p>
              </table:table-cell>
              <table:table-cell office:value-type="float" office:value="10637700">
                <text:p>10637700</text:p>
              </table:table-cell>
              <table:table-cell office:value-type="float" office:value="11012300">
                <text:p>11012300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731294000">
                <text:p>731294000</text:p>
              </table:table-cell>
              <table:table-cell office:value-type="float" office:value="743846000">
                <text:p>743846000</text:p>
              </table:table-cell>
              <table:table-cell office:value-type="float" office:value="759186000">
                <text:p>759186000</text:p>
              </table:table-cell>
              <table:table-cell office:value-type="float" office:value="10432600">
                <text:p>10432600</text:p>
              </table:table-cell>
              <table:table-cell office:value-type="float" office:value="10554300">
                <text:p>10554300</text:p>
              </table:table-cell>
              <table:table-cell office:value-type="float" office:value="10721100">
                <text:p>10721100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737328000">
                <text:p>737328000</text:p>
              </table:table-cell>
              <table:table-cell office:value-type="float" office:value="753245000">
                <text:p>753245000</text:p>
              </table:table-cell>
              <table:table-cell office:value-type="float" office:value="786247000">
                <text:p>786247000</text:p>
              </table:table-cell>
              <table:table-cell office:value-type="float" office:value="10230900">
                <text:p>10230900</text:p>
              </table:table-cell>
              <table:table-cell office:value-type="float" office:value="10650400">
                <text:p>10650400</text:p>
              </table:table-cell>
              <table:table-cell office:value-type="float" office:value="11081300">
                <text:p>11081300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738718000">
                <text:p>738718000</text:p>
              </table:table-cell>
              <table:table-cell office:value-type="float" office:value="758241000">
                <text:p>758241000</text:p>
              </table:table-cell>
              <table:table-cell office:value-type="float" office:value="776106000">
                <text:p>776106000</text:p>
              </table:table-cell>
              <table:table-cell office:value-type="float" office:value="10748400">
                <text:p>10748400</text:p>
              </table:table-cell>
              <table:table-cell office:value-type="float" office:value="11015400">
                <text:p>11015400</text:p>
              </table:table-cell>
              <table:table-cell office:value-type="float" office:value="11245300">
                <text:p>11245300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741834000">
                <text:p>741834000</text:p>
              </table:table-cell>
              <table:table-cell office:value-type="float" office:value="747262000">
                <text:p>747262000</text:p>
              </table:table-cell>
              <table:table-cell office:value-type="float" office:value="763596000">
                <text:p>763596000</text:p>
              </table:table-cell>
              <table:table-cell office:value-type="float" office:value="10581700">
                <text:p>10581700</text:p>
              </table:table-cell>
              <table:table-cell office:value-type="float" office:value="10682200">
                <text:p>10682200</text:p>
              </table:table-cell>
              <table:table-cell office:value-type="float" office:value="10907900">
                <text:p>10907900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740610000">
                <text:p>740610000</text:p>
              </table:table-cell>
              <table:table-cell office:value-type="float" office:value="755577000">
                <text:p>755577000</text:p>
              </table:table-cell>
              <table:table-cell office:value-type="float" office:value="798316000">
                <text:p>798316000</text:p>
              </table:table-cell>
              <table:table-cell office:value-type="float" office:value="10156600">
                <text:p>10156600</text:p>
              </table:table-cell>
              <table:table-cell office:value-type="float" office:value="10302500">
                <text:p>10302500</text:p>
              </table:table-cell>
              <table:table-cell office:value-type="float" office:value="10668200">
                <text:p>10668200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743133000">
                <text:p>743133000</text:p>
              </table:table-cell>
              <table:table-cell office:value-type="float" office:value="770186000">
                <text:p>770186000</text:p>
              </table:table-cell>
              <table:table-cell office:value-type="float" office:value="791743000">
                <text:p>791743000</text:p>
              </table:table-cell>
              <table:table-cell office:value-type="float" office:value="10640000">
                <text:p>10640000</text:p>
              </table:table-cell>
              <table:table-cell office:value-type="float" office:value="10813500">
                <text:p>10813500</text:p>
              </table:table-cell>
              <table:table-cell office:value-type="float" office:value="11000400">
                <text:p>11000400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749779000">
                <text:p>749779000</text:p>
              </table:table-cell>
              <table:table-cell office:value-type="float" office:value="774268000">
                <text:p>774268000</text:p>
              </table:table-cell>
              <table:table-cell office:value-type="float" office:value="794225000">
                <text:p>794225000</text:p>
              </table:table-cell>
              <table:table-cell office:value-type="float" office:value="10095300">
                <text:p>10095300</text:p>
              </table:table-cell>
              <table:table-cell office:value-type="float" office:value="10244900">
                <text:p>10244900</text:p>
              </table:table-cell>
              <table:table-cell office:value-type="float" office:value="10588000">
                <text:p>10588000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752878000">
                <text:p>752878000</text:p>
              </table:table-cell>
              <table:table-cell office:value-type="float" office:value="764811000">
                <text:p>764811000</text:p>
              </table:table-cell>
              <table:table-cell office:value-type="float" office:value="787888000">
                <text:p>787888000</text:p>
              </table:table-cell>
              <table:table-cell office:value-type="float" office:value="10182300">
                <text:p>10182300</text:p>
              </table:table-cell>
              <table:table-cell office:value-type="float" office:value="10441800">
                <text:p>10441800</text:p>
              </table:table-cell>
              <table:table-cell office:value-type="float" office:value="10614200">
                <text:p>10614200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768542000">
                <text:p>768542000</text:p>
              </table:table-cell>
              <table:table-cell office:value-type="float" office:value="778585000">
                <text:p>778585000</text:p>
              </table:table-cell>
              <table:table-cell office:value-type="float" office:value="792191000">
                <text:p>792191000</text:p>
              </table:table-cell>
              <table:table-cell office:value-type="float" office:value="10969100">
                <text:p>10969100</text:p>
              </table:table-cell>
              <table:table-cell office:value-type="float" office:value="11425300">
                <text:p>11425300</text:p>
              </table:table-cell>
              <table:table-cell office:value-type="float" office:value="12303400">
                <text:p>12303400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760987000">
                <text:p>760987000</text:p>
              </table:table-cell>
              <table:table-cell office:value-type="float" office:value="790907000">
                <text:p>790907000</text:p>
              </table:table-cell>
              <table:table-cell office:value-type="float" office:value="815576000">
                <text:p>815576000</text:p>
              </table:table-cell>
              <table:table-cell office:value-type="float" office:value="10746800">
                <text:p>10746800</text:p>
              </table:table-cell>
              <table:table-cell office:value-type="float" office:value="10996300">
                <text:p>10996300</text:p>
              </table:table-cell>
              <table:table-cell office:value-type="float" office:value="11186900">
                <text:p>11186900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756423000">
                <text:p>756423000</text:p>
              </table:table-cell>
              <table:table-cell office:value-type="float" office:value="780877000">
                <text:p>780877000</text:p>
              </table:table-cell>
              <table:table-cell office:value-type="float" office:value="805628000">
                <text:p>805628000</text:p>
              </table:table-cell>
              <table:table-cell office:value-type="float" office:value="10644200">
                <text:p>10644200</text:p>
              </table:table-cell>
              <table:table-cell office:value-type="float" office:value="10816400">
                <text:p>10816400</text:p>
              </table:table-cell>
              <table:table-cell office:value-type="float" office:value="11085700">
                <text:p>11085700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758657000">
                <text:p>758657000</text:p>
              </table:table-cell>
              <table:table-cell office:value-type="float" office:value="776673000">
                <text:p>776673000</text:p>
              </table:table-cell>
              <table:table-cell office:value-type="float" office:value="799290000">
                <text:p>799290000</text:p>
              </table:table-cell>
              <table:table-cell office:value-type="float" office:value="11306000">
                <text:p>11306000</text:p>
              </table:table-cell>
              <table:table-cell office:value-type="float" office:value="11777700">
                <text:p>11777700</text:p>
              </table:table-cell>
              <table:table-cell office:value-type="float" office:value="12215600">
                <text:p>12215600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765144000">
                <text:p>765144000</text:p>
              </table:table-cell>
              <table:table-cell office:value-type="float" office:value="782289000">
                <text:p>782289000</text:p>
              </table:table-cell>
              <table:table-cell office:value-type="float" office:value="800441000">
                <text:p>800441000</text:p>
              </table:table-cell>
              <table:table-cell office:value-type="float" office:value="10393600">
                <text:p>10393600</text:p>
              </table:table-cell>
              <table:table-cell office:value-type="float" office:value="10627800">
                <text:p>10627800</text:p>
              </table:table-cell>
              <table:table-cell office:value-type="float" office:value="11096100">
                <text:p>11096100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766176000">
                <text:p>766176000</text:p>
              </table:table-cell>
              <table:table-cell office:value-type="float" office:value="781330000">
                <text:p>781330000</text:p>
              </table:table-cell>
              <table:table-cell office:value-type="float" office:value="805788000">
                <text:p>805788000</text:p>
              </table:table-cell>
              <table:table-cell office:value-type="float" office:value="10777000">
                <text:p>10777000</text:p>
              </table:table-cell>
              <table:table-cell office:value-type="float" office:value="11301400">
                <text:p>11301400</text:p>
              </table:table-cell>
              <table:table-cell office:value-type="float" office:value="12252400">
                <text:p>12252400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767787000">
                <text:p>767787000</text:p>
              </table:table-cell>
              <table:table-cell office:value-type="float" office:value="785286000">
                <text:p>785286000</text:p>
              </table:table-cell>
              <table:table-cell office:value-type="float" office:value="801030000">
                <text:p>801030000</text:p>
              </table:table-cell>
              <table:table-cell office:value-type="float" office:value="11232400">
                <text:p>11232400</text:p>
              </table:table-cell>
              <table:table-cell office:value-type="float" office:value="11462100">
                <text:p>11462100</text:p>
              </table:table-cell>
              <table:table-cell office:value-type="float" office:value="11723300">
                <text:p>11723300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804981000">
                <text:p>804981000</text:p>
              </table:table-cell>
              <table:table-cell office:value-type="float" office:value="815287000">
                <text:p>815287000</text:p>
              </table:table-cell>
              <table:table-cell office:value-type="float" office:value="829540000">
                <text:p>829540000</text:p>
              </table:table-cell>
              <table:table-cell office:value-type="float" office:value="10609200">
                <text:p>10609200</text:p>
              </table:table-cell>
              <table:table-cell office:value-type="float" office:value="11097200">
                <text:p>11097200</text:p>
              </table:table-cell>
              <table:table-cell office:value-type="float" office:value="13679700">
                <text:p>13679700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777526000">
                <text:p>777526000</text:p>
              </table:table-cell>
              <table:table-cell office:value-type="float" office:value="799143000">
                <text:p>799143000</text:p>
              </table:table-cell>
              <table:table-cell office:value-type="float" office:value="813513000">
                <text:p>813513000</text:p>
              </table:table-cell>
              <table:table-cell office:value-type="float" office:value="11139100">
                <text:p>11139100</text:p>
              </table:table-cell>
              <table:table-cell office:value-type="float" office:value="11434300">
                <text:p>11434300</text:p>
              </table:table-cell>
              <table:table-cell office:value-type="float" office:value="11842200">
                <text:p>11842200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783418000">
                <text:p>783418000</text:p>
              </table:table-cell>
              <table:table-cell office:value-type="float" office:value="806766000">
                <text:p>806766000</text:p>
              </table:table-cell>
              <table:table-cell office:value-type="float" office:value="818988000">
                <text:p>818988000</text:p>
              </table:table-cell>
              <table:table-cell office:value-type="float" office:value="10366500">
                <text:p>10366500</text:p>
              </table:table-cell>
              <table:table-cell office:value-type="float" office:value="10616700">
                <text:p>10616700</text:p>
              </table:table-cell>
              <table:table-cell office:value-type="float" office:value="10756500">
                <text:p>10756500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787192000">
                <text:p>787192000</text:p>
              </table:table-cell>
              <table:table-cell office:value-type="float" office:value="814953000">
                <text:p>814953000</text:p>
              </table:table-cell>
              <table:table-cell office:value-type="float" office:value="843455000">
                <text:p>843455000</text:p>
              </table:table-cell>
              <table:table-cell office:value-type="float" office:value="11687900">
                <text:p>11687900</text:p>
              </table:table-cell>
              <table:table-cell office:value-type="float" office:value="12174900">
                <text:p>12174900</text:p>
              </table:table-cell>
              <table:table-cell office:value-type="float" office:value="12465600">
                <text:p>12465600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799090000">
                <text:p>799090000</text:p>
              </table:table-cell>
              <table:table-cell office:value-type="float" office:value="826116000">
                <text:p>826116000</text:p>
              </table:table-cell>
              <table:table-cell office:value-type="float" office:value="840688000">
                <text:p>840688000</text:p>
              </table:table-cell>
              <table:table-cell office:value-type="float" office:value="10606000">
                <text:p>10606000</text:p>
              </table:table-cell>
              <table:table-cell office:value-type="float" office:value="10776900">
                <text:p>10776900</text:p>
              </table:table-cell>
              <table:table-cell office:value-type="float" office:value="11045800">
                <text:p>11045800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807517000">
                <text:p>807517000</text:p>
              </table:table-cell>
              <table:table-cell office:value-type="float" office:value="832393000">
                <text:p>832393000</text:p>
              </table:table-cell>
              <table:table-cell office:value-type="float" office:value="847120000">
                <text:p>847120000</text:p>
              </table:table-cell>
              <table:table-cell office:value-type="float" office:value="11979500">
                <text:p>11979500</text:p>
              </table:table-cell>
              <table:table-cell office:value-type="float" office:value="12173200">
                <text:p>12173200</text:p>
              </table:table-cell>
              <table:table-cell office:value-type="float" office:value="12724700">
                <text:p>12724700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808392000">
                <text:p>808392000</text:p>
              </table:table-cell>
              <table:table-cell office:value-type="float" office:value="823833000">
                <text:p>823833000</text:p>
              </table:table-cell>
              <table:table-cell office:value-type="float" office:value="840854000">
                <text:p>840854000</text:p>
              </table:table-cell>
              <table:table-cell office:value-type="float" office:value="10755900">
                <text:p>10755900</text:p>
              </table:table-cell>
              <table:table-cell office:value-type="float" office:value="10967300">
                <text:p>10967300</text:p>
              </table:table-cell>
              <table:table-cell office:value-type="float" office:value="11263000">
                <text:p>11263000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790494000">
                <text:p>790494000</text:p>
              </table:table-cell>
              <table:table-cell office:value-type="float" office:value="807861000">
                <text:p>807861000</text:p>
              </table:table-cell>
              <table:table-cell office:value-type="float" office:value="834451000">
                <text:p>834451000</text:p>
              </table:table-cell>
              <table:table-cell office:value-type="float" office:value="11323700">
                <text:p>11323700</text:p>
              </table:table-cell>
              <table:table-cell office:value-type="float" office:value="11392700">
                <text:p>11392700</text:p>
              </table:table-cell>
              <table:table-cell office:value-type="float" office:value="11577300">
                <text:p>11577300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799423000">
                <text:p>799423000</text:p>
              </table:table-cell>
              <table:table-cell office:value-type="float" office:value="819817000">
                <text:p>819817000</text:p>
              </table:table-cell>
              <table:table-cell office:value-type="float" office:value="832479000">
                <text:p>832479000</text:p>
              </table:table-cell>
              <table:table-cell office:value-type="float" office:value="10843900">
                <text:p>10843900</text:p>
              </table:table-cell>
              <table:table-cell office:value-type="float" office:value="11174100">
                <text:p>11174100</text:p>
              </table:table-cell>
              <table:table-cell office:value-type="float" office:value="11684700">
                <text:p>11684700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792207000">
                <text:p>792207000</text:p>
              </table:table-cell>
              <table:table-cell office:value-type="float" office:value="818143000">
                <text:p>818143000</text:p>
              </table:table-cell>
              <table:table-cell office:value-type="float" office:value="862233000">
                <text:p>862233000</text:p>
              </table:table-cell>
              <table:table-cell office:value-type="float" office:value="10858200">
                <text:p>10858200</text:p>
              </table:table-cell>
              <table:table-cell office:value-type="float" office:value="11349900">
                <text:p>11349900</text:p>
              </table:table-cell>
              <table:table-cell office:value-type="float" office:value="11959900">
                <text:p>11959900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801202000">
                <text:p>801202000</text:p>
              </table:table-cell>
              <table:table-cell office:value-type="float" office:value="820409000">
                <text:p>820409000</text:p>
              </table:table-cell>
              <table:table-cell office:value-type="float" office:value="835716000">
                <text:p>835716000</text:p>
              </table:table-cell>
              <table:table-cell office:value-type="float" office:value="10794800">
                <text:p>10794800</text:p>
              </table:table-cell>
              <table:table-cell office:value-type="float" office:value="11044000">
                <text:p>11044000</text:p>
              </table:table-cell>
              <table:table-cell office:value-type="float" office:value="11398600">
                <text:p>11398600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813792000">
                <text:p>813792000</text:p>
              </table:table-cell>
              <table:table-cell office:value-type="float" office:value="820774000">
                <text:p>820774000</text:p>
              </table:table-cell>
              <table:table-cell office:value-type="float" office:value="832201000">
                <text:p>832201000</text:p>
              </table:table-cell>
              <table:table-cell office:value-type="float" office:value="11340600">
                <text:p>11340600</text:p>
              </table:table-cell>
              <table:table-cell office:value-type="float" office:value="11695900">
                <text:p>11695900</text:p>
              </table:table-cell>
              <table:table-cell office:value-type="float" office:value="11985700">
                <text:p>11985700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798849000">
                <text:p>798849000</text:p>
              </table:table-cell>
              <table:table-cell office:value-type="float" office:value="809645000">
                <text:p>809645000</text:p>
              </table:table-cell>
              <table:table-cell office:value-type="float" office:value="834326000">
                <text:p>834326000</text:p>
              </table:table-cell>
              <table:table-cell office:value-type="float" office:value="11013600">
                <text:p>11013600</text:p>
              </table:table-cell>
              <table:table-cell office:value-type="float" office:value="11105400">
                <text:p>11105400</text:p>
              </table:table-cell>
              <table:table-cell office:value-type="float" office:value="11199000">
                <text:p>11199000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803700000">
                <text:p>803700000</text:p>
              </table:table-cell>
              <table:table-cell office:value-type="float" office:value="811487000">
                <text:p>811487000</text:p>
              </table:table-cell>
              <table:table-cell office:value-type="float" office:value="830016000">
                <text:p>830016000</text:p>
              </table:table-cell>
              <table:table-cell office:value-type="float" office:value="10111500">
                <text:p>10111500</text:p>
              </table:table-cell>
              <table:table-cell office:value-type="float" office:value="10165800">
                <text:p>10165800</text:p>
              </table:table-cell>
              <table:table-cell office:value-type="float" office:value="10410200">
                <text:p>10410200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805658000">
                <text:p>805658000</text:p>
              </table:table-cell>
              <table:table-cell office:value-type="float" office:value="832315000">
                <text:p>832315000</text:p>
              </table:table-cell>
              <table:table-cell office:value-type="float" office:value="846559000">
                <text:p>846559000</text:p>
              </table:table-cell>
              <table:table-cell office:value-type="float" office:value="11384300">
                <text:p>11384300</text:p>
              </table:table-cell>
              <table:table-cell office:value-type="float" office:value="11549500">
                <text:p>11549500</text:p>
              </table:table-cell>
              <table:table-cell office:value-type="float" office:value="11974000">
                <text:p>11974000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819316000">
                <text:p>819316000</text:p>
              </table:table-cell>
              <table:table-cell office:value-type="float" office:value="839990000">
                <text:p>839990000</text:p>
              </table:table-cell>
              <table:table-cell office:value-type="float" office:value="851700000">
                <text:p>851700000</text:p>
              </table:table-cell>
              <table:table-cell office:value-type="float" office:value="10731100">
                <text:p>10731100</text:p>
              </table:table-cell>
              <table:table-cell office:value-type="float" office:value="10925400">
                <text:p>10925400</text:p>
              </table:table-cell>
              <table:table-cell office:value-type="float" office:value="11242300">
                <text:p>11242300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827005000">
                <text:p>827005000</text:p>
              </table:table-cell>
              <table:table-cell office:value-type="float" office:value="844653000">
                <text:p>844653000</text:p>
              </table:table-cell>
              <table:table-cell office:value-type="float" office:value="862239000">
                <text:p>862239000</text:p>
              </table:table-cell>
              <table:table-cell office:value-type="float" office:value="10873400">
                <text:p>10873400</text:p>
              </table:table-cell>
              <table:table-cell office:value-type="float" office:value="11139900">
                <text:p>11139900</text:p>
              </table:table-cell>
              <table:table-cell office:value-type="float" office:value="11530000">
                <text:p>11530000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817558000">
                <text:p>817558000</text:p>
              </table:table-cell>
              <table:table-cell office:value-type="float" office:value="840967000">
                <text:p>840967000</text:p>
              </table:table-cell>
              <table:table-cell office:value-type="float" office:value="872615000">
                <text:p>872615000</text:p>
              </table:table-cell>
              <table:table-cell office:value-type="float" office:value="10760800">
                <text:p>10760800</text:p>
              </table:table-cell>
              <table:table-cell office:value-type="float" office:value="11070100">
                <text:p>11070100</text:p>
              </table:table-cell>
              <table:table-cell office:value-type="float" office:value="12012000">
                <text:p>12012000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825091000">
                <text:p>825091000</text:p>
              </table:table-cell>
              <table:table-cell office:value-type="float" office:value="842143000">
                <text:p>842143000</text:p>
              </table:table-cell>
              <table:table-cell office:value-type="float" office:value="867519000">
                <text:p>867519000</text:p>
              </table:table-cell>
              <table:table-cell office:value-type="float" office:value="11287900">
                <text:p>11287900</text:p>
              </table:table-cell>
              <table:table-cell office:value-type="float" office:value="11712500">
                <text:p>11712500</text:p>
              </table:table-cell>
              <table:table-cell office:value-type="float" office:value="12070800">
                <text:p>12070800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833270000">
                <text:p>833270000</text:p>
              </table:table-cell>
              <table:table-cell office:value-type="float" office:value="846920000">
                <text:p>846920000</text:p>
              </table:table-cell>
              <table:table-cell office:value-type="float" office:value="879379000">
                <text:p>879379000</text:p>
              </table:table-cell>
              <table:table-cell office:value-type="float" office:value="10395200">
                <text:p>10395200</text:p>
              </table:table-cell>
              <table:table-cell office:value-type="float" office:value="10760700">
                <text:p>10760700</text:p>
              </table:table-cell>
              <table:table-cell office:value-type="float" office:value="11156000">
                <text:p>11156000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837689000">
                <text:p>837689000</text:p>
              </table:table-cell>
              <table:table-cell office:value-type="float" office:value="852710000">
                <text:p>852710000</text:p>
              </table:table-cell>
              <table:table-cell office:value-type="float" office:value="864020000">
                <text:p>864020000</text:p>
              </table:table-cell>
              <table:table-cell office:value-type="float" office:value="10696100">
                <text:p>10696100</text:p>
              </table:table-cell>
              <table:table-cell office:value-type="float" office:value="10986300">
                <text:p>10986300</text:p>
              </table:table-cell>
              <table:table-cell office:value-type="float" office:value="11191900">
                <text:p>11191900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825316000">
                <text:p>825316000</text:p>
              </table:table-cell>
              <table:table-cell office:value-type="float" office:value="837307000">
                <text:p>837307000</text:p>
              </table:table-cell>
              <table:table-cell office:value-type="float" office:value="851855000">
                <text:p>851855000</text:p>
              </table:table-cell>
              <table:table-cell office:value-type="float" office:value="10687700">
                <text:p>10687700</text:p>
              </table:table-cell>
              <table:table-cell office:value-type="float" office:value="10750700">
                <text:p>10750700</text:p>
              </table:table-cell>
              <table:table-cell office:value-type="float" office:value="10861500">
                <text:p>10861500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826362000">
                <text:p>826362000</text:p>
              </table:table-cell>
              <table:table-cell office:value-type="float" office:value="836684000">
                <text:p>836684000</text:p>
              </table:table-cell>
              <table:table-cell office:value-type="float" office:value="893495000">
                <text:p>893495000</text:p>
              </table:table-cell>
              <table:table-cell office:value-type="float" office:value="10938400">
                <text:p>10938400</text:p>
              </table:table-cell>
              <table:table-cell office:value-type="float" office:value="11016700">
                <text:p>11016700</text:p>
              </table:table-cell>
              <table:table-cell office:value-type="float" office:value="11211000">
                <text:p>11211000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829118000">
                <text:p>829118000</text:p>
              </table:table-cell>
              <table:table-cell office:value-type="float" office:value="849034000">
                <text:p>849034000</text:p>
              </table:table-cell>
              <table:table-cell office:value-type="float" office:value="870400000">
                <text:p>870400000</text:p>
              </table:table-cell>
              <table:table-cell office:value-type="float" office:value="11142200">
                <text:p>11142200</text:p>
              </table:table-cell>
              <table:table-cell office:value-type="float" office:value="11323600">
                <text:p>11323600</text:p>
              </table:table-cell>
              <table:table-cell office:value-type="float" office:value="11560800">
                <text:p>11560800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838930000">
                <text:p>838930000</text:p>
              </table:table-cell>
              <table:table-cell office:value-type="float" office:value="871304000">
                <text:p>871304000</text:p>
              </table:table-cell>
              <table:table-cell office:value-type="float" office:value="920724000">
                <text:p>920724000</text:p>
              </table:table-cell>
              <table:table-cell office:value-type="float" office:value="11432600">
                <text:p>11432600</text:p>
              </table:table-cell>
              <table:table-cell office:value-type="float" office:value="11588300">
                <text:p>11588300</text:p>
              </table:table-cell>
              <table:table-cell office:value-type="float" office:value="11868600">
                <text:p>11868600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852821000">
                <text:p>852821000</text:p>
              </table:table-cell>
              <table:table-cell office:value-type="float" office:value="871733000">
                <text:p>871733000</text:p>
              </table:table-cell>
              <table:table-cell office:value-type="float" office:value="924257000">
                <text:p>924257000</text:p>
              </table:table-cell>
              <table:table-cell office:value-type="float" office:value="10288900">
                <text:p>10288900</text:p>
              </table:table-cell>
              <table:table-cell office:value-type="float" office:value="10343300">
                <text:p>10343300</text:p>
              </table:table-cell>
              <table:table-cell office:value-type="float" office:value="10629200">
                <text:p>10629200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866078000">
                <text:p>866078000</text:p>
              </table:table-cell>
              <table:table-cell office:value-type="float" office:value="878496000">
                <text:p>878496000</text:p>
              </table:table-cell>
              <table:table-cell office:value-type="float" office:value="900272000">
                <text:p>900272000</text:p>
              </table:table-cell>
              <table:table-cell office:value-type="float" office:value="11514100">
                <text:p>11514100</text:p>
              </table:table-cell>
              <table:table-cell office:value-type="float" office:value="12149900">
                <text:p>12149900</text:p>
              </table:table-cell>
              <table:table-cell office:value-type="float" office:value="15593400">
                <text:p>15593400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870308000">
                <text:p>870308000</text:p>
              </table:table-cell>
              <table:table-cell office:value-type="float" office:value="887039000">
                <text:p>887039000</text:p>
              </table:table-cell>
              <table:table-cell office:value-type="float" office:value="903200000">
                <text:p>903200000</text:p>
              </table:table-cell>
              <table:table-cell office:value-type="float" office:value="11172800">
                <text:p>11172800</text:p>
              </table:table-cell>
              <table:table-cell office:value-type="float" office:value="11468600">
                <text:p>11468600</text:p>
              </table:table-cell>
              <table:table-cell office:value-type="float" office:value="12354500">
                <text:p>12354500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859515000">
                <text:p>859515000</text:p>
              </table:table-cell>
              <table:table-cell office:value-type="float" office:value="889255000">
                <text:p>889255000</text:p>
              </table:table-cell>
              <table:table-cell office:value-type="float" office:value="919318000">
                <text:p>919318000</text:p>
              </table:table-cell>
              <table:table-cell office:value-type="float" office:value="10836700">
                <text:p>10836700</text:p>
              </table:table-cell>
              <table:table-cell office:value-type="float" office:value="10972300">
                <text:p>10972300</text:p>
              </table:table-cell>
              <table:table-cell office:value-type="float" office:value="11211300">
                <text:p>11211300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858975000">
                <text:p>858975000</text:p>
              </table:table-cell>
              <table:table-cell office:value-type="float" office:value="886880000">
                <text:p>886880000</text:p>
              </table:table-cell>
              <table:table-cell office:value-type="float" office:value="916753000">
                <text:p>916753000</text:p>
              </table:table-cell>
              <table:table-cell office:value-type="float" office:value="10594500">
                <text:p>10594500</text:p>
              </table:table-cell>
              <table:table-cell office:value-type="float" office:value="10870300">
                <text:p>10870300</text:p>
              </table:table-cell>
              <table:table-cell office:value-type="float" office:value="11147700">
                <text:p>11147700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851551000">
                <text:p>851551000</text:p>
              </table:table-cell>
              <table:table-cell office:value-type="float" office:value="875586000">
                <text:p>875586000</text:p>
              </table:table-cell>
              <table:table-cell office:value-type="float" office:value="905641000">
                <text:p>905641000</text:p>
              </table:table-cell>
              <table:table-cell office:value-type="float" office:value="11439800">
                <text:p>11439800</text:p>
              </table:table-cell>
              <table:table-cell office:value-type="float" office:value="11808500">
                <text:p>11808500</text:p>
              </table:table-cell>
              <table:table-cell office:value-type="float" office:value="11925100">
                <text:p>11925100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854720000">
                <text:p>854720000</text:p>
              </table:table-cell>
              <table:table-cell office:value-type="float" office:value="878392000">
                <text:p>878392000</text:p>
              </table:table-cell>
              <table:table-cell office:value-type="float" office:value="929640000">
                <text:p>929640000</text:p>
              </table:table-cell>
              <table:table-cell office:value-type="float" office:value="12114300">
                <text:p>12114300</text:p>
              </table:table-cell>
              <table:table-cell office:value-type="float" office:value="12503700">
                <text:p>12503700</text:p>
              </table:table-cell>
              <table:table-cell office:value-type="float" office:value="12862500">
                <text:p>12862500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874387000">
                <text:p>874387000</text:p>
              </table:table-cell>
              <table:table-cell office:value-type="float" office:value="897508000">
                <text:p>897508000</text:p>
              </table:table-cell>
              <table:table-cell office:value-type="float" office:value="908415000">
                <text:p>908415000</text:p>
              </table:table-cell>
              <table:table-cell office:value-type="float" office:value="11043900">
                <text:p>11043900</text:p>
              </table:table-cell>
              <table:table-cell office:value-type="float" office:value="11266500">
                <text:p>11266500</text:p>
              </table:table-cell>
              <table:table-cell office:value-type="float" office:value="11504900">
                <text:p>11504900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877934000">
                <text:p>877934000</text:p>
              </table:table-cell>
              <table:table-cell office:value-type="float" office:value="897003000">
                <text:p>897003000</text:p>
              </table:table-cell>
              <table:table-cell office:value-type="float" office:value="928478000">
                <text:p>928478000</text:p>
              </table:table-cell>
              <table:table-cell office:value-type="float" office:value="10616400">
                <text:p>10616400</text:p>
              </table:table-cell>
              <table:table-cell office:value-type="float" office:value="10867100">
                <text:p>10867100</text:p>
              </table:table-cell>
              <table:table-cell office:value-type="float" office:value="11153200">
                <text:p>11153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